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5" style:family="table-cell" style:parent-style-name="Default" style:data-style-name="N0">
      <style:text-properties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end" fo:margin-right="0cm"/>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style:vertical-align="automatic" fo:wrap-option="wrap" style:repeat-content="false"/>
      <style:paragraph-properties fo:text-align="end" fo:margin-right="0cm"/>
    </style:style>
    <style:style style:name="co1" style:family="table-column">
      <style:table-column-properties fo:break-before="auto" style:column-width="16.66875cm"/>
    </style:style>
    <style:style style:name="co2" style:family="table-column">
      <style:table-column-properties fo:break-before="auto" style:column-width="2.54cm"/>
    </style:style>
    <style:style style:name="co3" style:family="table-column">
      <style:table-column-properties fo:break-before="auto" style:column-width="3.82763888888889cm"/>
    </style:style>
    <style:style style:name="co4" style:family="table-column">
      <style:table-column-properties fo:break-before="auto" style:column-width="12.9998611111111cm"/>
    </style:style>
    <style:style style:name="co5" style:family="table-column">
      <style:table-column-properties fo:break-before="auto" style:column-width="7.49652777777778cm"/>
    </style:style>
    <style:style style:name="ro1" style:family="table-row">
      <style:table-row-properties style:row-height="20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24pt" style:use-optimal-row-height="true" fo:break-before="auto"/>
    </style:style>
    <style:style style:name="ro4" style:family="table-row">
      <style:table-row-properties style:row-height="341pt" style:use-optimal-row-height="true" fo:break-before="auto"/>
    </style:style>
    <style:style style:name="ro5" style:family="table-row">
      <style:table-row-properties style:row-height="15.5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31pt" style:use-optimal-row-height="true" fo:break-before="auto"/>
    </style:style>
    <style:style style:name="ro8" style:family="table-row">
      <style:table-row-properties style:row-height="77.5pt" style:use-optimal-row-height="true" fo:break-before="auto"/>
    </style:style>
    <style:style style:name="ro9" style:family="table-row">
      <style:table-row-properties style:row-height="62pt" style:use-optimal-row-height="true" fo:break-before="auto"/>
    </style:style>
    <style:style style:name="ro10" style:family="table-row">
      <style:table-row-properties style:row-height="93pt" style:use-optimal-row-height="true" fo:break-before="auto"/>
    </style:style>
    <style:style style:name="ro11" style:family="table-row">
      <style:table-row-properties style:row-height="108.5pt" style:use-optimal-row-height="true" fo:break-before="auto"/>
    </style:style>
    <style:style style:name="ro12" style:family="table-row">
      <style:table-row-properties style:row-height="13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Civil Service People Survey 2023 Benchmark Results</text:p>
          </table:table-cell>
          <table:table-cell table:number-columns-repeated="16383"/>
        </table:table-row>
        <table:table-row table:style-name="ro2">
          <table:table-cell office:value-type="string" table:style-name="ce4">
            <text:p>Purpose</text:p>
          </table:table-cell>
          <table:table-cell table:number-columns-repeated="16383"/>
        </table:table-row>
        <table:table-row table:style-name="ro3">
          <table:table-cell office:value-type="string" table:style-name="ce3">
            <text:p>This workbook contains results from the Civil Service People Survey (CSPS) 2023. It includes median benchmarks and mean scores for all respondents, as well as the mean scores for each organisation that took part.</text:p>
            <text:p/>
            <text:p>The Quality and Methodology Information report for CSPS 2023 gives information on when the survey took place, how the indices were calculated and changes to the survey over time. You can find it at: https://www.gov.uk/government/publications/civil-service-people-survey-2023-results</text:p>
          </table:table-cell>
          <table:table-cell table:number-columns-repeated="16383"/>
        </table:table-row>
        <table:table-row table:style-name="ro2">
          <table:table-cell office:value-type="string" table:style-name="ce4">
            <text:p>Workbook properties</text:p>
          </table:table-cell>
          <table:table-cell table:number-columns-repeated="16383"/>
        </table:table-row>
        <table:table-row table:style-name="ro4">
          <table:table-cell office:value-type="string" table:style-name="ce3">
            <text:p>Scores are provided as percentages rounded to three decimal places.</text:p>
            <text:p/>
            <text:p>The Civil Service (CS) benchmark median scores are the high-level overall results from the CSPS. For each measure it comprises the median of all participating organisation’s scores for a given year.</text:p>
            <text:p/>
            <text:p>A lookup of question codes to question text can be found in Annex 1, which also explains how the score was calculated (e.g. the score for B01 is the percentage that selected 'Strongly agree' or 'Agree').</text:p>
            <text:p/>
            <text:p>Respondents to the CSPS had the option not to answer questions. The denominator of the question mean scores calculated in this workbook are the total number of respondents who answered the question for the given year and/or organisation.</text:p>
            <text:p/>
            <text:p>Notes can be found in the 'Notes' tab and are indicated in each worksheet with square brackets, like [note 1].</text:p>
            <text:p/>
            <text:p>Some cells do not contain data. The shorthand [z] is used in Table 1 and Table 2 to indicate that a question was not asked in a given year. Blank cells in 'Measure notes' and 'Organisation notes' columns indicate that the row does not have a note. The shorthand [c] is used in Table 3 to indicate scores that were suppressed to protect the annonimity of the respondents.</text:p>
          </table:table-cell>
          <table:table-cell table:number-columns-repeated="16383"/>
        </table:table-row>
        <table:table-row table:style-name="ro2">
          <table:table-cell office:value-type="string" table:style-name="ce4">
            <text:p>Contact</text:p>
          </table:table-cell>
          <table:table-cell table:number-columns-repeated="16383"/>
        </table:table-row>
        <table:table-row table:style-name="ro5">
          <table:table-cell office:value-type="string" table:style-name="ce3">
            <text:p>csps@cabinetoffice.gov.uk</text:p>
          </table:table-cell>
          <table:table-cell table:number-columns-repeated="16383"/>
        </table:table-row>
        <table:table-row table:number-rows-repeated="1048569" table:style-name="ro5">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Cont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7">
            <text:p>Sheet name</text:p>
          </table:table-cell>
          <table:table-cell office:value-type="string" table:style-name="ce7">
            <text:p>Sheet title</text:p>
          </table:table-cell>
          <table:table-cell table:number-columns-repeated="16382"/>
        </table:table-row>
        <table:table-row table:style-name="ro5">
          <table:table-cell office:value-type="string" table:style-name="ce6">
            <text:p>Notes</text:p>
          </table:table-cell>
          <table:table-cell office:value-type="string" table:style-name="ce6">
            <text:p>Notes found in Tables 1 to 3</text:p>
          </table:table-cell>
          <table:table-cell table:number-columns-repeated="16382"/>
        </table:table-row>
        <table:table-row table:style-name="ro5">
          <table:table-cell office:value-type="string" table:style-name="ce6">
            <text:p>Table 1</text:p>
          </table:table-cell>
          <table:table-cell office:value-type="string" table:style-name="ce6">
            <text:p>Median benchmark scores, all respondents</text:p>
          </table:table-cell>
          <table:table-cell table:number-columns-repeated="16382"/>
        </table:table-row>
        <table:table-row table:style-name="ro5">
          <table:table-cell office:value-type="string" table:style-name="ce6">
            <text:p>Table 2</text:p>
          </table:table-cell>
          <table:table-cell office:value-type="string" table:style-name="ce6">
            <text:p>Mean scores, all respondents</text:p>
          </table:table-cell>
          <table:table-cell table:number-columns-repeated="16382"/>
        </table:table-row>
        <table:table-row table:style-name="ro5">
          <table:table-cell office:value-type="string" table:style-name="ce6">
            <text:p>Table 3</text:p>
          </table:table-cell>
          <table:table-cell office:value-type="string" table:style-name="ce6">
            <text:p>Mean scores by organisation</text:p>
          </table:table-cell>
          <table:table-cell table:number-columns-repeated="16382"/>
        </table:table-row>
        <table:table-row table:style-name="ro5">
          <table:table-cell office:value-type="string" table:style-name="ce6">
            <text:p>Annex 1</text:p>
          </table:table-cell>
          <table:table-cell office:value-type="string" table:style-name="ce6">
            <text:p>Question codes and labels</text:p>
          </table:table-cell>
          <table:table-cell table:number-columns-repeated="16382"/>
        </table:table-row>
        <table:table-row table:number-rows-repeated="1048568" table:style-name="ro5">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Note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7">
            <text:p>Note number</text:p>
          </table:table-cell>
          <table:table-cell office:value-type="string" table:style-name="ce7">
            <text:p>Note text</text:p>
          </table:table-cell>
          <table:table-cell table:number-columns-repeated="16382"/>
        </table:table-row>
        <table:table-row table:style-name="ro6">
          <table:table-cell office:value-type="string" table:style-name="ce6">
            <text:p>[note 1]</text:p>
          </table:table-cell>
          <table:table-cell office:value-type="string" table:style-name="ce6">
            <text:p>Questions B37A, B37B, W09 and W10 were new questions in the CSPS 2023. In Tables 1 and 2, there are no available data before 2023 for these questions.</text:p>
          </table:table-cell>
          <table:table-cell table:number-columns-repeated="16382"/>
        </table:table-row>
        <table:table-row table:style-name="ro6">
          <table:table-cell office:value-type="string" table:style-name="ce6">
            <text:p>[note 2]</text:p>
          </table:table-cell>
          <table:table-cell office:value-type="string" table:style-name="ce6">
            <text:p>Question C02 was only asked to those who had responded 'I want to leave as soon as possible' or 'within the next 12 months' to question C01.</text:p>
          </table:table-cell>
          <table:table-cell table:number-columns-repeated="16382"/>
        </table:table-row>
        <table:table-row table:style-name="ro7">
          <table:table-cell office:value-type="string" table:style-name="ce6">
            <text:p>[note 3]</text:p>
          </table:table-cell>
          <table:table-cell office:value-type="string" table:style-name="ce6">
            <text:p>Question E02 was only asked to those who had responded 'yes' to question E01.</text:p>
          </table:table-cell>
          <table:table-cell table:number-columns-repeated="16382"/>
        </table:table-row>
        <table:table-row table:style-name="ro7">
          <table:table-cell office:value-type="string" table:style-name="ce6">
            <text:p>[note 4]</text:p>
          </table:table-cell>
          <table:table-cell office:value-type="string" table:style-name="ce6">
            <text:p>Questions E03A, E04, E05 and E06A to E06D were only asked to those who had responded 'yes' to question E03.</text:p>
          </table:table-cell>
          <table:table-cell table:number-columns-repeated="16382"/>
        </table:table-row>
        <table:table-row table:style-name="ro8">
          <table:table-cell office:value-type="string" table:style-name="ce6">
            <text:p>[note 5]</text:p>
          </table:table-cell>
          <table:table-cell office:value-type="string" table:style-name="ce6">
            <text:p>Values for multi-choice answers are the number of responses to that category as a percentage of those who selected at least one of the multiple choice options. As respondents were able to select more than one category the scores may sum to more than 100% and the proportions for individual categories cannot be combined.</text:p>
          </table:table-cell>
          <table:table-cell table:number-columns-repeated="16382"/>
        </table:table-row>
        <table:table-row table:style-name="ro9">
          <table:table-cell office:value-type="string" table:style-name="ce6">
            <text:p>[note 6]</text:p>
          </table:table-cell>
          <table:table-cell office:value-type="string" table:style-name="ce6">
            <text:p>The Department for Education (DFE) and its agencies (the Education and Skills Funding Agency, the Standards and Testing Agency, and the Teaching Regulation Agency) conduct a single survey across all four organisations.</text:p>
          </table:table-cell>
          <table:table-cell table:number-columns-repeated="16382"/>
        </table:table-row>
        <table:table-row table:style-name="ro6">
          <table:table-cell office:value-type="string" table:style-name="ce6">
            <text:p>[note 7]</text:p>
          </table:table-cell>
          <table:table-cell office:value-type="string" table:style-name="ce6">
            <text:p>The Scotland Office and the Office of the Advocate General, the Wales Office and the Northern Ireland Office conduct a single survey covering all three organisations (SWNIO).</text:p>
          </table:table-cell>
          <table:table-cell table:number-columns-repeated="16382"/>
        </table:table-row>
        <table:table-row table:style-name="ro10">
          <table:table-cell office:value-type="string" table:style-name="ce6">
            <text:p>[note 8]</text:p>
          </table:table-cell>
          <table:table-cell office:value-type="string" table:style-name="ce6">
            <text:p>Aggregate figures at the corporate level are provided for certain groups. For the Ministry of Justice group (MOJ_GROUP) the organisations are ALOB, CICA, HMCTS, HMPPHQ, HMPPS, HMPS, LAA, MOJHQ, PS and OPG. For the UK Statistics Authority group (UKSA_GROUP), the organisations are UKSA and ONS.</text:p>
          </table:table-cell>
          <table:table-cell table:number-columns-repeated="16382"/>
        </table:table-row>
        <table:table-row table:number-rows-repeated="1048565" table:style-name="ro5">
          <table:table-cell table:number-columns-repeated="16384"/>
        </table:table-row>
      </table:table>
      <table:table table:name="Table_1" table:style-name="ta1">
        <table:table-column table:style-name="co3" table:default-cell-style-name="ce1"/>
        <table:table-column table:style-name="co5" table:default-cell-style-name="ce1"/>
        <table:table-column table:style-name="co3" table:number-columns-repeated="17" table:default-cell-style-name="ce1"/>
        <table:table-column table:style-name="co2" table:number-columns-repeated="16365" table:default-cell-style-name="ce1"/>
        <table:table-row table:style-name="ro1">
          <table:table-cell office:value-type="string" table:style-name="ce5">
            <text:p>Median benchmark scores, all respond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Blank cells in the 'Measure notes' column indicate that there are no notes for the given measure.</text:p>
          </table:table-cell>
          <table:table-cell table:number-columns-repeated="16383" table:style-name="ce1"/>
        </table:table-row>
        <table:table-row table:style-name="ro5">
          <table:table-cell office:value-type="string" table:style-name="ce1">
            <text:p>Source: Civil Service People Survey 2009 to 2023.</text:p>
          </table:table-cell>
          <table:table-cell table:number-columns-repeated="16383" table:style-name="ce1"/>
        </table:table-row>
        <table:table-row table:style-name="ro5">
          <table:table-cell office:value-type="string" table:style-name="ce9">
            <text:p>Measure</text:p>
          </table:table-cell>
          <table:table-cell office:value-type="string" table:style-name="ce9">
            <text:p>Label</text:p>
          </table:table-cell>
          <table:table-cell office:value-type="string" table:style-name="ce9">
            <text:p>Section</text:p>
          </table:table-cell>
          <table:table-cell office:value-type="string" table:style-name="ce9">
            <text:p>Measure notes</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table:number-columns-repeated="16365"/>
        </table:table-row>
        <table:table-row table:style-name="ro7">
          <table:table-cell office:value-type="string" table:style-name="ce3">
            <text:p>EES</text:p>
          </table:table-cell>
          <table:table-cell office:value-type="string" table:style-name="ce3">
            <text:p>EES. Employee engagement index (B47 to B51)</text:p>
          </table:table-cell>
          <table:table-cell office:value-type="string" table:style-name="ce3">
            <text:p>Engagement</text:p>
          </table:table-cell>
          <table:table-cell office:value-type="string" table:style-name="ce3">
            <text:p/>
          </table:table-cell>
          <table:table-cell office:value-type="float" office:value="58.347000000000001" table:style-name="ce11">
            <text:p>58.347</text:p>
          </table:table-cell>
          <table:table-cell office:value-type="float" office:value="56.465000000000003" table:style-name="ce11">
            <text:p>56.465</text:p>
          </table:table-cell>
          <table:table-cell office:value-type="float" office:value="55.738999999999997" table:style-name="ce11">
            <text:p>55.739</text:p>
          </table:table-cell>
          <table:table-cell office:value-type="float" office:value="57.753" table:style-name="ce11">
            <text:p>57.753</text:p>
          </table:table-cell>
          <table:table-cell office:value-type="float" office:value="57.94" table:style-name="ce11">
            <text:p>57.94</text:p>
          </table:table-cell>
          <table:table-cell office:value-type="float" office:value="58.726999999999997" table:style-name="ce11">
            <text:p>58.727</text:p>
          </table:table-cell>
          <table:table-cell office:value-type="float" office:value="58.481999999999999" table:style-name="ce11">
            <text:p>58.482</text:p>
          </table:table-cell>
          <table:table-cell office:value-type="float" office:value="59.308" table:style-name="ce11">
            <text:p>59.308</text:p>
          </table:table-cell>
          <table:table-cell office:value-type="float" office:value="61.249000000000002" table:style-name="ce11">
            <text:p>61.249</text:p>
          </table:table-cell>
          <table:table-cell office:value-type="float" office:value="61.994999999999997" table:style-name="ce11">
            <text:p>61.995</text:p>
          </table:table-cell>
          <table:table-cell office:value-type="float" office:value="63.287999999999997" table:style-name="ce11">
            <text:p>63.288</text:p>
          </table:table-cell>
          <table:table-cell office:value-type="float" office:value="65.995999999999995" table:style-name="ce11">
            <text:p>65.996</text:p>
          </table:table-cell>
          <table:table-cell office:value-type="float" office:value="65.716999999999999" table:style-name="ce11">
            <text:p>65.717</text:p>
          </table:table-cell>
          <table:table-cell office:value-type="float" office:value="64.584999999999994" table:style-name="ce11">
            <text:p>64.585</text:p>
          </table:table-cell>
          <table:table-cell office:value-type="float" office:value="63.92" table:style-name="ce11">
            <text:p>63.92</text:p>
          </table:table-cell>
          <table:table-cell table:number-columns-repeated="16365"/>
        </table:table-row>
        <table:table-row table:style-name="ro7">
          <table:table-cell office:value-type="string" table:style-name="ce3">
            <text:p>HSE_index</text:p>
          </table:table-cell>
          <table:table-cell office:value-type="string" table:style-name="ce3">
            <text:p>HSE_index. Proxy Stress Index (high score means high stress)</text:p>
          </table:table-cell>
          <table:table-cell office:value-type="string" table:style-name="ce3">
            <text:p>Wellbeing</text:p>
          </table:table-cell>
          <table:table-cell office:value-type="string" table:style-name="ce3">
            <text:p/>
          </table:table-cell>
          <table:table-cell office:value-type="float" office:value="30.952000000000002" table:style-name="ce11">
            <text:p>30.952</text:p>
          </table:table-cell>
          <table:table-cell office:value-type="float" office:value="31.131" table:style-name="ce11">
            <text:p>31.131</text:p>
          </table:table-cell>
          <table:table-cell office:value-type="float" office:value="30.445" table:style-name="ce11">
            <text:p>30.445</text:p>
          </table:table-cell>
          <table:table-cell office:value-type="float" office:value="29.942" table:style-name="ce11">
            <text:p>29.942</text:p>
          </table:table-cell>
          <table:table-cell office:value-type="float" office:value="30.725000000000001" table:style-name="ce11">
            <text:p>30.725</text:p>
          </table:table-cell>
          <table:table-cell office:value-type="float" office:value="29.887" table:style-name="ce11">
            <text:p>29.887</text:p>
          </table:table-cell>
          <table:table-cell office:value-type="float" office:value="30.169" table:style-name="ce11">
            <text:p>30.169</text:p>
          </table:table-cell>
          <table:table-cell office:value-type="float" office:value="29.381" table:style-name="ce11">
            <text:p>29.381</text:p>
          </table:table-cell>
          <table:table-cell office:value-type="float" office:value="29.378" table:style-name="ce11">
            <text:p>29.378</text:p>
          </table:table-cell>
          <table:table-cell office:value-type="float" office:value="29.062000000000001" table:style-name="ce11">
            <text:p>29.062</text:p>
          </table:table-cell>
          <table:table-cell office:value-type="float" office:value="28.375" table:style-name="ce11">
            <text:p>28.375</text:p>
          </table:table-cell>
          <table:table-cell office:value-type="float" office:value="26.07" table:style-name="ce11">
            <text:p>26.07</text:p>
          </table:table-cell>
          <table:table-cell office:value-type="float" office:value="25.587" table:style-name="ce11">
            <text:p>25.587</text:p>
          </table:table-cell>
          <table:table-cell office:value-type="float" office:value="26.600999999999999" table:style-name="ce11">
            <text:p>26.601</text:p>
          </table:table-cell>
          <table:table-cell office:value-type="float" office:value="26.616" table:style-name="ce11">
            <text:p>26.616</text:p>
          </table:table-cell>
          <table:table-cell table:number-columns-repeated="16365"/>
        </table:table-row>
        <table:table-row table:style-name="ro7">
          <table:table-cell office:value-type="string" table:style-name="ce3">
            <text:p>PERMA_index</text:p>
          </table:table-cell>
          <table:table-cell office:value-type="string" table:style-name="ce3">
            <text:p>PERMA_index. PERMA Index (high score means high flourishing)</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1.742999999999995" table:style-name="ce11">
            <text:p>71.743</text:p>
          </table:table-cell>
          <table:table-cell office:value-type="float" office:value="72.114999999999995" table:style-name="ce11">
            <text:p>72.115</text:p>
          </table:table-cell>
          <table:table-cell office:value-type="float" office:value="72.620999999999995" table:style-name="ce11">
            <text:p>72.621</text:p>
          </table:table-cell>
          <table:table-cell office:value-type="float" office:value="73.037000000000006" table:style-name="ce11">
            <text:p>73.037</text:p>
          </table:table-cell>
          <table:table-cell office:value-type="float" office:value="72.998000000000005" table:style-name="ce11">
            <text:p>72.998</text:p>
          </table:table-cell>
          <table:table-cell office:value-type="float" office:value="73.608999999999995" table:style-name="ce11">
            <text:p>73.609</text:p>
          </table:table-cell>
          <table:table-cell office:value-type="float" office:value="73.641999999999996" table:style-name="ce11">
            <text:p>73.642</text:p>
          </table:table-cell>
          <table:table-cell office:value-type="float" office:value="73.753" table:style-name="ce11">
            <text:p>73.753</text:p>
          </table:table-cell>
          <table:table-cell office:value-type="float" office:value="74.204999999999998" table:style-name="ce11">
            <text:p>74.205</text:p>
          </table:table-cell>
          <table:table-cell office:value-type="float" office:value="74.322000000000003" table:style-name="ce11">
            <text:p>74.322</text:p>
          </table:table-cell>
          <table:table-cell office:value-type="float" office:value="73.566000000000003" table:style-name="ce11">
            <text:p>73.566</text:p>
          </table:table-cell>
          <table:table-cell office:value-type="float" office:value="74.146000000000001" table:style-name="ce11">
            <text:p>74.146</text:p>
          </table:table-cell>
          <table:table-cell table:number-columns-repeated="16365"/>
        </table:table-row>
        <table:table-row table:style-name="ro7">
          <table:table-cell office:value-type="string" table:style-name="ce3">
            <text:p>mw_ts</text:p>
          </table:table-cell>
          <table:table-cell office:value-type="string" table:style-name="ce3">
            <text:p>mw_ts. My work theme score (% positive, B01 to B05)</text:p>
          </table:table-cell>
          <table:table-cell office:value-type="string" table:style-name="ce3">
            <text:p>Theme scores</text:p>
          </table:table-cell>
          <table:table-cell office:value-type="string" table:style-name="ce3">
            <text:p/>
          </table:table-cell>
          <table:table-cell office:value-type="float" office:value="74.406999999999996" table:style-name="ce11">
            <text:p>74.407</text:p>
          </table:table-cell>
          <table:table-cell office:value-type="float" office:value="71.242999999999995" table:style-name="ce11">
            <text:p>71.243</text:p>
          </table:table-cell>
          <table:table-cell office:value-type="float" office:value="71.177000000000007" table:style-name="ce11">
            <text:p>71.177</text:p>
          </table:table-cell>
          <table:table-cell office:value-type="float" office:value="73.052000000000007" table:style-name="ce11">
            <text:p>73.052</text:p>
          </table:table-cell>
          <table:table-cell office:value-type="float" office:value="73.638999999999996" table:style-name="ce11">
            <text:p>73.639</text:p>
          </table:table-cell>
          <table:table-cell office:value-type="float" office:value="75.298000000000002" table:style-name="ce11">
            <text:p>75.298</text:p>
          </table:table-cell>
          <table:table-cell office:value-type="float" office:value="74.484999999999999" table:style-name="ce11">
            <text:p>74.485</text:p>
          </table:table-cell>
          <table:table-cell office:value-type="float" office:value="74.917000000000002" table:style-name="ce11">
            <text:p>74.917</text:p>
          </table:table-cell>
          <table:table-cell office:value-type="float" office:value="76.058999999999997" table:style-name="ce11">
            <text:p>76.059</text:p>
          </table:table-cell>
          <table:table-cell office:value-type="float" office:value="76.480999999999995" table:style-name="ce11">
            <text:p>76.481</text:p>
          </table:table-cell>
          <table:table-cell office:value-type="float" office:value="77.213999999999999" table:style-name="ce11">
            <text:p>77.214</text:p>
          </table:table-cell>
          <table:table-cell office:value-type="float" office:value="80.144000000000005" table:style-name="ce11">
            <text:p>80.144</text:p>
          </table:table-cell>
          <table:table-cell office:value-type="float" office:value="79.438999999999993" table:style-name="ce11">
            <text:p>79.439</text:p>
          </table:table-cell>
          <table:table-cell office:value-type="float" office:value="78.510999999999996" table:style-name="ce11">
            <text:p>78.511</text:p>
          </table:table-cell>
          <table:table-cell office:value-type="float" office:value="78.037000000000006" table:style-name="ce11">
            <text:p>78.037</text:p>
          </table:table-cell>
          <table:table-cell table:number-columns-repeated="16365"/>
        </table:table-row>
        <table:table-row table:style-name="ro6">
          <table:table-cell office:value-type="string" table:style-name="ce3">
            <text:p>op_ts</text:p>
          </table:table-cell>
          <table:table-cell office:value-type="string" table:style-name="ce3">
            <text:p>op_ts. Organisational objectives and purpose theme score (% positive, B06 to B07)</text:p>
          </table:table-cell>
          <table:table-cell office:value-type="string" table:style-name="ce3">
            <text:p>Theme scores</text:p>
          </table:table-cell>
          <table:table-cell office:value-type="string" table:style-name="ce3">
            <text:p/>
          </table:table-cell>
          <table:table-cell office:value-type="float" office:value="80.084000000000003" table:style-name="ce11">
            <text:p>80.084</text:p>
          </table:table-cell>
          <table:table-cell office:value-type="float" office:value="79.716999999999999" table:style-name="ce11">
            <text:p>79.717</text:p>
          </table:table-cell>
          <table:table-cell office:value-type="float" office:value="79.641000000000005" table:style-name="ce11">
            <text:p>79.641</text:p>
          </table:table-cell>
          <table:table-cell office:value-type="float" office:value="80.575000000000003" table:style-name="ce11">
            <text:p>80.575</text:p>
          </table:table-cell>
          <table:table-cell office:value-type="float" office:value="81.213999999999999" table:style-name="ce11">
            <text:p>81.214</text:p>
          </table:table-cell>
          <table:table-cell office:value-type="float" office:value="81.748000000000005" table:style-name="ce11">
            <text:p>81.748</text:p>
          </table:table-cell>
          <table:table-cell office:value-type="float" office:value="81.070999999999998" table:style-name="ce11">
            <text:p>81.071</text:p>
          </table:table-cell>
          <table:table-cell office:value-type="float" office:value="81.34" table:style-name="ce11">
            <text:p>81.34</text:p>
          </table:table-cell>
          <table:table-cell office:value-type="float" office:value="81.799000000000007" table:style-name="ce11">
            <text:p>81.799</text:p>
          </table:table-cell>
          <table:table-cell office:value-type="float" office:value="82.549000000000007" table:style-name="ce11">
            <text:p>82.549</text:p>
          </table:table-cell>
          <table:table-cell office:value-type="float" office:value="82.977000000000004" table:style-name="ce11">
            <text:p>82.977</text:p>
          </table:table-cell>
          <table:table-cell office:value-type="float" office:value="85.349000000000004" table:style-name="ce11">
            <text:p>85.349</text:p>
          </table:table-cell>
          <table:table-cell office:value-type="float" office:value="84.682000000000002" table:style-name="ce11">
            <text:p>84.682</text:p>
          </table:table-cell>
          <table:table-cell office:value-type="float" office:value="82.86" table:style-name="ce11">
            <text:p>82.86</text:p>
          </table:table-cell>
          <table:table-cell office:value-type="float" office:value="83.853999999999999" table:style-name="ce11">
            <text:p>83.854</text:p>
          </table:table-cell>
          <table:table-cell table:number-columns-repeated="16365"/>
        </table:table-row>
        <table:table-row table:style-name="ro7">
          <table:table-cell office:value-type="string" table:style-name="ce3">
            <text:p>lm_ts</text:p>
          </table:table-cell>
          <table:table-cell office:value-type="string" table:style-name="ce3">
            <text:p>lm_ts. My manager theme score (% positive, B08 to B16)</text:p>
          </table:table-cell>
          <table:table-cell office:value-type="string" table:style-name="ce3">
            <text:p>Theme scores</text:p>
          </table:table-cell>
          <table:table-cell office:value-type="string" table:style-name="ce3">
            <text:p/>
          </table:table-cell>
          <table:table-cell office:value-type="float" office:value="66.37" table:style-name="ce11">
            <text:p>66.37</text:p>
          </table:table-cell>
          <table:table-cell office:value-type="float" office:value="67.683000000000007" table:style-name="ce11">
            <text:p>67.683</text:p>
          </table:table-cell>
          <table:table-cell office:value-type="float" office:value="67.284999999999997" table:style-name="ce11">
            <text:p>67.285</text:p>
          </table:table-cell>
          <table:table-cell office:value-type="float" office:value="68.899000000000001" table:style-name="ce11">
            <text:p>68.899</text:p>
          </table:table-cell>
          <table:table-cell office:value-type="float" office:value="69.676000000000002" table:style-name="ce11">
            <text:p>69.676</text:p>
          </table:table-cell>
          <table:table-cell office:value-type="float" office:value="70.751999999999995" table:style-name="ce11">
            <text:p>70.752</text:p>
          </table:table-cell>
          <table:table-cell office:value-type="float" office:value="70.528999999999996" table:style-name="ce11">
            <text:p>70.529</text:p>
          </table:table-cell>
          <table:table-cell office:value-type="float" office:value="71.299000000000007" table:style-name="ce11">
            <text:p>71.299</text:p>
          </table:table-cell>
          <table:table-cell office:value-type="float" office:value="73.094999999999999" table:style-name="ce11">
            <text:p>73.095</text:p>
          </table:table-cell>
          <table:table-cell office:value-type="float" office:value="73.680000000000007" table:style-name="ce11">
            <text:p>73.68</text:p>
          </table:table-cell>
          <table:table-cell office:value-type="float" office:value="73.998999999999995" table:style-name="ce11">
            <text:p>73.999</text:p>
          </table:table-cell>
          <table:table-cell office:value-type="float" office:value="77.591999999999999" table:style-name="ce11">
            <text:p>77.592</text:p>
          </table:table-cell>
          <table:table-cell office:value-type="float" office:value="78.587000000000003" table:style-name="ce11">
            <text:p>78.587</text:p>
          </table:table-cell>
          <table:table-cell office:value-type="float" office:value="77.536000000000001" table:style-name="ce11">
            <text:p>77.536</text:p>
          </table:table-cell>
          <table:table-cell office:value-type="float" office:value="77.61" table:style-name="ce11">
            <text:p>77.61</text:p>
          </table:table-cell>
          <table:table-cell table:number-columns-repeated="16365"/>
        </table:table-row>
        <table:table-row table:style-name="ro7">
          <table:table-cell office:value-type="string" table:style-name="ce3">
            <text:p>mt_ts</text:p>
          </table:table-cell>
          <table:table-cell office:value-type="string" table:style-name="ce3">
            <text:p>mt_ts. My team theme score (% positive, B18 to B20)</text:p>
          </table:table-cell>
          <table:table-cell office:value-type="string" table:style-name="ce3">
            <text:p>Theme scores</text:p>
          </table:table-cell>
          <table:table-cell office:value-type="string" table:style-name="ce3">
            <text:p/>
          </table:table-cell>
          <table:table-cell office:value-type="float" office:value="76.106999999999999" table:style-name="ce11">
            <text:p>76.107</text:p>
          </table:table-cell>
          <table:table-cell office:value-type="float" office:value="77.254999999999995" table:style-name="ce11">
            <text:p>77.255</text:p>
          </table:table-cell>
          <table:table-cell office:value-type="float" office:value="76.981999999999999" table:style-name="ce11">
            <text:p>76.982</text:p>
          </table:table-cell>
          <table:table-cell office:value-type="float" office:value="77.872" table:style-name="ce11">
            <text:p>77.872</text:p>
          </table:table-cell>
          <table:table-cell office:value-type="float" office:value="79.063000000000002" table:style-name="ce11">
            <text:p>79.063</text:p>
          </table:table-cell>
          <table:table-cell office:value-type="float" office:value="79.138000000000005" table:style-name="ce11">
            <text:p>79.138</text:p>
          </table:table-cell>
          <table:table-cell office:value-type="float" office:value="79.614000000000004" table:style-name="ce11">
            <text:p>79.614</text:p>
          </table:table-cell>
          <table:table-cell office:value-type="float" office:value="79.778000000000006" table:style-name="ce11">
            <text:p>79.778</text:p>
          </table:table-cell>
          <table:table-cell office:value-type="float" office:value="80.600999999999999" table:style-name="ce11">
            <text:p>80.601</text:p>
          </table:table-cell>
          <table:table-cell office:value-type="float" office:value="81.013000000000005" table:style-name="ce11">
            <text:p>81.013</text:p>
          </table:table-cell>
          <table:table-cell office:value-type="float" office:value="81.778000000000006" table:style-name="ce11">
            <text:p>81.778</text:p>
          </table:table-cell>
          <table:table-cell office:value-type="float" office:value="83.676000000000002" table:style-name="ce11">
            <text:p>83.676</text:p>
          </table:table-cell>
          <table:table-cell office:value-type="float" office:value="84.313999999999993" table:style-name="ce11">
            <text:p>84.314</text:p>
          </table:table-cell>
          <table:table-cell office:value-type="float" office:value="83.519000000000005" table:style-name="ce11">
            <text:p>83.519</text:p>
          </table:table-cell>
          <table:table-cell office:value-type="float" office:value="83.356999999999999" table:style-name="ce11">
            <text:p>83.357</text:p>
          </table:table-cell>
          <table:table-cell table:number-columns-repeated="16365"/>
        </table:table-row>
        <table:table-row table:style-name="ro7">
          <table:table-cell office:value-type="string" table:style-name="ce3">
            <text:p>ld_ts</text:p>
          </table:table-cell>
          <table:table-cell office:value-type="string" table:style-name="ce3">
            <text:p>ld_ts. Learning and development theme score (% positive, B21 to B24)</text:p>
          </table:table-cell>
          <table:table-cell office:value-type="string" table:style-name="ce3">
            <text:p>Theme scores</text:p>
          </table:table-cell>
          <table:table-cell office:value-type="string" table:style-name="ce3">
            <text:p/>
          </table:table-cell>
          <table:table-cell office:value-type="float" office:value="50.234000000000002" table:style-name="ce11">
            <text:p>50.234</text:p>
          </table:table-cell>
          <table:table-cell office:value-type="float" office:value="43.435000000000002" table:style-name="ce11">
            <text:p>43.435</text:p>
          </table:table-cell>
          <table:table-cell office:value-type="float" office:value="42.567" table:style-name="ce11">
            <text:p>42.567</text:p>
          </table:table-cell>
          <table:table-cell office:value-type="float" office:value="44.034999999999997" table:style-name="ce11">
            <text:p>44.035</text:p>
          </table:table-cell>
          <table:table-cell office:value-type="float" office:value="47.283000000000001" table:style-name="ce11">
            <text:p>47.283</text:p>
          </table:table-cell>
          <table:table-cell office:value-type="float" office:value="49.226999999999997" table:style-name="ce11">
            <text:p>49.227</text:p>
          </table:table-cell>
          <table:table-cell office:value-type="float" office:value="49.451999999999998" table:style-name="ce11">
            <text:p>49.452</text:p>
          </table:table-cell>
          <table:table-cell office:value-type="float" office:value="50.381" table:style-name="ce11">
            <text:p>50.381</text:p>
          </table:table-cell>
          <table:table-cell office:value-type="float" office:value="52.84" table:style-name="ce11">
            <text:p>52.84</text:p>
          </table:table-cell>
          <table:table-cell office:value-type="float" office:value="53.631" table:style-name="ce11">
            <text:p>53.631</text:p>
          </table:table-cell>
          <table:table-cell office:value-type="float" office:value="54.814999999999998" table:style-name="ce11">
            <text:p>54.815</text:p>
          </table:table-cell>
          <table:table-cell office:value-type="float" office:value="55.548000000000002" table:style-name="ce11">
            <text:p>55.548</text:p>
          </table:table-cell>
          <table:table-cell office:value-type="float" office:value="56.292000000000002" table:style-name="ce11">
            <text:p>56.292</text:p>
          </table:table-cell>
          <table:table-cell office:value-type="float" office:value="55.031999999999996" table:style-name="ce11">
            <text:p>55.032</text:p>
          </table:table-cell>
          <table:table-cell office:value-type="float" office:value="56.11" table:style-name="ce11">
            <text:p>56.11</text:p>
          </table:table-cell>
          <table:table-cell table:number-columns-repeated="16365"/>
        </table:table-row>
        <table:table-row table:style-name="ro7">
          <table:table-cell office:value-type="string" table:style-name="ce3">
            <text:p>if_ts</text:p>
          </table:table-cell>
          <table:table-cell office:value-type="string" table:style-name="ce3">
            <text:p>if_ts. Inclusion and fair treatment theme score (% positive, B25 to B28)</text:p>
          </table:table-cell>
          <table:table-cell office:value-type="string" table:style-name="ce3">
            <text:p>Theme scores</text:p>
          </table:table-cell>
          <table:table-cell office:value-type="string" table:style-name="ce3">
            <text:p/>
          </table:table-cell>
          <table:table-cell office:value-type="float" office:value="74.210999999999999" table:style-name="ce11">
            <text:p>74.211</text:p>
          </table:table-cell>
          <table:table-cell office:value-type="float" office:value="73.222999999999999" table:style-name="ce11">
            <text:p>73.223</text:p>
          </table:table-cell>
          <table:table-cell office:value-type="float" office:value="73.138999999999996" table:style-name="ce11">
            <text:p>73.139</text:p>
          </table:table-cell>
          <table:table-cell office:value-type="float" office:value="74.703000000000003" table:style-name="ce11">
            <text:p>74.703</text:p>
          </table:table-cell>
          <table:table-cell office:value-type="float" office:value="74.263000000000005" table:style-name="ce11">
            <text:p>74.263</text:p>
          </table:table-cell>
          <table:table-cell office:value-type="float" office:value="75.445999999999998" table:style-name="ce11">
            <text:p>75.446</text:p>
          </table:table-cell>
          <table:table-cell office:value-type="float" office:value="74.432000000000002" table:style-name="ce11">
            <text:p>74.432</text:p>
          </table:table-cell>
          <table:table-cell office:value-type="float" office:value="75.715000000000003" table:style-name="ce11">
            <text:p>75.715</text:p>
          </table:table-cell>
          <table:table-cell office:value-type="float" office:value="76.549000000000007" table:style-name="ce11">
            <text:p>76.549</text:p>
          </table:table-cell>
          <table:table-cell office:value-type="float" office:value="77.843000000000004" table:style-name="ce11">
            <text:p>77.843</text:p>
          </table:table-cell>
          <table:table-cell office:value-type="float" office:value="78.688000000000002" table:style-name="ce11">
            <text:p>78.688</text:p>
          </table:table-cell>
          <table:table-cell office:value-type="float" office:value="81.792000000000002" table:style-name="ce11">
            <text:p>81.792</text:p>
          </table:table-cell>
          <table:table-cell office:value-type="float" office:value="82.418999999999997" table:style-name="ce11">
            <text:p>82.419</text:p>
          </table:table-cell>
          <table:table-cell office:value-type="float" office:value="81.375" table:style-name="ce11">
            <text:p>81.375</text:p>
          </table:table-cell>
          <table:table-cell office:value-type="float" office:value="80.832999999999998" table:style-name="ce11">
            <text:p>80.833</text:p>
          </table:table-cell>
          <table:table-cell table:number-columns-repeated="16365"/>
        </table:table-row>
        <table:table-row table:style-name="ro7">
          <table:table-cell office:value-type="string" table:style-name="ce3">
            <text:p>rw_ts</text:p>
          </table:table-cell>
          <table:table-cell office:value-type="string" table:style-name="ce3">
            <text:p>rw_ts. Resources and workload theme score (% positive, B29 to B34)</text:p>
          </table:table-cell>
          <table:table-cell office:value-type="string" table:style-name="ce3">
            <text:p>Theme scores</text:p>
          </table:table-cell>
          <table:table-cell office:value-type="string" table:style-name="ce3">
            <text:p/>
          </table:table-cell>
          <table:table-cell office:value-type="float" office:value="70.251999999999995" table:style-name="ce11">
            <text:p>70.252</text:p>
          </table:table-cell>
          <table:table-cell office:value-type="float" office:value="71.644000000000005" table:style-name="ce11">
            <text:p>71.644</text:p>
          </table:table-cell>
          <table:table-cell office:value-type="float" office:value="71.08" table:style-name="ce11">
            <text:p>71.08</text:p>
          </table:table-cell>
          <table:table-cell office:value-type="float" office:value="71.816999999999993" table:style-name="ce11">
            <text:p>71.817</text:p>
          </table:table-cell>
          <table:table-cell office:value-type="float" office:value="72.085999999999999" table:style-name="ce11">
            <text:p>72.086</text:p>
          </table:table-cell>
          <table:table-cell office:value-type="float" office:value="72.403000000000006" table:style-name="ce11">
            <text:p>72.403</text:p>
          </table:table-cell>
          <table:table-cell office:value-type="float" office:value="71.305999999999997" table:style-name="ce11">
            <text:p>71.306</text:p>
          </table:table-cell>
          <table:table-cell office:value-type="float" office:value="71.397999999999996" table:style-name="ce11">
            <text:p>71.398</text:p>
          </table:table-cell>
          <table:table-cell office:value-type="float" office:value="72.287999999999997" table:style-name="ce11">
            <text:p>72.288</text:p>
          </table:table-cell>
          <table:table-cell office:value-type="float" office:value="72.873999999999995" table:style-name="ce11">
            <text:p>72.874</text:p>
          </table:table-cell>
          <table:table-cell office:value-type="float" office:value="73.861999999999995" table:style-name="ce11">
            <text:p>73.862</text:p>
          </table:table-cell>
          <table:table-cell office:value-type="float" office:value="74.994" table:style-name="ce11">
            <text:p>74.994</text:p>
          </table:table-cell>
          <table:table-cell office:value-type="float" office:value="75.075999999999993" table:style-name="ce11">
            <text:p>75.076</text:p>
          </table:table-cell>
          <table:table-cell office:value-type="float" office:value="74.138000000000005" table:style-name="ce11">
            <text:p>74.138</text:p>
          </table:table-cell>
          <table:table-cell office:value-type="float" office:value="74.721000000000004" table:style-name="ce11">
            <text:p>74.721</text:p>
          </table:table-cell>
          <table:table-cell table:number-columns-repeated="16365"/>
        </table:table-row>
        <table:table-row table:style-name="ro7">
          <table:table-cell office:value-type="string" table:style-name="ce3">
            <text:p>pb_ts</text:p>
          </table:table-cell>
          <table:table-cell office:value-type="string" table:style-name="ce3">
            <text:p>pb_ts. Pay and benefits theme score (% positive, B35 to B37)</text:p>
          </table:table-cell>
          <table:table-cell office:value-type="string" table:style-name="ce3">
            <text:p>Theme scores</text:p>
          </table:table-cell>
          <table:table-cell office:value-type="string" table:style-name="ce3">
            <text:p/>
          </table:table-cell>
          <table:table-cell office:value-type="float" office:value="37.106000000000002" table:style-name="ce11">
            <text:p>37.106</text:p>
          </table:table-cell>
          <table:table-cell office:value-type="float" office:value="37.029000000000003" table:style-name="ce11">
            <text:p>37.029</text:p>
          </table:table-cell>
          <table:table-cell office:value-type="float" office:value="31.317" table:style-name="ce11">
            <text:p>31.317</text:p>
          </table:table-cell>
          <table:table-cell office:value-type="float" office:value="29.94" table:style-name="ce11">
            <text:p>29.94</text:p>
          </table:table-cell>
          <table:table-cell office:value-type="float" office:value="29.337" table:style-name="ce11">
            <text:p>29.337</text:p>
          </table:table-cell>
          <table:table-cell office:value-type="float" office:value="27.971" table:style-name="ce11">
            <text:p>27.971</text:p>
          </table:table-cell>
          <table:table-cell office:value-type="float" office:value="29.529" table:style-name="ce11">
            <text:p>29.529</text:p>
          </table:table-cell>
          <table:table-cell office:value-type="float" office:value="30.972999999999999" table:style-name="ce11">
            <text:p>30.973</text:p>
          </table:table-cell>
          <table:table-cell office:value-type="float" office:value="30.105" table:style-name="ce11">
            <text:p>30.105</text:p>
          </table:table-cell>
          <table:table-cell office:value-type="float" office:value="31.321999999999999" table:style-name="ce11">
            <text:p>31.322</text:p>
          </table:table-cell>
          <table:table-cell office:value-type="float" office:value="34.137" table:style-name="ce11">
            <text:p>34.137</text:p>
          </table:table-cell>
          <table:table-cell office:value-type="float" office:value="40.076000000000001" table:style-name="ce11">
            <text:p>40.076</text:p>
          </table:table-cell>
          <table:table-cell office:value-type="float" office:value="38.520000000000003" table:style-name="ce11">
            <text:p>38.52</text:p>
          </table:table-cell>
          <table:table-cell office:value-type="float" office:value="27.603999999999999" table:style-name="ce11">
            <text:p>27.604</text:p>
          </table:table-cell>
          <table:table-cell office:value-type="float" office:value="32.139000000000003" table:style-name="ce11">
            <text:p>32.139</text:p>
          </table:table-cell>
          <table:table-cell table:number-columns-repeated="16365"/>
        </table:table-row>
        <table:table-row table:style-name="ro6">
          <table:table-cell office:value-type="string" table:style-name="ce3">
            <text:p>lc_ts</text:p>
          </table:table-cell>
          <table:table-cell office:value-type="string" table:style-name="ce3">
            <text:p>lc_ts. Leadership and managing change theme score (% positive, B38 to B46)</text:p>
          </table:table-cell>
          <table:table-cell office:value-type="string" table:style-name="ce3">
            <text:p>Theme scores</text:p>
          </table:table-cell>
          <table:table-cell office:value-type="string" table:style-name="ce3">
            <text:p/>
          </table:table-cell>
          <table:table-cell office:value-type="float" office:value="37.238" table:style-name="ce11">
            <text:p>37.238</text:p>
          </table:table-cell>
          <table:table-cell office:value-type="float" office:value="36.534999999999997" table:style-name="ce11">
            <text:p>36.535</text:p>
          </table:table-cell>
          <table:table-cell office:value-type="float" office:value="37.298000000000002" table:style-name="ce11">
            <text:p>37.298</text:p>
          </table:table-cell>
          <table:table-cell office:value-type="float" office:value="40.61" table:style-name="ce11">
            <text:p>40.61</text:p>
          </table:table-cell>
          <table:table-cell office:value-type="float" office:value="41.128" table:style-name="ce11">
            <text:p>41.128</text:p>
          </table:table-cell>
          <table:table-cell office:value-type="float" office:value="43.216000000000001" table:style-name="ce11">
            <text:p>43.216</text:p>
          </table:table-cell>
          <table:table-cell office:value-type="float" office:value="42.332999999999998" table:style-name="ce11">
            <text:p>42.333</text:p>
          </table:table-cell>
          <table:table-cell office:value-type="float" office:value="42.564999999999998" table:style-name="ce11">
            <text:p>42.565</text:p>
          </table:table-cell>
          <table:table-cell office:value-type="float" office:value="46.561999999999998" table:style-name="ce11">
            <text:p>46.562</text:p>
          </table:table-cell>
          <table:table-cell office:value-type="float" office:value="46.576000000000001" table:style-name="ce11">
            <text:p>46.576</text:p>
          </table:table-cell>
          <table:table-cell office:value-type="float" office:value="48.981000000000002" table:style-name="ce11">
            <text:p>48.981</text:p>
          </table:table-cell>
          <table:table-cell office:value-type="float" office:value="58.456000000000003" table:style-name="ce11">
            <text:p>58.456</text:p>
          </table:table-cell>
          <table:table-cell office:value-type="float" office:value="58.32" table:style-name="ce11">
            <text:p>58.32</text:p>
          </table:table-cell>
          <table:table-cell office:value-type="float" office:value="53.999000000000002" table:style-name="ce11">
            <text:p>53.999</text:p>
          </table:table-cell>
          <table:table-cell office:value-type="float" office:value="51.947000000000003" table:style-name="ce11">
            <text:p>51.947</text:p>
          </table:table-cell>
          <table:table-cell table:number-columns-repeated="16365"/>
        </table:table-row>
        <table:table-row table:style-name="ro7">
          <table:table-cell office:value-type="string" table:style-name="ce3">
            <text:p>B01</text:p>
          </table:table-cell>
          <table:table-cell office:value-type="string" table:style-name="ce3">
            <text:p>B01. I am interested in my work (% selecting 'Strongly agree' or 'Agree')</text:p>
          </table:table-cell>
          <table:table-cell office:value-type="string" table:style-name="ce3">
            <text:p>My work</text:p>
          </table:table-cell>
          <table:table-cell office:value-type="string" table:style-name="ce3">
            <text:p/>
          </table:table-cell>
          <table:table-cell office:value-type="float" office:value="89.843999999999994" table:style-name="ce11">
            <text:p>89.844</text:p>
          </table:table-cell>
          <table:table-cell office:value-type="float" office:value="88.506" table:style-name="ce11">
            <text:p>88.506</text:p>
          </table:table-cell>
          <table:table-cell office:value-type="float" office:value="88.608000000000004" table:style-name="ce11">
            <text:p>88.608</text:p>
          </table:table-cell>
          <table:table-cell office:value-type="float" office:value="89.456000000000003" table:style-name="ce11">
            <text:p>89.456</text:p>
          </table:table-cell>
          <table:table-cell office:value-type="float" office:value="89.094999999999999" table:style-name="ce11">
            <text:p>89.095</text:p>
          </table:table-cell>
          <table:table-cell office:value-type="float" office:value="89.436999999999998" table:style-name="ce11">
            <text:p>89.437</text:p>
          </table:table-cell>
          <table:table-cell office:value-type="float" office:value="89.177999999999997" table:style-name="ce11">
            <text:p>89.178</text:p>
          </table:table-cell>
          <table:table-cell office:value-type="float" office:value="89.841999999999999" table:style-name="ce11">
            <text:p>89.842</text:p>
          </table:table-cell>
          <table:table-cell office:value-type="float" office:value="89.95" table:style-name="ce11">
            <text:p>89.95</text:p>
          </table:table-cell>
          <table:table-cell office:value-type="float" office:value="89.576999999999998" table:style-name="ce11">
            <text:p>89.577</text:p>
          </table:table-cell>
          <table:table-cell office:value-type="float" office:value="90.234999999999999" table:style-name="ce11">
            <text:p>90.235</text:p>
          </table:table-cell>
          <table:table-cell office:value-type="float" office:value="92.031000000000006" table:style-name="ce11">
            <text:p>92.031</text:p>
          </table:table-cell>
          <table:table-cell office:value-type="float" office:value="90.94" table:style-name="ce11">
            <text:p>90.94</text:p>
          </table:table-cell>
          <table:table-cell office:value-type="float" office:value="89.808000000000007" table:style-name="ce11">
            <text:p>89.808</text:p>
          </table:table-cell>
          <table:table-cell office:value-type="float" office:value="90.210999999999999" table:style-name="ce11">
            <text:p>90.211</text:p>
          </table:table-cell>
          <table:table-cell table:number-columns-repeated="16365"/>
        </table:table-row>
        <table:table-row table:style-name="ro6">
          <table:table-cell office:value-type="string" table:style-name="ce3">
            <text:p>B02</text:p>
          </table:table-cell>
          <table:table-cell office:value-type="string" table:style-name="ce3">
            <text:p>B02. I am sufficiently challenged by my work (% selecting 'Strongly agree' or 'Agree')</text:p>
          </table:table-cell>
          <table:table-cell office:value-type="string" table:style-name="ce3">
            <text:p>My work</text:p>
          </table:table-cell>
          <table:table-cell office:value-type="string" table:style-name="ce3">
            <text:p/>
          </table:table-cell>
          <table:table-cell office:value-type="float" office:value="76.200999999999993" table:style-name="ce11">
            <text:p>76.201</text:p>
          </table:table-cell>
          <table:table-cell office:value-type="float" office:value="73.445999999999998" table:style-name="ce11">
            <text:p>73.446</text:p>
          </table:table-cell>
          <table:table-cell office:value-type="float" office:value="74.638999999999996" table:style-name="ce11">
            <text:p>74.639</text:p>
          </table:table-cell>
          <table:table-cell office:value-type="float" office:value="76.278000000000006" table:style-name="ce11">
            <text:p>76.278</text:p>
          </table:table-cell>
          <table:table-cell office:value-type="float" office:value="77.81" table:style-name="ce11">
            <text:p>77.81</text:p>
          </table:table-cell>
          <table:table-cell office:value-type="float" office:value="79.134" table:style-name="ce11">
            <text:p>79.134</text:p>
          </table:table-cell>
          <table:table-cell office:value-type="float" office:value="78.929000000000002" table:style-name="ce11">
            <text:p>78.929</text:p>
          </table:table-cell>
          <table:table-cell office:value-type="float" office:value="80.168999999999997" table:style-name="ce11">
            <text:p>80.169</text:p>
          </table:table-cell>
          <table:table-cell office:value-type="float" office:value="80.691000000000003" table:style-name="ce11">
            <text:p>80.691</text:p>
          </table:table-cell>
          <table:table-cell office:value-type="float" office:value="80.742999999999995" table:style-name="ce11">
            <text:p>80.743</text:p>
          </table:table-cell>
          <table:table-cell office:value-type="float" office:value="80.212999999999994" table:style-name="ce11">
            <text:p>80.213</text:p>
          </table:table-cell>
          <table:table-cell office:value-type="float" office:value="84.415000000000006" table:style-name="ce11">
            <text:p>84.415</text:p>
          </table:table-cell>
          <table:table-cell office:value-type="float" office:value="83.784000000000006" table:style-name="ce11">
            <text:p>83.784</text:p>
          </table:table-cell>
          <table:table-cell office:value-type="float" office:value="83.382000000000005" table:style-name="ce11">
            <text:p>83.382</text:p>
          </table:table-cell>
          <table:table-cell office:value-type="float" office:value="82.626999999999995" table:style-name="ce11">
            <text:p>82.627</text:p>
          </table:table-cell>
          <table:table-cell table:number-columns-repeated="16365"/>
        </table:table-row>
        <table:table-row table:style-name="ro6">
          <table:table-cell office:value-type="string" table:style-name="ce3">
            <text:p>B03</text:p>
          </table:table-cell>
          <table:table-cell office:value-type="string" table:style-name="ce3">
            <text:p>B03. My work gives me a sense of personal accomplishment (% selecting 'Strongly agree' or 'Agree')</text:p>
          </table:table-cell>
          <table:table-cell office:value-type="string" table:style-name="ce3">
            <text:p>My work</text:p>
          </table:table-cell>
          <table:table-cell office:value-type="string" table:style-name="ce3">
            <text:p/>
          </table:table-cell>
          <table:table-cell office:value-type="float" office:value="74.03" table:style-name="ce11">
            <text:p>74.03</text:p>
          </table:table-cell>
          <table:table-cell office:value-type="float" office:value="71.838999999999999" table:style-name="ce11">
            <text:p>71.839</text:p>
          </table:table-cell>
          <table:table-cell office:value-type="float" office:value="72.426000000000002" table:style-name="ce11">
            <text:p>72.426</text:p>
          </table:table-cell>
          <table:table-cell office:value-type="float" office:value="72.679000000000002" table:style-name="ce11">
            <text:p>72.679</text:p>
          </table:table-cell>
          <table:table-cell office:value-type="float" office:value="74.78" table:style-name="ce11">
            <text:p>74.78</text:p>
          </table:table-cell>
          <table:table-cell office:value-type="float" office:value="75.533000000000001" table:style-name="ce11">
            <text:p>75.533</text:p>
          </table:table-cell>
          <table:table-cell office:value-type="float" office:value="75.492999999999995" table:style-name="ce11">
            <text:p>75.493</text:p>
          </table:table-cell>
          <table:table-cell office:value-type="float" office:value="75.126000000000005" table:style-name="ce11">
            <text:p>75.126</text:p>
          </table:table-cell>
          <table:table-cell office:value-type="float" office:value="76.588999999999999" table:style-name="ce11">
            <text:p>76.589</text:p>
          </table:table-cell>
          <table:table-cell office:value-type="float" office:value="77.400000000000006" table:style-name="ce11">
            <text:p>77.4</text:p>
          </table:table-cell>
          <table:table-cell office:value-type="float" office:value="77.593999999999994" table:style-name="ce11">
            <text:p>77.594</text:p>
          </table:table-cell>
          <table:table-cell office:value-type="float" office:value="80.272000000000006" table:style-name="ce11">
            <text:p>80.272</text:p>
          </table:table-cell>
          <table:table-cell office:value-type="float" office:value="79.200999999999993" table:style-name="ce11">
            <text:p>79.201</text:p>
          </table:table-cell>
          <table:table-cell office:value-type="float" office:value="77.631" table:style-name="ce11">
            <text:p>77.631</text:p>
          </table:table-cell>
          <table:table-cell office:value-type="float" office:value="77.593999999999994" table:style-name="ce11">
            <text:p>77.594</text:p>
          </table:table-cell>
          <table:table-cell table:number-columns-repeated="16365"/>
        </table:table-row>
        <table:table-row table:style-name="ro6">
          <table:table-cell office:value-type="string" table:style-name="ce3">
            <text:p>B04</text:p>
          </table:table-cell>
          <table:table-cell office:value-type="string" table:style-name="ce3">
            <text:p>B04. I feel involved in the decisions that affect my work (% selecting 'Strongly agree' or 'Agree')</text:p>
          </table:table-cell>
          <table:table-cell office:value-type="string" table:style-name="ce3">
            <text:p>My work</text:p>
          </table:table-cell>
          <table:table-cell office:value-type="string" table:style-name="ce3">
            <text:p/>
          </table:table-cell>
          <table:table-cell office:value-type="float" office:value="54.692999999999998" table:style-name="ce11">
            <text:p>54.693</text:p>
          </table:table-cell>
          <table:table-cell office:value-type="float" office:value="49.073999999999998" table:style-name="ce11">
            <text:p>49.074</text:p>
          </table:table-cell>
          <table:table-cell office:value-type="float" office:value="49.415999999999997" table:style-name="ce11">
            <text:p>49.416</text:p>
          </table:table-cell>
          <table:table-cell office:value-type="float" office:value="52.991" table:style-name="ce11">
            <text:p>52.991</text:p>
          </table:table-cell>
          <table:table-cell office:value-type="float" office:value="53.747999999999998" table:style-name="ce11">
            <text:p>53.748</text:p>
          </table:table-cell>
          <table:table-cell office:value-type="float" office:value="56.418999999999997" table:style-name="ce11">
            <text:p>56.419</text:p>
          </table:table-cell>
          <table:table-cell office:value-type="float" office:value="55.905999999999999" table:style-name="ce11">
            <text:p>55.906</text:p>
          </table:table-cell>
          <table:table-cell office:value-type="float" office:value="56.709000000000003" table:style-name="ce11">
            <text:p>56.709</text:p>
          </table:table-cell>
          <table:table-cell office:value-type="float" office:value="57.901000000000003" table:style-name="ce11">
            <text:p>57.901</text:p>
          </table:table-cell>
          <table:table-cell office:value-type="float" office:value="58.540999999999997" table:style-name="ce11">
            <text:p>58.541</text:p>
          </table:table-cell>
          <table:table-cell office:value-type="float" office:value="59.878999999999998" table:style-name="ce11">
            <text:p>59.879</text:p>
          </table:table-cell>
          <table:table-cell office:value-type="float" office:value="63.869" table:style-name="ce11">
            <text:p>63.869</text:p>
          </table:table-cell>
          <table:table-cell office:value-type="float" office:value="62.264000000000003" table:style-name="ce11">
            <text:p>62.264</text:p>
          </table:table-cell>
          <table:table-cell office:value-type="float" office:value="61.905999999999999" table:style-name="ce11">
            <text:p>61.906</text:p>
          </table:table-cell>
          <table:table-cell office:value-type="float" office:value="61.393000000000001" table:style-name="ce11">
            <text:p>61.393</text:p>
          </table:table-cell>
          <table:table-cell table:number-columns-repeated="16365"/>
        </table:table-row>
        <table:table-row table:style-name="ro6">
          <table:table-cell office:value-type="string" table:style-name="ce3">
            <text:p>B05</text:p>
          </table:table-cell>
          <table:table-cell office:value-type="string" table:style-name="ce3">
            <text:p>B05. I have a choice in deciding how I do my work (% selecting 'Strongly agree' or 'Agree')</text:p>
          </table:table-cell>
          <table:table-cell office:value-type="string" table:style-name="ce3">
            <text:p>My work</text:p>
          </table:table-cell>
          <table:table-cell office:value-type="string" table:style-name="ce3">
            <text:p/>
          </table:table-cell>
          <table:table-cell office:value-type="float" office:value="71.533000000000001" table:style-name="ce11">
            <text:p>71.533</text:p>
          </table:table-cell>
          <table:table-cell office:value-type="float" office:value="70.275000000000006" table:style-name="ce11">
            <text:p>70.275</text:p>
          </table:table-cell>
          <table:table-cell office:value-type="float" office:value="70.927000000000007" table:style-name="ce11">
            <text:p>70.927</text:p>
          </table:table-cell>
          <table:table-cell office:value-type="float" office:value="71.978999999999999" table:style-name="ce11">
            <text:p>71.979</text:p>
          </table:table-cell>
          <table:table-cell office:value-type="float" office:value="72.468999999999994" table:style-name="ce11">
            <text:p>72.469</text:p>
          </table:table-cell>
          <table:table-cell office:value-type="float" office:value="74.465999999999994" table:style-name="ce11">
            <text:p>74.466</text:p>
          </table:table-cell>
          <table:table-cell office:value-type="float" office:value="73.28" table:style-name="ce11">
            <text:p>73.28</text:p>
          </table:table-cell>
          <table:table-cell office:value-type="float" office:value="74.116" table:style-name="ce11">
            <text:p>74.116</text:p>
          </table:table-cell>
          <table:table-cell office:value-type="float" office:value="75.498000000000005" table:style-name="ce11">
            <text:p>75.498</text:p>
          </table:table-cell>
          <table:table-cell office:value-type="float" office:value="77.397000000000006" table:style-name="ce11">
            <text:p>77.397</text:p>
          </table:table-cell>
          <table:table-cell office:value-type="float" office:value="78.028000000000006" table:style-name="ce11">
            <text:p>78.028</text:p>
          </table:table-cell>
          <table:table-cell office:value-type="float" office:value="81.254000000000005" table:style-name="ce11">
            <text:p>81.254</text:p>
          </table:table-cell>
          <table:table-cell office:value-type="float" office:value="81.3" table:style-name="ce11">
            <text:p>81.3</text:p>
          </table:table-cell>
          <table:table-cell office:value-type="float" office:value="80.843999999999994" table:style-name="ce11">
            <text:p>80.844</text:p>
          </table:table-cell>
          <table:table-cell office:value-type="float" office:value="80.778000000000006" table:style-name="ce11">
            <text:p>80.778</text:p>
          </table:table-cell>
          <table:table-cell table:number-columns-repeated="16365"/>
        </table:table-row>
        <table:table-row table:style-name="ro6">
          <table:table-cell office:value-type="string" table:style-name="ce3">
            <text:p>B06</text:p>
          </table:table-cell>
          <table:table-cell office:value-type="string" table:style-name="ce3">
            <text:p>B06. I have a clear understanding of [my organisation]'s objectives (% selecting 'Strongly agree' or 'Agree')</text:p>
          </table:table-cell>
          <table:table-cell office:value-type="string" table:style-name="ce3">
            <text:p>Organisational objectives and purpose</text:p>
          </table:table-cell>
          <table:table-cell office:value-type="string" table:style-name="ce3">
            <text:p/>
          </table:table-cell>
          <table:table-cell office:value-type="float" office:value="78.097999999999999" table:style-name="ce11">
            <text:p>78.098</text:p>
          </table:table-cell>
          <table:table-cell office:value-type="float" office:value="78.072999999999993" table:style-name="ce11">
            <text:p>78.073</text:p>
          </table:table-cell>
          <table:table-cell office:value-type="float" office:value="78.75" table:style-name="ce11">
            <text:p>78.75</text:p>
          </table:table-cell>
          <table:table-cell office:value-type="float" office:value="78.629000000000005" table:style-name="ce11">
            <text:p>78.629</text:p>
          </table:table-cell>
          <table:table-cell office:value-type="float" office:value="79.869" table:style-name="ce11">
            <text:p>79.869</text:p>
          </table:table-cell>
          <table:table-cell office:value-type="float" office:value="80.593000000000004" table:style-name="ce11">
            <text:p>80.593</text:p>
          </table:table-cell>
          <table:table-cell office:value-type="float" office:value="79.260000000000005" table:style-name="ce11">
            <text:p>79.26</text:p>
          </table:table-cell>
          <table:table-cell office:value-type="float" office:value="79.896000000000001" table:style-name="ce11">
            <text:p>79.896</text:p>
          </table:table-cell>
          <table:table-cell office:value-type="float" office:value="80.632999999999996" table:style-name="ce11">
            <text:p>80.633</text:p>
          </table:table-cell>
          <table:table-cell office:value-type="float" office:value="81.435000000000002" table:style-name="ce11">
            <text:p>81.435</text:p>
          </table:table-cell>
          <table:table-cell office:value-type="float" office:value="82.314999999999998" table:style-name="ce11">
            <text:p>82.315</text:p>
          </table:table-cell>
          <table:table-cell office:value-type="float" office:value="83.974000000000004" table:style-name="ce11">
            <text:p>83.974</text:p>
          </table:table-cell>
          <table:table-cell office:value-type="float" office:value="83.516000000000005" table:style-name="ce11">
            <text:p>83.516</text:p>
          </table:table-cell>
          <table:table-cell office:value-type="float" office:value="81.775999999999996" table:style-name="ce11">
            <text:p>81.776</text:p>
          </table:table-cell>
          <table:table-cell office:value-type="float" office:value="82.948999999999998" table:style-name="ce11">
            <text:p>82.949</text:p>
          </table:table-cell>
          <table:table-cell table:number-columns-repeated="16365"/>
        </table:table-row>
        <table:table-row table:style-name="ro9">
          <table:table-cell office:value-type="string" table:style-name="ce3">
            <text:p>B07</text:p>
          </table:table-cell>
          <table:table-cell office:value-type="string" table:style-name="ce3">
            <text:p>B07. I understand how my work contributes to [my organisation]'s objectives (% selecting 'Strongly agree' or 'Agree')</text:p>
          </table:table-cell>
          <table:table-cell office:value-type="string" table:style-name="ce3">
            <text:p>Organisational objectives and purpose</text:p>
          </table:table-cell>
          <table:table-cell office:value-type="string" table:style-name="ce3">
            <text:p/>
          </table:table-cell>
          <table:table-cell office:value-type="float" office:value="81.578000000000003" table:style-name="ce11">
            <text:p>81.578</text:p>
          </table:table-cell>
          <table:table-cell office:value-type="float" office:value="80.444000000000003" table:style-name="ce11">
            <text:p>80.444</text:p>
          </table:table-cell>
          <table:table-cell office:value-type="float" office:value="81.105999999999995" table:style-name="ce11">
            <text:p>81.106</text:p>
          </table:table-cell>
          <table:table-cell office:value-type="float" office:value="81.548000000000002" table:style-name="ce11">
            <text:p>81.548</text:p>
          </table:table-cell>
          <table:table-cell office:value-type="float" office:value="82.540999999999997" table:style-name="ce11">
            <text:p>82.541</text:p>
          </table:table-cell>
          <table:table-cell office:value-type="float" office:value="83.332999999999998" table:style-name="ce11">
            <text:p>83.333</text:p>
          </table:table-cell>
          <table:table-cell office:value-type="float" office:value="82.754000000000005" table:style-name="ce11">
            <text:p>82.754</text:p>
          </table:table-cell>
          <table:table-cell office:value-type="float" office:value="82.954999999999998" table:style-name="ce11">
            <text:p>82.955</text:p>
          </table:table-cell>
          <table:table-cell office:value-type="float" office:value="83.245000000000005" table:style-name="ce11">
            <text:p>83.245</text:p>
          </table:table-cell>
          <table:table-cell office:value-type="float" office:value="83.814999999999998" table:style-name="ce11">
            <text:p>83.815</text:p>
          </table:table-cell>
          <table:table-cell office:value-type="float" office:value="83.81" table:style-name="ce11">
            <text:p>83.81</text:p>
          </table:table-cell>
          <table:table-cell office:value-type="float" office:value="86.802999999999997" table:style-name="ce11">
            <text:p>86.803</text:p>
          </table:table-cell>
          <table:table-cell office:value-type="float" office:value="86.126999999999995" table:style-name="ce11">
            <text:p>86.127</text:p>
          </table:table-cell>
          <table:table-cell office:value-type="float" office:value="85.102999999999994" table:style-name="ce11">
            <text:p>85.103</text:p>
          </table:table-cell>
          <table:table-cell office:value-type="float" office:value="85" table:style-name="ce11">
            <text:p>85</text:p>
          </table:table-cell>
          <table:table-cell table:number-columns-repeated="16365"/>
        </table:table-row>
        <table:table-row table:style-name="ro6">
          <table:table-cell office:value-type="string" table:style-name="ce3">
            <text:p>B08</text:p>
          </table:table-cell>
          <table:table-cell office:value-type="string" table:style-name="ce3">
            <text:p>B08. My manager motivates me to be more effective in my job (% selecting 'Strongly agree' or 'Agree')</text:p>
          </table:table-cell>
          <table:table-cell office:value-type="string" table:style-name="ce3">
            <text:p>My manager</text:p>
          </table:table-cell>
          <table:table-cell office:value-type="string" table:style-name="ce3">
            <text:p/>
          </table:table-cell>
          <table:table-cell office:value-type="float" office:value="61.125999999999998" table:style-name="ce11">
            <text:p>61.126</text:p>
          </table:table-cell>
          <table:table-cell office:value-type="float" office:value="61.957000000000001" table:style-name="ce11">
            <text:p>61.957</text:p>
          </table:table-cell>
          <table:table-cell office:value-type="float" office:value="63.070999999999998" table:style-name="ce11">
            <text:p>63.071</text:p>
          </table:table-cell>
          <table:table-cell office:value-type="float" office:value="65.611000000000004" table:style-name="ce11">
            <text:p>65.611</text:p>
          </table:table-cell>
          <table:table-cell office:value-type="float" office:value="65.233999999999995" table:style-name="ce11">
            <text:p>65.234</text:p>
          </table:table-cell>
          <table:table-cell office:value-type="float" office:value="67.915000000000006" table:style-name="ce11">
            <text:p>67.915</text:p>
          </table:table-cell>
          <table:table-cell office:value-type="float" office:value="67.768000000000001" table:style-name="ce11">
            <text:p>67.768</text:p>
          </table:table-cell>
          <table:table-cell office:value-type="float" office:value="68.606999999999999" table:style-name="ce11">
            <text:p>68.607</text:p>
          </table:table-cell>
          <table:table-cell office:value-type="float" office:value="69.953000000000003" table:style-name="ce11">
            <text:p>69.953</text:p>
          </table:table-cell>
          <table:table-cell office:value-type="float" office:value="71.028000000000006" table:style-name="ce11">
            <text:p>71.028</text:p>
          </table:table-cell>
          <table:table-cell office:value-type="float" office:value="71.637" table:style-name="ce11">
            <text:p>71.637</text:p>
          </table:table-cell>
          <table:table-cell office:value-type="float" office:value="75.754999999999995" table:style-name="ce11">
            <text:p>75.755</text:p>
          </table:table-cell>
          <table:table-cell office:value-type="float" office:value="77.186000000000007" table:style-name="ce11">
            <text:p>77.186</text:p>
          </table:table-cell>
          <table:table-cell office:value-type="float" office:value="76.076999999999998" table:style-name="ce11">
            <text:p>76.077</text:p>
          </table:table-cell>
          <table:table-cell office:value-type="float" office:value="76.34" table:style-name="ce11">
            <text:p>76.34</text:p>
          </table:table-cell>
          <table:table-cell table:number-columns-repeated="16365"/>
        </table:table-row>
        <table:table-row table:style-name="ro6">
          <table:table-cell office:value-type="string" table:style-name="ce3">
            <text:p>B09</text:p>
          </table:table-cell>
          <table:table-cell office:value-type="string" table:style-name="ce3">
            <text:p>B09. My manager is considerate of my life outside work (% selecting 'Strongly agree' or 'Agree')</text:p>
          </table:table-cell>
          <table:table-cell office:value-type="string" table:style-name="ce3">
            <text:p>My manager</text:p>
          </table:table-cell>
          <table:table-cell office:value-type="string" table:style-name="ce3">
            <text:p/>
          </table:table-cell>
          <table:table-cell office:value-type="float" office:value="76.878" table:style-name="ce11">
            <text:p>76.878</text:p>
          </table:table-cell>
          <table:table-cell office:value-type="float" office:value="77.947000000000003" table:style-name="ce11">
            <text:p>77.947</text:p>
          </table:table-cell>
          <table:table-cell office:value-type="float" office:value="78.861999999999995" table:style-name="ce11">
            <text:p>78.862</text:p>
          </table:table-cell>
          <table:table-cell office:value-type="float" office:value="80.555999999999997" table:style-name="ce11">
            <text:p>80.556</text:p>
          </table:table-cell>
          <table:table-cell office:value-type="float" office:value="80.44" table:style-name="ce11">
            <text:p>80.44</text:p>
          </table:table-cell>
          <table:table-cell office:value-type="float" office:value="81.042000000000002" table:style-name="ce11">
            <text:p>81.042</text:p>
          </table:table-cell>
          <table:table-cell office:value-type="float" office:value="82.183999999999997" table:style-name="ce11">
            <text:p>82.184</text:p>
          </table:table-cell>
          <table:table-cell office:value-type="float" office:value="82.519000000000005" table:style-name="ce11">
            <text:p>82.519</text:p>
          </table:table-cell>
          <table:table-cell office:value-type="float" office:value="84.222999999999999" table:style-name="ce11">
            <text:p>84.223</text:p>
          </table:table-cell>
          <table:table-cell office:value-type="float" office:value="85.545000000000002" table:style-name="ce11">
            <text:p>85.545</text:p>
          </table:table-cell>
          <table:table-cell office:value-type="float" office:value="86.533000000000001" table:style-name="ce11">
            <text:p>86.533</text:p>
          </table:table-cell>
          <table:table-cell office:value-type="float" office:value="88.915999999999997" table:style-name="ce11">
            <text:p>88.916</text:p>
          </table:table-cell>
          <table:table-cell office:value-type="float" office:value="90" table:style-name="ce11">
            <text:p>90</text:p>
          </table:table-cell>
          <table:table-cell office:value-type="float" office:value="89.369" table:style-name="ce11">
            <text:p>89.369</text:p>
          </table:table-cell>
          <table:table-cell office:value-type="float" office:value="89.756" table:style-name="ce11">
            <text:p>89.756</text:p>
          </table:table-cell>
          <table:table-cell table:number-columns-repeated="16365"/>
        </table:table-row>
        <table:table-row table:style-name="ro6">
          <table:table-cell office:value-type="string" table:style-name="ce3">
            <text:p>B10</text:p>
          </table:table-cell>
          <table:table-cell office:value-type="string" table:style-name="ce3">
            <text:p>B10. My manager is open to my ideas (% selecting 'Strongly agree' or 'Agree')</text:p>
          </table:table-cell>
          <table:table-cell office:value-type="string" table:style-name="ce3">
            <text:p>My manager</text:p>
          </table:table-cell>
          <table:table-cell office:value-type="string" table:style-name="ce3">
            <text:p/>
          </table:table-cell>
          <table:table-cell office:value-type="float" office:value="77.918000000000006" table:style-name="ce11">
            <text:p>77.918</text:p>
          </table:table-cell>
          <table:table-cell office:value-type="float" office:value="77.462000000000003" table:style-name="ce11">
            <text:p>77.462</text:p>
          </table:table-cell>
          <table:table-cell office:value-type="float" office:value="78.730999999999995" table:style-name="ce11">
            <text:p>78.731</text:p>
          </table:table-cell>
          <table:table-cell office:value-type="float" office:value="78.825999999999993" table:style-name="ce11">
            <text:p>78.826</text:p>
          </table:table-cell>
          <table:table-cell office:value-type="float" office:value="79.031999999999996" table:style-name="ce11">
            <text:p>79.032</text:p>
          </table:table-cell>
          <table:table-cell office:value-type="float" office:value="79.888000000000005" table:style-name="ce11">
            <text:p>79.888</text:p>
          </table:table-cell>
          <table:table-cell office:value-type="float" office:value="80.712000000000003" table:style-name="ce11">
            <text:p>80.712</text:p>
          </table:table-cell>
          <table:table-cell office:value-type="float" office:value="80.671000000000006" table:style-name="ce11">
            <text:p>80.671</text:p>
          </table:table-cell>
          <table:table-cell office:value-type="float" office:value="81.918000000000006" table:style-name="ce11">
            <text:p>81.918</text:p>
          </table:table-cell>
          <table:table-cell office:value-type="float" office:value="82.807000000000002" table:style-name="ce11">
            <text:p>82.807</text:p>
          </table:table-cell>
          <table:table-cell office:value-type="float" office:value="83.409000000000006" table:style-name="ce11">
            <text:p>83.409</text:p>
          </table:table-cell>
          <table:table-cell office:value-type="float" office:value="86.441999999999993" table:style-name="ce11">
            <text:p>86.442</text:p>
          </table:table-cell>
          <table:table-cell office:value-type="float" office:value="87.027000000000001" table:style-name="ce11">
            <text:p>87.027</text:p>
          </table:table-cell>
          <table:table-cell office:value-type="float" office:value="86.313000000000002" table:style-name="ce11">
            <text:p>86.313</text:p>
          </table:table-cell>
          <table:table-cell office:value-type="float" office:value="86.584999999999994" table:style-name="ce11">
            <text:p>86.585</text:p>
          </table:table-cell>
          <table:table-cell table:number-columns-repeated="16365"/>
        </table:table-row>
        <table:table-row table:style-name="ro9">
          <table:table-cell office:value-type="string" table:style-name="ce3">
            <text:p>B11</text:p>
          </table:table-cell>
          <table:table-cell office:value-type="string" table:style-name="ce3">
            <text:p>B11. My manager helps me to understand how I contribute to [my organisation]'s objectives (% selecting 'Strongly agree' or 'Agree')</text:p>
          </table:table-cell>
          <table:table-cell office:value-type="string" table:style-name="ce3">
            <text:p>My manager</text:p>
          </table:table-cell>
          <table:table-cell office:value-type="string" table:style-name="ce3">
            <text:p/>
          </table:table-cell>
          <table:table-cell office:value-type="float" office:value="58.515000000000001" table:style-name="ce11">
            <text:p>58.515</text:p>
          </table:table-cell>
          <table:table-cell office:value-type="float" office:value="58.125999999999998" table:style-name="ce11">
            <text:p>58.126</text:p>
          </table:table-cell>
          <table:table-cell office:value-type="float" office:value="58.357999999999997" table:style-name="ce11">
            <text:p>58.358</text:p>
          </table:table-cell>
          <table:table-cell office:value-type="float" office:value="60.615000000000002" table:style-name="ce11">
            <text:p>60.615</text:p>
          </table:table-cell>
          <table:table-cell office:value-type="float" office:value="61.981000000000002" table:style-name="ce11">
            <text:p>61.981</text:p>
          </table:table-cell>
          <table:table-cell office:value-type="float" office:value="64.269000000000005" table:style-name="ce11">
            <text:p>64.269</text:p>
          </table:table-cell>
          <table:table-cell office:value-type="float" office:value="63.417000000000002" table:style-name="ce11">
            <text:p>63.417</text:p>
          </table:table-cell>
          <table:table-cell office:value-type="float" office:value="64.503" table:style-name="ce11">
            <text:p>64.503</text:p>
          </table:table-cell>
          <table:table-cell office:value-type="float" office:value="65.783000000000001" table:style-name="ce11">
            <text:p>65.783</text:p>
          </table:table-cell>
          <table:table-cell office:value-type="float" office:value="67.096000000000004" table:style-name="ce11">
            <text:p>67.096</text:p>
          </table:table-cell>
          <table:table-cell office:value-type="float" office:value="66.894999999999996" table:style-name="ce11">
            <text:p>66.895</text:p>
          </table:table-cell>
          <table:table-cell office:value-type="float" office:value="71.346000000000004" table:style-name="ce11">
            <text:p>71.346</text:p>
          </table:table-cell>
          <table:table-cell office:value-type="float" office:value="71.813999999999993" table:style-name="ce11">
            <text:p>71.814</text:p>
          </table:table-cell>
          <table:table-cell office:value-type="float" office:value="70.584999999999994" table:style-name="ce11">
            <text:p>70.585</text:p>
          </table:table-cell>
          <table:table-cell office:value-type="float" office:value="71.957999999999998" table:style-name="ce11">
            <text:p>71.958</text:p>
          </table:table-cell>
          <table:table-cell table:number-columns-repeated="16365"/>
        </table:table-row>
        <table:table-row table:style-name="ro6">
          <table:table-cell office:value-type="string" table:style-name="ce3">
            <text:p>B12</text:p>
          </table:table-cell>
          <table:table-cell office:value-type="string" table:style-name="ce3">
            <text:p>B12. Overall, I have confidence in the decisions made by my manager (% selecting 'Strongly agree' or 'Agree')</text:p>
          </table:table-cell>
          <table:table-cell office:value-type="string" table:style-name="ce3">
            <text:p>My manager</text:p>
          </table:table-cell>
          <table:table-cell office:value-type="string" table:style-name="ce3">
            <text:p/>
          </table:table-cell>
          <table:table-cell office:value-type="float" office:value="70.260000000000005" table:style-name="ce11">
            <text:p>70.26</text:p>
          </table:table-cell>
          <table:table-cell office:value-type="float" office:value="68.591999999999999" table:style-name="ce11">
            <text:p>68.592</text:p>
          </table:table-cell>
          <table:table-cell office:value-type="float" office:value="70.921999999999997" table:style-name="ce11">
            <text:p>70.922</text:p>
          </table:table-cell>
          <table:table-cell office:value-type="float" office:value="71.263000000000005" table:style-name="ce11">
            <text:p>71.263</text:p>
          </table:table-cell>
          <table:table-cell office:value-type="float" office:value="71.09" table:style-name="ce11">
            <text:p>71.09</text:p>
          </table:table-cell>
          <table:table-cell office:value-type="float" office:value="72.801000000000002" table:style-name="ce11">
            <text:p>72.801</text:p>
          </table:table-cell>
          <table:table-cell office:value-type="float" office:value="72.417000000000002" table:style-name="ce11">
            <text:p>72.417</text:p>
          </table:table-cell>
          <table:table-cell office:value-type="float" office:value="73.290999999999997" table:style-name="ce11">
            <text:p>73.291</text:p>
          </table:table-cell>
          <table:table-cell office:value-type="float" office:value="74.364999999999995" table:style-name="ce11">
            <text:p>74.365</text:p>
          </table:table-cell>
          <table:table-cell office:value-type="float" office:value="76.203000000000003" table:style-name="ce11">
            <text:p>76.203</text:p>
          </table:table-cell>
          <table:table-cell office:value-type="float" office:value="76.45" table:style-name="ce11">
            <text:p>76.45</text:p>
          </table:table-cell>
          <table:table-cell office:value-type="float" office:value="81.150000000000006" table:style-name="ce11">
            <text:p>81.15</text:p>
          </table:table-cell>
          <table:table-cell office:value-type="float" office:value="82.043000000000006" table:style-name="ce11">
            <text:p>82.043</text:p>
          </table:table-cell>
          <table:table-cell office:value-type="float" office:value="81.600999999999999" table:style-name="ce11">
            <text:p>81.601</text:p>
          </table:table-cell>
          <table:table-cell office:value-type="float" office:value="80.918000000000006" table:style-name="ce11">
            <text:p>80.918</text:p>
          </table:table-cell>
          <table:table-cell table:number-columns-repeated="16365"/>
        </table:table-row>
        <table:table-row table:style-name="ro6">
          <table:table-cell office:value-type="string" table:style-name="ce3">
            <text:p>B13</text:p>
          </table:table-cell>
          <table:table-cell office:value-type="string" table:style-name="ce3">
            <text:p>B13. My manager recognises when I have done my job well (% selecting 'Strongly agree' or 'Agree')</text:p>
          </table:table-cell>
          <table:table-cell office:value-type="string" table:style-name="ce3">
            <text:p>My manager</text:p>
          </table:table-cell>
          <table:table-cell office:value-type="string" table:style-name="ce3">
            <text:p/>
          </table:table-cell>
          <table:table-cell office:value-type="float" office:value="76.343000000000004" table:style-name="ce11">
            <text:p>76.343</text:p>
          </table:table-cell>
          <table:table-cell office:value-type="float" office:value="76.66" table:style-name="ce11">
            <text:p>76.66</text:p>
          </table:table-cell>
          <table:table-cell office:value-type="float" office:value="75.953999999999994" table:style-name="ce11">
            <text:p>75.954</text:p>
          </table:table-cell>
          <table:table-cell office:value-type="float" office:value="77.28" table:style-name="ce11">
            <text:p>77.28</text:p>
          </table:table-cell>
          <table:table-cell office:value-type="float" office:value="77.076999999999998" table:style-name="ce11">
            <text:p>77.077</text:p>
          </table:table-cell>
          <table:table-cell office:value-type="float" office:value="77.039000000000001" table:style-name="ce11">
            <text:p>77.039</text:p>
          </table:table-cell>
          <table:table-cell office:value-type="float" office:value="78.606999999999999" table:style-name="ce11">
            <text:p>78.607</text:p>
          </table:table-cell>
          <table:table-cell office:value-type="float" office:value="78.186000000000007" table:style-name="ce11">
            <text:p>78.186</text:p>
          </table:table-cell>
          <table:table-cell office:value-type="float" office:value="79.186999999999998" table:style-name="ce11">
            <text:p>79.187</text:p>
          </table:table-cell>
          <table:table-cell office:value-type="float" office:value="79.853999999999999" table:style-name="ce11">
            <text:p>79.854</text:p>
          </table:table-cell>
          <table:table-cell office:value-type="float" office:value="80.478999999999999" table:style-name="ce11">
            <text:p>80.479</text:p>
          </table:table-cell>
          <table:table-cell office:value-type="float" office:value="83.566000000000003" table:style-name="ce11">
            <text:p>83.566</text:p>
          </table:table-cell>
          <table:table-cell office:value-type="float" office:value="83.858000000000004" table:style-name="ce11">
            <text:p>83.858</text:p>
          </table:table-cell>
          <table:table-cell office:value-type="float" office:value="83.486000000000004" table:style-name="ce11">
            <text:p>83.486</text:p>
          </table:table-cell>
          <table:table-cell office:value-type="float" office:value="83.358000000000004" table:style-name="ce11">
            <text:p>83.358</text:p>
          </table:table-cell>
          <table:table-cell table:number-columns-repeated="16365"/>
        </table:table-row>
        <table:table-row table:style-name="ro6">
          <table:table-cell office:value-type="string" table:style-name="ce3">
            <text:p>B14</text:p>
          </table:table-cell>
          <table:table-cell office:value-type="string" table:style-name="ce3">
            <text:p>B14. I receive regular feedback on my performance (% selecting 'Strongly agree' or 'Agree')</text:p>
          </table:table-cell>
          <table:table-cell office:value-type="string" table:style-name="ce3">
            <text:p>My manager</text:p>
          </table:table-cell>
          <table:table-cell office:value-type="string" table:style-name="ce3">
            <text:p/>
          </table:table-cell>
          <table:table-cell office:value-type="float" office:value="60.305" table:style-name="ce11">
            <text:p>60.305</text:p>
          </table:table-cell>
          <table:table-cell office:value-type="float" office:value="60.212000000000003" table:style-name="ce11">
            <text:p>60.212</text:p>
          </table:table-cell>
          <table:table-cell office:value-type="float" office:value="60" table:style-name="ce11">
            <text:p>60</text:p>
          </table:table-cell>
          <table:table-cell office:value-type="float" office:value="63.244999999999997" table:style-name="ce11">
            <text:p>63.245</text:p>
          </table:table-cell>
          <table:table-cell office:value-type="float" office:value="63.969000000000001" table:style-name="ce11">
            <text:p>63.969</text:p>
          </table:table-cell>
          <table:table-cell office:value-type="float" office:value="65.129000000000005" table:style-name="ce11">
            <text:p>65.129</text:p>
          </table:table-cell>
          <table:table-cell office:value-type="float" office:value="66.617999999999995" table:style-name="ce11">
            <text:p>66.618</text:p>
          </table:table-cell>
          <table:table-cell office:value-type="float" office:value="66.075000000000003" table:style-name="ce11">
            <text:p>66.075</text:p>
          </table:table-cell>
          <table:table-cell office:value-type="float" office:value="67.927999999999997" table:style-name="ce11">
            <text:p>67.928</text:p>
          </table:table-cell>
          <table:table-cell office:value-type="float" office:value="67.707999999999998" table:style-name="ce11">
            <text:p>67.708</text:p>
          </table:table-cell>
          <table:table-cell office:value-type="float" office:value="68.617000000000004" table:style-name="ce11">
            <text:p>68.617</text:p>
          </table:table-cell>
          <table:table-cell office:value-type="float" office:value="71.858999999999995" table:style-name="ce11">
            <text:p>71.859</text:p>
          </table:table-cell>
          <table:table-cell office:value-type="float" office:value="71.900999999999996" table:style-name="ce11">
            <text:p>71.901</text:p>
          </table:table-cell>
          <table:table-cell office:value-type="float" office:value="71.512" table:style-name="ce11">
            <text:p>71.512</text:p>
          </table:table-cell>
          <table:table-cell office:value-type="float" office:value="72.5" table:style-name="ce11">
            <text:p>72.5</text:p>
          </table:table-cell>
          <table:table-cell table:number-columns-repeated="16365"/>
        </table:table-row>
        <table:table-row table:style-name="ro6">
          <table:table-cell office:value-type="string" table:style-name="ce3">
            <text:p>B15</text:p>
          </table:table-cell>
          <table:table-cell office:value-type="string" table:style-name="ce3">
            <text:p>B15. The feedback I receive helps me to improve my performance (% selecting 'Strongly agree' or 'Agree')</text:p>
          </table:table-cell>
          <table:table-cell office:value-type="string" table:style-name="ce3">
            <text:p>My manager</text:p>
          </table:table-cell>
          <table:table-cell office:value-type="string" table:style-name="ce3">
            <text:p/>
          </table:table-cell>
          <table:table-cell office:value-type="float" office:value="56.893000000000001" table:style-name="ce11">
            <text:p>56.893</text:p>
          </table:table-cell>
          <table:table-cell office:value-type="float" office:value="57.183999999999997" table:style-name="ce11">
            <text:p>57.184</text:p>
          </table:table-cell>
          <table:table-cell office:value-type="float" office:value="57.759" table:style-name="ce11">
            <text:p>57.759</text:p>
          </table:table-cell>
          <table:table-cell office:value-type="float" office:value="59.764000000000003" table:style-name="ce11">
            <text:p>59.764</text:p>
          </table:table-cell>
          <table:table-cell office:value-type="float" office:value="59.598999999999997" table:style-name="ce11">
            <text:p>59.599</text:p>
          </table:table-cell>
          <table:table-cell office:value-type="float" office:value="61.223999999999997" table:style-name="ce11">
            <text:p>61.224</text:p>
          </table:table-cell>
          <table:table-cell office:value-type="float" office:value="61.38" table:style-name="ce11">
            <text:p>61.38</text:p>
          </table:table-cell>
          <table:table-cell office:value-type="float" office:value="62.414999999999999" table:style-name="ce11">
            <text:p>62.415</text:p>
          </table:table-cell>
          <table:table-cell office:value-type="float" office:value="63.49" table:style-name="ce11">
            <text:p>63.49</text:p>
          </table:table-cell>
          <table:table-cell office:value-type="float" office:value="64.096999999999994" table:style-name="ce11">
            <text:p>64.097</text:p>
          </table:table-cell>
          <table:table-cell office:value-type="float" office:value="64.536000000000001" table:style-name="ce11">
            <text:p>64.536</text:p>
          </table:table-cell>
          <table:table-cell office:value-type="float" office:value="68.353999999999999" table:style-name="ce11">
            <text:p>68.354</text:p>
          </table:table-cell>
          <table:table-cell office:value-type="float" office:value="68.905000000000001" table:style-name="ce11">
            <text:p>68.905</text:p>
          </table:table-cell>
          <table:table-cell office:value-type="float" office:value="66.822000000000003" table:style-name="ce11">
            <text:p>66.822</text:p>
          </table:table-cell>
          <table:table-cell office:value-type="float" office:value="68.72" table:style-name="ce11">
            <text:p>68.72</text:p>
          </table:table-cell>
          <table:table-cell table:number-columns-repeated="16365"/>
        </table:table-row>
        <table:table-row table:style-name="ro6">
          <table:table-cell office:value-type="string" table:style-name="ce3">
            <text:p>B16</text:p>
          </table:table-cell>
          <table:table-cell office:value-type="string" table:style-name="ce3">
            <text:p>B16. I think that my performance is evaluated fairly (% selecting 'Strongly agree' or 'Agree')</text:p>
          </table:table-cell>
          <table:table-cell office:value-type="string" table:style-name="ce3">
            <text:p>My manager</text:p>
          </table:table-cell>
          <table:table-cell office:value-type="string" table:style-name="ce3">
            <text:p/>
          </table:table-cell>
          <table:table-cell office:value-type="float" office:value="62.715000000000003" table:style-name="ce11">
            <text:p>62.715</text:p>
          </table:table-cell>
          <table:table-cell office:value-type="float" office:value="61.765000000000001" table:style-name="ce11">
            <text:p>61.765</text:p>
          </table:table-cell>
          <table:table-cell office:value-type="float" office:value="62.139000000000003" table:style-name="ce11">
            <text:p>62.139</text:p>
          </table:table-cell>
          <table:table-cell office:value-type="float" office:value="62.350999999999999" table:style-name="ce11">
            <text:p>62.351</text:p>
          </table:table-cell>
          <table:table-cell office:value-type="float" office:value="62.841999999999999" table:style-name="ce11">
            <text:p>62.842</text:p>
          </table:table-cell>
          <table:table-cell office:value-type="float" office:value="62.83" table:style-name="ce11">
            <text:p>62.83</text:p>
          </table:table-cell>
          <table:table-cell office:value-type="float" office:value="62.220999999999997" table:style-name="ce11">
            <text:p>62.221</text:p>
          </table:table-cell>
          <table:table-cell office:value-type="float" office:value="63.392000000000003" table:style-name="ce11">
            <text:p>63.392</text:p>
          </table:table-cell>
          <table:table-cell office:value-type="float" office:value="65.387" table:style-name="ce11">
            <text:p>65.387</text:p>
          </table:table-cell>
          <table:table-cell office:value-type="float" office:value="66.412000000000006" table:style-name="ce11">
            <text:p>66.412</text:p>
          </table:table-cell>
          <table:table-cell office:value-type="float" office:value="67.959000000000003" table:style-name="ce11">
            <text:p>67.959</text:p>
          </table:table-cell>
          <table:table-cell office:value-type="float" office:value="72.465999999999994" table:style-name="ce11">
            <text:p>72.466</text:p>
          </table:table-cell>
          <table:table-cell office:value-type="float" office:value="72.623999999999995" table:style-name="ce11">
            <text:p>72.624</text:p>
          </table:table-cell>
          <table:table-cell office:value-type="float" office:value="72.433000000000007" table:style-name="ce11">
            <text:p>72.433</text:p>
          </table:table-cell>
          <table:table-cell office:value-type="float" office:value="72.914000000000001" table:style-name="ce11">
            <text:p>72.914</text:p>
          </table:table-cell>
          <table:table-cell table:number-columns-repeated="16365"/>
        </table:table-row>
        <table:table-row table:style-name="ro9">
          <table:table-cell office:value-type="string" table:style-name="ce3">
            <text:p>B18</text:p>
          </table:table-cell>
          <table:table-cell office:value-type="string" table:style-name="ce3">
            <text:p>B18. The people in my team can be relied upon to help when things get difficult in my job (% selecting 'Strongly agree' or 'Agree')</text:p>
          </table:table-cell>
          <table:table-cell office:value-type="string" table:style-name="ce3">
            <text:p>My team</text:p>
          </table:table-cell>
          <table:table-cell office:value-type="string" table:style-name="ce3">
            <text:p/>
          </table:table-cell>
          <table:table-cell office:value-type="float" office:value="82.295000000000002" table:style-name="ce11">
            <text:p>82.295</text:p>
          </table:table-cell>
          <table:table-cell office:value-type="float" office:value="83.343000000000004" table:style-name="ce11">
            <text:p>83.343</text:p>
          </table:table-cell>
          <table:table-cell office:value-type="float" office:value="82.405000000000001" table:style-name="ce11">
            <text:p>82.405</text:p>
          </table:table-cell>
          <table:table-cell office:value-type="float" office:value="82.981999999999999" table:style-name="ce11">
            <text:p>82.982</text:p>
          </table:table-cell>
          <table:table-cell office:value-type="float" office:value="83.741" table:style-name="ce11">
            <text:p>83.741</text:p>
          </table:table-cell>
          <table:table-cell office:value-type="float" office:value="83.921000000000006" table:style-name="ce11">
            <text:p>83.921</text:p>
          </table:table-cell>
          <table:table-cell office:value-type="float" office:value="84.403000000000006" table:style-name="ce11">
            <text:p>84.403</text:p>
          </table:table-cell>
          <table:table-cell office:value-type="float" office:value="84.489000000000004" table:style-name="ce11">
            <text:p>84.489</text:p>
          </table:table-cell>
          <table:table-cell office:value-type="float" office:value="85.11" table:style-name="ce11">
            <text:p>85.11</text:p>
          </table:table-cell>
          <table:table-cell office:value-type="float" office:value="85.504999999999995" table:style-name="ce11">
            <text:p>85.505</text:p>
          </table:table-cell>
          <table:table-cell office:value-type="float" office:value="86.138000000000005" table:style-name="ce11">
            <text:p>86.138</text:p>
          </table:table-cell>
          <table:table-cell office:value-type="float" office:value="88.125" table:style-name="ce11">
            <text:p>88.125</text:p>
          </table:table-cell>
          <table:table-cell office:value-type="float" office:value="88.340999999999994" table:style-name="ce11">
            <text:p>88.341</text:p>
          </table:table-cell>
          <table:table-cell office:value-type="float" office:value="87.8" table:style-name="ce11">
            <text:p>87.8</text:p>
          </table:table-cell>
          <table:table-cell office:value-type="float" office:value="87.488" table:style-name="ce11">
            <text:p>87.488</text:p>
          </table:table-cell>
          <table:table-cell table:number-columns-repeated="16365"/>
        </table:table-row>
        <table:table-row table:style-name="ro9">
          <table:table-cell office:value-type="string" table:style-name="ce3">
            <text:p>B19</text:p>
          </table:table-cell>
          <table:table-cell office:value-type="string" table:style-name="ce3">
            <text:p>B19. The people in my team work together to find ways to improve the service we provide (% selecting 'Strongly agree' or 'Agree')</text:p>
          </table:table-cell>
          <table:table-cell office:value-type="string" table:style-name="ce3">
            <text:p>My team</text:p>
          </table:table-cell>
          <table:table-cell office:value-type="string" table:style-name="ce3">
            <text:p/>
          </table:table-cell>
          <table:table-cell office:value-type="float" office:value="78.361999999999995" table:style-name="ce11">
            <text:p>78.362</text:p>
          </table:table-cell>
          <table:table-cell office:value-type="float" office:value="78.182000000000002" table:style-name="ce11">
            <text:p>78.182</text:p>
          </table:table-cell>
          <table:table-cell office:value-type="float" office:value="78.2" table:style-name="ce11">
            <text:p>78.2</text:p>
          </table:table-cell>
          <table:table-cell office:value-type="float" office:value="79.037000000000006" table:style-name="ce11">
            <text:p>79.037</text:p>
          </table:table-cell>
          <table:table-cell office:value-type="float" office:value="80.075000000000003" table:style-name="ce11">
            <text:p>80.075</text:p>
          </table:table-cell>
          <table:table-cell office:value-type="float" office:value="80.19" table:style-name="ce11">
            <text:p>80.19</text:p>
          </table:table-cell>
          <table:table-cell office:value-type="float" office:value="80.204999999999998" table:style-name="ce11">
            <text:p>80.205</text:p>
          </table:table-cell>
          <table:table-cell office:value-type="float" office:value="81.582999999999998" table:style-name="ce11">
            <text:p>81.583</text:p>
          </table:table-cell>
          <table:table-cell office:value-type="float" office:value="82.537999999999997" table:style-name="ce11">
            <text:p>82.538</text:p>
          </table:table-cell>
          <table:table-cell office:value-type="float" office:value="82.385999999999996" table:style-name="ce11">
            <text:p>82.386</text:p>
          </table:table-cell>
          <table:table-cell office:value-type="float" office:value="82.769000000000005" table:style-name="ce11">
            <text:p>82.769</text:p>
          </table:table-cell>
          <table:table-cell office:value-type="float" office:value="85.662999999999997" table:style-name="ce11">
            <text:p>85.663</text:p>
          </table:table-cell>
          <table:table-cell office:value-type="float" office:value="85.713999999999999" table:style-name="ce11">
            <text:p>85.714</text:p>
          </table:table-cell>
          <table:table-cell office:value-type="float" office:value="84.599000000000004" table:style-name="ce11">
            <text:p>84.599</text:p>
          </table:table-cell>
          <table:table-cell office:value-type="float" office:value="84.536000000000001" table:style-name="ce11">
            <text:p>84.536</text:p>
          </table:table-cell>
          <table:table-cell table:number-columns-repeated="16365"/>
        </table:table-row>
        <table:table-row table:style-name="ro9">
          <table:table-cell office:value-type="string" table:style-name="ce3">
            <text:p>B20</text:p>
          </table:table-cell>
          <table:table-cell office:value-type="string" table:style-name="ce3">
            <text:p>B20. The people in my team are encouraged to come up with new and better ways of doing things (% selecting 'Strongly agree' or 'Agree')</text:p>
          </table:table-cell>
          <table:table-cell office:value-type="string" table:style-name="ce3">
            <text:p>My team</text:p>
          </table:table-cell>
          <table:table-cell office:value-type="string" table:style-name="ce3">
            <text:p/>
          </table:table-cell>
          <table:table-cell office:value-type="float" office:value="68.087000000000003" table:style-name="ce11">
            <text:p>68.087</text:p>
          </table:table-cell>
          <table:table-cell office:value-type="float" office:value="69.8" table:style-name="ce11">
            <text:p>69.8</text:p>
          </table:table-cell>
          <table:table-cell office:value-type="float" office:value="68.730999999999995" table:style-name="ce11">
            <text:p>68.731</text:p>
          </table:table-cell>
          <table:table-cell office:value-type="float" office:value="70.736999999999995" table:style-name="ce11">
            <text:p>70.737</text:p>
          </table:table-cell>
          <table:table-cell office:value-type="float" office:value="72.745999999999995" table:style-name="ce11">
            <text:p>72.746</text:p>
          </table:table-cell>
          <table:table-cell office:value-type="float" office:value="73.736999999999995" table:style-name="ce11">
            <text:p>73.737</text:p>
          </table:table-cell>
          <table:table-cell office:value-type="float" office:value="74.176000000000002" table:style-name="ce11">
            <text:p>74.176</text:p>
          </table:table-cell>
          <table:table-cell office:value-type="float" office:value="74.372" table:style-name="ce11">
            <text:p>74.372</text:p>
          </table:table-cell>
          <table:table-cell office:value-type="float" office:value="75.194000000000003" table:style-name="ce11">
            <text:p>75.194</text:p>
          </table:table-cell>
          <table:table-cell office:value-type="float" office:value="76.588999999999999" table:style-name="ce11">
            <text:p>76.589</text:p>
          </table:table-cell>
          <table:table-cell office:value-type="float" office:value="76.619" table:style-name="ce11">
            <text:p>76.619</text:p>
          </table:table-cell>
          <table:table-cell office:value-type="float" office:value="79.599000000000004" table:style-name="ce11">
            <text:p>79.599</text:p>
          </table:table-cell>
          <table:table-cell office:value-type="float" office:value="79.046999999999997" table:style-name="ce11">
            <text:p>79.047</text:p>
          </table:table-cell>
          <table:table-cell office:value-type="float" office:value="78.266999999999996" table:style-name="ce11">
            <text:p>78.267</text:p>
          </table:table-cell>
          <table:table-cell office:value-type="float" office:value="78.387" table:style-name="ce11">
            <text:p>78.387</text:p>
          </table:table-cell>
          <table:table-cell table:number-columns-repeated="16365"/>
        </table:table-row>
        <table:table-row table:style-name="ro9">
          <table:table-cell office:value-type="string" table:style-name="ce3">
            <text:p>B21</text:p>
          </table:table-cell>
          <table:table-cell office:value-type="string" table:style-name="ce3">
            <text:p>B21. I am able to access the right learning and development opportunities when I need to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62.186999999999998" table:style-name="ce11">
            <text:p>62.187</text:p>
          </table:table-cell>
          <table:table-cell office:value-type="float" office:value="55.39" table:style-name="ce11">
            <text:p>55.39</text:p>
          </table:table-cell>
          <table:table-cell office:value-type="float" office:value="54.249000000000002" table:style-name="ce11">
            <text:p>54.249</text:p>
          </table:table-cell>
          <table:table-cell office:value-type="float" office:value="57.877000000000002" table:style-name="ce11">
            <text:p>57.877</text:p>
          </table:table-cell>
          <table:table-cell office:value-type="float" office:value="60.899000000000001" table:style-name="ce11">
            <text:p>60.899</text:p>
          </table:table-cell>
          <table:table-cell office:value-type="float" office:value="62.32" table:style-name="ce11">
            <text:p>62.32</text:p>
          </table:table-cell>
          <table:table-cell office:value-type="float" office:value="62.887999999999998" table:style-name="ce11">
            <text:p>62.888</text:p>
          </table:table-cell>
          <table:table-cell office:value-type="float" office:value="60.673000000000002" table:style-name="ce11">
            <text:p>60.673</text:p>
          </table:table-cell>
          <table:table-cell office:value-type="float" office:value="63.255000000000003" table:style-name="ce11">
            <text:p>63.255</text:p>
          </table:table-cell>
          <table:table-cell office:value-type="float" office:value="64.117999999999995" table:style-name="ce11">
            <text:p>64.118</text:p>
          </table:table-cell>
          <table:table-cell office:value-type="float" office:value="64.421000000000006" table:style-name="ce11">
            <text:p>64.421</text:p>
          </table:table-cell>
          <table:table-cell office:value-type="float" office:value="65.847999999999999" table:style-name="ce11">
            <text:p>65.848</text:p>
          </table:table-cell>
          <table:table-cell office:value-type="float" office:value="67.134" table:style-name="ce11">
            <text:p>67.134</text:p>
          </table:table-cell>
          <table:table-cell office:value-type="float" office:value="65.837000000000003" table:style-name="ce11">
            <text:p>65.837</text:p>
          </table:table-cell>
          <table:table-cell office:value-type="float" office:value="66.933000000000007" table:style-name="ce11">
            <text:p>66.933</text:p>
          </table:table-cell>
          <table:table-cell table:number-columns-repeated="16365"/>
        </table:table-row>
        <table:table-row table:style-name="ro8">
          <table:table-cell office:value-type="string" table:style-name="ce3">
            <text:p>B22</text:p>
          </table:table-cell>
          <table:table-cell office:value-type="string" table:style-name="ce3">
            <text:p>B22. Learning and development activities I have completed in the past 12 months have helped to improve my performance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51.002000000000002" table:style-name="ce11">
            <text:p>51.002</text:p>
          </table:table-cell>
          <table:table-cell office:value-type="float" office:value="48.151000000000003" table:style-name="ce11">
            <text:p>48.151</text:p>
          </table:table-cell>
          <table:table-cell office:value-type="float" office:value="44.55" table:style-name="ce11">
            <text:p>44.55</text:p>
          </table:table-cell>
          <table:table-cell office:value-type="float" office:value="45.957999999999998" table:style-name="ce11">
            <text:p>45.958</text:p>
          </table:table-cell>
          <table:table-cell office:value-type="float" office:value="47.671999999999997" table:style-name="ce11">
            <text:p>47.672</text:p>
          </table:table-cell>
          <table:table-cell office:value-type="float" office:value="50.786999999999999" table:style-name="ce11">
            <text:p>50.787</text:p>
          </table:table-cell>
          <table:table-cell office:value-type="float" office:value="51.798999999999999" table:style-name="ce11">
            <text:p>51.799</text:p>
          </table:table-cell>
          <table:table-cell office:value-type="float" office:value="50.682000000000002" table:style-name="ce11">
            <text:p>50.682</text:p>
          </table:table-cell>
          <table:table-cell office:value-type="float" office:value="52.195" table:style-name="ce11">
            <text:p>52.195</text:p>
          </table:table-cell>
          <table:table-cell office:value-type="float" office:value="53.322000000000003" table:style-name="ce11">
            <text:p>53.322</text:p>
          </table:table-cell>
          <table:table-cell office:value-type="float" office:value="54.347000000000001" table:style-name="ce11">
            <text:p>54.347</text:p>
          </table:table-cell>
          <table:table-cell office:value-type="float" office:value="51.863" table:style-name="ce11">
            <text:p>51.863</text:p>
          </table:table-cell>
          <table:table-cell office:value-type="float" office:value="51.389000000000003" table:style-name="ce11">
            <text:p>51.389</text:p>
          </table:table-cell>
          <table:table-cell office:value-type="float" office:value="51.960999999999999" table:style-name="ce11">
            <text:p>51.961</text:p>
          </table:table-cell>
          <table:table-cell office:value-type="float" office:value="52.284999999999997" table:style-name="ce11">
            <text:p>52.285</text:p>
          </table:table-cell>
          <table:table-cell table:number-columns-repeated="16365"/>
        </table:table-row>
        <table:table-row table:style-name="ro9">
          <table:table-cell office:value-type="string" table:style-name="ce3">
            <text:p>B23</text:p>
          </table:table-cell>
          <table:table-cell office:value-type="string" table:style-name="ce3">
            <text:p>B23. There are opportunities for me to develop my career in [my organisation]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38.368000000000002" table:style-name="ce11">
            <text:p>38.368</text:p>
          </table:table-cell>
          <table:table-cell office:value-type="float" office:value="28.372" table:style-name="ce11">
            <text:p>28.372</text:p>
          </table:table-cell>
          <table:table-cell office:value-type="float" office:value="31.152999999999999" table:style-name="ce11">
            <text:p>31.153</text:p>
          </table:table-cell>
          <table:table-cell office:value-type="float" office:value="35.430999999999997" table:style-name="ce11">
            <text:p>35.431</text:p>
          </table:table-cell>
          <table:table-cell office:value-type="float" office:value="38" table:style-name="ce11">
            <text:p>38</text:p>
          </table:table-cell>
          <table:table-cell office:value-type="float" office:value="41.962000000000003" table:style-name="ce11">
            <text:p>41.962</text:p>
          </table:table-cell>
          <table:table-cell office:value-type="float" office:value="41.197000000000003" table:style-name="ce11">
            <text:p>41.197</text:p>
          </table:table-cell>
          <table:table-cell office:value-type="float" office:value="42.813000000000002" table:style-name="ce11">
            <text:p>42.813</text:p>
          </table:table-cell>
          <table:table-cell office:value-type="float" office:value="46.73" table:style-name="ce11">
            <text:p>46.73</text:p>
          </table:table-cell>
          <table:table-cell office:value-type="float" office:value="48.195999999999998" table:style-name="ce11">
            <text:p>48.196</text:p>
          </table:table-cell>
          <table:table-cell office:value-type="float" office:value="50.725999999999999" table:style-name="ce11">
            <text:p>50.726</text:p>
          </table:table-cell>
          <table:table-cell office:value-type="float" office:value="51.841000000000001" table:style-name="ce11">
            <text:p>51.841</text:p>
          </table:table-cell>
          <table:table-cell office:value-type="float" office:value="53.555" table:style-name="ce11">
            <text:p>53.555</text:p>
          </table:table-cell>
          <table:table-cell office:value-type="float" office:value="52.241999999999997" table:style-name="ce11">
            <text:p>52.242</text:p>
          </table:table-cell>
          <table:table-cell office:value-type="float" office:value="53.286000000000001" table:style-name="ce11">
            <text:p>53.286</text:p>
          </table:table-cell>
          <table:table-cell table:number-columns-repeated="16365"/>
        </table:table-row>
        <table:table-row table:style-name="ro8">
          <table:table-cell office:value-type="string" table:style-name="ce3">
            <text:p>B24</text:p>
          </table:table-cell>
          <table:table-cell office:value-type="string" table:style-name="ce3">
            <text:p>B24. Learning and development activities I have completed while working for [my organisation] are helping me to develop my career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43.7" table:style-name="ce11">
            <text:p>43.7</text:p>
          </table:table-cell>
          <table:table-cell office:value-type="float" office:value="41.106999999999999" table:style-name="ce11">
            <text:p>41.107</text:p>
          </table:table-cell>
          <table:table-cell office:value-type="float" office:value="39.612000000000002" table:style-name="ce11">
            <text:p>39.612</text:p>
          </table:table-cell>
          <table:table-cell office:value-type="float" office:value="39.737000000000002" table:style-name="ce11">
            <text:p>39.737</text:p>
          </table:table-cell>
          <table:table-cell office:value-type="float" office:value="41.567" table:style-name="ce11">
            <text:p>41.567</text:p>
          </table:table-cell>
          <table:table-cell office:value-type="float" office:value="43.063000000000002" table:style-name="ce11">
            <text:p>43.063</text:p>
          </table:table-cell>
          <table:table-cell office:value-type="float" office:value="43.598999999999997" table:style-name="ce11">
            <text:p>43.599</text:p>
          </table:table-cell>
          <table:table-cell office:value-type="float" office:value="43.661999999999999" table:style-name="ce11">
            <text:p>43.662</text:p>
          </table:table-cell>
          <table:table-cell office:value-type="float" office:value="46.575000000000003" table:style-name="ce11">
            <text:p>46.575</text:p>
          </table:table-cell>
          <table:table-cell office:value-type="float" office:value="47.258000000000003" table:style-name="ce11">
            <text:p>47.258</text:p>
          </table:table-cell>
          <table:table-cell office:value-type="float" office:value="50.094000000000001" table:style-name="ce11">
            <text:p>50.094</text:p>
          </table:table-cell>
          <table:table-cell office:value-type="float" office:value="51.53" table:style-name="ce11">
            <text:p>51.53</text:p>
          </table:table-cell>
          <table:table-cell office:value-type="float" office:value="49.686999999999998" table:style-name="ce11">
            <text:p>49.687</text:p>
          </table:table-cell>
          <table:table-cell office:value-type="float" office:value="49.707999999999998" table:style-name="ce11">
            <text:p>49.708</text:p>
          </table:table-cell>
          <table:table-cell office:value-type="float" office:value="50.625" table:style-name="ce11">
            <text:p>50.625</text:p>
          </table:table-cell>
          <table:table-cell table:number-columns-repeated="16365"/>
        </table:table-row>
        <table:table-row table:style-name="ro7">
          <table:table-cell office:value-type="string" table:style-name="ce3">
            <text:p>B25</text:p>
          </table:table-cell>
          <table:table-cell office:value-type="string" table:style-name="ce3">
            <text:p>B25. I am treated fairly at work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78.599000000000004" table:style-name="ce11">
            <text:p>78.599</text:p>
          </table:table-cell>
          <table:table-cell office:value-type="float" office:value="78.304000000000002" table:style-name="ce11">
            <text:p>78.304</text:p>
          </table:table-cell>
          <table:table-cell office:value-type="float" office:value="78.076999999999998" table:style-name="ce11">
            <text:p>78.077</text:p>
          </table:table-cell>
          <table:table-cell office:value-type="float" office:value="78.168000000000006" table:style-name="ce11">
            <text:p>78.168</text:p>
          </table:table-cell>
          <table:table-cell office:value-type="float" office:value="78.185000000000002" table:style-name="ce11">
            <text:p>78.185</text:p>
          </table:table-cell>
          <table:table-cell office:value-type="float" office:value="79.221000000000004" table:style-name="ce11">
            <text:p>79.221</text:p>
          </table:table-cell>
          <table:table-cell office:value-type="float" office:value="78.180999999999997" table:style-name="ce11">
            <text:p>78.181</text:p>
          </table:table-cell>
          <table:table-cell office:value-type="float" office:value="78.811000000000007" table:style-name="ce11">
            <text:p>78.811</text:p>
          </table:table-cell>
          <table:table-cell office:value-type="float" office:value="79.921000000000006" table:style-name="ce11">
            <text:p>79.921</text:p>
          </table:table-cell>
          <table:table-cell office:value-type="float" office:value="80.436000000000007" table:style-name="ce11">
            <text:p>80.436</text:p>
          </table:table-cell>
          <table:table-cell office:value-type="float" office:value="81.519000000000005" table:style-name="ce11">
            <text:p>81.519</text:p>
          </table:table-cell>
          <table:table-cell office:value-type="float" office:value="84.141999999999996" table:style-name="ce11">
            <text:p>84.142</text:p>
          </table:table-cell>
          <table:table-cell office:value-type="float" office:value="84.867000000000004" table:style-name="ce11">
            <text:p>84.867</text:p>
          </table:table-cell>
          <table:table-cell office:value-type="float" office:value="84.593000000000004" table:style-name="ce11">
            <text:p>84.593</text:p>
          </table:table-cell>
          <table:table-cell office:value-type="float" office:value="84.093999999999994" table:style-name="ce11">
            <text:p>84.094</text:p>
          </table:table-cell>
          <table:table-cell table:number-columns-repeated="16365"/>
        </table:table-row>
        <table:table-row table:style-name="ro6">
          <table:table-cell office:value-type="string" table:style-name="ce3">
            <text:p>B26</text:p>
          </table:table-cell>
          <table:table-cell office:value-type="string" table:style-name="ce3">
            <text:p>B26. I am treated with respect by the people I work with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84.774000000000001" table:style-name="ce11">
            <text:p>84.774</text:p>
          </table:table-cell>
          <table:table-cell office:value-type="float" office:value="83.617000000000004" table:style-name="ce11">
            <text:p>83.617</text:p>
          </table:table-cell>
          <table:table-cell office:value-type="float" office:value="83.694999999999993" table:style-name="ce11">
            <text:p>83.695</text:p>
          </table:table-cell>
          <table:table-cell office:value-type="float" office:value="83.837000000000003" table:style-name="ce11">
            <text:p>83.837</text:p>
          </table:table-cell>
          <table:table-cell office:value-type="float" office:value="84.394000000000005" table:style-name="ce11">
            <text:p>84.394</text:p>
          </table:table-cell>
          <table:table-cell office:value-type="float" office:value="84.298000000000002" table:style-name="ce11">
            <text:p>84.298</text:p>
          </table:table-cell>
          <table:table-cell office:value-type="float" office:value="84.575000000000003" table:style-name="ce11">
            <text:p>84.575</text:p>
          </table:table-cell>
          <table:table-cell office:value-type="float" office:value="84.414000000000001" table:style-name="ce11">
            <text:p>84.414</text:p>
          </table:table-cell>
          <table:table-cell office:value-type="float" office:value="84.766000000000005" table:style-name="ce11">
            <text:p>84.766</text:p>
          </table:table-cell>
          <table:table-cell office:value-type="float" office:value="85.25" table:style-name="ce11">
            <text:p>85.25</text:p>
          </table:table-cell>
          <table:table-cell office:value-type="float" office:value="85.686999999999998" table:style-name="ce11">
            <text:p>85.687</text:p>
          </table:table-cell>
          <table:table-cell office:value-type="float" office:value="88.748000000000005" table:style-name="ce11">
            <text:p>88.748</text:p>
          </table:table-cell>
          <table:table-cell office:value-type="float" office:value="89.006" table:style-name="ce11">
            <text:p>89.006</text:p>
          </table:table-cell>
          <table:table-cell office:value-type="float" office:value="88.585999999999999" table:style-name="ce11">
            <text:p>88.586</text:p>
          </table:table-cell>
          <table:table-cell office:value-type="float" office:value="88.230999999999995" table:style-name="ce11">
            <text:p>88.231</text:p>
          </table:table-cell>
          <table:table-cell table:number-columns-repeated="16365"/>
        </table:table-row>
        <table:table-row table:style-name="ro7">
          <table:table-cell office:value-type="string" table:style-name="ce3">
            <text:p>B27</text:p>
          </table:table-cell>
          <table:table-cell office:value-type="string" table:style-name="ce3">
            <text:p>B27. I feel valued for the work I do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61.862000000000002" table:style-name="ce11">
            <text:p>61.862</text:p>
          </table:table-cell>
          <table:table-cell office:value-type="float" office:value="60" table:style-name="ce11">
            <text:p>60</text:p>
          </table:table-cell>
          <table:table-cell office:value-type="float" office:value="59.459000000000003" table:style-name="ce11">
            <text:p>59.459</text:p>
          </table:table-cell>
          <table:table-cell office:value-type="float" office:value="62.069000000000003" table:style-name="ce11">
            <text:p>62.069</text:p>
          </table:table-cell>
          <table:table-cell office:value-type="float" office:value="62.993000000000002" table:style-name="ce11">
            <text:p>62.993</text:p>
          </table:table-cell>
          <table:table-cell office:value-type="float" office:value="64.596000000000004" table:style-name="ce11">
            <text:p>64.596</text:p>
          </table:table-cell>
          <table:table-cell office:value-type="float" office:value="63.771999999999998" table:style-name="ce11">
            <text:p>63.772</text:p>
          </table:table-cell>
          <table:table-cell office:value-type="float" office:value="64.600999999999999" table:style-name="ce11">
            <text:p>64.601</text:p>
          </table:table-cell>
          <table:table-cell office:value-type="float" office:value="65.56" table:style-name="ce11">
            <text:p>65.56</text:p>
          </table:table-cell>
          <table:table-cell office:value-type="float" office:value="67.834000000000003" table:style-name="ce11">
            <text:p>67.834</text:p>
          </table:table-cell>
          <table:table-cell office:value-type="float" office:value="68.188999999999993" table:style-name="ce11">
            <text:p>68.189</text:p>
          </table:table-cell>
          <table:table-cell office:value-type="float" office:value="74.037000000000006" table:style-name="ce11">
            <text:p>74.037</text:p>
          </table:table-cell>
          <table:table-cell office:value-type="float" office:value="73.453999999999994" table:style-name="ce11">
            <text:p>73.454</text:p>
          </table:table-cell>
          <table:table-cell office:value-type="float" office:value="71.278000000000006" table:style-name="ce11">
            <text:p>71.278</text:p>
          </table:table-cell>
          <table:table-cell office:value-type="float" office:value="72.132999999999996" table:style-name="ce11">
            <text:p>72.133</text:p>
          </table:table-cell>
          <table:table-cell table:number-columns-repeated="16365"/>
        </table:table-row>
        <table:table-row table:style-name="ro8">
          <table:table-cell office:value-type="string" table:style-name="ce3">
            <text:p>B28</text:p>
          </table:table-cell>
          <table:table-cell office:value-type="string" table:style-name="ce3">
            <text:p>B28. I think that [my organisation] respects individual differences (for example, cultures, working styles, backgrounds, ideas, etc.)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70.87" table:style-name="ce11">
            <text:p>70.87</text:p>
          </table:table-cell>
          <table:table-cell office:value-type="float" office:value="70.599000000000004" table:style-name="ce11">
            <text:p>70.599</text:p>
          </table:table-cell>
          <table:table-cell office:value-type="float" office:value="70.37" table:style-name="ce11">
            <text:p>70.37</text:p>
          </table:table-cell>
          <table:table-cell office:value-type="float" office:value="71.468999999999994" table:style-name="ce11">
            <text:p>71.469</text:p>
          </table:table-cell>
          <table:table-cell office:value-type="float" office:value="72.480999999999995" table:style-name="ce11">
            <text:p>72.481</text:p>
          </table:table-cell>
          <table:table-cell office:value-type="float" office:value="73.81" table:style-name="ce11">
            <text:p>73.81</text:p>
          </table:table-cell>
          <table:table-cell office:value-type="float" office:value="72.319000000000003" table:style-name="ce11">
            <text:p>72.319</text:p>
          </table:table-cell>
          <table:table-cell office:value-type="float" office:value="73.873999999999995" table:style-name="ce11">
            <text:p>73.874</text:p>
          </table:table-cell>
          <table:table-cell office:value-type="float" office:value="75.603999999999999" table:style-name="ce11">
            <text:p>75.604</text:p>
          </table:table-cell>
          <table:table-cell office:value-type="float" office:value="76.676000000000002" table:style-name="ce11">
            <text:p>76.676</text:p>
          </table:table-cell>
          <table:table-cell office:value-type="float" office:value="77.757999999999996" table:style-name="ce11">
            <text:p>77.758</text:p>
          </table:table-cell>
          <table:table-cell office:value-type="float" office:value="80.138000000000005" table:style-name="ce11">
            <text:p>80.138</text:p>
          </table:table-cell>
          <table:table-cell office:value-type="float" office:value="80.277000000000001" table:style-name="ce11">
            <text:p>80.277</text:p>
          </table:table-cell>
          <table:table-cell office:value-type="float" office:value="80.384" table:style-name="ce11">
            <text:p>80.384</text:p>
          </table:table-cell>
          <table:table-cell office:value-type="float" office:value="80.513999999999996" table:style-name="ce11">
            <text:p>80.514</text:p>
          </table:table-cell>
          <table:table-cell table:number-columns-repeated="16365"/>
        </table:table-row>
        <table:table-row table:style-name="ro6">
          <table:table-cell office:value-type="string" table:style-name="ce3">
            <text:p>B29</text:p>
          </table:table-cell>
          <table:table-cell office:value-type="string" table:style-name="ce3">
            <text:p>B29. I get the information I need to do my job well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63.097000000000001" table:style-name="ce11">
            <text:p>63.097</text:p>
          </table:table-cell>
          <table:table-cell office:value-type="float" office:value="66.86" table:style-name="ce11">
            <text:p>66.86</text:p>
          </table:table-cell>
          <table:table-cell office:value-type="float" office:value="67.403000000000006" table:style-name="ce11">
            <text:p>67.403</text:p>
          </table:table-cell>
          <table:table-cell office:value-type="float" office:value="68.293000000000006" table:style-name="ce11">
            <text:p>68.293</text:p>
          </table:table-cell>
          <table:table-cell office:value-type="float" office:value="69.134" table:style-name="ce11">
            <text:p>69.134</text:p>
          </table:table-cell>
          <table:table-cell office:value-type="float" office:value="69.869" table:style-name="ce11">
            <text:p>69.869</text:p>
          </table:table-cell>
          <table:table-cell office:value-type="float" office:value="69.210999999999999" table:style-name="ce11">
            <text:p>69.211</text:p>
          </table:table-cell>
          <table:table-cell office:value-type="float" office:value="68.814999999999998" table:style-name="ce11">
            <text:p>68.815</text:p>
          </table:table-cell>
          <table:table-cell office:value-type="float" office:value="69.626000000000005" table:style-name="ce11">
            <text:p>69.626</text:p>
          </table:table-cell>
          <table:table-cell office:value-type="float" office:value="70.372" table:style-name="ce11">
            <text:p>70.372</text:p>
          </table:table-cell>
          <table:table-cell office:value-type="float" office:value="71.058000000000007" table:style-name="ce11">
            <text:p>71.058</text:p>
          </table:table-cell>
          <table:table-cell office:value-type="float" office:value="73.162999999999997" table:style-name="ce11">
            <text:p>73.163</text:p>
          </table:table-cell>
          <table:table-cell office:value-type="float" office:value="72.554000000000002" table:style-name="ce11">
            <text:p>72.554</text:p>
          </table:table-cell>
          <table:table-cell office:value-type="float" office:value="71.745999999999995" table:style-name="ce11">
            <text:p>71.746</text:p>
          </table:table-cell>
          <table:table-cell office:value-type="float" office:value="70.897999999999996" table:style-name="ce11">
            <text:p>70.898</text:p>
          </table:table-cell>
          <table:table-cell table:number-columns-repeated="16365"/>
        </table:table-row>
        <table:table-row table:style-name="ro7">
          <table:table-cell office:value-type="string" table:style-name="ce3">
            <text:p>B30</text:p>
          </table:table-cell>
          <table:table-cell office:value-type="string" table:style-name="ce3">
            <text:p>B30. I have clear work objectives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72.498999999999995" table:style-name="ce11">
            <text:p>72.499</text:p>
          </table:table-cell>
          <table:table-cell office:value-type="float" office:value="73.876000000000005" table:style-name="ce11">
            <text:p>73.876</text:p>
          </table:table-cell>
          <table:table-cell office:value-type="float" office:value="73.548000000000002" table:style-name="ce11">
            <text:p>73.548</text:p>
          </table:table-cell>
          <table:table-cell office:value-type="float" office:value="74.959999999999994" table:style-name="ce11">
            <text:p>74.96</text:p>
          </table:table-cell>
          <table:table-cell office:value-type="float" office:value="75.256" table:style-name="ce11">
            <text:p>75.256</text:p>
          </table:table-cell>
          <table:table-cell office:value-type="float" office:value="75.569999999999993" table:style-name="ce11">
            <text:p>75.57</text:p>
          </table:table-cell>
          <table:table-cell office:value-type="float" office:value="75.492000000000004" table:style-name="ce11">
            <text:p>75.492</text:p>
          </table:table-cell>
          <table:table-cell office:value-type="float" office:value="75.123000000000005" table:style-name="ce11">
            <text:p>75.123</text:p>
          </table:table-cell>
          <table:table-cell office:value-type="float" office:value="75.331000000000003" table:style-name="ce11">
            <text:p>75.331</text:p>
          </table:table-cell>
          <table:table-cell office:value-type="float" office:value="75.846000000000004" table:style-name="ce11">
            <text:p>75.846</text:p>
          </table:table-cell>
          <table:table-cell office:value-type="float" office:value="75.69" table:style-name="ce11">
            <text:p>75.69</text:p>
          </table:table-cell>
          <table:table-cell office:value-type="float" office:value="78.632999999999996" table:style-name="ce11">
            <text:p>78.633</text:p>
          </table:table-cell>
          <table:table-cell office:value-type="float" office:value="77.841999999999999" table:style-name="ce11">
            <text:p>77.842</text:p>
          </table:table-cell>
          <table:table-cell office:value-type="float" office:value="77.010000000000005" table:style-name="ce11">
            <text:p>77.01</text:p>
          </table:table-cell>
          <table:table-cell office:value-type="float" office:value="77.302999999999997" table:style-name="ce11">
            <text:p>77.303</text:p>
          </table:table-cell>
          <table:table-cell table:number-columns-repeated="16365"/>
        </table:table-row>
        <table:table-row table:style-name="ro6">
          <table:table-cell office:value-type="string" table:style-name="ce3">
            <text:p>B31</text:p>
          </table:table-cell>
          <table:table-cell office:value-type="string" table:style-name="ce3">
            <text:p>B31. I have the skills I need to do my job effectively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87.435000000000002" table:style-name="ce11">
            <text:p>87.435</text:p>
          </table:table-cell>
          <table:table-cell office:value-type="float" office:value="88.186000000000007" table:style-name="ce11">
            <text:p>88.186</text:p>
          </table:table-cell>
          <table:table-cell office:value-type="float" office:value="88.087999999999994" table:style-name="ce11">
            <text:p>88.088</text:p>
          </table:table-cell>
          <table:table-cell office:value-type="float" office:value="88.325999999999993" table:style-name="ce11">
            <text:p>88.326</text:p>
          </table:table-cell>
          <table:table-cell office:value-type="float" office:value="88.435000000000002" table:style-name="ce11">
            <text:p>88.435</text:p>
          </table:table-cell>
          <table:table-cell office:value-type="float" office:value="89.045000000000002" table:style-name="ce11">
            <text:p>89.045</text:p>
          </table:table-cell>
          <table:table-cell office:value-type="float" office:value="88.134" table:style-name="ce11">
            <text:p>88.134</text:p>
          </table:table-cell>
          <table:table-cell office:value-type="float" office:value="88.649000000000001" table:style-name="ce11">
            <text:p>88.649</text:p>
          </table:table-cell>
          <table:table-cell office:value-type="float" office:value="88.436999999999998" table:style-name="ce11">
            <text:p>88.437</text:p>
          </table:table-cell>
          <table:table-cell office:value-type="float" office:value="88.695999999999998" table:style-name="ce11">
            <text:p>88.696</text:p>
          </table:table-cell>
          <table:table-cell office:value-type="float" office:value="88.78" table:style-name="ce11">
            <text:p>88.78</text:p>
          </table:table-cell>
          <table:table-cell office:value-type="float" office:value="89.757000000000005" table:style-name="ce11">
            <text:p>89.757</text:p>
          </table:table-cell>
          <table:table-cell office:value-type="float" office:value="89.536000000000001" table:style-name="ce11">
            <text:p>89.536</text:p>
          </table:table-cell>
          <table:table-cell office:value-type="float" office:value="89.009" table:style-name="ce11">
            <text:p>89.009</text:p>
          </table:table-cell>
          <table:table-cell office:value-type="float" office:value="89.284999999999997" table:style-name="ce11">
            <text:p>89.285</text:p>
          </table:table-cell>
          <table:table-cell table:number-columns-repeated="16365"/>
        </table:table-row>
        <table:table-row table:style-name="ro6">
          <table:table-cell office:value-type="string" table:style-name="ce3">
            <text:p>B32</text:p>
          </table:table-cell>
          <table:table-cell office:value-type="string" table:style-name="ce3">
            <text:p>B32. I have the tools I need to do my job effectively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71.575000000000003" table:style-name="ce11">
            <text:p>71.575</text:p>
          </table:table-cell>
          <table:table-cell office:value-type="float" office:value="71.753" table:style-name="ce11">
            <text:p>71.753</text:p>
          </table:table-cell>
          <table:table-cell office:value-type="float" office:value="70.31" table:style-name="ce11">
            <text:p>70.31</text:p>
          </table:table-cell>
          <table:table-cell office:value-type="float" office:value="71.614000000000004" table:style-name="ce11">
            <text:p>71.614</text:p>
          </table:table-cell>
          <table:table-cell office:value-type="float" office:value="71.366" table:style-name="ce11">
            <text:p>71.366</text:p>
          </table:table-cell>
          <table:table-cell office:value-type="float" office:value="71.825999999999993" table:style-name="ce11">
            <text:p>71.826</text:p>
          </table:table-cell>
          <table:table-cell office:value-type="float" office:value="68.748000000000005" table:style-name="ce11">
            <text:p>68.748</text:p>
          </table:table-cell>
          <table:table-cell office:value-type="float" office:value="70.012" table:style-name="ce11">
            <text:p>70.012</text:p>
          </table:table-cell>
          <table:table-cell office:value-type="float" office:value="69.951999999999998" table:style-name="ce11">
            <text:p>69.952</text:p>
          </table:table-cell>
          <table:table-cell office:value-type="float" office:value="71.11" table:style-name="ce11">
            <text:p>71.11</text:p>
          </table:table-cell>
          <table:table-cell office:value-type="float" office:value="72.409000000000006" table:style-name="ce11">
            <text:p>72.409</text:p>
          </table:table-cell>
          <table:table-cell office:value-type="float" office:value="76.103999999999999" table:style-name="ce11">
            <text:p>76.104</text:p>
          </table:table-cell>
          <table:table-cell office:value-type="float" office:value="76.097999999999999" table:style-name="ce11">
            <text:p>76.098</text:p>
          </table:table-cell>
          <table:table-cell office:value-type="float" office:value="74.688999999999993" table:style-name="ce11">
            <text:p>74.689</text:p>
          </table:table-cell>
          <table:table-cell office:value-type="float" office:value="73.548000000000002" table:style-name="ce11">
            <text:p>73.548</text:p>
          </table:table-cell>
          <table:table-cell table:number-columns-repeated="16365"/>
        </table:table-row>
        <table:table-row table:style-name="ro6">
          <table:table-cell office:value-type="string" table:style-name="ce3">
            <text:p>B33</text:p>
          </table:table-cell>
          <table:table-cell office:value-type="string" table:style-name="ce3">
            <text:p>B33. I have an acceptable workload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60.069000000000003" table:style-name="ce11">
            <text:p>60.069</text:p>
          </table:table-cell>
          <table:table-cell office:value-type="float" office:value="61.518000000000001" table:style-name="ce11">
            <text:p>61.518</text:p>
          </table:table-cell>
          <table:table-cell office:value-type="float" office:value="60.576999999999998" table:style-name="ce11">
            <text:p>60.577</text:p>
          </table:table-cell>
          <table:table-cell office:value-type="float" office:value="60.125" table:style-name="ce11">
            <text:p>60.125</text:p>
          </table:table-cell>
          <table:table-cell office:value-type="float" office:value="59.776000000000003" table:style-name="ce11">
            <text:p>59.776</text:p>
          </table:table-cell>
          <table:table-cell office:value-type="float" office:value="58.988999999999997" table:style-name="ce11">
            <text:p>58.989</text:p>
          </table:table-cell>
          <table:table-cell office:value-type="float" office:value="59.292000000000002" table:style-name="ce11">
            <text:p>59.292</text:p>
          </table:table-cell>
          <table:table-cell office:value-type="float" office:value="58.470999999999997" table:style-name="ce11">
            <text:p>58.471</text:p>
          </table:table-cell>
          <table:table-cell office:value-type="float" office:value="60.761000000000003" table:style-name="ce11">
            <text:p>60.761</text:p>
          </table:table-cell>
          <table:table-cell office:value-type="float" office:value="60.42" table:style-name="ce11">
            <text:p>60.42</text:p>
          </table:table-cell>
          <table:table-cell office:value-type="float" office:value="63.496000000000002" table:style-name="ce11">
            <text:p>63.496</text:p>
          </table:table-cell>
          <table:table-cell office:value-type="float" office:value="63.557000000000002" table:style-name="ce11">
            <text:p>63.557</text:p>
          </table:table-cell>
          <table:table-cell office:value-type="float" office:value="62.281999999999996" table:style-name="ce11">
            <text:p>62.282</text:p>
          </table:table-cell>
          <table:table-cell office:value-type="float" office:value="61.671999999999997" table:style-name="ce11">
            <text:p>61.672</text:p>
          </table:table-cell>
          <table:table-cell office:value-type="float" office:value="64.087000000000003" table:style-name="ce11">
            <text:p>64.087</text:p>
          </table:table-cell>
          <table:table-cell table:number-columns-repeated="16365"/>
        </table:table-row>
        <table:table-row table:style-name="ro9">
          <table:table-cell office:value-type="string" table:style-name="ce3">
            <text:p>B34</text:p>
          </table:table-cell>
          <table:table-cell office:value-type="string" table:style-name="ce3">
            <text:p>B34. I achieve a good balance between my work life and my private life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67.667000000000002" table:style-name="ce11">
            <text:p>67.667</text:p>
          </table:table-cell>
          <table:table-cell office:value-type="float" office:value="69.668000000000006" table:style-name="ce11">
            <text:p>69.668</text:p>
          </table:table-cell>
          <table:table-cell office:value-type="float" office:value="67.265000000000001" table:style-name="ce11">
            <text:p>67.265</text:p>
          </table:table-cell>
          <table:table-cell office:value-type="float" office:value="67.652000000000001" table:style-name="ce11">
            <text:p>67.652</text:p>
          </table:table-cell>
          <table:table-cell office:value-type="float" office:value="67.882999999999996" table:style-name="ce11">
            <text:p>67.883</text:p>
          </table:table-cell>
          <table:table-cell office:value-type="float" office:value="66.195999999999998" table:style-name="ce11">
            <text:p>66.196</text:p>
          </table:table-cell>
          <table:table-cell office:value-type="float" office:value="66.709000000000003" table:style-name="ce11">
            <text:p>66.709</text:p>
          </table:table-cell>
          <table:table-cell office:value-type="float" office:value="66.962999999999994" table:style-name="ce11">
            <text:p>66.963</text:p>
          </table:table-cell>
          <table:table-cell office:value-type="float" office:value="68.218999999999994" table:style-name="ce11">
            <text:p>68.219</text:p>
          </table:table-cell>
          <table:table-cell office:value-type="float" office:value="69.131" table:style-name="ce11">
            <text:p>69.131</text:p>
          </table:table-cell>
          <table:table-cell office:value-type="float" office:value="71.254000000000005" table:style-name="ce11">
            <text:p>71.254</text:p>
          </table:table-cell>
          <table:table-cell office:value-type="float" office:value="71.754999999999995" table:style-name="ce11">
            <text:p>71.755</text:p>
          </table:table-cell>
          <table:table-cell office:value-type="float" office:value="72.061000000000007" table:style-name="ce11">
            <text:p>72.061</text:p>
          </table:table-cell>
          <table:table-cell office:value-type="float" office:value="72.983999999999995" table:style-name="ce11">
            <text:p>72.984</text:p>
          </table:table-cell>
          <table:table-cell office:value-type="float" office:value="74.391000000000005" table:style-name="ce11">
            <text:p>74.391</text:p>
          </table:table-cell>
          <table:table-cell table:number-columns-repeated="16365"/>
        </table:table-row>
        <table:table-row table:style-name="ro6">
          <table:table-cell office:value-type="string" table:style-name="ce3">
            <text:p>B35</text:p>
          </table:table-cell>
          <table:table-cell office:value-type="string" table:style-name="ce3">
            <text:p>B35. I feel that my pay adequately reflects my performance (% selecting 'Strongly agree' or 'Agree')</text:p>
          </table:table-cell>
          <table:table-cell office:value-type="string" table:style-name="ce3">
            <text:p>Pay and benefits</text:p>
          </table:table-cell>
          <table:table-cell office:value-type="string" table:style-name="ce3">
            <text:p/>
          </table:table-cell>
          <table:table-cell office:value-type="float" office:value="35.957999999999998" table:style-name="ce11">
            <text:p>35.958</text:p>
          </table:table-cell>
          <table:table-cell office:value-type="float" office:value="38.024000000000001" table:style-name="ce11">
            <text:p>38.024</text:p>
          </table:table-cell>
          <table:table-cell office:value-type="float" office:value="32.064" table:style-name="ce11">
            <text:p>32.064</text:p>
          </table:table-cell>
          <table:table-cell office:value-type="float" office:value="30.619" table:style-name="ce11">
            <text:p>30.619</text:p>
          </table:table-cell>
          <table:table-cell office:value-type="float" office:value="28.843" table:style-name="ce11">
            <text:p>28.843</text:p>
          </table:table-cell>
          <table:table-cell office:value-type="float" office:value="29.305" table:style-name="ce11">
            <text:p>29.305</text:p>
          </table:table-cell>
          <table:table-cell office:value-type="float" office:value="31.486000000000001" table:style-name="ce11">
            <text:p>31.486</text:p>
          </table:table-cell>
          <table:table-cell office:value-type="float" office:value="32.012" table:style-name="ce11">
            <text:p>32.012</text:p>
          </table:table-cell>
          <table:table-cell office:value-type="float" office:value="30.443999999999999" table:style-name="ce11">
            <text:p>30.444</text:p>
          </table:table-cell>
          <table:table-cell office:value-type="float" office:value="30.856999999999999" table:style-name="ce11">
            <text:p>30.857</text:p>
          </table:table-cell>
          <table:table-cell office:value-type="float" office:value="34.155999999999999" table:style-name="ce11">
            <text:p>34.156</text:p>
          </table:table-cell>
          <table:table-cell office:value-type="float" office:value="40.009" table:style-name="ce11">
            <text:p>40.009</text:p>
          </table:table-cell>
          <table:table-cell office:value-type="float" office:value="38.404000000000003" table:style-name="ce11">
            <text:p>38.404</text:p>
          </table:table-cell>
          <table:table-cell office:value-type="float" office:value="26.736000000000001" table:style-name="ce11">
            <text:p>26.736</text:p>
          </table:table-cell>
          <table:table-cell office:value-type="float" office:value="31.684999999999999" table:style-name="ce11">
            <text:p>31.685</text:p>
          </table:table-cell>
          <table:table-cell table:number-columns-repeated="16365"/>
        </table:table-row>
        <table:table-row table:style-name="ro6">
          <table:table-cell office:value-type="string" table:style-name="ce3">
            <text:p>B36</text:p>
          </table:table-cell>
          <table:table-cell office:value-type="string" table:style-name="ce3">
            <text:p>B36. I am satisfied with the total benefits package (% selecting 'Strongly agree' or 'Agree')</text:p>
          </table:table-cell>
          <table:table-cell office:value-type="string" table:style-name="ce3">
            <text:p>Pay and benefits</text:p>
          </table:table-cell>
          <table:table-cell office:value-type="string" table:style-name="ce3">
            <text:p/>
          </table:table-cell>
          <table:table-cell office:value-type="float" office:value="42.927" table:style-name="ce11">
            <text:p>42.927</text:p>
          </table:table-cell>
          <table:table-cell office:value-type="float" office:value="38.801000000000002" table:style-name="ce11">
            <text:p>38.801</text:p>
          </table:table-cell>
          <table:table-cell office:value-type="float" office:value="33.835000000000001" table:style-name="ce11">
            <text:p>33.835</text:p>
          </table:table-cell>
          <table:table-cell office:value-type="float" office:value="33.064999999999998" table:style-name="ce11">
            <text:p>33.065</text:p>
          </table:table-cell>
          <table:table-cell office:value-type="float" office:value="32.436999999999998" table:style-name="ce11">
            <text:p>32.437</text:p>
          </table:table-cell>
          <table:table-cell office:value-type="float" office:value="31.768999999999998" table:style-name="ce11">
            <text:p>31.769</text:p>
          </table:table-cell>
          <table:table-cell office:value-type="float" office:value="32.841999999999999" table:style-name="ce11">
            <text:p>32.842</text:p>
          </table:table-cell>
          <table:table-cell office:value-type="float" office:value="33.877000000000002" table:style-name="ce11">
            <text:p>33.877</text:p>
          </table:table-cell>
          <table:table-cell office:value-type="float" office:value="33.695" table:style-name="ce11">
            <text:p>33.695</text:p>
          </table:table-cell>
          <table:table-cell office:value-type="float" office:value="35.707000000000001" table:style-name="ce11">
            <text:p>35.707</text:p>
          </table:table-cell>
          <table:table-cell office:value-type="float" office:value="38.779000000000003" table:style-name="ce11">
            <text:p>38.779</text:p>
          </table:table-cell>
          <table:table-cell office:value-type="float" office:value="46.72" table:style-name="ce11">
            <text:p>46.72</text:p>
          </table:table-cell>
          <table:table-cell office:value-type="float" office:value="45.271999999999998" table:style-name="ce11">
            <text:p>45.272</text:p>
          </table:table-cell>
          <table:table-cell office:value-type="float" office:value="33.854999999999997" table:style-name="ce11">
            <text:p>33.855</text:p>
          </table:table-cell>
          <table:table-cell office:value-type="float" office:value="38.816000000000003" table:style-name="ce11">
            <text:p>38.816</text:p>
          </table:table-cell>
          <table:table-cell table:number-columns-repeated="16365"/>
        </table:table-row>
        <table:table-row table:style-name="ro9">
          <table:table-cell office:value-type="string" table:style-name="ce3">
            <text:p>B37</text:p>
          </table:table-cell>
          <table:table-cell office:value-type="string" table:style-name="ce3">
            <text:p>B37. Compared to people doing a similar job in other organisations I feel my pay is reasonable (% selecting 'Strongly agree' or 'Agree')</text:p>
          </table:table-cell>
          <table:table-cell office:value-type="string" table:style-name="ce3">
            <text:p>Pay and benefits</text:p>
          </table:table-cell>
          <table:table-cell office:value-type="string" table:style-name="ce3">
            <text:p/>
          </table:table-cell>
          <table:table-cell office:value-type="float" office:value="32.945" table:style-name="ce11">
            <text:p>32.945</text:p>
          </table:table-cell>
          <table:table-cell office:value-type="float" office:value="30.986000000000001" table:style-name="ce11">
            <text:p>30.986</text:p>
          </table:table-cell>
          <table:table-cell office:value-type="float" office:value="27.460999999999999" table:style-name="ce11">
            <text:p>27.461</text:p>
          </table:table-cell>
          <table:table-cell office:value-type="float" office:value="25.655999999999999" table:style-name="ce11">
            <text:p>25.656</text:p>
          </table:table-cell>
          <table:table-cell office:value-type="float" office:value="25.106999999999999" table:style-name="ce11">
            <text:p>25.107</text:p>
          </table:table-cell>
          <table:table-cell office:value-type="float" office:value="24.318000000000001" table:style-name="ce11">
            <text:p>24.318</text:p>
          </table:table-cell>
          <table:table-cell office:value-type="float" office:value="25.218" table:style-name="ce11">
            <text:p>25.218</text:p>
          </table:table-cell>
          <table:table-cell office:value-type="float" office:value="26.838999999999999" table:style-name="ce11">
            <text:p>26.839</text:p>
          </table:table-cell>
          <table:table-cell office:value-type="float" office:value="25.481999999999999" table:style-name="ce11">
            <text:p>25.482</text:p>
          </table:table-cell>
          <table:table-cell office:value-type="float" office:value="26.831" table:style-name="ce11">
            <text:p>26.831</text:p>
          </table:table-cell>
          <table:table-cell office:value-type="float" office:value="27.736999999999998" table:style-name="ce11">
            <text:p>27.737</text:p>
          </table:table-cell>
          <table:table-cell office:value-type="float" office:value="32.83" table:style-name="ce11">
            <text:p>32.83</text:p>
          </table:table-cell>
          <table:table-cell office:value-type="float" office:value="32.357999999999997" table:style-name="ce11">
            <text:p>32.358</text:p>
          </table:table-cell>
          <table:table-cell office:value-type="float" office:value="21.585000000000001" table:style-name="ce11">
            <text:p>21.585</text:p>
          </table:table-cell>
          <table:table-cell office:value-type="float" office:value="25.704999999999998" table:style-name="ce11">
            <text:p>25.705</text:p>
          </table:table-cell>
          <table:table-cell table:number-columns-repeated="16365"/>
        </table:table-row>
        <table:table-row table:style-name="ro9">
          <table:table-cell office:value-type="string" table:style-name="ce3">
            <text:p>B37A</text:p>
          </table:table-cell>
          <table:table-cell office:value-type="string" table:style-name="ce3">
            <text:p>B37A. I am fully aware of the benefits available in [my organisation], in addition to pay (% selecting 'Strongly agree' or 'Agree')</text:p>
          </table:table-cell>
          <table:table-cell office:value-type="string" table:style-name="ce3">
            <text:p>Pay and benefits</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0.27" table:style-name="ce11">
            <text:p>70.27</text:p>
          </table:table-cell>
          <table:table-cell table:number-columns-repeated="16365"/>
        </table:table-row>
        <table:table-row table:style-name="ro9">
          <table:table-cell office:value-type="string" table:style-name="ce3">
            <text:p>B37B</text:p>
          </table:table-cell>
          <table:table-cell office:value-type="string" table:style-name="ce3">
            <text:p>B37B. Over the last 12 months money worries have affected my ability to do my job (% selecting 'Seldom' or 'Never')</text:p>
          </table:table-cell>
          <table:table-cell office:value-type="string" table:style-name="ce3">
            <text:p>Pay and benefits</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5.677" table:style-name="ce11">
            <text:p>55.677</text:p>
          </table:table-cell>
          <table:table-cell table:number-columns-repeated="16365"/>
        </table:table-row>
        <table:table-row table:style-name="ro6">
          <table:table-cell office:value-type="string" table:style-name="ce3">
            <text:p>B38</text:p>
          </table:table-cell>
          <table:table-cell office:value-type="string" table:style-name="ce3">
            <text:p>B38. Senior managers in [my organisation] are sufficiently visible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44.631999999999998" table:style-name="ce11">
            <text:p>44.632</text:p>
          </table:table-cell>
          <table:table-cell office:value-type="float" office:value="45.018000000000001" table:style-name="ce11">
            <text:p>45.018</text:p>
          </table:table-cell>
          <table:table-cell office:value-type="float" office:value="45.348999999999997" table:style-name="ce11">
            <text:p>45.349</text:p>
          </table:table-cell>
          <table:table-cell office:value-type="float" office:value="48.075000000000003" table:style-name="ce11">
            <text:p>48.075</text:p>
          </table:table-cell>
          <table:table-cell office:value-type="float" office:value="51" table:style-name="ce11">
            <text:p>51</text:p>
          </table:table-cell>
          <table:table-cell office:value-type="float" office:value="53.151000000000003" table:style-name="ce11">
            <text:p>53.151</text:p>
          </table:table-cell>
          <table:table-cell office:value-type="float" office:value="53.109000000000002" table:style-name="ce11">
            <text:p>53.109</text:p>
          </table:table-cell>
          <table:table-cell office:value-type="float" office:value="54.929000000000002" table:style-name="ce11">
            <text:p>54.929</text:p>
          </table:table-cell>
          <table:table-cell office:value-type="float" office:value="60.042000000000002" table:style-name="ce11">
            <text:p>60.042</text:p>
          </table:table-cell>
          <table:table-cell office:value-type="float" office:value="61.485999999999997" table:style-name="ce11">
            <text:p>61.486</text:p>
          </table:table-cell>
          <table:table-cell office:value-type="float" office:value="62.744999999999997" table:style-name="ce11">
            <text:p>62.745</text:p>
          </table:table-cell>
          <table:table-cell office:value-type="float" office:value="75.655000000000001" table:style-name="ce11">
            <text:p>75.655</text:p>
          </table:table-cell>
          <table:table-cell office:value-type="float" office:value="72.254000000000005" table:style-name="ce11">
            <text:p>72.254</text:p>
          </table:table-cell>
          <table:table-cell office:value-type="float" office:value="72.427999999999997" table:style-name="ce11">
            <text:p>72.428</text:p>
          </table:table-cell>
          <table:table-cell office:value-type="float" office:value="70.587999999999994" table:style-name="ce11">
            <text:p>70.588</text:p>
          </table:table-cell>
          <table:table-cell table:number-columns-repeated="16365"/>
        </table:table-row>
        <table:table-row table:style-name="ro9">
          <table:table-cell office:value-type="string" table:style-name="ce3">
            <text:p>B39</text:p>
          </table:table-cell>
          <table:table-cell office:value-type="string" table:style-name="ce3">
            <text:p>B39. I believe the actions of senior managers are consistent with [my organisation]'s values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7.975999999999999" table:style-name="ce11">
            <text:p>37.976</text:p>
          </table:table-cell>
          <table:table-cell office:value-type="float" office:value="39.47" table:style-name="ce11">
            <text:p>39.47</text:p>
          </table:table-cell>
          <table:table-cell office:value-type="float" office:value="38.841000000000001" table:style-name="ce11">
            <text:p>38.841</text:p>
          </table:table-cell>
          <table:table-cell office:value-type="float" office:value="41.994" table:style-name="ce11">
            <text:p>41.994</text:p>
          </table:table-cell>
          <table:table-cell office:value-type="float" office:value="43.478000000000002" table:style-name="ce11">
            <text:p>43.478</text:p>
          </table:table-cell>
          <table:table-cell office:value-type="float" office:value="47.390999999999998" table:style-name="ce11">
            <text:p>47.391</text:p>
          </table:table-cell>
          <table:table-cell office:value-type="float" office:value="45.26" table:style-name="ce11">
            <text:p>45.26</text:p>
          </table:table-cell>
          <table:table-cell office:value-type="float" office:value="48.720999999999997" table:style-name="ce11">
            <text:p>48.721</text:p>
          </table:table-cell>
          <table:table-cell office:value-type="float" office:value="53.89" table:style-name="ce11">
            <text:p>53.89</text:p>
          </table:table-cell>
          <table:table-cell office:value-type="float" office:value="52.5" table:style-name="ce11">
            <text:p>52.5</text:p>
          </table:table-cell>
          <table:table-cell office:value-type="float" office:value="54.618000000000002" table:style-name="ce11">
            <text:p>54.618</text:p>
          </table:table-cell>
          <table:table-cell office:value-type="float" office:value="68.807000000000002" table:style-name="ce11">
            <text:p>68.807</text:p>
          </table:table-cell>
          <table:table-cell office:value-type="float" office:value="68" table:style-name="ce11">
            <text:p>68</text:p>
          </table:table-cell>
          <table:table-cell office:value-type="float" office:value="66.569999999999993" table:style-name="ce11">
            <text:p>66.57</text:p>
          </table:table-cell>
          <table:table-cell office:value-type="float" office:value="64.771000000000001" table:style-name="ce11">
            <text:p>64.771</text:p>
          </table:table-cell>
          <table:table-cell table:number-columns-repeated="16365"/>
        </table:table-row>
        <table:table-row table:style-name="ro9">
          <table:table-cell office:value-type="string" table:style-name="ce3">
            <text:p>B40</text:p>
          </table:table-cell>
          <table:table-cell office:value-type="string" table:style-name="ce3">
            <text:p>B40. I believe that [my organisation]'s senior leaders have a clear vision for the future of [my organisation]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6.188000000000002" table:style-name="ce11">
            <text:p>36.188</text:p>
          </table:table-cell>
          <table:table-cell office:value-type="float" office:value="35.124000000000002" table:style-name="ce11">
            <text:p>35.124</text:p>
          </table:table-cell>
          <table:table-cell office:value-type="float" office:value="39.268000000000001" table:style-name="ce11">
            <text:p>39.268</text:p>
          </table:table-cell>
          <table:table-cell office:value-type="float" office:value="39.603999999999999" table:style-name="ce11">
            <text:p>39.604</text:p>
          </table:table-cell>
          <table:table-cell office:value-type="float" office:value="41.588999999999999" table:style-name="ce11">
            <text:p>41.589</text:p>
          </table:table-cell>
          <table:table-cell office:value-type="float" office:value="44.749000000000002" table:style-name="ce11">
            <text:p>44.749</text:p>
          </table:table-cell>
          <table:table-cell office:value-type="float" office:value="42.225000000000001" table:style-name="ce11">
            <text:p>42.225</text:p>
          </table:table-cell>
          <table:table-cell office:value-type="float" office:value="42.804000000000002" table:style-name="ce11">
            <text:p>42.804</text:p>
          </table:table-cell>
          <table:table-cell office:value-type="float" office:value="48.548000000000002" table:style-name="ce11">
            <text:p>48.548</text:p>
          </table:table-cell>
          <table:table-cell office:value-type="float" office:value="47.776000000000003" table:style-name="ce11">
            <text:p>47.776</text:p>
          </table:table-cell>
          <table:table-cell office:value-type="float" office:value="50" table:style-name="ce11">
            <text:p>50</text:p>
          </table:table-cell>
          <table:table-cell office:value-type="float" office:value="59.610999999999997" table:style-name="ce11">
            <text:p>59.611</text:p>
          </table:table-cell>
          <table:table-cell office:value-type="float" office:value="60.097999999999999" table:style-name="ce11">
            <text:p>60.098</text:p>
          </table:table-cell>
          <table:table-cell office:value-type="float" office:value="55.253" table:style-name="ce11">
            <text:p>55.253</text:p>
          </table:table-cell>
          <table:table-cell office:value-type="float" office:value="53.67" table:style-name="ce11">
            <text:p>53.67</text:p>
          </table:table-cell>
          <table:table-cell table:number-columns-repeated="16365"/>
        </table:table-row>
        <table:table-row table:style-name="ro9">
          <table:table-cell office:value-type="string" table:style-name="ce3">
            <text:p>B41</text:p>
          </table:table-cell>
          <table:table-cell office:value-type="string" table:style-name="ce3">
            <text:p>B41. Overall, I have confidence in the decisions made by [my organisation]'s senior managers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4.628" table:style-name="ce11">
            <text:p>34.628</text:p>
          </table:table-cell>
          <table:table-cell office:value-type="float" office:value="35.674999999999997" table:style-name="ce11">
            <text:p>35.675</text:p>
          </table:table-cell>
          <table:table-cell office:value-type="float" office:value="36.334000000000003" table:style-name="ce11">
            <text:p>36.334</text:p>
          </table:table-cell>
          <table:table-cell office:value-type="float" office:value="39.286000000000001" table:style-name="ce11">
            <text:p>39.286</text:p>
          </table:table-cell>
          <table:table-cell office:value-type="float" office:value="40.813000000000002" table:style-name="ce11">
            <text:p>40.813</text:p>
          </table:table-cell>
          <table:table-cell office:value-type="float" office:value="43.834000000000003" table:style-name="ce11">
            <text:p>43.834</text:p>
          </table:table-cell>
          <table:table-cell office:value-type="float" office:value="41.533000000000001" table:style-name="ce11">
            <text:p>41.533</text:p>
          </table:table-cell>
          <table:table-cell office:value-type="float" office:value="43.982999999999997" table:style-name="ce11">
            <text:p>43.983</text:p>
          </table:table-cell>
          <table:table-cell office:value-type="float" office:value="48.679000000000002" table:style-name="ce11">
            <text:p>48.679</text:p>
          </table:table-cell>
          <table:table-cell office:value-type="float" office:value="48.569000000000003" table:style-name="ce11">
            <text:p>48.569</text:p>
          </table:table-cell>
          <table:table-cell office:value-type="float" office:value="51.139000000000003" table:style-name="ce11">
            <text:p>51.139</text:p>
          </table:table-cell>
          <table:table-cell office:value-type="float" office:value="63.118000000000002" table:style-name="ce11">
            <text:p>63.118</text:p>
          </table:table-cell>
          <table:table-cell office:value-type="float" office:value="62.238" table:style-name="ce11">
            <text:p>62.238</text:p>
          </table:table-cell>
          <table:table-cell office:value-type="float" office:value="57.905999999999999" table:style-name="ce11">
            <text:p>57.906</text:p>
          </table:table-cell>
          <table:table-cell office:value-type="float" office:value="56.036999999999999" table:style-name="ce11">
            <text:p>56.037</text:p>
          </table:table-cell>
          <table:table-cell table:number-columns-repeated="16365"/>
        </table:table-row>
        <table:table-row table:style-name="ro6">
          <table:table-cell office:value-type="string" table:style-name="ce3">
            <text:p>B42</text:p>
          </table:table-cell>
          <table:table-cell office:value-type="string" table:style-name="ce3">
            <text:p>B42. I feel that change is managed well in [my organisation]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7.048999999999999" table:style-name="ce11">
            <text:p>27.049</text:p>
          </table:table-cell>
          <table:table-cell office:value-type="float" office:value="27.321000000000002" table:style-name="ce11">
            <text:p>27.321</text:p>
          </table:table-cell>
          <table:table-cell office:value-type="float" office:value="27.344000000000001" table:style-name="ce11">
            <text:p>27.344</text:p>
          </table:table-cell>
          <table:table-cell office:value-type="float" office:value="29.177" table:style-name="ce11">
            <text:p>29.177</text:p>
          </table:table-cell>
          <table:table-cell office:value-type="float" office:value="28.591999999999999" table:style-name="ce11">
            <text:p>28.592</text:p>
          </table:table-cell>
          <table:table-cell office:value-type="float" office:value="31.222999999999999" table:style-name="ce11">
            <text:p>31.223</text:p>
          </table:table-cell>
          <table:table-cell office:value-type="float" office:value="30.117999999999999" table:style-name="ce11">
            <text:p>30.118</text:p>
          </table:table-cell>
          <table:table-cell office:value-type="float" office:value="29.385999999999999" table:style-name="ce11">
            <text:p>29.386</text:p>
          </table:table-cell>
          <table:table-cell office:value-type="float" office:value="33.088000000000001" table:style-name="ce11">
            <text:p>33.088</text:p>
          </table:table-cell>
          <table:table-cell office:value-type="float" office:value="33.052" table:style-name="ce11">
            <text:p>33.052</text:p>
          </table:table-cell>
          <table:table-cell office:value-type="float" office:value="35.104999999999997" table:style-name="ce11">
            <text:p>35.105</text:p>
          </table:table-cell>
          <table:table-cell office:value-type="float" office:value="43.871000000000002" table:style-name="ce11">
            <text:p>43.871</text:p>
          </table:table-cell>
          <table:table-cell office:value-type="float" office:value="41.225000000000001" table:style-name="ce11">
            <text:p>41.225</text:p>
          </table:table-cell>
          <table:table-cell office:value-type="float" office:value="38.219000000000001" table:style-name="ce11">
            <text:p>38.219</text:p>
          </table:table-cell>
          <table:table-cell office:value-type="float" office:value="34.188000000000002" table:style-name="ce11">
            <text:p>34.188</text:p>
          </table:table-cell>
          <table:table-cell table:number-columns-repeated="16365"/>
        </table:table-row>
        <table:table-row table:style-name="ro9">
          <table:table-cell office:value-type="string" table:style-name="ce3">
            <text:p>B43</text:p>
          </table:table-cell>
          <table:table-cell office:value-type="string" table:style-name="ce3">
            <text:p>B43. When changes are made in [my organisation] they are usually for the better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5.303999999999998" table:style-name="ce11">
            <text:p>25.304</text:p>
          </table:table-cell>
          <table:table-cell office:value-type="float" office:value="23.077000000000002" table:style-name="ce11">
            <text:p>23.077</text:p>
          </table:table-cell>
          <table:table-cell office:value-type="float" office:value="22.699000000000002" table:style-name="ce11">
            <text:p>22.699</text:p>
          </table:table-cell>
          <table:table-cell office:value-type="float" office:value="25" table:style-name="ce11">
            <text:p>25</text:p>
          </table:table-cell>
          <table:table-cell office:value-type="float" office:value="26.879000000000001" table:style-name="ce11">
            <text:p>26.879</text:p>
          </table:table-cell>
          <table:table-cell office:value-type="float" office:value="29.591999999999999" table:style-name="ce11">
            <text:p>29.592</text:p>
          </table:table-cell>
          <table:table-cell office:value-type="float" office:value="26.719000000000001" table:style-name="ce11">
            <text:p>26.719</text:p>
          </table:table-cell>
          <table:table-cell office:value-type="float" office:value="30.079000000000001" table:style-name="ce11">
            <text:p>30.079</text:p>
          </table:table-cell>
          <table:table-cell office:value-type="float" office:value="33.039000000000001" table:style-name="ce11">
            <text:p>33.039</text:p>
          </table:table-cell>
          <table:table-cell office:value-type="float" office:value="34.783000000000001" table:style-name="ce11">
            <text:p>34.783</text:p>
          </table:table-cell>
          <table:table-cell office:value-type="float" office:value="35.75" table:style-name="ce11">
            <text:p>35.75</text:p>
          </table:table-cell>
          <table:table-cell office:value-type="float" office:value="42.284999999999997" table:style-name="ce11">
            <text:p>42.285</text:p>
          </table:table-cell>
          <table:table-cell office:value-type="float" office:value="40.722999999999999" table:style-name="ce11">
            <text:p>40.723</text:p>
          </table:table-cell>
          <table:table-cell office:value-type="float" office:value="36.448999999999998" table:style-name="ce11">
            <text:p>36.449</text:p>
          </table:table-cell>
          <table:table-cell office:value-type="float" office:value="34.058" table:style-name="ce11">
            <text:p>34.058</text:p>
          </table:table-cell>
          <table:table-cell table:number-columns-repeated="16365"/>
        </table:table-row>
        <table:table-row table:style-name="ro9">
          <table:table-cell office:value-type="string" table:style-name="ce3">
            <text:p>B44</text:p>
          </table:table-cell>
          <table:table-cell office:value-type="string" table:style-name="ce3">
            <text:p>B44. [My organisation] keeps me informed about matters that affect me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55.488" table:style-name="ce11">
            <text:p>55.488</text:p>
          </table:table-cell>
          <table:table-cell office:value-type="float" office:value="54.496000000000002" table:style-name="ce11">
            <text:p>54.496</text:p>
          </table:table-cell>
          <table:table-cell office:value-type="float" office:value="55.03" table:style-name="ce11">
            <text:p>55.03</text:p>
          </table:table-cell>
          <table:table-cell office:value-type="float" office:value="56.472000000000001" table:style-name="ce11">
            <text:p>56.472</text:p>
          </table:table-cell>
          <table:table-cell office:value-type="float" office:value="58.027999999999999" table:style-name="ce11">
            <text:p>58.028</text:p>
          </table:table-cell>
          <table:table-cell office:value-type="float" office:value="58.265999999999998" table:style-name="ce11">
            <text:p>58.266</text:p>
          </table:table-cell>
          <table:table-cell office:value-type="float" office:value="55.686" table:style-name="ce11">
            <text:p>55.686</text:p>
          </table:table-cell>
          <table:table-cell office:value-type="float" office:value="55.7" table:style-name="ce11">
            <text:p>55.7</text:p>
          </table:table-cell>
          <table:table-cell office:value-type="float" office:value="57.871000000000002" table:style-name="ce11">
            <text:p>57.871</text:p>
          </table:table-cell>
          <table:table-cell office:value-type="float" office:value="59.152999999999999" table:style-name="ce11">
            <text:p>59.153</text:p>
          </table:table-cell>
          <table:table-cell office:value-type="float" office:value="60.097999999999999" table:style-name="ce11">
            <text:p>60.098</text:p>
          </table:table-cell>
          <table:table-cell office:value-type="float" office:value="71.433000000000007" table:style-name="ce11">
            <text:p>71.433</text:p>
          </table:table-cell>
          <table:table-cell office:value-type="float" office:value="70.088999999999999" table:style-name="ce11">
            <text:p>70.089</text:p>
          </table:table-cell>
          <table:table-cell office:value-type="float" office:value="66.159000000000006" table:style-name="ce11">
            <text:p>66.159</text:p>
          </table:table-cell>
          <table:table-cell office:value-type="float" office:value="64.155000000000001" table:style-name="ce11">
            <text:p>64.155</text:p>
          </table:table-cell>
          <table:table-cell table:number-columns-repeated="16365"/>
        </table:table-row>
        <table:table-row table:style-name="ro9">
          <table:table-cell office:value-type="string" table:style-name="ce3">
            <text:p>B45</text:p>
          </table:table-cell>
          <table:table-cell office:value-type="string" table:style-name="ce3">
            <text:p>B45. I have the opportunity to contribute my views before decisions are made that affect me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2.938000000000002" table:style-name="ce11">
            <text:p>32.938</text:p>
          </table:table-cell>
          <table:table-cell office:value-type="float" office:value="32.042000000000002" table:style-name="ce11">
            <text:p>32.042</text:p>
          </table:table-cell>
          <table:table-cell office:value-type="float" office:value="35.625" table:style-name="ce11">
            <text:p>35.625</text:p>
          </table:table-cell>
          <table:table-cell office:value-type="float" office:value="35.841999999999999" table:style-name="ce11">
            <text:p>35.842</text:p>
          </table:table-cell>
          <table:table-cell office:value-type="float" office:value="36.348999999999997" table:style-name="ce11">
            <text:p>36.349</text:p>
          </table:table-cell>
          <table:table-cell office:value-type="float" office:value="35.561999999999998" table:style-name="ce11">
            <text:p>35.562</text:p>
          </table:table-cell>
          <table:table-cell office:value-type="float" office:value="35.945" table:style-name="ce11">
            <text:p>35.945</text:p>
          </table:table-cell>
          <table:table-cell office:value-type="float" office:value="37.590000000000003" table:style-name="ce11">
            <text:p>37.59</text:p>
          </table:table-cell>
          <table:table-cell office:value-type="float" office:value="38.578000000000003" table:style-name="ce11">
            <text:p>38.578</text:p>
          </table:table-cell>
          <table:table-cell office:value-type="float" office:value="40.334000000000003" table:style-name="ce11">
            <text:p>40.334</text:p>
          </table:table-cell>
          <table:table-cell office:value-type="float" office:value="40.405999999999999" table:style-name="ce11">
            <text:p>40.406</text:p>
          </table:table-cell>
          <table:table-cell office:value-type="float" office:value="45.603999999999999" table:style-name="ce11">
            <text:p>45.604</text:p>
          </table:table-cell>
          <table:table-cell office:value-type="float" office:value="45.741999999999997" table:style-name="ce11">
            <text:p>45.742</text:p>
          </table:table-cell>
          <table:table-cell office:value-type="float" office:value="42.415999999999997" table:style-name="ce11">
            <text:p>42.416</text:p>
          </table:table-cell>
          <table:table-cell office:value-type="float" office:value="40.305999999999997" table:style-name="ce11">
            <text:p>40.306</text:p>
          </table:table-cell>
          <table:table-cell table:number-columns-repeated="16365"/>
        </table:table-row>
        <table:table-row table:style-name="ro9">
          <table:table-cell office:value-type="string" table:style-name="ce3">
            <text:p>B46</text:p>
          </table:table-cell>
          <table:table-cell office:value-type="string" table:style-name="ce3">
            <text:p>B46. I think it is safe to challenge the way things are done in [my organisation]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9.235999999999997" table:style-name="ce11">
            <text:p>39.236</text:p>
          </table:table-cell>
          <table:table-cell office:value-type="float" office:value="39.447000000000003" table:style-name="ce11">
            <text:p>39.447</text:p>
          </table:table-cell>
          <table:table-cell office:value-type="float" office:value="38.424999999999997" table:style-name="ce11">
            <text:p>38.425</text:p>
          </table:table-cell>
          <table:table-cell office:value-type="float" office:value="40.387999999999998" table:style-name="ce11">
            <text:p>40.388</text:p>
          </table:table-cell>
          <table:table-cell office:value-type="float" office:value="38.402999999999999" table:style-name="ce11">
            <text:p>38.403</text:p>
          </table:table-cell>
          <table:table-cell office:value-type="float" office:value="41.283999999999999" table:style-name="ce11">
            <text:p>41.284</text:p>
          </table:table-cell>
          <table:table-cell office:value-type="float" office:value="41.195" table:style-name="ce11">
            <text:p>41.195</text:p>
          </table:table-cell>
          <table:table-cell office:value-type="float" office:value="43.154000000000003" table:style-name="ce11">
            <text:p>43.154</text:p>
          </table:table-cell>
          <table:table-cell office:value-type="float" office:value="45.959000000000003" table:style-name="ce11">
            <text:p>45.959</text:p>
          </table:table-cell>
          <table:table-cell office:value-type="float" office:value="47.436999999999998" table:style-name="ce11">
            <text:p>47.437</text:p>
          </table:table-cell>
          <table:table-cell office:value-type="float" office:value="49.514000000000003" table:style-name="ce11">
            <text:p>49.514</text:p>
          </table:table-cell>
          <table:table-cell office:value-type="float" office:value="54.095999999999997" table:style-name="ce11">
            <text:p>54.096</text:p>
          </table:table-cell>
          <table:table-cell office:value-type="float" office:value="54.536000000000001" table:style-name="ce11">
            <text:p>54.536</text:p>
          </table:table-cell>
          <table:table-cell office:value-type="float" office:value="52.707999999999998" table:style-name="ce11">
            <text:p>52.708</text:p>
          </table:table-cell>
          <table:table-cell office:value-type="float" office:value="51.435000000000002" table:style-name="ce11">
            <text:p>51.435</text:p>
          </table:table-cell>
          <table:table-cell table:number-columns-repeated="16365"/>
        </table:table-row>
        <table:table-row table:style-name="ro6">
          <table:table-cell office:value-type="string" table:style-name="ce3">
            <text:p>B47</text:p>
          </table:table-cell>
          <table:table-cell office:value-type="string" table:style-name="ce3">
            <text:p>B47. I am proud when I tell others I am part of [my organisation] (% selecting 'Strongly agree' or 'Agree')</text:p>
          </table:table-cell>
          <table:table-cell office:value-type="string" table:style-name="ce3">
            <text:p>Employee engagement</text:p>
          </table:table-cell>
          <table:table-cell office:value-type="string" table:style-name="ce3">
            <text:p/>
          </table:table-cell>
          <table:table-cell office:value-type="float" office:value="55.542999999999999" table:style-name="ce11">
            <text:p>55.543</text:p>
          </table:table-cell>
          <table:table-cell office:value-type="float" office:value="54.856000000000002" table:style-name="ce11">
            <text:p>54.856</text:p>
          </table:table-cell>
          <table:table-cell office:value-type="float" office:value="52.201000000000001" table:style-name="ce11">
            <text:p>52.201</text:p>
          </table:table-cell>
          <table:table-cell office:value-type="float" office:value="53.433" table:style-name="ce11">
            <text:p>53.433</text:p>
          </table:table-cell>
          <table:table-cell office:value-type="float" office:value="55.953000000000003" table:style-name="ce11">
            <text:p>55.953</text:p>
          </table:table-cell>
          <table:table-cell office:value-type="float" office:value="58.869" table:style-name="ce11">
            <text:p>58.869</text:p>
          </table:table-cell>
          <table:table-cell office:value-type="float" office:value="57.286000000000001" table:style-name="ce11">
            <text:p>57.286</text:p>
          </table:table-cell>
          <table:table-cell office:value-type="float" office:value="58.863999999999997" table:style-name="ce11">
            <text:p>58.864</text:p>
          </table:table-cell>
          <table:table-cell office:value-type="float" office:value="61.722000000000001" table:style-name="ce11">
            <text:p>61.722</text:p>
          </table:table-cell>
          <table:table-cell office:value-type="float" office:value="65.239000000000004" table:style-name="ce11">
            <text:p>65.239</text:p>
          </table:table-cell>
          <table:table-cell office:value-type="float" office:value="66.527000000000001" table:style-name="ce11">
            <text:p>66.527</text:p>
          </table:table-cell>
          <table:table-cell office:value-type="float" office:value="70.192999999999998" table:style-name="ce11">
            <text:p>70.193</text:p>
          </table:table-cell>
          <table:table-cell office:value-type="float" office:value="70.488" table:style-name="ce11">
            <text:p>70.488</text:p>
          </table:table-cell>
          <table:table-cell office:value-type="float" office:value="66.762" table:style-name="ce11">
            <text:p>66.762</text:p>
          </table:table-cell>
          <table:table-cell office:value-type="float" office:value="65.216999999999999" table:style-name="ce11">
            <text:p>65.217</text:p>
          </table:table-cell>
          <table:table-cell table:number-columns-repeated="16365"/>
        </table:table-row>
        <table:table-row table:style-name="ro9">
          <table:table-cell office:value-type="string" table:style-name="ce3">
            <text:p>B48</text:p>
          </table:table-cell>
          <table:table-cell office:value-type="string" table:style-name="ce3">
            <text:p>B48. I would recommend [my organisation] as a great place to work (% selecting 'Strongly agree' or 'Agree')</text:p>
          </table:table-cell>
          <table:table-cell office:value-type="string" table:style-name="ce3">
            <text:p>Employee engagement</text:p>
          </table:table-cell>
          <table:table-cell office:value-type="string" table:style-name="ce3">
            <text:p/>
          </table:table-cell>
          <table:table-cell office:value-type="float" office:value="47.957000000000001" table:style-name="ce11">
            <text:p>47.957</text:p>
          </table:table-cell>
          <table:table-cell office:value-type="float" office:value="41.555" table:style-name="ce11">
            <text:p>41.555</text:p>
          </table:table-cell>
          <table:table-cell office:value-type="float" office:value="42.741" table:style-name="ce11">
            <text:p>42.741</text:p>
          </table:table-cell>
          <table:table-cell office:value-type="float" office:value="46.482999999999997" table:style-name="ce11">
            <text:p>46.483</text:p>
          </table:table-cell>
          <table:table-cell office:value-type="float" office:value="44.828000000000003" table:style-name="ce11">
            <text:p>44.828</text:p>
          </table:table-cell>
          <table:table-cell office:value-type="float" office:value="48.902000000000001" table:style-name="ce11">
            <text:p>48.902</text:p>
          </table:table-cell>
          <table:table-cell office:value-type="float" office:value="47.15" table:style-name="ce11">
            <text:p>47.15</text:p>
          </table:table-cell>
          <table:table-cell office:value-type="float" office:value="51.064" table:style-name="ce11">
            <text:p>51.064</text:p>
          </table:table-cell>
          <table:table-cell office:value-type="float" office:value="55.018000000000001" table:style-name="ce11">
            <text:p>55.018</text:p>
          </table:table-cell>
          <table:table-cell office:value-type="float" office:value="57.902999999999999" table:style-name="ce11">
            <text:p>57.903</text:p>
          </table:table-cell>
          <table:table-cell office:value-type="float" office:value="61.112000000000002" table:style-name="ce11">
            <text:p>61.112</text:p>
          </table:table-cell>
          <table:table-cell office:value-type="float" office:value="65.891000000000005" table:style-name="ce11">
            <text:p>65.891</text:p>
          </table:table-cell>
          <table:table-cell office:value-type="float" office:value="63.59" table:style-name="ce11">
            <text:p>63.59</text:p>
          </table:table-cell>
          <table:table-cell office:value-type="float" office:value="61.012999999999998" table:style-name="ce11">
            <text:p>61.013</text:p>
          </table:table-cell>
          <table:table-cell office:value-type="float" office:value="61.463999999999999" table:style-name="ce11">
            <text:p>61.464</text:p>
          </table:table-cell>
          <table:table-cell table:number-columns-repeated="16365"/>
        </table:table-row>
        <table:table-row table:style-name="ro6">
          <table:table-cell office:value-type="string" table:style-name="ce3">
            <text:p>B49</text:p>
          </table:table-cell>
          <table:table-cell office:value-type="string" table:style-name="ce3">
            <text:p>B49. I feel a strong personal attachment to [my organisation] (% selecting 'Strongly agree' or 'Agree')</text:p>
          </table:table-cell>
          <table:table-cell office:value-type="string" table:style-name="ce3">
            <text:p>Employee engagement</text:p>
          </table:table-cell>
          <table:table-cell office:value-type="string" table:style-name="ce3">
            <text:p/>
          </table:table-cell>
          <table:table-cell office:value-type="float" office:value="45.058999999999997" table:style-name="ce11">
            <text:p>45.059</text:p>
          </table:table-cell>
          <table:table-cell office:value-type="float" office:value="46.154000000000003" table:style-name="ce11">
            <text:p>46.154</text:p>
          </table:table-cell>
          <table:table-cell office:value-type="float" office:value="45.521999999999998" table:style-name="ce11">
            <text:p>45.522</text:p>
          </table:table-cell>
          <table:table-cell office:value-type="float" office:value="44.387999999999998" table:style-name="ce11">
            <text:p>44.388</text:p>
          </table:table-cell>
          <table:table-cell office:value-type="float" office:value="45.746000000000002" table:style-name="ce11">
            <text:p>45.746</text:p>
          </table:table-cell>
          <table:table-cell office:value-type="float" office:value="47.813000000000002" table:style-name="ce11">
            <text:p>47.813</text:p>
          </table:table-cell>
          <table:table-cell office:value-type="float" office:value="46.854999999999997" table:style-name="ce11">
            <text:p>46.855</text:p>
          </table:table-cell>
          <table:table-cell office:value-type="float" office:value="47.896000000000001" table:style-name="ce11">
            <text:p>47.896</text:p>
          </table:table-cell>
          <table:table-cell office:value-type="float" office:value="48.938000000000002" table:style-name="ce11">
            <text:p>48.938</text:p>
          </table:table-cell>
          <table:table-cell office:value-type="float" office:value="51.707000000000001" table:style-name="ce11">
            <text:p>51.707</text:p>
          </table:table-cell>
          <table:table-cell office:value-type="float" office:value="52.350999999999999" table:style-name="ce11">
            <text:p>52.351</text:p>
          </table:table-cell>
          <table:table-cell office:value-type="float" office:value="56.033000000000001" table:style-name="ce11">
            <text:p>56.033</text:p>
          </table:table-cell>
          <table:table-cell office:value-type="float" office:value="53.704000000000001" table:style-name="ce11">
            <text:p>53.704</text:p>
          </table:table-cell>
          <table:table-cell office:value-type="float" office:value="51.325000000000003" table:style-name="ce11">
            <text:p>51.325</text:p>
          </table:table-cell>
          <table:table-cell office:value-type="float" office:value="50" table:style-name="ce11">
            <text:p>50</text:p>
          </table:table-cell>
          <table:table-cell table:number-columns-repeated="16365"/>
        </table:table-row>
        <table:table-row table:style-name="ro6">
          <table:table-cell office:value-type="string" table:style-name="ce3">
            <text:p>B50</text:p>
          </table:table-cell>
          <table:table-cell office:value-type="string" table:style-name="ce3">
            <text:p>B50. [My organisation] inspires me to do the best in my job (% selecting 'Strongly agree' or 'Agree')</text:p>
          </table:table-cell>
          <table:table-cell office:value-type="string" table:style-name="ce3">
            <text:p>Employee engagement</text:p>
          </table:table-cell>
          <table:table-cell office:value-type="string" table:style-name="ce3">
            <text:p/>
          </table:table-cell>
          <table:table-cell office:value-type="float" office:value="39.829000000000001" table:style-name="ce11">
            <text:p>39.829</text:p>
          </table:table-cell>
          <table:table-cell office:value-type="float" office:value="39.073" table:style-name="ce11">
            <text:p>39.073</text:p>
          </table:table-cell>
          <table:table-cell office:value-type="float" office:value="38.261000000000003" table:style-name="ce11">
            <text:p>38.261</text:p>
          </table:table-cell>
          <table:table-cell office:value-type="float" office:value="41.008000000000003" table:style-name="ce11">
            <text:p>41.008</text:p>
          </table:table-cell>
          <table:table-cell office:value-type="float" office:value="43.161000000000001" table:style-name="ce11">
            <text:p>43.161</text:p>
          </table:table-cell>
          <table:table-cell office:value-type="float" office:value="45.122" table:style-name="ce11">
            <text:p>45.122</text:p>
          </table:table-cell>
          <table:table-cell office:value-type="float" office:value="44.343000000000004" table:style-name="ce11">
            <text:p>44.343</text:p>
          </table:table-cell>
          <table:table-cell office:value-type="float" office:value="45.920999999999999" table:style-name="ce11">
            <text:p>45.921</text:p>
          </table:table-cell>
          <table:table-cell office:value-type="float" office:value="47.698999999999998" table:style-name="ce11">
            <text:p>47.699</text:p>
          </table:table-cell>
          <table:table-cell office:value-type="float" office:value="49.866999999999997" table:style-name="ce11">
            <text:p>49.867</text:p>
          </table:table-cell>
          <table:table-cell office:value-type="float" office:value="52.064999999999998" table:style-name="ce11">
            <text:p>52.065</text:p>
          </table:table-cell>
          <table:table-cell office:value-type="float" office:value="57.639000000000003" table:style-name="ce11">
            <text:p>57.639</text:p>
          </table:table-cell>
          <table:table-cell office:value-type="float" office:value="57.636000000000003" table:style-name="ce11">
            <text:p>57.636</text:p>
          </table:table-cell>
          <table:table-cell office:value-type="float" office:value="55.512999999999998" table:style-name="ce11">
            <text:p>55.513</text:p>
          </table:table-cell>
          <table:table-cell office:value-type="float" office:value="53.902999999999999" table:style-name="ce11">
            <text:p>53.903</text:p>
          </table:table-cell>
          <table:table-cell table:number-columns-repeated="16365"/>
        </table:table-row>
        <table:table-row table:style-name="ro6">
          <table:table-cell office:value-type="string" table:style-name="ce3">
            <text:p>B51</text:p>
          </table:table-cell>
          <table:table-cell office:value-type="string" table:style-name="ce3">
            <text:p>B51. [My organisation] motivates me to help it achieve its objectives (% selecting 'Strongly agree' or 'Agree')</text:p>
          </table:table-cell>
          <table:table-cell office:value-type="string" table:style-name="ce3">
            <text:p>Employee engagement</text:p>
          </table:table-cell>
          <table:table-cell office:value-type="string" table:style-name="ce3">
            <text:p/>
          </table:table-cell>
          <table:table-cell office:value-type="float" office:value="37.871000000000002" table:style-name="ce11">
            <text:p>37.871</text:p>
          </table:table-cell>
          <table:table-cell office:value-type="float" office:value="35.743000000000002" table:style-name="ce11">
            <text:p>35.743</text:p>
          </table:table-cell>
          <table:table-cell office:value-type="float" office:value="35.293999999999997" table:style-name="ce11">
            <text:p>35.294</text:p>
          </table:table-cell>
          <table:table-cell office:value-type="float" office:value="38.337000000000003" table:style-name="ce11">
            <text:p>38.337</text:p>
          </table:table-cell>
          <table:table-cell office:value-type="float" office:value="39.828000000000003" table:style-name="ce11">
            <text:p>39.828</text:p>
          </table:table-cell>
          <table:table-cell office:value-type="float" office:value="43.286000000000001" table:style-name="ce11">
            <text:p>43.286</text:p>
          </table:table-cell>
          <table:table-cell office:value-type="float" office:value="41.701000000000001" table:style-name="ce11">
            <text:p>41.701</text:p>
          </table:table-cell>
          <table:table-cell office:value-type="float" office:value="43.540999999999997" table:style-name="ce11">
            <text:p>43.541</text:p>
          </table:table-cell>
          <table:table-cell office:value-type="float" office:value="45.926000000000002" table:style-name="ce11">
            <text:p>45.926</text:p>
          </table:table-cell>
          <table:table-cell office:value-type="float" office:value="47.554000000000002" table:style-name="ce11">
            <text:p>47.554</text:p>
          </table:table-cell>
          <table:table-cell office:value-type="float" office:value="50.064999999999998" table:style-name="ce11">
            <text:p>50.065</text:p>
          </table:table-cell>
          <table:table-cell office:value-type="float" office:value="56.360999999999997" table:style-name="ce11">
            <text:p>56.361</text:p>
          </table:table-cell>
          <table:table-cell office:value-type="float" office:value="55.408999999999999" table:style-name="ce11">
            <text:p>55.409</text:p>
          </table:table-cell>
          <table:table-cell office:value-type="float" office:value="52.439" table:style-name="ce11">
            <text:p>52.439</text:p>
          </table:table-cell>
          <table:table-cell office:value-type="float" office:value="51.667999999999999" table:style-name="ce11">
            <text:p>51.668</text:p>
          </table:table-cell>
          <table:table-cell table:number-columns-repeated="16365"/>
        </table:table-row>
        <table:table-row table:style-name="ro9">
          <table:table-cell office:value-type="string" table:style-name="ce3">
            <text:p>B52</text:p>
          </table:table-cell>
          <table:table-cell office:value-type="string" table:style-name="ce3">
            <text:p>B52. I believe that senior managers in [my organisation] will take action on the results from this survey (% selecting 'Strongly agree' or 'Agree')</text:p>
          </table:table-cell>
          <table:table-cell office:value-type="string" table:style-name="ce3">
            <text:p>Taking action</text:p>
          </table:table-cell>
          <table:table-cell office:value-type="string" table:style-name="ce3">
            <text:p/>
          </table:table-cell>
          <table:table-cell office:value-type="float" office:value="36.484000000000002" table:style-name="ce11">
            <text:p>36.484</text:p>
          </table:table-cell>
          <table:table-cell office:value-type="float" office:value="37.652000000000001" table:style-name="ce11">
            <text:p>37.652</text:p>
          </table:table-cell>
          <table:table-cell office:value-type="float" office:value="38.826999999999998" table:style-name="ce11">
            <text:p>38.827</text:p>
          </table:table-cell>
          <table:table-cell office:value-type="float" office:value="43.057000000000002" table:style-name="ce11">
            <text:p>43.057</text:p>
          </table:table-cell>
          <table:table-cell office:value-type="float" office:value="42.98" table:style-name="ce11">
            <text:p>42.98</text:p>
          </table:table-cell>
          <table:table-cell office:value-type="float" office:value="45.215000000000003" table:style-name="ce11">
            <text:p>45.215</text:p>
          </table:table-cell>
          <table:table-cell office:value-type="float" office:value="43.337000000000003" table:style-name="ce11">
            <text:p>43.337</text:p>
          </table:table-cell>
          <table:table-cell office:value-type="float" office:value="46.128" table:style-name="ce11">
            <text:p>46.128</text:p>
          </table:table-cell>
          <table:table-cell office:value-type="float" office:value="50.116" table:style-name="ce11">
            <text:p>50.116</text:p>
          </table:table-cell>
          <table:table-cell office:value-type="float" office:value="49.206000000000003" table:style-name="ce11">
            <text:p>49.206</text:p>
          </table:table-cell>
          <table:table-cell office:value-type="float" office:value="50.98" table:style-name="ce11">
            <text:p>50.98</text:p>
          </table:table-cell>
          <table:table-cell office:value-type="float" office:value="57.213000000000001" table:style-name="ce11">
            <text:p>57.213</text:p>
          </table:table-cell>
          <table:table-cell office:value-type="float" office:value="54.167000000000002" table:style-name="ce11">
            <text:p>54.167</text:p>
          </table:table-cell>
          <table:table-cell office:value-type="float" office:value="50.677999999999997" table:style-name="ce11">
            <text:p>50.678</text:p>
          </table:table-cell>
          <table:table-cell office:value-type="float" office:value="51.194000000000003" table:style-name="ce11">
            <text:p>51.194</text:p>
          </table:table-cell>
          <table:table-cell table:number-columns-repeated="16365"/>
        </table:table-row>
        <table:table-row table:style-name="ro9">
          <table:table-cell office:value-type="string" table:style-name="ce3">
            <text:p>B53</text:p>
          </table:table-cell>
          <table:table-cell office:value-type="string" table:style-name="ce3">
            <text:p>B53. Where I work, I think effective action has been taken on the results of the last survey (% selecting 'Strongly agree' or 'Agree')</text:p>
          </table:table-cell>
          <table:table-cell office:value-type="string" table:style-name="ce3">
            <text:p>Taking action</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float" office:value="29.199000000000002" table:style-name="ce11">
            <text:p>29.199</text:p>
          </table:table-cell>
          <table:table-cell office:value-type="float" office:value="31.52" table:style-name="ce11">
            <text:p>31.52</text:p>
          </table:table-cell>
          <table:table-cell office:value-type="float" office:value="33.091000000000001" table:style-name="ce11">
            <text:p>33.091</text:p>
          </table:table-cell>
          <table:table-cell office:value-type="float" office:value="35.052" table:style-name="ce11">
            <text:p>35.052</text:p>
          </table:table-cell>
          <table:table-cell office:value-type="float" office:value="33.481000000000002" table:style-name="ce11">
            <text:p>33.481</text:p>
          </table:table-cell>
          <table:table-cell office:value-type="float" office:value="34.895000000000003" table:style-name="ce11">
            <text:p>34.895</text:p>
          </table:table-cell>
          <table:table-cell office:value-type="float" office:value="36.222000000000001" table:style-name="ce11">
            <text:p>36.222</text:p>
          </table:table-cell>
          <table:table-cell office:value-type="float" office:value="35.914000000000001" table:style-name="ce11">
            <text:p>35.914</text:p>
          </table:table-cell>
          <table:table-cell office:value-type="float" office:value="38.009" table:style-name="ce11">
            <text:p>38.009</text:p>
          </table:table-cell>
          <table:table-cell office:value-type="float" office:value="39.369" table:style-name="ce11">
            <text:p>39.369</text:p>
          </table:table-cell>
          <table:table-cell office:value-type="float" office:value="37.597000000000001" table:style-name="ce11">
            <text:p>37.597</text:p>
          </table:table-cell>
          <table:table-cell office:value-type="float" office:value="34.929000000000002" table:style-name="ce11">
            <text:p>34.929</text:p>
          </table:table-cell>
          <table:table-cell office:value-type="float" office:value="38.101999999999997" table:style-name="ce11">
            <text:p>38.102</text:p>
          </table:table-cell>
          <table:table-cell table:number-columns-repeated="16365"/>
        </table:table-row>
        <table:table-row table:style-name="ro6">
          <table:table-cell office:value-type="string" table:style-name="ce3">
            <text:p>B54</text:p>
          </table:table-cell>
          <table:table-cell office:value-type="string" table:style-name="ce3">
            <text:p>B54. I am trusted to carry out my job effectively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6.162999999999997" table:style-name="ce11">
            <text:p>86.163</text:p>
          </table:table-cell>
          <table:table-cell office:value-type="float" office:value="88.025999999999996" table:style-name="ce11">
            <text:p>88.026</text:p>
          </table:table-cell>
          <table:table-cell office:value-type="float" office:value="88.572999999999993" table:style-name="ce11">
            <text:p>88.573</text:p>
          </table:table-cell>
          <table:table-cell office:value-type="float" office:value="87.762" table:style-name="ce11">
            <text:p>87.762</text:p>
          </table:table-cell>
          <table:table-cell office:value-type="float" office:value="87.989000000000004" table:style-name="ce11">
            <text:p>87.989</text:p>
          </table:table-cell>
          <table:table-cell office:value-type="float" office:value="88.513000000000005" table:style-name="ce11">
            <text:p>88.513</text:p>
          </table:table-cell>
          <table:table-cell office:value-type="float" office:value="89.293000000000006" table:style-name="ce11">
            <text:p>89.293</text:p>
          </table:table-cell>
          <table:table-cell office:value-type="float" office:value="89.3" table:style-name="ce11">
            <text:p>89.3</text:p>
          </table:table-cell>
          <table:table-cell office:value-type="float" office:value="90.805999999999997" table:style-name="ce11">
            <text:p>90.806</text:p>
          </table:table-cell>
          <table:table-cell office:value-type="float" office:value="91.736000000000004" table:style-name="ce11">
            <text:p>91.736</text:p>
          </table:table-cell>
          <table:table-cell office:value-type="float" office:value="90.575000000000003" table:style-name="ce11">
            <text:p>90.575</text:p>
          </table:table-cell>
          <table:table-cell office:value-type="float" office:value="90.36" table:style-name="ce11">
            <text:p>90.36</text:p>
          </table:table-cell>
          <table:table-cell table:number-columns-repeated="16365"/>
        </table:table-row>
        <table:table-row table:style-name="ro9">
          <table:table-cell office:value-type="string" table:style-name="ce3">
            <text:p>B55</text:p>
          </table:table-cell>
          <table:table-cell office:value-type="string" table:style-name="ce3">
            <text:p>B55. I believe I would be supported if I try a new idea, even if it may not work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3.253" table:style-name="ce11">
            <text:p>63.253</text:p>
          </table:table-cell>
          <table:table-cell office:value-type="float" office:value="67.436000000000007" table:style-name="ce11">
            <text:p>67.436</text:p>
          </table:table-cell>
          <table:table-cell office:value-type="float" office:value="68.316999999999993" table:style-name="ce11">
            <text:p>68.317</text:p>
          </table:table-cell>
          <table:table-cell office:value-type="float" office:value="67.658000000000001" table:style-name="ce11">
            <text:p>67.658</text:p>
          </table:table-cell>
          <table:table-cell office:value-type="float" office:value="68.807000000000002" table:style-name="ce11">
            <text:p>68.807</text:p>
          </table:table-cell>
          <table:table-cell office:value-type="float" office:value="70.718999999999994" table:style-name="ce11">
            <text:p>70.719</text:p>
          </table:table-cell>
          <table:table-cell office:value-type="float" office:value="71.787000000000006" table:style-name="ce11">
            <text:p>71.787</text:p>
          </table:table-cell>
          <table:table-cell office:value-type="float" office:value="72.722999999999999" table:style-name="ce11">
            <text:p>72.723</text:p>
          </table:table-cell>
          <table:table-cell office:value-type="float" office:value="72.085999999999999" table:style-name="ce11">
            <text:p>72.086</text:p>
          </table:table-cell>
          <table:table-cell office:value-type="float" office:value="74.808999999999997" table:style-name="ce11">
            <text:p>74.809</text:p>
          </table:table-cell>
          <table:table-cell office:value-type="float" office:value="74.844999999999999" table:style-name="ce11">
            <text:p>74.845</text:p>
          </table:table-cell>
          <table:table-cell office:value-type="float" office:value="74.856999999999999" table:style-name="ce11">
            <text:p>74.857</text:p>
          </table:table-cell>
          <table:table-cell table:number-columns-repeated="16365"/>
        </table:table-row>
        <table:table-row table:style-name="ro8">
          <table:table-cell office:value-type="string" table:style-name="ce3">
            <text:p>B56</text:p>
          </table:table-cell>
          <table:table-cell office:value-type="string" table:style-name="ce3">
            <text:p>B56. In [my organisation], people are encouraged to speak up when they identify a serious policy or delivery risk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6.340999999999994" table:style-name="ce11">
            <text:p>66.341</text:p>
          </table:table-cell>
          <table:table-cell office:value-type="float" office:value="67.605999999999995" table:style-name="ce11">
            <text:p>67.606</text:p>
          </table:table-cell>
          <table:table-cell office:value-type="float" office:value="70.049000000000007" table:style-name="ce11">
            <text:p>70.049</text:p>
          </table:table-cell>
          <table:table-cell office:value-type="float" office:value="72.477000000000004" table:style-name="ce11">
            <text:p>72.477</text:p>
          </table:table-cell>
          <table:table-cell office:value-type="float" office:value="74.846000000000004" table:style-name="ce11">
            <text:p>74.846</text:p>
          </table:table-cell>
          <table:table-cell office:value-type="float" office:value="74.036000000000001" table:style-name="ce11">
            <text:p>74.036</text:p>
          </table:table-cell>
          <table:table-cell office:value-type="float" office:value="73.114999999999995" table:style-name="ce11">
            <text:p>73.115</text:p>
          </table:table-cell>
          <table:table-cell table:number-columns-repeated="16365"/>
        </table:table-row>
        <table:table-row table:style-name="ro9">
          <table:table-cell office:value-type="string" table:style-name="ce3">
            <text:p>B57</text:p>
          </table:table-cell>
          <table:table-cell office:value-type="string" table:style-name="ce3">
            <text:p>B57. I feel able to challenge inappropriate behaviour in the workplace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3.442999999999998" table:style-name="ce11">
            <text:p>63.443</text:p>
          </table:table-cell>
          <table:table-cell office:value-type="float" office:value="65.480999999999995" table:style-name="ce11">
            <text:p>65.481</text:p>
          </table:table-cell>
          <table:table-cell office:value-type="float" office:value="66.707999999999998" table:style-name="ce11">
            <text:p>66.708</text:p>
          </table:table-cell>
          <table:table-cell office:value-type="float" office:value="68.727999999999994" table:style-name="ce11">
            <text:p>68.728</text:p>
          </table:table-cell>
          <table:table-cell office:value-type="float" office:value="70" table:style-name="ce11">
            <text:p>70</text:p>
          </table:table-cell>
          <table:table-cell office:value-type="float" office:value="71.225999999999999" table:style-name="ce11">
            <text:p>71.226</text:p>
          </table:table-cell>
          <table:table-cell office:value-type="float" office:value="70.918999999999997" table:style-name="ce11">
            <text:p>70.919</text:p>
          </table:table-cell>
          <table:table-cell table:number-columns-repeated="16365"/>
        </table:table-row>
        <table:table-row table:style-name="ro9">
          <table:table-cell office:value-type="string" table:style-name="ce3">
            <text:p>B58</text:p>
          </table:table-cell>
          <table:table-cell office:value-type="string" table:style-name="ce3">
            <text:p>B58. [My organisation] is committed to creating a diverse and inclusive workplace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3.64" table:style-name="ce11">
            <text:p>73.64</text:p>
          </table:table-cell>
          <table:table-cell office:value-type="float" office:value="74.721999999999994" table:style-name="ce11">
            <text:p>74.722</text:p>
          </table:table-cell>
          <table:table-cell office:value-type="float" office:value="76.183999999999997" table:style-name="ce11">
            <text:p>76.184</text:p>
          </table:table-cell>
          <table:table-cell office:value-type="float" office:value="80.218000000000004" table:style-name="ce11">
            <text:p>80.218</text:p>
          </table:table-cell>
          <table:table-cell office:value-type="float" office:value="79.753" table:style-name="ce11">
            <text:p>79.753</text:p>
          </table:table-cell>
          <table:table-cell office:value-type="float" office:value="78.031000000000006" table:style-name="ce11">
            <text:p>78.031</text:p>
          </table:table-cell>
          <table:table-cell office:value-type="float" office:value="77.72" table:style-name="ce11">
            <text:p>77.72</text:p>
          </table:table-cell>
          <table:table-cell table:number-columns-repeated="16365"/>
        </table:table-row>
        <table:table-row table:style-name="ro6">
          <table:table-cell office:value-type="string" table:style-name="ce3">
            <text:p>B59</text:p>
          </table:table-cell>
          <table:table-cell office:value-type="string" table:style-name="ce3">
            <text:p>B59. I am aware of the Civil Service vision for 'A Modern Civil Service'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2.747" table:style-name="ce11">
            <text:p>42.747</text:p>
          </table:table-cell>
          <table:table-cell office:value-type="float" office:value="50.692" table:style-name="ce11">
            <text:p>50.692</text:p>
          </table:table-cell>
          <table:table-cell office:value-type="float" office:value="57.654000000000003" table:style-name="ce11">
            <text:p>57.654</text:p>
          </table:table-cell>
          <table:table-cell office:value-type="float" office:value="60.265999999999998" table:style-name="ce11">
            <text:p>60.266</text:p>
          </table:table-cell>
          <table:table-cell office:value-type="float" office:value="56.94" table:style-name="ce11">
            <text:p>56.94</text:p>
          </table:table-cell>
          <table:table-cell office:value-type="float" office:value="59.548000000000002" table:style-name="ce11">
            <text:p>59.548</text:p>
          </table:table-cell>
          <table:table-cell office:value-type="float" office:value="60.048999999999999" table:style-name="ce11">
            <text:p>60.049</text:p>
          </table:table-cell>
          <table:table-cell table:number-columns-repeated="16365"/>
        </table:table-row>
        <table:table-row table:style-name="ro9">
          <table:table-cell office:value-type="string" table:style-name="ce3">
            <text:p>B59A</text:p>
          </table:table-cell>
          <table:table-cell office:value-type="string" table:style-name="ce3">
            <text:p>B59A. I understand how I can help achieve the vision for 'A Modern Civil Service'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9.317999999999998" table:style-name="ce11">
            <text:p>39.318</text:p>
          </table:table-cell>
          <table:table-cell office:value-type="float" office:value="40.792999999999999" table:style-name="ce11">
            <text:p>40.793</text:p>
          </table:table-cell>
          <table:table-cell office:value-type="float" office:value="42.280999999999999" table:style-name="ce11">
            <text:p>42.281</text:p>
          </table:table-cell>
          <table:table-cell table:number-columns-repeated="16365"/>
        </table:table-row>
        <table:table-row table:style-name="ro11">
          <table:table-cell office:value-type="string" table:style-name="ce3">
            <text:p>B59B</text:p>
          </table:table-cell>
          <table:table-cell office:value-type="string" table:style-name="ce3">
            <text:p>B59B. The technology provided by [my organisation] enables me to easily connect and collaborate with the colleagues that I need to for me to do my job effectively, from any location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0.557000000000002" table:style-name="ce11">
            <text:p>80.557</text:p>
          </table:table-cell>
          <table:table-cell office:value-type="float" office:value="79.703000000000003" table:style-name="ce11">
            <text:p>79.703</text:p>
          </table:table-cell>
          <table:table-cell office:value-type="float" office:value="80.094999999999999" table:style-name="ce11">
            <text:p>80.095</text:p>
          </table:table-cell>
          <table:table-cell table:number-columns-repeated="16365"/>
        </table:table-row>
        <table:table-row table:style-name="ro10">
          <table:table-cell office:value-type="string" table:style-name="ce3">
            <text:p>B59C</text:p>
          </table:table-cell>
          <table:table-cell office:value-type="string" table:style-name="ce3">
            <text:p>B59C. How often do you collaborate with civil servants in other Government departments and agencies to achieve common goals? (% selecting 'Always', 'Often' or 'Some of the tim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3.877000000000002" table:style-name="ce11">
            <text:p>33.877</text:p>
          </table:table-cell>
          <table:table-cell office:value-type="float" office:value="34.573" table:style-name="ce11">
            <text:p>34.573</text:p>
          </table:table-cell>
          <table:table-cell office:value-type="float" office:value="35.549999999999997" table:style-name="ce11">
            <text:p>35.55</text:p>
          </table:table-cell>
          <table:table-cell office:value-type="float" office:value="37.264000000000003" table:style-name="ce11">
            <text:p>37.264</text:p>
          </table:table-cell>
          <table:table-cell table:number-columns-repeated="16365"/>
        </table:table-row>
        <table:table-row table:style-name="ro9">
          <table:table-cell office:value-type="string" table:style-name="ce3">
            <text:p>B59D</text:p>
          </table:table-cell>
          <table:table-cell office:value-type="string" table:style-name="ce3">
            <text:p>B59D. I consider how my work impacts upon the public in the course of carrying out my duties (% selecting 'Always', 'Often' or 'Some of the tim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5.552999999999997" table:style-name="ce11">
            <text:p>85.553</text:p>
          </table:table-cell>
          <table:table-cell office:value-type="float" office:value="86.557000000000002" table:style-name="ce11">
            <text:p>86.557</text:p>
          </table:table-cell>
          <table:table-cell office:value-type="float" office:value="85.558999999999997" table:style-name="ce11">
            <text:p>85.559</text:p>
          </table:table-cell>
          <table:table-cell table:number-columns-repeated="16365"/>
        </table:table-row>
        <table:table-row table:style-name="ro9">
          <table:table-cell office:value-type="string" table:style-name="ce3">
            <text:p>B59E</text:p>
          </table:table-cell>
          <table:table-cell office:value-type="string" table:style-name="ce3">
            <text:p>B59E. I have a choice in deciding where I do my work (usual workplace or base, another workplace, home)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2.036000000000001" table:style-name="ce11">
            <text:p>72.036</text:p>
          </table:table-cell>
          <table:table-cell office:value-type="float" office:value="81.644000000000005" table:style-name="ce11">
            <text:p>81.644</text:p>
          </table:table-cell>
          <table:table-cell office:value-type="float" office:value="79.010999999999996" table:style-name="ce11">
            <text:p>79.011</text:p>
          </table:table-cell>
          <table:table-cell office:value-type="float" office:value="83.23" table:style-name="ce11">
            <text:p>83.23</text:p>
          </table:table-cell>
          <table:table-cell table:number-columns-repeated="16365"/>
        </table:table-row>
        <table:table-row table:style-name="ro8">
          <table:table-cell office:value-type="string" table:style-name="ce3">
            <text:p>B59F</text:p>
          </table:table-cell>
          <table:table-cell office:value-type="string" table:style-name="ce3">
            <text:p>B59F. My manager trusts me to do my job effectively, even if I am not working from the same location as them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93.194999999999993" table:style-name="ce11">
            <text:p>93.195</text:p>
          </table:table-cell>
          <table:table-cell office:value-type="float" office:value="94.748999999999995" table:style-name="ce11">
            <text:p>94.749</text:p>
          </table:table-cell>
          <table:table-cell office:value-type="float" office:value="94.751999999999995" table:style-name="ce11">
            <text:p>94.752</text:p>
          </table:table-cell>
          <table:table-cell office:value-type="float" office:value="94.769000000000005" table:style-name="ce11">
            <text:p>94.769</text:p>
          </table:table-cell>
          <table:table-cell table:number-columns-repeated="16365"/>
        </table:table-row>
        <table:table-row table:style-name="ro9">
          <table:table-cell office:value-type="string" table:style-name="ce3">
            <text:p>B59G</text:p>
          </table:table-cell>
          <table:table-cell office:value-type="string" table:style-name="ce3">
            <text:p>B59G. Over the last month, roughly how productive have you been? (% selecting 'selecting 90%-99% or 100% productiv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0.334000000000003" table:style-name="ce11">
            <text:p>70.334</text:p>
          </table:table-cell>
          <table:table-cell office:value-type="float" office:value="68.873999999999995" table:style-name="ce11">
            <text:p>68.874</text:p>
          </table:table-cell>
          <table:table-cell office:value-type="float" office:value="66.433999999999997" table:style-name="ce11">
            <text:p>66.434</text:p>
          </table:table-cell>
          <table:table-cell table:number-columns-repeated="16365"/>
        </table:table-row>
        <table:table-row table:style-name="ro6">
          <table:table-cell office:value-type="string" table:style-name="ce3">
            <text:p>B59H</text:p>
          </table:table-cell>
          <table:table-cell office:value-type="string" table:style-name="ce3">
            <text:p>B59H. Efficiency is pursued as a priority in [my organisation]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6.741999999999997" table:style-name="ce11">
            <text:p>56.742</text:p>
          </table:table-cell>
          <table:table-cell office:value-type="float" office:value="54.784999999999997" table:style-name="ce11">
            <text:p>54.785</text:p>
          </table:table-cell>
          <table:table-cell table:number-columns-repeated="16365"/>
        </table:table-row>
        <table:table-row table:style-name="ro9">
          <table:table-cell office:value-type="string" table:style-name="ce3">
            <text:p>B59I</text:p>
          </table:table-cell>
          <table:table-cell office:value-type="string" table:style-name="ce3">
            <text:p>B59I. Civil Service Reform is improving the way I work in my local area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5.843" table:style-name="ce11">
            <text:p>15.843</text:p>
          </table:table-cell>
          <table:table-cell table:number-columns-repeated="16365"/>
        </table:table-row>
        <table:table-row table:style-name="ro10">
          <table:table-cell office:value-type="string" table:style-name="ce3">
            <text:p>C01_1</text:p>
          </table:table-cell>
          <table:table-cell office:value-type="string" table:style-name="ce3">
            <text:p>C01_1. Which of the following statements most reflects your current thoughts about working for [my organisation]? (% selecting 'I want to leave my organisation as soon as possible')</text:p>
          </table:table-cell>
          <table:table-cell office:value-type="string" table:style-name="ce3">
            <text:p>Future intentions</text:p>
          </table:table-cell>
          <table:table-cell office:value-type="string" table:style-name="ce3">
            <text:p/>
          </table:table-cell>
          <table:table-cell office:value-type="float" office:value="6.2839999999999998" table:style-name="ce11">
            <text:p>6.284</text:p>
          </table:table-cell>
          <table:table-cell office:value-type="float" office:value="7.7569999999999997" table:style-name="ce11">
            <text:p>7.757</text:p>
          </table:table-cell>
          <table:table-cell office:value-type="float" office:value="7.48" table:style-name="ce11">
            <text:p>7.48</text:p>
          </table:table-cell>
          <table:table-cell office:value-type="float" office:value="8.032" table:style-name="ce11">
            <text:p>8.032</text:p>
          </table:table-cell>
          <table:table-cell office:value-type="float" office:value="7.95" table:style-name="ce11">
            <text:p>7.95</text:p>
          </table:table-cell>
          <table:table-cell office:value-type="float" office:value="7.3719999999999999" table:style-name="ce11">
            <text:p>7.372</text:p>
          </table:table-cell>
          <table:table-cell office:value-type="float" office:value="8.6129999999999995" table:style-name="ce11">
            <text:p>8.613</text:p>
          </table:table-cell>
          <table:table-cell office:value-type="float" office:value="8.452" table:style-name="ce11">
            <text:p>8.452</text:p>
          </table:table-cell>
          <table:table-cell office:value-type="float" office:value="8.3309999999999995" table:style-name="ce11">
            <text:p>8.331</text:p>
          </table:table-cell>
          <table:table-cell office:value-type="float" office:value="7.6630000000000003" table:style-name="ce11">
            <text:p>7.663</text:p>
          </table:table-cell>
          <table:table-cell office:value-type="float" office:value="7.3390000000000004" table:style-name="ce11">
            <text:p>7.339</text:p>
          </table:table-cell>
          <table:table-cell office:value-type="float" office:value="5.6630000000000003" table:style-name="ce11">
            <text:p>5.663</text:p>
          </table:table-cell>
          <table:table-cell office:value-type="float" office:value="6.32" table:style-name="ce11">
            <text:p>6.32</text:p>
          </table:table-cell>
          <table:table-cell office:value-type="float" office:value="7.0449999999999999" table:style-name="ce11">
            <text:p>7.045</text:p>
          </table:table-cell>
          <table:table-cell office:value-type="float" office:value="7.2460000000000004" table:style-name="ce11">
            <text:p>7.246</text:p>
          </table:table-cell>
          <table:table-cell table:number-columns-repeated="16365"/>
        </table:table-row>
        <table:table-row table:style-name="ro10">
          <table:table-cell office:value-type="string" table:style-name="ce3">
            <text:p>C01_2</text:p>
          </table:table-cell>
          <table:table-cell office:value-type="string" table:style-name="ce3">
            <text:p>C01_2. Which of the following statements most reflects your current thoughts about working for [my organisation]? (% selecting 'I want to leave my organisation within the next 12 months')</text:p>
          </table:table-cell>
          <table:table-cell office:value-type="string" table:style-name="ce3">
            <text:p>Future intentions</text:p>
          </table:table-cell>
          <table:table-cell office:value-type="string" table:style-name="ce3">
            <text:p/>
          </table:table-cell>
          <table:table-cell office:value-type="float" office:value="11.268000000000001" table:style-name="ce11">
            <text:p>11.268</text:p>
          </table:table-cell>
          <table:table-cell office:value-type="float" office:value="10.976000000000001" table:style-name="ce11">
            <text:p>10.976</text:p>
          </table:table-cell>
          <table:table-cell office:value-type="float" office:value="11.089" table:style-name="ce11">
            <text:p>11.089</text:p>
          </table:table-cell>
          <table:table-cell office:value-type="float" office:value="12.366" table:style-name="ce11">
            <text:p>12.366</text:p>
          </table:table-cell>
          <table:table-cell office:value-type="float" office:value="13.048" table:style-name="ce11">
            <text:p>13.048</text:p>
          </table:table-cell>
          <table:table-cell office:value-type="float" office:value="13.744" table:style-name="ce11">
            <text:p>13.744</text:p>
          </table:table-cell>
          <table:table-cell office:value-type="float" office:value="15.486000000000001" table:style-name="ce11">
            <text:p>15.486</text:p>
          </table:table-cell>
          <table:table-cell office:value-type="float" office:value="14.99" table:style-name="ce11">
            <text:p>14.99</text:p>
          </table:table-cell>
          <table:table-cell office:value-type="float" office:value="14.576000000000001" table:style-name="ce11">
            <text:p>14.576</text:p>
          </table:table-cell>
          <table:table-cell office:value-type="float" office:value="14.579000000000001" table:style-name="ce11">
            <text:p>14.579</text:p>
          </table:table-cell>
          <table:table-cell office:value-type="float" office:value="14.654" table:style-name="ce11">
            <text:p>14.654</text:p>
          </table:table-cell>
          <table:table-cell office:value-type="float" office:value="12.007999999999999" table:style-name="ce11">
            <text:p>12.008</text:p>
          </table:table-cell>
          <table:table-cell office:value-type="float" office:value="13.503" table:style-name="ce11">
            <text:p>13.503</text:p>
          </table:table-cell>
          <table:table-cell office:value-type="float" office:value="14.537000000000001" table:style-name="ce11">
            <text:p>14.537</text:p>
          </table:table-cell>
          <table:table-cell office:value-type="float" office:value="14.75" table:style-name="ce11">
            <text:p>14.75</text:p>
          </table:table-cell>
          <table:table-cell table:number-columns-repeated="16365"/>
        </table:table-row>
        <table:table-row table:style-name="ro10">
          <table:table-cell office:value-type="string" table:style-name="ce3">
            <text:p>C01_3</text:p>
          </table:table-cell>
          <table:table-cell office:value-type="string" table:style-name="ce3">
            <text:p>C01_3. Which of the following statements most reflects your current thoughts about working for [my organisation]? (% selecting 'I want to stay working for my organisation for at least the next year')</text:p>
          </table:table-cell>
          <table:table-cell office:value-type="string" table:style-name="ce3">
            <text:p>Future intentions</text:p>
          </table:table-cell>
          <table:table-cell office:value-type="string" table:style-name="ce3">
            <text:p/>
          </table:table-cell>
          <table:table-cell office:value-type="float" office:value="27.927" table:style-name="ce11">
            <text:p>27.927</text:p>
          </table:table-cell>
          <table:table-cell office:value-type="float" office:value="26.143999999999998" table:style-name="ce11">
            <text:p>26.144</text:p>
          </table:table-cell>
          <table:table-cell office:value-type="float" office:value="27.422999999999998" table:style-name="ce11">
            <text:p>27.423</text:p>
          </table:table-cell>
          <table:table-cell office:value-type="float" office:value="28.529" table:style-name="ce11">
            <text:p>28.529</text:p>
          </table:table-cell>
          <table:table-cell office:value-type="float" office:value="30.175000000000001" table:style-name="ce11">
            <text:p>30.175</text:p>
          </table:table-cell>
          <table:table-cell office:value-type="float" office:value="31.280999999999999" table:style-name="ce11">
            <text:p>31.281</text:p>
          </table:table-cell>
          <table:table-cell office:value-type="float" office:value="31.934000000000001" table:style-name="ce11">
            <text:p>31.934</text:p>
          </table:table-cell>
          <table:table-cell office:value-type="float" office:value="32.161000000000001" table:style-name="ce11">
            <text:p>32.161</text:p>
          </table:table-cell>
          <table:table-cell office:value-type="float" office:value="33.892000000000003" table:style-name="ce11">
            <text:p>33.892</text:p>
          </table:table-cell>
          <table:table-cell office:value-type="float" office:value="34.287999999999997" table:style-name="ce11">
            <text:p>34.288</text:p>
          </table:table-cell>
          <table:table-cell office:value-type="float" office:value="33.220999999999997" table:style-name="ce11">
            <text:p>33.221</text:p>
          </table:table-cell>
          <table:table-cell office:value-type="float" office:value="33.271999999999998" table:style-name="ce11">
            <text:p>33.272</text:p>
          </table:table-cell>
          <table:table-cell office:value-type="float" office:value="32.683" table:style-name="ce11">
            <text:p>32.683</text:p>
          </table:table-cell>
          <table:table-cell office:value-type="float" office:value="34.427" table:style-name="ce11">
            <text:p>34.427</text:p>
          </table:table-cell>
          <table:table-cell office:value-type="float" office:value="35.853999999999999" table:style-name="ce11">
            <text:p>35.854</text:p>
          </table:table-cell>
          <table:table-cell table:number-columns-repeated="16365"/>
        </table:table-row>
        <table:table-row table:style-name="ro10">
          <table:table-cell office:value-type="string" table:style-name="ce3">
            <text:p>C01_4</text:p>
          </table:table-cell>
          <table:table-cell office:value-type="string" table:style-name="ce3">
            <text:p>C01_4. Which of the following statements most reflects your current thoughts about working for [my organisation]? (% selecting 'I want to stay working for my organisation for at least the next three years')</text:p>
          </table:table-cell>
          <table:table-cell office:value-type="string" table:style-name="ce3">
            <text:p>Future intentions</text:p>
          </table:table-cell>
          <table:table-cell office:value-type="string" table:style-name="ce3">
            <text:p/>
          </table:table-cell>
          <table:table-cell office:value-type="float" office:value="54.905000000000001" table:style-name="ce11">
            <text:p>54.905</text:p>
          </table:table-cell>
          <table:table-cell office:value-type="float" office:value="54.587000000000003" table:style-name="ce11">
            <text:p>54.587</text:p>
          </table:table-cell>
          <table:table-cell office:value-type="float" office:value="53.585999999999999" table:style-name="ce11">
            <text:p>53.586</text:p>
          </table:table-cell>
          <table:table-cell office:value-type="float" office:value="51.723999999999997" table:style-name="ce11">
            <text:p>51.724</text:p>
          </table:table-cell>
          <table:table-cell office:value-type="float" office:value="48.027999999999999" table:style-name="ce11">
            <text:p>48.028</text:p>
          </table:table-cell>
          <table:table-cell office:value-type="float" office:value="46.667000000000002" table:style-name="ce11">
            <text:p>46.667</text:p>
          </table:table-cell>
          <table:table-cell office:value-type="float" office:value="42.656999999999996" table:style-name="ce11">
            <text:p>42.657</text:p>
          </table:table-cell>
          <table:table-cell office:value-type="float" office:value="43.152999999999999" table:style-name="ce11">
            <text:p>43.153</text:p>
          </table:table-cell>
          <table:table-cell office:value-type="float" office:value="43.942" table:style-name="ce11">
            <text:p>43.942</text:p>
          </table:table-cell>
          <table:table-cell office:value-type="float" office:value="43.445999999999998" table:style-name="ce11">
            <text:p>43.446</text:p>
          </table:table-cell>
          <table:table-cell office:value-type="float" office:value="43.661000000000001" table:style-name="ce11">
            <text:p>43.661</text:p>
          </table:table-cell>
          <table:table-cell office:value-type="float" office:value="48.137999999999998" table:style-name="ce11">
            <text:p>48.138</text:p>
          </table:table-cell>
          <table:table-cell office:value-type="float" office:value="46.965000000000003" table:style-name="ce11">
            <text:p>46.965</text:p>
          </table:table-cell>
          <table:table-cell office:value-type="float" office:value="42.345999999999997" table:style-name="ce11">
            <text:p>42.346</text:p>
          </table:table-cell>
          <table:table-cell office:value-type="float" office:value="42.451000000000001" table:style-name="ce11">
            <text:p>42.451</text:p>
          </table:table-cell>
          <table:table-cell table:number-columns-repeated="16365"/>
        </table:table-row>
        <table:table-row table:style-name="ro10">
          <table:table-cell office:value-type="string" table:style-name="ce3">
            <text:p>C02_01</text:p>
          </table:table-cell>
          <table:table-cell office:value-type="string" table:style-name="ce3">
            <text:p>C02_01. Why do you want to leave [my organisation] immediately or within the next 12 months? (% selecting 'End of my current contract or loan'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4239999999999999" table:style-name="ce11">
            <text:p>3.424</text:p>
          </table:table-cell>
          <table:table-cell office:value-type="float" office:value="3.7589999999999999" table:style-name="ce11">
            <text:p>3.759</text:p>
          </table:table-cell>
          <table:table-cell table:number-columns-repeated="16365"/>
        </table:table-row>
        <table:table-row table:style-name="ro10">
          <table:table-cell office:value-type="string" table:style-name="ce3">
            <text:p>C02_02</text:p>
          </table:table-cell>
          <table:table-cell office:value-type="string" table:style-name="ce3">
            <text:p>C02_02. Why do you want to leave [my organisation] immediately or within the next 12 months? (% selecting 'A promotion or career progression within the Civil Servic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3.366999999999997" table:style-name="ce11">
            <text:p>33.367</text:p>
          </table:table-cell>
          <table:table-cell office:value-type="float" office:value="35.606999999999999" table:style-name="ce11">
            <text:p>35.607</text:p>
          </table:table-cell>
          <table:table-cell table:number-columns-repeated="16365"/>
        </table:table-row>
        <table:table-row table:style-name="ro11">
          <table:table-cell office:value-type="string" table:style-name="ce3">
            <text:p>C02_03</text:p>
          </table:table-cell>
          <table:table-cell office:value-type="string" table:style-name="ce3">
            <text:p>C02_03. Why do you want to leave [my organisation] immediately or within the next 12 months? (% selecting 'A promotion or career progression outside of the Civil Servic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2.969000000000001" table:style-name="ce11">
            <text:p>22.969</text:p>
          </table:table-cell>
          <table:table-cell office:value-type="float" office:value="21.335000000000001" table:style-name="ce11">
            <text:p>21.335</text:p>
          </table:table-cell>
          <table:table-cell table:number-columns-repeated="16365"/>
        </table:table-row>
        <table:table-row table:style-name="ro10">
          <table:table-cell office:value-type="string" table:style-name="ce3">
            <text:p>C02_04</text:p>
          </table:table-cell>
          <table:table-cell office:value-type="string" table:style-name="ce3">
            <text:p>C02_04. Why do you want to leave [my organisation] immediately or within the next 12 months? (% selecting 'For a better pay and benefit packag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4.039000000000001" table:style-name="ce11">
            <text:p>54.039</text:p>
          </table:table-cell>
          <table:table-cell office:value-type="float" office:value="50" table:style-name="ce11">
            <text:p>50</text:p>
          </table:table-cell>
          <table:table-cell table:number-columns-repeated="16365"/>
        </table:table-row>
        <table:table-row table:style-name="ro10">
          <table:table-cell office:value-type="string" table:style-name="ce3">
            <text:p>C02_05</text:p>
          </table:table-cell>
          <table:table-cell office:value-type="string" table:style-name="ce3">
            <text:p>C02_05. Why do you want to leave [my organisation] immediately or within the next 12 months? (% selecting 'For more interesting work'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379000000000001" table:style-name="ce11">
            <text:p>29.379</text:p>
          </table:table-cell>
          <table:table-cell office:value-type="float" office:value="29.308" table:style-name="ce11">
            <text:p>29.308</text:p>
          </table:table-cell>
          <table:table-cell table:number-columns-repeated="16365"/>
        </table:table-row>
        <table:table-row table:style-name="ro10">
          <table:table-cell office:value-type="string" table:style-name="ce3">
            <text:p>C02_06</text:p>
          </table:table-cell>
          <table:table-cell office:value-type="string" table:style-name="ce3">
            <text:p>C02_06. Why do you want to leave [my organisation] immediately or within the next 12 months? (% selecting 'Due to unmanageable workload'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8.645" table:style-name="ce11">
            <text:p>18.645</text:p>
          </table:table-cell>
          <table:table-cell office:value-type="float" office:value="18.303000000000001" table:style-name="ce11">
            <text:p>18.303</text:p>
          </table:table-cell>
          <table:table-cell table:number-columns-repeated="16365"/>
        </table:table-row>
        <table:table-row table:style-name="ro10">
          <table:table-cell office:value-type="string" table:style-name="ce3">
            <text:p>C02_07</text:p>
          </table:table-cell>
          <table:table-cell office:value-type="string" table:style-name="ce3">
            <text:p>C02_07. Why do you want to leave [my organisation] immediately or within the next 12 months? (% selecting 'For a better work-life balanc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0.152999999999999" table:style-name="ce11">
            <text:p>20.153</text:p>
          </table:table-cell>
          <table:table-cell office:value-type="float" office:value="19.905000000000001" table:style-name="ce11">
            <text:p>19.905</text:p>
          </table:table-cell>
          <table:table-cell table:number-columns-repeated="16365"/>
        </table:table-row>
        <table:table-row table:style-name="ro10">
          <table:table-cell office:value-type="string" table:style-name="ce3">
            <text:p>C02_08</text:p>
          </table:table-cell>
          <table:table-cell office:value-type="string" table:style-name="ce3">
            <text:p>C02_08. Why do you want to leave [my organisation] immediately or within the next 12 months? (% selecting 'Lack of inclusion and fair treatment'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3.343999999999999" table:style-name="ce11">
            <text:p>13.344</text:p>
          </table:table-cell>
          <table:table-cell office:value-type="float" office:value="13.888999999999999" table:style-name="ce11">
            <text:p>13.889</text:p>
          </table:table-cell>
          <table:table-cell table:number-columns-repeated="16365"/>
        </table:table-row>
        <table:table-row table:style-name="ro10">
          <table:table-cell office:value-type="string" table:style-name="ce3">
            <text:p>C02_09</text:p>
          </table:table-cell>
          <table:table-cell office:value-type="string" table:style-name="ce3">
            <text:p>C02_09. Why do you want to leave [my organisation] immediately or within the next 12 months? (% selecting 'Don’t like organisational cultur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5.687999999999999" table:style-name="ce11">
            <text:p>25.688</text:p>
          </table:table-cell>
          <table:table-cell office:value-type="float" office:value="25.454999999999998" table:style-name="ce11">
            <text:p>25.455</text:p>
          </table:table-cell>
          <table:table-cell table:number-columns-repeated="16365"/>
        </table:table-row>
        <table:table-row table:style-name="ro10">
          <table:table-cell office:value-type="string" table:style-name="ce3">
            <text:p>C02_10</text:p>
          </table:table-cell>
          <table:table-cell office:value-type="string" table:style-name="ce3">
            <text:p>C02_10. Why do you want to leave [my organisation] immediately or within the next 12 months? (% selecting 'Due to poor line management'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6.667000000000002" table:style-name="ce11">
            <text:p>16.667</text:p>
          </table:table-cell>
          <table:table-cell office:value-type="float" office:value="16.667000000000002" table:style-name="ce11">
            <text:p>16.667</text:p>
          </table:table-cell>
          <table:table-cell table:number-columns-repeated="16365"/>
        </table:table-row>
        <table:table-row table:style-name="ro10">
          <table:table-cell office:value-type="string" table:style-name="ce3">
            <text:p>C02_11</text:p>
          </table:table-cell>
          <table:table-cell office:value-type="string" table:style-name="ce3">
            <text:p>C02_11. Why do you want to leave [my organisation] immediately or within the next 12 months? (% selecting 'Due to poor work relationships'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8170000000000002" table:style-name="ce11">
            <text:p>6.817</text:p>
          </table:table-cell>
          <table:table-cell office:value-type="float" office:value="6.8970000000000002" table:style-name="ce11">
            <text:p>6.897</text:p>
          </table:table-cell>
          <table:table-cell table:number-columns-repeated="16365"/>
        </table:table-row>
        <table:table-row table:style-name="ro8">
          <table:table-cell office:value-type="string" table:style-name="ce3">
            <text:p>C02_12</text:p>
          </table:table-cell>
          <table:table-cell office:value-type="string" table:style-name="ce3">
            <text:p>C02_12. Why do you want to leave [my organisation] immediately or within the next 12 months? (% selecting 'Due to poor leadership'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7.102" table:style-name="ce11">
            <text:p>27.102</text:p>
          </table:table-cell>
          <table:table-cell office:value-type="float" office:value="28.344999999999999" table:style-name="ce11">
            <text:p>28.345</text:p>
          </table:table-cell>
          <table:table-cell table:number-columns-repeated="16365"/>
        </table:table-row>
        <table:table-row table:style-name="ro11">
          <table:table-cell office:value-type="string" table:style-name="ce3">
            <text:p>C02_13</text:p>
          </table:table-cell>
          <table:table-cell office:value-type="string" table:style-name="ce3">
            <text:p>C02_13. Why do you want to leave [my organisation] immediately or within the next 12 months? (% selecting 'Personal circumstances (for example, caring responsibilities, ill health)'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4249999999999998" table:style-name="ce11">
            <text:p>6.425</text:p>
          </table:table-cell>
          <table:table-cell office:value-type="float" office:value="6.5640000000000001" table:style-name="ce11">
            <text:p>6.564</text:p>
          </table:table-cell>
          <table:table-cell table:number-columns-repeated="16365"/>
        </table:table-row>
        <table:table-row table:style-name="ro8">
          <table:table-cell office:value-type="string" table:style-name="ce3">
            <text:p>C02_14</text:p>
          </table:table-cell>
          <table:table-cell office:value-type="string" table:style-name="ce3">
            <text:p>C02_14. Why do you want to leave [my organisation] immediately or within the next 12 months? (% selecting 'Retiring'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1840000000000002" table:style-name="ce11">
            <text:p>5.184</text:p>
          </table:table-cell>
          <table:table-cell office:value-type="float" office:value="5.7290000000000001" table:style-name="ce11">
            <text:p>5.729</text:p>
          </table:table-cell>
          <table:table-cell table:number-columns-repeated="16365"/>
        </table:table-row>
        <table:table-row table:style-name="ro8">
          <table:table-cell office:value-type="string" table:style-name="ce3">
            <text:p>C02_15</text:p>
          </table:table-cell>
          <table:table-cell office:value-type="string" table:style-name="ce3">
            <text:p>C02_15. Why do you want to leave [my organisation] immediately or within the next 12 months? (% selecting 'Just want a chang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7.526" table:style-name="ce11">
            <text:p>17.526</text:p>
          </table:table-cell>
          <table:table-cell office:value-type="float" office:value="16.908000000000001" table:style-name="ce11">
            <text:p>16.908</text:p>
          </table:table-cell>
          <table:table-cell table:number-columns-repeated="16365"/>
        </table:table-row>
        <table:table-row table:style-name="ro8">
          <table:table-cell office:value-type="string" table:style-name="ce3">
            <text:p>C02_16</text:p>
          </table:table-cell>
          <table:table-cell office:value-type="string" table:style-name="ce3">
            <text:p>C02_16. Why do you want to leave [my organisation] immediately or within the next 12 months? (% selecting 'Other'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6199999999999992" table:style-name="ce11">
            <text:p>8.62</text:p>
          </table:table-cell>
          <table:table-cell office:value-type="float" office:value="8.1530000000000005" table:style-name="ce11">
            <text:p>8.153</text:p>
          </table:table-cell>
          <table:table-cell table:number-columns-repeated="16365"/>
        </table:table-row>
        <table:table-row table:style-name="ro10">
          <table:table-cell office:value-type="string" table:style-name="ce3">
            <text:p>CV3</text:p>
          </table:table-cell>
          <table:table-cell office:value-type="string" table:style-name="ce3">
            <text:p>CV3. Would you describe yourself as having 'long COVID', that is, you are still experiencing symptoms more than 4 weeks after you first had COVID-19, that are not explained by something else? (% selecting 'Yes')</text:p>
          </table:table-cell>
          <table:table-cell office:value-type="string" table:style-name="ce3">
            <text:p>The Coronavirus (Covid-19) Pandemic</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0.779" table:style-name="ce11">
            <text:p>10.779</text:p>
          </table:table-cell>
          <table:table-cell office:value-type="float" office:value="8.0830000000000002" table:style-name="ce11">
            <text:p>8.083</text:p>
          </table:table-cell>
          <table:table-cell table:number-columns-repeated="16365"/>
        </table:table-row>
        <table:table-row table:style-name="ro9">
          <table:table-cell office:value-type="string" table:style-name="ce3">
            <text:p>D01A</text:p>
          </table:table-cell>
          <table:table-cell office:value-type="string" table:style-name="ce3">
            <text:p>D01A. I understand the Civil Service Code and what it means for my conduct (% selecting 'Strongly agree' or 'Agree')</text:p>
          </table:table-cell>
          <table:table-cell office:value-type="string" table:style-name="ce3">
            <text:p>Civil Service Cod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9.241" table:style-name="ce11">
            <text:p>89.241</text:p>
          </table:table-cell>
          <table:table-cell office:value-type="float" office:value="89.34" table:style-name="ce11">
            <text:p>89.34</text:p>
          </table:table-cell>
          <table:table-cell office:value-type="float" office:value="88.167000000000002" table:style-name="ce11">
            <text:p>88.167</text:p>
          </table:table-cell>
          <table:table-cell table:number-columns-repeated="16365"/>
        </table:table-row>
        <table:table-row table:style-name="ro6">
          <table:table-cell office:value-type="string" table:style-name="ce3">
            <text:p>D02</text:p>
          </table:table-cell>
          <table:table-cell office:value-type="string" table:style-name="ce3">
            <text:p>D02. Are you aware of how to raise a concern under the Civil Service Code? (% selecting 'Yes')</text:p>
          </table:table-cell>
          <table:table-cell office:value-type="string" table:style-name="ce3">
            <text:p>Civil Service Code</text:p>
          </table:table-cell>
          <table:table-cell office:value-type="string" table:style-name="ce3">
            <text:p/>
          </table:table-cell>
          <table:table-cell office:value-type="float" office:value="44.337000000000003" table:style-name="ce11">
            <text:p>44.337</text:p>
          </table:table-cell>
          <table:table-cell office:value-type="float" office:value="52.542999999999999" table:style-name="ce11">
            <text:p>52.543</text:p>
          </table:table-cell>
          <table:table-cell office:value-type="float" office:value="59.137999999999998" table:style-name="ce11">
            <text:p>59.138</text:p>
          </table:table-cell>
          <table:table-cell office:value-type="float" office:value="62.808999999999997" table:style-name="ce11">
            <text:p>62.809</text:p>
          </table:table-cell>
          <table:table-cell office:value-type="float" office:value="64.257999999999996" table:style-name="ce11">
            <text:p>64.258</text:p>
          </table:table-cell>
          <table:table-cell office:value-type="float" office:value="64.054000000000002" table:style-name="ce11">
            <text:p>64.054</text:p>
          </table:table-cell>
          <table:table-cell office:value-type="float" office:value="66.415999999999997" table:style-name="ce11">
            <text:p>66.416</text:p>
          </table:table-cell>
          <table:table-cell office:value-type="float" office:value="66.962000000000003" table:style-name="ce11">
            <text:p>66.962</text:p>
          </table:table-cell>
          <table:table-cell office:value-type="float" office:value="67.674999999999997" table:style-name="ce11">
            <text:p>67.675</text:p>
          </table:table-cell>
          <table:table-cell office:value-type="float" office:value="66.966999999999999" table:style-name="ce11">
            <text:p>66.967</text:p>
          </table:table-cell>
          <table:table-cell office:value-type="float" office:value="65.653999999999996" table:style-name="ce11">
            <text:p>65.654</text:p>
          </table:table-cell>
          <table:table-cell office:value-type="float" office:value="68.072000000000003" table:style-name="ce11">
            <text:p>68.072</text:p>
          </table:table-cell>
          <table:table-cell office:value-type="float" office:value="67.691999999999993" table:style-name="ce11">
            <text:p>67.692</text:p>
          </table:table-cell>
          <table:table-cell office:value-type="float" office:value="68.227999999999994" table:style-name="ce11">
            <text:p>68.228</text:p>
          </table:table-cell>
          <table:table-cell office:value-type="float" office:value="70" table:style-name="ce11">
            <text:p>70</text:p>
          </table:table-cell>
          <table:table-cell table:number-columns-repeated="16365"/>
        </table:table-row>
        <table:table-row table:style-name="ro8">
          <table:table-cell office:value-type="string" table:style-name="ce3">
            <text:p>D03</text:p>
          </table:table-cell>
          <table:table-cell office:value-type="string" table:style-name="ce3">
            <text:p>D03. Are you confident that if you raised a concern under the Civil Service Code in [my organisation] it would be investigated properly? (% selecting 'Yes')</text:p>
          </table:table-cell>
          <table:table-cell office:value-type="string" table:style-name="ce3">
            <text:p>Civil Service Code</text:p>
          </table:table-cell>
          <table:table-cell office:value-type="string" table:style-name="ce3">
            <text:p/>
          </table:table-cell>
          <table:table-cell office:value-type="float" office:value="57.046999999999997" table:style-name="ce11">
            <text:p>57.047</text:p>
          </table:table-cell>
          <table:table-cell office:value-type="float" office:value="62.069000000000003" table:style-name="ce11">
            <text:p>62.069</text:p>
          </table:table-cell>
          <table:table-cell office:value-type="float" office:value="64.263999999999996" table:style-name="ce11">
            <text:p>64.264</text:p>
          </table:table-cell>
          <table:table-cell office:value-type="float" office:value="66.667000000000002" table:style-name="ce11">
            <text:p>66.667</text:p>
          </table:table-cell>
          <table:table-cell office:value-type="float" office:value="67.081000000000003" table:style-name="ce11">
            <text:p>67.081</text:p>
          </table:table-cell>
          <table:table-cell office:value-type="float" office:value="68.691000000000003" table:style-name="ce11">
            <text:p>68.691</text:p>
          </table:table-cell>
          <table:table-cell office:value-type="float" office:value="67.635000000000005" table:style-name="ce11">
            <text:p>67.635</text:p>
          </table:table-cell>
          <table:table-cell office:value-type="float" office:value="67.454999999999998" table:style-name="ce11">
            <text:p>67.455</text:p>
          </table:table-cell>
          <table:table-cell office:value-type="float" office:value="70.191999999999993" table:style-name="ce11">
            <text:p>70.192</text:p>
          </table:table-cell>
          <table:table-cell office:value-type="float" office:value="70.540000000000006" table:style-name="ce11">
            <text:p>70.54</text:p>
          </table:table-cell>
          <table:table-cell office:value-type="float" office:value="71.56" table:style-name="ce11">
            <text:p>71.56</text:p>
          </table:table-cell>
          <table:table-cell office:value-type="float" office:value="76.501000000000005" table:style-name="ce11">
            <text:p>76.501</text:p>
          </table:table-cell>
          <table:table-cell office:value-type="float" office:value="75.966999999999999" table:style-name="ce11">
            <text:p>75.967</text:p>
          </table:table-cell>
          <table:table-cell office:value-type="float" office:value="74.790999999999997" table:style-name="ce11">
            <text:p>74.791</text:p>
          </table:table-cell>
          <table:table-cell office:value-type="float" office:value="75.828000000000003" table:style-name="ce11">
            <text:p>75.828</text:p>
          </table:table-cell>
          <table:table-cell table:number-columns-repeated="16365"/>
        </table:table-row>
        <table:table-row table:style-name="ro6">
          <table:table-cell office:value-type="string" table:style-name="ce3">
            <text:p>E01_yes</text:p>
          </table:table-cell>
          <table:table-cell office:value-type="string" table:style-name="ce3">
            <text:p>E01_yes. Have you been discriminated against at work in the last 12 months? (% selecting 'Yes')</text:p>
          </table:table-cell>
          <table:table-cell office:value-type="string" table:style-name="ce3">
            <text:p>Discrimination</text:p>
          </table:table-cell>
          <table:table-cell office:value-type="string" table:style-name="ce3">
            <text:p/>
          </table:table-cell>
          <table:table-cell office:value-type="float" office:value="9.9870000000000001" table:style-name="ce11">
            <text:p>9.987</text:p>
          </table:table-cell>
          <table:table-cell office:value-type="float" office:value="10.208" table:style-name="ce11">
            <text:p>10.208</text:p>
          </table:table-cell>
          <table:table-cell office:value-type="float" office:value="9.8699999999999992" table:style-name="ce11">
            <text:p>9.87</text:p>
          </table:table-cell>
          <table:table-cell office:value-type="float" office:value="10.039999999999999" table:style-name="ce11">
            <text:p>10.04</text:p>
          </table:table-cell>
          <table:table-cell office:value-type="float" office:value="10.276999999999999" table:style-name="ce11">
            <text:p>10.277</text:p>
          </table:table-cell>
          <table:table-cell office:value-type="float" office:value="9.6609999999999996" table:style-name="ce11">
            <text:p>9.661</text:p>
          </table:table-cell>
          <table:table-cell office:value-type="float" office:value="11.359" table:style-name="ce11">
            <text:p>11.359</text:p>
          </table:table-cell>
          <table:table-cell office:value-type="float" office:value="11.507999999999999" table:style-name="ce11">
            <text:p>11.508</text:p>
          </table:table-cell>
          <table:table-cell office:value-type="float" office:value="12.365" table:style-name="ce11">
            <text:p>12.365</text:p>
          </table:table-cell>
          <table:table-cell office:value-type="float" office:value="12.018000000000001" table:style-name="ce11">
            <text:p>12.018</text:p>
          </table:table-cell>
          <table:table-cell office:value-type="float" office:value="10.929" table:style-name="ce11">
            <text:p>10.929</text:p>
          </table:table-cell>
          <table:table-cell office:value-type="float" office:value="7.9450000000000003" table:style-name="ce11">
            <text:p>7.945</text:p>
          </table:table-cell>
          <table:table-cell office:value-type="float" office:value="6.774" table:style-name="ce11">
            <text:p>6.774</text:p>
          </table:table-cell>
          <table:table-cell office:value-type="float" office:value="6.9450000000000003" table:style-name="ce11">
            <text:p>6.945</text:p>
          </table:table-cell>
          <table:table-cell office:value-type="float" office:value="7.3129999999999997" table:style-name="ce11">
            <text:p>7.313</text:p>
          </table:table-cell>
          <table:table-cell table:number-columns-repeated="16365"/>
        </table:table-row>
        <table:table-row table:style-name="ro6">
          <table:table-cell office:value-type="string" table:style-name="ce3">
            <text:p>E01_no</text:p>
          </table:table-cell>
          <table:table-cell office:value-type="string" table:style-name="ce3">
            <text:p>E01_no. Have you been discriminated against at work in the last 12 months? (% selecting 'No')</text:p>
          </table:table-cell>
          <table:table-cell office:value-type="string" table:style-name="ce3">
            <text:p>Discrimination</text:p>
          </table:table-cell>
          <table:table-cell office:value-type="string" table:style-name="ce3">
            <text:p/>
          </table:table-cell>
          <table:table-cell office:value-type="float" office:value="81.057000000000002" table:style-name="ce11">
            <text:p>81.057</text:p>
          </table:table-cell>
          <table:table-cell office:value-type="float" office:value="81.421000000000006" table:style-name="ce11">
            <text:p>81.421</text:p>
          </table:table-cell>
          <table:table-cell office:value-type="float" office:value="81.379000000000005" table:style-name="ce11">
            <text:p>81.379</text:p>
          </table:table-cell>
          <table:table-cell office:value-type="float" office:value="81.387" table:style-name="ce11">
            <text:p>81.387</text:p>
          </table:table-cell>
          <table:table-cell office:value-type="float" office:value="81.486999999999995" table:style-name="ce11">
            <text:p>81.487</text:p>
          </table:table-cell>
          <table:table-cell office:value-type="float" office:value="81.817999999999998" table:style-name="ce11">
            <text:p>81.818</text:p>
          </table:table-cell>
          <table:table-cell office:value-type="float" office:value="80.234999999999999" table:style-name="ce11">
            <text:p>80.235</text:p>
          </table:table-cell>
          <table:table-cell office:value-type="float" office:value="79.960999999999999" table:style-name="ce11">
            <text:p>79.961</text:p>
          </table:table-cell>
          <table:table-cell office:value-type="float" office:value="80.076999999999998" table:style-name="ce11">
            <text:p>80.077</text:p>
          </table:table-cell>
          <table:table-cell office:value-type="float" office:value="80.762" table:style-name="ce11">
            <text:p>80.762</text:p>
          </table:table-cell>
          <table:table-cell office:value-type="float" office:value="81.438000000000002" table:style-name="ce11">
            <text:p>81.438</text:p>
          </table:table-cell>
          <table:table-cell office:value-type="float" office:value="85.522000000000006" table:style-name="ce11">
            <text:p>85.522</text:p>
          </table:table-cell>
          <table:table-cell office:value-type="float" office:value="86.787999999999997" table:style-name="ce11">
            <text:p>86.788</text:p>
          </table:table-cell>
          <table:table-cell office:value-type="float" office:value="86.983999999999995" table:style-name="ce11">
            <text:p>86.984</text:p>
          </table:table-cell>
          <table:table-cell office:value-type="float" office:value="86.477999999999994" table:style-name="ce11">
            <text:p>86.478</text:p>
          </table:table-cell>
          <table:table-cell table:number-columns-repeated="16365"/>
        </table:table-row>
        <table:table-row table:style-name="ro9">
          <table:table-cell office:value-type="string" table:style-name="ce3">
            <text:p>E01_pnts</text:p>
          </table:table-cell>
          <table:table-cell office:value-type="string" table:style-name="ce3">
            <text:p>E01_pnts. Have you been discriminated against at work in the last 12 months? (% selecting 'Prefer not to say')</text:p>
          </table:table-cell>
          <table:table-cell office:value-type="string" table:style-name="ce3">
            <text:p>Discrimination</text:p>
          </table:table-cell>
          <table:table-cell office:value-type="string" table:style-name="ce3">
            <text:p/>
          </table:table-cell>
          <table:table-cell office:value-type="float" office:value="9.1180000000000003" table:style-name="ce11">
            <text:p>9.118</text:p>
          </table:table-cell>
          <table:table-cell office:value-type="float" office:value="8.61" table:style-name="ce11">
            <text:p>8.61</text:p>
          </table:table-cell>
          <table:table-cell office:value-type="float" office:value="8.4960000000000004" table:style-name="ce11">
            <text:p>8.496</text:p>
          </table:table-cell>
          <table:table-cell office:value-type="float" office:value="8.6150000000000002" table:style-name="ce11">
            <text:p>8.615</text:p>
          </table:table-cell>
          <table:table-cell office:value-type="float" office:value="8.2629999999999999" table:style-name="ce11">
            <text:p>8.263</text:p>
          </table:table-cell>
          <table:table-cell office:value-type="float" office:value="8.3710000000000004" table:style-name="ce11">
            <text:p>8.371</text:p>
          </table:table-cell>
          <table:table-cell office:value-type="float" office:value="8.782" table:style-name="ce11">
            <text:p>8.782</text:p>
          </table:table-cell>
          <table:table-cell office:value-type="float" office:value="8.4779999999999998" table:style-name="ce11">
            <text:p>8.478</text:p>
          </table:table-cell>
          <table:table-cell office:value-type="float" office:value="8.1989999999999998" table:style-name="ce11">
            <text:p>8.199</text:p>
          </table:table-cell>
          <table:table-cell office:value-type="float" office:value="7.9089999999999998" table:style-name="ce11">
            <text:p>7.909</text:p>
          </table:table-cell>
          <table:table-cell office:value-type="float" office:value="8.1539999999999999" table:style-name="ce11">
            <text:p>8.154</text:p>
          </table:table-cell>
          <table:table-cell office:value-type="float" office:value="6.8460000000000001" table:style-name="ce11">
            <text:p>6.846</text:p>
          </table:table-cell>
          <table:table-cell office:value-type="float" office:value="6.5910000000000002" table:style-name="ce11">
            <text:p>6.591</text:p>
          </table:table-cell>
          <table:table-cell office:value-type="float" office:value="6.1239999999999997" table:style-name="ce11">
            <text:p>6.124</text:p>
          </table:table-cell>
          <table:table-cell office:value-type="float" office:value="6.3410000000000002" table:style-name="ce11">
            <text:p>6.341</text:p>
          </table:table-cell>
          <table:table-cell table:number-columns-repeated="16365"/>
        </table:table-row>
        <table:table-row table:style-name="ro9">
          <table:table-cell office:value-type="string" table:style-name="ce3">
            <text:p>E02_01</text:p>
          </table:table-cell>
          <table:table-cell office:value-type="string" table:style-name="ce3">
            <text:p>E02_01. On which of the following grounds were you discriminated against? (% selecting 'Age'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14.545" table:style-name="ce11">
            <text:p>14.545</text:p>
          </table:table-cell>
          <table:table-cell office:value-type="float" office:value="12.353" table:style-name="ce11">
            <text:p>12.353</text:p>
          </table:table-cell>
          <table:table-cell office:value-type="float" office:value="12" table:style-name="ce11">
            <text:p>12</text:p>
          </table:table-cell>
          <table:table-cell office:value-type="float" office:value="12.143000000000001" table:style-name="ce11">
            <text:p>12.143</text:p>
          </table:table-cell>
          <table:table-cell office:value-type="float" office:value="12.679" table:style-name="ce11">
            <text:p>12.679</text:p>
          </table:table-cell>
          <table:table-cell office:value-type="float" office:value="12.518000000000001" table:style-name="ce11">
            <text:p>12.518</text:p>
          </table:table-cell>
          <table:table-cell office:value-type="float" office:value="14.286" table:style-name="ce11">
            <text:p>14.286</text:p>
          </table:table-cell>
          <table:table-cell office:value-type="float" office:value="14.423999999999999" table:style-name="ce11">
            <text:p>14.424</text:p>
          </table:table-cell>
          <table:table-cell office:value-type="float" office:value="14.935" table:style-name="ce11">
            <text:p>14.935</text:p>
          </table:table-cell>
          <table:table-cell office:value-type="float" office:value="17.215" table:style-name="ce11">
            <text:p>17.215</text:p>
          </table:table-cell>
          <table:table-cell office:value-type="float" office:value="18.204999999999998" table:style-name="ce11">
            <text:p>18.205</text:p>
          </table:table-cell>
          <table:table-cell office:value-type="float" office:value="16.667000000000002" table:style-name="ce11">
            <text:p>16.667</text:p>
          </table:table-cell>
          <table:table-cell office:value-type="float" office:value="17.91" table:style-name="ce11">
            <text:p>17.91</text:p>
          </table:table-cell>
          <table:table-cell office:value-type="float" office:value="16.573" table:style-name="ce11">
            <text:p>16.573</text:p>
          </table:table-cell>
          <table:table-cell office:value-type="float" office:value="16.222999999999999" table:style-name="ce11">
            <text:p>16.223</text:p>
          </table:table-cell>
          <table:table-cell table:number-columns-repeated="16365"/>
        </table:table-row>
        <table:table-row table:style-name="ro8">
          <table:table-cell office:value-type="string" table:style-name="ce3">
            <text:p>E02_02</text:p>
          </table:table-cell>
          <table:table-cell office:value-type="string" table:style-name="ce3">
            <text:p>E02_02. On which of the following grounds were you discriminated against? (% selecting 'Caring responsibilities'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7.5" table:style-name="ce11">
            <text:p>7.5</text:p>
          </table:table-cell>
          <table:table-cell office:value-type="float" office:value="8" table:style-name="ce11">
            <text:p>8</text:p>
          </table:table-cell>
          <table:table-cell office:value-type="float" office:value="8.0429999999999993" table:style-name="ce11">
            <text:p>8.043</text:p>
          </table:table-cell>
          <table:table-cell office:value-type="float" office:value="9.15" table:style-name="ce11">
            <text:p>9.15</text:p>
          </table:table-cell>
          <table:table-cell office:value-type="float" office:value="8.9120000000000008" table:style-name="ce11">
            <text:p>8.912</text:p>
          </table:table-cell>
          <table:table-cell office:value-type="float" office:value="8.4719999999999995" table:style-name="ce11">
            <text:p>8.472</text:p>
          </table:table-cell>
          <table:table-cell office:value-type="float" office:value="9.0030000000000001" table:style-name="ce11">
            <text:p>9.003</text:p>
          </table:table-cell>
          <table:table-cell office:value-type="float" office:value="8.7919999999999998" table:style-name="ce11">
            <text:p>8.792</text:p>
          </table:table-cell>
          <table:table-cell office:value-type="float" office:value="8.5719999999999992" table:style-name="ce11">
            <text:p>8.572</text:p>
          </table:table-cell>
          <table:table-cell office:value-type="float" office:value="8.7149999999999999" table:style-name="ce11">
            <text:p>8.715</text:p>
          </table:table-cell>
          <table:table-cell office:value-type="float" office:value="11.153" table:style-name="ce11">
            <text:p>11.153</text:p>
          </table:table-cell>
          <table:table-cell office:value-type="float" office:value="11.079000000000001" table:style-name="ce11">
            <text:p>11.079</text:p>
          </table:table-cell>
          <table:table-cell office:value-type="float" office:value="9.9860000000000007" table:style-name="ce11">
            <text:p>9.986</text:p>
          </table:table-cell>
          <table:table-cell office:value-type="float" office:value="9.952" table:style-name="ce11">
            <text:p>9.952</text:p>
          </table:table-cell>
          <table:table-cell table:number-columns-repeated="16365"/>
        </table:table-row>
        <table:table-row table:style-name="ro9">
          <table:table-cell office:value-type="string" table:style-name="ce3">
            <text:p>E02_03</text:p>
          </table:table-cell>
          <table:table-cell office:value-type="string" table:style-name="ce3">
            <text:p>E02_03. On which of the following grounds were you discriminated against? (% selecting 'Disabilit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8.3330000000000002" table:style-name="ce11">
            <text:p>8.333</text:p>
          </table:table-cell>
          <table:table-cell office:value-type="float" office:value="7.2729999999999997" table:style-name="ce11">
            <text:p>7.273</text:p>
          </table:table-cell>
          <table:table-cell office:value-type="float" office:value="7.6920000000000002" table:style-name="ce11">
            <text:p>7.692</text:p>
          </table:table-cell>
          <table:table-cell office:value-type="float" office:value="8" table:style-name="ce11">
            <text:p>8</text:p>
          </table:table-cell>
          <table:table-cell office:value-type="float" office:value="9.0719999999999992" table:style-name="ce11">
            <text:p>9.072</text:p>
          </table:table-cell>
          <table:table-cell office:value-type="float" office:value="8.7810000000000006" table:style-name="ce11">
            <text:p>8.781</text:p>
          </table:table-cell>
          <table:table-cell office:value-type="float" office:value="10" table:style-name="ce11">
            <text:p>10</text:p>
          </table:table-cell>
          <table:table-cell office:value-type="float" office:value="10" table:style-name="ce11">
            <text:p>10</text:p>
          </table:table-cell>
          <table:table-cell office:value-type="float" office:value="10.342000000000001" table:style-name="ce11">
            <text:p>10.342</text:p>
          </table:table-cell>
          <table:table-cell office:value-type="float" office:value="10.843" table:style-name="ce11">
            <text:p>10.843</text:p>
          </table:table-cell>
          <table:table-cell office:value-type="float" office:value="11.016999999999999" table:style-name="ce11">
            <text:p>11.017</text:p>
          </table:table-cell>
          <table:table-cell office:value-type="float" office:value="11.148999999999999" table:style-name="ce11">
            <text:p>11.149</text:p>
          </table:table-cell>
          <table:table-cell office:value-type="float" office:value="12.5" table:style-name="ce11">
            <text:p>12.5</text:p>
          </table:table-cell>
          <table:table-cell office:value-type="float" office:value="14.071999999999999" table:style-name="ce11">
            <text:p>14.072</text:p>
          </table:table-cell>
          <table:table-cell office:value-type="float" office:value="14.744" table:style-name="ce11">
            <text:p>14.744</text:p>
          </table:table-cell>
          <table:table-cell table:number-columns-repeated="16365"/>
        </table:table-row>
        <table:table-row table:style-name="ro8">
          <table:table-cell office:value-type="string" table:style-name="ce3">
            <text:p>E02_04</text:p>
          </table:table-cell>
          <table:table-cell office:value-type="string" table:style-name="ce3">
            <text:p>E02_04. On which of the following grounds were you discriminated against? (% selecting 'Ethnic background'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6.8970000000000002" table:style-name="ce11">
            <text:p>6.897</text:p>
          </table:table-cell>
          <table:table-cell office:value-type="float" office:value="4.7619999999999996" table:style-name="ce11">
            <text:p>4.762</text:p>
          </table:table-cell>
          <table:table-cell office:value-type="float" office:value="5.1280000000000001" table:style-name="ce11">
            <text:p>5.128</text:p>
          </table:table-cell>
          <table:table-cell office:value-type="float" office:value="4.6509999999999998" table:style-name="ce11">
            <text:p>4.651</text:p>
          </table:table-cell>
          <table:table-cell office:value-type="float" office:value="5.556" table:style-name="ce11">
            <text:p>5.556</text:p>
          </table:table-cell>
          <table:table-cell office:value-type="float" office:value="7.16" table:style-name="ce11">
            <text:p>7.16</text:p>
          </table:table-cell>
          <table:table-cell office:value-type="float" office:value="7.7469999999999999" table:style-name="ce11">
            <text:p>7.747</text:p>
          </table:table-cell>
          <table:table-cell office:value-type="float" office:value="6.7919999999999998" table:style-name="ce11">
            <text:p>6.792</text:p>
          </table:table-cell>
          <table:table-cell office:value-type="float" office:value="7.6509999999999998" table:style-name="ce11">
            <text:p>7.651</text:p>
          </table:table-cell>
          <table:table-cell office:value-type="float" office:value="7.62" table:style-name="ce11">
            <text:p>7.62</text:p>
          </table:table-cell>
          <table:table-cell office:value-type="float" office:value="10.195" table:style-name="ce11">
            <text:p>10.195</text:p>
          </table:table-cell>
          <table:table-cell office:value-type="float" office:value="9.8699999999999992" table:style-name="ce11">
            <text:p>9.87</text:p>
          </table:table-cell>
          <table:table-cell office:value-type="float" office:value="11.343" table:style-name="ce11">
            <text:p>11.343</text:p>
          </table:table-cell>
          <table:table-cell office:value-type="float" office:value="9.8049999999999997" table:style-name="ce11">
            <text:p>9.805</text:p>
          </table:table-cell>
          <table:table-cell office:value-type="float" office:value="8.4420000000000002" table:style-name="ce11">
            <text:p>8.442</text:p>
          </table:table-cell>
          <table:table-cell table:number-columns-repeated="16365"/>
        </table:table-row>
        <table:table-row table:style-name="ro9">
          <table:table-cell office:value-type="string" table:style-name="ce3">
            <text:p>E02_05</text:p>
          </table:table-cell>
          <table:table-cell office:value-type="string" table:style-name="ce3">
            <text:p>E02_05. On which of the following grounds were you discriminated against? (% selecting 'Gender'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12.5" table:style-name="ce11">
            <text:p>12.5</text:p>
          </table:table-cell>
          <table:table-cell office:value-type="float" office:value="10.526" table:style-name="ce11">
            <text:p>10.526</text:p>
          </table:table-cell>
          <table:table-cell office:value-type="float" office:value="9.2780000000000005" table:style-name="ce11">
            <text:p>9.278</text:p>
          </table:table-cell>
          <table:table-cell office:value-type="float" office:value="9.0909999999999993" table:style-name="ce11">
            <text:p>9.091</text:p>
          </table:table-cell>
          <table:table-cell office:value-type="float" office:value="10.419" table:style-name="ce11">
            <text:p>10.419</text:p>
          </table:table-cell>
          <table:table-cell office:value-type="float" office:value="12.356999999999999" table:style-name="ce11">
            <text:p>12.357</text:p>
          </table:table-cell>
          <table:table-cell office:value-type="float" office:value="12.516999999999999" table:style-name="ce11">
            <text:p>12.517</text:p>
          </table:table-cell>
          <table:table-cell office:value-type="float" office:value="12.315" table:style-name="ce11">
            <text:p>12.315</text:p>
          </table:table-cell>
          <table:table-cell office:value-type="float" office:value="15.153" table:style-name="ce11">
            <text:p>15.153</text:p>
          </table:table-cell>
          <table:table-cell office:value-type="float" office:value="15.775" table:style-name="ce11">
            <text:p>15.775</text:p>
          </table:table-cell>
          <table:table-cell office:value-type="float" office:value="16.402999999999999" table:style-name="ce11">
            <text:p>16.403</text:p>
          </table:table-cell>
          <table:table-cell office:value-type="float" office:value="14.88" table:style-name="ce11">
            <text:p>14.88</text:p>
          </table:table-cell>
          <table:table-cell office:value-type="float" office:value="16.013000000000002" table:style-name="ce11">
            <text:p>16.013</text:p>
          </table:table-cell>
          <table:table-cell office:value-type="float" office:value="17.018000000000001" table:style-name="ce11">
            <text:p>17.018</text:p>
          </table:table-cell>
          <table:table-cell office:value-type="float" office:value="15.336" table:style-name="ce11">
            <text:p>15.336</text:p>
          </table:table-cell>
          <table:table-cell table:number-columns-repeated="16365"/>
        </table:table-row>
        <table:table-row table:style-name="ro8">
          <table:table-cell office:value-type="string" table:style-name="ce3">
            <text:p>E02_06</text:p>
          </table:table-cell>
          <table:table-cell office:value-type="string" table:style-name="ce3">
            <text:p>E02_06. On which of the following grounds were you discriminated against? (% selecting 'Gender reassignment or perceived gender'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65"/>
        </table:table-row>
        <table:table-row table:style-name="ro8">
          <table:table-cell office:value-type="string" table:style-name="ce3">
            <text:p>E02_07</text:p>
          </table:table-cell>
          <table:table-cell office:value-type="string" table:style-name="ce3">
            <text:p>E02_07. On which of the following grounds were you discriminated against? (% selecting 'Grade or responsibility level'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3.361999999999998" table:style-name="ce11">
            <text:p>23.362</text:p>
          </table:table-cell>
          <table:table-cell office:value-type="float" office:value="26.706" table:style-name="ce11">
            <text:p>26.706</text:p>
          </table:table-cell>
          <table:table-cell office:value-type="float" office:value="25.888000000000002" table:style-name="ce11">
            <text:p>25.888</text:p>
          </table:table-cell>
          <table:table-cell office:value-type="float" office:value="23.381" table:style-name="ce11">
            <text:p>23.381</text:p>
          </table:table-cell>
          <table:table-cell office:value-type="float" office:value="23.231999999999999" table:style-name="ce11">
            <text:p>23.232</text:p>
          </table:table-cell>
          <table:table-cell table:number-columns-repeated="16365"/>
        </table:table-row>
        <table:table-row table:style-name="ro10">
          <table:table-cell office:value-type="string" table:style-name="ce3">
            <text:p>E02_08</text:p>
          </table:table-cell>
          <table:table-cell office:value-type="string" table:style-name="ce3">
            <text:p>E02_08. On which of the following grounds were you discriminated against? (% selecting 'Main spoken, written language or language abilit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4" table:style-name="ce11">
            <text:p>4</text:p>
          </table:table-cell>
          <table:table-cell office:value-type="float" office:value="3.093" table:style-name="ce11">
            <text:p>3.093</text:p>
          </table:table-cell>
          <table:table-cell office:value-type="float" office:value="3.5230000000000001" table:style-name="ce11">
            <text:p>3.523</text:p>
          </table:table-cell>
          <table:table-cell office:value-type="float" office:value="2.7850000000000001" table:style-name="ce11">
            <text:p>2.785</text:p>
          </table:table-cell>
          <table:table-cell office:value-type="float" office:value="3.9529999999999998" table:style-name="ce11">
            <text:p>3.953</text:p>
          </table:table-cell>
          <table:table-cell office:value-type="float" office:value="3.7309999999999999" table:style-name="ce11">
            <text:p>3.731</text:p>
          </table:table-cell>
          <table:table-cell office:value-type="float" office:value="4.2830000000000004" table:style-name="ce11">
            <text:p>4.283</text:p>
          </table:table-cell>
          <table:table-cell office:value-type="float" office:value="3.746" table:style-name="ce11">
            <text:p>3.746</text:p>
          </table:table-cell>
          <table:table-cell office:value-type="float" office:value="3.4079999999999999" table:style-name="ce11">
            <text:p>3.408</text:p>
          </table:table-cell>
          <table:table-cell office:value-type="float" office:value="3.093" table:style-name="ce11">
            <text:p>3.093</text:p>
          </table:table-cell>
          <table:table-cell office:value-type="float" office:value="2.7410000000000001" table:style-name="ce11">
            <text:p>2.741</text:p>
          </table:table-cell>
          <table:table-cell office:value-type="float" office:value="3.226" table:style-name="ce11">
            <text:p>3.226</text:p>
          </table:table-cell>
          <table:table-cell office:value-type="float" office:value="3.4809999999999999" table:style-name="ce11">
            <text:p>3.481</text:p>
          </table:table-cell>
          <table:table-cell office:value-type="float" office:value="3.7269999999999999" table:style-name="ce11">
            <text:p>3.727</text:p>
          </table:table-cell>
          <table:table-cell table:number-columns-repeated="16365"/>
        </table:table-row>
        <table:table-row table:style-name="ro8">
          <table:table-cell office:value-type="string" table:style-name="ce3">
            <text:p>E02_09</text:p>
          </table:table-cell>
          <table:table-cell office:value-type="string" table:style-name="ce3">
            <text:p>E02_09. On which of the following grounds were you discriminated against? (% selecting 'Marital status or civil partnership'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6120000000000001" table:style-name="ce11">
            <text:p>1.612</text:p>
          </table:table-cell>
          <table:table-cell office:value-type="float" office:value="1.004" table:style-name="ce11">
            <text:p>1.004</text:p>
          </table:table-cell>
          <table:table-cell office:value-type="float" office:value="0" table:style-name="ce11">
            <text:p>0</text:p>
          </table:table-cell>
          <table:table-cell office:value-type="float" office:value="0.61699999999999999" table:style-name="ce11">
            <text:p>0.617</text:p>
          </table:table-cell>
          <table:table-cell office:value-type="float" office:value="0.35099999999999998" table:style-name="ce11">
            <text:p>0.351</text:p>
          </table:table-cell>
          <table:table-cell office:value-type="float" office:value="0.223" table:style-name="ce11">
            <text:p>0.223</text:p>
          </table:table-cell>
          <table:table-cell table:number-columns-repeated="16365"/>
        </table:table-row>
        <table:table-row table:style-name="ro8">
          <table:table-cell office:value-type="string" table:style-name="ce3">
            <text:p>E02_10</text:p>
          </table:table-cell>
          <table:table-cell office:value-type="string" table:style-name="ce3">
            <text:p>E02_10. On which of the following grounds were you discriminated against? (% selecting 'Mental health'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491" table:style-name="ce11">
            <text:p>11.491</text:p>
          </table:table-cell>
          <table:table-cell office:value-type="float" office:value="10.786" table:style-name="ce11">
            <text:p>10.786</text:p>
          </table:table-cell>
          <table:table-cell office:value-type="float" office:value="11.904999999999999" table:style-name="ce11">
            <text:p>11.905</text:p>
          </table:table-cell>
          <table:table-cell office:value-type="float" office:value="11.930999999999999" table:style-name="ce11">
            <text:p>11.931</text:p>
          </table:table-cell>
          <table:table-cell office:value-type="float" office:value="12.651" table:style-name="ce11">
            <text:p>12.651</text:p>
          </table:table-cell>
          <table:table-cell table:number-columns-repeated="16365"/>
        </table:table-row>
        <table:table-row table:style-name="ro9">
          <table:table-cell office:value-type="string" table:style-name="ce3">
            <text:p>E02_11</text:p>
          </table:table-cell>
          <table:table-cell office:value-type="string" table:style-name="ce3">
            <text:p>E02_11. On which of the following grounds were you discriminated against? (% selecting 'Pa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2.920999999999999" table:style-name="ce11">
            <text:p>12.921</text:p>
          </table:table-cell>
          <table:table-cell office:value-type="float" office:value="9.0340000000000007" table:style-name="ce11">
            <text:p>9.034</text:p>
          </table:table-cell>
          <table:table-cell office:value-type="float" office:value="8.8239999999999998" table:style-name="ce11">
            <text:p>8.824</text:p>
          </table:table-cell>
          <table:table-cell office:value-type="float" office:value="7.6719999999999997" table:style-name="ce11">
            <text:p>7.672</text:p>
          </table:table-cell>
          <table:table-cell office:value-type="float" office:value="7.6230000000000002" table:style-name="ce11">
            <text:p>7.623</text:p>
          </table:table-cell>
          <table:table-cell table:number-columns-repeated="16365"/>
        </table:table-row>
        <table:table-row table:style-name="ro8">
          <table:table-cell office:value-type="string" table:style-name="ce3">
            <text:p>E02_12</text:p>
          </table:table-cell>
          <table:table-cell office:value-type="string" table:style-name="ce3">
            <text:p>E02_12. On which of the following grounds were you discriminated against? (% selecting 'Pregnancy, maternity or paternit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7829999999999999" table:style-name="ce11">
            <text:p>1.783</text:p>
          </table:table-cell>
          <table:table-cell office:value-type="float" office:value="1.871" table:style-name="ce11">
            <text:p>1.871</text:p>
          </table:table-cell>
          <table:table-cell office:value-type="float" office:value="1.3420000000000001" table:style-name="ce11">
            <text:p>1.342</text:p>
          </table:table-cell>
          <table:table-cell office:value-type="float" office:value="1.597" table:style-name="ce11">
            <text:p>1.597</text:p>
          </table:table-cell>
          <table:table-cell office:value-type="float" office:value="1.863" table:style-name="ce11">
            <text:p>1.863</text:p>
          </table:table-cell>
          <table:table-cell office:value-type="float" office:value="1.4239999999999999" table:style-name="ce11">
            <text:p>1.424</text:p>
          </table:table-cell>
          <table:table-cell table:number-columns-repeated="16365"/>
        </table:table-row>
        <table:table-row table:style-name="ro8">
          <table:table-cell office:value-type="string" table:style-name="ce3">
            <text:p>E02_13</text:p>
          </table:table-cell>
          <table:table-cell office:value-type="string" table:style-name="ce3">
            <text:p>E02_13. On which of the following grounds were you discriminated against? (% selecting 'Religion or belief'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2.448" table:style-name="ce11">
            <text:p>2.448</text:p>
          </table:table-cell>
          <table:table-cell office:value-type="float" office:value="2.2730000000000001" table:style-name="ce11">
            <text:p>2.273</text:p>
          </table:table-cell>
          <table:table-cell office:value-type="float" office:value="2.2559999999999998" table:style-name="ce11">
            <text:p>2.256</text:p>
          </table:table-cell>
          <table:table-cell office:value-type="float" office:value="1.802" table:style-name="ce11">
            <text:p>1.802</text:p>
          </table:table-cell>
          <table:table-cell office:value-type="float" office:value="2.1640000000000001" table:style-name="ce11">
            <text:p>2.164</text:p>
          </table:table-cell>
          <table:table-cell office:value-type="float" office:value="2.0830000000000002" table:style-name="ce11">
            <text:p>2.083</text:p>
          </table:table-cell>
          <table:table-cell office:value-type="float" office:value="2.41" table:style-name="ce11">
            <text:p>2.41</text:p>
          </table:table-cell>
          <table:table-cell office:value-type="float" office:value="2.262" table:style-name="ce11">
            <text:p>2.262</text:p>
          </table:table-cell>
          <table:table-cell office:value-type="float" office:value="2.6560000000000001" table:style-name="ce11">
            <text:p>2.656</text:p>
          </table:table-cell>
          <table:table-cell office:value-type="float" office:value="2.2389999999999999" table:style-name="ce11">
            <text:p>2.239</text:p>
          </table:table-cell>
          <table:table-cell office:value-type="float" office:value="2.738" table:style-name="ce11">
            <text:p>2.738</text:p>
          </table:table-cell>
          <table:table-cell office:value-type="float" office:value="2.1" table:style-name="ce11">
            <text:p>2.1</text:p>
          </table:table-cell>
          <table:table-cell office:value-type="float" office:value="1.8520000000000001" table:style-name="ce11">
            <text:p>1.852</text:p>
          </table:table-cell>
          <table:table-cell office:value-type="float" office:value="2.2120000000000002" table:style-name="ce11">
            <text:p>2.212</text:p>
          </table:table-cell>
          <table:table-cell office:value-type="float" office:value="2.0609999999999999" table:style-name="ce11">
            <text:p>2.061</text:p>
          </table:table-cell>
          <table:table-cell table:number-columns-repeated="16365"/>
        </table:table-row>
        <table:table-row table:style-name="ro9">
          <table:table-cell office:value-type="string" table:style-name="ce3">
            <text:p>E02_14</text:p>
          </table:table-cell>
          <table:table-cell office:value-type="string" table:style-name="ce3">
            <text:p>E02_14. On which of the following grounds were you discriminated against? (% selecting 'Sex'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4029999999999996" table:style-name="ce11">
            <text:p>4.403</text:p>
          </table:table-cell>
          <table:table-cell office:value-type="float" office:value="2.778" table:style-name="ce11">
            <text:p>2.778</text:p>
          </table:table-cell>
          <table:table-cell office:value-type="float" office:value="3.585" table:style-name="ce11">
            <text:p>3.585</text:p>
          </table:table-cell>
          <table:table-cell office:value-type="float" office:value="3.4969999999999999" table:style-name="ce11">
            <text:p>3.497</text:p>
          </table:table-cell>
          <table:table-cell office:value-type="float" office:value="3.2789999999999999" table:style-name="ce11">
            <text:p>3.279</text:p>
          </table:table-cell>
          <table:table-cell table:number-columns-repeated="16365"/>
        </table:table-row>
        <table:table-row table:style-name="ro8">
          <table:table-cell office:value-type="string" table:style-name="ce3">
            <text:p>E02_15</text:p>
          </table:table-cell>
          <table:table-cell office:value-type="string" table:style-name="ce3">
            <text:p>E02_15. On which of the following grounds were you discriminated against? (% selecting 'Sexual orientation'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2.4390000000000001" table:style-name="ce11">
            <text:p>2.439</text:p>
          </table:table-cell>
          <table:table-cell office:value-type="float" office:value="1.8520000000000001" table:style-name="ce11">
            <text:p>1.852</text:p>
          </table:table-cell>
          <table:table-cell office:value-type="float" office:value="1.923" table:style-name="ce11">
            <text:p>1.923</text:p>
          </table:table-cell>
          <table:table-cell office:value-type="float" office:value="1.351" table:style-name="ce11">
            <text:p>1.351</text:p>
          </table:table-cell>
          <table:table-cell office:value-type="float" office:value="1.5209999999999999" table:style-name="ce11">
            <text:p>1.521</text:p>
          </table:table-cell>
          <table:table-cell office:value-type="float" office:value="1.8520000000000001" table:style-name="ce11">
            <text:p>1.852</text:p>
          </table:table-cell>
          <table:table-cell office:value-type="float" office:value="2.2759999999999998" table:style-name="ce11">
            <text:p>2.276</text:p>
          </table:table-cell>
          <table:table-cell office:value-type="float" office:value="1.8819999999999999" table:style-name="ce11">
            <text:p>1.882</text:p>
          </table:table-cell>
          <table:table-cell office:value-type="float" office:value="1.968" table:style-name="ce11">
            <text:p>1.968</text:p>
          </table:table-cell>
          <table:table-cell office:value-type="float" office:value="2.0310000000000001" table:style-name="ce11">
            <text:p>2.031</text:p>
          </table:table-cell>
          <table:table-cell office:value-type="float" office:value="2.141" table:style-name="ce11">
            <text:p>2.141</text:p>
          </table:table-cell>
          <table:table-cell office:value-type="float" office:value="1.371" table:style-name="ce11">
            <text:p>1.371</text:p>
          </table:table-cell>
          <table:table-cell office:value-type="float" office:value="1.613" table:style-name="ce11">
            <text:p>1.613</text:p>
          </table:table-cell>
          <table:table-cell office:value-type="float" office:value="1.681" table:style-name="ce11">
            <text:p>1.681</text:p>
          </table:table-cell>
          <table:table-cell office:value-type="float" office:value="1.8460000000000001" table:style-name="ce11">
            <text:p>1.846</text:p>
          </table:table-cell>
          <table:table-cell table:number-columns-repeated="16365"/>
        </table:table-row>
        <table:table-row table:style-name="ro8">
          <table:table-cell office:value-type="string" table:style-name="ce3">
            <text:p>E02_16</text:p>
          </table:table-cell>
          <table:table-cell office:value-type="string" table:style-name="ce3">
            <text:p>E02_16. On which of the following grounds were you discriminated against? (% selecting 'Social or educational background'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5.0350000000000001" table:style-name="ce11">
            <text:p>5.035</text:p>
          </table:table-cell>
          <table:table-cell office:value-type="float" office:value="4.8479999999999999" table:style-name="ce11">
            <text:p>4.848</text:p>
          </table:table-cell>
          <table:table-cell office:value-type="float" office:value="5.0629999999999997" table:style-name="ce11">
            <text:p>5.063</text:p>
          </table:table-cell>
          <table:table-cell office:value-type="float" office:value="5.3609999999999998" table:style-name="ce11">
            <text:p>5.361</text:p>
          </table:table-cell>
          <table:table-cell office:value-type="float" office:value="5.9820000000000002" table:style-name="ce11">
            <text:p>5.982</text:p>
          </table:table-cell>
          <table:table-cell office:value-type="float" office:value="6.5250000000000004" table:style-name="ce11">
            <text:p>6.525</text:p>
          </table:table-cell>
          <table:table-cell office:value-type="float" office:value="5.95" table:style-name="ce11">
            <text:p>5.95</text:p>
          </table:table-cell>
          <table:table-cell office:value-type="float" office:value="5.93" table:style-name="ce11">
            <text:p>5.93</text:p>
          </table:table-cell>
          <table:table-cell office:value-type="float" office:value="5.3259999999999996" table:style-name="ce11">
            <text:p>5.326</text:p>
          </table:table-cell>
          <table:table-cell office:value-type="float" office:value="6.4379999999999997" table:style-name="ce11">
            <text:p>6.438</text:p>
          </table:table-cell>
          <table:table-cell office:value-type="float" office:value="5.391" table:style-name="ce11">
            <text:p>5.391</text:p>
          </table:table-cell>
          <table:table-cell office:value-type="float" office:value="6.0609999999999999" table:style-name="ce11">
            <text:p>6.061</text:p>
          </table:table-cell>
          <table:table-cell office:value-type="float" office:value="5.7039999999999997" table:style-name="ce11">
            <text:p>5.704</text:p>
          </table:table-cell>
          <table:table-cell office:value-type="float" office:value="4.0679999999999996" table:style-name="ce11">
            <text:p>4.068</text:p>
          </table:table-cell>
          <table:table-cell table:number-columns-repeated="16365"/>
        </table:table-row>
        <table:table-row table:style-name="ro8">
          <table:table-cell office:value-type="string" table:style-name="ce3">
            <text:p>E02_17</text:p>
          </table:table-cell>
          <table:table-cell office:value-type="string" table:style-name="ce3">
            <text:p>E02_17. On which of the following grounds were you discriminated against? (% selecting 'Working location'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11.009" table:style-name="ce11">
            <text:p>11.009</text:p>
          </table:table-cell>
          <table:table-cell office:value-type="float" office:value="12.5" table:style-name="ce11">
            <text:p>12.5</text:p>
          </table:table-cell>
          <table:table-cell office:value-type="float" office:value="12.5" table:style-name="ce11">
            <text:p>12.5</text:p>
          </table:table-cell>
          <table:table-cell office:value-type="float" office:value="13.468" table:style-name="ce11">
            <text:p>13.468</text:p>
          </table:table-cell>
          <table:table-cell office:value-type="float" office:value="11.28" table:style-name="ce11">
            <text:p>11.28</text:p>
          </table:table-cell>
          <table:table-cell office:value-type="float" office:value="11.919" table:style-name="ce11">
            <text:p>11.919</text:p>
          </table:table-cell>
          <table:table-cell office:value-type="float" office:value="12.545999999999999" table:style-name="ce11">
            <text:p>12.546</text:p>
          </table:table-cell>
          <table:table-cell office:value-type="float" office:value="12.21" table:style-name="ce11">
            <text:p>12.21</text:p>
          </table:table-cell>
          <table:table-cell office:value-type="float" office:value="12.087999999999999" table:style-name="ce11">
            <text:p>12.088</text:p>
          </table:table-cell>
          <table:table-cell office:value-type="float" office:value="11.459" table:style-name="ce11">
            <text:p>11.459</text:p>
          </table:table-cell>
          <table:table-cell office:value-type="float" office:value="12.93" table:style-name="ce11">
            <text:p>12.93</text:p>
          </table:table-cell>
          <table:table-cell office:value-type="float" office:value="11.675000000000001" table:style-name="ce11">
            <text:p>11.675</text:p>
          </table:table-cell>
          <table:table-cell office:value-type="float" office:value="14.435" table:style-name="ce11">
            <text:p>14.435</text:p>
          </table:table-cell>
          <table:table-cell office:value-type="float" office:value="14.689" table:style-name="ce11">
            <text:p>14.689</text:p>
          </table:table-cell>
          <table:table-cell table:number-columns-repeated="16365"/>
        </table:table-row>
        <table:table-row table:style-name="ro8">
          <table:table-cell office:value-type="string" table:style-name="ce3">
            <text:p>E02_18</text:p>
          </table:table-cell>
          <table:table-cell office:value-type="string" table:style-name="ce3">
            <text:p>E02_18. On which of the following grounds were you discriminated against? (% selecting 'Working pattern'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23.004999999999999" table:style-name="ce11">
            <text:p>23.005</text:p>
          </table:table-cell>
          <table:table-cell office:value-type="float" office:value="22.111999999999998" table:style-name="ce11">
            <text:p>22.112</text:p>
          </table:table-cell>
          <table:table-cell office:value-type="float" office:value="21.053000000000001" table:style-name="ce11">
            <text:p>21.053</text:p>
          </table:table-cell>
          <table:table-cell office:value-type="float" office:value="22.530999999999999" table:style-name="ce11">
            <text:p>22.531</text:p>
          </table:table-cell>
          <table:table-cell office:value-type="float" office:value="22.029" table:style-name="ce11">
            <text:p>22.029</text:p>
          </table:table-cell>
          <table:table-cell office:value-type="float" office:value="22.414999999999999" table:style-name="ce11">
            <text:p>22.415</text:p>
          </table:table-cell>
          <table:table-cell office:value-type="float" office:value="21.353000000000002" table:style-name="ce11">
            <text:p>21.353</text:p>
          </table:table-cell>
          <table:table-cell office:value-type="float" office:value="20.141999999999999" table:style-name="ce11">
            <text:p>20.142</text:p>
          </table:table-cell>
          <table:table-cell office:value-type="float" office:value="19.808" table:style-name="ce11">
            <text:p>19.808</text:p>
          </table:table-cell>
          <table:table-cell office:value-type="float" office:value="19.196999999999999" table:style-name="ce11">
            <text:p>19.197</text:p>
          </table:table-cell>
          <table:table-cell office:value-type="float" office:value="17.181999999999999" table:style-name="ce11">
            <text:p>17.182</text:p>
          </table:table-cell>
          <table:table-cell office:value-type="float" office:value="16.541" table:style-name="ce11">
            <text:p>16.541</text:p>
          </table:table-cell>
          <table:table-cell office:value-type="float" office:value="14.286" table:style-name="ce11">
            <text:p>14.286</text:p>
          </table:table-cell>
          <table:table-cell office:value-type="float" office:value="15.27" table:style-name="ce11">
            <text:p>15.27</text:p>
          </table:table-cell>
          <table:table-cell table:number-columns-repeated="16365"/>
        </table:table-row>
        <table:table-row table:style-name="ro8">
          <table:table-cell office:value-type="string" table:style-name="ce3">
            <text:p>E02_19</text:p>
          </table:table-cell>
          <table:table-cell office:value-type="string" table:style-name="ce3">
            <text:p>E02_19. On which of the following grounds were you discriminated against? (% selecting 'Any other grounds (please specif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73.332999999999998" table:style-name="ce11">
            <text:p>73.333</text:p>
          </table:table-cell>
          <table:table-cell office:value-type="float" office:value="29.747" table:style-name="ce11">
            <text:p>29.747</text:p>
          </table:table-cell>
          <table:table-cell office:value-type="float" office:value="28" table:style-name="ce11">
            <text:p>28</text:p>
          </table:table-cell>
          <table:table-cell office:value-type="float" office:value="26.98" table:style-name="ce11">
            <text:p>26.98</text:p>
          </table:table-cell>
          <table:table-cell office:value-type="float" office:value="27.596" table:style-name="ce11">
            <text:p>27.596</text:p>
          </table:table-cell>
          <table:table-cell office:value-type="float" office:value="24.605" table:style-name="ce11">
            <text:p>24.605</text:p>
          </table:table-cell>
          <table:table-cell office:value-type="float" office:value="24.117000000000001" table:style-name="ce11">
            <text:p>24.117</text:p>
          </table:table-cell>
          <table:table-cell office:value-type="float" office:value="24.489000000000001" table:style-name="ce11">
            <text:p>24.489</text:p>
          </table:table-cell>
          <table:table-cell office:value-type="float" office:value="24.100999999999999" table:style-name="ce11">
            <text:p>24.101</text:p>
          </table:table-cell>
          <table:table-cell office:value-type="float" office:value="23.367999999999999" table:style-name="ce11">
            <text:p>23.368</text:p>
          </table:table-cell>
          <table:table-cell office:value-type="float" office:value="12.772" table:style-name="ce11">
            <text:p>12.772</text:p>
          </table:table-cell>
          <table:table-cell office:value-type="float" office:value="18.783000000000001" table:style-name="ce11">
            <text:p>18.783</text:p>
          </table:table-cell>
          <table:table-cell office:value-type="float" office:value="9.8770000000000007" table:style-name="ce11">
            <text:p>9.877</text:p>
          </table:table-cell>
          <table:table-cell office:value-type="float" office:value="10.051" table:style-name="ce11">
            <text:p>10.051</text:p>
          </table:table-cell>
          <table:table-cell office:value-type="float" office:value="10.77" table:style-name="ce11">
            <text:p>10.77</text:p>
          </table:table-cell>
          <table:table-cell table:number-columns-repeated="16365"/>
        </table:table-row>
        <table:table-row table:style-name="ro8">
          <table:table-cell office:value-type="string" table:style-name="ce3">
            <text:p>E02_20</text:p>
          </table:table-cell>
          <table:table-cell office:value-type="string" table:style-name="ce3">
            <text:p>E02_20. On which of the following grounds were you discriminated against? (% selecting 'Prefer not to sa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11.111000000000001" table:style-name="ce11">
            <text:p>11.111</text:p>
          </table:table-cell>
          <table:table-cell office:value-type="float" office:value="11.176" table:style-name="ce11">
            <text:p>11.176</text:p>
          </table:table-cell>
          <table:table-cell office:value-type="float" office:value="12.346" table:style-name="ce11">
            <text:p>12.346</text:p>
          </table:table-cell>
          <table:table-cell office:value-type="float" office:value="9.9830000000000005" table:style-name="ce11">
            <text:p>9.983</text:p>
          </table:table-cell>
          <table:table-cell office:value-type="float" office:value="10.427" table:style-name="ce11">
            <text:p>10.427</text:p>
          </table:table-cell>
          <table:table-cell office:value-type="float" office:value="10.132999999999999" table:style-name="ce11">
            <text:p>10.133</text:p>
          </table:table-cell>
          <table:table-cell office:value-type="float" office:value="11.052" table:style-name="ce11">
            <text:p>11.052</text:p>
          </table:table-cell>
          <table:table-cell office:value-type="float" office:value="10.512" table:style-name="ce11">
            <text:p>10.512</text:p>
          </table:table-cell>
          <table:table-cell office:value-type="float" office:value="10.576000000000001" table:style-name="ce11">
            <text:p>10.576</text:p>
          </table:table-cell>
          <table:table-cell office:value-type="float" office:value="12.688000000000001" table:style-name="ce11">
            <text:p>12.688</text:p>
          </table:table-cell>
          <table:table-cell office:value-type="float" office:value="9.7119999999999997" table:style-name="ce11">
            <text:p>9.712</text:p>
          </table:table-cell>
          <table:table-cell office:value-type="float" office:value="10.204000000000001" table:style-name="ce11">
            <text:p>10.204</text:p>
          </table:table-cell>
          <table:table-cell office:value-type="float" office:value="8.8320000000000007" table:style-name="ce11">
            <text:p>8.832</text:p>
          </table:table-cell>
          <table:table-cell office:value-type="float" office:value="10.577" table:style-name="ce11">
            <text:p>10.577</text:p>
          </table:table-cell>
          <table:table-cell table:number-columns-repeated="16365"/>
        </table:table-row>
        <table:table-row table:style-name="ro6">
          <table:table-cell office:value-type="string" table:style-name="ce3">
            <text:p>E03_yes</text:p>
          </table:table-cell>
          <table:table-cell office:value-type="string" table:style-name="ce3">
            <text:p>E03_yes. Have you been bullied or harassed at work, in the past 12 months? (% selecting 'Yes')</text:p>
          </table:table-cell>
          <table:table-cell office:value-type="string" table:style-name="ce3">
            <text:p>Bullying and harassment</text:p>
          </table:table-cell>
          <table:table-cell office:value-type="string" table:style-name="ce3">
            <text:p/>
          </table:table-cell>
          <table:table-cell office:value-type="float" office:value="10.224" table:style-name="ce11">
            <text:p>10.224</text:p>
          </table:table-cell>
          <table:table-cell office:value-type="float" office:value="10.398" table:style-name="ce11">
            <text:p>10.398</text:p>
          </table:table-cell>
          <table:table-cell office:value-type="float" office:value="9.41" table:style-name="ce11">
            <text:p>9.41</text:p>
          </table:table-cell>
          <table:table-cell office:value-type="float" office:value="10.039999999999999" table:style-name="ce11">
            <text:p>10.04</text:p>
          </table:table-cell>
          <table:table-cell office:value-type="float" office:value="9.8610000000000007" table:style-name="ce11">
            <text:p>9.861</text:p>
          </table:table-cell>
          <table:table-cell office:value-type="float" office:value="9.6449999999999996" table:style-name="ce11">
            <text:p>9.645</text:p>
          </table:table-cell>
          <table:table-cell office:value-type="float" office:value="10.461" table:style-name="ce11">
            <text:p>10.461</text:p>
          </table:table-cell>
          <table:table-cell office:value-type="float" office:value="10.714" table:style-name="ce11">
            <text:p>10.714</text:p>
          </table:table-cell>
          <table:table-cell office:value-type="float" office:value="11.151" table:style-name="ce11">
            <text:p>11.151</text:p>
          </table:table-cell>
          <table:table-cell office:value-type="float" office:value="11.343999999999999" table:style-name="ce11">
            <text:p>11.344</text:p>
          </table:table-cell>
          <table:table-cell office:value-type="float" office:value="11.515000000000001" table:style-name="ce11">
            <text:p>11.515</text:p>
          </table:table-cell>
          <table:table-cell office:value-type="float" office:value="7.6680000000000001" table:style-name="ce11">
            <text:p>7.668</text:p>
          </table:table-cell>
          <table:table-cell office:value-type="float" office:value="7.125" table:style-name="ce11">
            <text:p>7.125</text:p>
          </table:table-cell>
          <table:table-cell office:value-type="float" office:value="7.2119999999999997" table:style-name="ce11">
            <text:p>7.212</text:p>
          </table:table-cell>
          <table:table-cell office:value-type="float" office:value="7.8949999999999996" table:style-name="ce11">
            <text:p>7.895</text:p>
          </table:table-cell>
          <table:table-cell table:number-columns-repeated="16365"/>
        </table:table-row>
        <table:table-row table:style-name="ro6">
          <table:table-cell office:value-type="string" table:style-name="ce3">
            <text:p>E03_no</text:p>
          </table:table-cell>
          <table:table-cell office:value-type="string" table:style-name="ce3">
            <text:p>E03_no. Have you been bullied or harassed at work, in the past 12 months? (% selecting 'No')</text:p>
          </table:table-cell>
          <table:table-cell office:value-type="string" table:style-name="ce3">
            <text:p>Bullying and harassment</text:p>
          </table:table-cell>
          <table:table-cell office:value-type="string" table:style-name="ce3">
            <text:p/>
          </table:table-cell>
          <table:table-cell office:value-type="float" office:value="82.51" table:style-name="ce11">
            <text:p>82.51</text:p>
          </table:table-cell>
          <table:table-cell office:value-type="float" office:value="82.644999999999996" table:style-name="ce11">
            <text:p>82.645</text:p>
          </table:table-cell>
          <table:table-cell office:value-type="float" office:value="82.930999999999997" table:style-name="ce11">
            <text:p>82.931</text:p>
          </table:table-cell>
          <table:table-cell office:value-type="float" office:value="82.608999999999995" table:style-name="ce11">
            <text:p>82.609</text:p>
          </table:table-cell>
          <table:table-cell office:value-type="float" office:value="83.248999999999995" table:style-name="ce11">
            <text:p>83.249</text:p>
          </table:table-cell>
          <table:table-cell office:value-type="float" office:value="83.179000000000002" table:style-name="ce11">
            <text:p>83.179</text:p>
          </table:table-cell>
          <table:table-cell office:value-type="float" office:value="82.061999999999998" table:style-name="ce11">
            <text:p>82.062</text:p>
          </table:table-cell>
          <table:table-cell office:value-type="float" office:value="81.938999999999993" table:style-name="ce11">
            <text:p>81.939</text:p>
          </table:table-cell>
          <table:table-cell office:value-type="float" office:value="81.707999999999998" table:style-name="ce11">
            <text:p>81.708</text:p>
          </table:table-cell>
          <table:table-cell office:value-type="float" office:value="82.21" table:style-name="ce11">
            <text:p>82.21</text:p>
          </table:table-cell>
          <table:table-cell office:value-type="float" office:value="82.16" table:style-name="ce11">
            <text:p>82.16</text:p>
          </table:table-cell>
          <table:table-cell office:value-type="float" office:value="87.155000000000001" table:style-name="ce11">
            <text:p>87.155</text:p>
          </table:table-cell>
          <table:table-cell office:value-type="float" office:value="87.653999999999996" table:style-name="ce11">
            <text:p>87.654</text:p>
          </table:table-cell>
          <table:table-cell office:value-type="float" office:value="87.799000000000007" table:style-name="ce11">
            <text:p>87.799</text:p>
          </table:table-cell>
          <table:table-cell office:value-type="float" office:value="86.847999999999999" table:style-name="ce11">
            <text:p>86.848</text:p>
          </table:table-cell>
          <table:table-cell table:number-columns-repeated="16365"/>
        </table:table-row>
        <table:table-row table:style-name="ro9">
          <table:table-cell office:value-type="string" table:style-name="ce3">
            <text:p>E03_pnts</text:p>
          </table:table-cell>
          <table:table-cell office:value-type="string" table:style-name="ce3">
            <text:p>E03_pnts. Have you been bullied or harassed at work, in the past 12 months? (% selecting 'Prefer not to say')</text:p>
          </table:table-cell>
          <table:table-cell office:value-type="string" table:style-name="ce3">
            <text:p>Bullying and harassment</text:p>
          </table:table-cell>
          <table:table-cell office:value-type="string" table:style-name="ce3">
            <text:p/>
          </table:table-cell>
          <table:table-cell office:value-type="float" office:value="6.9950000000000001" table:style-name="ce11">
            <text:p>6.995</text:p>
          </table:table-cell>
          <table:table-cell office:value-type="float" office:value="7.1859999999999999" table:style-name="ce11">
            <text:p>7.186</text:p>
          </table:table-cell>
          <table:table-cell office:value-type="float" office:value="7.4340000000000002" table:style-name="ce11">
            <text:p>7.434</text:p>
          </table:table-cell>
          <table:table-cell office:value-type="float" office:value="7.0259999999999998" table:style-name="ce11">
            <text:p>7.026</text:p>
          </table:table-cell>
          <table:table-cell office:value-type="float" office:value="7.1020000000000003" table:style-name="ce11">
            <text:p>7.102</text:p>
          </table:table-cell>
          <table:table-cell office:value-type="float" office:value="7.1470000000000002" table:style-name="ce11">
            <text:p>7.147</text:p>
          </table:table-cell>
          <table:table-cell office:value-type="float" office:value="7.5650000000000004" table:style-name="ce11">
            <text:p>7.565</text:p>
          </table:table-cell>
          <table:table-cell office:value-type="float" office:value="7.1989999999999998" table:style-name="ce11">
            <text:p>7.199</text:p>
          </table:table-cell>
          <table:table-cell office:value-type="float" office:value="6.9320000000000004" table:style-name="ce11">
            <text:p>6.932</text:p>
          </table:table-cell>
          <table:table-cell office:value-type="float" office:value="6.5380000000000003" table:style-name="ce11">
            <text:p>6.538</text:p>
          </table:table-cell>
          <table:table-cell office:value-type="float" office:value="6.75" table:style-name="ce11">
            <text:p>6.75</text:p>
          </table:table-cell>
          <table:table-cell office:value-type="float" office:value="5.4870000000000001" table:style-name="ce11">
            <text:p>5.487</text:p>
          </table:table-cell>
          <table:table-cell office:value-type="float" office:value="5.51" table:style-name="ce11">
            <text:p>5.51</text:p>
          </table:table-cell>
          <table:table-cell office:value-type="float" office:value="5.226" table:style-name="ce11">
            <text:p>5.226</text:p>
          </table:table-cell>
          <table:table-cell office:value-type="float" office:value="5.4249999999999998" table:style-name="ce11">
            <text:p>5.425</text:p>
          </table:table-cell>
          <table:table-cell table:number-columns-repeated="16365"/>
        </table:table-row>
        <table:table-row table:style-name="ro11">
          <table:table-cell office:value-type="string" table:style-name="ce3">
            <text:p>E03A_01</text:p>
          </table:table-cell>
          <table:table-cell office:value-type="string" table:style-name="ce3">
            <text:p>E03A_01. How would you describe the nature of the bullying and or harassment you experienced? (% selecting 'Comments about my personal appearance or accen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0.805" table:style-name="ce11">
            <text:p>10.805</text:p>
          </table:table-cell>
          <table:table-cell office:value-type="float" office:value="8.4269999999999996" table:style-name="ce11">
            <text:p>8.427</text:p>
          </table:table-cell>
          <table:table-cell office:value-type="float" office:value="7.1429999999999998" table:style-name="ce11">
            <text:p>7.143</text:p>
          </table:table-cell>
          <table:table-cell office:value-type="float" office:value="8.9819999999999993" table:style-name="ce11">
            <text:p>8.982</text:p>
          </table:table-cell>
          <table:table-cell office:value-type="float" office:value="7.9560000000000004" table:style-name="ce11">
            <text:p>7.956</text:p>
          </table:table-cell>
          <table:table-cell table:number-columns-repeated="16365"/>
        </table:table-row>
        <table:table-row table:style-name="ro3">
          <table:table-cell office:value-type="string" table:style-name="ce3">
            <text:p>E03A_02</text:p>
          </table:table-cell>
          <table:table-cell office:value-type="string" table:style-name="ce3">
            <text:p>E03A_02. How would you describe the nature of the bullying and or harassment you experienced? (% selecting 'Sexual harassment (for example, sexual comments or jokes, unwelcome sexual advances, touching or assaul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3360000000000003" table:style-name="ce11">
            <text:p>5.336</text:p>
          </table:table-cell>
          <table:table-cell office:value-type="float" office:value="2.952" table:style-name="ce11">
            <text:p>2.952</text:p>
          </table:table-cell>
          <table:table-cell office:value-type="float" office:value="2.625" table:style-name="ce11">
            <text:p>2.625</text:p>
          </table:table-cell>
          <table:table-cell office:value-type="float" office:value="2.8170000000000002" table:style-name="ce11">
            <text:p>2.817</text:p>
          </table:table-cell>
          <table:table-cell office:value-type="float" office:value="3.843" table:style-name="ce11">
            <text:p>3.843</text:p>
          </table:table-cell>
          <table:table-cell table:number-columns-repeated="16365"/>
        </table:table-row>
        <table:table-row table:style-name="ro10">
          <table:table-cell office:value-type="string" table:style-name="ce3">
            <text:p>E03A_03</text:p>
          </table:table-cell>
          <table:table-cell office:value-type="string" table:style-name="ce3">
            <text:p>E03A_03. How would you describe the nature of the bullying and or harassment you experienced? (% selecting 'Spreading gossip or making false accusations about me'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6.056999999999999" table:style-name="ce11">
            <text:p>26.057</text:p>
          </table:table-cell>
          <table:table-cell office:value-type="float" office:value="21.91" table:style-name="ce11">
            <text:p>21.91</text:p>
          </table:table-cell>
          <table:table-cell office:value-type="float" office:value="18.341000000000001" table:style-name="ce11">
            <text:p>18.341</text:p>
          </table:table-cell>
          <table:table-cell office:value-type="float" office:value="21.681000000000001" table:style-name="ce11">
            <text:p>21.681</text:p>
          </table:table-cell>
          <table:table-cell office:value-type="float" office:value="22.263999999999999" table:style-name="ce11">
            <text:p>22.264</text:p>
          </table:table-cell>
          <table:table-cell table:number-columns-repeated="16365"/>
        </table:table-row>
        <table:table-row table:style-name="ro3">
          <table:table-cell office:value-type="string" table:style-name="ce3">
            <text:p>E03A_04</text:p>
          </table:table-cell>
          <table:table-cell office:value-type="string" table:style-name="ce3">
            <text:p>E03A_04. How would you describe the nature of the bullying and or harassment you experienced? (% selecting 'Intimidation, or verbal or written aggression (for example, shouting, making threats, sending aggressive email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754000000000001" table:style-name="ce11">
            <text:p>29.754</text:p>
          </table:table-cell>
          <table:table-cell office:value-type="float" office:value="40.277999999999999" table:style-name="ce11">
            <text:p>40.278</text:p>
          </table:table-cell>
          <table:table-cell office:value-type="float" office:value="39.773000000000003" table:style-name="ce11">
            <text:p>39.773</text:p>
          </table:table-cell>
          <table:table-cell office:value-type="float" office:value="38.915999999999997" table:style-name="ce11">
            <text:p>38.916</text:p>
          </table:table-cell>
          <table:table-cell office:value-type="float" office:value="35.771999999999998" table:style-name="ce11">
            <text:p>35.772</text:p>
          </table:table-cell>
          <table:table-cell table:number-columns-repeated="16365"/>
        </table:table-row>
        <table:table-row table:style-name="ro11">
          <table:table-cell office:value-type="string" table:style-name="ce3">
            <text:p>E03A_05</text:p>
          </table:table-cell>
          <table:table-cell office:value-type="string" table:style-name="ce3">
            <text:p>E03A_05. How would you describe the nature of the bullying and or harassment you experienced? (% selecting 'Physical assault (for example, object thrown at me, pushed, hi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0.51200000000000001" table:style-name="ce11">
            <text:p>0.5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65"/>
        </table:table-row>
        <table:table-row table:style-name="ro10">
          <table:table-cell office:value-type="string" table:style-name="ce3">
            <text:p>E03A_06</text:p>
          </table:table-cell>
          <table:table-cell office:value-type="string" table:style-name="ce3">
            <text:p>E03A_06. How would you describe the nature of the bullying and or harassment you experienced? (% selecting 'Humiliated in front of team or other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1.014000000000003" table:style-name="ce11">
            <text:p>41.014</text:p>
          </table:table-cell>
          <table:table-cell office:value-type="float" office:value="36.53" table:style-name="ce11">
            <text:p>36.53</text:p>
          </table:table-cell>
          <table:table-cell office:value-type="float" office:value="34.884" table:style-name="ce11">
            <text:p>34.884</text:p>
          </table:table-cell>
          <table:table-cell office:value-type="float" office:value="37.622" table:style-name="ce11">
            <text:p>37.622</text:p>
          </table:table-cell>
          <table:table-cell office:value-type="float" office:value="36.363999999999997" table:style-name="ce11">
            <text:p>36.364</text:p>
          </table:table-cell>
          <table:table-cell table:number-columns-repeated="16365"/>
        </table:table-row>
        <table:table-row table:style-name="ro11">
          <table:table-cell office:value-type="string" table:style-name="ce3">
            <text:p>E03A_07</text:p>
          </table:table-cell>
          <table:table-cell office:value-type="string" table:style-name="ce3">
            <text:p>E03A_07. How would you describe the nature of the bullying and or harassment you experienced? (% selecting 'Negative micromanagement (for example, excessive control, made to feel incompeten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7.506999999999998" table:style-name="ce11">
            <text:p>47.507</text:p>
          </table:table-cell>
          <table:table-cell office:value-type="float" office:value="46.067" table:style-name="ce11">
            <text:p>46.067</text:p>
          </table:table-cell>
          <table:table-cell office:value-type="float" office:value="50" table:style-name="ce11">
            <text:p>50</text:p>
          </table:table-cell>
          <table:table-cell office:value-type="float" office:value="52.777999999999999" table:style-name="ce11">
            <text:p>52.778</text:p>
          </table:table-cell>
          <table:table-cell office:value-type="float" office:value="52.942" table:style-name="ce11">
            <text:p>52.942</text:p>
          </table:table-cell>
          <table:table-cell table:number-columns-repeated="16365"/>
        </table:table-row>
        <table:table-row table:style-name="ro3">
          <table:table-cell office:value-type="string" table:style-name="ce3">
            <text:p>E03A_08</text:p>
          </table:table-cell>
          <table:table-cell office:value-type="string" table:style-name="ce3">
            <text:p>E03A_08. How would you describe the nature of the bullying and or harassment you experienced? (% selecting 'Removal of job responsibilities, unconstructive criticism, or changing expectation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1.8" table:style-name="ce11">
            <text:p>31.8</text:p>
          </table:table-cell>
          <table:table-cell office:value-type="float" office:value="27.536000000000001" table:style-name="ce11">
            <text:p>27.536</text:p>
          </table:table-cell>
          <table:table-cell office:value-type="float" office:value="28.766999999999999" table:style-name="ce11">
            <text:p>28.767</text:p>
          </table:table-cell>
          <table:table-cell office:value-type="float" office:value="30" table:style-name="ce11">
            <text:p>30</text:p>
          </table:table-cell>
          <table:table-cell office:value-type="float" office:value="30.861000000000001" table:style-name="ce11">
            <text:p>30.861</text:p>
          </table:table-cell>
          <table:table-cell table:number-columns-repeated="16365"/>
        </table:table-row>
        <table:table-row table:style-name="ro10">
          <table:table-cell office:value-type="string" table:style-name="ce3">
            <text:p>E03A_09</text:p>
          </table:table-cell>
          <table:table-cell office:value-type="string" table:style-name="ce3">
            <text:p>E03A_09. How would you describe the nature of the bullying and or harassment you experienced? (% selecting 'Treated less favourably to other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9.325000000000003" table:style-name="ce11">
            <text:p>39.325</text:p>
          </table:table-cell>
          <table:table-cell office:value-type="float" office:value="36.985999999999997" table:style-name="ce11">
            <text:p>36.986</text:p>
          </table:table-cell>
          <table:table-cell office:value-type="float" office:value="35.616" table:style-name="ce11">
            <text:p>35.616</text:p>
          </table:table-cell>
          <table:table-cell office:value-type="float" office:value="37.320999999999998" table:style-name="ce11">
            <text:p>37.321</text:p>
          </table:table-cell>
          <table:table-cell office:value-type="float" office:value="37.768000000000001" table:style-name="ce11">
            <text:p>37.768</text:p>
          </table:table-cell>
          <table:table-cell table:number-columns-repeated="16365"/>
        </table:table-row>
        <table:table-row table:style-name="ro10">
          <table:table-cell office:value-type="string" table:style-name="ce3">
            <text:p>E03A_10</text:p>
          </table:table-cell>
          <table:table-cell office:value-type="string" table:style-name="ce3">
            <text:p>E03A_10. How would you describe the nature of the bullying and or harassment you experienced? (% selecting 'Ignored, excluded, marginalised'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7.613999999999997" table:style-name="ce11">
            <text:p>37.614</text:p>
          </table:table-cell>
          <table:table-cell office:value-type="float" office:value="36.268999999999998" table:style-name="ce11">
            <text:p>36.269</text:p>
          </table:table-cell>
          <table:table-cell office:value-type="float" office:value="36.267000000000003" table:style-name="ce11">
            <text:p>36.267</text:p>
          </table:table-cell>
          <table:table-cell office:value-type="float" office:value="36.003999999999998" table:style-name="ce11">
            <text:p>36.004</text:p>
          </table:table-cell>
          <table:table-cell office:value-type="float" office:value="35.305999999999997" table:style-name="ce11">
            <text:p>35.306</text:p>
          </table:table-cell>
          <table:table-cell table:number-columns-repeated="16365"/>
        </table:table-row>
        <table:table-row table:style-name="ro10">
          <table:table-cell office:value-type="string" table:style-name="ce3">
            <text:p>E03A_11</text:p>
          </table:table-cell>
          <table:table-cell office:value-type="string" table:style-name="ce3">
            <text:p>E03A_11. How would you describe the nature of the bullying and or harassment you experienced? (% selecting 'Undermining or taking credit for my work'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0.9" table:style-name="ce11">
            <text:p>30.9</text:p>
          </table:table-cell>
          <table:table-cell office:value-type="float" office:value="26.19" table:style-name="ce11">
            <text:p>26.19</text:p>
          </table:table-cell>
          <table:table-cell office:value-type="float" office:value="30.233000000000001" table:style-name="ce11">
            <text:p>30.233</text:p>
          </table:table-cell>
          <table:table-cell office:value-type="float" office:value="29.395" table:style-name="ce11">
            <text:p>29.395</text:p>
          </table:table-cell>
          <table:table-cell office:value-type="float" office:value="30.056000000000001" table:style-name="ce11">
            <text:p>30.056</text:p>
          </table:table-cell>
          <table:table-cell table:number-columns-repeated="16365"/>
        </table:table-row>
        <table:table-row table:style-name="ro10">
          <table:table-cell office:value-type="string" table:style-name="ce3">
            <text:p>E03A_12</text:p>
          </table:table-cell>
          <table:table-cell office:value-type="string" table:style-name="ce3">
            <text:p>E03A_12. How would you describe the nature of the bullying and or harassment you experienced? (% selecting 'Denied time off for personal ill health'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630000000000001" table:style-name="ce11">
            <text:p>2.963</text:p>
          </table:table-cell>
          <table:table-cell office:value-type="float" office:value="1.6819999999999999" table:style-name="ce11">
            <text:p>1.682</text:p>
          </table:table-cell>
          <table:table-cell office:value-type="float" office:value="1.613" table:style-name="ce11">
            <text:p>1.613</text:p>
          </table:table-cell>
          <table:table-cell office:value-type="float" office:value="2" table:style-name="ce11">
            <text:p>2</text:p>
          </table:table-cell>
          <table:table-cell office:value-type="float" office:value="1.579" table:style-name="ce11">
            <text:p>1.579</text:p>
          </table:table-cell>
          <table:table-cell table:number-columns-repeated="16365"/>
        </table:table-row>
        <table:table-row table:style-name="ro10">
          <table:table-cell office:value-type="string" table:style-name="ce3">
            <text:p>E03A_13</text:p>
          </table:table-cell>
          <table:table-cell office:value-type="string" table:style-name="ce3">
            <text:p>E03A_13. How would you describe the nature of the bullying and or harassment you experienced? (% selecting 'Denied time off for family or caring responsibilitie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95" table:style-name="ce11">
            <text:p>3.95</text:p>
          </table:table-cell>
          <table:table-cell office:value-type="float" office:value="2.8090000000000002" table:style-name="ce11">
            <text:p>2.809</text:p>
          </table:table-cell>
          <table:table-cell office:value-type="float" office:value="3.5710000000000002" table:style-name="ce11">
            <text:p>3.571</text:p>
          </table:table-cell>
          <table:table-cell office:value-type="float" office:value="2.456" table:style-name="ce11">
            <text:p>2.456</text:p>
          </table:table-cell>
          <table:table-cell office:value-type="float" office:value="2.3260000000000001" table:style-name="ce11">
            <text:p>2.326</text:p>
          </table:table-cell>
          <table:table-cell table:number-columns-repeated="16365"/>
        </table:table-row>
        <table:table-row table:style-name="ro11">
          <table:table-cell office:value-type="string" table:style-name="ce3">
            <text:p>E03A_14</text:p>
          </table:table-cell>
          <table:table-cell office:value-type="string" table:style-name="ce3">
            <text:p>E03A_14. How would you describe the nature of the bullying and or harassment you experienced? (% selecting 'Disclosure of personal or sensitive information to colleagues without my consen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9.8179999999999996" table:style-name="ce11">
            <text:p>9.818</text:p>
          </table:table-cell>
          <table:table-cell office:value-type="float" office:value="7.19" table:style-name="ce11">
            <text:p>7.19</text:p>
          </table:table-cell>
          <table:table-cell office:value-type="float" office:value="7.6920000000000002" table:style-name="ce11">
            <text:p>7.692</text:p>
          </table:table-cell>
          <table:table-cell office:value-type="float" office:value="7.6920000000000002" table:style-name="ce11">
            <text:p>7.692</text:p>
          </table:table-cell>
          <table:table-cell office:value-type="float" office:value="7.8630000000000004" table:style-name="ce11">
            <text:p>7.863</text:p>
          </table:table-cell>
          <table:table-cell table:number-columns-repeated="16365"/>
        </table:table-row>
        <table:table-row table:style-name="ro11">
          <table:table-cell office:value-type="string" table:style-name="ce3">
            <text:p>E03A_15</text:p>
          </table:table-cell>
          <table:table-cell office:value-type="string" table:style-name="ce3">
            <text:p>E03A_15. How would you describe the nature of the bullying and or harassment you experienced? (% selecting 'Unhelpful comments about my mental health or being off sick'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9.3119999999999994" table:style-name="ce11">
            <text:p>9.312</text:p>
          </table:table-cell>
          <table:table-cell office:value-type="float" office:value="9.0909999999999993" table:style-name="ce11">
            <text:p>9.091</text:p>
          </table:table-cell>
          <table:table-cell office:value-type="float" office:value="10.587" table:style-name="ce11">
            <text:p>10.587</text:p>
          </table:table-cell>
          <table:table-cell office:value-type="float" office:value="9.9819999999999993" table:style-name="ce11">
            <text:p>9.982</text:p>
          </table:table-cell>
          <table:table-cell table:number-columns-repeated="16365"/>
        </table:table-row>
        <table:table-row table:style-name="ro10">
          <table:table-cell office:value-type="string" table:style-name="ce3">
            <text:p>E03A_16</text:p>
          </table:table-cell>
          <table:table-cell office:value-type="string" table:style-name="ce3">
            <text:p>E03A_16. How would you describe the nature of the bullying and or harassment you experienced? (% selecting 'Something else not listed here (please specify)'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765000000000001" table:style-name="ce11">
            <text:p>11.765</text:p>
          </table:table-cell>
          <table:table-cell office:value-type="float" office:value="14.952999999999999" table:style-name="ce11">
            <text:p>14.953</text:p>
          </table:table-cell>
          <table:table-cell office:value-type="float" office:value="7.7640000000000002" table:style-name="ce11">
            <text:p>7.764</text:p>
          </table:table-cell>
          <table:table-cell office:value-type="float" office:value="7.8109999999999999" table:style-name="ce11">
            <text:p>7.811</text:p>
          </table:table-cell>
          <table:table-cell office:value-type="float" office:value="7.2539999999999996" table:style-name="ce11">
            <text:p>7.254</text:p>
          </table:table-cell>
          <table:table-cell table:number-columns-repeated="16365"/>
        </table:table-row>
        <table:table-row table:style-name="ro8">
          <table:table-cell office:value-type="string" table:style-name="ce3">
            <text:p>E03A_17</text:p>
          </table:table-cell>
          <table:table-cell office:value-type="string" table:style-name="ce3">
            <text:p>E03A_17. How would you describe the nature of the bullying and or harassment you experienced? (% selecting 'Prefer not to say'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 table:style-name="ce11">
            <text:p>5</text:p>
          </table:table-cell>
          <table:table-cell office:value-type="float" office:value="3.6360000000000001" table:style-name="ce11">
            <text:p>3.636</text:p>
          </table:table-cell>
          <table:table-cell office:value-type="float" office:value="3.399" table:style-name="ce11">
            <text:p>3.399</text:p>
          </table:table-cell>
          <table:table-cell office:value-type="float" office:value="2.7069999999999999" table:style-name="ce11">
            <text:p>2.707</text:p>
          </table:table-cell>
          <table:table-cell office:value-type="float" office:value="2.927" table:style-name="ce11">
            <text:p>2.927</text:p>
          </table:table-cell>
          <table:table-cell table:number-columns-repeated="16365"/>
        </table:table-row>
        <table:table-row table:style-name="ro9">
          <table:table-cell office:value-type="string" table:style-name="ce3">
            <text:p>E04_01</text:p>
          </table:table-cell>
          <table:table-cell office:value-type="string" table:style-name="ce3">
            <text:p>E04_01. Who bullied or harassed you? (% selecting 'A colleague in my Area, Directorate or Divis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5.908999999999999" table:style-name="ce11">
            <text:p>35.909</text:p>
          </table:table-cell>
          <table:table-cell office:value-type="float" office:value="36.066000000000003" table:style-name="ce11">
            <text:p>36.066</text:p>
          </table:table-cell>
          <table:table-cell office:value-type="float" office:value="33.101999999999997" table:style-name="ce11">
            <text:p>33.102</text:p>
          </table:table-cell>
          <table:table-cell office:value-type="float" office:value="34.366999999999997" table:style-name="ce11">
            <text:p>34.367</text:p>
          </table:table-cell>
          <table:table-cell office:value-type="float" office:value="33.670999999999999" table:style-name="ce11">
            <text:p>33.671</text:p>
          </table:table-cell>
          <table:table-cell table:number-columns-repeated="16365"/>
        </table:table-row>
        <table:table-row table:style-name="ro8">
          <table:table-cell office:value-type="string" table:style-name="ce3">
            <text:p>E04_02</text:p>
          </table:table-cell>
          <table:table-cell office:value-type="string" table:style-name="ce3">
            <text:p>E04_02. Who bullied or harassed you? (% selecting 'A colleague in a different Area, Directorate, Division of my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673" table:style-name="ce11">
            <text:p>11.673</text:p>
          </table:table-cell>
          <table:table-cell office:value-type="float" office:value="12.05" table:style-name="ce11">
            <text:p>12.05</text:p>
          </table:table-cell>
          <table:table-cell office:value-type="float" office:value="12.162000000000001" table:style-name="ce11">
            <text:p>12.162</text:p>
          </table:table-cell>
          <table:table-cell office:value-type="float" office:value="10.727" table:style-name="ce11">
            <text:p>10.727</text:p>
          </table:table-cell>
          <table:table-cell office:value-type="float" office:value="11.202" table:style-name="ce11">
            <text:p>11.202</text:p>
          </table:table-cell>
          <table:table-cell table:number-columns-repeated="16365"/>
        </table:table-row>
        <table:table-row table:style-name="ro6">
          <table:table-cell office:value-type="string" table:style-name="ce3">
            <text:p>E04_03</text:p>
          </table:table-cell>
          <table:table-cell office:value-type="string" table:style-name="ce3">
            <text:p>E04_03. Who bullied or harassed you? (% selecting 'My manager'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31.271999999999998" table:style-name="ce11">
            <text:p>31.272</text:p>
          </table:table-cell>
          <table:table-cell office:value-type="float" office:value="27.943999999999999" table:style-name="ce11">
            <text:p>27.944</text:p>
          </table:table-cell>
          <table:table-cell office:value-type="float" office:value="28.196999999999999" table:style-name="ce11">
            <text:p>28.197</text:p>
          </table:table-cell>
          <table:table-cell office:value-type="float" office:value="27.379000000000001" table:style-name="ce11">
            <text:p>27.379</text:p>
          </table:table-cell>
          <table:table-cell office:value-type="float" office:value="29.524999999999999" table:style-name="ce11">
            <text:p>29.525</text:p>
          </table:table-cell>
          <table:table-cell office:value-type="float" office:value="29.786999999999999" table:style-name="ce11">
            <text:p>29.787</text:p>
          </table:table-cell>
          <table:table-cell office:value-type="float" office:value="28.609000000000002" table:style-name="ce11">
            <text:p>28.609</text:p>
          </table:table-cell>
          <table:table-cell office:value-type="float" office:value="29.361000000000001" table:style-name="ce11">
            <text:p>29.361</text:p>
          </table:table-cell>
          <table:table-cell office:value-type="float" office:value="26.366" table:style-name="ce11">
            <text:p>26.366</text:p>
          </table:table-cell>
          <table:table-cell office:value-type="float" office:value="27.082999999999998" table:style-name="ce11">
            <text:p>27.083</text:p>
          </table:table-cell>
          <table:table-cell office:value-type="float" office:value="29.655999999999999" table:style-name="ce11">
            <text:p>29.656</text:p>
          </table:table-cell>
          <table:table-cell office:value-type="float" office:value="30" table:style-name="ce11">
            <text:p>30</text:p>
          </table:table-cell>
          <table:table-cell office:value-type="float" office:value="32.301000000000002" table:style-name="ce11">
            <text:p>32.301</text:p>
          </table:table-cell>
          <table:table-cell office:value-type="float" office:value="32.363999999999997" table:style-name="ce11">
            <text:p>32.364</text:p>
          </table:table-cell>
          <table:table-cell office:value-type="float" office:value="31.806999999999999" table:style-name="ce11">
            <text:p>31.807</text:p>
          </table:table-cell>
          <table:table-cell table:number-columns-repeated="16365"/>
        </table:table-row>
        <table:table-row table:style-name="ro9">
          <table:table-cell office:value-type="string" table:style-name="ce3">
            <text:p>E04_04</text:p>
          </table:table-cell>
          <table:table-cell office:value-type="string" table:style-name="ce3">
            <text:p>E04_04. Who bullied or harassed you? (% selecting 'Another senior member of staff in my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3.745999999999999" table:style-name="ce11">
            <text:p>23.746</text:p>
          </table:table-cell>
          <table:table-cell office:value-type="float" office:value="27.219000000000001" table:style-name="ce11">
            <text:p>27.219</text:p>
          </table:table-cell>
          <table:table-cell office:value-type="float" office:value="25.882000000000001" table:style-name="ce11">
            <text:p>25.882</text:p>
          </table:table-cell>
          <table:table-cell office:value-type="float" office:value="24.193999999999999" table:style-name="ce11">
            <text:p>24.194</text:p>
          </table:table-cell>
          <table:table-cell office:value-type="float" office:value="23.411999999999999" table:style-name="ce11">
            <text:p>23.412</text:p>
          </table:table-cell>
          <table:table-cell table:number-columns-repeated="16365"/>
        </table:table-row>
        <table:table-row table:style-name="ro9">
          <table:table-cell office:value-type="string" table:style-name="ce3">
            <text:p>E04_05</text:p>
          </table:table-cell>
          <table:table-cell office:value-type="string" table:style-name="ce3">
            <text:p>E04_05. Who bullied or harassed you? (% selecting 'Someone I manage'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4.0960000000000001" table:style-name="ce11">
            <text:p>4.096</text:p>
          </table:table-cell>
          <table:table-cell office:value-type="float" office:value="4.37" table:style-name="ce11">
            <text:p>4.37</text:p>
          </table:table-cell>
          <table:table-cell office:value-type="float" office:value="4.3499999999999996" table:style-name="ce11">
            <text:p>4.35</text:p>
          </table:table-cell>
          <table:table-cell office:value-type="float" office:value="3.9089999999999998" table:style-name="ce11">
            <text:p>3.909</text:p>
          </table:table-cell>
          <table:table-cell office:value-type="float" office:value="4.17" table:style-name="ce11">
            <text:p>4.17</text:p>
          </table:table-cell>
          <table:table-cell office:value-type="float" office:value="3.8460000000000001" table:style-name="ce11">
            <text:p>3.846</text:p>
          </table:table-cell>
          <table:table-cell office:value-type="float" office:value="3.9279999999999999" table:style-name="ce11">
            <text:p>3.928</text:p>
          </table:table-cell>
          <table:table-cell office:value-type="float" office:value="4.2779999999999996" table:style-name="ce11">
            <text:p>4.278</text:p>
          </table:table-cell>
          <table:table-cell office:value-type="float" office:value="3.8839999999999999" table:style-name="ce11">
            <text:p>3.884</text:p>
          </table:table-cell>
          <table:table-cell office:value-type="float" office:value="4.5019999999999998" table:style-name="ce11">
            <text:p>4.502</text:p>
          </table:table-cell>
          <table:table-cell office:value-type="float" office:value="4.149" table:style-name="ce11">
            <text:p>4.149</text:p>
          </table:table-cell>
          <table:table-cell office:value-type="float" office:value="4.3479999999999999" table:style-name="ce11">
            <text:p>4.348</text:p>
          </table:table-cell>
          <table:table-cell office:value-type="float" office:value="3.8460000000000001" table:style-name="ce11">
            <text:p>3.846</text:p>
          </table:table-cell>
          <table:table-cell office:value-type="float" office:value="4.407" table:style-name="ce11">
            <text:p>4.407</text:p>
          </table:table-cell>
          <table:table-cell office:value-type="float" office:value="4.7519999999999998" table:style-name="ce11">
            <text:p>4.752</text:p>
          </table:table-cell>
          <table:table-cell table:number-columns-repeated="16365"/>
        </table:table-row>
        <table:table-row table:style-name="ro8">
          <table:table-cell office:value-type="string" table:style-name="ce3">
            <text:p>E04_06</text:p>
          </table:table-cell>
          <table:table-cell office:value-type="string" table:style-name="ce3">
            <text:p>E04_06. Who bullied or harassed you? (% selecting 'Someone working in a different Civil Service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577" table:style-name="ce11">
            <text:p>2.577</text:p>
          </table:table-cell>
          <table:table-cell office:value-type="float" office:value="0.82" table:style-name="ce11">
            <text:p>0.82</text:p>
          </table:table-cell>
          <table:table-cell office:value-type="float" office:value="3.419" table:style-name="ce11">
            <text:p>3.419</text:p>
          </table:table-cell>
          <table:table-cell office:value-type="float" office:value="2.4460000000000002" table:style-name="ce11">
            <text:p>2.446</text:p>
          </table:table-cell>
          <table:table-cell office:value-type="float" office:value="2.98" table:style-name="ce11">
            <text:p>2.98</text:p>
          </table:table-cell>
          <table:table-cell table:number-columns-repeated="16365"/>
        </table:table-row>
        <table:table-row table:style-name="ro9">
          <table:table-cell office:value-type="string" table:style-name="ce3">
            <text:p>E04_07</text:p>
          </table:table-cell>
          <table:table-cell office:value-type="string" table:style-name="ce3">
            <text:p>E04_07. Who bullied or harassed you? (% selecting 'Someone working for a non-Civil Service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4079999999999999" table:style-name="ce11">
            <text:p>3.408</text:p>
          </table:table-cell>
          <table:table-cell office:value-type="float" office:value="0.32900000000000001" table:style-name="ce11">
            <text:p>0.329</text:p>
          </table:table-cell>
          <table:table-cell office:value-type="float" office:value="0" table:style-name="ce11">
            <text:p>0</text:p>
          </table:table-cell>
          <table:table-cell office:value-type="float" office:value="0.41799999999999998" table:style-name="ce11">
            <text:p>0.418</text:p>
          </table:table-cell>
          <table:table-cell office:value-type="float" office:value="0.51200000000000001" table:style-name="ce11">
            <text:p>0.512</text:p>
          </table:table-cell>
          <table:table-cell table:number-columns-repeated="16365"/>
        </table:table-row>
        <table:table-row table:style-name="ro6">
          <table:table-cell office:value-type="string" table:style-name="ce3">
            <text:p>E04_08</text:p>
          </table:table-cell>
          <table:table-cell office:value-type="string" table:style-name="ce3">
            <text:p>E04_08. Who bullied or harassed you? (% selecting 'A contractor'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37" table:style-name="ce11">
            <text:p>1.37</text:p>
          </table:table-cell>
          <table:table-cell office:value-type="float" office:value="1.4390000000000001" table:style-name="ce11">
            <text:p>1.439</text:p>
          </table:table-cell>
          <table:table-cell office:value-type="float" office:value="1.6" table:style-name="ce11">
            <text:p>1.6</text:p>
          </table:table-cell>
          <table:table-cell office:value-type="float" office:value="1.099" table:style-name="ce11">
            <text:p>1.099</text:p>
          </table:table-cell>
          <table:table-cell office:value-type="float" office:value="0.79500000000000004" table:style-name="ce11">
            <text:p>0.795</text:p>
          </table:table-cell>
          <table:table-cell table:number-columns-repeated="16365"/>
        </table:table-row>
        <table:table-row table:style-name="ro8">
          <table:table-cell office:value-type="string" table:style-name="ce3">
            <text:p>E04_09</text:p>
          </table:table-cell>
          <table:table-cell office:value-type="string" table:style-name="ce3">
            <text:p>E04_09. Who bullied or harassed you? (% selecting 'A service user (for example, customer, claimant, offender)'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37" table:style-name="ce11">
            <text:p>1.37</text:p>
          </table:table-cell>
          <table:table-cell office:value-type="float" office:value="0.49399999999999999" table:style-name="ce11">
            <text:p>0.494</text:p>
          </table:table-cell>
          <table:table-cell office:value-type="float" office:value="0.41899999999999998" table:style-name="ce11">
            <text:p>0.419</text:p>
          </table:table-cell>
          <table:table-cell office:value-type="float" office:value="0.27400000000000002" table:style-name="ce11">
            <text:p>0.274</text:p>
          </table:table-cell>
          <table:table-cell office:value-type="float" office:value="0.65300000000000002" table:style-name="ce11">
            <text:p>0.653</text:p>
          </table:table-cell>
          <table:table-cell table:number-columns-repeated="16365"/>
        </table:table-row>
        <table:table-row table:style-name="ro9">
          <table:table-cell office:value-type="string" table:style-name="ce3">
            <text:p>E04_10</text:p>
          </table:table-cell>
          <table:table-cell office:value-type="string" table:style-name="ce3">
            <text:p>E04_10. Who bullied or harassed you? (% selecting 'A member of the public'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2.218" table:style-name="ce11">
            <text:p>2.218</text:p>
          </table:table-cell>
          <table:table-cell office:value-type="float" office:value="2.0470000000000002" table:style-name="ce11">
            <text:p>2.047</text:p>
          </table:table-cell>
          <table:table-cell office:value-type="float" office:value="2.2160000000000002" table:style-name="ce11">
            <text:p>2.216</text:p>
          </table:table-cell>
          <table:table-cell office:value-type="float" office:value="1.887" table:style-name="ce11">
            <text:p>1.887</text:p>
          </table:table-cell>
          <table:table-cell office:value-type="float" office:value="1.262" table:style-name="ce11">
            <text:p>1.262</text:p>
          </table:table-cell>
          <table:table-cell office:value-type="float" office:value="1.639" table:style-name="ce11">
            <text:p>1.639</text:p>
          </table:table-cell>
          <table:table-cell office:value-type="float" office:value="1.284" table:style-name="ce11">
            <text:p>1.284</text:p>
          </table:table-cell>
          <table:table-cell office:value-type="float" office:value="1.6659999999999999" table:style-name="ce11">
            <text:p>1.666</text:p>
          </table:table-cell>
          <table:table-cell office:value-type="float" office:value="1.3029999999999999" table:style-name="ce11">
            <text:p>1.303</text:p>
          </table:table-cell>
          <table:table-cell office:value-type="float" office:value="1.9670000000000001" table:style-name="ce11">
            <text:p>1.967</text:p>
          </table:table-cell>
          <table:table-cell office:value-type="float" office:value="0.80500000000000005" table:style-name="ce11">
            <text:p>0.80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65"/>
        </table:table-row>
        <table:table-row table:style-name="ro9">
          <table:table-cell office:value-type="string" table:style-name="ce3">
            <text:p>E04_11</text:p>
          </table:table-cell>
          <table:table-cell office:value-type="string" table:style-name="ce3">
            <text:p>E04_11. Who bullied or harassed you? (% selecting 'Something else not listed here (please specify)'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3.34" table:style-name="ce11">
            <text:p>3.34</text:p>
          </table:table-cell>
          <table:table-cell office:value-type="float" office:value="3.101" table:style-name="ce11">
            <text:p>3.101</text:p>
          </table:table-cell>
          <table:table-cell office:value-type="float" office:value="2.9830000000000001" table:style-name="ce11">
            <text:p>2.983</text:p>
          </table:table-cell>
          <table:table-cell office:value-type="float" office:value="2.9329999999999998" table:style-name="ce11">
            <text:p>2.933</text:p>
          </table:table-cell>
          <table:table-cell office:value-type="float" office:value="3.472" table:style-name="ce11">
            <text:p>3.472</text:p>
          </table:table-cell>
          <table:table-cell office:value-type="float" office:value="3.5289999999999999" table:style-name="ce11">
            <text:p>3.529</text:p>
          </table:table-cell>
          <table:table-cell office:value-type="float" office:value="3.8530000000000002" table:style-name="ce11">
            <text:p>3.853</text:p>
          </table:table-cell>
          <table:table-cell office:value-type="float" office:value="4.3220000000000001" table:style-name="ce11">
            <text:p>4.322</text:p>
          </table:table-cell>
          <table:table-cell office:value-type="float" office:value="4.4829999999999997" table:style-name="ce11">
            <text:p>4.483</text:p>
          </table:table-cell>
          <table:table-cell office:value-type="float" office:value="4.1669999999999998" table:style-name="ce11">
            <text:p>4.167</text:p>
          </table:table-cell>
          <table:table-cell office:value-type="float" office:value="2.532" table:style-name="ce11">
            <text:p>2.532</text:p>
          </table:table-cell>
          <table:table-cell office:value-type="float" office:value="2.2469999999999999" table:style-name="ce11">
            <text:p>2.247</text:p>
          </table:table-cell>
          <table:table-cell office:value-type="float" office:value="4.05" table:style-name="ce11">
            <text:p>4.05</text:p>
          </table:table-cell>
          <table:table-cell office:value-type="float" office:value="4.141" table:style-name="ce11">
            <text:p>4.141</text:p>
          </table:table-cell>
          <table:table-cell office:value-type="float" office:value="4.1219999999999999" table:style-name="ce11">
            <text:p>4.122</text:p>
          </table:table-cell>
          <table:table-cell table:number-columns-repeated="16365"/>
        </table:table-row>
        <table:table-row table:style-name="ro9">
          <table:table-cell office:value-type="string" table:style-name="ce3">
            <text:p>E04_12</text:p>
          </table:table-cell>
          <table:table-cell office:value-type="string" table:style-name="ce3">
            <text:p>E04_12. Who bullied or harassed you? (% selecting 'Prefer not to say'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14.305999999999999" table:style-name="ce11">
            <text:p>14.306</text:p>
          </table:table-cell>
          <table:table-cell office:value-type="float" office:value="16.077999999999999" table:style-name="ce11">
            <text:p>16.078</text:p>
          </table:table-cell>
          <table:table-cell office:value-type="float" office:value="16.898" table:style-name="ce11">
            <text:p>16.898</text:p>
          </table:table-cell>
          <table:table-cell office:value-type="float" office:value="16.667000000000002" table:style-name="ce11">
            <text:p>16.667</text:p>
          </table:table-cell>
          <table:table-cell office:value-type="float" office:value="14.72" table:style-name="ce11">
            <text:p>14.72</text:p>
          </table:table-cell>
          <table:table-cell office:value-type="float" office:value="14.055" table:style-name="ce11">
            <text:p>14.055</text:p>
          </table:table-cell>
          <table:table-cell office:value-type="float" office:value="14.406000000000001" table:style-name="ce11">
            <text:p>14.406</text:p>
          </table:table-cell>
          <table:table-cell office:value-type="float" office:value="13.442" table:style-name="ce11">
            <text:p>13.442</text:p>
          </table:table-cell>
          <table:table-cell office:value-type="float" office:value="14.286" table:style-name="ce11">
            <text:p>14.286</text:p>
          </table:table-cell>
          <table:table-cell office:value-type="float" office:value="12.5" table:style-name="ce11">
            <text:p>12.5</text:p>
          </table:table-cell>
          <table:table-cell office:value-type="float" office:value="11.263999999999999" table:style-name="ce11">
            <text:p>11.264</text:p>
          </table:table-cell>
          <table:table-cell office:value-type="float" office:value="10.795" table:style-name="ce11">
            <text:p>10.795</text:p>
          </table:table-cell>
          <table:table-cell office:value-type="float" office:value="7.843" table:style-name="ce11">
            <text:p>7.843</text:p>
          </table:table-cell>
          <table:table-cell office:value-type="float" office:value="8.58" table:style-name="ce11">
            <text:p>8.58</text:p>
          </table:table-cell>
          <table:table-cell office:value-type="float" office:value="8.5969999999999995" table:style-name="ce11">
            <text:p>8.597</text:p>
          </table:table-cell>
          <table:table-cell table:number-columns-repeated="16365"/>
        </table:table-row>
        <table:table-row table:style-name="ro6">
          <table:table-cell office:value-type="string" table:style-name="ce3">
            <text:p>E05_yes</text:p>
          </table:table-cell>
          <table:table-cell office:value-type="string" table:style-name="ce3">
            <text:p>E05_yes. Did you report your experience of bullying and harassment? (% selecting 'Yes')</text:p>
          </table:table-cell>
          <table:table-cell office:value-type="string" table:style-name="ce3">
            <text:p>Reporting of bullying and harassment</text:p>
          </table:table-cell>
          <table:table-cell office:value-type="string" table:style-name="ce3">
            <text:p>[note 4]</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4.365000000000002" table:style-name="ce11">
            <text:p>34.365</text:p>
          </table:table-cell>
          <table:table-cell office:value-type="float" office:value="36.353000000000002" table:style-name="ce11">
            <text:p>36.353</text:p>
          </table:table-cell>
          <table:table-cell office:value-type="float" office:value="40.046999999999997" table:style-name="ce11">
            <text:p>40.047</text:p>
          </table:table-cell>
          <table:table-cell office:value-type="float" office:value="50.619" table:style-name="ce11">
            <text:p>50.619</text:p>
          </table:table-cell>
          <table:table-cell office:value-type="float" office:value="39.393999999999998" table:style-name="ce11">
            <text:p>39.394</text:p>
          </table:table-cell>
          <table:table-cell office:value-type="float" office:value="38.71" table:style-name="ce11">
            <text:p>38.71</text:p>
          </table:table-cell>
          <table:table-cell office:value-type="float" office:value="38.545999999999999" table:style-name="ce11">
            <text:p>38.546</text:p>
          </table:table-cell>
          <table:table-cell office:value-type="float" office:value="40.216999999999999" table:style-name="ce11">
            <text:p>40.217</text:p>
          </table:table-cell>
          <table:table-cell table:number-columns-repeated="16365"/>
        </table:table-row>
        <table:table-row table:style-name="ro6">
          <table:table-cell office:value-type="string" table:style-name="ce3">
            <text:p>E05_no</text:p>
          </table:table-cell>
          <table:table-cell office:value-type="string" table:style-name="ce3">
            <text:p>E05_no. Did you report your experience of bullying and harassment? (% selecting 'No')</text:p>
          </table:table-cell>
          <table:table-cell office:value-type="string" table:style-name="ce3">
            <text:p>Reporting of bullying and harassment</text:p>
          </table:table-cell>
          <table:table-cell office:value-type="string" table:style-name="ce3">
            <text:p>[note 4]</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0" table:style-name="ce11">
            <text:p>50</text:p>
          </table:table-cell>
          <table:table-cell office:value-type="float" office:value="49.241999999999997" table:style-name="ce11">
            <text:p>49.242</text:p>
          </table:table-cell>
          <table:table-cell office:value-type="float" office:value="45.798999999999999" table:style-name="ce11">
            <text:p>45.799</text:p>
          </table:table-cell>
          <table:table-cell office:value-type="float" office:value="42.173000000000002" table:style-name="ce11">
            <text:p>42.173</text:p>
          </table:table-cell>
          <table:table-cell office:value-type="float" office:value="48.286999999999999" table:style-name="ce11">
            <text:p>48.287</text:p>
          </table:table-cell>
          <table:table-cell office:value-type="float" office:value="47.619" table:style-name="ce11">
            <text:p>47.619</text:p>
          </table:table-cell>
          <table:table-cell office:value-type="float" office:value="47.014000000000003" table:style-name="ce11">
            <text:p>47.014</text:p>
          </table:table-cell>
          <table:table-cell office:value-type="float" office:value="45.067" table:style-name="ce11">
            <text:p>45.067</text:p>
          </table:table-cell>
          <table:table-cell table:number-columns-repeated="16365"/>
        </table:table-row>
        <table:table-row table:style-name="ro9">
          <table:table-cell office:value-type="string" table:style-name="ce3">
            <text:p>E05_pnts</text:p>
          </table:table-cell>
          <table:table-cell office:value-type="string" table:style-name="ce3">
            <text:p>E05_pnts. Did you report your experience of bullying and harassment? (% selecting 'Prefer not to say')</text:p>
          </table:table-cell>
          <table:table-cell office:value-type="string" table:style-name="ce3">
            <text:p>Reporting of bullying and harassment</text:p>
          </table:table-cell>
          <table:table-cell office:value-type="string" table:style-name="ce3">
            <text:p>[note 4]</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4.026999999999999" table:style-name="ce11">
            <text:p>14.027</text:p>
          </table:table-cell>
          <table:table-cell office:value-type="float" office:value="14.286" table:style-name="ce11">
            <text:p>14.286</text:p>
          </table:table-cell>
          <table:table-cell office:value-type="float" office:value="13.879" table:style-name="ce11">
            <text:p>13.879</text:p>
          </table:table-cell>
          <table:table-cell office:value-type="float" office:value="6.5469999999999997" table:style-name="ce11">
            <text:p>6.547</text:p>
          </table:table-cell>
          <table:table-cell office:value-type="float" office:value="11.837999999999999" table:style-name="ce11">
            <text:p>11.838</text:p>
          </table:table-cell>
          <table:table-cell office:value-type="float" office:value="13.664999999999999" table:style-name="ce11">
            <text:p>13.665</text:p>
          </table:table-cell>
          <table:table-cell office:value-type="float" office:value="13.976000000000001" table:style-name="ce11">
            <text:p>13.976</text:p>
          </table:table-cell>
          <table:table-cell office:value-type="float" office:value="13.864000000000001" table:style-name="ce11">
            <text:p>13.864</text:p>
          </table:table-cell>
          <table:table-cell table:number-columns-repeated="16365"/>
        </table:table-row>
        <table:table-row table:style-name="ro8">
          <table:table-cell office:value-type="string" table:style-name="ce3">
            <text:p>E05A_01</text:p>
          </table:table-cell>
          <table:table-cell office:value-type="string" table:style-name="ce3">
            <text:p>E05A_01. How did you report your experience of bullying and harassment? (% selecting 'I raised a formal complaint'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6.481000000000002" table:style-name="ce11">
            <text:p>16.481</text:p>
          </table:table-cell>
          <table:table-cell office:value-type="float" office:value="15.385" table:style-name="ce11">
            <text:p>15.385</text:p>
          </table:table-cell>
          <table:table-cell office:value-type="float" office:value="16.667000000000002" table:style-name="ce11">
            <text:p>16.667</text:p>
          </table:table-cell>
          <table:table-cell office:value-type="float" office:value="17.274000000000001" table:style-name="ce11">
            <text:p>17.274</text:p>
          </table:table-cell>
          <table:table-cell table:number-columns-repeated="16365"/>
        </table:table-row>
        <table:table-row table:style-name="ro10">
          <table:table-cell office:value-type="string" table:style-name="ce3">
            <text:p>E05A_02</text:p>
          </table:table-cell>
          <table:table-cell office:value-type="string" table:style-name="ce3">
            <text:p>E05A_02. How did you report your experience of bullying and harassment? (% selecting 'I reported it in another way, through less formal means (please specify)'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3.953000000000003" table:style-name="ce11">
            <text:p>73.953</text:p>
          </table:table-cell>
          <table:table-cell office:value-type="float" office:value="67.176000000000002" table:style-name="ce11">
            <text:p>67.176</text:p>
          </table:table-cell>
          <table:table-cell office:value-type="float" office:value="66.667000000000002" table:style-name="ce11">
            <text:p>66.667</text:p>
          </table:table-cell>
          <table:table-cell office:value-type="float" office:value="58.478999999999999" table:style-name="ce11">
            <text:p>58.479</text:p>
          </table:table-cell>
          <table:table-cell table:number-columns-repeated="16365"/>
        </table:table-row>
        <table:table-row table:style-name="ro10">
          <table:table-cell office:value-type="string" table:style-name="ce3">
            <text:p>E05A_03</text:p>
          </table:table-cell>
          <table:table-cell office:value-type="string" table:style-name="ce3">
            <text:p>E05A_03. How did you report your experience of bullying and harassment? (% selecting 'I confided in someone (for example, a colleague)'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0.777000000000001" table:style-name="ce11">
            <text:p>30.777</text:p>
          </table:table-cell>
          <table:table-cell office:value-type="float" office:value="28.571000000000002" table:style-name="ce11">
            <text:p>28.571</text:p>
          </table:table-cell>
          <table:table-cell office:value-type="float" office:value="34.694000000000003" table:style-name="ce11">
            <text:p>34.694</text:p>
          </table:table-cell>
          <table:table-cell office:value-type="float" office:value="35" table:style-name="ce11">
            <text:p>35</text:p>
          </table:table-cell>
          <table:table-cell table:number-columns-repeated="16365"/>
        </table:table-row>
        <table:table-row table:style-name="ro8">
          <table:table-cell office:value-type="string" table:style-name="ce3">
            <text:p>E05A_04</text:p>
          </table:table-cell>
          <table:table-cell office:value-type="string" table:style-name="ce3">
            <text:p>E05A_04. How did you report your experience of bullying and harassment? (% selecting 'In another way (please specify)'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2" table:style-name="ce11">
            <text:p>12</text:p>
          </table:table-cell>
          <table:table-cell office:value-type="float" office:value="5.859" table:style-name="ce11">
            <text:p>5.859</text:p>
          </table:table-cell>
          <table:table-cell office:value-type="float" office:value="6.0519999999999996" table:style-name="ce11">
            <text:p>6.052</text:p>
          </table:table-cell>
          <table:table-cell table:number-columns-repeated="16365"/>
        </table:table-row>
        <table:table-row table:style-name="ro8">
          <table:table-cell office:value-type="string" table:style-name="ce3">
            <text:p>E05B_01</text:p>
          </table:table-cell>
          <table:table-cell office:value-type="string" table:style-name="ce3">
            <text:p>E05B_01. Why did you not report your experience of bullying and harassment? (% selecting 'I felt I might jeopardise my job'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8.662999999999997" table:style-name="ce11">
            <text:p>38.663</text:p>
          </table:table-cell>
          <table:table-cell office:value-type="float" office:value="39.259" table:style-name="ce11">
            <text:p>39.259</text:p>
          </table:table-cell>
          <table:table-cell office:value-type="float" office:value="38.889000000000003" table:style-name="ce11">
            <text:p>38.889</text:p>
          </table:table-cell>
          <table:table-cell office:value-type="float" office:value="40.040999999999997" table:style-name="ce11">
            <text:p>40.041</text:p>
          </table:table-cell>
          <table:table-cell table:number-columns-repeated="16365"/>
        </table:table-row>
        <table:table-row table:style-name="ro10">
          <table:table-cell office:value-type="string" table:style-name="ce3">
            <text:p>E05B_02</text:p>
          </table:table-cell>
          <table:table-cell office:value-type="string" table:style-name="ce3">
            <text:p>E05B_02. Why did you not report your experience of bullying and harassment? (% selecting 'I did not want to be seen as a troublemaker'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4.444000000000003" table:style-name="ce11">
            <text:p>44.444</text:p>
          </table:table-cell>
          <table:table-cell office:value-type="float" office:value="44.103999999999999" table:style-name="ce11">
            <text:p>44.104</text:p>
          </table:table-cell>
          <table:table-cell office:value-type="float" office:value="45.293999999999997" table:style-name="ce11">
            <text:p>45.294</text:p>
          </table:table-cell>
          <table:table-cell office:value-type="float" office:value="44.186" table:style-name="ce11">
            <text:p>44.186</text:p>
          </table:table-cell>
          <table:table-cell table:number-columns-repeated="16365"/>
        </table:table-row>
        <table:table-row table:style-name="ro10">
          <table:table-cell office:value-type="string" table:style-name="ce3">
            <text:p>E05B_03</text:p>
          </table:table-cell>
          <table:table-cell office:value-type="string" table:style-name="ce3">
            <text:p>E05B_03. Why did you not report your experience of bullying and harassment? (% selecting 'I did not believe that corrective action would be taken'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1.938000000000002" table:style-name="ce11">
            <text:p>61.938</text:p>
          </table:table-cell>
          <table:table-cell office:value-type="float" office:value="61.892000000000003" table:style-name="ce11">
            <text:p>61.892</text:p>
          </table:table-cell>
          <table:table-cell office:value-type="float" office:value="63.332999999999998" table:style-name="ce11">
            <text:p>63.333</text:p>
          </table:table-cell>
          <table:table-cell office:value-type="float" office:value="66.063000000000002" table:style-name="ce11">
            <text:p>66.063</text:p>
          </table:table-cell>
          <table:table-cell table:number-columns-repeated="16365"/>
        </table:table-row>
        <table:table-row table:style-name="ro10">
          <table:table-cell office:value-type="string" table:style-name="ce3">
            <text:p>E05B_04</text:p>
          </table:table-cell>
          <table:table-cell office:value-type="string" table:style-name="ce3">
            <text:p>E05B_04. Why did you not report your experience of bullying and harassment? (% selecting 'I did not know how to report it or who to speak to'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2089999999999996" table:style-name="ce11">
            <text:p>8.209</text:p>
          </table:table-cell>
          <table:table-cell office:value-type="float" office:value="9.1150000000000002" table:style-name="ce11">
            <text:p>9.115</text:p>
          </table:table-cell>
          <table:table-cell office:value-type="float" office:value="9.8160000000000007" table:style-name="ce11">
            <text:p>9.816</text:p>
          </table:table-cell>
          <table:table-cell office:value-type="float" office:value="9.375" table:style-name="ce11">
            <text:p>9.375</text:p>
          </table:table-cell>
          <table:table-cell table:number-columns-repeated="16365"/>
        </table:table-row>
        <table:table-row table:style-name="ro10">
          <table:table-cell office:value-type="string" table:style-name="ce3">
            <text:p>E05B_05</text:p>
          </table:table-cell>
          <table:table-cell office:value-type="string" table:style-name="ce3">
            <text:p>E05B_05. Why did you not report your experience of bullying and harassment? (% selecting 'The behaviour stopped before I could report it'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94" table:style-name="ce11">
            <text:p>3.94</text:p>
          </table:table-cell>
          <table:table-cell office:value-type="float" office:value="4.7370000000000001" table:style-name="ce11">
            <text:p>4.737</text:p>
          </table:table-cell>
          <table:table-cell office:value-type="float" office:value="4.5869999999999997" table:style-name="ce11">
            <text:p>4.587</text:p>
          </table:table-cell>
          <table:table-cell office:value-type="float" office:value="4.1669999999999998" table:style-name="ce11">
            <text:p>4.167</text:p>
          </table:table-cell>
          <table:table-cell table:number-columns-repeated="16365"/>
        </table:table-row>
        <table:table-row table:style-name="ro10">
          <table:table-cell office:value-type="string" table:style-name="ce3">
            <text:p>E05B_06</text:p>
          </table:table-cell>
          <table:table-cell office:value-type="string" table:style-name="ce3">
            <text:p>E05B_06. Why did you not report your experience of bullying and harassment? (% selecting 'I did not report it for another reason (please specify)'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2.997" table:style-name="ce11">
            <text:p>22.997</text:p>
          </table:table-cell>
          <table:table-cell office:value-type="float" office:value="21.187999999999999" table:style-name="ce11">
            <text:p>21.188</text:p>
          </table:table-cell>
          <table:table-cell office:value-type="float" office:value="20" table:style-name="ce11">
            <text:p>20</text:p>
          </table:table-cell>
          <table:table-cell office:value-type="float" office:value="18.975000000000001" table:style-name="ce11">
            <text:p>18.975</text:p>
          </table:table-cell>
          <table:table-cell table:number-columns-repeated="16365"/>
        </table:table-row>
        <table:table-row table:style-name="ro6">
          <table:table-cell office:value-type="string" table:style-name="ce3">
            <text:p>E06_A_yes</text:p>
          </table:table-cell>
          <table:table-cell office:value-type="string" table:style-name="ce3">
            <text:p>E06_A_yes. Was appropriate action taken to address the behaviour you experienced?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5.622" table:style-name="ce11">
            <text:p>15.622</text:p>
          </table:table-cell>
          <table:table-cell office:value-type="float" office:value="14.401999999999999" table:style-name="ce11">
            <text:p>14.402</text:p>
          </table:table-cell>
          <table:table-cell office:value-type="float" office:value="28.571000000000002" table:style-name="ce11">
            <text:p>28.571</text:p>
          </table:table-cell>
          <table:table-cell office:value-type="float" office:value="29.167000000000002" table:style-name="ce11">
            <text:p>29.167</text:p>
          </table:table-cell>
          <table:table-cell office:value-type="float" office:value="30.11" table:style-name="ce11">
            <text:p>30.11</text:p>
          </table:table-cell>
          <table:table-cell table:number-columns-repeated="16365"/>
        </table:table-row>
        <table:table-row table:style-name="ro6">
          <table:table-cell office:value-type="string" table:style-name="ce3">
            <text:p>E06_A_no</text:p>
          </table:table-cell>
          <table:table-cell office:value-type="string" table:style-name="ce3">
            <text:p>E06_A_no. Was appropriate action taken to address the behaviour you experienced?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2.601999999999997" table:style-name="ce11">
            <text:p>62.602</text:p>
          </table:table-cell>
          <table:table-cell office:value-type="float" office:value="63.636000000000003" table:style-name="ce11">
            <text:p>63.636</text:p>
          </table:table-cell>
          <table:table-cell office:value-type="float" office:value="57.143000000000001" table:style-name="ce11">
            <text:p>57.143</text:p>
          </table:table-cell>
          <table:table-cell office:value-type="float" office:value="56.555999999999997" table:style-name="ce11">
            <text:p>56.556</text:p>
          </table:table-cell>
          <table:table-cell office:value-type="float" office:value="57.036999999999999" table:style-name="ce11">
            <text:p>57.037</text:p>
          </table:table-cell>
          <table:table-cell table:number-columns-repeated="16365"/>
        </table:table-row>
        <table:table-row table:style-name="ro9">
          <table:table-cell office:value-type="string" table:style-name="ce3">
            <text:p>E06_A_pnts</text:p>
          </table:table-cell>
          <table:table-cell office:value-type="string" table:style-name="ce3">
            <text:p>E06_A_pnts. Was appropriate action taken to address the behaviour you experienced?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1.146000000000001" table:style-name="ce11">
            <text:p>21.146</text:p>
          </table:table-cell>
          <table:table-cell office:value-type="float" office:value="21.074000000000002" table:style-name="ce11">
            <text:p>21.074</text:p>
          </table:table-cell>
          <table:table-cell office:value-type="float" office:value="12.5" table:style-name="ce11">
            <text:p>12.5</text:p>
          </table:table-cell>
          <table:table-cell office:value-type="float" office:value="12.5" table:style-name="ce11">
            <text:p>12.5</text:p>
          </table:table-cell>
          <table:table-cell office:value-type="float" office:value="13.26" table:style-name="ce11">
            <text:p>13.26</text:p>
          </table:table-cell>
          <table:table-cell table:number-columns-repeated="16365"/>
        </table:table-row>
        <table:table-row table:style-name="ro6">
          <table:table-cell office:value-type="string" table:style-name="ce3">
            <text:p>E06_B_yes</text:p>
          </table:table-cell>
          <table:table-cell office:value-type="string" table:style-name="ce3">
            <text:p>E06_B_yes. Has the bullying and harassment stopped?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7.720999999999997" table:style-name="ce11">
            <text:p>37.721</text:p>
          </table:table-cell>
          <table:table-cell office:value-type="float" office:value="37.945" table:style-name="ce11">
            <text:p>37.945</text:p>
          </table:table-cell>
          <table:table-cell office:value-type="float" office:value="39.759" table:style-name="ce11">
            <text:p>39.759</text:p>
          </table:table-cell>
          <table:table-cell office:value-type="float" office:value="40.015999999999998" table:style-name="ce11">
            <text:p>40.016</text:p>
          </table:table-cell>
          <table:table-cell office:value-type="float" office:value="40.884" table:style-name="ce11">
            <text:p>40.884</text:p>
          </table:table-cell>
          <table:table-cell table:number-columns-repeated="16365"/>
        </table:table-row>
        <table:table-row table:style-name="ro6">
          <table:table-cell office:value-type="string" table:style-name="ce3">
            <text:p>E06_B_no</text:p>
          </table:table-cell>
          <table:table-cell office:value-type="string" table:style-name="ce3">
            <text:p>E06_B_no. Has the bullying and harassment stopped?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7.271000000000001" table:style-name="ce11">
            <text:p>37.271</text:p>
          </table:table-cell>
          <table:table-cell office:value-type="float" office:value="33.823999999999998" table:style-name="ce11">
            <text:p>33.824</text:p>
          </table:table-cell>
          <table:table-cell office:value-type="float" office:value="30.488" table:style-name="ce11">
            <text:p>30.488</text:p>
          </table:table-cell>
          <table:table-cell office:value-type="float" office:value="31.69" table:style-name="ce11">
            <text:p>31.69</text:p>
          </table:table-cell>
          <table:table-cell office:value-type="float" office:value="30.942" table:style-name="ce11">
            <text:p>30.942</text:p>
          </table:table-cell>
          <table:table-cell table:number-columns-repeated="16365"/>
        </table:table-row>
        <table:table-row table:style-name="ro6">
          <table:table-cell office:value-type="string" table:style-name="ce3">
            <text:p>E06_B_pnts</text:p>
          </table:table-cell>
          <table:table-cell office:value-type="string" table:style-name="ce3">
            <text:p>E06_B_pnts. Has the bullying and harassment stopped?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3.550999999999998" table:style-name="ce11">
            <text:p>23.551</text:p>
          </table:table-cell>
          <table:table-cell office:value-type="float" office:value="28.015999999999998" table:style-name="ce11">
            <text:p>28.016</text:p>
          </table:table-cell>
          <table:table-cell office:value-type="float" office:value="26.911000000000001" table:style-name="ce11">
            <text:p>26.911</text:p>
          </table:table-cell>
          <table:table-cell office:value-type="float" office:value="28.291" table:style-name="ce11">
            <text:p>28.291</text:p>
          </table:table-cell>
          <table:table-cell office:value-type="float" office:value="27.321000000000002" table:style-name="ce11">
            <text:p>27.321</text:p>
          </table:table-cell>
          <table:table-cell table:number-columns-repeated="16365"/>
        </table:table-row>
        <table:table-row table:style-name="ro6">
          <table:table-cell office:value-type="string" table:style-name="ce3">
            <text:p>E06_C_yes</text:p>
          </table:table-cell>
          <table:table-cell office:value-type="string" table:style-name="ce3">
            <text:p>E06_C_yes. Does the culture where you work allow this kind of behaviour to continue?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5.198" table:style-name="ce11">
            <text:p>55.198</text:p>
          </table:table-cell>
          <table:table-cell office:value-type="float" office:value="61.725999999999999" table:style-name="ce11">
            <text:p>61.726</text:p>
          </table:table-cell>
          <table:table-cell office:value-type="float" office:value="57.143000000000001" table:style-name="ce11">
            <text:p>57.143</text:p>
          </table:table-cell>
          <table:table-cell office:value-type="float" office:value="59.265000000000001" table:style-name="ce11">
            <text:p>59.265</text:p>
          </table:table-cell>
          <table:table-cell office:value-type="float" office:value="60.290999999999997" table:style-name="ce11">
            <text:p>60.291</text:p>
          </table:table-cell>
          <table:table-cell table:number-columns-repeated="16365"/>
        </table:table-row>
        <table:table-row table:style-name="ro6">
          <table:table-cell office:value-type="string" table:style-name="ce3">
            <text:p>E06_C_no</text:p>
          </table:table-cell>
          <table:table-cell office:value-type="string" table:style-name="ce3">
            <text:p>E06_C_no. Does the culture where you work allow this kind of behaviour to continue?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5.643000000000001" table:style-name="ce11">
            <text:p>25.643</text:p>
          </table:table-cell>
          <table:table-cell office:value-type="float" office:value="20" table:style-name="ce11">
            <text:p>20</text:p>
          </table:table-cell>
          <table:table-cell office:value-type="float" office:value="20.009" table:style-name="ce11">
            <text:p>20.009</text:p>
          </table:table-cell>
          <table:table-cell office:value-type="float" office:value="21.643999999999998" table:style-name="ce11">
            <text:p>21.644</text:p>
          </table:table-cell>
          <table:table-cell office:value-type="float" office:value="21.01" table:style-name="ce11">
            <text:p>21.01</text:p>
          </table:table-cell>
          <table:table-cell table:number-columns-repeated="16365"/>
        </table:table-row>
        <table:table-row table:style-name="ro9">
          <table:table-cell office:value-type="string" table:style-name="ce3">
            <text:p>E06_C_pnts</text:p>
          </table:table-cell>
          <table:table-cell office:value-type="string" table:style-name="ce3">
            <text:p>E06_C_pnts. Does the culture where you work allow this kind of behaviour to continue?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8.163" table:style-name="ce11">
            <text:p>18.163</text:p>
          </table:table-cell>
          <table:table-cell office:value-type="float" office:value="17.390999999999998" table:style-name="ce11">
            <text:p>17.391</text:p>
          </table:table-cell>
          <table:table-cell office:value-type="float" office:value="19.149000000000001" table:style-name="ce11">
            <text:p>19.149</text:p>
          </table:table-cell>
          <table:table-cell office:value-type="float" office:value="18.2" table:style-name="ce11">
            <text:p>18.2</text:p>
          </table:table-cell>
          <table:table-cell office:value-type="float" office:value="18.021000000000001" table:style-name="ce11">
            <text:p>18.021</text:p>
          </table:table-cell>
          <table:table-cell table:number-columns-repeated="16365"/>
        </table:table-row>
        <table:table-row table:style-name="ro6">
          <table:table-cell office:value-type="string" table:style-name="ce3">
            <text:p>E06_D_yes</text:p>
          </table:table-cell>
          <table:table-cell office:value-type="string" table:style-name="ce3">
            <text:p>E06_D_yes. Did you feel like you were punished for reporting the incident?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7.533000000000001" table:style-name="ce11">
            <text:p>17.533</text:p>
          </table:table-cell>
          <table:table-cell office:value-type="float" office:value="31.407" table:style-name="ce11">
            <text:p>31.407</text:p>
          </table:table-cell>
          <table:table-cell office:value-type="float" office:value="30" table:style-name="ce11">
            <text:p>30</text:p>
          </table:table-cell>
          <table:table-cell office:value-type="float" office:value="31.071999999999999" table:style-name="ce11">
            <text:p>31.072</text:p>
          </table:table-cell>
          <table:table-cell office:value-type="float" office:value="30.876999999999999" table:style-name="ce11">
            <text:p>30.877</text:p>
          </table:table-cell>
          <table:table-cell table:number-columns-repeated="16365"/>
        </table:table-row>
        <table:table-row table:style-name="ro6">
          <table:table-cell office:value-type="string" table:style-name="ce3">
            <text:p>E06_D_no</text:p>
          </table:table-cell>
          <table:table-cell office:value-type="string" table:style-name="ce3">
            <text:p>E06_D_no. Did you feel like you were punished for reporting the incident?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4.357999999999997" table:style-name="ce11">
            <text:p>54.358</text:p>
          </table:table-cell>
          <table:table-cell office:value-type="float" office:value="54.890999999999998" table:style-name="ce11">
            <text:p>54.891</text:p>
          </table:table-cell>
          <table:table-cell office:value-type="float" office:value="55.171999999999997" table:style-name="ce11">
            <text:p>55.172</text:p>
          </table:table-cell>
          <table:table-cell office:value-type="float" office:value="53.845999999999997" table:style-name="ce11">
            <text:p>53.846</text:p>
          </table:table-cell>
          <table:table-cell office:value-type="float" office:value="54.773000000000003" table:style-name="ce11">
            <text:p>54.773</text:p>
          </table:table-cell>
          <table:table-cell table:number-columns-repeated="16365"/>
        </table:table-row>
        <table:table-row table:style-name="ro9">
          <table:table-cell office:value-type="string" table:style-name="ce3">
            <text:p>E06_D_pnts</text:p>
          </table:table-cell>
          <table:table-cell office:value-type="string" table:style-name="ce3">
            <text:p>E06_D_pnts. Did you feel like you were punished for reporting the incident?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6.981999999999999" table:style-name="ce11">
            <text:p>26.982</text:p>
          </table:table-cell>
          <table:table-cell office:value-type="float" office:value="13.311999999999999" table:style-name="ce11">
            <text:p>13.312</text:p>
          </table:table-cell>
          <table:table-cell office:value-type="float" office:value="13.397" table:style-name="ce11">
            <text:p>13.397</text:p>
          </table:table-cell>
          <table:table-cell office:value-type="float" office:value="13.888999999999999" table:style-name="ce11">
            <text:p>13.889</text:p>
          </table:table-cell>
          <table:table-cell office:value-type="float" office:value="14.286" table:style-name="ce11">
            <text:p>14.286</text:p>
          </table:table-cell>
          <table:table-cell table:number-columns-repeated="16365"/>
        </table:table-row>
        <table:table-row table:style-name="ro9">
          <table:table-cell office:value-type="string" table:style-name="ce3">
            <text:p>W01</text:p>
          </table:table-cell>
          <table:table-cell office:value-type="string" table:style-name="ce3">
            <text:p>W01. Overall, how satisfied are you with your life nowadays? (% selecting 7 to 10, where 10 is the most satisfied)</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1.613999999999997" table:style-name="ce11">
            <text:p>61.614</text:p>
          </table:table-cell>
          <table:table-cell office:value-type="float" office:value="63.085000000000001" table:style-name="ce11">
            <text:p>63.085</text:p>
          </table:table-cell>
          <table:table-cell office:value-type="float" office:value="63.889000000000003" table:style-name="ce11">
            <text:p>63.889</text:p>
          </table:table-cell>
          <table:table-cell office:value-type="float" office:value="65.182000000000002" table:style-name="ce11">
            <text:p>65.182</text:p>
          </table:table-cell>
          <table:table-cell office:value-type="float" office:value="66.388999999999996" table:style-name="ce11">
            <text:p>66.389</text:p>
          </table:table-cell>
          <table:table-cell office:value-type="float" office:value="66" table:style-name="ce11">
            <text:p>66</text:p>
          </table:table-cell>
          <table:table-cell office:value-type="float" office:value="66.147000000000006" table:style-name="ce11">
            <text:p>66.147</text:p>
          </table:table-cell>
          <table:table-cell office:value-type="float" office:value="67.328999999999994" table:style-name="ce11">
            <text:p>67.329</text:p>
          </table:table-cell>
          <table:table-cell office:value-type="float" office:value="59.137999999999998" table:style-name="ce11">
            <text:p>59.138</text:p>
          </table:table-cell>
          <table:table-cell office:value-type="float" office:value="64.286000000000001" table:style-name="ce11">
            <text:p>64.286</text:p>
          </table:table-cell>
          <table:table-cell office:value-type="float" office:value="63.552" table:style-name="ce11">
            <text:p>63.552</text:p>
          </table:table-cell>
          <table:table-cell office:value-type="float" office:value="66.647999999999996" table:style-name="ce11">
            <text:p>66.648</text:p>
          </table:table-cell>
          <table:table-cell table:number-columns-repeated="16365"/>
        </table:table-row>
        <table:table-row table:style-name="ro9">
          <table:table-cell office:value-type="string" table:style-name="ce3">
            <text:p>W02</text:p>
          </table:table-cell>
          <table:table-cell office:value-type="string" table:style-name="ce3">
            <text:p>W02. Overall, to what extent do you feel that things you do in your life are worthwhile? (% selecting 7 to 10, where 10 is the most worthwhile)</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7.625" table:style-name="ce11">
            <text:p>67.625</text:p>
          </table:table-cell>
          <table:table-cell office:value-type="float" office:value="69.19" table:style-name="ce11">
            <text:p>69.19</text:p>
          </table:table-cell>
          <table:table-cell office:value-type="float" office:value="69.58" table:style-name="ce11">
            <text:p>69.58</text:p>
          </table:table-cell>
          <table:table-cell office:value-type="float" office:value="71.066999999999993" table:style-name="ce11">
            <text:p>71.067</text:p>
          </table:table-cell>
          <table:table-cell office:value-type="float" office:value="71.058000000000007" table:style-name="ce11">
            <text:p>71.058</text:p>
          </table:table-cell>
          <table:table-cell office:value-type="float" office:value="71.093999999999994" table:style-name="ce11">
            <text:p>71.094</text:p>
          </table:table-cell>
          <table:table-cell office:value-type="float" office:value="71.349000000000004" table:style-name="ce11">
            <text:p>71.349</text:p>
          </table:table-cell>
          <table:table-cell office:value-type="float" office:value="71.337999999999994" table:style-name="ce11">
            <text:p>71.338</text:p>
          </table:table-cell>
          <table:table-cell office:value-type="float" office:value="66.765000000000001" table:style-name="ce11">
            <text:p>66.765</text:p>
          </table:table-cell>
          <table:table-cell office:value-type="float" office:value="69.602999999999994" table:style-name="ce11">
            <text:p>69.603</text:p>
          </table:table-cell>
          <table:table-cell office:value-type="float" office:value="69.105999999999995" table:style-name="ce11">
            <text:p>69.106</text:p>
          </table:table-cell>
          <table:table-cell office:value-type="float" office:value="70.174000000000007" table:style-name="ce11">
            <text:p>70.174</text:p>
          </table:table-cell>
          <table:table-cell table:number-columns-repeated="16365"/>
        </table:table-row>
        <table:table-row table:style-name="ro6">
          <table:table-cell office:value-type="string" table:style-name="ce3">
            <text:p>W03</text:p>
          </table:table-cell>
          <table:table-cell office:value-type="string" table:style-name="ce3">
            <text:p>W03. Overall, how happy did you feel yesterday? (% selecting 7 to 10, where 10 is the most happy)</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8.619" table:style-name="ce11">
            <text:p>58.619</text:p>
          </table:table-cell>
          <table:table-cell office:value-type="float" office:value="59.548000000000002" table:style-name="ce11">
            <text:p>59.548</text:p>
          </table:table-cell>
          <table:table-cell office:value-type="float" office:value="60.293999999999997" table:style-name="ce11">
            <text:p>60.294</text:p>
          </table:table-cell>
          <table:table-cell office:value-type="float" office:value="62.01" table:style-name="ce11">
            <text:p>62.01</text:p>
          </table:table-cell>
          <table:table-cell office:value-type="float" office:value="63.634" table:style-name="ce11">
            <text:p>63.634</text:p>
          </table:table-cell>
          <table:table-cell office:value-type="float" office:value="63.228000000000002" table:style-name="ce11">
            <text:p>63.228</text:p>
          </table:table-cell>
          <table:table-cell office:value-type="float" office:value="62.429000000000002" table:style-name="ce11">
            <text:p>62.429</text:p>
          </table:table-cell>
          <table:table-cell office:value-type="float" office:value="62.317" table:style-name="ce11">
            <text:p>62.317</text:p>
          </table:table-cell>
          <table:table-cell office:value-type="float" office:value="57.247999999999998" table:style-name="ce11">
            <text:p>57.248</text:p>
          </table:table-cell>
          <table:table-cell office:value-type="float" office:value="60.871000000000002" table:style-name="ce11">
            <text:p>60.871</text:p>
          </table:table-cell>
          <table:table-cell office:value-type="float" office:value="60.781999999999996" table:style-name="ce11">
            <text:p>60.782</text:p>
          </table:table-cell>
          <table:table-cell office:value-type="float" office:value="61.17" table:style-name="ce11">
            <text:p>61.17</text:p>
          </table:table-cell>
          <table:table-cell table:number-columns-repeated="16365"/>
        </table:table-row>
        <table:table-row table:style-name="ro6">
          <table:table-cell office:value-type="string" table:style-name="ce3">
            <text:p>W04</text:p>
          </table:table-cell>
          <table:table-cell office:value-type="string" table:style-name="ce3">
            <text:p>W04. Overall, how anxious did you feel yesterday? (% selecting 6 to 10, where 10 is the most anxious)</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084" table:style-name="ce11">
            <text:p>29.084</text:p>
          </table:table-cell>
          <table:table-cell office:value-type="float" office:value="29.829000000000001" table:style-name="ce11">
            <text:p>29.829</text:p>
          </table:table-cell>
          <table:table-cell office:value-type="float" office:value="29.779" table:style-name="ce11">
            <text:p>29.779</text:p>
          </table:table-cell>
          <table:table-cell office:value-type="float" office:value="30.038" table:style-name="ce11">
            <text:p>30.038</text:p>
          </table:table-cell>
          <table:table-cell office:value-type="float" office:value="29.989000000000001" table:style-name="ce11">
            <text:p>29.989</text:p>
          </table:table-cell>
          <table:table-cell office:value-type="float" office:value="31.574999999999999" table:style-name="ce11">
            <text:p>31.575</text:p>
          </table:table-cell>
          <table:table-cell office:value-type="float" office:value="32.401000000000003" table:style-name="ce11">
            <text:p>32.401</text:p>
          </table:table-cell>
          <table:table-cell office:value-type="float" office:value="32.152000000000001" table:style-name="ce11">
            <text:p>32.152</text:p>
          </table:table-cell>
          <table:table-cell office:value-type="float" office:value="35.417999999999999" table:style-name="ce11">
            <text:p>35.418</text:p>
          </table:table-cell>
          <table:table-cell office:value-type="float" office:value="34.661000000000001" table:style-name="ce11">
            <text:p>34.661</text:p>
          </table:table-cell>
          <table:table-cell office:value-type="float" office:value="35.44" table:style-name="ce11">
            <text:p>35.44</text:p>
          </table:table-cell>
          <table:table-cell office:value-type="float" office:value="34.801000000000002" table:style-name="ce11">
            <text:p>34.801</text:p>
          </table:table-cell>
          <table:table-cell table:number-columns-repeated="16365"/>
        </table:table-row>
        <table:table-row table:style-name="ro9">
          <table:table-cell office:value-type="string" table:style-name="ce3">
            <text:p>J04B</text:p>
          </table:table-cell>
          <table:table-cell office:value-type="string" table:style-name="ce3">
            <text:p>J04B. In general, how would you rate your overall mental health now? (% selecting 'Excellent', 'Very good' or 'Good')</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5.400000000000006" table:style-name="ce11">
            <text:p>75.4</text:p>
          </table:table-cell>
          <table:table-cell office:value-type="float" office:value="69.161000000000001" table:style-name="ce11">
            <text:p>69.161</text:p>
          </table:table-cell>
          <table:table-cell office:value-type="float" office:value="71.576999999999998" table:style-name="ce11">
            <text:p>71.577</text:p>
          </table:table-cell>
          <table:table-cell office:value-type="float" office:value="71.069000000000003" table:style-name="ce11">
            <text:p>71.069</text:p>
          </table:table-cell>
          <table:table-cell office:value-type="float" office:value="71.822000000000003" table:style-name="ce11">
            <text:p>71.822</text:p>
          </table:table-cell>
          <table:table-cell table:number-columns-repeated="16365"/>
        </table:table-row>
        <table:table-row table:style-name="ro9">
          <table:table-cell office:value-type="string" table:style-name="ce3">
            <text:p>W05</text:p>
          </table:table-cell>
          <table:table-cell office:value-type="string" table:style-name="ce3">
            <text:p>W05. In general, how would you rate your overall physical health now? (% selecting 'Excellent', 'Very good' or 'Good')</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2.19" table:style-name="ce11">
            <text:p>72.19</text:p>
          </table:table-cell>
          <table:table-cell office:value-type="float" office:value="73.028999999999996" table:style-name="ce11">
            <text:p>73.029</text:p>
          </table:table-cell>
          <table:table-cell office:value-type="float" office:value="72.918000000000006" table:style-name="ce11">
            <text:p>72.918</text:p>
          </table:table-cell>
          <table:table-cell office:value-type="float" office:value="72.245999999999995" table:style-name="ce11">
            <text:p>72.246</text:p>
          </table:table-cell>
          <table:table-cell table:number-columns-repeated="16365"/>
        </table:table-row>
        <table:table-row table:style-name="ro9">
          <table:table-cell office:value-type="string" table:style-name="ce3">
            <text:p>W09</text:p>
          </table:table-cell>
          <table:table-cell office:value-type="string" table:style-name="ce3">
            <text:p>W09. [My organisation] provides good support for employee health, wellbeing and resilience (% selecting 'Strongly agree' or 'Agree')</text:p>
          </table:table-cell>
          <table:table-cell office:value-type="string" table:style-name="ce3">
            <text:p>Wellbeing</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9.63" table:style-name="ce11">
            <text:p>59.63</text:p>
          </table:table-cell>
          <table:table-cell table:number-columns-repeated="16365"/>
        </table:table-row>
        <table:table-row table:style-name="ro9">
          <table:table-cell office:value-type="string" table:style-name="ce3">
            <text:p>W10</text:p>
          </table:table-cell>
          <table:table-cell office:value-type="string" table:style-name="ce3">
            <text:p>W10. How often do you discuss your personal wellbeing and or work-related stress with your manager? (% selecting 'Weekly' or 'Monthly')</text:p>
          </table:table-cell>
          <table:table-cell office:value-type="string" table:style-name="ce3">
            <text:p>Wellbeing</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8.805" table:style-name="ce11">
            <text:p>58.805</text:p>
          </table:table-cell>
          <table:table-cell table:number-columns-repeated="16365"/>
        </table:table-row>
        <table:table-row table:number-rows-repeated="1048378" table:style-name="ro5">
          <table:table-cell table:number-columns-repeated="16384"/>
        </table:table-row>
      </table:table>
      <table:table table:name="Table_2" table:style-name="ta1">
        <table:table-column table:style-name="co3" table:default-cell-style-name="ce1"/>
        <table:table-column table:style-name="co5" table:default-cell-style-name="ce1"/>
        <table:table-column table:style-name="co3" table:number-columns-repeated="17" table:default-cell-style-name="ce1"/>
        <table:table-column table:style-name="co2" table:number-columns-repeated="16365" table:default-cell-style-name="ce1"/>
        <table:table-row table:style-name="ro1">
          <table:table-cell office:value-type="string" table:style-name="ce5">
            <text:p>Mean scores, all respond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Blank cells in the 'Measure notes' column indicate that there are no notes for the given measure.</text:p>
          </table:table-cell>
          <table:table-cell table:number-columns-repeated="16383" table:style-name="ce1"/>
        </table:table-row>
        <table:table-row table:style-name="ro5">
          <table:table-cell office:value-type="string" table:style-name="ce1">
            <text:p>Source: Civil Service People Survey 2009 to 2023.</text:p>
          </table:table-cell>
          <table:table-cell table:number-columns-repeated="16383" table:style-name="ce1"/>
        </table:table-row>
        <table:table-row table:style-name="ro5">
          <table:table-cell office:value-type="string" table:style-name="ce9">
            <text:p>Measure</text:p>
          </table:table-cell>
          <table:table-cell office:value-type="string" table:style-name="ce9">
            <text:p>Label</text:p>
          </table:table-cell>
          <table:table-cell office:value-type="string" table:style-name="ce9">
            <text:p>Section</text:p>
          </table:table-cell>
          <table:table-cell office:value-type="string" table:style-name="ce9">
            <text:p>Measure notes</text:p>
          </table:table-cell>
          <table:table-cell office:value-type="string" table:style-name="ce10">
            <text:p>2009</text:p>
          </table:table-cell>
          <table:table-cell office:value-type="string" table:style-name="ce10">
            <text:p>2010</text:p>
          </table:table-cell>
          <table:table-cell office:value-type="string" table:style-name="ce10">
            <text:p>2011</text:p>
          </table:table-cell>
          <table:table-cell office:value-type="string" table:style-name="ce10">
            <text:p>2012</text:p>
          </table:table-cell>
          <table:table-cell office:value-type="string" table:style-name="ce10">
            <text:p>2013</text:p>
          </table:table-cell>
          <table:table-cell office:value-type="string" table:style-name="ce10">
            <text:p>2014</text:p>
          </table:table-cell>
          <table:table-cell office:value-type="string" table:style-name="ce10">
            <text:p>2015</text:p>
          </table:table-cell>
          <table:table-cell office:value-type="string" table:style-name="ce10">
            <text:p>2016</text:p>
          </table:table-cell>
          <table:table-cell office:value-type="string" table:style-name="ce10">
            <text:p>2017</text:p>
          </table:table-cell>
          <table:table-cell office:value-type="string" table:style-name="ce10">
            <text:p>2018</text:p>
          </table:table-cell>
          <table:table-cell office:value-type="string" table:style-name="ce10">
            <text:p>2019</text:p>
          </table:table-cell>
          <table:table-cell office:value-type="string" table:style-name="ce10">
            <text:p>2020</text:p>
          </table:table-cell>
          <table:table-cell office:value-type="string" table:style-name="ce10">
            <text:p>2021</text:p>
          </table:table-cell>
          <table:table-cell office:value-type="string" table:style-name="ce10">
            <text:p>2022</text:p>
          </table:table-cell>
          <table:table-cell office:value-type="string" table:style-name="ce10">
            <text:p>2023</text:p>
          </table:table-cell>
          <table:table-cell table:number-columns-repeated="16365"/>
        </table:table-row>
        <table:table-row table:style-name="ro7">
          <table:table-cell office:value-type="string" table:style-name="ce3">
            <text:p>EES</text:p>
          </table:table-cell>
          <table:table-cell office:value-type="string" table:style-name="ce3">
            <text:p>EES. Employee engagement index (B47 to B51)</text:p>
          </table:table-cell>
          <table:table-cell office:value-type="string" table:style-name="ce3">
            <text:p>Engagement</text:p>
          </table:table-cell>
          <table:table-cell office:value-type="string" table:style-name="ce3">
            <text:p/>
          </table:table-cell>
          <table:table-cell office:value-type="float" office:value="51.063000000000002" table:style-name="ce11">
            <text:p>51.063</text:p>
          </table:table-cell>
          <table:table-cell office:value-type="float" office:value="49.374000000000002" table:style-name="ce11">
            <text:p>49.374</text:p>
          </table:table-cell>
          <table:table-cell office:value-type="float" office:value="49.731999999999999" table:style-name="ce11">
            <text:p>49.732</text:p>
          </table:table-cell>
          <table:table-cell office:value-type="float" office:value="50.862000000000002" table:style-name="ce11">
            <text:p>50.862</text:p>
          </table:table-cell>
          <table:table-cell office:value-type="float" office:value="53.741999999999997" table:style-name="ce11">
            <text:p>53.742</text:p>
          </table:table-cell>
          <table:table-cell office:value-type="float" office:value="54.161999999999999" table:style-name="ce11">
            <text:p>54.162</text:p>
          </table:table-cell>
          <table:table-cell office:value-type="float" office:value="54.527999999999999" table:style-name="ce11">
            <text:p>54.528</text:p>
          </table:table-cell>
          <table:table-cell office:value-type="float" office:value="56.402999999999999" table:style-name="ce11">
            <text:p>56.403</text:p>
          </table:table-cell>
          <table:table-cell office:value-type="float" office:value="57.789000000000001" table:style-name="ce11">
            <text:p>57.789</text:p>
          </table:table-cell>
          <table:table-cell office:value-type="float" office:value="58.353999999999999" table:style-name="ce11">
            <text:p>58.354</text:p>
          </table:table-cell>
          <table:table-cell office:value-type="float" office:value="59.908000000000001" table:style-name="ce11">
            <text:p>59.908</text:p>
          </table:table-cell>
          <table:table-cell office:value-type="float" office:value="63.631999999999998" table:style-name="ce11">
            <text:p>63.632</text:p>
          </table:table-cell>
          <table:table-cell office:value-type="float" office:value="62.656999999999996" table:style-name="ce11">
            <text:p>62.657</text:p>
          </table:table-cell>
          <table:table-cell office:value-type="float" office:value="61.015000000000001" table:style-name="ce11">
            <text:p>61.015</text:p>
          </table:table-cell>
          <table:table-cell office:value-type="float" office:value="60.712000000000003" table:style-name="ce11">
            <text:p>60.712</text:p>
          </table:table-cell>
          <table:table-cell table:number-columns-repeated="16365"/>
        </table:table-row>
        <table:table-row table:style-name="ro7">
          <table:table-cell office:value-type="string" table:style-name="ce3">
            <text:p>HSE_index</text:p>
          </table:table-cell>
          <table:table-cell office:value-type="string" table:style-name="ce3">
            <text:p>HSE_index. Proxy Stress Index (high score means high stress)</text:p>
          </table:table-cell>
          <table:table-cell office:value-type="string" table:style-name="ce3">
            <text:p>Wellbeing</text:p>
          </table:table-cell>
          <table:table-cell office:value-type="string" table:style-name="ce3">
            <text:p/>
          </table:table-cell>
          <table:table-cell office:value-type="float" office:value="34.655000000000001" table:style-name="ce11">
            <text:p>34.655</text:p>
          </table:table-cell>
          <table:table-cell office:value-type="float" office:value="34.753" table:style-name="ce11">
            <text:p>34.753</text:p>
          </table:table-cell>
          <table:table-cell office:value-type="float" office:value="34.68" table:style-name="ce11">
            <text:p>34.68</text:p>
          </table:table-cell>
          <table:table-cell office:value-type="float" office:value="34.01" table:style-name="ce11">
            <text:p>34.01</text:p>
          </table:table-cell>
          <table:table-cell office:value-type="float" office:value="32.353000000000002" table:style-name="ce11">
            <text:p>32.353</text:p>
          </table:table-cell>
          <table:table-cell office:value-type="float" office:value="32.517000000000003" table:style-name="ce11">
            <text:p>32.517</text:p>
          </table:table-cell>
          <table:table-cell office:value-type="float" office:value="32.024999999999999" table:style-name="ce11">
            <text:p>32.025</text:p>
          </table:table-cell>
          <table:table-cell office:value-type="float" office:value="31.361999999999998" table:style-name="ce11">
            <text:p>31.362</text:p>
          </table:table-cell>
          <table:table-cell office:value-type="float" office:value="30.678999999999998" table:style-name="ce11">
            <text:p>30.679</text:p>
          </table:table-cell>
          <table:table-cell office:value-type="float" office:value="30.677" table:style-name="ce11">
            <text:p>30.677</text:p>
          </table:table-cell>
          <table:table-cell office:value-type="float" office:value="29.965" table:style-name="ce11">
            <text:p>29.965</text:p>
          </table:table-cell>
          <table:table-cell office:value-type="float" office:value="28.004000000000001" table:style-name="ce11">
            <text:p>28.004</text:p>
          </table:table-cell>
          <table:table-cell office:value-type="float" office:value="27.998000000000001" table:style-name="ce11">
            <text:p>27.998</text:p>
          </table:table-cell>
          <table:table-cell office:value-type="float" office:value="28.277000000000001" table:style-name="ce11">
            <text:p>28.277</text:p>
          </table:table-cell>
          <table:table-cell office:value-type="float" office:value="28.193999999999999" table:style-name="ce11">
            <text:p>28.194</text:p>
          </table:table-cell>
          <table:table-cell table:number-columns-repeated="16365"/>
        </table:table-row>
        <table:table-row table:style-name="ro7">
          <table:table-cell office:value-type="string" table:style-name="ce3">
            <text:p>PERMA_index</text:p>
          </table:table-cell>
          <table:table-cell office:value-type="string" table:style-name="ce3">
            <text:p>PERMA_index. PERMA Index (high score means high flourishing)</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9.424000000000007" table:style-name="ce11">
            <text:p>69.424</text:p>
          </table:table-cell>
          <table:table-cell office:value-type="float" office:value="71.27" table:style-name="ce11">
            <text:p>71.27</text:p>
          </table:table-cell>
          <table:table-cell office:value-type="float" office:value="71.301000000000002" table:style-name="ce11">
            <text:p>71.301</text:p>
          </table:table-cell>
          <table:table-cell office:value-type="float" office:value="71.927999999999997" table:style-name="ce11">
            <text:p>71.928</text:p>
          </table:table-cell>
          <table:table-cell office:value-type="float" office:value="72.364000000000004" table:style-name="ce11">
            <text:p>72.364</text:p>
          </table:table-cell>
          <table:table-cell office:value-type="float" office:value="72.587999999999994" table:style-name="ce11">
            <text:p>72.588</text:p>
          </table:table-cell>
          <table:table-cell office:value-type="float" office:value="72.611000000000004" table:style-name="ce11">
            <text:p>72.611</text:p>
          </table:table-cell>
          <table:table-cell office:value-type="float" office:value="72.995999999999995" table:style-name="ce11">
            <text:p>72.996</text:p>
          </table:table-cell>
          <table:table-cell office:value-type="float" office:value="73.313000000000002" table:style-name="ce11">
            <text:p>73.313</text:p>
          </table:table-cell>
          <table:table-cell office:value-type="float" office:value="73.584000000000003" table:style-name="ce11">
            <text:p>73.584</text:p>
          </table:table-cell>
          <table:table-cell office:value-type="float" office:value="73.186000000000007" table:style-name="ce11">
            <text:p>73.186</text:p>
          </table:table-cell>
          <table:table-cell office:value-type="float" office:value="73.363" table:style-name="ce11">
            <text:p>73.363</text:p>
          </table:table-cell>
          <table:table-cell table:number-columns-repeated="16365"/>
        </table:table-row>
        <table:table-row table:style-name="ro7">
          <table:table-cell office:value-type="string" table:style-name="ce3">
            <text:p>mw_ts</text:p>
          </table:table-cell>
          <table:table-cell office:value-type="string" table:style-name="ce3">
            <text:p>mw_ts. My work theme score (% positive, B01 to B05)</text:p>
          </table:table-cell>
          <table:table-cell office:value-type="string" table:style-name="ce3">
            <text:p>Theme scores</text:p>
          </table:table-cell>
          <table:table-cell office:value-type="string" table:style-name="ce3">
            <text:p/>
          </table:table-cell>
          <table:table-cell office:value-type="float" office:value="65.164000000000001" table:style-name="ce11">
            <text:p>65.164</text:p>
          </table:table-cell>
          <table:table-cell office:value-type="float" office:value="63.661999999999999" table:style-name="ce11">
            <text:p>63.662</text:p>
          </table:table-cell>
          <table:table-cell office:value-type="float" office:value="64.378" table:style-name="ce11">
            <text:p>64.378</text:p>
          </table:table-cell>
          <table:table-cell office:value-type="float" office:value="65.957999999999998" table:style-name="ce11">
            <text:p>65.958</text:p>
          </table:table-cell>
          <table:table-cell office:value-type="float" office:value="70.662999999999997" table:style-name="ce11">
            <text:p>70.663</text:p>
          </table:table-cell>
          <table:table-cell office:value-type="float" office:value="70.897000000000006" table:style-name="ce11">
            <text:p>70.897</text:p>
          </table:table-cell>
          <table:table-cell office:value-type="float" office:value="71.143000000000001" table:style-name="ce11">
            <text:p>71.143</text:p>
          </table:table-cell>
          <table:table-cell office:value-type="float" office:value="72.034999999999997" table:style-name="ce11">
            <text:p>72.035</text:p>
          </table:table-cell>
          <table:table-cell office:value-type="float" office:value="73.182000000000002" table:style-name="ce11">
            <text:p>73.182</text:p>
          </table:table-cell>
          <table:table-cell office:value-type="float" office:value="73.165000000000006" table:style-name="ce11">
            <text:p>73.165</text:p>
          </table:table-cell>
          <table:table-cell office:value-type="float" office:value="73.67" table:style-name="ce11">
            <text:p>73.67</text:p>
          </table:table-cell>
          <table:table-cell office:value-type="float" office:value="76.513000000000005" table:style-name="ce11">
            <text:p>76.513</text:p>
          </table:table-cell>
          <table:table-cell office:value-type="float" office:value="75.766999999999996" table:style-name="ce11">
            <text:p>75.767</text:p>
          </table:table-cell>
          <table:table-cell office:value-type="float" office:value="75.108999999999995" table:style-name="ce11">
            <text:p>75.109</text:p>
          </table:table-cell>
          <table:table-cell office:value-type="float" office:value="75.266000000000005" table:style-name="ce11">
            <text:p>75.266</text:p>
          </table:table-cell>
          <table:table-cell table:number-columns-repeated="16365"/>
        </table:table-row>
        <table:table-row table:style-name="ro6">
          <table:table-cell office:value-type="string" table:style-name="ce3">
            <text:p>op_ts</text:p>
          </table:table-cell>
          <table:table-cell office:value-type="string" table:style-name="ce3">
            <text:p>op_ts. Organisational objectives and purpose theme score (% positive, B06 to B07)</text:p>
          </table:table-cell>
          <table:table-cell office:value-type="string" table:style-name="ce3">
            <text:p>Theme scores</text:p>
          </table:table-cell>
          <table:table-cell office:value-type="string" table:style-name="ce3">
            <text:p/>
          </table:table-cell>
          <table:table-cell office:value-type="float" office:value="73.248999999999995" table:style-name="ce11">
            <text:p>73.249</text:p>
          </table:table-cell>
          <table:table-cell office:value-type="float" office:value="73.894000000000005" table:style-name="ce11">
            <text:p>73.894</text:p>
          </table:table-cell>
          <table:table-cell office:value-type="float" office:value="74.081999999999994" table:style-name="ce11">
            <text:p>74.082</text:p>
          </table:table-cell>
          <table:table-cell office:value-type="float" office:value="75.802999999999997" table:style-name="ce11">
            <text:p>75.803</text:p>
          </table:table-cell>
          <table:table-cell office:value-type="float" office:value="78.775999999999996" table:style-name="ce11">
            <text:p>78.776</text:p>
          </table:table-cell>
          <table:table-cell office:value-type="float" office:value="78.426000000000002" table:style-name="ce11">
            <text:p>78.426</text:p>
          </table:table-cell>
          <table:table-cell office:value-type="float" office:value="78.947999999999993" table:style-name="ce11">
            <text:p>78.948</text:p>
          </table:table-cell>
          <table:table-cell office:value-type="float" office:value="79.832999999999998" table:style-name="ce11">
            <text:p>79.833</text:p>
          </table:table-cell>
          <table:table-cell office:value-type="float" office:value="80.802000000000007" table:style-name="ce11">
            <text:p>80.802</text:p>
          </table:table-cell>
          <table:table-cell office:value-type="float" office:value="80.165999999999997" table:style-name="ce11">
            <text:p>80.166</text:p>
          </table:table-cell>
          <table:table-cell office:value-type="float" office:value="80.906999999999996" table:style-name="ce11">
            <text:p>80.907</text:p>
          </table:table-cell>
          <table:table-cell office:value-type="float" office:value="82.933999999999997" table:style-name="ce11">
            <text:p>82.934</text:p>
          </table:table-cell>
          <table:table-cell office:value-type="float" office:value="81.456999999999994" table:style-name="ce11">
            <text:p>81.457</text:p>
          </table:table-cell>
          <table:table-cell office:value-type="float" office:value="81.269000000000005" table:style-name="ce11">
            <text:p>81.269</text:p>
          </table:table-cell>
          <table:table-cell office:value-type="float" office:value="81.968000000000004" table:style-name="ce11">
            <text:p>81.968</text:p>
          </table:table-cell>
          <table:table-cell table:number-columns-repeated="16365"/>
        </table:table-row>
        <table:table-row table:style-name="ro7">
          <table:table-cell office:value-type="string" table:style-name="ce3">
            <text:p>lm_ts</text:p>
          </table:table-cell>
          <table:table-cell office:value-type="string" table:style-name="ce3">
            <text:p>lm_ts. My manager theme score (% positive, B08 to B16)</text:p>
          </table:table-cell>
          <table:table-cell office:value-type="string" table:style-name="ce3">
            <text:p>Theme scores</text:p>
          </table:table-cell>
          <table:table-cell office:value-type="string" table:style-name="ce3">
            <text:p/>
          </table:table-cell>
          <table:table-cell office:value-type="float" office:value="62.942" table:style-name="ce11">
            <text:p>62.942</text:p>
          </table:table-cell>
          <table:table-cell office:value-type="float" office:value="63.942" table:style-name="ce11">
            <text:p>63.942</text:p>
          </table:table-cell>
          <table:table-cell office:value-type="float" office:value="63.951999999999998" table:style-name="ce11">
            <text:p>63.952</text:p>
          </table:table-cell>
          <table:table-cell office:value-type="float" office:value="65.287999999999997" table:style-name="ce11">
            <text:p>65.288</text:p>
          </table:table-cell>
          <table:table-cell office:value-type="float" office:value="67.87" table:style-name="ce11">
            <text:p>67.87</text:p>
          </table:table-cell>
          <table:table-cell office:value-type="float" office:value="67.765000000000001" table:style-name="ce11">
            <text:p>67.765</text:p>
          </table:table-cell>
          <table:table-cell office:value-type="float" office:value="69.204999999999998" table:style-name="ce11">
            <text:p>69.205</text:p>
          </table:table-cell>
          <table:table-cell office:value-type="float" office:value="70.287999999999997" table:style-name="ce11">
            <text:p>70.288</text:p>
          </table:table-cell>
          <table:table-cell office:value-type="float" office:value="71.844999999999999" table:style-name="ce11">
            <text:p>71.845</text:p>
          </table:table-cell>
          <table:table-cell office:value-type="float" office:value="72.102000000000004" table:style-name="ce11">
            <text:p>72.102</text:p>
          </table:table-cell>
          <table:table-cell office:value-type="float" office:value="72.885000000000005" table:style-name="ce11">
            <text:p>72.885</text:p>
          </table:table-cell>
          <table:table-cell office:value-type="float" office:value="75.028999999999996" table:style-name="ce11">
            <text:p>75.029</text:p>
          </table:table-cell>
          <table:table-cell office:value-type="float" office:value="75.513000000000005" table:style-name="ce11">
            <text:p>75.513</text:p>
          </table:table-cell>
          <table:table-cell office:value-type="float" office:value="75.626000000000005" table:style-name="ce11">
            <text:p>75.626</text:p>
          </table:table-cell>
          <table:table-cell office:value-type="float" office:value="76.260000000000005" table:style-name="ce11">
            <text:p>76.26</text:p>
          </table:table-cell>
          <table:table-cell table:number-columns-repeated="16365"/>
        </table:table-row>
        <table:table-row table:style-name="ro7">
          <table:table-cell office:value-type="string" table:style-name="ce3">
            <text:p>mt_ts</text:p>
          </table:table-cell>
          <table:table-cell office:value-type="string" table:style-name="ce3">
            <text:p>mt_ts. My team theme score (% positive, B18 to B20)</text:p>
          </table:table-cell>
          <table:table-cell office:value-type="string" table:style-name="ce3">
            <text:p>Theme scores</text:p>
          </table:table-cell>
          <table:table-cell office:value-type="string" table:style-name="ce3">
            <text:p/>
          </table:table-cell>
          <table:table-cell office:value-type="float" office:value="73.319000000000003" table:style-name="ce11">
            <text:p>73.319</text:p>
          </table:table-cell>
          <table:table-cell office:value-type="float" office:value="74.436999999999998" table:style-name="ce11">
            <text:p>74.437</text:p>
          </table:table-cell>
          <table:table-cell office:value-type="float" office:value="74.341999999999999" table:style-name="ce11">
            <text:p>74.342</text:p>
          </table:table-cell>
          <table:table-cell office:value-type="float" office:value="75.344999999999999" table:style-name="ce11">
            <text:p>75.345</text:p>
          </table:table-cell>
          <table:table-cell office:value-type="float" office:value="78.081000000000003" table:style-name="ce11">
            <text:p>78.081</text:p>
          </table:table-cell>
          <table:table-cell office:value-type="float" office:value="78.335999999999999" table:style-name="ce11">
            <text:p>78.336</text:p>
          </table:table-cell>
          <table:table-cell office:value-type="float" office:value="79.986000000000004" table:style-name="ce11">
            <text:p>79.986</text:p>
          </table:table-cell>
          <table:table-cell office:value-type="float" office:value="80.453000000000003" table:style-name="ce11">
            <text:p>80.453</text:p>
          </table:table-cell>
          <table:table-cell office:value-type="float" office:value="81.105999999999995" table:style-name="ce11">
            <text:p>81.106</text:p>
          </table:table-cell>
          <table:table-cell office:value-type="float" office:value="80.653000000000006" table:style-name="ce11">
            <text:p>80.653</text:p>
          </table:table-cell>
          <table:table-cell office:value-type="float" office:value="81.236000000000004" table:style-name="ce11">
            <text:p>81.236</text:p>
          </table:table-cell>
          <table:table-cell office:value-type="float" office:value="82.757000000000005" table:style-name="ce11">
            <text:p>82.757</text:p>
          </table:table-cell>
          <table:table-cell office:value-type="float" office:value="82.370999999999995" table:style-name="ce11">
            <text:p>82.371</text:p>
          </table:table-cell>
          <table:table-cell office:value-type="float" office:value="81.938000000000002" table:style-name="ce11">
            <text:p>81.938</text:p>
          </table:table-cell>
          <table:table-cell office:value-type="float" office:value="81.686000000000007" table:style-name="ce11">
            <text:p>81.686</text:p>
          </table:table-cell>
          <table:table-cell table:number-columns-repeated="16365"/>
        </table:table-row>
        <table:table-row table:style-name="ro7">
          <table:table-cell office:value-type="string" table:style-name="ce3">
            <text:p>ld_ts</text:p>
          </table:table-cell>
          <table:table-cell office:value-type="string" table:style-name="ce3">
            <text:p>ld_ts. Learning and development theme score (% positive, B21 to B24)</text:p>
          </table:table-cell>
          <table:table-cell office:value-type="string" table:style-name="ce3">
            <text:p>Theme scores</text:p>
          </table:table-cell>
          <table:table-cell office:value-type="string" table:style-name="ce3">
            <text:p/>
          </table:table-cell>
          <table:table-cell office:value-type="float" office:value="45.991999999999997" table:style-name="ce11">
            <text:p>45.992</text:p>
          </table:table-cell>
          <table:table-cell office:value-type="float" office:value="38.987000000000002" table:style-name="ce11">
            <text:p>38.987</text:p>
          </table:table-cell>
          <table:table-cell office:value-type="float" office:value="38.649000000000001" table:style-name="ce11">
            <text:p>38.649</text:p>
          </table:table-cell>
          <table:table-cell office:value-type="float" office:value="41.972000000000001" table:style-name="ce11">
            <text:p>41.972</text:p>
          </table:table-cell>
          <table:table-cell office:value-type="float" office:value="46.658999999999999" table:style-name="ce11">
            <text:p>46.659</text:p>
          </table:table-cell>
          <table:table-cell office:value-type="float" office:value="48.686" table:style-name="ce11">
            <text:p>48.686</text:p>
          </table:table-cell>
          <table:table-cell office:value-type="float" office:value="50.835999999999999" table:style-name="ce11">
            <text:p>50.836</text:p>
          </table:table-cell>
          <table:table-cell office:value-type="float" office:value="52.454999999999998" table:style-name="ce11">
            <text:p>52.455</text:p>
          </table:table-cell>
          <table:table-cell office:value-type="float" office:value="53.27" table:style-name="ce11">
            <text:p>53.27</text:p>
          </table:table-cell>
          <table:table-cell office:value-type="float" office:value="54.078000000000003" table:style-name="ce11">
            <text:p>54.078</text:p>
          </table:table-cell>
          <table:table-cell office:value-type="float" office:value="55.470999999999997" table:style-name="ce11">
            <text:p>55.471</text:p>
          </table:table-cell>
          <table:table-cell office:value-type="float" office:value="56.51" table:style-name="ce11">
            <text:p>56.51</text:p>
          </table:table-cell>
          <table:table-cell office:value-type="float" office:value="57.073999999999998" table:style-name="ce11">
            <text:p>57.074</text:p>
          </table:table-cell>
          <table:table-cell office:value-type="float" office:value="56.192999999999998" table:style-name="ce11">
            <text:p>56.193</text:p>
          </table:table-cell>
          <table:table-cell office:value-type="float" office:value="57.008000000000003" table:style-name="ce11">
            <text:p>57.008</text:p>
          </table:table-cell>
          <table:table-cell table:number-columns-repeated="16365"/>
        </table:table-row>
        <table:table-row table:style-name="ro7">
          <table:table-cell office:value-type="string" table:style-name="ce3">
            <text:p>if_ts</text:p>
          </table:table-cell>
          <table:table-cell office:value-type="string" table:style-name="ce3">
            <text:p>if_ts. Inclusion and fair treatment theme score (% positive, B25 to B28)</text:p>
          </table:table-cell>
          <table:table-cell office:value-type="string" table:style-name="ce3">
            <text:p>Theme scores</text:p>
          </table:table-cell>
          <table:table-cell office:value-type="string" table:style-name="ce3">
            <text:p/>
          </table:table-cell>
          <table:table-cell office:value-type="float" office:value="69.965999999999994" table:style-name="ce11">
            <text:p>69.966</text:p>
          </table:table-cell>
          <table:table-cell office:value-type="float" office:value="69.028000000000006" table:style-name="ce11">
            <text:p>69.028</text:p>
          </table:table-cell>
          <table:table-cell office:value-type="float" office:value="68.617999999999995" table:style-name="ce11">
            <text:p>68.618</text:p>
          </table:table-cell>
          <table:table-cell office:value-type="float" office:value="69.994" table:style-name="ce11">
            <text:p>69.994</text:p>
          </table:table-cell>
          <table:table-cell office:value-type="float" office:value="72.450999999999993" table:style-name="ce11">
            <text:p>72.451</text:p>
          </table:table-cell>
          <table:table-cell office:value-type="float" office:value="72.456000000000003" table:style-name="ce11">
            <text:p>72.456</text:p>
          </table:table-cell>
          <table:table-cell office:value-type="float" office:value="73.134" table:style-name="ce11">
            <text:p>73.134</text:p>
          </table:table-cell>
          <table:table-cell office:value-type="float" office:value="74.238" table:style-name="ce11">
            <text:p>74.238</text:p>
          </table:table-cell>
          <table:table-cell office:value-type="float" office:value="75.584000000000003" table:style-name="ce11">
            <text:p>75.584</text:p>
          </table:table-cell>
          <table:table-cell office:value-type="float" office:value="75.850999999999999" table:style-name="ce11">
            <text:p>75.851</text:p>
          </table:table-cell>
          <table:table-cell office:value-type="float" office:value="76.804000000000002" table:style-name="ce11">
            <text:p>76.804</text:p>
          </table:table-cell>
          <table:table-cell office:value-type="float" office:value="79.182000000000002" table:style-name="ce11">
            <text:p>79.182</text:p>
          </table:table-cell>
          <table:table-cell office:value-type="float" office:value="79.570999999999998" table:style-name="ce11">
            <text:p>79.571</text:p>
          </table:table-cell>
          <table:table-cell office:value-type="float" office:value="79.061999999999998" table:style-name="ce11">
            <text:p>79.062</text:p>
          </table:table-cell>
          <table:table-cell office:value-type="float" office:value="79.024000000000001" table:style-name="ce11">
            <text:p>79.024</text:p>
          </table:table-cell>
          <table:table-cell table:number-columns-repeated="16365"/>
        </table:table-row>
        <table:table-row table:style-name="ro7">
          <table:table-cell office:value-type="string" table:style-name="ce3">
            <text:p>rw_ts</text:p>
          </table:table-cell>
          <table:table-cell office:value-type="string" table:style-name="ce3">
            <text:p>rw_ts. Resources and workload theme score (% positive, B29 to B34)</text:p>
          </table:table-cell>
          <table:table-cell office:value-type="string" table:style-name="ce3">
            <text:p>Theme scores</text:p>
          </table:table-cell>
          <table:table-cell office:value-type="string" table:style-name="ce3">
            <text:p/>
          </table:table-cell>
          <table:table-cell office:value-type="float" office:value="65.900999999999996" table:style-name="ce11">
            <text:p>65.901</text:p>
          </table:table-cell>
          <table:table-cell office:value-type="float" office:value="67.41" table:style-name="ce11">
            <text:p>67.41</text:p>
          </table:table-cell>
          <table:table-cell office:value-type="float" office:value="67.138000000000005" table:style-name="ce11">
            <text:p>67.138</text:p>
          </table:table-cell>
          <table:table-cell office:value-type="float" office:value="67.504000000000005" table:style-name="ce11">
            <text:p>67.504</text:p>
          </table:table-cell>
          <table:table-cell office:value-type="float" office:value="69.233000000000004" table:style-name="ce11">
            <text:p>69.233</text:p>
          </table:table-cell>
          <table:table-cell office:value-type="float" office:value="67.768000000000001" table:style-name="ce11">
            <text:p>67.768</text:p>
          </table:table-cell>
          <table:table-cell office:value-type="float" office:value="68.209000000000003" table:style-name="ce11">
            <text:p>68.209</text:p>
          </table:table-cell>
          <table:table-cell office:value-type="float" office:value="69.084999999999994" table:style-name="ce11">
            <text:p>69.085</text:p>
          </table:table-cell>
          <table:table-cell office:value-type="float" office:value="70.078000000000003" table:style-name="ce11">
            <text:p>70.078</text:p>
          </table:table-cell>
          <table:table-cell office:value-type="float" office:value="70.563000000000002" table:style-name="ce11">
            <text:p>70.563</text:p>
          </table:table-cell>
          <table:table-cell office:value-type="float" office:value="71.796999999999997" table:style-name="ce11">
            <text:p>71.797</text:p>
          </table:table-cell>
          <table:table-cell office:value-type="float" office:value="73.757000000000005" table:style-name="ce11">
            <text:p>73.757</text:p>
          </table:table-cell>
          <table:table-cell office:value-type="float" office:value="72.819000000000003" table:style-name="ce11">
            <text:p>72.819</text:p>
          </table:table-cell>
          <table:table-cell office:value-type="float" office:value="72.471000000000004" table:style-name="ce11">
            <text:p>72.471</text:p>
          </table:table-cell>
          <table:table-cell office:value-type="float" office:value="73.188999999999993" table:style-name="ce11">
            <text:p>73.189</text:p>
          </table:table-cell>
          <table:table-cell table:number-columns-repeated="16365"/>
        </table:table-row>
        <table:table-row table:style-name="ro7">
          <table:table-cell office:value-type="string" table:style-name="ce3">
            <text:p>pb_ts</text:p>
          </table:table-cell>
          <table:table-cell office:value-type="string" table:style-name="ce3">
            <text:p>pb_ts. Pay and benefits theme score (% positive, B35 to B37)</text:p>
          </table:table-cell>
          <table:table-cell office:value-type="string" table:style-name="ce3">
            <text:p>Theme scores</text:p>
          </table:table-cell>
          <table:table-cell office:value-type="string" table:style-name="ce3">
            <text:p/>
          </table:table-cell>
          <table:table-cell office:value-type="float" office:value="32.109000000000002" table:style-name="ce11">
            <text:p>32.109</text:p>
          </table:table-cell>
          <table:table-cell office:value-type="float" office:value="30.003" table:style-name="ce11">
            <text:p>30.003</text:p>
          </table:table-cell>
          <table:table-cell office:value-type="float" office:value="27.427" table:style-name="ce11">
            <text:p>27.427</text:p>
          </table:table-cell>
          <table:table-cell office:value-type="float" office:value="26.975000000000001" table:style-name="ce11">
            <text:p>26.975</text:p>
          </table:table-cell>
          <table:table-cell office:value-type="float" office:value="29.35" table:style-name="ce11">
            <text:p>29.35</text:p>
          </table:table-cell>
          <table:table-cell office:value-type="float" office:value="27.405000000000001" table:style-name="ce11">
            <text:p>27.405</text:p>
          </table:table-cell>
          <table:table-cell office:value-type="float" office:value="27.38" table:style-name="ce11">
            <text:p>27.38</text:p>
          </table:table-cell>
          <table:table-cell office:value-type="float" office:value="30.645" table:style-name="ce11">
            <text:p>30.645</text:p>
          </table:table-cell>
          <table:table-cell office:value-type="float" office:value="29.364000000000001" table:style-name="ce11">
            <text:p>29.364</text:p>
          </table:table-cell>
          <table:table-cell office:value-type="float" office:value="29.925000000000001" table:style-name="ce11">
            <text:p>29.925</text:p>
          </table:table-cell>
          <table:table-cell office:value-type="float" office:value="31.215" table:style-name="ce11">
            <text:p>31.215</text:p>
          </table:table-cell>
          <table:table-cell office:value-type="float" office:value="36.627000000000002" table:style-name="ce11">
            <text:p>36.627</text:p>
          </table:table-cell>
          <table:table-cell office:value-type="float" office:value="37.558" table:style-name="ce11">
            <text:p>37.558</text:p>
          </table:table-cell>
          <table:table-cell office:value-type="float" office:value="28.654" table:style-name="ce11">
            <text:p>28.654</text:p>
          </table:table-cell>
          <table:table-cell office:value-type="float" office:value="31.7" table:style-name="ce11">
            <text:p>31.7</text:p>
          </table:table-cell>
          <table:table-cell table:number-columns-repeated="16365"/>
        </table:table-row>
        <table:table-row table:style-name="ro6">
          <table:table-cell office:value-type="string" table:style-name="ce3">
            <text:p>lc_ts</text:p>
          </table:table-cell>
          <table:table-cell office:value-type="string" table:style-name="ce3">
            <text:p>lc_ts. Leadership and managing change theme score (% positive, B38 to B46)</text:p>
          </table:table-cell>
          <table:table-cell office:value-type="string" table:style-name="ce3">
            <text:p>Theme scores</text:p>
          </table:table-cell>
          <table:table-cell office:value-type="string" table:style-name="ce3">
            <text:p/>
          </table:table-cell>
          <table:table-cell office:value-type="float" office:value="28.465" table:style-name="ce11">
            <text:p>28.465</text:p>
          </table:table-cell>
          <table:table-cell office:value-type="float" office:value="27.45" table:style-name="ce11">
            <text:p>27.45</text:p>
          </table:table-cell>
          <table:table-cell office:value-type="float" office:value="28.123000000000001" table:style-name="ce11">
            <text:p>28.123</text:p>
          </table:table-cell>
          <table:table-cell office:value-type="float" office:value="30.920999999999999" table:style-name="ce11">
            <text:p>30.921</text:p>
          </table:table-cell>
          <table:table-cell office:value-type="float" office:value="35.685000000000002" table:style-name="ce11">
            <text:p>35.685</text:p>
          </table:table-cell>
          <table:table-cell office:value-type="float" office:value="36.200000000000003" table:style-name="ce11">
            <text:p>36.2</text:p>
          </table:table-cell>
          <table:table-cell office:value-type="float" office:value="37.523000000000003" table:style-name="ce11">
            <text:p>37.523</text:p>
          </table:table-cell>
          <table:table-cell office:value-type="float" office:value="39.75" table:style-name="ce11">
            <text:p>39.75</text:p>
          </table:table-cell>
          <table:table-cell office:value-type="float" office:value="42.481000000000002" table:style-name="ce11">
            <text:p>42.481</text:p>
          </table:table-cell>
          <table:table-cell office:value-type="float" office:value="42.781999999999996" table:style-name="ce11">
            <text:p>42.782</text:p>
          </table:table-cell>
          <table:table-cell office:value-type="float" office:value="44.597999999999999" table:style-name="ce11">
            <text:p>44.598</text:p>
          </table:table-cell>
          <table:table-cell office:value-type="float" office:value="52.640999999999998" table:style-name="ce11">
            <text:p>52.641</text:p>
          </table:table-cell>
          <table:table-cell office:value-type="float" office:value="51.235999999999997" table:style-name="ce11">
            <text:p>51.236</text:p>
          </table:table-cell>
          <table:table-cell office:value-type="float" office:value="48.793999999999997" table:style-name="ce11">
            <text:p>48.794</text:p>
          </table:table-cell>
          <table:table-cell office:value-type="float" office:value="48.02" table:style-name="ce11">
            <text:p>48.02</text:p>
          </table:table-cell>
          <table:table-cell table:number-columns-repeated="16365"/>
        </table:table-row>
        <table:table-row table:style-name="ro7">
          <table:table-cell office:value-type="string" table:style-name="ce3">
            <text:p>B01</text:p>
          </table:table-cell>
          <table:table-cell office:value-type="string" table:style-name="ce3">
            <text:p>B01. I am interested in my work (% selecting 'Strongly agree' or 'Agree')</text:p>
          </table:table-cell>
          <table:table-cell office:value-type="string" table:style-name="ce3">
            <text:p>My work</text:p>
          </table:table-cell>
          <table:table-cell office:value-type="string" table:style-name="ce3">
            <text:p/>
          </table:table-cell>
          <table:table-cell office:value-type="float" office:value="84.778000000000006" table:style-name="ce11">
            <text:p>84.778</text:p>
          </table:table-cell>
          <table:table-cell office:value-type="float" office:value="83.376999999999995" table:style-name="ce11">
            <text:p>83.377</text:p>
          </table:table-cell>
          <table:table-cell office:value-type="float" office:value="83.471999999999994" table:style-name="ce11">
            <text:p>83.472</text:p>
          </table:table-cell>
          <table:table-cell office:value-type="float" office:value="84.599000000000004" table:style-name="ce11">
            <text:p>84.599</text:p>
          </table:table-cell>
          <table:table-cell office:value-type="float" office:value="87.293000000000006" table:style-name="ce11">
            <text:p>87.293</text:p>
          </table:table-cell>
          <table:table-cell office:value-type="float" office:value="87.165000000000006" table:style-name="ce11">
            <text:p>87.165</text:p>
          </table:table-cell>
          <table:table-cell office:value-type="float" office:value="87.319000000000003" table:style-name="ce11">
            <text:p>87.319</text:p>
          </table:table-cell>
          <table:table-cell office:value-type="float" office:value="87.677000000000007" table:style-name="ce11">
            <text:p>87.677</text:p>
          </table:table-cell>
          <table:table-cell office:value-type="float" office:value="88.18" table:style-name="ce11">
            <text:p>88.18</text:p>
          </table:table-cell>
          <table:table-cell office:value-type="float" office:value="87.86" table:style-name="ce11">
            <text:p>87.86</text:p>
          </table:table-cell>
          <table:table-cell office:value-type="float" office:value="87.995999999999995" table:style-name="ce11">
            <text:p>87.996</text:p>
          </table:table-cell>
          <table:table-cell office:value-type="float" office:value="89.772999999999996" table:style-name="ce11">
            <text:p>89.773</text:p>
          </table:table-cell>
          <table:table-cell office:value-type="float" office:value="88.936000000000007" table:style-name="ce11">
            <text:p>88.936</text:p>
          </table:table-cell>
          <table:table-cell office:value-type="float" office:value="88.518000000000001" table:style-name="ce11">
            <text:p>88.518</text:p>
          </table:table-cell>
          <table:table-cell office:value-type="float" office:value="88.418000000000006" table:style-name="ce11">
            <text:p>88.418</text:p>
          </table:table-cell>
          <table:table-cell table:number-columns-repeated="16365"/>
        </table:table-row>
        <table:table-row table:style-name="ro6">
          <table:table-cell office:value-type="string" table:style-name="ce3">
            <text:p>B02</text:p>
          </table:table-cell>
          <table:table-cell office:value-type="string" table:style-name="ce3">
            <text:p>B02. I am sufficiently challenged by my work (% selecting 'Strongly agree' or 'Agree')</text:p>
          </table:table-cell>
          <table:table-cell office:value-type="string" table:style-name="ce3">
            <text:p>My work</text:p>
          </table:table-cell>
          <table:table-cell office:value-type="string" table:style-name="ce3">
            <text:p/>
          </table:table-cell>
          <table:table-cell office:value-type="float" office:value="70.870999999999995" table:style-name="ce11">
            <text:p>70.871</text:p>
          </table:table-cell>
          <table:table-cell office:value-type="float" office:value="69.576999999999998" table:style-name="ce11">
            <text:p>69.577</text:p>
          </table:table-cell>
          <table:table-cell office:value-type="float" office:value="70.757000000000005" table:style-name="ce11">
            <text:p>70.757</text:p>
          </table:table-cell>
          <table:table-cell office:value-type="float" office:value="73.216999999999999" table:style-name="ce11">
            <text:p>73.217</text:p>
          </table:table-cell>
          <table:table-cell office:value-type="float" office:value="77.462000000000003" table:style-name="ce11">
            <text:p>77.462</text:p>
          </table:table-cell>
          <table:table-cell office:value-type="float" office:value="78.289000000000001" table:style-name="ce11">
            <text:p>78.289</text:p>
          </table:table-cell>
          <table:table-cell office:value-type="float" office:value="79.117000000000004" table:style-name="ce11">
            <text:p>79.117</text:p>
          </table:table-cell>
          <table:table-cell office:value-type="float" office:value="79.658000000000001" table:style-name="ce11">
            <text:p>79.658</text:p>
          </table:table-cell>
          <table:table-cell office:value-type="float" office:value="79.986000000000004" table:style-name="ce11">
            <text:p>79.986</text:p>
          </table:table-cell>
          <table:table-cell office:value-type="float" office:value="79.733000000000004" table:style-name="ce11">
            <text:p>79.733</text:p>
          </table:table-cell>
          <table:table-cell office:value-type="float" office:value="79.438000000000002" table:style-name="ce11">
            <text:p>79.438</text:p>
          </table:table-cell>
          <table:table-cell office:value-type="float" office:value="83.144000000000005" table:style-name="ce11">
            <text:p>83.144</text:p>
          </table:table-cell>
          <table:table-cell office:value-type="float" office:value="82.700999999999993" table:style-name="ce11">
            <text:p>82.701</text:p>
          </table:table-cell>
          <table:table-cell office:value-type="float" office:value="81.838999999999999" table:style-name="ce11">
            <text:p>81.839</text:p>
          </table:table-cell>
          <table:table-cell office:value-type="float" office:value="81.975999999999999" table:style-name="ce11">
            <text:p>81.976</text:p>
          </table:table-cell>
          <table:table-cell table:number-columns-repeated="16365"/>
        </table:table-row>
        <table:table-row table:style-name="ro6">
          <table:table-cell office:value-type="string" table:style-name="ce3">
            <text:p>B03</text:p>
          </table:table-cell>
          <table:table-cell office:value-type="string" table:style-name="ce3">
            <text:p>B03. My work gives me a sense of personal accomplishment (% selecting 'Strongly agree' or 'Agree')</text:p>
          </table:table-cell>
          <table:table-cell office:value-type="string" table:style-name="ce3">
            <text:p>My work</text:p>
          </table:table-cell>
          <table:table-cell office:value-type="string" table:style-name="ce3">
            <text:p/>
          </table:table-cell>
          <table:table-cell office:value-type="float" office:value="66.792000000000002" table:style-name="ce11">
            <text:p>66.792</text:p>
          </table:table-cell>
          <table:table-cell office:value-type="float" office:value="65.161000000000001" table:style-name="ce11">
            <text:p>65.161</text:p>
          </table:table-cell>
          <table:table-cell office:value-type="float" office:value="65.840999999999994" table:style-name="ce11">
            <text:p>65.841</text:p>
          </table:table-cell>
          <table:table-cell office:value-type="float" office:value="67.385999999999996" table:style-name="ce11">
            <text:p>67.386</text:p>
          </table:table-cell>
          <table:table-cell office:value-type="float" office:value="72.72" table:style-name="ce11">
            <text:p>72.72</text:p>
          </table:table-cell>
          <table:table-cell office:value-type="float" office:value="72.382999999999996" table:style-name="ce11">
            <text:p>72.383</text:p>
          </table:table-cell>
          <table:table-cell office:value-type="float" office:value="72.918000000000006" table:style-name="ce11">
            <text:p>72.918</text:p>
          </table:table-cell>
          <table:table-cell office:value-type="float" office:value="73.811000000000007" table:style-name="ce11">
            <text:p>73.811</text:p>
          </table:table-cell>
          <table:table-cell office:value-type="float" office:value="74.739999999999995" table:style-name="ce11">
            <text:p>74.74</text:p>
          </table:table-cell>
          <table:table-cell office:value-type="float" office:value="74.664000000000001" table:style-name="ce11">
            <text:p>74.664</text:p>
          </table:table-cell>
          <table:table-cell office:value-type="float" office:value="75.046000000000006" table:style-name="ce11">
            <text:p>75.046</text:p>
          </table:table-cell>
          <table:table-cell office:value-type="float" office:value="78.409000000000006" table:style-name="ce11">
            <text:p>78.409</text:p>
          </table:table-cell>
          <table:table-cell office:value-type="float" office:value="77.132000000000005" table:style-name="ce11">
            <text:p>77.132</text:p>
          </table:table-cell>
          <table:table-cell office:value-type="float" office:value="76.021000000000001" table:style-name="ce11">
            <text:p>76.021</text:p>
          </table:table-cell>
          <table:table-cell office:value-type="float" office:value="76.12" table:style-name="ce11">
            <text:p>76.12</text:p>
          </table:table-cell>
          <table:table-cell table:number-columns-repeated="16365"/>
        </table:table-row>
        <table:table-row table:style-name="ro6">
          <table:table-cell office:value-type="string" table:style-name="ce3">
            <text:p>B04</text:p>
          </table:table-cell>
          <table:table-cell office:value-type="string" table:style-name="ce3">
            <text:p>B04. I feel involved in the decisions that affect my work (% selecting 'Strongly agree' or 'Agree')</text:p>
          </table:table-cell>
          <table:table-cell office:value-type="string" table:style-name="ce3">
            <text:p>My work</text:p>
          </table:table-cell>
          <table:table-cell office:value-type="string" table:style-name="ce3">
            <text:p/>
          </table:table-cell>
          <table:table-cell office:value-type="float" office:value="44.744999999999997" table:style-name="ce11">
            <text:p>44.745</text:p>
          </table:table-cell>
          <table:table-cell office:value-type="float" office:value="41.97" table:style-name="ce11">
            <text:p>41.97</text:p>
          </table:table-cell>
          <table:table-cell office:value-type="float" office:value="42.972999999999999" table:style-name="ce11">
            <text:p>42.973</text:p>
          </table:table-cell>
          <table:table-cell office:value-type="float" office:value="44.652999999999999" table:style-name="ce11">
            <text:p>44.653</text:p>
          </table:table-cell>
          <table:table-cell office:value-type="float" office:value="51.345999999999997" table:style-name="ce11">
            <text:p>51.346</text:p>
          </table:table-cell>
          <table:table-cell office:value-type="float" office:value="51.578000000000003" table:style-name="ce11">
            <text:p>51.578</text:p>
          </table:table-cell>
          <table:table-cell office:value-type="float" office:value="51.609000000000002" table:style-name="ce11">
            <text:p>51.609</text:p>
          </table:table-cell>
          <table:table-cell office:value-type="float" office:value="52.863999999999997" table:style-name="ce11">
            <text:p>52.864</text:p>
          </table:table-cell>
          <table:table-cell office:value-type="float" office:value="54.707000000000001" table:style-name="ce11">
            <text:p>54.707</text:p>
          </table:table-cell>
          <table:table-cell office:value-type="float" office:value="54.722999999999999" table:style-name="ce11">
            <text:p>54.723</text:p>
          </table:table-cell>
          <table:table-cell office:value-type="float" office:value="55.746000000000002" table:style-name="ce11">
            <text:p>55.746</text:p>
          </table:table-cell>
          <table:table-cell office:value-type="float" office:value="57.975000000000001" table:style-name="ce11">
            <text:p>57.975</text:p>
          </table:table-cell>
          <table:table-cell office:value-type="float" office:value="57.171999999999997" table:style-name="ce11">
            <text:p>57.172</text:p>
          </table:table-cell>
          <table:table-cell office:value-type="float" office:value="56.517000000000003" table:style-name="ce11">
            <text:p>56.517</text:p>
          </table:table-cell>
          <table:table-cell office:value-type="float" office:value="56.786000000000001" table:style-name="ce11">
            <text:p>56.786</text:p>
          </table:table-cell>
          <table:table-cell table:number-columns-repeated="16365"/>
        </table:table-row>
        <table:table-row table:style-name="ro6">
          <table:table-cell office:value-type="string" table:style-name="ce3">
            <text:p>B05</text:p>
          </table:table-cell>
          <table:table-cell office:value-type="string" table:style-name="ce3">
            <text:p>B05. I have a choice in deciding how I do my work (% selecting 'Strongly agree' or 'Agree')</text:p>
          </table:table-cell>
          <table:table-cell office:value-type="string" table:style-name="ce3">
            <text:p>My work</text:p>
          </table:table-cell>
          <table:table-cell office:value-type="string" table:style-name="ce3">
            <text:p/>
          </table:table-cell>
          <table:table-cell office:value-type="float" office:value="58.326000000000001" table:style-name="ce11">
            <text:p>58.326</text:p>
          </table:table-cell>
          <table:table-cell office:value-type="float" office:value="57.552" table:style-name="ce11">
            <text:p>57.552</text:p>
          </table:table-cell>
          <table:table-cell office:value-type="float" office:value="58.158000000000001" table:style-name="ce11">
            <text:p>58.158</text:p>
          </table:table-cell>
          <table:table-cell office:value-type="float" office:value="59.13" table:style-name="ce11">
            <text:p>59.13</text:p>
          </table:table-cell>
          <table:table-cell office:value-type="float" office:value="64.38" table:style-name="ce11">
            <text:p>64.38</text:p>
          </table:table-cell>
          <table:table-cell office:value-type="float" office:value="64.781999999999996" table:style-name="ce11">
            <text:p>64.782</text:p>
          </table:table-cell>
          <table:table-cell office:value-type="float" office:value="64.418999999999997" table:style-name="ce11">
            <text:p>64.419</text:p>
          </table:table-cell>
          <table:table-cell office:value-type="float" office:value="65.897000000000006" table:style-name="ce11">
            <text:p>65.897</text:p>
          </table:table-cell>
          <table:table-cell office:value-type="float" office:value="67.921000000000006" table:style-name="ce11">
            <text:p>67.921</text:p>
          </table:table-cell>
          <table:table-cell office:value-type="float" office:value="68.53" table:style-name="ce11">
            <text:p>68.53</text:p>
          </table:table-cell>
          <table:table-cell office:value-type="float" office:value="69.736000000000004" table:style-name="ce11">
            <text:p>69.736</text:p>
          </table:table-cell>
          <table:table-cell office:value-type="float" office:value="73.236999999999995" table:style-name="ce11">
            <text:p>73.237</text:p>
          </table:table-cell>
          <table:table-cell office:value-type="float" office:value="72.869" table:style-name="ce11">
            <text:p>72.869</text:p>
          </table:table-cell>
          <table:table-cell office:value-type="float" office:value="72.647000000000006" table:style-name="ce11">
            <text:p>72.647</text:p>
          </table:table-cell>
          <table:table-cell office:value-type="float" office:value="73.018000000000001" table:style-name="ce11">
            <text:p>73.018</text:p>
          </table:table-cell>
          <table:table-cell table:number-columns-repeated="16365"/>
        </table:table-row>
        <table:table-row table:style-name="ro6">
          <table:table-cell office:value-type="string" table:style-name="ce3">
            <text:p>B06</text:p>
          </table:table-cell>
          <table:table-cell office:value-type="string" table:style-name="ce3">
            <text:p>B06. I have a clear understanding of [my organisation]'s objectives (% selecting 'Strongly agree' or 'Agree')</text:p>
          </table:table-cell>
          <table:table-cell office:value-type="string" table:style-name="ce3">
            <text:p>Organisational objectives and purpose</text:p>
          </table:table-cell>
          <table:table-cell office:value-type="string" table:style-name="ce3">
            <text:p/>
          </table:table-cell>
          <table:table-cell office:value-type="float" office:value="71.632999999999996" table:style-name="ce11">
            <text:p>71.633</text:p>
          </table:table-cell>
          <table:table-cell office:value-type="float" office:value="72.278000000000006" table:style-name="ce11">
            <text:p>72.278</text:p>
          </table:table-cell>
          <table:table-cell office:value-type="float" office:value="72.551000000000002" table:style-name="ce11">
            <text:p>72.551</text:p>
          </table:table-cell>
          <table:table-cell office:value-type="float" office:value="74.488" table:style-name="ce11">
            <text:p>74.488</text:p>
          </table:table-cell>
          <table:table-cell office:value-type="float" office:value="77.382999999999996" table:style-name="ce11">
            <text:p>77.383</text:p>
          </table:table-cell>
          <table:table-cell office:value-type="float" office:value="77.009" table:style-name="ce11">
            <text:p>77.009</text:p>
          </table:table-cell>
          <table:table-cell office:value-type="float" office:value="77.522000000000006" table:style-name="ce11">
            <text:p>77.522</text:p>
          </table:table-cell>
          <table:table-cell office:value-type="float" office:value="78.363" table:style-name="ce11">
            <text:p>78.363</text:p>
          </table:table-cell>
          <table:table-cell office:value-type="float" office:value="79.543000000000006" table:style-name="ce11">
            <text:p>79.543</text:p>
          </table:table-cell>
          <table:table-cell office:value-type="float" office:value="78.938999999999993" table:style-name="ce11">
            <text:p>78.939</text:p>
          </table:table-cell>
          <table:table-cell office:value-type="float" office:value="79.784000000000006" table:style-name="ce11">
            <text:p>79.784</text:p>
          </table:table-cell>
          <table:table-cell office:value-type="float" office:value="81.376999999999995" table:style-name="ce11">
            <text:p>81.377</text:p>
          </table:table-cell>
          <table:table-cell office:value-type="float" office:value="79.765000000000001" table:style-name="ce11">
            <text:p>79.765</text:p>
          </table:table-cell>
          <table:table-cell office:value-type="float" office:value="79.587999999999994" table:style-name="ce11">
            <text:p>79.588</text:p>
          </table:table-cell>
          <table:table-cell office:value-type="float" office:value="80.403999999999996" table:style-name="ce11">
            <text:p>80.404</text:p>
          </table:table-cell>
          <table:table-cell table:number-columns-repeated="16365"/>
        </table:table-row>
        <table:table-row table:style-name="ro9">
          <table:table-cell office:value-type="string" table:style-name="ce3">
            <text:p>B07</text:p>
          </table:table-cell>
          <table:table-cell office:value-type="string" table:style-name="ce3">
            <text:p>B07. I understand how my work contributes to [my organisation]'s objectives (% selecting 'Strongly agree' or 'Agree')</text:p>
          </table:table-cell>
          <table:table-cell office:value-type="string" table:style-name="ce3">
            <text:p>Organisational objectives and purpose</text:p>
          </table:table-cell>
          <table:table-cell office:value-type="string" table:style-name="ce3">
            <text:p/>
          </table:table-cell>
          <table:table-cell office:value-type="float" office:value="74.885999999999996" table:style-name="ce11">
            <text:p>74.886</text:p>
          </table:table-cell>
          <table:table-cell office:value-type="float" office:value="75.501000000000005" table:style-name="ce11">
            <text:p>75.501</text:p>
          </table:table-cell>
          <table:table-cell office:value-type="float" office:value="75.597999999999999" table:style-name="ce11">
            <text:p>75.598</text:p>
          </table:table-cell>
          <table:table-cell office:value-type="float" office:value="77.105999999999995" table:style-name="ce11">
            <text:p>77.106</text:p>
          </table:table-cell>
          <table:table-cell office:value-type="float" office:value="80.156000000000006" table:style-name="ce11">
            <text:p>80.156</text:p>
          </table:table-cell>
          <table:table-cell office:value-type="float" office:value="79.840999999999994" table:style-name="ce11">
            <text:p>79.841</text:p>
          </table:table-cell>
          <table:table-cell office:value-type="float" office:value="80.375" table:style-name="ce11">
            <text:p>80.375</text:p>
          </table:table-cell>
          <table:table-cell office:value-type="float" office:value="81.311000000000007" table:style-name="ce11">
            <text:p>81.311</text:p>
          </table:table-cell>
          <table:table-cell office:value-type="float" office:value="82.052999999999997" table:style-name="ce11">
            <text:p>82.053</text:p>
          </table:table-cell>
          <table:table-cell office:value-type="float" office:value="81.394999999999996" table:style-name="ce11">
            <text:p>81.395</text:p>
          </table:table-cell>
          <table:table-cell office:value-type="float" office:value="82.025999999999996" table:style-name="ce11">
            <text:p>82.026</text:p>
          </table:table-cell>
          <table:table-cell office:value-type="float" office:value="84.495000000000005" table:style-name="ce11">
            <text:p>84.495</text:p>
          </table:table-cell>
          <table:table-cell office:value-type="float" office:value="83.152000000000001" table:style-name="ce11">
            <text:p>83.152</text:p>
          </table:table-cell>
          <table:table-cell office:value-type="float" office:value="82.954999999999998" table:style-name="ce11">
            <text:p>82.955</text:p>
          </table:table-cell>
          <table:table-cell office:value-type="float" office:value="83.531000000000006" table:style-name="ce11">
            <text:p>83.531</text:p>
          </table:table-cell>
          <table:table-cell table:number-columns-repeated="16365"/>
        </table:table-row>
        <table:table-row table:style-name="ro6">
          <table:table-cell office:value-type="string" table:style-name="ce3">
            <text:p>B08</text:p>
          </table:table-cell>
          <table:table-cell office:value-type="string" table:style-name="ce3">
            <text:p>B08. My manager motivates me to be more effective in my job (% selecting 'Strongly agree' or 'Agree')</text:p>
          </table:table-cell>
          <table:table-cell office:value-type="string" table:style-name="ce3">
            <text:p>My manager</text:p>
          </table:table-cell>
          <table:table-cell office:value-type="string" table:style-name="ce3">
            <text:p/>
          </table:table-cell>
          <table:table-cell office:value-type="float" office:value="58.395000000000003" table:style-name="ce11">
            <text:p>58.395</text:p>
          </table:table-cell>
          <table:table-cell office:value-type="float" office:value="59.792999999999999" table:style-name="ce11">
            <text:p>59.793</text:p>
          </table:table-cell>
          <table:table-cell office:value-type="float" office:value="60.164000000000001" table:style-name="ce11">
            <text:p>60.164</text:p>
          </table:table-cell>
          <table:table-cell office:value-type="float" office:value="62.161000000000001" table:style-name="ce11">
            <text:p>62.161</text:p>
          </table:table-cell>
          <table:table-cell office:value-type="float" office:value="65.194999999999993" table:style-name="ce11">
            <text:p>65.195</text:p>
          </table:table-cell>
          <table:table-cell office:value-type="float" office:value="65.557000000000002" table:style-name="ce11">
            <text:p>65.557</text:p>
          </table:table-cell>
          <table:table-cell office:value-type="float" office:value="67.247" table:style-name="ce11">
            <text:p>67.247</text:p>
          </table:table-cell>
          <table:table-cell office:value-type="float" office:value="68.471000000000004" table:style-name="ce11">
            <text:p>68.471</text:p>
          </table:table-cell>
          <table:table-cell office:value-type="float" office:value="69.994" table:style-name="ce11">
            <text:p>69.994</text:p>
          </table:table-cell>
          <table:table-cell office:value-type="float" office:value="70.259" table:style-name="ce11">
            <text:p>70.259</text:p>
          </table:table-cell>
          <table:table-cell office:value-type="float" office:value="71.296000000000006" table:style-name="ce11">
            <text:p>71.296</text:p>
          </table:table-cell>
          <table:table-cell office:value-type="float" office:value="73.849000000000004" table:style-name="ce11">
            <text:p>73.849</text:p>
          </table:table-cell>
          <table:table-cell office:value-type="float" office:value="74.763000000000005" table:style-name="ce11">
            <text:p>74.763</text:p>
          </table:table-cell>
          <table:table-cell office:value-type="float" office:value="74.894000000000005" table:style-name="ce11">
            <text:p>74.894</text:p>
          </table:table-cell>
          <table:table-cell office:value-type="float" office:value="75.195999999999998" table:style-name="ce11">
            <text:p>75.196</text:p>
          </table:table-cell>
          <table:table-cell table:number-columns-repeated="16365"/>
        </table:table-row>
        <table:table-row table:style-name="ro6">
          <table:table-cell office:value-type="string" table:style-name="ce3">
            <text:p>B09</text:p>
          </table:table-cell>
          <table:table-cell office:value-type="string" table:style-name="ce3">
            <text:p>B09. My manager is considerate of my life outside work (% selecting 'Strongly agree' or 'Agree')</text:p>
          </table:table-cell>
          <table:table-cell office:value-type="string" table:style-name="ce3">
            <text:p>My manager</text:p>
          </table:table-cell>
          <table:table-cell office:value-type="string" table:style-name="ce3">
            <text:p/>
          </table:table-cell>
          <table:table-cell office:value-type="float" office:value="71.099000000000004" table:style-name="ce11">
            <text:p>71.099</text:p>
          </table:table-cell>
          <table:table-cell office:value-type="float" office:value="73" table:style-name="ce11">
            <text:p>73</text:p>
          </table:table-cell>
          <table:table-cell office:value-type="float" office:value="73.340999999999994" table:style-name="ce11">
            <text:p>73.341</text:p>
          </table:table-cell>
          <table:table-cell office:value-type="float" office:value="74.477000000000004" table:style-name="ce11">
            <text:p>74.477</text:p>
          </table:table-cell>
          <table:table-cell office:value-type="float" office:value="76.173000000000002" table:style-name="ce11">
            <text:p>76.173</text:p>
          </table:table-cell>
          <table:table-cell office:value-type="float" office:value="76.433000000000007" table:style-name="ce11">
            <text:p>76.433</text:p>
          </table:table-cell>
          <table:table-cell office:value-type="float" office:value="77.626999999999995" table:style-name="ce11">
            <text:p>77.627</text:p>
          </table:table-cell>
          <table:table-cell office:value-type="float" office:value="79.204999999999998" table:style-name="ce11">
            <text:p>79.205</text:p>
          </table:table-cell>
          <table:table-cell office:value-type="float" office:value="81.274000000000001" table:style-name="ce11">
            <text:p>81.274</text:p>
          </table:table-cell>
          <table:table-cell office:value-type="float" office:value="82.468000000000004" table:style-name="ce11">
            <text:p>82.468</text:p>
          </table:table-cell>
          <table:table-cell office:value-type="float" office:value="83.572000000000003" table:style-name="ce11">
            <text:p>83.572</text:p>
          </table:table-cell>
          <table:table-cell office:value-type="float" office:value="85.376000000000005" table:style-name="ce11">
            <text:p>85.376</text:p>
          </table:table-cell>
          <table:table-cell office:value-type="float" office:value="85.864999999999995" table:style-name="ce11">
            <text:p>85.865</text:p>
          </table:table-cell>
          <table:table-cell office:value-type="float" office:value="86.278000000000006" table:style-name="ce11">
            <text:p>86.278</text:p>
          </table:table-cell>
          <table:table-cell office:value-type="float" office:value="86.802000000000007" table:style-name="ce11">
            <text:p>86.802</text:p>
          </table:table-cell>
          <table:table-cell table:number-columns-repeated="16365"/>
        </table:table-row>
        <table:table-row table:style-name="ro6">
          <table:table-cell office:value-type="string" table:style-name="ce3">
            <text:p>B10</text:p>
          </table:table-cell>
          <table:table-cell office:value-type="string" table:style-name="ce3">
            <text:p>B10. My manager is open to my ideas (% selecting 'Strongly agree' or 'Agree')</text:p>
          </table:table-cell>
          <table:table-cell office:value-type="string" table:style-name="ce3">
            <text:p>My manager</text:p>
          </table:table-cell>
          <table:table-cell office:value-type="string" table:style-name="ce3">
            <text:p/>
          </table:table-cell>
          <table:table-cell office:value-type="float" office:value="71.712999999999994" table:style-name="ce11">
            <text:p>71.713</text:p>
          </table:table-cell>
          <table:table-cell office:value-type="float" office:value="72.677000000000007" table:style-name="ce11">
            <text:p>72.677</text:p>
          </table:table-cell>
          <table:table-cell office:value-type="float" office:value="72.542000000000002" table:style-name="ce11">
            <text:p>72.542</text:p>
          </table:table-cell>
          <table:table-cell office:value-type="float" office:value="73.757999999999996" table:style-name="ce11">
            <text:p>73.758</text:p>
          </table:table-cell>
          <table:table-cell office:value-type="float" office:value="76.543000000000006" table:style-name="ce11">
            <text:p>76.543</text:p>
          </table:table-cell>
          <table:table-cell office:value-type="float" office:value="76.61" table:style-name="ce11">
            <text:p>76.61</text:p>
          </table:table-cell>
          <table:table-cell office:value-type="float" office:value="77.652000000000001" table:style-name="ce11">
            <text:p>77.652</text:p>
          </table:table-cell>
          <table:table-cell office:value-type="float" office:value="78.331000000000003" table:style-name="ce11">
            <text:p>78.331</text:p>
          </table:table-cell>
          <table:table-cell office:value-type="float" office:value="79.709000000000003" table:style-name="ce11">
            <text:p>79.709</text:p>
          </table:table-cell>
          <table:table-cell office:value-type="float" office:value="79.784000000000006" table:style-name="ce11">
            <text:p>79.784</text:p>
          </table:table-cell>
          <table:table-cell office:value-type="float" office:value="80.52" table:style-name="ce11">
            <text:p>80.52</text:p>
          </table:table-cell>
          <table:table-cell office:value-type="float" office:value="82.308999999999997" table:style-name="ce11">
            <text:p>82.309</text:p>
          </table:table-cell>
          <table:table-cell office:value-type="float" office:value="82.837999999999994" table:style-name="ce11">
            <text:p>82.838</text:p>
          </table:table-cell>
          <table:table-cell office:value-type="float" office:value="82.801000000000002" table:style-name="ce11">
            <text:p>82.801</text:p>
          </table:table-cell>
          <table:table-cell office:value-type="float" office:value="82.872" table:style-name="ce11">
            <text:p>82.872</text:p>
          </table:table-cell>
          <table:table-cell table:number-columns-repeated="16365"/>
        </table:table-row>
        <table:table-row table:style-name="ro9">
          <table:table-cell office:value-type="string" table:style-name="ce3">
            <text:p>B11</text:p>
          </table:table-cell>
          <table:table-cell office:value-type="string" table:style-name="ce3">
            <text:p>B11. My manager helps me to understand how I contribute to [my organisation]'s objectives (% selecting 'Strongly agree' or 'Agree')</text:p>
          </table:table-cell>
          <table:table-cell office:value-type="string" table:style-name="ce3">
            <text:p>My manager</text:p>
          </table:table-cell>
          <table:table-cell office:value-type="string" table:style-name="ce3">
            <text:p/>
          </table:table-cell>
          <table:table-cell office:value-type="float" office:value="54.002000000000002" table:style-name="ce11">
            <text:p>54.002</text:p>
          </table:table-cell>
          <table:table-cell office:value-type="float" office:value="55.444000000000003" table:style-name="ce11">
            <text:p>55.444</text:p>
          </table:table-cell>
          <table:table-cell office:value-type="float" office:value="55.622" table:style-name="ce11">
            <text:p>55.622</text:p>
          </table:table-cell>
          <table:table-cell office:value-type="float" office:value="57.997999999999998" table:style-name="ce11">
            <text:p>57.998</text:p>
          </table:table-cell>
          <table:table-cell office:value-type="float" office:value="62.201000000000001" table:style-name="ce11">
            <text:p>62.201</text:p>
          </table:table-cell>
          <table:table-cell office:value-type="float" office:value="61.686" table:style-name="ce11">
            <text:p>61.686</text:p>
          </table:table-cell>
          <table:table-cell office:value-type="float" office:value="63.481000000000002" table:style-name="ce11">
            <text:p>63.481</text:p>
          </table:table-cell>
          <table:table-cell office:value-type="float" office:value="64.668999999999997" table:style-name="ce11">
            <text:p>64.669</text:p>
          </table:table-cell>
          <table:table-cell office:value-type="float" office:value="66.188999999999993" table:style-name="ce11">
            <text:p>66.189</text:p>
          </table:table-cell>
          <table:table-cell office:value-type="float" office:value="65.790999999999997" table:style-name="ce11">
            <text:p>65.791</text:p>
          </table:table-cell>
          <table:table-cell office:value-type="float" office:value="66.465000000000003" table:style-name="ce11">
            <text:p>66.465</text:p>
          </table:table-cell>
          <table:table-cell office:value-type="float" office:value="68.578000000000003" table:style-name="ce11">
            <text:p>68.578</text:p>
          </table:table-cell>
          <table:table-cell office:value-type="float" office:value="68.569999999999993" table:style-name="ce11">
            <text:p>68.57</text:p>
          </table:table-cell>
          <table:table-cell office:value-type="float" office:value="68.97" table:style-name="ce11">
            <text:p>68.97</text:p>
          </table:table-cell>
          <table:table-cell office:value-type="float" office:value="69.781999999999996" table:style-name="ce11">
            <text:p>69.782</text:p>
          </table:table-cell>
          <table:table-cell table:number-columns-repeated="16365"/>
        </table:table-row>
        <table:table-row table:style-name="ro6">
          <table:table-cell office:value-type="string" table:style-name="ce3">
            <text:p>B12</text:p>
          </table:table-cell>
          <table:table-cell office:value-type="string" table:style-name="ce3">
            <text:p>B12. Overall, I have confidence in the decisions made by my manager (% selecting 'Strongly agree' or 'Agree')</text:p>
          </table:table-cell>
          <table:table-cell office:value-type="string" table:style-name="ce3">
            <text:p>My manager</text:p>
          </table:table-cell>
          <table:table-cell office:value-type="string" table:style-name="ce3">
            <text:p/>
          </table:table-cell>
          <table:table-cell office:value-type="float" office:value="64.787999999999997" table:style-name="ce11">
            <text:p>64.788</text:p>
          </table:table-cell>
          <table:table-cell office:value-type="float" office:value="64.516000000000005" table:style-name="ce11">
            <text:p>64.516</text:p>
          </table:table-cell>
          <table:table-cell office:value-type="float" office:value="64.813999999999993" table:style-name="ce11">
            <text:p>64.814</text:p>
          </table:table-cell>
          <table:table-cell office:value-type="float" office:value="66.045000000000002" table:style-name="ce11">
            <text:p>66.045</text:p>
          </table:table-cell>
          <table:table-cell office:value-type="float" office:value="68.646000000000001" table:style-name="ce11">
            <text:p>68.646</text:p>
          </table:table-cell>
          <table:table-cell office:value-type="float" office:value="68.944000000000003" table:style-name="ce11">
            <text:p>68.944</text:p>
          </table:table-cell>
          <table:table-cell office:value-type="float" office:value="70.031999999999996" table:style-name="ce11">
            <text:p>70.032</text:p>
          </table:table-cell>
          <table:table-cell office:value-type="float" office:value="71.527000000000001" table:style-name="ce11">
            <text:p>71.527</text:p>
          </table:table-cell>
          <table:table-cell office:value-type="float" office:value="73.317999999999998" table:style-name="ce11">
            <text:p>73.318</text:p>
          </table:table-cell>
          <table:table-cell office:value-type="float" office:value="73.921999999999997" table:style-name="ce11">
            <text:p>73.922</text:p>
          </table:table-cell>
          <table:table-cell office:value-type="float" office:value="74.942999999999998" table:style-name="ce11">
            <text:p>74.943</text:p>
          </table:table-cell>
          <table:table-cell office:value-type="float" office:value="78.09" table:style-name="ce11">
            <text:p>78.09</text:p>
          </table:table-cell>
          <table:table-cell office:value-type="float" office:value="78.671000000000006" table:style-name="ce11">
            <text:p>78.671</text:p>
          </table:table-cell>
          <table:table-cell office:value-type="float" office:value="78.73" table:style-name="ce11">
            <text:p>78.73</text:p>
          </table:table-cell>
          <table:table-cell office:value-type="float" office:value="78.981999999999999" table:style-name="ce11">
            <text:p>78.982</text:p>
          </table:table-cell>
          <table:table-cell table:number-columns-repeated="16365"/>
        </table:table-row>
        <table:table-row table:style-name="ro6">
          <table:table-cell office:value-type="string" table:style-name="ce3">
            <text:p>B13</text:p>
          </table:table-cell>
          <table:table-cell office:value-type="string" table:style-name="ce3">
            <text:p>B13. My manager recognises when I have done my job well (% selecting 'Strongly agree' or 'Agree')</text:p>
          </table:table-cell>
          <table:table-cell office:value-type="string" table:style-name="ce3">
            <text:p>My manager</text:p>
          </table:table-cell>
          <table:table-cell office:value-type="string" table:style-name="ce3">
            <text:p/>
          </table:table-cell>
          <table:table-cell office:value-type="float" office:value="72.775999999999996" table:style-name="ce11">
            <text:p>72.776</text:p>
          </table:table-cell>
          <table:table-cell office:value-type="float" office:value="73.703000000000003" table:style-name="ce11">
            <text:p>73.703</text:p>
          </table:table-cell>
          <table:table-cell office:value-type="float" office:value="73.545000000000002" table:style-name="ce11">
            <text:p>73.545</text:p>
          </table:table-cell>
          <table:table-cell office:value-type="float" office:value="74.228999999999999" table:style-name="ce11">
            <text:p>74.229</text:p>
          </table:table-cell>
          <table:table-cell office:value-type="float" office:value="75.849000000000004" table:style-name="ce11">
            <text:p>75.849</text:p>
          </table:table-cell>
          <table:table-cell office:value-type="float" office:value="75.600999999999999" table:style-name="ce11">
            <text:p>75.601</text:p>
          </table:table-cell>
          <table:table-cell office:value-type="float" office:value="76.816999999999993" table:style-name="ce11">
            <text:p>76.817</text:p>
          </table:table-cell>
          <table:table-cell office:value-type="float" office:value="77.382999999999996" table:style-name="ce11">
            <text:p>77.383</text:p>
          </table:table-cell>
          <table:table-cell office:value-type="float" office:value="78.525999999999996" table:style-name="ce11">
            <text:p>78.526</text:p>
          </table:table-cell>
          <table:table-cell office:value-type="float" office:value="78.483999999999995" table:style-name="ce11">
            <text:p>78.484</text:p>
          </table:table-cell>
          <table:table-cell office:value-type="float" office:value="79.085999999999999" table:style-name="ce11">
            <text:p>79.086</text:p>
          </table:table-cell>
          <table:table-cell office:value-type="float" office:value="81.412000000000006" table:style-name="ce11">
            <text:p>81.412</text:p>
          </table:table-cell>
          <table:table-cell office:value-type="float" office:value="81.882000000000005" table:style-name="ce11">
            <text:p>81.882</text:p>
          </table:table-cell>
          <table:table-cell office:value-type="float" office:value="81.632999999999996" table:style-name="ce11">
            <text:p>81.633</text:p>
          </table:table-cell>
          <table:table-cell office:value-type="float" office:value="81.96" table:style-name="ce11">
            <text:p>81.96</text:p>
          </table:table-cell>
          <table:table-cell table:number-columns-repeated="16365"/>
        </table:table-row>
        <table:table-row table:style-name="ro6">
          <table:table-cell office:value-type="string" table:style-name="ce3">
            <text:p>B14</text:p>
          </table:table-cell>
          <table:table-cell office:value-type="string" table:style-name="ce3">
            <text:p>B14. I receive regular feedback on my performance (% selecting 'Strongly agree' or 'Agree')</text:p>
          </table:table-cell>
          <table:table-cell office:value-type="string" table:style-name="ce3">
            <text:p>My manager</text:p>
          </table:table-cell>
          <table:table-cell office:value-type="string" table:style-name="ce3">
            <text:p/>
          </table:table-cell>
          <table:table-cell office:value-type="float" office:value="59.463000000000001" table:style-name="ce11">
            <text:p>59.463</text:p>
          </table:table-cell>
          <table:table-cell office:value-type="float" office:value="61.951000000000001" table:style-name="ce11">
            <text:p>61.951</text:p>
          </table:table-cell>
          <table:table-cell office:value-type="float" office:value="61.500999999999998" table:style-name="ce11">
            <text:p>61.501</text:p>
          </table:table-cell>
          <table:table-cell office:value-type="float" office:value="62.643000000000001" table:style-name="ce11">
            <text:p>62.643</text:p>
          </table:table-cell>
          <table:table-cell office:value-type="float" office:value="64.974000000000004" table:style-name="ce11">
            <text:p>64.974</text:p>
          </table:table-cell>
          <table:table-cell office:value-type="float" office:value="64.846000000000004" table:style-name="ce11">
            <text:p>64.846</text:p>
          </table:table-cell>
          <table:table-cell office:value-type="float" office:value="67.177999999999997" table:style-name="ce11">
            <text:p>67.178</text:p>
          </table:table-cell>
          <table:table-cell office:value-type="float" office:value="67.858999999999995" table:style-name="ce11">
            <text:p>67.859</text:p>
          </table:table-cell>
          <table:table-cell office:value-type="float" office:value="68.61" table:style-name="ce11">
            <text:p>68.61</text:p>
          </table:table-cell>
          <table:table-cell office:value-type="float" office:value="68.269000000000005" table:style-name="ce11">
            <text:p>68.269</text:p>
          </table:table-cell>
          <table:table-cell office:value-type="float" office:value="68.198999999999998" table:style-name="ce11">
            <text:p>68.199</text:p>
          </table:table-cell>
          <table:table-cell office:value-type="float" office:value="69.572000000000003" table:style-name="ce11">
            <text:p>69.572</text:p>
          </table:table-cell>
          <table:table-cell office:value-type="float" office:value="70.287999999999997" table:style-name="ce11">
            <text:p>70.288</text:p>
          </table:table-cell>
          <table:table-cell office:value-type="float" office:value="70.462000000000003" table:style-name="ce11">
            <text:p>70.462</text:p>
          </table:table-cell>
          <table:table-cell office:value-type="float" office:value="71.994" table:style-name="ce11">
            <text:p>71.994</text:p>
          </table:table-cell>
          <table:table-cell table:number-columns-repeated="16365"/>
        </table:table-row>
        <table:table-row table:style-name="ro6">
          <table:table-cell office:value-type="string" table:style-name="ce3">
            <text:p>B15</text:p>
          </table:table-cell>
          <table:table-cell office:value-type="string" table:style-name="ce3">
            <text:p>B15. The feedback I receive helps me to improve my performance (% selecting 'Strongly agree' or 'Agree')</text:p>
          </table:table-cell>
          <table:table-cell office:value-type="string" table:style-name="ce3">
            <text:p>My manager</text:p>
          </table:table-cell>
          <table:table-cell office:value-type="string" table:style-name="ce3">
            <text:p/>
          </table:table-cell>
          <table:table-cell office:value-type="float" office:value="55.073999999999998" table:style-name="ce11">
            <text:p>55.074</text:p>
          </table:table-cell>
          <table:table-cell office:value-type="float" office:value="55.216999999999999" table:style-name="ce11">
            <text:p>55.217</text:p>
          </table:table-cell>
          <table:table-cell office:value-type="float" office:value="55.283999999999999" table:style-name="ce11">
            <text:p>55.284</text:p>
          </table:table-cell>
          <table:table-cell office:value-type="float" office:value="56.744999999999997" table:style-name="ce11">
            <text:p>56.745</text:p>
          </table:table-cell>
          <table:table-cell office:value-type="float" office:value="60.213000000000001" table:style-name="ce11">
            <text:p>60.213</text:p>
          </table:table-cell>
          <table:table-cell office:value-type="float" office:value="60.091999999999999" table:style-name="ce11">
            <text:p>60.092</text:p>
          </table:table-cell>
          <table:table-cell office:value-type="float" office:value="61.945" table:style-name="ce11">
            <text:p>61.945</text:p>
          </table:table-cell>
          <table:table-cell office:value-type="float" office:value="62.774000000000001" table:style-name="ce11">
            <text:p>62.774</text:p>
          </table:table-cell>
          <table:table-cell office:value-type="float" office:value="64.03" table:style-name="ce11">
            <text:p>64.03</text:p>
          </table:table-cell>
          <table:table-cell office:value-type="float" office:value="63.82" table:style-name="ce11">
            <text:p>63.82</text:p>
          </table:table-cell>
          <table:table-cell office:value-type="float" office:value="64.192999999999998" table:style-name="ce11">
            <text:p>64.193</text:p>
          </table:table-cell>
          <table:table-cell office:value-type="float" office:value="66.192999999999998" table:style-name="ce11">
            <text:p>66.193</text:p>
          </table:table-cell>
          <table:table-cell office:value-type="float" office:value="66.331999999999994" table:style-name="ce11">
            <text:p>66.332</text:p>
          </table:table-cell>
          <table:table-cell office:value-type="float" office:value="66.477000000000004" table:style-name="ce11">
            <text:p>66.477</text:p>
          </table:table-cell>
          <table:table-cell office:value-type="float" office:value="67.635999999999996" table:style-name="ce11">
            <text:p>67.636</text:p>
          </table:table-cell>
          <table:table-cell table:number-columns-repeated="16365"/>
        </table:table-row>
        <table:table-row table:style-name="ro6">
          <table:table-cell office:value-type="string" table:style-name="ce3">
            <text:p>B16</text:p>
          </table:table-cell>
          <table:table-cell office:value-type="string" table:style-name="ce3">
            <text:p>B16. I think that my performance is evaluated fairly (% selecting 'Strongly agree' or 'Agree')</text:p>
          </table:table-cell>
          <table:table-cell office:value-type="string" table:style-name="ce3">
            <text:p>My manager</text:p>
          </table:table-cell>
          <table:table-cell office:value-type="string" table:style-name="ce3">
            <text:p/>
          </table:table-cell>
          <table:table-cell office:value-type="float" office:value="59.040999999999997" table:style-name="ce11">
            <text:p>59.041</text:p>
          </table:table-cell>
          <table:table-cell office:value-type="float" office:value="59.115000000000002" table:style-name="ce11">
            <text:p>59.115</text:p>
          </table:table-cell>
          <table:table-cell office:value-type="float" office:value="58.598999999999997" table:style-name="ce11">
            <text:p>58.599</text:p>
          </table:table-cell>
          <table:table-cell office:value-type="float" office:value="59.37" table:style-name="ce11">
            <text:p>59.37</text:p>
          </table:table-cell>
          <table:table-cell office:value-type="float" office:value="60.970999999999997" table:style-name="ce11">
            <text:p>60.971</text:p>
          </table:table-cell>
          <table:table-cell office:value-type="float" office:value="60.03" table:style-name="ce11">
            <text:p>60.03</text:p>
          </table:table-cell>
          <table:table-cell office:value-type="float" office:value="60.835000000000001" table:style-name="ce11">
            <text:p>60.835</text:p>
          </table:table-cell>
          <table:table-cell office:value-type="float" office:value="62.289000000000001" table:style-name="ce11">
            <text:p>62.289</text:p>
          </table:table-cell>
          <table:table-cell office:value-type="float" office:value="64.903000000000006" table:style-name="ce11">
            <text:p>64.903</text:p>
          </table:table-cell>
          <table:table-cell office:value-type="float" office:value="66.087000000000003" table:style-name="ce11">
            <text:p>66.087</text:p>
          </table:table-cell>
          <table:table-cell office:value-type="float" office:value="67.655000000000001" table:style-name="ce11">
            <text:p>67.655</text:p>
          </table:table-cell>
          <table:table-cell office:value-type="float" office:value="69.855000000000004" table:style-name="ce11">
            <text:p>69.855</text:p>
          </table:table-cell>
          <table:table-cell office:value-type="float" office:value="70.418000000000006" table:style-name="ce11">
            <text:p>70.418</text:p>
          </table:table-cell>
          <table:table-cell office:value-type="float" office:value="70.427999999999997" table:style-name="ce11">
            <text:p>70.428</text:p>
          </table:table-cell>
          <table:table-cell office:value-type="float" office:value="71.126999999999995" table:style-name="ce11">
            <text:p>71.127</text:p>
          </table:table-cell>
          <table:table-cell table:number-columns-repeated="16365"/>
        </table:table-row>
        <table:table-row table:style-name="ro9">
          <table:table-cell office:value-type="string" table:style-name="ce3">
            <text:p>B18</text:p>
          </table:table-cell>
          <table:table-cell office:value-type="string" table:style-name="ce3">
            <text:p>B18. The people in my team can be relied upon to help when things get difficult in my job (% selecting 'Strongly agree' or 'Agree')</text:p>
          </table:table-cell>
          <table:table-cell office:value-type="string" table:style-name="ce3">
            <text:p>My team</text:p>
          </table:table-cell>
          <table:table-cell office:value-type="string" table:style-name="ce3">
            <text:p/>
          </table:table-cell>
          <table:table-cell office:value-type="float" office:value="80.272999999999996" table:style-name="ce11">
            <text:p>80.273</text:p>
          </table:table-cell>
          <table:table-cell office:value-type="float" office:value="81.206999999999994" table:style-name="ce11">
            <text:p>81.207</text:p>
          </table:table-cell>
          <table:table-cell office:value-type="float" office:value="80.905000000000001" table:style-name="ce11">
            <text:p>80.905</text:p>
          </table:table-cell>
          <table:table-cell office:value-type="float" office:value="81.578000000000003" table:style-name="ce11">
            <text:p>81.578</text:p>
          </table:table-cell>
          <table:table-cell office:value-type="float" office:value="82.783000000000001" table:style-name="ce11">
            <text:p>82.783</text:p>
          </table:table-cell>
          <table:table-cell office:value-type="float" office:value="83.141000000000005" table:style-name="ce11">
            <text:p>83.141</text:p>
          </table:table-cell>
          <table:table-cell office:value-type="float" office:value="84.65" table:style-name="ce11">
            <text:p>84.65</text:p>
          </table:table-cell>
          <table:table-cell office:value-type="float" office:value="85.105999999999995" table:style-name="ce11">
            <text:p>85.106</text:p>
          </table:table-cell>
          <table:table-cell office:value-type="float" office:value="85.632000000000005" table:style-name="ce11">
            <text:p>85.632</text:p>
          </table:table-cell>
          <table:table-cell office:value-type="float" office:value="85.228999999999999" table:style-name="ce11">
            <text:p>85.229</text:p>
          </table:table-cell>
          <table:table-cell office:value-type="float" office:value="85.94" table:style-name="ce11">
            <text:p>85.94</text:p>
          </table:table-cell>
          <table:table-cell office:value-type="float" office:value="87.415000000000006" table:style-name="ce11">
            <text:p>87.415</text:p>
          </table:table-cell>
          <table:table-cell office:value-type="float" office:value="87.382999999999996" table:style-name="ce11">
            <text:p>87.383</text:p>
          </table:table-cell>
          <table:table-cell office:value-type="float" office:value="87.022000000000006" table:style-name="ce11">
            <text:p>87.022</text:p>
          </table:table-cell>
          <table:table-cell office:value-type="float" office:value="86.730999999999995" table:style-name="ce11">
            <text:p>86.731</text:p>
          </table:table-cell>
          <table:table-cell table:number-columns-repeated="16365"/>
        </table:table-row>
        <table:table-row table:style-name="ro9">
          <table:table-cell office:value-type="string" table:style-name="ce3">
            <text:p>B19</text:p>
          </table:table-cell>
          <table:table-cell office:value-type="string" table:style-name="ce3">
            <text:p>B19. The people in my team work together to find ways to improve the service we provide (% selecting 'Strongly agree' or 'Agree')</text:p>
          </table:table-cell>
          <table:table-cell office:value-type="string" table:style-name="ce3">
            <text:p>My team</text:p>
          </table:table-cell>
          <table:table-cell office:value-type="string" table:style-name="ce3">
            <text:p/>
          </table:table-cell>
          <table:table-cell office:value-type="float" office:value="74.983999999999995" table:style-name="ce11">
            <text:p>74.984</text:p>
          </table:table-cell>
          <table:table-cell office:value-type="float" office:value="75.933999999999997" table:style-name="ce11">
            <text:p>75.934</text:p>
          </table:table-cell>
          <table:table-cell office:value-type="float" office:value="75.921000000000006" table:style-name="ce11">
            <text:p>75.921</text:p>
          </table:table-cell>
          <table:table-cell office:value-type="float" office:value="76.576999999999998" table:style-name="ce11">
            <text:p>76.577</text:p>
          </table:table-cell>
          <table:table-cell office:value-type="float" office:value="79.292000000000002" table:style-name="ce11">
            <text:p>79.292</text:p>
          </table:table-cell>
          <table:table-cell office:value-type="float" office:value="79.682000000000002" table:style-name="ce11">
            <text:p>79.682</text:p>
          </table:table-cell>
          <table:table-cell office:value-type="float" office:value="81.409000000000006" table:style-name="ce11">
            <text:p>81.409</text:p>
          </table:table-cell>
          <table:table-cell office:value-type="float" office:value="81.965000000000003" table:style-name="ce11">
            <text:p>81.965</text:p>
          </table:table-cell>
          <table:table-cell office:value-type="float" office:value="82.478999999999999" table:style-name="ce11">
            <text:p>82.479</text:p>
          </table:table-cell>
          <table:table-cell office:value-type="float" office:value="82.063999999999993" table:style-name="ce11">
            <text:p>82.064</text:p>
          </table:table-cell>
          <table:table-cell office:value-type="float" office:value="82.637" table:style-name="ce11">
            <text:p>82.637</text:p>
          </table:table-cell>
          <table:table-cell office:value-type="float" office:value="84.307000000000002" table:style-name="ce11">
            <text:p>84.307</text:p>
          </table:table-cell>
          <table:table-cell office:value-type="float" office:value="84.05" table:style-name="ce11">
            <text:p>84.05</text:p>
          </table:table-cell>
          <table:table-cell office:value-type="float" office:value="83.611999999999995" table:style-name="ce11">
            <text:p>83.612</text:p>
          </table:table-cell>
          <table:table-cell office:value-type="float" office:value="83.239000000000004" table:style-name="ce11">
            <text:p>83.239</text:p>
          </table:table-cell>
          <table:table-cell table:number-columns-repeated="16365"/>
        </table:table-row>
        <table:table-row table:style-name="ro9">
          <table:table-cell office:value-type="string" table:style-name="ce3">
            <text:p>B20</text:p>
          </table:table-cell>
          <table:table-cell office:value-type="string" table:style-name="ce3">
            <text:p>B20. The people in my team are encouraged to come up with new and better ways of doing things (% selecting 'Strongly agree' or 'Agree')</text:p>
          </table:table-cell>
          <table:table-cell office:value-type="string" table:style-name="ce3">
            <text:p>My team</text:p>
          </table:table-cell>
          <table:table-cell office:value-type="string" table:style-name="ce3">
            <text:p/>
          </table:table-cell>
          <table:table-cell office:value-type="float" office:value="64.662999999999997" table:style-name="ce11">
            <text:p>64.663</text:p>
          </table:table-cell>
          <table:table-cell office:value-type="float" office:value="66.147000000000006" table:style-name="ce11">
            <text:p>66.147</text:p>
          </table:table-cell>
          <table:table-cell office:value-type="float" office:value="66.173000000000002" table:style-name="ce11">
            <text:p>66.173</text:p>
          </table:table-cell>
          <table:table-cell office:value-type="float" office:value="67.843000000000004" table:style-name="ce11">
            <text:p>67.843</text:p>
          </table:table-cell>
          <table:table-cell office:value-type="float" office:value="72.156000000000006" table:style-name="ce11">
            <text:p>72.156</text:p>
          </table:table-cell>
          <table:table-cell office:value-type="float" office:value="72.177999999999997" table:style-name="ce11">
            <text:p>72.178</text:p>
          </table:table-cell>
          <table:table-cell office:value-type="float" office:value="73.89" table:style-name="ce11">
            <text:p>73.89</text:p>
          </table:table-cell>
          <table:table-cell office:value-type="float" office:value="74.27" table:style-name="ce11">
            <text:p>74.27</text:p>
          </table:table-cell>
          <table:table-cell office:value-type="float" office:value="75.183999999999997" table:style-name="ce11">
            <text:p>75.184</text:p>
          </table:table-cell>
          <table:table-cell office:value-type="float" office:value="74.652000000000001" table:style-name="ce11">
            <text:p>74.652</text:p>
          </table:table-cell>
          <table:table-cell office:value-type="float" office:value="75.123000000000005" table:style-name="ce11">
            <text:p>75.123</text:p>
          </table:table-cell>
          <table:table-cell office:value-type="float" office:value="76.563999999999993" table:style-name="ce11">
            <text:p>76.564</text:p>
          </table:table-cell>
          <table:table-cell office:value-type="float" office:value="75.683000000000007" table:style-name="ce11">
            <text:p>75.683</text:p>
          </table:table-cell>
          <table:table-cell office:value-type="float" office:value="75.192999999999998" table:style-name="ce11">
            <text:p>75.193</text:p>
          </table:table-cell>
          <table:table-cell office:value-type="float" office:value="75.087999999999994" table:style-name="ce11">
            <text:p>75.088</text:p>
          </table:table-cell>
          <table:table-cell table:number-columns-repeated="16365"/>
        </table:table-row>
        <table:table-row table:style-name="ro9">
          <table:table-cell office:value-type="string" table:style-name="ce3">
            <text:p>B21</text:p>
          </table:table-cell>
          <table:table-cell office:value-type="string" table:style-name="ce3">
            <text:p>B21. I am able to access the right learning and development opportunities when I need to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59.625999999999998" table:style-name="ce11">
            <text:p>59.626</text:p>
          </table:table-cell>
          <table:table-cell office:value-type="float" office:value="52.774000000000001" table:style-name="ce11">
            <text:p>52.774</text:p>
          </table:table-cell>
          <table:table-cell office:value-type="float" office:value="52.728000000000002" table:style-name="ce11">
            <text:p>52.728</text:p>
          </table:table-cell>
          <table:table-cell office:value-type="float" office:value="55.438000000000002" table:style-name="ce11">
            <text:p>55.438</text:p>
          </table:table-cell>
          <table:table-cell office:value-type="float" office:value="59.935000000000002" table:style-name="ce11">
            <text:p>59.935</text:p>
          </table:table-cell>
          <table:table-cell office:value-type="float" office:value="60.615000000000002" table:style-name="ce11">
            <text:p>60.615</text:p>
          </table:table-cell>
          <table:table-cell office:value-type="float" office:value="61.603000000000002" table:style-name="ce11">
            <text:p>61.603</text:p>
          </table:table-cell>
          <table:table-cell office:value-type="float" office:value="61.557000000000002" table:style-name="ce11">
            <text:p>61.557</text:p>
          </table:table-cell>
          <table:table-cell office:value-type="float" office:value="61.878999999999998" table:style-name="ce11">
            <text:p>61.879</text:p>
          </table:table-cell>
          <table:table-cell office:value-type="float" office:value="62.915999999999997" table:style-name="ce11">
            <text:p>62.916</text:p>
          </table:table-cell>
          <table:table-cell office:value-type="float" office:value="64.626999999999995" table:style-name="ce11">
            <text:p>64.627</text:p>
          </table:table-cell>
          <table:table-cell office:value-type="float" office:value="66.578999999999994" table:style-name="ce11">
            <text:p>66.579</text:p>
          </table:table-cell>
          <table:table-cell office:value-type="float" office:value="66.671999999999997" table:style-name="ce11">
            <text:p>66.672</text:p>
          </table:table-cell>
          <table:table-cell office:value-type="float" office:value="65.887" table:style-name="ce11">
            <text:p>65.887</text:p>
          </table:table-cell>
          <table:table-cell office:value-type="float" office:value="67.132999999999996" table:style-name="ce11">
            <text:p>67.133</text:p>
          </table:table-cell>
          <table:table-cell table:number-columns-repeated="16365"/>
        </table:table-row>
        <table:table-row table:style-name="ro8">
          <table:table-cell office:value-type="string" table:style-name="ce3">
            <text:p>B22</text:p>
          </table:table-cell>
          <table:table-cell office:value-type="string" table:style-name="ce3">
            <text:p>B22. Learning and development activities I have completed in the past 12 months have helped to improve my performance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48.567" table:style-name="ce11">
            <text:p>48.567</text:p>
          </table:table-cell>
          <table:table-cell office:value-type="float" office:value="43.396999999999998" table:style-name="ce11">
            <text:p>43.397</text:p>
          </table:table-cell>
          <table:table-cell office:value-type="float" office:value="41.604999999999997" table:style-name="ce11">
            <text:p>41.605</text:p>
          </table:table-cell>
          <table:table-cell office:value-type="float" office:value="43.218000000000004" table:style-name="ce11">
            <text:p>43.218</text:p>
          </table:table-cell>
          <table:table-cell office:value-type="float" office:value="48.133000000000003" table:style-name="ce11">
            <text:p>48.133</text:p>
          </table:table-cell>
          <table:table-cell office:value-type="float" office:value="49.651000000000003" table:style-name="ce11">
            <text:p>49.651</text:p>
          </table:table-cell>
          <table:table-cell office:value-type="float" office:value="51.863999999999997" table:style-name="ce11">
            <text:p>51.864</text:p>
          </table:table-cell>
          <table:table-cell office:value-type="float" office:value="52.408000000000001" table:style-name="ce11">
            <text:p>52.408</text:p>
          </table:table-cell>
          <table:table-cell office:value-type="float" office:value="52.701000000000001" table:style-name="ce11">
            <text:p>52.701</text:p>
          </table:table-cell>
          <table:table-cell office:value-type="float" office:value="52.747" table:style-name="ce11">
            <text:p>52.747</text:p>
          </table:table-cell>
          <table:table-cell office:value-type="float" office:value="53.945999999999998" table:style-name="ce11">
            <text:p>53.946</text:p>
          </table:table-cell>
          <table:table-cell office:value-type="float" office:value="52.01" table:style-name="ce11">
            <text:p>52.01</text:p>
          </table:table-cell>
          <table:table-cell office:value-type="float" office:value="51.975000000000001" table:style-name="ce11">
            <text:p>51.975</text:p>
          </table:table-cell>
          <table:table-cell office:value-type="float" office:value="51.881" table:style-name="ce11">
            <text:p>51.881</text:p>
          </table:table-cell>
          <table:table-cell office:value-type="float" office:value="52.954000000000001" table:style-name="ce11">
            <text:p>52.954</text:p>
          </table:table-cell>
          <table:table-cell table:number-columns-repeated="16365"/>
        </table:table-row>
        <table:table-row table:style-name="ro9">
          <table:table-cell office:value-type="string" table:style-name="ce3">
            <text:p>B23</text:p>
          </table:table-cell>
          <table:table-cell office:value-type="string" table:style-name="ce3">
            <text:p>B23. There are opportunities for me to develop my career in [my organisation]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37.531999999999996" table:style-name="ce11">
            <text:p>37.532</text:p>
          </table:table-cell>
          <table:table-cell office:value-type="float" office:value="26.216000000000001" table:style-name="ce11">
            <text:p>26.216</text:p>
          </table:table-cell>
          <table:table-cell office:value-type="float" office:value="26.841999999999999" table:style-name="ce11">
            <text:p>26.842</text:p>
          </table:table-cell>
          <table:table-cell office:value-type="float" office:value="33.255000000000003" table:style-name="ce11">
            <text:p>33.255</text:p>
          </table:table-cell>
          <table:table-cell office:value-type="float" office:value="38.835999999999999" table:style-name="ce11">
            <text:p>38.836</text:p>
          </table:table-cell>
          <table:table-cell office:value-type="float" office:value="42.776000000000003" table:style-name="ce11">
            <text:p>42.776</text:p>
          </table:table-cell>
          <table:table-cell office:value-type="float" office:value="46.368000000000002" table:style-name="ce11">
            <text:p>46.368</text:p>
          </table:table-cell>
          <table:table-cell office:value-type="float" office:value="50.146999999999998" table:style-name="ce11">
            <text:p>50.147</text:p>
          </table:table-cell>
          <table:table-cell office:value-type="float" office:value="51.771999999999998" table:style-name="ce11">
            <text:p>51.772</text:p>
          </table:table-cell>
          <table:table-cell office:value-type="float" office:value="53.253" table:style-name="ce11">
            <text:p>53.253</text:p>
          </table:table-cell>
          <table:table-cell office:value-type="float" office:value="54.453000000000003" table:style-name="ce11">
            <text:p>54.453</text:p>
          </table:table-cell>
          <table:table-cell office:value-type="float" office:value="57.473999999999997" table:style-name="ce11">
            <text:p>57.474</text:p>
          </table:table-cell>
          <table:table-cell office:value-type="float" office:value="59.186" table:style-name="ce11">
            <text:p>59.186</text:p>
          </table:table-cell>
          <table:table-cell office:value-type="float" office:value="57.298000000000002" table:style-name="ce11">
            <text:p>57.298</text:p>
          </table:table-cell>
          <table:table-cell office:value-type="float" office:value="57.645000000000003" table:style-name="ce11">
            <text:p>57.645</text:p>
          </table:table-cell>
          <table:table-cell table:number-columns-repeated="16365"/>
        </table:table-row>
        <table:table-row table:style-name="ro8">
          <table:table-cell office:value-type="string" table:style-name="ce3">
            <text:p>B24</text:p>
          </table:table-cell>
          <table:table-cell office:value-type="string" table:style-name="ce3">
            <text:p>B24. Learning and development activities I have completed while working for [my organisation] are helping me to develop my career (% selecting 'Strongly agree' or 'Agree')</text:p>
          </table:table-cell>
          <table:table-cell office:value-type="string" table:style-name="ce3">
            <text:p>Learning and development</text:p>
          </table:table-cell>
          <table:table-cell office:value-type="string" table:style-name="ce3">
            <text:p/>
          </table:table-cell>
          <table:table-cell office:value-type="float" office:value="37.917999999999999" table:style-name="ce11">
            <text:p>37.918</text:p>
          </table:table-cell>
          <table:table-cell office:value-type="float" office:value="33.293999999999997" table:style-name="ce11">
            <text:p>33.294</text:p>
          </table:table-cell>
          <table:table-cell office:value-type="float" office:value="33.232999999999997" table:style-name="ce11">
            <text:p>33.233</text:p>
          </table:table-cell>
          <table:table-cell office:value-type="float" office:value="35.78" table:style-name="ce11">
            <text:p>35.78</text:p>
          </table:table-cell>
          <table:table-cell office:value-type="float" office:value="39.603000000000002" table:style-name="ce11">
            <text:p>39.603</text:p>
          </table:table-cell>
          <table:table-cell office:value-type="float" office:value="41.58" table:style-name="ce11">
            <text:p>41.58</text:p>
          </table:table-cell>
          <table:table-cell office:value-type="float" office:value="43.408000000000001" table:style-name="ce11">
            <text:p>43.408</text:p>
          </table:table-cell>
          <table:table-cell office:value-type="float" office:value="45.594000000000001" table:style-name="ce11">
            <text:p>45.594</text:p>
          </table:table-cell>
          <table:table-cell office:value-type="float" office:value="46.625999999999998" table:style-name="ce11">
            <text:p>46.626</text:p>
          </table:table-cell>
          <table:table-cell office:value-type="float" office:value="47.308" table:style-name="ce11">
            <text:p>47.308</text:p>
          </table:table-cell>
          <table:table-cell office:value-type="float" office:value="48.765999999999998" table:style-name="ce11">
            <text:p>48.766</text:p>
          </table:table-cell>
          <table:table-cell office:value-type="float" office:value="49.966000000000001" table:style-name="ce11">
            <text:p>49.966</text:p>
          </table:table-cell>
          <table:table-cell office:value-type="float" office:value="50.436999999999998" table:style-name="ce11">
            <text:p>50.437</text:p>
          </table:table-cell>
          <table:table-cell office:value-type="float" office:value="49.680999999999997" table:style-name="ce11">
            <text:p>49.681</text:p>
          </table:table-cell>
          <table:table-cell office:value-type="float" office:value="50.29" table:style-name="ce11">
            <text:p>50.29</text:p>
          </table:table-cell>
          <table:table-cell table:number-columns-repeated="16365"/>
        </table:table-row>
        <table:table-row table:style-name="ro7">
          <table:table-cell office:value-type="string" table:style-name="ce3">
            <text:p>B25</text:p>
          </table:table-cell>
          <table:table-cell office:value-type="string" table:style-name="ce3">
            <text:p>B25. I am treated fairly at work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75.524000000000001" table:style-name="ce11">
            <text:p>75.524</text:p>
          </table:table-cell>
          <table:table-cell office:value-type="float" office:value="74.308999999999997" table:style-name="ce11">
            <text:p>74.309</text:p>
          </table:table-cell>
          <table:table-cell office:value-type="float" office:value="73.828999999999994" table:style-name="ce11">
            <text:p>73.829</text:p>
          </table:table-cell>
          <table:table-cell office:value-type="float" office:value="74.734999999999999" table:style-name="ce11">
            <text:p>74.735</text:p>
          </table:table-cell>
          <table:table-cell office:value-type="float" office:value="76.308000000000007" table:style-name="ce11">
            <text:p>76.308</text:p>
          </table:table-cell>
          <table:table-cell office:value-type="float" office:value="76.165999999999997" table:style-name="ce11">
            <text:p>76.166</text:p>
          </table:table-cell>
          <table:table-cell office:value-type="float" office:value="76.525999999999996" table:style-name="ce11">
            <text:p>76.526</text:p>
          </table:table-cell>
          <table:table-cell office:value-type="float" office:value="77.427000000000007" table:style-name="ce11">
            <text:p>77.427</text:p>
          </table:table-cell>
          <table:table-cell office:value-type="float" office:value="78.704999999999998" table:style-name="ce11">
            <text:p>78.705</text:p>
          </table:table-cell>
          <table:table-cell office:value-type="float" office:value="78.858999999999995" table:style-name="ce11">
            <text:p>78.859</text:p>
          </table:table-cell>
          <table:table-cell office:value-type="float" office:value="79.676000000000002" table:style-name="ce11">
            <text:p>79.676</text:p>
          </table:table-cell>
          <table:table-cell office:value-type="float" office:value="81.596000000000004" table:style-name="ce11">
            <text:p>81.596</text:p>
          </table:table-cell>
          <table:table-cell office:value-type="float" office:value="82.44" table:style-name="ce11">
            <text:p>82.44</text:p>
          </table:table-cell>
          <table:table-cell office:value-type="float" office:value="82.313999999999993" table:style-name="ce11">
            <text:p>82.314</text:p>
          </table:table-cell>
          <table:table-cell office:value-type="float" office:value="82.12" table:style-name="ce11">
            <text:p>82.12</text:p>
          </table:table-cell>
          <table:table-cell table:number-columns-repeated="16365"/>
        </table:table-row>
        <table:table-row table:style-name="ro6">
          <table:table-cell office:value-type="string" table:style-name="ce3">
            <text:p>B26</text:p>
          </table:table-cell>
          <table:table-cell office:value-type="string" table:style-name="ce3">
            <text:p>B26. I am treated with respect by the people I work with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82.831999999999994" table:style-name="ce11">
            <text:p>82.832</text:p>
          </table:table-cell>
          <table:table-cell office:value-type="float" office:value="82.194000000000003" table:style-name="ce11">
            <text:p>82.194</text:p>
          </table:table-cell>
          <table:table-cell office:value-type="float" office:value="81.679000000000002" table:style-name="ce11">
            <text:p>81.679</text:p>
          </table:table-cell>
          <table:table-cell office:value-type="float" office:value="82.171000000000006" table:style-name="ce11">
            <text:p>82.171</text:p>
          </table:table-cell>
          <table:table-cell office:value-type="float" office:value="83.527000000000001" table:style-name="ce11">
            <text:p>83.527</text:p>
          </table:table-cell>
          <table:table-cell office:value-type="float" office:value="83.638999999999996" table:style-name="ce11">
            <text:p>83.639</text:p>
          </table:table-cell>
          <table:table-cell office:value-type="float" office:value="84.653999999999996" table:style-name="ce11">
            <text:p>84.654</text:p>
          </table:table-cell>
          <table:table-cell office:value-type="float" office:value="84.968000000000004" table:style-name="ce11">
            <text:p>84.968</text:p>
          </table:table-cell>
          <table:table-cell office:value-type="float" office:value="85.441999999999993" table:style-name="ce11">
            <text:p>85.442</text:p>
          </table:table-cell>
          <table:table-cell office:value-type="float" office:value="84.980999999999995" table:style-name="ce11">
            <text:p>84.981</text:p>
          </table:table-cell>
          <table:table-cell office:value-type="float" office:value="85.138999999999996" table:style-name="ce11">
            <text:p>85.139</text:p>
          </table:table-cell>
          <table:table-cell office:value-type="float" office:value="87.158000000000001" table:style-name="ce11">
            <text:p>87.158</text:p>
          </table:table-cell>
          <table:table-cell office:value-type="float" office:value="87.763000000000005" table:style-name="ce11">
            <text:p>87.763</text:p>
          </table:table-cell>
          <table:table-cell office:value-type="float" office:value="87.593999999999994" table:style-name="ce11">
            <text:p>87.594</text:p>
          </table:table-cell>
          <table:table-cell office:value-type="float" office:value="87.239000000000004" table:style-name="ce11">
            <text:p>87.239</text:p>
          </table:table-cell>
          <table:table-cell table:number-columns-repeated="16365"/>
        </table:table-row>
        <table:table-row table:style-name="ro7">
          <table:table-cell office:value-type="string" table:style-name="ce3">
            <text:p>B27</text:p>
          </table:table-cell>
          <table:table-cell office:value-type="string" table:style-name="ce3">
            <text:p>B27. I feel valued for the work I do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54.463999999999999" table:style-name="ce11">
            <text:p>54.464</text:p>
          </table:table-cell>
          <table:table-cell office:value-type="float" office:value="52.68" table:style-name="ce11">
            <text:p>52.68</text:p>
          </table:table-cell>
          <table:table-cell office:value-type="float" office:value="53.366" table:style-name="ce11">
            <text:p>53.366</text:p>
          </table:table-cell>
          <table:table-cell office:value-type="float" office:value="54.957999999999998" table:style-name="ce11">
            <text:p>54.958</text:p>
          </table:table-cell>
          <table:table-cell office:value-type="float" office:value="59.777999999999999" table:style-name="ce11">
            <text:p>59.778</text:p>
          </table:table-cell>
          <table:table-cell office:value-type="float" office:value="59.889000000000003" table:style-name="ce11">
            <text:p>59.889</text:p>
          </table:table-cell>
          <table:table-cell office:value-type="float" office:value="60.731999999999999" table:style-name="ce11">
            <text:p>60.732</text:p>
          </table:table-cell>
          <table:table-cell office:value-type="float" office:value="62.511000000000003" table:style-name="ce11">
            <text:p>62.511</text:p>
          </table:table-cell>
          <table:table-cell office:value-type="float" office:value="64.372" table:style-name="ce11">
            <text:p>64.372</text:p>
          </table:table-cell>
          <table:table-cell office:value-type="float" office:value="64.881" table:style-name="ce11">
            <text:p>64.881</text:p>
          </table:table-cell>
          <table:table-cell office:value-type="float" office:value="66.373999999999995" table:style-name="ce11">
            <text:p>66.374</text:p>
          </table:table-cell>
          <table:table-cell office:value-type="float" office:value="70.290000000000006" table:style-name="ce11">
            <text:p>70.29</text:p>
          </table:table-cell>
          <table:table-cell office:value-type="float" office:value="70.033000000000001" table:style-name="ce11">
            <text:p>70.033</text:p>
          </table:table-cell>
          <table:table-cell office:value-type="float" office:value="68.763999999999996" table:style-name="ce11">
            <text:p>68.764</text:p>
          </table:table-cell>
          <table:table-cell office:value-type="float" office:value="68.956000000000003" table:style-name="ce11">
            <text:p>68.956</text:p>
          </table:table-cell>
          <table:table-cell table:number-columns-repeated="16365"/>
        </table:table-row>
        <table:table-row table:style-name="ro8">
          <table:table-cell office:value-type="string" table:style-name="ce3">
            <text:p>B28</text:p>
          </table:table-cell>
          <table:table-cell office:value-type="string" table:style-name="ce3">
            <text:p>B28. I think that [my organisation] respects individual differences (for example, cultures, working styles, backgrounds, ideas, etc.) (% selecting 'Strongly agree' or 'Agree')</text:p>
          </table:table-cell>
          <table:table-cell office:value-type="string" table:style-name="ce3">
            <text:p>Inclusion and fair treatment</text:p>
          </table:table-cell>
          <table:table-cell office:value-type="string" table:style-name="ce3">
            <text:p/>
          </table:table-cell>
          <table:table-cell office:value-type="float" office:value="66.965999999999994" table:style-name="ce11">
            <text:p>66.966</text:p>
          </table:table-cell>
          <table:table-cell office:value-type="float" office:value="66.897999999999996" table:style-name="ce11">
            <text:p>66.898</text:p>
          </table:table-cell>
          <table:table-cell office:value-type="float" office:value="65.555000000000007" table:style-name="ce11">
            <text:p>65.555</text:p>
          </table:table-cell>
          <table:table-cell office:value-type="float" office:value="68.055999999999997" table:style-name="ce11">
            <text:p>68.056</text:p>
          </table:table-cell>
          <table:table-cell office:value-type="float" office:value="70.197000000000003" table:style-name="ce11">
            <text:p>70.197</text:p>
          </table:table-cell>
          <table:table-cell office:value-type="float" office:value="70.128" table:style-name="ce11">
            <text:p>70.128</text:p>
          </table:table-cell>
          <table:table-cell office:value-type="float" office:value="70.619" table:style-name="ce11">
            <text:p>70.619</text:p>
          </table:table-cell>
          <table:table-cell office:value-type="float" office:value="72.069000000000003" table:style-name="ce11">
            <text:p>72.069</text:p>
          </table:table-cell>
          <table:table-cell office:value-type="float" office:value="73.834999999999994" table:style-name="ce11">
            <text:p>73.835</text:p>
          </table:table-cell>
          <table:table-cell office:value-type="float" office:value="74.706000000000003" table:style-name="ce11">
            <text:p>74.706</text:p>
          </table:table-cell>
          <table:table-cell office:value-type="float" office:value="76.052999999999997" table:style-name="ce11">
            <text:p>76.053</text:p>
          </table:table-cell>
          <table:table-cell office:value-type="float" office:value="77.688000000000002" table:style-name="ce11">
            <text:p>77.688</text:p>
          </table:table-cell>
          <table:table-cell office:value-type="float" office:value="78.040000000000006" table:style-name="ce11">
            <text:p>78.04</text:p>
          </table:table-cell>
          <table:table-cell office:value-type="float" office:value="77.582999999999998" table:style-name="ce11">
            <text:p>77.583</text:p>
          </table:table-cell>
          <table:table-cell office:value-type="float" office:value="77.796000000000006" table:style-name="ce11">
            <text:p>77.796</text:p>
          </table:table-cell>
          <table:table-cell table:number-columns-repeated="16365"/>
        </table:table-row>
        <table:table-row table:style-name="ro6">
          <table:table-cell office:value-type="string" table:style-name="ce3">
            <text:p>B29</text:p>
          </table:table-cell>
          <table:table-cell office:value-type="string" table:style-name="ce3">
            <text:p>B29. I get the information I need to do my job well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55.444000000000003" table:style-name="ce11">
            <text:p>55.444</text:p>
          </table:table-cell>
          <table:table-cell office:value-type="float" office:value="60.442999999999998" table:style-name="ce11">
            <text:p>60.443</text:p>
          </table:table-cell>
          <table:table-cell office:value-type="float" office:value="60.948" table:style-name="ce11">
            <text:p>60.948</text:p>
          </table:table-cell>
          <table:table-cell office:value-type="float" office:value="61.713000000000001" table:style-name="ce11">
            <text:p>61.713</text:p>
          </table:table-cell>
          <table:table-cell office:value-type="float" office:value="65.733000000000004" table:style-name="ce11">
            <text:p>65.733</text:p>
          </table:table-cell>
          <table:table-cell office:value-type="float" office:value="64.179000000000002" table:style-name="ce11">
            <text:p>64.179</text:p>
          </table:table-cell>
          <table:table-cell office:value-type="float" office:value="64.793000000000006" table:style-name="ce11">
            <text:p>64.793</text:p>
          </table:table-cell>
          <table:table-cell office:value-type="float" office:value="65.603999999999999" table:style-name="ce11">
            <text:p>65.604</text:p>
          </table:table-cell>
          <table:table-cell office:value-type="float" office:value="66.48" table:style-name="ce11">
            <text:p>66.48</text:p>
          </table:table-cell>
          <table:table-cell office:value-type="float" office:value="66.894999999999996" table:style-name="ce11">
            <text:p>66.895</text:p>
          </table:table-cell>
          <table:table-cell office:value-type="float" office:value="67.995999999999995" table:style-name="ce11">
            <text:p>67.996</text:p>
          </table:table-cell>
          <table:table-cell office:value-type="float" office:value="70.100999999999999" table:style-name="ce11">
            <text:p>70.101</text:p>
          </table:table-cell>
          <table:table-cell office:value-type="float" office:value="68.391999999999996" table:style-name="ce11">
            <text:p>68.392</text:p>
          </table:table-cell>
          <table:table-cell office:value-type="float" office:value="67.462999999999994" table:style-name="ce11">
            <text:p>67.463</text:p>
          </table:table-cell>
          <table:table-cell office:value-type="float" office:value="68.093000000000004" table:style-name="ce11">
            <text:p>68.093</text:p>
          </table:table-cell>
          <table:table-cell table:number-columns-repeated="16365"/>
        </table:table-row>
        <table:table-row table:style-name="ro7">
          <table:table-cell office:value-type="string" table:style-name="ce3">
            <text:p>B30</text:p>
          </table:table-cell>
          <table:table-cell office:value-type="string" table:style-name="ce3">
            <text:p>B30. I have clear work objectives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68.888999999999996" table:style-name="ce11">
            <text:p>68.889</text:p>
          </table:table-cell>
          <table:table-cell office:value-type="float" office:value="71.448999999999998" table:style-name="ce11">
            <text:p>71.449</text:p>
          </table:table-cell>
          <table:table-cell office:value-type="float" office:value="71.576999999999998" table:style-name="ce11">
            <text:p>71.577</text:p>
          </table:table-cell>
          <table:table-cell office:value-type="float" office:value="72.543000000000006" table:style-name="ce11">
            <text:p>72.543</text:p>
          </table:table-cell>
          <table:table-cell office:value-type="float" office:value="74.844999999999999" table:style-name="ce11">
            <text:p>74.845</text:p>
          </table:table-cell>
          <table:table-cell office:value-type="float" office:value="73.628" table:style-name="ce11">
            <text:p>73.628</text:p>
          </table:table-cell>
          <table:table-cell office:value-type="float" office:value="74.766000000000005" table:style-name="ce11">
            <text:p>74.766</text:p>
          </table:table-cell>
          <table:table-cell office:value-type="float" office:value="75.075999999999993" table:style-name="ce11">
            <text:p>75.076</text:p>
          </table:table-cell>
          <table:table-cell office:value-type="float" office:value="75.363" table:style-name="ce11">
            <text:p>75.363</text:p>
          </table:table-cell>
          <table:table-cell office:value-type="float" office:value="75.122" table:style-name="ce11">
            <text:p>75.122</text:p>
          </table:table-cell>
          <table:table-cell office:value-type="float" office:value="75.010999999999996" table:style-name="ce11">
            <text:p>75.011</text:p>
          </table:table-cell>
          <table:table-cell office:value-type="float" office:value="77.600999999999999" table:style-name="ce11">
            <text:p>77.601</text:p>
          </table:table-cell>
          <table:table-cell office:value-type="float" office:value="76.790999999999997" table:style-name="ce11">
            <text:p>76.791</text:p>
          </table:table-cell>
          <table:table-cell office:value-type="float" office:value="76.242999999999995" table:style-name="ce11">
            <text:p>76.243</text:p>
          </table:table-cell>
          <table:table-cell office:value-type="float" office:value="76.974000000000004" table:style-name="ce11">
            <text:p>76.974</text:p>
          </table:table-cell>
          <table:table-cell table:number-columns-repeated="16365"/>
        </table:table-row>
        <table:table-row table:style-name="ro6">
          <table:table-cell office:value-type="string" table:style-name="ce3">
            <text:p>B31</text:p>
          </table:table-cell>
          <table:table-cell office:value-type="string" table:style-name="ce3">
            <text:p>B31. I have the skills I need to do my job effectively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82.712999999999994" table:style-name="ce11">
            <text:p>82.713</text:p>
          </table:table-cell>
          <table:table-cell office:value-type="float" office:value="83.346999999999994" table:style-name="ce11">
            <text:p>83.347</text:p>
          </table:table-cell>
          <table:table-cell office:value-type="float" office:value="83.635000000000005" table:style-name="ce11">
            <text:p>83.635</text:p>
          </table:table-cell>
          <table:table-cell office:value-type="float" office:value="83.444000000000003" table:style-name="ce11">
            <text:p>83.444</text:p>
          </table:table-cell>
          <table:table-cell office:value-type="float" office:value="85.191999999999993" table:style-name="ce11">
            <text:p>85.192</text:p>
          </table:table-cell>
          <table:table-cell office:value-type="float" office:value="84.521000000000001" table:style-name="ce11">
            <text:p>84.521</text:p>
          </table:table-cell>
          <table:table-cell office:value-type="float" office:value="83.924999999999997" table:style-name="ce11">
            <text:p>83.925</text:p>
          </table:table-cell>
          <table:table-cell office:value-type="float" office:value="84.552000000000007" table:style-name="ce11">
            <text:p>84.552</text:p>
          </table:table-cell>
          <table:table-cell office:value-type="float" office:value="85.174000000000007" table:style-name="ce11">
            <text:p>85.174</text:p>
          </table:table-cell>
          <table:table-cell office:value-type="float" office:value="85.518000000000001" table:style-name="ce11">
            <text:p>85.518</text:p>
          </table:table-cell>
          <table:table-cell office:value-type="float" office:value="86.125" table:style-name="ce11">
            <text:p>86.125</text:p>
          </table:table-cell>
          <table:table-cell office:value-type="float" office:value="87.224000000000004" table:style-name="ce11">
            <text:p>87.224</text:p>
          </table:table-cell>
          <table:table-cell office:value-type="float" office:value="86.674000000000007" table:style-name="ce11">
            <text:p>86.674</text:p>
          </table:table-cell>
          <table:table-cell office:value-type="float" office:value="86.3" table:style-name="ce11">
            <text:p>86.3</text:p>
          </table:table-cell>
          <table:table-cell office:value-type="float" office:value="86.751999999999995" table:style-name="ce11">
            <text:p>86.752</text:p>
          </table:table-cell>
          <table:table-cell table:number-columns-repeated="16365"/>
        </table:table-row>
        <table:table-row table:style-name="ro6">
          <table:table-cell office:value-type="string" table:style-name="ce3">
            <text:p>B32</text:p>
          </table:table-cell>
          <table:table-cell office:value-type="string" table:style-name="ce3">
            <text:p>B32. I have the tools I need to do my job effectively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63.634" table:style-name="ce11">
            <text:p>63.634</text:p>
          </table:table-cell>
          <table:table-cell office:value-type="float" office:value="64.397000000000006" table:style-name="ce11">
            <text:p>64.397</text:p>
          </table:table-cell>
          <table:table-cell office:value-type="float" office:value="63.960999999999999" table:style-name="ce11">
            <text:p>63.961</text:p>
          </table:table-cell>
          <table:table-cell office:value-type="float" office:value="63.371000000000002" table:style-name="ce11">
            <text:p>63.371</text:p>
          </table:table-cell>
          <table:table-cell office:value-type="float" office:value="64.421999999999997" table:style-name="ce11">
            <text:p>64.422</text:p>
          </table:table-cell>
          <table:table-cell office:value-type="float" office:value="62.171999999999997" table:style-name="ce11">
            <text:p>62.172</text:p>
          </table:table-cell>
          <table:table-cell office:value-type="float" office:value="62.430999999999997" table:style-name="ce11">
            <text:p>62.431</text:p>
          </table:table-cell>
          <table:table-cell office:value-type="float" office:value="63.119" table:style-name="ce11">
            <text:p>63.119</text:p>
          </table:table-cell>
          <table:table-cell office:value-type="float" office:value="63.569000000000003" table:style-name="ce11">
            <text:p>63.569</text:p>
          </table:table-cell>
          <table:table-cell office:value-type="float" office:value="65.277000000000001" table:style-name="ce11">
            <text:p>65.277</text:p>
          </table:table-cell>
          <table:table-cell office:value-type="float" office:value="68.022999999999996" table:style-name="ce11">
            <text:p>68.023</text:p>
          </table:table-cell>
          <table:table-cell office:value-type="float" office:value="72.42" table:style-name="ce11">
            <text:p>72.42</text:p>
          </table:table-cell>
          <table:table-cell office:value-type="float" office:value="71.382000000000005" table:style-name="ce11">
            <text:p>71.382</text:p>
          </table:table-cell>
          <table:table-cell office:value-type="float" office:value="70.491" table:style-name="ce11">
            <text:p>70.491</text:p>
          </table:table-cell>
          <table:table-cell office:value-type="float" office:value="70.977999999999994" table:style-name="ce11">
            <text:p>70.978</text:p>
          </table:table-cell>
          <table:table-cell table:number-columns-repeated="16365"/>
        </table:table-row>
        <table:table-row table:style-name="ro6">
          <table:table-cell office:value-type="string" table:style-name="ce3">
            <text:p>B33</text:p>
          </table:table-cell>
          <table:table-cell office:value-type="string" table:style-name="ce3">
            <text:p>B33. I have an acceptable workload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58.378999999999998" table:style-name="ce11">
            <text:p>58.379</text:p>
          </table:table-cell>
          <table:table-cell office:value-type="float" office:value="58.186" table:style-name="ce11">
            <text:p>58.186</text:p>
          </table:table-cell>
          <table:table-cell office:value-type="float" office:value="57.451000000000001" table:style-name="ce11">
            <text:p>57.451</text:p>
          </table:table-cell>
          <table:table-cell office:value-type="float" office:value="57.936" table:style-name="ce11">
            <text:p>57.936</text:p>
          </table:table-cell>
          <table:table-cell office:value-type="float" office:value="59.045999999999999" table:style-name="ce11">
            <text:p>59.046</text:p>
          </table:table-cell>
          <table:table-cell office:value-type="float" office:value="57.36" table:style-name="ce11">
            <text:p>57.36</text:p>
          </table:table-cell>
          <table:table-cell office:value-type="float" office:value="57.999000000000002" table:style-name="ce11">
            <text:p>57.999</text:p>
          </table:table-cell>
          <table:table-cell office:value-type="float" office:value="59.484000000000002" table:style-name="ce11">
            <text:p>59.484</text:p>
          </table:table-cell>
          <table:table-cell office:value-type="float" office:value="61.491" table:style-name="ce11">
            <text:p>61.491</text:p>
          </table:table-cell>
          <table:table-cell office:value-type="float" office:value="61.664000000000001" table:style-name="ce11">
            <text:p>61.664</text:p>
          </table:table-cell>
          <table:table-cell office:value-type="float" office:value="63.354999999999997" table:style-name="ce11">
            <text:p>63.355</text:p>
          </table:table-cell>
          <table:table-cell office:value-type="float" office:value="64.009" table:style-name="ce11">
            <text:p>64.009</text:p>
          </table:table-cell>
          <table:table-cell office:value-type="float" office:value="62.621000000000002" table:style-name="ce11">
            <text:p>62.621</text:p>
          </table:table-cell>
          <table:table-cell office:value-type="float" office:value="62.548000000000002" table:style-name="ce11">
            <text:p>62.548</text:p>
          </table:table-cell>
          <table:table-cell office:value-type="float" office:value="63.033999999999999" table:style-name="ce11">
            <text:p>63.034</text:p>
          </table:table-cell>
          <table:table-cell table:number-columns-repeated="16365"/>
        </table:table-row>
        <table:table-row table:style-name="ro9">
          <table:table-cell office:value-type="string" table:style-name="ce3">
            <text:p>B34</text:p>
          </table:table-cell>
          <table:table-cell office:value-type="string" table:style-name="ce3">
            <text:p>B34. I achieve a good balance between my work life and my private life (% selecting 'Strongly agree' or 'Agree')</text:p>
          </table:table-cell>
          <table:table-cell office:value-type="string" table:style-name="ce3">
            <text:p>Resources and workload</text:p>
          </table:table-cell>
          <table:table-cell office:value-type="string" table:style-name="ce3">
            <text:p/>
          </table:table-cell>
          <table:table-cell office:value-type="float" office:value="66.209999999999994" table:style-name="ce11">
            <text:p>66.21</text:p>
          </table:table-cell>
          <table:table-cell office:value-type="float" office:value="66.614999999999995" table:style-name="ce11">
            <text:p>66.615</text:p>
          </table:table-cell>
          <table:table-cell office:value-type="float" office:value="65.213999999999999" table:style-name="ce11">
            <text:p>65.214</text:p>
          </table:table-cell>
          <table:table-cell office:value-type="float" office:value="65.965999999999994" table:style-name="ce11">
            <text:p>65.966</text:p>
          </table:table-cell>
          <table:table-cell office:value-type="float" office:value="66.168999999999997" table:style-name="ce11">
            <text:p>66.169</text:p>
          </table:table-cell>
          <table:table-cell office:value-type="float" office:value="64.775999999999996" table:style-name="ce11">
            <text:p>64.776</text:p>
          </table:table-cell>
          <table:table-cell office:value-type="float" office:value="65.364000000000004" table:style-name="ce11">
            <text:p>65.364</text:p>
          </table:table-cell>
          <table:table-cell office:value-type="float" office:value="66.716999999999999" table:style-name="ce11">
            <text:p>66.717</text:p>
          </table:table-cell>
          <table:table-cell office:value-type="float" office:value="68.406999999999996" table:style-name="ce11">
            <text:p>68.407</text:p>
          </table:table-cell>
          <table:table-cell office:value-type="float" office:value="68.930999999999997" table:style-name="ce11">
            <text:p>68.931</text:p>
          </table:table-cell>
          <table:table-cell office:value-type="float" office:value="70.311000000000007" table:style-name="ce11">
            <text:p>70.311</text:p>
          </table:table-cell>
          <table:table-cell office:value-type="float" office:value="71.218999999999994" table:style-name="ce11">
            <text:p>71.219</text:p>
          </table:table-cell>
          <table:table-cell office:value-type="float" office:value="71.087000000000003" table:style-name="ce11">
            <text:p>71.087</text:p>
          </table:table-cell>
          <table:table-cell office:value-type="float" office:value="71.808000000000007" table:style-name="ce11">
            <text:p>71.808</text:p>
          </table:table-cell>
          <table:table-cell office:value-type="float" office:value="73.338999999999999" table:style-name="ce11">
            <text:p>73.339</text:p>
          </table:table-cell>
          <table:table-cell table:number-columns-repeated="16365"/>
        </table:table-row>
        <table:table-row table:style-name="ro6">
          <table:table-cell office:value-type="string" table:style-name="ce3">
            <text:p>B35</text:p>
          </table:table-cell>
          <table:table-cell office:value-type="string" table:style-name="ce3">
            <text:p>B35. I feel that my pay adequately reflects my performance (% selecting 'Strongly agree' or 'Agree')</text:p>
          </table:table-cell>
          <table:table-cell office:value-type="string" table:style-name="ce3">
            <text:p>Pay and benefits</text:p>
          </table:table-cell>
          <table:table-cell office:value-type="string" table:style-name="ce3">
            <text:p/>
          </table:table-cell>
          <table:table-cell office:value-type="float" office:value="31.558" table:style-name="ce11">
            <text:p>31.558</text:p>
          </table:table-cell>
          <table:table-cell office:value-type="float" office:value="30.530999999999999" table:style-name="ce11">
            <text:p>30.531</text:p>
          </table:table-cell>
          <table:table-cell office:value-type="float" office:value="27.934000000000001" table:style-name="ce11">
            <text:p>27.934</text:p>
          </table:table-cell>
          <table:table-cell office:value-type="float" office:value="26.997" table:style-name="ce11">
            <text:p>26.997</text:p>
          </table:table-cell>
          <table:table-cell office:value-type="float" office:value="29.004000000000001" table:style-name="ce11">
            <text:p>29.004</text:p>
          </table:table-cell>
          <table:table-cell office:value-type="float" office:value="27.07" table:style-name="ce11">
            <text:p>27.07</text:p>
          </table:table-cell>
          <table:table-cell office:value-type="float" office:value="27.041" table:style-name="ce11">
            <text:p>27.041</text:p>
          </table:table-cell>
          <table:table-cell office:value-type="float" office:value="31.152000000000001" table:style-name="ce11">
            <text:p>31.152</text:p>
          </table:table-cell>
          <table:table-cell office:value-type="float" office:value="29.001999999999999" table:style-name="ce11">
            <text:p>29.002</text:p>
          </table:table-cell>
          <table:table-cell office:value-type="float" office:value="29.538" table:style-name="ce11">
            <text:p>29.538</text:p>
          </table:table-cell>
          <table:table-cell office:value-type="float" office:value="30.844000000000001" table:style-name="ce11">
            <text:p>30.844</text:p>
          </table:table-cell>
          <table:table-cell office:value-type="float" office:value="36.168999999999997" table:style-name="ce11">
            <text:p>36.169</text:p>
          </table:table-cell>
          <table:table-cell office:value-type="float" office:value="37.377000000000002" table:style-name="ce11">
            <text:p>37.377</text:p>
          </table:table-cell>
          <table:table-cell office:value-type="float" office:value="28.195" table:style-name="ce11">
            <text:p>28.195</text:p>
          </table:table-cell>
          <table:table-cell office:value-type="float" office:value="31.527000000000001" table:style-name="ce11">
            <text:p>31.527</text:p>
          </table:table-cell>
          <table:table-cell table:number-columns-repeated="16365"/>
        </table:table-row>
        <table:table-row table:style-name="ro6">
          <table:table-cell office:value-type="string" table:style-name="ce3">
            <text:p>B36</text:p>
          </table:table-cell>
          <table:table-cell office:value-type="string" table:style-name="ce3">
            <text:p>B36. I am satisfied with the total benefits package (% selecting 'Strongly agree' or 'Agree')</text:p>
          </table:table-cell>
          <table:table-cell office:value-type="string" table:style-name="ce3">
            <text:p>Pay and benefits</text:p>
          </table:table-cell>
          <table:table-cell office:value-type="string" table:style-name="ce3">
            <text:p/>
          </table:table-cell>
          <table:table-cell office:value-type="float" office:value="36.115000000000002" table:style-name="ce11">
            <text:p>36.115</text:p>
          </table:table-cell>
          <table:table-cell office:value-type="float" office:value="32.356000000000002" table:style-name="ce11">
            <text:p>32.356</text:p>
          </table:table-cell>
          <table:table-cell office:value-type="float" office:value="28.923999999999999" table:style-name="ce11">
            <text:p>28.924</text:p>
          </table:table-cell>
          <table:table-cell office:value-type="float" office:value="29.533999999999999" table:style-name="ce11">
            <text:p>29.534</text:p>
          </table:table-cell>
          <table:table-cell office:value-type="float" office:value="32.521000000000001" table:style-name="ce11">
            <text:p>32.521</text:p>
          </table:table-cell>
          <table:table-cell office:value-type="float" office:value="30.646000000000001" table:style-name="ce11">
            <text:p>30.646</text:p>
          </table:table-cell>
          <table:table-cell office:value-type="float" office:value="30.954000000000001" table:style-name="ce11">
            <text:p>30.954</text:p>
          </table:table-cell>
          <table:table-cell office:value-type="float" office:value="33.31" table:style-name="ce11">
            <text:p>33.31</text:p>
          </table:table-cell>
          <table:table-cell office:value-type="float" office:value="33.183" table:style-name="ce11">
            <text:p>33.183</text:p>
          </table:table-cell>
          <table:table-cell office:value-type="float" office:value="34.078000000000003" table:style-name="ce11">
            <text:p>34.078</text:p>
          </table:table-cell>
          <table:table-cell office:value-type="float" office:value="35.841999999999999" table:style-name="ce11">
            <text:p>35.842</text:p>
          </table:table-cell>
          <table:table-cell office:value-type="float" office:value="42.631" table:style-name="ce11">
            <text:p>42.631</text:p>
          </table:table-cell>
          <table:table-cell office:value-type="float" office:value="43.143999999999998" table:style-name="ce11">
            <text:p>43.144</text:p>
          </table:table-cell>
          <table:table-cell office:value-type="float" office:value="33.866999999999997" table:style-name="ce11">
            <text:p>33.867</text:p>
          </table:table-cell>
          <table:table-cell office:value-type="float" office:value="37.506999999999998" table:style-name="ce11">
            <text:p>37.507</text:p>
          </table:table-cell>
          <table:table-cell table:number-columns-repeated="16365"/>
        </table:table-row>
        <table:table-row table:style-name="ro9">
          <table:table-cell office:value-type="string" table:style-name="ce3">
            <text:p>B37</text:p>
          </table:table-cell>
          <table:table-cell office:value-type="string" table:style-name="ce3">
            <text:p>B37. Compared to people doing a similar job in other organisations I feel my pay is reasonable (% selecting 'Strongly agree' or 'Agree')</text:p>
          </table:table-cell>
          <table:table-cell office:value-type="string" table:style-name="ce3">
            <text:p>Pay and benefits</text:p>
          </table:table-cell>
          <table:table-cell office:value-type="string" table:style-name="ce3">
            <text:p/>
          </table:table-cell>
          <table:table-cell office:value-type="float" office:value="28.547000000000001" table:style-name="ce11">
            <text:p>28.547</text:p>
          </table:table-cell>
          <table:table-cell office:value-type="float" office:value="27.018000000000001" table:style-name="ce11">
            <text:p>27.018</text:p>
          </table:table-cell>
          <table:table-cell office:value-type="float" office:value="25.370999999999999" table:style-name="ce11">
            <text:p>25.371</text:p>
          </table:table-cell>
          <table:table-cell office:value-type="float" office:value="24.308" table:style-name="ce11">
            <text:p>24.308</text:p>
          </table:table-cell>
          <table:table-cell office:value-type="float" office:value="26.463000000000001" table:style-name="ce11">
            <text:p>26.463</text:p>
          </table:table-cell>
          <table:table-cell office:value-type="float" office:value="24.443999999999999" table:style-name="ce11">
            <text:p>24.444</text:p>
          </table:table-cell>
          <table:table-cell office:value-type="float" office:value="24.088999999999999" table:style-name="ce11">
            <text:p>24.089</text:p>
          </table:table-cell>
          <table:table-cell office:value-type="float" office:value="27.42" table:style-name="ce11">
            <text:p>27.42</text:p>
          </table:table-cell>
          <table:table-cell office:value-type="float" office:value="25.841999999999999" table:style-name="ce11">
            <text:p>25.842</text:p>
          </table:table-cell>
          <table:table-cell office:value-type="float" office:value="26.111000000000001" table:style-name="ce11">
            <text:p>26.111</text:p>
          </table:table-cell>
          <table:table-cell office:value-type="float" office:value="26.911000000000001" table:style-name="ce11">
            <text:p>26.911</text:p>
          </table:table-cell>
          <table:table-cell office:value-type="float" office:value="31.093" table:style-name="ce11">
            <text:p>31.093</text:p>
          </table:table-cell>
          <table:table-cell office:value-type="float" office:value="32.14" table:style-name="ce11">
            <text:p>32.14</text:p>
          </table:table-cell>
          <table:table-cell office:value-type="float" office:value="23.888000000000002" table:style-name="ce11">
            <text:p>23.888</text:p>
          </table:table-cell>
          <table:table-cell office:value-type="float" office:value="26.052" table:style-name="ce11">
            <text:p>26.052</text:p>
          </table:table-cell>
          <table:table-cell table:number-columns-repeated="16365"/>
        </table:table-row>
        <table:table-row table:style-name="ro9">
          <table:table-cell office:value-type="string" table:style-name="ce3">
            <text:p>B37A</text:p>
          </table:table-cell>
          <table:table-cell office:value-type="string" table:style-name="ce3">
            <text:p>B37A. I am fully aware of the benefits available in [my organisation], in addition to pay (% selecting 'Strongly agree' or 'Agree')</text:p>
          </table:table-cell>
          <table:table-cell office:value-type="string" table:style-name="ce3">
            <text:p>Pay and benefits</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7.007999999999996" table:style-name="ce11">
            <text:p>67.008</text:p>
          </table:table-cell>
          <table:table-cell table:number-columns-repeated="16365"/>
        </table:table-row>
        <table:table-row table:style-name="ro9">
          <table:table-cell office:value-type="string" table:style-name="ce3">
            <text:p>B37B</text:p>
          </table:table-cell>
          <table:table-cell office:value-type="string" table:style-name="ce3">
            <text:p>B37B. Over the last 12 months money worries have affected my ability to do my job (% selecting 'Seldom' or 'Never')</text:p>
          </table:table-cell>
          <table:table-cell office:value-type="string" table:style-name="ce3">
            <text:p>Pay and benefits</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2.48" table:style-name="ce11">
            <text:p>52.48</text:p>
          </table:table-cell>
          <table:table-cell table:number-columns-repeated="16365"/>
        </table:table-row>
        <table:table-row table:style-name="ro6">
          <table:table-cell office:value-type="string" table:style-name="ce3">
            <text:p>B38</text:p>
          </table:table-cell>
          <table:table-cell office:value-type="string" table:style-name="ce3">
            <text:p>B38. Senior managers in [my organisation] are sufficiently visible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1.934999999999999" table:style-name="ce11">
            <text:p>31.935</text:p>
          </table:table-cell>
          <table:table-cell office:value-type="float" office:value="32.811" table:style-name="ce11">
            <text:p>32.811</text:p>
          </table:table-cell>
          <table:table-cell office:value-type="float" office:value="33.628999999999998" table:style-name="ce11">
            <text:p>33.629</text:p>
          </table:table-cell>
          <table:table-cell office:value-type="float" office:value="37.566000000000003" table:style-name="ce11">
            <text:p>37.566</text:p>
          </table:table-cell>
          <table:table-cell office:value-type="float" office:value="42.546999999999997" table:style-name="ce11">
            <text:p>42.547</text:p>
          </table:table-cell>
          <table:table-cell office:value-type="float" office:value="43.296999999999997" table:style-name="ce11">
            <text:p>43.297</text:p>
          </table:table-cell>
          <table:table-cell office:value-type="float" office:value="45.843000000000004" table:style-name="ce11">
            <text:p>45.843</text:p>
          </table:table-cell>
          <table:table-cell office:value-type="float" office:value="48.253999999999998" table:style-name="ce11">
            <text:p>48.254</text:p>
          </table:table-cell>
          <table:table-cell office:value-type="float" office:value="54.606999999999999" table:style-name="ce11">
            <text:p>54.607</text:p>
          </table:table-cell>
          <table:table-cell office:value-type="float" office:value="54.776000000000003" table:style-name="ce11">
            <text:p>54.776</text:p>
          </table:table-cell>
          <table:table-cell office:value-type="float" office:value="56.741" table:style-name="ce11">
            <text:p>56.741</text:p>
          </table:table-cell>
          <table:table-cell office:value-type="float" office:value="68.796000000000006" table:style-name="ce11">
            <text:p>68.796</text:p>
          </table:table-cell>
          <table:table-cell office:value-type="float" office:value="66.974000000000004" table:style-name="ce11">
            <text:p>66.974</text:p>
          </table:table-cell>
          <table:table-cell office:value-type="float" office:value="66.680999999999997" table:style-name="ce11">
            <text:p>66.681</text:p>
          </table:table-cell>
          <table:table-cell office:value-type="float" office:value="66.358999999999995" table:style-name="ce11">
            <text:p>66.359</text:p>
          </table:table-cell>
          <table:table-cell table:number-columns-repeated="16365"/>
        </table:table-row>
        <table:table-row table:style-name="ro9">
          <table:table-cell office:value-type="string" table:style-name="ce3">
            <text:p>B39</text:p>
          </table:table-cell>
          <table:table-cell office:value-type="string" table:style-name="ce3">
            <text:p>B39. I believe the actions of senior managers are consistent with [my organisation]'s values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9.72" table:style-name="ce11">
            <text:p>29.72</text:p>
          </table:table-cell>
          <table:table-cell office:value-type="float" office:value="29.734000000000002" table:style-name="ce11">
            <text:p>29.734</text:p>
          </table:table-cell>
          <table:table-cell office:value-type="float" office:value="30.305" table:style-name="ce11">
            <text:p>30.305</text:p>
          </table:table-cell>
          <table:table-cell office:value-type="float" office:value="33.503999999999998" table:style-name="ce11">
            <text:p>33.504</text:p>
          </table:table-cell>
          <table:table-cell office:value-type="float" office:value="38.831000000000003" table:style-name="ce11">
            <text:p>38.831</text:p>
          </table:table-cell>
          <table:table-cell office:value-type="float" office:value="39.536999999999999" table:style-name="ce11">
            <text:p>39.537</text:p>
          </table:table-cell>
          <table:table-cell office:value-type="float" office:value="41.744" table:style-name="ce11">
            <text:p>41.744</text:p>
          </table:table-cell>
          <table:table-cell office:value-type="float" office:value="44.335000000000001" table:style-name="ce11">
            <text:p>44.335</text:p>
          </table:table-cell>
          <table:table-cell office:value-type="float" office:value="49.29" table:style-name="ce11">
            <text:p>49.29</text:p>
          </table:table-cell>
          <table:table-cell office:value-type="float" office:value="49.484000000000002" table:style-name="ce11">
            <text:p>49.484</text:p>
          </table:table-cell>
          <table:table-cell office:value-type="float" office:value="51.616999999999997" table:style-name="ce11">
            <text:p>51.617</text:p>
          </table:table-cell>
          <table:table-cell office:value-type="float" office:value="63.393999999999998" table:style-name="ce11">
            <text:p>63.394</text:p>
          </table:table-cell>
          <table:table-cell office:value-type="float" office:value="62.52" table:style-name="ce11">
            <text:p>62.52</text:p>
          </table:table-cell>
          <table:table-cell office:value-type="float" office:value="61.792999999999999" table:style-name="ce11">
            <text:p>61.793</text:p>
          </table:table-cell>
          <table:table-cell office:value-type="float" office:value="60.847999999999999" table:style-name="ce11">
            <text:p>60.848</text:p>
          </table:table-cell>
          <table:table-cell table:number-columns-repeated="16365"/>
        </table:table-row>
        <table:table-row table:style-name="ro9">
          <table:table-cell office:value-type="string" table:style-name="ce3">
            <text:p>B40</text:p>
          </table:table-cell>
          <table:table-cell office:value-type="string" table:style-name="ce3">
            <text:p>B40. I believe that [my organisation]'s senior leaders have a clear vision for the future of [my organisation]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7.666" table:style-name="ce11">
            <text:p>27.666</text:p>
          </table:table-cell>
          <table:table-cell office:value-type="float" office:value="25.228999999999999" table:style-name="ce11">
            <text:p>25.229</text:p>
          </table:table-cell>
          <table:table-cell office:value-type="float" office:value="28.184999999999999" table:style-name="ce11">
            <text:p>28.185</text:p>
          </table:table-cell>
          <table:table-cell office:value-type="float" office:value="32.057000000000002" table:style-name="ce11">
            <text:p>32.057</text:p>
          </table:table-cell>
          <table:table-cell office:value-type="float" office:value="37.168999999999997" table:style-name="ce11">
            <text:p>37.169</text:p>
          </table:table-cell>
          <table:table-cell office:value-type="float" office:value="37.856999999999999" table:style-name="ce11">
            <text:p>37.857</text:p>
          </table:table-cell>
          <table:table-cell office:value-type="float" office:value="39.448" table:style-name="ce11">
            <text:p>39.448</text:p>
          </table:table-cell>
          <table:table-cell office:value-type="float" office:value="41.284999999999997" table:style-name="ce11">
            <text:p>41.285</text:p>
          </table:table-cell>
          <table:table-cell office:value-type="float" office:value="43.05" table:style-name="ce11">
            <text:p>43.05</text:p>
          </table:table-cell>
          <table:table-cell office:value-type="float" office:value="43.173999999999999" table:style-name="ce11">
            <text:p>43.174</text:p>
          </table:table-cell>
          <table:table-cell office:value-type="float" office:value="44.494" table:style-name="ce11">
            <text:p>44.494</text:p>
          </table:table-cell>
          <table:table-cell office:value-type="float" office:value="54.417000000000002" table:style-name="ce11">
            <text:p>54.417</text:p>
          </table:table-cell>
          <table:table-cell office:value-type="float" office:value="53.677999999999997" table:style-name="ce11">
            <text:p>53.678</text:p>
          </table:table-cell>
          <table:table-cell office:value-type="float" office:value="50.813000000000002" table:style-name="ce11">
            <text:p>50.813</text:p>
          </table:table-cell>
          <table:table-cell office:value-type="float" office:value="50.271999999999998" table:style-name="ce11">
            <text:p>50.272</text:p>
          </table:table-cell>
          <table:table-cell table:number-columns-repeated="16365"/>
        </table:table-row>
        <table:table-row table:style-name="ro9">
          <table:table-cell office:value-type="string" table:style-name="ce3">
            <text:p>B41</text:p>
          </table:table-cell>
          <table:table-cell office:value-type="string" table:style-name="ce3">
            <text:p>B41. Overall, I have confidence in the decisions made by [my organisation]'s senior managers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4.545000000000002" table:style-name="ce11">
            <text:p>24.545</text:p>
          </table:table-cell>
          <table:table-cell office:value-type="float" office:value="23.227" table:style-name="ce11">
            <text:p>23.227</text:p>
          </table:table-cell>
          <table:table-cell office:value-type="float" office:value="24.189" table:style-name="ce11">
            <text:p>24.189</text:p>
          </table:table-cell>
          <table:table-cell office:value-type="float" office:value="27.375" table:style-name="ce11">
            <text:p>27.375</text:p>
          </table:table-cell>
          <table:table-cell office:value-type="float" office:value="32.487000000000002" table:style-name="ce11">
            <text:p>32.487</text:p>
          </table:table-cell>
          <table:table-cell office:value-type="float" office:value="33.478000000000002" table:style-name="ce11">
            <text:p>33.478</text:p>
          </table:table-cell>
          <table:table-cell office:value-type="float" office:value="35.072000000000003" table:style-name="ce11">
            <text:p>35.072</text:p>
          </table:table-cell>
          <table:table-cell office:value-type="float" office:value="38.018000000000001" table:style-name="ce11">
            <text:p>38.018</text:p>
          </table:table-cell>
          <table:table-cell office:value-type="float" office:value="41.387999999999998" table:style-name="ce11">
            <text:p>41.388</text:p>
          </table:table-cell>
          <table:table-cell office:value-type="float" office:value="42.268000000000001" table:style-name="ce11">
            <text:p>42.268</text:p>
          </table:table-cell>
          <table:table-cell office:value-type="float" office:value="44.88" table:style-name="ce11">
            <text:p>44.88</text:p>
          </table:table-cell>
          <table:table-cell office:value-type="float" office:value="55.505000000000003" table:style-name="ce11">
            <text:p>55.505</text:p>
          </table:table-cell>
          <table:table-cell office:value-type="float" office:value="54.238" table:style-name="ce11">
            <text:p>54.238</text:p>
          </table:table-cell>
          <table:table-cell office:value-type="float" office:value="52.006999999999998" table:style-name="ce11">
            <text:p>52.007</text:p>
          </table:table-cell>
          <table:table-cell office:value-type="float" office:value="50.915999999999997" table:style-name="ce11">
            <text:p>50.916</text:p>
          </table:table-cell>
          <table:table-cell table:number-columns-repeated="16365"/>
        </table:table-row>
        <table:table-row table:style-name="ro6">
          <table:table-cell office:value-type="string" table:style-name="ce3">
            <text:p>B42</text:p>
          </table:table-cell>
          <table:table-cell office:value-type="string" table:style-name="ce3">
            <text:p>B42. I feel that change is managed well in [my organisation]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2.763999999999999" table:style-name="ce11">
            <text:p>22.764</text:p>
          </table:table-cell>
          <table:table-cell office:value-type="float" office:value="21.652999999999999" table:style-name="ce11">
            <text:p>21.653</text:p>
          </table:table-cell>
          <table:table-cell office:value-type="float" office:value="21.077000000000002" table:style-name="ce11">
            <text:p>21.077</text:p>
          </table:table-cell>
          <table:table-cell office:value-type="float" office:value="22.992000000000001" table:style-name="ce11">
            <text:p>22.992</text:p>
          </table:table-cell>
          <table:table-cell office:value-type="float" office:value="26.916" table:style-name="ce11">
            <text:p>26.916</text:p>
          </table:table-cell>
          <table:table-cell office:value-type="float" office:value="27.434000000000001" table:style-name="ce11">
            <text:p>27.434</text:p>
          </table:table-cell>
          <table:table-cell office:value-type="float" office:value="28.666" table:style-name="ce11">
            <text:p>28.666</text:p>
          </table:table-cell>
          <table:table-cell office:value-type="float" office:value="30.350999999999999" table:style-name="ce11">
            <text:p>30.351</text:p>
          </table:table-cell>
          <table:table-cell office:value-type="float" office:value="31.599" table:style-name="ce11">
            <text:p>31.599</text:p>
          </table:table-cell>
          <table:table-cell office:value-type="float" office:value="31.841000000000001" table:style-name="ce11">
            <text:p>31.841</text:p>
          </table:table-cell>
          <table:table-cell office:value-type="float" office:value="33.506999999999998" table:style-name="ce11">
            <text:p>33.507</text:p>
          </table:table-cell>
          <table:table-cell office:value-type="float" office:value="40.137999999999998" table:style-name="ce11">
            <text:p>40.138</text:p>
          </table:table-cell>
          <table:table-cell office:value-type="float" office:value="37.04" table:style-name="ce11">
            <text:p>37.04</text:p>
          </table:table-cell>
          <table:table-cell office:value-type="float" office:value="33.773000000000003" table:style-name="ce11">
            <text:p>33.773</text:p>
          </table:table-cell>
          <table:table-cell office:value-type="float" office:value="31.751999999999999" table:style-name="ce11">
            <text:p>31.752</text:p>
          </table:table-cell>
          <table:table-cell table:number-columns-repeated="16365"/>
        </table:table-row>
        <table:table-row table:style-name="ro9">
          <table:table-cell office:value-type="string" table:style-name="ce3">
            <text:p>B43</text:p>
          </table:table-cell>
          <table:table-cell office:value-type="string" table:style-name="ce3">
            <text:p>B43. When changes are made in [my organisation] they are usually for the better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19.138999999999999" table:style-name="ce11">
            <text:p>19.139</text:p>
          </table:table-cell>
          <table:table-cell office:value-type="float" office:value="16.460999999999999" table:style-name="ce11">
            <text:p>16.461</text:p>
          </table:table-cell>
          <table:table-cell office:value-type="float" office:value="16.861999999999998" table:style-name="ce11">
            <text:p>16.862</text:p>
          </table:table-cell>
          <table:table-cell office:value-type="float" office:value="18.946999999999999" table:style-name="ce11">
            <text:p>18.947</text:p>
          </table:table-cell>
          <table:table-cell office:value-type="float" office:value="23.091000000000001" table:style-name="ce11">
            <text:p>23.091</text:p>
          </table:table-cell>
          <table:table-cell office:value-type="float" office:value="24.853999999999999" table:style-name="ce11">
            <text:p>24.854</text:p>
          </table:table-cell>
          <table:table-cell office:value-type="float" office:value="25.826000000000001" table:style-name="ce11">
            <text:p>25.826</text:p>
          </table:table-cell>
          <table:table-cell office:value-type="float" office:value="28.024000000000001" table:style-name="ce11">
            <text:p>28.024</text:p>
          </table:table-cell>
          <table:table-cell office:value-type="float" office:value="29.681999999999999" table:style-name="ce11">
            <text:p>29.682</text:p>
          </table:table-cell>
          <table:table-cell office:value-type="float" office:value="30.22" table:style-name="ce11">
            <text:p>30.22</text:p>
          </table:table-cell>
          <table:table-cell office:value-type="float" office:value="31.506" table:style-name="ce11">
            <text:p>31.506</text:p>
          </table:table-cell>
          <table:table-cell office:value-type="float" office:value="36.862000000000002" table:style-name="ce11">
            <text:p>36.862</text:p>
          </table:table-cell>
          <table:table-cell office:value-type="float" office:value="34.929000000000002" table:style-name="ce11">
            <text:p>34.929</text:p>
          </table:table-cell>
          <table:table-cell office:value-type="float" office:value="30.628" table:style-name="ce11">
            <text:p>30.628</text:p>
          </table:table-cell>
          <table:table-cell office:value-type="float" office:value="29.925999999999998" table:style-name="ce11">
            <text:p>29.926</text:p>
          </table:table-cell>
          <table:table-cell table:number-columns-repeated="16365"/>
        </table:table-row>
        <table:table-row table:style-name="ro9">
          <table:table-cell office:value-type="string" table:style-name="ce3">
            <text:p>B44</text:p>
          </table:table-cell>
          <table:table-cell office:value-type="string" table:style-name="ce3">
            <text:p>B44. [My organisation] keeps me informed about matters that affect me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44.921999999999997" table:style-name="ce11">
            <text:p>44.922</text:p>
          </table:table-cell>
          <table:table-cell office:value-type="float" office:value="43.476999999999997" table:style-name="ce11">
            <text:p>43.477</text:p>
          </table:table-cell>
          <table:table-cell office:value-type="float" office:value="43.984000000000002" table:style-name="ce11">
            <text:p>43.984</text:p>
          </table:table-cell>
          <table:table-cell office:value-type="float" office:value="46.737000000000002" table:style-name="ce11">
            <text:p>46.737</text:p>
          </table:table-cell>
          <table:table-cell office:value-type="float" office:value="51.661999999999999" table:style-name="ce11">
            <text:p>51.662</text:p>
          </table:table-cell>
          <table:table-cell office:value-type="float" office:value="51.222000000000001" table:style-name="ce11">
            <text:p>51.222</text:p>
          </table:table-cell>
          <table:table-cell office:value-type="float" office:value="51.180999999999997" table:style-name="ce11">
            <text:p>51.181</text:p>
          </table:table-cell>
          <table:table-cell office:value-type="float" office:value="53.720999999999997" table:style-name="ce11">
            <text:p>53.721</text:p>
          </table:table-cell>
          <table:table-cell office:value-type="float" office:value="54.726999999999997" table:style-name="ce11">
            <text:p>54.727</text:p>
          </table:table-cell>
          <table:table-cell office:value-type="float" office:value="54.673000000000002" table:style-name="ce11">
            <text:p>54.673</text:p>
          </table:table-cell>
          <table:table-cell office:value-type="float" office:value="56.621000000000002" table:style-name="ce11">
            <text:p>56.621</text:p>
          </table:table-cell>
          <table:table-cell office:value-type="float" office:value="66.070999999999998" table:style-name="ce11">
            <text:p>66.071</text:p>
          </table:table-cell>
          <table:table-cell office:value-type="float" office:value="63.326999999999998" table:style-name="ce11">
            <text:p>63.327</text:p>
          </table:table-cell>
          <table:table-cell office:value-type="float" office:value="60.526000000000003" table:style-name="ce11">
            <text:p>60.526</text:p>
          </table:table-cell>
          <table:table-cell office:value-type="float" office:value="59.804000000000002" table:style-name="ce11">
            <text:p>59.804</text:p>
          </table:table-cell>
          <table:table-cell table:number-columns-repeated="16365"/>
        </table:table-row>
        <table:table-row table:style-name="ro9">
          <table:table-cell office:value-type="string" table:style-name="ce3">
            <text:p>B45</text:p>
          </table:table-cell>
          <table:table-cell office:value-type="string" table:style-name="ce3">
            <text:p>B45. I have the opportunity to contribute my views before decisions are made that affect me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23.673999999999999" table:style-name="ce11">
            <text:p>23.674</text:p>
          </table:table-cell>
          <table:table-cell office:value-type="float" office:value="23.204999999999998" table:style-name="ce11">
            <text:p>23.205</text:p>
          </table:table-cell>
          <table:table-cell office:value-type="float" office:value="23.824000000000002" table:style-name="ce11">
            <text:p>23.824</text:p>
          </table:table-cell>
          <table:table-cell office:value-type="float" office:value="25.888999999999999" table:style-name="ce11">
            <text:p>25.889</text:p>
          </table:table-cell>
          <table:table-cell office:value-type="float" office:value="31.260999999999999" table:style-name="ce11">
            <text:p>31.261</text:p>
          </table:table-cell>
          <table:table-cell office:value-type="float" office:value="30.86" table:style-name="ce11">
            <text:p>30.86</text:p>
          </table:table-cell>
          <table:table-cell office:value-type="float" office:value="31.666" table:style-name="ce11">
            <text:p>31.666</text:p>
          </table:table-cell>
          <table:table-cell office:value-type="float" office:value="33.436999999999998" table:style-name="ce11">
            <text:p>33.437</text:p>
          </table:table-cell>
          <table:table-cell office:value-type="float" office:value="34.914000000000001" table:style-name="ce11">
            <text:p>34.914</text:p>
          </table:table-cell>
          <table:table-cell office:value-type="float" office:value="34.837000000000003" table:style-name="ce11">
            <text:p>34.837</text:p>
          </table:table-cell>
          <table:table-cell office:value-type="float" office:value="36.329000000000001" table:style-name="ce11">
            <text:p>36.329</text:p>
          </table:table-cell>
          <table:table-cell office:value-type="float" office:value="39.012" table:style-name="ce11">
            <text:p>39.012</text:p>
          </table:table-cell>
          <table:table-cell office:value-type="float" office:value="39.170999999999999" table:style-name="ce11">
            <text:p>39.171</text:p>
          </table:table-cell>
          <table:table-cell office:value-type="float" office:value="35.200000000000003" table:style-name="ce11">
            <text:p>35.2</text:p>
          </table:table-cell>
          <table:table-cell office:value-type="float" office:value="35.311999999999998" table:style-name="ce11">
            <text:p>35.312</text:p>
          </table:table-cell>
          <table:table-cell table:number-columns-repeated="16365"/>
        </table:table-row>
        <table:table-row table:style-name="ro9">
          <table:table-cell office:value-type="string" table:style-name="ce3">
            <text:p>B46</text:p>
          </table:table-cell>
          <table:table-cell office:value-type="string" table:style-name="ce3">
            <text:p>B46. I think it is safe to challenge the way things are done in [my organisation] (% selecting 'Strongly agree' or 'Agree')</text:p>
          </table:table-cell>
          <table:table-cell office:value-type="string" table:style-name="ce3">
            <text:p>Leadership and managing change</text:p>
          </table:table-cell>
          <table:table-cell office:value-type="string" table:style-name="ce3">
            <text:p/>
          </table:table-cell>
          <table:table-cell office:value-type="float" office:value="30.85" table:style-name="ce11">
            <text:p>30.85</text:p>
          </table:table-cell>
          <table:table-cell office:value-type="float" office:value="30.620999999999999" table:style-name="ce11">
            <text:p>30.621</text:p>
          </table:table-cell>
          <table:table-cell office:value-type="float" office:value="30.637" table:style-name="ce11">
            <text:p>30.637</text:p>
          </table:table-cell>
          <table:table-cell office:value-type="float" office:value="32.75" table:style-name="ce11">
            <text:p>32.75</text:p>
          </table:table-cell>
          <table:table-cell office:value-type="float" office:value="36.906999999999996" table:style-name="ce11">
            <text:p>36.907</text:p>
          </table:table-cell>
          <table:table-cell office:value-type="float" office:value="37.064" table:style-name="ce11">
            <text:p>37.064</text:p>
          </table:table-cell>
          <table:table-cell office:value-type="float" office:value="38.029000000000003" table:style-name="ce11">
            <text:p>38.029</text:p>
          </table:table-cell>
          <table:table-cell office:value-type="float" office:value="40.055999999999997" table:style-name="ce11">
            <text:p>40.056</text:p>
          </table:table-cell>
          <table:table-cell office:value-type="float" office:value="42.726999999999997" table:style-name="ce11">
            <text:p>42.727</text:p>
          </table:table-cell>
          <table:table-cell office:value-type="float" office:value="43.524000000000001" table:style-name="ce11">
            <text:p>43.524</text:p>
          </table:table-cell>
          <table:table-cell office:value-type="float" office:value="45.453000000000003" table:style-name="ce11">
            <text:p>45.453</text:p>
          </table:table-cell>
          <table:table-cell office:value-type="float" office:value="49.564" table:style-name="ce11">
            <text:p>49.564</text:p>
          </table:table-cell>
          <table:table-cell office:value-type="float" office:value="49.173000000000002" table:style-name="ce11">
            <text:p>49.173</text:p>
          </table:table-cell>
          <table:table-cell office:value-type="float" office:value="47.692999999999998" table:style-name="ce11">
            <text:p>47.693</text:p>
          </table:table-cell>
          <table:table-cell office:value-type="float" office:value="47.005000000000003" table:style-name="ce11">
            <text:p>47.005</text:p>
          </table:table-cell>
          <table:table-cell table:number-columns-repeated="16365"/>
        </table:table-row>
        <table:table-row table:style-name="ro6">
          <table:table-cell office:value-type="string" table:style-name="ce3">
            <text:p>B47</text:p>
          </table:table-cell>
          <table:table-cell office:value-type="string" table:style-name="ce3">
            <text:p>B47. I am proud when I tell others I am part of [my organisation] (% selecting 'Strongly agree' or 'Agree')</text:p>
          </table:table-cell>
          <table:table-cell office:value-type="string" table:style-name="ce3">
            <text:p>Employee engagement</text:p>
          </table:table-cell>
          <table:table-cell office:value-type="string" table:style-name="ce3">
            <text:p/>
          </table:table-cell>
          <table:table-cell office:value-type="float" office:value="41.594000000000001" table:style-name="ce11">
            <text:p>41.594</text:p>
          </table:table-cell>
          <table:table-cell office:value-type="float" office:value="40.280999999999999" table:style-name="ce11">
            <text:p>40.281</text:p>
          </table:table-cell>
          <table:table-cell office:value-type="float" office:value="41.103999999999999" table:style-name="ce11">
            <text:p>41.104</text:p>
          </table:table-cell>
          <table:table-cell office:value-type="float" office:value="42.670999999999999" table:style-name="ce11">
            <text:p>42.671</text:p>
          </table:table-cell>
          <table:table-cell office:value-type="float" office:value="48.640999999999998" table:style-name="ce11">
            <text:p>48.641</text:p>
          </table:table-cell>
          <table:table-cell office:value-type="float" office:value="49.771999999999998" table:style-name="ce11">
            <text:p>49.772</text:p>
          </table:table-cell>
          <table:table-cell office:value-type="float" office:value="50.253" table:style-name="ce11">
            <text:p>50.253</text:p>
          </table:table-cell>
          <table:table-cell office:value-type="float" office:value="53.155999999999999" table:style-name="ce11">
            <text:p>53.156</text:p>
          </table:table-cell>
          <table:table-cell office:value-type="float" office:value="55.667999999999999" table:style-name="ce11">
            <text:p>55.668</text:p>
          </table:table-cell>
          <table:table-cell office:value-type="float" office:value="56.587000000000003" table:style-name="ce11">
            <text:p>56.587</text:p>
          </table:table-cell>
          <table:table-cell office:value-type="float" office:value="58.917000000000002" table:style-name="ce11">
            <text:p>58.917</text:p>
          </table:table-cell>
          <table:table-cell office:value-type="float" office:value="63.768000000000001" table:style-name="ce11">
            <text:p>63.768</text:p>
          </table:table-cell>
          <table:table-cell office:value-type="float" office:value="62.616999999999997" table:style-name="ce11">
            <text:p>62.617</text:p>
          </table:table-cell>
          <table:table-cell office:value-type="float" office:value="60.01" table:style-name="ce11">
            <text:p>60.01</text:p>
          </table:table-cell>
          <table:table-cell office:value-type="float" office:value="58.42" table:style-name="ce11">
            <text:p>58.42</text:p>
          </table:table-cell>
          <table:table-cell table:number-columns-repeated="16365"/>
        </table:table-row>
        <table:table-row table:style-name="ro9">
          <table:table-cell office:value-type="string" table:style-name="ce3">
            <text:p>B48</text:p>
          </table:table-cell>
          <table:table-cell office:value-type="string" table:style-name="ce3">
            <text:p>B48. I would recommend [my organisation] as a great place to work (% selecting 'Strongly agree' or 'Agree')</text:p>
          </table:table-cell>
          <table:table-cell office:value-type="string" table:style-name="ce3">
            <text:p>Employee engagement</text:p>
          </table:table-cell>
          <table:table-cell office:value-type="string" table:style-name="ce3">
            <text:p/>
          </table:table-cell>
          <table:table-cell office:value-type="float" office:value="36.378" table:style-name="ce11">
            <text:p>36.378</text:p>
          </table:table-cell>
          <table:table-cell office:value-type="float" office:value="31.702000000000002" table:style-name="ce11">
            <text:p>31.702</text:p>
          </table:table-cell>
          <table:table-cell office:value-type="float" office:value="31.39" table:style-name="ce11">
            <text:p>31.39</text:p>
          </table:table-cell>
          <table:table-cell office:value-type="float" office:value="33.625999999999998" table:style-name="ce11">
            <text:p>33.626</text:p>
          </table:table-cell>
          <table:table-cell office:value-type="float" office:value="38.915999999999997" table:style-name="ce11">
            <text:p>38.916</text:p>
          </table:table-cell>
          <table:table-cell office:value-type="float" office:value="40.176000000000002" table:style-name="ce11">
            <text:p>40.176</text:p>
          </table:table-cell>
          <table:table-cell office:value-type="float" office:value="41.21" table:style-name="ce11">
            <text:p>41.21</text:p>
          </table:table-cell>
          <table:table-cell office:value-type="float" office:value="45.191000000000003" table:style-name="ce11">
            <text:p>45.191</text:p>
          </table:table-cell>
          <table:table-cell office:value-type="float" office:value="48.43" table:style-name="ce11">
            <text:p>48.43</text:p>
          </table:table-cell>
          <table:table-cell office:value-type="float" office:value="50.661000000000001" table:style-name="ce11">
            <text:p>50.661</text:p>
          </table:table-cell>
          <table:table-cell office:value-type="float" office:value="54.043999999999997" table:style-name="ce11">
            <text:p>54.044</text:p>
          </table:table-cell>
          <table:table-cell office:value-type="float" office:value="60.911000000000001" table:style-name="ce11">
            <text:p>60.911</text:p>
          </table:table-cell>
          <table:table-cell office:value-type="float" office:value="59.286000000000001" table:style-name="ce11">
            <text:p>59.286</text:p>
          </table:table-cell>
          <table:table-cell office:value-type="float" office:value="55.95" table:style-name="ce11">
            <text:p>55.95</text:p>
          </table:table-cell>
          <table:table-cell office:value-type="float" office:value="56.798000000000002" table:style-name="ce11">
            <text:p>56.798</text:p>
          </table:table-cell>
          <table:table-cell table:number-columns-repeated="16365"/>
        </table:table-row>
        <table:table-row table:style-name="ro6">
          <table:table-cell office:value-type="string" table:style-name="ce3">
            <text:p>B49</text:p>
          </table:table-cell>
          <table:table-cell office:value-type="string" table:style-name="ce3">
            <text:p>B49. I feel a strong personal attachment to [my organisation] (% selecting 'Strongly agree' or 'Agree')</text:p>
          </table:table-cell>
          <table:table-cell office:value-type="string" table:style-name="ce3">
            <text:p>Employee engagement</text:p>
          </table:table-cell>
          <table:table-cell office:value-type="string" table:style-name="ce3">
            <text:p/>
          </table:table-cell>
          <table:table-cell office:value-type="float" office:value="36.57" table:style-name="ce11">
            <text:p>36.57</text:p>
          </table:table-cell>
          <table:table-cell office:value-type="float" office:value="37.997" table:style-name="ce11">
            <text:p>37.997</text:p>
          </table:table-cell>
          <table:table-cell office:value-type="float" office:value="38.200000000000003" table:style-name="ce11">
            <text:p>38.2</text:p>
          </table:table-cell>
          <table:table-cell office:value-type="float" office:value="39.322000000000003" table:style-name="ce11">
            <text:p>39.322</text:p>
          </table:table-cell>
          <table:table-cell office:value-type="float" office:value="43.637999999999998" table:style-name="ce11">
            <text:p>43.638</text:p>
          </table:table-cell>
          <table:table-cell office:value-type="float" office:value="44.26" table:style-name="ce11">
            <text:p>44.26</text:p>
          </table:table-cell>
          <table:table-cell office:value-type="float" office:value="45.054000000000002" table:style-name="ce11">
            <text:p>45.054</text:p>
          </table:table-cell>
          <table:table-cell office:value-type="float" office:value="47.161000000000001" table:style-name="ce11">
            <text:p>47.161</text:p>
          </table:table-cell>
          <table:table-cell office:value-type="float" office:value="48.264000000000003" table:style-name="ce11">
            <text:p>48.264</text:p>
          </table:table-cell>
          <table:table-cell office:value-type="float" office:value="48.994999999999997" table:style-name="ce11">
            <text:p>48.995</text:p>
          </table:table-cell>
          <table:table-cell office:value-type="float" office:value="50.290999999999997" table:style-name="ce11">
            <text:p>50.291</text:p>
          </table:table-cell>
          <table:table-cell office:value-type="float" office:value="54.168999999999997" table:style-name="ce11">
            <text:p>54.169</text:p>
          </table:table-cell>
          <table:table-cell office:value-type="float" office:value="51.722999999999999" table:style-name="ce11">
            <text:p>51.723</text:p>
          </table:table-cell>
          <table:table-cell office:value-type="float" office:value="49.679000000000002" table:style-name="ce11">
            <text:p>49.679</text:p>
          </table:table-cell>
          <table:table-cell office:value-type="float" office:value="48.378" table:style-name="ce11">
            <text:p>48.378</text:p>
          </table:table-cell>
          <table:table-cell table:number-columns-repeated="16365"/>
        </table:table-row>
        <table:table-row table:style-name="ro6">
          <table:table-cell office:value-type="string" table:style-name="ce3">
            <text:p>B50</text:p>
          </table:table-cell>
          <table:table-cell office:value-type="string" table:style-name="ce3">
            <text:p>B50. [My organisation] inspires me to do the best in my job (% selecting 'Strongly agree' or 'Agree')</text:p>
          </table:table-cell>
          <table:table-cell office:value-type="string" table:style-name="ce3">
            <text:p>Employee engagement</text:p>
          </table:table-cell>
          <table:table-cell office:value-type="string" table:style-name="ce3">
            <text:p/>
          </table:table-cell>
          <table:table-cell office:value-type="float" office:value="32.472999999999999" table:style-name="ce11">
            <text:p>32.473</text:p>
          </table:table-cell>
          <table:table-cell office:value-type="float" office:value="31.271999999999998" table:style-name="ce11">
            <text:p>31.272</text:p>
          </table:table-cell>
          <table:table-cell office:value-type="float" office:value="31.164999999999999" table:style-name="ce11">
            <text:p>31.165</text:p>
          </table:table-cell>
          <table:table-cell office:value-type="float" office:value="33.128999999999998" table:style-name="ce11">
            <text:p>33.129</text:p>
          </table:table-cell>
          <table:table-cell office:value-type="float" office:value="38.728000000000002" table:style-name="ce11">
            <text:p>38.728</text:p>
          </table:table-cell>
          <table:table-cell office:value-type="float" office:value="39.201000000000001" table:style-name="ce11">
            <text:p>39.201</text:p>
          </table:table-cell>
          <table:table-cell office:value-type="float" office:value="40.79" table:style-name="ce11">
            <text:p>40.79</text:p>
          </table:table-cell>
          <table:table-cell office:value-type="float" office:value="43.552" table:style-name="ce11">
            <text:p>43.552</text:p>
          </table:table-cell>
          <table:table-cell office:value-type="float" office:value="45.676000000000002" table:style-name="ce11">
            <text:p>45.676</text:p>
          </table:table-cell>
          <table:table-cell office:value-type="float" office:value="46.472999999999999" table:style-name="ce11">
            <text:p>46.473</text:p>
          </table:table-cell>
          <table:table-cell office:value-type="float" office:value="48.759" table:style-name="ce11">
            <text:p>48.759</text:p>
          </table:table-cell>
          <table:table-cell office:value-type="float" office:value="54.783000000000001" table:style-name="ce11">
            <text:p>54.783</text:p>
          </table:table-cell>
          <table:table-cell office:value-type="float" office:value="53.527000000000001" table:style-name="ce11">
            <text:p>53.527</text:p>
          </table:table-cell>
          <table:table-cell office:value-type="float" office:value="51.076000000000001" table:style-name="ce11">
            <text:p>51.076</text:p>
          </table:table-cell>
          <table:table-cell office:value-type="float" office:value="50.107999999999997" table:style-name="ce11">
            <text:p>50.108</text:p>
          </table:table-cell>
          <table:table-cell table:number-columns-repeated="16365"/>
        </table:table-row>
        <table:table-row table:style-name="ro6">
          <table:table-cell office:value-type="string" table:style-name="ce3">
            <text:p>B51</text:p>
          </table:table-cell>
          <table:table-cell office:value-type="string" table:style-name="ce3">
            <text:p>B51. [My organisation] motivates me to help it achieve its objectives (% selecting 'Strongly agree' or 'Agree')</text:p>
          </table:table-cell>
          <table:table-cell office:value-type="string" table:style-name="ce3">
            <text:p>Employee engagement</text:p>
          </table:table-cell>
          <table:table-cell office:value-type="string" table:style-name="ce3">
            <text:p/>
          </table:table-cell>
          <table:table-cell office:value-type="float" office:value="29.725000000000001" table:style-name="ce11">
            <text:p>29.725</text:p>
          </table:table-cell>
          <table:table-cell office:value-type="float" office:value="28.408999999999999" table:style-name="ce11">
            <text:p>28.409</text:p>
          </table:table-cell>
          <table:table-cell office:value-type="float" office:value="28.338000000000001" table:style-name="ce11">
            <text:p>28.338</text:p>
          </table:table-cell>
          <table:table-cell office:value-type="float" office:value="30.629000000000001" table:style-name="ce11">
            <text:p>30.629</text:p>
          </table:table-cell>
          <table:table-cell office:value-type="float" office:value="36.213999999999999" table:style-name="ce11">
            <text:p>36.214</text:p>
          </table:table-cell>
          <table:table-cell office:value-type="float" office:value="36.863999999999997" table:style-name="ce11">
            <text:p>36.864</text:p>
          </table:table-cell>
          <table:table-cell office:value-type="float" office:value="38.695999999999998" table:style-name="ce11">
            <text:p>38.696</text:p>
          </table:table-cell>
          <table:table-cell office:value-type="float" office:value="41.405999999999999" table:style-name="ce11">
            <text:p>41.406</text:p>
          </table:table-cell>
          <table:table-cell office:value-type="float" office:value="43.506999999999998" table:style-name="ce11">
            <text:p>43.507</text:p>
          </table:table-cell>
          <table:table-cell office:value-type="float" office:value="44.277000000000001" table:style-name="ce11">
            <text:p>44.277</text:p>
          </table:table-cell>
          <table:table-cell office:value-type="float" office:value="46.555999999999997" table:style-name="ce11">
            <text:p>46.556</text:p>
          </table:table-cell>
          <table:table-cell office:value-type="float" office:value="51.941000000000003" table:style-name="ce11">
            <text:p>51.941</text:p>
          </table:table-cell>
          <table:table-cell office:value-type="float" office:value="50.871000000000002" table:style-name="ce11">
            <text:p>50.871</text:p>
          </table:table-cell>
          <table:table-cell office:value-type="float" office:value="48.262999999999998" table:style-name="ce11">
            <text:p>48.263</text:p>
          </table:table-cell>
          <table:table-cell office:value-type="float" office:value="47.631999999999998" table:style-name="ce11">
            <text:p>47.632</text:p>
          </table:table-cell>
          <table:table-cell table:number-columns-repeated="16365"/>
        </table:table-row>
        <table:table-row table:style-name="ro9">
          <table:table-cell office:value-type="string" table:style-name="ce3">
            <text:p>B52</text:p>
          </table:table-cell>
          <table:table-cell office:value-type="string" table:style-name="ce3">
            <text:p>B52. I believe that senior managers in [my organisation] will take action on the results from this survey (% selecting 'Strongly agree' or 'Agree')</text:p>
          </table:table-cell>
          <table:table-cell office:value-type="string" table:style-name="ce3">
            <text:p>Taking action</text:p>
          </table:table-cell>
          <table:table-cell office:value-type="string" table:style-name="ce3">
            <text:p/>
          </table:table-cell>
          <table:table-cell office:value-type="float" office:value="27.515999999999998" table:style-name="ce11">
            <text:p>27.516</text:p>
          </table:table-cell>
          <table:table-cell office:value-type="float" office:value="28.33" table:style-name="ce11">
            <text:p>28.33</text:p>
          </table:table-cell>
          <table:table-cell office:value-type="float" office:value="29.22" table:style-name="ce11">
            <text:p>29.22</text:p>
          </table:table-cell>
          <table:table-cell office:value-type="float" office:value="32.548999999999999" table:style-name="ce11">
            <text:p>32.549</text:p>
          </table:table-cell>
          <table:table-cell office:value-type="float" office:value="37.174999999999997" table:style-name="ce11">
            <text:p>37.175</text:p>
          </table:table-cell>
          <table:table-cell office:value-type="float" office:value="37.194000000000003" table:style-name="ce11">
            <text:p>37.194</text:p>
          </table:table-cell>
          <table:table-cell office:value-type="float" office:value="38.591000000000001" table:style-name="ce11">
            <text:p>38.591</text:p>
          </table:table-cell>
          <table:table-cell office:value-type="float" office:value="41.097000000000001" table:style-name="ce11">
            <text:p>41.097</text:p>
          </table:table-cell>
          <table:table-cell office:value-type="float" office:value="43.463999999999999" table:style-name="ce11">
            <text:p>43.464</text:p>
          </table:table-cell>
          <table:table-cell office:value-type="float" office:value="43.225999999999999" table:style-name="ce11">
            <text:p>43.226</text:p>
          </table:table-cell>
          <table:table-cell office:value-type="float" office:value="44.442" table:style-name="ce11">
            <text:p>44.442</text:p>
          </table:table-cell>
          <table:table-cell office:value-type="float" office:value="49.728999999999999" table:style-name="ce11">
            <text:p>49.729</text:p>
          </table:table-cell>
          <table:table-cell office:value-type="float" office:value="48.350999999999999" table:style-name="ce11">
            <text:p>48.351</text:p>
          </table:table-cell>
          <table:table-cell office:value-type="float" office:value="45.104999999999997" table:style-name="ce11">
            <text:p>45.105</text:p>
          </table:table-cell>
          <table:table-cell office:value-type="float" office:value="45.716000000000001" table:style-name="ce11">
            <text:p>45.716</text:p>
          </table:table-cell>
          <table:table-cell table:number-columns-repeated="16365"/>
        </table:table-row>
        <table:table-row table:style-name="ro9">
          <table:table-cell office:value-type="string" table:style-name="ce3">
            <text:p>B53</text:p>
          </table:table-cell>
          <table:table-cell office:value-type="string" table:style-name="ce3">
            <text:p>B53. Where I work, I think effective action has been taken on the results of the last survey (% selecting 'Strongly agree' or 'Agree')</text:p>
          </table:table-cell>
          <table:table-cell office:value-type="string" table:style-name="ce3">
            <text:p>Taking action</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float" office:value="26.218" table:style-name="ce11">
            <text:p>26.218</text:p>
          </table:table-cell>
          <table:table-cell office:value-type="float" office:value="28.988" table:style-name="ce11">
            <text:p>28.988</text:p>
          </table:table-cell>
          <table:table-cell office:value-type="float" office:value="34.116999999999997" table:style-name="ce11">
            <text:p>34.117</text:p>
          </table:table-cell>
          <table:table-cell office:value-type="float" office:value="33.625" table:style-name="ce11">
            <text:p>33.625</text:p>
          </table:table-cell>
          <table:table-cell office:value-type="float" office:value="35.262" table:style-name="ce11">
            <text:p>35.262</text:p>
          </table:table-cell>
          <table:table-cell office:value-type="float" office:value="36.363" table:style-name="ce11">
            <text:p>36.363</text:p>
          </table:table-cell>
          <table:table-cell office:value-type="float" office:value="37.161000000000001" table:style-name="ce11">
            <text:p>37.161</text:p>
          </table:table-cell>
          <table:table-cell office:value-type="float" office:value="36.784999999999997" table:style-name="ce11">
            <text:p>36.785</text:p>
          </table:table-cell>
          <table:table-cell office:value-type="float" office:value="37.32" table:style-name="ce11">
            <text:p>37.32</text:p>
          </table:table-cell>
          <table:table-cell office:value-type="float" office:value="37.381999999999998" table:style-name="ce11">
            <text:p>37.382</text:p>
          </table:table-cell>
          <table:table-cell office:value-type="float" office:value="35.058999999999997" table:style-name="ce11">
            <text:p>35.059</text:p>
          </table:table-cell>
          <table:table-cell office:value-type="float" office:value="33.378" table:style-name="ce11">
            <text:p>33.378</text:p>
          </table:table-cell>
          <table:table-cell office:value-type="float" office:value="35.518999999999998" table:style-name="ce11">
            <text:p>35.519</text:p>
          </table:table-cell>
          <table:table-cell table:number-columns-repeated="16365"/>
        </table:table-row>
        <table:table-row table:style-name="ro6">
          <table:table-cell office:value-type="string" table:style-name="ce3">
            <text:p>B54</text:p>
          </table:table-cell>
          <table:table-cell office:value-type="string" table:style-name="ce3">
            <text:p>B54. I am trusted to carry out my job effectively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3.998999999999995" table:style-name="ce11">
            <text:p>83.999</text:p>
          </table:table-cell>
          <table:table-cell office:value-type="float" office:value="86.525000000000006" table:style-name="ce11">
            <text:p>86.525</text:p>
          </table:table-cell>
          <table:table-cell office:value-type="float" office:value="86.177999999999997" table:style-name="ce11">
            <text:p>86.178</text:p>
          </table:table-cell>
          <table:table-cell office:value-type="float" office:value="86.194999999999993" table:style-name="ce11">
            <text:p>86.195</text:p>
          </table:table-cell>
          <table:table-cell office:value-type="float" office:value="86.572999999999993" table:style-name="ce11">
            <text:p>86.573</text:p>
          </table:table-cell>
          <table:table-cell office:value-type="float" office:value="87.769000000000005" table:style-name="ce11">
            <text:p>87.769</text:p>
          </table:table-cell>
          <table:table-cell office:value-type="float" office:value="87.954999999999998" table:style-name="ce11">
            <text:p>87.955</text:p>
          </table:table-cell>
          <table:table-cell office:value-type="float" office:value="88.557000000000002" table:style-name="ce11">
            <text:p>88.557</text:p>
          </table:table-cell>
          <table:table-cell office:value-type="float" office:value="89.537999999999997" table:style-name="ce11">
            <text:p>89.538</text:p>
          </table:table-cell>
          <table:table-cell office:value-type="float" office:value="89.736000000000004" table:style-name="ce11">
            <text:p>89.736</text:p>
          </table:table-cell>
          <table:table-cell office:value-type="float" office:value="89.343000000000004" table:style-name="ce11">
            <text:p>89.343</text:p>
          </table:table-cell>
          <table:table-cell office:value-type="float" office:value="89.343999999999994" table:style-name="ce11">
            <text:p>89.344</text:p>
          </table:table-cell>
          <table:table-cell table:number-columns-repeated="16365"/>
        </table:table-row>
        <table:table-row table:style-name="ro9">
          <table:table-cell office:value-type="string" table:style-name="ce3">
            <text:p>B55</text:p>
          </table:table-cell>
          <table:table-cell office:value-type="string" table:style-name="ce3">
            <text:p>B55. I believe I would be supported if I try a new idea, even if it may not work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7.707000000000001" table:style-name="ce11">
            <text:p>57.707</text:p>
          </table:table-cell>
          <table:table-cell office:value-type="float" office:value="64.558000000000007" table:style-name="ce11">
            <text:p>64.558</text:p>
          </table:table-cell>
          <table:table-cell office:value-type="float" office:value="64.353999999999999" table:style-name="ce11">
            <text:p>64.354</text:p>
          </table:table-cell>
          <table:table-cell office:value-type="float" office:value="65.046000000000006" table:style-name="ce11">
            <text:p>65.046</text:p>
          </table:table-cell>
          <table:table-cell office:value-type="float" office:value="66.155000000000001" table:style-name="ce11">
            <text:p>66.155</text:p>
          </table:table-cell>
          <table:table-cell office:value-type="float" office:value="68.007999999999996" table:style-name="ce11">
            <text:p>68.008</text:p>
          </table:table-cell>
          <table:table-cell office:value-type="float" office:value="68.016000000000005" table:style-name="ce11">
            <text:p>68.016</text:p>
          </table:table-cell>
          <table:table-cell office:value-type="float" office:value="69.183000000000007" table:style-name="ce11">
            <text:p>69.183</text:p>
          </table:table-cell>
          <table:table-cell office:value-type="float" office:value="68.878" table:style-name="ce11">
            <text:p>68.878</text:p>
          </table:table-cell>
          <table:table-cell office:value-type="float" office:value="70.355000000000004" table:style-name="ce11">
            <text:p>70.355</text:p>
          </table:table-cell>
          <table:table-cell office:value-type="float" office:value="69.686000000000007" table:style-name="ce11">
            <text:p>69.686</text:p>
          </table:table-cell>
          <table:table-cell office:value-type="float" office:value="69.921000000000006" table:style-name="ce11">
            <text:p>69.921</text:p>
          </table:table-cell>
          <table:table-cell table:number-columns-repeated="16365"/>
        </table:table-row>
        <table:table-row table:style-name="ro8">
          <table:table-cell office:value-type="string" table:style-name="ce3">
            <text:p>B56</text:p>
          </table:table-cell>
          <table:table-cell office:value-type="string" table:style-name="ce3">
            <text:p>B56. In [my organisation], people are encouraged to speak up when they identify a serious policy or delivery risk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5.006" table:style-name="ce11">
            <text:p>65.006</text:p>
          </table:table-cell>
          <table:table-cell office:value-type="float" office:value="65.736000000000004" table:style-name="ce11">
            <text:p>65.736</text:p>
          </table:table-cell>
          <table:table-cell office:value-type="float" office:value="67.432000000000002" table:style-name="ce11">
            <text:p>67.432</text:p>
          </table:table-cell>
          <table:table-cell office:value-type="float" office:value="69.963999999999999" table:style-name="ce11">
            <text:p>69.964</text:p>
          </table:table-cell>
          <table:table-cell office:value-type="float" office:value="71.316000000000003" table:style-name="ce11">
            <text:p>71.316</text:p>
          </table:table-cell>
          <table:table-cell office:value-type="float" office:value="71.483999999999995" table:style-name="ce11">
            <text:p>71.484</text:p>
          </table:table-cell>
          <table:table-cell office:value-type="float" office:value="71.462999999999994" table:style-name="ce11">
            <text:p>71.463</text:p>
          </table:table-cell>
          <table:table-cell table:number-columns-repeated="16365"/>
        </table:table-row>
        <table:table-row table:style-name="ro9">
          <table:table-cell office:value-type="string" table:style-name="ce3">
            <text:p>B57</text:p>
          </table:table-cell>
          <table:table-cell office:value-type="string" table:style-name="ce3">
            <text:p>B57. I feel able to challenge inappropriate behaviour in the workplace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5.688000000000002" table:style-name="ce11">
            <text:p>65.688</text:p>
          </table:table-cell>
          <table:table-cell office:value-type="float" office:value="65.894999999999996" table:style-name="ce11">
            <text:p>65.895</text:p>
          </table:table-cell>
          <table:table-cell office:value-type="float" office:value="66.978999999999999" table:style-name="ce11">
            <text:p>66.979</text:p>
          </table:table-cell>
          <table:table-cell office:value-type="float" office:value="69.201999999999998" table:style-name="ce11">
            <text:p>69.202</text:p>
          </table:table-cell>
          <table:table-cell office:value-type="float" office:value="70.724000000000004" table:style-name="ce11">
            <text:p>70.724</text:p>
          </table:table-cell>
          <table:table-cell office:value-type="float" office:value="71.638000000000005" table:style-name="ce11">
            <text:p>71.638</text:p>
          </table:table-cell>
          <table:table-cell office:value-type="float" office:value="70.847999999999999" table:style-name="ce11">
            <text:p>70.848</text:p>
          </table:table-cell>
          <table:table-cell table:number-columns-repeated="16365"/>
        </table:table-row>
        <table:table-row table:style-name="ro9">
          <table:table-cell office:value-type="string" table:style-name="ce3">
            <text:p>B58</text:p>
          </table:table-cell>
          <table:table-cell office:value-type="string" table:style-name="ce3">
            <text:p>B58. [My organisation] is committed to creating a diverse and inclusive workplace (% selecting 'Strongly agree' or 'Agree')</text:p>
          </table:table-cell>
          <table:table-cell office:value-type="string" table:style-name="ce3">
            <text:p>Organisational cultur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3.638000000000005" table:style-name="ce11">
            <text:p>73.638</text:p>
          </table:table-cell>
          <table:table-cell office:value-type="float" office:value="74.876999999999995" table:style-name="ce11">
            <text:p>74.877</text:p>
          </table:table-cell>
          <table:table-cell office:value-type="float" office:value="76.152000000000001" table:style-name="ce11">
            <text:p>76.152</text:p>
          </table:table-cell>
          <table:table-cell office:value-type="float" office:value="79.105999999999995" table:style-name="ce11">
            <text:p>79.106</text:p>
          </table:table-cell>
          <table:table-cell office:value-type="float" office:value="79.429000000000002" table:style-name="ce11">
            <text:p>79.429</text:p>
          </table:table-cell>
          <table:table-cell office:value-type="float" office:value="78.213999999999999" table:style-name="ce11">
            <text:p>78.214</text:p>
          </table:table-cell>
          <table:table-cell office:value-type="float" office:value="77.543000000000006" table:style-name="ce11">
            <text:p>77.543</text:p>
          </table:table-cell>
          <table:table-cell table:number-columns-repeated="16365"/>
        </table:table-row>
        <table:table-row table:style-name="ro6">
          <table:table-cell office:value-type="string" table:style-name="ce3">
            <text:p>B59</text:p>
          </table:table-cell>
          <table:table-cell office:value-type="string" table:style-name="ce3">
            <text:p>B59. I am aware of the Civil Service vision for 'A Modern Civil Service'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5.582000000000001" table:style-name="ce11">
            <text:p>45.582</text:p>
          </table:table-cell>
          <table:table-cell office:value-type="float" office:value="53.212000000000003" table:style-name="ce11">
            <text:p>53.212</text:p>
          </table:table-cell>
          <table:table-cell office:value-type="float" office:value="57.131" table:style-name="ce11">
            <text:p>57.131</text:p>
          </table:table-cell>
          <table:table-cell office:value-type="float" office:value="60.194000000000003" table:style-name="ce11">
            <text:p>60.194</text:p>
          </table:table-cell>
          <table:table-cell office:value-type="float" office:value="58.543999999999997" table:style-name="ce11">
            <text:p>58.544</text:p>
          </table:table-cell>
          <table:table-cell office:value-type="float" office:value="60.377000000000002" table:style-name="ce11">
            <text:p>60.377</text:p>
          </table:table-cell>
          <table:table-cell office:value-type="float" office:value="61.338999999999999" table:style-name="ce11">
            <text:p>61.339</text:p>
          </table:table-cell>
          <table:table-cell table:number-columns-repeated="16365"/>
        </table:table-row>
        <table:table-row table:style-name="ro9">
          <table:table-cell office:value-type="string" table:style-name="ce3">
            <text:p>B59A</text:p>
          </table:table-cell>
          <table:table-cell office:value-type="string" table:style-name="ce3">
            <text:p>B59A. I understand how I can help achieve the vision for 'A Modern Civil Service'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3.161999999999999" table:style-name="ce11">
            <text:p>43.162</text:p>
          </table:table-cell>
          <table:table-cell office:value-type="float" office:value="43.959000000000003" table:style-name="ce11">
            <text:p>43.959</text:p>
          </table:table-cell>
          <table:table-cell office:value-type="float" office:value="45.545000000000002" table:style-name="ce11">
            <text:p>45.545</text:p>
          </table:table-cell>
          <table:table-cell table:number-columns-repeated="16365"/>
        </table:table-row>
        <table:table-row table:style-name="ro11">
          <table:table-cell office:value-type="string" table:style-name="ce3">
            <text:p>B59B</text:p>
          </table:table-cell>
          <table:table-cell office:value-type="string" table:style-name="ce3">
            <text:p>B59B. The technology provided by [my organisation] enables me to easily connect and collaborate with the colleagues that I need to for me to do my job effectively, from any location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2.156000000000006" table:style-name="ce11">
            <text:p>72.156</text:p>
          </table:table-cell>
          <table:table-cell office:value-type="float" office:value="72.616" table:style-name="ce11">
            <text:p>72.616</text:p>
          </table:table-cell>
          <table:table-cell office:value-type="float" office:value="71.77" table:style-name="ce11">
            <text:p>71.77</text:p>
          </table:table-cell>
          <table:table-cell table:number-columns-repeated="16365"/>
        </table:table-row>
        <table:table-row table:style-name="ro10">
          <table:table-cell office:value-type="string" table:style-name="ce3">
            <text:p>B59C</text:p>
          </table:table-cell>
          <table:table-cell office:value-type="string" table:style-name="ce3">
            <text:p>B59C. How often do you collaborate with civil servants in other Government departments and agencies to achieve common goals? (% selecting 'Always', 'Often' or 'Some of the tim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4.03" table:style-name="ce11">
            <text:p>34.03</text:p>
          </table:table-cell>
          <table:table-cell office:value-type="float" office:value="35.472999999999999" table:style-name="ce11">
            <text:p>35.473</text:p>
          </table:table-cell>
          <table:table-cell office:value-type="float" office:value="35.469000000000001" table:style-name="ce11">
            <text:p>35.469</text:p>
          </table:table-cell>
          <table:table-cell office:value-type="float" office:value="35.747" table:style-name="ce11">
            <text:p>35.747</text:p>
          </table:table-cell>
          <table:table-cell table:number-columns-repeated="16365"/>
        </table:table-row>
        <table:table-row table:style-name="ro9">
          <table:table-cell office:value-type="string" table:style-name="ce3">
            <text:p>B59D</text:p>
          </table:table-cell>
          <table:table-cell office:value-type="string" table:style-name="ce3">
            <text:p>B59D. I consider how my work impacts upon the public in the course of carrying out my duties (% selecting 'Always', 'Often' or 'Some of the tim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2.853999999999999" table:style-name="ce11">
            <text:p>82.854</text:p>
          </table:table-cell>
          <table:table-cell office:value-type="float" office:value="83.302999999999997" table:style-name="ce11">
            <text:p>83.303</text:p>
          </table:table-cell>
          <table:table-cell office:value-type="float" office:value="82.843999999999994" table:style-name="ce11">
            <text:p>82.844</text:p>
          </table:table-cell>
          <table:table-cell table:number-columns-repeated="16365"/>
        </table:table-row>
        <table:table-row table:style-name="ro9">
          <table:table-cell office:value-type="string" table:style-name="ce3">
            <text:p>B59E</text:p>
          </table:table-cell>
          <table:table-cell office:value-type="string" table:style-name="ce3">
            <text:p>B59E. I have a choice in deciding where I do my work (usual workplace or base, another workplace, home)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1.137" table:style-name="ce11">
            <text:p>61.137</text:p>
          </table:table-cell>
          <table:table-cell office:value-type="float" office:value="69.385999999999996" table:style-name="ce11">
            <text:p>69.386</text:p>
          </table:table-cell>
          <table:table-cell office:value-type="float" office:value="65.966999999999999" table:style-name="ce11">
            <text:p>65.967</text:p>
          </table:table-cell>
          <table:table-cell office:value-type="float" office:value="69.087999999999994" table:style-name="ce11">
            <text:p>69.088</text:p>
          </table:table-cell>
          <table:table-cell table:number-columns-repeated="16365"/>
        </table:table-row>
        <table:table-row table:style-name="ro8">
          <table:table-cell office:value-type="string" table:style-name="ce3">
            <text:p>B59F</text:p>
          </table:table-cell>
          <table:table-cell office:value-type="string" table:style-name="ce3">
            <text:p>B59F. My manager trusts me to do my job effectively, even if I am not working from the same location as them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8.807000000000002" table:style-name="ce11">
            <text:p>88.807</text:p>
          </table:table-cell>
          <table:table-cell office:value-type="float" office:value="90.915999999999997" table:style-name="ce11">
            <text:p>90.916</text:p>
          </table:table-cell>
          <table:table-cell office:value-type="float" office:value="90.262" table:style-name="ce11">
            <text:p>90.262</text:p>
          </table:table-cell>
          <table:table-cell office:value-type="float" office:value="90.444000000000003" table:style-name="ce11">
            <text:p>90.444</text:p>
          </table:table-cell>
          <table:table-cell table:number-columns-repeated="16365"/>
        </table:table-row>
        <table:table-row table:style-name="ro9">
          <table:table-cell office:value-type="string" table:style-name="ce3">
            <text:p>B59G</text:p>
          </table:table-cell>
          <table:table-cell office:value-type="string" table:style-name="ce3">
            <text:p>B59G. Over the last month, roughly how productive have you been? (% selecting 'selecting 90%-99% or 100% productiv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0.763000000000005" table:style-name="ce11">
            <text:p>70.763</text:p>
          </table:table-cell>
          <table:table-cell office:value-type="float" office:value="69.180999999999997" table:style-name="ce11">
            <text:p>69.181</text:p>
          </table:table-cell>
          <table:table-cell office:value-type="float" office:value="67.856999999999999" table:style-name="ce11">
            <text:p>67.857</text:p>
          </table:table-cell>
          <table:table-cell table:number-columns-repeated="16365"/>
        </table:table-row>
        <table:table-row table:style-name="ro6">
          <table:table-cell office:value-type="string" table:style-name="ce3">
            <text:p>B59H</text:p>
          </table:table-cell>
          <table:table-cell office:value-type="string" table:style-name="ce3">
            <text:p>B59H. Efficiency is pursued as a priority in [my organisation]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6.448" table:style-name="ce11">
            <text:p>56.448</text:p>
          </table:table-cell>
          <table:table-cell office:value-type="float" office:value="55.386000000000003" table:style-name="ce11">
            <text:p>55.386</text:p>
          </table:table-cell>
          <table:table-cell table:number-columns-repeated="16365"/>
        </table:table-row>
        <table:table-row table:style-name="ro9">
          <table:table-cell office:value-type="string" table:style-name="ce3">
            <text:p>B59I</text:p>
          </table:table-cell>
          <table:table-cell office:value-type="string" table:style-name="ce3">
            <text:p>B59I. Civil Service Reform is improving the way I work in my local area (% selecting 'Strongly agree' or 'Agree')</text:p>
          </table:table-cell>
          <table:table-cell office:value-type="string" table:style-name="ce3">
            <text:p>Civil Service reform</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0.882999999999999" table:style-name="ce11">
            <text:p>20.883</text:p>
          </table:table-cell>
          <table:table-cell table:number-columns-repeated="16365"/>
        </table:table-row>
        <table:table-row table:style-name="ro10">
          <table:table-cell office:value-type="string" table:style-name="ce3">
            <text:p>C01_1</text:p>
          </table:table-cell>
          <table:table-cell office:value-type="string" table:style-name="ce3">
            <text:p>C01_1. Which of the following statements most reflects your current thoughts about working for [my organisation]? (% selecting 'I want to leave my organisation as soon as possible')</text:p>
          </table:table-cell>
          <table:table-cell office:value-type="string" table:style-name="ce3">
            <text:p>Future intentions</text:p>
          </table:table-cell>
          <table:table-cell office:value-type="string" table:style-name="ce3">
            <text:p/>
          </table:table-cell>
          <table:table-cell office:value-type="float" office:value="8.3030000000000008" table:style-name="ce11">
            <text:p>8.303</text:p>
          </table:table-cell>
          <table:table-cell office:value-type="float" office:value="9.5350000000000001" table:style-name="ce11">
            <text:p>9.535</text:p>
          </table:table-cell>
          <table:table-cell office:value-type="float" office:value="9.7870000000000008" table:style-name="ce11">
            <text:p>9.787</text:p>
          </table:table-cell>
          <table:table-cell office:value-type="float" office:value="9.2010000000000005" table:style-name="ce11">
            <text:p>9.201</text:p>
          </table:table-cell>
          <table:table-cell office:value-type="float" office:value="8.9429999999999996" table:style-name="ce11">
            <text:p>8.943</text:p>
          </table:table-cell>
          <table:table-cell office:value-type="float" office:value="9.4410000000000007" table:style-name="ce11">
            <text:p>9.441</text:p>
          </table:table-cell>
          <table:table-cell office:value-type="float" office:value="10.343999999999999" table:style-name="ce11">
            <text:p>10.344</text:p>
          </table:table-cell>
          <table:table-cell office:value-type="float" office:value="9.7390000000000008" table:style-name="ce11">
            <text:p>9.739</text:p>
          </table:table-cell>
          <table:table-cell office:value-type="float" office:value="9.1739999999999995" table:style-name="ce11">
            <text:p>9.174</text:p>
          </table:table-cell>
          <table:table-cell office:value-type="float" office:value="9.3460000000000001" table:style-name="ce11">
            <text:p>9.346</text:p>
          </table:table-cell>
          <table:table-cell office:value-type="float" office:value="8.4120000000000008" table:style-name="ce11">
            <text:p>8.412</text:p>
          </table:table-cell>
          <table:table-cell office:value-type="float" office:value="6.3019999999999996" table:style-name="ce11">
            <text:p>6.302</text:p>
          </table:table-cell>
          <table:table-cell office:value-type="float" office:value="7.2279999999999998" table:style-name="ce11">
            <text:p>7.228</text:p>
          </table:table-cell>
          <table:table-cell office:value-type="float" office:value="7.4640000000000004" table:style-name="ce11">
            <text:p>7.464</text:p>
          </table:table-cell>
          <table:table-cell office:value-type="float" office:value="7.1609999999999996" table:style-name="ce11">
            <text:p>7.161</text:p>
          </table:table-cell>
          <table:table-cell table:number-columns-repeated="16365"/>
        </table:table-row>
        <table:table-row table:style-name="ro10">
          <table:table-cell office:value-type="string" table:style-name="ce3">
            <text:p>C01_2</text:p>
          </table:table-cell>
          <table:table-cell office:value-type="string" table:style-name="ce3">
            <text:p>C01_2. Which of the following statements most reflects your current thoughts about working for [my organisation]? (% selecting 'I want to leave my organisation within the next 12 months')</text:p>
          </table:table-cell>
          <table:table-cell office:value-type="string" table:style-name="ce3">
            <text:p>Future intentions</text:p>
          </table:table-cell>
          <table:table-cell office:value-type="string" table:style-name="ce3">
            <text:p/>
          </table:table-cell>
          <table:table-cell office:value-type="float" office:value="9.3719999999999999" table:style-name="ce11">
            <text:p>9.372</text:p>
          </table:table-cell>
          <table:table-cell office:value-type="float" office:value="9.4719999999999995" table:style-name="ce11">
            <text:p>9.472</text:p>
          </table:table-cell>
          <table:table-cell office:value-type="float" office:value="10.117000000000001" table:style-name="ce11">
            <text:p>10.117</text:p>
          </table:table-cell>
          <table:table-cell office:value-type="float" office:value="9.9109999999999996" table:style-name="ce11">
            <text:p>9.911</text:p>
          </table:table-cell>
          <table:table-cell office:value-type="float" office:value="10.76" table:style-name="ce11">
            <text:p>10.76</text:p>
          </table:table-cell>
          <table:table-cell office:value-type="float" office:value="11.46" table:style-name="ce11">
            <text:p>11.46</text:p>
          </table:table-cell>
          <table:table-cell office:value-type="float" office:value="12.738" table:style-name="ce11">
            <text:p>12.738</text:p>
          </table:table-cell>
          <table:table-cell office:value-type="float" office:value="12.154999999999999" table:style-name="ce11">
            <text:p>12.155</text:p>
          </table:table-cell>
          <table:table-cell office:value-type="float" office:value="12.18" table:style-name="ce11">
            <text:p>12.18</text:p>
          </table:table-cell>
          <table:table-cell office:value-type="float" office:value="12.544" table:style-name="ce11">
            <text:p>12.544</text:p>
          </table:table-cell>
          <table:table-cell office:value-type="float" office:value="13.185" table:style-name="ce11">
            <text:p>13.185</text:p>
          </table:table-cell>
          <table:table-cell office:value-type="float" office:value="10.875999999999999" table:style-name="ce11">
            <text:p>10.876</text:p>
          </table:table-cell>
          <table:table-cell office:value-type="float" office:value="12.48" table:style-name="ce11">
            <text:p>12.48</text:p>
          </table:table-cell>
          <table:table-cell office:value-type="float" office:value="13.55" table:style-name="ce11">
            <text:p>13.55</text:p>
          </table:table-cell>
          <table:table-cell office:value-type="float" office:value="13.13" table:style-name="ce11">
            <text:p>13.13</text:p>
          </table:table-cell>
          <table:table-cell table:number-columns-repeated="16365"/>
        </table:table-row>
        <table:table-row table:style-name="ro10">
          <table:table-cell office:value-type="string" table:style-name="ce3">
            <text:p>C01_3</text:p>
          </table:table-cell>
          <table:table-cell office:value-type="string" table:style-name="ce3">
            <text:p>C01_3. Which of the following statements most reflects your current thoughts about working for [my organisation]? (% selecting 'I want to stay working for my organisation for at least the next year')</text:p>
          </table:table-cell>
          <table:table-cell office:value-type="string" table:style-name="ce3">
            <text:p>Future intentions</text:p>
          </table:table-cell>
          <table:table-cell office:value-type="string" table:style-name="ce3">
            <text:p/>
          </table:table-cell>
          <table:table-cell office:value-type="float" office:value="21.294" table:style-name="ce11">
            <text:p>21.294</text:p>
          </table:table-cell>
          <table:table-cell office:value-type="float" office:value="19.510999999999999" table:style-name="ce11">
            <text:p>19.511</text:p>
          </table:table-cell>
          <table:table-cell office:value-type="float" office:value="20.55" table:style-name="ce11">
            <text:p>20.55</text:p>
          </table:table-cell>
          <table:table-cell office:value-type="float" office:value="21.542000000000002" table:style-name="ce11">
            <text:p>21.542</text:p>
          </table:table-cell>
          <table:table-cell office:value-type="float" office:value="22.87" table:style-name="ce11">
            <text:p>22.87</text:p>
          </table:table-cell>
          <table:table-cell office:value-type="float" office:value="24.152999999999999" table:style-name="ce11">
            <text:p>24.153</text:p>
          </table:table-cell>
          <table:table-cell office:value-type="float" office:value="24.224" table:style-name="ce11">
            <text:p>24.224</text:p>
          </table:table-cell>
          <table:table-cell office:value-type="float" office:value="24.888999999999999" table:style-name="ce11">
            <text:p>24.889</text:p>
          </table:table-cell>
          <table:table-cell office:value-type="float" office:value="25.901" table:style-name="ce11">
            <text:p>25.901</text:p>
          </table:table-cell>
          <table:table-cell office:value-type="float" office:value="26.744" table:style-name="ce11">
            <text:p>26.744</text:p>
          </table:table-cell>
          <table:table-cell office:value-type="float" office:value="27.995999999999999" table:style-name="ce11">
            <text:p>27.996</text:p>
          </table:table-cell>
          <table:table-cell office:value-type="float" office:value="28.169" table:style-name="ce11">
            <text:p>28.169</text:p>
          </table:table-cell>
          <table:table-cell office:value-type="float" office:value="28.838999999999999" table:style-name="ce11">
            <text:p>28.839</text:p>
          </table:table-cell>
          <table:table-cell office:value-type="float" office:value="29.32" table:style-name="ce11">
            <text:p>29.32</text:p>
          </table:table-cell>
          <table:table-cell office:value-type="float" office:value="30.353999999999999" table:style-name="ce11">
            <text:p>30.354</text:p>
          </table:table-cell>
          <table:table-cell table:number-columns-repeated="16365"/>
        </table:table-row>
        <table:table-row table:style-name="ro10">
          <table:table-cell office:value-type="string" table:style-name="ce3">
            <text:p>C01_4</text:p>
          </table:table-cell>
          <table:table-cell office:value-type="string" table:style-name="ce3">
            <text:p>C01_4. Which of the following statements most reflects your current thoughts about working for [my organisation]? (% selecting 'I want to stay working for my organisation for at least the next three years')</text:p>
          </table:table-cell>
          <table:table-cell office:value-type="string" table:style-name="ce3">
            <text:p>Future intentions</text:p>
          </table:table-cell>
          <table:table-cell office:value-type="string" table:style-name="ce3">
            <text:p/>
          </table:table-cell>
          <table:table-cell office:value-type="float" office:value="61.030999999999999" table:style-name="ce11">
            <text:p>61.031</text:p>
          </table:table-cell>
          <table:table-cell office:value-type="float" office:value="61.481000000000002" table:style-name="ce11">
            <text:p>61.481</text:p>
          </table:table-cell>
          <table:table-cell office:value-type="float" office:value="59.545999999999999" table:style-name="ce11">
            <text:p>59.546</text:p>
          </table:table-cell>
          <table:table-cell office:value-type="float" office:value="59.347000000000001" table:style-name="ce11">
            <text:p>59.347</text:p>
          </table:table-cell>
          <table:table-cell office:value-type="float" office:value="57.427999999999997" table:style-name="ce11">
            <text:p>57.428</text:p>
          </table:table-cell>
          <table:table-cell office:value-type="float" office:value="54.945999999999998" table:style-name="ce11">
            <text:p>54.946</text:p>
          </table:table-cell>
          <table:table-cell office:value-type="float" office:value="52.694000000000003" table:style-name="ce11">
            <text:p>52.694</text:p>
          </table:table-cell>
          <table:table-cell office:value-type="float" office:value="53.216999999999999" table:style-name="ce11">
            <text:p>53.217</text:p>
          </table:table-cell>
          <table:table-cell office:value-type="float" office:value="52.744999999999997" table:style-name="ce11">
            <text:p>52.745</text:p>
          </table:table-cell>
          <table:table-cell office:value-type="float" office:value="51.366" table:style-name="ce11">
            <text:p>51.366</text:p>
          </table:table-cell>
          <table:table-cell office:value-type="float" office:value="50.406999999999996" table:style-name="ce11">
            <text:p>50.407</text:p>
          </table:table-cell>
          <table:table-cell office:value-type="float" office:value="54.654000000000003" table:style-name="ce11">
            <text:p>54.654</text:p>
          </table:table-cell>
          <table:table-cell office:value-type="float" office:value="51.453000000000003" table:style-name="ce11">
            <text:p>51.453</text:p>
          </table:table-cell>
          <table:table-cell office:value-type="float" office:value="49.667000000000002" table:style-name="ce11">
            <text:p>49.667</text:p>
          </table:table-cell>
          <table:table-cell office:value-type="float" office:value="49.354999999999997" table:style-name="ce11">
            <text:p>49.355</text:p>
          </table:table-cell>
          <table:table-cell table:number-columns-repeated="16365"/>
        </table:table-row>
        <table:table-row table:style-name="ro10">
          <table:table-cell office:value-type="string" table:style-name="ce3">
            <text:p>C02_01</text:p>
          </table:table-cell>
          <table:table-cell office:value-type="string" table:style-name="ce3">
            <text:p>C02_01. Why do you want to leave [my organisation] immediately or within the next 12 months? (% selecting 'End of my current contract or loan'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2329999999999997" table:style-name="ce11">
            <text:p>4.233</text:p>
          </table:table-cell>
          <table:table-cell office:value-type="float" office:value="3.4020000000000001" table:style-name="ce11">
            <text:p>3.402</text:p>
          </table:table-cell>
          <table:table-cell table:number-columns-repeated="16365"/>
        </table:table-row>
        <table:table-row table:style-name="ro10">
          <table:table-cell office:value-type="string" table:style-name="ce3">
            <text:p>C02_02</text:p>
          </table:table-cell>
          <table:table-cell office:value-type="string" table:style-name="ce3">
            <text:p>C02_02. Why do you want to leave [my organisation] immediately or within the next 12 months? (% selecting 'A promotion or career progression within the Civil Servic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0.939" table:style-name="ce11">
            <text:p>30.939</text:p>
          </table:table-cell>
          <table:table-cell office:value-type="float" office:value="32.04" table:style-name="ce11">
            <text:p>32.04</text:p>
          </table:table-cell>
          <table:table-cell table:number-columns-repeated="16365"/>
        </table:table-row>
        <table:table-row table:style-name="ro11">
          <table:table-cell office:value-type="string" table:style-name="ce3">
            <text:p>C02_03</text:p>
          </table:table-cell>
          <table:table-cell office:value-type="string" table:style-name="ce3">
            <text:p>C02_03. Why do you want to leave [my organisation] immediately or within the next 12 months? (% selecting 'A promotion or career progression outside of the Civil Servic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1.718" table:style-name="ce11">
            <text:p>21.718</text:p>
          </table:table-cell>
          <table:table-cell office:value-type="float" office:value="20.399999999999999" table:style-name="ce11">
            <text:p>20.4</text:p>
          </table:table-cell>
          <table:table-cell table:number-columns-repeated="16365"/>
        </table:table-row>
        <table:table-row table:style-name="ro10">
          <table:table-cell office:value-type="string" table:style-name="ce3">
            <text:p>C02_04</text:p>
          </table:table-cell>
          <table:table-cell office:value-type="string" table:style-name="ce3">
            <text:p>C02_04. Why do you want to leave [my organisation] immediately or within the next 12 months? (% selecting 'For a better pay and benefit packag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4.512" table:style-name="ce11">
            <text:p>54.512</text:p>
          </table:table-cell>
          <table:table-cell office:value-type="float" office:value="49.677" table:style-name="ce11">
            <text:p>49.677</text:p>
          </table:table-cell>
          <table:table-cell table:number-columns-repeated="16365"/>
        </table:table-row>
        <table:table-row table:style-name="ro10">
          <table:table-cell office:value-type="string" table:style-name="ce3">
            <text:p>C02_05</text:p>
          </table:table-cell>
          <table:table-cell office:value-type="string" table:style-name="ce3">
            <text:p>C02_05. Why do you want to leave [my organisation] immediately or within the next 12 months? (% selecting 'For more interesting work'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106999999999999" table:style-name="ce11">
            <text:p>29.107</text:p>
          </table:table-cell>
          <table:table-cell office:value-type="float" office:value="28.859000000000002" table:style-name="ce11">
            <text:p>28.859</text:p>
          </table:table-cell>
          <table:table-cell table:number-columns-repeated="16365"/>
        </table:table-row>
        <table:table-row table:style-name="ro10">
          <table:table-cell office:value-type="string" table:style-name="ce3">
            <text:p>C02_06</text:p>
          </table:table-cell>
          <table:table-cell office:value-type="string" table:style-name="ce3">
            <text:p>C02_06. Why do you want to leave [my organisation] immediately or within the next 12 months? (% selecting 'Due to unmanageable workload'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0.587" table:style-name="ce11">
            <text:p>20.587</text:p>
          </table:table-cell>
          <table:table-cell office:value-type="float" office:value="20.532" table:style-name="ce11">
            <text:p>20.532</text:p>
          </table:table-cell>
          <table:table-cell table:number-columns-repeated="16365"/>
        </table:table-row>
        <table:table-row table:style-name="ro10">
          <table:table-cell office:value-type="string" table:style-name="ce3">
            <text:p>C02_07</text:p>
          </table:table-cell>
          <table:table-cell office:value-type="string" table:style-name="ce3">
            <text:p>C02_07. Why do you want to leave [my organisation] immediately or within the next 12 months? (% selecting 'For a better work-life balanc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7.614999999999998" table:style-name="ce11">
            <text:p>27.615</text:p>
          </table:table-cell>
          <table:table-cell office:value-type="float" office:value="26.603999999999999" table:style-name="ce11">
            <text:p>26.604</text:p>
          </table:table-cell>
          <table:table-cell table:number-columns-repeated="16365"/>
        </table:table-row>
        <table:table-row table:style-name="ro10">
          <table:table-cell office:value-type="string" table:style-name="ce3">
            <text:p>C02_08</text:p>
          </table:table-cell>
          <table:table-cell office:value-type="string" table:style-name="ce3">
            <text:p>C02_08. Why do you want to leave [my organisation] immediately or within the next 12 months? (% selecting 'Lack of inclusion and fair treatment'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6.268000000000001" table:style-name="ce11">
            <text:p>16.268</text:p>
          </table:table-cell>
          <table:table-cell office:value-type="float" office:value="16.658999999999999" table:style-name="ce11">
            <text:p>16.659</text:p>
          </table:table-cell>
          <table:table-cell table:number-columns-repeated="16365"/>
        </table:table-row>
        <table:table-row table:style-name="ro10">
          <table:table-cell office:value-type="string" table:style-name="ce3">
            <text:p>C02_09</text:p>
          </table:table-cell>
          <table:table-cell office:value-type="string" table:style-name="ce3">
            <text:p>C02_09. Why do you want to leave [my organisation] immediately or within the next 12 months? (% selecting 'Don’t like organisational cultur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7.055" table:style-name="ce11">
            <text:p>27.055</text:p>
          </table:table-cell>
          <table:table-cell office:value-type="float" office:value="26.312000000000001" table:style-name="ce11">
            <text:p>26.312</text:p>
          </table:table-cell>
          <table:table-cell table:number-columns-repeated="16365"/>
        </table:table-row>
        <table:table-row table:style-name="ro10">
          <table:table-cell office:value-type="string" table:style-name="ce3">
            <text:p>C02_10</text:p>
          </table:table-cell>
          <table:table-cell office:value-type="string" table:style-name="ce3">
            <text:p>C02_10. Why do you want to leave [my organisation] immediately or within the next 12 months? (% selecting 'Due to poor line management'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8.367999999999999" table:style-name="ce11">
            <text:p>18.368</text:p>
          </table:table-cell>
          <table:table-cell office:value-type="float" office:value="18.782" table:style-name="ce11">
            <text:p>18.782</text:p>
          </table:table-cell>
          <table:table-cell table:number-columns-repeated="16365"/>
        </table:table-row>
        <table:table-row table:style-name="ro10">
          <table:table-cell office:value-type="string" table:style-name="ce3">
            <text:p>C02_11</text:p>
          </table:table-cell>
          <table:table-cell office:value-type="string" table:style-name="ce3">
            <text:p>C02_11. Why do you want to leave [my organisation] immediately or within the next 12 months? (% selecting 'Due to poor work relationships'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984" table:style-name="ce11">
            <text:p>7.984</text:p>
          </table:table-cell>
          <table:table-cell office:value-type="float" office:value="8.0120000000000005" table:style-name="ce11">
            <text:p>8.012</text:p>
          </table:table-cell>
          <table:table-cell table:number-columns-repeated="16365"/>
        </table:table-row>
        <table:table-row table:style-name="ro8">
          <table:table-cell office:value-type="string" table:style-name="ce3">
            <text:p>C02_12</text:p>
          </table:table-cell>
          <table:table-cell office:value-type="string" table:style-name="ce3">
            <text:p>C02_12. Why do you want to leave [my organisation] immediately or within the next 12 months? (% selecting 'Due to poor leadership'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0.423999999999999" table:style-name="ce11">
            <text:p>30.424</text:p>
          </table:table-cell>
          <table:table-cell office:value-type="float" office:value="30.373999999999999" table:style-name="ce11">
            <text:p>30.374</text:p>
          </table:table-cell>
          <table:table-cell table:number-columns-repeated="16365"/>
        </table:table-row>
        <table:table-row table:style-name="ro11">
          <table:table-cell office:value-type="string" table:style-name="ce3">
            <text:p>C02_13</text:p>
          </table:table-cell>
          <table:table-cell office:value-type="string" table:style-name="ce3">
            <text:p>C02_13. Why do you want to leave [my organisation] immediately or within the next 12 months? (% selecting 'Personal circumstances (for example, caring responsibilities, ill health)'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6289999999999996" table:style-name="ce11">
            <text:p>7.629</text:p>
          </table:table-cell>
          <table:table-cell office:value-type="float" office:value="7.5979999999999999" table:style-name="ce11">
            <text:p>7.598</text:p>
          </table:table-cell>
          <table:table-cell table:number-columns-repeated="16365"/>
        </table:table-row>
        <table:table-row table:style-name="ro8">
          <table:table-cell office:value-type="string" table:style-name="ce3">
            <text:p>C02_14</text:p>
          </table:table-cell>
          <table:table-cell office:value-type="string" table:style-name="ce3">
            <text:p>C02_14. Why do you want to leave [my organisation] immediately or within the next 12 months? (% selecting 'Retiring'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9470000000000001" table:style-name="ce11">
            <text:p>7.947</text:p>
          </table:table-cell>
          <table:table-cell office:value-type="float" office:value="8.9049999999999994" table:style-name="ce11">
            <text:p>8.905</text:p>
          </table:table-cell>
          <table:table-cell table:number-columns-repeated="16365"/>
        </table:table-row>
        <table:table-row table:style-name="ro8">
          <table:table-cell office:value-type="string" table:style-name="ce3">
            <text:p>C02_15</text:p>
          </table:table-cell>
          <table:table-cell office:value-type="string" table:style-name="ce3">
            <text:p>C02_15. Why do you want to leave [my organisation] immediately or within the next 12 months? (% selecting 'Just want a change'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6.702000000000002" table:style-name="ce11">
            <text:p>16.702</text:p>
          </table:table-cell>
          <table:table-cell office:value-type="float" office:value="16.393000000000001" table:style-name="ce11">
            <text:p>16.393</text:p>
          </table:table-cell>
          <table:table-cell table:number-columns-repeated="16365"/>
        </table:table-row>
        <table:table-row table:style-name="ro8">
          <table:table-cell office:value-type="string" table:style-name="ce3">
            <text:p>C02_16</text:p>
          </table:table-cell>
          <table:table-cell office:value-type="string" table:style-name="ce3">
            <text:p>C02_16. Why do you want to leave [my organisation] immediately or within the next 12 months? (% selecting 'Other' of those ticking at least one C02 option)</text:p>
          </table:table-cell>
          <table:table-cell office:value-type="string" table:style-name="ce3">
            <text:p>Future intentions to leave</text:p>
          </table:table-cell>
          <table:table-cell office:value-type="string" table:style-name="ce3">
            <text:p>[notes 2,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9.9610000000000003" table:style-name="ce11">
            <text:p>9.961</text:p>
          </table:table-cell>
          <table:table-cell office:value-type="float" office:value="9.0060000000000002" table:style-name="ce11">
            <text:p>9.006</text:p>
          </table:table-cell>
          <table:table-cell table:number-columns-repeated="16365"/>
        </table:table-row>
        <table:table-row table:style-name="ro10">
          <table:table-cell office:value-type="string" table:style-name="ce3">
            <text:p>CV3</text:p>
          </table:table-cell>
          <table:table-cell office:value-type="string" table:style-name="ce3">
            <text:p>CV3. Would you describe yourself as having 'long COVID', that is, you are still experiencing symptoms more than 4 weeks after you first had COVID-19, that are not explained by something else? (% selecting 'Yes')</text:p>
          </table:table-cell>
          <table:table-cell office:value-type="string" table:style-name="ce3">
            <text:p>The Coronavirus (Covid-19) Pandemic</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2.803000000000001" table:style-name="ce11">
            <text:p>12.803</text:p>
          </table:table-cell>
          <table:table-cell office:value-type="float" office:value="9.798" table:style-name="ce11">
            <text:p>9.798</text:p>
          </table:table-cell>
          <table:table-cell table:number-columns-repeated="16365"/>
        </table:table-row>
        <table:table-row table:style-name="ro9">
          <table:table-cell office:value-type="string" table:style-name="ce3">
            <text:p>D01A</text:p>
          </table:table-cell>
          <table:table-cell office:value-type="string" table:style-name="ce3">
            <text:p>D01A. I understand the Civil Service Code and what it means for my conduct (% selecting 'Strongly agree' or 'Agree')</text:p>
          </table:table-cell>
          <table:table-cell office:value-type="string" table:style-name="ce3">
            <text:p>Civil Service Code</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8.59" table:style-name="ce11">
            <text:p>88.59</text:p>
          </table:table-cell>
          <table:table-cell office:value-type="float" office:value="87.95" table:style-name="ce11">
            <text:p>87.95</text:p>
          </table:table-cell>
          <table:table-cell office:value-type="float" office:value="87.65" table:style-name="ce11">
            <text:p>87.65</text:p>
          </table:table-cell>
          <table:table-cell table:number-columns-repeated="16365"/>
        </table:table-row>
        <table:table-row table:style-name="ro6">
          <table:table-cell office:value-type="string" table:style-name="ce3">
            <text:p>D02</text:p>
          </table:table-cell>
          <table:table-cell office:value-type="string" table:style-name="ce3">
            <text:p>D02. Are you aware of how to raise a concern under the Civil Service Code? (% selecting 'Yes')</text:p>
          </table:table-cell>
          <table:table-cell office:value-type="string" table:style-name="ce3">
            <text:p>Civil Service Code</text:p>
          </table:table-cell>
          <table:table-cell office:value-type="string" table:style-name="ce3">
            <text:p/>
          </table:table-cell>
          <table:table-cell office:value-type="float" office:value="44.506999999999998" table:style-name="ce11">
            <text:p>44.507</text:p>
          </table:table-cell>
          <table:table-cell office:value-type="float" office:value="51.356000000000002" table:style-name="ce11">
            <text:p>51.356</text:p>
          </table:table-cell>
          <table:table-cell office:value-type="float" office:value="57.418999999999997" table:style-name="ce11">
            <text:p>57.419</text:p>
          </table:table-cell>
          <table:table-cell office:value-type="float" office:value="60.969000000000001" table:style-name="ce11">
            <text:p>60.969</text:p>
          </table:table-cell>
          <table:table-cell office:value-type="float" office:value="64.171000000000006" table:style-name="ce11">
            <text:p>64.171</text:p>
          </table:table-cell>
          <table:table-cell office:value-type="float" office:value="64.665000000000006" table:style-name="ce11">
            <text:p>64.665</text:p>
          </table:table-cell>
          <table:table-cell office:value-type="float" office:value="66.69" table:style-name="ce11">
            <text:p>66.69</text:p>
          </table:table-cell>
          <table:table-cell office:value-type="float" office:value="68.555999999999997" table:style-name="ce11">
            <text:p>68.556</text:p>
          </table:table-cell>
          <table:table-cell office:value-type="float" office:value="68.605999999999995" table:style-name="ce11">
            <text:p>68.606</text:p>
          </table:table-cell>
          <table:table-cell office:value-type="float" office:value="67.921000000000006" table:style-name="ce11">
            <text:p>67.921</text:p>
          </table:table-cell>
          <table:table-cell office:value-type="float" office:value="66.355999999999995" table:style-name="ce11">
            <text:p>66.356</text:p>
          </table:table-cell>
          <table:table-cell office:value-type="float" office:value="68.534999999999997" table:style-name="ce11">
            <text:p>68.535</text:p>
          </table:table-cell>
          <table:table-cell office:value-type="float" office:value="68.215999999999994" table:style-name="ce11">
            <text:p>68.216</text:p>
          </table:table-cell>
          <table:table-cell office:value-type="float" office:value="68.596000000000004" table:style-name="ce11">
            <text:p>68.596</text:p>
          </table:table-cell>
          <table:table-cell office:value-type="float" office:value="70.19" table:style-name="ce11">
            <text:p>70.19</text:p>
          </table:table-cell>
          <table:table-cell table:number-columns-repeated="16365"/>
        </table:table-row>
        <table:table-row table:style-name="ro8">
          <table:table-cell office:value-type="string" table:style-name="ce3">
            <text:p>D03</text:p>
          </table:table-cell>
          <table:table-cell office:value-type="string" table:style-name="ce3">
            <text:p>D03. Are you confident that if you raised a concern under the Civil Service Code in [my organisation] it would be investigated properly? (% selecting 'Yes')</text:p>
          </table:table-cell>
          <table:table-cell office:value-type="string" table:style-name="ce3">
            <text:p>Civil Service Code</text:p>
          </table:table-cell>
          <table:table-cell office:value-type="string" table:style-name="ce3">
            <text:p/>
          </table:table-cell>
          <table:table-cell office:value-type="float" office:value="51.378" table:style-name="ce11">
            <text:p>51.378</text:p>
          </table:table-cell>
          <table:table-cell office:value-type="float" office:value="54.643000000000001" table:style-name="ce11">
            <text:p>54.643</text:p>
          </table:table-cell>
          <table:table-cell office:value-type="float" office:value="56.779000000000003" table:style-name="ce11">
            <text:p>56.779</text:p>
          </table:table-cell>
          <table:table-cell office:value-type="float" office:value="59.412999999999997" table:style-name="ce11">
            <text:p>59.413</text:p>
          </table:table-cell>
          <table:table-cell office:value-type="float" office:value="62.901000000000003" table:style-name="ce11">
            <text:p>62.901</text:p>
          </table:table-cell>
          <table:table-cell office:value-type="float" office:value="62.710999999999999" table:style-name="ce11">
            <text:p>62.711</text:p>
          </table:table-cell>
          <table:table-cell office:value-type="float" office:value="62.959000000000003" table:style-name="ce11">
            <text:p>62.959</text:p>
          </table:table-cell>
          <table:table-cell office:value-type="float" office:value="65.47" table:style-name="ce11">
            <text:p>65.47</text:p>
          </table:table-cell>
          <table:table-cell office:value-type="float" office:value="66.677000000000007" table:style-name="ce11">
            <text:p>66.677</text:p>
          </table:table-cell>
          <table:table-cell office:value-type="float" office:value="66.424999999999997" table:style-name="ce11">
            <text:p>66.425</text:p>
          </table:table-cell>
          <table:table-cell office:value-type="float" office:value="66.965000000000003" table:style-name="ce11">
            <text:p>66.965</text:p>
          </table:table-cell>
          <table:table-cell office:value-type="float" office:value="72.037999999999997" table:style-name="ce11">
            <text:p>72.038</text:p>
          </table:table-cell>
          <table:table-cell office:value-type="float" office:value="71.950999999999993" table:style-name="ce11">
            <text:p>71.951</text:p>
          </table:table-cell>
          <table:table-cell office:value-type="float" office:value="71.224999999999994" table:style-name="ce11">
            <text:p>71.225</text:p>
          </table:table-cell>
          <table:table-cell office:value-type="float" office:value="71.215999999999994" table:style-name="ce11">
            <text:p>71.216</text:p>
          </table:table-cell>
          <table:table-cell table:number-columns-repeated="16365"/>
        </table:table-row>
        <table:table-row table:style-name="ro6">
          <table:table-cell office:value-type="string" table:style-name="ce3">
            <text:p>E01_yes</text:p>
          </table:table-cell>
          <table:table-cell office:value-type="string" table:style-name="ce3">
            <text:p>E01_yes. Have you been discriminated against at work in the last 12 months? (% selecting 'Yes')</text:p>
          </table:table-cell>
          <table:table-cell office:value-type="string" table:style-name="ce3">
            <text:p>Discrimination</text:p>
          </table:table-cell>
          <table:table-cell office:value-type="string" table:style-name="ce3">
            <text:p/>
          </table:table-cell>
          <table:table-cell office:value-type="float" office:value="12.384" table:style-name="ce11">
            <text:p>12.384</text:p>
          </table:table-cell>
          <table:table-cell office:value-type="float" office:value="13.016999999999999" table:style-name="ce11">
            <text:p>13.017</text:p>
          </table:table-cell>
          <table:table-cell office:value-type="float" office:value="12.353" table:style-name="ce11">
            <text:p>12.353</text:p>
          </table:table-cell>
          <table:table-cell office:value-type="float" office:value="12.189" table:style-name="ce11">
            <text:p>12.189</text:p>
          </table:table-cell>
          <table:table-cell office:value-type="float" office:value="11.871" table:style-name="ce11">
            <text:p>11.871</text:p>
          </table:table-cell>
          <table:table-cell office:value-type="float" office:value="12.157" table:style-name="ce11">
            <text:p>12.157</text:p>
          </table:table-cell>
          <table:table-cell office:value-type="float" office:value="12.975" table:style-name="ce11">
            <text:p>12.975</text:p>
          </table:table-cell>
          <table:table-cell office:value-type="float" office:value="13.364000000000001" table:style-name="ce11">
            <text:p>13.364</text:p>
          </table:table-cell>
          <table:table-cell office:value-type="float" office:value="13.414999999999999" table:style-name="ce11">
            <text:p>13.415</text:p>
          </table:table-cell>
          <table:table-cell office:value-type="float" office:value="13.696" table:style-name="ce11">
            <text:p>13.696</text:p>
          </table:table-cell>
          <table:table-cell office:value-type="float" office:value="12.808" table:style-name="ce11">
            <text:p>12.808</text:p>
          </table:table-cell>
          <table:table-cell office:value-type="float" office:value="10.069000000000001" table:style-name="ce11">
            <text:p>10.069</text:p>
          </table:table-cell>
          <table:table-cell office:value-type="float" office:value="8.9130000000000003" table:style-name="ce11">
            <text:p>8.913</text:p>
          </table:table-cell>
          <table:table-cell office:value-type="float" office:value="8.7509999999999994" table:style-name="ce11">
            <text:p>8.751</text:p>
          </table:table-cell>
          <table:table-cell office:value-type="float" office:value="9.1720000000000006" table:style-name="ce11">
            <text:p>9.172</text:p>
          </table:table-cell>
          <table:table-cell table:number-columns-repeated="16365"/>
        </table:table-row>
        <table:table-row table:style-name="ro6">
          <table:table-cell office:value-type="string" table:style-name="ce3">
            <text:p>E01_no</text:p>
          </table:table-cell>
          <table:table-cell office:value-type="string" table:style-name="ce3">
            <text:p>E01_no. Have you been discriminated against at work in the last 12 months? (% selecting 'No')</text:p>
          </table:table-cell>
          <table:table-cell office:value-type="string" table:style-name="ce3">
            <text:p>Discrimination</text:p>
          </table:table-cell>
          <table:table-cell office:value-type="string" table:style-name="ce3">
            <text:p/>
          </table:table-cell>
          <table:table-cell office:value-type="float" office:value="78.311000000000007" table:style-name="ce11">
            <text:p>78.311</text:p>
          </table:table-cell>
          <table:table-cell office:value-type="float" office:value="77.942999999999998" table:style-name="ce11">
            <text:p>77.943</text:p>
          </table:table-cell>
          <table:table-cell office:value-type="float" office:value="78.018000000000001" table:style-name="ce11">
            <text:p>78.018</text:p>
          </table:table-cell>
          <table:table-cell office:value-type="float" office:value="78.138999999999996" table:style-name="ce11">
            <text:p>78.139</text:p>
          </table:table-cell>
          <table:table-cell office:value-type="float" office:value="79.001999999999995" table:style-name="ce11">
            <text:p>79.002</text:p>
          </table:table-cell>
          <table:table-cell office:value-type="float" office:value="78.769000000000005" table:style-name="ce11">
            <text:p>78.769</text:p>
          </table:table-cell>
          <table:table-cell office:value-type="float" office:value="77.834999999999994" table:style-name="ce11">
            <text:p>77.835</text:p>
          </table:table-cell>
          <table:table-cell office:value-type="float" office:value="77.665000000000006" table:style-name="ce11">
            <text:p>77.665</text:p>
          </table:table-cell>
          <table:table-cell office:value-type="float" office:value="77.866" table:style-name="ce11">
            <text:p>77.866</text:p>
          </table:table-cell>
          <table:table-cell office:value-type="float" office:value="77.8" table:style-name="ce11">
            <text:p>77.8</text:p>
          </table:table-cell>
          <table:table-cell office:value-type="float" office:value="78.703999999999994" table:style-name="ce11">
            <text:p>78.704</text:p>
          </table:table-cell>
          <table:table-cell office:value-type="float" office:value="82.015000000000001" table:style-name="ce11">
            <text:p>82.015</text:p>
          </table:table-cell>
          <table:table-cell office:value-type="float" office:value="83.366" table:style-name="ce11">
            <text:p>83.366</text:p>
          </table:table-cell>
          <table:table-cell office:value-type="float" office:value="84.168000000000006" table:style-name="ce11">
            <text:p>84.168</text:p>
          </table:table-cell>
          <table:table-cell office:value-type="float" office:value="83.619" table:style-name="ce11">
            <text:p>83.619</text:p>
          </table:table-cell>
          <table:table-cell table:number-columns-repeated="16365"/>
        </table:table-row>
        <table:table-row table:style-name="ro9">
          <table:table-cell office:value-type="string" table:style-name="ce3">
            <text:p>E01_pnts</text:p>
          </table:table-cell>
          <table:table-cell office:value-type="string" table:style-name="ce3">
            <text:p>E01_pnts. Have you been discriminated against at work in the last 12 months? (% selecting 'Prefer not to say')</text:p>
          </table:table-cell>
          <table:table-cell office:value-type="string" table:style-name="ce3">
            <text:p>Discrimination</text:p>
          </table:table-cell>
          <table:table-cell office:value-type="string" table:style-name="ce3">
            <text:p/>
          </table:table-cell>
          <table:table-cell office:value-type="float" office:value="9.3049999999999997" table:style-name="ce11">
            <text:p>9.305</text:p>
          </table:table-cell>
          <table:table-cell office:value-type="float" office:value="9.0399999999999991" table:style-name="ce11">
            <text:p>9.04</text:p>
          </table:table-cell>
          <table:table-cell office:value-type="float" office:value="9.6300000000000008" table:style-name="ce11">
            <text:p>9.63</text:p>
          </table:table-cell>
          <table:table-cell office:value-type="float" office:value="9.6720000000000006" table:style-name="ce11">
            <text:p>9.672</text:p>
          </table:table-cell>
          <table:table-cell office:value-type="float" office:value="9.1270000000000007" table:style-name="ce11">
            <text:p>9.127</text:p>
          </table:table-cell>
          <table:table-cell office:value-type="float" office:value="9.0739999999999998" table:style-name="ce11">
            <text:p>9.074</text:p>
          </table:table-cell>
          <table:table-cell office:value-type="float" office:value="9.19" table:style-name="ce11">
            <text:p>9.19</text:p>
          </table:table-cell>
          <table:table-cell office:value-type="float" office:value="8.9710000000000001" table:style-name="ce11">
            <text:p>8.971</text:p>
          </table:table-cell>
          <table:table-cell office:value-type="float" office:value="8.7189999999999994" table:style-name="ce11">
            <text:p>8.719</text:p>
          </table:table-cell>
          <table:table-cell office:value-type="float" office:value="8.5039999999999996" table:style-name="ce11">
            <text:p>8.504</text:p>
          </table:table-cell>
          <table:table-cell office:value-type="float" office:value="8.4879999999999995" table:style-name="ce11">
            <text:p>8.488</text:p>
          </table:table-cell>
          <table:table-cell office:value-type="float" office:value="7.9160000000000004" table:style-name="ce11">
            <text:p>7.916</text:p>
          </table:table-cell>
          <table:table-cell office:value-type="float" office:value="7.7210000000000001" table:style-name="ce11">
            <text:p>7.721</text:p>
          </table:table-cell>
          <table:table-cell office:value-type="float" office:value="7.0810000000000004" table:style-name="ce11">
            <text:p>7.081</text:p>
          </table:table-cell>
          <table:table-cell office:value-type="float" office:value="7.2089999999999996" table:style-name="ce11">
            <text:p>7.209</text:p>
          </table:table-cell>
          <table:table-cell table:number-columns-repeated="16365"/>
        </table:table-row>
        <table:table-row table:style-name="ro9">
          <table:table-cell office:value-type="string" table:style-name="ce3">
            <text:p>E02_01</text:p>
          </table:table-cell>
          <table:table-cell office:value-type="string" table:style-name="ce3">
            <text:p>E02_01. On which of the following grounds were you discriminated against? (% selecting 'Age'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15.907" table:style-name="ce11">
            <text:p>15.907</text:p>
          </table:table-cell>
          <table:table-cell office:value-type="float" office:value="12.65" table:style-name="ce11">
            <text:p>12.65</text:p>
          </table:table-cell>
          <table:table-cell office:value-type="float" office:value="12.849" table:style-name="ce11">
            <text:p>12.849</text:p>
          </table:table-cell>
          <table:table-cell office:value-type="float" office:value="12.430999999999999" table:style-name="ce11">
            <text:p>12.431</text:p>
          </table:table-cell>
          <table:table-cell office:value-type="float" office:value="13.260999999999999" table:style-name="ce11">
            <text:p>13.261</text:p>
          </table:table-cell>
          <table:table-cell office:value-type="float" office:value="14.218999999999999" table:style-name="ce11">
            <text:p>14.219</text:p>
          </table:table-cell>
          <table:table-cell office:value-type="float" office:value="14.742000000000001" table:style-name="ce11">
            <text:p>14.742</text:p>
          </table:table-cell>
          <table:table-cell office:value-type="float" office:value="15.87" table:style-name="ce11">
            <text:p>15.87</text:p>
          </table:table-cell>
          <table:table-cell office:value-type="float" office:value="16.347999999999999" table:style-name="ce11">
            <text:p>16.348</text:p>
          </table:table-cell>
          <table:table-cell office:value-type="float" office:value="17.616" table:style-name="ce11">
            <text:p>17.616</text:p>
          </table:table-cell>
          <table:table-cell office:value-type="float" office:value="18.814" table:style-name="ce11">
            <text:p>18.814</text:p>
          </table:table-cell>
          <table:table-cell office:value-type="float" office:value="16.565999999999999" table:style-name="ce11">
            <text:p>16.566</text:p>
          </table:table-cell>
          <table:table-cell office:value-type="float" office:value="17.209" table:style-name="ce11">
            <text:p>17.209</text:p>
          </table:table-cell>
          <table:table-cell office:value-type="float" office:value="17.463000000000001" table:style-name="ce11">
            <text:p>17.463</text:p>
          </table:table-cell>
          <table:table-cell office:value-type="float" office:value="17.056999999999999" table:style-name="ce11">
            <text:p>17.057</text:p>
          </table:table-cell>
          <table:table-cell table:number-columns-repeated="16365"/>
        </table:table-row>
        <table:table-row table:style-name="ro8">
          <table:table-cell office:value-type="string" table:style-name="ce3">
            <text:p>E02_02</text:p>
          </table:table-cell>
          <table:table-cell office:value-type="string" table:style-name="ce3">
            <text:p>E02_02. On which of the following grounds were you discriminated against? (% selecting 'Caring responsibilities'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10.204000000000001" table:style-name="ce11">
            <text:p>10.204</text:p>
          </table:table-cell>
          <table:table-cell office:value-type="float" office:value="11.47" table:style-name="ce11">
            <text:p>11.47</text:p>
          </table:table-cell>
          <table:table-cell office:value-type="float" office:value="11.189" table:style-name="ce11">
            <text:p>11.189</text:p>
          </table:table-cell>
          <table:table-cell office:value-type="float" office:value="11.289" table:style-name="ce11">
            <text:p>11.289</text:p>
          </table:table-cell>
          <table:table-cell office:value-type="float" office:value="11.212999999999999" table:style-name="ce11">
            <text:p>11.213</text:p>
          </table:table-cell>
          <table:table-cell office:value-type="float" office:value="11.222" table:style-name="ce11">
            <text:p>11.222</text:p>
          </table:table-cell>
          <table:table-cell office:value-type="float" office:value="12.147" table:style-name="ce11">
            <text:p>12.147</text:p>
          </table:table-cell>
          <table:table-cell office:value-type="float" office:value="11.585000000000001" table:style-name="ce11">
            <text:p>11.585</text:p>
          </table:table-cell>
          <table:table-cell office:value-type="float" office:value="11.531000000000001" table:style-name="ce11">
            <text:p>11.531</text:p>
          </table:table-cell>
          <table:table-cell office:value-type="float" office:value="11.167" table:style-name="ce11">
            <text:p>11.167</text:p>
          </table:table-cell>
          <table:table-cell office:value-type="float" office:value="13.416" table:style-name="ce11">
            <text:p>13.416</text:p>
          </table:table-cell>
          <table:table-cell office:value-type="float" office:value="13.484999999999999" table:style-name="ce11">
            <text:p>13.485</text:p>
          </table:table-cell>
          <table:table-cell office:value-type="float" office:value="12.548" table:style-name="ce11">
            <text:p>12.548</text:p>
          </table:table-cell>
          <table:table-cell office:value-type="float" office:value="12.082000000000001" table:style-name="ce11">
            <text:p>12.082</text:p>
          </table:table-cell>
          <table:table-cell table:number-columns-repeated="16365"/>
        </table:table-row>
        <table:table-row table:style-name="ro9">
          <table:table-cell office:value-type="string" table:style-name="ce3">
            <text:p>E02_03</text:p>
          </table:table-cell>
          <table:table-cell office:value-type="string" table:style-name="ce3">
            <text:p>E02_03. On which of the following grounds were you discriminated against? (% selecting 'Disabilit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10.836" table:style-name="ce11">
            <text:p>10.836</text:p>
          </table:table-cell>
          <table:table-cell office:value-type="float" office:value="10.347" table:style-name="ce11">
            <text:p>10.347</text:p>
          </table:table-cell>
          <table:table-cell office:value-type="float" office:value="11.321999999999999" table:style-name="ce11">
            <text:p>11.322</text:p>
          </table:table-cell>
          <table:table-cell office:value-type="float" office:value="11.728999999999999" table:style-name="ce11">
            <text:p>11.729</text:p>
          </table:table-cell>
          <table:table-cell office:value-type="float" office:value="11.157" table:style-name="ce11">
            <text:p>11.157</text:p>
          </table:table-cell>
          <table:table-cell office:value-type="float" office:value="12.044" table:style-name="ce11">
            <text:p>12.044</text:p>
          </table:table-cell>
          <table:table-cell office:value-type="float" office:value="13.827" table:style-name="ce11">
            <text:p>13.827</text:p>
          </table:table-cell>
          <table:table-cell office:value-type="float" office:value="14.08" table:style-name="ce11">
            <text:p>14.08</text:p>
          </table:table-cell>
          <table:table-cell office:value-type="float" office:value="13.991" table:style-name="ce11">
            <text:p>13.991</text:p>
          </table:table-cell>
          <table:table-cell office:value-type="float" office:value="14.432" table:style-name="ce11">
            <text:p>14.432</text:p>
          </table:table-cell>
          <table:table-cell office:value-type="float" office:value="14.329000000000001" table:style-name="ce11">
            <text:p>14.329</text:p>
          </table:table-cell>
          <table:table-cell office:value-type="float" office:value="14.414" table:style-name="ce11">
            <text:p>14.414</text:p>
          </table:table-cell>
          <table:table-cell office:value-type="float" office:value="15.967000000000001" table:style-name="ce11">
            <text:p>15.967</text:p>
          </table:table-cell>
          <table:table-cell office:value-type="float" office:value="18.013000000000002" table:style-name="ce11">
            <text:p>18.013</text:p>
          </table:table-cell>
          <table:table-cell office:value-type="float" office:value="19.106999999999999" table:style-name="ce11">
            <text:p>19.107</text:p>
          </table:table-cell>
          <table:table-cell table:number-columns-repeated="16365"/>
        </table:table-row>
        <table:table-row table:style-name="ro8">
          <table:table-cell office:value-type="string" table:style-name="ce3">
            <text:p>E02_04</text:p>
          </table:table-cell>
          <table:table-cell office:value-type="string" table:style-name="ce3">
            <text:p>E02_04. On which of the following grounds were you discriminated against? (% selecting 'Ethnic background'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8.8260000000000005" table:style-name="ce11">
            <text:p>8.826</text:p>
          </table:table-cell>
          <table:table-cell office:value-type="float" office:value="6.1050000000000004" table:style-name="ce11">
            <text:p>6.105</text:p>
          </table:table-cell>
          <table:table-cell office:value-type="float" office:value="6.1210000000000004" table:style-name="ce11">
            <text:p>6.121</text:p>
          </table:table-cell>
          <table:table-cell office:value-type="float" office:value="5.9550000000000001" table:style-name="ce11">
            <text:p>5.955</text:p>
          </table:table-cell>
          <table:table-cell office:value-type="float" office:value="6.7679999999999998" table:style-name="ce11">
            <text:p>6.768</text:p>
          </table:table-cell>
          <table:table-cell office:value-type="float" office:value="7.2069999999999999" table:style-name="ce11">
            <text:p>7.207</text:p>
          </table:table-cell>
          <table:table-cell office:value-type="float" office:value="7.3869999999999996" table:style-name="ce11">
            <text:p>7.387</text:p>
          </table:table-cell>
          <table:table-cell office:value-type="float" office:value="7.3319999999999999" table:style-name="ce11">
            <text:p>7.332</text:p>
          </table:table-cell>
          <table:table-cell office:value-type="float" office:value="8.4309999999999992" table:style-name="ce11">
            <text:p>8.431</text:p>
          </table:table-cell>
          <table:table-cell office:value-type="float" office:value="8.9610000000000003" table:style-name="ce11">
            <text:p>8.961</text:p>
          </table:table-cell>
          <table:table-cell office:value-type="float" office:value="11.2" table:style-name="ce11">
            <text:p>11.2</text:p>
          </table:table-cell>
          <table:table-cell office:value-type="float" office:value="12.489000000000001" table:style-name="ce11">
            <text:p>12.489</text:p>
          </table:table-cell>
          <table:table-cell office:value-type="float" office:value="13.236000000000001" table:style-name="ce11">
            <text:p>13.236</text:p>
          </table:table-cell>
          <table:table-cell office:value-type="float" office:value="13.194000000000001" table:style-name="ce11">
            <text:p>13.194</text:p>
          </table:table-cell>
          <table:table-cell office:value-type="float" office:value="12.507" table:style-name="ce11">
            <text:p>12.507</text:p>
          </table:table-cell>
          <table:table-cell table:number-columns-repeated="16365"/>
        </table:table-row>
        <table:table-row table:style-name="ro9">
          <table:table-cell office:value-type="string" table:style-name="ce3">
            <text:p>E02_05</text:p>
          </table:table-cell>
          <table:table-cell office:value-type="string" table:style-name="ce3">
            <text:p>E02_05. On which of the following grounds were you discriminated against? (% selecting 'Gender'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12.430999999999999" table:style-name="ce11">
            <text:p>12.431</text:p>
          </table:table-cell>
          <table:table-cell office:value-type="float" office:value="9.5609999999999999" table:style-name="ce11">
            <text:p>9.561</text:p>
          </table:table-cell>
          <table:table-cell office:value-type="float" office:value="9.9309999999999992" table:style-name="ce11">
            <text:p>9.931</text:p>
          </table:table-cell>
          <table:table-cell office:value-type="float" office:value="9.6530000000000005" table:style-name="ce11">
            <text:p>9.653</text:p>
          </table:table-cell>
          <table:table-cell office:value-type="float" office:value="10.712999999999999" table:style-name="ce11">
            <text:p>10.713</text:p>
          </table:table-cell>
          <table:table-cell office:value-type="float" office:value="11.85" table:style-name="ce11">
            <text:p>11.85</text:p>
          </table:table-cell>
          <table:table-cell office:value-type="float" office:value="12.028" table:style-name="ce11">
            <text:p>12.028</text:p>
          </table:table-cell>
          <table:table-cell office:value-type="float" office:value="12.504" table:style-name="ce11">
            <text:p>12.504</text:p>
          </table:table-cell>
          <table:table-cell office:value-type="float" office:value="13.988" table:style-name="ce11">
            <text:p>13.988</text:p>
          </table:table-cell>
          <table:table-cell office:value-type="float" office:value="14.143000000000001" table:style-name="ce11">
            <text:p>14.143</text:p>
          </table:table-cell>
          <table:table-cell office:value-type="float" office:value="14.662000000000001" table:style-name="ce11">
            <text:p>14.662</text:p>
          </table:table-cell>
          <table:table-cell office:value-type="float" office:value="14.183" table:style-name="ce11">
            <text:p>14.183</text:p>
          </table:table-cell>
          <table:table-cell office:value-type="float" office:value="16.056000000000001" table:style-name="ce11">
            <text:p>16.056</text:p>
          </table:table-cell>
          <table:table-cell office:value-type="float" office:value="15.739000000000001" table:style-name="ce11">
            <text:p>15.739</text:p>
          </table:table-cell>
          <table:table-cell office:value-type="float" office:value="15.186" table:style-name="ce11">
            <text:p>15.186</text:p>
          </table:table-cell>
          <table:table-cell table:number-columns-repeated="16365"/>
        </table:table-row>
        <table:table-row table:style-name="ro8">
          <table:table-cell office:value-type="string" table:style-name="ce3">
            <text:p>E02_06</text:p>
          </table:table-cell>
          <table:table-cell office:value-type="string" table:style-name="ce3">
            <text:p>E02_06. On which of the following grounds were you discriminated against? (% selecting 'Gender reassignment or perceived gender'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0.60699999999999998" table:style-name="ce11">
            <text:p>0.607</text:p>
          </table:table-cell>
          <table:table-cell office:value-type="float" office:value="0.44400000000000001" table:style-name="ce11">
            <text:p>0.444</text:p>
          </table:table-cell>
          <table:table-cell office:value-type="float" office:value="0.39700000000000002" table:style-name="ce11">
            <text:p>0.397</text:p>
          </table:table-cell>
          <table:table-cell office:value-type="float" office:value="0.30199999999999999" table:style-name="ce11">
            <text:p>0.302</text:p>
          </table:table-cell>
          <table:table-cell office:value-type="float" office:value="0.35199999999999998" table:style-name="ce11">
            <text:p>0.352</text:p>
          </table:table-cell>
          <table:table-cell office:value-type="float" office:value="0.373" table:style-name="ce11">
            <text:p>0.373</text:p>
          </table:table-cell>
          <table:table-cell office:value-type="float" office:value="0.42699999999999999" table:style-name="ce11">
            <text:p>0.427</text:p>
          </table:table-cell>
          <table:table-cell office:value-type="float" office:value="0.43" table:style-name="ce11">
            <text:p>0.43</text:p>
          </table:table-cell>
          <table:table-cell office:value-type="float" office:value="0.45" table:style-name="ce11">
            <text:p>0.45</text:p>
          </table:table-cell>
          <table:table-cell office:value-type="float" office:value="0.40100000000000002" table:style-name="ce11">
            <text:p>0.401</text:p>
          </table:table-cell>
          <table:table-cell office:value-type="float" office:value="0.376" table:style-name="ce11">
            <text:p>0.376</text:p>
          </table:table-cell>
          <table:table-cell office:value-type="float" office:value="0.38100000000000001" table:style-name="ce11">
            <text:p>0.381</text:p>
          </table:table-cell>
          <table:table-cell office:value-type="float" office:value="0.68500000000000005" table:style-name="ce11">
            <text:p>0.685</text:p>
          </table:table-cell>
          <table:table-cell office:value-type="float" office:value="0.71299999999999997" table:style-name="ce11">
            <text:p>0.713</text:p>
          </table:table-cell>
          <table:table-cell office:value-type="float" office:value="0.69099999999999995" table:style-name="ce11">
            <text:p>0.691</text:p>
          </table:table-cell>
          <table:table-cell table:number-columns-repeated="16365"/>
        </table:table-row>
        <table:table-row table:style-name="ro8">
          <table:table-cell office:value-type="string" table:style-name="ce3">
            <text:p>E02_07</text:p>
          </table:table-cell>
          <table:table-cell office:value-type="string" table:style-name="ce3">
            <text:p>E02_07. On which of the following grounds were you discriminated against? (% selecting 'Grade or responsibility level'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2.096" table:style-name="ce11">
            <text:p>22.096</text:p>
          </table:table-cell>
          <table:table-cell office:value-type="float" office:value="23.181999999999999" table:style-name="ce11">
            <text:p>23.182</text:p>
          </table:table-cell>
          <table:table-cell office:value-type="float" office:value="24.167999999999999" table:style-name="ce11">
            <text:p>24.168</text:p>
          </table:table-cell>
          <table:table-cell office:value-type="float" office:value="22.957999999999998" table:style-name="ce11">
            <text:p>22.958</text:p>
          </table:table-cell>
          <table:table-cell office:value-type="float" office:value="23.056000000000001" table:style-name="ce11">
            <text:p>23.056</text:p>
          </table:table-cell>
          <table:table-cell table:number-columns-repeated="16365"/>
        </table:table-row>
        <table:table-row table:style-name="ro10">
          <table:table-cell office:value-type="string" table:style-name="ce3">
            <text:p>E02_08</text:p>
          </table:table-cell>
          <table:table-cell office:value-type="string" table:style-name="ce3">
            <text:p>E02_08. On which of the following grounds were you discriminated against? (% selecting 'Main spoken, written language or language abilit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3.9020000000000001" table:style-name="ce11">
            <text:p>3.902</text:p>
          </table:table-cell>
          <table:table-cell office:value-type="float" office:value="3.5750000000000002" table:style-name="ce11">
            <text:p>3.575</text:p>
          </table:table-cell>
          <table:table-cell office:value-type="float" office:value="3.5950000000000002" table:style-name="ce11">
            <text:p>3.595</text:p>
          </table:table-cell>
          <table:table-cell office:value-type="float" office:value="3.4169999999999998" table:style-name="ce11">
            <text:p>3.417</text:p>
          </table:table-cell>
          <table:table-cell office:value-type="float" office:value="4.101" table:style-name="ce11">
            <text:p>4.101</text:p>
          </table:table-cell>
          <table:table-cell office:value-type="float" office:value="4.008" table:style-name="ce11">
            <text:p>4.008</text:p>
          </table:table-cell>
          <table:table-cell office:value-type="float" office:value="4.1609999999999996" table:style-name="ce11">
            <text:p>4.161</text:p>
          </table:table-cell>
          <table:table-cell office:value-type="float" office:value="4.0359999999999996" table:style-name="ce11">
            <text:p>4.036</text:p>
          </table:table-cell>
          <table:table-cell office:value-type="float" office:value="3.802" table:style-name="ce11">
            <text:p>3.802</text:p>
          </table:table-cell>
          <table:table-cell office:value-type="float" office:value="3.5920000000000001" table:style-name="ce11">
            <text:p>3.592</text:p>
          </table:table-cell>
          <table:table-cell office:value-type="float" office:value="3.4409999999999998" table:style-name="ce11">
            <text:p>3.441</text:p>
          </table:table-cell>
          <table:table-cell office:value-type="float" office:value="4.0629999999999997" table:style-name="ce11">
            <text:p>4.063</text:p>
          </table:table-cell>
          <table:table-cell office:value-type="float" office:value="4.12" table:style-name="ce11">
            <text:p>4.12</text:p>
          </table:table-cell>
          <table:table-cell office:value-type="float" office:value="4.2370000000000001" table:style-name="ce11">
            <text:p>4.237</text:p>
          </table:table-cell>
          <table:table-cell table:number-columns-repeated="16365"/>
        </table:table-row>
        <table:table-row table:style-name="ro8">
          <table:table-cell office:value-type="string" table:style-name="ce3">
            <text:p>E02_09</text:p>
          </table:table-cell>
          <table:table-cell office:value-type="string" table:style-name="ce3">
            <text:p>E02_09. On which of the following grounds were you discriminated against? (% selecting 'Marital status or civil partnership'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319" table:style-name="ce11">
            <text:p>2.319</text:p>
          </table:table-cell>
          <table:table-cell office:value-type="float" office:value="1.8280000000000001" table:style-name="ce11">
            <text:p>1.828</text:p>
          </table:table-cell>
          <table:table-cell office:value-type="float" office:value="1.613" table:style-name="ce11">
            <text:p>1.613</text:p>
          </table:table-cell>
          <table:table-cell office:value-type="float" office:value="1.865" table:style-name="ce11">
            <text:p>1.865</text:p>
          </table:table-cell>
          <table:table-cell office:value-type="float" office:value="1.6040000000000001" table:style-name="ce11">
            <text:p>1.604</text:p>
          </table:table-cell>
          <table:table-cell office:value-type="float" office:value="1.512" table:style-name="ce11">
            <text:p>1.512</text:p>
          </table:table-cell>
          <table:table-cell table:number-columns-repeated="16365"/>
        </table:table-row>
        <table:table-row table:style-name="ro8">
          <table:table-cell office:value-type="string" table:style-name="ce3">
            <text:p>E02_10</text:p>
          </table:table-cell>
          <table:table-cell office:value-type="string" table:style-name="ce3">
            <text:p>E02_10. On which of the following grounds were you discriminated against? (% selecting 'Mental health'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3.512" table:style-name="ce11">
            <text:p>13.512</text:p>
          </table:table-cell>
          <table:table-cell office:value-type="float" office:value="13.456" table:style-name="ce11">
            <text:p>13.456</text:p>
          </table:table-cell>
          <table:table-cell office:value-type="float" office:value="15.742000000000001" table:style-name="ce11">
            <text:p>15.742</text:p>
          </table:table-cell>
          <table:table-cell office:value-type="float" office:value="15.371" table:style-name="ce11">
            <text:p>15.371</text:p>
          </table:table-cell>
          <table:table-cell office:value-type="float" office:value="15.693" table:style-name="ce11">
            <text:p>15.693</text:p>
          </table:table-cell>
          <table:table-cell table:number-columns-repeated="16365"/>
        </table:table-row>
        <table:table-row table:style-name="ro9">
          <table:table-cell office:value-type="string" table:style-name="ce3">
            <text:p>E02_11</text:p>
          </table:table-cell>
          <table:table-cell office:value-type="string" table:style-name="ce3">
            <text:p>E02_11. On which of the following grounds were you discriminated against? (% selecting 'Pa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2.843999999999999" table:style-name="ce11">
            <text:p>12.844</text:p>
          </table:table-cell>
          <table:table-cell office:value-type="float" office:value="10.269" table:style-name="ce11">
            <text:p>10.269</text:p>
          </table:table-cell>
          <table:table-cell office:value-type="float" office:value="9.1910000000000007" table:style-name="ce11">
            <text:p>9.191</text:p>
          </table:table-cell>
          <table:table-cell office:value-type="float" office:value="8.64" table:style-name="ce11">
            <text:p>8.64</text:p>
          </table:table-cell>
          <table:table-cell office:value-type="float" office:value="8.2629999999999999" table:style-name="ce11">
            <text:p>8.263</text:p>
          </table:table-cell>
          <table:table-cell table:number-columns-repeated="16365"/>
        </table:table-row>
        <table:table-row table:style-name="ro8">
          <table:table-cell office:value-type="string" table:style-name="ce3">
            <text:p>E02_12</text:p>
          </table:table-cell>
          <table:table-cell office:value-type="string" table:style-name="ce3">
            <text:p>E02_12. On which of the following grounds were you discriminated against? (% selecting 'Pregnancy, maternity or paternit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0720000000000001" table:style-name="ce11">
            <text:p>2.072</text:p>
          </table:table-cell>
          <table:table-cell office:value-type="float" office:value="2.0840000000000001" table:style-name="ce11">
            <text:p>2.084</text:p>
          </table:table-cell>
          <table:table-cell office:value-type="float" office:value="1.591" table:style-name="ce11">
            <text:p>1.591</text:p>
          </table:table-cell>
          <table:table-cell office:value-type="float" office:value="2.0379999999999998" table:style-name="ce11">
            <text:p>2.038</text:p>
          </table:table-cell>
          <table:table-cell office:value-type="float" office:value="2.2970000000000002" table:style-name="ce11">
            <text:p>2.297</text:p>
          </table:table-cell>
          <table:table-cell office:value-type="float" office:value="2.1880000000000002" table:style-name="ce11">
            <text:p>2.188</text:p>
          </table:table-cell>
          <table:table-cell table:number-columns-repeated="16365"/>
        </table:table-row>
        <table:table-row table:style-name="ro8">
          <table:table-cell office:value-type="string" table:style-name="ce3">
            <text:p>E02_13</text:p>
          </table:table-cell>
          <table:table-cell office:value-type="string" table:style-name="ce3">
            <text:p>E02_13. On which of the following grounds were you discriminated against? (% selecting 'Religion or belief'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3.9729999999999999" table:style-name="ce11">
            <text:p>3.973</text:p>
          </table:table-cell>
          <table:table-cell office:value-type="float" office:value="3.4260000000000002" table:style-name="ce11">
            <text:p>3.426</text:p>
          </table:table-cell>
          <table:table-cell office:value-type="float" office:value="3.411" table:style-name="ce11">
            <text:p>3.411</text:p>
          </table:table-cell>
          <table:table-cell office:value-type="float" office:value="3.2480000000000002" table:style-name="ce11">
            <text:p>3.248</text:p>
          </table:table-cell>
          <table:table-cell office:value-type="float" office:value="3.02" table:style-name="ce11">
            <text:p>3.02</text:p>
          </table:table-cell>
          <table:table-cell office:value-type="float" office:value="3.2" table:style-name="ce11">
            <text:p>3.2</text:p>
          </table:table-cell>
          <table:table-cell office:value-type="float" office:value="3.3889999999999998" table:style-name="ce11">
            <text:p>3.389</text:p>
          </table:table-cell>
          <table:table-cell office:value-type="float" office:value="3.2010000000000001" table:style-name="ce11">
            <text:p>3.201</text:p>
          </table:table-cell>
          <table:table-cell office:value-type="float" office:value="3.4169999999999998" table:style-name="ce11">
            <text:p>3.417</text:p>
          </table:table-cell>
          <table:table-cell office:value-type="float" office:value="3.8849999999999998" table:style-name="ce11">
            <text:p>3.885</text:p>
          </table:table-cell>
          <table:table-cell office:value-type="float" office:value="3.653" table:style-name="ce11">
            <text:p>3.653</text:p>
          </table:table-cell>
          <table:table-cell office:value-type="float" office:value="3.0819999999999999" table:style-name="ce11">
            <text:p>3.082</text:p>
          </table:table-cell>
          <table:table-cell office:value-type="float" office:value="3.3220000000000001" table:style-name="ce11">
            <text:p>3.322</text:p>
          </table:table-cell>
          <table:table-cell office:value-type="float" office:value="3.589" table:style-name="ce11">
            <text:p>3.589</text:p>
          </table:table-cell>
          <table:table-cell office:value-type="float" office:value="3.7669999999999999" table:style-name="ce11">
            <text:p>3.767</text:p>
          </table:table-cell>
          <table:table-cell table:number-columns-repeated="16365"/>
        </table:table-row>
        <table:table-row table:style-name="ro9">
          <table:table-cell office:value-type="string" table:style-name="ce3">
            <text:p>E02_14</text:p>
          </table:table-cell>
          <table:table-cell office:value-type="string" table:style-name="ce3">
            <text:p>E02_14. On which of the following grounds were you discriminated against? (% selecting 'Sex'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6440000000000001" table:style-name="ce11">
            <text:p>4.644</text:p>
          </table:table-cell>
          <table:table-cell office:value-type="float" office:value="3.1659999999999999" table:style-name="ce11">
            <text:p>3.166</text:p>
          </table:table-cell>
          <table:table-cell office:value-type="float" office:value="3.9279999999999999" table:style-name="ce11">
            <text:p>3.928</text:p>
          </table:table-cell>
          <table:table-cell office:value-type="float" office:value="3.9340000000000002" table:style-name="ce11">
            <text:p>3.934</text:p>
          </table:table-cell>
          <table:table-cell office:value-type="float" office:value="4.1269999999999998" table:style-name="ce11">
            <text:p>4.127</text:p>
          </table:table-cell>
          <table:table-cell table:number-columns-repeated="16365"/>
        </table:table-row>
        <table:table-row table:style-name="ro8">
          <table:table-cell office:value-type="string" table:style-name="ce3">
            <text:p>E02_15</text:p>
          </table:table-cell>
          <table:table-cell office:value-type="string" table:style-name="ce3">
            <text:p>E02_15. On which of the following grounds were you discriminated against? (% selecting 'Sexual orientation'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3.3540000000000001" table:style-name="ce11">
            <text:p>3.354</text:p>
          </table:table-cell>
          <table:table-cell office:value-type="float" office:value="2.7349999999999999" table:style-name="ce11">
            <text:p>2.735</text:p>
          </table:table-cell>
          <table:table-cell office:value-type="float" office:value="2.6659999999999999" table:style-name="ce11">
            <text:p>2.666</text:p>
          </table:table-cell>
          <table:table-cell office:value-type="float" office:value="2.476" table:style-name="ce11">
            <text:p>2.476</text:p>
          </table:table-cell>
          <table:table-cell office:value-type="float" office:value="2.3690000000000002" table:style-name="ce11">
            <text:p>2.369</text:p>
          </table:table-cell>
          <table:table-cell office:value-type="float" office:value="2.5659999999999998" table:style-name="ce11">
            <text:p>2.566</text:p>
          </table:table-cell>
          <table:table-cell office:value-type="float" office:value="2.7250000000000001" table:style-name="ce11">
            <text:p>2.725</text:p>
          </table:table-cell>
          <table:table-cell office:value-type="float" office:value="2.4950000000000001" table:style-name="ce11">
            <text:p>2.495</text:p>
          </table:table-cell>
          <table:table-cell office:value-type="float" office:value="2.8159999999999998" table:style-name="ce11">
            <text:p>2.816</text:p>
          </table:table-cell>
          <table:table-cell office:value-type="float" office:value="2.83" table:style-name="ce11">
            <text:p>2.83</text:p>
          </table:table-cell>
          <table:table-cell office:value-type="float" office:value="3.016" table:style-name="ce11">
            <text:p>3.016</text:p>
          </table:table-cell>
          <table:table-cell office:value-type="float" office:value="2.2490000000000001" table:style-name="ce11">
            <text:p>2.249</text:p>
          </table:table-cell>
          <table:table-cell office:value-type="float" office:value="2.8439999999999999" table:style-name="ce11">
            <text:p>2.844</text:p>
          </table:table-cell>
          <table:table-cell office:value-type="float" office:value="2.907" table:style-name="ce11">
            <text:p>2.907</text:p>
          </table:table-cell>
          <table:table-cell office:value-type="float" office:value="2.7160000000000002" table:style-name="ce11">
            <text:p>2.716</text:p>
          </table:table-cell>
          <table:table-cell table:number-columns-repeated="16365"/>
        </table:table-row>
        <table:table-row table:style-name="ro8">
          <table:table-cell office:value-type="string" table:style-name="ce3">
            <text:p>E02_16</text:p>
          </table:table-cell>
          <table:table-cell office:value-type="string" table:style-name="ce3">
            <text:p>E02_16. On which of the following grounds were you discriminated against? (% selecting 'Social or educational background'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4.8559999999999999" table:style-name="ce11">
            <text:p>4.856</text:p>
          </table:table-cell>
          <table:table-cell office:value-type="float" office:value="4.9379999999999997" table:style-name="ce11">
            <text:p>4.938</text:p>
          </table:table-cell>
          <table:table-cell office:value-type="float" office:value="5.0069999999999997" table:style-name="ce11">
            <text:p>5.007</text:p>
          </table:table-cell>
          <table:table-cell office:value-type="float" office:value="4.8639999999999999" table:style-name="ce11">
            <text:p>4.864</text:p>
          </table:table-cell>
          <table:table-cell office:value-type="float" office:value="5.8659999999999997" table:style-name="ce11">
            <text:p>5.866</text:p>
          </table:table-cell>
          <table:table-cell office:value-type="float" office:value="5.35" table:style-name="ce11">
            <text:p>5.35</text:p>
          </table:table-cell>
          <table:table-cell office:value-type="float" office:value="5.6909999999999998" table:style-name="ce11">
            <text:p>5.691</text:p>
          </table:table-cell>
          <table:table-cell office:value-type="float" office:value="5.7439999999999998" table:style-name="ce11">
            <text:p>5.744</text:p>
          </table:table-cell>
          <table:table-cell office:value-type="float" office:value="5.7640000000000002" table:style-name="ce11">
            <text:p>5.764</text:p>
          </table:table-cell>
          <table:table-cell office:value-type="float" office:value="5.9880000000000004" table:style-name="ce11">
            <text:p>5.988</text:p>
          </table:table-cell>
          <table:table-cell office:value-type="float" office:value="5.524" table:style-name="ce11">
            <text:p>5.524</text:p>
          </table:table-cell>
          <table:table-cell office:value-type="float" office:value="5.859" table:style-name="ce11">
            <text:p>5.859</text:p>
          </table:table-cell>
          <table:table-cell office:value-type="float" office:value="5.3860000000000001" table:style-name="ce11">
            <text:p>5.386</text:p>
          </table:table-cell>
          <table:table-cell office:value-type="float" office:value="5.1189999999999998" table:style-name="ce11">
            <text:p>5.119</text:p>
          </table:table-cell>
          <table:table-cell table:number-columns-repeated="16365"/>
        </table:table-row>
        <table:table-row table:style-name="ro8">
          <table:table-cell office:value-type="string" table:style-name="ce3">
            <text:p>E02_17</text:p>
          </table:table-cell>
          <table:table-cell office:value-type="string" table:style-name="ce3">
            <text:p>E02_17. On which of the following grounds were you discriminated against? (% selecting 'Working location'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13.686" table:style-name="ce11">
            <text:p>13.686</text:p>
          </table:table-cell>
          <table:table-cell office:value-type="float" office:value="14.319000000000001" table:style-name="ce11">
            <text:p>14.319</text:p>
          </table:table-cell>
          <table:table-cell office:value-type="float" office:value="13.9" table:style-name="ce11">
            <text:p>13.9</text:p>
          </table:table-cell>
          <table:table-cell office:value-type="float" office:value="13.282999999999999" table:style-name="ce11">
            <text:p>13.283</text:p>
          </table:table-cell>
          <table:table-cell office:value-type="float" office:value="13.757999999999999" table:style-name="ce11">
            <text:p>13.758</text:p>
          </table:table-cell>
          <table:table-cell office:value-type="float" office:value="12.419" table:style-name="ce11">
            <text:p>12.419</text:p>
          </table:table-cell>
          <table:table-cell office:value-type="float" office:value="13.112" table:style-name="ce11">
            <text:p>13.112</text:p>
          </table:table-cell>
          <table:table-cell office:value-type="float" office:value="13.287000000000001" table:style-name="ce11">
            <text:p>13.287</text:p>
          </table:table-cell>
          <table:table-cell office:value-type="float" office:value="13.185" table:style-name="ce11">
            <text:p>13.185</text:p>
          </table:table-cell>
          <table:table-cell office:value-type="float" office:value="11.733000000000001" table:style-name="ce11">
            <text:p>11.733</text:p>
          </table:table-cell>
          <table:table-cell office:value-type="float" office:value="17.312000000000001" table:style-name="ce11">
            <text:p>17.312</text:p>
          </table:table-cell>
          <table:table-cell office:value-type="float" office:value="16.167000000000002" table:style-name="ce11">
            <text:p>16.167</text:p>
          </table:table-cell>
          <table:table-cell office:value-type="float" office:value="16.448" table:style-name="ce11">
            <text:p>16.448</text:p>
          </table:table-cell>
          <table:table-cell office:value-type="float" office:value="15.318" table:style-name="ce11">
            <text:p>15.318</text:p>
          </table:table-cell>
          <table:table-cell table:number-columns-repeated="16365"/>
        </table:table-row>
        <table:table-row table:style-name="ro8">
          <table:table-cell office:value-type="string" table:style-name="ce3">
            <text:p>E02_18</text:p>
          </table:table-cell>
          <table:table-cell office:value-type="string" table:style-name="ce3">
            <text:p>E02_18. On which of the following grounds were you discriminated against? (% selecting 'Working pattern'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24.337" table:style-name="ce11">
            <text:p>24.337</text:p>
          </table:table-cell>
          <table:table-cell office:value-type="float" office:value="24.885999999999999" table:style-name="ce11">
            <text:p>24.886</text:p>
          </table:table-cell>
          <table:table-cell office:value-type="float" office:value="24.21" table:style-name="ce11">
            <text:p>24.21</text:p>
          </table:table-cell>
          <table:table-cell office:value-type="float" office:value="24.248000000000001" table:style-name="ce11">
            <text:p>24.248</text:p>
          </table:table-cell>
          <table:table-cell office:value-type="float" office:value="24.722000000000001" table:style-name="ce11">
            <text:p>24.722</text:p>
          </table:table-cell>
          <table:table-cell office:value-type="float" office:value="23.937000000000001" table:style-name="ce11">
            <text:p>23.937</text:p>
          </table:table-cell>
          <table:table-cell office:value-type="float" office:value="24.152999999999999" table:style-name="ce11">
            <text:p>24.153</text:p>
          </table:table-cell>
          <table:table-cell office:value-type="float" office:value="23.486999999999998" table:style-name="ce11">
            <text:p>23.487</text:p>
          </table:table-cell>
          <table:table-cell office:value-type="float" office:value="23.116" table:style-name="ce11">
            <text:p>23.116</text:p>
          </table:table-cell>
          <table:table-cell office:value-type="float" office:value="20.875" table:style-name="ce11">
            <text:p>20.875</text:p>
          </table:table-cell>
          <table:table-cell office:value-type="float" office:value="19.109000000000002" table:style-name="ce11">
            <text:p>19.109</text:p>
          </table:table-cell>
          <table:table-cell office:value-type="float" office:value="18.530999999999999" table:style-name="ce11">
            <text:p>18.531</text:p>
          </table:table-cell>
          <table:table-cell office:value-type="float" office:value="17.715" table:style-name="ce11">
            <text:p>17.715</text:p>
          </table:table-cell>
          <table:table-cell office:value-type="float" office:value="17.113" table:style-name="ce11">
            <text:p>17.113</text:p>
          </table:table-cell>
          <table:table-cell table:number-columns-repeated="16365"/>
        </table:table-row>
        <table:table-row table:style-name="ro8">
          <table:table-cell office:value-type="string" table:style-name="ce3">
            <text:p>E02_19</text:p>
          </table:table-cell>
          <table:table-cell office:value-type="string" table:style-name="ce3">
            <text:p>E02_19. On which of the following grounds were you discriminated against? (% selecting 'Any other grounds (please specif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float" office:value="72.453000000000003" table:style-name="ce11">
            <text:p>72.453</text:p>
          </table:table-cell>
          <table:table-cell office:value-type="float" office:value="29.36" table:style-name="ce11">
            <text:p>29.36</text:p>
          </table:table-cell>
          <table:table-cell office:value-type="float" office:value="28.439" table:style-name="ce11">
            <text:p>28.439</text:p>
          </table:table-cell>
          <table:table-cell office:value-type="float" office:value="27.699000000000002" table:style-name="ce11">
            <text:p>27.699</text:p>
          </table:table-cell>
          <table:table-cell office:value-type="float" office:value="28.684000000000001" table:style-name="ce11">
            <text:p>28.684</text:p>
          </table:table-cell>
          <table:table-cell office:value-type="float" office:value="26.623999999999999" table:style-name="ce11">
            <text:p>26.624</text:p>
          </table:table-cell>
          <table:table-cell office:value-type="float" office:value="25.613" table:style-name="ce11">
            <text:p>25.613</text:p>
          </table:table-cell>
          <table:table-cell office:value-type="float" office:value="25.588999999999999" table:style-name="ce11">
            <text:p>25.589</text:p>
          </table:table-cell>
          <table:table-cell office:value-type="float" office:value="24.768999999999998" table:style-name="ce11">
            <text:p>24.769</text:p>
          </table:table-cell>
          <table:table-cell office:value-type="float" office:value="23.864000000000001" table:style-name="ce11">
            <text:p>23.864</text:p>
          </table:table-cell>
          <table:table-cell office:value-type="float" office:value="13.824999999999999" table:style-name="ce11">
            <text:p>13.825</text:p>
          </table:table-cell>
          <table:table-cell office:value-type="float" office:value="19.43" table:style-name="ce11">
            <text:p>19.43</text:p>
          </table:table-cell>
          <table:table-cell office:value-type="float" office:value="12.157" table:style-name="ce11">
            <text:p>12.157</text:p>
          </table:table-cell>
          <table:table-cell office:value-type="float" office:value="11.441000000000001" table:style-name="ce11">
            <text:p>11.441</text:p>
          </table:table-cell>
          <table:table-cell office:value-type="float" office:value="11.499000000000001" table:style-name="ce11">
            <text:p>11.499</text:p>
          </table:table-cell>
          <table:table-cell table:number-columns-repeated="16365"/>
        </table:table-row>
        <table:table-row table:style-name="ro8">
          <table:table-cell office:value-type="string" table:style-name="ce3">
            <text:p>E02_20</text:p>
          </table:table-cell>
          <table:table-cell office:value-type="string" table:style-name="ce3">
            <text:p>E02_20. On which of the following grounds were you discriminated against? (% selecting 'Prefer not to say' of those ticking at least one E02 option)</text:p>
          </table:table-cell>
          <table:table-cell office:value-type="string" table:style-name="ce3">
            <text:p>Grounds of discrimination</text:p>
          </table:table-cell>
          <table:table-cell office:value-type="string" table:style-name="ce3">
            <text:p>[notes 3, 5]</text:p>
          </table:table-cell>
          <table:table-cell office:value-type="string" table:style-name="ce8">
            <text:p>[z]</text:p>
          </table:table-cell>
          <table:table-cell office:value-type="float" office:value="12.914999999999999" table:style-name="ce11">
            <text:p>12.915</text:p>
          </table:table-cell>
          <table:table-cell office:value-type="float" office:value="11.07" table:style-name="ce11">
            <text:p>11.07</text:p>
          </table:table-cell>
          <table:table-cell office:value-type="float" office:value="11.827" table:style-name="ce11">
            <text:p>11.827</text:p>
          </table:table-cell>
          <table:table-cell office:value-type="float" office:value="11.023999999999999" table:style-name="ce11">
            <text:p>11.024</text:p>
          </table:table-cell>
          <table:table-cell office:value-type="float" office:value="10.3" table:style-name="ce11">
            <text:p>10.3</text:p>
          </table:table-cell>
          <table:table-cell office:value-type="float" office:value="10.561" table:style-name="ce11">
            <text:p>10.561</text:p>
          </table:table-cell>
          <table:table-cell office:value-type="float" office:value="10.319000000000001" table:style-name="ce11">
            <text:p>10.319</text:p>
          </table:table-cell>
          <table:table-cell office:value-type="float" office:value="10.782999999999999" table:style-name="ce11">
            <text:p>10.783</text:p>
          </table:table-cell>
          <table:table-cell office:value-type="float" office:value="10.641999999999999" table:style-name="ce11">
            <text:p>10.642</text:p>
          </table:table-cell>
          <table:table-cell office:value-type="float" office:value="11.833" table:style-name="ce11">
            <text:p>11.833</text:p>
          </table:table-cell>
          <table:table-cell office:value-type="float" office:value="9.32" table:style-name="ce11">
            <text:p>9.32</text:p>
          </table:table-cell>
          <table:table-cell office:value-type="float" office:value="10.048999999999999" table:style-name="ce11">
            <text:p>10.049</text:p>
          </table:table-cell>
          <table:table-cell office:value-type="float" office:value="9.3330000000000002" table:style-name="ce11">
            <text:p>9.333</text:p>
          </table:table-cell>
          <table:table-cell office:value-type="float" office:value="10.491" table:style-name="ce11">
            <text:p>10.491</text:p>
          </table:table-cell>
          <table:table-cell table:number-columns-repeated="16365"/>
        </table:table-row>
        <table:table-row table:style-name="ro6">
          <table:table-cell office:value-type="string" table:style-name="ce3">
            <text:p>E03_yes</text:p>
          </table:table-cell>
          <table:table-cell office:value-type="string" table:style-name="ce3">
            <text:p>E03_yes. Have you been bullied or harassed at work, in the past 12 months? (% selecting 'Yes')</text:p>
          </table:table-cell>
          <table:table-cell office:value-type="string" table:style-name="ce3">
            <text:p>Bullying and harassment</text:p>
          </table:table-cell>
          <table:table-cell office:value-type="string" table:style-name="ce3">
            <text:p/>
          </table:table-cell>
          <table:table-cell office:value-type="float" office:value="11.863" table:style-name="ce11">
            <text:p>11.863</text:p>
          </table:table-cell>
          <table:table-cell office:value-type="float" office:value="11.63" table:style-name="ce11">
            <text:p>11.63</text:p>
          </table:table-cell>
          <table:table-cell office:value-type="float" office:value="11.488" table:style-name="ce11">
            <text:p>11.488</text:p>
          </table:table-cell>
          <table:table-cell office:value-type="float" office:value="11.457000000000001" table:style-name="ce11">
            <text:p>11.457</text:p>
          </table:table-cell>
          <table:table-cell office:value-type="float" office:value="11.202999999999999" table:style-name="ce11">
            <text:p>11.203</text:p>
          </table:table-cell>
          <table:table-cell office:value-type="float" office:value="11.291" table:style-name="ce11">
            <text:p>11.291</text:p>
          </table:table-cell>
          <table:table-cell office:value-type="float" office:value="11.565" table:style-name="ce11">
            <text:p>11.565</text:p>
          </table:table-cell>
          <table:table-cell office:value-type="float" office:value="11.612" table:style-name="ce11">
            <text:p>11.612</text:p>
          </table:table-cell>
          <table:table-cell office:value-type="float" office:value="11.643000000000001" table:style-name="ce11">
            <text:p>11.643</text:p>
          </table:table-cell>
          <table:table-cell office:value-type="float" office:value="12.249000000000001" table:style-name="ce11">
            <text:p>12.249</text:p>
          </table:table-cell>
          <table:table-cell office:value-type="float" office:value="12.321" table:style-name="ce11">
            <text:p>12.321</text:p>
          </table:table-cell>
          <table:table-cell office:value-type="float" office:value="8.85" table:style-name="ce11">
            <text:p>8.85</text:p>
          </table:table-cell>
          <table:table-cell office:value-type="float" office:value="8.7189999999999994" table:style-name="ce11">
            <text:p>8.719</text:p>
          </table:table-cell>
          <table:table-cell office:value-type="float" office:value="8.6059999999999999" table:style-name="ce11">
            <text:p>8.606</text:p>
          </table:table-cell>
          <table:table-cell office:value-type="float" office:value="9.1" table:style-name="ce11">
            <text:p>9.1</text:p>
          </table:table-cell>
          <table:table-cell table:number-columns-repeated="16365"/>
        </table:table-row>
        <table:table-row table:style-name="ro6">
          <table:table-cell office:value-type="string" table:style-name="ce3">
            <text:p>E03_no</text:p>
          </table:table-cell>
          <table:table-cell office:value-type="string" table:style-name="ce3">
            <text:p>E03_no. Have you been bullied or harassed at work, in the past 12 months? (% selecting 'No')</text:p>
          </table:table-cell>
          <table:table-cell office:value-type="string" table:style-name="ce3">
            <text:p>Bullying and harassment</text:p>
          </table:table-cell>
          <table:table-cell office:value-type="string" table:style-name="ce3">
            <text:p/>
          </table:table-cell>
          <table:table-cell office:value-type="float" office:value="80.921000000000006" table:style-name="ce11">
            <text:p>80.921</text:p>
          </table:table-cell>
          <table:table-cell office:value-type="float" office:value="80.738" table:style-name="ce11">
            <text:p>80.738</text:p>
          </table:table-cell>
          <table:table-cell office:value-type="float" office:value="80.527000000000001" table:style-name="ce11">
            <text:p>80.527</text:p>
          </table:table-cell>
          <table:table-cell office:value-type="float" office:value="80.442999999999998" table:style-name="ce11">
            <text:p>80.443</text:p>
          </table:table-cell>
          <table:table-cell office:value-type="float" office:value="80.92" table:style-name="ce11">
            <text:p>80.92</text:p>
          </table:table-cell>
          <table:table-cell office:value-type="float" office:value="80.67" table:style-name="ce11">
            <text:p>80.67</text:p>
          </table:table-cell>
          <table:table-cell office:value-type="float" office:value="80.478999999999999" table:style-name="ce11">
            <text:p>80.479</text:p>
          </table:table-cell>
          <table:table-cell office:value-type="float" office:value="80.582999999999998" table:style-name="ce11">
            <text:p>80.583</text:p>
          </table:table-cell>
          <table:table-cell office:value-type="float" office:value="80.748000000000005" table:style-name="ce11">
            <text:p>80.748</text:p>
          </table:table-cell>
          <table:table-cell office:value-type="float" office:value="80.367000000000004" table:style-name="ce11">
            <text:p>80.367</text:p>
          </table:table-cell>
          <table:table-cell office:value-type="float" office:value="80.483999999999995" table:style-name="ce11">
            <text:p>80.484</text:p>
          </table:table-cell>
          <table:table-cell office:value-type="float" office:value="84.759" table:style-name="ce11">
            <text:p>84.759</text:p>
          </table:table-cell>
          <table:table-cell office:value-type="float" office:value="85.153999999999996" table:style-name="ce11">
            <text:p>85.154</text:p>
          </table:table-cell>
          <table:table-cell office:value-type="float" office:value="85.608999999999995" table:style-name="ce11">
            <text:p>85.609</text:p>
          </table:table-cell>
          <table:table-cell office:value-type="float" office:value="84.918000000000006" table:style-name="ce11">
            <text:p>84.918</text:p>
          </table:table-cell>
          <table:table-cell table:number-columns-repeated="16365"/>
        </table:table-row>
        <table:table-row table:style-name="ro9">
          <table:table-cell office:value-type="string" table:style-name="ce3">
            <text:p>E03_pnts</text:p>
          </table:table-cell>
          <table:table-cell office:value-type="string" table:style-name="ce3">
            <text:p>E03_pnts. Have you been bullied or harassed at work, in the past 12 months? (% selecting 'Prefer not to say')</text:p>
          </table:table-cell>
          <table:table-cell office:value-type="string" table:style-name="ce3">
            <text:p>Bullying and harassment</text:p>
          </table:table-cell>
          <table:table-cell office:value-type="string" table:style-name="ce3">
            <text:p/>
          </table:table-cell>
          <table:table-cell office:value-type="float" office:value="7.2160000000000002" table:style-name="ce11">
            <text:p>7.216</text:p>
          </table:table-cell>
          <table:table-cell office:value-type="float" office:value="7.6319999999999997" table:style-name="ce11">
            <text:p>7.632</text:p>
          </table:table-cell>
          <table:table-cell office:value-type="float" office:value="7.9850000000000003" table:style-name="ce11">
            <text:p>7.985</text:p>
          </table:table-cell>
          <table:table-cell office:value-type="float" office:value="8.1010000000000009" table:style-name="ce11">
            <text:p>8.101</text:p>
          </table:table-cell>
          <table:table-cell office:value-type="float" office:value="7.8769999999999998" table:style-name="ce11">
            <text:p>7.877</text:p>
          </table:table-cell>
          <table:table-cell office:value-type="float" office:value="8.0399999999999991" table:style-name="ce11">
            <text:p>8.04</text:p>
          </table:table-cell>
          <table:table-cell office:value-type="float" office:value="7.9560000000000004" table:style-name="ce11">
            <text:p>7.956</text:p>
          </table:table-cell>
          <table:table-cell office:value-type="float" office:value="7.806" table:style-name="ce11">
            <text:p>7.806</text:p>
          </table:table-cell>
          <table:table-cell office:value-type="float" office:value="7.609" table:style-name="ce11">
            <text:p>7.609</text:p>
          </table:table-cell>
          <table:table-cell office:value-type="float" office:value="7.3840000000000003" table:style-name="ce11">
            <text:p>7.384</text:p>
          </table:table-cell>
          <table:table-cell office:value-type="float" office:value="7.1959999999999997" table:style-name="ce11">
            <text:p>7.196</text:p>
          </table:table-cell>
          <table:table-cell office:value-type="float" office:value="6.391" table:style-name="ce11">
            <text:p>6.391</text:p>
          </table:table-cell>
          <table:table-cell office:value-type="float" office:value="6.1280000000000001" table:style-name="ce11">
            <text:p>6.128</text:p>
          </table:table-cell>
          <table:table-cell office:value-type="float" office:value="5.7850000000000001" table:style-name="ce11">
            <text:p>5.785</text:p>
          </table:table-cell>
          <table:table-cell office:value-type="float" office:value="5.9820000000000002" table:style-name="ce11">
            <text:p>5.982</text:p>
          </table:table-cell>
          <table:table-cell table:number-columns-repeated="16365"/>
        </table:table-row>
        <table:table-row table:style-name="ro11">
          <table:table-cell office:value-type="string" table:style-name="ce3">
            <text:p>E03A_01</text:p>
          </table:table-cell>
          <table:table-cell office:value-type="string" table:style-name="ce3">
            <text:p>E03A_01. How would you describe the nature of the bullying and or harassment you experienced? (% selecting 'Comments about my personal appearance or accen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754" table:style-name="ce11">
            <text:p>11.754</text:p>
          </table:table-cell>
          <table:table-cell office:value-type="float" office:value="10.441000000000001" table:style-name="ce11">
            <text:p>10.441</text:p>
          </table:table-cell>
          <table:table-cell office:value-type="float" office:value="9.3559999999999999" table:style-name="ce11">
            <text:p>9.356</text:p>
          </table:table-cell>
          <table:table-cell office:value-type="float" office:value="10.138999999999999" table:style-name="ce11">
            <text:p>10.139</text:p>
          </table:table-cell>
          <table:table-cell office:value-type="float" office:value="10.148" table:style-name="ce11">
            <text:p>10.148</text:p>
          </table:table-cell>
          <table:table-cell table:number-columns-repeated="16365"/>
        </table:table-row>
        <table:table-row table:style-name="ro3">
          <table:table-cell office:value-type="string" table:style-name="ce3">
            <text:p>E03A_02</text:p>
          </table:table-cell>
          <table:table-cell office:value-type="string" table:style-name="ce3">
            <text:p>E03A_02. How would you describe the nature of the bullying and or harassment you experienced? (% selecting 'Sexual harassment (for example, sexual comments or jokes, unwelcome sexual advances, touching or assaul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8520000000000003" table:style-name="ce11">
            <text:p>5.852</text:p>
          </table:table-cell>
          <table:table-cell office:value-type="float" office:value="4.3520000000000003" table:style-name="ce11">
            <text:p>4.352</text:p>
          </table:table-cell>
          <table:table-cell office:value-type="float" office:value="4.3449999999999998" table:style-name="ce11">
            <text:p>4.345</text:p>
          </table:table-cell>
          <table:table-cell office:value-type="float" office:value="4.68" table:style-name="ce11">
            <text:p>4.68</text:p>
          </table:table-cell>
          <table:table-cell office:value-type="float" office:value="4.7859999999999996" table:style-name="ce11">
            <text:p>4.786</text:p>
          </table:table-cell>
          <table:table-cell table:number-columns-repeated="16365"/>
        </table:table-row>
        <table:table-row table:style-name="ro10">
          <table:table-cell office:value-type="string" table:style-name="ce3">
            <text:p>E03A_03</text:p>
          </table:table-cell>
          <table:table-cell office:value-type="string" table:style-name="ce3">
            <text:p>E03A_03. How would you describe the nature of the bullying and or harassment you experienced? (% selecting 'Spreading gossip or making false accusations about me'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8.725000000000001" table:style-name="ce11">
            <text:p>28.725</text:p>
          </table:table-cell>
          <table:table-cell office:value-type="float" office:value="26.157" table:style-name="ce11">
            <text:p>26.157</text:p>
          </table:table-cell>
          <table:table-cell office:value-type="float" office:value="23.815000000000001" table:style-name="ce11">
            <text:p>23.815</text:p>
          </table:table-cell>
          <table:table-cell office:value-type="float" office:value="25.428999999999998" table:style-name="ce11">
            <text:p>25.429</text:p>
          </table:table-cell>
          <table:table-cell office:value-type="float" office:value="26.042999999999999" table:style-name="ce11">
            <text:p>26.043</text:p>
          </table:table-cell>
          <table:table-cell table:number-columns-repeated="16365"/>
        </table:table-row>
        <table:table-row table:style-name="ro3">
          <table:table-cell office:value-type="string" table:style-name="ce3">
            <text:p>E03A_04</text:p>
          </table:table-cell>
          <table:table-cell office:value-type="string" table:style-name="ce3">
            <text:p>E03A_04. How would you describe the nature of the bullying and or harassment you experienced? (% selecting 'Intimidation, or verbal or written aggression (for example, shouting, making threats, sending aggressive email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0.556999999999999" table:style-name="ce11">
            <text:p>30.557</text:p>
          </table:table-cell>
          <table:table-cell office:value-type="float" office:value="38.220999999999997" table:style-name="ce11">
            <text:p>38.221</text:p>
          </table:table-cell>
          <table:table-cell office:value-type="float" office:value="39.197000000000003" table:style-name="ce11">
            <text:p>39.197</text:p>
          </table:table-cell>
          <table:table-cell office:value-type="float" office:value="38.262" table:style-name="ce11">
            <text:p>38.262</text:p>
          </table:table-cell>
          <table:table-cell office:value-type="float" office:value="36.576000000000001" table:style-name="ce11">
            <text:p>36.576</text:p>
          </table:table-cell>
          <table:table-cell table:number-columns-repeated="16365"/>
        </table:table-row>
        <table:table-row table:style-name="ro11">
          <table:table-cell office:value-type="string" table:style-name="ce3">
            <text:p>E03A_05</text:p>
          </table:table-cell>
          <table:table-cell office:value-type="string" table:style-name="ce3">
            <text:p>E03A_05. How would you describe the nature of the bullying and or harassment you experienced? (% selecting 'Physical assault (for example, object thrown at me, pushed, hi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2629999999999999" table:style-name="ce11">
            <text:p>1.263</text:p>
          </table:table-cell>
          <table:table-cell office:value-type="float" office:value="0.84799999999999998" table:style-name="ce11">
            <text:p>0.848</text:p>
          </table:table-cell>
          <table:table-cell office:value-type="float" office:value="0.78600000000000003" table:style-name="ce11">
            <text:p>0.786</text:p>
          </table:table-cell>
          <table:table-cell office:value-type="float" office:value="0.76400000000000001" table:style-name="ce11">
            <text:p>0.764</text:p>
          </table:table-cell>
          <table:table-cell office:value-type="float" office:value="0.74299999999999999" table:style-name="ce11">
            <text:p>0.743</text:p>
          </table:table-cell>
          <table:table-cell table:number-columns-repeated="16365"/>
        </table:table-row>
        <table:table-row table:style-name="ro10">
          <table:table-cell office:value-type="string" table:style-name="ce3">
            <text:p>E03A_06</text:p>
          </table:table-cell>
          <table:table-cell office:value-type="string" table:style-name="ce3">
            <text:p>E03A_06. How would you describe the nature of the bullying and or harassment you experienced? (% selecting 'Humiliated in front of team or other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2.021000000000001" table:style-name="ce11">
            <text:p>42.021</text:p>
          </table:table-cell>
          <table:table-cell office:value-type="float" office:value="38.139000000000003" table:style-name="ce11">
            <text:p>38.139</text:p>
          </table:table-cell>
          <table:table-cell office:value-type="float" office:value="37.636000000000003" table:style-name="ce11">
            <text:p>37.636</text:p>
          </table:table-cell>
          <table:table-cell office:value-type="float" office:value="37.857999999999997" table:style-name="ce11">
            <text:p>37.858</text:p>
          </table:table-cell>
          <table:table-cell office:value-type="float" office:value="37.152000000000001" table:style-name="ce11">
            <text:p>37.152</text:p>
          </table:table-cell>
          <table:table-cell table:number-columns-repeated="16365"/>
        </table:table-row>
        <table:table-row table:style-name="ro11">
          <table:table-cell office:value-type="string" table:style-name="ce3">
            <text:p>E03A_07</text:p>
          </table:table-cell>
          <table:table-cell office:value-type="string" table:style-name="ce3">
            <text:p>E03A_07. How would you describe the nature of the bullying and or harassment you experienced? (% selecting 'Negative micromanagement (for example, excessive control, made to feel incompeten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6.226999999999997" table:style-name="ce11">
            <text:p>46.227</text:p>
          </table:table-cell>
          <table:table-cell office:value-type="float" office:value="44.787999999999997" table:style-name="ce11">
            <text:p>44.788</text:p>
          </table:table-cell>
          <table:table-cell office:value-type="float" office:value="48.737000000000002" table:style-name="ce11">
            <text:p>48.737</text:p>
          </table:table-cell>
          <table:table-cell office:value-type="float" office:value="51.140999999999998" table:style-name="ce11">
            <text:p>51.141</text:p>
          </table:table-cell>
          <table:table-cell office:value-type="float" office:value="51.045999999999999" table:style-name="ce11">
            <text:p>51.046</text:p>
          </table:table-cell>
          <table:table-cell table:number-columns-repeated="16365"/>
        </table:table-row>
        <table:table-row table:style-name="ro3">
          <table:table-cell office:value-type="string" table:style-name="ce3">
            <text:p>E03A_08</text:p>
          </table:table-cell>
          <table:table-cell office:value-type="string" table:style-name="ce3">
            <text:p>E03A_08. How would you describe the nature of the bullying and or harassment you experienced? (% selecting 'Removal of job responsibilities, unconstructive criticism, or changing expectation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8.155999999999999" table:style-name="ce11">
            <text:p>28.156</text:p>
          </table:table-cell>
          <table:table-cell office:value-type="float" office:value="25.088999999999999" table:style-name="ce11">
            <text:p>25.089</text:p>
          </table:table-cell>
          <table:table-cell office:value-type="float" office:value="27.434000000000001" table:style-name="ce11">
            <text:p>27.434</text:p>
          </table:table-cell>
          <table:table-cell office:value-type="float" office:value="27.391999999999999" table:style-name="ce11">
            <text:p>27.392</text:p>
          </table:table-cell>
          <table:table-cell office:value-type="float" office:value="27.681999999999999" table:style-name="ce11">
            <text:p>27.682</text:p>
          </table:table-cell>
          <table:table-cell table:number-columns-repeated="16365"/>
        </table:table-row>
        <table:table-row table:style-name="ro10">
          <table:table-cell office:value-type="string" table:style-name="ce3">
            <text:p>E03A_09</text:p>
          </table:table-cell>
          <table:table-cell office:value-type="string" table:style-name="ce3">
            <text:p>E03A_09. How would you describe the nature of the bullying and or harassment you experienced? (% selecting 'Treated less favourably to other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1.076999999999998" table:style-name="ce11">
            <text:p>41.077</text:p>
          </table:table-cell>
          <table:table-cell office:value-type="float" office:value="38.945" table:style-name="ce11">
            <text:p>38.945</text:p>
          </table:table-cell>
          <table:table-cell office:value-type="float" office:value="38.679000000000002" table:style-name="ce11">
            <text:p>38.679</text:p>
          </table:table-cell>
          <table:table-cell office:value-type="float" office:value="39.686" table:style-name="ce11">
            <text:p>39.686</text:p>
          </table:table-cell>
          <table:table-cell office:value-type="float" office:value="39.734999999999999" table:style-name="ce11">
            <text:p>39.735</text:p>
          </table:table-cell>
          <table:table-cell table:number-columns-repeated="16365"/>
        </table:table-row>
        <table:table-row table:style-name="ro10">
          <table:table-cell office:value-type="string" table:style-name="ce3">
            <text:p>E03A_10</text:p>
          </table:table-cell>
          <table:table-cell office:value-type="string" table:style-name="ce3">
            <text:p>E03A_10. How would you describe the nature of the bullying and or harassment you experienced? (% selecting 'Ignored, excluded, marginalised'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7.274999999999999" table:style-name="ce11">
            <text:p>37.275</text:p>
          </table:table-cell>
          <table:table-cell office:value-type="float" office:value="36.281999999999996" table:style-name="ce11">
            <text:p>36.282</text:p>
          </table:table-cell>
          <table:table-cell office:value-type="float" office:value="37.058" table:style-name="ce11">
            <text:p>37.058</text:p>
          </table:table-cell>
          <table:table-cell office:value-type="float" office:value="36.898000000000003" table:style-name="ce11">
            <text:p>36.898</text:p>
          </table:table-cell>
          <table:table-cell office:value-type="float" office:value="36.365000000000002" table:style-name="ce11">
            <text:p>36.365</text:p>
          </table:table-cell>
          <table:table-cell table:number-columns-repeated="16365"/>
        </table:table-row>
        <table:table-row table:style-name="ro10">
          <table:table-cell office:value-type="string" table:style-name="ce3">
            <text:p>E03A_11</text:p>
          </table:table-cell>
          <table:table-cell office:value-type="string" table:style-name="ce3">
            <text:p>E03A_11. How would you describe the nature of the bullying and or harassment you experienced? (% selecting 'Undermining or taking credit for my work'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7.696000000000002" table:style-name="ce11">
            <text:p>27.696</text:p>
          </table:table-cell>
          <table:table-cell office:value-type="float" office:value="25.344000000000001" table:style-name="ce11">
            <text:p>25.344</text:p>
          </table:table-cell>
          <table:table-cell office:value-type="float" office:value="28.388999999999999" table:style-name="ce11">
            <text:p>28.389</text:p>
          </table:table-cell>
          <table:table-cell office:value-type="float" office:value="27.951000000000001" table:style-name="ce11">
            <text:p>27.951</text:p>
          </table:table-cell>
          <table:table-cell office:value-type="float" office:value="27.456" table:style-name="ce11">
            <text:p>27.456</text:p>
          </table:table-cell>
          <table:table-cell table:number-columns-repeated="16365"/>
        </table:table-row>
        <table:table-row table:style-name="ro10">
          <table:table-cell office:value-type="string" table:style-name="ce3">
            <text:p>E03A_12</text:p>
          </table:table-cell>
          <table:table-cell office:value-type="string" table:style-name="ce3">
            <text:p>E03A_12. How would you describe the nature of the bullying and or harassment you experienced? (% selecting 'Denied time off for personal ill health'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53" table:style-name="ce11">
            <text:p>4.53</text:p>
          </table:table-cell>
          <table:table-cell office:value-type="float" office:value="3.1309999999999998" table:style-name="ce11">
            <text:p>3.131</text:p>
          </table:table-cell>
          <table:table-cell office:value-type="float" office:value="3.63" table:style-name="ce11">
            <text:p>3.63</text:p>
          </table:table-cell>
          <table:table-cell office:value-type="float" office:value="4.1050000000000004" table:style-name="ce11">
            <text:p>4.105</text:p>
          </table:table-cell>
          <table:table-cell office:value-type="float" office:value="3.5190000000000001" table:style-name="ce11">
            <text:p>3.519</text:p>
          </table:table-cell>
          <table:table-cell table:number-columns-repeated="16365"/>
        </table:table-row>
        <table:table-row table:style-name="ro10">
          <table:table-cell office:value-type="string" table:style-name="ce3">
            <text:p>E03A_13</text:p>
          </table:table-cell>
          <table:table-cell office:value-type="string" table:style-name="ce3">
            <text:p>E03A_13. How would you describe the nature of the bullying and or harassment you experienced? (% selecting 'Denied time off for family or caring responsibilities'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6550000000000002" table:style-name="ce11">
            <text:p>5.655</text:p>
          </table:table-cell>
          <table:table-cell office:value-type="float" office:value="4.6470000000000002" table:style-name="ce11">
            <text:p>4.647</text:p>
          </table:table-cell>
          <table:table-cell office:value-type="float" office:value="5.3460000000000001" table:style-name="ce11">
            <text:p>5.346</text:p>
          </table:table-cell>
          <table:table-cell office:value-type="float" office:value="5" table:style-name="ce11">
            <text:p>5</text:p>
          </table:table-cell>
          <table:table-cell office:value-type="float" office:value="4.492" table:style-name="ce11">
            <text:p>4.492</text:p>
          </table:table-cell>
          <table:table-cell table:number-columns-repeated="16365"/>
        </table:table-row>
        <table:table-row table:style-name="ro11">
          <table:table-cell office:value-type="string" table:style-name="ce3">
            <text:p>E03A_14</text:p>
          </table:table-cell>
          <table:table-cell office:value-type="string" table:style-name="ce3">
            <text:p>E03A_14. How would you describe the nature of the bullying and or harassment you experienced? (% selecting 'Disclosure of personal or sensitive information to colleagues without my consent'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071" table:style-name="ce11">
            <text:p>11.071</text:p>
          </table:table-cell>
          <table:table-cell office:value-type="float" office:value="9.1340000000000003" table:style-name="ce11">
            <text:p>9.134</text:p>
          </table:table-cell>
          <table:table-cell office:value-type="float" office:value="9.4060000000000006" table:style-name="ce11">
            <text:p>9.406</text:p>
          </table:table-cell>
          <table:table-cell office:value-type="float" office:value="9.9269999999999996" table:style-name="ce11">
            <text:p>9.927</text:p>
          </table:table-cell>
          <table:table-cell office:value-type="float" office:value="9.8260000000000005" table:style-name="ce11">
            <text:p>9.826</text:p>
          </table:table-cell>
          <table:table-cell table:number-columns-repeated="16365"/>
        </table:table-row>
        <table:table-row table:style-name="ro11">
          <table:table-cell office:value-type="string" table:style-name="ce3">
            <text:p>E03A_15</text:p>
          </table:table-cell>
          <table:table-cell office:value-type="string" table:style-name="ce3">
            <text:p>E03A_15. How would you describe the nature of the bullying and or harassment you experienced? (% selecting 'Unhelpful comments about my mental health or being off sick'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726000000000001" table:style-name="ce11">
            <text:p>11.726</text:p>
          </table:table-cell>
          <table:table-cell office:value-type="float" office:value="12.288" table:style-name="ce11">
            <text:p>12.288</text:p>
          </table:table-cell>
          <table:table-cell office:value-type="float" office:value="13.151999999999999" table:style-name="ce11">
            <text:p>13.152</text:p>
          </table:table-cell>
          <table:table-cell office:value-type="float" office:value="12.430999999999999" table:style-name="ce11">
            <text:p>12.431</text:p>
          </table:table-cell>
          <table:table-cell table:number-columns-repeated="16365"/>
        </table:table-row>
        <table:table-row table:style-name="ro10">
          <table:table-cell office:value-type="string" table:style-name="ce3">
            <text:p>E03A_16</text:p>
          </table:table-cell>
          <table:table-cell office:value-type="string" table:style-name="ce3">
            <text:p>E03A_16. How would you describe the nature of the bullying and or harassment you experienced? (% selecting 'Something else not listed here (please specify)'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1.845000000000001" table:style-name="ce11">
            <text:p>11.845</text:p>
          </table:table-cell>
          <table:table-cell office:value-type="float" office:value="15.914999999999999" table:style-name="ce11">
            <text:p>15.915</text:p>
          </table:table-cell>
          <table:table-cell office:value-type="float" office:value="8.3550000000000004" table:style-name="ce11">
            <text:p>8.355</text:p>
          </table:table-cell>
          <table:table-cell office:value-type="float" office:value="7.9740000000000002" table:style-name="ce11">
            <text:p>7.974</text:p>
          </table:table-cell>
          <table:table-cell office:value-type="float" office:value="7.5590000000000002" table:style-name="ce11">
            <text:p>7.559</text:p>
          </table:table-cell>
          <table:table-cell table:number-columns-repeated="16365"/>
        </table:table-row>
        <table:table-row table:style-name="ro8">
          <table:table-cell office:value-type="string" table:style-name="ce3">
            <text:p>E03A_17</text:p>
          </table:table-cell>
          <table:table-cell office:value-type="string" table:style-name="ce3">
            <text:p>E03A_17. How would you describe the nature of the bullying and or harassment you experienced? (% selecting 'Prefer not to say' of those ticking at least one E03A option)</text:p>
          </table:table-cell>
          <table:table-cell office:value-type="string" table:style-name="ce3">
            <text:p>Natur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5220000000000002" table:style-name="ce11">
            <text:p>5.522</text:p>
          </table:table-cell>
          <table:table-cell office:value-type="float" office:value="3.7629999999999999" table:style-name="ce11">
            <text:p>3.763</text:p>
          </table:table-cell>
          <table:table-cell office:value-type="float" office:value="3.8450000000000002" table:style-name="ce11">
            <text:p>3.845</text:p>
          </table:table-cell>
          <table:table-cell office:value-type="float" office:value="3.2189999999999999" table:style-name="ce11">
            <text:p>3.219</text:p>
          </table:table-cell>
          <table:table-cell office:value-type="float" office:value="3.7730000000000001" table:style-name="ce11">
            <text:p>3.773</text:p>
          </table:table-cell>
          <table:table-cell table:number-columns-repeated="16365"/>
        </table:table-row>
        <table:table-row table:style-name="ro9">
          <table:table-cell office:value-type="string" table:style-name="ce3">
            <text:p>E04_01</text:p>
          </table:table-cell>
          <table:table-cell office:value-type="string" table:style-name="ce3">
            <text:p>E04_01. Who bullied or harassed you? (% selecting 'A colleague in my Area, Directorate or Divis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8.351999999999997" table:style-name="ce11">
            <text:p>38.352</text:p>
          </table:table-cell>
          <table:table-cell office:value-type="float" office:value="39.81" table:style-name="ce11">
            <text:p>39.81</text:p>
          </table:table-cell>
          <table:table-cell office:value-type="float" office:value="35.826000000000001" table:style-name="ce11">
            <text:p>35.826</text:p>
          </table:table-cell>
          <table:table-cell office:value-type="float" office:value="36.521000000000001" table:style-name="ce11">
            <text:p>36.521</text:p>
          </table:table-cell>
          <table:table-cell office:value-type="float" office:value="37.003999999999998" table:style-name="ce11">
            <text:p>37.004</text:p>
          </table:table-cell>
          <table:table-cell table:number-columns-repeated="16365"/>
        </table:table-row>
        <table:table-row table:style-name="ro8">
          <table:table-cell office:value-type="string" table:style-name="ce3">
            <text:p>E04_02</text:p>
          </table:table-cell>
          <table:table-cell office:value-type="string" table:style-name="ce3">
            <text:p>E04_02. Who bullied or harassed you? (% selecting 'A colleague in a different Area, Directorate, Division of my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9.4740000000000002" table:style-name="ce11">
            <text:p>9.474</text:p>
          </table:table-cell>
          <table:table-cell office:value-type="float" office:value="9.7669999999999995" table:style-name="ce11">
            <text:p>9.767</text:p>
          </table:table-cell>
          <table:table-cell office:value-type="float" office:value="10.314" table:style-name="ce11">
            <text:p>10.314</text:p>
          </table:table-cell>
          <table:table-cell office:value-type="float" office:value="9.234" table:style-name="ce11">
            <text:p>9.234</text:p>
          </table:table-cell>
          <table:table-cell office:value-type="float" office:value="9.4359999999999999" table:style-name="ce11">
            <text:p>9.436</text:p>
          </table:table-cell>
          <table:table-cell table:number-columns-repeated="16365"/>
        </table:table-row>
        <table:table-row table:style-name="ro6">
          <table:table-cell office:value-type="string" table:style-name="ce3">
            <text:p>E04_03</text:p>
          </table:table-cell>
          <table:table-cell office:value-type="string" table:style-name="ce3">
            <text:p>E04_03. Who bullied or harassed you? (% selecting 'My manager'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32.076999999999998" table:style-name="ce11">
            <text:p>32.077</text:p>
          </table:table-cell>
          <table:table-cell office:value-type="float" office:value="29.962" table:style-name="ce11">
            <text:p>29.962</text:p>
          </table:table-cell>
          <table:table-cell office:value-type="float" office:value="30.942" table:style-name="ce11">
            <text:p>30.942</text:p>
          </table:table-cell>
          <table:table-cell office:value-type="float" office:value="30.024000000000001" table:style-name="ce11">
            <text:p>30.024</text:p>
          </table:table-cell>
          <table:table-cell office:value-type="float" office:value="31.614000000000001" table:style-name="ce11">
            <text:p>31.614</text:p>
          </table:table-cell>
          <table:table-cell office:value-type="float" office:value="31.783999999999999" table:style-name="ce11">
            <text:p>31.784</text:p>
          </table:table-cell>
          <table:table-cell office:value-type="float" office:value="31.146999999999998" table:style-name="ce11">
            <text:p>31.147</text:p>
          </table:table-cell>
          <table:table-cell office:value-type="float" office:value="30.885999999999999" table:style-name="ce11">
            <text:p>30.886</text:p>
          </table:table-cell>
          <table:table-cell office:value-type="float" office:value="29.606000000000002" table:style-name="ce11">
            <text:p>29.606</text:p>
          </table:table-cell>
          <table:table-cell office:value-type="float" office:value="29.832999999999998" table:style-name="ce11">
            <text:p>29.833</text:p>
          </table:table-cell>
          <table:table-cell office:value-type="float" office:value="32.698" table:style-name="ce11">
            <text:p>32.698</text:p>
          </table:table-cell>
          <table:table-cell office:value-type="float" office:value="32.317999999999998" table:style-name="ce11">
            <text:p>32.318</text:p>
          </table:table-cell>
          <table:table-cell office:value-type="float" office:value="34.418999999999997" table:style-name="ce11">
            <text:p>34.419</text:p>
          </table:table-cell>
          <table:table-cell office:value-type="float" office:value="34.661000000000001" table:style-name="ce11">
            <text:p>34.661</text:p>
          </table:table-cell>
          <table:table-cell office:value-type="float" office:value="33.886000000000003" table:style-name="ce11">
            <text:p>33.886</text:p>
          </table:table-cell>
          <table:table-cell table:number-columns-repeated="16365"/>
        </table:table-row>
        <table:table-row table:style-name="ro9">
          <table:table-cell office:value-type="string" table:style-name="ce3">
            <text:p>E04_04</text:p>
          </table:table-cell>
          <table:table-cell office:value-type="string" table:style-name="ce3">
            <text:p>E04_04. Who bullied or harassed you? (% selecting 'Another senior member of staff in my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4.798999999999999" table:style-name="ce11">
            <text:p>24.799</text:p>
          </table:table-cell>
          <table:table-cell office:value-type="float" office:value="27.428999999999998" table:style-name="ce11">
            <text:p>27.429</text:p>
          </table:table-cell>
          <table:table-cell office:value-type="float" office:value="25.437999999999999" table:style-name="ce11">
            <text:p>25.438</text:p>
          </table:table-cell>
          <table:table-cell office:value-type="float" office:value="24.670999999999999" table:style-name="ce11">
            <text:p>24.671</text:p>
          </table:table-cell>
          <table:table-cell office:value-type="float" office:value="24.283999999999999" table:style-name="ce11">
            <text:p>24.284</text:p>
          </table:table-cell>
          <table:table-cell table:number-columns-repeated="16365"/>
        </table:table-row>
        <table:table-row table:style-name="ro9">
          <table:table-cell office:value-type="string" table:style-name="ce3">
            <text:p>E04_05</text:p>
          </table:table-cell>
          <table:table-cell office:value-type="string" table:style-name="ce3">
            <text:p>E04_05. Who bullied or harassed you? (% selecting 'Someone I manage'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4.8410000000000002" table:style-name="ce11">
            <text:p>4.841</text:p>
          </table:table-cell>
          <table:table-cell office:value-type="float" office:value="4.8460000000000001" table:style-name="ce11">
            <text:p>4.846</text:p>
          </table:table-cell>
          <table:table-cell office:value-type="float" office:value="4.9130000000000003" table:style-name="ce11">
            <text:p>4.913</text:p>
          </table:table-cell>
          <table:table-cell office:value-type="float" office:value="4.5199999999999996" table:style-name="ce11">
            <text:p>4.52</text:p>
          </table:table-cell>
          <table:table-cell office:value-type="float" office:value="4.51" table:style-name="ce11">
            <text:p>4.51</text:p>
          </table:table-cell>
          <table:table-cell office:value-type="float" office:value="4.3710000000000004" table:style-name="ce11">
            <text:p>4.371</text:p>
          </table:table-cell>
          <table:table-cell office:value-type="float" office:value="4.1500000000000004" table:style-name="ce11">
            <text:p>4.15</text:p>
          </table:table-cell>
          <table:table-cell office:value-type="float" office:value="4.343" table:style-name="ce11">
            <text:p>4.343</text:p>
          </table:table-cell>
          <table:table-cell office:value-type="float" office:value="4.4400000000000004" table:style-name="ce11">
            <text:p>4.44</text:p>
          </table:table-cell>
          <table:table-cell office:value-type="float" office:value="4.7300000000000004" table:style-name="ce11">
            <text:p>4.73</text:p>
          </table:table-cell>
          <table:table-cell office:value-type="float" office:value="4.556" table:style-name="ce11">
            <text:p>4.556</text:p>
          </table:table-cell>
          <table:table-cell office:value-type="float" office:value="4.7779999999999996" table:style-name="ce11">
            <text:p>4.778</text:p>
          </table:table-cell>
          <table:table-cell office:value-type="float" office:value="4.8049999999999997" table:style-name="ce11">
            <text:p>4.805</text:p>
          </table:table-cell>
          <table:table-cell office:value-type="float" office:value="5.3520000000000003" table:style-name="ce11">
            <text:p>5.352</text:p>
          </table:table-cell>
          <table:table-cell office:value-type="float" office:value="5.3949999999999996" table:style-name="ce11">
            <text:p>5.395</text:p>
          </table:table-cell>
          <table:table-cell table:number-columns-repeated="16365"/>
        </table:table-row>
        <table:table-row table:style-name="ro8">
          <table:table-cell office:value-type="string" table:style-name="ce3">
            <text:p>E04_06</text:p>
          </table:table-cell>
          <table:table-cell office:value-type="string" table:style-name="ce3">
            <text:p>E04_06. Who bullied or harassed you? (% selecting 'Someone working in a different Civil Service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07" table:style-name="ce11">
            <text:p>2.907</text:p>
          </table:table-cell>
          <table:table-cell office:value-type="float" office:value="1.9259999999999999" table:style-name="ce11">
            <text:p>1.926</text:p>
          </table:table-cell>
          <table:table-cell office:value-type="float" office:value="3.5219999999999998" table:style-name="ce11">
            <text:p>3.522</text:p>
          </table:table-cell>
          <table:table-cell office:value-type="float" office:value="3.2050000000000001" table:style-name="ce11">
            <text:p>3.205</text:p>
          </table:table-cell>
          <table:table-cell office:value-type="float" office:value="3.1869999999999998" table:style-name="ce11">
            <text:p>3.187</text:p>
          </table:table-cell>
          <table:table-cell table:number-columns-repeated="16365"/>
        </table:table-row>
        <table:table-row table:style-name="ro9">
          <table:table-cell office:value-type="string" table:style-name="ce3">
            <text:p>E04_07</text:p>
          </table:table-cell>
          <table:table-cell office:value-type="string" table:style-name="ce3">
            <text:p>E04_07. Who bullied or harassed you? (% selecting 'Someone working for a non-Civil Service organisation'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117" table:style-name="ce11">
            <text:p>3.117</text:p>
          </table:table-cell>
          <table:table-cell office:value-type="float" office:value="1.173" table:style-name="ce11">
            <text:p>1.173</text:p>
          </table:table-cell>
          <table:table-cell office:value-type="float" office:value="1.1559999999999999" table:style-name="ce11">
            <text:p>1.156</text:p>
          </table:table-cell>
          <table:table-cell office:value-type="float" office:value="1.121" table:style-name="ce11">
            <text:p>1.121</text:p>
          </table:table-cell>
          <table:table-cell office:value-type="float" office:value="0.98499999999999999" table:style-name="ce11">
            <text:p>0.985</text:p>
          </table:table-cell>
          <table:table-cell table:number-columns-repeated="16365"/>
        </table:table-row>
        <table:table-row table:style-name="ro6">
          <table:table-cell office:value-type="string" table:style-name="ce3">
            <text:p>E04_08</text:p>
          </table:table-cell>
          <table:table-cell office:value-type="string" table:style-name="ce3">
            <text:p>E04_08. Who bullied or harassed you? (% selecting 'A contractor'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86" table:style-name="ce11">
            <text:p>1.86</text:p>
          </table:table-cell>
          <table:table-cell office:value-type="float" office:value="1.79" table:style-name="ce11">
            <text:p>1.79</text:p>
          </table:table-cell>
          <table:table-cell office:value-type="float" office:value="2.1890000000000001" table:style-name="ce11">
            <text:p>2.189</text:p>
          </table:table-cell>
          <table:table-cell office:value-type="float" office:value="1.9379999999999999" table:style-name="ce11">
            <text:p>1.938</text:p>
          </table:table-cell>
          <table:table-cell office:value-type="float" office:value="1.708" table:style-name="ce11">
            <text:p>1.708</text:p>
          </table:table-cell>
          <table:table-cell table:number-columns-repeated="16365"/>
        </table:table-row>
        <table:table-row table:style-name="ro8">
          <table:table-cell office:value-type="string" table:style-name="ce3">
            <text:p>E04_09</text:p>
          </table:table-cell>
          <table:table-cell office:value-type="string" table:style-name="ce3">
            <text:p>E04_09. Who bullied or harassed you? (% selecting 'A service user (for example, customer, claimant, offender)'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2810000000000001" table:style-name="ce11">
            <text:p>2.281</text:p>
          </table:table-cell>
          <table:table-cell office:value-type="float" office:value="1.986" table:style-name="ce11">
            <text:p>1.986</text:p>
          </table:table-cell>
          <table:table-cell office:value-type="float" office:value="1.786" table:style-name="ce11">
            <text:p>1.786</text:p>
          </table:table-cell>
          <table:table-cell office:value-type="float" office:value="1.599" table:style-name="ce11">
            <text:p>1.599</text:p>
          </table:table-cell>
          <table:table-cell office:value-type="float" office:value="1.6639999999999999" table:style-name="ce11">
            <text:p>1.664</text:p>
          </table:table-cell>
          <table:table-cell table:number-columns-repeated="16365"/>
        </table:table-row>
        <table:table-row table:style-name="ro9">
          <table:table-cell office:value-type="string" table:style-name="ce3">
            <text:p>E04_10</text:p>
          </table:table-cell>
          <table:table-cell office:value-type="string" table:style-name="ce3">
            <text:p>E04_10. Who bullied or harassed you? (% selecting 'A member of the public'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5.7320000000000002" table:style-name="ce11">
            <text:p>5.732</text:p>
          </table:table-cell>
          <table:table-cell office:value-type="float" office:value="5.4290000000000003" table:style-name="ce11">
            <text:p>5.429</text:p>
          </table:table-cell>
          <table:table-cell office:value-type="float" office:value="5.4249999999999998" table:style-name="ce11">
            <text:p>5.425</text:p>
          </table:table-cell>
          <table:table-cell office:value-type="float" office:value="5.069" table:style-name="ce11">
            <text:p>5.069</text:p>
          </table:table-cell>
          <table:table-cell office:value-type="float" office:value="4.49" table:style-name="ce11">
            <text:p>4.49</text:p>
          </table:table-cell>
          <table:table-cell office:value-type="float" office:value="3.847" table:style-name="ce11">
            <text:p>3.847</text:p>
          </table:table-cell>
          <table:table-cell office:value-type="float" office:value="3.5640000000000001" table:style-name="ce11">
            <text:p>3.564</text:p>
          </table:table-cell>
          <table:table-cell office:value-type="float" office:value="3.4649999999999999" table:style-name="ce11">
            <text:p>3.465</text:p>
          </table:table-cell>
          <table:table-cell office:value-type="float" office:value="3.3889999999999998" table:style-name="ce11">
            <text:p>3.389</text:p>
          </table:table-cell>
          <table:table-cell office:value-type="float" office:value="3.3559999999999999" table:style-name="ce11">
            <text:p>3.356</text:p>
          </table:table-cell>
          <table:table-cell office:value-type="float" office:value="1.929" table:style-name="ce11">
            <text:p>1.929</text:p>
          </table:table-cell>
          <table:table-cell office:value-type="float" office:value="1.2729999999999999" table:style-name="ce11">
            <text:p>1.273</text:p>
          </table:table-cell>
          <table:table-cell office:value-type="float" office:value="1.071" table:style-name="ce11">
            <text:p>1.071</text:p>
          </table:table-cell>
          <table:table-cell office:value-type="float" office:value="1.3080000000000001" table:style-name="ce11">
            <text:p>1.308</text:p>
          </table:table-cell>
          <table:table-cell office:value-type="float" office:value="1.0760000000000001" table:style-name="ce11">
            <text:p>1.076</text:p>
          </table:table-cell>
          <table:table-cell table:number-columns-repeated="16365"/>
        </table:table-row>
        <table:table-row table:style-name="ro9">
          <table:table-cell office:value-type="string" table:style-name="ce3">
            <text:p>E04_11</text:p>
          </table:table-cell>
          <table:table-cell office:value-type="string" table:style-name="ce3">
            <text:p>E04_11. Who bullied or harassed you? (% selecting 'Something else not listed here (please specify)'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3.8069999999999999" table:style-name="ce11">
            <text:p>3.807</text:p>
          </table:table-cell>
          <table:table-cell office:value-type="float" office:value="3.359" table:style-name="ce11">
            <text:p>3.359</text:p>
          </table:table-cell>
          <table:table-cell office:value-type="float" office:value="3.3210000000000002" table:style-name="ce11">
            <text:p>3.321</text:p>
          </table:table-cell>
          <table:table-cell office:value-type="float" office:value="3.4540000000000002" table:style-name="ce11">
            <text:p>3.454</text:p>
          </table:table-cell>
          <table:table-cell office:value-type="float" office:value="3.8420000000000001" table:style-name="ce11">
            <text:p>3.842</text:p>
          </table:table-cell>
          <table:table-cell office:value-type="float" office:value="3.7719999999999998" table:style-name="ce11">
            <text:p>3.772</text:p>
          </table:table-cell>
          <table:table-cell office:value-type="float" office:value="3.7080000000000002" table:style-name="ce11">
            <text:p>3.708</text:p>
          </table:table-cell>
          <table:table-cell office:value-type="float" office:value="4.4329999999999998" table:style-name="ce11">
            <text:p>4.433</text:p>
          </table:table-cell>
          <table:table-cell office:value-type="float" office:value="4.3140000000000001" table:style-name="ce11">
            <text:p>4.314</text:p>
          </table:table-cell>
          <table:table-cell office:value-type="float" office:value="4.2210000000000001" table:style-name="ce11">
            <text:p>4.221</text:p>
          </table:table-cell>
          <table:table-cell office:value-type="float" office:value="3.048" table:style-name="ce11">
            <text:p>3.048</text:p>
          </table:table-cell>
          <table:table-cell office:value-type="float" office:value="2.71" table:style-name="ce11">
            <text:p>2.71</text:p>
          </table:table-cell>
          <table:table-cell office:value-type="float" office:value="4.71" table:style-name="ce11">
            <text:p>4.71</text:p>
          </table:table-cell>
          <table:table-cell office:value-type="float" office:value="4.851" table:style-name="ce11">
            <text:p>4.851</text:p>
          </table:table-cell>
          <table:table-cell office:value-type="float" office:value="4.3040000000000003" table:style-name="ce11">
            <text:p>4.304</text:p>
          </table:table-cell>
          <table:table-cell table:number-columns-repeated="16365"/>
        </table:table-row>
        <table:table-row table:style-name="ro9">
          <table:table-cell office:value-type="string" table:style-name="ce3">
            <text:p>E04_12</text:p>
          </table:table-cell>
          <table:table-cell office:value-type="string" table:style-name="ce3">
            <text:p>E04_12. Who bullied or harassed you? (% selecting 'Prefer not to say' of those ticking at least one E04 option)</text:p>
          </table:table-cell>
          <table:table-cell office:value-type="string" table:style-name="ce3">
            <text:p>Source of bullying and harassment</text:p>
          </table:table-cell>
          <table:table-cell office:value-type="string" table:style-name="ce3">
            <text:p>[notes 4, 5]</text:p>
          </table:table-cell>
          <table:table-cell office:value-type="float" office:value="14.393000000000001" table:style-name="ce11">
            <text:p>14.393</text:p>
          </table:table-cell>
          <table:table-cell office:value-type="float" office:value="16.434999999999999" table:style-name="ce11">
            <text:p>16.435</text:p>
          </table:table-cell>
          <table:table-cell office:value-type="float" office:value="15.074999999999999" table:style-name="ce11">
            <text:p>15.075</text:p>
          </table:table-cell>
          <table:table-cell office:value-type="float" office:value="15.621" table:style-name="ce11">
            <text:p>15.621</text:p>
          </table:table-cell>
          <table:table-cell office:value-type="float" office:value="13.743" table:style-name="ce11">
            <text:p>13.743</text:p>
          </table:table-cell>
          <table:table-cell office:value-type="float" office:value="13.645" table:style-name="ce11">
            <text:p>13.645</text:p>
          </table:table-cell>
          <table:table-cell office:value-type="float" office:value="13.898" table:style-name="ce11">
            <text:p>13.898</text:p>
          </table:table-cell>
          <table:table-cell office:value-type="float" office:value="13.281000000000001" table:style-name="ce11">
            <text:p>13.281</text:p>
          </table:table-cell>
          <table:table-cell office:value-type="float" office:value="13.076000000000001" table:style-name="ce11">
            <text:p>13.076</text:p>
          </table:table-cell>
          <table:table-cell office:value-type="float" office:value="12.073" table:style-name="ce11">
            <text:p>12.073</text:p>
          </table:table-cell>
          <table:table-cell office:value-type="float" office:value="11.717000000000001" table:style-name="ce11">
            <text:p>11.717</text:p>
          </table:table-cell>
          <table:table-cell office:value-type="float" office:value="10.569000000000001" table:style-name="ce11">
            <text:p>10.569</text:p>
          </table:table-cell>
          <table:table-cell office:value-type="float" office:value="8.4120000000000008" table:style-name="ce11">
            <text:p>8.412</text:p>
          </table:table-cell>
          <table:table-cell office:value-type="float" office:value="8.4760000000000009" table:style-name="ce11">
            <text:p>8.476</text:p>
          </table:table-cell>
          <table:table-cell office:value-type="float" office:value="9.1170000000000009" table:style-name="ce11">
            <text:p>9.117</text:p>
          </table:table-cell>
          <table:table-cell table:number-columns-repeated="16365"/>
        </table:table-row>
        <table:table-row table:style-name="ro6">
          <table:table-cell office:value-type="string" table:style-name="ce3">
            <text:p>E05_yes</text:p>
          </table:table-cell>
          <table:table-cell office:value-type="string" table:style-name="ce3">
            <text:p>E05_yes. Did you report your experience of bullying and harassment? (% selecting 'Yes')</text:p>
          </table:table-cell>
          <table:table-cell office:value-type="string" table:style-name="ce3">
            <text:p>Reporting of bullying and harassment</text:p>
          </table:table-cell>
          <table:table-cell office:value-type="string" table:style-name="ce3">
            <text:p>[note 4]</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5.533000000000001" table:style-name="ce11">
            <text:p>35.533</text:p>
          </table:table-cell>
          <table:table-cell office:value-type="float" office:value="38.17" table:style-name="ce11">
            <text:p>38.17</text:p>
          </table:table-cell>
          <table:table-cell office:value-type="float" office:value="39.857999999999997" table:style-name="ce11">
            <text:p>39.858</text:p>
          </table:table-cell>
          <table:table-cell office:value-type="float" office:value="49.639000000000003" table:style-name="ce11">
            <text:p>49.639</text:p>
          </table:table-cell>
          <table:table-cell office:value-type="float" office:value="40.533000000000001" table:style-name="ce11">
            <text:p>40.533</text:p>
          </table:table-cell>
          <table:table-cell office:value-type="float" office:value="38.939" table:style-name="ce11">
            <text:p>38.939</text:p>
          </table:table-cell>
          <table:table-cell office:value-type="float" office:value="38.978000000000002" table:style-name="ce11">
            <text:p>38.978</text:p>
          </table:table-cell>
          <table:table-cell office:value-type="float" office:value="40.774999999999999" table:style-name="ce11">
            <text:p>40.775</text:p>
          </table:table-cell>
          <table:table-cell table:number-columns-repeated="16365"/>
        </table:table-row>
        <table:table-row table:style-name="ro6">
          <table:table-cell office:value-type="string" table:style-name="ce3">
            <text:p>E05_no</text:p>
          </table:table-cell>
          <table:table-cell office:value-type="string" table:style-name="ce3">
            <text:p>E05_no. Did you report your experience of bullying and harassment? (% selecting 'No')</text:p>
          </table:table-cell>
          <table:table-cell office:value-type="string" table:style-name="ce3">
            <text:p>Reporting of bullying and harassment</text:p>
          </table:table-cell>
          <table:table-cell office:value-type="string" table:style-name="ce3">
            <text:p>[note 4]</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9.774999999999999" table:style-name="ce11">
            <text:p>49.775</text:p>
          </table:table-cell>
          <table:table-cell office:value-type="float" office:value="47.323" table:style-name="ce11">
            <text:p>47.323</text:p>
          </table:table-cell>
          <table:table-cell office:value-type="float" office:value="46.32" table:style-name="ce11">
            <text:p>46.32</text:p>
          </table:table-cell>
          <table:table-cell office:value-type="float" office:value="43.235999999999997" table:style-name="ce11">
            <text:p>43.236</text:p>
          </table:table-cell>
          <table:table-cell office:value-type="float" office:value="47.593000000000004" table:style-name="ce11">
            <text:p>47.593</text:p>
          </table:table-cell>
          <table:table-cell office:value-type="float" office:value="47.84" table:style-name="ce11">
            <text:p>47.84</text:p>
          </table:table-cell>
          <table:table-cell office:value-type="float" office:value="47.176000000000002" table:style-name="ce11">
            <text:p>47.176</text:p>
          </table:table-cell>
          <table:table-cell office:value-type="float" office:value="45.271000000000001" table:style-name="ce11">
            <text:p>45.271</text:p>
          </table:table-cell>
          <table:table-cell table:number-columns-repeated="16365"/>
        </table:table-row>
        <table:table-row table:style-name="ro9">
          <table:table-cell office:value-type="string" table:style-name="ce3">
            <text:p>E05_pnts</text:p>
          </table:table-cell>
          <table:table-cell office:value-type="string" table:style-name="ce3">
            <text:p>E05_pnts. Did you report your experience of bullying and harassment? (% selecting 'Prefer not to say')</text:p>
          </table:table-cell>
          <table:table-cell office:value-type="string" table:style-name="ce3">
            <text:p>Reporting of bullying and harassment</text:p>
          </table:table-cell>
          <table:table-cell office:value-type="string" table:style-name="ce3">
            <text:p>[note 4]</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4.692" table:style-name="ce11">
            <text:p>14.692</text:p>
          </table:table-cell>
          <table:table-cell office:value-type="float" office:value="14.507" table:style-name="ce11">
            <text:p>14.507</text:p>
          </table:table-cell>
          <table:table-cell office:value-type="float" office:value="13.821999999999999" table:style-name="ce11">
            <text:p>13.822</text:p>
          </table:table-cell>
          <table:table-cell office:value-type="float" office:value="7.125" table:style-name="ce11">
            <text:p>7.125</text:p>
          </table:table-cell>
          <table:table-cell office:value-type="float" office:value="11.874000000000001" table:style-name="ce11">
            <text:p>11.874</text:p>
          </table:table-cell>
          <table:table-cell office:value-type="float" office:value="13.221" table:style-name="ce11">
            <text:p>13.221</text:p>
          </table:table-cell>
          <table:table-cell office:value-type="float" office:value="13.845000000000001" table:style-name="ce11">
            <text:p>13.845</text:p>
          </table:table-cell>
          <table:table-cell office:value-type="float" office:value="13.954000000000001" table:style-name="ce11">
            <text:p>13.954</text:p>
          </table:table-cell>
          <table:table-cell table:number-columns-repeated="16365"/>
        </table:table-row>
        <table:table-row table:style-name="ro8">
          <table:table-cell office:value-type="string" table:style-name="ce3">
            <text:p>E05A_01</text:p>
          </table:table-cell>
          <table:table-cell office:value-type="string" table:style-name="ce3">
            <text:p>E05A_01. How did you report your experience of bullying and harassment? (% selecting 'I raised a formal complaint'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0.67" table:style-name="ce11">
            <text:p>20.67</text:p>
          </table:table-cell>
          <table:table-cell office:value-type="float" office:value="20.945" table:style-name="ce11">
            <text:p>20.945</text:p>
          </table:table-cell>
          <table:table-cell office:value-type="float" office:value="22.867000000000001" table:style-name="ce11">
            <text:p>22.867</text:p>
          </table:table-cell>
          <table:table-cell office:value-type="float" office:value="23.221" table:style-name="ce11">
            <text:p>23.221</text:p>
          </table:table-cell>
          <table:table-cell table:number-columns-repeated="16365"/>
        </table:table-row>
        <table:table-row table:style-name="ro10">
          <table:table-cell office:value-type="string" table:style-name="ce3">
            <text:p>E05A_02</text:p>
          </table:table-cell>
          <table:table-cell office:value-type="string" table:style-name="ce3">
            <text:p>E05A_02. How did you report your experience of bullying and harassment? (% selecting 'I reported it in another way, through less formal means (please specify)'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2.069000000000003" table:style-name="ce11">
            <text:p>72.069</text:p>
          </table:table-cell>
          <table:table-cell office:value-type="float" office:value="63.658999999999999" table:style-name="ce11">
            <text:p>63.659</text:p>
          </table:table-cell>
          <table:table-cell office:value-type="float" office:value="62.962000000000003" table:style-name="ce11">
            <text:p>62.962</text:p>
          </table:table-cell>
          <table:table-cell office:value-type="float" office:value="55.747999999999998" table:style-name="ce11">
            <text:p>55.748</text:p>
          </table:table-cell>
          <table:table-cell table:number-columns-repeated="16365"/>
        </table:table-row>
        <table:table-row table:style-name="ro10">
          <table:table-cell office:value-type="string" table:style-name="ce3">
            <text:p>E05A_03</text:p>
          </table:table-cell>
          <table:table-cell office:value-type="string" table:style-name="ce3">
            <text:p>E05A_03. How did you report your experience of bullying and harassment? (% selecting 'I confided in someone (for example, a colleague)'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0.286999999999999" table:style-name="ce11">
            <text:p>30.287</text:p>
          </table:table-cell>
          <table:table-cell office:value-type="float" office:value="28.901" table:style-name="ce11">
            <text:p>28.901</text:p>
          </table:table-cell>
          <table:table-cell office:value-type="float" office:value="35.140999999999998" table:style-name="ce11">
            <text:p>35.141</text:p>
          </table:table-cell>
          <table:table-cell office:value-type="float" office:value="35.244" table:style-name="ce11">
            <text:p>35.244</text:p>
          </table:table-cell>
          <table:table-cell table:number-columns-repeated="16365"/>
        </table:table-row>
        <table:table-row table:style-name="ro8">
          <table:table-cell office:value-type="string" table:style-name="ce3">
            <text:p>E05A_04</text:p>
          </table:table-cell>
          <table:table-cell office:value-type="string" table:style-name="ce3">
            <text:p>E05A_04. How did you report your experience of bullying and harassment? (% selecting 'In another way (please specify)' of those ticking at least one E05A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3.496" table:style-name="ce11">
            <text:p>13.496</text:p>
          </table:table-cell>
          <table:table-cell office:value-type="float" office:value="7.2930000000000001" table:style-name="ce11">
            <text:p>7.293</text:p>
          </table:table-cell>
          <table:table-cell office:value-type="float" office:value="7.3239999999999998" table:style-name="ce11">
            <text:p>7.324</text:p>
          </table:table-cell>
          <table:table-cell table:number-columns-repeated="16365"/>
        </table:table-row>
        <table:table-row table:style-name="ro8">
          <table:table-cell office:value-type="string" table:style-name="ce3">
            <text:p>E05B_01</text:p>
          </table:table-cell>
          <table:table-cell office:value-type="string" table:style-name="ce3">
            <text:p>E05B_01. Why did you not report your experience of bullying and harassment? (% selecting 'I felt I might jeopardise my job'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7.762" table:style-name="ce11">
            <text:p>37.762</text:p>
          </table:table-cell>
          <table:table-cell office:value-type="float" office:value="39.109000000000002" table:style-name="ce11">
            <text:p>39.109</text:p>
          </table:table-cell>
          <table:table-cell office:value-type="float" office:value="39.472999999999999" table:style-name="ce11">
            <text:p>39.473</text:p>
          </table:table-cell>
          <table:table-cell office:value-type="float" office:value="39.247999999999998" table:style-name="ce11">
            <text:p>39.248</text:p>
          </table:table-cell>
          <table:table-cell table:number-columns-repeated="16365"/>
        </table:table-row>
        <table:table-row table:style-name="ro10">
          <table:table-cell office:value-type="string" table:style-name="ce3">
            <text:p>E05B_02</text:p>
          </table:table-cell>
          <table:table-cell office:value-type="string" table:style-name="ce3">
            <text:p>E05B_02. Why did you not report your experience of bullying and harassment? (% selecting 'I did not want to be seen as a troublemaker'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3.661999999999999" table:style-name="ce11">
            <text:p>43.662</text:p>
          </table:table-cell>
          <table:table-cell office:value-type="float" office:value="43.155999999999999" table:style-name="ce11">
            <text:p>43.156</text:p>
          </table:table-cell>
          <table:table-cell office:value-type="float" office:value="44.070999999999998" table:style-name="ce11">
            <text:p>44.071</text:p>
          </table:table-cell>
          <table:table-cell office:value-type="float" office:value="44.457000000000001" table:style-name="ce11">
            <text:p>44.457</text:p>
          </table:table-cell>
          <table:table-cell table:number-columns-repeated="16365"/>
        </table:table-row>
        <table:table-row table:style-name="ro10">
          <table:table-cell office:value-type="string" table:style-name="ce3">
            <text:p>E05B_03</text:p>
          </table:table-cell>
          <table:table-cell office:value-type="string" table:style-name="ce3">
            <text:p>E05B_03. Why did you not report your experience of bullying and harassment? (% selecting 'I did not believe that corrective action would be taken'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1.649000000000001" table:style-name="ce11">
            <text:p>61.649</text:p>
          </table:table-cell>
          <table:table-cell office:value-type="float" office:value="62.02" table:style-name="ce11">
            <text:p>62.02</text:p>
          </table:table-cell>
          <table:table-cell office:value-type="float" office:value="62.613" table:style-name="ce11">
            <text:p>62.613</text:p>
          </table:table-cell>
          <table:table-cell office:value-type="float" office:value="64.302000000000007" table:style-name="ce11">
            <text:p>64.302</text:p>
          </table:table-cell>
          <table:table-cell table:number-columns-repeated="16365"/>
        </table:table-row>
        <table:table-row table:style-name="ro10">
          <table:table-cell office:value-type="string" table:style-name="ce3">
            <text:p>E05B_04</text:p>
          </table:table-cell>
          <table:table-cell office:value-type="string" table:style-name="ce3">
            <text:p>E05B_04. Why did you not report your experience of bullying and harassment? (% selecting 'I did not know how to report it or who to speak to'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8.7899999999999991" table:style-name="ce11">
            <text:p>8.79</text:p>
          </table:table-cell>
          <table:table-cell office:value-type="float" office:value="9.9290000000000003" table:style-name="ce11">
            <text:p>9.929</text:p>
          </table:table-cell>
          <table:table-cell office:value-type="float" office:value="10.173999999999999" table:style-name="ce11">
            <text:p>10.174</text:p>
          </table:table-cell>
          <table:table-cell office:value-type="float" office:value="9.3870000000000005" table:style-name="ce11">
            <text:p>9.387</text:p>
          </table:table-cell>
          <table:table-cell table:number-columns-repeated="16365"/>
        </table:table-row>
        <table:table-row table:style-name="ro10">
          <table:table-cell office:value-type="string" table:style-name="ce3">
            <text:p>E05B_05</text:p>
          </table:table-cell>
          <table:table-cell office:value-type="string" table:style-name="ce3">
            <text:p>E05B_05. Why did you not report your experience of bullying and harassment? (% selecting 'The behaviour stopped before I could report it'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4.9119999999999999" table:style-name="ce11">
            <text:p>4.912</text:p>
          </table:table-cell>
          <table:table-cell office:value-type="float" office:value="5.2880000000000003" table:style-name="ce11">
            <text:p>5.288</text:p>
          </table:table-cell>
          <table:table-cell office:value-type="float" office:value="5.468" table:style-name="ce11">
            <text:p>5.468</text:p>
          </table:table-cell>
          <table:table-cell office:value-type="float" office:value="4.9800000000000004" table:style-name="ce11">
            <text:p>4.98</text:p>
          </table:table-cell>
          <table:table-cell table:number-columns-repeated="16365"/>
        </table:table-row>
        <table:table-row table:style-name="ro10">
          <table:table-cell office:value-type="string" table:style-name="ce3">
            <text:p>E05B_06</text:p>
          </table:table-cell>
          <table:table-cell office:value-type="string" table:style-name="ce3">
            <text:p>E05B_06. Why did you not report your experience of bullying and harassment? (% selecting 'I did not report it for another reason (please specify)' of those ticking at least one E05B option)</text:p>
          </table:table-cell>
          <table:table-cell office:value-type="string" table:style-name="ce3">
            <text:p>Reporting of bullying and harassment</text:p>
          </table:table-cell>
          <table:table-cell office:value-type="string" table:style-name="ce3">
            <text:p>[notes 4, 5]</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3.486999999999998" table:style-name="ce11">
            <text:p>23.487</text:p>
          </table:table-cell>
          <table:table-cell office:value-type="float" office:value="21.716000000000001" table:style-name="ce11">
            <text:p>21.716</text:p>
          </table:table-cell>
          <table:table-cell office:value-type="float" office:value="20.478000000000002" table:style-name="ce11">
            <text:p>20.478</text:p>
          </table:table-cell>
          <table:table-cell office:value-type="float" office:value="19.844999999999999" table:style-name="ce11">
            <text:p>19.845</text:p>
          </table:table-cell>
          <table:table-cell table:number-columns-repeated="16365"/>
        </table:table-row>
        <table:table-row table:style-name="ro6">
          <table:table-cell office:value-type="string" table:style-name="ce3">
            <text:p>E06_A_yes</text:p>
          </table:table-cell>
          <table:table-cell office:value-type="string" table:style-name="ce3">
            <text:p>E06_A_yes. Was appropriate action taken to address the behaviour you experienced?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5.614000000000001" table:style-name="ce11">
            <text:p>15.614</text:p>
          </table:table-cell>
          <table:table-cell office:value-type="float" office:value="14.378" table:style-name="ce11">
            <text:p>14.378</text:p>
          </table:table-cell>
          <table:table-cell office:value-type="float" office:value="27.672000000000001" table:style-name="ce11">
            <text:p>27.672</text:p>
          </table:table-cell>
          <table:table-cell office:value-type="float" office:value="28.68" table:style-name="ce11">
            <text:p>28.68</text:p>
          </table:table-cell>
          <table:table-cell office:value-type="float" office:value="27.88" table:style-name="ce11">
            <text:p>27.88</text:p>
          </table:table-cell>
          <table:table-cell table:number-columns-repeated="16365"/>
        </table:table-row>
        <table:table-row table:style-name="ro6">
          <table:table-cell office:value-type="string" table:style-name="ce3">
            <text:p>E06_A_no</text:p>
          </table:table-cell>
          <table:table-cell office:value-type="string" table:style-name="ce3">
            <text:p>E06_A_no. Was appropriate action taken to address the behaviour you experienced?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3.594000000000001" table:style-name="ce11">
            <text:p>63.594</text:p>
          </table:table-cell>
          <table:table-cell office:value-type="float" office:value="64.331000000000003" table:style-name="ce11">
            <text:p>64.331</text:p>
          </table:table-cell>
          <table:table-cell office:value-type="float" office:value="59.401000000000003" table:style-name="ce11">
            <text:p>59.401</text:p>
          </table:table-cell>
          <table:table-cell office:value-type="float" office:value="57.523000000000003" table:style-name="ce11">
            <text:p>57.523</text:p>
          </table:table-cell>
          <table:table-cell office:value-type="float" office:value="58.506999999999998" table:style-name="ce11">
            <text:p>58.507</text:p>
          </table:table-cell>
          <table:table-cell table:number-columns-repeated="16365"/>
        </table:table-row>
        <table:table-row table:style-name="ro9">
          <table:table-cell office:value-type="string" table:style-name="ce3">
            <text:p>E06_A_pnts</text:p>
          </table:table-cell>
          <table:table-cell office:value-type="string" table:style-name="ce3">
            <text:p>E06_A_pnts. Was appropriate action taken to address the behaviour you experienced?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0.792000000000002" table:style-name="ce11">
            <text:p>20.792</text:p>
          </table:table-cell>
          <table:table-cell office:value-type="float" office:value="21.291" table:style-name="ce11">
            <text:p>21.291</text:p>
          </table:table-cell>
          <table:table-cell office:value-type="float" office:value="12.927" table:style-name="ce11">
            <text:p>12.927</text:p>
          </table:table-cell>
          <table:table-cell office:value-type="float" office:value="13.797000000000001" table:style-name="ce11">
            <text:p>13.797</text:p>
          </table:table-cell>
          <table:table-cell office:value-type="float" office:value="13.613" table:style-name="ce11">
            <text:p>13.613</text:p>
          </table:table-cell>
          <table:table-cell table:number-columns-repeated="16365"/>
        </table:table-row>
        <table:table-row table:style-name="ro6">
          <table:table-cell office:value-type="string" table:style-name="ce3">
            <text:p>E06_B_yes</text:p>
          </table:table-cell>
          <table:table-cell office:value-type="string" table:style-name="ce3">
            <text:p>E06_B_yes. Has the bullying and harassment stopped?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8.192" table:style-name="ce11">
            <text:p>38.192</text:p>
          </table:table-cell>
          <table:table-cell office:value-type="float" office:value="39.066000000000003" table:style-name="ce11">
            <text:p>39.066</text:p>
          </table:table-cell>
          <table:table-cell office:value-type="float" office:value="42.143000000000001" table:style-name="ce11">
            <text:p>42.143</text:p>
          </table:table-cell>
          <table:table-cell office:value-type="float" office:value="41.213999999999999" table:style-name="ce11">
            <text:p>41.214</text:p>
          </table:table-cell>
          <table:table-cell office:value-type="float" office:value="40.744999999999997" table:style-name="ce11">
            <text:p>40.745</text:p>
          </table:table-cell>
          <table:table-cell table:number-columns-repeated="16365"/>
        </table:table-row>
        <table:table-row table:style-name="ro6">
          <table:table-cell office:value-type="string" table:style-name="ce3">
            <text:p>E06_B_no</text:p>
          </table:table-cell>
          <table:table-cell office:value-type="string" table:style-name="ce3">
            <text:p>E06_B_no. Has the bullying and harassment stopped?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37.692999999999998" table:style-name="ce11">
            <text:p>37.693</text:p>
          </table:table-cell>
          <table:table-cell office:value-type="float" office:value="33.348999999999997" table:style-name="ce11">
            <text:p>33.349</text:p>
          </table:table-cell>
          <table:table-cell office:value-type="float" office:value="31.216999999999999" table:style-name="ce11">
            <text:p>31.217</text:p>
          </table:table-cell>
          <table:table-cell office:value-type="float" office:value="31.881" table:style-name="ce11">
            <text:p>31.881</text:p>
          </table:table-cell>
          <table:table-cell office:value-type="float" office:value="31.887" table:style-name="ce11">
            <text:p>31.887</text:p>
          </table:table-cell>
          <table:table-cell table:number-columns-repeated="16365"/>
        </table:table-row>
        <table:table-row table:style-name="ro6">
          <table:table-cell office:value-type="string" table:style-name="ce3">
            <text:p>E06_B_pnts</text:p>
          </table:table-cell>
          <table:table-cell office:value-type="string" table:style-name="ce3">
            <text:p>E06_B_pnts. Has the bullying and harassment stopped?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4.114999999999998" table:style-name="ce11">
            <text:p>24.115</text:p>
          </table:table-cell>
          <table:table-cell office:value-type="float" office:value="27.585000000000001" table:style-name="ce11">
            <text:p>27.585</text:p>
          </table:table-cell>
          <table:table-cell office:value-type="float" office:value="26.64" table:style-name="ce11">
            <text:p>26.64</text:p>
          </table:table-cell>
          <table:table-cell office:value-type="float" office:value="26.905000000000001" table:style-name="ce11">
            <text:p>26.905</text:p>
          </table:table-cell>
          <table:table-cell office:value-type="float" office:value="27.367999999999999" table:style-name="ce11">
            <text:p>27.368</text:p>
          </table:table-cell>
          <table:table-cell table:number-columns-repeated="16365"/>
        </table:table-row>
        <table:table-row table:style-name="ro6">
          <table:table-cell office:value-type="string" table:style-name="ce3">
            <text:p>E06_C_yes</text:p>
          </table:table-cell>
          <table:table-cell office:value-type="string" table:style-name="ce3">
            <text:p>E06_C_yes. Does the culture where you work allow this kind of behaviour to continue?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5.488999999999997" table:style-name="ce11">
            <text:p>55.489</text:p>
          </table:table-cell>
          <table:table-cell office:value-type="float" office:value="61.588999999999999" table:style-name="ce11">
            <text:p>61.589</text:p>
          </table:table-cell>
          <table:table-cell office:value-type="float" office:value="59.265999999999998" table:style-name="ce11">
            <text:p>59.266</text:p>
          </table:table-cell>
          <table:table-cell office:value-type="float" office:value="58.91" table:style-name="ce11">
            <text:p>58.91</text:p>
          </table:table-cell>
          <table:table-cell office:value-type="float" office:value="59.506999999999998" table:style-name="ce11">
            <text:p>59.507</text:p>
          </table:table-cell>
          <table:table-cell table:number-columns-repeated="16365"/>
        </table:table-row>
        <table:table-row table:style-name="ro6">
          <table:table-cell office:value-type="string" table:style-name="ce3">
            <text:p>E06_C_no</text:p>
          </table:table-cell>
          <table:table-cell office:value-type="string" table:style-name="ce3">
            <text:p>E06_C_no. Does the culture where you work allow this kind of behaviour to continue?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5.24" table:style-name="ce11">
            <text:p>25.24</text:p>
          </table:table-cell>
          <table:table-cell office:value-type="float" office:value="20.533999999999999" table:style-name="ce11">
            <text:p>20.534</text:p>
          </table:table-cell>
          <table:table-cell office:value-type="float" office:value="22.087" table:style-name="ce11">
            <text:p>22.087</text:p>
          </table:table-cell>
          <table:table-cell office:value-type="float" office:value="22.196000000000002" table:style-name="ce11">
            <text:p>22.196</text:p>
          </table:table-cell>
          <table:table-cell office:value-type="float" office:value="22.24" table:style-name="ce11">
            <text:p>22.24</text:p>
          </table:table-cell>
          <table:table-cell table:number-columns-repeated="16365"/>
        </table:table-row>
        <table:table-row table:style-name="ro9">
          <table:table-cell office:value-type="string" table:style-name="ce3">
            <text:p>E06_C_pnts</text:p>
          </table:table-cell>
          <table:table-cell office:value-type="string" table:style-name="ce3">
            <text:p>E06_C_pnts. Does the culture where you work allow this kind of behaviour to continue?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9.27" table:style-name="ce11">
            <text:p>19.27</text:p>
          </table:table-cell>
          <table:table-cell office:value-type="float" office:value="17.876999999999999" table:style-name="ce11">
            <text:p>17.877</text:p>
          </table:table-cell>
          <table:table-cell office:value-type="float" office:value="18.648" table:style-name="ce11">
            <text:p>18.648</text:p>
          </table:table-cell>
          <table:table-cell office:value-type="float" office:value="18.893999999999998" table:style-name="ce11">
            <text:p>18.894</text:p>
          </table:table-cell>
          <table:table-cell office:value-type="float" office:value="18.254000000000001" table:style-name="ce11">
            <text:p>18.254</text:p>
          </table:table-cell>
          <table:table-cell table:number-columns-repeated="16365"/>
        </table:table-row>
        <table:table-row table:style-name="ro6">
          <table:table-cell office:value-type="string" table:style-name="ce3">
            <text:p>E06_D_yes</text:p>
          </table:table-cell>
          <table:table-cell office:value-type="string" table:style-name="ce3">
            <text:p>E06_D_yes. Did you feel like you were punished for reporting the incident? (% selecting 'Yes')</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18.849" table:style-name="ce11">
            <text:p>18.849</text:p>
          </table:table-cell>
          <table:table-cell office:value-type="float" office:value="34.920999999999999" table:style-name="ce11">
            <text:p>34.921</text:p>
          </table:table-cell>
          <table:table-cell office:value-type="float" office:value="34.898000000000003" table:style-name="ce11">
            <text:p>34.898</text:p>
          </table:table-cell>
          <table:table-cell office:value-type="float" office:value="33.546999999999997" table:style-name="ce11">
            <text:p>33.547</text:p>
          </table:table-cell>
          <table:table-cell office:value-type="float" office:value="33.159999999999997" table:style-name="ce11">
            <text:p>33.16</text:p>
          </table:table-cell>
          <table:table-cell table:number-columns-repeated="16365"/>
        </table:table-row>
        <table:table-row table:style-name="ro6">
          <table:table-cell office:value-type="string" table:style-name="ce3">
            <text:p>E06_D_no</text:p>
          </table:table-cell>
          <table:table-cell office:value-type="string" table:style-name="ce3">
            <text:p>E06_D_no. Did you feel like you were punished for reporting the incident? (% selecting 'No')</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2.823" table:style-name="ce11">
            <text:p>52.823</text:p>
          </table:table-cell>
          <table:table-cell office:value-type="float" office:value="50.7" table:style-name="ce11">
            <text:p>50.7</text:p>
          </table:table-cell>
          <table:table-cell office:value-type="float" office:value="51.335000000000001" table:style-name="ce11">
            <text:p>51.335</text:p>
          </table:table-cell>
          <table:table-cell office:value-type="float" office:value="52.264000000000003" table:style-name="ce11">
            <text:p>52.264</text:p>
          </table:table-cell>
          <table:table-cell office:value-type="float" office:value="52.593000000000004" table:style-name="ce11">
            <text:p>52.593</text:p>
          </table:table-cell>
          <table:table-cell table:number-columns-repeated="16365"/>
        </table:table-row>
        <table:table-row table:style-name="ro9">
          <table:table-cell office:value-type="string" table:style-name="ce3">
            <text:p>E06_D_pnts</text:p>
          </table:table-cell>
          <table:table-cell office:value-type="string" table:style-name="ce3">
            <text:p>E06_D_pnts. Did you feel like you were punished for reporting the incident? (% selecting 'Prefer not to say')</text:p>
          </table:table-cell>
          <table:table-cell office:value-type="string" table:style-name="ce3">
            <text:p>Reporting of bullying and harassment</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8.327999999999999" table:style-name="ce11">
            <text:p>28.328</text:p>
          </table:table-cell>
          <table:table-cell office:value-type="float" office:value="14.379" table:style-name="ce11">
            <text:p>14.379</text:p>
          </table:table-cell>
          <table:table-cell office:value-type="float" office:value="13.766999999999999" table:style-name="ce11">
            <text:p>13.767</text:p>
          </table:table-cell>
          <table:table-cell office:value-type="float" office:value="14.189" table:style-name="ce11">
            <text:p>14.189</text:p>
          </table:table-cell>
          <table:table-cell office:value-type="float" office:value="14.247" table:style-name="ce11">
            <text:p>14.247</text:p>
          </table:table-cell>
          <table:table-cell table:number-columns-repeated="16365"/>
        </table:table-row>
        <table:table-row table:style-name="ro9">
          <table:table-cell office:value-type="string" table:style-name="ce3">
            <text:p>W01</text:p>
          </table:table-cell>
          <table:table-cell office:value-type="string" table:style-name="ce3">
            <text:p>W01. Overall, how satisfied are you with your life nowadays? (% selecting 7 to 10, where 10 is the most satisfied)</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8.43" table:style-name="ce11">
            <text:p>58.43</text:p>
          </table:table-cell>
          <table:table-cell office:value-type="float" office:value="61.125999999999998" table:style-name="ce11">
            <text:p>61.126</text:p>
          </table:table-cell>
          <table:table-cell office:value-type="float" office:value="61.030999999999999" table:style-name="ce11">
            <text:p>61.031</text:p>
          </table:table-cell>
          <table:table-cell office:value-type="float" office:value="62.988999999999997" table:style-name="ce11">
            <text:p>62.989</text:p>
          </table:table-cell>
          <table:table-cell office:value-type="float" office:value="64.126000000000005" table:style-name="ce11">
            <text:p>64.126</text:p>
          </table:table-cell>
          <table:table-cell office:value-type="float" office:value="63.993000000000002" table:style-name="ce11">
            <text:p>63.993</text:p>
          </table:table-cell>
          <table:table-cell office:value-type="float" office:value="64.534999999999997" table:style-name="ce11">
            <text:p>64.535</text:p>
          </table:table-cell>
          <table:table-cell office:value-type="float" office:value="65.936000000000007" table:style-name="ce11">
            <text:p>65.936</text:p>
          </table:table-cell>
          <table:table-cell office:value-type="float" office:value="58.584000000000003" table:style-name="ce11">
            <text:p>58.584</text:p>
          </table:table-cell>
          <table:table-cell office:value-type="float" office:value="63.576000000000001" table:style-name="ce11">
            <text:p>63.576</text:p>
          </table:table-cell>
          <table:table-cell office:value-type="float" office:value="62.78" table:style-name="ce11">
            <text:p>62.78</text:p>
          </table:table-cell>
          <table:table-cell office:value-type="float" office:value="65.144999999999996" table:style-name="ce11">
            <text:p>65.145</text:p>
          </table:table-cell>
          <table:table-cell table:number-columns-repeated="16365"/>
        </table:table-row>
        <table:table-row table:style-name="ro9">
          <table:table-cell office:value-type="string" table:style-name="ce3">
            <text:p>W02</text:p>
          </table:table-cell>
          <table:table-cell office:value-type="string" table:style-name="ce3">
            <text:p>W02. Overall, to what extent do you feel that things you do in your life are worthwhile? (% selecting 7 to 10, where 10 is the most worthwhile)</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5.304000000000002" table:style-name="ce11">
            <text:p>65.304</text:p>
          </table:table-cell>
          <table:table-cell office:value-type="float" office:value="68.462999999999994" table:style-name="ce11">
            <text:p>68.463</text:p>
          </table:table-cell>
          <table:table-cell office:value-type="float" office:value="67.981999999999999" table:style-name="ce11">
            <text:p>67.982</text:p>
          </table:table-cell>
          <table:table-cell office:value-type="float" office:value="69.415000000000006" table:style-name="ce11">
            <text:p>69.415</text:p>
          </table:table-cell>
          <table:table-cell office:value-type="float" office:value="70.114999999999995" table:style-name="ce11">
            <text:p>70.115</text:p>
          </table:table-cell>
          <table:table-cell office:value-type="float" office:value="69.427000000000007" table:style-name="ce11">
            <text:p>69.427</text:p>
          </table:table-cell>
          <table:table-cell office:value-type="float" office:value="69.903000000000006" table:style-name="ce11">
            <text:p>69.903</text:p>
          </table:table-cell>
          <table:table-cell office:value-type="float" office:value="70.531000000000006" table:style-name="ce11">
            <text:p>70.531</text:p>
          </table:table-cell>
          <table:table-cell office:value-type="float" office:value="66.302000000000007" table:style-name="ce11">
            <text:p>66.302</text:p>
          </table:table-cell>
          <table:table-cell office:value-type="float" office:value="69.010000000000005" table:style-name="ce11">
            <text:p>69.01</text:p>
          </table:table-cell>
          <table:table-cell office:value-type="float" office:value="68.353999999999999" table:style-name="ce11">
            <text:p>68.354</text:p>
          </table:table-cell>
          <table:table-cell office:value-type="float" office:value="69.492999999999995" table:style-name="ce11">
            <text:p>69.493</text:p>
          </table:table-cell>
          <table:table-cell table:number-columns-repeated="16365"/>
        </table:table-row>
        <table:table-row table:style-name="ro6">
          <table:table-cell office:value-type="string" table:style-name="ce3">
            <text:p>W03</text:p>
          </table:table-cell>
          <table:table-cell office:value-type="string" table:style-name="ce3">
            <text:p>W03. Overall, how happy did you feel yesterday? (% selecting 7 to 10, where 10 is the most happy)</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6.613999999999997" table:style-name="ce11">
            <text:p>56.614</text:p>
          </table:table-cell>
          <table:table-cell office:value-type="float" office:value="58.265999999999998" table:style-name="ce11">
            <text:p>58.266</text:p>
          </table:table-cell>
          <table:table-cell office:value-type="float" office:value="58.881" table:style-name="ce11">
            <text:p>58.881</text:p>
          </table:table-cell>
          <table:table-cell office:value-type="float" office:value="60.692999999999998" table:style-name="ce11">
            <text:p>60.693</text:p>
          </table:table-cell>
          <table:table-cell office:value-type="float" office:value="62.274999999999999" table:style-name="ce11">
            <text:p>62.275</text:p>
          </table:table-cell>
          <table:table-cell office:value-type="float" office:value="61.366" table:style-name="ce11">
            <text:p>61.366</text:p>
          </table:table-cell>
          <table:table-cell office:value-type="float" office:value="61.643000000000001" table:style-name="ce11">
            <text:p>61.643</text:p>
          </table:table-cell>
          <table:table-cell office:value-type="float" office:value="61.508000000000003" table:style-name="ce11">
            <text:p>61.508</text:p>
          </table:table-cell>
          <table:table-cell office:value-type="float" office:value="56.655999999999999" table:style-name="ce11">
            <text:p>56.656</text:p>
          </table:table-cell>
          <table:table-cell office:value-type="float" office:value="60.216999999999999" table:style-name="ce11">
            <text:p>60.217</text:p>
          </table:table-cell>
          <table:table-cell office:value-type="float" office:value="59.947000000000003" table:style-name="ce11">
            <text:p>59.947</text:p>
          </table:table-cell>
          <table:table-cell office:value-type="float" office:value="60.715000000000003" table:style-name="ce11">
            <text:p>60.715</text:p>
          </table:table-cell>
          <table:table-cell table:number-columns-repeated="16365"/>
        </table:table-row>
        <table:table-row table:style-name="ro6">
          <table:table-cell office:value-type="string" table:style-name="ce3">
            <text:p>W04</text:p>
          </table:table-cell>
          <table:table-cell office:value-type="string" table:style-name="ce3">
            <text:p>W04. Overall, how anxious did you feel yesterday? (% selecting 6 to 10, where 10 is the most anxious)</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29.12" table:style-name="ce11">
            <text:p>29.12</text:p>
          </table:table-cell>
          <table:table-cell office:value-type="float" office:value="30.132999999999999" table:style-name="ce11">
            <text:p>30.133</text:p>
          </table:table-cell>
          <table:table-cell office:value-type="float" office:value="29.943000000000001" table:style-name="ce11">
            <text:p>29.943</text:p>
          </table:table-cell>
          <table:table-cell office:value-type="float" office:value="30.434000000000001" table:style-name="ce11">
            <text:p>30.434</text:p>
          </table:table-cell>
          <table:table-cell office:value-type="float" office:value="30.164000000000001" table:style-name="ce11">
            <text:p>30.164</text:p>
          </table:table-cell>
          <table:table-cell office:value-type="float" office:value="31.283000000000001" table:style-name="ce11">
            <text:p>31.283</text:p>
          </table:table-cell>
          <table:table-cell office:value-type="float" office:value="32.084000000000003" table:style-name="ce11">
            <text:p>32.084</text:p>
          </table:table-cell>
          <table:table-cell office:value-type="float" office:value="32.329000000000001" table:style-name="ce11">
            <text:p>32.329</text:p>
          </table:table-cell>
          <table:table-cell office:value-type="float" office:value="35.100999999999999" table:style-name="ce11">
            <text:p>35.101</text:p>
          </table:table-cell>
          <table:table-cell office:value-type="float" office:value="34.744" table:style-name="ce11">
            <text:p>34.744</text:p>
          </table:table-cell>
          <table:table-cell office:value-type="float" office:value="35.667999999999999" table:style-name="ce11">
            <text:p>35.668</text:p>
          </table:table-cell>
          <table:table-cell office:value-type="float" office:value="35.533999999999999" table:style-name="ce11">
            <text:p>35.534</text:p>
          </table:table-cell>
          <table:table-cell table:number-columns-repeated="16365"/>
        </table:table-row>
        <table:table-row table:style-name="ro9">
          <table:table-cell office:value-type="string" table:style-name="ce3">
            <text:p>J04B</text:p>
          </table:table-cell>
          <table:table-cell office:value-type="string" table:style-name="ce3">
            <text:p>J04B. In general, how would you rate your overall mental health now? (% selecting 'Excellent', 'Very good' or 'Good')</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74.100999999999999" table:style-name="ce11">
            <text:p>74.101</text:p>
          </table:table-cell>
          <table:table-cell office:value-type="float" office:value="68.599999999999994" table:style-name="ce11">
            <text:p>68.6</text:p>
          </table:table-cell>
          <table:table-cell office:value-type="float" office:value="69.694000000000003" table:style-name="ce11">
            <text:p>69.694</text:p>
          </table:table-cell>
          <table:table-cell office:value-type="float" office:value="69.302000000000007" table:style-name="ce11">
            <text:p>69.302</text:p>
          </table:table-cell>
          <table:table-cell office:value-type="float" office:value="69.534000000000006" table:style-name="ce11">
            <text:p>69.534</text:p>
          </table:table-cell>
          <table:table-cell table:number-columns-repeated="16365"/>
        </table:table-row>
        <table:table-row table:style-name="ro9">
          <table:table-cell office:value-type="string" table:style-name="ce3">
            <text:p>W05</text:p>
          </table:table-cell>
          <table:table-cell office:value-type="string" table:style-name="ce3">
            <text:p>W05. In general, how would you rate your overall physical health now? (% selecting 'Excellent', 'Very good' or 'Good')</text:p>
          </table:table-cell>
          <table:table-cell office:value-type="string" table:style-name="ce3">
            <text:p>Wellbeing</text:p>
          </table:table-cell>
          <table:table-cell office:value-type="string" table:style-name="ce3">
            <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69.838999999999999" table:style-name="ce11">
            <text:p>69.839</text:p>
          </table:table-cell>
          <table:table-cell office:value-type="float" office:value="70.272999999999996" table:style-name="ce11">
            <text:p>70.273</text:p>
          </table:table-cell>
          <table:table-cell office:value-type="float" office:value="69.608000000000004" table:style-name="ce11">
            <text:p>69.608</text:p>
          </table:table-cell>
          <table:table-cell office:value-type="float" office:value="69.049000000000007" table:style-name="ce11">
            <text:p>69.049</text:p>
          </table:table-cell>
          <table:table-cell table:number-columns-repeated="16365"/>
        </table:table-row>
        <table:table-row table:style-name="ro9">
          <table:table-cell office:value-type="string" table:style-name="ce3">
            <text:p>W09</text:p>
          </table:table-cell>
          <table:table-cell office:value-type="string" table:style-name="ce3">
            <text:p>W09. [My organisation] provides good support for employee health, wellbeing and resilience (% selecting 'Strongly agree' or 'Agree')</text:p>
          </table:table-cell>
          <table:table-cell office:value-type="string" table:style-name="ce3">
            <text:p>Wellbeing</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9.470999999999997" table:style-name="ce11">
            <text:p>59.471</text:p>
          </table:table-cell>
          <table:table-cell table:number-columns-repeated="16365"/>
        </table:table-row>
        <table:table-row table:style-name="ro9">
          <table:table-cell office:value-type="string" table:style-name="ce3">
            <text:p>W10</text:p>
          </table:table-cell>
          <table:table-cell office:value-type="string" table:style-name="ce3">
            <text:p>W10. How often do you discuss your personal wellbeing and or work-related stress with your manager? (% selecting 'Weekly' or 'Monthly')</text:p>
          </table:table-cell>
          <table:table-cell office:value-type="string" table:style-name="ce3">
            <text:p>Wellbeing</text:p>
          </table:table-cell>
          <table:table-cell office:value-type="string" table:style-name="ce3">
            <text:p>[note 1]</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string" table:style-name="ce8">
            <text:p>[z]</text:p>
          </table:table-cell>
          <table:table-cell office:value-type="float" office:value="54.587000000000003" table:style-name="ce11">
            <text:p>54.587</text:p>
          </table:table-cell>
          <table:table-cell table:number-columns-repeated="16365"/>
        </table:table-row>
        <table:table-row table:number-rows-repeated="1048378" table:style-name="ro5">
          <table:table-cell table:number-columns-repeated="16384"/>
        </table:table-row>
      </table:table>
      <table:table table:name="Table_3" table:style-name="ta1">
        <table:table-column table:style-name="co3" table:default-cell-style-name="ce1"/>
        <table:table-column table:style-name="co5" table:number-columns-repeated="2" table:default-cell-style-name="ce1"/>
        <table:table-column table:style-name="co3" table:number-columns-repeated="3" table:default-cell-style-name="ce1"/>
        <table:table-column table:style-name="co5" table:number-columns-repeated="117" table:default-cell-style-name="ce1"/>
        <table:table-column table:style-name="co2" table:number-columns-repeated="16261" table:default-cell-style-name="ce1"/>
        <table:table-row table:style-name="ro1">
          <table:table-cell office:value-type="string" table:style-name="ce5">
            <text:p>Mean scores by organisation</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This table contains notes, which can be found in the Notes worksheet.</text:p>
          </table:table-cell>
          <table:table-cell table:number-columns-repeated="16383" table:style-name="ce1"/>
        </table:table-row>
        <table:table-row table:style-name="ro5">
          <table:table-cell office:value-type="string" table:style-name="ce1">
            <text:p>Blank cells in the 'Organisation notes' column indicate that there are no notes for the given organisation.</text:p>
          </table:table-cell>
          <table:table-cell table:number-columns-repeated="16383" table:style-name="ce1"/>
        </table:table-row>
        <table:table-row table:style-name="ro5">
          <table:table-cell office:value-type="string" table:style-name="ce1">
            <text:p>Source: Civil Service People Survey 2023.</text:p>
          </table:table-cell>
          <table:table-cell table:number-columns-repeated="16383" table:style-name="ce1"/>
        </table:table-row>
        <table:table-row table:style-name="ro12">
          <table:table-cell office:value-type="string" table:style-name="ce9">
            <text:p>Organisation</text:p>
          </table:table-cell>
          <table:table-cell office:value-type="string" table:style-name="ce9">
            <text:p>Organisation name</text:p>
          </table:table-cell>
          <table:table-cell office:value-type="string" table:style-name="ce9">
            <text:p>Department group</text:p>
          </table:table-cell>
          <table:table-cell office:value-type="string" table:style-name="ce9">
            <text:p>Organisation notes</text:p>
          </table:table-cell>
          <table:table-cell office:value-type="string" table:style-name="ce10">
            <text:p>Survey response rate (%)</text:p>
          </table:table-cell>
          <table:table-cell office:value-type="string" table:style-name="ce10">
            <text:p>EES.</text:p>
            <text:p>Employee engagement index</text:p>
            <text:p>(B47 to B51)</text:p>
          </table:table-cell>
          <table:table-cell office:value-type="string" table:style-name="ce10">
            <text:p>HSE_index.</text:p>
            <text:p>Proxy Stress Index</text:p>
            <text:p>(high score means high stress)</text:p>
          </table:table-cell>
          <table:table-cell office:value-type="string" table:style-name="ce10">
            <text:p>PERMA_index.</text:p>
            <text:p>PERMA Index</text:p>
            <text:p>(high score means high flourishing)</text:p>
          </table:table-cell>
          <table:table-cell office:value-type="string" table:style-name="ce10">
            <text:p>mw_ts.</text:p>
            <text:p>My work theme score</text:p>
            <text:p>(% positive, B01 to B05)</text:p>
          </table:table-cell>
          <table:table-cell office:value-type="string" table:style-name="ce10">
            <text:p>op_ts.</text:p>
            <text:p>Organisational objectives and purpose theme score</text:p>
            <text:p>(% positive, B06 to B07)</text:p>
          </table:table-cell>
          <table:table-cell office:value-type="string" table:style-name="ce10">
            <text:p>lm_ts.</text:p>
            <text:p>My manager theme score</text:p>
            <text:p>(% positive, B08 to B16)</text:p>
          </table:table-cell>
          <table:table-cell office:value-type="string" table:style-name="ce10">
            <text:p>mt_ts.</text:p>
            <text:p>My team theme score</text:p>
            <text:p>(% positive, B18 to B20)</text:p>
          </table:table-cell>
          <table:table-cell office:value-type="string" table:style-name="ce10">
            <text:p>ld_ts.</text:p>
            <text:p>Learning and development theme score</text:p>
            <text:p>(% positive, B21 to B24)</text:p>
          </table:table-cell>
          <table:table-cell office:value-type="string" table:style-name="ce10">
            <text:p>if_ts.</text:p>
            <text:p>Inclusion and fair treatment theme score</text:p>
            <text:p>(% positive, B25 to B28)</text:p>
          </table:table-cell>
          <table:table-cell office:value-type="string" table:style-name="ce10">
            <text:p>rw_ts.</text:p>
            <text:p>Resources and workload theme score</text:p>
            <text:p>(% positive, B29 to B34)</text:p>
          </table:table-cell>
          <table:table-cell office:value-type="string" table:style-name="ce10">
            <text:p>pb_ts.</text:p>
            <text:p>Pay and benefits theme score</text:p>
            <text:p>(% positive, B35 to B37)</text:p>
          </table:table-cell>
          <table:table-cell office:value-type="string" table:style-name="ce10">
            <text:p>lc_ts.</text:p>
            <text:p>Leadership and managing change theme score</text:p>
            <text:p>(% positive, B38 to B46)</text:p>
          </table:table-cell>
          <table:table-cell office:value-type="string" table:style-name="ce10">
            <text:p>B01.</text:p>
            <text:p>I am interested in my work</text:p>
            <text:p>(% selecting 'Strongly agree' or 'Agree')</text:p>
          </table:table-cell>
          <table:table-cell office:value-type="string" table:style-name="ce10">
            <text:p>B02.</text:p>
            <text:p>I am sufficiently challenged by my work</text:p>
            <text:p>(% selecting 'Strongly agree' or 'Agree')</text:p>
          </table:table-cell>
          <table:table-cell office:value-type="string" table:style-name="ce10">
            <text:p>B03.</text:p>
            <text:p>My work gives me a sense of personal accomplishment</text:p>
            <text:p>(% selecting 'Strongly agree' or 'Agree')</text:p>
          </table:table-cell>
          <table:table-cell office:value-type="string" table:style-name="ce10">
            <text:p>B04.</text:p>
            <text:p>I feel involved in the decisions that affect my work</text:p>
            <text:p>(% selecting 'Strongly agree' or 'Agree')</text:p>
          </table:table-cell>
          <table:table-cell office:value-type="string" table:style-name="ce10">
            <text:p>B05.</text:p>
            <text:p>I have a choice in deciding how I do my work</text:p>
            <text:p>(% selecting 'Strongly agree' or 'Agree')</text:p>
          </table:table-cell>
          <table:table-cell office:value-type="string" table:style-name="ce10">
            <text:p>B06.</text:p>
            <text:p>I have a clear understanding of [my organisation]'s objectives</text:p>
            <text:p>(% selecting 'Strongly agree' or 'Agree')</text:p>
          </table:table-cell>
          <table:table-cell office:value-type="string" table:style-name="ce10">
            <text:p>B07.</text:p>
            <text:p>I understand how my work contributes to [my organisation]'s objectives</text:p>
            <text:p>(% selecting 'Strongly agree' or 'Agree')</text:p>
          </table:table-cell>
          <table:table-cell office:value-type="string" table:style-name="ce10">
            <text:p>B08.</text:p>
            <text:p>My manager motivates me to be more effective in my job</text:p>
            <text:p>(% selecting 'Strongly agree' or 'Agree')</text:p>
          </table:table-cell>
          <table:table-cell office:value-type="string" table:style-name="ce10">
            <text:p>B09.</text:p>
            <text:p>My manager is considerate of my life outside work</text:p>
            <text:p>(% selecting 'Strongly agree' or 'Agree')</text:p>
          </table:table-cell>
          <table:table-cell office:value-type="string" table:style-name="ce10">
            <text:p>B10.</text:p>
            <text:p>My manager is open to my ideas</text:p>
            <text:p>(% selecting 'Strongly agree' or 'Agree')</text:p>
          </table:table-cell>
          <table:table-cell office:value-type="string" table:style-name="ce10">
            <text:p>B11.</text:p>
            <text:p>My manager helps me to understand how I contribute to [my organisation]'s objectives</text:p>
            <text:p>(% selecting 'Strongly agree' or 'Agree')</text:p>
          </table:table-cell>
          <table:table-cell office:value-type="string" table:style-name="ce10">
            <text:p>B12.</text:p>
            <text:p>Overall, I have confidence in the decisions made by my manager</text:p>
            <text:p>(% selecting 'Strongly agree' or 'Agree')</text:p>
          </table:table-cell>
          <table:table-cell office:value-type="string" table:style-name="ce10">
            <text:p>B13.</text:p>
            <text:p>My manager recognises when I have done my job well</text:p>
            <text:p>(% selecting 'Strongly agree' or 'Agree')</text:p>
          </table:table-cell>
          <table:table-cell office:value-type="string" table:style-name="ce10">
            <text:p>B14.</text:p>
            <text:p>I receive regular feedback on my performance</text:p>
            <text:p>(% selecting 'Strongly agree' or 'Agree')</text:p>
          </table:table-cell>
          <table:table-cell office:value-type="string" table:style-name="ce10">
            <text:p>B15.</text:p>
            <text:p>The feedback I receive helps me to improve my performance</text:p>
            <text:p>(% selecting 'Strongly agree' or 'Agree')</text:p>
          </table:table-cell>
          <table:table-cell office:value-type="string" table:style-name="ce10">
            <text:p>B16.</text:p>
            <text:p>I think that my performance is evaluated fairly</text:p>
            <text:p>(% selecting 'Strongly agree' or 'Agree')</text:p>
          </table:table-cell>
          <table:table-cell office:value-type="string" table:style-name="ce10">
            <text:p>B18.</text:p>
            <text:p>The people in my team can be relied upon to help when things get difficult in my job</text:p>
            <text:p>(% selecting 'Strongly agree' or 'Agree')</text:p>
          </table:table-cell>
          <table:table-cell office:value-type="string" table:style-name="ce10">
            <text:p>B19.</text:p>
            <text:p>The people in my team work together to find ways to improve the service we provide</text:p>
            <text:p>(% selecting 'Strongly agree' or 'Agree')</text:p>
          </table:table-cell>
          <table:table-cell office:value-type="string" table:style-name="ce10">
            <text:p>B20.</text:p>
            <text:p>The people in my team are encouraged to come up with new and better ways of doing things</text:p>
            <text:p>(% selecting 'Strongly agree' or 'Agree')</text:p>
          </table:table-cell>
          <table:table-cell office:value-type="string" table:style-name="ce10">
            <text:p>B21.</text:p>
            <text:p>I am able to access the right learning and development opportunities when I need to</text:p>
            <text:p>(% selecting 'Strongly agree' or 'Agree')</text:p>
          </table:table-cell>
          <table:table-cell office:value-type="string" table:style-name="ce10">
            <text:p>B22.</text:p>
            <text:p>Learning and development activities I have completed in the past 12 months have helped to improve my performance</text:p>
            <text:p>(% selecting 'Strongly agree' or 'Agree')</text:p>
          </table:table-cell>
          <table:table-cell office:value-type="string" table:style-name="ce10">
            <text:p>B23.</text:p>
            <text:p>There are opportunities for me to develop my career in [my organisation]</text:p>
            <text:p>(% selecting 'Strongly agree' or 'Agree')</text:p>
          </table:table-cell>
          <table:table-cell office:value-type="string" table:style-name="ce10">
            <text:p>B24.</text:p>
            <text:p>Learning and development activities I have completed while working for [my organisation] are helping me to develop my career</text:p>
            <text:p>(% selecting 'Strongly agree' or 'Agree')</text:p>
          </table:table-cell>
          <table:table-cell office:value-type="string" table:style-name="ce10">
            <text:p>B25.</text:p>
            <text:p>I am treated fairly at work</text:p>
            <text:p>(% selecting 'Strongly agree' or 'Agree')</text:p>
          </table:table-cell>
          <table:table-cell office:value-type="string" table:style-name="ce10">
            <text:p>B26.</text:p>
            <text:p>I am treated with respect by the people I work with</text:p>
            <text:p>(% selecting 'Strongly agree' or 'Agree')</text:p>
          </table:table-cell>
          <table:table-cell office:value-type="string" table:style-name="ce10">
            <text:p>B27.</text:p>
            <text:p>I feel valued for the work I do</text:p>
            <text:p>(% selecting 'Strongly agree' or 'Agree')</text:p>
          </table:table-cell>
          <table:table-cell office:value-type="string" table:style-name="ce10">
            <text:p>B28.</text:p>
            <text:p>I think that [my organisation] respects individual differences</text:p>
            <text:p>(for example, cultures, working styles, backgrounds, ideas, etc.)</text:p>
            <text:p>(% selecting 'Strongly agree' or 'Agree')</text:p>
          </table:table-cell>
          <table:table-cell office:value-type="string" table:style-name="ce10">
            <text:p>B29.</text:p>
            <text:p>I get the information I need to do my job well</text:p>
            <text:p>(% selecting 'Strongly agree' or 'Agree')</text:p>
          </table:table-cell>
          <table:table-cell office:value-type="string" table:style-name="ce10">
            <text:p>B30.</text:p>
            <text:p>I have clear work objectives</text:p>
            <text:p>(% selecting 'Strongly agree' or 'Agree')</text:p>
          </table:table-cell>
          <table:table-cell office:value-type="string" table:style-name="ce10">
            <text:p>B31.</text:p>
            <text:p>I have the skills I need to do my job effectively</text:p>
            <text:p>(% selecting 'Strongly agree' or 'Agree')</text:p>
          </table:table-cell>
          <table:table-cell office:value-type="string" table:style-name="ce10">
            <text:p>B32.</text:p>
            <text:p>I have the tools I need to do my job effectively</text:p>
            <text:p>(% selecting 'Strongly agree' or 'Agree')</text:p>
          </table:table-cell>
          <table:table-cell office:value-type="string" table:style-name="ce10">
            <text:p>B33.</text:p>
            <text:p>I have an acceptable workload</text:p>
            <text:p>(% selecting 'Strongly agree' or 'Agree')</text:p>
          </table:table-cell>
          <table:table-cell office:value-type="string" table:style-name="ce10">
            <text:p>B34.</text:p>
            <text:p>I achieve a good balance between my work life and my private life</text:p>
            <text:p>(% selecting 'Strongly agree' or 'Agree')</text:p>
          </table:table-cell>
          <table:table-cell office:value-type="string" table:style-name="ce10">
            <text:p>B35.</text:p>
            <text:p>I feel that my pay adequately reflects my performance</text:p>
            <text:p>(% selecting 'Strongly agree' or 'Agree')</text:p>
          </table:table-cell>
          <table:table-cell office:value-type="string" table:style-name="ce10">
            <text:p>B36.</text:p>
            <text:p>I am satisfied with the total benefits package</text:p>
            <text:p>(% selecting 'Strongly agree' or 'Agree')</text:p>
          </table:table-cell>
          <table:table-cell office:value-type="string" table:style-name="ce10">
            <text:p>B37.</text:p>
            <text:p>Compared to people doing a similar job in other organisations I feel my pay is reasonable</text:p>
            <text:p>(% selecting 'Strongly agree' or 'Agree')</text:p>
          </table:table-cell>
          <table:table-cell office:value-type="string" table:style-name="ce10">
            <text:p>B37A.</text:p>
            <text:p>I am fully aware of the benefits available in [my organisation], in addition to pay</text:p>
            <text:p>(% selecting 'Strongly agree' or 'Agree')</text:p>
            <text:p>[note 1]</text:p>
          </table:table-cell>
          <table:table-cell office:value-type="string" table:style-name="ce10">
            <text:p>B37B.</text:p>
            <text:p>Over the last 12 months money worries have affected my ability to do my job</text:p>
            <text:p>(% selecting 'Seldom' or 'Never')</text:p>
            <text:p>[note 1]</text:p>
          </table:table-cell>
          <table:table-cell office:value-type="string" table:style-name="ce10">
            <text:p>B38.</text:p>
            <text:p>Senior managers in [my organisation] are sufficiently visible</text:p>
            <text:p>(% selecting 'Strongly agree' or 'Agree')</text:p>
          </table:table-cell>
          <table:table-cell office:value-type="string" table:style-name="ce10">
            <text:p>B39.</text:p>
            <text:p>I believe the actions of senior managers are consistent with [my organisation]'s values</text:p>
            <text:p>(% selecting 'Strongly agree' or 'Agree')</text:p>
          </table:table-cell>
          <table:table-cell office:value-type="string" table:style-name="ce10">
            <text:p>B40.</text:p>
            <text:p>I believe that [my organisation]'s senior leaders have a clear vision for the future of [my organisation]</text:p>
            <text:p>(% selecting 'Strongly agree' or 'Agree')</text:p>
          </table:table-cell>
          <table:table-cell office:value-type="string" table:style-name="ce10">
            <text:p>B41.</text:p>
            <text:p>Overall, I have confidence in the decisions made by [my organisation]'s senior managers</text:p>
            <text:p>(% selecting 'Strongly agree' or 'Agree')</text:p>
          </table:table-cell>
          <table:table-cell office:value-type="string" table:style-name="ce10">
            <text:p>B42.</text:p>
            <text:p>I feel that change is managed well in [my organisation]</text:p>
            <text:p>(% selecting 'Strongly agree' or 'Agree')</text:p>
          </table:table-cell>
          <table:table-cell office:value-type="string" table:style-name="ce10">
            <text:p>B43.</text:p>
            <text:p>When changes are made in [my organisation] they are usually for the better</text:p>
            <text:p>(% selecting 'Strongly agree' or 'Agree')</text:p>
          </table:table-cell>
          <table:table-cell office:value-type="string" table:style-name="ce10">
            <text:p>B44.</text:p>
            <text:p>[My organisation] keeps me informed about matters that affect me</text:p>
            <text:p>(% selecting 'Strongly agree' or 'Agree')</text:p>
          </table:table-cell>
          <table:table-cell office:value-type="string" table:style-name="ce10">
            <text:p>B45.</text:p>
            <text:p>I have the opportunity to contribute my views before decisions are made that affect me</text:p>
            <text:p>(% selecting 'Strongly agree' or 'Agree')</text:p>
          </table:table-cell>
          <table:table-cell office:value-type="string" table:style-name="ce10">
            <text:p>B46.</text:p>
            <text:p>I think it is safe to challenge the way things are done in [my organisation]</text:p>
            <text:p>(% selecting 'Strongly agree' or 'Agree')</text:p>
          </table:table-cell>
          <table:table-cell office:value-type="string" table:style-name="ce10">
            <text:p>B47.</text:p>
            <text:p>I am proud when I tell others I am part of [my organisation]</text:p>
            <text:p>(% selecting 'Strongly agree' or 'Agree')</text:p>
          </table:table-cell>
          <table:table-cell office:value-type="string" table:style-name="ce10">
            <text:p>B48.</text:p>
            <text:p>I would recommend [my organisation] as a great place to work</text:p>
            <text:p>(% selecting 'Strongly agree' or 'Agree')</text:p>
          </table:table-cell>
          <table:table-cell office:value-type="string" table:style-name="ce10">
            <text:p>B49.</text:p>
            <text:p>I feel a strong personal attachment to [my organisation]</text:p>
            <text:p>(% selecting 'Strongly agree' or 'Agree')</text:p>
          </table:table-cell>
          <table:table-cell office:value-type="string" table:style-name="ce10">
            <text:p>B50.</text:p>
            <text:p>[My organisation] inspires me to do the best in my job</text:p>
            <text:p>(% selecting 'Strongly agree' or 'Agree')</text:p>
          </table:table-cell>
          <table:table-cell office:value-type="string" table:style-name="ce10">
            <text:p>B51.</text:p>
            <text:p>[My organisation] motivates me to help it achieve its objectives</text:p>
            <text:p>(% selecting 'Strongly agree' or 'Agree')</text:p>
          </table:table-cell>
          <table:table-cell office:value-type="string" table:style-name="ce10">
            <text:p>B52.</text:p>
            <text:p>I believe that senior managers in [my organisation] will take action on the results from this survey</text:p>
            <text:p>(% selecting 'Strongly agree' or 'Agree')</text:p>
          </table:table-cell>
          <table:table-cell office:value-type="string" table:style-name="ce10">
            <text:p>B53.</text:p>
            <text:p>Where I work, I think effective action has been taken on the results of the last survey</text:p>
            <text:p>(% selecting 'Strongly agree' or 'Agree')</text:p>
          </table:table-cell>
          <table:table-cell office:value-type="string" table:style-name="ce10">
            <text:p>B54.</text:p>
            <text:p>I am trusted to carry out my job effectively</text:p>
            <text:p>(% selecting 'Strongly agree' or 'Agree')</text:p>
          </table:table-cell>
          <table:table-cell office:value-type="string" table:style-name="ce10">
            <text:p>B55.</text:p>
            <text:p>I believe I would be supported if I try a new idea, even if it may not work</text:p>
            <text:p>(% selecting 'Strongly agree' or 'Agree')</text:p>
          </table:table-cell>
          <table:table-cell office:value-type="string" table:style-name="ce10">
            <text:p>B56.</text:p>
            <text:p>In [my organisation], people are encouraged to speak up when they identify a serious policy or delivery risk</text:p>
            <text:p>(% selecting 'Strongly agree' or 'Agree')</text:p>
          </table:table-cell>
          <table:table-cell office:value-type="string" table:style-name="ce10">
            <text:p>B57.</text:p>
            <text:p>I feel able to challenge inappropriate behaviour in the workplace</text:p>
            <text:p>(% selecting 'Strongly agree' or 'Agree')</text:p>
          </table:table-cell>
          <table:table-cell office:value-type="string" table:style-name="ce10">
            <text:p>B58.</text:p>
            <text:p>[My organisation] is committed to creating a diverse and inclusive workplace</text:p>
            <text:p>(% selecting 'Strongly agree' or 'Agree')</text:p>
          </table:table-cell>
          <table:table-cell office:value-type="string" table:style-name="ce10">
            <text:p>B59.</text:p>
            <text:p>I am aware of the Civil Service vision for 'A Modern Civil Service'</text:p>
            <text:p>(% selecting 'Strongly agree' or 'Agree')</text:p>
          </table:table-cell>
          <table:table-cell office:value-type="string" table:style-name="ce10">
            <text:p>B59A.</text:p>
            <text:p>I understand how I can help achieve the vision for 'A Modern Civil Service'</text:p>
            <text:p>(% selecting 'Strongly agree' or 'Agree')</text:p>
          </table:table-cell>
          <table:table-cell office:value-type="string" table:style-name="ce10">
            <text:p>B59B.</text:p>
            <text:p>The technology provided by [my organisation] enables me to easily connect and collaborate with the colleagues that I need to for me to do my job effectively, from any location</text:p>
            <text:p>(% selecting 'Strongly agree' or 'Agree')</text:p>
          </table:table-cell>
          <table:table-cell office:value-type="string" table:style-name="ce10">
            <text:p>B59C.</text:p>
            <text:p>How often do you collaborate with civil servants in other Government departments and agencies to achieve common goals?</text:p>
            <text:p>(% selecting 'Always', 'Often' or 'Some of the time')</text:p>
          </table:table-cell>
          <table:table-cell office:value-type="string" table:style-name="ce10">
            <text:p>B59D.</text:p>
            <text:p>I consider how my work impacts upon the public in the course of carrying out my duties</text:p>
            <text:p>(% selecting 'Always', 'Often' or 'Some of the time')</text:p>
          </table:table-cell>
          <table:table-cell office:value-type="string" table:style-name="ce10">
            <text:p>B59E.</text:p>
            <text:p>I have a choice in deciding where I do my work</text:p>
            <text:p>(usual workplace or base, another workplace, home)</text:p>
            <text:p>(% selecting 'Strongly agree' or 'Agree')</text:p>
          </table:table-cell>
          <table:table-cell office:value-type="string" table:style-name="ce10">
            <text:p>B59F.</text:p>
            <text:p>My manager trusts me to do my job effectively, even if I am not working from the same location as them</text:p>
            <text:p>(% selecting 'Strongly agree' or 'Agree')</text:p>
          </table:table-cell>
          <table:table-cell office:value-type="string" table:style-name="ce10">
            <text:p>B59G.</text:p>
            <text:p>Over the last month, roughly how productive have you been?</text:p>
            <text:p>(% selecting 'selecting 90%-99% or 100% productive')</text:p>
          </table:table-cell>
          <table:table-cell office:value-type="string" table:style-name="ce10">
            <text:p>B59H.</text:p>
            <text:p>Efficiency is pursued as a priority in [my organisation]</text:p>
            <text:p>(% selecting 'Strongly agree' or 'Agree')</text:p>
          </table:table-cell>
          <table:table-cell office:value-type="string" table:style-name="ce10">
            <text:p>B59I.</text:p>
            <text:p>Civil Service Reform is improving the way I work in my local area</text:p>
            <text:p>(% selecting 'Strongly agree' or 'Agree')</text:p>
          </table:table-cell>
          <table:table-cell office:value-type="string" table:style-name="ce10">
            <text:p>C01_1.</text:p>
            <text:p>Which of the following statements most reflects your current thoughts about working for [my organisation]?</text:p>
            <text:p>(% selecting 'I want to leave my organisation as soon as possible')</text:p>
          </table:table-cell>
          <table:table-cell office:value-type="string" table:style-name="ce10">
            <text:p>C01_2.</text:p>
            <text:p>Which of the following statements most reflects your current thoughts about working for [my organisation]?</text:p>
            <text:p>(% selecting 'I want to leave my organisation within the next 12 months')</text:p>
          </table:table-cell>
          <table:table-cell office:value-type="string" table:style-name="ce10">
            <text:p>C01_3.</text:p>
            <text:p>Which of the following statements most reflects your current thoughts about working for [my organisation]?</text:p>
            <text:p>(% selecting 'I want to stay working for my organisation for at least the next year')</text:p>
          </table:table-cell>
          <table:table-cell office:value-type="string" table:style-name="ce10">
            <text:p>C01_4.</text:p>
            <text:p>Which of the following statements most reflects your current thoughts about working for [my organisation]?</text:p>
            <text:p>(% selecting 'I want to stay working for my organisation for at least the next three years')</text:p>
          </table:table-cell>
          <table:table-cell office:value-type="string" table:style-name="ce10">
            <text:p>CV3.</text:p>
            <text:p>Would you describe yourself as having 'long COVID', that is, you are still experiencing symptoms more than 4 weeks after you first had COVID-19, that are not explained by something else?</text:p>
            <text:p>(% selecting 'Yes')</text:p>
          </table:table-cell>
          <table:table-cell office:value-type="string" table:style-name="ce10">
            <text:p>D01A.</text:p>
            <text:p>I understand the Civil Service Code and what it means for my conduct</text:p>
            <text:p>(% selecting 'Strongly agree' or 'Agree')</text:p>
          </table:table-cell>
          <table:table-cell office:value-type="string" table:style-name="ce10">
            <text:p>D02.</text:p>
            <text:p>Are you aware of how to raise a concern under the Civil Service Code?</text:p>
            <text:p>(% selecting 'Yes')</text:p>
          </table:table-cell>
          <table:table-cell office:value-type="string" table:style-name="ce10">
            <text:p>D03.</text:p>
            <text:p>Are you confident that if you raised a concern under the Civil Service Code in [my organisation] it would be investigated properly?</text:p>
            <text:p>(% selecting 'Yes')</text:p>
          </table:table-cell>
          <table:table-cell office:value-type="string" table:style-name="ce10">
            <text:p>E01_yes.</text:p>
            <text:p>Have you been discriminated against at work in the last 12 months?</text:p>
            <text:p>(% selecting 'Yes')</text:p>
          </table:table-cell>
          <table:table-cell office:value-type="string" table:style-name="ce10">
            <text:p>E01_no.</text:p>
            <text:p>Have you been discriminated against at work in the last 12 months?</text:p>
            <text:p>(% selecting 'No')</text:p>
          </table:table-cell>
          <table:table-cell office:value-type="string" table:style-name="ce10">
            <text:p>E01_pnts.</text:p>
            <text:p>Have you been discriminated against at work in the last 12 months?</text:p>
            <text:p>(% selecting 'Prefer not to say')</text:p>
          </table:table-cell>
          <table:table-cell office:value-type="string" table:style-name="ce10">
            <text:p>E03_yes.</text:p>
            <text:p>Have you been bullied or harassed at work, in the past 12 months?</text:p>
            <text:p>(% selecting 'Yes')</text:p>
          </table:table-cell>
          <table:table-cell office:value-type="string" table:style-name="ce10">
            <text:p>E03_no.</text:p>
            <text:p>Have you been bullied or harassed at work, in the past 12 months?</text:p>
            <text:p>(% selecting 'No')</text:p>
          </table:table-cell>
          <table:table-cell office:value-type="string" table:style-name="ce10">
            <text:p>E03_pnts.</text:p>
            <text:p>Have you been bullied or harassed at work, in the past 12 months?</text:p>
            <text:p>(% selecting 'Prefer not to say')</text:p>
          </table:table-cell>
          <table:table-cell office:value-type="string" table:style-name="ce10">
            <text:p>E05_yes.</text:p>
            <text:p>Did you report your experience of bullying and harassment?</text:p>
            <text:p>(% selecting 'Yes')</text:p>
            <text:p>[note 4]</text:p>
          </table:table-cell>
          <table:table-cell office:value-type="string" table:style-name="ce10">
            <text:p>E05_no.</text:p>
            <text:p>Did you report your experience of bullying and harassment?</text:p>
            <text:p>(% selecting 'No')</text:p>
            <text:p>[note 4]</text:p>
          </table:table-cell>
          <table:table-cell office:value-type="string" table:style-name="ce10">
            <text:p>E05_pnts.</text:p>
            <text:p>Did you report your experience of bullying and harassment?</text:p>
            <text:p>(% selecting 'Prefer not to say')</text:p>
            <text:p>[note 4]</text:p>
          </table:table-cell>
          <table:table-cell office:value-type="string" table:style-name="ce10">
            <text:p>E06_A_yes.</text:p>
            <text:p>Was appropriate action taken to address the behaviour you experienced?</text:p>
            <text:p>(% selecting 'Yes')</text:p>
          </table:table-cell>
          <table:table-cell office:value-type="string" table:style-name="ce10">
            <text:p>E06_A_no.</text:p>
            <text:p>Was appropriate action taken to address the behaviour you experienced?</text:p>
            <text:p>(% selecting 'No')</text:p>
          </table:table-cell>
          <table:table-cell office:value-type="string" table:style-name="ce10">
            <text:p>E06_A_pnts.</text:p>
            <text:p>Was appropriate action taken to address the behaviour you experienced?</text:p>
            <text:p>(% selecting 'Prefer not to say')</text:p>
          </table:table-cell>
          <table:table-cell office:value-type="string" table:style-name="ce10">
            <text:p>E06_B_yes.</text:p>
            <text:p>Has the bullying and harassment stopped?</text:p>
            <text:p>(% selecting 'Yes')</text:p>
          </table:table-cell>
          <table:table-cell office:value-type="string" table:style-name="ce10">
            <text:p>E06_B_no.</text:p>
            <text:p>Has the bullying and harassment stopped?</text:p>
            <text:p>(% selecting 'No')</text:p>
          </table:table-cell>
          <table:table-cell office:value-type="string" table:style-name="ce10">
            <text:p>E06_B_pnts.</text:p>
            <text:p>Has the bullying and harassment stopped?</text:p>
            <text:p>(% selecting 'Prefer not to say')</text:p>
          </table:table-cell>
          <table:table-cell office:value-type="string" table:style-name="ce10">
            <text:p>E06_C_yes.</text:p>
            <text:p>Does the culture where you work allow this kind of behaviour to continue?</text:p>
            <text:p>(% selecting 'Yes')</text:p>
          </table:table-cell>
          <table:table-cell office:value-type="string" table:style-name="ce10">
            <text:p>E06_C_no.</text:p>
            <text:p>Does the culture where you work allow this kind of behaviour to continue?</text:p>
            <text:p>(% selecting 'No')</text:p>
          </table:table-cell>
          <table:table-cell office:value-type="string" table:style-name="ce10">
            <text:p>E06_C_pnts.</text:p>
            <text:p>Does the culture where you work allow this kind of behaviour to continue?</text:p>
            <text:p>(% selecting 'Prefer not to say')</text:p>
          </table:table-cell>
          <table:table-cell office:value-type="string" table:style-name="ce10">
            <text:p>E06_D_yes.</text:p>
            <text:p>Did you feel like you were punished for reporting the incident?</text:p>
            <text:p>(% selecting 'Yes')</text:p>
          </table:table-cell>
          <table:table-cell office:value-type="string" table:style-name="ce10">
            <text:p>E06_D_no.</text:p>
            <text:p>Did you feel like you were punished for reporting the incident?</text:p>
            <text:p>(% selecting 'No')</text:p>
          </table:table-cell>
          <table:table-cell office:value-type="string" table:style-name="ce10">
            <text:p>E06_D_pnts.</text:p>
            <text:p>Did you feel like you were punished for reporting the incident?</text:p>
            <text:p>(% selecting 'Prefer not to say')</text:p>
          </table:table-cell>
          <table:table-cell office:value-type="string" table:style-name="ce10">
            <text:p>W01.</text:p>
            <text:p>Overall, how satisfied are you with your life nowadays?</text:p>
            <text:p>(% selecting 7 to 10, where 10 is the most satisfied)</text:p>
          </table:table-cell>
          <table:table-cell office:value-type="string" table:style-name="ce10">
            <text:p>W02.</text:p>
            <text:p>Overall, to what extent do you feel that things you do in your life are worthwhile?</text:p>
            <text:p>(% selecting 7 to 10, where 10 is the most worthwhile)</text:p>
          </table:table-cell>
          <table:table-cell office:value-type="string" table:style-name="ce10">
            <text:p>W03.</text:p>
            <text:p>Overall, how happy did you feel yesterday?</text:p>
            <text:p>(% selecting 7 to 10, where 10 is the most happy)</text:p>
          </table:table-cell>
          <table:table-cell office:value-type="string" table:style-name="ce10">
            <text:p>W04.</text:p>
            <text:p>Overall, how anxious did you feel yesterday?</text:p>
            <text:p>(% selecting 6 to 10, where 10 is the most anxious)</text:p>
          </table:table-cell>
          <table:table-cell office:value-type="string" table:style-name="ce10">
            <text:p>J04B.</text:p>
            <text:p>In general, how would you rate your overall mental health now?</text:p>
            <text:p>(% selecting 'Excellent', 'Very good' or 'Good')</text:p>
          </table:table-cell>
          <table:table-cell office:value-type="string" table:style-name="ce10">
            <text:p>W05.</text:p>
            <text:p>In general, how would you rate your overall physical health now?</text:p>
            <text:p>(% selecting 'Excellent', 'Very good' or 'Good')</text:p>
          </table:table-cell>
          <table:table-cell office:value-type="string" table:style-name="ce10">
            <text:p>W09.</text:p>
            <text:p>[My organisation] provides good support for employee health, wellbeing and resilience</text:p>
            <text:p>(% selecting 'Strongly agree' or 'Agree')</text:p>
            <text:p>[note 1]</text:p>
          </table:table-cell>
          <table:table-cell office:value-type="string" table:style-name="ce10">
            <text:p>W10.</text:p>
            <text:p>How often do you discuss your personal wellbeing and or work-related stress with your manager?</text:p>
            <text:p>(% selecting 'Weekly' or 'Monthly')</text:p>
            <text:p>[note 1]</text:p>
          </table:table-cell>
          <table:table-cell table:number-columns-repeated="16261"/>
        </table:table-row>
        <table:table-row table:style-name="ro5">
          <table:table-cell office:value-type="string" table:style-name="ce3">
            <text:p>CS_MEDIAN</text:p>
          </table:table-cell>
          <table:table-cell office:value-type="string" table:style-name="ce3">
            <text:p>Civil Service Benchmark (median)</text:p>
          </table:table-cell>
          <table:table-cell office:value-type="string" table:style-name="ce3">
            <text:p>All Civil Servants</text:p>
          </table:table-cell>
          <table:table-cell office:value-type="string" table:style-name="ce3">
            <text:p/>
          </table:table-cell>
          <table:table-cell office:value-type="float" office:value="77.293999999999997" table:style-name="ce11">
            <text:p>77.294</text:p>
          </table:table-cell>
          <table:table-cell office:value-type="float" office:value="63.92" table:style-name="ce11">
            <text:p>63.92</text:p>
          </table:table-cell>
          <table:table-cell office:value-type="float" office:value="26.616" table:style-name="ce11">
            <text:p>26.616</text:p>
          </table:table-cell>
          <table:table-cell office:value-type="float" office:value="74.146000000000001" table:style-name="ce11">
            <text:p>74.146</text:p>
          </table:table-cell>
          <table:table-cell office:value-type="float" office:value="78.037000000000006" table:style-name="ce11">
            <text:p>78.037</text:p>
          </table:table-cell>
          <table:table-cell office:value-type="float" office:value="83.853999999999999" table:style-name="ce11">
            <text:p>83.854</text:p>
          </table:table-cell>
          <table:table-cell office:value-type="float" office:value="77.61" table:style-name="ce11">
            <text:p>77.61</text:p>
          </table:table-cell>
          <table:table-cell office:value-type="float" office:value="83.356999999999999" table:style-name="ce11">
            <text:p>83.357</text:p>
          </table:table-cell>
          <table:table-cell office:value-type="float" office:value="56.11" table:style-name="ce11">
            <text:p>56.11</text:p>
          </table:table-cell>
          <table:table-cell office:value-type="float" office:value="80.832999999999998" table:style-name="ce11">
            <text:p>80.833</text:p>
          </table:table-cell>
          <table:table-cell office:value-type="float" office:value="74.721000000000004" table:style-name="ce11">
            <text:p>74.721</text:p>
          </table:table-cell>
          <table:table-cell office:value-type="float" office:value="32.139000000000003" table:style-name="ce11">
            <text:p>32.139</text:p>
          </table:table-cell>
          <table:table-cell office:value-type="float" office:value="51.947000000000003" table:style-name="ce11">
            <text:p>51.947</text:p>
          </table:table-cell>
          <table:table-cell office:value-type="float" office:value="90.210999999999999" table:style-name="ce11">
            <text:p>90.211</text:p>
          </table:table-cell>
          <table:table-cell office:value-type="float" office:value="82.626999999999995" table:style-name="ce11">
            <text:p>82.627</text:p>
          </table:table-cell>
          <table:table-cell office:value-type="float" office:value="77.593999999999994" table:style-name="ce11">
            <text:p>77.594</text:p>
          </table:table-cell>
          <table:table-cell office:value-type="float" office:value="61.393000000000001" table:style-name="ce11">
            <text:p>61.393</text:p>
          </table:table-cell>
          <table:table-cell office:value-type="float" office:value="80.778000000000006" table:style-name="ce11">
            <text:p>80.778</text:p>
          </table:table-cell>
          <table:table-cell office:value-type="float" office:value="82.948999999999998" table:style-name="ce11">
            <text:p>82.949</text:p>
          </table:table-cell>
          <table:table-cell office:value-type="float" office:value="85" table:style-name="ce11">
            <text:p>85</text:p>
          </table:table-cell>
          <table:table-cell office:value-type="float" office:value="76.34" table:style-name="ce11">
            <text:p>76.34</text:p>
          </table:table-cell>
          <table:table-cell office:value-type="float" office:value="89.756" table:style-name="ce11">
            <text:p>89.756</text:p>
          </table:table-cell>
          <table:table-cell office:value-type="float" office:value="86.584999999999994" table:style-name="ce11">
            <text:p>86.585</text:p>
          </table:table-cell>
          <table:table-cell office:value-type="float" office:value="71.957999999999998" table:style-name="ce11">
            <text:p>71.958</text:p>
          </table:table-cell>
          <table:table-cell office:value-type="float" office:value="80.918000000000006" table:style-name="ce11">
            <text:p>80.918</text:p>
          </table:table-cell>
          <table:table-cell office:value-type="float" office:value="83.358000000000004" table:style-name="ce11">
            <text:p>83.358</text:p>
          </table:table-cell>
          <table:table-cell office:value-type="float" office:value="72.5" table:style-name="ce11">
            <text:p>72.5</text:p>
          </table:table-cell>
          <table:table-cell office:value-type="float" office:value="68.72" table:style-name="ce11">
            <text:p>68.72</text:p>
          </table:table-cell>
          <table:table-cell office:value-type="float" office:value="72.914000000000001" table:style-name="ce11">
            <text:p>72.914</text:p>
          </table:table-cell>
          <table:table-cell office:value-type="float" office:value="87.488" table:style-name="ce11">
            <text:p>87.488</text:p>
          </table:table-cell>
          <table:table-cell office:value-type="float" office:value="84.536000000000001" table:style-name="ce11">
            <text:p>84.536</text:p>
          </table:table-cell>
          <table:table-cell office:value-type="float" office:value="78.387" table:style-name="ce11">
            <text:p>78.387</text:p>
          </table:table-cell>
          <table:table-cell office:value-type="float" office:value="66.933000000000007" table:style-name="ce11">
            <text:p>66.933</text:p>
          </table:table-cell>
          <table:table-cell office:value-type="float" office:value="52.284999999999997" table:style-name="ce11">
            <text:p>52.285</text:p>
          </table:table-cell>
          <table:table-cell office:value-type="float" office:value="53.286000000000001" table:style-name="ce11">
            <text:p>53.286</text:p>
          </table:table-cell>
          <table:table-cell office:value-type="float" office:value="50.625" table:style-name="ce11">
            <text:p>50.625</text:p>
          </table:table-cell>
          <table:table-cell office:value-type="float" office:value="84.093999999999994" table:style-name="ce11">
            <text:p>84.094</text:p>
          </table:table-cell>
          <table:table-cell office:value-type="float" office:value="88.230999999999995" table:style-name="ce11">
            <text:p>88.231</text:p>
          </table:table-cell>
          <table:table-cell office:value-type="float" office:value="72.132999999999996" table:style-name="ce11">
            <text:p>72.133</text:p>
          </table:table-cell>
          <table:table-cell office:value-type="float" office:value="80.513999999999996" table:style-name="ce11">
            <text:p>80.514</text:p>
          </table:table-cell>
          <table:table-cell office:value-type="float" office:value="70.897999999999996" table:style-name="ce11">
            <text:p>70.898</text:p>
          </table:table-cell>
          <table:table-cell office:value-type="float" office:value="77.302999999999997" table:style-name="ce11">
            <text:p>77.303</text:p>
          </table:table-cell>
          <table:table-cell office:value-type="float" office:value="89.284999999999997" table:style-name="ce11">
            <text:p>89.285</text:p>
          </table:table-cell>
          <table:table-cell office:value-type="float" office:value="73.548000000000002" table:style-name="ce11">
            <text:p>73.548</text:p>
          </table:table-cell>
          <table:table-cell office:value-type="float" office:value="64.087000000000003" table:style-name="ce11">
            <text:p>64.087</text:p>
          </table:table-cell>
          <table:table-cell office:value-type="float" office:value="74.391000000000005" table:style-name="ce11">
            <text:p>74.391</text:p>
          </table:table-cell>
          <table:table-cell office:value-type="float" office:value="31.684999999999999" table:style-name="ce11">
            <text:p>31.685</text:p>
          </table:table-cell>
          <table:table-cell office:value-type="float" office:value="38.816000000000003" table:style-name="ce11">
            <text:p>38.816</text:p>
          </table:table-cell>
          <table:table-cell office:value-type="float" office:value="25.704999999999998" table:style-name="ce11">
            <text:p>25.705</text:p>
          </table:table-cell>
          <table:table-cell office:value-type="float" office:value="70.27" table:style-name="ce11">
            <text:p>70.27</text:p>
          </table:table-cell>
          <table:table-cell office:value-type="float" office:value="55.677" table:style-name="ce11">
            <text:p>55.677</text:p>
          </table:table-cell>
          <table:table-cell office:value-type="float" office:value="70.587999999999994" table:style-name="ce11">
            <text:p>70.588</text:p>
          </table:table-cell>
          <table:table-cell office:value-type="float" office:value="64.771000000000001" table:style-name="ce11">
            <text:p>64.771</text:p>
          </table:table-cell>
          <table:table-cell office:value-type="float" office:value="53.67" table:style-name="ce11">
            <text:p>53.67</text:p>
          </table:table-cell>
          <table:table-cell office:value-type="float" office:value="56.036999999999999" table:style-name="ce11">
            <text:p>56.037</text:p>
          </table:table-cell>
          <table:table-cell office:value-type="float" office:value="34.188000000000002" table:style-name="ce11">
            <text:p>34.188</text:p>
          </table:table-cell>
          <table:table-cell office:value-type="float" office:value="34.058" table:style-name="ce11">
            <text:p>34.058</text:p>
          </table:table-cell>
          <table:table-cell office:value-type="float" office:value="64.155000000000001" table:style-name="ce11">
            <text:p>64.155</text:p>
          </table:table-cell>
          <table:table-cell office:value-type="float" office:value="40.305999999999997" table:style-name="ce11">
            <text:p>40.306</text:p>
          </table:table-cell>
          <table:table-cell office:value-type="float" office:value="51.435000000000002" table:style-name="ce11">
            <text:p>51.435</text:p>
          </table:table-cell>
          <table:table-cell office:value-type="float" office:value="65.216999999999999" table:style-name="ce11">
            <text:p>65.217</text:p>
          </table:table-cell>
          <table:table-cell office:value-type="float" office:value="61.463999999999999" table:style-name="ce11">
            <text:p>61.464</text:p>
          </table:table-cell>
          <table:table-cell office:value-type="float" office:value="50" table:style-name="ce11">
            <text:p>50</text:p>
          </table:table-cell>
          <table:table-cell office:value-type="float" office:value="53.902999999999999" table:style-name="ce11">
            <text:p>53.903</text:p>
          </table:table-cell>
          <table:table-cell office:value-type="float" office:value="51.667999999999999" table:style-name="ce11">
            <text:p>51.668</text:p>
          </table:table-cell>
          <table:table-cell office:value-type="float" office:value="51.194000000000003" table:style-name="ce11">
            <text:p>51.194</text:p>
          </table:table-cell>
          <table:table-cell office:value-type="float" office:value="38.101999999999997" table:style-name="ce11">
            <text:p>38.102</text:p>
          </table:table-cell>
          <table:table-cell office:value-type="float" office:value="90.36" table:style-name="ce11">
            <text:p>90.36</text:p>
          </table:table-cell>
          <table:table-cell office:value-type="float" office:value="74.856999999999999" table:style-name="ce11">
            <text:p>74.857</text:p>
          </table:table-cell>
          <table:table-cell office:value-type="float" office:value="73.114999999999995" table:style-name="ce11">
            <text:p>73.115</text:p>
          </table:table-cell>
          <table:table-cell office:value-type="float" office:value="70.918999999999997" table:style-name="ce11">
            <text:p>70.919</text:p>
          </table:table-cell>
          <table:table-cell office:value-type="float" office:value="77.72" table:style-name="ce11">
            <text:p>77.72</text:p>
          </table:table-cell>
          <table:table-cell office:value-type="float" office:value="60.048999999999999" table:style-name="ce11">
            <text:p>60.049</text:p>
          </table:table-cell>
          <table:table-cell office:value-type="float" office:value="42.280999999999999" table:style-name="ce11">
            <text:p>42.281</text:p>
          </table:table-cell>
          <table:table-cell office:value-type="float" office:value="80.094999999999999" table:style-name="ce11">
            <text:p>80.095</text:p>
          </table:table-cell>
          <table:table-cell office:value-type="float" office:value="37.264000000000003" table:style-name="ce11">
            <text:p>37.264</text:p>
          </table:table-cell>
          <table:table-cell office:value-type="float" office:value="85.558999999999997" table:style-name="ce11">
            <text:p>85.559</text:p>
          </table:table-cell>
          <table:table-cell office:value-type="float" office:value="83.23" table:style-name="ce11">
            <text:p>83.23</text:p>
          </table:table-cell>
          <table:table-cell office:value-type="float" office:value="94.769000000000005" table:style-name="ce11">
            <text:p>94.769</text:p>
          </table:table-cell>
          <table:table-cell office:value-type="float" office:value="66.433999999999997" table:style-name="ce11">
            <text:p>66.434</text:p>
          </table:table-cell>
          <table:table-cell office:value-type="float" office:value="54.784999999999997" table:style-name="ce11">
            <text:p>54.785</text:p>
          </table:table-cell>
          <table:table-cell office:value-type="float" office:value="15.843" table:style-name="ce11">
            <text:p>15.843</text:p>
          </table:table-cell>
          <table:table-cell office:value-type="float" office:value="7.2460000000000004" table:style-name="ce11">
            <text:p>7.246</text:p>
          </table:table-cell>
          <table:table-cell office:value-type="float" office:value="14.75" table:style-name="ce11">
            <text:p>14.75</text:p>
          </table:table-cell>
          <table:table-cell office:value-type="float" office:value="35.853999999999999" table:style-name="ce11">
            <text:p>35.854</text:p>
          </table:table-cell>
          <table:table-cell office:value-type="float" office:value="42.451000000000001" table:style-name="ce11">
            <text:p>42.451</text:p>
          </table:table-cell>
          <table:table-cell office:value-type="float" office:value="8.0830000000000002" table:style-name="ce11">
            <text:p>8.083</text:p>
          </table:table-cell>
          <table:table-cell office:value-type="float" office:value="88.167000000000002" table:style-name="ce11">
            <text:p>88.167</text:p>
          </table:table-cell>
          <table:table-cell office:value-type="float" office:value="70" table:style-name="ce11">
            <text:p>70</text:p>
          </table:table-cell>
          <table:table-cell office:value-type="float" office:value="75.828000000000003" table:style-name="ce11">
            <text:p>75.828</text:p>
          </table:table-cell>
          <table:table-cell office:value-type="float" office:value="7.3129999999999997" table:style-name="ce11">
            <text:p>7.313</text:p>
          </table:table-cell>
          <table:table-cell office:value-type="float" office:value="86.477999999999994" table:style-name="ce11">
            <text:p>86.478</text:p>
          </table:table-cell>
          <table:table-cell office:value-type="float" office:value="6.3410000000000002" table:style-name="ce11">
            <text:p>6.341</text:p>
          </table:table-cell>
          <table:table-cell office:value-type="float" office:value="7.8949999999999996" table:style-name="ce11">
            <text:p>7.895</text:p>
          </table:table-cell>
          <table:table-cell office:value-type="float" office:value="86.847999999999999" table:style-name="ce11">
            <text:p>86.848</text:p>
          </table:table-cell>
          <table:table-cell office:value-type="float" office:value="5.4249999999999998" table:style-name="ce11">
            <text:p>5.425</text:p>
          </table:table-cell>
          <table:table-cell office:value-type="float" office:value="40.216999999999999" table:style-name="ce11">
            <text:p>40.217</text:p>
          </table:table-cell>
          <table:table-cell office:value-type="float" office:value="45.067" table:style-name="ce11">
            <text:p>45.067</text:p>
          </table:table-cell>
          <table:table-cell office:value-type="float" office:value="13.864000000000001" table:style-name="ce11">
            <text:p>13.864</text:p>
          </table:table-cell>
          <table:table-cell office:value-type="float" office:value="30.11" table:style-name="ce11">
            <text:p>30.11</text:p>
          </table:table-cell>
          <table:table-cell office:value-type="float" office:value="57.036999999999999" table:style-name="ce11">
            <text:p>57.037</text:p>
          </table:table-cell>
          <table:table-cell office:value-type="float" office:value="13.26" table:style-name="ce11">
            <text:p>13.26</text:p>
          </table:table-cell>
          <table:table-cell office:value-type="float" office:value="40.884" table:style-name="ce11">
            <text:p>40.884</text:p>
          </table:table-cell>
          <table:table-cell office:value-type="float" office:value="30.942" table:style-name="ce11">
            <text:p>30.942</text:p>
          </table:table-cell>
          <table:table-cell office:value-type="float" office:value="27.321000000000002" table:style-name="ce11">
            <text:p>27.321</text:p>
          </table:table-cell>
          <table:table-cell office:value-type="float" office:value="60.290999999999997" table:style-name="ce11">
            <text:p>60.291</text:p>
          </table:table-cell>
          <table:table-cell office:value-type="float" office:value="21.01" table:style-name="ce11">
            <text:p>21.01</text:p>
          </table:table-cell>
          <table:table-cell office:value-type="float" office:value="18.021000000000001" table:style-name="ce11">
            <text:p>18.021</text:p>
          </table:table-cell>
          <table:table-cell office:value-type="float" office:value="30.876999999999999" table:style-name="ce11">
            <text:p>30.877</text:p>
          </table:table-cell>
          <table:table-cell office:value-type="float" office:value="54.773000000000003" table:style-name="ce11">
            <text:p>54.773</text:p>
          </table:table-cell>
          <table:table-cell office:value-type="float" office:value="14.286" table:style-name="ce11">
            <text:p>14.286</text:p>
          </table:table-cell>
          <table:table-cell office:value-type="float" office:value="66.647999999999996" table:style-name="ce11">
            <text:p>66.648</text:p>
          </table:table-cell>
          <table:table-cell office:value-type="float" office:value="70.174000000000007" table:style-name="ce11">
            <text:p>70.174</text:p>
          </table:table-cell>
          <table:table-cell office:value-type="float" office:value="61.17" table:style-name="ce11">
            <text:p>61.17</text:p>
          </table:table-cell>
          <table:table-cell office:value-type="float" office:value="34.801000000000002" table:style-name="ce11">
            <text:p>34.801</text:p>
          </table:table-cell>
          <table:table-cell office:value-type="float" office:value="71.822000000000003" table:style-name="ce11">
            <text:p>71.822</text:p>
          </table:table-cell>
          <table:table-cell office:value-type="float" office:value="72.245999999999995" table:style-name="ce11">
            <text:p>72.246</text:p>
          </table:table-cell>
          <table:table-cell office:value-type="float" office:value="59.63" table:style-name="ce11">
            <text:p>59.63</text:p>
          </table:table-cell>
          <table:table-cell office:value-type="float" office:value="58.805" table:style-name="ce11">
            <text:p>58.805</text:p>
          </table:table-cell>
          <table:table-cell table:number-columns-repeated="16261"/>
        </table:table-row>
        <table:table-row table:style-name="ro5">
          <table:table-cell office:value-type="string" table:style-name="ce3">
            <text:p>CS_MEAN</text:p>
          </table:table-cell>
          <table:table-cell office:value-type="string" table:style-name="ce3">
            <text:p>All civil servants (mean score)</text:p>
          </table:table-cell>
          <table:table-cell office:value-type="string" table:style-name="ce3">
            <text:p>All Civil Servants</text:p>
          </table:table-cell>
          <table:table-cell office:value-type="string" table:style-name="ce3">
            <text:p/>
          </table:table-cell>
          <table:table-cell office:value-type="float" office:value="64.908000000000001" table:style-name="ce11">
            <text:p>64.908</text:p>
          </table:table-cell>
          <table:table-cell office:value-type="float" office:value="60.712000000000003" table:style-name="ce11">
            <text:p>60.712</text:p>
          </table:table-cell>
          <table:table-cell office:value-type="float" office:value="28.193999999999999" table:style-name="ce11">
            <text:p>28.194</text:p>
          </table:table-cell>
          <table:table-cell office:value-type="float" office:value="73.363" table:style-name="ce11">
            <text:p>73.363</text:p>
          </table:table-cell>
          <table:table-cell office:value-type="float" office:value="75.266000000000005" table:style-name="ce11">
            <text:p>75.266</text:p>
          </table:table-cell>
          <table:table-cell office:value-type="float" office:value="81.968000000000004" table:style-name="ce11">
            <text:p>81.968</text:p>
          </table:table-cell>
          <table:table-cell office:value-type="float" office:value="76.260000000000005" table:style-name="ce11">
            <text:p>76.26</text:p>
          </table:table-cell>
          <table:table-cell office:value-type="float" office:value="81.686000000000007" table:style-name="ce11">
            <text:p>81.686</text:p>
          </table:table-cell>
          <table:table-cell office:value-type="float" office:value="57.008000000000003" table:style-name="ce11">
            <text:p>57.008</text:p>
          </table:table-cell>
          <table:table-cell office:value-type="float" office:value="79.024000000000001" table:style-name="ce11">
            <text:p>79.024</text:p>
          </table:table-cell>
          <table:table-cell office:value-type="float" office:value="73.188999999999993" table:style-name="ce11">
            <text:p>73.189</text:p>
          </table:table-cell>
          <table:table-cell office:value-type="float" office:value="31.7" table:style-name="ce11">
            <text:p>31.7</text:p>
          </table:table-cell>
          <table:table-cell office:value-type="float" office:value="48.02" table:style-name="ce11">
            <text:p>48.02</text:p>
          </table:table-cell>
          <table:table-cell office:value-type="float" office:value="88.418000000000006" table:style-name="ce11">
            <text:p>88.418</text:p>
          </table:table-cell>
          <table:table-cell office:value-type="float" office:value="81.975999999999999" table:style-name="ce11">
            <text:p>81.976</text:p>
          </table:table-cell>
          <table:table-cell office:value-type="float" office:value="76.12" table:style-name="ce11">
            <text:p>76.12</text:p>
          </table:table-cell>
          <table:table-cell office:value-type="float" office:value="56.786000000000001" table:style-name="ce11">
            <text:p>56.786</text:p>
          </table:table-cell>
          <table:table-cell office:value-type="float" office:value="73.018000000000001" table:style-name="ce11">
            <text:p>73.018</text:p>
          </table:table-cell>
          <table:table-cell office:value-type="float" office:value="80.403999999999996" table:style-name="ce11">
            <text:p>80.404</text:p>
          </table:table-cell>
          <table:table-cell office:value-type="float" office:value="83.531000000000006" table:style-name="ce11">
            <text:p>83.531</text:p>
          </table:table-cell>
          <table:table-cell office:value-type="float" office:value="75.195999999999998" table:style-name="ce11">
            <text:p>75.196</text:p>
          </table:table-cell>
          <table:table-cell office:value-type="float" office:value="86.802000000000007" table:style-name="ce11">
            <text:p>86.802</text:p>
          </table:table-cell>
          <table:table-cell office:value-type="float" office:value="82.872" table:style-name="ce11">
            <text:p>82.872</text:p>
          </table:table-cell>
          <table:table-cell office:value-type="float" office:value="69.781999999999996" table:style-name="ce11">
            <text:p>69.782</text:p>
          </table:table-cell>
          <table:table-cell office:value-type="float" office:value="78.981999999999999" table:style-name="ce11">
            <text:p>78.982</text:p>
          </table:table-cell>
          <table:table-cell office:value-type="float" office:value="81.96" table:style-name="ce11">
            <text:p>81.96</text:p>
          </table:table-cell>
          <table:table-cell office:value-type="float" office:value="71.994" table:style-name="ce11">
            <text:p>71.994</text:p>
          </table:table-cell>
          <table:table-cell office:value-type="float" office:value="67.635999999999996" table:style-name="ce11">
            <text:p>67.636</text:p>
          </table:table-cell>
          <table:table-cell office:value-type="float" office:value="71.126999999999995" table:style-name="ce11">
            <text:p>71.127</text:p>
          </table:table-cell>
          <table:table-cell office:value-type="float" office:value="86.730999999999995" table:style-name="ce11">
            <text:p>86.731</text:p>
          </table:table-cell>
          <table:table-cell office:value-type="float" office:value="83.239000000000004" table:style-name="ce11">
            <text:p>83.239</text:p>
          </table:table-cell>
          <table:table-cell office:value-type="float" office:value="75.087999999999994" table:style-name="ce11">
            <text:p>75.088</text:p>
          </table:table-cell>
          <table:table-cell office:value-type="float" office:value="67.132999999999996" table:style-name="ce11">
            <text:p>67.133</text:p>
          </table:table-cell>
          <table:table-cell office:value-type="float" office:value="52.954000000000001" table:style-name="ce11">
            <text:p>52.954</text:p>
          </table:table-cell>
          <table:table-cell office:value-type="float" office:value="57.645000000000003" table:style-name="ce11">
            <text:p>57.645</text:p>
          </table:table-cell>
          <table:table-cell office:value-type="float" office:value="50.29" table:style-name="ce11">
            <text:p>50.29</text:p>
          </table:table-cell>
          <table:table-cell office:value-type="float" office:value="82.12" table:style-name="ce11">
            <text:p>82.12</text:p>
          </table:table-cell>
          <table:table-cell office:value-type="float" office:value="87.239000000000004" table:style-name="ce11">
            <text:p>87.239</text:p>
          </table:table-cell>
          <table:table-cell office:value-type="float" office:value="68.956000000000003" table:style-name="ce11">
            <text:p>68.956</text:p>
          </table:table-cell>
          <table:table-cell office:value-type="float" office:value="77.796000000000006" table:style-name="ce11">
            <text:p>77.796</text:p>
          </table:table-cell>
          <table:table-cell office:value-type="float" office:value="68.093000000000004" table:style-name="ce11">
            <text:p>68.093</text:p>
          </table:table-cell>
          <table:table-cell office:value-type="float" office:value="76.974000000000004" table:style-name="ce11">
            <text:p>76.974</text:p>
          </table:table-cell>
          <table:table-cell office:value-type="float" office:value="86.751999999999995" table:style-name="ce11">
            <text:p>86.752</text:p>
          </table:table-cell>
          <table:table-cell office:value-type="float" office:value="70.977999999999994" table:style-name="ce11">
            <text:p>70.978</text:p>
          </table:table-cell>
          <table:table-cell office:value-type="float" office:value="63.033999999999999" table:style-name="ce11">
            <text:p>63.034</text:p>
          </table:table-cell>
          <table:table-cell office:value-type="float" office:value="73.338999999999999" table:style-name="ce11">
            <text:p>73.339</text:p>
          </table:table-cell>
          <table:table-cell office:value-type="float" office:value="31.527000000000001" table:style-name="ce11">
            <text:p>31.527</text:p>
          </table:table-cell>
          <table:table-cell office:value-type="float" office:value="37.506999999999998" table:style-name="ce11">
            <text:p>37.507</text:p>
          </table:table-cell>
          <table:table-cell office:value-type="float" office:value="26.052" table:style-name="ce11">
            <text:p>26.052</text:p>
          </table:table-cell>
          <table:table-cell office:value-type="float" office:value="67.007999999999996" table:style-name="ce11">
            <text:p>67.008</text:p>
          </table:table-cell>
          <table:table-cell office:value-type="float" office:value="52.48" table:style-name="ce11">
            <text:p>52.48</text:p>
          </table:table-cell>
          <table:table-cell office:value-type="float" office:value="66.358999999999995" table:style-name="ce11">
            <text:p>66.359</text:p>
          </table:table-cell>
          <table:table-cell office:value-type="float" office:value="60.847999999999999" table:style-name="ce11">
            <text:p>60.848</text:p>
          </table:table-cell>
          <table:table-cell office:value-type="float" office:value="50.271999999999998" table:style-name="ce11">
            <text:p>50.272</text:p>
          </table:table-cell>
          <table:table-cell office:value-type="float" office:value="50.915999999999997" table:style-name="ce11">
            <text:p>50.916</text:p>
          </table:table-cell>
          <table:table-cell office:value-type="float" office:value="31.751999999999999" table:style-name="ce11">
            <text:p>31.752</text:p>
          </table:table-cell>
          <table:table-cell office:value-type="float" office:value="29.925999999999998" table:style-name="ce11">
            <text:p>29.926</text:p>
          </table:table-cell>
          <table:table-cell office:value-type="float" office:value="59.804000000000002" table:style-name="ce11">
            <text:p>59.804</text:p>
          </table:table-cell>
          <table:table-cell office:value-type="float" office:value="35.311999999999998" table:style-name="ce11">
            <text:p>35.312</text:p>
          </table:table-cell>
          <table:table-cell office:value-type="float" office:value="47.005000000000003" table:style-name="ce11">
            <text:p>47.005</text:p>
          </table:table-cell>
          <table:table-cell office:value-type="float" office:value="58.42" table:style-name="ce11">
            <text:p>58.42</text:p>
          </table:table-cell>
          <table:table-cell office:value-type="float" office:value="56.798000000000002" table:style-name="ce11">
            <text:p>56.798</text:p>
          </table:table-cell>
          <table:table-cell office:value-type="float" office:value="48.378" table:style-name="ce11">
            <text:p>48.378</text:p>
          </table:table-cell>
          <table:table-cell office:value-type="float" office:value="50.107999999999997" table:style-name="ce11">
            <text:p>50.108</text:p>
          </table:table-cell>
          <table:table-cell office:value-type="float" office:value="47.631999999999998" table:style-name="ce11">
            <text:p>47.632</text:p>
          </table:table-cell>
          <table:table-cell office:value-type="float" office:value="45.716000000000001" table:style-name="ce11">
            <text:p>45.716</text:p>
          </table:table-cell>
          <table:table-cell office:value-type="float" office:value="35.518999999999998" table:style-name="ce11">
            <text:p>35.519</text:p>
          </table:table-cell>
          <table:table-cell office:value-type="float" office:value="89.343999999999994" table:style-name="ce11">
            <text:p>89.344</text:p>
          </table:table-cell>
          <table:table-cell office:value-type="float" office:value="69.921000000000006" table:style-name="ce11">
            <text:p>69.921</text:p>
          </table:table-cell>
          <table:table-cell office:value-type="float" office:value="71.462999999999994" table:style-name="ce11">
            <text:p>71.463</text:p>
          </table:table-cell>
          <table:table-cell office:value-type="float" office:value="70.847999999999999" table:style-name="ce11">
            <text:p>70.848</text:p>
          </table:table-cell>
          <table:table-cell office:value-type="float" office:value="77.543000000000006" table:style-name="ce11">
            <text:p>77.543</text:p>
          </table:table-cell>
          <table:table-cell office:value-type="float" office:value="61.338999999999999" table:style-name="ce11">
            <text:p>61.339</text:p>
          </table:table-cell>
          <table:table-cell office:value-type="float" office:value="45.545000000000002" table:style-name="ce11">
            <text:p>45.545</text:p>
          </table:table-cell>
          <table:table-cell office:value-type="float" office:value="71.77" table:style-name="ce11">
            <text:p>71.77</text:p>
          </table:table-cell>
          <table:table-cell office:value-type="float" office:value="35.747" table:style-name="ce11">
            <text:p>35.747</text:p>
          </table:table-cell>
          <table:table-cell office:value-type="float" office:value="82.843999999999994" table:style-name="ce11">
            <text:p>82.844</text:p>
          </table:table-cell>
          <table:table-cell office:value-type="float" office:value="69.087999999999994" table:style-name="ce11">
            <text:p>69.088</text:p>
          </table:table-cell>
          <table:table-cell office:value-type="float" office:value="90.444000000000003" table:style-name="ce11">
            <text:p>90.444</text:p>
          </table:table-cell>
          <table:table-cell office:value-type="float" office:value="67.856999999999999" table:style-name="ce11">
            <text:p>67.857</text:p>
          </table:table-cell>
          <table:table-cell office:value-type="float" office:value="55.386000000000003" table:style-name="ce11">
            <text:p>55.386</text:p>
          </table:table-cell>
          <table:table-cell office:value-type="float" office:value="20.882999999999999" table:style-name="ce11">
            <text:p>20.883</text:p>
          </table:table-cell>
          <table:table-cell office:value-type="float" office:value="7.1609999999999996" table:style-name="ce11">
            <text:p>7.161</text:p>
          </table:table-cell>
          <table:table-cell office:value-type="float" office:value="13.13" table:style-name="ce11">
            <text:p>13.13</text:p>
          </table:table-cell>
          <table:table-cell office:value-type="float" office:value="30.353999999999999" table:style-name="ce11">
            <text:p>30.354</text:p>
          </table:table-cell>
          <table:table-cell office:value-type="float" office:value="49.354999999999997" table:style-name="ce11">
            <text:p>49.355</text:p>
          </table:table-cell>
          <table:table-cell office:value-type="float" office:value="9.798" table:style-name="ce11">
            <text:p>9.798</text:p>
          </table:table-cell>
          <table:table-cell office:value-type="float" office:value="87.65" table:style-name="ce11">
            <text:p>87.65</text:p>
          </table:table-cell>
          <table:table-cell office:value-type="float" office:value="70.19" table:style-name="ce11">
            <text:p>70.19</text:p>
          </table:table-cell>
          <table:table-cell office:value-type="float" office:value="71.215999999999994" table:style-name="ce11">
            <text:p>71.216</text:p>
          </table:table-cell>
          <table:table-cell office:value-type="float" office:value="9.1720000000000006" table:style-name="ce11">
            <text:p>9.172</text:p>
          </table:table-cell>
          <table:table-cell office:value-type="float" office:value="83.619" table:style-name="ce11">
            <text:p>83.619</text:p>
          </table:table-cell>
          <table:table-cell office:value-type="float" office:value="7.2089999999999996" table:style-name="ce11">
            <text:p>7.209</text:p>
          </table:table-cell>
          <table:table-cell office:value-type="float" office:value="9.1" table:style-name="ce11">
            <text:p>9.1</text:p>
          </table:table-cell>
          <table:table-cell office:value-type="float" office:value="84.918000000000006" table:style-name="ce11">
            <text:p>84.918</text:p>
          </table:table-cell>
          <table:table-cell office:value-type="float" office:value="5.9820000000000002" table:style-name="ce11">
            <text:p>5.982</text:p>
          </table:table-cell>
          <table:table-cell office:value-type="float" office:value="40.774999999999999" table:style-name="ce11">
            <text:p>40.775</text:p>
          </table:table-cell>
          <table:table-cell office:value-type="float" office:value="45.271000000000001" table:style-name="ce11">
            <text:p>45.271</text:p>
          </table:table-cell>
          <table:table-cell office:value-type="float" office:value="13.954000000000001" table:style-name="ce11">
            <text:p>13.954</text:p>
          </table:table-cell>
          <table:table-cell office:value-type="float" office:value="27.88" table:style-name="ce11">
            <text:p>27.88</text:p>
          </table:table-cell>
          <table:table-cell office:value-type="float" office:value="58.506999999999998" table:style-name="ce11">
            <text:p>58.507</text:p>
          </table:table-cell>
          <table:table-cell office:value-type="float" office:value="13.613" table:style-name="ce11">
            <text:p>13.613</text:p>
          </table:table-cell>
          <table:table-cell office:value-type="float" office:value="40.744999999999997" table:style-name="ce11">
            <text:p>40.745</text:p>
          </table:table-cell>
          <table:table-cell office:value-type="float" office:value="31.887" table:style-name="ce11">
            <text:p>31.887</text:p>
          </table:table-cell>
          <table:table-cell office:value-type="float" office:value="27.367999999999999" table:style-name="ce11">
            <text:p>27.368</text:p>
          </table:table-cell>
          <table:table-cell office:value-type="float" office:value="59.506999999999998" table:style-name="ce11">
            <text:p>59.507</text:p>
          </table:table-cell>
          <table:table-cell office:value-type="float" office:value="22.24" table:style-name="ce11">
            <text:p>22.24</text:p>
          </table:table-cell>
          <table:table-cell office:value-type="float" office:value="18.254000000000001" table:style-name="ce11">
            <text:p>18.254</text:p>
          </table:table-cell>
          <table:table-cell office:value-type="float" office:value="33.159999999999997" table:style-name="ce11">
            <text:p>33.16</text:p>
          </table:table-cell>
          <table:table-cell office:value-type="float" office:value="52.593000000000004" table:style-name="ce11">
            <text:p>52.593</text:p>
          </table:table-cell>
          <table:table-cell office:value-type="float" office:value="14.247" table:style-name="ce11">
            <text:p>14.247</text:p>
          </table:table-cell>
          <table:table-cell office:value-type="float" office:value="65.144999999999996" table:style-name="ce11">
            <text:p>65.145</text:p>
          </table:table-cell>
          <table:table-cell office:value-type="float" office:value="69.492999999999995" table:style-name="ce11">
            <text:p>69.493</text:p>
          </table:table-cell>
          <table:table-cell office:value-type="float" office:value="60.715000000000003" table:style-name="ce11">
            <text:p>60.715</text:p>
          </table:table-cell>
          <table:table-cell office:value-type="float" office:value="35.533999999999999" table:style-name="ce11">
            <text:p>35.534</text:p>
          </table:table-cell>
          <table:table-cell office:value-type="float" office:value="69.534000000000006" table:style-name="ce11">
            <text:p>69.534</text:p>
          </table:table-cell>
          <table:table-cell office:value-type="float" office:value="69.049000000000007" table:style-name="ce11">
            <text:p>69.049</text:p>
          </table:table-cell>
          <table:table-cell office:value-type="float" office:value="59.470999999999997" table:style-name="ce11">
            <text:p>59.471</text:p>
          </table:table-cell>
          <table:table-cell office:value-type="float" office:value="54.587000000000003" table:style-name="ce11">
            <text:p>54.587</text:p>
          </table:table-cell>
          <table:table-cell table:number-columns-repeated="16261"/>
        </table:table-row>
        <table:table-row table:style-name="ro5">
          <table:table-cell office:value-type="string" table:style-name="ce3">
            <text:p>ACAS</text:p>
          </table:table-cell>
          <table:table-cell office:value-type="string" table:style-name="ce3">
            <text:p>Acas</text:p>
          </table:table-cell>
          <table:table-cell office:value-type="string" table:style-name="ce3">
            <text:p>Department for Business and Trade</text:p>
          </table:table-cell>
          <table:table-cell office:value-type="string" table:style-name="ce3">
            <text:p/>
          </table:table-cell>
          <table:table-cell office:value-type="float" office:value="65.516999999999996" table:style-name="ce11">
            <text:p>65.517</text:p>
          </table:table-cell>
          <table:table-cell office:value-type="float" office:value="62.036999999999999" table:style-name="ce11">
            <text:p>62.037</text:p>
          </table:table-cell>
          <table:table-cell office:value-type="float" office:value="28.552" table:style-name="ce11">
            <text:p>28.552</text:p>
          </table:table-cell>
          <table:table-cell office:value-type="float" office:value="74.063000000000002" table:style-name="ce11">
            <text:p>74.063</text:p>
          </table:table-cell>
          <table:table-cell office:value-type="float" office:value="72.539000000000001" table:style-name="ce11">
            <text:p>72.539</text:p>
          </table:table-cell>
          <table:table-cell office:value-type="float" office:value="79.334000000000003" table:style-name="ce11">
            <text:p>79.334</text:p>
          </table:table-cell>
          <table:table-cell office:value-type="float" office:value="76.444000000000003" table:style-name="ce11">
            <text:p>76.444</text:p>
          </table:table-cell>
          <table:table-cell office:value-type="float" office:value="78.87" table:style-name="ce11">
            <text:p>78.87</text:p>
          </table:table-cell>
          <table:table-cell office:value-type="float" office:value="50.542000000000002" table:style-name="ce11">
            <text:p>50.542</text:p>
          </table:table-cell>
          <table:table-cell office:value-type="float" office:value="76.947999999999993" table:style-name="ce11">
            <text:p>76.948</text:p>
          </table:table-cell>
          <table:table-cell office:value-type="float" office:value="71.733999999999995" table:style-name="ce11">
            <text:p>71.734</text:p>
          </table:table-cell>
          <table:table-cell office:value-type="float" office:value="24.355" table:style-name="ce11">
            <text:p>24.355</text:p>
          </table:table-cell>
          <table:table-cell office:value-type="float" office:value="43.942" table:style-name="ce11">
            <text:p>43.942</text:p>
          </table:table-cell>
          <table:table-cell office:value-type="float" office:value="87.307000000000002" table:style-name="ce11">
            <text:p>87.307</text:p>
          </table:table-cell>
          <table:table-cell office:value-type="float" office:value="80.495000000000005" table:style-name="ce11">
            <text:p>80.495</text:p>
          </table:table-cell>
          <table:table-cell office:value-type="float" office:value="76.983000000000004" table:style-name="ce11">
            <text:p>76.983</text:p>
          </table:table-cell>
          <table:table-cell office:value-type="float" office:value="44.651000000000003" table:style-name="ce11">
            <text:p>44.651</text:p>
          </table:table-cell>
          <table:table-cell office:value-type="float" office:value="73.064999999999998" table:style-name="ce11">
            <text:p>73.065</text:p>
          </table:table-cell>
          <table:table-cell office:value-type="float" office:value="76.588999999999999" table:style-name="ce11">
            <text:p>76.589</text:p>
          </table:table-cell>
          <table:table-cell office:value-type="float" office:value="82.197999999999993" table:style-name="ce11">
            <text:p>82.198</text:p>
          </table:table-cell>
          <table:table-cell office:value-type="float" office:value="74.611000000000004" table:style-name="ce11">
            <text:p>74.611</text:p>
          </table:table-cell>
          <table:table-cell office:value-type="float" office:value="89.13" table:style-name="ce11">
            <text:p>89.13</text:p>
          </table:table-cell>
          <table:table-cell office:value-type="float" office:value="81.831999999999994" table:style-name="ce11">
            <text:p>81.832</text:p>
          </table:table-cell>
          <table:table-cell office:value-type="float" office:value="72.91" table:style-name="ce11">
            <text:p>72.91</text:p>
          </table:table-cell>
          <table:table-cell office:value-type="float" office:value="79.224999999999994" table:style-name="ce11">
            <text:p>79.225</text:p>
          </table:table-cell>
          <table:table-cell office:value-type="float" office:value="81.269000000000005" table:style-name="ce11">
            <text:p>81.269</text:p>
          </table:table-cell>
          <table:table-cell office:value-type="float" office:value="75.697000000000003" table:style-name="ce11">
            <text:p>75.697</text:p>
          </table:table-cell>
          <table:table-cell office:value-type="float" office:value="66.459999999999994" table:style-name="ce11">
            <text:p>66.46</text:p>
          </table:table-cell>
          <table:table-cell office:value-type="float" office:value="66.822000000000003" table:style-name="ce11">
            <text:p>66.822</text:p>
          </table:table-cell>
          <table:table-cell office:value-type="float" office:value="88.08" table:style-name="ce11">
            <text:p>88.08</text:p>
          </table:table-cell>
          <table:table-cell office:value-type="float" office:value="80.930000000000007" table:style-name="ce11">
            <text:p>80.93</text:p>
          </table:table-cell>
          <table:table-cell office:value-type="float" office:value="67.647000000000006" table:style-name="ce11">
            <text:p>67.647</text:p>
          </table:table-cell>
          <table:table-cell office:value-type="float" office:value="63.720999999999997" table:style-name="ce11">
            <text:p>63.721</text:p>
          </table:table-cell>
          <table:table-cell office:value-type="float" office:value="50.619" table:style-name="ce11">
            <text:p>50.619</text:p>
          </table:table-cell>
          <table:table-cell office:value-type="float" office:value="44.72" table:style-name="ce11">
            <text:p>44.72</text:p>
          </table:table-cell>
          <table:table-cell office:value-type="float" office:value="43.033999999999999" table:style-name="ce11">
            <text:p>43.034</text:p>
          </table:table-cell>
          <table:table-cell office:value-type="float" office:value="79.968999999999994" table:style-name="ce11">
            <text:p>79.969</text:p>
          </table:table-cell>
          <table:table-cell office:value-type="float" office:value="87.906999999999996" table:style-name="ce11">
            <text:p>87.907</text:p>
          </table:table-cell>
          <table:table-cell office:value-type="float" office:value="64.805999999999997" table:style-name="ce11">
            <text:p>64.806</text:p>
          </table:table-cell>
          <table:table-cell office:value-type="float" office:value="75.387" table:style-name="ce11">
            <text:p>75.387</text:p>
          </table:table-cell>
          <table:table-cell office:value-type="float" office:value="70.897999999999996" table:style-name="ce11">
            <text:p>70.898</text:p>
          </table:table-cell>
          <table:table-cell office:value-type="float" office:value="75" table:style-name="ce11">
            <text:p>75</text:p>
          </table:table-cell>
          <table:table-cell office:value-type="float" office:value="90.373000000000005" table:style-name="ce11">
            <text:p>90.373</text:p>
          </table:table-cell>
          <table:table-cell office:value-type="float" office:value="73.488" table:style-name="ce11">
            <text:p>73.488</text:p>
          </table:table-cell>
          <table:table-cell office:value-type="float" office:value="50.155000000000001" table:style-name="ce11">
            <text:p>50.155</text:p>
          </table:table-cell>
          <table:table-cell office:value-type="float" office:value="70.543000000000006" table:style-name="ce11">
            <text:p>70.543</text:p>
          </table:table-cell>
          <table:table-cell office:value-type="float" office:value="24.922999999999998" table:style-name="ce11">
            <text:p>24.923</text:p>
          </table:table-cell>
          <table:table-cell office:value-type="float" office:value="29.257000000000001" table:style-name="ce11">
            <text:p>29.257</text:p>
          </table:table-cell>
          <table:table-cell office:value-type="float" office:value="18.885000000000002" table:style-name="ce11">
            <text:p>18.885</text:p>
          </table:table-cell>
          <table:table-cell office:value-type="float" office:value="60.680999999999997" table:style-name="ce11">
            <text:p>60.681</text:p>
          </table:table-cell>
          <table:table-cell office:value-type="float" office:value="54.024999999999999" table:style-name="ce11">
            <text:p>54.025</text:p>
          </table:table-cell>
          <table:table-cell office:value-type="float" office:value="55.503999999999998" table:style-name="ce11">
            <text:p>55.504</text:p>
          </table:table-cell>
          <table:table-cell office:value-type="float" office:value="51.548000000000002" table:style-name="ce11">
            <text:p>51.548</text:p>
          </table:table-cell>
          <table:table-cell office:value-type="float" office:value="46.893999999999998" table:style-name="ce11">
            <text:p>46.894</text:p>
          </table:table-cell>
          <table:table-cell office:value-type="float" office:value="41.24" table:style-name="ce11">
            <text:p>41.24</text:p>
          </table:table-cell>
          <table:table-cell office:value-type="float" office:value="27.442" table:style-name="ce11">
            <text:p>27.442</text:p>
          </table:table-cell>
          <table:table-cell office:value-type="float" office:value="29.766999999999999" table:style-name="ce11">
            <text:p>29.767</text:p>
          </table:table-cell>
          <table:table-cell office:value-type="float" office:value="59.69" table:style-name="ce11">
            <text:p>59.69</text:p>
          </table:table-cell>
          <table:table-cell office:value-type="float" office:value="39.906999999999996" table:style-name="ce11">
            <text:p>39.907</text:p>
          </table:table-cell>
          <table:table-cell office:value-type="float" office:value="43.411000000000001" table:style-name="ce11">
            <text:p>43.411</text:p>
          </table:table-cell>
          <table:table-cell office:value-type="float" office:value="66.201999999999998" table:style-name="ce11">
            <text:p>66.202</text:p>
          </table:table-cell>
          <table:table-cell office:value-type="float" office:value="53.095999999999997" table:style-name="ce11">
            <text:p>53.096</text:p>
          </table:table-cell>
          <table:table-cell office:value-type="float" office:value="53.023000000000003" table:style-name="ce11">
            <text:p>53.023</text:p>
          </table:table-cell>
          <table:table-cell office:value-type="float" office:value="50.078000000000003" table:style-name="ce11">
            <text:p>50.078</text:p>
          </table:table-cell>
          <table:table-cell office:value-type="float" office:value="46.904000000000003" table:style-name="ce11">
            <text:p>46.904</text:p>
          </table:table-cell>
          <table:table-cell office:value-type="float" office:value="38.545000000000002" table:style-name="ce11">
            <text:p>38.545</text:p>
          </table:table-cell>
          <table:table-cell office:value-type="float" office:value="26.553000000000001" table:style-name="ce11">
            <text:p>26.553</text:p>
          </table:table-cell>
          <table:table-cell office:value-type="float" office:value="89.147000000000006" table:style-name="ce11">
            <text:p>89.147</text:p>
          </table:table-cell>
          <table:table-cell office:value-type="float" office:value="66.512" table:style-name="ce11">
            <text:p>66.512</text:p>
          </table:table-cell>
          <table:table-cell office:value-type="float" office:value="65.528000000000006" table:style-name="ce11">
            <text:p>65.528</text:p>
          </table:table-cell>
          <table:table-cell office:value-type="float" office:value="69.611999999999995" table:style-name="ce11">
            <text:p>69.612</text:p>
          </table:table-cell>
          <table:table-cell office:value-type="float" office:value="71.584000000000003" table:style-name="ce11">
            <text:p>71.584</text:p>
          </table:table-cell>
          <table:table-cell office:value-type="float" office:value="50.853000000000002" table:style-name="ce11">
            <text:p>50.853</text:p>
          </table:table-cell>
          <table:table-cell office:value-type="float" office:value="34.109000000000002" table:style-name="ce11">
            <text:p>34.109</text:p>
          </table:table-cell>
          <table:table-cell office:value-type="float" office:value="78.638000000000005" table:style-name="ce11">
            <text:p>78.638</text:p>
          </table:table-cell>
          <table:table-cell office:value-type="float" office:value="17.829000000000001" table:style-name="ce11">
            <text:p>17.829</text:p>
          </table:table-cell>
          <table:table-cell office:value-type="float" office:value="84.031000000000006" table:style-name="ce11">
            <text:p>84.031</text:p>
          </table:table-cell>
          <table:table-cell office:value-type="float" office:value="91.614999999999995" table:style-name="ce11">
            <text:p>91.615</text:p>
          </table:table-cell>
          <table:table-cell office:value-type="float" office:value="95.510999999999996" table:style-name="ce11">
            <text:p>95.511</text:p>
          </table:table-cell>
          <table:table-cell office:value-type="float" office:value="75.545000000000002" table:style-name="ce11">
            <text:p>75.545</text:p>
          </table:table-cell>
          <table:table-cell office:value-type="float" office:value="50.466000000000001" table:style-name="ce11">
            <text:p>50.466</text:p>
          </table:table-cell>
          <table:table-cell office:value-type="float" office:value="10.42" table:style-name="ce11">
            <text:p>10.42</text:p>
          </table:table-cell>
          <table:table-cell office:value-type="float" office:value="5.9189999999999996" table:style-name="ce11">
            <text:p>5.919</text:p>
          </table:table-cell>
          <table:table-cell office:value-type="float" office:value="15.109" table:style-name="ce11">
            <text:p>15.109</text:p>
          </table:table-cell>
          <table:table-cell office:value-type="float" office:value="33.177999999999997" table:style-name="ce11">
            <text:p>33.178</text:p>
          </table:table-cell>
          <table:table-cell office:value-type="float" office:value="45.793999999999997" table:style-name="ce11">
            <text:p>45.794</text:p>
          </table:table-cell>
          <table:table-cell office:value-type="float" office:value="7.9690000000000003" table:style-name="ce11">
            <text:p>7.969</text:p>
          </table:table-cell>
          <table:table-cell office:value-type="float" office:value="78.072000000000003" table:style-name="ce11">
            <text:p>78.072</text:p>
          </table:table-cell>
          <table:table-cell office:value-type="float" office:value="62.790999999999997" table:style-name="ce11">
            <text:p>62.791</text:p>
          </table:table-cell>
          <table:table-cell office:value-type="float" office:value="69.891000000000005" table:style-name="ce11">
            <text:p>69.891</text:p>
          </table:table-cell>
          <table:table-cell office:value-type="float" office:value="7.8949999999999996" table:style-name="ce11">
            <text:p>7.895</text:p>
          </table:table-cell>
          <table:table-cell office:value-type="float" office:value="85.912999999999997" table:style-name="ce11">
            <text:p>85.913</text:p>
          </table:table-cell>
          <table:table-cell office:value-type="float" office:value="6.1920000000000002" table:style-name="ce11">
            <text:p>6.192</text:p>
          </table:table-cell>
          <table:table-cell office:value-type="float" office:value="7.8949999999999996" table:style-name="ce11">
            <text:p>7.895</text:p>
          </table:table-cell>
          <table:table-cell office:value-type="float" office:value="85.759" table:style-name="ce11">
            <text:p>85.759</text:p>
          </table:table-cell>
          <table:table-cell office:value-type="float" office:value="6.3470000000000004" table:style-name="ce11">
            <text:p>6.347</text:p>
          </table:table-cell>
          <table:table-cell office:value-type="float" office:value="39.216000000000001" table:style-name="ce11">
            <text:p>39.216</text:p>
          </table:table-cell>
          <table:table-cell office:value-type="float" office:value="52.941000000000003" table:style-name="ce11">
            <text:p>52.941</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0.98" table:style-name="ce11">
            <text:p>50.98</text:p>
          </table:table-cell>
          <table:table-cell office:value-type="float" office:value="25.49" table:style-name="ce11">
            <text:p>25.49</text:p>
          </table:table-cell>
          <table:table-cell office:value-type="float" office:value="23.529" table:style-name="ce11">
            <text:p>23.529</text:p>
          </table:table-cell>
          <table:table-cell office:value-type="float" office:value="58.823999999999998" table:style-name="ce11">
            <text:p>58.824</text:p>
          </table:table-cell>
          <table:table-cell office:value-type="float" office:value="29.411999999999999" table:style-name="ce11">
            <text:p>29.412</text:p>
          </table:table-cell>
          <table:table-cell office:value-type="string" table:style-name="ce8">
            <text:p>[c]</text:p>
          </table:table-cell>
          <table:table-cell office:value-type="string" table:style-name="ce8">
            <text:p>[c]</text:p>
          </table:table-cell>
          <table:table-cell office:value-type="float" office:value="57.895000000000003" table:style-name="ce11">
            <text:p>57.895</text:p>
          </table:table-cell>
          <table:table-cell office:value-type="string" table:style-name="ce8">
            <text:p>[c]</text:p>
          </table:table-cell>
          <table:table-cell office:value-type="float" office:value="65.668999999999997" table:style-name="ce11">
            <text:p>65.669</text:p>
          </table:table-cell>
          <table:table-cell office:value-type="float" office:value="71.450999999999993" table:style-name="ce11">
            <text:p>71.451</text:p>
          </table:table-cell>
          <table:table-cell office:value-type="float" office:value="60.156999999999996" table:style-name="ce11">
            <text:p>60.157</text:p>
          </table:table-cell>
          <table:table-cell office:value-type="float" office:value="35.387" table:style-name="ce11">
            <text:p>35.387</text:p>
          </table:table-cell>
          <table:table-cell office:value-type="float" office:value="66.248000000000005" table:style-name="ce11">
            <text:p>66.248</text:p>
          </table:table-cell>
          <table:table-cell office:value-type="float" office:value="63.893000000000001" table:style-name="ce11">
            <text:p>63.893</text:p>
          </table:table-cell>
          <table:table-cell office:value-type="float" office:value="57.771000000000001" table:style-name="ce11">
            <text:p>57.771</text:p>
          </table:table-cell>
          <table:table-cell office:value-type="float" office:value="54.415999999999997" table:style-name="ce11">
            <text:p>54.416</text:p>
          </table:table-cell>
          <table:table-cell table:number-columns-repeated="16261"/>
        </table:table-row>
        <table:table-row table:style-name="ro5">
          <table:table-cell office:value-type="string" table:style-name="ce3">
            <text:p>AGO</text:p>
          </table:table-cell>
          <table:table-cell office:value-type="string" table:style-name="ce3">
            <text:p>Attorney General's Office</text:p>
          </table:table-cell>
          <table:table-cell office:value-type="string" table:style-name="ce3">
            <text:p>Attorney General's Departments</text:p>
          </table:table-cell>
          <table:table-cell office:value-type="string" table:style-name="ce3">
            <text:p/>
          </table:table-cell>
          <table:table-cell office:value-type="float" office:value="79.364999999999995" table:style-name="ce11">
            <text:p>79.365</text:p>
          </table:table-cell>
          <table:table-cell office:value-type="float" office:value="75" table:style-name="ce11">
            <text:p>75</text:p>
          </table:table-cell>
          <table:table-cell office:value-type="float" office:value="23.469000000000001" table:style-name="ce11">
            <text:p>23.469</text:p>
          </table:table-cell>
          <table:table-cell office:value-type="float" office:value="78.265000000000001" table:style-name="ce11">
            <text:p>78.265</text:p>
          </table:table-cell>
          <table:table-cell office:value-type="float" office:value="84.8" table:style-name="ce11">
            <text:p>84.8</text:p>
          </table:table-cell>
          <table:table-cell office:value-type="float" office:value="97" table:style-name="ce11">
            <text:p>97</text:p>
          </table:table-cell>
          <table:table-cell office:value-type="float" office:value="86.388999999999996" table:style-name="ce11">
            <text:p>86.389</text:p>
          </table:table-cell>
          <table:table-cell office:value-type="float" office:value="94" table:style-name="ce11">
            <text:p>94</text:p>
          </table:table-cell>
          <table:table-cell office:value-type="float" office:value="59.5" table:style-name="ce11">
            <text:p>59.5</text:p>
          </table:table-cell>
          <table:table-cell office:value-type="float" office:value="80.5" table:style-name="ce11">
            <text:p>80.5</text:p>
          </table:table-cell>
          <table:table-cell office:value-type="float" office:value="82.667000000000002" table:style-name="ce11">
            <text:p>82.667</text:p>
          </table:table-cell>
          <table:table-cell office:value-type="float" office:value="30.667000000000002" table:style-name="ce11">
            <text:p>30.667</text:p>
          </table:table-cell>
          <table:table-cell office:value-type="float" office:value="74.861000000000004" table:style-name="ce11">
            <text:p>74.861</text:p>
          </table:table-cell>
          <table:table-cell office:value-type="float" office:value="98" table:style-name="ce11">
            <text:p>98</text:p>
          </table:table-cell>
          <table:table-cell office:value-type="float" office:value="86" table:style-name="ce11">
            <text:p>86</text:p>
          </table:table-cell>
          <table:table-cell office:value-type="float" office:value="86" table:style-name="ce11">
            <text:p>86</text:p>
          </table:table-cell>
          <table:table-cell office:value-type="float" office:value="74" table:style-name="ce11">
            <text:p>74</text:p>
          </table:table-cell>
          <table:table-cell office:value-type="float" office:value="80" table:style-name="ce11">
            <text:p>80</text:p>
          </table:table-cell>
          <table:table-cell office:value-type="float" office:value="94" table:style-name="ce11">
            <text:p>94</text:p>
          </table:table-cell>
          <table:table-cell office:value-type="float" office:value="100" table:style-name="ce11">
            <text:p>100</text:p>
          </table:table-cell>
          <table:table-cell office:value-type="float" office:value="90" table:style-name="ce11">
            <text:p>90</text:p>
          </table:table-cell>
          <table:table-cell office:value-type="float" office:value="92" table:style-name="ce11">
            <text:p>92</text:p>
          </table:table-cell>
          <table:table-cell office:value-type="float" office:value="90" table:style-name="ce11">
            <text:p>90</text:p>
          </table:table-cell>
          <table:table-cell office:value-type="float" office:value="85.713999999999999" table:style-name="ce11">
            <text:p>85.714</text:p>
          </table:table-cell>
          <table:table-cell office:value-type="float" office:value="90" table:style-name="ce11">
            <text:p>90</text:p>
          </table:table-cell>
          <table:table-cell office:value-type="float" office:value="90" table:style-name="ce11">
            <text:p>90</text:p>
          </table:table-cell>
          <table:table-cell office:value-type="float" office:value="80" table:style-name="ce11">
            <text:p>80</text:p>
          </table:table-cell>
          <table:table-cell office:value-type="float" office:value="79.591999999999999" table:style-name="ce11">
            <text:p>79.592</text:p>
          </table:table-cell>
          <table:table-cell office:value-type="float" office:value="80" table:style-name="ce11">
            <text:p>80</text:p>
          </table:table-cell>
          <table:table-cell office:value-type="float" office:value="95.918000000000006" table:style-name="ce11">
            <text:p>95.918</text:p>
          </table:table-cell>
          <table:table-cell office:value-type="float" office:value="94" table:style-name="ce11">
            <text:p>94</text:p>
          </table:table-cell>
          <table:table-cell office:value-type="float" office:value="92" table:style-name="ce11">
            <text:p>92</text:p>
          </table:table-cell>
          <table:table-cell office:value-type="float" office:value="70" table:style-name="ce11">
            <text:p>70</text:p>
          </table:table-cell>
          <table:table-cell office:value-type="float" office:value="50" table:style-name="ce11">
            <text:p>50</text:p>
          </table:table-cell>
          <table:table-cell office:value-type="float" office:value="62" table:style-name="ce11">
            <text:p>62</text:p>
          </table:table-cell>
          <table:table-cell office:value-type="float" office:value="56" table:style-name="ce11">
            <text:p>56</text:p>
          </table:table-cell>
          <table:table-cell office:value-type="float" office:value="80" table:style-name="ce11">
            <text:p>80</text:p>
          </table:table-cell>
          <table:table-cell office:value-type="float" office:value="82" table:style-name="ce11">
            <text:p>82</text:p>
          </table:table-cell>
          <table:table-cell office:value-type="float" office:value="76" table:style-name="ce11">
            <text:p>76</text:p>
          </table:table-cell>
          <table:table-cell office:value-type="float" office:value="84" table:style-name="ce11">
            <text:p>84</text:p>
          </table:table-cell>
          <table:table-cell office:value-type="float" office:value="80" table:style-name="ce11">
            <text:p>80</text:p>
          </table:table-cell>
          <table:table-cell office:value-type="float" office:value="86" table:style-name="ce11">
            <text:p>86</text:p>
          </table:table-cell>
          <table:table-cell office:value-type="float" office:value="98" table:style-name="ce11">
            <text:p>98</text:p>
          </table:table-cell>
          <table:table-cell office:value-type="float" office:value="84" table:style-name="ce11">
            <text:p>84</text:p>
          </table:table-cell>
          <table:table-cell office:value-type="float" office:value="72" table:style-name="ce11">
            <text:p>72</text:p>
          </table:table-cell>
          <table:table-cell office:value-type="float" office:value="76" table:style-name="ce11">
            <text:p>76</text:p>
          </table:table-cell>
          <table:table-cell office:value-type="float" office:value="30" table:style-name="ce11">
            <text:p>30</text:p>
          </table:table-cell>
          <table:table-cell office:value-type="float" office:value="34" table:style-name="ce11">
            <text:p>34</text:p>
          </table:table-cell>
          <table:table-cell office:value-type="float" office:value="28" table:style-name="ce11">
            <text:p>28</text:p>
          </table:table-cell>
          <table:table-cell office:value-type="float" office:value="66" table:style-name="ce11">
            <text:p>66</text:p>
          </table:table-cell>
          <table:table-cell office:value-type="float" office:value="50" table:style-name="ce11">
            <text:p>50</text:p>
          </table:table-cell>
          <table:table-cell office:value-type="float" office:value="96" table:style-name="ce11">
            <text:p>96</text:p>
          </table:table-cell>
          <table:table-cell office:value-type="float" office:value="85.713999999999999" table:style-name="ce11">
            <text:p>85.714</text:p>
          </table:table-cell>
          <table:table-cell office:value-type="float" office:value="72" table:style-name="ce11">
            <text:p>72</text:p>
          </table:table-cell>
          <table:table-cell office:value-type="float" office:value="82" table:style-name="ce11">
            <text:p>82</text:p>
          </table:table-cell>
          <table:table-cell office:value-type="float" office:value="68" table:style-name="ce11">
            <text:p>68</text:p>
          </table:table-cell>
          <table:table-cell office:value-type="float" office:value="60" table:style-name="ce11">
            <text:p>60</text:p>
          </table:table-cell>
          <table:table-cell office:value-type="float" office:value="88" table:style-name="ce11">
            <text:p>88</text:p>
          </table:table-cell>
          <table:table-cell office:value-type="float" office:value="54" table:style-name="ce11">
            <text:p>54</text:p>
          </table:table-cell>
          <table:table-cell office:value-type="float" office:value="68" table:style-name="ce11">
            <text:p>68</text:p>
          </table:table-cell>
          <table:table-cell office:value-type="float" office:value="86" table:style-name="ce11">
            <text:p>86</text:p>
          </table:table-cell>
          <table:table-cell office:value-type="float" office:value="80" table:style-name="ce11">
            <text:p>80</text:p>
          </table:table-cell>
          <table:table-cell office:value-type="float" office:value="66" table:style-name="ce11">
            <text:p>66</text:p>
          </table:table-cell>
          <table:table-cell office:value-type="float" office:value="74" table:style-name="ce11">
            <text:p>74</text:p>
          </table:table-cell>
          <table:table-cell office:value-type="float" office:value="62" table:style-name="ce11">
            <text:p>62</text:p>
          </table:table-cell>
          <table:table-cell office:value-type="float" office:value="78" table:style-name="ce11">
            <text:p>78</text:p>
          </table:table-cell>
          <table:table-cell office:value-type="float" office:value="50" table:style-name="ce11">
            <text:p>50</text:p>
          </table:table-cell>
          <table:table-cell office:value-type="float" office:value="90" table:style-name="ce11">
            <text:p>90</text:p>
          </table:table-cell>
          <table:table-cell office:value-type="float" office:value="86" table:style-name="ce11">
            <text:p>86</text:p>
          </table:table-cell>
          <table:table-cell office:value-type="float" office:value="82" table:style-name="ce11">
            <text:p>82</text:p>
          </table:table-cell>
          <table:table-cell office:value-type="float" office:value="76" table:style-name="ce11">
            <text:p>76</text:p>
          </table:table-cell>
          <table:table-cell office:value-type="float" office:value="88" table:style-name="ce11">
            <text:p>88</text:p>
          </table:table-cell>
          <table:table-cell office:value-type="float" office:value="67.346999999999994" table:style-name="ce11">
            <text:p>67.347</text:p>
          </table:table-cell>
          <table:table-cell office:value-type="float" office:value="54" table:style-name="ce11">
            <text:p>54</text:p>
          </table:table-cell>
          <table:table-cell office:value-type="float" office:value="78" table:style-name="ce11">
            <text:p>78</text:p>
          </table:table-cell>
          <table:table-cell office:value-type="float" office:value="88" table:style-name="ce11">
            <text:p>88</text:p>
          </table:table-cell>
          <table:table-cell office:value-type="float" office:value="90" table:style-name="ce11">
            <text:p>90</text:p>
          </table:table-cell>
          <table:table-cell office:value-type="float" office:value="80" table:style-name="ce11">
            <text:p>80</text:p>
          </table:table-cell>
          <table:table-cell office:value-type="float" office:value="88" table:style-name="ce11">
            <text:p>88</text:p>
          </table:table-cell>
          <table:table-cell office:value-type="float" office:value="61.223999999999997" table:style-name="ce11">
            <text:p>61.224</text:p>
          </table:table-cell>
          <table:table-cell office:value-type="float" office:value="68" table:style-name="ce11">
            <text:p>68</text:p>
          </table:table-cell>
          <table:table-cell office:value-type="float" office:value="16" table:style-name="ce11">
            <text:p>16</text:p>
          </table:table-cell>
          <table:table-cell office:value-type="float" office:value="14" table:style-name="ce11">
            <text:p>14</text:p>
          </table:table-cell>
          <table:table-cell office:value-type="float" office:value="30" table:style-name="ce11">
            <text:p>30</text:p>
          </table:table-cell>
          <table:table-cell office:value-type="float" office:value="44" table:style-name="ce11">
            <text:p>44</text:p>
          </table:table-cell>
          <table:table-cell office:value-type="float" office:value="12" table:style-name="ce11">
            <text:p>12</text:p>
          </table:table-cell>
          <table:table-cell office:value-type="string" table:style-name="ce8">
            <text:p>[c]</text:p>
          </table:table-cell>
          <table:table-cell office:value-type="float" office:value="92" table:style-name="ce11">
            <text:p>92</text:p>
          </table:table-cell>
          <table:table-cell office:value-type="float" office:value="70" table:style-name="ce11">
            <text:p>70</text:p>
          </table:table-cell>
          <table:table-cell office:value-type="float" office:value="78" table:style-name="ce11">
            <text:p>78</text:p>
          </table:table-cell>
          <table:table-cell office:value-type="string" table:style-name="ce8">
            <text:p>[c]</text:p>
          </table:table-cell>
          <table:table-cell office:value-type="float" office:value="82" table:style-name="ce11">
            <text:p>82</text:p>
          </table:table-cell>
          <table:table-cell office:value-type="string" table:style-name="ce8">
            <text:p>[c]</text:p>
          </table:table-cell>
          <table:table-cell office:value-type="string" table:style-name="ce8">
            <text:p>[c]</text:p>
          </table:table-cell>
          <table:table-cell office:value-type="float" office:value="78" table:style-name="ce11">
            <text:p>78</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8" table:style-name="ce11">
            <text:p>68</text:p>
          </table:table-cell>
          <table:table-cell office:value-type="float" office:value="70" table:style-name="ce11">
            <text:p>70</text:p>
          </table:table-cell>
          <table:table-cell office:value-type="float" office:value="52" table:style-name="ce11">
            <text:p>52</text:p>
          </table:table-cell>
          <table:table-cell office:value-type="float" office:value="46" table:style-name="ce11">
            <text:p>46</text:p>
          </table:table-cell>
          <table:table-cell office:value-type="float" office:value="72" table:style-name="ce11">
            <text:p>72</text:p>
          </table:table-cell>
          <table:table-cell office:value-type="float" office:value="84" table:style-name="ce11">
            <text:p>84</text:p>
          </table:table-cell>
          <table:table-cell office:value-type="float" office:value="60" table:style-name="ce11">
            <text:p>60</text:p>
          </table:table-cell>
          <table:table-cell office:value-type="float" office:value="58" table:style-name="ce11">
            <text:p>58</text:p>
          </table:table-cell>
          <table:table-cell table:number-columns-repeated="16261"/>
        </table:table-row>
        <table:table-row table:style-name="ro5">
          <table:table-cell office:value-type="string" table:style-name="ce3">
            <text:p>AIB</text:p>
          </table:table-cell>
          <table:table-cell office:value-type="string" table:style-name="ce3">
            <text:p>Accountant in Bankruptcy</text:p>
          </table:table-cell>
          <table:table-cell office:value-type="string" table:style-name="ce3">
            <text:p>Scottish Government</text:p>
          </table:table-cell>
          <table:table-cell office:value-type="string" table:style-name="ce3">
            <text:p/>
          </table:table-cell>
          <table:table-cell office:value-type="float" office:value="76.8" table:style-name="ce11">
            <text:p>76.8</text:p>
          </table:table-cell>
          <table:table-cell office:value-type="float" office:value="67.978999999999999" table:style-name="ce11">
            <text:p>67.979</text:p>
          </table:table-cell>
          <table:table-cell office:value-type="float" office:value="24.440999999999999" table:style-name="ce11">
            <text:p>24.441</text:p>
          </table:table-cell>
          <table:table-cell office:value-type="float" office:value="73.385000000000005" table:style-name="ce11">
            <text:p>73.385</text:p>
          </table:table-cell>
          <table:table-cell office:value-type="float" office:value="77.082999999999998" table:style-name="ce11">
            <text:p>77.083</text:p>
          </table:table-cell>
          <table:table-cell office:value-type="float" office:value="83.853999999999999" table:style-name="ce11">
            <text:p>83.854</text:p>
          </table:table-cell>
          <table:table-cell office:value-type="float" office:value="76.244" table:style-name="ce11">
            <text:p>76.244</text:p>
          </table:table-cell>
          <table:table-cell office:value-type="float" office:value="81.25" table:style-name="ce11">
            <text:p>81.25</text:p>
          </table:table-cell>
          <table:table-cell office:value-type="float" office:value="63.021000000000001" table:style-name="ce11">
            <text:p>63.021</text:p>
          </table:table-cell>
          <table:table-cell office:value-type="float" office:value="84.375" table:style-name="ce11">
            <text:p>84.375</text:p>
          </table:table-cell>
          <table:table-cell office:value-type="float" office:value="77.603999999999999" table:style-name="ce11">
            <text:p>77.604</text:p>
          </table:table-cell>
          <table:table-cell office:value-type="float" office:value="48.610999999999997" table:style-name="ce11">
            <text:p>48.611</text:p>
          </table:table-cell>
          <table:table-cell office:value-type="float" office:value="60.764000000000003" table:style-name="ce11">
            <text:p>60.764</text:p>
          </table:table-cell>
          <table:table-cell office:value-type="float" office:value="83.332999999999998" table:style-name="ce11">
            <text:p>83.333</text:p>
          </table:table-cell>
          <table:table-cell office:value-type="float" office:value="79.167000000000002" table:style-name="ce11">
            <text:p>79.167</text:p>
          </table:table-cell>
          <table:table-cell office:value-type="float" office:value="71.875" table:style-name="ce11">
            <text:p>71.875</text:p>
          </table:table-cell>
          <table:table-cell office:value-type="float" office:value="67.367999999999995" table:style-name="ce11">
            <text:p>67.368</text:p>
          </table:table-cell>
          <table:table-cell office:value-type="float" office:value="83.332999999999998" table:style-name="ce11">
            <text:p>83.333</text:p>
          </table:table-cell>
          <table:table-cell office:value-type="float" office:value="84.375" table:style-name="ce11">
            <text:p>84.375</text:p>
          </table:table-cell>
          <table:table-cell office:value-type="float" office:value="83.332999999999998" table:style-name="ce11">
            <text:p>83.333</text:p>
          </table:table-cell>
          <table:table-cell office:value-type="float" office:value="70.832999999999998" table:style-name="ce11">
            <text:p>70.833</text:p>
          </table:table-cell>
          <table:table-cell office:value-type="float" office:value="92.707999999999998" table:style-name="ce11">
            <text:p>92.708</text:p>
          </table:table-cell>
          <table:table-cell office:value-type="float" office:value="80" table:style-name="ce11">
            <text:p>80</text:p>
          </table:table-cell>
          <table:table-cell office:value-type="float" office:value="67.707999999999998" table:style-name="ce11">
            <text:p>67.708</text:p>
          </table:table-cell>
          <table:table-cell office:value-type="float" office:value="75" table:style-name="ce11">
            <text:p>75</text:p>
          </table:table-cell>
          <table:table-cell office:value-type="float" office:value="82.292000000000002" table:style-name="ce11">
            <text:p>82.292</text:p>
          </table:table-cell>
          <table:table-cell office:value-type="float" office:value="77.894999999999996" table:style-name="ce11">
            <text:p>77.895</text:p>
          </table:table-cell>
          <table:table-cell office:value-type="float" office:value="65.625" table:style-name="ce11">
            <text:p>65.625</text:p>
          </table:table-cell>
          <table:table-cell office:value-type="float" office:value="73.957999999999998" table:style-name="ce11">
            <text:p>73.958</text:p>
          </table:table-cell>
          <table:table-cell office:value-type="float" office:value="83.332999999999998" table:style-name="ce11">
            <text:p>83.333</text:p>
          </table:table-cell>
          <table:table-cell office:value-type="float" office:value="80.207999999999998" table:style-name="ce11">
            <text:p>80.208</text:p>
          </table:table-cell>
          <table:table-cell office:value-type="float" office:value="80.207999999999998" table:style-name="ce11">
            <text:p>80.208</text:p>
          </table:table-cell>
          <table:table-cell office:value-type="float" office:value="86.457999999999998" table:style-name="ce11">
            <text:p>86.458</text:p>
          </table:table-cell>
          <table:table-cell office:value-type="float" office:value="63.542000000000002" table:style-name="ce11">
            <text:p>63.542</text:p>
          </table:table-cell>
          <table:table-cell office:value-type="float" office:value="47.917000000000002" table:style-name="ce11">
            <text:p>47.917</text:p>
          </table:table-cell>
          <table:table-cell office:value-type="float" office:value="54.167000000000002" table:style-name="ce11">
            <text:p>54.167</text:p>
          </table:table-cell>
          <table:table-cell office:value-type="float" office:value="90.625" table:style-name="ce11">
            <text:p>90.625</text:p>
          </table:table-cell>
          <table:table-cell office:value-type="float" office:value="89.582999999999998" table:style-name="ce11">
            <text:p>89.583</text:p>
          </table:table-cell>
          <table:table-cell office:value-type="float" office:value="69.792000000000002" table:style-name="ce11">
            <text:p>69.792</text:p>
          </table:table-cell>
          <table:table-cell office:value-type="float" office:value="87.5" table:style-name="ce11">
            <text:p>87.5</text:p>
          </table:table-cell>
          <table:table-cell office:value-type="float" office:value="68.75" table:style-name="ce11">
            <text:p>68.75</text:p>
          </table:table-cell>
          <table:table-cell office:value-type="float" office:value="74.736999999999995" table:style-name="ce11">
            <text:p>74.737</text:p>
          </table:table-cell>
          <table:table-cell office:value-type="float" office:value="89.474000000000004" table:style-name="ce11">
            <text:p>89.474</text:p>
          </table:table-cell>
          <table:table-cell office:value-type="float" office:value="70.832999999999998" table:style-name="ce11">
            <text:p>70.833</text:p>
          </table:table-cell>
          <table:table-cell office:value-type="float" office:value="71.875" table:style-name="ce11">
            <text:p>71.875</text:p>
          </table:table-cell>
          <table:table-cell office:value-type="float" office:value="89.582999999999998" table:style-name="ce11">
            <text:p>89.583</text:p>
          </table:table-cell>
          <table:table-cell office:value-type="float" office:value="44.792000000000002" table:style-name="ce11">
            <text:p>44.792</text:p>
          </table:table-cell>
          <table:table-cell office:value-type="float" office:value="59.375" table:style-name="ce11">
            <text:p>59.375</text:p>
          </table:table-cell>
          <table:table-cell office:value-type="float" office:value="42.104999999999997" table:style-name="ce11">
            <text:p>42.105</text:p>
          </table:table-cell>
          <table:table-cell office:value-type="float" office:value="75" table:style-name="ce11">
            <text:p>75</text:p>
          </table:table-cell>
          <table:table-cell office:value-type="float" office:value="72.917000000000002" table:style-name="ce11">
            <text:p>72.917</text:p>
          </table:table-cell>
          <table:table-cell office:value-type="float" office:value="78.125" table:style-name="ce11">
            <text:p>78.125</text:p>
          </table:table-cell>
          <table:table-cell office:value-type="float" office:value="70.832999999999998" table:style-name="ce11">
            <text:p>70.833</text:p>
          </table:table-cell>
          <table:table-cell office:value-type="float" office:value="62.5" table:style-name="ce11">
            <text:p>62.5</text:p>
          </table:table-cell>
          <table:table-cell office:value-type="float" office:value="61.457999999999998" table:style-name="ce11">
            <text:p>61.458</text:p>
          </table:table-cell>
          <table:table-cell office:value-type="float" office:value="45.832999999999998" table:style-name="ce11">
            <text:p>45.833</text:p>
          </table:table-cell>
          <table:table-cell office:value-type="float" office:value="53.125" table:style-name="ce11">
            <text:p>53.125</text:p>
          </table:table-cell>
          <table:table-cell office:value-type="float" office:value="66.667000000000002" table:style-name="ce11">
            <text:p>66.667</text:p>
          </table:table-cell>
          <table:table-cell office:value-type="float" office:value="52.082999999999998" table:style-name="ce11">
            <text:p>52.083</text:p>
          </table:table-cell>
          <table:table-cell office:value-type="float" office:value="56.25" table:style-name="ce11">
            <text:p>56.25</text:p>
          </table:table-cell>
          <table:table-cell office:value-type="float" office:value="60.417000000000002" table:style-name="ce11">
            <text:p>60.417</text:p>
          </table:table-cell>
          <table:table-cell office:value-type="float" office:value="78.125" table:style-name="ce11">
            <text:p>78.125</text:p>
          </table:table-cell>
          <table:table-cell office:value-type="float" office:value="54.737000000000002" table:style-name="ce11">
            <text:p>54.737</text:p>
          </table:table-cell>
          <table:table-cell office:value-type="float" office:value="57.292000000000002" table:style-name="ce11">
            <text:p>57.292</text:p>
          </table:table-cell>
          <table:table-cell office:value-type="float" office:value="57.895000000000003" table:style-name="ce11">
            <text:p>57.895</text:p>
          </table:table-cell>
          <table:table-cell office:value-type="float" office:value="66.667000000000002" table:style-name="ce11">
            <text:p>66.667</text:p>
          </table:table-cell>
          <table:table-cell office:value-type="float" office:value="51.042000000000002" table:style-name="ce11">
            <text:p>51.042</text:p>
          </table:table-cell>
          <table:table-cell office:value-type="float" office:value="89.582999999999998" table:style-name="ce11">
            <text:p>89.583</text:p>
          </table:table-cell>
          <table:table-cell office:value-type="float" office:value="79.167000000000002" table:style-name="ce11">
            <text:p>79.167</text:p>
          </table:table-cell>
          <table:table-cell office:value-type="float" office:value="80.207999999999998" table:style-name="ce11">
            <text:p>80.208</text:p>
          </table:table-cell>
          <table:table-cell office:value-type="float" office:value="72.632000000000005" table:style-name="ce11">
            <text:p>72.632</text:p>
          </table:table-cell>
          <table:table-cell office:value-type="float" office:value="82.105000000000004" table:style-name="ce11">
            <text:p>82.105</text:p>
          </table:table-cell>
          <table:table-cell office:value-type="float" office:value="64.582999999999998" table:style-name="ce11">
            <text:p>64.583</text:p>
          </table:table-cell>
          <table:table-cell office:value-type="float" office:value="53.125" table:style-name="ce11">
            <text:p>53.125</text:p>
          </table:table-cell>
          <table:table-cell office:value-type="float" office:value="93.75" table:style-name="ce11">
            <text:p>93.75</text:p>
          </table:table-cell>
          <table:table-cell office:value-type="float" office:value="22.917000000000002" table:style-name="ce11">
            <text:p>22.917</text:p>
          </table:table-cell>
          <table:table-cell office:value-type="float" office:value="80.207999999999998" table:style-name="ce11">
            <text:p>80.208</text:p>
          </table:table-cell>
          <table:table-cell office:value-type="float" office:value="70.832999999999998" table:style-name="ce11">
            <text:p>70.833</text:p>
          </table:table-cell>
          <table:table-cell office:value-type="float" office:value="92.707999999999998" table:style-name="ce11">
            <text:p>92.708</text:p>
          </table:table-cell>
          <table:table-cell office:value-type="float" office:value="59.375" table:style-name="ce11">
            <text:p>59.375</text:p>
          </table:table-cell>
          <table:table-cell office:value-type="float" office:value="60.417000000000002" table:style-name="ce11">
            <text:p>60.417</text:p>
          </table:table-cell>
          <table:table-cell office:value-type="float" office:value="24.210999999999999" table:style-name="ce11">
            <text:p>24.211</text:p>
          </table:table-cell>
          <table:table-cell office:value-type="float" office:value="5.2080000000000002" table:style-name="ce11">
            <text:p>5.208</text:p>
          </table:table-cell>
          <table:table-cell office:value-type="float" office:value="8.3330000000000002" table:style-name="ce11">
            <text:p>8.333</text:p>
          </table:table-cell>
          <table:table-cell office:value-type="float" office:value="27.082999999999998" table:style-name="ce11">
            <text:p>27.083</text:p>
          </table:table-cell>
          <table:table-cell office:value-type="float" office:value="59.375" table:style-name="ce11">
            <text:p>59.375</text:p>
          </table:table-cell>
          <table:table-cell office:value-type="string" table:style-name="ce8">
            <text:p>[c]</text:p>
          </table:table-cell>
          <table:table-cell office:value-type="float" office:value="92.707999999999998" table:style-name="ce11">
            <text:p>92.708</text:p>
          </table:table-cell>
          <table:table-cell office:value-type="float" office:value="86.457999999999998" table:style-name="ce11">
            <text:p>86.458</text:p>
          </table:table-cell>
          <table:table-cell office:value-type="float" office:value="86.316000000000003" table:style-name="ce11">
            <text:p>86.316</text:p>
          </table:table-cell>
          <table:table-cell office:value-type="string" table:style-name="ce8">
            <text:p>[c]</text:p>
          </table:table-cell>
          <table:table-cell office:value-type="float" office:value="88.542000000000002" table:style-name="ce11">
            <text:p>88.542</text:p>
          </table:table-cell>
          <table:table-cell office:value-type="string" table:style-name="ce8">
            <text:p>[c]</text:p>
          </table:table-cell>
          <table:table-cell office:value-type="string" table:style-name="ce8">
            <text:p>[c]</text:p>
          </table:table-cell>
          <table:table-cell office:value-type="float" office:value="91.667000000000002" table:style-name="ce11">
            <text:p>91.667</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5" table:style-name="ce11">
            <text:p>75</text:p>
          </table:table-cell>
          <table:table-cell office:value-type="float" office:value="71.875" table:style-name="ce11">
            <text:p>71.875</text:p>
          </table:table-cell>
          <table:table-cell office:value-type="float" office:value="66.667000000000002" table:style-name="ce11">
            <text:p>66.667</text:p>
          </table:table-cell>
          <table:table-cell office:value-type="float" office:value="32.292000000000002" table:style-name="ce11">
            <text:p>32.292</text:p>
          </table:table-cell>
          <table:table-cell office:value-type="float" office:value="75" table:style-name="ce11">
            <text:p>75</text:p>
          </table:table-cell>
          <table:table-cell office:value-type="float" office:value="70.832999999999998" table:style-name="ce11">
            <text:p>70.833</text:p>
          </table:table-cell>
          <table:table-cell office:value-type="float" office:value="86.457999999999998" table:style-name="ce11">
            <text:p>86.458</text:p>
          </table:table-cell>
          <table:table-cell office:value-type="float" office:value="81.052999999999997" table:style-name="ce11">
            <text:p>81.053</text:p>
          </table:table-cell>
          <table:table-cell table:number-columns-repeated="16261"/>
        </table:table-row>
        <table:table-row table:style-name="ro7">
          <table:table-cell office:value-type="string" table:style-name="ce3">
            <text:p>ALOB</text:p>
          </table:table-cell>
          <table:table-cell office:value-type="string" table:style-name="ce3">
            <text:p>Ministry of Justice Arm's Length and Other Bodies</text:p>
          </table:table-cell>
          <table:table-cell office:value-type="string" table:style-name="ce3">
            <text:p>Justice</text:p>
          </table:table-cell>
          <table:table-cell office:value-type="string" table:style-name="ce3">
            <text:p/>
          </table:table-cell>
          <table:table-cell office:value-type="float" office:value="73.861999999999995" table:style-name="ce11">
            <text:p>73.862</text:p>
          </table:table-cell>
          <table:table-cell office:value-type="float" office:value="65.652000000000001" table:style-name="ce11">
            <text:p>65.652</text:p>
          </table:table-cell>
          <table:table-cell office:value-type="float" office:value="26.73" table:style-name="ce11">
            <text:p>26.73</text:p>
          </table:table-cell>
          <table:table-cell office:value-type="float" office:value="74.146000000000001" table:style-name="ce11">
            <text:p>74.146</text:p>
          </table:table-cell>
          <table:table-cell office:value-type="float" office:value="78.361999999999995" table:style-name="ce11">
            <text:p>78.362</text:p>
          </table:table-cell>
          <table:table-cell office:value-type="float" office:value="87.119" table:style-name="ce11">
            <text:p>87.119</text:p>
          </table:table-cell>
          <table:table-cell office:value-type="float" office:value="78.194999999999993" table:style-name="ce11">
            <text:p>78.195</text:p>
          </table:table-cell>
          <table:table-cell office:value-type="float" office:value="80.585999999999999" table:style-name="ce11">
            <text:p>80.586</text:p>
          </table:table-cell>
          <table:table-cell office:value-type="float" office:value="52.499000000000002" table:style-name="ce11">
            <text:p>52.499</text:p>
          </table:table-cell>
          <table:table-cell office:value-type="float" office:value="79.167000000000002" table:style-name="ce11">
            <text:p>79.167</text:p>
          </table:table-cell>
          <table:table-cell office:value-type="float" office:value="76.72" table:style-name="ce11">
            <text:p>76.72</text:p>
          </table:table-cell>
          <table:table-cell office:value-type="float" office:value="27.975999999999999" table:style-name="ce11">
            <text:p>27.976</text:p>
          </table:table-cell>
          <table:table-cell office:value-type="float" office:value="58.027999999999999" table:style-name="ce11">
            <text:p>58.028</text:p>
          </table:table-cell>
          <table:table-cell office:value-type="float" office:value="89.817999999999998" table:style-name="ce11">
            <text:p>89.818</text:p>
          </table:table-cell>
          <table:table-cell office:value-type="float" office:value="82.849000000000004" table:style-name="ce11">
            <text:p>82.849</text:p>
          </table:table-cell>
          <table:table-cell office:value-type="float" office:value="79.2" table:style-name="ce11">
            <text:p>79.2</text:p>
          </table:table-cell>
          <table:table-cell office:value-type="float" office:value="61.164000000000001" table:style-name="ce11">
            <text:p>61.164</text:p>
          </table:table-cell>
          <table:table-cell office:value-type="float" office:value="78.924000000000007" table:style-name="ce11">
            <text:p>78.924</text:p>
          </table:table-cell>
          <table:table-cell office:value-type="float" office:value="85.974000000000004" table:style-name="ce11">
            <text:p>85.974</text:p>
          </table:table-cell>
          <table:table-cell office:value-type="float" office:value="88.244" table:style-name="ce11">
            <text:p>88.244</text:p>
          </table:table-cell>
          <table:table-cell office:value-type="float" office:value="76.075999999999993" table:style-name="ce11">
            <text:p>76.076</text:p>
          </table:table-cell>
          <table:table-cell office:value-type="float" office:value="89.643000000000001" table:style-name="ce11">
            <text:p>89.643</text:p>
          </table:table-cell>
          <table:table-cell office:value-type="float" office:value="84.789000000000001" table:style-name="ce11">
            <text:p>84.789</text:p>
          </table:table-cell>
          <table:table-cell office:value-type="float" office:value="74.944999999999993" table:style-name="ce11">
            <text:p>74.945</text:p>
          </table:table-cell>
          <table:table-cell office:value-type="float" office:value="79.81" table:style-name="ce11">
            <text:p>79.81</text:p>
          </table:table-cell>
          <table:table-cell office:value-type="float" office:value="83.358000000000004" table:style-name="ce11">
            <text:p>83.358</text:p>
          </table:table-cell>
          <table:table-cell office:value-type="float" office:value="75.254999999999995" table:style-name="ce11">
            <text:p>75.255</text:p>
          </table:table-cell>
          <table:table-cell office:value-type="float" office:value="68.873000000000005" table:style-name="ce11">
            <text:p>68.873</text:p>
          </table:table-cell>
          <table:table-cell office:value-type="float" office:value="70.981999999999999" table:style-name="ce11">
            <text:p>70.982</text:p>
          </table:table-cell>
          <table:table-cell office:value-type="float" office:value="85.694000000000003" table:style-name="ce11">
            <text:p>85.694</text:p>
          </table:table-cell>
          <table:table-cell office:value-type="float" office:value="80.754999999999995" table:style-name="ce11">
            <text:p>80.755</text:p>
          </table:table-cell>
          <table:table-cell office:value-type="float" office:value="75.290999999999997" table:style-name="ce11">
            <text:p>75.291</text:p>
          </table:table-cell>
          <table:table-cell office:value-type="float" office:value="64.244" table:style-name="ce11">
            <text:p>64.244</text:p>
          </table:table-cell>
          <table:table-cell office:value-type="float" office:value="50" table:style-name="ce11">
            <text:p>50</text:p>
          </table:table-cell>
          <table:table-cell office:value-type="float" office:value="49.054000000000002" table:style-name="ce11">
            <text:p>49.054</text:p>
          </table:table-cell>
          <table:table-cell office:value-type="float" office:value="46.725000000000001" table:style-name="ce11">
            <text:p>46.725</text:p>
          </table:table-cell>
          <table:table-cell office:value-type="float" office:value="81.409000000000006" table:style-name="ce11">
            <text:p>81.409</text:p>
          </table:table-cell>
          <table:table-cell office:value-type="float" office:value="86.41" table:style-name="ce11">
            <text:p>86.41</text:p>
          </table:table-cell>
          <table:table-cell office:value-type="float" office:value="68.918000000000006" table:style-name="ce11">
            <text:p>68.918</text:p>
          </table:table-cell>
          <table:table-cell office:value-type="float" office:value="80.028999999999996" table:style-name="ce11">
            <text:p>80.029</text:p>
          </table:table-cell>
          <table:table-cell office:value-type="float" office:value="73.105000000000004" table:style-name="ce11">
            <text:p>73.105</text:p>
          </table:table-cell>
          <table:table-cell office:value-type="float" office:value="81.236000000000004" table:style-name="ce11">
            <text:p>81.236</text:p>
          </table:table-cell>
          <table:table-cell office:value-type="float" office:value="90.802999999999997" table:style-name="ce11">
            <text:p>90.803</text:p>
          </table:table-cell>
          <table:table-cell office:value-type="float" office:value="77.584000000000003" table:style-name="ce11">
            <text:p>77.584</text:p>
          </table:table-cell>
          <table:table-cell office:value-type="float" office:value="61.616999999999997" table:style-name="ce11">
            <text:p>61.617</text:p>
          </table:table-cell>
          <table:table-cell office:value-type="float" office:value="75.891999999999996" table:style-name="ce11">
            <text:p>75.892</text:p>
          </table:table-cell>
          <table:table-cell office:value-type="float" office:value="28.228000000000002" table:style-name="ce11">
            <text:p>28.228</text:p>
          </table:table-cell>
          <table:table-cell office:value-type="float" office:value="33.139000000000003" table:style-name="ce11">
            <text:p>33.139</text:p>
          </table:table-cell>
          <table:table-cell office:value-type="float" office:value="22.628" table:style-name="ce11">
            <text:p>22.628</text:p>
          </table:table-cell>
          <table:table-cell office:value-type="float" office:value="63.557000000000002" table:style-name="ce11">
            <text:p>63.557</text:p>
          </table:table-cell>
          <table:table-cell office:value-type="float" office:value="50.365000000000002" table:style-name="ce11">
            <text:p>50.365</text:p>
          </table:table-cell>
          <table:table-cell office:value-type="float" office:value="75.947999999999993" table:style-name="ce11">
            <text:p>75.948</text:p>
          </table:table-cell>
          <table:table-cell office:value-type="float" office:value="66.983000000000004" table:style-name="ce11">
            <text:p>66.983</text:p>
          </table:table-cell>
          <table:table-cell office:value-type="float" office:value="63.039000000000001" table:style-name="ce11">
            <text:p>63.039</text:p>
          </table:table-cell>
          <table:table-cell office:value-type="float" office:value="59.329000000000001" table:style-name="ce11">
            <text:p>59.329</text:p>
          </table:table-cell>
          <table:table-cell office:value-type="float" office:value="44.023000000000003" table:style-name="ce11">
            <text:p>44.023</text:p>
          </table:table-cell>
          <table:table-cell office:value-type="float" office:value="43.764000000000003" table:style-name="ce11">
            <text:p>43.764</text:p>
          </table:table-cell>
          <table:table-cell office:value-type="float" office:value="68.099000000000004" table:style-name="ce11">
            <text:p>68.099</text:p>
          </table:table-cell>
          <table:table-cell office:value-type="float" office:value="46.584000000000003" table:style-name="ce11">
            <text:p>46.584</text:p>
          </table:table-cell>
          <table:table-cell office:value-type="float" office:value="54.835999999999999" table:style-name="ce11">
            <text:p>54.836</text:p>
          </table:table-cell>
          <table:table-cell office:value-type="float" office:value="70.503" table:style-name="ce11">
            <text:p>70.503</text:p>
          </table:table-cell>
          <table:table-cell office:value-type="float" office:value="60.8" table:style-name="ce11">
            <text:p>60.8</text:p>
          </table:table-cell>
          <table:table-cell office:value-type="float" office:value="54.518999999999998" table:style-name="ce11">
            <text:p>54.519</text:p>
          </table:table-cell>
          <table:table-cell office:value-type="float" office:value="58.994999999999997" table:style-name="ce11">
            <text:p>58.995</text:p>
          </table:table-cell>
          <table:table-cell office:value-type="float" office:value="58.442999999999998" table:style-name="ce11">
            <text:p>58.443</text:p>
          </table:table-cell>
          <table:table-cell office:value-type="float" office:value="56.622999999999998" table:style-name="ce11">
            <text:p>56.623</text:p>
          </table:table-cell>
          <table:table-cell office:value-type="float" office:value="43.335999999999999" table:style-name="ce11">
            <text:p>43.336</text:p>
          </table:table-cell>
          <table:table-cell office:value-type="float" office:value="88.167000000000002" table:style-name="ce11">
            <text:p>88.167</text:p>
          </table:table-cell>
          <table:table-cell office:value-type="float" office:value="69.774000000000001" table:style-name="ce11">
            <text:p>69.774</text:p>
          </table:table-cell>
          <table:table-cell office:value-type="float" office:value="73.27" table:style-name="ce11">
            <text:p>73.27</text:p>
          </table:table-cell>
          <table:table-cell office:value-type="float" office:value="70.617999999999995" table:style-name="ce11">
            <text:p>70.618</text:p>
          </table:table-cell>
          <table:table-cell office:value-type="float" office:value="79.2" table:style-name="ce11">
            <text:p>79.2</text:p>
          </table:table-cell>
          <table:table-cell office:value-type="float" office:value="57.122" table:style-name="ce11">
            <text:p>57.122</text:p>
          </table:table-cell>
          <table:table-cell office:value-type="float" office:value="40.851999999999997" table:style-name="ce11">
            <text:p>40.852</text:p>
          </table:table-cell>
          <table:table-cell office:value-type="float" office:value="82.555000000000007" table:style-name="ce11">
            <text:p>82.555</text:p>
          </table:table-cell>
          <table:table-cell office:value-type="float" office:value="42.470999999999997" table:style-name="ce11">
            <text:p>42.471</text:p>
          </table:table-cell>
          <table:table-cell office:value-type="float" office:value="84.418000000000006" table:style-name="ce11">
            <text:p>84.418</text:p>
          </table:table-cell>
          <table:table-cell office:value-type="float" office:value="80.671000000000006" table:style-name="ce11">
            <text:p>80.671</text:p>
          </table:table-cell>
          <table:table-cell office:value-type="float" office:value="93.581000000000003" table:style-name="ce11">
            <text:p>93.581</text:p>
          </table:table-cell>
          <table:table-cell office:value-type="float" office:value="67.814999999999998" table:style-name="ce11">
            <text:p>67.815</text:p>
          </table:table-cell>
          <table:table-cell office:value-type="float" office:value="61.481999999999999" table:style-name="ce11">
            <text:p>61.482</text:p>
          </table:table-cell>
          <table:table-cell office:value-type="float" office:value="12.951000000000001" table:style-name="ce11">
            <text:p>12.951</text:p>
          </table:table-cell>
          <table:table-cell office:value-type="float" office:value="10.414999999999999" table:style-name="ce11">
            <text:p>10.415</text:p>
          </table:table-cell>
          <table:table-cell office:value-type="float" office:value="20.466000000000001" table:style-name="ce11">
            <text:p>20.466</text:p>
          </table:table-cell>
          <table:table-cell office:value-type="float" office:value="38.966000000000001" table:style-name="ce11">
            <text:p>38.966</text:p>
          </table:table-cell>
          <table:table-cell office:value-type="float" office:value="30.152999999999999" table:style-name="ce11">
            <text:p>30.153</text:p>
          </table:table-cell>
          <table:table-cell office:value-type="float" office:value="8.2840000000000007" table:style-name="ce11">
            <text:p>8.284</text:p>
          </table:table-cell>
          <table:table-cell office:value-type="float" office:value="80.25" table:style-name="ce11">
            <text:p>80.25</text:p>
          </table:table-cell>
          <table:table-cell office:value-type="float" office:value="62.097000000000001" table:style-name="ce11">
            <text:p>62.097</text:p>
          </table:table-cell>
          <table:table-cell office:value-type="float" office:value="72.061999999999998" table:style-name="ce11">
            <text:p>72.062</text:p>
          </table:table-cell>
          <table:table-cell office:value-type="float" office:value="9.2360000000000007" table:style-name="ce11">
            <text:p>9.236</text:p>
          </table:table-cell>
          <table:table-cell office:value-type="float" office:value="84.581999999999994" table:style-name="ce11">
            <text:p>84.582</text:p>
          </table:table-cell>
          <table:table-cell office:value-type="float" office:value="6.1820000000000004" table:style-name="ce11">
            <text:p>6.182</text:p>
          </table:table-cell>
          <table:table-cell office:value-type="float" office:value="8.8789999999999996" table:style-name="ce11">
            <text:p>8.879</text:p>
          </table:table-cell>
          <table:table-cell office:value-type="float" office:value="85.444000000000003" table:style-name="ce11">
            <text:p>85.444</text:p>
          </table:table-cell>
          <table:table-cell office:value-type="float" office:value="5.6769999999999996" table:style-name="ce11">
            <text:p>5.677</text:p>
          </table:table-cell>
          <table:table-cell office:value-type="float" office:value="31.966999999999999" table:style-name="ce11">
            <text:p>31.967</text:p>
          </table:table-cell>
          <table:table-cell office:value-type="float" office:value="54.097999999999999" table:style-name="ce11">
            <text:p>54.098</text:p>
          </table:table-cell>
          <table:table-cell office:value-type="float" office:value="13.933999999999999" table:style-name="ce11">
            <text:p>13.934</text:p>
          </table:table-cell>
          <table:table-cell office:value-type="string" table:style-name="ce8">
            <text:p>[c]</text:p>
          </table:table-cell>
          <table:table-cell office:value-type="float" office:value="69.230999999999995" table:style-name="ce11">
            <text:p>69.231</text:p>
          </table:table-cell>
          <table:table-cell office:value-type="string" table:style-name="ce8">
            <text:p>[c]</text:p>
          </table:table-cell>
          <table:table-cell office:value-type="float" office:value="42.622999999999998" table:style-name="ce11">
            <text:p>42.623</text:p>
          </table:table-cell>
          <table:table-cell office:value-type="float" office:value="31.966999999999999" table:style-name="ce11">
            <text:p>31.967</text:p>
          </table:table-cell>
          <table:table-cell office:value-type="float" office:value="25.41" table:style-name="ce11">
            <text:p>25.41</text:p>
          </table:table-cell>
          <table:table-cell office:value-type="float" office:value="64.754000000000005" table:style-name="ce11">
            <text:p>64.754</text:p>
          </table:table-cell>
          <table:table-cell office:value-type="float" office:value="14.754" table:style-name="ce11">
            <text:p>14.754</text:p>
          </table:table-cell>
          <table:table-cell office:value-type="float" office:value="20.492000000000001" table:style-name="ce11">
            <text:p>20.492</text:p>
          </table:table-cell>
          <table:table-cell office:value-type="float" office:value="35.896999999999998" table:style-name="ce11">
            <text:p>35.897</text:p>
          </table:table-cell>
          <table:table-cell office:value-type="float" office:value="56.41" table:style-name="ce11">
            <text:p>56.41</text:p>
          </table:table-cell>
          <table:table-cell office:value-type="string" table:style-name="ce8">
            <text:p>[c]</text:p>
          </table:table-cell>
          <table:table-cell office:value-type="float" office:value="66.962000000000003" table:style-name="ce11">
            <text:p>66.962</text:p>
          </table:table-cell>
          <table:table-cell office:value-type="float" office:value="72.674000000000007" table:style-name="ce11">
            <text:p>72.674</text:p>
          </table:table-cell>
          <table:table-cell office:value-type="float" office:value="63.756999999999998" table:style-name="ce11">
            <text:p>63.757</text:p>
          </table:table-cell>
          <table:table-cell office:value-type="float" office:value="36.768000000000001" table:style-name="ce11">
            <text:p>36.768</text:p>
          </table:table-cell>
          <table:table-cell office:value-type="float" office:value="70.861000000000004" table:style-name="ce11">
            <text:p>70.861</text:p>
          </table:table-cell>
          <table:table-cell office:value-type="float" office:value="70.073999999999998" table:style-name="ce11">
            <text:p>70.074</text:p>
          </table:table-cell>
          <table:table-cell office:value-type="float" office:value="61.838000000000001" table:style-name="ce11">
            <text:p>61.838</text:p>
          </table:table-cell>
          <table:table-cell office:value-type="float" office:value="60.930999999999997" table:style-name="ce11">
            <text:p>60.931</text:p>
          </table:table-cell>
          <table:table-cell table:number-columns-repeated="16261"/>
        </table:table-row>
        <table:table-row table:style-name="ro5">
          <table:table-cell office:value-type="string" table:style-name="ce3">
            <text:p>APHA</text:p>
          </table:table-cell>
          <table:table-cell office:value-type="string" table:style-name="ce3">
            <text:p>Animal and Plant Health Agency</text:p>
          </table:table-cell>
          <table:table-cell office:value-type="string" table:style-name="ce3">
            <text:p>Environment, Food and Rural Affairs</text:p>
          </table:table-cell>
          <table:table-cell office:value-type="string" table:style-name="ce3">
            <text:p/>
          </table:table-cell>
          <table:table-cell office:value-type="float" office:value="73.613" table:style-name="ce11">
            <text:p>73.613</text:p>
          </table:table-cell>
          <table:table-cell office:value-type="float" office:value="56.965000000000003" table:style-name="ce11">
            <text:p>56.965</text:p>
          </table:table-cell>
          <table:table-cell office:value-type="float" office:value="30.7" table:style-name="ce11">
            <text:p>30.7</text:p>
          </table:table-cell>
          <table:table-cell office:value-type="float" office:value="70.653999999999996" table:style-name="ce11">
            <text:p>70.654</text:p>
          </table:table-cell>
          <table:table-cell office:value-type="float" office:value="72.977999999999994" table:style-name="ce11">
            <text:p>72.978</text:p>
          </table:table-cell>
          <table:table-cell office:value-type="float" office:value="81.063000000000002" table:style-name="ce11">
            <text:p>81.063</text:p>
          </table:table-cell>
          <table:table-cell office:value-type="float" office:value="73.138000000000005" table:style-name="ce11">
            <text:p>73.138</text:p>
          </table:table-cell>
          <table:table-cell office:value-type="float" office:value="78.084000000000003" table:style-name="ce11">
            <text:p>78.084</text:p>
          </table:table-cell>
          <table:table-cell office:value-type="float" office:value="53.12" table:style-name="ce11">
            <text:p>53.12</text:p>
          </table:table-cell>
          <table:table-cell office:value-type="float" office:value="75.290000000000006" table:style-name="ce11">
            <text:p>75.29</text:p>
          </table:table-cell>
          <table:table-cell office:value-type="float" office:value="68.072000000000003" table:style-name="ce11">
            <text:p>68.072</text:p>
          </table:table-cell>
          <table:table-cell office:value-type="float" office:value="14.63" table:style-name="ce11">
            <text:p>14.63</text:p>
          </table:table-cell>
          <table:table-cell office:value-type="float" office:value="41.984999999999999" table:style-name="ce11">
            <text:p>41.985</text:p>
          </table:table-cell>
          <table:table-cell office:value-type="float" office:value="89.415000000000006" table:style-name="ce11">
            <text:p>89.415</text:p>
          </table:table-cell>
          <table:table-cell office:value-type="float" office:value="79.013999999999996" table:style-name="ce11">
            <text:p>79.014</text:p>
          </table:table-cell>
          <table:table-cell office:value-type="float" office:value="71.87" table:style-name="ce11">
            <text:p>71.87</text:p>
          </table:table-cell>
          <table:table-cell office:value-type="float" office:value="49.613" table:style-name="ce11">
            <text:p>49.613</text:p>
          </table:table-cell>
          <table:table-cell office:value-type="float" office:value="75.012" table:style-name="ce11">
            <text:p>75.012</text:p>
          </table:table-cell>
          <table:table-cell office:value-type="float" office:value="78.867999999999995" table:style-name="ce11">
            <text:p>78.868</text:p>
          </table:table-cell>
          <table:table-cell office:value-type="float" office:value="83.236999999999995" table:style-name="ce11">
            <text:p>83.237</text:p>
          </table:table-cell>
          <table:table-cell office:value-type="float" office:value="69.792000000000002" table:style-name="ce11">
            <text:p>69.792</text:p>
          </table:table-cell>
          <table:table-cell office:value-type="float" office:value="87.289000000000001" table:style-name="ce11">
            <text:p>87.289</text:p>
          </table:table-cell>
          <table:table-cell office:value-type="float" office:value="82.655000000000001" table:style-name="ce11">
            <text:p>82.655</text:p>
          </table:table-cell>
          <table:table-cell office:value-type="float" office:value="67.198999999999998" table:style-name="ce11">
            <text:p>67.199</text:p>
          </table:table-cell>
          <table:table-cell office:value-type="float" office:value="75.302000000000007" table:style-name="ce11">
            <text:p>75.302</text:p>
          </table:table-cell>
          <table:table-cell office:value-type="float" office:value="77.465999999999994" table:style-name="ce11">
            <text:p>77.466</text:p>
          </table:table-cell>
          <table:table-cell office:value-type="float" office:value="69.680999999999997" table:style-name="ce11">
            <text:p>69.681</text:p>
          </table:table-cell>
          <table:table-cell office:value-type="float" office:value="61.75" table:style-name="ce11">
            <text:p>61.75</text:p>
          </table:table-cell>
          <table:table-cell office:value-type="float" office:value="67.150000000000006" table:style-name="ce11">
            <text:p>67.15</text:p>
          </table:table-cell>
          <table:table-cell office:value-type="float" office:value="83.245000000000005" table:style-name="ce11">
            <text:p>83.245</text:p>
          </table:table-cell>
          <table:table-cell office:value-type="float" office:value="78.501999999999995" table:style-name="ce11">
            <text:p>78.502</text:p>
          </table:table-cell>
          <table:table-cell office:value-type="float" office:value="72.512" table:style-name="ce11">
            <text:p>72.512</text:p>
          </table:table-cell>
          <table:table-cell office:value-type="float" office:value="65.183999999999997" table:style-name="ce11">
            <text:p>65.184</text:p>
          </table:table-cell>
          <table:table-cell office:value-type="float" office:value="51.305999999999997" table:style-name="ce11">
            <text:p>51.306</text:p>
          </table:table-cell>
          <table:table-cell office:value-type="float" office:value="49.250999999999998" table:style-name="ce11">
            <text:p>49.251</text:p>
          </table:table-cell>
          <table:table-cell office:value-type="float" office:value="46.738" table:style-name="ce11">
            <text:p>46.738</text:p>
          </table:table-cell>
          <table:table-cell office:value-type="float" office:value="79.477000000000004" table:style-name="ce11">
            <text:p>79.477</text:p>
          </table:table-cell>
          <table:table-cell office:value-type="float" office:value="84.34" table:style-name="ce11">
            <text:p>84.34</text:p>
          </table:table-cell>
          <table:table-cell office:value-type="float" office:value="62.246000000000002" table:style-name="ce11">
            <text:p>62.246</text:p>
          </table:table-cell>
          <table:table-cell office:value-type="float" office:value="75.084999999999994" table:style-name="ce11">
            <text:p>75.085</text:p>
          </table:table-cell>
          <table:table-cell office:value-type="float" office:value="62.137" table:style-name="ce11">
            <text:p>62.137</text:p>
          </table:table-cell>
          <table:table-cell office:value-type="float" office:value="72.459000000000003" table:style-name="ce11">
            <text:p>72.459</text:p>
          </table:table-cell>
          <table:table-cell office:value-type="float" office:value="86.688999999999993" table:style-name="ce11">
            <text:p>86.689</text:p>
          </table:table-cell>
          <table:table-cell office:value-type="float" office:value="64.665999999999997" table:style-name="ce11">
            <text:p>64.666</text:p>
          </table:table-cell>
          <table:table-cell office:value-type="float" office:value="56.12" table:style-name="ce11">
            <text:p>56.12</text:p>
          </table:table-cell>
          <table:table-cell office:value-type="float" office:value="66.215999999999994" table:style-name="ce11">
            <text:p>66.216</text:p>
          </table:table-cell>
          <table:table-cell office:value-type="float" office:value="11.412000000000001" table:style-name="ce11">
            <text:p>11.412</text:p>
          </table:table-cell>
          <table:table-cell office:value-type="float" office:value="24.13" table:style-name="ce11">
            <text:p>24.13</text:p>
          </table:table-cell>
          <table:table-cell office:value-type="float" office:value="8.3780000000000001" table:style-name="ce11">
            <text:p>8.378</text:p>
          </table:table-cell>
          <table:table-cell office:value-type="float" office:value="68.438999999999993" table:style-name="ce11">
            <text:p>68.439</text:p>
          </table:table-cell>
          <table:table-cell office:value-type="float" office:value="39.71" table:style-name="ce11">
            <text:p>39.71</text:p>
          </table:table-cell>
          <table:table-cell office:value-type="float" office:value="58.530999999999999" table:style-name="ce11">
            <text:p>58.531</text:p>
          </table:table-cell>
          <table:table-cell office:value-type="float" office:value="55.103999999999999" table:style-name="ce11">
            <text:p>55.104</text:p>
          </table:table-cell>
          <table:table-cell office:value-type="float" office:value="47.773000000000003" table:style-name="ce11">
            <text:p>47.773</text:p>
          </table:table-cell>
          <table:table-cell office:value-type="float" office:value="44.030999999999999" table:style-name="ce11">
            <text:p>44.031</text:p>
          </table:table-cell>
          <table:table-cell office:value-type="float" office:value="23.960999999999999" table:style-name="ce11">
            <text:p>23.961</text:p>
          </table:table-cell>
          <table:table-cell office:value-type="float" office:value="24.251000000000001" table:style-name="ce11">
            <text:p>24.251</text:p>
          </table:table-cell>
          <table:table-cell office:value-type="float" office:value="53.045999999999999" table:style-name="ce11">
            <text:p>53.046</text:p>
          </table:table-cell>
          <table:table-cell office:value-type="float" office:value="28.736999999999998" table:style-name="ce11">
            <text:p>28.737</text:p>
          </table:table-cell>
          <table:table-cell office:value-type="float" office:value="42.36" table:style-name="ce11">
            <text:p>42.36</text:p>
          </table:table-cell>
          <table:table-cell office:value-type="float" office:value="54.927999999999997" table:style-name="ce11">
            <text:p>54.928</text:p>
          </table:table-cell>
          <table:table-cell office:value-type="float" office:value="45.911999999999999" table:style-name="ce11">
            <text:p>45.912</text:p>
          </table:table-cell>
          <table:table-cell office:value-type="float" office:value="43.298999999999999" table:style-name="ce11">
            <text:p>43.299</text:p>
          </table:table-cell>
          <table:table-cell office:value-type="float" office:value="42.816000000000003" table:style-name="ce11">
            <text:p>42.816</text:p>
          </table:table-cell>
          <table:table-cell office:value-type="float" office:value="39.942" table:style-name="ce11">
            <text:p>39.942</text:p>
          </table:table-cell>
          <table:table-cell office:value-type="float" office:value="33.704000000000001" table:style-name="ce11">
            <text:p>33.704</text:p>
          </table:table-cell>
          <table:table-cell office:value-type="float" office:value="21.134" table:style-name="ce11">
            <text:p>21.134</text:p>
          </table:table-cell>
          <table:table-cell office:value-type="float" office:value="90.043000000000006" table:style-name="ce11">
            <text:p>90.043</text:p>
          </table:table-cell>
          <table:table-cell office:value-type="float" office:value="67.956000000000003" table:style-name="ce11">
            <text:p>67.956</text:p>
          </table:table-cell>
          <table:table-cell office:value-type="float" office:value="70.888000000000005" table:style-name="ce11">
            <text:p>70.888</text:p>
          </table:table-cell>
          <table:table-cell office:value-type="float" office:value="67.537000000000006" table:style-name="ce11">
            <text:p>67.537</text:p>
          </table:table-cell>
          <table:table-cell office:value-type="float" office:value="73.584999999999994" table:style-name="ce11">
            <text:p>73.585</text:p>
          </table:table-cell>
          <table:table-cell office:value-type="float" office:value="57.744" table:style-name="ce11">
            <text:p>57.744</text:p>
          </table:table-cell>
          <table:table-cell office:value-type="float" office:value="38.033000000000001" table:style-name="ce11">
            <text:p>38.033</text:p>
          </table:table-cell>
          <table:table-cell office:value-type="float" office:value="65.617000000000004" table:style-name="ce11">
            <text:p>65.617</text:p>
          </table:table-cell>
          <table:table-cell office:value-type="float" office:value="33.43" table:style-name="ce11">
            <text:p>33.43</text:p>
          </table:table-cell>
          <table:table-cell office:value-type="float" office:value="84.856999999999999" table:style-name="ce11">
            <text:p>84.857</text:p>
          </table:table-cell>
          <table:table-cell office:value-type="float" office:value="74.456000000000003" table:style-name="ce11">
            <text:p>74.456</text:p>
          </table:table-cell>
          <table:table-cell office:value-type="float" office:value="91.534000000000006" table:style-name="ce11">
            <text:p>91.534</text:p>
          </table:table-cell>
          <table:table-cell office:value-type="float" office:value="67.054000000000002" table:style-name="ce11">
            <text:p>67.054</text:p>
          </table:table-cell>
          <table:table-cell office:value-type="float" office:value="46.009" table:style-name="ce11">
            <text:p>46.009</text:p>
          </table:table-cell>
          <table:table-cell office:value-type="float" office:value="13.201000000000001" table:style-name="ce11">
            <text:p>13.201</text:p>
          </table:table-cell>
          <table:table-cell office:value-type="float" office:value="9.1129999999999995" table:style-name="ce11">
            <text:p>9.113</text:p>
          </table:table-cell>
          <table:table-cell office:value-type="float" office:value="16.238" table:style-name="ce11">
            <text:p>16.238</text:p>
          </table:table-cell>
          <table:table-cell office:value-type="float" office:value="32.768000000000001" table:style-name="ce11">
            <text:p>32.768</text:p>
          </table:table-cell>
          <table:table-cell office:value-type="float" office:value="41.881" table:style-name="ce11">
            <text:p>41.881</text:p>
          </table:table-cell>
          <table:table-cell office:value-type="float" office:value="9.4130000000000003" table:style-name="ce11">
            <text:p>9.413</text:p>
          </table:table-cell>
          <table:table-cell office:value-type="float" office:value="90.227000000000004" table:style-name="ce11">
            <text:p>90.227</text:p>
          </table:table-cell>
          <table:table-cell office:value-type="float" office:value="71.878" table:style-name="ce11">
            <text:p>71.878</text:p>
          </table:table-cell>
          <table:table-cell office:value-type="float" office:value="69.174999999999997" table:style-name="ce11">
            <text:p>69.175</text:p>
          </table:table-cell>
          <table:table-cell office:value-type="float" office:value="9.2270000000000003" table:style-name="ce11">
            <text:p>9.227</text:p>
          </table:table-cell>
          <table:table-cell office:value-type="float" office:value="82.028999999999996" table:style-name="ce11">
            <text:p>82.029</text:p>
          </table:table-cell>
          <table:table-cell office:value-type="float" office:value="8.7439999999999998" table:style-name="ce11">
            <text:p>8.744</text:p>
          </table:table-cell>
          <table:table-cell office:value-type="float" office:value="10.734999999999999" table:style-name="ce11">
            <text:p>10.735</text:p>
          </table:table-cell>
          <table:table-cell office:value-type="float" office:value="81.867000000000004" table:style-name="ce11">
            <text:p>81.867</text:p>
          </table:table-cell>
          <table:table-cell office:value-type="float" office:value="7.3979999999999997" table:style-name="ce11">
            <text:p>7.398</text:p>
          </table:table-cell>
          <table:table-cell office:value-type="float" office:value="39.819000000000003" table:style-name="ce11">
            <text:p>39.819</text:p>
          </table:table-cell>
          <table:table-cell office:value-type="float" office:value="47.963999999999999" table:style-name="ce11">
            <text:p>47.964</text:p>
          </table:table-cell>
          <table:table-cell office:value-type="float" office:value="12.217000000000001" table:style-name="ce11">
            <text:p>12.217</text:p>
          </table:table-cell>
          <table:table-cell office:value-type="float" office:value="30.681999999999999" table:style-name="ce11">
            <text:p>30.682</text:p>
          </table:table-cell>
          <table:table-cell office:value-type="float" office:value="52.273000000000003" table:style-name="ce11">
            <text:p>52.273</text:p>
          </table:table-cell>
          <table:table-cell office:value-type="float" office:value="17.045000000000002" table:style-name="ce11">
            <text:p>17.045</text:p>
          </table:table-cell>
          <table:table-cell office:value-type="float" office:value="36.53" table:style-name="ce11">
            <text:p>36.53</text:p>
          </table:table-cell>
          <table:table-cell office:value-type="float" office:value="32.877000000000002" table:style-name="ce11">
            <text:p>32.877</text:p>
          </table:table-cell>
          <table:table-cell office:value-type="float" office:value="30.594000000000001" table:style-name="ce11">
            <text:p>30.594</text:p>
          </table:table-cell>
          <table:table-cell office:value-type="float" office:value="57.014000000000003" table:style-name="ce11">
            <text:p>57.014</text:p>
          </table:table-cell>
          <table:table-cell office:value-type="float" office:value="21.266999999999999" table:style-name="ce11">
            <text:p>21.267</text:p>
          </table:table-cell>
          <table:table-cell office:value-type="float" office:value="21.719000000000001" table:style-name="ce11">
            <text:p>21.719</text:p>
          </table:table-cell>
          <table:table-cell office:value-type="float" office:value="30.681999999999999" table:style-name="ce11">
            <text:p>30.682</text:p>
          </table:table-cell>
          <table:table-cell office:value-type="float" office:value="53.408999999999999" table:style-name="ce11">
            <text:p>53.409</text:p>
          </table:table-cell>
          <table:table-cell office:value-type="float" office:value="15.909000000000001" table:style-name="ce11">
            <text:p>15.909</text:p>
          </table:table-cell>
          <table:table-cell office:value-type="float" office:value="56.134" table:style-name="ce11">
            <text:p>56.134</text:p>
          </table:table-cell>
          <table:table-cell office:value-type="float" office:value="60.878" table:style-name="ce11">
            <text:p>60.878</text:p>
          </table:table-cell>
          <table:table-cell office:value-type="float" office:value="53.591000000000001" table:style-name="ce11">
            <text:p>53.591</text:p>
          </table:table-cell>
          <table:table-cell office:value-type="float" office:value="40.195" table:style-name="ce11">
            <text:p>40.195</text:p>
          </table:table-cell>
          <table:table-cell office:value-type="float" office:value="64.48" table:style-name="ce11">
            <text:p>64.48</text:p>
          </table:table-cell>
          <table:table-cell office:value-type="float" office:value="68.546000000000006" table:style-name="ce11">
            <text:p>68.546</text:p>
          </table:table-cell>
          <table:table-cell office:value-type="float" office:value="56.781999999999996" table:style-name="ce11">
            <text:p>56.782</text:p>
          </table:table-cell>
          <table:table-cell office:value-type="float" office:value="59.825000000000003" table:style-name="ce11">
            <text:p>59.825</text:p>
          </table:table-cell>
          <table:table-cell table:number-columns-repeated="16261"/>
        </table:table-row>
        <table:table-row table:style-name="ro5">
          <table:table-cell office:value-type="string" table:style-name="ce3">
            <text:p>ATE</text:p>
          </table:table-cell>
          <table:table-cell office:value-type="string" table:style-name="ce3">
            <text:p>Active Travel England</text:p>
          </table:table-cell>
          <table:table-cell office:value-type="string" table:style-name="ce3">
            <text:p>Transport</text:p>
          </table:table-cell>
          <table:table-cell office:value-type="string" table:style-name="ce3">
            <text:p/>
          </table:table-cell>
          <table:table-cell office:value-type="float" office:value="85.366" table:style-name="ce11">
            <text:p>85.366</text:p>
          </table:table-cell>
          <table:table-cell office:value-type="float" office:value="77.213999999999999" table:style-name="ce11">
            <text:p>77.214</text:p>
          </table:table-cell>
          <table:table-cell office:value-type="float" office:value="22.056000000000001" table:style-name="ce11">
            <text:p>22.056</text:p>
          </table:table-cell>
          <table:table-cell office:value-type="float" office:value="78.695999999999998" table:style-name="ce11">
            <text:p>78.696</text:p>
          </table:table-cell>
          <table:table-cell office:value-type="float" office:value="86.286000000000001" table:style-name="ce11">
            <text:p>86.286</text:p>
          </table:table-cell>
          <table:table-cell office:value-type="float" office:value="92.856999999999999" table:style-name="ce11">
            <text:p>92.857</text:p>
          </table:table-cell>
          <table:table-cell office:value-type="float" office:value="83.174999999999997" table:style-name="ce11">
            <text:p>83.175</text:p>
          </table:table-cell>
          <table:table-cell office:value-type="float" office:value="91.905000000000001" table:style-name="ce11">
            <text:p>91.905</text:p>
          </table:table-cell>
          <table:table-cell office:value-type="float" office:value="54.286000000000001" table:style-name="ce11">
            <text:p>54.286</text:p>
          </table:table-cell>
          <table:table-cell office:value-type="float" office:value="86.429000000000002" table:style-name="ce11">
            <text:p>86.429</text:p>
          </table:table-cell>
          <table:table-cell office:value-type="float" office:value="72.143000000000001" table:style-name="ce11">
            <text:p>72.143</text:p>
          </table:table-cell>
          <table:table-cell office:value-type="float" office:value="46.667000000000002" table:style-name="ce11">
            <text:p>46.667</text:p>
          </table:table-cell>
          <table:table-cell office:value-type="float" office:value="68.114999999999995" table:style-name="ce11">
            <text:p>68.115</text:p>
          </table:table-cell>
          <table:table-cell office:value-type="float" office:value="94.286000000000001" table:style-name="ce11">
            <text:p>94.286</text:p>
          </table:table-cell>
          <table:table-cell office:value-type="float" office:value="94.286000000000001" table:style-name="ce11">
            <text:p>94.286</text:p>
          </table:table-cell>
          <table:table-cell office:value-type="float" office:value="87.143000000000001" table:style-name="ce11">
            <text:p>87.143</text:p>
          </table:table-cell>
          <table:table-cell office:value-type="float" office:value="68.570999999999998" table:style-name="ce11">
            <text:p>68.571</text:p>
          </table:table-cell>
          <table:table-cell office:value-type="float" office:value="87.143000000000001" table:style-name="ce11">
            <text:p>87.143</text:p>
          </table:table-cell>
          <table:table-cell office:value-type="float" office:value="92.856999999999999" table:style-name="ce11">
            <text:p>92.857</text:p>
          </table:table-cell>
          <table:table-cell office:value-type="float" office:value="92.856999999999999" table:style-name="ce11">
            <text:p>92.857</text:p>
          </table:table-cell>
          <table:table-cell office:value-type="float" office:value="84.286000000000001" table:style-name="ce11">
            <text:p>84.286</text:p>
          </table:table-cell>
          <table:table-cell office:value-type="float" office:value="90" table:style-name="ce11">
            <text:p>90</text:p>
          </table:table-cell>
          <table:table-cell office:value-type="float" office:value="91.429000000000002" table:style-name="ce11">
            <text:p>91.429</text:p>
          </table:table-cell>
          <table:table-cell office:value-type="float" office:value="78.570999999999998" table:style-name="ce11">
            <text:p>78.571</text:p>
          </table:table-cell>
          <table:table-cell office:value-type="float" office:value="88.406000000000006" table:style-name="ce11">
            <text:p>88.406</text:p>
          </table:table-cell>
          <table:table-cell office:value-type="float" office:value="87.143000000000001" table:style-name="ce11">
            <text:p>87.143</text:p>
          </table:table-cell>
          <table:table-cell office:value-type="float" office:value="77.143000000000001" table:style-name="ce11">
            <text:p>77.143</text:p>
          </table:table-cell>
          <table:table-cell office:value-type="float" office:value="72.856999999999999" table:style-name="ce11">
            <text:p>72.857</text:p>
          </table:table-cell>
          <table:table-cell office:value-type="float" office:value="78.570999999999998" table:style-name="ce11">
            <text:p>78.571</text:p>
          </table:table-cell>
          <table:table-cell office:value-type="float" office:value="95.652000000000001" table:style-name="ce11">
            <text:p>95.652</text:p>
          </table:table-cell>
          <table:table-cell office:value-type="float" office:value="95.652000000000001" table:style-name="ce11">
            <text:p>95.652</text:p>
          </table:table-cell>
          <table:table-cell office:value-type="float" office:value="84.286000000000001" table:style-name="ce11">
            <text:p>84.286</text:p>
          </table:table-cell>
          <table:table-cell office:value-type="float" office:value="68.570999999999998" table:style-name="ce11">
            <text:p>68.571</text:p>
          </table:table-cell>
          <table:table-cell office:value-type="float" office:value="54.286000000000001" table:style-name="ce11">
            <text:p>54.286</text:p>
          </table:table-cell>
          <table:table-cell office:value-type="float" office:value="44.286000000000001" table:style-name="ce11">
            <text:p>44.286</text:p>
          </table:table-cell>
          <table:table-cell office:value-type="float" office:value="50" table:style-name="ce11">
            <text:p>50</text:p>
          </table:table-cell>
          <table:table-cell office:value-type="float" office:value="91.429000000000002" table:style-name="ce11">
            <text:p>91.429</text:p>
          </table:table-cell>
          <table:table-cell office:value-type="float" office:value="88.570999999999998" table:style-name="ce11">
            <text:p>88.571</text:p>
          </table:table-cell>
          <table:table-cell office:value-type="float" office:value="80" table:style-name="ce11">
            <text:p>80</text:p>
          </table:table-cell>
          <table:table-cell office:value-type="float" office:value="85.713999999999999" table:style-name="ce11">
            <text:p>85.714</text:p>
          </table:table-cell>
          <table:table-cell office:value-type="float" office:value="65.713999999999999" table:style-name="ce11">
            <text:p>65.714</text:p>
          </table:table-cell>
          <table:table-cell office:value-type="float" office:value="72.856999999999999" table:style-name="ce11">
            <text:p>72.857</text:p>
          </table:table-cell>
          <table:table-cell office:value-type="float" office:value="90" table:style-name="ce11">
            <text:p>90</text:p>
          </table:table-cell>
          <table:table-cell office:value-type="float" office:value="67.143000000000001" table:style-name="ce11">
            <text:p>67.143</text:p>
          </table:table-cell>
          <table:table-cell office:value-type="float" office:value="65.713999999999999" table:style-name="ce11">
            <text:p>65.714</text:p>
          </table:table-cell>
          <table:table-cell office:value-type="float" office:value="71.429000000000002" table:style-name="ce11">
            <text:p>71.429</text:p>
          </table:table-cell>
          <table:table-cell office:value-type="float" office:value="47.143000000000001" table:style-name="ce11">
            <text:p>47.143</text:p>
          </table:table-cell>
          <table:table-cell office:value-type="float" office:value="48.570999999999998" table:style-name="ce11">
            <text:p>48.571</text:p>
          </table:table-cell>
          <table:table-cell office:value-type="float" office:value="43.478000000000002" table:style-name="ce11">
            <text:p>43.478</text:p>
          </table:table-cell>
          <table:table-cell office:value-type="float" office:value="74.286000000000001" table:style-name="ce11">
            <text:p>74.286</text:p>
          </table:table-cell>
          <table:table-cell office:value-type="float" office:value="67.143000000000001" table:style-name="ce11">
            <text:p>67.143</text:p>
          </table:table-cell>
          <table:table-cell office:value-type="float" office:value="77.143000000000001" table:style-name="ce11">
            <text:p>77.143</text:p>
          </table:table-cell>
          <table:table-cell office:value-type="float" office:value="71.013999999999996" table:style-name="ce11">
            <text:p>71.014</text:p>
          </table:table-cell>
          <table:table-cell office:value-type="float" office:value="76.811999999999998" table:style-name="ce11">
            <text:p>76.812</text:p>
          </table:table-cell>
          <table:table-cell office:value-type="float" office:value="75.361999999999995" table:style-name="ce11">
            <text:p>75.362</text:p>
          </table:table-cell>
          <table:table-cell office:value-type="float" office:value="47.826000000000001" table:style-name="ce11">
            <text:p>47.826</text:p>
          </table:table-cell>
          <table:table-cell office:value-type="float" office:value="68.116" table:style-name="ce11">
            <text:p>68.116</text:p>
          </table:table-cell>
          <table:table-cell office:value-type="float" office:value="72.856999999999999" table:style-name="ce11">
            <text:p>72.857</text:p>
          </table:table-cell>
          <table:table-cell office:value-type="float" office:value="50" table:style-name="ce11">
            <text:p>50</text:p>
          </table:table-cell>
          <table:table-cell office:value-type="float" office:value="72.856999999999999" table:style-name="ce11">
            <text:p>72.857</text:p>
          </table:table-cell>
          <table:table-cell office:value-type="float" office:value="92.856999999999999" table:style-name="ce11">
            <text:p>92.857</text:p>
          </table:table-cell>
          <table:table-cell office:value-type="float" office:value="71.429000000000002" table:style-name="ce11">
            <text:p>71.429</text:p>
          </table:table-cell>
          <table:table-cell office:value-type="float" office:value="67.143000000000001" table:style-name="ce11">
            <text:p>67.143</text:p>
          </table:table-cell>
          <table:table-cell office:value-type="float" office:value="72.856999999999999" table:style-name="ce11">
            <text:p>72.857</text:p>
          </table:table-cell>
          <table:table-cell office:value-type="float" office:value="71.429000000000002" table:style-name="ce11">
            <text:p>71.429</text:p>
          </table:table-cell>
          <table:table-cell office:value-type="float" office:value="73.912999999999997" table:style-name="ce11">
            <text:p>73.913</text:p>
          </table:table-cell>
          <table:table-cell office:value-type="float" office:value="18.841000000000001" table:style-name="ce11">
            <text:p>18.841</text:p>
          </table:table-cell>
          <table:table-cell office:value-type="float" office:value="91.429000000000002" table:style-name="ce11">
            <text:p>91.429</text:p>
          </table:table-cell>
          <table:table-cell office:value-type="float" office:value="77.143000000000001" table:style-name="ce11">
            <text:p>77.143</text:p>
          </table:table-cell>
          <table:table-cell office:value-type="float" office:value="77.143000000000001" table:style-name="ce11">
            <text:p>77.143</text:p>
          </table:table-cell>
          <table:table-cell office:value-type="float" office:value="75.713999999999999" table:style-name="ce11">
            <text:p>75.714</text:p>
          </table:table-cell>
          <table:table-cell office:value-type="float" office:value="72.856999999999999" table:style-name="ce11">
            <text:p>72.857</text:p>
          </table:table-cell>
          <table:table-cell office:value-type="float" office:value="65.713999999999999" table:style-name="ce11">
            <text:p>65.714</text:p>
          </table:table-cell>
          <table:table-cell office:value-type="float" office:value="45.713999999999999" table:style-name="ce11">
            <text:p>45.714</text:p>
          </table:table-cell>
          <table:table-cell office:value-type="float" office:value="78.570999999999998" table:style-name="ce11">
            <text:p>78.571</text:p>
          </table:table-cell>
          <table:table-cell office:value-type="float" office:value="51.429000000000002" table:style-name="ce11">
            <text:p>51.429</text:p>
          </table:table-cell>
          <table:table-cell office:value-type="float" office:value="92.856999999999999" table:style-name="ce11">
            <text:p>92.857</text:p>
          </table:table-cell>
          <table:table-cell office:value-type="float" office:value="90" table:style-name="ce11">
            <text:p>90</text:p>
          </table:table-cell>
          <table:table-cell office:value-type="float" office:value="95.713999999999999" table:style-name="ce11">
            <text:p>95.714</text:p>
          </table:table-cell>
          <table:table-cell office:value-type="float" office:value="65.216999999999999" table:style-name="ce11">
            <text:p>65.217</text:p>
          </table:table-cell>
          <table:table-cell office:value-type="float" office:value="58.570999999999998" table:style-name="ce11">
            <text:p>58.571</text:p>
          </table:table-cell>
          <table:table-cell office:value-type="float" office:value="21.739000000000001" table:style-name="ce11">
            <text:p>21.739</text:p>
          </table:table-cell>
          <table:table-cell office:value-type="float" office:value="1.429" table:style-name="ce11">
            <text:p>1.429</text:p>
          </table:table-cell>
          <table:table-cell office:value-type="float" office:value="10" table:style-name="ce11">
            <text:p>10</text:p>
          </table:table-cell>
          <table:table-cell office:value-type="float" office:value="48.570999999999998" table:style-name="ce11">
            <text:p>48.571</text:p>
          </table:table-cell>
          <table:table-cell office:value-type="float" office:value="40" table:style-name="ce11">
            <text:p>40</text:p>
          </table:table-cell>
          <table:table-cell office:value-type="string" table:style-name="ce8">
            <text:p>[c]</text:p>
          </table:table-cell>
          <table:table-cell office:value-type="float" office:value="95.713999999999999" table:style-name="ce11">
            <text:p>95.714</text:p>
          </table:table-cell>
          <table:table-cell office:value-type="float" office:value="65.713999999999999" table:style-name="ce11">
            <text:p>65.714</text:p>
          </table:table-cell>
          <table:table-cell office:value-type="float" office:value="84.286000000000001" table:style-name="ce11">
            <text:p>84.286</text:p>
          </table:table-cell>
          <table:table-cell office:value-type="string" table:style-name="ce8">
            <text:p>[c]</text:p>
          </table:table-cell>
          <table:table-cell office:value-type="float" office:value="97.143000000000001" table:style-name="ce11">
            <text:p>97.143</text:p>
          </table:table-cell>
          <table:table-cell office:value-type="string" table:style-name="ce8">
            <text:p>[c]</text:p>
          </table:table-cell>
          <table:table-cell office:value-type="string" table:style-name="ce8">
            <text:p>[c]</text:p>
          </table:table-cell>
          <table:table-cell office:value-type="float" office:value="92.856999999999999" table:style-name="ce11">
            <text:p>92.857</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8.570999999999998" table:style-name="ce11">
            <text:p>68.571</text:p>
          </table:table-cell>
          <table:table-cell office:value-type="float" office:value="74.286000000000001" table:style-name="ce11">
            <text:p>74.286</text:p>
          </table:table-cell>
          <table:table-cell office:value-type="float" office:value="55.713999999999999" table:style-name="ce11">
            <text:p>55.714</text:p>
          </table:table-cell>
          <table:table-cell office:value-type="float" office:value="41.429000000000002" table:style-name="ce11">
            <text:p>41.429</text:p>
          </table:table-cell>
          <table:table-cell office:value-type="float" office:value="71.429000000000002" table:style-name="ce11">
            <text:p>71.429</text:p>
          </table:table-cell>
          <table:table-cell office:value-type="float" office:value="85.713999999999999" table:style-name="ce11">
            <text:p>85.714</text:p>
          </table:table-cell>
          <table:table-cell office:value-type="float" office:value="44.286000000000001" table:style-name="ce11">
            <text:p>44.286</text:p>
          </table:table-cell>
          <table:table-cell office:value-type="float" office:value="57.970999999999997" table:style-name="ce11">
            <text:p>57.971</text:p>
          </table:table-cell>
          <table:table-cell table:number-columns-repeated="16261"/>
        </table:table-row>
        <table:table-row table:style-name="ro7">
          <table:table-cell office:value-type="string" table:style-name="ce3">
            <text:p>BDUK</text:p>
          </table:table-cell>
          <table:table-cell office:value-type="string" table:style-name="ce3">
            <text:p>Building Digital UK</text:p>
          </table:table-cell>
          <table:table-cell office:value-type="string" table:style-name="ce3">
            <text:p>Department for Science, Innovation and Technology</text:p>
          </table:table-cell>
          <table:table-cell office:value-type="string" table:style-name="ce3">
            <text:p/>
          </table:table-cell>
          <table:table-cell office:value-type="float" office:value="98.576999999999998" table:style-name="ce11">
            <text:p>98.577</text:p>
          </table:table-cell>
          <table:table-cell office:value-type="float" office:value="68.025000000000006" table:style-name="ce11">
            <text:p>68.025</text:p>
          </table:table-cell>
          <table:table-cell office:value-type="float" office:value="23.504999999999999" table:style-name="ce11">
            <text:p>23.505</text:p>
          </table:table-cell>
          <table:table-cell office:value-type="float" office:value="74.353999999999999" table:style-name="ce11">
            <text:p>74.354</text:p>
          </table:table-cell>
          <table:table-cell office:value-type="float" office:value="78.051000000000002" table:style-name="ce11">
            <text:p>78.051</text:p>
          </table:table-cell>
          <table:table-cell office:value-type="float" office:value="92.78" table:style-name="ce11">
            <text:p>92.78</text:p>
          </table:table-cell>
          <table:table-cell office:value-type="float" office:value="81.257999999999996" table:style-name="ce11">
            <text:p>81.258</text:p>
          </table:table-cell>
          <table:table-cell office:value-type="float" office:value="88.087000000000003" table:style-name="ce11">
            <text:p>88.087</text:p>
          </table:table-cell>
          <table:table-cell office:value-type="float" office:value="64.531000000000006" table:style-name="ce11">
            <text:p>64.531</text:p>
          </table:table-cell>
          <table:table-cell office:value-type="float" office:value="84.206000000000003" table:style-name="ce11">
            <text:p>84.206</text:p>
          </table:table-cell>
          <table:table-cell office:value-type="float" office:value="76.882999999999996" table:style-name="ce11">
            <text:p>76.883</text:p>
          </table:table-cell>
          <table:table-cell office:value-type="float" office:value="25.271000000000001" table:style-name="ce11">
            <text:p>25.271</text:p>
          </table:table-cell>
          <table:table-cell office:value-type="float" office:value="63.984000000000002" table:style-name="ce11">
            <text:p>63.984</text:p>
          </table:table-cell>
          <table:table-cell office:value-type="float" office:value="88.808999999999997" table:style-name="ce11">
            <text:p>88.809</text:p>
          </table:table-cell>
          <table:table-cell office:value-type="float" office:value="76.894999999999996" table:style-name="ce11">
            <text:p>76.895</text:p>
          </table:table-cell>
          <table:table-cell office:value-type="float" office:value="76.173000000000002" table:style-name="ce11">
            <text:p>76.173</text:p>
          </table:table-cell>
          <table:table-cell office:value-type="float" office:value="64.260000000000005" table:style-name="ce11">
            <text:p>64.26</text:p>
          </table:table-cell>
          <table:table-cell office:value-type="float" office:value="84.116" table:style-name="ce11">
            <text:p>84.116</text:p>
          </table:table-cell>
          <table:table-cell office:value-type="float" office:value="93.863" table:style-name="ce11">
            <text:p>93.863</text:p>
          </table:table-cell>
          <table:table-cell office:value-type="float" office:value="91.697000000000003" table:style-name="ce11">
            <text:p>91.697</text:p>
          </table:table-cell>
          <table:table-cell office:value-type="float" office:value="77.617000000000004" table:style-name="ce11">
            <text:p>77.617</text:p>
          </table:table-cell>
          <table:table-cell office:value-type="float" office:value="89.13" table:style-name="ce11">
            <text:p>89.13</text:p>
          </table:table-cell>
          <table:table-cell office:value-type="float" office:value="86.643000000000001" table:style-name="ce11">
            <text:p>86.643</text:p>
          </table:table-cell>
          <table:table-cell office:value-type="float" office:value="78.623000000000005" table:style-name="ce11">
            <text:p>78.623</text:p>
          </table:table-cell>
          <table:table-cell office:value-type="float" office:value="81.587999999999994" table:style-name="ce11">
            <text:p>81.588</text:p>
          </table:table-cell>
          <table:table-cell office:value-type="float" office:value="85.87" table:style-name="ce11">
            <text:p>85.87</text:p>
          </table:table-cell>
          <table:table-cell office:value-type="float" office:value="80.504999999999995" table:style-name="ce11">
            <text:p>80.505</text:p>
          </table:table-cell>
          <table:table-cell office:value-type="float" office:value="75.724999999999994" table:style-name="ce11">
            <text:p>75.725</text:p>
          </table:table-cell>
          <table:table-cell office:value-type="float" office:value="75.811999999999998" table:style-name="ce11">
            <text:p>75.812</text:p>
          </table:table-cell>
          <table:table-cell office:value-type="float" office:value="89.531000000000006" table:style-name="ce11">
            <text:p>89.531</text:p>
          </table:table-cell>
          <table:table-cell office:value-type="float" office:value="90.614000000000004" table:style-name="ce11">
            <text:p>90.614</text:p>
          </table:table-cell>
          <table:table-cell office:value-type="float" office:value="84.116" table:style-name="ce11">
            <text:p>84.116</text:p>
          </table:table-cell>
          <table:table-cell office:value-type="float" office:value="75.450999999999993" table:style-name="ce11">
            <text:p>75.451</text:p>
          </table:table-cell>
          <table:table-cell office:value-type="float" office:value="63.537999999999997" table:style-name="ce11">
            <text:p>63.538</text:p>
          </table:table-cell>
          <table:table-cell office:value-type="float" office:value="55.072000000000003" table:style-name="ce11">
            <text:p>55.072</text:p>
          </table:table-cell>
          <table:table-cell office:value-type="float" office:value="64.260000000000005" table:style-name="ce11">
            <text:p>64.26</text:p>
          </table:table-cell>
          <table:table-cell office:value-type="float" office:value="88.447999999999993" table:style-name="ce11">
            <text:p>88.448</text:p>
          </table:table-cell>
          <table:table-cell office:value-type="float" office:value="88.808999999999997" table:style-name="ce11">
            <text:p>88.809</text:p>
          </table:table-cell>
          <table:table-cell office:value-type="float" office:value="76.534000000000006" table:style-name="ce11">
            <text:p>76.534</text:p>
          </table:table-cell>
          <table:table-cell office:value-type="float" office:value="83.031999999999996" table:style-name="ce11">
            <text:p>83.032</text:p>
          </table:table-cell>
          <table:table-cell office:value-type="float" office:value="68.230999999999995" table:style-name="ce11">
            <text:p>68.231</text:p>
          </table:table-cell>
          <table:table-cell office:value-type="float" office:value="81.587999999999994" table:style-name="ce11">
            <text:p>81.588</text:p>
          </table:table-cell>
          <table:table-cell office:value-type="float" office:value="90.941999999999993" table:style-name="ce11">
            <text:p>90.942</text:p>
          </table:table-cell>
          <table:table-cell office:value-type="float" office:value="71.013999999999996" table:style-name="ce11">
            <text:p>71.014</text:p>
          </table:table-cell>
          <table:table-cell office:value-type="float" office:value="70.036000000000001" table:style-name="ce11">
            <text:p>70.036</text:p>
          </table:table-cell>
          <table:table-cell office:value-type="float" office:value="79.421999999999997" table:style-name="ce11">
            <text:p>79.422</text:p>
          </table:table-cell>
          <table:table-cell office:value-type="float" office:value="27.437000000000001" table:style-name="ce11">
            <text:p>27.437</text:p>
          </table:table-cell>
          <table:table-cell office:value-type="float" office:value="29.963999999999999" table:style-name="ce11">
            <text:p>29.964</text:p>
          </table:table-cell>
          <table:table-cell office:value-type="float" office:value="18.411999999999999" table:style-name="ce11">
            <text:p>18.412</text:p>
          </table:table-cell>
          <table:table-cell office:value-type="float" office:value="65.090999999999994" table:style-name="ce11">
            <text:p>65.091</text:p>
          </table:table-cell>
          <table:table-cell office:value-type="float" office:value="49.274999999999999" table:style-name="ce11">
            <text:p>49.275</text:p>
          </table:table-cell>
          <table:table-cell office:value-type="float" office:value="83.754999999999995" table:style-name="ce11">
            <text:p>83.755</text:p>
          </table:table-cell>
          <table:table-cell office:value-type="float" office:value="71.376999999999995" table:style-name="ce11">
            <text:p>71.377</text:p>
          </table:table-cell>
          <table:table-cell office:value-type="float" office:value="68.477999999999994" table:style-name="ce11">
            <text:p>68.478</text:p>
          </table:table-cell>
          <table:table-cell office:value-type="float" office:value="67.509" table:style-name="ce11">
            <text:p>67.509</text:p>
          </table:table-cell>
          <table:table-cell office:value-type="float" office:value="45.847999999999999" table:style-name="ce11">
            <text:p>45.848</text:p>
          </table:table-cell>
          <table:table-cell office:value-type="float" office:value="49.457999999999998" table:style-name="ce11">
            <text:p>49.458</text:p>
          </table:table-cell>
          <table:table-cell office:value-type="float" office:value="76.894999999999996" table:style-name="ce11">
            <text:p>76.895</text:p>
          </table:table-cell>
          <table:table-cell office:value-type="float" office:value="51.448999999999998" table:style-name="ce11">
            <text:p>51.449</text:p>
          </table:table-cell>
          <table:table-cell office:value-type="float" office:value="61.011000000000003" table:style-name="ce11">
            <text:p>61.011</text:p>
          </table:table-cell>
          <table:table-cell office:value-type="float" office:value="74.007000000000005" table:style-name="ce11">
            <text:p>74.007</text:p>
          </table:table-cell>
          <table:table-cell office:value-type="float" office:value="69.674999999999997" table:style-name="ce11">
            <text:p>69.675</text:p>
          </table:table-cell>
          <table:table-cell office:value-type="float" office:value="49.457999999999998" table:style-name="ce11">
            <text:p>49.458</text:p>
          </table:table-cell>
          <table:table-cell office:value-type="float" office:value="62.816000000000003" table:style-name="ce11">
            <text:p>62.816</text:p>
          </table:table-cell>
          <table:table-cell office:value-type="float" office:value="65.58" table:style-name="ce11">
            <text:p>65.58</text:p>
          </table:table-cell>
          <table:table-cell office:value-type="float" office:value="63.768000000000001" table:style-name="ce11">
            <text:p>63.768</text:p>
          </table:table-cell>
          <table:table-cell office:value-type="float" office:value="46.738999999999997" table:style-name="ce11">
            <text:p>46.739</text:p>
          </table:table-cell>
          <table:table-cell office:value-type="float" office:value="90.974999999999994" table:style-name="ce11">
            <text:p>90.975</text:p>
          </table:table-cell>
          <table:table-cell office:value-type="float" office:value="77.977999999999994" table:style-name="ce11">
            <text:p>77.978</text:p>
          </table:table-cell>
          <table:table-cell office:value-type="float" office:value="79.421999999999997" table:style-name="ce11">
            <text:p>79.422</text:p>
          </table:table-cell>
          <table:table-cell office:value-type="float" office:value="75.811999999999998" table:style-name="ce11">
            <text:p>75.812</text:p>
          </table:table-cell>
          <table:table-cell office:value-type="float" office:value="78.7" table:style-name="ce11">
            <text:p>78.7</text:p>
          </table:table-cell>
          <table:table-cell office:value-type="float" office:value="68.591999999999999" table:style-name="ce11">
            <text:p>68.592</text:p>
          </table:table-cell>
          <table:table-cell office:value-type="float" office:value="50.542000000000002" table:style-name="ce11">
            <text:p>50.542</text:p>
          </table:table-cell>
          <table:table-cell office:value-type="float" office:value="66.064999999999998" table:style-name="ce11">
            <text:p>66.065</text:p>
          </table:table-cell>
          <table:table-cell office:value-type="float" office:value="36.823" table:style-name="ce11">
            <text:p>36.823</text:p>
          </table:table-cell>
          <table:table-cell office:value-type="float" office:value="88" table:style-name="ce11">
            <text:p>88</text:p>
          </table:table-cell>
          <table:table-cell office:value-type="float" office:value="90.216999999999999" table:style-name="ce11">
            <text:p>90.217</text:p>
          </table:table-cell>
          <table:table-cell office:value-type="float" office:value="94.203000000000003" table:style-name="ce11">
            <text:p>94.203</text:p>
          </table:table-cell>
          <table:table-cell office:value-type="float" office:value="66.064999999999998" table:style-name="ce11">
            <text:p>66.065</text:p>
          </table:table-cell>
          <table:table-cell office:value-type="float" office:value="58.844999999999999" table:style-name="ce11">
            <text:p>58.845</text:p>
          </table:table-cell>
          <table:table-cell office:value-type="float" office:value="24.548999999999999" table:style-name="ce11">
            <text:p>24.549</text:p>
          </table:table-cell>
          <table:table-cell office:value-type="float" office:value="7.2460000000000004" table:style-name="ce11">
            <text:p>7.246</text:p>
          </table:table-cell>
          <table:table-cell office:value-type="float" office:value="26.812000000000001" table:style-name="ce11">
            <text:p>26.812</text:p>
          </table:table-cell>
          <table:table-cell office:value-type="float" office:value="47.463999999999999" table:style-name="ce11">
            <text:p>47.464</text:p>
          </table:table-cell>
          <table:table-cell office:value-type="float" office:value="18.478000000000002" table:style-name="ce11">
            <text:p>18.478</text:p>
          </table:table-cell>
          <table:table-cell office:value-type="float" office:value="6.9340000000000002" table:style-name="ce11">
            <text:p>6.934</text:p>
          </table:table-cell>
          <table:table-cell office:value-type="float" office:value="89.17" table:style-name="ce11">
            <text:p>89.17</text:p>
          </table:table-cell>
          <table:table-cell office:value-type="float" office:value="68.230999999999995" table:style-name="ce11">
            <text:p>68.231</text:p>
          </table:table-cell>
          <table:table-cell office:value-type="float" office:value="81.817999999999998" table:style-name="ce11">
            <text:p>81.818</text:p>
          </table:table-cell>
          <table:table-cell office:value-type="float" office:value="6.5220000000000002" table:style-name="ce11">
            <text:p>6.522</text:p>
          </table:table-cell>
          <table:table-cell office:value-type="float" office:value="87.680999999999997" table:style-name="ce11">
            <text:p>87.681</text:p>
          </table:table-cell>
          <table:table-cell office:value-type="float" office:value="5.7969999999999997" table:style-name="ce11">
            <text:p>5.797</text:p>
          </table:table-cell>
          <table:table-cell office:value-type="float" office:value="10.468999999999999" table:style-name="ce11">
            <text:p>10.469</text:p>
          </table:table-cell>
          <table:table-cell office:value-type="float" office:value="85.56" table:style-name="ce11">
            <text:p>85.56</text:p>
          </table:table-cell>
          <table:table-cell office:value-type="float" office:value="3.9710000000000001" table:style-name="ce11">
            <text:p>3.971</text:p>
          </table:table-cell>
          <table:table-cell office:value-type="float" office:value="37.930999999999997" table:style-name="ce11">
            <text:p>37.931</text:p>
          </table:table-cell>
          <table:table-cell office:value-type="float" office:value="48.276000000000003" table:style-name="ce11">
            <text:p>48.27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1.723999999999997" table:style-name="ce11">
            <text:p>51.724</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8.276000000000003" table:style-name="ce11">
            <text:p>48.27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0.695999999999998" table:style-name="ce11">
            <text:p>70.696</text:p>
          </table:table-cell>
          <table:table-cell office:value-type="float" office:value="72.694000000000003" table:style-name="ce11">
            <text:p>72.694</text:p>
          </table:table-cell>
          <table:table-cell office:value-type="float" office:value="63.838000000000001" table:style-name="ce11">
            <text:p>63.838</text:p>
          </table:table-cell>
          <table:table-cell office:value-type="float" office:value="33.823999999999998" table:style-name="ce11">
            <text:p>33.824</text:p>
          </table:table-cell>
          <table:table-cell office:value-type="float" office:value="79.561999999999998" table:style-name="ce11">
            <text:p>79.562</text:p>
          </table:table-cell>
          <table:table-cell office:value-type="float" office:value="78.466999999999999" table:style-name="ce11">
            <text:p>78.467</text:p>
          </table:table-cell>
          <table:table-cell office:value-type="float" office:value="64.963999999999999" table:style-name="ce11">
            <text:p>64.964</text:p>
          </table:table-cell>
          <table:table-cell office:value-type="float" office:value="67.635999999999996" table:style-name="ce11">
            <text:p>67.636</text:p>
          </table:table-cell>
          <table:table-cell table:number-columns-repeated="16261"/>
        </table:table-row>
        <table:table-row table:style-name="ro5">
          <table:table-cell office:value-type="string" table:style-name="ce3">
            <text:p>CC</text:p>
          </table:table-cell>
          <table:table-cell office:value-type="string" table:style-name="ce3">
            <text:p>Charity Commission</text:p>
          </table:table-cell>
          <table:table-cell office:value-type="string" table:style-name="ce3">
            <text:p>Charity Commission</text:p>
          </table:table-cell>
          <table:table-cell office:value-type="string" table:style-name="ce3">
            <text:p/>
          </table:table-cell>
          <table:table-cell office:value-type="float" office:value="81.055000000000007" table:style-name="ce11">
            <text:p>81.055</text:p>
          </table:table-cell>
          <table:table-cell office:value-type="float" office:value="64.694000000000003" table:style-name="ce11">
            <text:p>64.694</text:p>
          </table:table-cell>
          <table:table-cell office:value-type="float" office:value="25.823" table:style-name="ce11">
            <text:p>25.823</text:p>
          </table:table-cell>
          <table:table-cell office:value-type="float" office:value="74.313999999999993" table:style-name="ce11">
            <text:p>74.314</text:p>
          </table:table-cell>
          <table:table-cell office:value-type="float" office:value="77.221999999999994" table:style-name="ce11">
            <text:p>77.222</text:p>
          </table:table-cell>
          <table:table-cell office:value-type="float" office:value="86.111000000000004" table:style-name="ce11">
            <text:p>86.111</text:p>
          </table:table-cell>
          <table:table-cell office:value-type="float" office:value="80.061999999999998" table:style-name="ce11">
            <text:p>80.062</text:p>
          </table:table-cell>
          <table:table-cell office:value-type="float" office:value="84.498000000000005" table:style-name="ce11">
            <text:p>84.498</text:p>
          </table:table-cell>
          <table:table-cell office:value-type="float" office:value="50.220999999999997" table:style-name="ce11">
            <text:p>50.221</text:p>
          </table:table-cell>
          <table:table-cell office:value-type="float" office:value="81.944000000000003" table:style-name="ce11">
            <text:p>81.944</text:p>
          </table:table-cell>
          <table:table-cell office:value-type="float" office:value="74.557000000000002" table:style-name="ce11">
            <text:p>74.557</text:p>
          </table:table-cell>
          <table:table-cell office:value-type="float" office:value="42.914999999999999" table:style-name="ce11">
            <text:p>42.915</text:p>
          </table:table-cell>
          <table:table-cell office:value-type="float" office:value="53.655999999999999" table:style-name="ce11">
            <text:p>53.656</text:p>
          </table:table-cell>
          <table:table-cell office:value-type="float" office:value="90.337999999999994" table:style-name="ce11">
            <text:p>90.338</text:p>
          </table:table-cell>
          <table:table-cell office:value-type="float" office:value="84.058000000000007" table:style-name="ce11">
            <text:p>84.058</text:p>
          </table:table-cell>
          <table:table-cell office:value-type="float" office:value="75.787000000000006" table:style-name="ce11">
            <text:p>75.787</text:p>
          </table:table-cell>
          <table:table-cell office:value-type="float" office:value="59.902999999999999" table:style-name="ce11">
            <text:p>59.903</text:p>
          </table:table-cell>
          <table:table-cell office:value-type="float" office:value="76.087000000000003" table:style-name="ce11">
            <text:p>76.087</text:p>
          </table:table-cell>
          <table:table-cell office:value-type="float" office:value="83.575000000000003" table:style-name="ce11">
            <text:p>83.575</text:p>
          </table:table-cell>
          <table:table-cell office:value-type="float" office:value="88.647000000000006" table:style-name="ce11">
            <text:p>88.647</text:p>
          </table:table-cell>
          <table:table-cell office:value-type="float" office:value="77.295000000000002" table:style-name="ce11">
            <text:p>77.295</text:p>
          </table:table-cell>
          <table:table-cell office:value-type="float" office:value="92.512" table:style-name="ce11">
            <text:p>92.512</text:p>
          </table:table-cell>
          <table:table-cell office:value-type="float" office:value="89.103999999999999" table:style-name="ce11">
            <text:p>89.104</text:p>
          </table:table-cell>
          <table:table-cell office:value-type="float" office:value="73.301000000000002" table:style-name="ce11">
            <text:p>73.301</text:p>
          </table:table-cell>
          <table:table-cell office:value-type="float" office:value="82.081999999999994" table:style-name="ce11">
            <text:p>82.082</text:p>
          </table:table-cell>
          <table:table-cell office:value-type="float" office:value="84.019000000000005" table:style-name="ce11">
            <text:p>84.019</text:p>
          </table:table-cell>
          <table:table-cell office:value-type="float" office:value="76.811999999999998" table:style-name="ce11">
            <text:p>76.812</text:p>
          </table:table-cell>
          <table:table-cell office:value-type="float" office:value="72.155000000000001" table:style-name="ce11">
            <text:p>72.155</text:p>
          </table:table-cell>
          <table:table-cell office:value-type="float" office:value="73.430000000000007" table:style-name="ce11">
            <text:p>73.43</text:p>
          </table:table-cell>
          <table:table-cell office:value-type="float" office:value="90.12" table:style-name="ce11">
            <text:p>90.12</text:p>
          </table:table-cell>
          <table:table-cell office:value-type="float" office:value="85.783000000000001" table:style-name="ce11">
            <text:p>85.783</text:p>
          </table:table-cell>
          <table:table-cell office:value-type="float" office:value="77.59" table:style-name="ce11">
            <text:p>77.59</text:p>
          </table:table-cell>
          <table:table-cell office:value-type="float" office:value="63.68" table:style-name="ce11">
            <text:p>63.68</text:p>
          </table:table-cell>
          <table:table-cell office:value-type="float" office:value="52.173999999999999" table:style-name="ce11">
            <text:p>52.174</text:p>
          </table:table-cell>
          <table:table-cell office:value-type="float" office:value="41.063000000000002" table:style-name="ce11">
            <text:p>41.063</text:p>
          </table:table-cell>
          <table:table-cell office:value-type="float" office:value="43.960999999999999" table:style-name="ce11">
            <text:p>43.961</text:p>
          </table:table-cell>
          <table:table-cell office:value-type="float" office:value="83.738" table:style-name="ce11">
            <text:p>83.738</text:p>
          </table:table-cell>
          <table:table-cell office:value-type="float" office:value="90.096999999999994" table:style-name="ce11">
            <text:p>90.097</text:p>
          </table:table-cell>
          <table:table-cell office:value-type="float" office:value="72.397000000000006" table:style-name="ce11">
            <text:p>72.397</text:p>
          </table:table-cell>
          <table:table-cell office:value-type="float" office:value="81.597999999999999" table:style-name="ce11">
            <text:p>81.598</text:p>
          </table:table-cell>
          <table:table-cell office:value-type="float" office:value="72.704999999999998" table:style-name="ce11">
            <text:p>72.705</text:p>
          </table:table-cell>
          <table:table-cell office:value-type="float" office:value="76.513000000000005" table:style-name="ce11">
            <text:p>76.513</text:p>
          </table:table-cell>
          <table:table-cell office:value-type="float" office:value="91.525000000000006" table:style-name="ce11">
            <text:p>91.525</text:p>
          </table:table-cell>
          <table:table-cell office:value-type="float" office:value="66.667000000000002" table:style-name="ce11">
            <text:p>66.667</text:p>
          </table:table-cell>
          <table:table-cell office:value-type="float" office:value="62.802" table:style-name="ce11">
            <text:p>62.802</text:p>
          </table:table-cell>
          <table:table-cell office:value-type="float" office:value="76.998000000000005" table:style-name="ce11">
            <text:p>76.998</text:p>
          </table:table-cell>
          <table:table-cell office:value-type="float" office:value="43.341000000000001" table:style-name="ce11">
            <text:p>43.341</text:p>
          </table:table-cell>
          <table:table-cell office:value-type="float" office:value="48.058" table:style-name="ce11">
            <text:p>48.058</text:p>
          </table:table-cell>
          <table:table-cell office:value-type="float" office:value="37.47" table:style-name="ce11">
            <text:p>37.47</text:p>
          </table:table-cell>
          <table:table-cell office:value-type="float" office:value="80.387" table:style-name="ce11">
            <text:p>80.387</text:p>
          </table:table-cell>
          <table:table-cell office:value-type="float" office:value="53.994999999999997" table:style-name="ce11">
            <text:p>53.995</text:p>
          </table:table-cell>
          <table:table-cell office:value-type="float" office:value="76.028999999999996" table:style-name="ce11">
            <text:p>76.029</text:p>
          </table:table-cell>
          <table:table-cell office:value-type="float" office:value="65.132999999999996" table:style-name="ce11">
            <text:p>65.133</text:p>
          </table:table-cell>
          <table:table-cell office:value-type="float" office:value="56.28" table:style-name="ce11">
            <text:p>56.28</text:p>
          </table:table-cell>
          <table:table-cell office:value-type="float" office:value="56.173999999999999" table:style-name="ce11">
            <text:p>56.174</text:p>
          </table:table-cell>
          <table:table-cell office:value-type="float" office:value="31.158999999999999" table:style-name="ce11">
            <text:p>31.159</text:p>
          </table:table-cell>
          <table:table-cell office:value-type="float" office:value="34.058" table:style-name="ce11">
            <text:p>34.058</text:p>
          </table:table-cell>
          <table:table-cell office:value-type="float" office:value="68.599000000000004" table:style-name="ce11">
            <text:p>68.599</text:p>
          </table:table-cell>
          <table:table-cell office:value-type="float" office:value="43.932000000000002" table:style-name="ce11">
            <text:p>43.932</text:p>
          </table:table-cell>
          <table:table-cell office:value-type="float" office:value="51.573999999999998" table:style-name="ce11">
            <text:p>51.574</text:p>
          </table:table-cell>
          <table:table-cell office:value-type="float" office:value="65.216999999999999" table:style-name="ce11">
            <text:p>65.217</text:p>
          </table:table-cell>
          <table:table-cell office:value-type="float" office:value="61.893000000000001" table:style-name="ce11">
            <text:p>61.893</text:p>
          </table:table-cell>
          <table:table-cell office:value-type="float" office:value="49.517000000000003" table:style-name="ce11">
            <text:p>49.517</text:p>
          </table:table-cell>
          <table:table-cell office:value-type="float" office:value="54.369" table:style-name="ce11">
            <text:p>54.369</text:p>
          </table:table-cell>
          <table:table-cell office:value-type="float" office:value="52.784999999999997" table:style-name="ce11">
            <text:p>52.785</text:p>
          </table:table-cell>
          <table:table-cell office:value-type="float" office:value="58.695999999999998" table:style-name="ce11">
            <text:p>58.696</text:p>
          </table:table-cell>
          <table:table-cell office:value-type="float" office:value="54.237000000000002" table:style-name="ce11">
            <text:p>54.237</text:p>
          </table:table-cell>
          <table:table-cell office:value-type="float" office:value="86.683000000000007" table:style-name="ce11">
            <text:p>86.683</text:p>
          </table:table-cell>
          <table:table-cell office:value-type="float" office:value="73.430000000000007" table:style-name="ce11">
            <text:p>73.43</text:p>
          </table:table-cell>
          <table:table-cell office:value-type="float" office:value="70.701999999999998" table:style-name="ce11">
            <text:p>70.702</text:p>
          </table:table-cell>
          <table:table-cell office:value-type="float" office:value="68.599000000000004" table:style-name="ce11">
            <text:p>68.599</text:p>
          </table:table-cell>
          <table:table-cell office:value-type="float" office:value="76.569999999999993" table:style-name="ce11">
            <text:p>76.57</text:p>
          </table:table-cell>
          <table:table-cell office:value-type="float" office:value="57.908000000000001" table:style-name="ce11">
            <text:p>57.908</text:p>
          </table:table-cell>
          <table:table-cell office:value-type="float" office:value="41.018999999999998" table:style-name="ce11">
            <text:p>41.019</text:p>
          </table:table-cell>
          <table:table-cell office:value-type="float" office:value="74.879000000000005" table:style-name="ce11">
            <text:p>74.879</text:p>
          </table:table-cell>
          <table:table-cell office:value-type="float" office:value="23.670999999999999" table:style-name="ce11">
            <text:p>23.671</text:p>
          </table:table-cell>
          <table:table-cell office:value-type="float" office:value="84.745999999999995" table:style-name="ce11">
            <text:p>84.746</text:p>
          </table:table-cell>
          <table:table-cell office:value-type="float" office:value="81.355999999999995" table:style-name="ce11">
            <text:p>81.356</text:p>
          </table:table-cell>
          <table:table-cell office:value-type="float" office:value="95.641999999999996" table:style-name="ce11">
            <text:p>95.642</text:p>
          </table:table-cell>
          <table:table-cell office:value-type="float" office:value="64.649000000000001" table:style-name="ce11">
            <text:p>64.649</text:p>
          </table:table-cell>
          <table:table-cell office:value-type="float" office:value="50.121000000000002" table:style-name="ce11">
            <text:p>50.121</text:p>
          </table:table-cell>
          <table:table-cell office:value-type="float" office:value="13.138999999999999" table:style-name="ce11">
            <text:p>13.139</text:p>
          </table:table-cell>
          <table:table-cell office:value-type="float" office:value="5.8540000000000001" table:style-name="ce11">
            <text:p>5.854</text:p>
          </table:table-cell>
          <table:table-cell office:value-type="float" office:value="13.414999999999999" table:style-name="ce11">
            <text:p>13.415</text:p>
          </table:table-cell>
          <table:table-cell office:value-type="float" office:value="35.853999999999999" table:style-name="ce11">
            <text:p>35.854</text:p>
          </table:table-cell>
          <table:table-cell office:value-type="float" office:value="44.878" table:style-name="ce11">
            <text:p>44.878</text:p>
          </table:table-cell>
          <table:table-cell office:value-type="float" office:value="9.8279999999999994" table:style-name="ce11">
            <text:p>9.828</text:p>
          </table:table-cell>
          <table:table-cell office:value-type="float" office:value="87.864000000000004" table:style-name="ce11">
            <text:p>87.864</text:p>
          </table:table-cell>
          <table:table-cell office:value-type="float" office:value="66.828000000000003" table:style-name="ce11">
            <text:p>66.828</text:p>
          </table:table-cell>
          <table:table-cell office:value-type="float" office:value="74.938999999999993" table:style-name="ce11">
            <text:p>74.939</text:p>
          </table:table-cell>
          <table:table-cell office:value-type="float" office:value="5.085" table:style-name="ce11">
            <text:p>5.085</text:p>
          </table:table-cell>
          <table:table-cell office:value-type="float" office:value="88.62" table:style-name="ce11">
            <text:p>88.62</text:p>
          </table:table-cell>
          <table:table-cell office:value-type="float" office:value="6.2949999999999999" table:style-name="ce11">
            <text:p>6.295</text:p>
          </table:table-cell>
          <table:table-cell office:value-type="float" office:value="5.327" table:style-name="ce11">
            <text:p>5.327</text:p>
          </table:table-cell>
          <table:table-cell office:value-type="float" office:value="89.103999999999999" table:style-name="ce11">
            <text:p>89.104</text:p>
          </table:table-cell>
          <table:table-cell office:value-type="float" office:value="5.569" table:style-name="ce11">
            <text:p>5.569</text:p>
          </table:table-cell>
          <table:table-cell office:value-type="float" office:value="63.636000000000003" table:style-name="ce11">
            <text:p>63.63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0" table:style-name="ce11">
            <text:p>50</text:p>
          </table:table-cell>
          <table:table-cell office:value-type="string" table:style-name="ce8">
            <text:p>[c]</text:p>
          </table:table-cell>
          <table:table-cell office:value-type="string" table:style-name="ce8">
            <text:p>[c]</text:p>
          </table:table-cell>
          <table:table-cell office:value-type="float" office:value="63.636000000000003" table:style-name="ce11">
            <text:p>63.63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3.771999999999998" table:style-name="ce11">
            <text:p>63.772</text:p>
          </table:table-cell>
          <table:table-cell office:value-type="float" office:value="68.733999999999995" table:style-name="ce11">
            <text:p>68.734</text:p>
          </table:table-cell>
          <table:table-cell office:value-type="float" office:value="58.353999999999999" table:style-name="ce11">
            <text:p>58.354</text:p>
          </table:table-cell>
          <table:table-cell office:value-type="float" office:value="36.567" table:style-name="ce11">
            <text:p>36.567</text:p>
          </table:table-cell>
          <table:table-cell office:value-type="float" office:value="70.296999999999997" table:style-name="ce11">
            <text:p>70.297</text:p>
          </table:table-cell>
          <table:table-cell office:value-type="float" office:value="71.322000000000003" table:style-name="ce11">
            <text:p>71.322</text:p>
          </table:table-cell>
          <table:table-cell office:value-type="float" office:value="65.025000000000006" table:style-name="ce11">
            <text:p>65.025</text:p>
          </table:table-cell>
          <table:table-cell office:value-type="float" office:value="60.247" table:style-name="ce11">
            <text:p>60.247</text:p>
          </table:table-cell>
          <table:table-cell table:number-columns-repeated="16261"/>
        </table:table-row>
        <table:table-row table:style-name="ro5">
          <table:table-cell office:value-type="string" table:style-name="ce3">
            <text:p>CCS</text:p>
          </table:table-cell>
          <table:table-cell office:value-type="string" table:style-name="ce3">
            <text:p>Crown Commercial Service</text:p>
          </table:table-cell>
          <table:table-cell office:value-type="string" table:style-name="ce3">
            <text:p>Cabinet Office</text:p>
          </table:table-cell>
          <table:table-cell office:value-type="string" table:style-name="ce3">
            <text:p/>
          </table:table-cell>
          <table:table-cell office:value-type="float" office:value="93.295000000000002" table:style-name="ce11">
            <text:p>93.295</text:p>
          </table:table-cell>
          <table:table-cell office:value-type="float" office:value="62.381999999999998" table:style-name="ce11">
            <text:p>62.382</text:p>
          </table:table-cell>
          <table:table-cell office:value-type="float" office:value="26.818000000000001" table:style-name="ce11">
            <text:p>26.818</text:p>
          </table:table-cell>
          <table:table-cell office:value-type="float" office:value="74.572999999999993" table:style-name="ce11">
            <text:p>74.573</text:p>
          </table:table-cell>
          <table:table-cell office:value-type="float" office:value="77.41" table:style-name="ce11">
            <text:p>77.41</text:p>
          </table:table-cell>
          <table:table-cell office:value-type="float" office:value="79.926000000000002" table:style-name="ce11">
            <text:p>79.926</text:p>
          </table:table-cell>
          <table:table-cell office:value-type="float" office:value="81.061999999999998" table:style-name="ce11">
            <text:p>81.062</text:p>
          </table:table-cell>
          <table:table-cell office:value-type="float" office:value="86.451999999999998" table:style-name="ce11">
            <text:p>86.452</text:p>
          </table:table-cell>
          <table:table-cell office:value-type="float" office:value="57.569000000000003" table:style-name="ce11">
            <text:p>57.569</text:p>
          </table:table-cell>
          <table:table-cell office:value-type="float" office:value="80.203999999999994" table:style-name="ce11">
            <text:p>80.204</text:p>
          </table:table-cell>
          <table:table-cell office:value-type="float" office:value="74.866" table:style-name="ce11">
            <text:p>74.866</text:p>
          </table:table-cell>
          <table:table-cell office:value-type="float" office:value="41.222999999999999" table:style-name="ce11">
            <text:p>41.223</text:p>
          </table:table-cell>
          <table:table-cell office:value-type="float" office:value="43.146999999999998" table:style-name="ce11">
            <text:p>43.147</text:p>
          </table:table-cell>
          <table:table-cell office:value-type="float" office:value="89.701999999999998" table:style-name="ce11">
            <text:p>89.702</text:p>
          </table:table-cell>
          <table:table-cell office:value-type="float" office:value="81.885999999999996" table:style-name="ce11">
            <text:p>81.886</text:p>
          </table:table-cell>
          <table:table-cell office:value-type="float" office:value="76.923000000000002" table:style-name="ce11">
            <text:p>76.923</text:p>
          </table:table-cell>
          <table:table-cell office:value-type="float" office:value="55.886000000000003" table:style-name="ce11">
            <text:p>55.886</text:p>
          </table:table-cell>
          <table:table-cell office:value-type="float" office:value="82.608999999999995" table:style-name="ce11">
            <text:p>82.609</text:p>
          </table:table-cell>
          <table:table-cell office:value-type="float" office:value="76.799000000000007" table:style-name="ce11">
            <text:p>76.799</text:p>
          </table:table-cell>
          <table:table-cell office:value-type="float" office:value="83.024000000000001" table:style-name="ce11">
            <text:p>83.024</text:p>
          </table:table-cell>
          <table:table-cell office:value-type="float" office:value="79.031999999999996" table:style-name="ce11">
            <text:p>79.032</text:p>
          </table:table-cell>
          <table:table-cell office:value-type="float" office:value="94.052000000000007" table:style-name="ce11">
            <text:p>94.052</text:p>
          </table:table-cell>
          <table:table-cell office:value-type="float" office:value="89.564999999999998" table:style-name="ce11">
            <text:p>89.565</text:p>
          </table:table-cell>
          <table:table-cell office:value-type="float" office:value="79.554000000000002" table:style-name="ce11">
            <text:p>79.554</text:p>
          </table:table-cell>
          <table:table-cell office:value-type="float" office:value="81.638000000000005" table:style-name="ce11">
            <text:p>81.638</text:p>
          </table:table-cell>
          <table:table-cell office:value-type="float" office:value="86.352000000000004" table:style-name="ce11">
            <text:p>86.352</text:p>
          </table:table-cell>
          <table:table-cell office:value-type="float" office:value="78.066999999999993" table:style-name="ce11">
            <text:p>78.067</text:p>
          </table:table-cell>
          <table:table-cell office:value-type="float" office:value="73.944999999999993" table:style-name="ce11">
            <text:p>73.945</text:p>
          </table:table-cell>
          <table:table-cell office:value-type="float" office:value="67.245999999999995" table:style-name="ce11">
            <text:p>67.246</text:p>
          </table:table-cell>
          <table:table-cell office:value-type="float" office:value="87.855999999999995" table:style-name="ce11">
            <text:p>87.856</text:p>
          </table:table-cell>
          <table:table-cell office:value-type="float" office:value="87.716999999999999" table:style-name="ce11">
            <text:p>87.717</text:p>
          </table:table-cell>
          <table:table-cell office:value-type="float" office:value="83.766999999999996" table:style-name="ce11">
            <text:p>83.767</text:p>
          </table:table-cell>
          <table:table-cell office:value-type="float" office:value="76.894000000000005" table:style-name="ce11">
            <text:p>76.894</text:p>
          </table:table-cell>
          <table:table-cell office:value-type="float" office:value="61.585999999999999" table:style-name="ce11">
            <text:p>61.586</text:p>
          </table:table-cell>
          <table:table-cell office:value-type="float" office:value="37.811" table:style-name="ce11">
            <text:p>37.811</text:p>
          </table:table-cell>
          <table:table-cell office:value-type="float" office:value="54.094000000000001" table:style-name="ce11">
            <text:p>54.094</text:p>
          </table:table-cell>
          <table:table-cell office:value-type="float" office:value="81.266000000000005" table:style-name="ce11">
            <text:p>81.266</text:p>
          </table:table-cell>
          <table:table-cell office:value-type="float" office:value="86.849000000000004" table:style-name="ce11">
            <text:p>86.849</text:p>
          </table:table-cell>
          <table:table-cell office:value-type="float" office:value="70.274000000000001" table:style-name="ce11">
            <text:p>70.274</text:p>
          </table:table-cell>
          <table:table-cell office:value-type="float" office:value="82.28" table:style-name="ce11">
            <text:p>82.28</text:p>
          </table:table-cell>
          <table:table-cell office:value-type="float" office:value="66.998000000000005" table:style-name="ce11">
            <text:p>66.998</text:p>
          </table:table-cell>
          <table:table-cell office:value-type="float" office:value="73.789000000000001" table:style-name="ce11">
            <text:p>73.789</text:p>
          </table:table-cell>
          <table:table-cell office:value-type="float" office:value="92.308000000000007" table:style-name="ce11">
            <text:p>92.308</text:p>
          </table:table-cell>
          <table:table-cell office:value-type="float" office:value="72.704999999999998" table:style-name="ce11">
            <text:p>72.705</text:p>
          </table:table-cell>
          <table:table-cell office:value-type="float" office:value="64.338999999999999" table:style-name="ce11">
            <text:p>64.339</text:p>
          </table:table-cell>
          <table:table-cell office:value-type="float" office:value="79.13" table:style-name="ce11">
            <text:p>79.13</text:p>
          </table:table-cell>
          <table:table-cell office:value-type="float" office:value="43.866" table:style-name="ce11">
            <text:p>43.866</text:p>
          </table:table-cell>
          <table:table-cell office:value-type="float" office:value="44.362000000000002" table:style-name="ce11">
            <text:p>44.362</text:p>
          </table:table-cell>
          <table:table-cell office:value-type="float" office:value="35.36" table:style-name="ce11">
            <text:p>35.36</text:p>
          </table:table-cell>
          <table:table-cell office:value-type="float" office:value="82.980999999999995" table:style-name="ce11">
            <text:p>82.981</text:p>
          </table:table-cell>
          <table:table-cell office:value-type="float" office:value="52.54" table:style-name="ce11">
            <text:p>52.54</text:p>
          </table:table-cell>
          <table:table-cell office:value-type="float" office:value="65.881" table:style-name="ce11">
            <text:p>65.881</text:p>
          </table:table-cell>
          <table:table-cell office:value-type="float" office:value="56.258000000000003" table:style-name="ce11">
            <text:p>56.258</text:p>
          </table:table-cell>
          <table:table-cell office:value-type="float" office:value="43.726999999999997" table:style-name="ce11">
            <text:p>43.727</text:p>
          </table:table-cell>
          <table:table-cell office:value-type="float" office:value="48.259" table:style-name="ce11">
            <text:p>48.259</text:p>
          </table:table-cell>
          <table:table-cell office:value-type="float" office:value="17.596" table:style-name="ce11">
            <text:p>17.596</text:p>
          </table:table-cell>
          <table:table-cell office:value-type="float" office:value="27.013999999999999" table:style-name="ce11">
            <text:p>27.014</text:p>
          </table:table-cell>
          <table:table-cell office:value-type="float" office:value="52.232999999999997" table:style-name="ce11">
            <text:p>52.233</text:p>
          </table:table-cell>
          <table:table-cell office:value-type="float" office:value="33.953000000000003" table:style-name="ce11">
            <text:p>33.953</text:p>
          </table:table-cell>
          <table:table-cell office:value-type="float" office:value="43.494" table:style-name="ce11">
            <text:p>43.494</text:p>
          </table:table-cell>
          <table:table-cell office:value-type="float" office:value="64.763999999999996" table:style-name="ce11">
            <text:p>64.764</text:p>
          </table:table-cell>
          <table:table-cell office:value-type="float" office:value="59.305" table:style-name="ce11">
            <text:p>59.305</text:p>
          </table:table-cell>
          <table:table-cell office:value-type="float" office:value="48.262999999999998" table:style-name="ce11">
            <text:p>48.263</text:p>
          </table:table-cell>
          <table:table-cell office:value-type="float" office:value="53.902999999999999" table:style-name="ce11">
            <text:p>53.903</text:p>
          </table:table-cell>
          <table:table-cell office:value-type="float" office:value="50.061999999999998" table:style-name="ce11">
            <text:p>50.062</text:p>
          </table:table-cell>
          <table:table-cell office:value-type="float" office:value="51.860999999999997" table:style-name="ce11">
            <text:p>51.861</text:p>
          </table:table-cell>
          <table:table-cell office:value-type="float" office:value="44.61" table:style-name="ce11">
            <text:p>44.61</text:p>
          </table:table-cell>
          <table:table-cell office:value-type="float" office:value="91.066999999999993" table:style-name="ce11">
            <text:p>91.067</text:p>
          </table:table-cell>
          <table:table-cell office:value-type="float" office:value="77.447000000000003" table:style-name="ce11">
            <text:p>77.447</text:p>
          </table:table-cell>
          <table:table-cell office:value-type="float" office:value="72.828999999999994" table:style-name="ce11">
            <text:p>72.829</text:p>
          </table:table-cell>
          <table:table-cell office:value-type="float" office:value="67.41" table:style-name="ce11">
            <text:p>67.41</text:p>
          </table:table-cell>
          <table:table-cell office:value-type="float" office:value="83.271000000000001" table:style-name="ce11">
            <text:p>83.271</text:p>
          </table:table-cell>
          <table:table-cell office:value-type="float" office:value="76.923000000000002" table:style-name="ce11">
            <text:p>76.923</text:p>
          </table:table-cell>
          <table:table-cell office:value-type="float" office:value="56.024999999999999" table:style-name="ce11">
            <text:p>56.025</text:p>
          </table:table-cell>
          <table:table-cell office:value-type="float" office:value="82.031999999999996" table:style-name="ce11">
            <text:p>82.032</text:p>
          </table:table-cell>
          <table:table-cell office:value-type="float" office:value="57.072000000000003" table:style-name="ce11">
            <text:p>57.072</text:p>
          </table:table-cell>
          <table:table-cell office:value-type="float" office:value="83.23" table:style-name="ce11">
            <text:p>83.23</text:p>
          </table:table-cell>
          <table:table-cell office:value-type="float" office:value="93.159000000000006" table:style-name="ce11">
            <text:p>93.159</text:p>
          </table:table-cell>
          <table:table-cell office:value-type="float" office:value="97.022000000000006" table:style-name="ce11">
            <text:p>97.022</text:p>
          </table:table-cell>
          <table:table-cell office:value-type="float" office:value="68.361999999999995" table:style-name="ce11">
            <text:p>68.362</text:p>
          </table:table-cell>
          <table:table-cell office:value-type="float" office:value="56.521999999999998" table:style-name="ce11">
            <text:p>56.522</text:p>
          </table:table-cell>
          <table:table-cell office:value-type="float" office:value="19.626999999999999" table:style-name="ce11">
            <text:p>19.627</text:p>
          </table:table-cell>
          <table:table-cell office:value-type="float" office:value="7.3570000000000002" table:style-name="ce11">
            <text:p>7.357</text:p>
          </table:table-cell>
          <table:table-cell office:value-type="float" office:value="17.829999999999998" table:style-name="ce11">
            <text:p>17.83</text:p>
          </table:table-cell>
          <table:table-cell office:value-type="float" office:value="36.533999999999999" table:style-name="ce11">
            <text:p>36.534</text:p>
          </table:table-cell>
          <table:table-cell office:value-type="float" office:value="38.279000000000003" table:style-name="ce11">
            <text:p>38.279</text:p>
          </table:table-cell>
          <table:table-cell office:value-type="float" office:value="8.0850000000000009" table:style-name="ce11">
            <text:p>8.085</text:p>
          </table:table-cell>
          <table:table-cell office:value-type="float" office:value="89.813999999999993" table:style-name="ce11">
            <text:p>89.814</text:p>
          </table:table-cell>
          <table:table-cell office:value-type="float" office:value="75.775999999999996" table:style-name="ce11">
            <text:p>75.776</text:p>
          </table:table-cell>
          <table:table-cell office:value-type="float" office:value="74.254000000000005" table:style-name="ce11">
            <text:p>74.254</text:p>
          </table:table-cell>
          <table:table-cell office:value-type="float" office:value="8.0549999999999997" table:style-name="ce11">
            <text:p>8.055</text:p>
          </table:table-cell>
          <table:table-cell office:value-type="float" office:value="85.13" table:style-name="ce11">
            <text:p>85.13</text:p>
          </table:table-cell>
          <table:table-cell office:value-type="float" office:value="6.8150000000000004" table:style-name="ce11">
            <text:p>6.815</text:p>
          </table:table-cell>
          <table:table-cell office:value-type="float" office:value="8.1780000000000008" table:style-name="ce11">
            <text:p>8.178</text:p>
          </table:table-cell>
          <table:table-cell office:value-type="float" office:value="86.864999999999995" table:style-name="ce11">
            <text:p>86.865</text:p>
          </table:table-cell>
          <table:table-cell office:value-type="float" office:value="4.9569999999999999" table:style-name="ce11">
            <text:p>4.957</text:p>
          </table:table-cell>
          <table:table-cell office:value-type="float" office:value="48.484999999999999" table:style-name="ce11">
            <text:p>48.485</text:p>
          </table:table-cell>
          <table:table-cell office:value-type="float" office:value="40.908999999999999" table:style-name="ce11">
            <text:p>40.909</text:p>
          </table:table-cell>
          <table:table-cell office:value-type="string" table:style-name="ce8">
            <text:p>[c]</text:p>
          </table:table-cell>
          <table:table-cell office:value-type="float" office:value="31.25" table:style-name="ce11">
            <text:p>31.25</text:p>
          </table:table-cell>
          <table:table-cell office:value-type="float" office:value="53.125" table:style-name="ce11">
            <text:p>53.125</text:p>
          </table:table-cell>
          <table:table-cell office:value-type="string" table:style-name="ce8">
            <text:p>[c]</text:p>
          </table:table-cell>
          <table:table-cell office:value-type="float" office:value="39.063000000000002" table:style-name="ce11">
            <text:p>39.063</text:p>
          </table:table-cell>
          <table:table-cell office:value-type="float" office:value="34.375" table:style-name="ce11">
            <text:p>34.375</text:p>
          </table:table-cell>
          <table:table-cell office:value-type="float" office:value="26.562999999999999" table:style-name="ce11">
            <text:p>26.563</text:p>
          </table:table-cell>
          <table:table-cell office:value-type="float" office:value="65.152000000000001" table:style-name="ce11">
            <text:p>65.152</text:p>
          </table:table-cell>
          <table:table-cell office:value-type="float" office:value="19.696999999999999" table:style-name="ce11">
            <text:p>19.697</text:p>
          </table:table-cell>
          <table:table-cell office:value-type="float" office:value="15.151999999999999" table:style-name="ce11">
            <text:p>15.152</text:p>
          </table:table-cell>
          <table:table-cell office:value-type="string" table:style-name="ce8">
            <text:p>[c]</text:p>
          </table:table-cell>
          <table:table-cell office:value-type="float" office:value="59.375" table:style-name="ce11">
            <text:p>59.375</text:p>
          </table:table-cell>
          <table:table-cell office:value-type="string" table:style-name="ce8">
            <text:p>[c]</text:p>
          </table:table-cell>
          <table:table-cell office:value-type="float" office:value="69.625" table:style-name="ce11">
            <text:p>69.625</text:p>
          </table:table-cell>
          <table:table-cell office:value-type="float" office:value="73.183000000000007" table:style-name="ce11">
            <text:p>73.183</text:p>
          </table:table-cell>
          <table:table-cell office:value-type="float" office:value="67.834999999999994" table:style-name="ce11">
            <text:p>67.835</text:p>
          </table:table-cell>
          <table:table-cell office:value-type="float" office:value="33.125" table:style-name="ce11">
            <text:p>33.125</text:p>
          </table:table-cell>
          <table:table-cell office:value-type="float" office:value="74.313999999999993" table:style-name="ce11">
            <text:p>74.314</text:p>
          </table:table-cell>
          <table:table-cell office:value-type="float" office:value="73.316999999999993" table:style-name="ce11">
            <text:p>73.317</text:p>
          </table:table-cell>
          <table:table-cell office:value-type="float" office:value="73.134" table:style-name="ce11">
            <text:p>73.134</text:p>
          </table:table-cell>
          <table:table-cell office:value-type="float" office:value="69.700999999999993" table:style-name="ce11">
            <text:p>69.701</text:p>
          </table:table-cell>
          <table:table-cell table:number-columns-repeated="16261"/>
        </table:table-row>
        <table:table-row table:style-name="ro7">
          <table:table-cell office:value-type="string" table:style-name="ce3">
            <text:p>CEFAS</text:p>
          </table:table-cell>
          <table:table-cell office:value-type="string" table:style-name="ce3">
            <text:p>Centre for Environment, Fisheries and Aquaculture Science</text:p>
          </table:table-cell>
          <table:table-cell office:value-type="string" table:style-name="ce3">
            <text:p>Environment, Food and Rural Affairs</text:p>
          </table:table-cell>
          <table:table-cell office:value-type="string" table:style-name="ce3">
            <text:p/>
          </table:table-cell>
          <table:table-cell office:value-type="float" office:value="82.703999999999994" table:style-name="ce11">
            <text:p>82.704</text:p>
          </table:table-cell>
          <table:table-cell office:value-type="float" office:value="62.192999999999998" table:style-name="ce11">
            <text:p>62.193</text:p>
          </table:table-cell>
          <table:table-cell office:value-type="float" office:value="28.396000000000001" table:style-name="ce11">
            <text:p>28.396</text:p>
          </table:table-cell>
          <table:table-cell office:value-type="float" office:value="73.465000000000003" table:style-name="ce11">
            <text:p>73.465</text:p>
          </table:table-cell>
          <table:table-cell office:value-type="float" office:value="81.885999999999996" table:style-name="ce11">
            <text:p>81.886</text:p>
          </table:table-cell>
          <table:table-cell office:value-type="float" office:value="73.238" table:style-name="ce11">
            <text:p>73.238</text:p>
          </table:table-cell>
          <table:table-cell office:value-type="float" office:value="74.159000000000006" table:style-name="ce11">
            <text:p>74.159</text:p>
          </table:table-cell>
          <table:table-cell office:value-type="float" office:value="80.316999999999993" table:style-name="ce11">
            <text:p>80.317</text:p>
          </table:table-cell>
          <table:table-cell office:value-type="float" office:value="57.81" table:style-name="ce11">
            <text:p>57.81</text:p>
          </table:table-cell>
          <table:table-cell office:value-type="float" office:value="79.174999999999997" table:style-name="ce11">
            <text:p>79.175</text:p>
          </table:table-cell>
          <table:table-cell office:value-type="float" office:value="71.2" table:style-name="ce11">
            <text:p>71.2</text:p>
          </table:table-cell>
          <table:table-cell office:value-type="float" office:value="21.356000000000002" table:style-name="ce11">
            <text:p>21.356</text:p>
          </table:table-cell>
          <table:table-cell office:value-type="float" office:value="47.103000000000002" table:style-name="ce11">
            <text:p>47.103</text:p>
          </table:table-cell>
          <table:table-cell office:value-type="float" office:value="92.381" table:style-name="ce11">
            <text:p>92.381</text:p>
          </table:table-cell>
          <table:table-cell office:value-type="float" office:value="84.570999999999998" table:style-name="ce11">
            <text:p>84.571</text:p>
          </table:table-cell>
          <table:table-cell office:value-type="float" office:value="80.343999999999994" table:style-name="ce11">
            <text:p>80.344</text:p>
          </table:table-cell>
          <table:table-cell office:value-type="float" office:value="63.81" table:style-name="ce11">
            <text:p>63.81</text:p>
          </table:table-cell>
          <table:table-cell office:value-type="float" office:value="88.358999999999995" table:style-name="ce11">
            <text:p>88.359</text:p>
          </table:table-cell>
          <table:table-cell office:value-type="float" office:value="72.570999999999998" table:style-name="ce11">
            <text:p>72.571</text:p>
          </table:table-cell>
          <table:table-cell office:value-type="float" office:value="73.905000000000001" table:style-name="ce11">
            <text:p>73.905</text:p>
          </table:table-cell>
          <table:table-cell office:value-type="float" office:value="72.570999999999998" table:style-name="ce11">
            <text:p>72.571</text:p>
          </table:table-cell>
          <table:table-cell office:value-type="float" office:value="90.822000000000003" table:style-name="ce11">
            <text:p>90.822</text:p>
          </table:table-cell>
          <table:table-cell office:value-type="float" office:value="87.429000000000002" table:style-name="ce11">
            <text:p>87.429</text:p>
          </table:table-cell>
          <table:table-cell office:value-type="float" office:value="64.19" table:style-name="ce11">
            <text:p>64.19</text:p>
          </table:table-cell>
          <table:table-cell office:value-type="float" office:value="75.238" table:style-name="ce11">
            <text:p>75.238</text:p>
          </table:table-cell>
          <table:table-cell office:value-type="float" office:value="78.667000000000002" table:style-name="ce11">
            <text:p>78.667</text:p>
          </table:table-cell>
          <table:table-cell office:value-type="float" office:value="67.048000000000002" table:style-name="ce11">
            <text:p>67.048</text:p>
          </table:table-cell>
          <table:table-cell office:value-type="float" office:value="63.74" table:style-name="ce11">
            <text:p>63.74</text:p>
          </table:table-cell>
          <table:table-cell office:value-type="float" office:value="67.619" table:style-name="ce11">
            <text:p>67.619</text:p>
          </table:table-cell>
          <table:table-cell office:value-type="float" office:value="81.332999999999998" table:style-name="ce11">
            <text:p>81.333</text:p>
          </table:table-cell>
          <table:table-cell office:value-type="float" office:value="80.915999999999997" table:style-name="ce11">
            <text:p>80.916</text:p>
          </table:table-cell>
          <table:table-cell office:value-type="float" office:value="78.856999999999999" table:style-name="ce11">
            <text:p>78.857</text:p>
          </table:table-cell>
          <table:table-cell office:value-type="float" office:value="68.570999999999998" table:style-name="ce11">
            <text:p>68.571</text:p>
          </table:table-cell>
          <table:table-cell office:value-type="float" office:value="53.435000000000002" table:style-name="ce11">
            <text:p>53.435</text:p>
          </table:table-cell>
          <table:table-cell office:value-type="float" office:value="50.381999999999998" table:style-name="ce11">
            <text:p>50.382</text:p>
          </table:table-cell>
          <table:table-cell office:value-type="float" office:value="58.969000000000001" table:style-name="ce11">
            <text:p>58.969</text:p>
          </table:table-cell>
          <table:table-cell office:value-type="float" office:value="80.570999999999998" table:style-name="ce11">
            <text:p>80.571</text:p>
          </table:table-cell>
          <table:table-cell office:value-type="float" office:value="87.930999999999997" table:style-name="ce11">
            <text:p>87.931</text:p>
          </table:table-cell>
          <table:table-cell office:value-type="float" office:value="64.381" table:style-name="ce11">
            <text:p>64.381</text:p>
          </table:table-cell>
          <table:table-cell office:value-type="float" office:value="84" table:style-name="ce11">
            <text:p>84</text:p>
          </table:table-cell>
          <table:table-cell office:value-type="float" office:value="70.856999999999999" table:style-name="ce11">
            <text:p>70.857</text:p>
          </table:table-cell>
          <table:table-cell office:value-type="float" office:value="74.236999999999995" table:style-name="ce11">
            <text:p>74.237</text:p>
          </table:table-cell>
          <table:table-cell office:value-type="float" office:value="88.718999999999994" table:style-name="ce11">
            <text:p>88.719</text:p>
          </table:table-cell>
          <table:table-cell office:value-type="float" office:value="77.332999999999998" table:style-name="ce11">
            <text:p>77.333</text:p>
          </table:table-cell>
          <table:table-cell office:value-type="float" office:value="50" table:style-name="ce11">
            <text:p>50</text:p>
          </table:table-cell>
          <table:table-cell office:value-type="float" office:value="66.094999999999999" table:style-name="ce11">
            <text:p>66.095</text:p>
          </table:table-cell>
          <table:table-cell office:value-type="float" office:value="19.771999999999998" table:style-name="ce11">
            <text:p>19.772</text:p>
          </table:table-cell>
          <table:table-cell office:value-type="float" office:value="31.87" table:style-name="ce11">
            <text:p>31.87</text:p>
          </table:table-cell>
          <table:table-cell office:value-type="float" office:value="12.571" table:style-name="ce11">
            <text:p>12.571</text:p>
          </table:table-cell>
          <table:table-cell office:value-type="float" office:value="75.048000000000002" table:style-name="ce11">
            <text:p>75.048</text:p>
          </table:table-cell>
          <table:table-cell office:value-type="float" office:value="45.627000000000002" table:style-name="ce11">
            <text:p>45.627</text:p>
          </table:table-cell>
          <table:table-cell office:value-type="float" office:value="58.206000000000003" table:style-name="ce11">
            <text:p>58.206</text:p>
          </table:table-cell>
          <table:table-cell office:value-type="float" office:value="54.667000000000002" table:style-name="ce11">
            <text:p>54.667</text:p>
          </table:table-cell>
          <table:table-cell office:value-type="float" office:value="49.331000000000003" table:style-name="ce11">
            <text:p>49.331</text:p>
          </table:table-cell>
          <table:table-cell office:value-type="float" office:value="46.654000000000003" table:style-name="ce11">
            <text:p>46.654</text:p>
          </table:table-cell>
          <table:table-cell office:value-type="float" office:value="28.381" table:style-name="ce11">
            <text:p>28.381</text:p>
          </table:table-cell>
          <table:table-cell office:value-type="float" office:value="27.672000000000001" table:style-name="ce11">
            <text:p>27.672</text:p>
          </table:table-cell>
          <table:table-cell office:value-type="float" office:value="64.054000000000002" table:style-name="ce11">
            <text:p>64.054</text:p>
          </table:table-cell>
          <table:table-cell office:value-type="float" office:value="42.176000000000002" table:style-name="ce11">
            <text:p>42.176</text:p>
          </table:table-cell>
          <table:table-cell office:value-type="float" office:value="52.570999999999998" table:style-name="ce11">
            <text:p>52.571</text:p>
          </table:table-cell>
          <table:table-cell office:value-type="float" office:value="70.856999999999999" table:style-name="ce11">
            <text:p>70.857</text:p>
          </table:table-cell>
          <table:table-cell office:value-type="float" office:value="61.524000000000001" table:style-name="ce11">
            <text:p>61.524</text:p>
          </table:table-cell>
          <table:table-cell office:value-type="float" office:value="52.863" table:style-name="ce11">
            <text:p>52.863</text:p>
          </table:table-cell>
          <table:table-cell office:value-type="float" office:value="49.808999999999997" table:style-name="ce11">
            <text:p>49.809</text:p>
          </table:table-cell>
          <table:table-cell office:value-type="float" office:value="45.802" table:style-name="ce11">
            <text:p>45.802</text:p>
          </table:table-cell>
          <table:table-cell office:value-type="float" office:value="43.511000000000003" table:style-name="ce11">
            <text:p>43.511</text:p>
          </table:table-cell>
          <table:table-cell office:value-type="float" office:value="30.916" table:style-name="ce11">
            <text:p>30.916</text:p>
          </table:table-cell>
          <table:table-cell office:value-type="float" office:value="92.951999999999998" table:style-name="ce11">
            <text:p>92.952</text:p>
          </table:table-cell>
          <table:table-cell office:value-type="float" office:value="81.87" table:style-name="ce11">
            <text:p>81.87</text:p>
          </table:table-cell>
          <table:table-cell office:value-type="float" office:value="77.713999999999999" table:style-name="ce11">
            <text:p>77.714</text:p>
          </table:table-cell>
          <table:table-cell office:value-type="float" office:value="67.81" table:style-name="ce11">
            <text:p>67.81</text:p>
          </table:table-cell>
          <table:table-cell office:value-type="float" office:value="84.16" table:style-name="ce11">
            <text:p>84.16</text:p>
          </table:table-cell>
          <table:table-cell office:value-type="float" office:value="57.634" table:style-name="ce11">
            <text:p>57.634</text:p>
          </table:table-cell>
          <table:table-cell office:value-type="float" office:value="36.520000000000003" table:style-name="ce11">
            <text:p>36.52</text:p>
          </table:table-cell>
          <table:table-cell office:value-type="float" office:value="77.524000000000001" table:style-name="ce11">
            <text:p>77.524</text:p>
          </table:table-cell>
          <table:table-cell office:value-type="float" office:value="53.713999999999999" table:style-name="ce11">
            <text:p>53.714</text:p>
          </table:table-cell>
          <table:table-cell office:value-type="float" office:value="78.435000000000002" table:style-name="ce11">
            <text:p>78.435</text:p>
          </table:table-cell>
          <table:table-cell office:value-type="float" office:value="86.831999999999994" table:style-name="ce11">
            <text:p>86.832</text:p>
          </table:table-cell>
          <table:table-cell office:value-type="float" office:value="95.619" table:style-name="ce11">
            <text:p>95.619</text:p>
          </table:table-cell>
          <table:table-cell office:value-type="float" office:value="61.95" table:style-name="ce11">
            <text:p>61.95</text:p>
          </table:table-cell>
          <table:table-cell office:value-type="float" office:value="41.030999999999999" table:style-name="ce11">
            <text:p>41.031</text:p>
          </table:table-cell>
          <table:table-cell office:value-type="float" office:value="9.3510000000000009" table:style-name="ce11">
            <text:p>9.351</text:p>
          </table:table-cell>
          <table:table-cell office:value-type="float" office:value="4.3890000000000002" table:style-name="ce11">
            <text:p>4.389</text:p>
          </table:table-cell>
          <table:table-cell office:value-type="float" office:value="16.030999999999999" table:style-name="ce11">
            <text:p>16.031</text:p>
          </table:table-cell>
          <table:table-cell office:value-type="float" office:value="37.594999999999999" table:style-name="ce11">
            <text:p>37.595</text:p>
          </table:table-cell>
          <table:table-cell office:value-type="float" office:value="41.984999999999999" table:style-name="ce11">
            <text:p>41.985</text:p>
          </table:table-cell>
          <table:table-cell office:value-type="float" office:value="4.4059999999999997" table:style-name="ce11">
            <text:p>4.406</text:p>
          </table:table-cell>
          <table:table-cell office:value-type="float" office:value="86.069000000000003" table:style-name="ce11">
            <text:p>86.069</text:p>
          </table:table-cell>
          <table:table-cell office:value-type="float" office:value="69.656000000000006" table:style-name="ce11">
            <text:p>69.656</text:p>
          </table:table-cell>
          <table:table-cell office:value-type="float" office:value="75.908000000000001" table:style-name="ce11">
            <text:p>75.908</text:p>
          </table:table-cell>
          <table:table-cell office:value-type="float" office:value="6.0949999999999998" table:style-name="ce11">
            <text:p>6.095</text:p>
          </table:table-cell>
          <table:table-cell office:value-type="float" office:value="86.475999999999999" table:style-name="ce11">
            <text:p>86.476</text:p>
          </table:table-cell>
          <table:table-cell office:value-type="float" office:value="7.4290000000000003" table:style-name="ce11">
            <text:p>7.429</text:p>
          </table:table-cell>
          <table:table-cell office:value-type="float" office:value="8.19" table:style-name="ce11">
            <text:p>8.19</text:p>
          </table:table-cell>
          <table:table-cell office:value-type="float" office:value="84.762" table:style-name="ce11">
            <text:p>84.762</text:p>
          </table:table-cell>
          <table:table-cell office:value-type="float" office:value="7.048" table:style-name="ce11">
            <text:p>7.048</text:p>
          </table:table-cell>
          <table:table-cell office:value-type="float" office:value="39.534999999999997" table:style-name="ce11">
            <text:p>39.535</text:p>
          </table:table-cell>
          <table:table-cell office:value-type="float" office:value="46.512" table:style-name="ce11">
            <text:p>46.512</text:p>
          </table:table-cell>
          <table:table-cell office:value-type="string" table:style-name="ce8">
            <text:p>[c]</text:p>
          </table:table-cell>
          <table:table-cell office:value-type="string" table:style-name="ce8">
            <text:p>[c]</text:p>
          </table:table-cell>
          <table:table-cell office:value-type="float" office:value="58.823999999999998" table:style-name="ce11">
            <text:p>58.824</text:p>
          </table:table-cell>
          <table:table-cell office:value-type="string" table:style-name="ce8">
            <text:p>[c]</text:p>
          </table:table-cell>
          <table:table-cell office:value-type="float" office:value="27.907" table:style-name="ce11">
            <text:p>27.907</text:p>
          </table:table-cell>
          <table:table-cell office:value-type="float" office:value="41.86" table:style-name="ce11">
            <text:p>41.86</text:p>
          </table:table-cell>
          <table:table-cell office:value-type="float" office:value="30.233000000000001" table:style-name="ce11">
            <text:p>30.233</text:p>
          </table:table-cell>
          <table:table-cell office:value-type="float" office:value="67.441999999999993" table:style-name="ce11">
            <text:p>67.442</text:p>
          </table:table-cell>
          <table:table-cell office:value-type="string" table:style-name="ce8">
            <text:p>[c]</text:p>
          </table:table-cell>
          <table:table-cell office:value-type="float" office:value="23.256" table:style-name="ce11">
            <text:p>23.25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4.683000000000007" table:style-name="ce11">
            <text:p>64.683</text:p>
          </table:table-cell>
          <table:table-cell office:value-type="float" office:value="67.052000000000007" table:style-name="ce11">
            <text:p>67.052</text:p>
          </table:table-cell>
          <table:table-cell office:value-type="float" office:value="58.494" table:style-name="ce11">
            <text:p>58.494</text:p>
          </table:table-cell>
          <table:table-cell office:value-type="float" office:value="38.417000000000002" table:style-name="ce11">
            <text:p>38.417</text:p>
          </table:table-cell>
          <table:table-cell office:value-type="float" office:value="70.52" table:style-name="ce11">
            <text:p>70.52</text:p>
          </table:table-cell>
          <table:table-cell office:value-type="float" office:value="71.537999999999997" table:style-name="ce11">
            <text:p>71.538</text:p>
          </table:table-cell>
          <table:table-cell office:value-type="float" office:value="58.732999999999997" table:style-name="ce11">
            <text:p>58.733</text:p>
          </table:table-cell>
          <table:table-cell office:value-type="float" office:value="49.037999999999997" table:style-name="ce11">
            <text:p>49.038</text:p>
          </table:table-cell>
          <table:table-cell table:number-columns-repeated="16261"/>
        </table:table-row>
        <table:table-row table:style-name="ro5">
          <table:table-cell office:value-type="string" table:style-name="ce3">
            <text:p>CH</text:p>
          </table:table-cell>
          <table:table-cell office:value-type="string" table:style-name="ce3">
            <text:p>Companies House</text:p>
          </table:table-cell>
          <table:table-cell office:value-type="string" table:style-name="ce3">
            <text:p>Department for Business and Trade</text:p>
          </table:table-cell>
          <table:table-cell office:value-type="string" table:style-name="ce3">
            <text:p/>
          </table:table-cell>
          <table:table-cell office:value-type="float" office:value="87.2" table:style-name="ce11">
            <text:p>87.2</text:p>
          </table:table-cell>
          <table:table-cell office:value-type="float" office:value="66.73" table:style-name="ce11">
            <text:p>66.73</text:p>
          </table:table-cell>
          <table:table-cell office:value-type="float" office:value="24.556999999999999" table:style-name="ce11">
            <text:p>24.557</text:p>
          </table:table-cell>
          <table:table-cell office:value-type="float" office:value="74.688000000000002" table:style-name="ce11">
            <text:p>74.688</text:p>
          </table:table-cell>
          <table:table-cell office:value-type="float" office:value="78.037000000000006" table:style-name="ce11">
            <text:p>78.037</text:p>
          </table:table-cell>
          <table:table-cell office:value-type="float" office:value="86.421999999999997" table:style-name="ce11">
            <text:p>86.422</text:p>
          </table:table-cell>
          <table:table-cell office:value-type="float" office:value="77.343999999999994" table:style-name="ce11">
            <text:p>77.344</text:p>
          </table:table-cell>
          <table:table-cell office:value-type="float" office:value="85.887" table:style-name="ce11">
            <text:p>85.887</text:p>
          </table:table-cell>
          <table:table-cell office:value-type="float" office:value="57.401000000000003" table:style-name="ce11">
            <text:p>57.401</text:p>
          </table:table-cell>
          <table:table-cell office:value-type="float" office:value="84.22" table:style-name="ce11">
            <text:p>84.22</text:p>
          </table:table-cell>
          <table:table-cell office:value-type="float" office:value="77.581000000000003" table:style-name="ce11">
            <text:p>77.581</text:p>
          </table:table-cell>
          <table:table-cell office:value-type="float" office:value="29.125" table:style-name="ce11">
            <text:p>29.125</text:p>
          </table:table-cell>
          <table:table-cell office:value-type="float" office:value="56.744" table:style-name="ce11">
            <text:p>56.744</text:p>
          </table:table-cell>
          <table:table-cell office:value-type="float" office:value="88.143000000000001" table:style-name="ce11">
            <text:p>88.143</text:p>
          </table:table-cell>
          <table:table-cell office:value-type="float" office:value="82.661000000000001" table:style-name="ce11">
            <text:p>82.661</text:p>
          </table:table-cell>
          <table:table-cell office:value-type="float" office:value="77.593999999999994" table:style-name="ce11">
            <text:p>77.594</text:p>
          </table:table-cell>
          <table:table-cell office:value-type="float" office:value="61.892000000000003" table:style-name="ce11">
            <text:p>61.892</text:p>
          </table:table-cell>
          <table:table-cell office:value-type="float" office:value="79.816999999999993" table:style-name="ce11">
            <text:p>79.817</text:p>
          </table:table-cell>
          <table:table-cell office:value-type="float" office:value="84.22" table:style-name="ce11">
            <text:p>84.22</text:p>
          </table:table-cell>
          <table:table-cell office:value-type="float" office:value="88.623999999999995" table:style-name="ce11">
            <text:p>88.624</text:p>
          </table:table-cell>
          <table:table-cell office:value-type="float" office:value="76.676000000000002" table:style-name="ce11">
            <text:p>76.676</text:p>
          </table:table-cell>
          <table:table-cell office:value-type="float" office:value="87.58" table:style-name="ce11">
            <text:p>87.58</text:p>
          </table:table-cell>
          <table:table-cell office:value-type="float" office:value="84.870999999999995" table:style-name="ce11">
            <text:p>84.871</text:p>
          </table:table-cell>
          <table:table-cell office:value-type="float" office:value="72.953000000000003" table:style-name="ce11">
            <text:p>72.953</text:p>
          </table:table-cell>
          <table:table-cell office:value-type="float" office:value="79.870999999999995" table:style-name="ce11">
            <text:p>79.871</text:p>
          </table:table-cell>
          <table:table-cell office:value-type="float" office:value="81.801000000000002" table:style-name="ce11">
            <text:p>81.801</text:p>
          </table:table-cell>
          <table:table-cell office:value-type="float" office:value="71.257999999999996" table:style-name="ce11">
            <text:p>71.258</text:p>
          </table:table-cell>
          <table:table-cell office:value-type="float" office:value="69.521000000000001" table:style-name="ce11">
            <text:p>69.521</text:p>
          </table:table-cell>
          <table:table-cell office:value-type="float" office:value="71.415000000000006" table:style-name="ce11">
            <text:p>71.415</text:p>
          </table:table-cell>
          <table:table-cell office:value-type="float" office:value="88.153999999999996" table:style-name="ce11">
            <text:p>88.154</text:p>
          </table:table-cell>
          <table:table-cell office:value-type="float" office:value="86.948999999999998" table:style-name="ce11">
            <text:p>86.949</text:p>
          </table:table-cell>
          <table:table-cell office:value-type="float" office:value="82.552999999999997" table:style-name="ce11">
            <text:p>82.553</text:p>
          </table:table-cell>
          <table:table-cell office:value-type="float" office:value="66.299000000000007" table:style-name="ce11">
            <text:p>66.299</text:p>
          </table:table-cell>
          <table:table-cell office:value-type="float" office:value="50.597999999999999" table:style-name="ce11">
            <text:p>50.598</text:p>
          </table:table-cell>
          <table:table-cell office:value-type="float" office:value="61.362000000000002" table:style-name="ce11">
            <text:p>61.362</text:p>
          </table:table-cell>
          <table:table-cell office:value-type="float" office:value="51.289000000000001" table:style-name="ce11">
            <text:p>51.289</text:p>
          </table:table-cell>
          <table:table-cell office:value-type="float" office:value="85.78" table:style-name="ce11">
            <text:p>85.78</text:p>
          </table:table-cell>
          <table:table-cell office:value-type="float" office:value="89.44" table:style-name="ce11">
            <text:p>89.44</text:p>
          </table:table-cell>
          <table:table-cell office:value-type="float" office:value="74.100999999999999" table:style-name="ce11">
            <text:p>74.101</text:p>
          </table:table-cell>
          <table:table-cell office:value-type="float" office:value="87.510999999999996" table:style-name="ce11">
            <text:p>87.511</text:p>
          </table:table-cell>
          <table:table-cell office:value-type="float" office:value="70.432000000000002" table:style-name="ce11">
            <text:p>70.432</text:p>
          </table:table-cell>
          <table:table-cell office:value-type="float" office:value="77.39" table:style-name="ce11">
            <text:p>77.39</text:p>
          </table:table-cell>
          <table:table-cell office:value-type="float" office:value="87.96" table:style-name="ce11">
            <text:p>87.96</text:p>
          </table:table-cell>
          <table:table-cell office:value-type="float" office:value="76.287000000000006" table:style-name="ce11">
            <text:p>76.287</text:p>
          </table:table-cell>
          <table:table-cell office:value-type="float" office:value="70.534000000000006" table:style-name="ce11">
            <text:p>70.534</text:p>
          </table:table-cell>
          <table:table-cell office:value-type="float" office:value="82.796999999999997" table:style-name="ce11">
            <text:p>82.797</text:p>
          </table:table-cell>
          <table:table-cell office:value-type="float" office:value="25.436" table:style-name="ce11">
            <text:p>25.436</text:p>
          </table:table-cell>
          <table:table-cell office:value-type="float" office:value="42.555" table:style-name="ce11">
            <text:p>42.555</text:p>
          </table:table-cell>
          <table:table-cell office:value-type="float" office:value="19.411000000000001" table:style-name="ce11">
            <text:p>19.411</text:p>
          </table:table-cell>
          <table:table-cell office:value-type="float" office:value="79.338999999999999" table:style-name="ce11">
            <text:p>79.339</text:p>
          </table:table-cell>
          <table:table-cell office:value-type="float" office:value="54.277999999999999" table:style-name="ce11">
            <text:p>54.278</text:p>
          </table:table-cell>
          <table:table-cell office:value-type="float" office:value="70.614999999999995" table:style-name="ce11">
            <text:p>70.615</text:p>
          </table:table-cell>
          <table:table-cell office:value-type="float" office:value="64.771000000000001" table:style-name="ce11">
            <text:p>64.771</text:p>
          </table:table-cell>
          <table:table-cell office:value-type="float" office:value="60.036999999999999" table:style-name="ce11">
            <text:p>60.037</text:p>
          </table:table-cell>
          <table:table-cell office:value-type="float" office:value="56.984999999999999" table:style-name="ce11">
            <text:p>56.985</text:p>
          </table:table-cell>
          <table:table-cell office:value-type="float" office:value="40.808999999999997" table:style-name="ce11">
            <text:p>40.809</text:p>
          </table:table-cell>
          <table:table-cell office:value-type="float" office:value="43.067" table:style-name="ce11">
            <text:p>43.067</text:p>
          </table:table-cell>
          <table:table-cell office:value-type="float" office:value="69.301000000000002" table:style-name="ce11">
            <text:p>69.301</text:p>
          </table:table-cell>
          <table:table-cell office:value-type="float" office:value="46.048000000000002" table:style-name="ce11">
            <text:p>46.048</text:p>
          </table:table-cell>
          <table:table-cell office:value-type="float" office:value="59.024000000000001" table:style-name="ce11">
            <text:p>59.024</text:p>
          </table:table-cell>
          <table:table-cell office:value-type="float" office:value="65.869" table:style-name="ce11">
            <text:p>65.869</text:p>
          </table:table-cell>
          <table:table-cell office:value-type="float" office:value="70.799000000000007" table:style-name="ce11">
            <text:p>70.799</text:p>
          </table:table-cell>
          <table:table-cell office:value-type="float" office:value="51.701999999999998" table:style-name="ce11">
            <text:p>51.702</text:p>
          </table:table-cell>
          <table:table-cell office:value-type="float" office:value="60.680999999999997" table:style-name="ce11">
            <text:p>60.681</text:p>
          </table:table-cell>
          <table:table-cell office:value-type="float" office:value="58.786000000000001" table:style-name="ce11">
            <text:p>58.786</text:p>
          </table:table-cell>
          <table:table-cell office:value-type="float" office:value="55.463999999999999" table:style-name="ce11">
            <text:p>55.464</text:p>
          </table:table-cell>
          <table:table-cell office:value-type="float" office:value="37.418999999999997" table:style-name="ce11">
            <text:p>37.419</text:p>
          </table:table-cell>
          <table:table-cell office:value-type="float" office:value="92.102999999999994" table:style-name="ce11">
            <text:p>92.103</text:p>
          </table:table-cell>
          <table:table-cell office:value-type="float" office:value="78.216999999999999" table:style-name="ce11">
            <text:p>78.217</text:p>
          </table:table-cell>
          <table:table-cell office:value-type="float" office:value="80.11" table:style-name="ce11">
            <text:p>80.11</text:p>
          </table:table-cell>
          <table:table-cell office:value-type="float" office:value="73.111999999999995" table:style-name="ce11">
            <text:p>73.112</text:p>
          </table:table-cell>
          <table:table-cell office:value-type="float" office:value="86.869" table:style-name="ce11">
            <text:p>86.869</text:p>
          </table:table-cell>
          <table:table-cell office:value-type="float" office:value="64.337999999999994" table:style-name="ce11">
            <text:p>64.338</text:p>
          </table:table-cell>
          <table:table-cell office:value-type="float" office:value="52.026000000000003" table:style-name="ce11">
            <text:p>52.026</text:p>
          </table:table-cell>
          <table:table-cell office:value-type="float" office:value="81.635000000000005" table:style-name="ce11">
            <text:p>81.635</text:p>
          </table:table-cell>
          <table:table-cell office:value-type="float" office:value="24.678000000000001" table:style-name="ce11">
            <text:p>24.678</text:p>
          </table:table-cell>
          <table:table-cell office:value-type="float" office:value="84.025999999999996" table:style-name="ce11">
            <text:p>84.026</text:p>
          </table:table-cell>
          <table:table-cell office:value-type="float" office:value="82.644999999999996" table:style-name="ce11">
            <text:p>82.645</text:p>
          </table:table-cell>
          <table:table-cell office:value-type="float" office:value="94.49" table:style-name="ce11">
            <text:p>94.49</text:p>
          </table:table-cell>
          <table:table-cell office:value-type="float" office:value="69.465000000000003" table:style-name="ce11">
            <text:p>69.465</text:p>
          </table:table-cell>
          <table:table-cell office:value-type="float" office:value="62.326999999999998" table:style-name="ce11">
            <text:p>62.327</text:p>
          </table:table-cell>
          <table:table-cell office:value-type="float" office:value="24.262" table:style-name="ce11">
            <text:p>24.262</text:p>
          </table:table-cell>
          <table:table-cell office:value-type="float" office:value="5.0510000000000002" table:style-name="ce11">
            <text:p>5.051</text:p>
          </table:table-cell>
          <table:table-cell office:value-type="float" office:value="11.662000000000001" table:style-name="ce11">
            <text:p>11.662</text:p>
          </table:table-cell>
          <table:table-cell office:value-type="float" office:value="29.568000000000001" table:style-name="ce11">
            <text:p>29.568</text:p>
          </table:table-cell>
          <table:table-cell office:value-type="float" office:value="53.719000000000001" table:style-name="ce11">
            <text:p>53.719</text:p>
          </table:table-cell>
          <table:table-cell office:value-type="float" office:value="8.3559999999999999" table:style-name="ce11">
            <text:p>8.356</text:p>
          </table:table-cell>
          <table:table-cell office:value-type="float" office:value="85.846000000000004" table:style-name="ce11">
            <text:p>85.846</text:p>
          </table:table-cell>
          <table:table-cell office:value-type="float" office:value="71.572999999999993" table:style-name="ce11">
            <text:p>71.573</text:p>
          </table:table-cell>
          <table:table-cell office:value-type="float" office:value="79.097999999999999" table:style-name="ce11">
            <text:p>79.098</text:p>
          </table:table-cell>
          <table:table-cell office:value-type="float" office:value="5.4329999999999998" table:style-name="ce11">
            <text:p>5.433</text:p>
          </table:table-cell>
          <table:table-cell office:value-type="float" office:value="88.122" table:style-name="ce11">
            <text:p>88.122</text:p>
          </table:table-cell>
          <table:table-cell office:value-type="float" office:value="6.4459999999999997" table:style-name="ce11">
            <text:p>6.446</text:p>
          </table:table-cell>
          <table:table-cell office:value-type="float" office:value="4.6879999999999997" table:style-name="ce11">
            <text:p>4.688</text:p>
          </table:table-cell>
          <table:table-cell office:value-type="float" office:value="90.349000000000004" table:style-name="ce11">
            <text:p>90.349</text:p>
          </table:table-cell>
          <table:table-cell office:value-type="float" office:value="4.9630000000000001" table:style-name="ce11">
            <text:p>4.963</text:p>
          </table:table-cell>
          <table:table-cell office:value-type="float" office:value="39.216000000000001" table:style-name="ce11">
            <text:p>39.216</text:p>
          </table:table-cell>
          <table:table-cell office:value-type="float" office:value="47.058999999999997" table:style-name="ce11">
            <text:p>47.059</text:p>
          </table:table-cell>
          <table:table-cell office:value-type="string" table:style-name="ce8">
            <text:p>[c]</text:p>
          </table:table-cell>
          <table:table-cell office:value-type="string" table:style-name="ce8">
            <text:p>[c]</text:p>
          </table:table-cell>
          <table:table-cell office:value-type="float" office:value="50" table:style-name="ce11">
            <text:p>50</text:p>
          </table:table-cell>
          <table:table-cell office:value-type="string" table:style-name="ce8">
            <text:p>[c]</text:p>
          </table:table-cell>
          <table:table-cell office:value-type="float" office:value="44" table:style-name="ce11">
            <text:p>44</text:p>
          </table:table-cell>
          <table:table-cell office:value-type="float" office:value="38" table:style-name="ce11">
            <text:p>38</text:p>
          </table:table-cell>
          <table:table-cell office:value-type="string" table:style-name="ce8">
            <text:p>[c]</text:p>
          </table:table-cell>
          <table:table-cell office:value-type="float" office:value="56" table:style-name="ce11">
            <text:p>56</text:p>
          </table:table-cell>
          <table:table-cell office:value-type="float" office:value="26" table:style-name="ce11">
            <text:p>2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1.388999999999996" table:style-name="ce11">
            <text:p>71.389</text:p>
          </table:table-cell>
          <table:table-cell office:value-type="float" office:value="72.635000000000005" table:style-name="ce11">
            <text:p>72.635</text:p>
          </table:table-cell>
          <table:table-cell office:value-type="float" office:value="64.14" table:style-name="ce11">
            <text:p>64.14</text:p>
          </table:table-cell>
          <table:table-cell office:value-type="float" office:value="33.271999999999998" table:style-name="ce11">
            <text:p>33.272</text:p>
          </table:table-cell>
          <table:table-cell office:value-type="float" office:value="72.099000000000004" table:style-name="ce11">
            <text:p>72.099</text:p>
          </table:table-cell>
          <table:table-cell office:value-type="float" office:value="71.638999999999996" table:style-name="ce11">
            <text:p>71.639</text:p>
          </table:table-cell>
          <table:table-cell office:value-type="float" office:value="75.022999999999996" table:style-name="ce11">
            <text:p>75.023</text:p>
          </table:table-cell>
          <table:table-cell office:value-type="float" office:value="62.534999999999997" table:style-name="ce11">
            <text:p>62.535</text:p>
          </table:table-cell>
          <table:table-cell table:number-columns-repeated="16261"/>
        </table:table-row>
        <table:table-row table:style-name="ro7">
          <table:table-cell office:value-type="string" table:style-name="ce3">
            <text:p>CICA</text:p>
          </table:table-cell>
          <table:table-cell office:value-type="string" table:style-name="ce3">
            <text:p>Criminal Injuries Compensation Authority</text:p>
          </table:table-cell>
          <table:table-cell office:value-type="string" table:style-name="ce3">
            <text:p>Justice</text:p>
          </table:table-cell>
          <table:table-cell office:value-type="string" table:style-name="ce3">
            <text:p/>
          </table:table-cell>
          <table:table-cell office:value-type="float" office:value="82.483999999999995" table:style-name="ce11">
            <text:p>82.484</text:p>
          </table:table-cell>
          <table:table-cell office:value-type="float" office:value="65.837000000000003" table:style-name="ce11">
            <text:p>65.837</text:p>
          </table:table-cell>
          <table:table-cell office:value-type="float" office:value="26.343" table:style-name="ce11">
            <text:p>26.343</text:p>
          </table:table-cell>
          <table:table-cell office:value-type="float" office:value="76.16" table:style-name="ce11">
            <text:p>76.16</text:p>
          </table:table-cell>
          <table:table-cell office:value-type="float" office:value="78.224000000000004" table:style-name="ce11">
            <text:p>78.224</text:p>
          </table:table-cell>
          <table:table-cell office:value-type="float" office:value="89.768000000000001" table:style-name="ce11">
            <text:p>89.768</text:p>
          </table:table-cell>
          <table:table-cell office:value-type="float" office:value="76.426000000000002" table:style-name="ce11">
            <text:p>76.426</text:p>
          </table:table-cell>
          <table:table-cell office:value-type="float" office:value="86.486000000000004" table:style-name="ce11">
            <text:p>86.486</text:p>
          </table:table-cell>
          <table:table-cell office:value-type="float" office:value="57.304000000000002" table:style-name="ce11">
            <text:p>57.304</text:p>
          </table:table-cell>
          <table:table-cell office:value-type="float" office:value="83.686999999999998" table:style-name="ce11">
            <text:p>83.687</text:p>
          </table:table-cell>
          <table:table-cell office:value-type="float" office:value="81.274000000000001" table:style-name="ce11">
            <text:p>81.274</text:p>
          </table:table-cell>
          <table:table-cell office:value-type="float" office:value="19.047999999999998" table:style-name="ce11">
            <text:p>19.048</text:p>
          </table:table-cell>
          <table:table-cell office:value-type="float" office:value="53.597999999999999" table:style-name="ce11">
            <text:p>53.598</text:p>
          </table:table-cell>
          <table:table-cell office:value-type="float" office:value="93.022999999999996" table:style-name="ce11">
            <text:p>93.023</text:p>
          </table:table-cell>
          <table:table-cell office:value-type="float" office:value="83.784000000000006" table:style-name="ce11">
            <text:p>83.784</text:p>
          </table:table-cell>
          <table:table-cell office:value-type="float" office:value="84.17" table:style-name="ce11">
            <text:p>84.17</text:p>
          </table:table-cell>
          <table:table-cell office:value-type="float" office:value="56.201999999999998" table:style-name="ce11">
            <text:p>56.202</text:p>
          </table:table-cell>
          <table:table-cell office:value-type="float" office:value="73.745000000000005" table:style-name="ce11">
            <text:p>73.745</text:p>
          </table:table-cell>
          <table:table-cell office:value-type="float" office:value="89.534999999999997" table:style-name="ce11">
            <text:p>89.535</text:p>
          </table:table-cell>
          <table:table-cell office:value-type="float" office:value="89.960999999999999" table:style-name="ce11">
            <text:p>89.961</text:p>
          </table:table-cell>
          <table:table-cell office:value-type="float" office:value="76.061999999999998" table:style-name="ce11">
            <text:p>76.062</text:p>
          </table:table-cell>
          <table:table-cell office:value-type="float" office:value="86.873000000000005" table:style-name="ce11">
            <text:p>86.873</text:p>
          </table:table-cell>
          <table:table-cell office:value-type="float" office:value="83.012" table:style-name="ce11">
            <text:p>83.012</text:p>
          </table:table-cell>
          <table:table-cell office:value-type="float" office:value="76.061999999999998" table:style-name="ce11">
            <text:p>76.062</text:p>
          </table:table-cell>
          <table:table-cell office:value-type="float" office:value="79.923000000000002" table:style-name="ce11">
            <text:p>79.923</text:p>
          </table:table-cell>
          <table:table-cell office:value-type="float" office:value="81.466999999999999" table:style-name="ce11">
            <text:p>81.467</text:p>
          </table:table-cell>
          <table:table-cell office:value-type="float" office:value="68.725999999999999" table:style-name="ce11">
            <text:p>68.726</text:p>
          </table:table-cell>
          <table:table-cell office:value-type="float" office:value="64.728999999999999" table:style-name="ce11">
            <text:p>64.729</text:p>
          </table:table-cell>
          <table:table-cell office:value-type="float" office:value="70.816999999999993" table:style-name="ce11">
            <text:p>70.817</text:p>
          </table:table-cell>
          <table:table-cell office:value-type="float" office:value="91.86" table:style-name="ce11">
            <text:p>91.86</text:p>
          </table:table-cell>
          <table:table-cell office:value-type="float" office:value="88.417000000000002" table:style-name="ce11">
            <text:p>88.417</text:p>
          </table:table-cell>
          <table:table-cell office:value-type="float" office:value="79.150999999999996" table:style-name="ce11">
            <text:p>79.151</text:p>
          </table:table-cell>
          <table:table-cell office:value-type="float" office:value="70.543000000000006" table:style-name="ce11">
            <text:p>70.543</text:p>
          </table:table-cell>
          <table:table-cell office:value-type="float" office:value="49.807000000000002" table:style-name="ce11">
            <text:p>49.807</text:p>
          </table:table-cell>
          <table:table-cell office:value-type="float" office:value="61.719000000000001" table:style-name="ce11">
            <text:p>61.719</text:p>
          </table:table-cell>
          <table:table-cell office:value-type="float" office:value="47.103999999999999" table:style-name="ce11">
            <text:p>47.104</text:p>
          </table:table-cell>
          <table:table-cell office:value-type="float" office:value="87.983999999999995" table:style-name="ce11">
            <text:p>87.984</text:p>
          </table:table-cell>
          <table:table-cell office:value-type="float" office:value="88.031000000000006" table:style-name="ce11">
            <text:p>88.031</text:p>
          </table:table-cell>
          <table:table-cell office:value-type="float" office:value="70.930000000000007" table:style-name="ce11">
            <text:p>70.93</text:p>
          </table:table-cell>
          <table:table-cell office:value-type="float" office:value="87.644999999999996" table:style-name="ce11">
            <text:p>87.645</text:p>
          </table:table-cell>
          <table:table-cell office:value-type="float" office:value="72.200999999999993" table:style-name="ce11">
            <text:p>72.201</text:p>
          </table:table-cell>
          <table:table-cell office:value-type="float" office:value="83.012" table:style-name="ce11">
            <text:p>83.012</text:p>
          </table:table-cell>
          <table:table-cell office:value-type="float" office:value="91.472999999999999" table:style-name="ce11">
            <text:p>91.473</text:p>
          </table:table-cell>
          <table:table-cell office:value-type="float" office:value="81.783000000000001" table:style-name="ce11">
            <text:p>81.783</text:p>
          </table:table-cell>
          <table:table-cell office:value-type="float" office:value="71.317999999999998" table:style-name="ce11">
            <text:p>71.318</text:p>
          </table:table-cell>
          <table:table-cell office:value-type="float" office:value="87.644999999999996" table:style-name="ce11">
            <text:p>87.645</text:p>
          </table:table-cell>
          <table:table-cell office:value-type="float" office:value="16.216000000000001" table:style-name="ce11">
            <text:p>16.216</text:p>
          </table:table-cell>
          <table:table-cell office:value-type="float" office:value="27.027000000000001" table:style-name="ce11">
            <text:p>27.027</text:p>
          </table:table-cell>
          <table:table-cell office:value-type="float" office:value="13.9" table:style-name="ce11">
            <text:p>13.9</text:p>
          </table:table-cell>
          <table:table-cell office:value-type="float" office:value="70.27" table:style-name="ce11">
            <text:p>70.27</text:p>
          </table:table-cell>
          <table:table-cell office:value-type="float" office:value="50.774999999999999" table:style-name="ce11">
            <text:p>50.775</text:p>
          </table:table-cell>
          <table:table-cell office:value-type="float" office:value="61.776000000000003" table:style-name="ce11">
            <text:p>61.776</text:p>
          </table:table-cell>
          <table:table-cell office:value-type="float" office:value="64.843999999999994" table:style-name="ce11">
            <text:p>64.844</text:p>
          </table:table-cell>
          <table:table-cell office:value-type="float" office:value="55.426000000000002" table:style-name="ce11">
            <text:p>55.426</text:p>
          </table:table-cell>
          <table:table-cell office:value-type="float" office:value="56.201999999999998" table:style-name="ce11">
            <text:p>56.202</text:p>
          </table:table-cell>
          <table:table-cell office:value-type="float" office:value="39.381999999999998" table:style-name="ce11">
            <text:p>39.382</text:p>
          </table:table-cell>
          <table:table-cell office:value-type="float" office:value="42.085000000000001" table:style-name="ce11">
            <text:p>42.085</text:p>
          </table:table-cell>
          <table:table-cell office:value-type="float" office:value="62.402999999999999" table:style-name="ce11">
            <text:p>62.403</text:p>
          </table:table-cell>
          <table:table-cell office:value-type="float" office:value="41.085000000000001" table:style-name="ce11">
            <text:p>41.085</text:p>
          </table:table-cell>
          <table:table-cell office:value-type="float" office:value="58.914999999999999" table:style-name="ce11">
            <text:p>58.915</text:p>
          </table:table-cell>
          <table:table-cell office:value-type="float" office:value="68.725999999999999" table:style-name="ce11">
            <text:p>68.726</text:p>
          </table:table-cell>
          <table:table-cell office:value-type="float" office:value="64.728999999999999" table:style-name="ce11">
            <text:p>64.729</text:p>
          </table:table-cell>
          <table:table-cell office:value-type="float" office:value="58.914999999999999" table:style-name="ce11">
            <text:p>58.915</text:p>
          </table:table-cell>
          <table:table-cell office:value-type="float" office:value="61.39" table:style-name="ce11">
            <text:p>61.39</text:p>
          </table:table-cell>
          <table:table-cell office:value-type="float" office:value="59.845999999999997" table:style-name="ce11">
            <text:p>59.846</text:p>
          </table:table-cell>
          <table:table-cell office:value-type="float" office:value="50.965000000000003" table:style-name="ce11">
            <text:p>50.965</text:p>
          </table:table-cell>
          <table:table-cell office:value-type="float" office:value="37.066000000000003" table:style-name="ce11">
            <text:p>37.066</text:p>
          </table:table-cell>
          <table:table-cell office:value-type="float" office:value="92.635999999999996" table:style-name="ce11">
            <text:p>92.636</text:p>
          </table:table-cell>
          <table:table-cell office:value-type="float" office:value="77.132000000000005" table:style-name="ce11">
            <text:p>77.132</text:p>
          </table:table-cell>
          <table:table-cell office:value-type="float" office:value="82.625" table:style-name="ce11">
            <text:p>82.625</text:p>
          </table:table-cell>
          <table:table-cell office:value-type="float" office:value="76.447999999999993" table:style-name="ce11">
            <text:p>76.448</text:p>
          </table:table-cell>
          <table:table-cell office:value-type="float" office:value="86.873000000000005" table:style-name="ce11">
            <text:p>86.873</text:p>
          </table:table-cell>
          <table:table-cell office:value-type="float" office:value="67.567999999999998" table:style-name="ce11">
            <text:p>67.568</text:p>
          </table:table-cell>
          <table:table-cell office:value-type="float" office:value="57.143000000000001" table:style-name="ce11">
            <text:p>57.143</text:p>
          </table:table-cell>
          <table:table-cell office:value-type="float" office:value="84.17" table:style-name="ce11">
            <text:p>84.17</text:p>
          </table:table-cell>
          <table:table-cell office:value-type="float" office:value="21.622" table:style-name="ce11">
            <text:p>21.622</text:p>
          </table:table-cell>
          <table:table-cell office:value-type="float" office:value="91.12" table:style-name="ce11">
            <text:p>91.12</text:p>
          </table:table-cell>
          <table:table-cell office:value-type="float" office:value="90.31" table:style-name="ce11">
            <text:p>90.31</text:p>
          </table:table-cell>
          <table:table-cell office:value-type="float" office:value="94.980999999999995" table:style-name="ce11">
            <text:p>94.981</text:p>
          </table:table-cell>
          <table:table-cell office:value-type="float" office:value="74.131" table:style-name="ce11">
            <text:p>74.131</text:p>
          </table:table-cell>
          <table:table-cell office:value-type="float" office:value="60.853000000000002" table:style-name="ce11">
            <text:p>60.853</text:p>
          </table:table-cell>
          <table:table-cell office:value-type="float" office:value="26.744" table:style-name="ce11">
            <text:p>26.744</text:p>
          </table:table-cell>
          <table:table-cell office:value-type="float" office:value="10.077999999999999" table:style-name="ce11">
            <text:p>10.078</text:p>
          </table:table-cell>
          <table:table-cell office:value-type="float" office:value="12.791" table:style-name="ce11">
            <text:p>12.791</text:p>
          </table:table-cell>
          <table:table-cell office:value-type="float" office:value="35.658999999999999" table:style-name="ce11">
            <text:p>35.659</text:p>
          </table:table-cell>
          <table:table-cell office:value-type="float" office:value="41.472999999999999" table:style-name="ce11">
            <text:p>41.473</text:p>
          </table:table-cell>
          <table:table-cell office:value-type="float" office:value="4.2969999999999997" table:style-name="ce11">
            <text:p>4.297</text:p>
          </table:table-cell>
          <table:table-cell office:value-type="float" office:value="91.084999999999994" table:style-name="ce11">
            <text:p>91.085</text:p>
          </table:table-cell>
          <table:table-cell office:value-type="float" office:value="73.745000000000005" table:style-name="ce11">
            <text:p>73.745</text:p>
          </table:table-cell>
          <table:table-cell office:value-type="float" office:value="82.239000000000004" table:style-name="ce11">
            <text:p>82.239</text:p>
          </table:table-cell>
          <table:table-cell office:value-type="float" office:value="6.5640000000000001" table:style-name="ce11">
            <text:p>6.564</text:p>
          </table:table-cell>
          <table:table-cell office:value-type="float" office:value="88.417000000000002" table:style-name="ce11">
            <text:p>88.417</text:p>
          </table:table-cell>
          <table:table-cell office:value-type="float" office:value="5.0190000000000001" table:style-name="ce11">
            <text:p>5.019</text:p>
          </table:table-cell>
          <table:table-cell office:value-type="float" office:value="4.633" table:style-name="ce11">
            <text:p>4.633</text:p>
          </table:table-cell>
          <table:table-cell office:value-type="float" office:value="89.188999999999993" table:style-name="ce11">
            <text:p>89.189</text:p>
          </table:table-cell>
          <table:table-cell office:value-type="float" office:value="6.1779999999999999" table:style-name="ce11">
            <text:p>6.178</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83.332999999999998" table:style-name="ce11">
            <text:p>83.33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0.587999999999994" table:style-name="ce11">
            <text:p>70.588</text:p>
          </table:table-cell>
          <table:table-cell office:value-type="float" office:value="74.703999999999994" table:style-name="ce11">
            <text:p>74.704</text:p>
          </table:table-cell>
          <table:table-cell office:value-type="float" office:value="59.216000000000001" table:style-name="ce11">
            <text:p>59.216</text:p>
          </table:table-cell>
          <table:table-cell office:value-type="float" office:value="37.008000000000003" table:style-name="ce11">
            <text:p>37.008</text:p>
          </table:table-cell>
          <table:table-cell office:value-type="float" office:value="66.147999999999996" table:style-name="ce11">
            <text:p>66.148</text:p>
          </table:table-cell>
          <table:table-cell office:value-type="float" office:value="69.260999999999996" table:style-name="ce11">
            <text:p>69.261</text:p>
          </table:table-cell>
          <table:table-cell office:value-type="float" office:value="68.093000000000004" table:style-name="ce11">
            <text:p>68.093</text:p>
          </table:table-cell>
          <table:table-cell office:value-type="float" office:value="50.584000000000003" table:style-name="ce11">
            <text:p>50.584</text:p>
          </table:table-cell>
          <table:table-cell table:number-columns-repeated="16261"/>
        </table:table-row>
        <table:table-row table:style-name="ro5">
          <table:table-cell office:value-type="string" table:style-name="ce3">
            <text:p>CMA</text:p>
          </table:table-cell>
          <table:table-cell office:value-type="string" table:style-name="ce3">
            <text:p>Competition and Markets Authority</text:p>
          </table:table-cell>
          <table:table-cell office:value-type="string" table:style-name="ce3">
            <text:p>Department for Business and Trade</text:p>
          </table:table-cell>
          <table:table-cell office:value-type="string" table:style-name="ce3">
            <text:p/>
          </table:table-cell>
          <table:table-cell office:value-type="float" office:value="72.227999999999994" table:style-name="ce11">
            <text:p>72.228</text:p>
          </table:table-cell>
          <table:table-cell office:value-type="float" office:value="65.100999999999999" table:style-name="ce11">
            <text:p>65.101</text:p>
          </table:table-cell>
          <table:table-cell office:value-type="float" office:value="27.366" table:style-name="ce11">
            <text:p>27.366</text:p>
          </table:table-cell>
          <table:table-cell office:value-type="float" office:value="74.022999999999996" table:style-name="ce11">
            <text:p>74.023</text:p>
          </table:table-cell>
          <table:table-cell office:value-type="float" office:value="77.453000000000003" table:style-name="ce11">
            <text:p>77.453</text:p>
          </table:table-cell>
          <table:table-cell office:value-type="float" office:value="89.885000000000005" table:style-name="ce11">
            <text:p>89.885</text:p>
          </table:table-cell>
          <table:table-cell office:value-type="float" office:value="74.896000000000001" table:style-name="ce11">
            <text:p>74.896</text:p>
          </table:table-cell>
          <table:table-cell office:value-type="float" office:value="81.875" table:style-name="ce11">
            <text:p>81.875</text:p>
          </table:table-cell>
          <table:table-cell office:value-type="float" office:value="55.057000000000002" table:style-name="ce11">
            <text:p>55.057</text:p>
          </table:table-cell>
          <table:table-cell office:value-type="float" office:value="77.713999999999999" table:style-name="ce11">
            <text:p>77.714</text:p>
          </table:table-cell>
          <table:table-cell office:value-type="float" office:value="76.016000000000005" table:style-name="ce11">
            <text:p>76.016</text:p>
          </table:table-cell>
          <table:table-cell office:value-type="float" office:value="21.120999999999999" table:style-name="ce11">
            <text:p>21.121</text:p>
          </table:table-cell>
          <table:table-cell office:value-type="float" office:value="59.085000000000001" table:style-name="ce11">
            <text:p>59.085</text:p>
          </table:table-cell>
          <table:table-cell office:value-type="float" office:value="91.379000000000005" table:style-name="ce11">
            <text:p>91.379</text:p>
          </table:table-cell>
          <table:table-cell office:value-type="float" office:value="79.022999999999996" table:style-name="ce11">
            <text:p>79.023</text:p>
          </table:table-cell>
          <table:table-cell office:value-type="float" office:value="77.331000000000003" table:style-name="ce11">
            <text:p>77.331</text:p>
          </table:table-cell>
          <table:table-cell office:value-type="float" office:value="61.527000000000001" table:style-name="ce11">
            <text:p>61.527</text:p>
          </table:table-cell>
          <table:table-cell office:value-type="float" office:value="78.049000000000007" table:style-name="ce11">
            <text:p>78.049</text:p>
          </table:table-cell>
          <table:table-cell office:value-type="float" office:value="89.799000000000007" table:style-name="ce11">
            <text:p>89.799</text:p>
          </table:table-cell>
          <table:table-cell office:value-type="float" office:value="90.1" table:style-name="ce11">
            <text:p>90.1</text:p>
          </table:table-cell>
          <table:table-cell office:value-type="float" office:value="75.753" table:style-name="ce11">
            <text:p>75.753</text:p>
          </table:table-cell>
          <table:table-cell office:value-type="float" office:value="87.947999999999993" table:style-name="ce11">
            <text:p>87.948</text:p>
          </table:table-cell>
          <table:table-cell office:value-type="float" office:value="87.518000000000001" table:style-name="ce11">
            <text:p>87.518</text:p>
          </table:table-cell>
          <table:table-cell office:value-type="float" office:value="68.293000000000006" table:style-name="ce11">
            <text:p>68.293</text:p>
          </table:table-cell>
          <table:table-cell office:value-type="float" office:value="80.918000000000006" table:style-name="ce11">
            <text:p>80.918</text:p>
          </table:table-cell>
          <table:table-cell office:value-type="float" office:value="83.022000000000006" table:style-name="ce11">
            <text:p>83.022</text:p>
          </table:table-cell>
          <table:table-cell office:value-type="float" office:value="65.561999999999998" table:style-name="ce11">
            <text:p>65.562</text:p>
          </table:table-cell>
          <table:table-cell office:value-type="float" office:value="64.799000000000007" table:style-name="ce11">
            <text:p>64.799</text:p>
          </table:table-cell>
          <table:table-cell office:value-type="float" office:value="60.258000000000003" table:style-name="ce11">
            <text:p>60.258</text:p>
          </table:table-cell>
          <table:table-cell office:value-type="float" office:value="85.94" table:style-name="ce11">
            <text:p>85.94</text:p>
          </table:table-cell>
          <table:table-cell office:value-type="float" office:value="84.792000000000002" table:style-name="ce11">
            <text:p>84.792</text:p>
          </table:table-cell>
          <table:table-cell office:value-type="float" office:value="74.891999999999996" table:style-name="ce11">
            <text:p>74.892</text:p>
          </table:table-cell>
          <table:table-cell office:value-type="float" office:value="65.373999999999995" table:style-name="ce11">
            <text:p>65.374</text:p>
          </table:table-cell>
          <table:table-cell office:value-type="float" office:value="51.366999999999997" table:style-name="ce11">
            <text:p>51.367</text:p>
          </table:table-cell>
          <table:table-cell office:value-type="float" office:value="50.933" table:style-name="ce11">
            <text:p>50.933</text:p>
          </table:table-cell>
          <table:table-cell office:value-type="float" office:value="52.585999999999999" table:style-name="ce11">
            <text:p>52.586</text:p>
          </table:table-cell>
          <table:table-cell office:value-type="float" office:value="80.028999999999996" table:style-name="ce11">
            <text:p>80.029</text:p>
          </table:table-cell>
          <table:table-cell office:value-type="float" office:value="85.775999999999996" table:style-name="ce11">
            <text:p>85.776</text:p>
          </table:table-cell>
          <table:table-cell office:value-type="float" office:value="71.263999999999996" table:style-name="ce11">
            <text:p>71.264</text:p>
          </table:table-cell>
          <table:table-cell office:value-type="float" office:value="73.745000000000005" table:style-name="ce11">
            <text:p>73.745</text:p>
          </table:table-cell>
          <table:table-cell office:value-type="float" office:value="77.73" table:style-name="ce11">
            <text:p>77.73</text:p>
          </table:table-cell>
          <table:table-cell office:value-type="float" office:value="74.319000000000003" table:style-name="ce11">
            <text:p>74.319</text:p>
          </table:table-cell>
          <table:table-cell office:value-type="float" office:value="92.795000000000002" table:style-name="ce11">
            <text:p>92.795</text:p>
          </table:table-cell>
          <table:table-cell office:value-type="float" office:value="82.828000000000003" table:style-name="ce11">
            <text:p>82.828</text:p>
          </table:table-cell>
          <table:table-cell office:value-type="float" office:value="61.670999999999999" table:style-name="ce11">
            <text:p>61.671</text:p>
          </table:table-cell>
          <table:table-cell office:value-type="float" office:value="66.713999999999999" table:style-name="ce11">
            <text:p>66.714</text:p>
          </table:table-cell>
          <table:table-cell office:value-type="float" office:value="22.446000000000002" table:style-name="ce11">
            <text:p>22.446</text:p>
          </table:table-cell>
          <table:table-cell office:value-type="float" office:value="22.844999999999999" table:style-name="ce11">
            <text:p>22.845</text:p>
          </table:table-cell>
          <table:table-cell office:value-type="float" office:value="18.103000000000002" table:style-name="ce11">
            <text:p>18.103</text:p>
          </table:table-cell>
          <table:table-cell office:value-type="float" office:value="66.474999999999994" table:style-name="ce11">
            <text:p>66.475</text:p>
          </table:table-cell>
          <table:table-cell office:value-type="float" office:value="54.963999999999999" table:style-name="ce11">
            <text:p>54.964</text:p>
          </table:table-cell>
          <table:table-cell office:value-type="float" office:value="74.927999999999997" table:style-name="ce11">
            <text:p>74.928</text:p>
          </table:table-cell>
          <table:table-cell office:value-type="float" office:value="67.816000000000003" table:style-name="ce11">
            <text:p>67.816</text:p>
          </table:table-cell>
          <table:table-cell office:value-type="float" office:value="65.805000000000007" table:style-name="ce11">
            <text:p>65.805</text:p>
          </table:table-cell>
          <table:table-cell office:value-type="float" office:value="65.566999999999993" table:style-name="ce11">
            <text:p>65.567</text:p>
          </table:table-cell>
          <table:table-cell office:value-type="float" office:value="41.954000000000001" table:style-name="ce11">
            <text:p>41.954</text:p>
          </table:table-cell>
          <table:table-cell office:value-type="float" office:value="42.302" table:style-name="ce11">
            <text:p>42.302</text:p>
          </table:table-cell>
          <table:table-cell office:value-type="float" office:value="71.879000000000005" table:style-name="ce11">
            <text:p>71.879</text:p>
          </table:table-cell>
          <table:table-cell office:value-type="float" office:value="50.575000000000003" table:style-name="ce11">
            <text:p>50.575</text:p>
          </table:table-cell>
          <table:table-cell office:value-type="float" office:value="50.935000000000002" table:style-name="ce11">
            <text:p>50.935</text:p>
          </table:table-cell>
          <table:table-cell office:value-type="float" office:value="74.174999999999997" table:style-name="ce11">
            <text:p>74.175</text:p>
          </table:table-cell>
          <table:table-cell office:value-type="float" office:value="67.144999999999996" table:style-name="ce11">
            <text:p>67.145</text:p>
          </table:table-cell>
          <table:table-cell office:value-type="float" office:value="49.713000000000001" table:style-name="ce11">
            <text:p>49.713</text:p>
          </table:table-cell>
          <table:table-cell office:value-type="float" office:value="57.183999999999997" table:style-name="ce11">
            <text:p>57.184</text:p>
          </table:table-cell>
          <table:table-cell office:value-type="float" office:value="53.945" table:style-name="ce11">
            <text:p>53.945</text:p>
          </table:table-cell>
          <table:table-cell office:value-type="float" office:value="52.518000000000001" table:style-name="ce11">
            <text:p>52.518</text:p>
          </table:table-cell>
          <table:table-cell office:value-type="float" office:value="37.786999999999999" table:style-name="ce11">
            <text:p>37.787</text:p>
          </table:table-cell>
          <table:table-cell office:value-type="float" office:value="84.052000000000007" table:style-name="ce11">
            <text:p>84.052</text:p>
          </table:table-cell>
          <table:table-cell office:value-type="float" office:value="65.709999999999994" table:style-name="ce11">
            <text:p>65.71</text:p>
          </table:table-cell>
          <table:table-cell office:value-type="float" office:value="73.850999999999999" table:style-name="ce11">
            <text:p>73.851</text:p>
          </table:table-cell>
          <table:table-cell office:value-type="float" office:value="68.677999999999997" table:style-name="ce11">
            <text:p>68.678</text:p>
          </table:table-cell>
          <table:table-cell office:value-type="float" office:value="74.748999999999995" table:style-name="ce11">
            <text:p>74.749</text:p>
          </table:table-cell>
          <table:table-cell office:value-type="float" office:value="52.805999999999997" table:style-name="ce11">
            <text:p>52.806</text:p>
          </table:table-cell>
          <table:table-cell office:value-type="float" office:value="34.387999999999998" table:style-name="ce11">
            <text:p>34.388</text:p>
          </table:table-cell>
          <table:table-cell office:value-type="float" office:value="92.241" table:style-name="ce11">
            <text:p>92.241</text:p>
          </table:table-cell>
          <table:table-cell office:value-type="float" office:value="32.328000000000003" table:style-name="ce11">
            <text:p>32.328</text:p>
          </table:table-cell>
          <table:table-cell office:value-type="float" office:value="85.302999999999997" table:style-name="ce11">
            <text:p>85.303</text:p>
          </table:table-cell>
          <table:table-cell office:value-type="float" office:value="81.635999999999996" table:style-name="ce11">
            <text:p>81.636</text:p>
          </table:table-cell>
          <table:table-cell office:value-type="float" office:value="94.828000000000003" table:style-name="ce11">
            <text:p>94.828</text:p>
          </table:table-cell>
          <table:table-cell office:value-type="float" office:value="64.739999999999995" table:style-name="ce11">
            <text:p>64.74</text:p>
          </table:table-cell>
          <table:table-cell office:value-type="float" office:value="54.558999999999997" table:style-name="ce11">
            <text:p>54.559</text:p>
          </table:table-cell>
          <table:table-cell office:value-type="float" office:value="8.8019999999999996" table:style-name="ce11">
            <text:p>8.802</text:p>
          </table:table-cell>
          <table:table-cell office:value-type="float" office:value="8.0579999999999998" table:style-name="ce11">
            <text:p>8.058</text:p>
          </table:table-cell>
          <table:table-cell office:value-type="float" office:value="17.986000000000001" table:style-name="ce11">
            <text:p>17.986</text:p>
          </table:table-cell>
          <table:table-cell office:value-type="float" office:value="48.201000000000001" table:style-name="ce11">
            <text:p>48.201</text:p>
          </table:table-cell>
          <table:table-cell office:value-type="float" office:value="25.754999999999999" table:style-name="ce11">
            <text:p>25.755</text:p>
          </table:table-cell>
          <table:table-cell office:value-type="float" office:value="6.8019999999999996" table:style-name="ce11">
            <text:p>6.802</text:p>
          </table:table-cell>
          <table:table-cell office:value-type="float" office:value="84.935000000000002" table:style-name="ce11">
            <text:p>84.935</text:p>
          </table:table-cell>
          <table:table-cell office:value-type="float" office:value="64.224000000000004" table:style-name="ce11">
            <text:p>64.224</text:p>
          </table:table-cell>
          <table:table-cell office:value-type="float" office:value="76.266000000000005" table:style-name="ce11">
            <text:p>76.266</text:p>
          </table:table-cell>
          <table:table-cell office:value-type="float" office:value="8.1780000000000008" table:style-name="ce11">
            <text:p>8.178</text:p>
          </table:table-cell>
          <table:table-cell office:value-type="float" office:value="86.944000000000003" table:style-name="ce11">
            <text:p>86.944</text:p>
          </table:table-cell>
          <table:table-cell office:value-type="float" office:value="4.8780000000000001" table:style-name="ce11">
            <text:p>4.878</text:p>
          </table:table-cell>
          <table:table-cell office:value-type="float" office:value="7.7469999999999999" table:style-name="ce11">
            <text:p>7.747</text:p>
          </table:table-cell>
          <table:table-cell office:value-type="float" office:value="88.665999999999997" table:style-name="ce11">
            <text:p>88.666</text:p>
          </table:table-cell>
          <table:table-cell office:value-type="float" office:value="3.5870000000000002" table:style-name="ce11">
            <text:p>3.587</text:p>
          </table:table-cell>
          <table:table-cell office:value-type="float" office:value="38.889000000000003" table:style-name="ce11">
            <text:p>38.889</text:p>
          </table:table-cell>
          <table:table-cell office:value-type="float" office:value="46.295999999999999" table:style-name="ce11">
            <text:p>46.296</text:p>
          </table:table-cell>
          <table:table-cell office:value-type="string" table:style-name="ce8">
            <text:p>[c]</text:p>
          </table:table-cell>
          <table:table-cell office:value-type="string" table:style-name="ce8">
            <text:p>[c]</text:p>
          </table:table-cell>
          <table:table-cell office:value-type="float" office:value="71.429000000000002" table:style-name="ce11">
            <text:p>71.429</text:p>
          </table:table-cell>
          <table:table-cell office:value-type="string" table:style-name="ce8">
            <text:p>[c]</text:p>
          </table:table-cell>
          <table:table-cell office:value-type="float" office:value="30.768999999999998" table:style-name="ce11">
            <text:p>30.769</text:p>
          </table:table-cell>
          <table:table-cell office:value-type="float" office:value="48.076999999999998" table:style-name="ce11">
            <text:p>48.077</text:p>
          </table:table-cell>
          <table:table-cell office:value-type="float" office:value="21.154" table:style-name="ce11">
            <text:p>21.154</text:p>
          </table:table-cell>
          <table:table-cell office:value-type="float" office:value="84.906000000000006" table:style-name="ce11">
            <text:p>84.90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7.733000000000004" table:style-name="ce11">
            <text:p>67.733</text:p>
          </table:table-cell>
          <table:table-cell office:value-type="float" office:value="72.343999999999994" table:style-name="ce11">
            <text:p>72.344</text:p>
          </table:table-cell>
          <table:table-cell office:value-type="float" office:value="63.357999999999997" table:style-name="ce11">
            <text:p>63.358</text:p>
          </table:table-cell>
          <table:table-cell office:value-type="float" office:value="35.619999999999997" table:style-name="ce11">
            <text:p>35.62</text:p>
          </table:table-cell>
          <table:table-cell office:value-type="float" office:value="75.727000000000004" table:style-name="ce11">
            <text:p>75.727</text:p>
          </table:table-cell>
          <table:table-cell office:value-type="float" office:value="75.108999999999995" table:style-name="ce11">
            <text:p>75.109</text:p>
          </table:table-cell>
          <table:table-cell office:value-type="float" office:value="49.201999999999998" table:style-name="ce11">
            <text:p>49.202</text:p>
          </table:table-cell>
          <table:table-cell office:value-type="float" office:value="51.814" table:style-name="ce11">
            <text:p>51.814</text:p>
          </table:table-cell>
          <table:table-cell table:number-columns-repeated="16261"/>
        </table:table-row>
        <table:table-row table:style-name="ro5">
          <table:table-cell office:value-type="string" table:style-name="ce3">
            <text:p>CO</text:p>
          </table:table-cell>
          <table:table-cell office:value-type="string" table:style-name="ce3">
            <text:p>Cabinet Office</text:p>
          </table:table-cell>
          <table:table-cell office:value-type="string" table:style-name="ce3">
            <text:p>Cabinet Office</text:p>
          </table:table-cell>
          <table:table-cell office:value-type="string" table:style-name="ce3">
            <text:p/>
          </table:table-cell>
          <table:table-cell office:value-type="float" office:value="75.427000000000007" table:style-name="ce11">
            <text:p>75.427</text:p>
          </table:table-cell>
          <table:table-cell office:value-type="float" office:value="57.874000000000002" table:style-name="ce11">
            <text:p>57.874</text:p>
          </table:table-cell>
          <table:table-cell office:value-type="float" office:value="28.448" table:style-name="ce11">
            <text:p>28.448</text:p>
          </table:table-cell>
          <table:table-cell office:value-type="float" office:value="73.930000000000007" table:style-name="ce11">
            <text:p>73.93</text:p>
          </table:table-cell>
          <table:table-cell office:value-type="float" office:value="76.706999999999994" table:style-name="ce11">
            <text:p>76.707</text:p>
          </table:table-cell>
          <table:table-cell office:value-type="float" office:value="68.879000000000005" table:style-name="ce11">
            <text:p>68.879</text:p>
          </table:table-cell>
          <table:table-cell office:value-type="float" office:value="75.266000000000005" table:style-name="ce11">
            <text:p>75.266</text:p>
          </table:table-cell>
          <table:table-cell office:value-type="float" office:value="83.766999999999996" table:style-name="ce11">
            <text:p>83.767</text:p>
          </table:table-cell>
          <table:table-cell office:value-type="float" office:value="49.826000000000001" table:style-name="ce11">
            <text:p>49.826</text:p>
          </table:table-cell>
          <table:table-cell office:value-type="float" office:value="76.965999999999994" table:style-name="ce11">
            <text:p>76.966</text:p>
          </table:table-cell>
          <table:table-cell office:value-type="float" office:value="71.856999999999999" table:style-name="ce11">
            <text:p>71.857</text:p>
          </table:table-cell>
          <table:table-cell office:value-type="float" office:value="32.029000000000003" table:style-name="ce11">
            <text:p>32.029</text:p>
          </table:table-cell>
          <table:table-cell office:value-type="float" office:value="45.198999999999998" table:style-name="ce11">
            <text:p>45.199</text:p>
          </table:table-cell>
          <table:table-cell office:value-type="float" office:value="90.191999999999993" table:style-name="ce11">
            <text:p>90.192</text:p>
          </table:table-cell>
          <table:table-cell office:value-type="float" office:value="79.802000000000007" table:style-name="ce11">
            <text:p>79.802</text:p>
          </table:table-cell>
          <table:table-cell office:value-type="float" office:value="76.073999999999998" table:style-name="ce11">
            <text:p>76.074</text:p>
          </table:table-cell>
          <table:table-cell office:value-type="float" office:value="58.834000000000003" table:style-name="ce11">
            <text:p>58.834</text:p>
          </table:table-cell>
          <table:table-cell office:value-type="float" office:value="78.587999999999994" table:style-name="ce11">
            <text:p>78.588</text:p>
          </table:table-cell>
          <table:table-cell office:value-type="float" office:value="65.902000000000001" table:style-name="ce11">
            <text:p>65.902</text:p>
          </table:table-cell>
          <table:table-cell office:value-type="float" office:value="71.808999999999997" table:style-name="ce11">
            <text:p>71.809</text:p>
          </table:table-cell>
          <table:table-cell office:value-type="float" office:value="75.335999999999999" table:style-name="ce11">
            <text:p>75.336</text:p>
          </table:table-cell>
          <table:table-cell office:value-type="float" office:value="87.397000000000006" table:style-name="ce11">
            <text:p>87.397</text:p>
          </table:table-cell>
          <table:table-cell office:value-type="float" office:value="84.944999999999993" table:style-name="ce11">
            <text:p>84.945</text:p>
          </table:table-cell>
          <table:table-cell office:value-type="float" office:value="60.695" table:style-name="ce11">
            <text:p>60.695</text:p>
          </table:table-cell>
          <table:table-cell office:value-type="float" office:value="78.578999999999994" table:style-name="ce11">
            <text:p>78.579</text:p>
          </table:table-cell>
          <table:table-cell office:value-type="float" office:value="81.966999999999999" table:style-name="ce11">
            <text:p>81.967</text:p>
          </table:table-cell>
          <table:table-cell office:value-type="float" office:value="70.909000000000006" table:style-name="ce11">
            <text:p>70.909</text:p>
          </table:table-cell>
          <table:table-cell office:value-type="float" office:value="67.763000000000005" table:style-name="ce11">
            <text:p>67.763</text:p>
          </table:table-cell>
          <table:table-cell office:value-type="float" office:value="69.834999999999994" table:style-name="ce11">
            <text:p>69.835</text:p>
          </table:table-cell>
          <table:table-cell office:value-type="float" office:value="87.156999999999996" table:style-name="ce11">
            <text:p>87.157</text:p>
          </table:table-cell>
          <table:table-cell office:value-type="float" office:value="85.350999999999999" table:style-name="ce11">
            <text:p>85.351</text:p>
          </table:table-cell>
          <table:table-cell office:value-type="float" office:value="78.805999999999997" table:style-name="ce11">
            <text:p>78.806</text:p>
          </table:table-cell>
          <table:table-cell office:value-type="float" office:value="62.603000000000002" table:style-name="ce11">
            <text:p>62.603</text:p>
          </table:table-cell>
          <table:table-cell office:value-type="float" office:value="48.615000000000002" table:style-name="ce11">
            <text:p>48.615</text:p>
          </table:table-cell>
          <table:table-cell office:value-type="float" office:value="44.835000000000001" table:style-name="ce11">
            <text:p>44.835</text:p>
          </table:table-cell>
          <table:table-cell office:value-type="float" office:value="43.262" table:style-name="ce11">
            <text:p>43.262</text:p>
          </table:table-cell>
          <table:table-cell office:value-type="float" office:value="82.352000000000004" table:style-name="ce11">
            <text:p>82.352</text:p>
          </table:table-cell>
          <table:table-cell office:value-type="float" office:value="85.756" table:style-name="ce11">
            <text:p>85.756</text:p>
          </table:table-cell>
          <table:table-cell office:value-type="float" office:value="70.206999999999994" table:style-name="ce11">
            <text:p>70.207</text:p>
          </table:table-cell>
          <table:table-cell office:value-type="float" office:value="69.578999999999994" table:style-name="ce11">
            <text:p>69.579</text:p>
          </table:table-cell>
          <table:table-cell office:value-type="float" office:value="67.341999999999999" table:style-name="ce11">
            <text:p>67.342</text:p>
          </table:table-cell>
          <table:table-cell office:value-type="float" office:value="72.677999999999997" table:style-name="ce11">
            <text:p>72.678</text:p>
          </table:table-cell>
          <table:table-cell office:value-type="float" office:value="89.534000000000006" table:style-name="ce11">
            <text:p>89.534</text:p>
          </table:table-cell>
          <table:table-cell office:value-type="float" office:value="71.488" table:style-name="ce11">
            <text:p>71.488</text:p>
          </table:table-cell>
          <table:table-cell office:value-type="float" office:value="60.281999999999996" table:style-name="ce11">
            <text:p>60.282</text:p>
          </table:table-cell>
          <table:table-cell office:value-type="float" office:value="69.965000000000003" table:style-name="ce11">
            <text:p>69.965</text:p>
          </table:table-cell>
          <table:table-cell office:value-type="float" office:value="34.78" table:style-name="ce11">
            <text:p>34.78</text:p>
          </table:table-cell>
          <table:table-cell office:value-type="float" office:value="35.103999999999999" table:style-name="ce11">
            <text:p>35.104</text:p>
          </table:table-cell>
          <table:table-cell office:value-type="float" office:value="26.146999999999998" table:style-name="ce11">
            <text:p>26.147</text:p>
          </table:table-cell>
          <table:table-cell office:value-type="float" office:value="59.868000000000002" table:style-name="ce11">
            <text:p>59.868</text:p>
          </table:table-cell>
          <table:table-cell office:value-type="float" office:value="54.573999999999998" table:style-name="ce11">
            <text:p>54.574</text:p>
          </table:table-cell>
          <table:table-cell office:value-type="float" office:value="66.233000000000004" table:style-name="ce11">
            <text:p>66.233</text:p>
          </table:table-cell>
          <table:table-cell office:value-type="float" office:value="55.927999999999997" table:style-name="ce11">
            <text:p>55.928</text:p>
          </table:table-cell>
          <table:table-cell office:value-type="float" office:value="45.645000000000003" table:style-name="ce11">
            <text:p>45.645</text:p>
          </table:table-cell>
          <table:table-cell office:value-type="float" office:value="48.51" table:style-name="ce11">
            <text:p>48.51</text:p>
          </table:table-cell>
          <table:table-cell office:value-type="float" office:value="27.16" table:style-name="ce11">
            <text:p>27.16</text:p>
          </table:table-cell>
          <table:table-cell office:value-type="float" office:value="27.001999999999999" table:style-name="ce11">
            <text:p>27.002</text:p>
          </table:table-cell>
          <table:table-cell office:value-type="float" office:value="58.722999999999999" table:style-name="ce11">
            <text:p>58.723</text:p>
          </table:table-cell>
          <table:table-cell office:value-type="float" office:value="34.042999999999999" table:style-name="ce11">
            <text:p>34.043</text:p>
          </table:table-cell>
          <table:table-cell office:value-type="float" office:value="43.405999999999999" table:style-name="ce11">
            <text:p>43.406</text:p>
          </table:table-cell>
          <table:table-cell office:value-type="float" office:value="62.366" table:style-name="ce11">
            <text:p>62.366</text:p>
          </table:table-cell>
          <table:table-cell office:value-type="float" office:value="52.432000000000002" table:style-name="ce11">
            <text:p>52.432</text:p>
          </table:table-cell>
          <table:table-cell office:value-type="float" office:value="37.308" table:style-name="ce11">
            <text:p>37.308</text:p>
          </table:table-cell>
          <table:table-cell office:value-type="float" office:value="43.646999999999998" table:style-name="ce11">
            <text:p>43.647</text:p>
          </table:table-cell>
          <table:table-cell office:value-type="float" office:value="39.805" table:style-name="ce11">
            <text:p>39.805</text:p>
          </table:table-cell>
          <table:table-cell office:value-type="float" office:value="49.658999999999999" table:style-name="ce11">
            <text:p>49.659</text:p>
          </table:table-cell>
          <table:table-cell office:value-type="float" office:value="38.457000000000001" table:style-name="ce11">
            <text:p>38.457</text:p>
          </table:table-cell>
          <table:table-cell office:value-type="float" office:value="87.388999999999996" table:style-name="ce11">
            <text:p>87.389</text:p>
          </table:table-cell>
          <table:table-cell office:value-type="float" office:value="74.494" table:style-name="ce11">
            <text:p>74.494</text:p>
          </table:table-cell>
          <table:table-cell office:value-type="float" office:value="65.908000000000001" table:style-name="ce11">
            <text:p>65.908</text:p>
          </table:table-cell>
          <table:table-cell office:value-type="float" office:value="65.817999999999998" table:style-name="ce11">
            <text:p>65.818</text:p>
          </table:table-cell>
          <table:table-cell office:value-type="float" office:value="65.983999999999995" table:style-name="ce11">
            <text:p>65.984</text:p>
          </table:table-cell>
          <table:table-cell office:value-type="float" office:value="69.066999999999993" table:style-name="ce11">
            <text:p>69.067</text:p>
          </table:table-cell>
          <table:table-cell office:value-type="float" office:value="44.883000000000003" table:style-name="ce11">
            <text:p>44.883</text:p>
          </table:table-cell>
          <table:table-cell office:value-type="float" office:value="61.195999999999998" table:style-name="ce11">
            <text:p>61.196</text:p>
          </table:table-cell>
          <table:table-cell office:value-type="float" office:value="69.765000000000001" table:style-name="ce11">
            <text:p>69.765</text:p>
          </table:table-cell>
          <table:table-cell office:value-type="float" office:value="84.385000000000005" table:style-name="ce11">
            <text:p>84.385</text:p>
          </table:table-cell>
          <table:table-cell office:value-type="float" office:value="80.082999999999998" table:style-name="ce11">
            <text:p>80.083</text:p>
          </table:table-cell>
          <table:table-cell office:value-type="float" office:value="92.713999999999999" table:style-name="ce11">
            <text:p>92.714</text:p>
          </table:table-cell>
          <table:table-cell office:value-type="float" office:value="67.427000000000007" table:style-name="ce11">
            <text:p>67.427</text:p>
          </table:table-cell>
          <table:table-cell office:value-type="float" office:value="54.103000000000002" table:style-name="ce11">
            <text:p>54.103</text:p>
          </table:table-cell>
          <table:table-cell office:value-type="float" office:value="17.986000000000001" table:style-name="ce11">
            <text:p>17.986</text:p>
          </table:table-cell>
          <table:table-cell office:value-type="float" office:value="10.816000000000001" table:style-name="ce11">
            <text:p>10.816</text:p>
          </table:table-cell>
          <table:table-cell office:value-type="float" office:value="22.234000000000002" table:style-name="ce11">
            <text:p>22.234</text:p>
          </table:table-cell>
          <table:table-cell office:value-type="float" office:value="43.203000000000003" table:style-name="ce11">
            <text:p>43.203</text:p>
          </table:table-cell>
          <table:table-cell office:value-type="float" office:value="23.745999999999999" table:style-name="ce11">
            <text:p>23.746</text:p>
          </table:table-cell>
          <table:table-cell office:value-type="float" office:value="8.3800000000000008" table:style-name="ce11">
            <text:p>8.38</text:p>
          </table:table-cell>
          <table:table-cell office:value-type="float" office:value="89.206000000000003" table:style-name="ce11">
            <text:p>89.206</text:p>
          </table:table-cell>
          <table:table-cell office:value-type="float" office:value="67.025000000000006" table:style-name="ce11">
            <text:p>67.025</text:p>
          </table:table-cell>
          <table:table-cell office:value-type="float" office:value="66.596999999999994" table:style-name="ce11">
            <text:p>66.597</text:p>
          </table:table-cell>
          <table:table-cell office:value-type="float" office:value="10.996" table:style-name="ce11">
            <text:p>10.996</text:p>
          </table:table-cell>
          <table:table-cell office:value-type="float" office:value="83.546999999999997" table:style-name="ce11">
            <text:p>83.547</text:p>
          </table:table-cell>
          <table:table-cell office:value-type="float" office:value="5.4569999999999999" table:style-name="ce11">
            <text:p>5.457</text:p>
          </table:table-cell>
          <table:table-cell office:value-type="float" office:value="11.497" table:style-name="ce11">
            <text:p>11.497</text:p>
          </table:table-cell>
          <table:table-cell office:value-type="float" office:value="83.292000000000002" table:style-name="ce11">
            <text:p>83.292</text:p>
          </table:table-cell>
          <table:table-cell office:value-type="float" office:value="5.2110000000000003" table:style-name="ce11">
            <text:p>5.211</text:p>
          </table:table-cell>
          <table:table-cell office:value-type="float" office:value="40.433" table:style-name="ce11">
            <text:p>40.433</text:p>
          </table:table-cell>
          <table:table-cell office:value-type="float" office:value="47.652999999999999" table:style-name="ce11">
            <text:p>47.653</text:p>
          </table:table-cell>
          <table:table-cell office:value-type="float" office:value="11.913" table:style-name="ce11">
            <text:p>11.913</text:p>
          </table:table-cell>
          <table:table-cell office:value-type="float" office:value="25.893000000000001" table:style-name="ce11">
            <text:p>25.893</text:p>
          </table:table-cell>
          <table:table-cell office:value-type="float" office:value="61.161000000000001" table:style-name="ce11">
            <text:p>61.161</text:p>
          </table:table-cell>
          <table:table-cell office:value-type="float" office:value="12.946" table:style-name="ce11">
            <text:p>12.946</text:p>
          </table:table-cell>
          <table:table-cell office:value-type="float" office:value="36.165999999999997" table:style-name="ce11">
            <text:p>36.166</text:p>
          </table:table-cell>
          <table:table-cell office:value-type="float" office:value="35.262" table:style-name="ce11">
            <text:p>35.262</text:p>
          </table:table-cell>
          <table:table-cell office:value-type="float" office:value="28.571000000000002" table:style-name="ce11">
            <text:p>28.571</text:p>
          </table:table-cell>
          <table:table-cell office:value-type="float" office:value="61.732999999999997" table:style-name="ce11">
            <text:p>61.733</text:p>
          </table:table-cell>
          <table:table-cell office:value-type="float" office:value="20.216999999999999" table:style-name="ce11">
            <text:p>20.217</text:p>
          </table:table-cell>
          <table:table-cell office:value-type="float" office:value="18.050999999999998" table:style-name="ce11">
            <text:p>18.051</text:p>
          </table:table-cell>
          <table:table-cell office:value-type="float" office:value="28.571000000000002" table:style-name="ce11">
            <text:p>28.571</text:p>
          </table:table-cell>
          <table:table-cell office:value-type="float" office:value="60.268000000000001" table:style-name="ce11">
            <text:p>60.268</text:p>
          </table:table-cell>
          <table:table-cell office:value-type="float" office:value="11.161" table:style-name="ce11">
            <text:p>11.161</text:p>
          </table:table-cell>
          <table:table-cell office:value-type="float" office:value="65.825000000000003" table:style-name="ce11">
            <text:p>65.825</text:p>
          </table:table-cell>
          <table:table-cell office:value-type="float" office:value="69.947999999999993" table:style-name="ce11">
            <text:p>69.948</text:p>
          </table:table-cell>
          <table:table-cell office:value-type="float" office:value="61.017000000000003" table:style-name="ce11">
            <text:p>61.017</text:p>
          </table:table-cell>
          <table:table-cell office:value-type="float" office:value="36.671999999999997" table:style-name="ce11">
            <text:p>36.672</text:p>
          </table:table-cell>
          <table:table-cell office:value-type="float" office:value="71.572000000000003" table:style-name="ce11">
            <text:p>71.572</text:p>
          </table:table-cell>
          <table:table-cell office:value-type="float" office:value="72.406999999999996" table:style-name="ce11">
            <text:p>72.407</text:p>
          </table:table-cell>
          <table:table-cell office:value-type="float" office:value="47.363999999999997" table:style-name="ce11">
            <text:p>47.364</text:p>
          </table:table-cell>
          <table:table-cell office:value-type="float" office:value="62.75" table:style-name="ce11">
            <text:p>62.75</text:p>
          </table:table-cell>
          <table:table-cell table:number-columns-repeated="16261"/>
        </table:table-row>
        <table:table-row table:style-name="ro7">
          <table:table-cell office:value-type="string" table:style-name="ce3">
            <text:p>COPFS</text:p>
          </table:table-cell>
          <table:table-cell office:value-type="string" table:style-name="ce3">
            <text:p>Crown Office and Procurator Fiscal Service</text:p>
          </table:table-cell>
          <table:table-cell office:value-type="string" table:style-name="ce3">
            <text:p>Scottish Government</text:p>
          </table:table-cell>
          <table:table-cell office:value-type="string" table:style-name="ce3">
            <text:p/>
          </table:table-cell>
          <table:table-cell office:value-type="float" office:value="60.374000000000002" table:style-name="ce11">
            <text:p>60.374</text:p>
          </table:table-cell>
          <table:table-cell office:value-type="float" office:value="63.033999999999999" table:style-name="ce11">
            <text:p>63.034</text:p>
          </table:table-cell>
          <table:table-cell office:value-type="float" office:value="28.521000000000001" table:style-name="ce11">
            <text:p>28.521</text:p>
          </table:table-cell>
          <table:table-cell office:value-type="float" office:value="74.668999999999997" table:style-name="ce11">
            <text:p>74.669</text:p>
          </table:table-cell>
          <table:table-cell office:value-type="float" office:value="76.896000000000001" table:style-name="ce11">
            <text:p>76.896</text:p>
          </table:table-cell>
          <table:table-cell office:value-type="float" office:value="88.259" table:style-name="ce11">
            <text:p>88.259</text:p>
          </table:table-cell>
          <table:table-cell office:value-type="float" office:value="76.19" table:style-name="ce11">
            <text:p>76.19</text:p>
          </table:table-cell>
          <table:table-cell office:value-type="float" office:value="77.287000000000006" table:style-name="ce11">
            <text:p>77.287</text:p>
          </table:table-cell>
          <table:table-cell office:value-type="float" office:value="50.494999999999997" table:style-name="ce11">
            <text:p>50.495</text:p>
          </table:table-cell>
          <table:table-cell office:value-type="float" office:value="78.298000000000002" table:style-name="ce11">
            <text:p>78.298</text:p>
          </table:table-cell>
          <table:table-cell office:value-type="float" office:value="70.581999999999994" table:style-name="ce11">
            <text:p>70.582</text:p>
          </table:table-cell>
          <table:table-cell office:value-type="float" office:value="39.984999999999999" table:style-name="ce11">
            <text:p>39.985</text:p>
          </table:table-cell>
          <table:table-cell office:value-type="float" office:value="43.634999999999998" table:style-name="ce11">
            <text:p>43.635</text:p>
          </table:table-cell>
          <table:table-cell office:value-type="float" office:value="91.617000000000004" table:style-name="ce11">
            <text:p>91.617</text:p>
          </table:table-cell>
          <table:table-cell office:value-type="float" office:value="87.054000000000002" table:style-name="ce11">
            <text:p>87.054</text:p>
          </table:table-cell>
          <table:table-cell office:value-type="float" office:value="79.721000000000004" table:style-name="ce11">
            <text:p>79.721</text:p>
          </table:table-cell>
          <table:table-cell office:value-type="float" office:value="53.058999999999997" table:style-name="ce11">
            <text:p>53.059</text:p>
          </table:table-cell>
          <table:table-cell office:value-type="float" office:value="72.685000000000002" table:style-name="ce11">
            <text:p>72.685</text:p>
          </table:table-cell>
          <table:table-cell office:value-type="float" office:value="88.375" table:style-name="ce11">
            <text:p>88.375</text:p>
          </table:table-cell>
          <table:table-cell office:value-type="float" office:value="88.126999999999995" table:style-name="ce11">
            <text:p>88.127</text:p>
          </table:table-cell>
          <table:table-cell office:value-type="float" office:value="75.296999999999997" table:style-name="ce11">
            <text:p>75.297</text:p>
          </table:table-cell>
          <table:table-cell office:value-type="float" office:value="86.450999999999993" table:style-name="ce11">
            <text:p>86.451</text:p>
          </table:table-cell>
          <table:table-cell office:value-type="float" office:value="80.730999999999995" table:style-name="ce11">
            <text:p>80.731</text:p>
          </table:table-cell>
          <table:table-cell office:value-type="float" office:value="68.991" table:style-name="ce11">
            <text:p>68.991</text:p>
          </table:table-cell>
          <table:table-cell office:value-type="float" office:value="79.048000000000002" table:style-name="ce11">
            <text:p>79.048</text:p>
          </table:table-cell>
          <table:table-cell office:value-type="float" office:value="81.781999999999996" table:style-name="ce11">
            <text:p>81.782</text:p>
          </table:table-cell>
          <table:table-cell office:value-type="float" office:value="71.155000000000001" table:style-name="ce11">
            <text:p>71.155</text:p>
          </table:table-cell>
          <table:table-cell office:value-type="float" office:value="67.13" table:style-name="ce11">
            <text:p>67.13</text:p>
          </table:table-cell>
          <table:table-cell office:value-type="float" office:value="74.966999999999999" table:style-name="ce11">
            <text:p>74.967</text:p>
          </table:table-cell>
          <table:table-cell office:value-type="float" office:value="84.433000000000007" table:style-name="ce11">
            <text:p>84.433</text:p>
          </table:table-cell>
          <table:table-cell office:value-type="float" office:value="78.335999999999999" table:style-name="ce11">
            <text:p>78.336</text:p>
          </table:table-cell>
          <table:table-cell office:value-type="float" office:value="69.287000000000006" table:style-name="ce11">
            <text:p>69.287</text:p>
          </table:table-cell>
          <table:table-cell office:value-type="float" office:value="58.587000000000003" table:style-name="ce11">
            <text:p>58.587</text:p>
          </table:table-cell>
          <table:table-cell office:value-type="float" office:value="43.923000000000002" table:style-name="ce11">
            <text:p>43.923</text:p>
          </table:table-cell>
          <table:table-cell office:value-type="float" office:value="57.457000000000001" table:style-name="ce11">
            <text:p>57.457</text:p>
          </table:table-cell>
          <table:table-cell office:value-type="float" office:value="42.234000000000002" table:style-name="ce11">
            <text:p>42.234</text:p>
          </table:table-cell>
          <table:table-cell office:value-type="float" office:value="82.177999999999997" table:style-name="ce11">
            <text:p>82.178</text:p>
          </table:table-cell>
          <table:table-cell office:value-type="float" office:value="86.394000000000005" table:style-name="ce11">
            <text:p>86.394</text:p>
          </table:table-cell>
          <table:table-cell office:value-type="float" office:value="66.754999999999995" table:style-name="ce11">
            <text:p>66.755</text:p>
          </table:table-cell>
          <table:table-cell office:value-type="float" office:value="77.953999999999994" table:style-name="ce11">
            <text:p>77.954</text:p>
          </table:table-cell>
          <table:table-cell office:value-type="float" office:value="68.164000000000001" table:style-name="ce11">
            <text:p>68.164</text:p>
          </table:table-cell>
          <table:table-cell office:value-type="float" office:value="81.98" table:style-name="ce11">
            <text:p>81.98</text:p>
          </table:table-cell>
          <table:table-cell office:value-type="float" office:value="87.923000000000002" table:style-name="ce11">
            <text:p>87.923</text:p>
          </table:table-cell>
          <table:table-cell office:value-type="float" office:value="60.185000000000002" table:style-name="ce11">
            <text:p>60.185</text:p>
          </table:table-cell>
          <table:table-cell office:value-type="float" office:value="57.845999999999997" table:style-name="ce11">
            <text:p>57.846</text:p>
          </table:table-cell>
          <table:table-cell office:value-type="float" office:value="67.459000000000003" table:style-name="ce11">
            <text:p>67.459</text:p>
          </table:table-cell>
          <table:table-cell office:value-type="float" office:value="38.384999999999998" table:style-name="ce11">
            <text:p>38.385</text:p>
          </table:table-cell>
          <table:table-cell office:value-type="float" office:value="47.954999999999998" table:style-name="ce11">
            <text:p>47.955</text:p>
          </table:table-cell>
          <table:table-cell office:value-type="float" office:value="33.4" table:style-name="ce11">
            <text:p>33.4</text:p>
          </table:table-cell>
          <table:table-cell office:value-type="float" office:value="67.992000000000004" table:style-name="ce11">
            <text:p>67.992</text:p>
          </table:table-cell>
          <table:table-cell office:value-type="float" office:value="64.924000000000007" table:style-name="ce11">
            <text:p>64.924</text:p>
          </table:table-cell>
          <table:table-cell office:value-type="float" office:value="57.302999999999997" table:style-name="ce11">
            <text:p>57.303</text:p>
          </table:table-cell>
          <table:table-cell office:value-type="float" office:value="56.08" table:style-name="ce11">
            <text:p>56.08</text:p>
          </table:table-cell>
          <table:table-cell office:value-type="float" office:value="45.587000000000003" table:style-name="ce11">
            <text:p>45.587</text:p>
          </table:table-cell>
          <table:table-cell office:value-type="float" office:value="47.588000000000001" table:style-name="ce11">
            <text:p>47.588</text:p>
          </table:table-cell>
          <table:table-cell office:value-type="float" office:value="29.138999999999999" table:style-name="ce11">
            <text:p>29.139</text:p>
          </table:table-cell>
          <table:table-cell office:value-type="float" office:value="28.666" table:style-name="ce11">
            <text:p>28.666</text:p>
          </table:table-cell>
          <table:table-cell office:value-type="float" office:value="54.197000000000003" table:style-name="ce11">
            <text:p>54.197</text:p>
          </table:table-cell>
          <table:table-cell office:value-type="float" office:value="33.332999999999998" table:style-name="ce11">
            <text:p>33.333</text:p>
          </table:table-cell>
          <table:table-cell office:value-type="float" office:value="40.872999999999998" table:style-name="ce11">
            <text:p>40.873</text:p>
          </table:table-cell>
          <table:table-cell office:value-type="float" office:value="63.6" table:style-name="ce11">
            <text:p>63.6</text:p>
          </table:table-cell>
          <table:table-cell office:value-type="float" office:value="58.095999999999997" table:style-name="ce11">
            <text:p>58.096</text:p>
          </table:table-cell>
          <table:table-cell office:value-type="float" office:value="53.183" table:style-name="ce11">
            <text:p>53.183</text:p>
          </table:table-cell>
          <table:table-cell office:value-type="float" office:value="54.377000000000002" table:style-name="ce11">
            <text:p>54.377</text:p>
          </table:table-cell>
          <table:table-cell office:value-type="float" office:value="47.420999999999999" table:style-name="ce11">
            <text:p>47.421</text:p>
          </table:table-cell>
          <table:table-cell office:value-type="float" office:value="34.808" table:style-name="ce11">
            <text:p>34.808</text:p>
          </table:table-cell>
          <table:table-cell office:value-type="float" office:value="21.863" table:style-name="ce11">
            <text:p>21.863</text:p>
          </table:table-cell>
          <table:table-cell office:value-type="float" office:value="92.923000000000002" table:style-name="ce11">
            <text:p>92.923</text:p>
          </table:table-cell>
          <table:table-cell office:value-type="float" office:value="65.433000000000007" table:style-name="ce11">
            <text:p>65.433</text:p>
          </table:table-cell>
          <table:table-cell office:value-type="float" office:value="66.822000000000003" table:style-name="ce11">
            <text:p>66.822</text:p>
          </table:table-cell>
          <table:table-cell office:value-type="float" office:value="66.644999999999996" table:style-name="ce11">
            <text:p>66.645</text:p>
          </table:table-cell>
          <table:table-cell office:value-type="float" office:value="77.381" table:style-name="ce11">
            <text:p>77.381</text:p>
          </table:table-cell>
          <table:table-cell office:value-type="float" office:value="46.627000000000002" table:style-name="ce11">
            <text:p>46.627</text:p>
          </table:table-cell>
          <table:table-cell office:value-type="float" office:value="37.417000000000002" table:style-name="ce11">
            <text:p>37.417</text:p>
          </table:table-cell>
          <table:table-cell office:value-type="float" office:value="51.387" table:style-name="ce11">
            <text:p>51.387</text:p>
          </table:table-cell>
          <table:table-cell office:value-type="float" office:value="42.036000000000001" table:style-name="ce11">
            <text:p>42.036</text:p>
          </table:table-cell>
          <table:table-cell office:value-type="float" office:value="91.114000000000004" table:style-name="ce11">
            <text:p>91.114</text:p>
          </table:table-cell>
          <table:table-cell office:value-type="float" office:value="69.98" table:style-name="ce11">
            <text:p>69.98</text:p>
          </table:table-cell>
          <table:table-cell office:value-type="float" office:value="91.474000000000004" table:style-name="ce11">
            <text:p>91.474</text:p>
          </table:table-cell>
          <table:table-cell office:value-type="float" office:value="70.841999999999999" table:style-name="ce11">
            <text:p>70.842</text:p>
          </table:table-cell>
          <table:table-cell office:value-type="float" office:value="55.828000000000003" table:style-name="ce11">
            <text:p>55.828</text:p>
          </table:table-cell>
          <table:table-cell office:value-type="float" office:value="16.114000000000001" table:style-name="ce11">
            <text:p>16.114</text:p>
          </table:table-cell>
          <table:table-cell office:value-type="float" office:value="3.9710000000000001" table:style-name="ce11">
            <text:p>3.971</text:p>
          </table:table-cell>
          <table:table-cell office:value-type="float" office:value="8.7360000000000007" table:style-name="ce11">
            <text:p>8.736</text:p>
          </table:table-cell>
          <table:table-cell office:value-type="float" office:value="24.486999999999998" table:style-name="ce11">
            <text:p>24.487</text:p>
          </table:table-cell>
          <table:table-cell office:value-type="float" office:value="62.805999999999997" table:style-name="ce11">
            <text:p>62.806</text:p>
          </table:table-cell>
          <table:table-cell office:value-type="float" office:value="7.7590000000000003" table:style-name="ce11">
            <text:p>7.759</text:p>
          </table:table-cell>
          <table:table-cell office:value-type="float" office:value="86.516999999999996" table:style-name="ce11">
            <text:p>86.517</text:p>
          </table:table-cell>
          <table:table-cell office:value-type="float" office:value="65.453000000000003" table:style-name="ce11">
            <text:p>65.453</text:p>
          </table:table-cell>
          <table:table-cell office:value-type="float" office:value="70.251999999999995" table:style-name="ce11">
            <text:p>70.252</text:p>
          </table:table-cell>
          <table:table-cell office:value-type="float" office:value="6.883" table:style-name="ce11">
            <text:p>6.883</text:p>
          </table:table-cell>
          <table:table-cell office:value-type="float" office:value="86.631" table:style-name="ce11">
            <text:p>86.631</text:p>
          </table:table-cell>
          <table:table-cell office:value-type="float" office:value="6.4859999999999998" table:style-name="ce11">
            <text:p>6.486</text:p>
          </table:table-cell>
          <table:table-cell office:value-type="float" office:value="7.87" table:style-name="ce11">
            <text:p>7.87</text:p>
          </table:table-cell>
          <table:table-cell office:value-type="float" office:value="86.507999999999996" table:style-name="ce11">
            <text:p>86.508</text:p>
          </table:table-cell>
          <table:table-cell office:value-type="float" office:value="5.6219999999999999" table:style-name="ce11">
            <text:p>5.622</text:p>
          </table:table-cell>
          <table:table-cell office:value-type="float" office:value="46.957000000000001" table:style-name="ce11">
            <text:p>46.957</text:p>
          </table:table-cell>
          <table:table-cell office:value-type="float" office:value="43.478000000000002" table:style-name="ce11">
            <text:p>43.478</text:p>
          </table:table-cell>
          <table:table-cell office:value-type="float" office:value="9.5649999999999995" table:style-name="ce11">
            <text:p>9.565</text:p>
          </table:table-cell>
          <table:table-cell office:value-type="float" office:value="25.925999999999998" table:style-name="ce11">
            <text:p>25.926</text:p>
          </table:table-cell>
          <table:table-cell office:value-type="float" office:value="61.110999999999997" table:style-name="ce11">
            <text:p>61.111</text:p>
          </table:table-cell>
          <table:table-cell office:value-type="string" table:style-name="ce8">
            <text:p>[c]</text:p>
          </table:table-cell>
          <table:table-cell office:value-type="float" office:value="44.247999999999998" table:style-name="ce11">
            <text:p>44.248</text:p>
          </table:table-cell>
          <table:table-cell office:value-type="float" office:value="30.972999999999999" table:style-name="ce11">
            <text:p>30.973</text:p>
          </table:table-cell>
          <table:table-cell office:value-type="float" office:value="24.779" table:style-name="ce11">
            <text:p>24.779</text:p>
          </table:table-cell>
          <table:table-cell office:value-type="float" office:value="63.024999999999999" table:style-name="ce11">
            <text:p>63.025</text:p>
          </table:table-cell>
          <table:table-cell office:value-type="float" office:value="21.007999999999999" table:style-name="ce11">
            <text:p>21.008</text:p>
          </table:table-cell>
          <table:table-cell office:value-type="float" office:value="15.965999999999999" table:style-name="ce11">
            <text:p>15.966</text:p>
          </table:table-cell>
          <table:table-cell office:value-type="float" office:value="33.332999999999998" table:style-name="ce11">
            <text:p>33.333</text:p>
          </table:table-cell>
          <table:table-cell office:value-type="float" office:value="51.851999999999997" table:style-name="ce11">
            <text:p>51.852</text:p>
          </table:table-cell>
          <table:table-cell office:value-type="string" table:style-name="ce8">
            <text:p>[c]</text:p>
          </table:table-cell>
          <table:table-cell office:value-type="float" office:value="65.22" table:style-name="ce11">
            <text:p>65.22</text:p>
          </table:table-cell>
          <table:table-cell office:value-type="float" office:value="70.509" table:style-name="ce11">
            <text:p>70.509</text:p>
          </table:table-cell>
          <table:table-cell office:value-type="float" office:value="59.262" table:style-name="ce11">
            <text:p>59.262</text:p>
          </table:table-cell>
          <table:table-cell office:value-type="float" office:value="40.774999999999999" table:style-name="ce11">
            <text:p>40.775</text:p>
          </table:table-cell>
          <table:table-cell office:value-type="float" office:value="69.241" table:style-name="ce11">
            <text:p>69.241</text:p>
          </table:table-cell>
          <table:table-cell office:value-type="float" office:value="70" table:style-name="ce11">
            <text:p>70</text:p>
          </table:table-cell>
          <table:table-cell office:value-type="float" office:value="58.838999999999999" table:style-name="ce11">
            <text:p>58.839</text:p>
          </table:table-cell>
          <table:table-cell office:value-type="float" office:value="39.799999999999997" table:style-name="ce11">
            <text:p>39.8</text:p>
          </table:table-cell>
          <table:table-cell table:number-columns-repeated="16261"/>
        </table:table-row>
        <table:table-row table:style-name="ro5">
          <table:table-cell office:value-type="string" table:style-name="ce3">
            <text:p>CPS</text:p>
          </table:table-cell>
          <table:table-cell office:value-type="string" table:style-name="ce3">
            <text:p>Crown Prosecution Service</text:p>
          </table:table-cell>
          <table:table-cell office:value-type="string" table:style-name="ce3">
            <text:p>Attorney General's Departments</text:p>
          </table:table-cell>
          <table:table-cell office:value-type="string" table:style-name="ce3">
            <text:p/>
          </table:table-cell>
          <table:table-cell office:value-type="float" office:value="61.22" table:style-name="ce11">
            <text:p>61.22</text:p>
          </table:table-cell>
          <table:table-cell office:value-type="float" office:value="67.096999999999994" table:style-name="ce11">
            <text:p>67.097</text:p>
          </table:table-cell>
          <table:table-cell office:value-type="float" office:value="29.17" table:style-name="ce11">
            <text:p>29.17</text:p>
          </table:table-cell>
          <table:table-cell office:value-type="float" office:value="74.802000000000007" table:style-name="ce11">
            <text:p>74.802</text:p>
          </table:table-cell>
          <table:table-cell office:value-type="float" office:value="77.403999999999996" table:style-name="ce11">
            <text:p>77.404</text:p>
          </table:table-cell>
          <table:table-cell office:value-type="float" office:value="90.558999999999997" table:style-name="ce11">
            <text:p>90.559</text:p>
          </table:table-cell>
          <table:table-cell office:value-type="float" office:value="75.962999999999994" table:style-name="ce11">
            <text:p>75.963</text:p>
          </table:table-cell>
          <table:table-cell office:value-type="float" office:value="77.501000000000005" table:style-name="ce11">
            <text:p>77.501</text:p>
          </table:table-cell>
          <table:table-cell office:value-type="float" office:value="65.581999999999994" table:style-name="ce11">
            <text:p>65.582</text:p>
          </table:table-cell>
          <table:table-cell office:value-type="float" office:value="78.19" table:style-name="ce11">
            <text:p>78.19</text:p>
          </table:table-cell>
          <table:table-cell office:value-type="float" office:value="72.212999999999994" table:style-name="ce11">
            <text:p>72.213</text:p>
          </table:table-cell>
          <table:table-cell office:value-type="float" office:value="30.125" table:style-name="ce11">
            <text:p>30.125</text:p>
          </table:table-cell>
          <table:table-cell office:value-type="float" office:value="52.226999999999997" table:style-name="ce11">
            <text:p>52.227</text:p>
          </table:table-cell>
          <table:table-cell office:value-type="float" office:value="93.031999999999996" table:style-name="ce11">
            <text:p>93.032</text:p>
          </table:table-cell>
          <table:table-cell office:value-type="float" office:value="85.686999999999998" table:style-name="ce11">
            <text:p>85.687</text:p>
          </table:table-cell>
          <table:table-cell office:value-type="float" office:value="82.507999999999996" table:style-name="ce11">
            <text:p>82.508</text:p>
          </table:table-cell>
          <table:table-cell office:value-type="float" office:value="56.151000000000003" table:style-name="ce11">
            <text:p>56.151</text:p>
          </table:table-cell>
          <table:table-cell office:value-type="float" office:value="69.59" table:style-name="ce11">
            <text:p>69.59</text:p>
          </table:table-cell>
          <table:table-cell office:value-type="float" office:value="90.682000000000002" table:style-name="ce11">
            <text:p>90.682</text:p>
          </table:table-cell>
          <table:table-cell office:value-type="float" office:value="90.474999999999994" table:style-name="ce11">
            <text:p>90.475</text:p>
          </table:table-cell>
          <table:table-cell office:value-type="float" office:value="74.677999999999997" table:style-name="ce11">
            <text:p>74.678</text:p>
          </table:table-cell>
          <table:table-cell office:value-type="float" office:value="84.863" table:style-name="ce11">
            <text:p>84.863</text:p>
          </table:table-cell>
          <table:table-cell office:value-type="float" office:value="78.477000000000004" table:style-name="ce11">
            <text:p>78.477</text:p>
          </table:table-cell>
          <table:table-cell office:value-type="float" office:value="72.311000000000007" table:style-name="ce11">
            <text:p>72.311</text:p>
          </table:table-cell>
          <table:table-cell office:value-type="float" office:value="78.375" table:style-name="ce11">
            <text:p>78.375</text:p>
          </table:table-cell>
          <table:table-cell office:value-type="float" office:value="80.176000000000002" table:style-name="ce11">
            <text:p>80.176</text:p>
          </table:table-cell>
          <table:table-cell office:value-type="float" office:value="72.512" table:style-name="ce11">
            <text:p>72.512</text:p>
          </table:table-cell>
          <table:table-cell office:value-type="float" office:value="69.251999999999995" table:style-name="ce11">
            <text:p>69.252</text:p>
          </table:table-cell>
          <table:table-cell office:value-type="float" office:value="72.899000000000001" table:style-name="ce11">
            <text:p>72.899</text:p>
          </table:table-cell>
          <table:table-cell office:value-type="float" office:value="85.790999999999997" table:style-name="ce11">
            <text:p>85.791</text:p>
          </table:table-cell>
          <table:table-cell office:value-type="float" office:value="80.210999999999999" table:style-name="ce11">
            <text:p>80.211</text:p>
          </table:table-cell>
          <table:table-cell office:value-type="float" office:value="66.516000000000005" table:style-name="ce11">
            <text:p>66.516</text:p>
          </table:table-cell>
          <table:table-cell office:value-type="float" office:value="76.861999999999995" table:style-name="ce11">
            <text:p>76.862</text:p>
          </table:table-cell>
          <table:table-cell office:value-type="float" office:value="63.997999999999998" table:style-name="ce11">
            <text:p>63.998</text:p>
          </table:table-cell>
          <table:table-cell office:value-type="float" office:value="65.415000000000006" table:style-name="ce11">
            <text:p>65.415</text:p>
          </table:table-cell>
          <table:table-cell office:value-type="float" office:value="55.978000000000002" table:style-name="ce11">
            <text:p>55.978</text:p>
          </table:table-cell>
          <table:table-cell office:value-type="float" office:value="80.373999999999995" table:style-name="ce11">
            <text:p>80.374</text:p>
          </table:table-cell>
          <table:table-cell office:value-type="float" office:value="85.935000000000002" table:style-name="ce11">
            <text:p>85.935</text:p>
          </table:table-cell>
          <table:table-cell office:value-type="float" office:value="66.652000000000001" table:style-name="ce11">
            <text:p>66.652</text:p>
          </table:table-cell>
          <table:table-cell office:value-type="float" office:value="79.772000000000006" table:style-name="ce11">
            <text:p>79.772</text:p>
          </table:table-cell>
          <table:table-cell office:value-type="float" office:value="71.843000000000004" table:style-name="ce11">
            <text:p>71.843</text:p>
          </table:table-cell>
          <table:table-cell office:value-type="float" office:value="82.081999999999994" table:style-name="ce11">
            <text:p>82.082</text:p>
          </table:table-cell>
          <table:table-cell office:value-type="float" office:value="90.731999999999999" table:style-name="ce11">
            <text:p>90.732</text:p>
          </table:table-cell>
          <table:table-cell office:value-type="float" office:value="74.171000000000006" table:style-name="ce11">
            <text:p>74.171</text:p>
          </table:table-cell>
          <table:table-cell office:value-type="float" office:value="51.917000000000002" table:style-name="ce11">
            <text:p>51.917</text:p>
          </table:table-cell>
          <table:table-cell office:value-type="float" office:value="62.465000000000003" table:style-name="ce11">
            <text:p>62.465</text:p>
          </table:table-cell>
          <table:table-cell office:value-type="float" office:value="26.268000000000001" table:style-name="ce11">
            <text:p>26.268</text:p>
          </table:table-cell>
          <table:table-cell office:value-type="float" office:value="38.454999999999998" table:style-name="ce11">
            <text:p>38.455</text:p>
          </table:table-cell>
          <table:table-cell office:value-type="float" office:value="25.704999999999998" table:style-name="ce11">
            <text:p>25.705</text:p>
          </table:table-cell>
          <table:table-cell office:value-type="float" office:value="72.814999999999998" table:style-name="ce11">
            <text:p>72.815</text:p>
          </table:table-cell>
          <table:table-cell office:value-type="float" office:value="54.808" table:style-name="ce11">
            <text:p>54.808</text:p>
          </table:table-cell>
          <table:table-cell office:value-type="float" office:value="68.209000000000003" table:style-name="ce11">
            <text:p>68.209</text:p>
          </table:table-cell>
          <table:table-cell office:value-type="float" office:value="66.021000000000001" table:style-name="ce11">
            <text:p>66.021</text:p>
          </table:table-cell>
          <table:table-cell office:value-type="float" office:value="58.762999999999998" table:style-name="ce11">
            <text:p>58.763</text:p>
          </table:table-cell>
          <table:table-cell office:value-type="float" office:value="56.54" table:style-name="ce11">
            <text:p>56.54</text:p>
          </table:table-cell>
          <table:table-cell office:value-type="float" office:value="37.975999999999999" table:style-name="ce11">
            <text:p>37.976</text:p>
          </table:table-cell>
          <table:table-cell office:value-type="float" office:value="35.716999999999999" table:style-name="ce11">
            <text:p>35.717</text:p>
          </table:table-cell>
          <table:table-cell office:value-type="float" office:value="63.116" table:style-name="ce11">
            <text:p>63.116</text:p>
          </table:table-cell>
          <table:table-cell office:value-type="float" office:value="37.643000000000001" table:style-name="ce11">
            <text:p>37.643</text:p>
          </table:table-cell>
          <table:table-cell office:value-type="float" office:value="45.997" table:style-name="ce11">
            <text:p>45.997</text:p>
          </table:table-cell>
          <table:table-cell office:value-type="float" office:value="70.433000000000007" table:style-name="ce11">
            <text:p>70.433</text:p>
          </table:table-cell>
          <table:table-cell office:value-type="float" office:value="63.03" table:style-name="ce11">
            <text:p>63.03</text:p>
          </table:table-cell>
          <table:table-cell office:value-type="float" office:value="61.487000000000002" table:style-name="ce11">
            <text:p>61.487</text:p>
          </table:table-cell>
          <table:table-cell office:value-type="float" office:value="61.055999999999997" table:style-name="ce11">
            <text:p>61.056</text:p>
          </table:table-cell>
          <table:table-cell office:value-type="float" office:value="58.348999999999997" table:style-name="ce11">
            <text:p>58.349</text:p>
          </table:table-cell>
          <table:table-cell office:value-type="float" office:value="50.311999999999998" table:style-name="ce11">
            <text:p>50.312</text:p>
          </table:table-cell>
          <table:table-cell office:value-type="float" office:value="39.128999999999998" table:style-name="ce11">
            <text:p>39.129</text:p>
          </table:table-cell>
          <table:table-cell office:value-type="float" office:value="88.061999999999998" table:style-name="ce11">
            <text:p>88.062</text:p>
          </table:table-cell>
          <table:table-cell office:value-type="float" office:value="60.052" table:style-name="ce11">
            <text:p>60.052</text:p>
          </table:table-cell>
          <table:table-cell office:value-type="float" office:value="71.019000000000005" table:style-name="ce11">
            <text:p>71.019</text:p>
          </table:table-cell>
          <table:table-cell office:value-type="float" office:value="70.353999999999999" table:style-name="ce11">
            <text:p>70.354</text:p>
          </table:table-cell>
          <table:table-cell office:value-type="float" office:value="81.789000000000001" table:style-name="ce11">
            <text:p>81.789</text:p>
          </table:table-cell>
          <table:table-cell office:value-type="float" office:value="53.878" table:style-name="ce11">
            <text:p>53.878</text:p>
          </table:table-cell>
          <table:table-cell office:value-type="float" office:value="42.936999999999998" table:style-name="ce11">
            <text:p>42.937</text:p>
          </table:table-cell>
          <table:table-cell office:value-type="float" office:value="80.094999999999999" table:style-name="ce11">
            <text:p>80.095</text:p>
          </table:table-cell>
          <table:table-cell office:value-type="float" office:value="41.261000000000003" table:style-name="ce11">
            <text:p>41.261</text:p>
          </table:table-cell>
          <table:table-cell office:value-type="float" office:value="91.177000000000007" table:style-name="ce11">
            <text:p>91.177</text:p>
          </table:table-cell>
          <table:table-cell office:value-type="float" office:value="81.39" table:style-name="ce11">
            <text:p>81.39</text:p>
          </table:table-cell>
          <table:table-cell office:value-type="float" office:value="93.671000000000006" table:style-name="ce11">
            <text:p>93.671</text:p>
          </table:table-cell>
          <table:table-cell office:value-type="float" office:value="75.081000000000003" table:style-name="ce11">
            <text:p>75.081</text:p>
          </table:table-cell>
          <table:table-cell office:value-type="float" office:value="64.864000000000004" table:style-name="ce11">
            <text:p>64.864</text:p>
          </table:table-cell>
          <table:table-cell office:value-type="float" office:value="20.812000000000001" table:style-name="ce11">
            <text:p>20.812</text:p>
          </table:table-cell>
          <table:table-cell office:value-type="float" office:value="6.5570000000000004" table:style-name="ce11">
            <text:p>6.557</text:p>
          </table:table-cell>
          <table:table-cell office:value-type="float" office:value="10.763999999999999" table:style-name="ce11">
            <text:p>10.764</text:p>
          </table:table-cell>
          <table:table-cell office:value-type="float" office:value="27.501999999999999" table:style-name="ce11">
            <text:p>27.502</text:p>
          </table:table-cell>
          <table:table-cell office:value-type="float" office:value="55.177" table:style-name="ce11">
            <text:p>55.177</text:p>
          </table:table-cell>
          <table:table-cell office:value-type="float" office:value="7.4660000000000002" table:style-name="ce11">
            <text:p>7.466</text:p>
          </table:table-cell>
          <table:table-cell office:value-type="float" office:value="85.224999999999994" table:style-name="ce11">
            <text:p>85.225</text:p>
          </table:table-cell>
          <table:table-cell office:value-type="float" office:value="66.703000000000003" table:style-name="ce11">
            <text:p>66.703</text:p>
          </table:table-cell>
          <table:table-cell office:value-type="float" office:value="73.936000000000007" table:style-name="ce11">
            <text:p>73.936</text:p>
          </table:table-cell>
          <table:table-cell office:value-type="float" office:value="7.4210000000000003" table:style-name="ce11">
            <text:p>7.421</text:p>
          </table:table-cell>
          <table:table-cell office:value-type="float" office:value="85.480999999999995" table:style-name="ce11">
            <text:p>85.481</text:p>
          </table:table-cell>
          <table:table-cell office:value-type="float" office:value="7.0979999999999999" table:style-name="ce11">
            <text:p>7.098</text:p>
          </table:table-cell>
          <table:table-cell office:value-type="float" office:value="8.8390000000000004" table:style-name="ce11">
            <text:p>8.839</text:p>
          </table:table-cell>
          <table:table-cell office:value-type="float" office:value="85.010999999999996" table:style-name="ce11">
            <text:p>85.011</text:p>
          </table:table-cell>
          <table:table-cell office:value-type="float" office:value="6.1509999999999998" table:style-name="ce11">
            <text:p>6.151</text:p>
          </table:table-cell>
          <table:table-cell office:value-type="float" office:value="42.054000000000002" table:style-name="ce11">
            <text:p>42.054</text:p>
          </table:table-cell>
          <table:table-cell office:value-type="float" office:value="46.698999999999998" table:style-name="ce11">
            <text:p>46.699</text:p>
          </table:table-cell>
          <table:table-cell office:value-type="float" office:value="11.247" table:style-name="ce11">
            <text:p>11.247</text:p>
          </table:table-cell>
          <table:table-cell office:value-type="float" office:value="30.233000000000001" table:style-name="ce11">
            <text:p>30.233</text:p>
          </table:table-cell>
          <table:table-cell office:value-type="float" office:value="54.651000000000003" table:style-name="ce11">
            <text:p>54.651</text:p>
          </table:table-cell>
          <table:table-cell office:value-type="float" office:value="15.116" table:style-name="ce11">
            <text:p>15.116</text:p>
          </table:table-cell>
          <table:table-cell office:value-type="float" office:value="38.875" table:style-name="ce11">
            <text:p>38.875</text:p>
          </table:table-cell>
          <table:table-cell office:value-type="float" office:value="36.186" table:style-name="ce11">
            <text:p>36.186</text:p>
          </table:table-cell>
          <table:table-cell office:value-type="float" office:value="24.939" table:style-name="ce11">
            <text:p>24.939</text:p>
          </table:table-cell>
          <table:table-cell office:value-type="float" office:value="63.017000000000003" table:style-name="ce11">
            <text:p>63.017</text:p>
          </table:table-cell>
          <table:table-cell office:value-type="float" office:value="18.734999999999999" table:style-name="ce11">
            <text:p>18.735</text:p>
          </table:table-cell>
          <table:table-cell office:value-type="float" office:value="18.248000000000001" table:style-name="ce11">
            <text:p>18.248</text:p>
          </table:table-cell>
          <table:table-cell office:value-type="float" office:value="30.814" table:style-name="ce11">
            <text:p>30.814</text:p>
          </table:table-cell>
          <table:table-cell office:value-type="float" office:value="55.232999999999997" table:style-name="ce11">
            <text:p>55.233</text:p>
          </table:table-cell>
          <table:table-cell office:value-type="float" office:value="13.952999999999999" table:style-name="ce11">
            <text:p>13.953</text:p>
          </table:table-cell>
          <table:table-cell office:value-type="float" office:value="62.456000000000003" table:style-name="ce11">
            <text:p>62.456</text:p>
          </table:table-cell>
          <table:table-cell office:value-type="float" office:value="69.537000000000006" table:style-name="ce11">
            <text:p>69.537</text:p>
          </table:table-cell>
          <table:table-cell office:value-type="float" office:value="59.430999999999997" table:style-name="ce11">
            <text:p>59.431</text:p>
          </table:table-cell>
          <table:table-cell office:value-type="float" office:value="38.658000000000001" table:style-name="ce11">
            <text:p>38.658</text:p>
          </table:table-cell>
          <table:table-cell office:value-type="float" office:value="68.933000000000007" table:style-name="ce11">
            <text:p>68.933</text:p>
          </table:table-cell>
          <table:table-cell office:value-type="float" office:value="67.971000000000004" table:style-name="ce11">
            <text:p>67.971</text:p>
          </table:table-cell>
          <table:table-cell office:value-type="float" office:value="61.658999999999999" table:style-name="ce11">
            <text:p>61.659</text:p>
          </table:table-cell>
          <table:table-cell office:value-type="float" office:value="48.311999999999998" table:style-name="ce11">
            <text:p>48.312</text:p>
          </table:table-cell>
          <table:table-cell table:number-columns-repeated="16261"/>
        </table:table-row>
        <table:table-row table:style-name="ro5">
          <table:table-cell office:value-type="string" table:style-name="ce3">
            <text:p>DBT</text:p>
          </table:table-cell>
          <table:table-cell office:value-type="string" table:style-name="ce3">
            <text:p>Department for Business and Trade</text:p>
          </table:table-cell>
          <table:table-cell office:value-type="string" table:style-name="ce3">
            <text:p>Department for Business and Trade</text:p>
          </table:table-cell>
          <table:table-cell office:value-type="string" table:style-name="ce3">
            <text:p/>
          </table:table-cell>
          <table:table-cell office:value-type="float" office:value="84.277000000000001" table:style-name="ce11">
            <text:p>84.277</text:p>
          </table:table-cell>
          <table:table-cell office:value-type="float" office:value="61.862000000000002" table:style-name="ce11">
            <text:p>61.862</text:p>
          </table:table-cell>
          <table:table-cell office:value-type="float" office:value="26.92" table:style-name="ce11">
            <text:p>26.92</text:p>
          </table:table-cell>
          <table:table-cell office:value-type="float" office:value="73.284000000000006" table:style-name="ce11">
            <text:p>73.284</text:p>
          </table:table-cell>
          <table:table-cell office:value-type="float" office:value="77.037999999999997" table:style-name="ce11">
            <text:p>77.038</text:p>
          </table:table-cell>
          <table:table-cell office:value-type="float" office:value="78.888000000000005" table:style-name="ce11">
            <text:p>78.888</text:p>
          </table:table-cell>
          <table:table-cell office:value-type="float" office:value="77.188999999999993" table:style-name="ce11">
            <text:p>77.189</text:p>
          </table:table-cell>
          <table:table-cell office:value-type="float" office:value="81.97" table:style-name="ce11">
            <text:p>81.97</text:p>
          </table:table-cell>
          <table:table-cell office:value-type="float" office:value="54.258000000000003" table:style-name="ce11">
            <text:p>54.258</text:p>
          </table:table-cell>
          <table:table-cell office:value-type="float" office:value="80.832999999999998" table:style-name="ce11">
            <text:p>80.833</text:p>
          </table:table-cell>
          <table:table-cell office:value-type="float" office:value="72.866" table:style-name="ce11">
            <text:p>72.866</text:p>
          </table:table-cell>
          <table:table-cell office:value-type="float" office:value="24.42" table:style-name="ce11">
            <text:p>24.42</text:p>
          </table:table-cell>
          <table:table-cell office:value-type="float" office:value="51.947000000000003" table:style-name="ce11">
            <text:p>51.947</text:p>
          </table:table-cell>
          <table:table-cell office:value-type="float" office:value="88.879000000000005" table:style-name="ce11">
            <text:p>88.879</text:p>
          </table:table-cell>
          <table:table-cell office:value-type="float" office:value="78.671999999999997" table:style-name="ce11">
            <text:p>78.672</text:p>
          </table:table-cell>
          <table:table-cell office:value-type="float" office:value="75.05" table:style-name="ce11">
            <text:p>75.05</text:p>
          </table:table-cell>
          <table:table-cell office:value-type="float" office:value="59.807000000000002" table:style-name="ce11">
            <text:p>59.807</text:p>
          </table:table-cell>
          <table:table-cell office:value-type="float" office:value="82.8" table:style-name="ce11">
            <text:p>82.8</text:p>
          </table:table-cell>
          <table:table-cell office:value-type="float" office:value="77.233999999999995" table:style-name="ce11">
            <text:p>77.234</text:p>
          </table:table-cell>
          <table:table-cell office:value-type="float" office:value="80.509" table:style-name="ce11">
            <text:p>80.509</text:p>
          </table:table-cell>
          <table:table-cell office:value-type="float" office:value="75.769000000000005" table:style-name="ce11">
            <text:p>75.769</text:p>
          </table:table-cell>
          <table:table-cell office:value-type="float" office:value="88.685000000000002" table:style-name="ce11">
            <text:p>88.685</text:p>
          </table:table-cell>
          <table:table-cell office:value-type="float" office:value="86.801000000000002" table:style-name="ce11">
            <text:p>86.801</text:p>
          </table:table-cell>
          <table:table-cell office:value-type="float" office:value="68.334999999999994" table:style-name="ce11">
            <text:p>68.335</text:p>
          </table:table-cell>
          <table:table-cell office:value-type="float" office:value="79.516000000000005" table:style-name="ce11">
            <text:p>79.516</text:p>
          </table:table-cell>
          <table:table-cell office:value-type="float" office:value="84.498000000000005" table:style-name="ce11">
            <text:p>84.498</text:p>
          </table:table-cell>
          <table:table-cell office:value-type="float" office:value="71.736000000000004" table:style-name="ce11">
            <text:p>71.736</text:p>
          </table:table-cell>
          <table:table-cell office:value-type="float" office:value="67.569999999999993" table:style-name="ce11">
            <text:p>67.57</text:p>
          </table:table-cell>
          <table:table-cell office:value-type="float" office:value="71.897000000000006" table:style-name="ce11">
            <text:p>71.897</text:p>
          </table:table-cell>
          <table:table-cell office:value-type="float" office:value="85.015000000000001" table:style-name="ce11">
            <text:p>85.015</text:p>
          </table:table-cell>
          <table:table-cell office:value-type="float" office:value="82.498999999999995" table:style-name="ce11">
            <text:p>82.499</text:p>
          </table:table-cell>
          <table:table-cell office:value-type="float" office:value="78.414000000000001" table:style-name="ce11">
            <text:p>78.414</text:p>
          </table:table-cell>
          <table:table-cell office:value-type="float" office:value="63.930999999999997" table:style-name="ce11">
            <text:p>63.931</text:p>
          </table:table-cell>
          <table:table-cell office:value-type="float" office:value="51.576000000000001" table:style-name="ce11">
            <text:p>51.576</text:p>
          </table:table-cell>
          <table:table-cell office:value-type="float" office:value="53.679000000000002" table:style-name="ce11">
            <text:p>53.679</text:p>
          </table:table-cell>
          <table:table-cell office:value-type="float" office:value="47.722999999999999" table:style-name="ce11">
            <text:p>47.723</text:p>
          </table:table-cell>
          <table:table-cell office:value-type="float" office:value="83.808999999999997" table:style-name="ce11">
            <text:p>83.809</text:p>
          </table:table-cell>
          <table:table-cell office:value-type="float" office:value="87.352000000000004" table:style-name="ce11">
            <text:p>87.352</text:p>
          </table:table-cell>
          <table:table-cell office:value-type="float" office:value="72.790000000000006" table:style-name="ce11">
            <text:p>72.79</text:p>
          </table:table-cell>
          <table:table-cell office:value-type="float" office:value="79.385999999999996" table:style-name="ce11">
            <text:p>79.386</text:p>
          </table:table-cell>
          <table:table-cell office:value-type="float" office:value="67.787999999999997" table:style-name="ce11">
            <text:p>67.788</text:p>
          </table:table-cell>
          <table:table-cell office:value-type="float" office:value="74.617000000000004" table:style-name="ce11">
            <text:p>74.617</text:p>
          </table:table-cell>
          <table:table-cell office:value-type="float" office:value="89.430999999999997" table:style-name="ce11">
            <text:p>89.431</text:p>
          </table:table-cell>
          <table:table-cell office:value-type="float" office:value="69.451999999999998" table:style-name="ce11">
            <text:p>69.452</text:p>
          </table:table-cell>
          <table:table-cell office:value-type="float" office:value="63.277000000000001" table:style-name="ce11">
            <text:p>63.277</text:p>
          </table:table-cell>
          <table:table-cell office:value-type="float" office:value="72.653000000000006" table:style-name="ce11">
            <text:p>72.653</text:p>
          </table:table-cell>
          <table:table-cell office:value-type="float" office:value="25.736999999999998" table:style-name="ce11">
            <text:p>25.737</text:p>
          </table:table-cell>
          <table:table-cell office:value-type="float" office:value="27.65" table:style-name="ce11">
            <text:p>27.65</text:p>
          </table:table-cell>
          <table:table-cell office:value-type="float" office:value="19.777999999999999" table:style-name="ce11">
            <text:p>19.778</text:p>
          </table:table-cell>
          <table:table-cell office:value-type="float" office:value="56.484999999999999" table:style-name="ce11">
            <text:p>56.485</text:p>
          </table:table-cell>
          <table:table-cell office:value-type="float" office:value="47.779000000000003" table:style-name="ce11">
            <text:p>47.779</text:p>
          </table:table-cell>
          <table:table-cell office:value-type="float" office:value="74.599999999999994" table:style-name="ce11">
            <text:p>74.6</text:p>
          </table:table-cell>
          <table:table-cell office:value-type="float" office:value="66.509" table:style-name="ce11">
            <text:p>66.509</text:p>
          </table:table-cell>
          <table:table-cell office:value-type="float" office:value="50.41" table:style-name="ce11">
            <text:p>50.41</text:p>
          </table:table-cell>
          <table:table-cell office:value-type="float" office:value="57.046999999999997" table:style-name="ce11">
            <text:p>57.047</text:p>
          </table:table-cell>
          <table:table-cell office:value-type="float" office:value="35.795000000000002" table:style-name="ce11">
            <text:p>35.795</text:p>
          </table:table-cell>
          <table:table-cell office:value-type="float" office:value="29.131" table:style-name="ce11">
            <text:p>29.131</text:p>
          </table:table-cell>
          <table:table-cell office:value-type="float" office:value="64.742999999999995" table:style-name="ce11">
            <text:p>64.743</text:p>
          </table:table-cell>
          <table:table-cell office:value-type="float" office:value="37.973999999999997" table:style-name="ce11">
            <text:p>37.974</text:p>
          </table:table-cell>
          <table:table-cell office:value-type="float" office:value="51.137" table:style-name="ce11">
            <text:p>51.137</text:p>
          </table:table-cell>
          <table:table-cell office:value-type="float" office:value="64.162000000000006" table:style-name="ce11">
            <text:p>64.162</text:p>
          </table:table-cell>
          <table:table-cell office:value-type="float" office:value="62.030999999999999" table:style-name="ce11">
            <text:p>62.031</text:p>
          </table:table-cell>
          <table:table-cell office:value-type="float" office:value="40.950000000000003" table:style-name="ce11">
            <text:p>40.95</text:p>
          </table:table-cell>
          <table:table-cell office:value-type="float" office:value="48.442" table:style-name="ce11">
            <text:p>48.442</text:p>
          </table:table-cell>
          <table:table-cell office:value-type="float" office:value="46.631" table:style-name="ce11">
            <text:p>46.631</text:p>
          </table:table-cell>
          <table:table-cell office:value-type="float" office:value="51.5" table:style-name="ce11">
            <text:p>51.5</text:p>
          </table:table-cell>
          <table:table-cell office:value-type="float" office:value="36.308999999999997" table:style-name="ce11">
            <text:p>36.309</text:p>
          </table:table-cell>
          <table:table-cell office:value-type="float" office:value="89.364000000000004" table:style-name="ce11">
            <text:p>89.364</text:p>
          </table:table-cell>
          <table:table-cell office:value-type="float" office:value="77.667000000000002" table:style-name="ce11">
            <text:p>77.667</text:p>
          </table:table-cell>
          <table:table-cell office:value-type="float" office:value="70.893000000000001" table:style-name="ce11">
            <text:p>70.893</text:p>
          </table:table-cell>
          <table:table-cell office:value-type="float" office:value="70.471999999999994" table:style-name="ce11">
            <text:p>70.472</text:p>
          </table:table-cell>
          <table:table-cell office:value-type="float" office:value="74.682000000000002" table:style-name="ce11">
            <text:p>74.682</text:p>
          </table:table-cell>
          <table:table-cell office:value-type="float" office:value="60.935000000000002" table:style-name="ce11">
            <text:p>60.935</text:p>
          </table:table-cell>
          <table:table-cell office:value-type="float" office:value="41.878999999999998" table:style-name="ce11">
            <text:p>41.879</text:p>
          </table:table-cell>
          <table:table-cell office:value-type="float" office:value="64.296000000000006" table:style-name="ce11">
            <text:p>64.296</text:p>
          </table:table-cell>
          <table:table-cell office:value-type="float" office:value="67.460999999999999" table:style-name="ce11">
            <text:p>67.461</text:p>
          </table:table-cell>
          <table:table-cell office:value-type="float" office:value="84.905000000000001" table:style-name="ce11">
            <text:p>84.905</text:p>
          </table:table-cell>
          <table:table-cell office:value-type="float" office:value="83.162999999999997" table:style-name="ce11">
            <text:p>83.163</text:p>
          </table:table-cell>
          <table:table-cell office:value-type="float" office:value="92.287000000000006" table:style-name="ce11">
            <text:p>92.287</text:p>
          </table:table-cell>
          <table:table-cell office:value-type="float" office:value="60.152999999999999" table:style-name="ce11">
            <text:p>60.153</text:p>
          </table:table-cell>
          <table:table-cell office:value-type="float" office:value="47.720999999999997" table:style-name="ce11">
            <text:p>47.721</text:p>
          </table:table-cell>
          <table:table-cell office:value-type="float" office:value="18.873000000000001" table:style-name="ce11">
            <text:p>18.873</text:p>
          </table:table-cell>
          <table:table-cell office:value-type="float" office:value="7.6429999999999998" table:style-name="ce11">
            <text:p>7.643</text:p>
          </table:table-cell>
          <table:table-cell office:value-type="float" office:value="21.597999999999999" table:style-name="ce11">
            <text:p>21.598</text:p>
          </table:table-cell>
          <table:table-cell office:value-type="float" office:value="44.4" table:style-name="ce11">
            <text:p>44.4</text:p>
          </table:table-cell>
          <table:table-cell office:value-type="float" office:value="26.359000000000002" table:style-name="ce11">
            <text:p>26.359</text:p>
          </table:table-cell>
          <table:table-cell office:value-type="float" office:value="8.4469999999999992" table:style-name="ce11">
            <text:p>8.447</text:p>
          </table:table-cell>
          <table:table-cell office:value-type="float" office:value="86.861999999999995" table:style-name="ce11">
            <text:p>86.862</text:p>
          </table:table-cell>
          <table:table-cell office:value-type="float" office:value="65.834999999999994" table:style-name="ce11">
            <text:p>65.835</text:p>
          </table:table-cell>
          <table:table-cell office:value-type="float" office:value="70.721999999999994" table:style-name="ce11">
            <text:p>70.722</text:p>
          </table:table-cell>
          <table:table-cell office:value-type="float" office:value="8.1969999999999992" table:style-name="ce11">
            <text:p>8.197</text:p>
          </table:table-cell>
          <table:table-cell office:value-type="float" office:value="85.605000000000004" table:style-name="ce11">
            <text:p>85.605</text:p>
          </table:table-cell>
          <table:table-cell office:value-type="float" office:value="6.1980000000000004" table:style-name="ce11">
            <text:p>6.198</text:p>
          </table:table-cell>
          <table:table-cell office:value-type="float" office:value="9.0730000000000004" table:style-name="ce11">
            <text:p>9.073</text:p>
          </table:table-cell>
          <table:table-cell office:value-type="float" office:value="85.944999999999993" table:style-name="ce11">
            <text:p>85.945</text:p>
          </table:table-cell>
          <table:table-cell office:value-type="float" office:value="4.9820000000000002" table:style-name="ce11">
            <text:p>4.982</text:p>
          </table:table-cell>
          <table:table-cell office:value-type="float" office:value="40.725999999999999" table:style-name="ce11">
            <text:p>40.726</text:p>
          </table:table-cell>
          <table:table-cell office:value-type="float" office:value="47.177" table:style-name="ce11">
            <text:p>47.177</text:p>
          </table:table-cell>
          <table:table-cell office:value-type="float" office:value="12.097" table:style-name="ce11">
            <text:p>12.097</text:p>
          </table:table-cell>
          <table:table-cell office:value-type="float" office:value="26.238" table:style-name="ce11">
            <text:p>26.238</text:p>
          </table:table-cell>
          <table:table-cell office:value-type="float" office:value="56.930999999999997" table:style-name="ce11">
            <text:p>56.931</text:p>
          </table:table-cell>
          <table:table-cell office:value-type="float" office:value="16.832000000000001" table:style-name="ce11">
            <text:p>16.832</text:p>
          </table:table-cell>
          <table:table-cell office:value-type="float" office:value="40.201999999999998" table:style-name="ce11">
            <text:p>40.202</text:p>
          </table:table-cell>
          <table:table-cell office:value-type="float" office:value="32.726999999999997" table:style-name="ce11">
            <text:p>32.727</text:p>
          </table:table-cell>
          <table:table-cell office:value-type="float" office:value="27.071000000000002" table:style-name="ce11">
            <text:p>27.071</text:p>
          </table:table-cell>
          <table:table-cell office:value-type="float" office:value="52.834000000000003" table:style-name="ce11">
            <text:p>52.834</text:p>
          </table:table-cell>
          <table:table-cell office:value-type="float" office:value="26.113" table:style-name="ce11">
            <text:p>26.113</text:p>
          </table:table-cell>
          <table:table-cell office:value-type="float" office:value="21.053000000000001" table:style-name="ce11">
            <text:p>21.053</text:p>
          </table:table-cell>
          <table:table-cell office:value-type="float" office:value="33.831000000000003" table:style-name="ce11">
            <text:p>33.831</text:p>
          </table:table-cell>
          <table:table-cell office:value-type="float" office:value="54.228999999999999" table:style-name="ce11">
            <text:p>54.229</text:p>
          </table:table-cell>
          <table:table-cell office:value-type="float" office:value="11.94" table:style-name="ce11">
            <text:p>11.94</text:p>
          </table:table-cell>
          <table:table-cell office:value-type="float" office:value="66.647999999999996" table:style-name="ce11">
            <text:p>66.648</text:p>
          </table:table-cell>
          <table:table-cell office:value-type="float" office:value="70.174000000000007" table:style-name="ce11">
            <text:p>70.174</text:p>
          </table:table-cell>
          <table:table-cell office:value-type="float" office:value="62.488999999999997" table:style-name="ce11">
            <text:p>62.489</text:p>
          </table:table-cell>
          <table:table-cell office:value-type="float" office:value="35.667999999999999" table:style-name="ce11">
            <text:p>35.668</text:p>
          </table:table-cell>
          <table:table-cell office:value-type="float" office:value="73.802999999999997" table:style-name="ce11">
            <text:p>73.803</text:p>
          </table:table-cell>
          <table:table-cell office:value-type="float" office:value="76.475999999999999" table:style-name="ce11">
            <text:p>76.476</text:p>
          </table:table-cell>
          <table:table-cell office:value-type="float" office:value="51.308999999999997" table:style-name="ce11">
            <text:p>51.309</text:p>
          </table:table-cell>
          <table:table-cell office:value-type="float" office:value="52.006999999999998" table:style-name="ce11">
            <text:p>52.007</text:p>
          </table:table-cell>
          <table:table-cell table:number-columns-repeated="16261"/>
        </table:table-row>
        <table:table-row table:style-name="ro7">
          <table:table-cell office:value-type="string" table:style-name="ce3">
            <text:p>DCMS</text:p>
          </table:table-cell>
          <table:table-cell office:value-type="string" table:style-name="ce3">
            <text:p>Department for Culture, Media and Sport</text:p>
          </table:table-cell>
          <table:table-cell office:value-type="string" table:style-name="ce3">
            <text:p>Culture, Media and Sport</text:p>
          </table:table-cell>
          <table:table-cell office:value-type="string" table:style-name="ce3">
            <text:p/>
          </table:table-cell>
          <table:table-cell office:value-type="float" office:value="89.137" table:style-name="ce11">
            <text:p>89.137</text:p>
          </table:table-cell>
          <table:table-cell office:value-type="float" office:value="70.457999999999998" table:style-name="ce11">
            <text:p>70.458</text:p>
          </table:table-cell>
          <table:table-cell office:value-type="float" office:value="24.617999999999999" table:style-name="ce11">
            <text:p>24.618</text:p>
          </table:table-cell>
          <table:table-cell office:value-type="float" office:value="75.391000000000005" table:style-name="ce11">
            <text:p>75.391</text:p>
          </table:table-cell>
          <table:table-cell office:value-type="float" office:value="81.649000000000001" table:style-name="ce11">
            <text:p>81.649</text:p>
          </table:table-cell>
          <table:table-cell office:value-type="float" office:value="82.475999999999999" table:style-name="ce11">
            <text:p>82.476</text:p>
          </table:table-cell>
          <table:table-cell office:value-type="float" office:value="79.153000000000006" table:style-name="ce11">
            <text:p>79.153</text:p>
          </table:table-cell>
          <table:table-cell office:value-type="float" office:value="87.256" table:style-name="ce11">
            <text:p>87.256</text:p>
          </table:table-cell>
          <table:table-cell office:value-type="float" office:value="56.411999999999999" table:style-name="ce11">
            <text:p>56.412</text:p>
          </table:table-cell>
          <table:table-cell office:value-type="float" office:value="85.204999999999998" table:style-name="ce11">
            <text:p>85.205</text:p>
          </table:table-cell>
          <table:table-cell office:value-type="float" office:value="75.245000000000005" table:style-name="ce11">
            <text:p>75.245</text:p>
          </table:table-cell>
          <table:table-cell office:value-type="float" office:value="24.094000000000001" table:style-name="ce11">
            <text:p>24.094</text:p>
          </table:table-cell>
          <table:table-cell office:value-type="float" office:value="62.43" table:style-name="ce11">
            <text:p>62.43</text:p>
          </table:table-cell>
          <table:table-cell office:value-type="float" office:value="91.397999999999996" table:style-name="ce11">
            <text:p>91.398</text:p>
          </table:table-cell>
          <table:table-cell office:value-type="float" office:value="82.676000000000002" table:style-name="ce11">
            <text:p>82.676</text:p>
          </table:table-cell>
          <table:table-cell office:value-type="float" office:value="79.927999999999997" table:style-name="ce11">
            <text:p>79.928</text:p>
          </table:table-cell>
          <table:table-cell office:value-type="float" office:value="67.742000000000004" table:style-name="ce11">
            <text:p>67.742</text:p>
          </table:table-cell>
          <table:table-cell office:value-type="float" office:value="86.498999999999995" table:style-name="ce11">
            <text:p>86.499</text:p>
          </table:table-cell>
          <table:table-cell office:value-type="float" office:value="82.296999999999997" table:style-name="ce11">
            <text:p>82.297</text:p>
          </table:table-cell>
          <table:table-cell office:value-type="float" office:value="82.656000000000006" table:style-name="ce11">
            <text:p>82.656</text:p>
          </table:table-cell>
          <table:table-cell office:value-type="float" office:value="79.331000000000003" table:style-name="ce11">
            <text:p>79.331</text:p>
          </table:table-cell>
          <table:table-cell office:value-type="float" office:value="90.92" table:style-name="ce11">
            <text:p>90.92</text:p>
          </table:table-cell>
          <table:table-cell office:value-type="float" office:value="89.844999999999999" table:style-name="ce11">
            <text:p>89.845</text:p>
          </table:table-cell>
          <table:table-cell office:value-type="float" office:value="68.981999999999999" table:style-name="ce11">
            <text:p>68.982</text:p>
          </table:table-cell>
          <table:table-cell office:value-type="float" office:value="85.662999999999997" table:style-name="ce11">
            <text:p>85.663</text:p>
          </table:table-cell>
          <table:table-cell office:value-type="float" office:value="86.26" table:style-name="ce11">
            <text:p>86.26</text:p>
          </table:table-cell>
          <table:table-cell office:value-type="float" office:value="72.64" table:style-name="ce11">
            <text:p>72.64</text:p>
          </table:table-cell>
          <table:table-cell office:value-type="float" office:value="65.988" table:style-name="ce11">
            <text:p>65.988</text:p>
          </table:table-cell>
          <table:table-cell office:value-type="float" office:value="72.608000000000004" table:style-name="ce11">
            <text:p>72.608</text:p>
          </table:table-cell>
          <table:table-cell office:value-type="float" office:value="90.441999999999993" table:style-name="ce11">
            <text:p>90.442</text:p>
          </table:table-cell>
          <table:table-cell office:value-type="float" office:value="89.474000000000004" table:style-name="ce11">
            <text:p>89.474</text:p>
          </table:table-cell>
          <table:table-cell office:value-type="float" office:value="81.817999999999998" table:style-name="ce11">
            <text:p>81.818</text:p>
          </table:table-cell>
          <table:table-cell office:value-type="float" office:value="67.384" table:style-name="ce11">
            <text:p>67.384</text:p>
          </table:table-cell>
          <table:table-cell office:value-type="float" office:value="51.134999999999998" table:style-name="ce11">
            <text:p>51.135</text:p>
          </table:table-cell>
          <table:table-cell office:value-type="float" office:value="56.475000000000001" table:style-name="ce11">
            <text:p>56.475</text:p>
          </table:table-cell>
          <table:table-cell office:value-type="float" office:value="50.656999999999996" table:style-name="ce11">
            <text:p>50.657</text:p>
          </table:table-cell>
          <table:table-cell office:value-type="float" office:value="89.221999999999994" table:style-name="ce11">
            <text:p>89.222</text:p>
          </table:table-cell>
          <table:table-cell office:value-type="float" office:value="90.92" table:style-name="ce11">
            <text:p>90.92</text:p>
          </table:table-cell>
          <table:table-cell office:value-type="float" office:value="77.484999999999999" table:style-name="ce11">
            <text:p>77.485</text:p>
          </table:table-cell>
          <table:table-cell office:value-type="float" office:value="83.153999999999996" table:style-name="ce11">
            <text:p>83.154</text:p>
          </table:table-cell>
          <table:table-cell office:value-type="float" office:value="75.12" table:style-name="ce11">
            <text:p>75.12</text:p>
          </table:table-cell>
          <table:table-cell office:value-type="float" office:value="73.715999999999994" table:style-name="ce11">
            <text:p>73.716</text:p>
          </table:table-cell>
          <table:table-cell office:value-type="float" office:value="91.147999999999996" table:style-name="ce11">
            <text:p>91.148</text:p>
          </table:table-cell>
          <table:table-cell office:value-type="float" office:value="74.88" table:style-name="ce11">
            <text:p>74.88</text:p>
          </table:table-cell>
          <table:table-cell office:value-type="float" office:value="61.768000000000001" table:style-name="ce11">
            <text:p>61.768</text:p>
          </table:table-cell>
          <table:table-cell office:value-type="float" office:value="74.91" table:style-name="ce11">
            <text:p>74.91</text:p>
          </table:table-cell>
          <table:table-cell office:value-type="float" office:value="26.643000000000001" table:style-name="ce11">
            <text:p>26.643</text:p>
          </table:table-cell>
          <table:table-cell office:value-type="float" office:value="27.718" table:style-name="ce11">
            <text:p>27.718</text:p>
          </table:table-cell>
          <table:table-cell office:value-type="float" office:value="17.943000000000001" table:style-name="ce11">
            <text:p>17.943</text:p>
          </table:table-cell>
          <table:table-cell office:value-type="float" office:value="70.418999999999997" table:style-name="ce11">
            <text:p>70.419</text:p>
          </table:table-cell>
          <table:table-cell office:value-type="float" office:value="52.33" table:style-name="ce11">
            <text:p>52.33</text:p>
          </table:table-cell>
          <table:table-cell office:value-type="float" office:value="82.536000000000001" table:style-name="ce11">
            <text:p>82.536</text:p>
          </table:table-cell>
          <table:table-cell office:value-type="float" office:value="73.564999999999998" table:style-name="ce11">
            <text:p>73.565</text:p>
          </table:table-cell>
          <table:table-cell office:value-type="float" office:value="60" table:style-name="ce11">
            <text:p>60</text:p>
          </table:table-cell>
          <table:table-cell office:value-type="float" office:value="69.534000000000006" table:style-name="ce11">
            <text:p>69.534</text:p>
          </table:table-cell>
          <table:table-cell office:value-type="float" office:value="45.280999999999999" table:style-name="ce11">
            <text:p>45.281</text:p>
          </table:table-cell>
          <table:table-cell office:value-type="float" office:value="39.927999999999997" table:style-name="ce11">
            <text:p>39.928</text:p>
          </table:table-cell>
          <table:table-cell office:value-type="float" office:value="76.555000000000007" table:style-name="ce11">
            <text:p>76.555</text:p>
          </table:table-cell>
          <table:table-cell office:value-type="float" office:value="52.454999999999998" table:style-name="ce11">
            <text:p>52.455</text:p>
          </table:table-cell>
          <table:table-cell office:value-type="float" office:value="62.006999999999998" table:style-name="ce11">
            <text:p>62.007</text:p>
          </table:table-cell>
          <table:table-cell office:value-type="float" office:value="77.870999999999995" table:style-name="ce11">
            <text:p>77.871</text:p>
          </table:table-cell>
          <table:table-cell office:value-type="float" office:value="78.495000000000005" table:style-name="ce11">
            <text:p>78.495</text:p>
          </table:table-cell>
          <table:table-cell office:value-type="float" office:value="60.048000000000002" table:style-name="ce11">
            <text:p>60.048</text:p>
          </table:table-cell>
          <table:table-cell office:value-type="float" office:value="62.201000000000001" table:style-name="ce11">
            <text:p>62.201</text:p>
          </table:table-cell>
          <table:table-cell office:value-type="float" office:value="60.286999999999999" table:style-name="ce11">
            <text:p>60.287</text:p>
          </table:table-cell>
          <table:table-cell office:value-type="float" office:value="67.424999999999997" table:style-name="ce11">
            <text:p>67.425</text:p>
          </table:table-cell>
          <table:table-cell office:value-type="float" office:value="51.975999999999999" table:style-name="ce11">
            <text:p>51.976</text:p>
          </table:table-cell>
          <table:table-cell office:value-type="float" office:value="90.084000000000003" table:style-name="ce11">
            <text:p>90.084</text:p>
          </table:table-cell>
          <table:table-cell office:value-type="float" office:value="81.242999999999995" table:style-name="ce11">
            <text:p>81.243</text:p>
          </table:table-cell>
          <table:table-cell office:value-type="float" office:value="79.162000000000006" table:style-name="ce11">
            <text:p>79.162</text:p>
          </table:table-cell>
          <table:table-cell office:value-type="float" office:value="74.281999999999996" table:style-name="ce11">
            <text:p>74.282</text:p>
          </table:table-cell>
          <table:table-cell office:value-type="float" office:value="79.45" table:style-name="ce11">
            <text:p>79.45</text:p>
          </table:table-cell>
          <table:table-cell office:value-type="float" office:value="68.22" table:style-name="ce11">
            <text:p>68.22</text:p>
          </table:table-cell>
          <table:table-cell office:value-type="float" office:value="42.703000000000003" table:style-name="ce11">
            <text:p>42.703</text:p>
          </table:table-cell>
          <table:table-cell office:value-type="float" office:value="69.257999999999996" table:style-name="ce11">
            <text:p>69.258</text:p>
          </table:table-cell>
          <table:table-cell office:value-type="float" office:value="69.498000000000005" table:style-name="ce11">
            <text:p>69.498</text:p>
          </table:table-cell>
          <table:table-cell office:value-type="float" office:value="86.123999999999995" table:style-name="ce11">
            <text:p>86.124</text:p>
          </table:table-cell>
          <table:table-cell office:value-type="float" office:value="89.353999999999999" table:style-name="ce11">
            <text:p>89.354</text:p>
          </table:table-cell>
          <table:table-cell office:value-type="float" office:value="95.096000000000004" table:style-name="ce11">
            <text:p>95.096</text:p>
          </table:table-cell>
          <table:table-cell office:value-type="float" office:value="62.395000000000003" table:style-name="ce11">
            <text:p>62.395</text:p>
          </table:table-cell>
          <table:table-cell office:value-type="float" office:value="47.488" table:style-name="ce11">
            <text:p>47.488</text:p>
          </table:table-cell>
          <table:table-cell office:value-type="float" office:value="15.21" table:style-name="ce11">
            <text:p>15.21</text:p>
          </table:table-cell>
          <table:table-cell office:value-type="float" office:value="8.1440000000000001" table:style-name="ce11">
            <text:p>8.144</text:p>
          </table:table-cell>
          <table:table-cell office:value-type="float" office:value="21.795999999999999" table:style-name="ce11">
            <text:p>21.796</text:p>
          </table:table-cell>
          <table:table-cell office:value-type="float" office:value="47.904000000000003" table:style-name="ce11">
            <text:p>47.904</text:p>
          </table:table-cell>
          <table:table-cell office:value-type="float" office:value="22.155999999999999" table:style-name="ce11">
            <text:p>22.156</text:p>
          </table:table-cell>
          <table:table-cell office:value-type="float" office:value="5.2759999999999998" table:style-name="ce11">
            <text:p>5.276</text:p>
          </table:table-cell>
          <table:table-cell office:value-type="float" office:value="92.942999999999998" table:style-name="ce11">
            <text:p>92.943</text:p>
          </table:table-cell>
          <table:table-cell office:value-type="float" office:value="66.986000000000004" table:style-name="ce11">
            <text:p>66.986</text:p>
          </table:table-cell>
          <table:table-cell office:value-type="float" office:value="78.631" table:style-name="ce11">
            <text:p>78.631</text:p>
          </table:table-cell>
          <table:table-cell office:value-type="float" office:value="5.6150000000000002" table:style-name="ce11">
            <text:p>5.615</text:p>
          </table:table-cell>
          <table:table-cell office:value-type="float" office:value="90.441999999999993" table:style-name="ce11">
            <text:p>90.442</text:p>
          </table:table-cell>
          <table:table-cell office:value-type="float" office:value="3.9430000000000001" table:style-name="ce11">
            <text:p>3.943</text:p>
          </table:table-cell>
          <table:table-cell office:value-type="float" office:value="8.4830000000000005" table:style-name="ce11">
            <text:p>8.483</text:p>
          </table:table-cell>
          <table:table-cell office:value-type="float" office:value="88.052999999999997" table:style-name="ce11">
            <text:p>88.053</text:p>
          </table:table-cell>
          <table:table-cell office:value-type="float" office:value="3.4649999999999999" table:style-name="ce11">
            <text:p>3.465</text:p>
          </table:table-cell>
          <table:table-cell office:value-type="float" office:value="42.253999999999998" table:style-name="ce11">
            <text:p>42.254</text:p>
          </table:table-cell>
          <table:table-cell office:value-type="float" office:value="43.661999999999999" table:style-name="ce11">
            <text:p>43.662</text:p>
          </table:table-cell>
          <table:table-cell office:value-type="float" office:value="14.085000000000001" table:style-name="ce11">
            <text:p>14.085</text:p>
          </table:table-cell>
          <table:table-cell office:value-type="float" office:value="43.332999999999998" table:style-name="ce11">
            <text:p>43.333</text:p>
          </table:table-cell>
          <table:table-cell office:value-type="float" office:value="40" table:style-name="ce11">
            <text:p>40</text:p>
          </table:table-cell>
          <table:table-cell office:value-type="string" table:style-name="ce8">
            <text:p>[c]</text:p>
          </table:table-cell>
          <table:table-cell office:value-type="float" office:value="52.856999999999999" table:style-name="ce11">
            <text:p>52.857</text:p>
          </table:table-cell>
          <table:table-cell office:value-type="float" office:value="21.428999999999998" table:style-name="ce11">
            <text:p>21.429</text:p>
          </table:table-cell>
          <table:table-cell office:value-type="float" office:value="25.713999999999999" table:style-name="ce11">
            <text:p>25.714</text:p>
          </table:table-cell>
          <table:table-cell office:value-type="float" office:value="38.234999999999999" table:style-name="ce11">
            <text:p>38.235</text:p>
          </table:table-cell>
          <table:table-cell office:value-type="float" office:value="41.176000000000002" table:style-name="ce11">
            <text:p>41.176</text:p>
          </table:table-cell>
          <table:table-cell office:value-type="float" office:value="20.588000000000001" table:style-name="ce11">
            <text:p>20.588</text:p>
          </table:table-cell>
          <table:table-cell office:value-type="string" table:style-name="ce8">
            <text:p>[c]</text:p>
          </table:table-cell>
          <table:table-cell office:value-type="float" office:value="70" table:style-name="ce11">
            <text:p>70</text:p>
          </table:table-cell>
          <table:table-cell office:value-type="string" table:style-name="ce8">
            <text:p>[c]</text:p>
          </table:table-cell>
          <table:table-cell office:value-type="float" office:value="70.707999999999998" table:style-name="ce11">
            <text:p>70.708</text:p>
          </table:table-cell>
          <table:table-cell office:value-type="float" office:value="72.956999999999994" table:style-name="ce11">
            <text:p>72.957</text:p>
          </table:table-cell>
          <table:table-cell office:value-type="float" office:value="65.745000000000005" table:style-name="ce11">
            <text:p>65.745</text:p>
          </table:table-cell>
          <table:table-cell office:value-type="float" office:value="37.454999999999998" table:style-name="ce11">
            <text:p>37.455</text:p>
          </table:table-cell>
          <table:table-cell office:value-type="float" office:value="72.715999999999994" table:style-name="ce11">
            <text:p>72.716</text:p>
          </table:table-cell>
          <table:table-cell office:value-type="float" office:value="74.91" table:style-name="ce11">
            <text:p>74.91</text:p>
          </table:table-cell>
          <table:table-cell office:value-type="float" office:value="57.521000000000001" table:style-name="ce11">
            <text:p>57.521</text:p>
          </table:table-cell>
          <table:table-cell office:value-type="float" office:value="61.511000000000003" table:style-name="ce11">
            <text:p>61.511</text:p>
          </table:table-cell>
          <table:table-cell table:number-columns-repeated="16261"/>
        </table:table-row>
        <table:table-row table:style-name="ro7">
          <table:table-cell office:value-type="string" table:style-name="ce3">
            <text:p>DEFRA</text:p>
          </table:table-cell>
          <table:table-cell office:value-type="string" table:style-name="ce3">
            <text:p>Department for Environment, Food and Rural Affairs</text:p>
          </table:table-cell>
          <table:table-cell office:value-type="string" table:style-name="ce3">
            <text:p>Environment, Food and Rural Affairs</text:p>
          </table:table-cell>
          <table:table-cell office:value-type="string" table:style-name="ce3">
            <text:p/>
          </table:table-cell>
          <table:table-cell office:value-type="float" office:value="80.405000000000001" table:style-name="ce11">
            <text:p>80.405</text:p>
          </table:table-cell>
          <table:table-cell office:value-type="float" office:value="61.091999999999999" table:style-name="ce11">
            <text:p>61.092</text:p>
          </table:table-cell>
          <table:table-cell office:value-type="float" office:value="27.722999999999999" table:style-name="ce11">
            <text:p>27.723</text:p>
          </table:table-cell>
          <table:table-cell office:value-type="float" office:value="72.712000000000003" table:style-name="ce11">
            <text:p>72.712</text:p>
          </table:table-cell>
          <table:table-cell office:value-type="float" office:value="77.494" table:style-name="ce11">
            <text:p>77.494</text:p>
          </table:table-cell>
          <table:table-cell office:value-type="float" office:value="76.748999999999995" table:style-name="ce11">
            <text:p>76.749</text:p>
          </table:table-cell>
          <table:table-cell office:value-type="float" office:value="76.677000000000007" table:style-name="ce11">
            <text:p>76.677</text:p>
          </table:table-cell>
          <table:table-cell office:value-type="float" office:value="84.162999999999997" table:style-name="ce11">
            <text:p>84.163</text:p>
          </table:table-cell>
          <table:table-cell office:value-type="float" office:value="57.454000000000001" table:style-name="ce11">
            <text:p>57.454</text:p>
          </table:table-cell>
          <table:table-cell office:value-type="float" office:value="81.872" table:style-name="ce11">
            <text:p>81.872</text:p>
          </table:table-cell>
          <table:table-cell office:value-type="float" office:value="71.022999999999996" table:style-name="ce11">
            <text:p>71.023</text:p>
          </table:table-cell>
          <table:table-cell office:value-type="float" office:value="21.277000000000001" table:style-name="ce11">
            <text:p>21.277</text:p>
          </table:table-cell>
          <table:table-cell office:value-type="float" office:value="49.637" table:style-name="ce11">
            <text:p>49.637</text:p>
          </table:table-cell>
          <table:table-cell office:value-type="float" office:value="87.781000000000006" table:style-name="ce11">
            <text:p>87.781</text:p>
          </table:table-cell>
          <table:table-cell office:value-type="float" office:value="80.739000000000004" table:style-name="ce11">
            <text:p>80.739</text:p>
          </table:table-cell>
          <table:table-cell office:value-type="float" office:value="74.043000000000006" table:style-name="ce11">
            <text:p>74.043</text:p>
          </table:table-cell>
          <table:table-cell office:value-type="float" office:value="61.393000000000001" table:style-name="ce11">
            <text:p>61.393</text:p>
          </table:table-cell>
          <table:table-cell office:value-type="float" office:value="83.471000000000004" table:style-name="ce11">
            <text:p>83.471</text:p>
          </table:table-cell>
          <table:table-cell office:value-type="float" office:value="74.259" table:style-name="ce11">
            <text:p>74.259</text:p>
          </table:table-cell>
          <table:table-cell office:value-type="float" office:value="79.227000000000004" table:style-name="ce11">
            <text:p>79.227</text:p>
          </table:table-cell>
          <table:table-cell office:value-type="float" office:value="75.159000000000006" table:style-name="ce11">
            <text:p>75.159</text:p>
          </table:table-cell>
          <table:table-cell office:value-type="float" office:value="91.558000000000007" table:style-name="ce11">
            <text:p>91.558</text:p>
          </table:table-cell>
          <table:table-cell office:value-type="float" office:value="88.15" table:style-name="ce11">
            <text:p>88.15</text:p>
          </table:table-cell>
          <table:table-cell office:value-type="float" office:value="65.063000000000002" table:style-name="ce11">
            <text:p>65.063</text:p>
          </table:table-cell>
          <table:table-cell office:value-type="float" office:value="80.787999999999997" table:style-name="ce11">
            <text:p>80.788</text:p>
          </table:table-cell>
          <table:table-cell office:value-type="float" office:value="83.134" table:style-name="ce11">
            <text:p>83.134</text:p>
          </table:table-cell>
          <table:table-cell office:value-type="float" office:value="70.424000000000007" table:style-name="ce11">
            <text:p>70.424</text:p>
          </table:table-cell>
          <table:table-cell office:value-type="float" office:value="65.201999999999998" table:style-name="ce11">
            <text:p>65.202</text:p>
          </table:table-cell>
          <table:table-cell office:value-type="float" office:value="70.650999999999996" table:style-name="ce11">
            <text:p>70.651</text:p>
          </table:table-cell>
          <table:table-cell office:value-type="float" office:value="86.975999999999999" table:style-name="ce11">
            <text:p>86.976</text:p>
          </table:table-cell>
          <table:table-cell office:value-type="float" office:value="84.977000000000004" table:style-name="ce11">
            <text:p>84.977</text:p>
          </table:table-cell>
          <table:table-cell office:value-type="float" office:value="80.504000000000005" table:style-name="ce11">
            <text:p>80.504</text:p>
          </table:table-cell>
          <table:table-cell office:value-type="float" office:value="68.444999999999993" table:style-name="ce11">
            <text:p>68.445</text:p>
          </table:table-cell>
          <table:table-cell office:value-type="float" office:value="53.921999999999997" table:style-name="ce11">
            <text:p>53.922</text:p>
          </table:table-cell>
          <table:table-cell office:value-type="float" office:value="56.84" table:style-name="ce11">
            <text:p>56.84</text:p>
          </table:table-cell>
          <table:table-cell office:value-type="float" office:value="50.625" table:style-name="ce11">
            <text:p>50.625</text:p>
          </table:table-cell>
          <table:table-cell office:value-type="float" office:value="85.563000000000002" table:style-name="ce11">
            <text:p>85.563</text:p>
          </table:table-cell>
          <table:table-cell office:value-type="float" office:value="88.662000000000006" table:style-name="ce11">
            <text:p>88.662</text:p>
          </table:table-cell>
          <table:table-cell office:value-type="float" office:value="71.8" table:style-name="ce11">
            <text:p>71.8</text:p>
          </table:table-cell>
          <table:table-cell office:value-type="float" office:value="81.5" table:style-name="ce11">
            <text:p>81.5</text:p>
          </table:table-cell>
          <table:table-cell office:value-type="float" office:value="66.25" table:style-name="ce11">
            <text:p>66.25</text:p>
          </table:table-cell>
          <table:table-cell office:value-type="float" office:value="69.516999999999996" table:style-name="ce11">
            <text:p>69.517</text:p>
          </table:table-cell>
          <table:table-cell office:value-type="float" office:value="87.295000000000002" table:style-name="ce11">
            <text:p>87.295</text:p>
          </table:table-cell>
          <table:table-cell office:value-type="float" office:value="72.537999999999997" table:style-name="ce11">
            <text:p>72.538</text:p>
          </table:table-cell>
          <table:table-cell office:value-type="float" office:value="57.366" table:style-name="ce11">
            <text:p>57.366</text:p>
          </table:table-cell>
          <table:table-cell office:value-type="float" office:value="73.206000000000003" table:style-name="ce11">
            <text:p>73.206</text:p>
          </table:table-cell>
          <table:table-cell office:value-type="float" office:value="21.574000000000002" table:style-name="ce11">
            <text:p>21.574</text:p>
          </table:table-cell>
          <table:table-cell office:value-type="float" office:value="27.096" table:style-name="ce11">
            <text:p>27.096</text:p>
          </table:table-cell>
          <table:table-cell office:value-type="float" office:value="15.170999999999999" table:style-name="ce11">
            <text:p>15.171</text:p>
          </table:table-cell>
          <table:table-cell office:value-type="float" office:value="72.95" table:style-name="ce11">
            <text:p>72.95</text:p>
          </table:table-cell>
          <table:table-cell office:value-type="float" office:value="47.246000000000002" table:style-name="ce11">
            <text:p>47.246</text:p>
          </table:table-cell>
          <table:table-cell office:value-type="float" office:value="72.817999999999998" table:style-name="ce11">
            <text:p>72.818</text:p>
          </table:table-cell>
          <table:table-cell office:value-type="float" office:value="64.766000000000005" table:style-name="ce11">
            <text:p>64.766</text:p>
          </table:table-cell>
          <table:table-cell office:value-type="float" office:value="48.488" table:style-name="ce11">
            <text:p>48.488</text:p>
          </table:table-cell>
          <table:table-cell office:value-type="float" office:value="55.508000000000003" table:style-name="ce11">
            <text:p>55.508</text:p>
          </table:table-cell>
          <table:table-cell office:value-type="float" office:value="28.239000000000001" table:style-name="ce11">
            <text:p>28.239</text:p>
          </table:table-cell>
          <table:table-cell office:value-type="float" office:value="27.57" table:style-name="ce11">
            <text:p>27.57</text:p>
          </table:table-cell>
          <table:table-cell office:value-type="float" office:value="63.207999999999998" table:style-name="ce11">
            <text:p>63.208</text:p>
          </table:table-cell>
          <table:table-cell office:value-type="float" office:value="34.591999999999999" table:style-name="ce11">
            <text:p>34.592</text:p>
          </table:table-cell>
          <table:table-cell office:value-type="float" office:value="51.482999999999997" table:style-name="ce11">
            <text:p>51.483</text:p>
          </table:table-cell>
          <table:table-cell office:value-type="float" office:value="62.396000000000001" table:style-name="ce11">
            <text:p>62.396</text:p>
          </table:table-cell>
          <table:table-cell office:value-type="float" office:value="61.463999999999999" table:style-name="ce11">
            <text:p>61.464</text:p>
          </table:table-cell>
          <table:table-cell office:value-type="float" office:value="47.631999999999998" table:style-name="ce11">
            <text:p>47.632</text:p>
          </table:table-cell>
          <table:table-cell office:value-type="float" office:value="47.381" table:style-name="ce11">
            <text:p>47.381</text:p>
          </table:table-cell>
          <table:table-cell office:value-type="float" office:value="44.106000000000002" table:style-name="ce11">
            <text:p>44.106</text:p>
          </table:table-cell>
          <table:table-cell office:value-type="float" office:value="46.841000000000001" table:style-name="ce11">
            <text:p>46.841</text:p>
          </table:table-cell>
          <table:table-cell office:value-type="float" office:value="34.232999999999997" table:style-name="ce11">
            <text:p>34.233</text:p>
          </table:table-cell>
          <table:table-cell office:value-type="float" office:value="89.911000000000001" table:style-name="ce11">
            <text:p>89.911</text:p>
          </table:table-cell>
          <table:table-cell office:value-type="float" office:value="77.283000000000001" table:style-name="ce11">
            <text:p>77.283</text:p>
          </table:table-cell>
          <table:table-cell office:value-type="float" office:value="71.382000000000005" table:style-name="ce11">
            <text:p>71.382</text:p>
          </table:table-cell>
          <table:table-cell office:value-type="float" office:value="71.423000000000002" table:style-name="ce11">
            <text:p>71.423</text:p>
          </table:table-cell>
          <table:table-cell office:value-type="float" office:value="76.906999999999996" table:style-name="ce11">
            <text:p>76.907</text:p>
          </table:table-cell>
          <table:table-cell office:value-type="float" office:value="70.52" table:style-name="ce11">
            <text:p>70.52</text:p>
          </table:table-cell>
          <table:table-cell office:value-type="float" office:value="42.564999999999998" table:style-name="ce11">
            <text:p>42.565</text:p>
          </table:table-cell>
          <table:table-cell office:value-type="float" office:value="74.61" table:style-name="ce11">
            <text:p>74.61</text:p>
          </table:table-cell>
          <table:table-cell office:value-type="float" office:value="57.305" table:style-name="ce11">
            <text:p>57.305</text:p>
          </table:table-cell>
          <table:table-cell office:value-type="float" office:value="81.605999999999995" table:style-name="ce11">
            <text:p>81.606</text:p>
          </table:table-cell>
          <table:table-cell office:value-type="float" office:value="91.930999999999997" table:style-name="ce11">
            <text:p>91.931</text:p>
          </table:table-cell>
          <table:table-cell office:value-type="float" office:value="96.325000000000003" table:style-name="ce11">
            <text:p>96.325</text:p>
          </table:table-cell>
          <table:table-cell office:value-type="float" office:value="61.658999999999999" table:style-name="ce11">
            <text:p>61.659</text:p>
          </table:table-cell>
          <table:table-cell office:value-type="float" office:value="42.78" table:style-name="ce11">
            <text:p>42.78</text:p>
          </table:table-cell>
          <table:table-cell office:value-type="float" office:value="13.840999999999999" table:style-name="ce11">
            <text:p>13.841</text:p>
          </table:table-cell>
          <table:table-cell office:value-type="float" office:value="7.7720000000000002" table:style-name="ce11">
            <text:p>7.772</text:p>
          </table:table-cell>
          <table:table-cell office:value-type="float" office:value="18.361000000000001" table:style-name="ce11">
            <text:p>18.361</text:p>
          </table:table-cell>
          <table:table-cell office:value-type="float" office:value="40.444000000000003" table:style-name="ce11">
            <text:p>40.444</text:p>
          </table:table-cell>
          <table:table-cell office:value-type="float" office:value="33.423000000000002" table:style-name="ce11">
            <text:p>33.423</text:p>
          </table:table-cell>
          <table:table-cell office:value-type="float" office:value="7.1230000000000002" table:style-name="ce11">
            <text:p>7.123</text:p>
          </table:table-cell>
          <table:table-cell office:value-type="float" office:value="92.078000000000003" table:style-name="ce11">
            <text:p>92.078</text:p>
          </table:table-cell>
          <table:table-cell office:value-type="float" office:value="71.260999999999996" table:style-name="ce11">
            <text:p>71.261</text:p>
          </table:table-cell>
          <table:table-cell office:value-type="float" office:value="73.417000000000002" table:style-name="ce11">
            <text:p>73.417</text:p>
          </table:table-cell>
          <table:table-cell office:value-type="float" office:value="7.992" table:style-name="ce11">
            <text:p>7.992</text:p>
          </table:table-cell>
          <table:table-cell office:value-type="float" office:value="86.52" table:style-name="ce11">
            <text:p>86.52</text:p>
          </table:table-cell>
          <table:table-cell office:value-type="float" office:value="5.4880000000000004" table:style-name="ce11">
            <text:p>5.488</text:p>
          </table:table-cell>
          <table:table-cell office:value-type="float" office:value="8.7040000000000006" table:style-name="ce11">
            <text:p>8.704</text:p>
          </table:table-cell>
          <table:table-cell office:value-type="float" office:value="86.847999999999999" table:style-name="ce11">
            <text:p>86.848</text:p>
          </table:table-cell>
          <table:table-cell office:value-type="float" office:value="4.4480000000000004" table:style-name="ce11">
            <text:p>4.448</text:p>
          </table:table-cell>
          <table:table-cell office:value-type="float" office:value="40.625" table:style-name="ce11">
            <text:p>40.625</text:p>
          </table:table-cell>
          <table:table-cell office:value-type="float" office:value="46.429000000000002" table:style-name="ce11">
            <text:p>46.429</text:p>
          </table:table-cell>
          <table:table-cell office:value-type="float" office:value="12.946" table:style-name="ce11">
            <text:p>12.946</text:p>
          </table:table-cell>
          <table:table-cell office:value-type="float" office:value="26.922999999999998" table:style-name="ce11">
            <text:p>26.923</text:p>
          </table:table-cell>
          <table:table-cell office:value-type="float" office:value="60.988999999999997" table:style-name="ce11">
            <text:p>60.989</text:p>
          </table:table-cell>
          <table:table-cell office:value-type="float" office:value="12.087999999999999" table:style-name="ce11">
            <text:p>12.088</text:p>
          </table:table-cell>
          <table:table-cell office:value-type="float" office:value="46.548000000000002" table:style-name="ce11">
            <text:p>46.548</text:p>
          </table:table-cell>
          <table:table-cell office:value-type="float" office:value="26.949000000000002" table:style-name="ce11">
            <text:p>26.949</text:p>
          </table:table-cell>
          <table:table-cell office:value-type="float" office:value="26.503" table:style-name="ce11">
            <text:p>26.503</text:p>
          </table:table-cell>
          <table:table-cell office:value-type="float" office:value="55.902000000000001" table:style-name="ce11">
            <text:p>55.902</text:p>
          </table:table-cell>
          <table:table-cell office:value-type="float" office:value="26.949000000000002" table:style-name="ce11">
            <text:p>26.949</text:p>
          </table:table-cell>
          <table:table-cell office:value-type="float" office:value="17.149000000000001" table:style-name="ce11">
            <text:p>17.149</text:p>
          </table:table-cell>
          <table:table-cell office:value-type="float" office:value="32.597000000000001" table:style-name="ce11">
            <text:p>32.597</text:p>
          </table:table-cell>
          <table:table-cell office:value-type="float" office:value="56.353999999999999" table:style-name="ce11">
            <text:p>56.354</text:p>
          </table:table-cell>
          <table:table-cell office:value-type="float" office:value="11.05" table:style-name="ce11">
            <text:p>11.05</text:p>
          </table:table-cell>
          <table:table-cell office:value-type="float" office:value="64.332999999999998" table:style-name="ce11">
            <text:p>64.333</text:p>
          </table:table-cell>
          <table:table-cell office:value-type="float" office:value="68.528999999999996" table:style-name="ce11">
            <text:p>68.529</text:p>
          </table:table-cell>
          <table:table-cell office:value-type="float" office:value="58.948999999999998" table:style-name="ce11">
            <text:p>58.949</text:p>
          </table:table-cell>
          <table:table-cell office:value-type="float" office:value="38.368000000000002" table:style-name="ce11">
            <text:p>38.368</text:p>
          </table:table-cell>
          <table:table-cell office:value-type="float" office:value="69.037000000000006" table:style-name="ce11">
            <text:p>69.037</text:p>
          </table:table-cell>
          <table:table-cell office:value-type="float" office:value="70.384" table:style-name="ce11">
            <text:p>70.384</text:p>
          </table:table-cell>
          <table:table-cell office:value-type="float" office:value="61.865000000000002" table:style-name="ce11">
            <text:p>61.865</text:p>
          </table:table-cell>
          <table:table-cell office:value-type="float" office:value="65.650999999999996" table:style-name="ce11">
            <text:p>65.651</text:p>
          </table:table-cell>
          <table:table-cell table:number-columns-repeated="16261"/>
        </table:table-row>
        <table:table-row table:style-name="ro5">
          <table:table-cell office:value-type="string" table:style-name="ce3">
            <text:p>DES</text:p>
          </table:table-cell>
          <table:table-cell office:value-type="string" table:style-name="ce3">
            <text:p>Defence Equipment and Support</text:p>
          </table:table-cell>
          <table:table-cell office:value-type="string" table:style-name="ce3">
            <text:p>Defence</text:p>
          </table:table-cell>
          <table:table-cell office:value-type="string" table:style-name="ce3">
            <text:p/>
          </table:table-cell>
          <table:table-cell office:value-type="float" office:value="77.293999999999997" table:style-name="ce11">
            <text:p>77.294</text:p>
          </table:table-cell>
          <table:table-cell office:value-type="float" office:value="59.378999999999998" table:style-name="ce11">
            <text:p>59.379</text:p>
          </table:table-cell>
          <table:table-cell office:value-type="float" office:value="26.349" table:style-name="ce11">
            <text:p>26.349</text:p>
          </table:table-cell>
          <table:table-cell office:value-type="float" office:value="73.245999999999995" table:style-name="ce11">
            <text:p>73.246</text:p>
          </table:table-cell>
          <table:table-cell office:value-type="float" office:value="81.031999999999996" table:style-name="ce11">
            <text:p>81.032</text:p>
          </table:table-cell>
          <table:table-cell office:value-type="float" office:value="77.406999999999996" table:style-name="ce11">
            <text:p>77.407</text:p>
          </table:table-cell>
          <table:table-cell office:value-type="float" office:value="77.664000000000001" table:style-name="ce11">
            <text:p>77.664</text:p>
          </table:table-cell>
          <table:table-cell office:value-type="float" office:value="83.061000000000007" table:style-name="ce11">
            <text:p>83.061</text:p>
          </table:table-cell>
          <table:table-cell office:value-type="float" office:value="60.189" table:style-name="ce11">
            <text:p>60.189</text:p>
          </table:table-cell>
          <table:table-cell office:value-type="float" office:value="83.201999999999998" table:style-name="ce11">
            <text:p>83.202</text:p>
          </table:table-cell>
          <table:table-cell office:value-type="float" office:value="72.84" table:style-name="ce11">
            <text:p>72.84</text:p>
          </table:table-cell>
          <table:table-cell office:value-type="float" office:value="36.411999999999999" table:style-name="ce11">
            <text:p>36.412</text:p>
          </table:table-cell>
          <table:table-cell office:value-type="float" office:value="49.853999999999999" table:style-name="ce11">
            <text:p>49.854</text:p>
          </table:table-cell>
          <table:table-cell office:value-type="float" office:value="89.683000000000007" table:style-name="ce11">
            <text:p>89.683</text:p>
          </table:table-cell>
          <table:table-cell office:value-type="float" office:value="84.334000000000003" table:style-name="ce11">
            <text:p>84.334</text:p>
          </table:table-cell>
          <table:table-cell office:value-type="float" office:value="77.399000000000001" table:style-name="ce11">
            <text:p>77.399</text:p>
          </table:table-cell>
          <table:table-cell office:value-type="float" office:value="67.373999999999995" table:style-name="ce11">
            <text:p>67.374</text:p>
          </table:table-cell>
          <table:table-cell office:value-type="float" office:value="86.373999999999995" table:style-name="ce11">
            <text:p>86.374</text:p>
          </table:table-cell>
          <table:table-cell office:value-type="float" office:value="76.16" table:style-name="ce11">
            <text:p>76.16</text:p>
          </table:table-cell>
          <table:table-cell office:value-type="float" office:value="78.680999999999997" table:style-name="ce11">
            <text:p>78.681</text:p>
          </table:table-cell>
          <table:table-cell office:value-type="float" office:value="76.34" table:style-name="ce11">
            <text:p>76.34</text:p>
          </table:table-cell>
          <table:table-cell office:value-type="float" office:value="89.96" table:style-name="ce11">
            <text:p>89.96</text:p>
          </table:table-cell>
          <table:table-cell office:value-type="float" office:value="87.542000000000002" table:style-name="ce11">
            <text:p>87.542</text:p>
          </table:table-cell>
          <table:table-cell office:value-type="float" office:value="68.478999999999999" table:style-name="ce11">
            <text:p>68.479</text:p>
          </table:table-cell>
          <table:table-cell office:value-type="float" office:value="82.738" table:style-name="ce11">
            <text:p>82.738</text:p>
          </table:table-cell>
          <table:table-cell office:value-type="float" office:value="83.685000000000002" table:style-name="ce11">
            <text:p>83.685</text:p>
          </table:table-cell>
          <table:table-cell office:value-type="float" office:value="70.037000000000006" table:style-name="ce11">
            <text:p>70.037</text:p>
          </table:table-cell>
          <table:table-cell office:value-type="float" office:value="67.358999999999995" table:style-name="ce11">
            <text:p>67.359</text:p>
          </table:table-cell>
          <table:table-cell office:value-type="float" office:value="72.8" table:style-name="ce11">
            <text:p>72.8</text:p>
          </table:table-cell>
          <table:table-cell office:value-type="float" office:value="86.141999999999996" table:style-name="ce11">
            <text:p>86.142</text:p>
          </table:table-cell>
          <table:table-cell office:value-type="float" office:value="84.156999999999996" table:style-name="ce11">
            <text:p>84.157</text:p>
          </table:table-cell>
          <table:table-cell office:value-type="float" office:value="78.87" table:style-name="ce11">
            <text:p>78.87</text:p>
          </table:table-cell>
          <table:table-cell office:value-type="float" office:value="68.623999999999995" table:style-name="ce11">
            <text:p>68.624</text:p>
          </table:table-cell>
          <table:table-cell office:value-type="float" office:value="51.195999999999998" table:style-name="ce11">
            <text:p>51.196</text:p>
          </table:table-cell>
          <table:table-cell office:value-type="float" office:value="63.707000000000001" table:style-name="ce11">
            <text:p>63.707</text:p>
          </table:table-cell>
          <table:table-cell office:value-type="float" office:value="57.201000000000001" table:style-name="ce11">
            <text:p>57.201</text:p>
          </table:table-cell>
          <table:table-cell office:value-type="float" office:value="86.807000000000002" table:style-name="ce11">
            <text:p>86.807</text:p>
          </table:table-cell>
          <table:table-cell office:value-type="float" office:value="89.802000000000007" table:style-name="ce11">
            <text:p>89.802</text:p>
          </table:table-cell>
          <table:table-cell office:value-type="float" office:value="73.63" table:style-name="ce11">
            <text:p>73.63</text:p>
          </table:table-cell>
          <table:table-cell office:value-type="float" office:value="82.59" table:style-name="ce11">
            <text:p>82.59</text:p>
          </table:table-cell>
          <table:table-cell office:value-type="float" office:value="64.085999999999999" table:style-name="ce11">
            <text:p>64.086</text:p>
          </table:table-cell>
          <table:table-cell office:value-type="float" office:value="77.959000000000003" table:style-name="ce11">
            <text:p>77.959</text:p>
          </table:table-cell>
          <table:table-cell office:value-type="float" office:value="88.123999999999995" table:style-name="ce11">
            <text:p>88.124</text:p>
          </table:table-cell>
          <table:table-cell office:value-type="float" office:value="68.498999999999995" table:style-name="ce11">
            <text:p>68.499</text:p>
          </table:table-cell>
          <table:table-cell office:value-type="float" office:value="61.91" table:style-name="ce11">
            <text:p>61.91</text:p>
          </table:table-cell>
          <table:table-cell office:value-type="float" office:value="76.492000000000004" table:style-name="ce11">
            <text:p>76.492</text:p>
          </table:table-cell>
          <table:table-cell office:value-type="float" office:value="38.247999999999998" table:style-name="ce11">
            <text:p>38.248</text:p>
          </table:table-cell>
          <table:table-cell office:value-type="float" office:value="45.418999999999997" table:style-name="ce11">
            <text:p>45.419</text:p>
          </table:table-cell>
          <table:table-cell office:value-type="float" office:value="25.600999999999999" table:style-name="ce11">
            <text:p>25.601</text:p>
          </table:table-cell>
          <table:table-cell office:value-type="float" office:value="74.775999999999996" table:style-name="ce11">
            <text:p>74.776</text:p>
          </table:table-cell>
          <table:table-cell office:value-type="float" office:value="59.582000000000001" table:style-name="ce11">
            <text:p>59.582</text:p>
          </table:table-cell>
          <table:table-cell office:value-type="float" office:value="68.701999999999998" table:style-name="ce11">
            <text:p>68.702</text:p>
          </table:table-cell>
          <table:table-cell office:value-type="float" office:value="63.655000000000001" table:style-name="ce11">
            <text:p>63.655</text:p>
          </table:table-cell>
          <table:table-cell office:value-type="float" office:value="51.244" table:style-name="ce11">
            <text:p>51.244</text:p>
          </table:table-cell>
          <table:table-cell office:value-type="float" office:value="52.875" table:style-name="ce11">
            <text:p>52.875</text:p>
          </table:table-cell>
          <table:table-cell office:value-type="float" office:value="25.864000000000001" table:style-name="ce11">
            <text:p>25.864</text:p>
          </table:table-cell>
          <table:table-cell office:value-type="float" office:value="26.058" table:style-name="ce11">
            <text:p>26.058</text:p>
          </table:table-cell>
          <table:table-cell office:value-type="float" office:value="62.366999999999997" table:style-name="ce11">
            <text:p>62.367</text:p>
          </table:table-cell>
          <table:table-cell office:value-type="float" office:value="40.305999999999997" table:style-name="ce11">
            <text:p>40.306</text:p>
          </table:table-cell>
          <table:table-cell office:value-type="float" office:value="57.743000000000002" table:style-name="ce11">
            <text:p>57.743</text:p>
          </table:table-cell>
          <table:table-cell office:value-type="float" office:value="57.347000000000001" table:style-name="ce11">
            <text:p>57.347</text:p>
          </table:table-cell>
          <table:table-cell office:value-type="float" office:value="58.155999999999999" table:style-name="ce11">
            <text:p>58.156</text:p>
          </table:table-cell>
          <table:table-cell office:value-type="float" office:value="41.481999999999999" table:style-name="ce11">
            <text:p>41.482</text:p>
          </table:table-cell>
          <table:table-cell office:value-type="float" office:value="45.454999999999998" table:style-name="ce11">
            <text:p>45.455</text:p>
          </table:table-cell>
          <table:table-cell office:value-type="float" office:value="43.521999999999998" table:style-name="ce11">
            <text:p>43.522</text:p>
          </table:table-cell>
          <table:table-cell office:value-type="float" office:value="52.374000000000002" table:style-name="ce11">
            <text:p>52.374</text:p>
          </table:table-cell>
          <table:table-cell office:value-type="float" office:value="39.893999999999998" table:style-name="ce11">
            <text:p>39.894</text:p>
          </table:table-cell>
          <table:table-cell office:value-type="float" office:value="92.869" table:style-name="ce11">
            <text:p>92.869</text:p>
          </table:table-cell>
          <table:table-cell office:value-type="float" office:value="78.84" table:style-name="ce11">
            <text:p>78.84</text:p>
          </table:table-cell>
          <table:table-cell office:value-type="float" office:value="79.45" table:style-name="ce11">
            <text:p>79.45</text:p>
          </table:table-cell>
          <table:table-cell office:value-type="float" office:value="78.658000000000001" table:style-name="ce11">
            <text:p>78.658</text:p>
          </table:table-cell>
          <table:table-cell office:value-type="float" office:value="82.418000000000006" table:style-name="ce11">
            <text:p>82.418</text:p>
          </table:table-cell>
          <table:table-cell office:value-type="float" office:value="53.856999999999999" table:style-name="ce11">
            <text:p>53.857</text:p>
          </table:table-cell>
          <table:table-cell office:value-type="float" office:value="38.603000000000002" table:style-name="ce11">
            <text:p>38.603</text:p>
          </table:table-cell>
          <table:table-cell office:value-type="float" office:value="67.983999999999995" table:style-name="ce11">
            <text:p>67.984</text:p>
          </table:table-cell>
          <table:table-cell office:value-type="float" office:value="24.852" table:style-name="ce11">
            <text:p>24.852</text:p>
          </table:table-cell>
          <table:table-cell office:value-type="float" office:value="66.447999999999993" table:style-name="ce11">
            <text:p>66.448</text:p>
          </table:table-cell>
          <table:table-cell office:value-type="float" office:value="87.81" table:style-name="ce11">
            <text:p>87.81</text:p>
          </table:table-cell>
          <table:table-cell office:value-type="float" office:value="93.765000000000001" table:style-name="ce11">
            <text:p>93.765</text:p>
          </table:table-cell>
          <table:table-cell office:value-type="float" office:value="62.137" table:style-name="ce11">
            <text:p>62.137</text:p>
          </table:table-cell>
          <table:table-cell office:value-type="float" office:value="53.567999999999998" table:style-name="ce11">
            <text:p>53.568</text:p>
          </table:table-cell>
          <table:table-cell office:value-type="float" office:value="16.228999999999999" table:style-name="ce11">
            <text:p>16.229</text:p>
          </table:table-cell>
          <table:table-cell office:value-type="float" office:value="5.4710000000000001" table:style-name="ce11">
            <text:p>5.471</text:p>
          </table:table-cell>
          <table:table-cell office:value-type="float" office:value="11.773" table:style-name="ce11">
            <text:p>11.773</text:p>
          </table:table-cell>
          <table:table-cell office:value-type="float" office:value="32.491999999999997" table:style-name="ce11">
            <text:p>32.492</text:p>
          </table:table-cell>
          <table:table-cell office:value-type="float" office:value="50.264000000000003" table:style-name="ce11">
            <text:p>50.264</text:p>
          </table:table-cell>
          <table:table-cell office:value-type="float" office:value="8.4789999999999992" table:style-name="ce11">
            <text:p>8.479</text:p>
          </table:table-cell>
          <table:table-cell office:value-type="float" office:value="84.716999999999999" table:style-name="ce11">
            <text:p>84.717</text:p>
          </table:table-cell>
          <table:table-cell office:value-type="float" office:value="66.23" table:style-name="ce11">
            <text:p>66.23</text:p>
          </table:table-cell>
          <table:table-cell office:value-type="float" office:value="74.513999999999996" table:style-name="ce11">
            <text:p>74.514</text:p>
          </table:table-cell>
          <table:table-cell office:value-type="float" office:value="7.0919999999999996" table:style-name="ce11">
            <text:p>7.092</text:p>
          </table:table-cell>
          <table:table-cell office:value-type="float" office:value="87.409000000000006" table:style-name="ce11">
            <text:p>87.409</text:p>
          </table:table-cell>
          <table:table-cell office:value-type="float" office:value="5.4989999999999997" table:style-name="ce11">
            <text:p>5.499</text:p>
          </table:table-cell>
          <table:table-cell office:value-type="float" office:value="6.2539999999999996" table:style-name="ce11">
            <text:p>6.254</text:p>
          </table:table-cell>
          <table:table-cell office:value-type="float" office:value="88.891000000000005" table:style-name="ce11">
            <text:p>88.891</text:p>
          </table:table-cell>
          <table:table-cell office:value-type="float" office:value="4.8550000000000004" table:style-name="ce11">
            <text:p>4.855</text:p>
          </table:table-cell>
          <table:table-cell office:value-type="float" office:value="41.378999999999998" table:style-name="ce11">
            <text:p>41.379</text:p>
          </table:table-cell>
          <table:table-cell office:value-type="float" office:value="44.482999999999997" table:style-name="ce11">
            <text:p>44.483</text:p>
          </table:table-cell>
          <table:table-cell office:value-type="float" office:value="14.138" table:style-name="ce11">
            <text:p>14.138</text:p>
          </table:table-cell>
          <table:table-cell office:value-type="float" office:value="32.353000000000002" table:style-name="ce11">
            <text:p>32.353</text:p>
          </table:table-cell>
          <table:table-cell office:value-type="float" office:value="50.42" table:style-name="ce11">
            <text:p>50.42</text:p>
          </table:table-cell>
          <table:table-cell office:value-type="float" office:value="17.227" table:style-name="ce11">
            <text:p>17.227</text:p>
          </table:table-cell>
          <table:table-cell office:value-type="float" office:value="45.862000000000002" table:style-name="ce11">
            <text:p>45.862</text:p>
          </table:table-cell>
          <table:table-cell office:value-type="float" office:value="27.931000000000001" table:style-name="ce11">
            <text:p>27.931</text:p>
          </table:table-cell>
          <table:table-cell office:value-type="float" office:value="26.207000000000001" table:style-name="ce11">
            <text:p>26.207</text:p>
          </table:table-cell>
          <table:table-cell office:value-type="float" office:value="53.978999999999999" table:style-name="ce11">
            <text:p>53.979</text:p>
          </table:table-cell>
          <table:table-cell office:value-type="float" office:value="28.72" table:style-name="ce11">
            <text:p>28.72</text:p>
          </table:table-cell>
          <table:table-cell office:value-type="float" office:value="17.300999999999998" table:style-name="ce11">
            <text:p>17.301</text:p>
          </table:table-cell>
          <table:table-cell office:value-type="float" office:value="25" table:style-name="ce11">
            <text:p>25</text:p>
          </table:table-cell>
          <table:table-cell office:value-type="float" office:value="59.167000000000002" table:style-name="ce11">
            <text:p>59.167</text:p>
          </table:table-cell>
          <table:table-cell office:value-type="float" office:value="15.833" table:style-name="ce11">
            <text:p>15.833</text:p>
          </table:table-cell>
          <table:table-cell office:value-type="float" office:value="67.611000000000004" table:style-name="ce11">
            <text:p>67.611</text:p>
          </table:table-cell>
          <table:table-cell office:value-type="float" office:value="70.111000000000004" table:style-name="ce11">
            <text:p>70.111</text:p>
          </table:table-cell>
          <table:table-cell office:value-type="float" office:value="63.06" table:style-name="ce11">
            <text:p>63.06</text:p>
          </table:table-cell>
          <table:table-cell office:value-type="float" office:value="31.536000000000001" table:style-name="ce11">
            <text:p>31.536</text:p>
          </table:table-cell>
          <table:table-cell office:value-type="float" office:value="73.034000000000006" table:style-name="ce11">
            <text:p>73.034</text:p>
          </table:table-cell>
          <table:table-cell office:value-type="float" office:value="71.617000000000004" table:style-name="ce11">
            <text:p>71.617</text:p>
          </table:table-cell>
          <table:table-cell office:value-type="float" office:value="58.206000000000003" table:style-name="ce11">
            <text:p>58.206</text:p>
          </table:table-cell>
          <table:table-cell office:value-type="float" office:value="44.88" table:style-name="ce11">
            <text:p>44.88</text:p>
          </table:table-cell>
          <table:table-cell table:number-columns-repeated="16261"/>
        </table:table-row>
        <table:table-row table:style-name="ro7">
          <table:table-cell office:value-type="string" table:style-name="ce3">
            <text:p>DESNZ</text:p>
          </table:table-cell>
          <table:table-cell office:value-type="string" table:style-name="ce3">
            <text:p>Department for Energy Security and Net Zero</text:p>
          </table:table-cell>
          <table:table-cell office:value-type="string" table:style-name="ce3">
            <text:p>Energy Security and Net Zero</text:p>
          </table:table-cell>
          <table:table-cell office:value-type="string" table:style-name="ce3">
            <text:p/>
          </table:table-cell>
          <table:table-cell office:value-type="float" office:value="81.792000000000002" table:style-name="ce11">
            <text:p>81.792</text:p>
          </table:table-cell>
          <table:table-cell office:value-type="float" office:value="60.804000000000002" table:style-name="ce11">
            <text:p>60.804</text:p>
          </table:table-cell>
          <table:table-cell office:value-type="float" office:value="27.117999999999999" table:style-name="ce11">
            <text:p>27.118</text:p>
          </table:table-cell>
          <table:table-cell office:value-type="float" office:value="73.227999999999994" table:style-name="ce11">
            <text:p>73.228</text:p>
          </table:table-cell>
          <table:table-cell office:value-type="float" office:value="77.831000000000003" table:style-name="ce11">
            <text:p>77.831</text:p>
          </table:table-cell>
          <table:table-cell office:value-type="float" office:value="77.096000000000004" table:style-name="ce11">
            <text:p>77.096</text:p>
          </table:table-cell>
          <table:table-cell office:value-type="float" office:value="77.278999999999996" table:style-name="ce11">
            <text:p>77.279</text:p>
          </table:table-cell>
          <table:table-cell office:value-type="float" office:value="82.563999999999993" table:style-name="ce11">
            <text:p>82.564</text:p>
          </table:table-cell>
          <table:table-cell office:value-type="float" office:value="54.292000000000002" table:style-name="ce11">
            <text:p>54.292</text:p>
          </table:table-cell>
          <table:table-cell office:value-type="float" office:value="83.141000000000005" table:style-name="ce11">
            <text:p>83.141</text:p>
          </table:table-cell>
          <table:table-cell office:value-type="float" office:value="71.64" table:style-name="ce11">
            <text:p>71.64</text:p>
          </table:table-cell>
          <table:table-cell office:value-type="float" office:value="22.193000000000001" table:style-name="ce11">
            <text:p>22.193</text:p>
          </table:table-cell>
          <table:table-cell office:value-type="float" office:value="52.688000000000002" table:style-name="ce11">
            <text:p>52.688</text:p>
          </table:table-cell>
          <table:table-cell office:value-type="float" office:value="89.873999999999995" table:style-name="ce11">
            <text:p>89.874</text:p>
          </table:table-cell>
          <table:table-cell office:value-type="float" office:value="80.537999999999997" table:style-name="ce11">
            <text:p>80.538</text:p>
          </table:table-cell>
          <table:table-cell office:value-type="float" office:value="75.417000000000002" table:style-name="ce11">
            <text:p>75.417</text:p>
          </table:table-cell>
          <table:table-cell office:value-type="float" office:value="59.994" table:style-name="ce11">
            <text:p>59.994</text:p>
          </table:table-cell>
          <table:table-cell office:value-type="float" office:value="83.299000000000007" table:style-name="ce11">
            <text:p>83.299</text:p>
          </table:table-cell>
          <table:table-cell office:value-type="float" office:value="71.603999999999999" table:style-name="ce11">
            <text:p>71.604</text:p>
          </table:table-cell>
          <table:table-cell office:value-type="float" office:value="82.567999999999998" table:style-name="ce11">
            <text:p>82.568</text:p>
          </table:table-cell>
          <table:table-cell office:value-type="float" office:value="75.430999999999997" table:style-name="ce11">
            <text:p>75.431</text:p>
          </table:table-cell>
          <table:table-cell office:value-type="float" office:value="90.76" table:style-name="ce11">
            <text:p>90.76</text:p>
          </table:table-cell>
          <table:table-cell office:value-type="float" office:value="89.707999999999998" table:style-name="ce11">
            <text:p>89.708</text:p>
          </table:table-cell>
          <table:table-cell office:value-type="float" office:value="63.750999999999998" table:style-name="ce11">
            <text:p>63.751</text:p>
          </table:table-cell>
          <table:table-cell office:value-type="float" office:value="81.802000000000007" table:style-name="ce11">
            <text:p>81.802</text:p>
          </table:table-cell>
          <table:table-cell office:value-type="float" office:value="85.045000000000002" table:style-name="ce11">
            <text:p>85.045</text:p>
          </table:table-cell>
          <table:table-cell office:value-type="float" office:value="69.480999999999995" table:style-name="ce11">
            <text:p>69.481</text:p>
          </table:table-cell>
          <table:table-cell office:value-type="float" office:value="66.061000000000007" table:style-name="ce11">
            <text:p>66.061</text:p>
          </table:table-cell>
          <table:table-cell office:value-type="float" office:value="73.558000000000007" table:style-name="ce11">
            <text:p>73.558</text:p>
          </table:table-cell>
          <table:table-cell office:value-type="float" office:value="86.304000000000002" table:style-name="ce11">
            <text:p>86.304</text:p>
          </table:table-cell>
          <table:table-cell office:value-type="float" office:value="83.426000000000002" table:style-name="ce11">
            <text:p>83.426</text:p>
          </table:table-cell>
          <table:table-cell office:value-type="float" office:value="78.012" table:style-name="ce11">
            <text:p>78.012</text:p>
          </table:table-cell>
          <table:table-cell office:value-type="float" office:value="59.127000000000002" table:style-name="ce11">
            <text:p>59.127</text:p>
          </table:table-cell>
          <table:table-cell office:value-type="float" office:value="49.970999999999997" table:style-name="ce11">
            <text:p>49.971</text:p>
          </table:table-cell>
          <table:table-cell office:value-type="float" office:value="60.637999999999998" table:style-name="ce11">
            <text:p>60.638</text:p>
          </table:table-cell>
          <table:table-cell office:value-type="float" office:value="47.484000000000002" table:style-name="ce11">
            <text:p>47.484</text:p>
          </table:table-cell>
          <table:table-cell office:value-type="float" office:value="87.807000000000002" table:style-name="ce11">
            <text:p>87.807</text:p>
          </table:table-cell>
          <table:table-cell office:value-type="float" office:value="90.843000000000004" table:style-name="ce11">
            <text:p>90.843</text:p>
          </table:table-cell>
          <table:table-cell office:value-type="float" office:value="74.444000000000003" table:style-name="ce11">
            <text:p>74.444</text:p>
          </table:table-cell>
          <table:table-cell office:value-type="float" office:value="79.426000000000002" table:style-name="ce11">
            <text:p>79.426</text:p>
          </table:table-cell>
          <table:table-cell office:value-type="float" office:value="68.236000000000004" table:style-name="ce11">
            <text:p>68.236</text:p>
          </table:table-cell>
          <table:table-cell office:value-type="float" office:value="70.754999999999995" table:style-name="ce11">
            <text:p>70.755</text:p>
          </table:table-cell>
          <table:table-cell office:value-type="float" office:value="85.391999999999996" table:style-name="ce11">
            <text:p>85.392</text:p>
          </table:table-cell>
          <table:table-cell office:value-type="float" office:value="74.516999999999996" table:style-name="ce11">
            <text:p>74.517</text:p>
          </table:table-cell>
          <table:table-cell office:value-type="float" office:value="59.456000000000003" table:style-name="ce11">
            <text:p>59.456</text:p>
          </table:table-cell>
          <table:table-cell office:value-type="float" office:value="71.629000000000005" table:style-name="ce11">
            <text:p>71.629</text:p>
          </table:table-cell>
          <table:table-cell office:value-type="float" office:value="24.312999999999999" table:style-name="ce11">
            <text:p>24.313</text:p>
          </table:table-cell>
          <table:table-cell office:value-type="float" office:value="24.978000000000002" table:style-name="ce11">
            <text:p>24.978</text:p>
          </table:table-cell>
          <table:table-cell office:value-type="float" office:value="17.315000000000001" table:style-name="ce11">
            <text:p>17.315</text:p>
          </table:table-cell>
          <table:table-cell office:value-type="float" office:value="55.905999999999999" table:style-name="ce11">
            <text:p>55.906</text:p>
          </table:table-cell>
          <table:table-cell office:value-type="float" office:value="48.579000000000001" table:style-name="ce11">
            <text:p>48.579</text:p>
          </table:table-cell>
          <table:table-cell office:value-type="float" office:value="76.295000000000002" table:style-name="ce11">
            <text:p>76.295</text:p>
          </table:table-cell>
          <table:table-cell office:value-type="float" office:value="70.304000000000002" table:style-name="ce11">
            <text:p>70.304</text:p>
          </table:table-cell>
          <table:table-cell office:value-type="float" office:value="49.326999999999998" table:style-name="ce11">
            <text:p>49.327</text:p>
          </table:table-cell>
          <table:table-cell office:value-type="float" office:value="60.334000000000003" table:style-name="ce11">
            <text:p>60.334</text:p>
          </table:table-cell>
          <table:table-cell office:value-type="float" office:value="41.218000000000004" table:style-name="ce11">
            <text:p>41.218</text:p>
          </table:table-cell>
          <table:table-cell office:value-type="float" office:value="25.629000000000001" table:style-name="ce11">
            <text:p>25.629</text:p>
          </table:table-cell>
          <table:table-cell office:value-type="float" office:value="62.942" table:style-name="ce11">
            <text:p>62.942</text:p>
          </table:table-cell>
          <table:table-cell office:value-type="float" office:value="35.999000000000002" table:style-name="ce11">
            <text:p>35.999</text:p>
          </table:table-cell>
          <table:table-cell office:value-type="float" office:value="52.194000000000003" table:style-name="ce11">
            <text:p>52.194</text:p>
          </table:table-cell>
          <table:table-cell office:value-type="float" office:value="62.716000000000001" table:style-name="ce11">
            <text:p>62.716</text:p>
          </table:table-cell>
          <table:table-cell office:value-type="float" office:value="63.917999999999999" table:style-name="ce11">
            <text:p>63.918</text:p>
          </table:table-cell>
          <table:table-cell office:value-type="float" office:value="39.35" table:style-name="ce11">
            <text:p>39.35</text:p>
          </table:table-cell>
          <table:table-cell office:value-type="float" office:value="46.212000000000003" table:style-name="ce11">
            <text:p>46.212</text:p>
          </table:table-cell>
          <table:table-cell office:value-type="float" office:value="45.904000000000003" table:style-name="ce11">
            <text:p>45.904</text:p>
          </table:table-cell>
          <table:table-cell office:value-type="float" office:value="52.459000000000003" table:style-name="ce11">
            <text:p>52.459</text:p>
          </table:table-cell>
          <table:table-cell office:value-type="float" office:value="32.296999999999997" table:style-name="ce11">
            <text:p>32.297</text:p>
          </table:table-cell>
          <table:table-cell office:value-type="float" office:value="90.33" table:style-name="ce11">
            <text:p>90.33</text:p>
          </table:table-cell>
          <table:table-cell office:value-type="float" office:value="78.203999999999994" table:style-name="ce11">
            <text:p>78.204</text:p>
          </table:table-cell>
          <table:table-cell office:value-type="float" office:value="73.025000000000006" table:style-name="ce11">
            <text:p>73.025</text:p>
          </table:table-cell>
          <table:table-cell office:value-type="float" office:value="71.650000000000006" table:style-name="ce11">
            <text:p>71.65</text:p>
          </table:table-cell>
          <table:table-cell office:value-type="float" office:value="73.492999999999995" table:style-name="ce11">
            <text:p>73.493</text:p>
          </table:table-cell>
          <table:table-cell office:value-type="float" office:value="61.527000000000001" table:style-name="ce11">
            <text:p>61.527</text:p>
          </table:table-cell>
          <table:table-cell office:value-type="float" office:value="37.228999999999999" table:style-name="ce11">
            <text:p>37.229</text:p>
          </table:table-cell>
          <table:table-cell office:value-type="float" office:value="76.968000000000004" table:style-name="ce11">
            <text:p>76.968</text:p>
          </table:table-cell>
          <table:table-cell office:value-type="float" office:value="63.075000000000003" table:style-name="ce11">
            <text:p>63.075</text:p>
          </table:table-cell>
          <table:table-cell office:value-type="float" office:value="86.07" table:style-name="ce11">
            <text:p>86.07</text:p>
          </table:table-cell>
          <table:table-cell office:value-type="float" office:value="84.576999999999998" table:style-name="ce11">
            <text:p>84.577</text:p>
          </table:table-cell>
          <table:table-cell office:value-type="float" office:value="95.81" table:style-name="ce11">
            <text:p>95.81</text:p>
          </table:table-cell>
          <table:table-cell office:value-type="float" office:value="60.040999999999997" table:style-name="ce11">
            <text:p>60.041</text:p>
          </table:table-cell>
          <table:table-cell office:value-type="float" office:value="44.750999999999998" table:style-name="ce11">
            <text:p>44.751</text:p>
          </table:table-cell>
          <table:table-cell office:value-type="float" office:value="14.868" table:style-name="ce11">
            <text:p>14.868</text:p>
          </table:table-cell>
          <table:table-cell office:value-type="float" office:value="7.5140000000000002" table:style-name="ce11">
            <text:p>7.514</text:p>
          </table:table-cell>
          <table:table-cell office:value-type="float" office:value="22.600999999999999" table:style-name="ce11">
            <text:p>22.601</text:p>
          </table:table-cell>
          <table:table-cell office:value-type="float" office:value="47.607999999999997" table:style-name="ce11">
            <text:p>47.608</text:p>
          </table:table-cell>
          <table:table-cell office:value-type="float" office:value="22.277999999999999" table:style-name="ce11">
            <text:p>22.278</text:p>
          </table:table-cell>
          <table:table-cell office:value-type="float" office:value="7.0030000000000001" table:style-name="ce11">
            <text:p>7.003</text:p>
          </table:table-cell>
          <table:table-cell office:value-type="float" office:value="91.707999999999998" table:style-name="ce11">
            <text:p>91.708</text:p>
          </table:table-cell>
          <table:table-cell office:value-type="float" office:value="64.733000000000004" table:style-name="ce11">
            <text:p>64.733</text:p>
          </table:table-cell>
          <table:table-cell office:value-type="float" office:value="73.724000000000004" table:style-name="ce11">
            <text:p>73.724</text:p>
          </table:table-cell>
          <table:table-cell office:value-type="float" office:value="6.9630000000000001" table:style-name="ce11">
            <text:p>6.963</text:p>
          </table:table-cell>
          <table:table-cell office:value-type="float" office:value="87.653999999999996" table:style-name="ce11">
            <text:p>87.654</text:p>
          </table:table-cell>
          <table:table-cell office:value-type="float" office:value="5.383" table:style-name="ce11">
            <text:p>5.383</text:p>
          </table:table-cell>
          <table:table-cell office:value-type="float" office:value="7.375" table:style-name="ce11">
            <text:p>7.375</text:p>
          </table:table-cell>
          <table:table-cell office:value-type="float" office:value="88.703999999999994" table:style-name="ce11">
            <text:p>88.704</text:p>
          </table:table-cell>
          <table:table-cell office:value-type="float" office:value="3.9220000000000002" table:style-name="ce11">
            <text:p>3.922</text:p>
          </table:table-cell>
          <table:table-cell office:value-type="float" office:value="36.652999999999999" table:style-name="ce11">
            <text:p>36.653</text:p>
          </table:table-cell>
          <table:table-cell office:value-type="float" office:value="52.191000000000003" table:style-name="ce11">
            <text:p>52.191</text:p>
          </table:table-cell>
          <table:table-cell office:value-type="float" office:value="11.154999999999999" table:style-name="ce11">
            <text:p>11.155</text:p>
          </table:table-cell>
          <table:table-cell office:value-type="float" office:value="28.571000000000002" table:style-name="ce11">
            <text:p>28.571</text:p>
          </table:table-cell>
          <table:table-cell office:value-type="float" office:value="58.241999999999997" table:style-name="ce11">
            <text:p>58.242</text:p>
          </table:table-cell>
          <table:table-cell office:value-type="float" office:value="13.186999999999999" table:style-name="ce11">
            <text:p>13.187</text:p>
          </table:table-cell>
          <table:table-cell office:value-type="float" office:value="52.988" table:style-name="ce11">
            <text:p>52.988</text:p>
          </table:table-cell>
          <table:table-cell office:value-type="float" office:value="21.116" table:style-name="ce11">
            <text:p>21.116</text:p>
          </table:table-cell>
          <table:table-cell office:value-type="float" office:value="25.896000000000001" table:style-name="ce11">
            <text:p>25.896</text:p>
          </table:table-cell>
          <table:table-cell office:value-type="float" office:value="43.253999999999998" table:style-name="ce11">
            <text:p>43.254</text:p>
          </table:table-cell>
          <table:table-cell office:value-type="float" office:value="32.143000000000001" table:style-name="ce11">
            <text:p>32.143</text:p>
          </table:table-cell>
          <table:table-cell office:value-type="float" office:value="24.603000000000002" table:style-name="ce11">
            <text:p>24.603</text:p>
          </table:table-cell>
          <table:table-cell office:value-type="float" office:value="33.695999999999998" table:style-name="ce11">
            <text:p>33.696</text:p>
          </table:table-cell>
          <table:table-cell office:value-type="float" office:value="55.435000000000002" table:style-name="ce11">
            <text:p>55.435</text:p>
          </table:table-cell>
          <table:table-cell office:value-type="float" office:value="10.87" table:style-name="ce11">
            <text:p>10.87</text:p>
          </table:table-cell>
          <table:table-cell office:value-type="float" office:value="65.293000000000006" table:style-name="ce11">
            <text:p>65.293</text:p>
          </table:table-cell>
          <table:table-cell office:value-type="float" office:value="70.126999999999995" table:style-name="ce11">
            <text:p>70.127</text:p>
          </table:table-cell>
          <table:table-cell office:value-type="float" office:value="59.652000000000001" table:style-name="ce11">
            <text:p>59.652</text:p>
          </table:table-cell>
          <table:table-cell office:value-type="float" office:value="38.866" table:style-name="ce11">
            <text:p>38.866</text:p>
          </table:table-cell>
          <table:table-cell office:value-type="float" office:value="71.953999999999994" table:style-name="ce11">
            <text:p>71.954</text:p>
          </table:table-cell>
          <table:table-cell office:value-type="float" office:value="75.787000000000006" table:style-name="ce11">
            <text:p>75.787</text:p>
          </table:table-cell>
          <table:table-cell office:value-type="float" office:value="51.783999999999999" table:style-name="ce11">
            <text:p>51.784</text:p>
          </table:table-cell>
          <table:table-cell office:value-type="float" office:value="54.488999999999997" table:style-name="ce11">
            <text:p>54.489</text:p>
          </table:table-cell>
          <table:table-cell table:number-columns-repeated="16261"/>
        </table:table-row>
        <table:table-row table:style-name="ro5">
          <table:table-cell office:value-type="string" table:style-name="ce3">
            <text:p>DFE</text:p>
          </table:table-cell>
          <table:table-cell office:value-type="string" table:style-name="ce3">
            <text:p>Department for Education</text:p>
          </table:table-cell>
          <table:table-cell office:value-type="string" table:style-name="ce3">
            <text:p>Education</text:p>
          </table:table-cell>
          <table:table-cell office:value-type="string" table:style-name="ce3">
            <text:p>[note 6]</text:p>
          </table:table-cell>
          <table:table-cell office:value-type="float" office:value="85.087000000000003" table:style-name="ce11">
            <text:p>85.087</text:p>
          </table:table-cell>
          <table:table-cell office:value-type="float" office:value="62.648000000000003" table:style-name="ce11">
            <text:p>62.648</text:p>
          </table:table-cell>
          <table:table-cell office:value-type="float" office:value="25.963000000000001" table:style-name="ce11">
            <text:p>25.963</text:p>
          </table:table-cell>
          <table:table-cell office:value-type="float" office:value="73.677000000000007" table:style-name="ce11">
            <text:p>73.677</text:p>
          </table:table-cell>
          <table:table-cell office:value-type="float" office:value="79.100999999999999" table:style-name="ce11">
            <text:p>79.101</text:p>
          </table:table-cell>
          <table:table-cell office:value-type="float" office:value="80.296999999999997" table:style-name="ce11">
            <text:p>80.297</text:p>
          </table:table-cell>
          <table:table-cell office:value-type="float" office:value="80.397999999999996" table:style-name="ce11">
            <text:p>80.398</text:p>
          </table:table-cell>
          <table:table-cell office:value-type="float" office:value="87.289000000000001" table:style-name="ce11">
            <text:p>87.289</text:p>
          </table:table-cell>
          <table:table-cell office:value-type="float" office:value="59.997999999999998" table:style-name="ce11">
            <text:p>59.998</text:p>
          </table:table-cell>
          <table:table-cell office:value-type="float" office:value="82.994" table:style-name="ce11">
            <text:p>82.994</text:p>
          </table:table-cell>
          <table:table-cell office:value-type="float" office:value="75.688999999999993" table:style-name="ce11">
            <text:p>75.689</text:p>
          </table:table-cell>
          <table:table-cell office:value-type="float" office:value="37.518999999999998" table:style-name="ce11">
            <text:p>37.519</text:p>
          </table:table-cell>
          <table:table-cell office:value-type="float" office:value="51.039000000000001" table:style-name="ce11">
            <text:p>51.039</text:p>
          </table:table-cell>
          <table:table-cell office:value-type="float" office:value="88.846999999999994" table:style-name="ce11">
            <text:p>88.847</text:p>
          </table:table-cell>
          <table:table-cell office:value-type="float" office:value="82.626999999999995" table:style-name="ce11">
            <text:p>82.627</text:p>
          </table:table-cell>
          <table:table-cell office:value-type="float" office:value="77.302999999999997" table:style-name="ce11">
            <text:p>77.303</text:p>
          </table:table-cell>
          <table:table-cell office:value-type="float" office:value="64.343000000000004" table:style-name="ce11">
            <text:p>64.343</text:p>
          </table:table-cell>
          <table:table-cell office:value-type="float" office:value="82.39" table:style-name="ce11">
            <text:p>82.39</text:p>
          </table:table-cell>
          <table:table-cell office:value-type="float" office:value="78.724000000000004" table:style-name="ce11">
            <text:p>78.724</text:p>
          </table:table-cell>
          <table:table-cell office:value-type="float" office:value="81.861999999999995" table:style-name="ce11">
            <text:p>81.862</text:p>
          </table:table-cell>
          <table:table-cell office:value-type="float" office:value="79.132000000000005" table:style-name="ce11">
            <text:p>79.132</text:p>
          </table:table-cell>
          <table:table-cell office:value-type="float" office:value="91.498000000000005" table:style-name="ce11">
            <text:p>91.498</text:p>
          </table:table-cell>
          <table:table-cell office:value-type="float" office:value="88.546999999999997" table:style-name="ce11">
            <text:p>88.547</text:p>
          </table:table-cell>
          <table:table-cell office:value-type="float" office:value="69.513999999999996" table:style-name="ce11">
            <text:p>69.514</text:p>
          </table:table-cell>
          <table:table-cell office:value-type="float" office:value="83.331000000000003" table:style-name="ce11">
            <text:p>83.331</text:p>
          </table:table-cell>
          <table:table-cell office:value-type="float" office:value="85.706000000000003" table:style-name="ce11">
            <text:p>85.706</text:p>
          </table:table-cell>
          <table:table-cell office:value-type="float" office:value="78.596000000000004" table:style-name="ce11">
            <text:p>78.596</text:p>
          </table:table-cell>
          <table:table-cell office:value-type="float" office:value="70.444999999999993" table:style-name="ce11">
            <text:p>70.445</text:p>
          </table:table-cell>
          <table:table-cell office:value-type="float" office:value="76.891000000000005" table:style-name="ce11">
            <text:p>76.891</text:p>
          </table:table-cell>
          <table:table-cell office:value-type="float" office:value="89.989000000000004" table:style-name="ce11">
            <text:p>89.989</text:p>
          </table:table-cell>
          <table:table-cell office:value-type="float" office:value="88.551000000000002" table:style-name="ce11">
            <text:p>88.551</text:p>
          </table:table-cell>
          <table:table-cell office:value-type="float" office:value="83.290999999999997" table:style-name="ce11">
            <text:p>83.291</text:p>
          </table:table-cell>
          <table:table-cell office:value-type="float" office:value="67.828999999999994" table:style-name="ce11">
            <text:p>67.829</text:p>
          </table:table-cell>
          <table:table-cell office:value-type="float" office:value="57.343000000000004" table:style-name="ce11">
            <text:p>57.343</text:p>
          </table:table-cell>
          <table:table-cell office:value-type="float" office:value="60.945" table:style-name="ce11">
            <text:p>60.945</text:p>
          </table:table-cell>
          <table:table-cell office:value-type="float" office:value="53.877000000000002" table:style-name="ce11">
            <text:p>53.877</text:p>
          </table:table-cell>
          <table:table-cell office:value-type="float" office:value="86.370999999999995" table:style-name="ce11">
            <text:p>86.371</text:p>
          </table:table-cell>
          <table:table-cell office:value-type="float" office:value="90.710999999999999" table:style-name="ce11">
            <text:p>90.711</text:p>
          </table:table-cell>
          <table:table-cell office:value-type="float" office:value="76.659000000000006" table:style-name="ce11">
            <text:p>76.659</text:p>
          </table:table-cell>
          <table:table-cell office:value-type="float" office:value="78.254999999999995" table:style-name="ce11">
            <text:p>78.255</text:p>
          </table:table-cell>
          <table:table-cell office:value-type="float" office:value="73.046999999999997" table:style-name="ce11">
            <text:p>73.047</text:p>
          </table:table-cell>
          <table:table-cell office:value-type="float" office:value="74.072000000000003" table:style-name="ce11">
            <text:p>74.072</text:p>
          </table:table-cell>
          <table:table-cell office:value-type="float" office:value="89.299000000000007" table:style-name="ce11">
            <text:p>89.299</text:p>
          </table:table-cell>
          <table:table-cell office:value-type="float" office:value="78.376000000000005" table:style-name="ce11">
            <text:p>78.376</text:p>
          </table:table-cell>
          <table:table-cell office:value-type="float" office:value="64.066999999999993" table:style-name="ce11">
            <text:p>64.067</text:p>
          </table:table-cell>
          <table:table-cell office:value-type="float" office:value="75.203000000000003" table:style-name="ce11">
            <text:p>75.203</text:p>
          </table:table-cell>
          <table:table-cell office:value-type="float" office:value="39.387" table:style-name="ce11">
            <text:p>39.387</text:p>
          </table:table-cell>
          <table:table-cell office:value-type="float" office:value="41.533999999999999" table:style-name="ce11">
            <text:p>41.534</text:p>
          </table:table-cell>
          <table:table-cell office:value-type="float" office:value="31.673999999999999" table:style-name="ce11">
            <text:p>31.674</text:p>
          </table:table-cell>
          <table:table-cell office:value-type="float" office:value="71.191999999999993" table:style-name="ce11">
            <text:p>71.192</text:p>
          </table:table-cell>
          <table:table-cell office:value-type="float" office:value="52.113999999999997" table:style-name="ce11">
            <text:p>52.114</text:p>
          </table:table-cell>
          <table:table-cell office:value-type="float" office:value="78.710999999999999" table:style-name="ce11">
            <text:p>78.711</text:p>
          </table:table-cell>
          <table:table-cell office:value-type="float" office:value="67.704999999999998" table:style-name="ce11">
            <text:p>67.705</text:p>
          </table:table-cell>
          <table:table-cell office:value-type="float" office:value="51.121000000000002" table:style-name="ce11">
            <text:p>51.121</text:p>
          </table:table-cell>
          <table:table-cell office:value-type="float" office:value="56.036999999999999" table:style-name="ce11">
            <text:p>56.037</text:p>
          </table:table-cell>
          <table:table-cell office:value-type="float" office:value="28.312000000000001" table:style-name="ce11">
            <text:p>28.312</text:p>
          </table:table-cell>
          <table:table-cell office:value-type="float" office:value="24.643000000000001" table:style-name="ce11">
            <text:p>24.643</text:p>
          </table:table-cell>
          <table:table-cell office:value-type="float" office:value="64.191000000000003" table:style-name="ce11">
            <text:p>64.191</text:p>
          </table:table-cell>
          <table:table-cell office:value-type="float" office:value="40.457000000000001" table:style-name="ce11">
            <text:p>40.457</text:p>
          </table:table-cell>
          <table:table-cell office:value-type="float" office:value="48.158999999999999" table:style-name="ce11">
            <text:p>48.159</text:p>
          </table:table-cell>
          <table:table-cell office:value-type="float" office:value="60.537999999999997" table:style-name="ce11">
            <text:p>60.538</text:p>
          </table:table-cell>
          <table:table-cell office:value-type="float" office:value="65.924999999999997" table:style-name="ce11">
            <text:p>65.925</text:p>
          </table:table-cell>
          <table:table-cell office:value-type="float" office:value="50.661999999999999" table:style-name="ce11">
            <text:p>50.662</text:p>
          </table:table-cell>
          <table:table-cell office:value-type="float" office:value="54.109000000000002" table:style-name="ce11">
            <text:p>54.109</text:p>
          </table:table-cell>
          <table:table-cell office:value-type="float" office:value="50.218000000000004" table:style-name="ce11">
            <text:p>50.218</text:p>
          </table:table-cell>
          <table:table-cell office:value-type="float" office:value="51.194000000000003" table:style-name="ce11">
            <text:p>51.194</text:p>
          </table:table-cell>
          <table:table-cell office:value-type="float" office:value="40.072000000000003" table:style-name="ce11">
            <text:p>40.072</text:p>
          </table:table-cell>
          <table:table-cell office:value-type="float" office:value="90.798000000000002" table:style-name="ce11">
            <text:p>90.798</text:p>
          </table:table-cell>
          <table:table-cell office:value-type="float" office:value="78.935000000000002" table:style-name="ce11">
            <text:p>78.935</text:p>
          </table:table-cell>
          <table:table-cell office:value-type="float" office:value="75.376000000000005" table:style-name="ce11">
            <text:p>75.376</text:p>
          </table:table-cell>
          <table:table-cell office:value-type="float" office:value="71.103999999999999" table:style-name="ce11">
            <text:p>71.104</text:p>
          </table:table-cell>
          <table:table-cell office:value-type="float" office:value="77.718999999999994" table:style-name="ce11">
            <text:p>77.719</text:p>
          </table:table-cell>
          <table:table-cell office:value-type="float" office:value="68.832999999999998" table:style-name="ce11">
            <text:p>68.833</text:p>
          </table:table-cell>
          <table:table-cell office:value-type="float" office:value="44.820999999999998" table:style-name="ce11">
            <text:p>44.821</text:p>
          </table:table-cell>
          <table:table-cell office:value-type="float" office:value="83.478999999999999" table:style-name="ce11">
            <text:p>83.479</text:p>
          </table:table-cell>
          <table:table-cell office:value-type="float" office:value="37.197000000000003" table:style-name="ce11">
            <text:p>37.197</text:p>
          </table:table-cell>
          <table:table-cell office:value-type="float" office:value="87.227000000000004" table:style-name="ce11">
            <text:p>87.227</text:p>
          </table:table-cell>
          <table:table-cell office:value-type="float" office:value="63.103000000000002" table:style-name="ce11">
            <text:p>63.103</text:p>
          </table:table-cell>
          <table:table-cell office:value-type="float" office:value="95.215000000000003" table:style-name="ce11">
            <text:p>95.215</text:p>
          </table:table-cell>
          <table:table-cell office:value-type="float" office:value="70.177999999999997" table:style-name="ce11">
            <text:p>70.178</text:p>
          </table:table-cell>
          <table:table-cell office:value-type="float" office:value="50.473999999999997" table:style-name="ce11">
            <text:p>50.474</text:p>
          </table:table-cell>
          <table:table-cell office:value-type="float" office:value="14.66" table:style-name="ce11">
            <text:p>14.66</text:p>
          </table:table-cell>
          <table:table-cell office:value-type="float" office:value="5.5720000000000001" table:style-name="ce11">
            <text:p>5.572</text:p>
          </table:table-cell>
          <table:table-cell office:value-type="float" office:value="13.976000000000001" table:style-name="ce11">
            <text:p>13.976</text:p>
          </table:table-cell>
          <table:table-cell office:value-type="float" office:value="39.081000000000003" table:style-name="ce11">
            <text:p>39.081</text:p>
          </table:table-cell>
          <table:table-cell office:value-type="float" office:value="41.37" table:style-name="ce11">
            <text:p>41.37</text:p>
          </table:table-cell>
          <table:table-cell office:value-type="float" office:value="8.2840000000000007" table:style-name="ce11">
            <text:p>8.284</text:p>
          </table:table-cell>
          <table:table-cell office:value-type="float" office:value="91.837000000000003" table:style-name="ce11">
            <text:p>91.837</text:p>
          </table:table-cell>
          <table:table-cell office:value-type="float" office:value="71.319000000000003" table:style-name="ce11">
            <text:p>71.319</text:p>
          </table:table-cell>
          <table:table-cell office:value-type="float" office:value="74.122" table:style-name="ce11">
            <text:p>74.122</text:p>
          </table:table-cell>
          <table:table-cell office:value-type="float" office:value="8.4019999999999992" table:style-name="ce11">
            <text:p>8.402</text:p>
          </table:table-cell>
          <table:table-cell office:value-type="float" office:value="86.051000000000002" table:style-name="ce11">
            <text:p>86.051</text:p>
          </table:table-cell>
          <table:table-cell office:value-type="float" office:value="5.5460000000000003" table:style-name="ce11">
            <text:p>5.546</text:p>
          </table:table-cell>
          <table:table-cell office:value-type="float" office:value="7.5289999999999999" table:style-name="ce11">
            <text:p>7.529</text:p>
          </table:table-cell>
          <table:table-cell office:value-type="float" office:value="88.022000000000006" table:style-name="ce11">
            <text:p>88.022</text:p>
          </table:table-cell>
          <table:table-cell office:value-type="float" office:value="4.4480000000000004" table:style-name="ce11">
            <text:p>4.448</text:p>
          </table:table-cell>
          <table:table-cell office:value-type="float" office:value="36.713999999999999" table:style-name="ce11">
            <text:p>36.714</text:p>
          </table:table-cell>
          <table:table-cell office:value-type="float" office:value="50.100999999999999" table:style-name="ce11">
            <text:p>50.101</text:p>
          </table:table-cell>
          <table:table-cell office:value-type="float" office:value="13.185" table:style-name="ce11">
            <text:p>13.185</text:p>
          </table:table-cell>
          <table:table-cell office:value-type="float" office:value="27.222000000000001" table:style-name="ce11">
            <text:p>27.222</text:p>
          </table:table-cell>
          <table:table-cell office:value-type="float" office:value="59.444000000000003" table:style-name="ce11">
            <text:p>59.444</text:p>
          </table:table-cell>
          <table:table-cell office:value-type="float" office:value="13.333" table:style-name="ce11">
            <text:p>13.333</text:p>
          </table:table-cell>
          <table:table-cell office:value-type="float" office:value="48.582999999999998" table:style-name="ce11">
            <text:p>48.583</text:p>
          </table:table-cell>
          <table:table-cell office:value-type="float" office:value="25.100999999999999" table:style-name="ce11">
            <text:p>25.101</text:p>
          </table:table-cell>
          <table:table-cell office:value-type="float" office:value="26.315999999999999" table:style-name="ce11">
            <text:p>26.316</text:p>
          </table:table-cell>
          <table:table-cell office:value-type="float" office:value="58.097000000000001" table:style-name="ce11">
            <text:p>58.097</text:p>
          </table:table-cell>
          <table:table-cell office:value-type="float" office:value="23.481999999999999" table:style-name="ce11">
            <text:p>23.482</text:p>
          </table:table-cell>
          <table:table-cell office:value-type="float" office:value="18.420999999999999" table:style-name="ce11">
            <text:p>18.421</text:p>
          </table:table-cell>
          <table:table-cell office:value-type="float" office:value="30.939" table:style-name="ce11">
            <text:p>30.939</text:p>
          </table:table-cell>
          <table:table-cell office:value-type="float" office:value="57.459000000000003" table:style-name="ce11">
            <text:p>57.459</text:p>
          </table:table-cell>
          <table:table-cell office:value-type="float" office:value="11.602" table:style-name="ce11">
            <text:p>11.602</text:p>
          </table:table-cell>
          <table:table-cell office:value-type="float" office:value="65.305000000000007" table:style-name="ce11">
            <text:p>65.305</text:p>
          </table:table-cell>
          <table:table-cell office:value-type="float" office:value="69.941000000000003" table:style-name="ce11">
            <text:p>69.941</text:p>
          </table:table-cell>
          <table:table-cell office:value-type="float" office:value="59.661000000000001" table:style-name="ce11">
            <text:p>59.661</text:p>
          </table:table-cell>
          <table:table-cell office:value-type="float" office:value="39.231000000000002" table:style-name="ce11">
            <text:p>39.231</text:p>
          </table:table-cell>
          <table:table-cell office:value-type="float" office:value="68.046999999999997" table:style-name="ce11">
            <text:p>68.047</text:p>
          </table:table-cell>
          <table:table-cell office:value-type="float" office:value="69.161000000000001" table:style-name="ce11">
            <text:p>69.161</text:p>
          </table:table-cell>
          <table:table-cell office:value-type="float" office:value="57.59" table:style-name="ce11">
            <text:p>57.59</text:p>
          </table:table-cell>
          <table:table-cell office:value-type="float" office:value="69.680000000000007" table:style-name="ce11">
            <text:p>69.68</text:p>
          </table:table-cell>
          <table:table-cell table:number-columns-repeated="16261"/>
        </table:table-row>
        <table:table-row table:style-name="ro5">
          <table:table-cell office:value-type="string" table:style-name="ce3">
            <text:p>DFT</text:p>
          </table:table-cell>
          <table:table-cell office:value-type="string" table:style-name="ce3">
            <text:p>Department for Transport</text:p>
          </table:table-cell>
          <table:table-cell office:value-type="string" table:style-name="ce3">
            <text:p>Transport</text:p>
          </table:table-cell>
          <table:table-cell office:value-type="string" table:style-name="ce3">
            <text:p/>
          </table:table-cell>
          <table:table-cell office:value-type="float" office:value="85.510999999999996" table:style-name="ce11">
            <text:p>85.511</text:p>
          </table:table-cell>
          <table:table-cell office:value-type="float" office:value="63.92" table:style-name="ce11">
            <text:p>63.92</text:p>
          </table:table-cell>
          <table:table-cell office:value-type="float" office:value="25.721" table:style-name="ce11">
            <text:p>25.721</text:p>
          </table:table-cell>
          <table:table-cell office:value-type="float" office:value="73.236999999999995" table:style-name="ce11">
            <text:p>73.237</text:p>
          </table:table-cell>
          <table:table-cell office:value-type="float" office:value="78.242999999999995" table:style-name="ce11">
            <text:p>78.243</text:p>
          </table:table-cell>
          <table:table-cell office:value-type="float" office:value="79.793999999999997" table:style-name="ce11">
            <text:p>79.794</text:p>
          </table:table-cell>
          <table:table-cell office:value-type="float" office:value="79.728999999999999" table:style-name="ce11">
            <text:p>79.729</text:p>
          </table:table-cell>
          <table:table-cell office:value-type="float" office:value="83.353999999999999" table:style-name="ce11">
            <text:p>83.354</text:p>
          </table:table-cell>
          <table:table-cell office:value-type="float" office:value="61.332000000000001" table:style-name="ce11">
            <text:p>61.332</text:p>
          </table:table-cell>
          <table:table-cell office:value-type="float" office:value="82.846000000000004" table:style-name="ce11">
            <text:p>82.846</text:p>
          </table:table-cell>
          <table:table-cell office:value-type="float" office:value="76.766000000000005" table:style-name="ce11">
            <text:p>76.766</text:p>
          </table:table-cell>
          <table:table-cell office:value-type="float" office:value="28.344000000000001" table:style-name="ce11">
            <text:p>28.344</text:p>
          </table:table-cell>
          <table:table-cell office:value-type="float" office:value="57.399000000000001" table:style-name="ce11">
            <text:p>57.399</text:p>
          </table:table-cell>
          <table:table-cell office:value-type="float" office:value="88.361999999999995" table:style-name="ce11">
            <text:p>88.362</text:p>
          </table:table-cell>
          <table:table-cell office:value-type="float" office:value="79.561999999999998" table:style-name="ce11">
            <text:p>79.562</text:p>
          </table:table-cell>
          <table:table-cell office:value-type="float" office:value="74.930999999999997" table:style-name="ce11">
            <text:p>74.931</text:p>
          </table:table-cell>
          <table:table-cell office:value-type="float" office:value="63.435000000000002" table:style-name="ce11">
            <text:p>63.435</text:p>
          </table:table-cell>
          <table:table-cell office:value-type="float" office:value="84.923000000000002" table:style-name="ce11">
            <text:p>84.923</text:p>
          </table:table-cell>
          <table:table-cell office:value-type="float" office:value="78.527000000000001" table:style-name="ce11">
            <text:p>78.527</text:p>
          </table:table-cell>
          <table:table-cell office:value-type="float" office:value="81.040000000000006" table:style-name="ce11">
            <text:p>81.04</text:p>
          </table:table-cell>
          <table:table-cell office:value-type="float" office:value="77.076999999999998" table:style-name="ce11">
            <text:p>77.077</text:p>
          </table:table-cell>
          <table:table-cell office:value-type="float" office:value="91.164000000000001" table:style-name="ce11">
            <text:p>91.164</text:p>
          </table:table-cell>
          <table:table-cell office:value-type="float" office:value="88.031999999999996" table:style-name="ce11">
            <text:p>88.032</text:p>
          </table:table-cell>
          <table:table-cell office:value-type="float" office:value="67.900000000000006" table:style-name="ce11">
            <text:p>67.9</text:p>
          </table:table-cell>
          <table:table-cell office:value-type="float" office:value="81.152000000000001" table:style-name="ce11">
            <text:p>81.152</text:p>
          </table:table-cell>
          <table:table-cell office:value-type="float" office:value="86.691000000000003" table:style-name="ce11">
            <text:p>86.691</text:p>
          </table:table-cell>
          <table:table-cell office:value-type="float" office:value="77.042000000000002" table:style-name="ce11">
            <text:p>77.042</text:p>
          </table:table-cell>
          <table:table-cell office:value-type="float" office:value="70.936000000000007" table:style-name="ce11">
            <text:p>70.936</text:p>
          </table:table-cell>
          <table:table-cell office:value-type="float" office:value="77.602999999999994" table:style-name="ce11">
            <text:p>77.603</text:p>
          </table:table-cell>
          <table:table-cell office:value-type="float" office:value="87.488" table:style-name="ce11">
            <text:p>87.488</text:p>
          </table:table-cell>
          <table:table-cell office:value-type="float" office:value="84.174999999999997" table:style-name="ce11">
            <text:p>84.175</text:p>
          </table:table-cell>
          <table:table-cell office:value-type="float" office:value="78.387" table:style-name="ce11">
            <text:p>78.387</text:p>
          </table:table-cell>
          <table:table-cell office:value-type="float" office:value="71.709999999999994" table:style-name="ce11">
            <text:p>71.71</text:p>
          </table:table-cell>
          <table:table-cell office:value-type="float" office:value="55.948999999999998" table:style-name="ce11">
            <text:p>55.949</text:p>
          </table:table-cell>
          <table:table-cell office:value-type="float" office:value="61.38" table:style-name="ce11">
            <text:p>61.38</text:p>
          </table:table-cell>
          <table:table-cell office:value-type="float" office:value="56.215000000000003" table:style-name="ce11">
            <text:p>56.215</text:p>
          </table:table-cell>
          <table:table-cell office:value-type="float" office:value="85.525000000000006" table:style-name="ce11">
            <text:p>85.525</text:p>
          </table:table-cell>
          <table:table-cell office:value-type="float" office:value="87.858000000000004" table:style-name="ce11">
            <text:p>87.858</text:p>
          </table:table-cell>
          <table:table-cell office:value-type="float" office:value="75.378" table:style-name="ce11">
            <text:p>75.378</text:p>
          </table:table-cell>
          <table:table-cell office:value-type="float" office:value="82.625" table:style-name="ce11">
            <text:p>82.625</text:p>
          </table:table-cell>
          <table:table-cell office:value-type="float" office:value="73.912999999999997" table:style-name="ce11">
            <text:p>73.913</text:p>
          </table:table-cell>
          <table:table-cell office:value-type="float" office:value="77.137" table:style-name="ce11">
            <text:p>77.137</text:p>
          </table:table-cell>
          <table:table-cell office:value-type="float" office:value="89.263000000000005" table:style-name="ce11">
            <text:p>89.263</text:p>
          </table:table-cell>
          <table:table-cell office:value-type="float" office:value="79.766000000000005" table:style-name="ce11">
            <text:p>79.766</text:p>
          </table:table-cell>
          <table:table-cell office:value-type="float" office:value="64.456999999999994" table:style-name="ce11">
            <text:p>64.457</text:p>
          </table:table-cell>
          <table:table-cell office:value-type="float" office:value="76.123000000000005" table:style-name="ce11">
            <text:p>76.123</text:p>
          </table:table-cell>
          <table:table-cell office:value-type="float" office:value="30.809000000000001" table:style-name="ce11">
            <text:p>30.809</text:p>
          </table:table-cell>
          <table:table-cell office:value-type="float" office:value="31.032" table:style-name="ce11">
            <text:p>31.032</text:p>
          </table:table-cell>
          <table:table-cell office:value-type="float" office:value="23.065000000000001" table:style-name="ce11">
            <text:p>23.065</text:p>
          </table:table-cell>
          <table:table-cell office:value-type="float" office:value="72.887" table:style-name="ce11">
            <text:p>72.887</text:p>
          </table:table-cell>
          <table:table-cell office:value-type="float" office:value="53.808" table:style-name="ce11">
            <text:p>53.808</text:p>
          </table:table-cell>
          <table:table-cell office:value-type="float" office:value="80.436999999999998" table:style-name="ce11">
            <text:p>80.437</text:p>
          </table:table-cell>
          <table:table-cell office:value-type="float" office:value="71.156000000000006" table:style-name="ce11">
            <text:p>71.156</text:p>
          </table:table-cell>
          <table:table-cell office:value-type="float" office:value="52.915999999999997" table:style-name="ce11">
            <text:p>52.916</text:p>
          </table:table-cell>
          <table:table-cell office:value-type="float" office:value="63.655999999999999" table:style-name="ce11">
            <text:p>63.656</text:p>
          </table:table-cell>
          <table:table-cell office:value-type="float" office:value="41.374000000000002" table:style-name="ce11">
            <text:p>41.374</text:p>
          </table:table-cell>
          <table:table-cell office:value-type="float" office:value="37.283999999999999" table:style-name="ce11">
            <text:p>37.284</text:p>
          </table:table-cell>
          <table:table-cell office:value-type="float" office:value="70.623000000000005" table:style-name="ce11">
            <text:p>70.623</text:p>
          </table:table-cell>
          <table:table-cell office:value-type="float" office:value="42.927999999999997" table:style-name="ce11">
            <text:p>42.928</text:p>
          </table:table-cell>
          <table:table-cell office:value-type="float" office:value="56.003999999999998" table:style-name="ce11">
            <text:p>56.004</text:p>
          </table:table-cell>
          <table:table-cell office:value-type="float" office:value="62.962000000000003" table:style-name="ce11">
            <text:p>62.962</text:p>
          </table:table-cell>
          <table:table-cell office:value-type="float" office:value="73.174999999999997" table:style-name="ce11">
            <text:p>73.175</text:p>
          </table:table-cell>
          <table:table-cell office:value-type="float" office:value="47.768999999999998" table:style-name="ce11">
            <text:p>47.769</text:p>
          </table:table-cell>
          <table:table-cell office:value-type="float" office:value="52.960999999999999" table:style-name="ce11">
            <text:p>52.961</text:p>
          </table:table-cell>
          <table:table-cell office:value-type="float" office:value="49.768999999999998" table:style-name="ce11">
            <text:p>49.769</text:p>
          </table:table-cell>
          <table:table-cell office:value-type="float" office:value="57.337000000000003" table:style-name="ce11">
            <text:p>57.337</text:p>
          </table:table-cell>
          <table:table-cell office:value-type="float" office:value="46.143999999999998" table:style-name="ce11">
            <text:p>46.144</text:p>
          </table:table-cell>
          <table:table-cell office:value-type="float" office:value="88.641999999999996" table:style-name="ce11">
            <text:p>88.642</text:p>
          </table:table-cell>
          <table:table-cell office:value-type="float" office:value="77.668000000000006" table:style-name="ce11">
            <text:p>77.668</text:p>
          </table:table-cell>
          <table:table-cell office:value-type="float" office:value="73.983000000000004" table:style-name="ce11">
            <text:p>73.983</text:p>
          </table:table-cell>
          <table:table-cell office:value-type="float" office:value="70.046000000000006" table:style-name="ce11">
            <text:p>70.046</text:p>
          </table:table-cell>
          <table:table-cell office:value-type="float" office:value="80.683999999999997" table:style-name="ce11">
            <text:p>80.684</text:p>
          </table:table-cell>
          <table:table-cell office:value-type="float" office:value="66.852000000000004" table:style-name="ce11">
            <text:p>66.852</text:p>
          </table:table-cell>
          <table:table-cell office:value-type="float" office:value="44.578000000000003" table:style-name="ce11">
            <text:p>44.578</text:p>
          </table:table-cell>
          <table:table-cell office:value-type="float" office:value="82.906999999999996" table:style-name="ce11">
            <text:p>82.907</text:p>
          </table:table-cell>
          <table:table-cell office:value-type="float" office:value="58.19" table:style-name="ce11">
            <text:p>58.19</text:p>
          </table:table-cell>
          <table:table-cell office:value-type="float" office:value="86.81" table:style-name="ce11">
            <text:p>86.81</text:p>
          </table:table-cell>
          <table:table-cell office:value-type="float" office:value="85.590999999999994" table:style-name="ce11">
            <text:p>85.591</text:p>
          </table:table-cell>
          <table:table-cell office:value-type="float" office:value="94.918000000000006" table:style-name="ce11">
            <text:p>94.918</text:p>
          </table:table-cell>
          <table:table-cell office:value-type="float" office:value="62.921999999999997" table:style-name="ce11">
            <text:p>62.922</text:p>
          </table:table-cell>
          <table:table-cell office:value-type="float" office:value="48.225999999999999" table:style-name="ce11">
            <text:p>48.226</text:p>
          </table:table-cell>
          <table:table-cell office:value-type="float" office:value="15.843" table:style-name="ce11">
            <text:p>15.843</text:p>
          </table:table-cell>
          <table:table-cell office:value-type="float" office:value="7.9160000000000004" table:style-name="ce11">
            <text:p>7.916</text:p>
          </table:table-cell>
          <table:table-cell office:value-type="float" office:value="21.15" table:style-name="ce11">
            <text:p>21.15</text:p>
          </table:table-cell>
          <table:table-cell office:value-type="float" office:value="44.372" table:style-name="ce11">
            <text:p>44.372</text:p>
          </table:table-cell>
          <table:table-cell office:value-type="float" office:value="26.562000000000001" table:style-name="ce11">
            <text:p>26.562</text:p>
          </table:table-cell>
          <table:table-cell office:value-type="float" office:value="7.9539999999999997" table:style-name="ce11">
            <text:p>7.954</text:p>
          </table:table-cell>
          <table:table-cell office:value-type="float" office:value="93.081999999999994" table:style-name="ce11">
            <text:p>93.082</text:p>
          </table:table-cell>
          <table:table-cell office:value-type="float" office:value="71.591999999999999" table:style-name="ce11">
            <text:p>71.592</text:p>
          </table:table-cell>
          <table:table-cell office:value-type="float" office:value="74.528999999999996" table:style-name="ce11">
            <text:p>74.529</text:p>
          </table:table-cell>
          <table:table-cell office:value-type="float" office:value="7.4820000000000002" table:style-name="ce11">
            <text:p>7.482</text:p>
          </table:table-cell>
          <table:table-cell office:value-type="float" office:value="86.176000000000002" table:style-name="ce11">
            <text:p>86.176</text:p>
          </table:table-cell>
          <table:table-cell office:value-type="float" office:value="6.3419999999999996" table:style-name="ce11">
            <text:p>6.342</text:p>
          </table:table-cell>
          <table:table-cell office:value-type="float" office:value="8.9979999999999993" table:style-name="ce11">
            <text:p>8.998</text:p>
          </table:table-cell>
          <table:table-cell office:value-type="float" office:value="86.132999999999996" table:style-name="ce11">
            <text:p>86.133</text:p>
          </table:table-cell>
          <table:table-cell office:value-type="float" office:value="4.8689999999999998" table:style-name="ce11">
            <text:p>4.869</text:p>
          </table:table-cell>
          <table:table-cell office:value-type="float" office:value="37.801000000000002" table:style-name="ce11">
            <text:p>37.801</text:p>
          </table:table-cell>
          <table:table-cell office:value-type="float" office:value="48.11" table:style-name="ce11">
            <text:p>48.11</text:p>
          </table:table-cell>
          <table:table-cell office:value-type="float" office:value="14.089" table:style-name="ce11">
            <text:p>14.089</text:p>
          </table:table-cell>
          <table:table-cell office:value-type="float" office:value="33.636000000000003" table:style-name="ce11">
            <text:p>33.636</text:p>
          </table:table-cell>
          <table:table-cell office:value-type="float" office:value="49.091000000000001" table:style-name="ce11">
            <text:p>49.091</text:p>
          </table:table-cell>
          <table:table-cell office:value-type="float" office:value="17.273" table:style-name="ce11">
            <text:p>17.273</text:p>
          </table:table-cell>
          <table:table-cell office:value-type="float" office:value="38.966000000000001" table:style-name="ce11">
            <text:p>38.966</text:p>
          </table:table-cell>
          <table:table-cell office:value-type="float" office:value="35.517000000000003" table:style-name="ce11">
            <text:p>35.517</text:p>
          </table:table-cell>
          <table:table-cell office:value-type="float" office:value="25.516999999999999" table:style-name="ce11">
            <text:p>25.517</text:p>
          </table:table-cell>
          <table:table-cell office:value-type="float" office:value="54.982999999999997" table:style-name="ce11">
            <text:p>54.983</text:p>
          </table:table-cell>
          <table:table-cell office:value-type="float" office:value="26.803999999999998" table:style-name="ce11">
            <text:p>26.804</text:p>
          </table:table-cell>
          <table:table-cell office:value-type="float" office:value="18.213000000000001" table:style-name="ce11">
            <text:p>18.213</text:p>
          </table:table-cell>
          <table:table-cell office:value-type="float" office:value="28.44" table:style-name="ce11">
            <text:p>28.44</text:p>
          </table:table-cell>
          <table:table-cell office:value-type="float" office:value="59.633000000000003" table:style-name="ce11">
            <text:p>59.633</text:p>
          </table:table-cell>
          <table:table-cell office:value-type="float" office:value="11.927" table:style-name="ce11">
            <text:p>11.927</text:p>
          </table:table-cell>
          <table:table-cell office:value-type="float" office:value="65.350999999999999" table:style-name="ce11">
            <text:p>65.351</text:p>
          </table:table-cell>
          <table:table-cell office:value-type="float" office:value="69.358000000000004" table:style-name="ce11">
            <text:p>69.358</text:p>
          </table:table-cell>
          <table:table-cell office:value-type="float" office:value="60.908999999999999" table:style-name="ce11">
            <text:p>60.909</text:p>
          </table:table-cell>
          <table:table-cell office:value-type="float" office:value="36.039000000000001" table:style-name="ce11">
            <text:p>36.039</text:p>
          </table:table-cell>
          <table:table-cell office:value-type="float" office:value="71.686000000000007" table:style-name="ce11">
            <text:p>71.686</text:p>
          </table:table-cell>
          <table:table-cell office:value-type="float" office:value="73.587999999999994" table:style-name="ce11">
            <text:p>73.588</text:p>
          </table:table-cell>
          <table:table-cell office:value-type="float" office:value="58.524000000000001" table:style-name="ce11">
            <text:p>58.524</text:p>
          </table:table-cell>
          <table:table-cell office:value-type="float" office:value="57.072000000000003" table:style-name="ce11">
            <text:p>57.072</text:p>
          </table:table-cell>
          <table:table-cell table:number-columns-repeated="16261"/>
        </table:table-row>
        <table:table-row table:style-name="ro5">
          <table:table-cell office:value-type="string" table:style-name="ce3">
            <text:p>DHSC</text:p>
          </table:table-cell>
          <table:table-cell office:value-type="string" table:style-name="ce3">
            <text:p>Department of Health and Social Care</text:p>
          </table:table-cell>
          <table:table-cell office:value-type="string" table:style-name="ce3">
            <text:p>Health and Social Care</text:p>
          </table:table-cell>
          <table:table-cell office:value-type="string" table:style-name="ce3">
            <text:p/>
          </table:table-cell>
          <table:table-cell office:value-type="float" office:value="83.984999999999999" table:style-name="ce11">
            <text:p>83.985</text:p>
          </table:table-cell>
          <table:table-cell office:value-type="float" office:value="57.243000000000002" table:style-name="ce11">
            <text:p>57.243</text:p>
          </table:table-cell>
          <table:table-cell office:value-type="float" office:value="27.667000000000002" table:style-name="ce11">
            <text:p>27.667</text:p>
          </table:table-cell>
          <table:table-cell office:value-type="float" office:value="73.751000000000005" table:style-name="ce11">
            <text:p>73.751</text:p>
          </table:table-cell>
          <table:table-cell office:value-type="float" office:value="76.765000000000001" table:style-name="ce11">
            <text:p>76.765</text:p>
          </table:table-cell>
          <table:table-cell office:value-type="float" office:value="69.742000000000004" table:style-name="ce11">
            <text:p>69.742</text:p>
          </table:table-cell>
          <table:table-cell office:value-type="float" office:value="77.197000000000003" table:style-name="ce11">
            <text:p>77.197</text:p>
          </table:table-cell>
          <table:table-cell office:value-type="float" office:value="84.31" table:style-name="ce11">
            <text:p>84.31</text:p>
          </table:table-cell>
          <table:table-cell office:value-type="float" office:value="53.045000000000002" table:style-name="ce11">
            <text:p>53.045</text:p>
          </table:table-cell>
          <table:table-cell office:value-type="float" office:value="79.897999999999996" table:style-name="ce11">
            <text:p>79.898</text:p>
          </table:table-cell>
          <table:table-cell office:value-type="float" office:value="72.22" table:style-name="ce11">
            <text:p>72.22</text:p>
          </table:table-cell>
          <table:table-cell office:value-type="float" office:value="31.318000000000001" table:style-name="ce11">
            <text:p>31.318</text:p>
          </table:table-cell>
          <table:table-cell office:value-type="float" office:value="44.77" table:style-name="ce11">
            <text:p>44.77</text:p>
          </table:table-cell>
          <table:table-cell office:value-type="float" office:value="88.451999999999998" table:style-name="ce11">
            <text:p>88.452</text:p>
          </table:table-cell>
          <table:table-cell office:value-type="float" office:value="77.563000000000002" table:style-name="ce11">
            <text:p>77.563</text:p>
          </table:table-cell>
          <table:table-cell office:value-type="float" office:value="74.563000000000002" table:style-name="ce11">
            <text:p>74.563</text:p>
          </table:table-cell>
          <table:table-cell office:value-type="float" office:value="60.969000000000001" table:style-name="ce11">
            <text:p>60.969</text:p>
          </table:table-cell>
          <table:table-cell office:value-type="float" office:value="82.234999999999999" table:style-name="ce11">
            <text:p>82.235</text:p>
          </table:table-cell>
          <table:table-cell office:value-type="float" office:value="67.709999999999994" table:style-name="ce11">
            <text:p>67.71</text:p>
          </table:table-cell>
          <table:table-cell office:value-type="float" office:value="71.787000000000006" table:style-name="ce11">
            <text:p>71.787</text:p>
          </table:table-cell>
          <table:table-cell office:value-type="float" office:value="76.412999999999997" table:style-name="ce11">
            <text:p>76.413</text:p>
          </table:table-cell>
          <table:table-cell office:value-type="float" office:value="90.459000000000003" table:style-name="ce11">
            <text:p>90.459</text:p>
          </table:table-cell>
          <table:table-cell office:value-type="float" office:value="88.114999999999995" table:style-name="ce11">
            <text:p>88.115</text:p>
          </table:table-cell>
          <table:table-cell office:value-type="float" office:value="60.832000000000001" table:style-name="ce11">
            <text:p>60.832</text:p>
          </table:table-cell>
          <table:table-cell office:value-type="float" office:value="81.840999999999994" table:style-name="ce11">
            <text:p>81.841</text:p>
          </table:table-cell>
          <table:table-cell office:value-type="float" office:value="85.73" table:style-name="ce11">
            <text:p>85.73</text:p>
          </table:table-cell>
          <table:table-cell office:value-type="float" office:value="71.558999999999997" table:style-name="ce11">
            <text:p>71.559</text:p>
          </table:table-cell>
          <table:table-cell office:value-type="float" office:value="67.08" table:style-name="ce11">
            <text:p>67.08</text:p>
          </table:table-cell>
          <table:table-cell office:value-type="float" office:value="72.650999999999996" table:style-name="ce11">
            <text:p>72.651</text:p>
          </table:table-cell>
          <table:table-cell office:value-type="float" office:value="87.933000000000007" table:style-name="ce11">
            <text:p>87.933</text:p>
          </table:table-cell>
          <table:table-cell office:value-type="float" office:value="85.834000000000003" table:style-name="ce11">
            <text:p>85.834</text:p>
          </table:table-cell>
          <table:table-cell office:value-type="float" office:value="79.206000000000003" table:style-name="ce11">
            <text:p>79.206</text:p>
          </table:table-cell>
          <table:table-cell office:value-type="float" office:value="62.896999999999998" table:style-name="ce11">
            <text:p>62.897</text:p>
          </table:table-cell>
          <table:table-cell office:value-type="float" office:value="50.345999999999997" table:style-name="ce11">
            <text:p>50.346</text:p>
          </table:table-cell>
          <table:table-cell office:value-type="float" office:value="49.636000000000003" table:style-name="ce11">
            <text:p>49.636</text:p>
          </table:table-cell>
          <table:table-cell office:value-type="float" office:value="49.252000000000002" table:style-name="ce11">
            <text:p>49.252</text:p>
          </table:table-cell>
          <table:table-cell office:value-type="float" office:value="83.600999999999999" table:style-name="ce11">
            <text:p>83.601</text:p>
          </table:table-cell>
          <table:table-cell office:value-type="float" office:value="88.31" table:style-name="ce11">
            <text:p>88.31</text:p>
          </table:table-cell>
          <table:table-cell office:value-type="float" office:value="72.930000000000007" table:style-name="ce11">
            <text:p>72.93</text:p>
          </table:table-cell>
          <table:table-cell office:value-type="float" office:value="74.718000000000004" table:style-name="ce11">
            <text:p>74.718</text:p>
          </table:table-cell>
          <table:table-cell office:value-type="float" office:value="70.046999999999997" table:style-name="ce11">
            <text:p>70.047</text:p>
          </table:table-cell>
          <table:table-cell office:value-type="float" office:value="68.137" table:style-name="ce11">
            <text:p>68.137</text:p>
          </table:table-cell>
          <table:table-cell office:value-type="float" office:value="88.576999999999998" table:style-name="ce11">
            <text:p>88.577</text:p>
          </table:table-cell>
          <table:table-cell office:value-type="float" office:value="72.965999999999994" table:style-name="ce11">
            <text:p>72.966</text:p>
          </table:table-cell>
          <table:table-cell office:value-type="float" office:value="59.292999999999999" table:style-name="ce11">
            <text:p>59.293</text:p>
          </table:table-cell>
          <table:table-cell office:value-type="float" office:value="74.343999999999994" table:style-name="ce11">
            <text:p>74.344</text:p>
          </table:table-cell>
          <table:table-cell office:value-type="float" office:value="33.819000000000003" table:style-name="ce11">
            <text:p>33.819</text:p>
          </table:table-cell>
          <table:table-cell office:value-type="float" office:value="34.195999999999998" table:style-name="ce11">
            <text:p>34.196</text:p>
          </table:table-cell>
          <table:table-cell office:value-type="float" office:value="25.902000000000001" table:style-name="ce11">
            <text:p>25.902</text:p>
          </table:table-cell>
          <table:table-cell office:value-type="float" office:value="65.986999999999995" table:style-name="ce11">
            <text:p>65.987</text:p>
          </table:table-cell>
          <table:table-cell office:value-type="float" office:value="55.677" table:style-name="ce11">
            <text:p>55.677</text:p>
          </table:table-cell>
          <table:table-cell office:value-type="float" office:value="73.332999999999998" table:style-name="ce11">
            <text:p>73.333</text:p>
          </table:table-cell>
          <table:table-cell office:value-type="float" office:value="63.052" table:style-name="ce11">
            <text:p>63.052</text:p>
          </table:table-cell>
          <table:table-cell office:value-type="float" office:value="34.390999999999998" table:style-name="ce11">
            <text:p>34.391</text:p>
          </table:table-cell>
          <table:table-cell office:value-type="float" office:value="51.732999999999997" table:style-name="ce11">
            <text:p>51.733</text:p>
          </table:table-cell>
          <table:table-cell office:value-type="float" office:value="24.123999999999999" table:style-name="ce11">
            <text:p>24.124</text:p>
          </table:table-cell>
          <table:table-cell office:value-type="float" office:value="19.14" table:style-name="ce11">
            <text:p>19.14</text:p>
          </table:table-cell>
          <table:table-cell office:value-type="float" office:value="56.539000000000001" table:style-name="ce11">
            <text:p>56.539</text:p>
          </table:table-cell>
          <table:table-cell office:value-type="float" office:value="37.783000000000001" table:style-name="ce11">
            <text:p>37.783</text:p>
          </table:table-cell>
          <table:table-cell office:value-type="float" office:value="42.768999999999998" table:style-name="ce11">
            <text:p>42.769</text:p>
          </table:table-cell>
          <table:table-cell office:value-type="float" office:value="58.673000000000002" table:style-name="ce11">
            <text:p>58.673</text:p>
          </table:table-cell>
          <table:table-cell office:value-type="float" office:value="52.478000000000002" table:style-name="ce11">
            <text:p>52.478</text:p>
          </table:table-cell>
          <table:table-cell office:value-type="float" office:value="42.649000000000001" table:style-name="ce11">
            <text:p>42.649</text:p>
          </table:table-cell>
          <table:table-cell office:value-type="float" office:value="43.512999999999998" table:style-name="ce11">
            <text:p>43.513</text:p>
          </table:table-cell>
          <table:table-cell office:value-type="float" office:value="39.956000000000003" table:style-name="ce11">
            <text:p>39.956</text:p>
          </table:table-cell>
          <table:table-cell office:value-type="float" office:value="49.927" table:style-name="ce11">
            <text:p>49.927</text:p>
          </table:table-cell>
          <table:table-cell office:value-type="float" office:value="41.673000000000002" table:style-name="ce11">
            <text:p>41.673</text:p>
          </table:table-cell>
          <table:table-cell office:value-type="float" office:value="88.734999999999999" table:style-name="ce11">
            <text:p>88.735</text:p>
          </table:table-cell>
          <table:table-cell office:value-type="float" office:value="75.938999999999993" table:style-name="ce11">
            <text:p>75.939</text:p>
          </table:table-cell>
          <table:table-cell office:value-type="float" office:value="67.736000000000004" table:style-name="ce11">
            <text:p>67.736</text:p>
          </table:table-cell>
          <table:table-cell office:value-type="float" office:value="66.655000000000001" table:style-name="ce11">
            <text:p>66.655</text:p>
          </table:table-cell>
          <table:table-cell office:value-type="float" office:value="67.784000000000006" table:style-name="ce11">
            <text:p>67.784</text:p>
          </table:table-cell>
          <table:table-cell office:value-type="float" office:value="70.266000000000005" table:style-name="ce11">
            <text:p>70.266</text:p>
          </table:table-cell>
          <table:table-cell office:value-type="float" office:value="38.677999999999997" table:style-name="ce11">
            <text:p>38.678</text:p>
          </table:table-cell>
          <table:table-cell office:value-type="float" office:value="69.656999999999996" table:style-name="ce11">
            <text:p>69.657</text:p>
          </table:table-cell>
          <table:table-cell office:value-type="float" office:value="65.585999999999999" table:style-name="ce11">
            <text:p>65.586</text:p>
          </table:table-cell>
          <table:table-cell office:value-type="float" office:value="87.968999999999994" table:style-name="ce11">
            <text:p>87.969</text:p>
          </table:table-cell>
          <table:table-cell office:value-type="float" office:value="86.656999999999996" table:style-name="ce11">
            <text:p>86.657</text:p>
          </table:table-cell>
          <table:table-cell office:value-type="float" office:value="95.334000000000003" table:style-name="ce11">
            <text:p>95.334</text:p>
          </table:table-cell>
          <table:table-cell office:value-type="float" office:value="63.71" table:style-name="ce11">
            <text:p>63.71</text:p>
          </table:table-cell>
          <table:table-cell office:value-type="float" office:value="50.856999999999999" table:style-name="ce11">
            <text:p>50.857</text:p>
          </table:table-cell>
          <table:table-cell office:value-type="float" office:value="11.188000000000001" table:style-name="ce11">
            <text:p>11.188</text:p>
          </table:table-cell>
          <table:table-cell office:value-type="float" office:value="13.750999999999999" table:style-name="ce11">
            <text:p>13.751</text:p>
          </table:table-cell>
          <table:table-cell office:value-type="float" office:value="23.029" table:style-name="ce11">
            <text:p>23.029</text:p>
          </table:table-cell>
          <table:table-cell office:value-type="float" office:value="39.677" table:style-name="ce11">
            <text:p>39.677</text:p>
          </table:table-cell>
          <table:table-cell office:value-type="float" office:value="23.542000000000002" table:style-name="ce11">
            <text:p>23.542</text:p>
          </table:table-cell>
          <table:table-cell office:value-type="float" office:value="6.0140000000000002" table:style-name="ce11">
            <text:p>6.014</text:p>
          </table:table-cell>
          <table:table-cell office:value-type="float" office:value="91.84" table:style-name="ce11">
            <text:p>91.84</text:p>
          </table:table-cell>
          <table:table-cell office:value-type="float" office:value="70.792000000000002" table:style-name="ce11">
            <text:p>70.792</text:p>
          </table:table-cell>
          <table:table-cell office:value-type="float" office:value="69.718000000000004" table:style-name="ce11">
            <text:p>69.718</text:p>
          </table:table-cell>
          <table:table-cell office:value-type="float" office:value="8.5640000000000001" table:style-name="ce11">
            <text:p>8.564</text:p>
          </table:table-cell>
          <table:table-cell office:value-type="float" office:value="86.152000000000001" table:style-name="ce11">
            <text:p>86.152</text:p>
          </table:table-cell>
          <table:table-cell office:value-type="float" office:value="5.2839999999999998" table:style-name="ce11">
            <text:p>5.284</text:p>
          </table:table-cell>
          <table:table-cell office:value-type="float" office:value="9.8000000000000007" table:style-name="ce11">
            <text:p>9.8</text:p>
          </table:table-cell>
          <table:table-cell office:value-type="float" office:value="86.375" table:style-name="ce11">
            <text:p>86.375</text:p>
          </table:table-cell>
          <table:table-cell office:value-type="float" office:value="3.8250000000000002" table:style-name="ce11">
            <text:p>3.825</text:p>
          </table:table-cell>
          <table:table-cell office:value-type="float" office:value="45.692999999999998" table:style-name="ce11">
            <text:p>45.693</text:p>
          </table:table-cell>
          <table:table-cell office:value-type="float" office:value="41.948" table:style-name="ce11">
            <text:p>41.948</text:p>
          </table:table-cell>
          <table:table-cell office:value-type="float" office:value="12.36" table:style-name="ce11">
            <text:p>12.36</text:p>
          </table:table-cell>
          <table:table-cell office:value-type="float" office:value="30.251999999999999" table:style-name="ce11">
            <text:p>30.252</text:p>
          </table:table-cell>
          <table:table-cell office:value-type="float" office:value="57.982999999999997" table:style-name="ce11">
            <text:p>57.983</text:p>
          </table:table-cell>
          <table:table-cell office:value-type="float" office:value="11.765000000000001" table:style-name="ce11">
            <text:p>11.765</text:p>
          </table:table-cell>
          <table:table-cell office:value-type="float" office:value="40.225999999999999" table:style-name="ce11">
            <text:p>40.226</text:p>
          </table:table-cell>
          <table:table-cell office:value-type="float" office:value="34.210999999999999" table:style-name="ce11">
            <text:p>34.211</text:p>
          </table:table-cell>
          <table:table-cell office:value-type="float" office:value="25.564" table:style-name="ce11">
            <text:p>25.564</text:p>
          </table:table-cell>
          <table:table-cell office:value-type="float" office:value="61.567" table:style-name="ce11">
            <text:p>61.567</text:p>
          </table:table-cell>
          <table:table-cell office:value-type="float" office:value="19.776" table:style-name="ce11">
            <text:p>19.776</text:p>
          </table:table-cell>
          <table:table-cell office:value-type="float" office:value="18.657" table:style-name="ce11">
            <text:p>18.657</text:p>
          </table:table-cell>
          <table:table-cell office:value-type="float" office:value="31.966999999999999" table:style-name="ce11">
            <text:p>31.967</text:p>
          </table:table-cell>
          <table:table-cell office:value-type="float" office:value="53.279000000000003" table:style-name="ce11">
            <text:p>53.279</text:p>
          </table:table-cell>
          <table:table-cell office:value-type="float" office:value="14.754" table:style-name="ce11">
            <text:p>14.754</text:p>
          </table:table-cell>
          <table:table-cell office:value-type="float" office:value="67.918000000000006" table:style-name="ce11">
            <text:p>67.918</text:p>
          </table:table-cell>
          <table:table-cell office:value-type="float" office:value="73.527000000000001" table:style-name="ce11">
            <text:p>73.527</text:p>
          </table:table-cell>
          <table:table-cell office:value-type="float" office:value="63.338000000000001" table:style-name="ce11">
            <text:p>63.338</text:p>
          </table:table-cell>
          <table:table-cell office:value-type="float" office:value="38.015999999999998" table:style-name="ce11">
            <text:p>38.016</text:p>
          </table:table-cell>
          <table:table-cell office:value-type="float" office:value="74.503" table:style-name="ce11">
            <text:p>74.503</text:p>
          </table:table-cell>
          <table:table-cell office:value-type="float" office:value="76.195999999999998" table:style-name="ce11">
            <text:p>76.196</text:p>
          </table:table-cell>
          <table:table-cell office:value-type="float" office:value="54.18" table:style-name="ce11">
            <text:p>54.18</text:p>
          </table:table-cell>
          <table:table-cell office:value-type="float" office:value="70.28" table:style-name="ce11">
            <text:p>70.28</text:p>
          </table:table-cell>
          <table:table-cell table:number-columns-repeated="16261"/>
        </table:table-row>
        <table:table-row table:style-name="ro7">
          <table:table-cell office:value-type="string" table:style-name="ce3">
            <text:p>DLUHC</text:p>
          </table:table-cell>
          <table:table-cell office:value-type="string" table:style-name="ce3">
            <text:p>Department for Levelling Up, Housing and Communities</text:p>
          </table:table-cell>
          <table:table-cell office:value-type="string" table:style-name="ce3">
            <text:p>Levelling Up, Housing and Communities</text:p>
          </table:table-cell>
          <table:table-cell office:value-type="string" table:style-name="ce3">
            <text:p/>
          </table:table-cell>
          <table:table-cell office:value-type="float" office:value="90.119" table:style-name="ce11">
            <text:p>90.119</text:p>
          </table:table-cell>
          <table:table-cell office:value-type="float" office:value="62.026000000000003" table:style-name="ce11">
            <text:p>62.026</text:p>
          </table:table-cell>
          <table:table-cell office:value-type="float" office:value="25.175000000000001" table:style-name="ce11">
            <text:p>25.175</text:p>
          </table:table-cell>
          <table:table-cell office:value-type="float" office:value="73.820999999999998" table:style-name="ce11">
            <text:p>73.821</text:p>
          </table:table-cell>
          <table:table-cell office:value-type="float" office:value="78.906000000000006" table:style-name="ce11">
            <text:p>78.906</text:p>
          </table:table-cell>
          <table:table-cell office:value-type="float" office:value="78.162000000000006" table:style-name="ce11">
            <text:p>78.162</text:p>
          </table:table-cell>
          <table:table-cell office:value-type="float" office:value="80.822999999999993" table:style-name="ce11">
            <text:p>80.823</text:p>
          </table:table-cell>
          <table:table-cell office:value-type="float" office:value="85.272000000000006" table:style-name="ce11">
            <text:p>85.272</text:p>
          </table:table-cell>
          <table:table-cell office:value-type="float" office:value="61.301000000000002" table:style-name="ce11">
            <text:p>61.301</text:p>
          </table:table-cell>
          <table:table-cell office:value-type="float" office:value="83.662999999999997" table:style-name="ce11">
            <text:p>83.663</text:p>
          </table:table-cell>
          <table:table-cell office:value-type="float" office:value="75.540999999999997" table:style-name="ce11">
            <text:p>75.541</text:p>
          </table:table-cell>
          <table:table-cell office:value-type="float" office:value="26.172000000000001" table:style-name="ce11">
            <text:p>26.172</text:p>
          </table:table-cell>
          <table:table-cell office:value-type="float" office:value="55.036999999999999" table:style-name="ce11">
            <text:p>55.037</text:p>
          </table:table-cell>
          <table:table-cell office:value-type="float" office:value="90.02" table:style-name="ce11">
            <text:p>90.02</text:p>
          </table:table-cell>
          <table:table-cell office:value-type="float" office:value="81.733999999999995" table:style-name="ce11">
            <text:p>81.734</text:p>
          </table:table-cell>
          <table:table-cell office:value-type="float" office:value="76.582999999999998" table:style-name="ce11">
            <text:p>76.583</text:p>
          </table:table-cell>
          <table:table-cell office:value-type="float" office:value="62.606999999999999" table:style-name="ce11">
            <text:p>62.607</text:p>
          </table:table-cell>
          <table:table-cell office:value-type="float" office:value="83.548000000000002" table:style-name="ce11">
            <text:p>83.548</text:p>
          </table:table-cell>
          <table:table-cell office:value-type="float" office:value="75.090999999999994" table:style-name="ce11">
            <text:p>75.091</text:p>
          </table:table-cell>
          <table:table-cell office:value-type="float" office:value="81.168000000000006" table:style-name="ce11">
            <text:p>81.168</text:p>
          </table:table-cell>
          <table:table-cell office:value-type="float" office:value="80.111999999999995" table:style-name="ce11">
            <text:p>80.112</text:p>
          </table:table-cell>
          <table:table-cell office:value-type="float" office:value="92.350999999999999" table:style-name="ce11">
            <text:p>92.351</text:p>
          </table:table-cell>
          <table:table-cell office:value-type="float" office:value="89.93" table:style-name="ce11">
            <text:p>89.93</text:p>
          </table:table-cell>
          <table:table-cell office:value-type="float" office:value="67.524000000000001" table:style-name="ce11">
            <text:p>67.524</text:p>
          </table:table-cell>
          <table:table-cell office:value-type="float" office:value="84.57" table:style-name="ce11">
            <text:p>84.57</text:p>
          </table:table-cell>
          <table:table-cell office:value-type="float" office:value="86.572000000000003" table:style-name="ce11">
            <text:p>86.572</text:p>
          </table:table-cell>
          <table:table-cell office:value-type="float" office:value="77.194999999999993" table:style-name="ce11">
            <text:p>77.195</text:p>
          </table:table-cell>
          <table:table-cell office:value-type="float" office:value="71.093000000000004" table:style-name="ce11">
            <text:p>71.093</text:p>
          </table:table-cell>
          <table:table-cell office:value-type="float" office:value="77.914000000000001" table:style-name="ce11">
            <text:p>77.914</text:p>
          </table:table-cell>
          <table:table-cell office:value-type="float" office:value="88.2" table:style-name="ce11">
            <text:p>88.2</text:p>
          </table:table-cell>
          <table:table-cell office:value-type="float" office:value="85.992000000000004" table:style-name="ce11">
            <text:p>85.992</text:p>
          </table:table-cell>
          <table:table-cell office:value-type="float" office:value="81.608000000000004" table:style-name="ce11">
            <text:p>81.608</text:p>
          </table:table-cell>
          <table:table-cell office:value-type="float" office:value="70.363" table:style-name="ce11">
            <text:p>70.363</text:p>
          </table:table-cell>
          <table:table-cell office:value-type="float" office:value="57.03" table:style-name="ce11">
            <text:p>57.03</text:p>
          </table:table-cell>
          <table:table-cell office:value-type="float" office:value="62.936999999999998" table:style-name="ce11">
            <text:p>62.937</text:p>
          </table:table-cell>
          <table:table-cell office:value-type="float" office:value="54.719000000000001" table:style-name="ce11">
            <text:p>54.719</text:p>
          </table:table-cell>
          <table:table-cell office:value-type="float" office:value="87.742999999999995" table:style-name="ce11">
            <text:p>87.743</text:p>
          </table:table-cell>
          <table:table-cell office:value-type="float" office:value="90.33" table:style-name="ce11">
            <text:p>90.33</text:p>
          </table:table-cell>
          <table:table-cell office:value-type="float" office:value="76.040999999999997" table:style-name="ce11">
            <text:p>76.041</text:p>
          </table:table-cell>
          <table:table-cell office:value-type="float" office:value="80.513999999999996" table:style-name="ce11">
            <text:p>80.514</text:p>
          </table:table-cell>
          <table:table-cell office:value-type="float" office:value="71.951999999999998" table:style-name="ce11">
            <text:p>71.952</text:p>
          </table:table-cell>
          <table:table-cell office:value-type="float" office:value="75.727000000000004" table:style-name="ce11">
            <text:p>75.727</text:p>
          </table:table-cell>
          <table:table-cell office:value-type="float" office:value="87.668999999999997" table:style-name="ce11">
            <text:p>87.669</text:p>
          </table:table-cell>
          <table:table-cell office:value-type="float" office:value="77.722999999999999" table:style-name="ce11">
            <text:p>77.723</text:p>
          </table:table-cell>
          <table:table-cell office:value-type="float" office:value="64.087000000000003" table:style-name="ce11">
            <text:p>64.087</text:p>
          </table:table-cell>
          <table:table-cell office:value-type="float" office:value="75.963999999999999" table:style-name="ce11">
            <text:p>75.964</text:p>
          </table:table-cell>
          <table:table-cell office:value-type="float" office:value="27.167999999999999" table:style-name="ce11">
            <text:p>27.168</text:p>
          </table:table-cell>
          <table:table-cell office:value-type="float" office:value="30.606999999999999" table:style-name="ce11">
            <text:p>30.607</text:p>
          </table:table-cell>
          <table:table-cell office:value-type="float" office:value="20.725999999999999" table:style-name="ce11">
            <text:p>20.726</text:p>
          </table:table-cell>
          <table:table-cell office:value-type="float" office:value="60.594000000000001" table:style-name="ce11">
            <text:p>60.594</text:p>
          </table:table-cell>
          <table:table-cell office:value-type="float" office:value="51.384999999999998" table:style-name="ce11">
            <text:p>51.385</text:p>
          </table:table-cell>
          <table:table-cell office:value-type="float" office:value="77.656999999999996" table:style-name="ce11">
            <text:p>77.657</text:p>
          </table:table-cell>
          <table:table-cell office:value-type="float" office:value="69.997" table:style-name="ce11">
            <text:p>69.997</text:p>
          </table:table-cell>
          <table:table-cell office:value-type="float" office:value="51.962000000000003" table:style-name="ce11">
            <text:p>51.962</text:p>
          </table:table-cell>
          <table:table-cell office:value-type="float" office:value="63.101999999999997" table:style-name="ce11">
            <text:p>63.102</text:p>
          </table:table-cell>
          <table:table-cell office:value-type="float" office:value="38.337000000000003" table:style-name="ce11">
            <text:p>38.337</text:p>
          </table:table-cell>
          <table:table-cell office:value-type="float" office:value="33.212000000000003" table:style-name="ce11">
            <text:p>33.212</text:p>
          </table:table-cell>
          <table:table-cell office:value-type="float" office:value="67.117999999999995" table:style-name="ce11">
            <text:p>67.118</text:p>
          </table:table-cell>
          <table:table-cell office:value-type="float" office:value="39.293999999999997" table:style-name="ce11">
            <text:p>39.294</text:p>
          </table:table-cell>
          <table:table-cell office:value-type="float" office:value="54.536000000000001" table:style-name="ce11">
            <text:p>54.536</text:p>
          </table:table-cell>
          <table:table-cell office:value-type="float" office:value="55.9" table:style-name="ce11">
            <text:p>55.9</text:p>
          </table:table-cell>
          <table:table-cell office:value-type="float" office:value="69.326999999999998" table:style-name="ce11">
            <text:p>69.327</text:p>
          </table:table-cell>
          <table:table-cell office:value-type="float" office:value="43.81" table:style-name="ce11">
            <text:p>43.81</text:p>
          </table:table-cell>
          <table:table-cell office:value-type="float" office:value="50.610999999999997" table:style-name="ce11">
            <text:p>50.611</text:p>
          </table:table-cell>
          <table:table-cell office:value-type="float" office:value="48.036999999999999" table:style-name="ce11">
            <text:p>48.037</text:p>
          </table:table-cell>
          <table:table-cell office:value-type="float" office:value="57.274999999999999" table:style-name="ce11">
            <text:p>57.275</text:p>
          </table:table-cell>
          <table:table-cell office:value-type="float" office:value="42.112000000000002" table:style-name="ce11">
            <text:p>42.112</text:p>
          </table:table-cell>
          <table:table-cell office:value-type="float" office:value="90.36" table:style-name="ce11">
            <text:p>90.36</text:p>
          </table:table-cell>
          <table:table-cell office:value-type="float" office:value="79.221999999999994" table:style-name="ce11">
            <text:p>79.222</text:p>
          </table:table-cell>
          <table:table-cell office:value-type="float" office:value="72.837999999999994" table:style-name="ce11">
            <text:p>72.838</text:p>
          </table:table-cell>
          <table:table-cell office:value-type="float" office:value="73.111000000000004" table:style-name="ce11">
            <text:p>73.111</text:p>
          </table:table-cell>
          <table:table-cell office:value-type="float" office:value="75.915999999999997" table:style-name="ce11">
            <text:p>75.916</text:p>
          </table:table-cell>
          <table:table-cell office:value-type="float" office:value="68.680000000000007" table:style-name="ce11">
            <text:p>68.68</text:p>
          </table:table-cell>
          <table:table-cell office:value-type="float" office:value="44.606000000000002" table:style-name="ce11">
            <text:p>44.606</text:p>
          </table:table-cell>
          <table:table-cell office:value-type="float" office:value="85.644000000000005" table:style-name="ce11">
            <text:p>85.644</text:p>
          </table:table-cell>
          <table:table-cell office:value-type="float" office:value="66.578999999999994" table:style-name="ce11">
            <text:p>66.579</text:p>
          </table:table-cell>
          <table:table-cell office:value-type="float" office:value="89.156000000000006" table:style-name="ce11">
            <text:p>89.156</text:p>
          </table:table-cell>
          <table:table-cell office:value-type="float" office:value="87.269000000000005" table:style-name="ce11">
            <text:p>87.269</text:p>
          </table:table-cell>
          <table:table-cell office:value-type="float" office:value="96.010999999999996" table:style-name="ce11">
            <text:p>96.011</text:p>
          </table:table-cell>
          <table:table-cell office:value-type="float" office:value="62.540999999999997" table:style-name="ce11">
            <text:p>62.541</text:p>
          </table:table-cell>
          <table:table-cell office:value-type="float" office:value="48.085000000000001" table:style-name="ce11">
            <text:p>48.085</text:p>
          </table:table-cell>
          <table:table-cell office:value-type="float" office:value="18.431000000000001" table:style-name="ce11">
            <text:p>18.431</text:p>
          </table:table-cell>
          <table:table-cell office:value-type="float" office:value="7.5549999999999997" table:style-name="ce11">
            <text:p>7.555</text:p>
          </table:table-cell>
          <table:table-cell office:value-type="float" office:value="20.841999999999999" table:style-name="ce11">
            <text:p>20.842</text:p>
          </table:table-cell>
          <table:table-cell office:value-type="float" office:value="47.845999999999997" table:style-name="ce11">
            <text:p>47.846</text:p>
          </table:table-cell>
          <table:table-cell office:value-type="float" office:value="23.757000000000001" table:style-name="ce11">
            <text:p>23.757</text:p>
          </table:table-cell>
          <table:table-cell office:value-type="float" office:value="6.8780000000000001" table:style-name="ce11">
            <text:p>6.878</text:p>
          </table:table-cell>
          <table:table-cell office:value-type="float" office:value="93.14" table:style-name="ce11">
            <text:p>93.14</text:p>
          </table:table-cell>
          <table:table-cell office:value-type="float" office:value="71.447000000000003" table:style-name="ce11">
            <text:p>71.447</text:p>
          </table:table-cell>
          <table:table-cell office:value-type="float" office:value="76.885000000000005" table:style-name="ce11">
            <text:p>76.885</text:p>
          </table:table-cell>
          <table:table-cell office:value-type="float" office:value="6.7869999999999999" table:style-name="ce11">
            <text:p>6.787</text:p>
          </table:table-cell>
          <table:table-cell office:value-type="float" office:value="88.468000000000004" table:style-name="ce11">
            <text:p>88.468</text:p>
          </table:table-cell>
          <table:table-cell office:value-type="float" office:value="4.7450000000000001" table:style-name="ce11">
            <text:p>4.745</text:p>
          </table:table-cell>
          <table:table-cell office:value-type="float" office:value="7.2210000000000001" table:style-name="ce11">
            <text:p>7.221</text:p>
          </table:table-cell>
          <table:table-cell office:value-type="float" office:value="88.888999999999996" table:style-name="ce11">
            <text:p>88.889</text:p>
          </table:table-cell>
          <table:table-cell office:value-type="float" office:value="3.891" table:style-name="ce11">
            <text:p>3.891</text:p>
          </table:table-cell>
          <table:table-cell office:value-type="float" office:value="41.475000000000001" table:style-name="ce11">
            <text:p>41.475</text:p>
          </table:table-cell>
          <table:table-cell office:value-type="float" office:value="50.23" table:style-name="ce11">
            <text:p>50.23</text:p>
          </table:table-cell>
          <table:table-cell office:value-type="float" office:value="8.2949999999999999" table:style-name="ce11">
            <text:p>8.295</text:p>
          </table:table-cell>
          <table:table-cell office:value-type="float" office:value="34.831000000000003" table:style-name="ce11">
            <text:p>34.831</text:p>
          </table:table-cell>
          <table:table-cell office:value-type="float" office:value="55.055999999999997" table:style-name="ce11">
            <text:p>55.056</text:p>
          </table:table-cell>
          <table:table-cell office:value-type="string" table:style-name="ce8">
            <text:p>[c]</text:p>
          </table:table-cell>
          <table:table-cell office:value-type="float" office:value="49.77" table:style-name="ce11">
            <text:p>49.77</text:p>
          </table:table-cell>
          <table:table-cell office:value-type="float" office:value="25.346" table:style-name="ce11">
            <text:p>25.346</text:p>
          </table:table-cell>
          <table:table-cell office:value-type="float" office:value="24.885000000000002" table:style-name="ce11">
            <text:p>24.885</text:p>
          </table:table-cell>
          <table:table-cell office:value-type="float" office:value="57.338999999999999" table:style-name="ce11">
            <text:p>57.339</text:p>
          </table:table-cell>
          <table:table-cell office:value-type="float" office:value="27.981999999999999" table:style-name="ce11">
            <text:p>27.982</text:p>
          </table:table-cell>
          <table:table-cell office:value-type="float" office:value="14.679" table:style-name="ce11">
            <text:p>14.679</text:p>
          </table:table-cell>
          <table:table-cell office:value-type="float" office:value="20.225000000000001" table:style-name="ce11">
            <text:p>20.225</text:p>
          </table:table-cell>
          <table:table-cell office:value-type="float" office:value="68.539000000000001" table:style-name="ce11">
            <text:p>68.539</text:p>
          </table:table-cell>
          <table:table-cell office:value-type="float" office:value="11.236000000000001" table:style-name="ce11">
            <text:p>11.236</text:p>
          </table:table-cell>
          <table:table-cell office:value-type="float" office:value="65.733999999999995" table:style-name="ce11">
            <text:p>65.734</text:p>
          </table:table-cell>
          <table:table-cell office:value-type="float" office:value="69.606999999999999" table:style-name="ce11">
            <text:p>69.607</text:p>
          </table:table-cell>
          <table:table-cell office:value-type="float" office:value="58.954999999999998" table:style-name="ce11">
            <text:p>58.955</text:p>
          </table:table-cell>
          <table:table-cell office:value-type="float" office:value="37.15" table:style-name="ce11">
            <text:p>37.15</text:p>
          </table:table-cell>
          <table:table-cell office:value-type="float" office:value="70.427999999999997" table:style-name="ce11">
            <text:p>70.428</text:p>
          </table:table-cell>
          <table:table-cell office:value-type="float" office:value="74.867000000000004" table:style-name="ce11">
            <text:p>74.867</text:p>
          </table:table-cell>
          <table:table-cell office:value-type="float" office:value="60.338999999999999" table:style-name="ce11">
            <text:p>60.339</text:p>
          </table:table-cell>
          <table:table-cell office:value-type="float" office:value="65.281999999999996" table:style-name="ce11">
            <text:p>65.282</text:p>
          </table:table-cell>
          <table:table-cell table:number-columns-repeated="16261"/>
        </table:table-row>
        <table:table-row table:style-name="ro5">
          <table:table-cell office:value-type="string" table:style-name="ce3">
            <text:p>DMO</text:p>
          </table:table-cell>
          <table:table-cell office:value-type="string" table:style-name="ce3">
            <text:p>UK Debt Management Office</text:p>
          </table:table-cell>
          <table:table-cell office:value-type="string" table:style-name="ce3">
            <text:p>HM Treasury Group</text:p>
          </table:table-cell>
          <table:table-cell office:value-type="string" table:style-name="ce3">
            <text:p/>
          </table:table-cell>
          <table:table-cell office:value-type="float" office:value="52.238999999999997" table:style-name="ce11">
            <text:p>52.239</text:p>
          </table:table-cell>
          <table:table-cell office:value-type="float" office:value="74.545000000000002" table:style-name="ce11">
            <text:p>74.545</text:p>
          </table:table-cell>
          <table:table-cell office:value-type="float" office:value="21.001999999999999" table:style-name="ce11">
            <text:p>21.002</text:p>
          </table:table-cell>
          <table:table-cell office:value-type="float" office:value="76.817999999999998" table:style-name="ce11">
            <text:p>76.818</text:p>
          </table:table-cell>
          <table:table-cell office:value-type="float" office:value="82.570999999999998" table:style-name="ce11">
            <text:p>82.571</text:p>
          </table:table-cell>
          <table:table-cell office:value-type="float" office:value="98.570999999999998" table:style-name="ce11">
            <text:p>98.571</text:p>
          </table:table-cell>
          <table:table-cell office:value-type="float" office:value="80.475999999999999" table:style-name="ce11">
            <text:p>80.476</text:p>
          </table:table-cell>
          <table:table-cell office:value-type="float" office:value="85.713999999999999" table:style-name="ce11">
            <text:p>85.714</text:p>
          </table:table-cell>
          <table:table-cell office:value-type="float" office:value="50.594999999999999" table:style-name="ce11">
            <text:p>50.595</text:p>
          </table:table-cell>
          <table:table-cell office:value-type="float" office:value="86.786000000000001" table:style-name="ce11">
            <text:p>86.786</text:p>
          </table:table-cell>
          <table:table-cell office:value-type="float" office:value="88.570999999999998" table:style-name="ce11">
            <text:p>88.571</text:p>
          </table:table-cell>
          <table:table-cell office:value-type="float" office:value="33.81" table:style-name="ce11">
            <text:p>33.81</text:p>
          </table:table-cell>
          <table:table-cell office:value-type="float" office:value="67.213999999999999" table:style-name="ce11">
            <text:p>67.214</text:p>
          </table:table-cell>
          <table:table-cell office:value-type="float" office:value="92.856999999999999" table:style-name="ce11">
            <text:p>92.857</text:p>
          </table:table-cell>
          <table:table-cell office:value-type="float" office:value="81.429000000000002" table:style-name="ce11">
            <text:p>81.429</text:p>
          </table:table-cell>
          <table:table-cell office:value-type="float" office:value="84.058000000000007" table:style-name="ce11">
            <text:p>84.058</text:p>
          </table:table-cell>
          <table:table-cell office:value-type="float" office:value="75.713999999999999" table:style-name="ce11">
            <text:p>75.714</text:p>
          </table:table-cell>
          <table:table-cell office:value-type="float" office:value="78.570999999999998" table:style-name="ce11">
            <text:p>78.571</text:p>
          </table:table-cell>
          <table:table-cell office:value-type="float" office:value="98.570999999999998" table:style-name="ce11">
            <text:p>98.571</text:p>
          </table:table-cell>
          <table:table-cell office:value-type="float" office:value="98.570999999999998" table:style-name="ce11">
            <text:p>98.571</text:p>
          </table:table-cell>
          <table:table-cell office:value-type="float" office:value="85.713999999999999" table:style-name="ce11">
            <text:p>85.714</text:p>
          </table:table-cell>
          <table:table-cell office:value-type="float" office:value="91.304000000000002" table:style-name="ce11">
            <text:p>91.304</text:p>
          </table:table-cell>
          <table:table-cell office:value-type="float" office:value="86.566999999999993" table:style-name="ce11">
            <text:p>86.567</text:p>
          </table:table-cell>
          <table:table-cell office:value-type="float" office:value="82.352999999999994" table:style-name="ce11">
            <text:p>82.353</text:p>
          </table:table-cell>
          <table:table-cell office:value-type="float" office:value="82.608999999999995" table:style-name="ce11">
            <text:p>82.609</text:p>
          </table:table-cell>
          <table:table-cell office:value-type="float" office:value="85.507000000000005" table:style-name="ce11">
            <text:p>85.507</text:p>
          </table:table-cell>
          <table:table-cell office:value-type="float" office:value="68.116" table:style-name="ce11">
            <text:p>68.116</text:p>
          </table:table-cell>
          <table:table-cell office:value-type="float" office:value="69.564999999999998" table:style-name="ce11">
            <text:p>69.565</text:p>
          </table:table-cell>
          <table:table-cell office:value-type="float" office:value="79.709999999999994" table:style-name="ce11">
            <text:p>79.71</text:p>
          </table:table-cell>
          <table:table-cell office:value-type="float" office:value="87.143000000000001" table:style-name="ce11">
            <text:p>87.143</text:p>
          </table:table-cell>
          <table:table-cell office:value-type="float" office:value="88.570999999999998" table:style-name="ce11">
            <text:p>88.571</text:p>
          </table:table-cell>
          <table:table-cell office:value-type="float" office:value="81.429000000000002" table:style-name="ce11">
            <text:p>81.429</text:p>
          </table:table-cell>
          <table:table-cell office:value-type="float" office:value="70" table:style-name="ce11">
            <text:p>70</text:p>
          </table:table-cell>
          <table:table-cell office:value-type="float" office:value="47.058999999999997" table:style-name="ce11">
            <text:p>47.059</text:p>
          </table:table-cell>
          <table:table-cell office:value-type="float" office:value="36.231999999999999" table:style-name="ce11">
            <text:p>36.232</text:p>
          </table:table-cell>
          <table:table-cell office:value-type="float" office:value="50.725000000000001" table:style-name="ce11">
            <text:p>50.725</text:p>
          </table:table-cell>
          <table:table-cell office:value-type="float" office:value="88.570999999999998" table:style-name="ce11">
            <text:p>88.571</text:p>
          </table:table-cell>
          <table:table-cell office:value-type="float" office:value="92.754000000000005" table:style-name="ce11">
            <text:p>92.754</text:p>
          </table:table-cell>
          <table:table-cell office:value-type="float" office:value="81.159000000000006" table:style-name="ce11">
            <text:p>81.159</text:p>
          </table:table-cell>
          <table:table-cell office:value-type="float" office:value="85.713999999999999" table:style-name="ce11">
            <text:p>85.714</text:p>
          </table:table-cell>
          <table:table-cell office:value-type="float" office:value="87.143000000000001" table:style-name="ce11">
            <text:p>87.143</text:p>
          </table:table-cell>
          <table:table-cell office:value-type="float" office:value="84.286000000000001" table:style-name="ce11">
            <text:p>84.286</text:p>
          </table:table-cell>
          <table:table-cell office:value-type="float" office:value="97.100999999999999" table:style-name="ce11">
            <text:p>97.101</text:p>
          </table:table-cell>
          <table:table-cell office:value-type="float" office:value="86.956999999999994" table:style-name="ce11">
            <text:p>86.957</text:p>
          </table:table-cell>
          <table:table-cell office:value-type="float" office:value="87.143000000000001" table:style-name="ce11">
            <text:p>87.143</text:p>
          </table:table-cell>
          <table:table-cell office:value-type="float" office:value="88.570999999999998" table:style-name="ce11">
            <text:p>88.571</text:p>
          </table:table-cell>
          <table:table-cell office:value-type="float" office:value="40" table:style-name="ce11">
            <text:p>40</text:p>
          </table:table-cell>
          <table:table-cell office:value-type="float" office:value="31.884" table:style-name="ce11">
            <text:p>31.884</text:p>
          </table:table-cell>
          <table:table-cell office:value-type="float" office:value="27.536000000000001" table:style-name="ce11">
            <text:p>27.536</text:p>
          </table:table-cell>
          <table:table-cell office:value-type="float" office:value="75.361999999999995" table:style-name="ce11">
            <text:p>75.362</text:p>
          </table:table-cell>
          <table:table-cell office:value-type="float" office:value="53.731000000000002" table:style-name="ce11">
            <text:p>53.731</text:p>
          </table:table-cell>
          <table:table-cell office:value-type="float" office:value="91.304000000000002" table:style-name="ce11">
            <text:p>91.304</text:p>
          </table:table-cell>
          <table:table-cell office:value-type="float" office:value="79.709999999999994" table:style-name="ce11">
            <text:p>79.71</text:p>
          </table:table-cell>
          <table:table-cell office:value-type="float" office:value="65.671999999999997" table:style-name="ce11">
            <text:p>65.672</text:p>
          </table:table-cell>
          <table:table-cell office:value-type="float" office:value="72.058999999999997" table:style-name="ce11">
            <text:p>72.059</text:p>
          </table:table-cell>
          <table:table-cell office:value-type="float" office:value="49.274999999999999" table:style-name="ce11">
            <text:p>49.275</text:p>
          </table:table-cell>
          <table:table-cell office:value-type="float" office:value="65.216999999999999" table:style-name="ce11">
            <text:p>65.217</text:p>
          </table:table-cell>
          <table:table-cell office:value-type="float" office:value="75" table:style-name="ce11">
            <text:p>75</text:p>
          </table:table-cell>
          <table:table-cell office:value-type="float" office:value="57.353000000000002" table:style-name="ce11">
            <text:p>57.353</text:p>
          </table:table-cell>
          <table:table-cell office:value-type="float" office:value="48.529000000000003" table:style-name="ce11">
            <text:p>48.529</text:p>
          </table:table-cell>
          <table:table-cell office:value-type="float" office:value="85.713999999999999" table:style-name="ce11">
            <text:p>85.714</text:p>
          </table:table-cell>
          <table:table-cell office:value-type="float" office:value="74.286000000000001" table:style-name="ce11">
            <text:p>74.286</text:p>
          </table:table-cell>
          <table:table-cell office:value-type="float" office:value="69.564999999999998" table:style-name="ce11">
            <text:p>69.565</text:p>
          </table:table-cell>
          <table:table-cell office:value-type="float" office:value="72.058999999999997" table:style-name="ce11">
            <text:p>72.059</text:p>
          </table:table-cell>
          <table:table-cell office:value-type="float" office:value="75" table:style-name="ce11">
            <text:p>75</text:p>
          </table:table-cell>
          <table:table-cell office:value-type="float" office:value="59.42" table:style-name="ce11">
            <text:p>59.42</text:p>
          </table:table-cell>
          <table:table-cell office:value-type="float" office:value="49.274999999999999" table:style-name="ce11">
            <text:p>49.275</text:p>
          </table:table-cell>
          <table:table-cell office:value-type="float" office:value="88.234999999999999" table:style-name="ce11">
            <text:p>88.235</text:p>
          </table:table-cell>
          <table:table-cell office:value-type="float" office:value="62.319000000000003" table:style-name="ce11">
            <text:p>62.319</text:p>
          </table:table-cell>
          <table:table-cell office:value-type="float" office:value="76.471000000000004" table:style-name="ce11">
            <text:p>76.471</text:p>
          </table:table-cell>
          <table:table-cell office:value-type="float" office:value="86.765000000000001" table:style-name="ce11">
            <text:p>86.765</text:p>
          </table:table-cell>
          <table:table-cell office:value-type="float" office:value="86.765000000000001" table:style-name="ce11">
            <text:p>86.765</text:p>
          </table:table-cell>
          <table:table-cell office:value-type="float" office:value="58.823999999999998" table:style-name="ce11">
            <text:p>58.824</text:p>
          </table:table-cell>
          <table:table-cell office:value-type="float" office:value="46.268999999999998" table:style-name="ce11">
            <text:p>46.269</text:p>
          </table:table-cell>
          <table:table-cell office:value-type="float" office:value="81.159000000000006" table:style-name="ce11">
            <text:p>81.159</text:p>
          </table:table-cell>
          <table:table-cell office:value-type="float" office:value="41.176000000000002" table:style-name="ce11">
            <text:p>41.176</text:p>
          </table:table-cell>
          <table:table-cell office:value-type="float" office:value="83.823999999999998" table:style-name="ce11">
            <text:p>83.824</text:p>
          </table:table-cell>
          <table:table-cell office:value-type="float" office:value="71.013999999999996" table:style-name="ce11">
            <text:p>71.014</text:p>
          </table:table-cell>
          <table:table-cell office:value-type="float" office:value="85.507000000000005" table:style-name="ce11">
            <text:p>85.507</text:p>
          </table:table-cell>
          <table:table-cell office:value-type="float" office:value="79.709999999999994" table:style-name="ce11">
            <text:p>79.71</text:p>
          </table:table-cell>
          <table:table-cell office:value-type="float" office:value="57.143000000000001" table:style-name="ce11">
            <text:p>57.143</text:p>
          </table:table-cell>
          <table:table-cell office:value-type="float" office:value="19.696999999999999" table:style-name="ce11">
            <text:p>19.697</text:p>
          </table:table-cell>
          <table:table-cell office:value-type="float" office:value="7.3529999999999998" table:style-name="ce11">
            <text:p>7.353</text:p>
          </table:table-cell>
          <table:table-cell office:value-type="float" office:value="10.294" table:style-name="ce11">
            <text:p>10.294</text:p>
          </table:table-cell>
          <table:table-cell office:value-type="float" office:value="38.234999999999999" table:style-name="ce11">
            <text:p>38.235</text:p>
          </table:table-cell>
          <table:table-cell office:value-type="float" office:value="44.118000000000002" table:style-name="ce11">
            <text:p>44.118</text:p>
          </table:table-cell>
          <table:table-cell office:value-type="string" table:style-name="ce8">
            <text:p>[c]</text:p>
          </table:table-cell>
          <table:table-cell office:value-type="float" office:value="85.293999999999997" table:style-name="ce11">
            <text:p>85.294</text:p>
          </table:table-cell>
          <table:table-cell office:value-type="float" office:value="76.471000000000004" table:style-name="ce11">
            <text:p>76.471</text:p>
          </table:table-cell>
          <table:table-cell office:value-type="float" office:value="88.234999999999999" table:style-name="ce11">
            <text:p>88.235</text:p>
          </table:table-cell>
          <table:table-cell office:value-type="string" table:style-name="ce8">
            <text:p>[c]</text:p>
          </table:table-cell>
          <table:table-cell office:value-type="float" office:value="92.754000000000005" table:style-name="ce11">
            <text:p>92.754</text:p>
          </table:table-cell>
          <table:table-cell office:value-type="string" table:style-name="ce8">
            <text:p>[c]</text:p>
          </table:table-cell>
          <table:table-cell office:value-type="string" table:style-name="ce8">
            <text:p>[c]</text:p>
          </table:table-cell>
          <table:table-cell office:value-type="float" office:value="94.203000000000003" table:style-name="ce11">
            <text:p>94.20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80.596999999999994" table:style-name="ce11">
            <text:p>80.597</text:p>
          </table:table-cell>
          <table:table-cell office:value-type="float" office:value="76.119" table:style-name="ce11">
            <text:p>76.119</text:p>
          </table:table-cell>
          <table:table-cell office:value-type="float" office:value="79.103999999999999" table:style-name="ce11">
            <text:p>79.104</text:p>
          </table:table-cell>
          <table:table-cell office:value-type="float" office:value="22.388000000000002" table:style-name="ce11">
            <text:p>22.388</text:p>
          </table:table-cell>
          <table:table-cell office:value-type="float" office:value="85.293999999999997" table:style-name="ce11">
            <text:p>85.294</text:p>
          </table:table-cell>
          <table:table-cell office:value-type="float" office:value="77.941000000000003" table:style-name="ce11">
            <text:p>77.941</text:p>
          </table:table-cell>
          <table:table-cell office:value-type="float" office:value="63.768000000000001" table:style-name="ce11">
            <text:p>63.768</text:p>
          </table:table-cell>
          <table:table-cell office:value-type="float" office:value="28.788" table:style-name="ce11">
            <text:p>28.788</text:p>
          </table:table-cell>
          <table:table-cell table:number-columns-repeated="16261"/>
        </table:table-row>
        <table:table-row table:style-name="ro5">
          <table:table-cell office:value-type="string" table:style-name="ce3">
            <text:p>DS</text:p>
          </table:table-cell>
          <table:table-cell office:value-type="string" table:style-name="ce3">
            <text:p>Disclosure Scotland</text:p>
          </table:table-cell>
          <table:table-cell office:value-type="string" table:style-name="ce3">
            <text:p>Scottish Government</text:p>
          </table:table-cell>
          <table:table-cell office:value-type="string" table:style-name="ce3">
            <text:p/>
          </table:table-cell>
          <table:table-cell office:value-type="float" office:value="69.072000000000003" table:style-name="ce11">
            <text:p>69.072</text:p>
          </table:table-cell>
          <table:table-cell office:value-type="float" office:value="63.741" table:style-name="ce11">
            <text:p>63.741</text:p>
          </table:table-cell>
          <table:table-cell office:value-type="float" office:value="29.068000000000001" table:style-name="ce11">
            <text:p>29.068</text:p>
          </table:table-cell>
          <table:table-cell office:value-type="float" office:value="70.703000000000003" table:style-name="ce11">
            <text:p>70.703</text:p>
          </table:table-cell>
          <table:table-cell office:value-type="float" office:value="68.414000000000001" table:style-name="ce11">
            <text:p>68.414</text:p>
          </table:table-cell>
          <table:table-cell office:value-type="float" office:value="90.858000000000004" table:style-name="ce11">
            <text:p>90.858</text:p>
          </table:table-cell>
          <table:table-cell office:value-type="float" office:value="76.658000000000001" table:style-name="ce11">
            <text:p>76.658</text:p>
          </table:table-cell>
          <table:table-cell office:value-type="float" office:value="70.274000000000001" table:style-name="ce11">
            <text:p>70.274</text:p>
          </table:table-cell>
          <table:table-cell office:value-type="float" office:value="50.093000000000004" table:style-name="ce11">
            <text:p>50.093</text:p>
          </table:table-cell>
          <table:table-cell office:value-type="float" office:value="79.352999999999994" table:style-name="ce11">
            <text:p>79.353</text:p>
          </table:table-cell>
          <table:table-cell office:value-type="float" office:value="74.564999999999998" table:style-name="ce11">
            <text:p>74.565</text:p>
          </table:table-cell>
          <table:table-cell office:value-type="float" office:value="40.92" table:style-name="ce11">
            <text:p>40.92</text:p>
          </table:table-cell>
          <table:table-cell office:value-type="float" office:value="53.234000000000002" table:style-name="ce11">
            <text:p>53.234</text:p>
          </table:table-cell>
          <table:table-cell office:value-type="float" office:value="84.700999999999993" table:style-name="ce11">
            <text:p>84.701</text:p>
          </table:table-cell>
          <table:table-cell office:value-type="float" office:value="72.284999999999997" table:style-name="ce11">
            <text:p>72.285</text:p>
          </table:table-cell>
          <table:table-cell office:value-type="float" office:value="71.641999999999996" table:style-name="ce11">
            <text:p>71.642</text:p>
          </table:table-cell>
          <table:table-cell office:value-type="float" office:value="50" table:style-name="ce11">
            <text:p>50</text:p>
          </table:table-cell>
          <table:table-cell office:value-type="float" office:value="63.433" table:style-name="ce11">
            <text:p>63.433</text:p>
          </table:table-cell>
          <table:table-cell office:value-type="float" office:value="90.671999999999997" table:style-name="ce11">
            <text:p>90.672</text:p>
          </table:table-cell>
          <table:table-cell office:value-type="float" office:value="91.045000000000002" table:style-name="ce11">
            <text:p>91.045</text:p>
          </table:table-cell>
          <table:table-cell office:value-type="float" office:value="72.760999999999996" table:style-name="ce11">
            <text:p>72.761</text:p>
          </table:table-cell>
          <table:table-cell office:value-type="float" office:value="89.552000000000007" table:style-name="ce11">
            <text:p>89.552</text:p>
          </table:table-cell>
          <table:table-cell office:value-type="float" office:value="82.331000000000003" table:style-name="ce11">
            <text:p>82.331</text:p>
          </table:table-cell>
          <table:table-cell office:value-type="float" office:value="76.03" table:style-name="ce11">
            <text:p>76.03</text:p>
          </table:table-cell>
          <table:table-cell office:value-type="float" office:value="80.224000000000004" table:style-name="ce11">
            <text:p>80.224</text:p>
          </table:table-cell>
          <table:table-cell office:value-type="float" office:value="80.97" table:style-name="ce11">
            <text:p>80.97</text:p>
          </table:table-cell>
          <table:table-cell office:value-type="float" office:value="70.896000000000001" table:style-name="ce11">
            <text:p>70.896</text:p>
          </table:table-cell>
          <table:table-cell office:value-type="float" office:value="67.164000000000001" table:style-name="ce11">
            <text:p>67.164</text:p>
          </table:table-cell>
          <table:table-cell office:value-type="float" office:value="69.775999999999996" table:style-name="ce11">
            <text:p>69.776</text:p>
          </table:table-cell>
          <table:table-cell office:value-type="float" office:value="80.524000000000001" table:style-name="ce11">
            <text:p>80.524</text:p>
          </table:table-cell>
          <table:table-cell office:value-type="float" office:value="69.775999999999996" table:style-name="ce11">
            <text:p>69.776</text:p>
          </table:table-cell>
          <table:table-cell office:value-type="float" office:value="60.448" table:style-name="ce11">
            <text:p>60.448</text:p>
          </table:table-cell>
          <table:table-cell office:value-type="float" office:value="61.94" table:style-name="ce11">
            <text:p>61.94</text:p>
          </table:table-cell>
          <table:table-cell office:value-type="float" office:value="45.149000000000001" table:style-name="ce11">
            <text:p>45.149</text:p>
          </table:table-cell>
          <table:table-cell office:value-type="float" office:value="51.493000000000002" table:style-name="ce11">
            <text:p>51.493</text:p>
          </table:table-cell>
          <table:table-cell office:value-type="float" office:value="41.948" table:style-name="ce11">
            <text:p>41.948</text:p>
          </table:table-cell>
          <table:table-cell office:value-type="float" office:value="84.644000000000005" table:style-name="ce11">
            <text:p>84.644</text:p>
          </table:table-cell>
          <table:table-cell office:value-type="float" office:value="85.447999999999993" table:style-name="ce11">
            <text:p>85.448</text:p>
          </table:table-cell>
          <table:table-cell office:value-type="float" office:value="67.537000000000006" table:style-name="ce11">
            <text:p>67.537</text:p>
          </table:table-cell>
          <table:table-cell office:value-type="float" office:value="79.850999999999999" table:style-name="ce11">
            <text:p>79.851</text:p>
          </table:table-cell>
          <table:table-cell office:value-type="float" office:value="75" table:style-name="ce11">
            <text:p>75</text:p>
          </table:table-cell>
          <table:table-cell office:value-type="float" office:value="78.358000000000004" table:style-name="ce11">
            <text:p>78.358</text:p>
          </table:table-cell>
          <table:table-cell office:value-type="float" office:value="86.94" table:style-name="ce11">
            <text:p>86.94</text:p>
          </table:table-cell>
          <table:table-cell office:value-type="float" office:value="69.403000000000006" table:style-name="ce11">
            <text:p>69.403</text:p>
          </table:table-cell>
          <table:table-cell office:value-type="float" office:value="63.67" table:style-name="ce11">
            <text:p>63.67</text:p>
          </table:table-cell>
          <table:table-cell office:value-type="float" office:value="73.881" table:style-name="ce11">
            <text:p>73.881</text:p>
          </table:table-cell>
          <table:table-cell office:value-type="float" office:value="40.075000000000003" table:style-name="ce11">
            <text:p>40.075</text:p>
          </table:table-cell>
          <table:table-cell office:value-type="float" office:value="49.253999999999998" table:style-name="ce11">
            <text:p>49.254</text:p>
          </table:table-cell>
          <table:table-cell office:value-type="float" office:value="33.582000000000001" table:style-name="ce11">
            <text:p>33.582</text:p>
          </table:table-cell>
          <table:table-cell office:value-type="float" office:value="58.582000000000001" table:style-name="ce11">
            <text:p>58.582</text:p>
          </table:table-cell>
          <table:table-cell office:value-type="float" office:value="58.801000000000002" table:style-name="ce11">
            <text:p>58.801</text:p>
          </table:table-cell>
          <table:table-cell office:value-type="float" office:value="64.552000000000007" table:style-name="ce11">
            <text:p>64.552</text:p>
          </table:table-cell>
          <table:table-cell office:value-type="float" office:value="61.94" table:style-name="ce11">
            <text:p>61.94</text:p>
          </table:table-cell>
          <table:table-cell office:value-type="float" office:value="63.805999999999997" table:style-name="ce11">
            <text:p>63.806</text:p>
          </table:table-cell>
          <table:table-cell office:value-type="float" office:value="53.558" table:style-name="ce11">
            <text:p>53.558</text:p>
          </table:table-cell>
          <table:table-cell office:value-type="float" office:value="41.045000000000002" table:style-name="ce11">
            <text:p>41.045</text:p>
          </table:table-cell>
          <table:table-cell office:value-type="float" office:value="43.82" table:style-name="ce11">
            <text:p>43.82</text:p>
          </table:table-cell>
          <table:table-cell office:value-type="float" office:value="65.671999999999997" table:style-name="ce11">
            <text:p>65.672</text:p>
          </table:table-cell>
          <table:table-cell office:value-type="float" office:value="38.201999999999998" table:style-name="ce11">
            <text:p>38.202</text:p>
          </table:table-cell>
          <table:table-cell office:value-type="float" office:value="46.268999999999998" table:style-name="ce11">
            <text:p>46.269</text:p>
          </table:table-cell>
          <table:table-cell office:value-type="float" office:value="62.171999999999997" table:style-name="ce11">
            <text:p>62.172</text:p>
          </table:table-cell>
          <table:table-cell office:value-type="float" office:value="58.954999999999998" table:style-name="ce11">
            <text:p>58.955</text:p>
          </table:table-cell>
          <table:table-cell office:value-type="float" office:value="50" table:style-name="ce11">
            <text:p>50</text:p>
          </table:table-cell>
          <table:table-cell office:value-type="float" office:value="52.06" table:style-name="ce11">
            <text:p>52.06</text:p>
          </table:table-cell>
          <table:table-cell office:value-type="float" office:value="53.731000000000002" table:style-name="ce11">
            <text:p>53.731</text:p>
          </table:table-cell>
          <table:table-cell office:value-type="float" office:value="48.881" table:style-name="ce11">
            <text:p>48.881</text:p>
          </table:table-cell>
          <table:table-cell office:value-type="float" office:value="35.954999999999998" table:style-name="ce11">
            <text:p>35.955</text:p>
          </table:table-cell>
          <table:table-cell office:value-type="float" office:value="90.299000000000007" table:style-name="ce11">
            <text:p>90.299</text:p>
          </table:table-cell>
          <table:table-cell office:value-type="float" office:value="64.552000000000007" table:style-name="ce11">
            <text:p>64.552</text:p>
          </table:table-cell>
          <table:table-cell office:value-type="float" office:value="77.239000000000004" table:style-name="ce11">
            <text:p>77.239</text:p>
          </table:table-cell>
          <table:table-cell office:value-type="float" office:value="72.760999999999996" table:style-name="ce11">
            <text:p>72.761</text:p>
          </table:table-cell>
          <table:table-cell office:value-type="float" office:value="76.492999999999995" table:style-name="ce11">
            <text:p>76.493</text:p>
          </table:table-cell>
          <table:table-cell office:value-type="float" office:value="58.052" table:style-name="ce11">
            <text:p>58.052</text:p>
          </table:table-cell>
          <table:table-cell office:value-type="float" office:value="47.015000000000001" table:style-name="ce11">
            <text:p>47.015</text:p>
          </table:table-cell>
          <table:table-cell office:value-type="float" office:value="80.524000000000001" table:style-name="ce11">
            <text:p>80.524</text:p>
          </table:table-cell>
          <table:table-cell office:value-type="float" office:value="23.881" table:style-name="ce11">
            <text:p>23.881</text:p>
          </table:table-cell>
          <table:table-cell office:value-type="float" office:value="90.299000000000007" table:style-name="ce11">
            <text:p>90.299</text:p>
          </table:table-cell>
          <table:table-cell office:value-type="float" office:value="72.284999999999997" table:style-name="ce11">
            <text:p>72.285</text:p>
          </table:table-cell>
          <table:table-cell office:value-type="float" office:value="94.757000000000005" table:style-name="ce11">
            <text:p>94.757</text:p>
          </table:table-cell>
          <table:table-cell office:value-type="float" office:value="68.165000000000006" table:style-name="ce11">
            <text:p>68.165</text:p>
          </table:table-cell>
          <table:table-cell office:value-type="float" office:value="64.418999999999997" table:style-name="ce11">
            <text:p>64.419</text:p>
          </table:table-cell>
          <table:table-cell office:value-type="float" office:value="20.521999999999998" table:style-name="ce11">
            <text:p>20.522</text:p>
          </table:table-cell>
          <table:table-cell office:value-type="float" office:value="7.4909999999999997" table:style-name="ce11">
            <text:p>7.491</text:p>
          </table:table-cell>
          <table:table-cell office:value-type="float" office:value="14.606999999999999" table:style-name="ce11">
            <text:p>14.607</text:p>
          </table:table-cell>
          <table:table-cell office:value-type="float" office:value="33.707999999999998" table:style-name="ce11">
            <text:p>33.708</text:p>
          </table:table-cell>
          <table:table-cell office:value-type="float" office:value="44.195" table:style-name="ce11">
            <text:p>44.195</text:p>
          </table:table-cell>
          <table:table-cell office:value-type="float" office:value="10.15" table:style-name="ce11">
            <text:p>10.15</text:p>
          </table:table-cell>
          <table:table-cell office:value-type="float" office:value="88.805999999999997" table:style-name="ce11">
            <text:p>88.806</text:p>
          </table:table-cell>
          <table:table-cell office:value-type="float" office:value="77.239000000000004" table:style-name="ce11">
            <text:p>77.239</text:p>
          </table:table-cell>
          <table:table-cell office:value-type="float" office:value="79.103999999999999" table:style-name="ce11">
            <text:p>79.104</text:p>
          </table:table-cell>
          <table:table-cell office:value-type="float" office:value="4.851" table:style-name="ce11">
            <text:p>4.851</text:p>
          </table:table-cell>
          <table:table-cell office:value-type="float" office:value="87.686999999999998" table:style-name="ce11">
            <text:p>87.687</text:p>
          </table:table-cell>
          <table:table-cell office:value-type="float" office:value="7.4630000000000001" table:style-name="ce11">
            <text:p>7.463</text:p>
          </table:table-cell>
          <table:table-cell office:value-type="float" office:value="5.2240000000000002" table:style-name="ce11">
            <text:p>5.224</text:p>
          </table:table-cell>
          <table:table-cell office:value-type="float" office:value="88.06" table:style-name="ce11">
            <text:p>88.06</text:p>
          </table:table-cell>
          <table:table-cell office:value-type="float" office:value="6.7160000000000002" table:style-name="ce11">
            <text:p>6.71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85.713999999999999" table:style-name="ce11">
            <text:p>85.714</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6.165000000000006" table:style-name="ce11">
            <text:p>66.165</text:p>
          </table:table-cell>
          <table:table-cell office:value-type="float" office:value="65.53" table:style-name="ce11">
            <text:p>65.53</text:p>
          </table:table-cell>
          <table:table-cell office:value-type="float" office:value="64.015000000000001" table:style-name="ce11">
            <text:p>64.015</text:p>
          </table:table-cell>
          <table:table-cell office:value-type="float" office:value="31.202999999999999" table:style-name="ce11">
            <text:p>31.203</text:p>
          </table:table-cell>
          <table:table-cell office:value-type="float" office:value="65.918000000000006" table:style-name="ce11">
            <text:p>65.918</text:p>
          </table:table-cell>
          <table:table-cell office:value-type="float" office:value="62.920999999999999" table:style-name="ce11">
            <text:p>62.921</text:p>
          </table:table-cell>
          <table:table-cell office:value-type="float" office:value="67.790000000000006" table:style-name="ce11">
            <text:p>67.79</text:p>
          </table:table-cell>
          <table:table-cell office:value-type="float" office:value="70.412000000000006" table:style-name="ce11">
            <text:p>70.412</text:p>
          </table:table-cell>
          <table:table-cell table:number-columns-repeated="16261"/>
        </table:table-row>
        <table:table-row table:style-name="ro7">
          <table:table-cell office:value-type="string" table:style-name="ce3">
            <text:p>DSIT</text:p>
          </table:table-cell>
          <table:table-cell office:value-type="string" table:style-name="ce3">
            <text:p>Department for Science, Innovation and Technology</text:p>
          </table:table-cell>
          <table:table-cell office:value-type="string" table:style-name="ce3">
            <text:p>Department for Science, Innovation and Technology</text:p>
          </table:table-cell>
          <table:table-cell office:value-type="string" table:style-name="ce3">
            <text:p/>
          </table:table-cell>
          <table:table-cell office:value-type="float" office:value="77.265000000000001" table:style-name="ce11">
            <text:p>77.265</text:p>
          </table:table-cell>
          <table:table-cell office:value-type="float" office:value="60.255000000000003" table:style-name="ce11">
            <text:p>60.255</text:p>
          </table:table-cell>
          <table:table-cell office:value-type="float" office:value="26.998999999999999" table:style-name="ce11">
            <text:p>26.999</text:p>
          </table:table-cell>
          <table:table-cell office:value-type="float" office:value="73.174000000000007" table:style-name="ce11">
            <text:p>73.174</text:p>
          </table:table-cell>
          <table:table-cell office:value-type="float" office:value="77.423000000000002" table:style-name="ce11">
            <text:p>77.423</text:p>
          </table:table-cell>
          <table:table-cell office:value-type="float" office:value="71.102999999999994" table:style-name="ce11">
            <text:p>71.103</text:p>
          </table:table-cell>
          <table:table-cell office:value-type="float" office:value="75.844999999999999" table:style-name="ce11">
            <text:p>75.845</text:p>
          </table:table-cell>
          <table:table-cell office:value-type="float" office:value="82.981999999999999" table:style-name="ce11">
            <text:p>82.982</text:p>
          </table:table-cell>
          <table:table-cell office:value-type="float" office:value="50.369" table:style-name="ce11">
            <text:p>50.369</text:p>
          </table:table-cell>
          <table:table-cell office:value-type="float" office:value="81.905000000000001" table:style-name="ce11">
            <text:p>81.905</text:p>
          </table:table-cell>
          <table:table-cell office:value-type="float" office:value="70.495999999999995" table:style-name="ce11">
            <text:p>70.496</text:p>
          </table:table-cell>
          <table:table-cell office:value-type="float" office:value="23.571999999999999" table:style-name="ce11">
            <text:p>23.572</text:p>
          </table:table-cell>
          <table:table-cell office:value-type="float" office:value="53.576999999999998" table:style-name="ce11">
            <text:p>53.577</text:p>
          </table:table-cell>
          <table:table-cell office:value-type="float" office:value="88.545000000000002" table:style-name="ce11">
            <text:p>88.545</text:p>
          </table:table-cell>
          <table:table-cell office:value-type="float" office:value="78.972999999999999" table:style-name="ce11">
            <text:p>78.973</text:p>
          </table:table-cell>
          <table:table-cell office:value-type="float" office:value="75.581000000000003" table:style-name="ce11">
            <text:p>75.581</text:p>
          </table:table-cell>
          <table:table-cell office:value-type="float" office:value="61.067999999999998" table:style-name="ce11">
            <text:p>61.068</text:p>
          </table:table-cell>
          <table:table-cell office:value-type="float" office:value="82.923000000000002" table:style-name="ce11">
            <text:p>82.923</text:p>
          </table:table-cell>
          <table:table-cell office:value-type="float" office:value="68.048000000000002" table:style-name="ce11">
            <text:p>68.048</text:p>
          </table:table-cell>
          <table:table-cell office:value-type="float" office:value="74.156999999999996" table:style-name="ce11">
            <text:p>74.157</text:p>
          </table:table-cell>
          <table:table-cell office:value-type="float" office:value="75.808999999999997" table:style-name="ce11">
            <text:p>75.809</text:p>
          </table:table-cell>
          <table:table-cell office:value-type="float" office:value="89.388999999999996" table:style-name="ce11">
            <text:p>89.389</text:p>
          </table:table-cell>
          <table:table-cell office:value-type="float" office:value="86.709000000000003" table:style-name="ce11">
            <text:p>86.709</text:p>
          </table:table-cell>
          <table:table-cell office:value-type="float" office:value="61.517000000000003" table:style-name="ce11">
            <text:p>61.517</text:p>
          </table:table-cell>
          <table:table-cell office:value-type="float" office:value="81.376999999999995" table:style-name="ce11">
            <text:p>81.377</text:p>
          </table:table-cell>
          <table:table-cell office:value-type="float" office:value="83.287000000000006" table:style-name="ce11">
            <text:p>83.287</text:p>
          </table:table-cell>
          <table:table-cell office:value-type="float" office:value="68.188000000000002" table:style-name="ce11">
            <text:p>68.188</text:p>
          </table:table-cell>
          <table:table-cell office:value-type="float" office:value="64.135000000000005" table:style-name="ce11">
            <text:p>64.135</text:p>
          </table:table-cell>
          <table:table-cell office:value-type="float" office:value="72.100999999999999" table:style-name="ce11">
            <text:p>72.101</text:p>
          </table:table-cell>
          <table:table-cell office:value-type="float" office:value="86.447000000000003" table:style-name="ce11">
            <text:p>86.447</text:p>
          </table:table-cell>
          <table:table-cell office:value-type="float" office:value="84.48" table:style-name="ce11">
            <text:p>84.48</text:p>
          </table:table-cell>
          <table:table-cell office:value-type="float" office:value="78.02" table:style-name="ce11">
            <text:p>78.02</text:p>
          </table:table-cell>
          <table:table-cell office:value-type="float" office:value="57.203000000000003" table:style-name="ce11">
            <text:p>57.203</text:p>
          </table:table-cell>
          <table:table-cell office:value-type="float" office:value="47.746000000000002" table:style-name="ce11">
            <text:p>47.746</text:p>
          </table:table-cell>
          <table:table-cell office:value-type="float" office:value="55.563000000000002" table:style-name="ce11">
            <text:p>55.563</text:p>
          </table:table-cell>
          <table:table-cell office:value-type="float" office:value="40.97" table:style-name="ce11">
            <text:p>40.97</text:p>
          </table:table-cell>
          <table:table-cell office:value-type="float" office:value="87.974999999999994" table:style-name="ce11">
            <text:p>87.975</text:p>
          </table:table-cell>
          <table:table-cell office:value-type="float" office:value="89.311000000000007" table:style-name="ce11">
            <text:p>89.311</text:p>
          </table:table-cell>
          <table:table-cell office:value-type="float" office:value="72.713999999999999" table:style-name="ce11">
            <text:p>72.714</text:p>
          </table:table-cell>
          <table:table-cell office:value-type="float" office:value="77.597999999999999" table:style-name="ce11">
            <text:p>77.598</text:p>
          </table:table-cell>
          <table:table-cell office:value-type="float" office:value="67.533000000000001" table:style-name="ce11">
            <text:p>67.533</text:p>
          </table:table-cell>
          <table:table-cell office:value-type="float" office:value="69.950999999999993" table:style-name="ce11">
            <text:p>69.951</text:p>
          </table:table-cell>
          <table:table-cell office:value-type="float" office:value="86.418000000000006" table:style-name="ce11">
            <text:p>86.418</text:p>
          </table:table-cell>
          <table:table-cell office:value-type="float" office:value="68.376999999999995" table:style-name="ce11">
            <text:p>68.377</text:p>
          </table:table-cell>
          <table:table-cell office:value-type="float" office:value="59.000999999999998" table:style-name="ce11">
            <text:p>59.001</text:p>
          </table:table-cell>
          <table:table-cell office:value-type="float" office:value="71.84" table:style-name="ce11">
            <text:p>71.84</text:p>
          </table:table-cell>
          <table:table-cell office:value-type="float" office:value="25.105" table:style-name="ce11">
            <text:p>25.105</text:p>
          </table:table-cell>
          <table:table-cell office:value-type="float" office:value="26.071999999999999" table:style-name="ce11">
            <text:p>26.072</text:p>
          </table:table-cell>
          <table:table-cell office:value-type="float" office:value="19.466000000000001" table:style-name="ce11">
            <text:p>19.466</text:p>
          </table:table-cell>
          <table:table-cell office:value-type="float" office:value="46.484000000000002" table:style-name="ce11">
            <text:p>46.484</text:p>
          </table:table-cell>
          <table:table-cell office:value-type="float" office:value="46.69" table:style-name="ce11">
            <text:p>46.69</text:p>
          </table:table-cell>
          <table:table-cell office:value-type="float" office:value="76.126999999999995" table:style-name="ce11">
            <text:p>76.127</text:p>
          </table:table-cell>
          <table:table-cell office:value-type="float" office:value="65.893000000000001" table:style-name="ce11">
            <text:p>65.893</text:p>
          </table:table-cell>
          <table:table-cell office:value-type="float" office:value="54.993000000000002" table:style-name="ce11">
            <text:p>54.993</text:p>
          </table:table-cell>
          <table:table-cell office:value-type="float" office:value="61.295000000000002" table:style-name="ce11">
            <text:p>61.295</text:p>
          </table:table-cell>
          <table:table-cell office:value-type="float" office:value="35.770000000000003" table:style-name="ce11">
            <text:p>35.77</text:p>
          </table:table-cell>
          <table:table-cell office:value-type="float" office:value="32.957999999999998" table:style-name="ce11">
            <text:p>32.958</text:p>
          </table:table-cell>
          <table:table-cell office:value-type="float" office:value="60.844999999999999" table:style-name="ce11">
            <text:p>60.845</text:p>
          </table:table-cell>
          <table:table-cell office:value-type="float" office:value="40.295000000000002" table:style-name="ce11">
            <text:p>40.295</text:p>
          </table:table-cell>
          <table:table-cell office:value-type="float" office:value="53.76" table:style-name="ce11">
            <text:p>53.76</text:p>
          </table:table-cell>
          <table:table-cell office:value-type="float" office:value="67.581000000000003" table:style-name="ce11">
            <text:p>67.581</text:p>
          </table:table-cell>
          <table:table-cell office:value-type="float" office:value="60.997999999999998" table:style-name="ce11">
            <text:p>60.998</text:p>
          </table:table-cell>
          <table:table-cell office:value-type="float" office:value="31.338000000000001" table:style-name="ce11">
            <text:p>31.338</text:p>
          </table:table-cell>
          <table:table-cell office:value-type="float" office:value="45.780999999999999" table:style-name="ce11">
            <text:p>45.781</text:p>
          </table:table-cell>
          <table:table-cell office:value-type="float" office:value="44.093000000000004" table:style-name="ce11">
            <text:p>44.093</text:p>
          </table:table-cell>
          <table:table-cell office:value-type="float" office:value="56.18" table:style-name="ce11">
            <text:p>56.18</text:p>
          </table:table-cell>
          <table:table-cell office:value-type="float" office:value="32.722000000000001" table:style-name="ce11">
            <text:p>32.722</text:p>
          </table:table-cell>
          <table:table-cell office:value-type="float" office:value="87.850999999999999" table:style-name="ce11">
            <text:p>87.851</text:p>
          </table:table-cell>
          <table:table-cell office:value-type="float" office:value="78.284999999999997" table:style-name="ce11">
            <text:p>78.285</text:p>
          </table:table-cell>
          <table:table-cell office:value-type="float" office:value="71.448999999999998" table:style-name="ce11">
            <text:p>71.449</text:p>
          </table:table-cell>
          <table:table-cell office:value-type="float" office:value="71.608999999999995" table:style-name="ce11">
            <text:p>71.609</text:p>
          </table:table-cell>
          <table:table-cell office:value-type="float" office:value="68.468999999999994" table:style-name="ce11">
            <text:p>68.469</text:p>
          </table:table-cell>
          <table:table-cell office:value-type="float" office:value="63.878999999999998" table:style-name="ce11">
            <text:p>63.879</text:p>
          </table:table-cell>
          <table:table-cell office:value-type="float" office:value="38.045000000000002" table:style-name="ce11">
            <text:p>38.045</text:p>
          </table:table-cell>
          <table:table-cell office:value-type="float" office:value="56.32" table:style-name="ce11">
            <text:p>56.32</text:p>
          </table:table-cell>
          <table:table-cell office:value-type="float" office:value="77.512" table:style-name="ce11">
            <text:p>77.512</text:p>
          </table:table-cell>
          <table:table-cell office:value-type="float" office:value="85.453000000000003" table:style-name="ce11">
            <text:p>85.453</text:p>
          </table:table-cell>
          <table:table-cell office:value-type="float" office:value="90.076999999999998" table:style-name="ce11">
            <text:p>90.077</text:p>
          </table:table-cell>
          <table:table-cell office:value-type="float" office:value="94.441000000000003" table:style-name="ce11">
            <text:p>94.441</text:p>
          </table:table-cell>
          <table:table-cell office:value-type="float" office:value="57.808999999999997" table:style-name="ce11">
            <text:p>57.809</text:p>
          </table:table-cell>
          <table:table-cell office:value-type="float" office:value="42.936999999999998" table:style-name="ce11">
            <text:p>42.937</text:p>
          </table:table-cell>
          <table:table-cell office:value-type="float" office:value="12.808" table:style-name="ce11">
            <text:p>12.808</text:p>
          </table:table-cell>
          <table:table-cell office:value-type="float" office:value="10.648999999999999" table:style-name="ce11">
            <text:p>10.649</text:p>
          </table:table-cell>
          <table:table-cell office:value-type="float" office:value="27.221" table:style-name="ce11">
            <text:p>27.221</text:p>
          </table:table-cell>
          <table:table-cell office:value-type="float" office:value="47.673000000000002" table:style-name="ce11">
            <text:p>47.673</text:p>
          </table:table-cell>
          <table:table-cell office:value-type="float" office:value="14.457000000000001" table:style-name="ce11">
            <text:p>14.457</text:p>
          </table:table-cell>
          <table:table-cell office:value-type="float" office:value="7.1929999999999996" table:style-name="ce11">
            <text:p>7.193</text:p>
          </table:table-cell>
          <table:table-cell office:value-type="float" office:value="91.841999999999999" table:style-name="ce11">
            <text:p>91.842</text:p>
          </table:table-cell>
          <table:table-cell office:value-type="float" office:value="61.533000000000001" table:style-name="ce11">
            <text:p>61.533</text:p>
          </table:table-cell>
          <table:table-cell office:value-type="float" office:value="71.700999999999993" table:style-name="ce11">
            <text:p>71.701</text:p>
          </table:table-cell>
          <table:table-cell office:value-type="float" office:value="8.0109999999999992" table:style-name="ce11">
            <text:p>8.011</text:p>
          </table:table-cell>
          <table:table-cell office:value-type="float" office:value="86.578000000000003" table:style-name="ce11">
            <text:p>86.578</text:p>
          </table:table-cell>
          <table:table-cell office:value-type="float" office:value="5.4109999999999996" table:style-name="ce11">
            <text:p>5.411</text:p>
          </table:table-cell>
          <table:table-cell office:value-type="float" office:value="8.0760000000000005" table:style-name="ce11">
            <text:p>8.076</text:p>
          </table:table-cell>
          <table:table-cell office:value-type="float" office:value="87.850999999999999" table:style-name="ce11">
            <text:p>87.851</text:p>
          </table:table-cell>
          <table:table-cell office:value-type="float" office:value="4.0730000000000004" table:style-name="ce11">
            <text:p>4.073</text:p>
          </table:table-cell>
          <table:table-cell office:value-type="float" office:value="35.652000000000001" table:style-name="ce11">
            <text:p>35.652</text:p>
          </table:table-cell>
          <table:table-cell office:value-type="float" office:value="48.695999999999998" table:style-name="ce11">
            <text:p>48.696</text:p>
          </table:table-cell>
          <table:table-cell office:value-type="float" office:value="15.651999999999999" table:style-name="ce11">
            <text:p>15.652</text:p>
          </table:table-cell>
          <table:table-cell office:value-type="string" table:style-name="ce8">
            <text:p>[c]</text:p>
          </table:table-cell>
          <table:table-cell office:value-type="float" office:value="73.171000000000006" table:style-name="ce11">
            <text:p>73.171</text:p>
          </table:table-cell>
          <table:table-cell office:value-type="string" table:style-name="ce8">
            <text:p>[c]</text:p>
          </table:table-cell>
          <table:table-cell office:value-type="float" office:value="54.783000000000001" table:style-name="ce11">
            <text:p>54.783</text:p>
          </table:table-cell>
          <table:table-cell office:value-type="float" office:value="20.87" table:style-name="ce11">
            <text:p>20.87</text:p>
          </table:table-cell>
          <table:table-cell office:value-type="float" office:value="24.347999999999999" table:style-name="ce11">
            <text:p>24.348</text:p>
          </table:table-cell>
          <table:table-cell office:value-type="float" office:value="51.304000000000002" table:style-name="ce11">
            <text:p>51.304</text:p>
          </table:table-cell>
          <table:table-cell office:value-type="float" office:value="30.434999999999999" table:style-name="ce11">
            <text:p>30.435</text:p>
          </table:table-cell>
          <table:table-cell office:value-type="float" office:value="18.260999999999999" table:style-name="ce11">
            <text:p>18.261</text:p>
          </table:table-cell>
          <table:table-cell office:value-type="float" office:value="31.707000000000001" table:style-name="ce11">
            <text:p>31.707</text:p>
          </table:table-cell>
          <table:table-cell office:value-type="float" office:value="53.658999999999999" table:style-name="ce11">
            <text:p>53.659</text:p>
          </table:table-cell>
          <table:table-cell office:value-type="string" table:style-name="ce8">
            <text:p>[c]</text:p>
          </table:table-cell>
          <table:table-cell office:value-type="float" office:value="66.572999999999993" table:style-name="ce11">
            <text:p>66.573</text:p>
          </table:table-cell>
          <table:table-cell office:value-type="float" office:value="69.894000000000005" table:style-name="ce11">
            <text:p>69.894</text:p>
          </table:table-cell>
          <table:table-cell office:value-type="float" office:value="60.451999999999998" table:style-name="ce11">
            <text:p>60.452</text:p>
          </table:table-cell>
          <table:table-cell office:value-type="float" office:value="41.255000000000003" table:style-name="ce11">
            <text:p>41.255</text:p>
          </table:table-cell>
          <table:table-cell office:value-type="float" office:value="71.822000000000003" table:style-name="ce11">
            <text:p>71.822</text:p>
          </table:table-cell>
          <table:table-cell office:value-type="float" office:value="76.923000000000002" table:style-name="ce11">
            <text:p>76.923</text:p>
          </table:table-cell>
          <table:table-cell office:value-type="float" office:value="42.414000000000001" table:style-name="ce11">
            <text:p>42.414</text:p>
          </table:table-cell>
          <table:table-cell office:value-type="float" office:value="60.466999999999999" table:style-name="ce11">
            <text:p>60.467</text:p>
          </table:table-cell>
          <table:table-cell table:number-columns-repeated="16261"/>
        </table:table-row>
        <table:table-row table:style-name="ro5">
          <table:table-cell office:value-type="string" table:style-name="ce3">
            <text:p>DSTL</text:p>
          </table:table-cell>
          <table:table-cell office:value-type="string" table:style-name="ce3">
            <text:p>Dstl</text:p>
          </table:table-cell>
          <table:table-cell office:value-type="string" table:style-name="ce3">
            <text:p>Defence</text:p>
          </table:table-cell>
          <table:table-cell office:value-type="string" table:style-name="ce3">
            <text:p/>
          </table:table-cell>
          <table:table-cell office:value-type="float" office:value="74.206999999999994" table:style-name="ce11">
            <text:p>74.207</text:p>
          </table:table-cell>
          <table:table-cell office:value-type="float" office:value="60.435000000000002" table:style-name="ce11">
            <text:p>60.435</text:p>
          </table:table-cell>
          <table:table-cell office:value-type="float" office:value="30.053999999999998" table:style-name="ce11">
            <text:p>30.054</text:p>
          </table:table-cell>
          <table:table-cell office:value-type="float" office:value="72.537999999999997" table:style-name="ce11">
            <text:p>72.538</text:p>
          </table:table-cell>
          <table:table-cell office:value-type="float" office:value="79.683999999999997" table:style-name="ce11">
            <text:p>79.684</text:p>
          </table:table-cell>
          <table:table-cell office:value-type="float" office:value="74.695999999999998" table:style-name="ce11">
            <text:p>74.696</text:p>
          </table:table-cell>
          <table:table-cell office:value-type="float" office:value="69.438000000000002" table:style-name="ce11">
            <text:p>69.438</text:p>
          </table:table-cell>
          <table:table-cell office:value-type="float" office:value="78.016999999999996" table:style-name="ce11">
            <text:p>78.017</text:p>
          </table:table-cell>
          <table:table-cell office:value-type="float" office:value="57.761000000000003" table:style-name="ce11">
            <text:p>57.761</text:p>
          </table:table-cell>
          <table:table-cell office:value-type="float" office:value="80.147999999999996" table:style-name="ce11">
            <text:p>80.148</text:p>
          </table:table-cell>
          <table:table-cell office:value-type="float" office:value="64.131" table:style-name="ce11">
            <text:p>64.131</text:p>
          </table:table-cell>
          <table:table-cell office:value-type="float" office:value="34.253" table:style-name="ce11">
            <text:p>34.253</text:p>
          </table:table-cell>
          <table:table-cell office:value-type="float" office:value="44.591000000000001" table:style-name="ce11">
            <text:p>44.591</text:p>
          </table:table-cell>
          <table:table-cell office:value-type="float" office:value="91.128" table:style-name="ce11">
            <text:p>91.128</text:p>
          </table:table-cell>
          <table:table-cell office:value-type="float" office:value="83.16" table:style-name="ce11">
            <text:p>83.16</text:p>
          </table:table-cell>
          <table:table-cell office:value-type="float" office:value="77.102999999999994" table:style-name="ce11">
            <text:p>77.103</text:p>
          </table:table-cell>
          <table:table-cell office:value-type="float" office:value="62.253999999999998" table:style-name="ce11">
            <text:p>62.254</text:p>
          </table:table-cell>
          <table:table-cell office:value-type="float" office:value="84.789000000000001" table:style-name="ce11">
            <text:p>84.789</text:p>
          </table:table-cell>
          <table:table-cell office:value-type="float" office:value="73.646000000000001" table:style-name="ce11">
            <text:p>73.646</text:p>
          </table:table-cell>
          <table:table-cell office:value-type="float" office:value="75.718999999999994" table:style-name="ce11">
            <text:p>75.719</text:p>
          </table:table-cell>
          <table:table-cell office:value-type="float" office:value="66.718999999999994" table:style-name="ce11">
            <text:p>66.719</text:p>
          </table:table-cell>
          <table:table-cell office:value-type="float" office:value="89.756" table:style-name="ce11">
            <text:p>89.756</text:p>
          </table:table-cell>
          <table:table-cell office:value-type="float" office:value="83.506" table:style-name="ce11">
            <text:p>83.506</text:p>
          </table:table-cell>
          <table:table-cell office:value-type="float" office:value="58.207999999999998" table:style-name="ce11">
            <text:p>58.208</text:p>
          </table:table-cell>
          <table:table-cell office:value-type="float" office:value="74.397000000000006" table:style-name="ce11">
            <text:p>74.397</text:p>
          </table:table-cell>
          <table:table-cell office:value-type="float" office:value="76.13" table:style-name="ce11">
            <text:p>76.13</text:p>
          </table:table-cell>
          <table:table-cell office:value-type="float" office:value="57.828000000000003" table:style-name="ce11">
            <text:p>57.828</text:p>
          </table:table-cell>
          <table:table-cell office:value-type="float" office:value="55.500999999999998" table:style-name="ce11">
            <text:p>55.501</text:p>
          </table:table-cell>
          <table:table-cell office:value-type="float" office:value="62.765999999999998" table:style-name="ce11">
            <text:p>62.766</text:p>
          </table:table-cell>
          <table:table-cell office:value-type="float" office:value="81.769000000000005" table:style-name="ce11">
            <text:p>81.769</text:p>
          </table:table-cell>
          <table:table-cell office:value-type="float" office:value="78.947000000000003" table:style-name="ce11">
            <text:p>78.947</text:p>
          </table:table-cell>
          <table:table-cell office:value-type="float" office:value="73.328000000000003" table:style-name="ce11">
            <text:p>73.328</text:p>
          </table:table-cell>
          <table:table-cell office:value-type="float" office:value="60.872" table:style-name="ce11">
            <text:p>60.872</text:p>
          </table:table-cell>
          <table:table-cell office:value-type="float" office:value="50.61" table:style-name="ce11">
            <text:p>50.61</text:p>
          </table:table-cell>
          <table:table-cell office:value-type="float" office:value="62.98" table:style-name="ce11">
            <text:p>62.98</text:p>
          </table:table-cell>
          <table:table-cell office:value-type="float" office:value="56.591000000000001" table:style-name="ce11">
            <text:p>56.591</text:p>
          </table:table-cell>
          <table:table-cell office:value-type="float" office:value="82.802000000000007" table:style-name="ce11">
            <text:p>82.802</text:p>
          </table:table-cell>
          <table:table-cell office:value-type="float" office:value="86.68" table:style-name="ce11">
            <text:p>86.68</text:p>
          </table:table-cell>
          <table:table-cell office:value-type="float" office:value="68.405000000000001" table:style-name="ce11">
            <text:p>68.405</text:p>
          </table:table-cell>
          <table:table-cell office:value-type="float" office:value="82.742000000000004" table:style-name="ce11">
            <text:p>82.742</text:p>
          </table:table-cell>
          <table:table-cell office:value-type="float" office:value="59.097999999999999" table:style-name="ce11">
            <text:p>59.098</text:p>
          </table:table-cell>
          <table:table-cell office:value-type="float" office:value="65.213999999999999" table:style-name="ce11">
            <text:p>65.214</text:p>
          </table:table-cell>
          <table:table-cell office:value-type="float" office:value="84.450999999999993" table:style-name="ce11">
            <text:p>84.451</text:p>
          </table:table-cell>
          <table:table-cell office:value-type="float" office:value="47.518999999999998" table:style-name="ce11">
            <text:p>47.519</text:p>
          </table:table-cell>
          <table:table-cell office:value-type="float" office:value="56.634999999999998" table:style-name="ce11">
            <text:p>56.635</text:p>
          </table:table-cell>
          <table:table-cell office:value-type="float" office:value="71.866" table:style-name="ce11">
            <text:p>71.866</text:p>
          </table:table-cell>
          <table:table-cell office:value-type="float" office:value="35.822000000000003" table:style-name="ce11">
            <text:p>35.822</text:p>
          </table:table-cell>
          <table:table-cell office:value-type="float" office:value="43.087000000000003" table:style-name="ce11">
            <text:p>43.087</text:p>
          </table:table-cell>
          <table:table-cell office:value-type="float" office:value="23.812000000000001" table:style-name="ce11">
            <text:p>23.812</text:p>
          </table:table-cell>
          <table:table-cell office:value-type="float" office:value="75.837000000000003" table:style-name="ce11">
            <text:p>75.837</text:p>
          </table:table-cell>
          <table:table-cell office:value-type="float" office:value="58.4" table:style-name="ce11">
            <text:p>58.4</text:p>
          </table:table-cell>
          <table:table-cell office:value-type="float" office:value="55.368000000000002" table:style-name="ce11">
            <text:p>55.368</text:p>
          </table:table-cell>
          <table:table-cell office:value-type="float" office:value="56.798000000000002" table:style-name="ce11">
            <text:p>56.798</text:p>
          </table:table-cell>
          <table:table-cell office:value-type="float" office:value="47.856999999999999" table:style-name="ce11">
            <text:p>47.857</text:p>
          </table:table-cell>
          <table:table-cell office:value-type="float" office:value="47.015000000000001" table:style-name="ce11">
            <text:p>47.015</text:p>
          </table:table-cell>
          <table:table-cell office:value-type="float" office:value="21.629000000000001" table:style-name="ce11">
            <text:p>21.629</text:p>
          </table:table-cell>
          <table:table-cell office:value-type="float" office:value="24.792000000000002" table:style-name="ce11">
            <text:p>24.792</text:p>
          </table:table-cell>
          <table:table-cell office:value-type="float" office:value="59.957999999999998" table:style-name="ce11">
            <text:p>59.958</text:p>
          </table:table-cell>
          <table:table-cell office:value-type="float" office:value="32.061" table:style-name="ce11">
            <text:p>32.061</text:p>
          </table:table-cell>
          <table:table-cell office:value-type="float" office:value="55.756999999999998" table:style-name="ce11">
            <text:p>55.757</text:p>
          </table:table-cell>
          <table:table-cell office:value-type="float" office:value="65.378" table:style-name="ce11">
            <text:p>65.378</text:p>
          </table:table-cell>
          <table:table-cell office:value-type="float" office:value="60.783999999999999" table:style-name="ce11">
            <text:p>60.784</text:p>
          </table:table-cell>
          <table:table-cell office:value-type="float" office:value="49.597999999999999" table:style-name="ce11">
            <text:p>49.598</text:p>
          </table:table-cell>
          <table:table-cell office:value-type="float" office:value="49.182000000000002" table:style-name="ce11">
            <text:p>49.182</text:p>
          </table:table-cell>
          <table:table-cell office:value-type="float" office:value="42.567999999999998" table:style-name="ce11">
            <text:p>42.568</text:p>
          </table:table-cell>
          <table:table-cell office:value-type="float" office:value="43.539000000000001" table:style-name="ce11">
            <text:p>43.539</text:p>
          </table:table-cell>
          <table:table-cell office:value-type="float" office:value="28.238" table:style-name="ce11">
            <text:p>28.238</text:p>
          </table:table-cell>
          <table:table-cell office:value-type="float" office:value="89.683999999999997" table:style-name="ce11">
            <text:p>89.684</text:p>
          </table:table-cell>
          <table:table-cell office:value-type="float" office:value="77.789000000000001" table:style-name="ce11">
            <text:p>77.789</text:p>
          </table:table-cell>
          <table:table-cell office:value-type="float" office:value="79.241" table:style-name="ce11">
            <text:p>79.241</text:p>
          </table:table-cell>
          <table:table-cell office:value-type="float" office:value="73.635999999999996" table:style-name="ce11">
            <text:p>73.636</text:p>
          </table:table-cell>
          <table:table-cell office:value-type="float" office:value="79.165000000000006" table:style-name="ce11">
            <text:p>79.165</text:p>
          </table:table-cell>
          <table:table-cell office:value-type="float" office:value="55.064999999999998" table:style-name="ce11">
            <text:p>55.065</text:p>
          </table:table-cell>
          <table:table-cell office:value-type="float" office:value="36.759" table:style-name="ce11">
            <text:p>36.759</text:p>
          </table:table-cell>
          <table:table-cell office:value-type="float" office:value="47.042000000000002" table:style-name="ce11">
            <text:p>47.042</text:p>
          </table:table-cell>
          <table:table-cell office:value-type="float" office:value="39.673000000000002" table:style-name="ce11">
            <text:p>39.673</text:p>
          </table:table-cell>
          <table:table-cell office:value-type="float" office:value="69.617999999999995" table:style-name="ce11">
            <text:p>69.618</text:p>
          </table:table-cell>
          <table:table-cell office:value-type="float" office:value="81.863" table:style-name="ce11">
            <text:p>81.863</text:p>
          </table:table-cell>
          <table:table-cell office:value-type="float" office:value="93.688000000000002" table:style-name="ce11">
            <text:p>93.688</text:p>
          </table:table-cell>
          <table:table-cell office:value-type="float" office:value="55.13" table:style-name="ce11">
            <text:p>55.13</text:p>
          </table:table-cell>
          <table:table-cell office:value-type="float" office:value="37.938000000000002" table:style-name="ce11">
            <text:p>37.938</text:p>
          </table:table-cell>
          <table:table-cell office:value-type="float" office:value="8.9610000000000003" table:style-name="ce11">
            <text:p>8.961</text:p>
          </table:table-cell>
          <table:table-cell office:value-type="float" office:value="6.3769999999999998" table:style-name="ce11">
            <text:p>6.377</text:p>
          </table:table-cell>
          <table:table-cell office:value-type="float" office:value="11.920999999999999" table:style-name="ce11">
            <text:p>11.921</text:p>
          </table:table-cell>
          <table:table-cell office:value-type="float" office:value="36.100999999999999" table:style-name="ce11">
            <text:p>36.101</text:p>
          </table:table-cell>
          <table:table-cell office:value-type="float" office:value="45.600999999999999" table:style-name="ce11">
            <text:p>45.601</text:p>
          </table:table-cell>
          <table:table-cell office:value-type="float" office:value="7.327" table:style-name="ce11">
            <text:p>7.327</text:p>
          </table:table-cell>
          <table:table-cell office:value-type="float" office:value="86.543999999999997" table:style-name="ce11">
            <text:p>86.544</text:p>
          </table:table-cell>
          <table:table-cell office:value-type="float" office:value="66.876999999999995" table:style-name="ce11">
            <text:p>66.877</text:p>
          </table:table-cell>
          <table:table-cell office:value-type="float" office:value="72.230999999999995" table:style-name="ce11">
            <text:p>72.231</text:p>
          </table:table-cell>
          <table:table-cell office:value-type="float" office:value="9.9019999999999992" table:style-name="ce11">
            <text:p>9.902</text:p>
          </table:table-cell>
          <table:table-cell office:value-type="float" office:value="83.462999999999994" table:style-name="ce11">
            <text:p>83.463</text:p>
          </table:table-cell>
          <table:table-cell office:value-type="float" office:value="6.6360000000000001" table:style-name="ce11">
            <text:p>6.636</text:p>
          </table:table-cell>
          <table:table-cell office:value-type="float" office:value="9.5850000000000009" table:style-name="ce11">
            <text:p>9.585</text:p>
          </table:table-cell>
          <table:table-cell office:value-type="float" office:value="84.741" table:style-name="ce11">
            <text:p>84.741</text:p>
          </table:table-cell>
          <table:table-cell office:value-type="float" office:value="5.6740000000000004" table:style-name="ce11">
            <text:p>5.674</text:p>
          </table:table-cell>
          <table:table-cell office:value-type="float" office:value="43.514000000000003" table:style-name="ce11">
            <text:p>43.514</text:p>
          </table:table-cell>
          <table:table-cell office:value-type="float" office:value="47.027000000000001" table:style-name="ce11">
            <text:p>47.027</text:p>
          </table:table-cell>
          <table:table-cell office:value-type="float" office:value="9.4589999999999996" table:style-name="ce11">
            <text:p>9.459</text:p>
          </table:table-cell>
          <table:table-cell office:value-type="float" office:value="26.087" table:style-name="ce11">
            <text:p>26.087</text:p>
          </table:table-cell>
          <table:table-cell office:value-type="float" office:value="59.627000000000002" table:style-name="ce11">
            <text:p>59.627</text:p>
          </table:table-cell>
          <table:table-cell office:value-type="float" office:value="14.286" table:style-name="ce11">
            <text:p>14.286</text:p>
          </table:table-cell>
          <table:table-cell office:value-type="float" office:value="34.06" table:style-name="ce11">
            <text:p>34.06</text:p>
          </table:table-cell>
          <table:table-cell office:value-type="float" office:value="41.143999999999998" table:style-name="ce11">
            <text:p>41.144</text:p>
          </table:table-cell>
          <table:table-cell office:value-type="float" office:value="24.795999999999999" table:style-name="ce11">
            <text:p>24.796</text:p>
          </table:table-cell>
          <table:table-cell office:value-type="float" office:value="68.477999999999994" table:style-name="ce11">
            <text:p>68.478</text:p>
          </table:table-cell>
          <table:table-cell office:value-type="float" office:value="16.847999999999999" table:style-name="ce11">
            <text:p>16.848</text:p>
          </table:table-cell>
          <table:table-cell office:value-type="float" office:value="14.673999999999999" table:style-name="ce11">
            <text:p>14.674</text:p>
          </table:table-cell>
          <table:table-cell office:value-type="float" office:value="34.161000000000001" table:style-name="ce11">
            <text:p>34.161</text:p>
          </table:table-cell>
          <table:table-cell office:value-type="float" office:value="52.173999999999999" table:style-name="ce11">
            <text:p>52.174</text:p>
          </table:table-cell>
          <table:table-cell office:value-type="float" office:value="13.664999999999999" table:style-name="ce11">
            <text:p>13.665</text:p>
          </table:table-cell>
          <table:table-cell office:value-type="float" office:value="62.805999999999997" table:style-name="ce11">
            <text:p>62.806</text:p>
          </table:table-cell>
          <table:table-cell office:value-type="float" office:value="66.153000000000006" table:style-name="ce11">
            <text:p>66.153</text:p>
          </table:table-cell>
          <table:table-cell office:value-type="float" office:value="56.515999999999998" table:style-name="ce11">
            <text:p>56.516</text:p>
          </table:table-cell>
          <table:table-cell office:value-type="float" office:value="35.817" table:style-name="ce11">
            <text:p>35.817</text:p>
          </table:table-cell>
          <table:table-cell office:value-type="float" office:value="69.790999999999997" table:style-name="ce11">
            <text:p>69.791</text:p>
          </table:table-cell>
          <table:table-cell office:value-type="float" office:value="69.765000000000001" table:style-name="ce11">
            <text:p>69.765</text:p>
          </table:table-cell>
          <table:table-cell office:value-type="float" office:value="59.89" table:style-name="ce11">
            <text:p>59.89</text:p>
          </table:table-cell>
          <table:table-cell office:value-type="float" office:value="37.343000000000004" table:style-name="ce11">
            <text:p>37.343</text:p>
          </table:table-cell>
          <table:table-cell table:number-columns-repeated="16261"/>
        </table:table-row>
        <table:table-row table:style-name="ro5">
          <table:table-cell office:value-type="string" table:style-name="ce3">
            <text:p>DVLA</text:p>
          </table:table-cell>
          <table:table-cell office:value-type="string" table:style-name="ce3">
            <text:p>Driver and Vehicle Licensing Agency</text:p>
          </table:table-cell>
          <table:table-cell office:value-type="string" table:style-name="ce3">
            <text:p>Transport</text:p>
          </table:table-cell>
          <table:table-cell office:value-type="string" table:style-name="ce3">
            <text:p/>
          </table:table-cell>
          <table:table-cell office:value-type="float" office:value="67.251000000000005" table:style-name="ce11">
            <text:p>67.251</text:p>
          </table:table-cell>
          <table:table-cell office:value-type="float" office:value="53.752000000000002" table:style-name="ce11">
            <text:p>53.752</text:p>
          </table:table-cell>
          <table:table-cell office:value-type="float" office:value="28.018000000000001" table:style-name="ce11">
            <text:p>28.018</text:p>
          </table:table-cell>
          <table:table-cell office:value-type="float" office:value="71.275999999999996" table:style-name="ce11">
            <text:p>71.276</text:p>
          </table:table-cell>
          <table:table-cell office:value-type="float" office:value="67.268000000000001" table:style-name="ce11">
            <text:p>67.268</text:p>
          </table:table-cell>
          <table:table-cell office:value-type="float" office:value="77.263000000000005" table:style-name="ce11">
            <text:p>77.263</text:p>
          </table:table-cell>
          <table:table-cell office:value-type="float" office:value="79.881" table:style-name="ce11">
            <text:p>79.881</text:p>
          </table:table-cell>
          <table:table-cell office:value-type="float" office:value="82.623999999999995" table:style-name="ce11">
            <text:p>82.624</text:p>
          </table:table-cell>
          <table:table-cell office:value-type="float" office:value="55.356000000000002" table:style-name="ce11">
            <text:p>55.356</text:p>
          </table:table-cell>
          <table:table-cell office:value-type="float" office:value="76.382000000000005" table:style-name="ce11">
            <text:p>76.382</text:p>
          </table:table-cell>
          <table:table-cell office:value-type="float" office:value="75.947000000000003" table:style-name="ce11">
            <text:p>75.947</text:p>
          </table:table-cell>
          <table:table-cell office:value-type="float" office:value="22.582999999999998" table:style-name="ce11">
            <text:p>22.583</text:p>
          </table:table-cell>
          <table:table-cell office:value-type="float" office:value="44.378" table:style-name="ce11">
            <text:p>44.378</text:p>
          </table:table-cell>
          <table:table-cell office:value-type="float" office:value="81.650000000000006" table:style-name="ce11">
            <text:p>81.65</text:p>
          </table:table-cell>
          <table:table-cell office:value-type="float" office:value="75.474000000000004" table:style-name="ce11">
            <text:p>75.474</text:p>
          </table:table-cell>
          <table:table-cell office:value-type="float" office:value="69.353999999999999" table:style-name="ce11">
            <text:p>69.354</text:p>
          </table:table-cell>
          <table:table-cell office:value-type="float" office:value="49.63" table:style-name="ce11">
            <text:p>49.63</text:p>
          </table:table-cell>
          <table:table-cell office:value-type="float" office:value="60.261000000000003" table:style-name="ce11">
            <text:p>60.261</text:p>
          </table:table-cell>
          <table:table-cell office:value-type="float" office:value="74.814999999999998" table:style-name="ce11">
            <text:p>74.815</text:p>
          </table:table-cell>
          <table:table-cell office:value-type="float" office:value="79.748999999999995" table:style-name="ce11">
            <text:p>79.749</text:p>
          </table:table-cell>
          <table:table-cell office:value-type="float" office:value="78.177000000000007" table:style-name="ce11">
            <text:p>78.177</text:p>
          </table:table-cell>
          <table:table-cell office:value-type="float" office:value="87.850999999999999" table:style-name="ce11">
            <text:p>87.851</text:p>
          </table:table-cell>
          <table:table-cell office:value-type="float" office:value="81.668000000000006" table:style-name="ce11">
            <text:p>81.668</text:p>
          </table:table-cell>
          <table:table-cell office:value-type="float" office:value="73.159000000000006" table:style-name="ce11">
            <text:p>73.159</text:p>
          </table:table-cell>
          <table:table-cell office:value-type="float" office:value="80.266000000000005" table:style-name="ce11">
            <text:p>80.266</text:p>
          </table:table-cell>
          <table:table-cell office:value-type="float" office:value="85.016999999999996" table:style-name="ce11">
            <text:p>85.017</text:p>
          </table:table-cell>
          <table:table-cell office:value-type="float" office:value="83.867000000000004" table:style-name="ce11">
            <text:p>83.867</text:p>
          </table:table-cell>
          <table:table-cell office:value-type="float" office:value="74.150000000000006" table:style-name="ce11">
            <text:p>74.15</text:p>
          </table:table-cell>
          <table:table-cell office:value-type="float" office:value="74.747" table:style-name="ce11">
            <text:p>74.747</text:p>
          </table:table-cell>
          <table:table-cell office:value-type="float" office:value="89.754000000000005" table:style-name="ce11">
            <text:p>89.754</text:p>
          </table:table-cell>
          <table:table-cell office:value-type="float" office:value="83.19" table:style-name="ce11">
            <text:p>83.19</text:p>
          </table:table-cell>
          <table:table-cell office:value-type="float" office:value="74.914000000000001" table:style-name="ce11">
            <text:p>74.914</text:p>
          </table:table-cell>
          <table:table-cell office:value-type="float" office:value="68.933000000000007" table:style-name="ce11">
            <text:p>68.933</text:p>
          </table:table-cell>
          <table:table-cell office:value-type="float" office:value="49.384" table:style-name="ce11">
            <text:p>49.384</text:p>
          </table:table-cell>
          <table:table-cell office:value-type="float" office:value="57.097000000000001" table:style-name="ce11">
            <text:p>57.097</text:p>
          </table:table-cell>
          <table:table-cell office:value-type="float" office:value="46.143999999999998" table:style-name="ce11">
            <text:p>46.144</text:p>
          </table:table-cell>
          <table:table-cell office:value-type="float" office:value="79.138000000000005" table:style-name="ce11">
            <text:p>79.138</text:p>
          </table:table-cell>
          <table:table-cell office:value-type="float" office:value="88.372" table:style-name="ce11">
            <text:p>88.372</text:p>
          </table:table-cell>
          <table:table-cell office:value-type="float" office:value="64.382999999999996" table:style-name="ce11">
            <text:p>64.383</text:p>
          </table:table-cell>
          <table:table-cell office:value-type="float" office:value="73.569999999999993" table:style-name="ce11">
            <text:p>73.57</text:p>
          </table:table-cell>
          <table:table-cell office:value-type="float" office:value="71.879000000000005" table:style-name="ce11">
            <text:p>71.879</text:p>
          </table:table-cell>
          <table:table-cell office:value-type="float" office:value="77.94" table:style-name="ce11">
            <text:p>77.94</text:p>
          </table:table-cell>
          <table:table-cell office:value-type="float" office:value="87.921000000000006" table:style-name="ce11">
            <text:p>87.921</text:p>
          </table:table-cell>
          <table:table-cell office:value-type="float" office:value="74.456999999999994" table:style-name="ce11">
            <text:p>74.457</text:p>
          </table:table-cell>
          <table:table-cell office:value-type="float" office:value="69.051000000000002" table:style-name="ce11">
            <text:p>69.051</text:p>
          </table:table-cell>
          <table:table-cell office:value-type="float" office:value="74.391000000000005" table:style-name="ce11">
            <text:p>74.391</text:p>
          </table:table-cell>
          <table:table-cell office:value-type="float" office:value="21.823" table:style-name="ce11">
            <text:p>21.823</text:p>
          </table:table-cell>
          <table:table-cell office:value-type="float" office:value="30.501999999999999" table:style-name="ce11">
            <text:p>30.502</text:p>
          </table:table-cell>
          <table:table-cell office:value-type="float" office:value="15.394" table:style-name="ce11">
            <text:p>15.394</text:p>
          </table:table-cell>
          <table:table-cell office:value-type="float" office:value="58.822000000000003" table:style-name="ce11">
            <text:p>58.822</text:p>
          </table:table-cell>
          <table:table-cell office:value-type="float" office:value="45.987000000000002" table:style-name="ce11">
            <text:p>45.987</text:p>
          </table:table-cell>
          <table:table-cell office:value-type="float" office:value="63.573999999999998" table:style-name="ce11">
            <text:p>63.574</text:p>
          </table:table-cell>
          <table:table-cell office:value-type="float" office:value="55.064999999999998" table:style-name="ce11">
            <text:p>55.065</text:p>
          </table:table-cell>
          <table:table-cell office:value-type="float" office:value="43.795000000000002" table:style-name="ce11">
            <text:p>43.795</text:p>
          </table:table-cell>
          <table:table-cell office:value-type="float" office:value="45.976999999999997" table:style-name="ce11">
            <text:p>45.977</text:p>
          </table:table-cell>
          <table:table-cell office:value-type="float" office:value="31.273" table:style-name="ce11">
            <text:p>31.273</text:p>
          </table:table-cell>
          <table:table-cell office:value-type="float" office:value="30.402000000000001" table:style-name="ce11">
            <text:p>30.402</text:p>
          </table:table-cell>
          <table:table-cell office:value-type="float" office:value="53.881999999999998" table:style-name="ce11">
            <text:p>53.882</text:p>
          </table:table-cell>
          <table:table-cell office:value-type="float" office:value="32.807000000000002" table:style-name="ce11">
            <text:p>32.807</text:p>
          </table:table-cell>
          <table:table-cell office:value-type="float" office:value="42.716000000000001" table:style-name="ce11">
            <text:p>42.716</text:p>
          </table:table-cell>
          <table:table-cell office:value-type="float" office:value="42.502000000000002" table:style-name="ce11">
            <text:p>42.502</text:p>
          </table:table-cell>
          <table:table-cell office:value-type="float" office:value="46.411999999999999" table:style-name="ce11">
            <text:p>46.412</text:p>
          </table:table-cell>
          <table:table-cell office:value-type="float" office:value="37.274999999999999" table:style-name="ce11">
            <text:p>37.275</text:p>
          </table:table-cell>
          <table:table-cell office:value-type="float" office:value="40.578000000000003" table:style-name="ce11">
            <text:p>40.578</text:p>
          </table:table-cell>
          <table:table-cell office:value-type="float" office:value="38.938000000000002" table:style-name="ce11">
            <text:p>38.938</text:p>
          </table:table-cell>
          <table:table-cell office:value-type="float" office:value="38.250999999999998" table:style-name="ce11">
            <text:p>38.251</text:p>
          </table:table-cell>
          <table:table-cell office:value-type="float" office:value="30.076000000000001" table:style-name="ce11">
            <text:p>30.076</text:p>
          </table:table-cell>
          <table:table-cell office:value-type="float" office:value="87.435000000000002" table:style-name="ce11">
            <text:p>87.435</text:p>
          </table:table-cell>
          <table:table-cell office:value-type="float" office:value="66.075000000000003" table:style-name="ce11">
            <text:p>66.075</text:p>
          </table:table-cell>
          <table:table-cell office:value-type="float" office:value="72.731999999999999" table:style-name="ce11">
            <text:p>72.732</text:p>
          </table:table-cell>
          <table:table-cell office:value-type="float" office:value="65.409000000000006" table:style-name="ce11">
            <text:p>65.409</text:p>
          </table:table-cell>
          <table:table-cell office:value-type="float" office:value="73.509" table:style-name="ce11">
            <text:p>73.509</text:p>
          </table:table-cell>
          <table:table-cell office:value-type="float" office:value="57.502000000000002" table:style-name="ce11">
            <text:p>57.502</text:p>
          </table:table-cell>
          <table:table-cell office:value-type="float" office:value="44.988" table:style-name="ce11">
            <text:p>44.988</text:p>
          </table:table-cell>
          <table:table-cell office:value-type="float" office:value="60.953000000000003" table:style-name="ce11">
            <text:p>60.953</text:p>
          </table:table-cell>
          <table:table-cell office:value-type="float" office:value="19.355" table:style-name="ce11">
            <text:p>19.355</text:p>
          </table:table-cell>
          <table:table-cell office:value-type="float" office:value="83.858999999999995" table:style-name="ce11">
            <text:p>83.859</text:p>
          </table:table-cell>
          <table:table-cell office:value-type="float" office:value="38.749000000000002" table:style-name="ce11">
            <text:p>38.749</text:p>
          </table:table-cell>
          <table:table-cell office:value-type="float" office:value="77.77" table:style-name="ce11">
            <text:p>77.77</text:p>
          </table:table-cell>
          <table:table-cell office:value-type="float" office:value="77.584999999999994" table:style-name="ce11">
            <text:p>77.585</text:p>
          </table:table-cell>
          <table:table-cell office:value-type="float" office:value="61.868000000000002" table:style-name="ce11">
            <text:p>61.868</text:p>
          </table:table-cell>
          <table:table-cell office:value-type="float" office:value="20.632999999999999" table:style-name="ce11">
            <text:p>20.633</text:p>
          </table:table-cell>
          <table:table-cell office:value-type="float" office:value="10.4" table:style-name="ce11">
            <text:p>10.4</text:p>
          </table:table-cell>
          <table:table-cell office:value-type="float" office:value="15.613" table:style-name="ce11">
            <text:p>15.613</text:p>
          </table:table-cell>
          <table:table-cell office:value-type="float" office:value="26.038" table:style-name="ce11">
            <text:p>26.038</text:p>
          </table:table-cell>
          <table:table-cell office:value-type="float" office:value="47.95" table:style-name="ce11">
            <text:p>47.95</text:p>
          </table:table-cell>
          <table:table-cell office:value-type="float" office:value="12.661" table:style-name="ce11">
            <text:p>12.661</text:p>
          </table:table-cell>
          <table:table-cell office:value-type="float" office:value="81.406000000000006" table:style-name="ce11">
            <text:p>81.406</text:p>
          </table:table-cell>
          <table:table-cell office:value-type="float" office:value="66.741" table:style-name="ce11">
            <text:p>66.741</text:p>
          </table:table-cell>
          <table:table-cell office:value-type="float" office:value="68.623000000000005" table:style-name="ce11">
            <text:p>68.623</text:p>
          </table:table-cell>
          <table:table-cell office:value-type="float" office:value="7.5810000000000004" table:style-name="ce11">
            <text:p>7.581</text:p>
          </table:table-cell>
          <table:table-cell office:value-type="float" office:value="84.74" table:style-name="ce11">
            <text:p>84.74</text:p>
          </table:table-cell>
          <table:table-cell office:value-type="float" office:value="7.6790000000000003" table:style-name="ce11">
            <text:p>7.679</text:p>
          </table:table-cell>
          <table:table-cell office:value-type="float" office:value="6.1280000000000001" table:style-name="ce11">
            <text:p>6.128</text:p>
          </table:table-cell>
          <table:table-cell office:value-type="float" office:value="87.102999999999994" table:style-name="ce11">
            <text:p>87.103</text:p>
          </table:table-cell>
          <table:table-cell office:value-type="float" office:value="6.7679999999999998" table:style-name="ce11">
            <text:p>6.768</text:p>
          </table:table-cell>
          <table:table-cell office:value-type="float" office:value="38.057000000000002" table:style-name="ce11">
            <text:p>38.057</text:p>
          </table:table-cell>
          <table:table-cell office:value-type="float" office:value="42.914999999999999" table:style-name="ce11">
            <text:p>42.915</text:p>
          </table:table-cell>
          <table:table-cell office:value-type="float" office:value="19.027999999999999" table:style-name="ce11">
            <text:p>19.028</text:p>
          </table:table-cell>
          <table:table-cell office:value-type="float" office:value="26.596" table:style-name="ce11">
            <text:p>26.596</text:p>
          </table:table-cell>
          <table:table-cell office:value-type="float" office:value="57.447000000000003" table:style-name="ce11">
            <text:p>57.447</text:p>
          </table:table-cell>
          <table:table-cell office:value-type="float" office:value="15.957000000000001" table:style-name="ce11">
            <text:p>15.957</text:p>
          </table:table-cell>
          <table:table-cell office:value-type="float" office:value="41.935000000000002" table:style-name="ce11">
            <text:p>41.935</text:p>
          </table:table-cell>
          <table:table-cell office:value-type="float" office:value="25" table:style-name="ce11">
            <text:p>25</text:p>
          </table:table-cell>
          <table:table-cell office:value-type="float" office:value="33.064999999999998" table:style-name="ce11">
            <text:p>33.065</text:p>
          </table:table-cell>
          <table:table-cell office:value-type="float" office:value="60.323999999999998" table:style-name="ce11">
            <text:p>60.324</text:p>
          </table:table-cell>
          <table:table-cell office:value-type="float" office:value="20.242999999999999" table:style-name="ce11">
            <text:p>20.243</text:p>
          </table:table-cell>
          <table:table-cell office:value-type="float" office:value="19.433" table:style-name="ce11">
            <text:p>19.433</text:p>
          </table:table-cell>
          <table:table-cell office:value-type="float" office:value="31.914999999999999" table:style-name="ce11">
            <text:p>31.915</text:p>
          </table:table-cell>
          <table:table-cell office:value-type="float" office:value="51.064" table:style-name="ce11">
            <text:p>51.064</text:p>
          </table:table-cell>
          <table:table-cell office:value-type="float" office:value="17.021000000000001" table:style-name="ce11">
            <text:p>17.021</text:p>
          </table:table-cell>
          <table:table-cell office:value-type="float" office:value="60.652000000000001" table:style-name="ce11">
            <text:p>60.652</text:p>
          </table:table-cell>
          <table:table-cell office:value-type="float" office:value="63.942" table:style-name="ce11">
            <text:p>63.942</text:p>
          </table:table-cell>
          <table:table-cell office:value-type="float" office:value="57.253" table:style-name="ce11">
            <text:p>57.253</text:p>
          </table:table-cell>
          <table:table-cell office:value-type="float" office:value="36.545000000000002" table:style-name="ce11">
            <text:p>36.545</text:p>
          </table:table-cell>
          <table:table-cell office:value-type="float" office:value="65.078000000000003" table:style-name="ce11">
            <text:p>65.078</text:p>
          </table:table-cell>
          <table:table-cell office:value-type="float" office:value="65.051000000000002" table:style-name="ce11">
            <text:p>65.051</text:p>
          </table:table-cell>
          <table:table-cell office:value-type="float" office:value="58.018999999999998" table:style-name="ce11">
            <text:p>58.019</text:p>
          </table:table-cell>
          <table:table-cell office:value-type="float" office:value="62.768000000000001" table:style-name="ce11">
            <text:p>62.768</text:p>
          </table:table-cell>
          <table:table-cell table:number-columns-repeated="16261"/>
        </table:table-row>
        <table:table-row table:style-name="ro5">
          <table:table-cell office:value-type="string" table:style-name="ce3">
            <text:p>DVSA</text:p>
          </table:table-cell>
          <table:table-cell office:value-type="string" table:style-name="ce3">
            <text:p>Driver and Vehicle Standards Agency</text:p>
          </table:table-cell>
          <table:table-cell office:value-type="string" table:style-name="ce3">
            <text:p>Transport</text:p>
          </table:table-cell>
          <table:table-cell office:value-type="string" table:style-name="ce3">
            <text:p/>
          </table:table-cell>
          <table:table-cell office:value-type="float" office:value="70.331000000000003" table:style-name="ce11">
            <text:p>70.331</text:p>
          </table:table-cell>
          <table:table-cell office:value-type="float" office:value="52.99" table:style-name="ce11">
            <text:p>52.99</text:p>
          </table:table-cell>
          <table:table-cell office:value-type="float" office:value="29.974" table:style-name="ce11">
            <text:p>29.974</text:p>
          </table:table-cell>
          <table:table-cell office:value-type="float" office:value="72.478999999999999" table:style-name="ce11">
            <text:p>72.479</text:p>
          </table:table-cell>
          <table:table-cell office:value-type="float" office:value="67.216999999999999" table:style-name="ce11">
            <text:p>67.217</text:p>
          </table:table-cell>
          <table:table-cell office:value-type="float" office:value="68.75" table:style-name="ce11">
            <text:p>68.75</text:p>
          </table:table-cell>
          <table:table-cell office:value-type="float" office:value="78.644999999999996" table:style-name="ce11">
            <text:p>78.645</text:p>
          </table:table-cell>
          <table:table-cell office:value-type="float" office:value="78.301000000000002" table:style-name="ce11">
            <text:p>78.301</text:p>
          </table:table-cell>
          <table:table-cell office:value-type="float" office:value="47.451000000000001" table:style-name="ce11">
            <text:p>47.451</text:p>
          </table:table-cell>
          <table:table-cell office:value-type="float" office:value="72.350999999999999" table:style-name="ce11">
            <text:p>72.351</text:p>
          </table:table-cell>
          <table:table-cell office:value-type="float" office:value="73.638000000000005" table:style-name="ce11">
            <text:p>73.638</text:p>
          </table:table-cell>
          <table:table-cell office:value-type="float" office:value="15.316000000000001" table:style-name="ce11">
            <text:p>15.316</text:p>
          </table:table-cell>
          <table:table-cell office:value-type="float" office:value="34.168999999999997" table:style-name="ce11">
            <text:p>34.169</text:p>
          </table:table-cell>
          <table:table-cell office:value-type="float" office:value="85.18" table:style-name="ce11">
            <text:p>85.18</text:p>
          </table:table-cell>
          <table:table-cell office:value-type="float" office:value="78.269000000000005" table:style-name="ce11">
            <text:p>78.269</text:p>
          </table:table-cell>
          <table:table-cell office:value-type="float" office:value="71.89" table:style-name="ce11">
            <text:p>71.89</text:p>
          </table:table-cell>
          <table:table-cell office:value-type="float" office:value="44.427999999999997" table:style-name="ce11">
            <text:p>44.428</text:p>
          </table:table-cell>
          <table:table-cell office:value-type="float" office:value="56.389000000000003" table:style-name="ce11">
            <text:p>56.389</text:p>
          </table:table-cell>
          <table:table-cell office:value-type="float" office:value="64.903000000000006" table:style-name="ce11">
            <text:p>64.903</text:p>
          </table:table-cell>
          <table:table-cell office:value-type="float" office:value="72.641999999999996" table:style-name="ce11">
            <text:p>72.642</text:p>
          </table:table-cell>
          <table:table-cell office:value-type="float" office:value="77.757999999999996" table:style-name="ce11">
            <text:p>77.758</text:p>
          </table:table-cell>
          <table:table-cell office:value-type="float" office:value="87.290999999999997" table:style-name="ce11">
            <text:p>87.291</text:p>
          </table:table-cell>
          <table:table-cell office:value-type="float" office:value="81.364000000000004" table:style-name="ce11">
            <text:p>81.364</text:p>
          </table:table-cell>
          <table:table-cell office:value-type="float" office:value="72.040999999999997" table:style-name="ce11">
            <text:p>72.041</text:p>
          </table:table-cell>
          <table:table-cell office:value-type="float" office:value="80.292000000000002" table:style-name="ce11">
            <text:p>80.292</text:p>
          </table:table-cell>
          <table:table-cell office:value-type="float" office:value="83.06" table:style-name="ce11">
            <text:p>83.06</text:p>
          </table:table-cell>
          <table:table-cell office:value-type="float" office:value="79.938999999999993" table:style-name="ce11">
            <text:p>79.939</text:p>
          </table:table-cell>
          <table:table-cell office:value-type="float" office:value="70.754999999999995" table:style-name="ce11">
            <text:p>70.755</text:p>
          </table:table-cell>
          <table:table-cell office:value-type="float" office:value="75.206000000000003" table:style-name="ce11">
            <text:p>75.206</text:p>
          </table:table-cell>
          <table:table-cell office:value-type="float" office:value="87.013000000000005" table:style-name="ce11">
            <text:p>87.013</text:p>
          </table:table-cell>
          <table:table-cell office:value-type="float" office:value="79.897000000000006" table:style-name="ce11">
            <text:p>79.897</text:p>
          </table:table-cell>
          <table:table-cell office:value-type="float" office:value="67.984999999999999" table:style-name="ce11">
            <text:p>67.985</text:p>
          </table:table-cell>
          <table:table-cell office:value-type="float" office:value="59.44" table:style-name="ce11">
            <text:p>59.44</text:p>
          </table:table-cell>
          <table:table-cell office:value-type="float" office:value="44.685000000000002" table:style-name="ce11">
            <text:p>44.685</text:p>
          </table:table-cell>
          <table:table-cell office:value-type="float" office:value="44.363" table:style-name="ce11">
            <text:p>44.363</text:p>
          </table:table-cell>
          <table:table-cell office:value-type="float" office:value="41.377000000000002" table:style-name="ce11">
            <text:p>41.377</text:p>
          </table:table-cell>
          <table:table-cell office:value-type="float" office:value="77.605000000000004" table:style-name="ce11">
            <text:p>77.605</text:p>
          </table:table-cell>
          <table:table-cell office:value-type="float" office:value="85.813999999999993" table:style-name="ce11">
            <text:p>85.814</text:p>
          </table:table-cell>
          <table:table-cell office:value-type="float" office:value="58.536999999999999" table:style-name="ce11">
            <text:p>58.537</text:p>
          </table:table-cell>
          <table:table-cell office:value-type="float" office:value="67.58" table:style-name="ce11">
            <text:p>67.58</text:p>
          </table:table-cell>
          <table:table-cell office:value-type="float" office:value="65.141999999999996" table:style-name="ce11">
            <text:p>65.142</text:p>
          </table:table-cell>
          <table:table-cell office:value-type="float" office:value="79.622" table:style-name="ce11">
            <text:p>79.622</text:p>
          </table:table-cell>
          <table:table-cell office:value-type="float" office:value="88.257000000000005" table:style-name="ce11">
            <text:p>88.257</text:p>
          </table:table-cell>
          <table:table-cell office:value-type="float" office:value="74.406000000000006" table:style-name="ce11">
            <text:p>74.406</text:p>
          </table:table-cell>
          <table:table-cell office:value-type="float" office:value="64.534000000000006" table:style-name="ce11">
            <text:p>64.534</text:p>
          </table:table-cell>
          <table:table-cell office:value-type="float" office:value="70.343999999999994" table:style-name="ce11">
            <text:p>70.344</text:p>
          </table:table-cell>
          <table:table-cell office:value-type="float" office:value="13.358000000000001" table:style-name="ce11">
            <text:p>13.358</text:p>
          </table:table-cell>
          <table:table-cell office:value-type="float" office:value="22.536000000000001" table:style-name="ce11">
            <text:p>22.536</text:p>
          </table:table-cell>
          <table:table-cell office:value-type="float" office:value="10.076000000000001" table:style-name="ce11">
            <text:p>10.076</text:p>
          </table:table-cell>
          <table:table-cell office:value-type="float" office:value="60.851999999999997" table:style-name="ce11">
            <text:p>60.852</text:p>
          </table:table-cell>
          <table:table-cell office:value-type="float" office:value="40.773000000000003" table:style-name="ce11">
            <text:p>40.773</text:p>
          </table:table-cell>
          <table:table-cell office:value-type="float" office:value="50.944000000000003" table:style-name="ce11">
            <text:p>50.944</text:p>
          </table:table-cell>
          <table:table-cell office:value-type="float" office:value="42.561" table:style-name="ce11">
            <text:p>42.561</text:p>
          </table:table-cell>
          <table:table-cell office:value-type="float" office:value="36.372" table:style-name="ce11">
            <text:p>36.372</text:p>
          </table:table-cell>
          <table:table-cell office:value-type="float" office:value="33.029000000000003" table:style-name="ce11">
            <text:p>33.029</text:p>
          </table:table-cell>
          <table:table-cell office:value-type="float" office:value="19.994" table:style-name="ce11">
            <text:p>19.994</text:p>
          </table:table-cell>
          <table:table-cell office:value-type="float" office:value="22.350999999999999" table:style-name="ce11">
            <text:p>22.351</text:p>
          </table:table-cell>
          <table:table-cell office:value-type="float" office:value="45.603999999999999" table:style-name="ce11">
            <text:p>45.604</text:p>
          </table:table-cell>
          <table:table-cell office:value-type="float" office:value="24.527999999999999" table:style-name="ce11">
            <text:p>24.528</text:p>
          </table:table-cell>
          <table:table-cell office:value-type="float" office:value="32.338999999999999" table:style-name="ce11">
            <text:p>32.339</text:p>
          </table:table-cell>
          <table:table-cell office:value-type="float" office:value="48.643999999999998" table:style-name="ce11">
            <text:p>48.644</text:p>
          </table:table-cell>
          <table:table-cell office:value-type="float" office:value="40.682000000000002" table:style-name="ce11">
            <text:p>40.682</text:p>
          </table:table-cell>
          <table:table-cell office:value-type="float" office:value="40.091000000000001" table:style-name="ce11">
            <text:p>40.091</text:p>
          </table:table-cell>
          <table:table-cell office:value-type="float" office:value="39.244" table:style-name="ce11">
            <text:p>39.244</text:p>
          </table:table-cell>
          <table:table-cell office:value-type="float" office:value="35.445" table:style-name="ce11">
            <text:p>35.445</text:p>
          </table:table-cell>
          <table:table-cell office:value-type="float" office:value="27.358000000000001" table:style-name="ce11">
            <text:p>27.358</text:p>
          </table:table-cell>
          <table:table-cell office:value-type="float" office:value="22.395" table:style-name="ce11">
            <text:p>22.395</text:p>
          </table:table-cell>
          <table:table-cell office:value-type="float" office:value="87.679000000000002" table:style-name="ce11">
            <text:p>87.679</text:p>
          </table:table-cell>
          <table:table-cell office:value-type="float" office:value="59.177999999999997" table:style-name="ce11">
            <text:p>59.178</text:p>
          </table:table-cell>
          <table:table-cell office:value-type="float" office:value="58.578000000000003" table:style-name="ce11">
            <text:p>58.578</text:p>
          </table:table-cell>
          <table:table-cell office:value-type="float" office:value="69.411000000000001" table:style-name="ce11">
            <text:p>69.411</text:p>
          </table:table-cell>
          <table:table-cell office:value-type="float" office:value="70.024000000000001" table:style-name="ce11">
            <text:p>70.024</text:p>
          </table:table-cell>
          <table:table-cell office:value-type="float" office:value="55.606000000000002" table:style-name="ce11">
            <text:p>55.606</text:p>
          </table:table-cell>
          <table:table-cell office:value-type="float" office:value="39.639000000000003" table:style-name="ce11">
            <text:p>39.639</text:p>
          </table:table-cell>
          <table:table-cell office:value-type="float" office:value="69.849999999999994" table:style-name="ce11">
            <text:p>69.85</text:p>
          </table:table-cell>
          <table:table-cell office:value-type="float" office:value="16.835000000000001" table:style-name="ce11">
            <text:p>16.835</text:p>
          </table:table-cell>
          <table:table-cell office:value-type="float" office:value="84.239000000000004" table:style-name="ce11">
            <text:p>84.239</text:p>
          </table:table-cell>
          <table:table-cell office:value-type="float" office:value="46.685000000000002" table:style-name="ce11">
            <text:p>46.685</text:p>
          </table:table-cell>
          <table:table-cell office:value-type="float" office:value="91.641000000000005" table:style-name="ce11">
            <text:p>91.641</text:p>
          </table:table-cell>
          <table:table-cell office:value-type="float" office:value="78.575999999999993" table:style-name="ce11">
            <text:p>78.576</text:p>
          </table:table-cell>
          <table:table-cell office:value-type="float" office:value="49.969000000000001" table:style-name="ce11">
            <text:p>49.969</text:p>
          </table:table-cell>
          <table:table-cell office:value-type="float" office:value="14.635999999999999" table:style-name="ce11">
            <text:p>14.636</text:p>
          </table:table-cell>
          <table:table-cell office:value-type="float" office:value="10.696999999999999" table:style-name="ce11">
            <text:p>10.697</text:p>
          </table:table-cell>
          <table:table-cell office:value-type="float" office:value="15.587" table:style-name="ce11">
            <text:p>15.587</text:p>
          </table:table-cell>
          <table:table-cell office:value-type="float" office:value="30.593" table:style-name="ce11">
            <text:p>30.593</text:p>
          </table:table-cell>
          <table:table-cell office:value-type="float" office:value="43.122999999999998" table:style-name="ce11">
            <text:p>43.123</text:p>
          </table:table-cell>
          <table:table-cell office:value-type="float" office:value="13.177" table:style-name="ce11">
            <text:p>13.177</text:p>
          </table:table-cell>
          <table:table-cell office:value-type="float" office:value="87.007000000000005" table:style-name="ce11">
            <text:p>87.007</text:p>
          </table:table-cell>
          <table:table-cell office:value-type="float" office:value="72.741" table:style-name="ce11">
            <text:p>72.741</text:p>
          </table:table-cell>
          <table:table-cell office:value-type="float" office:value="62.683999999999997" table:style-name="ce11">
            <text:p>62.684</text:p>
          </table:table-cell>
          <table:table-cell office:value-type="float" office:value="8.3379999999999992" table:style-name="ce11">
            <text:p>8.338</text:p>
          </table:table-cell>
          <table:table-cell office:value-type="float" office:value="80.483000000000004" table:style-name="ce11">
            <text:p>80.483</text:p>
          </table:table-cell>
          <table:table-cell office:value-type="float" office:value="11.179" table:style-name="ce11">
            <text:p>11.179</text:p>
          </table:table-cell>
          <table:table-cell office:value-type="float" office:value="10.205" table:style-name="ce11">
            <text:p>10.205</text:p>
          </table:table-cell>
          <table:table-cell office:value-type="float" office:value="80.445999999999998" table:style-name="ce11">
            <text:p>80.446</text:p>
          </table:table-cell>
          <table:table-cell office:value-type="float" office:value="9.3490000000000002" table:style-name="ce11">
            <text:p>9.349</text:p>
          </table:table-cell>
          <table:table-cell office:value-type="float" office:value="37.424999999999997" table:style-name="ce11">
            <text:p>37.425</text:p>
          </table:table-cell>
          <table:table-cell office:value-type="float" office:value="44.311" table:style-name="ce11">
            <text:p>44.311</text:p>
          </table:table-cell>
          <table:table-cell office:value-type="float" office:value="18.263000000000002" table:style-name="ce11">
            <text:p>18.263</text:p>
          </table:table-cell>
          <table:table-cell office:value-type="float" office:value="20.8" table:style-name="ce11">
            <text:p>20.8</text:p>
          </table:table-cell>
          <table:table-cell office:value-type="float" office:value="61.6" table:style-name="ce11">
            <text:p>61.6</text:p>
          </table:table-cell>
          <table:table-cell office:value-type="float" office:value="17.600000000000001" table:style-name="ce11">
            <text:p>17.6</text:p>
          </table:table-cell>
          <table:table-cell office:value-type="float" office:value="31.532" table:style-name="ce11">
            <text:p>31.532</text:p>
          </table:table-cell>
          <table:table-cell office:value-type="float" office:value="34.835000000000001" table:style-name="ce11">
            <text:p>34.835</text:p>
          </table:table-cell>
          <table:table-cell office:value-type="float" office:value="33.634" table:style-name="ce11">
            <text:p>33.634</text:p>
          </table:table-cell>
          <table:table-cell office:value-type="float" office:value="57.186" table:style-name="ce11">
            <text:p>57.186</text:p>
          </table:table-cell>
          <table:table-cell office:value-type="float" office:value="20.658999999999999" table:style-name="ce11">
            <text:p>20.659</text:p>
          </table:table-cell>
          <table:table-cell office:value-type="float" office:value="22.155999999999999" table:style-name="ce11">
            <text:p>22.156</text:p>
          </table:table-cell>
          <table:table-cell office:value-type="float" office:value="31.452000000000002" table:style-name="ce11">
            <text:p>31.452</text:p>
          </table:table-cell>
          <table:table-cell office:value-type="float" office:value="51.613" table:style-name="ce11">
            <text:p>51.613</text:p>
          </table:table-cell>
          <table:table-cell office:value-type="float" office:value="16.934999999999999" table:style-name="ce11">
            <text:p>16.935</text:p>
          </table:table-cell>
          <table:table-cell office:value-type="float" office:value="62.106000000000002" table:style-name="ce11">
            <text:p>62.106</text:p>
          </table:table-cell>
          <table:table-cell office:value-type="float" office:value="66.718999999999994" table:style-name="ce11">
            <text:p>66.719</text:p>
          </table:table-cell>
          <table:table-cell office:value-type="float" office:value="59.930999999999997" table:style-name="ce11">
            <text:p>59.931</text:p>
          </table:table-cell>
          <table:table-cell office:value-type="float" office:value="33.896999999999998" table:style-name="ce11">
            <text:p>33.897</text:p>
          </table:table-cell>
          <table:table-cell office:value-type="float" office:value="67.754000000000005" table:style-name="ce11">
            <text:p>67.754</text:p>
          </table:table-cell>
          <table:table-cell office:value-type="float" office:value="64.540999999999997" table:style-name="ce11">
            <text:p>64.541</text:p>
          </table:table-cell>
          <table:table-cell office:value-type="float" office:value="50.868000000000002" table:style-name="ce11">
            <text:p>50.868</text:p>
          </table:table-cell>
          <table:table-cell office:value-type="float" office:value="34.997" table:style-name="ce11">
            <text:p>34.997</text:p>
          </table:table-cell>
          <table:table-cell table:number-columns-repeated="16261"/>
        </table:table-row>
        <table:table-row table:style-name="ro5">
          <table:table-cell office:value-type="string" table:style-name="ce3">
            <text:p>DWP</text:p>
          </table:table-cell>
          <table:table-cell office:value-type="string" table:style-name="ce3">
            <text:p>Department for Work and Pensions</text:p>
          </table:table-cell>
          <table:table-cell office:value-type="string" table:style-name="ce3">
            <text:p>Work and Pensions</text:p>
          </table:table-cell>
          <table:table-cell office:value-type="string" table:style-name="ce3">
            <text:p/>
          </table:table-cell>
          <table:table-cell office:value-type="float" office:value="68.123000000000005" table:style-name="ce11">
            <text:p>68.123</text:p>
          </table:table-cell>
          <table:table-cell office:value-type="float" office:value="60.713000000000001" table:style-name="ce11">
            <text:p>60.713</text:p>
          </table:table-cell>
          <table:table-cell office:value-type="float" office:value="28.042999999999999" table:style-name="ce11">
            <text:p>28.043</text:p>
          </table:table-cell>
          <table:table-cell office:value-type="float" office:value="74.2" table:style-name="ce11">
            <text:p>74.2</text:p>
          </table:table-cell>
          <table:table-cell office:value-type="float" office:value="73.826999999999998" table:style-name="ce11">
            <text:p>73.827</text:p>
          </table:table-cell>
          <table:table-cell office:value-type="float" office:value="85.716999999999999" table:style-name="ce11">
            <text:p>85.717</text:p>
          </table:table-cell>
          <table:table-cell office:value-type="float" office:value="76.959999999999994" table:style-name="ce11">
            <text:p>76.96</text:p>
          </table:table-cell>
          <table:table-cell office:value-type="float" office:value="83.356999999999999" table:style-name="ce11">
            <text:p>83.357</text:p>
          </table:table-cell>
          <table:table-cell office:value-type="float" office:value="61.542999999999999" table:style-name="ce11">
            <text:p>61.543</text:p>
          </table:table-cell>
          <table:table-cell office:value-type="float" office:value="79.813000000000002" table:style-name="ce11">
            <text:p>79.813</text:p>
          </table:table-cell>
          <table:table-cell office:value-type="float" office:value="75.805000000000007" table:style-name="ce11">
            <text:p>75.805</text:p>
          </table:table-cell>
          <table:table-cell office:value-type="float" office:value="33.409999999999997" table:style-name="ce11">
            <text:p>33.41</text:p>
          </table:table-cell>
          <table:table-cell office:value-type="float" office:value="49.97" table:style-name="ce11">
            <text:p>49.97</text:p>
          </table:table-cell>
          <table:table-cell office:value-type="float" office:value="87.72" table:style-name="ce11">
            <text:p>87.72</text:p>
          </table:table-cell>
          <table:table-cell office:value-type="float" office:value="83.805000000000007" table:style-name="ce11">
            <text:p>83.805</text:p>
          </table:table-cell>
          <table:table-cell office:value-type="float" office:value="77.814999999999998" table:style-name="ce11">
            <text:p>77.815</text:p>
          </table:table-cell>
          <table:table-cell office:value-type="float" office:value="54.332999999999998" table:style-name="ce11">
            <text:p>54.333</text:p>
          </table:table-cell>
          <table:table-cell office:value-type="float" office:value="65.475999999999999" table:style-name="ce11">
            <text:p>65.476</text:p>
          </table:table-cell>
          <table:table-cell office:value-type="float" office:value="84.852000000000004" table:style-name="ce11">
            <text:p>84.852</text:p>
          </table:table-cell>
          <table:table-cell office:value-type="float" office:value="86.575000000000003" table:style-name="ce11">
            <text:p>86.575</text:p>
          </table:table-cell>
          <table:table-cell office:value-type="float" office:value="77.495000000000005" table:style-name="ce11">
            <text:p>77.495</text:p>
          </table:table-cell>
          <table:table-cell office:value-type="float" office:value="86.391999999999996" table:style-name="ce11">
            <text:p>86.392</text:p>
          </table:table-cell>
          <table:table-cell office:value-type="float" office:value="80.971000000000004" table:style-name="ce11">
            <text:p>80.971</text:p>
          </table:table-cell>
          <table:table-cell office:value-type="float" office:value="74.323999999999998" table:style-name="ce11">
            <text:p>74.324</text:p>
          </table:table-cell>
          <table:table-cell office:value-type="float" office:value="78.853999999999999" table:style-name="ce11">
            <text:p>78.854</text:p>
          </table:table-cell>
          <table:table-cell office:value-type="float" office:value="82.1" table:style-name="ce11">
            <text:p>82.1</text:p>
          </table:table-cell>
          <table:table-cell office:value-type="float" office:value="73.102999999999994" table:style-name="ce11">
            <text:p>73.103</text:p>
          </table:table-cell>
          <table:table-cell office:value-type="float" office:value="69.119" table:style-name="ce11">
            <text:p>69.119</text:p>
          </table:table-cell>
          <table:table-cell office:value-type="float" office:value="70.191000000000003" table:style-name="ce11">
            <text:p>70.191</text:p>
          </table:table-cell>
          <table:table-cell office:value-type="float" office:value="89.74" table:style-name="ce11">
            <text:p>89.74</text:p>
          </table:table-cell>
          <table:table-cell office:value-type="float" office:value="85.712999999999994" table:style-name="ce11">
            <text:p>85.713</text:p>
          </table:table-cell>
          <table:table-cell office:value-type="float" office:value="74.602999999999994" table:style-name="ce11">
            <text:p>74.603</text:p>
          </table:table-cell>
          <table:table-cell office:value-type="float" office:value="73.616" table:style-name="ce11">
            <text:p>73.616</text:p>
          </table:table-cell>
          <table:table-cell office:value-type="float" office:value="55.817" table:style-name="ce11">
            <text:p>55.817</text:p>
          </table:table-cell>
          <table:table-cell office:value-type="float" office:value="65.447999999999993" table:style-name="ce11">
            <text:p>65.448</text:p>
          </table:table-cell>
          <table:table-cell office:value-type="float" office:value="51.216000000000001" table:style-name="ce11">
            <text:p>51.216</text:p>
          </table:table-cell>
          <table:table-cell office:value-type="float" office:value="81.906000000000006" table:style-name="ce11">
            <text:p>81.906</text:p>
          </table:table-cell>
          <table:table-cell office:value-type="float" office:value="88.27" table:style-name="ce11">
            <text:p>88.27</text:p>
          </table:table-cell>
          <table:table-cell office:value-type="float" office:value="69.832999999999998" table:style-name="ce11">
            <text:p>69.833</text:p>
          </table:table-cell>
          <table:table-cell office:value-type="float" office:value="79.316999999999993" table:style-name="ce11">
            <text:p>79.317</text:p>
          </table:table-cell>
          <table:table-cell office:value-type="float" office:value="71.495000000000005" table:style-name="ce11">
            <text:p>71.495</text:p>
          </table:table-cell>
          <table:table-cell office:value-type="float" office:value="79.263000000000005" table:style-name="ce11">
            <text:p>79.263</text:p>
          </table:table-cell>
          <table:table-cell office:value-type="float" office:value="86.284000000000006" table:style-name="ce11">
            <text:p>86.284</text:p>
          </table:table-cell>
          <table:table-cell office:value-type="float" office:value="74.823999999999998" table:style-name="ce11">
            <text:p>74.824</text:p>
          </table:table-cell>
          <table:table-cell office:value-type="float" office:value="66.528999999999996" table:style-name="ce11">
            <text:p>66.529</text:p>
          </table:table-cell>
          <table:table-cell office:value-type="float" office:value="76.524000000000001" table:style-name="ce11">
            <text:p>76.524</text:p>
          </table:table-cell>
          <table:table-cell office:value-type="float" office:value="31.242999999999999" table:style-name="ce11">
            <text:p>31.243</text:p>
          </table:table-cell>
          <table:table-cell office:value-type="float" office:value="41.158000000000001" table:style-name="ce11">
            <text:p>41.158</text:p>
          </table:table-cell>
          <table:table-cell office:value-type="float" office:value="27.8" table:style-name="ce11">
            <text:p>27.8</text:p>
          </table:table-cell>
          <table:table-cell office:value-type="float" office:value="77.188000000000002" table:style-name="ce11">
            <text:p>77.188</text:p>
          </table:table-cell>
          <table:table-cell office:value-type="float" office:value="48.384" table:style-name="ce11">
            <text:p>48.384</text:p>
          </table:table-cell>
          <table:table-cell office:value-type="float" office:value="64.927999999999997" table:style-name="ce11">
            <text:p>64.928</text:p>
          </table:table-cell>
          <table:table-cell office:value-type="float" office:value="59.475000000000001" table:style-name="ce11">
            <text:p>59.475</text:p>
          </table:table-cell>
          <table:table-cell office:value-type="float" office:value="53.436999999999998" table:style-name="ce11">
            <text:p>53.437</text:p>
          </table:table-cell>
          <table:table-cell office:value-type="float" office:value="49.731000000000002" table:style-name="ce11">
            <text:p>49.731</text:p>
          </table:table-cell>
          <table:table-cell office:value-type="float" office:value="37.982999999999997" table:style-name="ce11">
            <text:p>37.983</text:p>
          </table:table-cell>
          <table:table-cell office:value-type="float" office:value="35.616999999999997" table:style-name="ce11">
            <text:p>35.617</text:p>
          </table:table-cell>
          <table:table-cell office:value-type="float" office:value="64.155000000000001" table:style-name="ce11">
            <text:p>64.155</text:p>
          </table:table-cell>
          <table:table-cell office:value-type="float" office:value="36.665999999999997" table:style-name="ce11">
            <text:p>36.666</text:p>
          </table:table-cell>
          <table:table-cell office:value-type="float" office:value="47.966000000000001" table:style-name="ce11">
            <text:p>47.966</text:p>
          </table:table-cell>
          <table:table-cell office:value-type="float" office:value="52.915999999999997" table:style-name="ce11">
            <text:p>52.916</text:p>
          </table:table-cell>
          <table:table-cell office:value-type="float" office:value="57.289000000000001" table:style-name="ce11">
            <text:p>57.289</text:p>
          </table:table-cell>
          <table:table-cell office:value-type="float" office:value="50.289000000000001" table:style-name="ce11">
            <text:p>50.289</text:p>
          </table:table-cell>
          <table:table-cell office:value-type="float" office:value="53.457000000000001" table:style-name="ce11">
            <text:p>53.457</text:p>
          </table:table-cell>
          <table:table-cell office:value-type="float" office:value="51.667999999999999" table:style-name="ce11">
            <text:p>51.668</text:p>
          </table:table-cell>
          <table:table-cell office:value-type="float" office:value="47.802" table:style-name="ce11">
            <text:p>47.802</text:p>
          </table:table-cell>
          <table:table-cell office:value-type="float" office:value="41.244999999999997" table:style-name="ce11">
            <text:p>41.245</text:p>
          </table:table-cell>
          <table:table-cell office:value-type="float" office:value="88.415000000000006" table:style-name="ce11">
            <text:p>88.415</text:p>
          </table:table-cell>
          <table:table-cell office:value-type="float" office:value="66.465999999999994" table:style-name="ce11">
            <text:p>66.466</text:p>
          </table:table-cell>
          <table:table-cell office:value-type="float" office:value="71.709000000000003" table:style-name="ce11">
            <text:p>71.709</text:p>
          </table:table-cell>
          <table:table-cell office:value-type="float" office:value="70.918999999999997" table:style-name="ce11">
            <text:p>70.919</text:p>
          </table:table-cell>
          <table:table-cell office:value-type="float" office:value="80.686000000000007" table:style-name="ce11">
            <text:p>80.686</text:p>
          </table:table-cell>
          <table:table-cell office:value-type="float" office:value="70.441999999999993" table:style-name="ce11">
            <text:p>70.442</text:p>
          </table:table-cell>
          <table:table-cell office:value-type="float" office:value="57.506999999999998" table:style-name="ce11">
            <text:p>57.507</text:p>
          </table:table-cell>
          <table:table-cell office:value-type="float" office:value="76.180999999999997" table:style-name="ce11">
            <text:p>76.181</text:p>
          </table:table-cell>
          <table:table-cell office:value-type="float" office:value="28.798999999999999" table:style-name="ce11">
            <text:p>28.799</text:p>
          </table:table-cell>
          <table:table-cell office:value-type="float" office:value="89.578000000000003" table:style-name="ce11">
            <text:p>89.578</text:p>
          </table:table-cell>
          <table:table-cell office:value-type="float" office:value="58.526000000000003" table:style-name="ce11">
            <text:p>58.526</text:p>
          </table:table-cell>
          <table:table-cell office:value-type="float" office:value="88.48" table:style-name="ce11">
            <text:p>88.48</text:p>
          </table:table-cell>
          <table:table-cell office:value-type="float" office:value="73.978999999999999" table:style-name="ce11">
            <text:p>73.979</text:p>
          </table:table-cell>
          <table:table-cell office:value-type="float" office:value="62.978999999999999" table:style-name="ce11">
            <text:p>62.979</text:p>
          </table:table-cell>
          <table:table-cell office:value-type="float" office:value="31.481999999999999" table:style-name="ce11">
            <text:p>31.482</text:p>
          </table:table-cell>
          <table:table-cell office:value-type="float" office:value="7.407" table:style-name="ce11">
            <text:p>7.407</text:p>
          </table:table-cell>
          <table:table-cell office:value-type="float" office:value="11.68" table:style-name="ce11">
            <text:p>11.68</text:p>
          </table:table-cell>
          <table:table-cell office:value-type="float" office:value="24.645" table:style-name="ce11">
            <text:p>24.645</text:p>
          </table:table-cell>
          <table:table-cell office:value-type="float" office:value="56.268000000000001" table:style-name="ce11">
            <text:p>56.268</text:p>
          </table:table-cell>
          <table:table-cell office:value-type="float" office:value="11.49" table:style-name="ce11">
            <text:p>11.49</text:p>
          </table:table-cell>
          <table:table-cell office:value-type="float" office:value="90.927000000000007" table:style-name="ce11">
            <text:p>90.927</text:p>
          </table:table-cell>
          <table:table-cell office:value-type="float" office:value="76.251000000000005" table:style-name="ce11">
            <text:p>76.251</text:p>
          </table:table-cell>
          <table:table-cell office:value-type="float" office:value="72.066000000000003" table:style-name="ce11">
            <text:p>72.066</text:p>
          </table:table-cell>
          <table:table-cell office:value-type="float" office:value="10.513" table:style-name="ce11">
            <text:p>10.513</text:p>
          </table:table-cell>
          <table:table-cell office:value-type="float" office:value="81.524000000000001" table:style-name="ce11">
            <text:p>81.524</text:p>
          </table:table-cell>
          <table:table-cell office:value-type="float" office:value="7.9630000000000001" table:style-name="ce11">
            <text:p>7.963</text:p>
          </table:table-cell>
          <table:table-cell office:value-type="float" office:value="9.9909999999999997" table:style-name="ce11">
            <text:p>9.991</text:p>
          </table:table-cell>
          <table:table-cell office:value-type="float" office:value="83.135999999999996" table:style-name="ce11">
            <text:p>83.136</text:p>
          </table:table-cell>
          <table:table-cell office:value-type="float" office:value="6.8739999999999997" table:style-name="ce11">
            <text:p>6.874</text:p>
          </table:table-cell>
          <table:table-cell office:value-type="float" office:value="39.911999999999999" table:style-name="ce11">
            <text:p>39.912</text:p>
          </table:table-cell>
          <table:table-cell office:value-type="float" office:value="45.066000000000003" table:style-name="ce11">
            <text:p>45.066</text:p>
          </table:table-cell>
          <table:table-cell office:value-type="float" office:value="15.022" table:style-name="ce11">
            <text:p>15.022</text:p>
          </table:table-cell>
          <table:table-cell office:value-type="float" office:value="27.084" table:style-name="ce11">
            <text:p>27.084</text:p>
          </table:table-cell>
          <table:table-cell office:value-type="float" office:value="60.741" table:style-name="ce11">
            <text:p>60.741</text:p>
          </table:table-cell>
          <table:table-cell office:value-type="float" office:value="12.175000000000001" table:style-name="ce11">
            <text:p>12.175</text:p>
          </table:table-cell>
          <table:table-cell office:value-type="float" office:value="43.018000000000001" table:style-name="ce11">
            <text:p>43.018</text:p>
          </table:table-cell>
          <table:table-cell office:value-type="float" office:value="29.353000000000002" table:style-name="ce11">
            <text:p>29.353</text:p>
          </table:table-cell>
          <table:table-cell office:value-type="float" office:value="27.629000000000001" table:style-name="ce11">
            <text:p>27.629</text:p>
          </table:table-cell>
          <table:table-cell office:value-type="float" office:value="60.682000000000002" table:style-name="ce11">
            <text:p>60.682</text:p>
          </table:table-cell>
          <table:table-cell office:value-type="float" office:value="20.716999999999999" table:style-name="ce11">
            <text:p>20.717</text:p>
          </table:table-cell>
          <table:table-cell office:value-type="float" office:value="18.600999999999999" table:style-name="ce11">
            <text:p>18.601</text:p>
          </table:table-cell>
          <table:table-cell office:value-type="float" office:value="36.54" table:style-name="ce11">
            <text:p>36.54</text:p>
          </table:table-cell>
          <table:table-cell office:value-type="float" office:value="48.764000000000003" table:style-name="ce11">
            <text:p>48.764</text:p>
          </table:table-cell>
          <table:table-cell office:value-type="float" office:value="14.695" table:style-name="ce11">
            <text:p>14.695</text:p>
          </table:table-cell>
          <table:table-cell office:value-type="float" office:value="65.206000000000003" table:style-name="ce11">
            <text:p>65.206</text:p>
          </table:table-cell>
          <table:table-cell office:value-type="float" office:value="70.155000000000001" table:style-name="ce11">
            <text:p>70.155</text:p>
          </table:table-cell>
          <table:table-cell office:value-type="float" office:value="60.652000000000001" table:style-name="ce11">
            <text:p>60.652</text:p>
          </table:table-cell>
          <table:table-cell office:value-type="float" office:value="36.036000000000001" table:style-name="ce11">
            <text:p>36.036</text:p>
          </table:table-cell>
          <table:table-cell office:value-type="float" office:value="65.885999999999996" table:style-name="ce11">
            <text:p>65.886</text:p>
          </table:table-cell>
          <table:table-cell office:value-type="float" office:value="62.956000000000003" table:style-name="ce11">
            <text:p>62.956</text:p>
          </table:table-cell>
          <table:table-cell office:value-type="float" office:value="69.510000000000005" table:style-name="ce11">
            <text:p>69.51</text:p>
          </table:table-cell>
          <table:table-cell office:value-type="float" office:value="58.093000000000004" table:style-name="ce11">
            <text:p>58.093</text:p>
          </table:table-cell>
          <table:table-cell table:number-columns-repeated="16261"/>
        </table:table-row>
        <table:table-row table:style-name="ro5">
          <table:table-cell office:value-type="string" table:style-name="ce3">
            <text:p>ES</text:p>
          </table:table-cell>
          <table:table-cell office:value-type="string" table:style-name="ce3">
            <text:p>Education Scotland</text:p>
          </table:table-cell>
          <table:table-cell office:value-type="string" table:style-name="ce3">
            <text:p>Scottish Government</text:p>
          </table:table-cell>
          <table:table-cell office:value-type="string" table:style-name="ce3">
            <text:p/>
          </table:table-cell>
          <table:table-cell office:value-type="float" office:value="79.364999999999995" table:style-name="ce11">
            <text:p>79.365</text:p>
          </table:table-cell>
          <table:table-cell office:value-type="float" office:value="57.802" table:style-name="ce11">
            <text:p>57.802</text:p>
          </table:table-cell>
          <table:table-cell office:value-type="float" office:value="28.744" table:style-name="ce11">
            <text:p>28.744</text:p>
          </table:table-cell>
          <table:table-cell office:value-type="float" office:value="78.480999999999995" table:style-name="ce11">
            <text:p>78.481</text:p>
          </table:table-cell>
          <table:table-cell office:value-type="float" office:value="77.2" table:style-name="ce11">
            <text:p>77.2</text:p>
          </table:table-cell>
          <table:table-cell office:value-type="float" office:value="66.667000000000002" table:style-name="ce11">
            <text:p>66.667</text:p>
          </table:table-cell>
          <table:table-cell office:value-type="float" office:value="71.81" table:style-name="ce11">
            <text:p>71.81</text:p>
          </table:table-cell>
          <table:table-cell office:value-type="float" office:value="83" table:style-name="ce11">
            <text:p>83</text:p>
          </table:table-cell>
          <table:table-cell office:value-type="float" office:value="48.694000000000003" table:style-name="ce11">
            <text:p>48.694</text:p>
          </table:table-cell>
          <table:table-cell office:value-type="float" office:value="75.417000000000002" table:style-name="ce11">
            <text:p>75.417</text:p>
          </table:table-cell>
          <table:table-cell office:value-type="float" office:value="70.778000000000006" table:style-name="ce11">
            <text:p>70.778</text:p>
          </table:table-cell>
          <table:table-cell office:value-type="float" office:value="53" table:style-name="ce11">
            <text:p>53</text:p>
          </table:table-cell>
          <table:table-cell office:value-type="float" office:value="43.088000000000001" table:style-name="ce11">
            <text:p>43.088</text:p>
          </table:table-cell>
          <table:table-cell office:value-type="float" office:value="93.98" table:style-name="ce11">
            <text:p>93.98</text:p>
          </table:table-cell>
          <table:table-cell office:value-type="float" office:value="83.332999999999998" table:style-name="ce11">
            <text:p>83.333</text:p>
          </table:table-cell>
          <table:table-cell office:value-type="float" office:value="81.667000000000002" table:style-name="ce11">
            <text:p>81.667</text:p>
          </table:table-cell>
          <table:table-cell office:value-type="float" office:value="52.843000000000004" table:style-name="ce11">
            <text:p>52.843</text:p>
          </table:table-cell>
          <table:table-cell office:value-type="float" office:value="74.332999999999998" table:style-name="ce11">
            <text:p>74.333</text:p>
          </table:table-cell>
          <table:table-cell office:value-type="float" office:value="64.667000000000002" table:style-name="ce11">
            <text:p>64.667</text:p>
          </table:table-cell>
          <table:table-cell office:value-type="float" office:value="68.667000000000002" table:style-name="ce11">
            <text:p>68.667</text:p>
          </table:table-cell>
          <table:table-cell office:value-type="float" office:value="70.667000000000002" table:style-name="ce11">
            <text:p>70.667</text:p>
          </table:table-cell>
          <table:table-cell office:value-type="float" office:value="87" table:style-name="ce11">
            <text:p>87</text:p>
          </table:table-cell>
          <table:table-cell office:value-type="float" office:value="80.667000000000002" table:style-name="ce11">
            <text:p>80.667</text:p>
          </table:table-cell>
          <table:table-cell office:value-type="float" office:value="59.332999999999998" table:style-name="ce11">
            <text:p>59.333</text:p>
          </table:table-cell>
          <table:table-cell office:value-type="float" office:value="71" table:style-name="ce11">
            <text:p>71</text:p>
          </table:table-cell>
          <table:table-cell office:value-type="float" office:value="81.332999999999998" table:style-name="ce11">
            <text:p>81.333</text:p>
          </table:table-cell>
          <table:table-cell office:value-type="float" office:value="68.667000000000002" table:style-name="ce11">
            <text:p>68.667</text:p>
          </table:table-cell>
          <table:table-cell office:value-type="float" office:value="59.197000000000003" table:style-name="ce11">
            <text:p>59.197</text:p>
          </table:table-cell>
          <table:table-cell office:value-type="float" office:value="68.332999999999998" table:style-name="ce11">
            <text:p>68.333</text:p>
          </table:table-cell>
          <table:table-cell office:value-type="float" office:value="88.667000000000002" table:style-name="ce11">
            <text:p>88.667</text:p>
          </table:table-cell>
          <table:table-cell office:value-type="float" office:value="86.912999999999997" table:style-name="ce11">
            <text:p>86.913</text:p>
          </table:table-cell>
          <table:table-cell office:value-type="float" office:value="73.578999999999994" table:style-name="ce11">
            <text:p>73.579</text:p>
          </table:table-cell>
          <table:table-cell office:value-type="float" office:value="59" table:style-name="ce11">
            <text:p>59</text:p>
          </table:table-cell>
          <table:table-cell office:value-type="float" office:value="54" table:style-name="ce11">
            <text:p>54</text:p>
          </table:table-cell>
          <table:table-cell office:value-type="float" office:value="36" table:style-name="ce11">
            <text:p>36</text:p>
          </table:table-cell>
          <table:table-cell office:value-type="float" office:value="45.819000000000003" table:style-name="ce11">
            <text:p>45.819</text:p>
          </table:table-cell>
          <table:table-cell office:value-type="float" office:value="79" table:style-name="ce11">
            <text:p>79</text:p>
          </table:table-cell>
          <table:table-cell office:value-type="float" office:value="82.332999999999998" table:style-name="ce11">
            <text:p>82.333</text:p>
          </table:table-cell>
          <table:table-cell office:value-type="float" office:value="69" table:style-name="ce11">
            <text:p>69</text:p>
          </table:table-cell>
          <table:table-cell office:value-type="float" office:value="71.332999999999998" table:style-name="ce11">
            <text:p>71.333</text:p>
          </table:table-cell>
          <table:table-cell office:value-type="float" office:value="62.332999999999998" table:style-name="ce11">
            <text:p>62.333</text:p>
          </table:table-cell>
          <table:table-cell office:value-type="float" office:value="75.667000000000002" table:style-name="ce11">
            <text:p>75.667</text:p>
          </table:table-cell>
          <table:table-cell office:value-type="float" office:value="95.667000000000002" table:style-name="ce11">
            <text:p>95.667</text:p>
          </table:table-cell>
          <table:table-cell office:value-type="float" office:value="69.667000000000002" table:style-name="ce11">
            <text:p>69.667</text:p>
          </table:table-cell>
          <table:table-cell office:value-type="float" office:value="56" table:style-name="ce11">
            <text:p>56</text:p>
          </table:table-cell>
          <table:table-cell office:value-type="float" office:value="65.332999999999998" table:style-name="ce11">
            <text:p>65.333</text:p>
          </table:table-cell>
          <table:table-cell office:value-type="float" office:value="57.524999999999999" table:style-name="ce11">
            <text:p>57.525</text:p>
          </table:table-cell>
          <table:table-cell office:value-type="float" office:value="54.362000000000002" table:style-name="ce11">
            <text:p>54.362</text:p>
          </table:table-cell>
          <table:table-cell office:value-type="float" office:value="47" table:style-name="ce11">
            <text:p>47</text:p>
          </table:table-cell>
          <table:table-cell office:value-type="float" office:value="57.191000000000003" table:style-name="ce11">
            <text:p>57.191</text:p>
          </table:table-cell>
          <table:table-cell office:value-type="float" office:value="74.667000000000002" table:style-name="ce11">
            <text:p>74.667</text:p>
          </table:table-cell>
          <table:table-cell office:value-type="float" office:value="64.332999999999998" table:style-name="ce11">
            <text:p>64.333</text:p>
          </table:table-cell>
          <table:table-cell office:value-type="float" office:value="53.177" table:style-name="ce11">
            <text:p>53.177</text:p>
          </table:table-cell>
          <table:table-cell office:value-type="float" office:value="29.667000000000002" table:style-name="ce11">
            <text:p>29.667</text:p>
          </table:table-cell>
          <table:table-cell office:value-type="float" office:value="44.667000000000002" table:style-name="ce11">
            <text:p>44.667</text:p>
          </table:table-cell>
          <table:table-cell office:value-type="float" office:value="28.667000000000002" table:style-name="ce11">
            <text:p>28.667</text:p>
          </table:table-cell>
          <table:table-cell office:value-type="float" office:value="26" table:style-name="ce11">
            <text:p>26</text:p>
          </table:table-cell>
          <table:table-cell office:value-type="float" office:value="62.875999999999998" table:style-name="ce11">
            <text:p>62.876</text:p>
          </table:table-cell>
          <table:table-cell office:value-type="float" office:value="40" table:style-name="ce11">
            <text:p>40</text:p>
          </table:table-cell>
          <table:table-cell office:value-type="float" office:value="38.332999999999998" table:style-name="ce11">
            <text:p>38.333</text:p>
          </table:table-cell>
          <table:table-cell office:value-type="float" office:value="53" table:style-name="ce11">
            <text:p>53</text:p>
          </table:table-cell>
          <table:table-cell office:value-type="float" office:value="49.164000000000001" table:style-name="ce11">
            <text:p>49.164</text:p>
          </table:table-cell>
          <table:table-cell office:value-type="float" office:value="42" table:style-name="ce11">
            <text:p>42</text:p>
          </table:table-cell>
          <table:table-cell office:value-type="float" office:value="46.154000000000003" table:style-name="ce11">
            <text:p>46.154</text:p>
          </table:table-cell>
          <table:table-cell office:value-type="float" office:value="40.667000000000002" table:style-name="ce11">
            <text:p>40.667</text:p>
          </table:table-cell>
          <table:table-cell office:value-type="float" office:value="47.332999999999998" table:style-name="ce11">
            <text:p>47.333</text:p>
          </table:table-cell>
          <table:table-cell office:value-type="float" office:value="34" table:style-name="ce11">
            <text:p>34</text:p>
          </table:table-cell>
          <table:table-cell office:value-type="float" office:value="84.281000000000006" table:style-name="ce11">
            <text:p>84.281</text:p>
          </table:table-cell>
          <table:table-cell office:value-type="float" office:value="66.332999999999998" table:style-name="ce11">
            <text:p>66.333</text:p>
          </table:table-cell>
          <table:table-cell office:value-type="float" office:value="60.201000000000001" table:style-name="ce11">
            <text:p>60.201</text:p>
          </table:table-cell>
          <table:table-cell office:value-type="float" office:value="59" table:style-name="ce11">
            <text:p>59</text:p>
          </table:table-cell>
          <table:table-cell office:value-type="float" office:value="69.667000000000002" table:style-name="ce11">
            <text:p>69.667</text:p>
          </table:table-cell>
          <table:table-cell office:value-type="float" office:value="65" table:style-name="ce11">
            <text:p>65</text:p>
          </table:table-cell>
          <table:table-cell office:value-type="float" office:value="47" table:style-name="ce11">
            <text:p>47</text:p>
          </table:table-cell>
          <table:table-cell office:value-type="float" office:value="74.915999999999997" table:style-name="ce11">
            <text:p>74.916</text:p>
          </table:table-cell>
          <table:table-cell office:value-type="float" office:value="40" table:style-name="ce11">
            <text:p>40</text:p>
          </table:table-cell>
          <table:table-cell office:value-type="float" office:value="86.332999999999998" table:style-name="ce11">
            <text:p>86.333</text:p>
          </table:table-cell>
          <table:table-cell office:value-type="float" office:value="87" table:style-name="ce11">
            <text:p>87</text:p>
          </table:table-cell>
          <table:table-cell office:value-type="float" office:value="93" table:style-name="ce11">
            <text:p>93</text:p>
          </table:table-cell>
          <table:table-cell office:value-type="float" office:value="75.332999999999998" table:style-name="ce11">
            <text:p>75.333</text:p>
          </table:table-cell>
          <table:table-cell office:value-type="float" office:value="45" table:style-name="ce11">
            <text:p>45</text:p>
          </table:table-cell>
          <table:table-cell office:value-type="float" office:value="13.667" table:style-name="ce11">
            <text:p>13.667</text:p>
          </table:table-cell>
          <table:table-cell office:value-type="float" office:value="6.6890000000000001" table:style-name="ce11">
            <text:p>6.689</text:p>
          </table:table-cell>
          <table:table-cell office:value-type="float" office:value="13.712" table:style-name="ce11">
            <text:p>13.712</text:p>
          </table:table-cell>
          <table:table-cell office:value-type="float" office:value="37.124000000000002" table:style-name="ce11">
            <text:p>37.124</text:p>
          </table:table-cell>
          <table:table-cell office:value-type="float" office:value="42.475000000000001" table:style-name="ce11">
            <text:p>42.475</text:p>
          </table:table-cell>
          <table:table-cell office:value-type="float" office:value="6.4409999999999998" table:style-name="ce11">
            <text:p>6.441</text:p>
          </table:table-cell>
          <table:table-cell office:value-type="float" office:value="92" table:style-name="ce11">
            <text:p>92</text:p>
          </table:table-cell>
          <table:table-cell office:value-type="float" office:value="73.667000000000002" table:style-name="ce11">
            <text:p>73.667</text:p>
          </table:table-cell>
          <table:table-cell office:value-type="float" office:value="70.569000000000003" table:style-name="ce11">
            <text:p>70.569</text:p>
          </table:table-cell>
          <table:table-cell office:value-type="float" office:value="8.6669999999999998" table:style-name="ce11">
            <text:p>8.667</text:p>
          </table:table-cell>
          <table:table-cell office:value-type="float" office:value="84.332999999999998" table:style-name="ce11">
            <text:p>84.333</text:p>
          </table:table-cell>
          <table:table-cell office:value-type="float" office:value="7" table:style-name="ce11">
            <text:p>7</text:p>
          </table:table-cell>
          <table:table-cell office:value-type="float" office:value="11.744999999999999" table:style-name="ce11">
            <text:p>11.745</text:p>
          </table:table-cell>
          <table:table-cell office:value-type="float" office:value="81.207999999999998" table:style-name="ce11">
            <text:p>81.208</text:p>
          </table:table-cell>
          <table:table-cell office:value-type="float" office:value="7.0469999999999997" table:style-name="ce11">
            <text:p>7.047</text:p>
          </table:table-cell>
          <table:table-cell office:value-type="string" table:style-name="ce8">
            <text:p>[c]</text:p>
          </table:table-cell>
          <table:table-cell office:value-type="float" office:value="68.570999999999998" table:style-name="ce11">
            <text:p>68.571</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31.428999999999998" table:style-name="ce11">
            <text:p>31.429</text:p>
          </table:table-cell>
          <table:table-cell office:value-type="float" office:value="57.143000000000001" table:style-name="ce11">
            <text:p>57.143</text:p>
          </table:table-cell>
          <table:table-cell office:value-type="float" office:value="85.713999999999999" table:style-name="ce11">
            <text:p>85.714</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4.323999999999998" table:style-name="ce11">
            <text:p>74.324</text:p>
          </table:table-cell>
          <table:table-cell office:value-type="float" office:value="81.016999999999996" table:style-name="ce11">
            <text:p>81.017</text:p>
          </table:table-cell>
          <table:table-cell office:value-type="float" office:value="73.22" table:style-name="ce11">
            <text:p>73.22</text:p>
          </table:table-cell>
          <table:table-cell office:value-type="float" office:value="30.169" table:style-name="ce11">
            <text:p>30.169</text:p>
          </table:table-cell>
          <table:table-cell office:value-type="float" office:value="80.677999999999997" table:style-name="ce11">
            <text:p>80.678</text:p>
          </table:table-cell>
          <table:table-cell office:value-type="float" office:value="74.575999999999993" table:style-name="ce11">
            <text:p>74.576</text:p>
          </table:table-cell>
          <table:table-cell office:value-type="float" office:value="59.322000000000003" table:style-name="ce11">
            <text:p>59.322</text:p>
          </table:table-cell>
          <table:table-cell office:value-type="float" office:value="69.153000000000006" table:style-name="ce11">
            <text:p>69.153</text:p>
          </table:table-cell>
          <table:table-cell table:number-columns-repeated="16261"/>
        </table:table-row>
        <table:table-row table:style-name="ro5">
          <table:table-cell office:value-type="string" table:style-name="ce3">
            <text:p>ESTYN</text:p>
          </table:table-cell>
          <table:table-cell office:value-type="string" table:style-name="ce3">
            <text:p>Estyn</text:p>
          </table:table-cell>
          <table:table-cell office:value-type="string" table:style-name="ce3">
            <text:p>Estyn</text:p>
          </table:table-cell>
          <table:table-cell office:value-type="string" table:style-name="ce3">
            <text:p/>
          </table:table-cell>
          <table:table-cell office:value-type="float" office:value="78" table:style-name="ce11">
            <text:p>78</text:p>
          </table:table-cell>
          <table:table-cell office:value-type="float" office:value="67.087000000000003" table:style-name="ce11">
            <text:p>67.087</text:p>
          </table:table-cell>
          <table:table-cell office:value-type="float" office:value="27.317" table:style-name="ce11">
            <text:p>27.317</text:p>
          </table:table-cell>
          <table:table-cell office:value-type="float" office:value="76.837999999999994" table:style-name="ce11">
            <text:p>76.838</text:p>
          </table:table-cell>
          <table:table-cell office:value-type="float" office:value="78.59" table:style-name="ce11">
            <text:p>78.59</text:p>
          </table:table-cell>
          <table:table-cell office:value-type="float" office:value="85.897000000000006" table:style-name="ce11">
            <text:p>85.897</text:p>
          </table:table-cell>
          <table:table-cell office:value-type="float" office:value="79.486999999999995" table:style-name="ce11">
            <text:p>79.487</text:p>
          </table:table-cell>
          <table:table-cell office:value-type="float" office:value="83.475999999999999" table:style-name="ce11">
            <text:p>83.476</text:p>
          </table:table-cell>
          <table:table-cell office:value-type="float" office:value="45.725999999999999" table:style-name="ce11">
            <text:p>45.726</text:p>
          </table:table-cell>
          <table:table-cell office:value-type="float" office:value="78.632000000000005" table:style-name="ce11">
            <text:p>78.632</text:p>
          </table:table-cell>
          <table:table-cell office:value-type="float" office:value="71.311000000000007" table:style-name="ce11">
            <text:p>71.311</text:p>
          </table:table-cell>
          <table:table-cell office:value-type="float" office:value="45.869" table:style-name="ce11">
            <text:p>45.869</text:p>
          </table:table-cell>
          <table:table-cell office:value-type="float" office:value="55.805" table:style-name="ce11">
            <text:p>55.805</text:p>
          </table:table-cell>
          <table:table-cell office:value-type="float" office:value="90.597999999999999" table:style-name="ce11">
            <text:p>90.598</text:p>
          </table:table-cell>
          <table:table-cell office:value-type="float" office:value="90.597999999999999" table:style-name="ce11">
            <text:p>90.598</text:p>
          </table:table-cell>
          <table:table-cell office:value-type="float" office:value="82.906000000000006" table:style-name="ce11">
            <text:p>82.906</text:p>
          </table:table-cell>
          <table:table-cell office:value-type="float" office:value="56.41" table:style-name="ce11">
            <text:p>56.41</text:p>
          </table:table-cell>
          <table:table-cell office:value-type="float" office:value="72.414000000000001" table:style-name="ce11">
            <text:p>72.414</text:p>
          </table:table-cell>
          <table:table-cell office:value-type="float" office:value="83.760999999999996" table:style-name="ce11">
            <text:p>83.761</text:p>
          </table:table-cell>
          <table:table-cell office:value-type="float" office:value="88.034000000000006" table:style-name="ce11">
            <text:p>88.034</text:p>
          </table:table-cell>
          <table:table-cell office:value-type="float" office:value="79.486999999999995" table:style-name="ce11">
            <text:p>79.487</text:p>
          </table:table-cell>
          <table:table-cell office:value-type="float" office:value="91.453000000000003" table:style-name="ce11">
            <text:p>91.453</text:p>
          </table:table-cell>
          <table:table-cell office:value-type="float" office:value="87.179000000000002" table:style-name="ce11">
            <text:p>87.179</text:p>
          </table:table-cell>
          <table:table-cell office:value-type="float" office:value="74.358999999999995" table:style-name="ce11">
            <text:p>74.359</text:p>
          </table:table-cell>
          <table:table-cell office:value-type="float" office:value="80.341999999999999" table:style-name="ce11">
            <text:p>80.342</text:p>
          </table:table-cell>
          <table:table-cell office:value-type="float" office:value="87.179000000000002" table:style-name="ce11">
            <text:p>87.179</text:p>
          </table:table-cell>
          <table:table-cell office:value-type="float" office:value="70.94" table:style-name="ce11">
            <text:p>70.94</text:p>
          </table:table-cell>
          <table:table-cell office:value-type="float" office:value="68.376000000000005" table:style-name="ce11">
            <text:p>68.376</text:p>
          </table:table-cell>
          <table:table-cell office:value-type="float" office:value="76.067999999999998" table:style-name="ce11">
            <text:p>76.068</text:p>
          </table:table-cell>
          <table:table-cell office:value-type="float" office:value="92.308000000000007" table:style-name="ce11">
            <text:p>92.308</text:p>
          </table:table-cell>
          <table:table-cell office:value-type="float" office:value="80.341999999999999" table:style-name="ce11">
            <text:p>80.342</text:p>
          </table:table-cell>
          <table:table-cell office:value-type="float" office:value="77.778000000000006" table:style-name="ce11">
            <text:p>77.778</text:p>
          </table:table-cell>
          <table:table-cell office:value-type="float" office:value="52.137" table:style-name="ce11">
            <text:p>52.137</text:p>
          </table:table-cell>
          <table:table-cell office:value-type="float" office:value="45.298999999999999" table:style-name="ce11">
            <text:p>45.299</text:p>
          </table:table-cell>
          <table:table-cell office:value-type="float" office:value="42.734999999999999" table:style-name="ce11">
            <text:p>42.735</text:p>
          </table:table-cell>
          <table:table-cell office:value-type="float" office:value="42.734999999999999" table:style-name="ce11">
            <text:p>42.735</text:p>
          </table:table-cell>
          <table:table-cell office:value-type="float" office:value="79.486999999999995" table:style-name="ce11">
            <text:p>79.487</text:p>
          </table:table-cell>
          <table:table-cell office:value-type="float" office:value="84.614999999999995" table:style-name="ce11">
            <text:p>84.615</text:p>
          </table:table-cell>
          <table:table-cell office:value-type="float" office:value="72.650000000000006" table:style-name="ce11">
            <text:p>72.65</text:p>
          </table:table-cell>
          <table:table-cell office:value-type="float" office:value="77.778000000000006" table:style-name="ce11">
            <text:p>77.778</text:p>
          </table:table-cell>
          <table:table-cell office:value-type="float" office:value="58.12" table:style-name="ce11">
            <text:p>58.12</text:p>
          </table:table-cell>
          <table:table-cell office:value-type="float" office:value="76.923000000000002" table:style-name="ce11">
            <text:p>76.923</text:p>
          </table:table-cell>
          <table:table-cell office:value-type="float" office:value="92.308000000000007" table:style-name="ce11">
            <text:p>92.308</text:p>
          </table:table-cell>
          <table:table-cell office:value-type="float" office:value="75.861999999999995" table:style-name="ce11">
            <text:p>75.862</text:p>
          </table:table-cell>
          <table:table-cell office:value-type="float" office:value="55.555999999999997" table:style-name="ce11">
            <text:p>55.556</text:p>
          </table:table-cell>
          <table:table-cell office:value-type="float" office:value="69.230999999999995" table:style-name="ce11">
            <text:p>69.231</text:p>
          </table:table-cell>
          <table:table-cell office:value-type="float" office:value="45.298999999999999" table:style-name="ce11">
            <text:p>45.299</text:p>
          </table:table-cell>
          <table:table-cell office:value-type="float" office:value="51.281999999999996" table:style-name="ce11">
            <text:p>51.282</text:p>
          </table:table-cell>
          <table:table-cell office:value-type="float" office:value="41.026000000000003" table:style-name="ce11">
            <text:p>41.026</text:p>
          </table:table-cell>
          <table:table-cell office:value-type="float" office:value="72.650000000000006" table:style-name="ce11">
            <text:p>72.65</text:p>
          </table:table-cell>
          <table:table-cell office:value-type="float" office:value="69.230999999999995" table:style-name="ce11">
            <text:p>69.231</text:p>
          </table:table-cell>
          <table:table-cell office:value-type="float" office:value="70.94" table:style-name="ce11">
            <text:p>70.94</text:p>
          </table:table-cell>
          <table:table-cell office:value-type="float" office:value="64.102999999999994" table:style-name="ce11">
            <text:p>64.103</text:p>
          </table:table-cell>
          <table:table-cell office:value-type="float" office:value="59.829000000000001" table:style-name="ce11">
            <text:p>59.829</text:p>
          </table:table-cell>
          <table:table-cell office:value-type="float" office:value="59.829000000000001" table:style-name="ce11">
            <text:p>59.829</text:p>
          </table:table-cell>
          <table:table-cell office:value-type="float" office:value="34.188000000000002" table:style-name="ce11">
            <text:p>34.188</text:p>
          </table:table-cell>
          <table:table-cell office:value-type="float" office:value="42.241" table:style-name="ce11">
            <text:p>42.241</text:p>
          </table:table-cell>
          <table:table-cell office:value-type="float" office:value="63.247999999999998" table:style-name="ce11">
            <text:p>63.248</text:p>
          </table:table-cell>
          <table:table-cell office:value-type="float" office:value="52.991" table:style-name="ce11">
            <text:p>52.991</text:p>
          </table:table-cell>
          <table:table-cell office:value-type="float" office:value="54.701000000000001" table:style-name="ce11">
            <text:p>54.701</text:p>
          </table:table-cell>
          <table:table-cell office:value-type="float" office:value="79.486999999999995" table:style-name="ce11">
            <text:p>79.487</text:p>
          </table:table-cell>
          <table:table-cell office:value-type="float" office:value="67.241" table:style-name="ce11">
            <text:p>67.241</text:p>
          </table:table-cell>
          <table:table-cell office:value-type="float" office:value="58.12" table:style-name="ce11">
            <text:p>58.12</text:p>
          </table:table-cell>
          <table:table-cell office:value-type="float" office:value="62.393000000000001" table:style-name="ce11">
            <text:p>62.393</text:p>
          </table:table-cell>
          <table:table-cell office:value-type="float" office:value="57.759" table:style-name="ce11">
            <text:p>57.759</text:p>
          </table:table-cell>
          <table:table-cell office:value-type="float" office:value="61.207000000000001" table:style-name="ce11">
            <text:p>61.207</text:p>
          </table:table-cell>
          <table:table-cell office:value-type="float" office:value="41.88" table:style-name="ce11">
            <text:p>41.88</text:p>
          </table:table-cell>
          <table:table-cell office:value-type="float" office:value="91.453000000000003" table:style-name="ce11">
            <text:p>91.453</text:p>
          </table:table-cell>
          <table:table-cell office:value-type="float" office:value="73.043000000000006" table:style-name="ce11">
            <text:p>73.043</text:p>
          </table:table-cell>
          <table:table-cell office:value-type="float" office:value="70.94" table:style-name="ce11">
            <text:p>70.94</text:p>
          </table:table-cell>
          <table:table-cell office:value-type="float" office:value="67.521000000000001" table:style-name="ce11">
            <text:p>67.521</text:p>
          </table:table-cell>
          <table:table-cell office:value-type="float" office:value="81.197000000000003" table:style-name="ce11">
            <text:p>81.197</text:p>
          </table:table-cell>
          <table:table-cell office:value-type="float" office:value="52.991" table:style-name="ce11">
            <text:p>52.991</text:p>
          </table:table-cell>
          <table:table-cell office:value-type="float" office:value="41.88" table:style-name="ce11">
            <text:p>41.88</text:p>
          </table:table-cell>
          <table:table-cell office:value-type="float" office:value="85.344999999999999" table:style-name="ce11">
            <text:p>85.345</text:p>
          </table:table-cell>
          <table:table-cell office:value-type="float" office:value="29.914999999999999" table:style-name="ce11">
            <text:p>29.915</text:p>
          </table:table-cell>
          <table:table-cell office:value-type="float" office:value="88.888999999999996" table:style-name="ce11">
            <text:p>88.889</text:p>
          </table:table-cell>
          <table:table-cell office:value-type="float" office:value="73.504000000000005" table:style-name="ce11">
            <text:p>73.504</text:p>
          </table:table-cell>
          <table:table-cell office:value-type="float" office:value="97.436000000000007" table:style-name="ce11">
            <text:p>97.436</text:p>
          </table:table-cell>
          <table:table-cell office:value-type="float" office:value="75.213999999999999" table:style-name="ce11">
            <text:p>75.214</text:p>
          </table:table-cell>
          <table:table-cell office:value-type="float" office:value="48.718000000000004" table:style-name="ce11">
            <text:p>48.718</text:p>
          </table:table-cell>
          <table:table-cell office:value-type="float" office:value="11.111000000000001" table:style-name="ce11">
            <text:p>11.111</text:p>
          </table:table-cell>
          <table:table-cell office:value-type="float" office:value="5.9829999999999997" table:style-name="ce11">
            <text:p>5.983</text:p>
          </table:table-cell>
          <table:table-cell office:value-type="float" office:value="12.821" table:style-name="ce11">
            <text:p>12.821</text:p>
          </table:table-cell>
          <table:table-cell office:value-type="float" office:value="35.896999999999998" table:style-name="ce11">
            <text:p>35.897</text:p>
          </table:table-cell>
          <table:table-cell office:value-type="float" office:value="45.298999999999999" table:style-name="ce11">
            <text:p>45.299</text:p>
          </table:table-cell>
          <table:table-cell office:value-type="string" table:style-name="ce8">
            <text:p>[c]</text:p>
          </table:table-cell>
          <table:table-cell office:value-type="float" office:value="91.379000000000005" table:style-name="ce11">
            <text:p>91.379</text:p>
          </table:table-cell>
          <table:table-cell office:value-type="float" office:value="73.504000000000005" table:style-name="ce11">
            <text:p>73.504</text:p>
          </table:table-cell>
          <table:table-cell office:value-type="float" office:value="78.260999999999996" table:style-name="ce11">
            <text:p>78.261</text:p>
          </table:table-cell>
          <table:table-cell office:value-type="float" office:value="10.256" table:style-name="ce11">
            <text:p>10.256</text:p>
          </table:table-cell>
          <table:table-cell office:value-type="float" office:value="77.778000000000006" table:style-name="ce11">
            <text:p>77.778</text:p>
          </table:table-cell>
          <table:table-cell office:value-type="float" office:value="11.965999999999999" table:style-name="ce11">
            <text:p>11.966</text:p>
          </table:table-cell>
          <table:table-cell office:value-type="float" office:value="11.111000000000001" table:style-name="ce11">
            <text:p>11.111</text:p>
          </table:table-cell>
          <table:table-cell office:value-type="float" office:value="83.760999999999996" table:style-name="ce11">
            <text:p>83.761</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92.308000000000007" table:style-name="ce11">
            <text:p>92.308</text:p>
          </table:table-cell>
          <table:table-cell office:value-type="float" office:value="0" table:style-name="ce11">
            <text:p>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5.213999999999999" table:style-name="ce11">
            <text:p>75.214</text:p>
          </table:table-cell>
          <table:table-cell office:value-type="float" office:value="76.923000000000002" table:style-name="ce11">
            <text:p>76.923</text:p>
          </table:table-cell>
          <table:table-cell office:value-type="float" office:value="72.650000000000006" table:style-name="ce11">
            <text:p>72.65</text:p>
          </table:table-cell>
          <table:table-cell office:value-type="float" office:value="26.495999999999999" table:style-name="ce11">
            <text:p>26.496</text:p>
          </table:table-cell>
          <table:table-cell office:value-type="float" office:value="80.341999999999999" table:style-name="ce11">
            <text:p>80.342</text:p>
          </table:table-cell>
          <table:table-cell office:value-type="float" office:value="76.067999999999998" table:style-name="ce11">
            <text:p>76.068</text:p>
          </table:table-cell>
          <table:table-cell office:value-type="float" office:value="69.230999999999995" table:style-name="ce11">
            <text:p>69.231</text:p>
          </table:table-cell>
          <table:table-cell office:value-type="float" office:value="48.718000000000004" table:style-name="ce11">
            <text:p>48.718</text:p>
          </table:table-cell>
          <table:table-cell table:number-columns-repeated="16261"/>
        </table:table-row>
        <table:table-row table:style-name="ro7">
          <table:table-cell office:value-type="string" table:style-name="ce3">
            <text:p>FCDO</text:p>
          </table:table-cell>
          <table:table-cell office:value-type="string" table:style-name="ce3">
            <text:p>Foreign, Commonwealth and Development Office</text:p>
          </table:table-cell>
          <table:table-cell office:value-type="string" table:style-name="ce3">
            <text:p>Foreign, Commonwealth and Development Office</text:p>
          </table:table-cell>
          <table:table-cell office:value-type="string" table:style-name="ce3">
            <text:p/>
          </table:table-cell>
          <table:table-cell office:value-type="float" office:value="71.325999999999993" table:style-name="ce11">
            <text:p>71.326</text:p>
          </table:table-cell>
          <table:table-cell office:value-type="float" office:value="65.933000000000007" table:style-name="ce11">
            <text:p>65.933</text:p>
          </table:table-cell>
          <table:table-cell office:value-type="float" office:value="28.411000000000001" table:style-name="ce11">
            <text:p>28.411</text:p>
          </table:table-cell>
          <table:table-cell office:value-type="float" office:value="75.411000000000001" table:style-name="ce11">
            <text:p>75.411</text:p>
          </table:table-cell>
          <table:table-cell office:value-type="float" office:value="79.994" table:style-name="ce11">
            <text:p>79.994</text:p>
          </table:table-cell>
          <table:table-cell office:value-type="float" office:value="81.602999999999994" table:style-name="ce11">
            <text:p>81.603</text:p>
          </table:table-cell>
          <table:table-cell office:value-type="float" office:value="75.218000000000004" table:style-name="ce11">
            <text:p>75.218</text:p>
          </table:table-cell>
          <table:table-cell office:value-type="float" office:value="82.554000000000002" table:style-name="ce11">
            <text:p>82.554</text:p>
          </table:table-cell>
          <table:table-cell office:value-type="float" office:value="56.631" table:style-name="ce11">
            <text:p>56.631</text:p>
          </table:table-cell>
          <table:table-cell office:value-type="float" office:value="76.733000000000004" table:style-name="ce11">
            <text:p>76.733</text:p>
          </table:table-cell>
          <table:table-cell office:value-type="float" office:value="74.164000000000001" table:style-name="ce11">
            <text:p>74.164</text:p>
          </table:table-cell>
          <table:table-cell office:value-type="float" office:value="27.774999999999999" table:style-name="ce11">
            <text:p>27.775</text:p>
          </table:table-cell>
          <table:table-cell office:value-type="float" office:value="50.069000000000003" table:style-name="ce11">
            <text:p>50.069</text:p>
          </table:table-cell>
          <table:table-cell office:value-type="float" office:value="92.92" table:style-name="ce11">
            <text:p>92.92</text:p>
          </table:table-cell>
          <table:table-cell office:value-type="float" office:value="83.853999999999999" table:style-name="ce11">
            <text:p>83.854</text:p>
          </table:table-cell>
          <table:table-cell office:value-type="float" office:value="81.667000000000002" table:style-name="ce11">
            <text:p>81.667</text:p>
          </table:table-cell>
          <table:table-cell office:value-type="float" office:value="63.9" table:style-name="ce11">
            <text:p>63.9</text:p>
          </table:table-cell>
          <table:table-cell office:value-type="float" office:value="77.510999999999996" table:style-name="ce11">
            <text:p>77.511</text:p>
          </table:table-cell>
          <table:table-cell office:value-type="float" office:value="79.138999999999996" table:style-name="ce11">
            <text:p>79.139</text:p>
          </table:table-cell>
          <table:table-cell office:value-type="float" office:value="84.063999999999993" table:style-name="ce11">
            <text:p>84.064</text:p>
          </table:table-cell>
          <table:table-cell office:value-type="float" office:value="74.948999999999998" table:style-name="ce11">
            <text:p>74.949</text:p>
          </table:table-cell>
          <table:table-cell office:value-type="float" office:value="82.683999999999997" table:style-name="ce11">
            <text:p>82.684</text:p>
          </table:table-cell>
          <table:table-cell office:value-type="float" office:value="82.811000000000007" table:style-name="ce11">
            <text:p>82.811</text:p>
          </table:table-cell>
          <table:table-cell office:value-type="float" office:value="68.930000000000007" table:style-name="ce11">
            <text:p>68.93</text:p>
          </table:table-cell>
          <table:table-cell office:value-type="float" office:value="76.402000000000001" table:style-name="ce11">
            <text:p>76.402</text:p>
          </table:table-cell>
          <table:table-cell office:value-type="float" office:value="81.813999999999993" table:style-name="ce11">
            <text:p>81.814</text:p>
          </table:table-cell>
          <table:table-cell office:value-type="float" office:value="70.573999999999998" table:style-name="ce11">
            <text:p>70.574</text:p>
          </table:table-cell>
          <table:table-cell office:value-type="float" office:value="70.700999999999993" table:style-name="ce11">
            <text:p>70.701</text:p>
          </table:table-cell>
          <table:table-cell office:value-type="float" office:value="68.144999999999996" table:style-name="ce11">
            <text:p>68.145</text:p>
          </table:table-cell>
          <table:table-cell office:value-type="float" office:value="85.198999999999998" table:style-name="ce11">
            <text:p>85.199</text:p>
          </table:table-cell>
          <table:table-cell office:value-type="float" office:value="83.759" table:style-name="ce11">
            <text:p>83.759</text:p>
          </table:table-cell>
          <table:table-cell office:value-type="float" office:value="78.683999999999997" table:style-name="ce11">
            <text:p>78.684</text:p>
          </table:table-cell>
          <table:table-cell office:value-type="float" office:value="63.442999999999998" table:style-name="ce11">
            <text:p>63.443</text:p>
          </table:table-cell>
          <table:table-cell office:value-type="float" office:value="57.618000000000002" table:style-name="ce11">
            <text:p>57.618</text:p>
          </table:table-cell>
          <table:table-cell office:value-type="float" office:value="49.767000000000003" table:style-name="ce11">
            <text:p>49.767</text:p>
          </table:table-cell>
          <table:table-cell office:value-type="float" office:value="55.661000000000001" table:style-name="ce11">
            <text:p>55.661</text:p>
          </table:table-cell>
          <table:table-cell office:value-type="float" office:value="78.183999999999997" table:style-name="ce11">
            <text:p>78.184</text:p>
          </table:table-cell>
          <table:table-cell office:value-type="float" office:value="84.356999999999999" table:style-name="ce11">
            <text:p>84.357</text:p>
          </table:table-cell>
          <table:table-cell office:value-type="float" office:value="72.468999999999994" table:style-name="ce11">
            <text:p>72.469</text:p>
          </table:table-cell>
          <table:table-cell office:value-type="float" office:value="71.885999999999996" table:style-name="ce11">
            <text:p>71.886</text:p>
          </table:table-cell>
          <table:table-cell office:value-type="float" office:value="72.525000000000006" table:style-name="ce11">
            <text:p>72.525</text:p>
          </table:table-cell>
          <table:table-cell office:value-type="float" office:value="79.861000000000004" table:style-name="ce11">
            <text:p>79.861</text:p>
          </table:table-cell>
          <table:table-cell office:value-type="float" office:value="90.418000000000006" table:style-name="ce11">
            <text:p>90.418</text:p>
          </table:table-cell>
          <table:table-cell office:value-type="float" office:value="71.456999999999994" table:style-name="ce11">
            <text:p>71.457</text:p>
          </table:table-cell>
          <table:table-cell office:value-type="float" office:value="61.978000000000002" table:style-name="ce11">
            <text:p>61.978</text:p>
          </table:table-cell>
          <table:table-cell office:value-type="float" office:value="68.694999999999993" table:style-name="ce11">
            <text:p>68.695</text:p>
          </table:table-cell>
          <table:table-cell office:value-type="float" office:value="28.501000000000001" table:style-name="ce11">
            <text:p>28.501</text:p>
          </table:table-cell>
          <table:table-cell office:value-type="float" office:value="32.026000000000003" table:style-name="ce11">
            <text:p>32.026</text:p>
          </table:table-cell>
          <table:table-cell office:value-type="float" office:value="22.734000000000002" table:style-name="ce11">
            <text:p>22.734</text:p>
          </table:table-cell>
          <table:table-cell office:value-type="float" office:value="58.594999999999999" table:style-name="ce11">
            <text:p>58.595</text:p>
          </table:table-cell>
          <table:table-cell office:value-type="float" office:value="43.966999999999999" table:style-name="ce11">
            <text:p>43.967</text:p>
          </table:table-cell>
          <table:table-cell office:value-type="float" office:value="72.516999999999996" table:style-name="ce11">
            <text:p>72.517</text:p>
          </table:table-cell>
          <table:table-cell office:value-type="float" office:value="65.128" table:style-name="ce11">
            <text:p>65.128</text:p>
          </table:table-cell>
          <table:table-cell office:value-type="float" office:value="51.268999999999998" table:style-name="ce11">
            <text:p>51.269</text:p>
          </table:table-cell>
          <table:table-cell office:value-type="float" office:value="54.82" table:style-name="ce11">
            <text:p>54.82</text:p>
          </table:table-cell>
          <table:table-cell office:value-type="float" office:value="34.548999999999999" table:style-name="ce11">
            <text:p>34.549</text:p>
          </table:table-cell>
          <table:table-cell office:value-type="float" office:value="32.411999999999999" table:style-name="ce11">
            <text:p>32.412</text:p>
          </table:table-cell>
          <table:table-cell office:value-type="float" office:value="58.51" table:style-name="ce11">
            <text:p>58.51</text:p>
          </table:table-cell>
          <table:table-cell office:value-type="float" office:value="37.363" table:style-name="ce11">
            <text:p>37.363</text:p>
          </table:table-cell>
          <table:table-cell office:value-type="float" office:value="43.884" table:style-name="ce11">
            <text:p>43.884</text:p>
          </table:table-cell>
          <table:table-cell office:value-type="float" office:value="74.213999999999999" table:style-name="ce11">
            <text:p>74.214</text:p>
          </table:table-cell>
          <table:table-cell office:value-type="float" office:value="59.779000000000003" table:style-name="ce11">
            <text:p>59.779</text:p>
          </table:table-cell>
          <table:table-cell office:value-type="float" office:value="58.92" table:style-name="ce11">
            <text:p>58.92</text:p>
          </table:table-cell>
          <table:table-cell office:value-type="float" office:value="57.067999999999998" table:style-name="ce11">
            <text:p>57.068</text:p>
          </table:table-cell>
          <table:table-cell office:value-type="float" office:value="53.607999999999997" table:style-name="ce11">
            <text:p>53.608</text:p>
          </table:table-cell>
          <table:table-cell office:value-type="float" office:value="52.606999999999999" table:style-name="ce11">
            <text:p>52.607</text:p>
          </table:table-cell>
          <table:table-cell office:value-type="float" office:value="45.811" table:style-name="ce11">
            <text:p>45.811</text:p>
          </table:table-cell>
          <table:table-cell office:value-type="float" office:value="88.393000000000001" table:style-name="ce11">
            <text:p>88.393</text:p>
          </table:table-cell>
          <table:table-cell office:value-type="float" office:value="71.998999999999995" table:style-name="ce11">
            <text:p>71.999</text:p>
          </table:table-cell>
          <table:table-cell office:value-type="float" office:value="69.334000000000003" table:style-name="ce11">
            <text:p>69.334</text:p>
          </table:table-cell>
          <table:table-cell office:value-type="float" office:value="66.445999999999998" table:style-name="ce11">
            <text:p>66.446</text:p>
          </table:table-cell>
          <table:table-cell office:value-type="float" office:value="70.625" table:style-name="ce11">
            <text:p>70.625</text:p>
          </table:table-cell>
          <table:table-cell office:value-type="float" office:value="51.396000000000001" table:style-name="ce11">
            <text:p>51.396</text:p>
          </table:table-cell>
          <table:table-cell office:value-type="float" office:value="38.338000000000001" table:style-name="ce11">
            <text:p>38.338</text:p>
          </table:table-cell>
          <table:table-cell office:value-type="float" office:value="61.515000000000001" table:style-name="ce11">
            <text:p>61.515</text:p>
          </table:table-cell>
          <table:table-cell office:value-type="float" office:value="56.212000000000003" table:style-name="ce11">
            <text:p>56.212</text:p>
          </table:table-cell>
          <table:table-cell office:value-type="float" office:value="79.971999999999994" table:style-name="ce11">
            <text:p>79.972</text:p>
          </table:table-cell>
          <table:table-cell office:value-type="float" office:value="63.642000000000003" table:style-name="ce11">
            <text:p>63.642</text:p>
          </table:table-cell>
          <table:table-cell office:value-type="float" office:value="85.49" table:style-name="ce11">
            <text:p>85.49</text:p>
          </table:table-cell>
          <table:table-cell office:value-type="float" office:value="64.617000000000004" table:style-name="ce11">
            <text:p>64.617</text:p>
          </table:table-cell>
          <table:table-cell office:value-type="float" office:value="53.787999999999997" table:style-name="ce11">
            <text:p>53.788</text:p>
          </table:table-cell>
          <table:table-cell office:value-type="float" office:value="24.46" table:style-name="ce11">
            <text:p>24.46</text:p>
          </table:table-cell>
          <table:table-cell office:value-type="float" office:value="5.7320000000000002" table:style-name="ce11">
            <text:p>5.732</text:p>
          </table:table-cell>
          <table:table-cell office:value-type="float" office:value="11.083" table:style-name="ce11">
            <text:p>11.083</text:p>
          </table:table-cell>
          <table:table-cell office:value-type="float" office:value="29.247" table:style-name="ce11">
            <text:p>29.247</text:p>
          </table:table-cell>
          <table:table-cell office:value-type="float" office:value="53.939" table:style-name="ce11">
            <text:p>53.939</text:p>
          </table:table-cell>
          <table:table-cell office:value-type="float" office:value="8.99" table:style-name="ce11">
            <text:p>8.99</text:p>
          </table:table-cell>
          <table:table-cell office:value-type="float" office:value="79.831000000000003" table:style-name="ce11">
            <text:p>79.831</text:p>
          </table:table-cell>
          <table:table-cell office:value-type="float" office:value="66.884" table:style-name="ce11">
            <text:p>66.884</text:p>
          </table:table-cell>
          <table:table-cell office:value-type="float" office:value="66.8" table:style-name="ce11">
            <text:p>66.8</text:p>
          </table:table-cell>
          <table:table-cell office:value-type="float" office:value="12.851000000000001" table:style-name="ce11">
            <text:p>12.851</text:p>
          </table:table-cell>
          <table:table-cell office:value-type="float" office:value="78.006" table:style-name="ce11">
            <text:p>78.006</text:p>
          </table:table-cell>
          <table:table-cell office:value-type="float" office:value="9.1440000000000001" table:style-name="ce11">
            <text:p>9.144</text:p>
          </table:table-cell>
          <table:table-cell office:value-type="float" office:value="11.917999999999999" table:style-name="ce11">
            <text:p>11.918</text:p>
          </table:table-cell>
          <table:table-cell office:value-type="float" office:value="80.59" table:style-name="ce11">
            <text:p>80.59</text:p>
          </table:table-cell>
          <table:table-cell office:value-type="float" office:value="7.492" table:style-name="ce11">
            <text:p>7.492</text:p>
          </table:table-cell>
          <table:table-cell office:value-type="float" office:value="38.877000000000002" table:style-name="ce11">
            <text:p>38.877</text:p>
          </table:table-cell>
          <table:table-cell office:value-type="float" office:value="46.362000000000002" table:style-name="ce11">
            <text:p>46.362</text:p>
          </table:table-cell>
          <table:table-cell office:value-type="float" office:value="14.760999999999999" table:style-name="ce11">
            <text:p>14.761</text:p>
          </table:table-cell>
          <table:table-cell office:value-type="float" office:value="25" table:style-name="ce11">
            <text:p>25</text:p>
          </table:table-cell>
          <table:table-cell office:value-type="float" office:value="59.247" table:style-name="ce11">
            <text:p>59.247</text:p>
          </table:table-cell>
          <table:table-cell office:value-type="float" office:value="15.753" table:style-name="ce11">
            <text:p>15.753</text:p>
          </table:table-cell>
          <table:table-cell office:value-type="float" office:value="33.774000000000001" table:style-name="ce11">
            <text:p>33.774</text:p>
          </table:table-cell>
          <table:table-cell office:value-type="float" office:value="37.744" table:style-name="ce11">
            <text:p>37.744</text:p>
          </table:table-cell>
          <table:table-cell office:value-type="float" office:value="28.481999999999999" table:style-name="ce11">
            <text:p>28.482</text:p>
          </table:table-cell>
          <table:table-cell office:value-type="float" office:value="54.23" table:style-name="ce11">
            <text:p>54.23</text:p>
          </table:table-cell>
          <table:table-cell office:value-type="float" office:value="28.016999999999999" table:style-name="ce11">
            <text:p>28.017</text:p>
          </table:table-cell>
          <table:table-cell office:value-type="float" office:value="17.753" table:style-name="ce11">
            <text:p>17.753</text:p>
          </table:table-cell>
          <table:table-cell office:value-type="float" office:value="29.768000000000001" table:style-name="ce11">
            <text:p>29.768</text:p>
          </table:table-cell>
          <table:table-cell office:value-type="float" office:value="54.189" table:style-name="ce11">
            <text:p>54.189</text:p>
          </table:table-cell>
          <table:table-cell office:value-type="float" office:value="16.042999999999999" table:style-name="ce11">
            <text:p>16.043</text:p>
          </table:table-cell>
          <table:table-cell office:value-type="float" office:value="67.031999999999996" table:style-name="ce11">
            <text:p>67.032</text:p>
          </table:table-cell>
          <table:table-cell office:value-type="float" office:value="72.742999999999995" table:style-name="ce11">
            <text:p>72.743</text:p>
          </table:table-cell>
          <table:table-cell office:value-type="float" office:value="64.373999999999995" table:style-name="ce11">
            <text:p>64.374</text:p>
          </table:table-cell>
          <table:table-cell office:value-type="float" office:value="36.536999999999999" table:style-name="ce11">
            <text:p>36.537</text:p>
          </table:table-cell>
          <table:table-cell office:value-type="float" office:value="78.784999999999997" table:style-name="ce11">
            <text:p>78.785</text:p>
          </table:table-cell>
          <table:table-cell office:value-type="float" office:value="79.649000000000001" table:style-name="ce11">
            <text:p>79.649</text:p>
          </table:table-cell>
          <table:table-cell office:value-type="float" office:value="53.384999999999998" table:style-name="ce11">
            <text:p>53.385</text:p>
          </table:table-cell>
          <table:table-cell office:value-type="float" office:value="45.481000000000002" table:style-name="ce11">
            <text:p>45.481</text:p>
          </table:table-cell>
          <table:table-cell table:number-columns-repeated="16261"/>
        </table:table-row>
        <table:table-row table:style-name="ro7">
          <table:table-cell office:value-type="string" table:style-name="ce3">
            <text:p>FCDOS</text:p>
          </table:table-cell>
          <table:table-cell office:value-type="string" table:style-name="ce3">
            <text:p>FCDO Services</text:p>
          </table:table-cell>
          <table:table-cell office:value-type="string" table:style-name="ce3">
            <text:p>Foreign, Commonwealth and Development Office</text:p>
          </table:table-cell>
          <table:table-cell office:value-type="string" table:style-name="ce3">
            <text:p/>
          </table:table-cell>
          <table:table-cell office:value-type="float" office:value="70.759" table:style-name="ce11">
            <text:p>70.759</text:p>
          </table:table-cell>
          <table:table-cell office:value-type="float" office:value="58.499000000000002" table:style-name="ce11">
            <text:p>58.499</text:p>
          </table:table-cell>
          <table:table-cell office:value-type="float" office:value="29.815000000000001" table:style-name="ce11">
            <text:p>29.815</text:p>
          </table:table-cell>
          <table:table-cell office:value-type="float" office:value="73.331999999999994" table:style-name="ce11">
            <text:p>73.332</text:p>
          </table:table-cell>
          <table:table-cell office:value-type="float" office:value="76.13" table:style-name="ce11">
            <text:p>76.13</text:p>
          </table:table-cell>
          <table:table-cell office:value-type="float" office:value="66.561999999999998" table:style-name="ce11">
            <text:p>66.562</text:p>
          </table:table-cell>
          <table:table-cell office:value-type="float" office:value="70.322999999999993" table:style-name="ce11">
            <text:p>70.323</text:p>
          </table:table-cell>
          <table:table-cell office:value-type="float" office:value="78.444000000000003" table:style-name="ce11">
            <text:p>78.444</text:p>
          </table:table-cell>
          <table:table-cell office:value-type="float" office:value="52.637999999999998" table:style-name="ce11">
            <text:p>52.638</text:p>
          </table:table-cell>
          <table:table-cell office:value-type="float" office:value="76.122" table:style-name="ce11">
            <text:p>76.122</text:p>
          </table:table-cell>
          <table:table-cell office:value-type="float" office:value="66.39" table:style-name="ce11">
            <text:p>66.39</text:p>
          </table:table-cell>
          <table:table-cell office:value-type="float" office:value="29.408000000000001" table:style-name="ce11">
            <text:p>29.408</text:p>
          </table:table-cell>
          <table:table-cell office:value-type="float" office:value="40.472000000000001" table:style-name="ce11">
            <text:p>40.472</text:p>
          </table:table-cell>
          <table:table-cell office:value-type="float" office:value="90.210999999999999" table:style-name="ce11">
            <text:p>90.211</text:p>
          </table:table-cell>
          <table:table-cell office:value-type="float" office:value="81.242999999999995" table:style-name="ce11">
            <text:p>81.243</text:p>
          </table:table-cell>
          <table:table-cell office:value-type="float" office:value="75.763999999999996" table:style-name="ce11">
            <text:p>75.764</text:p>
          </table:table-cell>
          <table:table-cell office:value-type="float" office:value="57.052999999999997" table:style-name="ce11">
            <text:p>57.053</text:p>
          </table:table-cell>
          <table:table-cell office:value-type="float" office:value="76.396000000000001" table:style-name="ce11">
            <text:p>76.396</text:p>
          </table:table-cell>
          <table:table-cell office:value-type="float" office:value="60.947000000000003" table:style-name="ce11">
            <text:p>60.947</text:p>
          </table:table-cell>
          <table:table-cell office:value-type="float" office:value="72.210999999999999" table:style-name="ce11">
            <text:p>72.211</text:p>
          </table:table-cell>
          <table:table-cell office:value-type="float" office:value="69.683999999999997" table:style-name="ce11">
            <text:p>69.684</text:p>
          </table:table-cell>
          <table:table-cell office:value-type="float" office:value="83.367999999999995" table:style-name="ce11">
            <text:p>83.368</text:p>
          </table:table-cell>
          <table:table-cell office:value-type="float" office:value="80.927000000000007" table:style-name="ce11">
            <text:p>80.927</text:p>
          </table:table-cell>
          <table:table-cell office:value-type="float" office:value="61.076000000000001" table:style-name="ce11">
            <text:p>61.076</text:p>
          </table:table-cell>
          <table:table-cell office:value-type="float" office:value="72.210999999999999" table:style-name="ce11">
            <text:p>72.211</text:p>
          </table:table-cell>
          <table:table-cell office:value-type="float" office:value="77.977000000000004" table:style-name="ce11">
            <text:p>77.977</text:p>
          </table:table-cell>
          <table:table-cell office:value-type="float" office:value="61.262999999999998" table:style-name="ce11">
            <text:p>61.263</text:p>
          </table:table-cell>
          <table:table-cell office:value-type="float" office:value="60.484999999999999" table:style-name="ce11">
            <text:p>60.485</text:p>
          </table:table-cell>
          <table:table-cell office:value-type="float" office:value="65.894999999999996" table:style-name="ce11">
            <text:p>65.895</text:p>
          </table:table-cell>
          <table:table-cell office:value-type="float" office:value="83.385999999999996" table:style-name="ce11">
            <text:p>83.386</text:p>
          </table:table-cell>
          <table:table-cell office:value-type="float" office:value="80.021000000000001" table:style-name="ce11">
            <text:p>80.021</text:p>
          </table:table-cell>
          <table:table-cell office:value-type="float" office:value="71.894999999999996" table:style-name="ce11">
            <text:p>71.895</text:p>
          </table:table-cell>
          <table:table-cell office:value-type="float" office:value="65.016000000000005" table:style-name="ce11">
            <text:p>65.016</text:p>
          </table:table-cell>
          <table:table-cell office:value-type="float" office:value="49.841999999999999" table:style-name="ce11">
            <text:p>49.842</text:p>
          </table:table-cell>
          <table:table-cell office:value-type="float" office:value="48.210999999999999" table:style-name="ce11">
            <text:p>48.211</text:p>
          </table:table-cell>
          <table:table-cell office:value-type="float" office:value="47.734000000000002" table:style-name="ce11">
            <text:p>47.734</text:p>
          </table:table-cell>
          <table:table-cell office:value-type="float" office:value="78.397999999999996" table:style-name="ce11">
            <text:p>78.398</text:p>
          </table:table-cell>
          <table:table-cell office:value-type="float" office:value="82.965000000000003" table:style-name="ce11">
            <text:p>82.965</text:p>
          </table:table-cell>
          <table:table-cell office:value-type="float" office:value="64.384" table:style-name="ce11">
            <text:p>64.384</text:p>
          </table:table-cell>
          <table:table-cell office:value-type="float" office:value="78.608999999999995" table:style-name="ce11">
            <text:p>78.609</text:p>
          </table:table-cell>
          <table:table-cell office:value-type="float" office:value="57.052999999999997" table:style-name="ce11">
            <text:p>57.053</text:p>
          </table:table-cell>
          <table:table-cell office:value-type="float" office:value="68.138999999999996" table:style-name="ce11">
            <text:p>68.139</text:p>
          </table:table-cell>
          <table:table-cell office:value-type="float" office:value="86.933999999999997" table:style-name="ce11">
            <text:p>86.934</text:p>
          </table:table-cell>
          <table:table-cell office:value-type="float" office:value="56.646000000000001" table:style-name="ce11">
            <text:p>56.646</text:p>
          </table:table-cell>
          <table:table-cell office:value-type="float" office:value="59.158000000000001" table:style-name="ce11">
            <text:p>59.158</text:p>
          </table:table-cell>
          <table:table-cell office:value-type="float" office:value="70.451999999999998" table:style-name="ce11">
            <text:p>70.452</text:p>
          </table:table-cell>
          <table:table-cell office:value-type="float" office:value="31.335000000000001" table:style-name="ce11">
            <text:p>31.335</text:p>
          </table:table-cell>
          <table:table-cell office:value-type="float" office:value="32.631999999999998" table:style-name="ce11">
            <text:p>32.632</text:p>
          </table:table-cell>
          <table:table-cell office:value-type="float" office:value="24.105" table:style-name="ce11">
            <text:p>24.105</text:p>
          </table:table-cell>
          <table:table-cell office:value-type="float" office:value="64.841999999999999" table:style-name="ce11">
            <text:p>64.842</text:p>
          </table:table-cell>
          <table:table-cell office:value-type="float" office:value="56.841999999999999" table:style-name="ce11">
            <text:p>56.842</text:p>
          </table:table-cell>
          <table:table-cell office:value-type="float" office:value="54.841999999999999" table:style-name="ce11">
            <text:p>54.842</text:p>
          </table:table-cell>
          <table:table-cell office:value-type="float" office:value="50.948999999999998" table:style-name="ce11">
            <text:p>50.949</text:p>
          </table:table-cell>
          <table:table-cell office:value-type="float" office:value="37.341999999999999" table:style-name="ce11">
            <text:p>37.342</text:p>
          </table:table-cell>
          <table:table-cell office:value-type="float" office:value="42.826999999999998" table:style-name="ce11">
            <text:p>42.827</text:p>
          </table:table-cell>
          <table:table-cell office:value-type="float" office:value="19.684000000000001" table:style-name="ce11">
            <text:p>19.684</text:p>
          </table:table-cell>
          <table:table-cell office:value-type="float" office:value="20.210999999999999" table:style-name="ce11">
            <text:p>20.211</text:p>
          </table:table-cell>
          <table:table-cell office:value-type="float" office:value="55.320999999999998" table:style-name="ce11">
            <text:p>55.321</text:p>
          </table:table-cell>
          <table:table-cell office:value-type="float" office:value="36.881" table:style-name="ce11">
            <text:p>36.881</text:p>
          </table:table-cell>
          <table:table-cell office:value-type="float" office:value="46.526000000000003" table:style-name="ce11">
            <text:p>46.526</text:p>
          </table:table-cell>
          <table:table-cell office:value-type="float" office:value="54.584000000000003" table:style-name="ce11">
            <text:p>54.584</text:p>
          </table:table-cell>
          <table:table-cell office:value-type="float" office:value="50.316000000000003" table:style-name="ce11">
            <text:p>50.316</text:p>
          </table:table-cell>
          <table:table-cell office:value-type="float" office:value="43.743000000000002" table:style-name="ce11">
            <text:p>43.743</text:p>
          </table:table-cell>
          <table:table-cell office:value-type="float" office:value="41.307000000000002" table:style-name="ce11">
            <text:p>41.307</text:p>
          </table:table-cell>
          <table:table-cell office:value-type="float" office:value="36.814" table:style-name="ce11">
            <text:p>36.814</text:p>
          </table:table-cell>
          <table:table-cell office:value-type="float" office:value="39.536999999999999" table:style-name="ce11">
            <text:p>39.537</text:p>
          </table:table-cell>
          <table:table-cell office:value-type="float" office:value="30.632000000000001" table:style-name="ce11">
            <text:p>30.632</text:p>
          </table:table-cell>
          <table:table-cell office:value-type="float" office:value="88.632000000000005" table:style-name="ce11">
            <text:p>88.632</text:p>
          </table:table-cell>
          <table:table-cell office:value-type="float" office:value="68.632000000000005" table:style-name="ce11">
            <text:p>68.632</text:p>
          </table:table-cell>
          <table:table-cell office:value-type="float" office:value="68.492999999999995" table:style-name="ce11">
            <text:p>68.493</text:p>
          </table:table-cell>
          <table:table-cell office:value-type="float" office:value="70.841999999999999" table:style-name="ce11">
            <text:p>70.842</text:p>
          </table:table-cell>
          <table:table-cell office:value-type="float" office:value="75.394000000000005" table:style-name="ce11">
            <text:p>75.394</text:p>
          </table:table-cell>
          <table:table-cell office:value-type="float" office:value="54.154000000000003" table:style-name="ce11">
            <text:p>54.154</text:p>
          </table:table-cell>
          <table:table-cell office:value-type="float" office:value="39.281999999999996" table:style-name="ce11">
            <text:p>39.282</text:p>
          </table:table-cell>
          <table:table-cell office:value-type="float" office:value="59.978999999999999" table:style-name="ce11">
            <text:p>59.979</text:p>
          </table:table-cell>
          <table:table-cell office:value-type="float" office:value="42.887" table:style-name="ce11">
            <text:p>42.887</text:p>
          </table:table-cell>
          <table:table-cell office:value-type="float" office:value="66.841999999999999" table:style-name="ce11">
            <text:p>66.842</text:p>
          </table:table-cell>
          <table:table-cell office:value-type="float" office:value="69.084999999999994" table:style-name="ce11">
            <text:p>69.085</text:p>
          </table:table-cell>
          <table:table-cell office:value-type="float" office:value="88.83" table:style-name="ce11">
            <text:p>88.83</text:p>
          </table:table-cell>
          <table:table-cell office:value-type="float" office:value="66.034000000000006" table:style-name="ce11">
            <text:p>66.034</text:p>
          </table:table-cell>
          <table:table-cell office:value-type="float" office:value="45.005000000000003" table:style-name="ce11">
            <text:p>45.005</text:p>
          </table:table-cell>
          <table:table-cell office:value-type="float" office:value="12.632" table:style-name="ce11">
            <text:p>12.632</text:p>
          </table:table-cell>
          <table:table-cell office:value-type="float" office:value="5.4790000000000001" table:style-name="ce11">
            <text:p>5.479</text:p>
          </table:table-cell>
          <table:table-cell office:value-type="float" office:value="14.858000000000001" table:style-name="ce11">
            <text:p>14.858</text:p>
          </table:table-cell>
          <table:table-cell office:value-type="float" office:value="30.558" table:style-name="ce11">
            <text:p>30.558</text:p>
          </table:table-cell>
          <table:table-cell office:value-type="float" office:value="49.103999999999999" table:style-name="ce11">
            <text:p>49.104</text:p>
          </table:table-cell>
          <table:table-cell office:value-type="float" office:value="9.1969999999999992" table:style-name="ce11">
            <text:p>9.197</text:p>
          </table:table-cell>
          <table:table-cell office:value-type="float" office:value="83.912000000000006" table:style-name="ce11">
            <text:p>83.912</text:p>
          </table:table-cell>
          <table:table-cell office:value-type="float" office:value="71.941000000000003" table:style-name="ce11">
            <text:p>71.941</text:p>
          </table:table-cell>
          <table:table-cell office:value-type="float" office:value="64.805000000000007" table:style-name="ce11">
            <text:p>64.805</text:p>
          </table:table-cell>
          <table:table-cell office:value-type="float" office:value="11.157999999999999" table:style-name="ce11">
            <text:p>11.158</text:p>
          </table:table-cell>
          <table:table-cell office:value-type="float" office:value="81.158000000000001" table:style-name="ce11">
            <text:p>81.158</text:p>
          </table:table-cell>
          <table:table-cell office:value-type="float" office:value="7.6840000000000002" table:style-name="ce11">
            <text:p>7.684</text:p>
          </table:table-cell>
          <table:table-cell office:value-type="float" office:value="10.305" table:style-name="ce11">
            <text:p>10.305</text:p>
          </table:table-cell>
          <table:table-cell office:value-type="float" office:value="81.283000000000001" table:style-name="ce11">
            <text:p>81.283</text:p>
          </table:table-cell>
          <table:table-cell office:value-type="float" office:value="8.4120000000000008" table:style-name="ce11">
            <text:p>8.412</text:p>
          </table:table-cell>
          <table:table-cell office:value-type="float" office:value="35.713999999999999" table:style-name="ce11">
            <text:p>35.714</text:p>
          </table:table-cell>
          <table:table-cell office:value-type="float" office:value="43.878" table:style-name="ce11">
            <text:p>43.878</text:p>
          </table:table-cell>
          <table:table-cell office:value-type="float" office:value="20.408000000000001" table:style-name="ce11">
            <text:p>20.408</text:p>
          </table:table-cell>
          <table:table-cell office:value-type="string" table:style-name="ce8">
            <text:p>[c]</text:p>
          </table:table-cell>
          <table:table-cell office:value-type="float" office:value="62.856999999999999" table:style-name="ce11">
            <text:p>62.857</text:p>
          </table:table-cell>
          <table:table-cell office:value-type="string" table:style-name="ce8">
            <text:p>[c]</text:p>
          </table:table-cell>
          <table:table-cell office:value-type="float" office:value="34.694000000000003" table:style-name="ce11">
            <text:p>34.694</text:p>
          </table:table-cell>
          <table:table-cell office:value-type="float" office:value="38.776000000000003" table:style-name="ce11">
            <text:p>38.776</text:p>
          </table:table-cell>
          <table:table-cell office:value-type="float" office:value="26.530999999999999" table:style-name="ce11">
            <text:p>26.531</text:p>
          </table:table-cell>
          <table:table-cell office:value-type="float" office:value="57.143000000000001" table:style-name="ce11">
            <text:p>57.143</text:p>
          </table:table-cell>
          <table:table-cell office:value-type="float" office:value="22.449000000000002" table:style-name="ce11">
            <text:p>22.449</text:p>
          </table:table-cell>
          <table:table-cell office:value-type="float" office:value="20.408000000000001" table:style-name="ce11">
            <text:p>20.408</text:p>
          </table:table-cell>
          <table:table-cell office:value-type="float" office:value="28.571000000000002" table:style-name="ce11">
            <text:p>28.571</text:p>
          </table:table-cell>
          <table:table-cell office:value-type="float" office:value="48.570999999999998" table:style-name="ce11">
            <text:p>48.571</text:p>
          </table:table-cell>
          <table:table-cell office:value-type="string" table:style-name="ce8">
            <text:p>[c]</text:p>
          </table:table-cell>
          <table:table-cell office:value-type="float" office:value="67.304000000000002" table:style-name="ce11">
            <text:p>67.304</text:p>
          </table:table-cell>
          <table:table-cell office:value-type="float" office:value="71.245999999999995" table:style-name="ce11">
            <text:p>71.246</text:p>
          </table:table-cell>
          <table:table-cell office:value-type="float" office:value="62.021000000000001" table:style-name="ce11">
            <text:p>62.021</text:p>
          </table:table-cell>
          <table:table-cell office:value-type="float" office:value="30.532" table:style-name="ce11">
            <text:p>30.532</text:p>
          </table:table-cell>
          <table:table-cell office:value-type="float" office:value="74.046999999999997" table:style-name="ce11">
            <text:p>74.047</text:p>
          </table:table-cell>
          <table:table-cell office:value-type="float" office:value="72.245999999999995" table:style-name="ce11">
            <text:p>72.246</text:p>
          </table:table-cell>
          <table:table-cell office:value-type="float" office:value="50.634" table:style-name="ce11">
            <text:p>50.634</text:p>
          </table:table-cell>
          <table:table-cell office:value-type="float" office:value="42.463000000000001" table:style-name="ce11">
            <text:p>42.463</text:p>
          </table:table-cell>
          <table:table-cell table:number-columns-repeated="16261"/>
        </table:table-row>
        <table:table-row table:style-name="ro5">
          <table:table-cell office:value-type="string" table:style-name="ce3">
            <text:p>FLS</text:p>
          </table:table-cell>
          <table:table-cell office:value-type="string" table:style-name="ce3">
            <text:p>Forestry and Land Scotland</text:p>
          </table:table-cell>
          <table:table-cell office:value-type="string" table:style-name="ce3">
            <text:p>Scottish Government</text:p>
          </table:table-cell>
          <table:table-cell office:value-type="string" table:style-name="ce3">
            <text:p/>
          </table:table-cell>
          <table:table-cell office:value-type="float" office:value="62.825000000000003" table:style-name="ce11">
            <text:p>62.825</text:p>
          </table:table-cell>
          <table:table-cell office:value-type="float" office:value="62.835999999999999" table:style-name="ce11">
            <text:p>62.836</text:p>
          </table:table-cell>
          <table:table-cell office:value-type="float" office:value="28.042000000000002" table:style-name="ce11">
            <text:p>28.042</text:p>
          </table:table-cell>
          <table:table-cell office:value-type="float" office:value="74.349000000000004" table:style-name="ce11">
            <text:p>74.349</text:p>
          </table:table-cell>
          <table:table-cell office:value-type="float" office:value="81.302999999999997" table:style-name="ce11">
            <text:p>81.303</text:p>
          </table:table-cell>
          <table:table-cell office:value-type="float" office:value="79.585999999999999" table:style-name="ce11">
            <text:p>79.586</text:p>
          </table:table-cell>
          <table:table-cell office:value-type="float" office:value="73.558999999999997" table:style-name="ce11">
            <text:p>73.559</text:p>
          </table:table-cell>
          <table:table-cell office:value-type="float" office:value="78.483000000000004" table:style-name="ce11">
            <text:p>78.483</text:p>
          </table:table-cell>
          <table:table-cell office:value-type="float" office:value="50.137999999999998" table:style-name="ce11">
            <text:p>50.138</text:p>
          </table:table-cell>
          <table:table-cell office:value-type="float" office:value="77.908000000000001" table:style-name="ce11">
            <text:p>77.908</text:p>
          </table:table-cell>
          <table:table-cell office:value-type="float" office:value="71.834000000000003" table:style-name="ce11">
            <text:p>71.834</text:p>
          </table:table-cell>
          <table:table-cell office:value-type="float" office:value="35.862000000000002" table:style-name="ce11">
            <text:p>35.862</text:p>
          </table:table-cell>
          <table:table-cell office:value-type="float" office:value="44.548000000000002" table:style-name="ce11">
            <text:p>44.548</text:p>
          </table:table-cell>
          <table:table-cell office:value-type="float" office:value="95.304000000000002" table:style-name="ce11">
            <text:p>95.304</text:p>
          </table:table-cell>
          <table:table-cell office:value-type="float" office:value="82.897000000000006" table:style-name="ce11">
            <text:p>82.897</text:p>
          </table:table-cell>
          <table:table-cell office:value-type="float" office:value="76.656999999999996" table:style-name="ce11">
            <text:p>76.657</text:p>
          </table:table-cell>
          <table:table-cell office:value-type="float" office:value="63.811999999999998" table:style-name="ce11">
            <text:p>63.812</text:p>
          </table:table-cell>
          <table:table-cell office:value-type="float" office:value="87.828000000000003" table:style-name="ce11">
            <text:p>87.828</text:p>
          </table:table-cell>
          <table:table-cell office:value-type="float" office:value="76.138000000000005" table:style-name="ce11">
            <text:p>76.138</text:p>
          </table:table-cell>
          <table:table-cell office:value-type="float" office:value="83.034000000000006" table:style-name="ce11">
            <text:p>83.034</text:p>
          </table:table-cell>
          <table:table-cell office:value-type="float" office:value="70.620999999999995" table:style-name="ce11">
            <text:p>70.621</text:p>
          </table:table-cell>
          <table:table-cell office:value-type="float" office:value="87.293000000000006" table:style-name="ce11">
            <text:p>87.293</text:p>
          </table:table-cell>
          <table:table-cell office:value-type="float" office:value="84.391999999999996" table:style-name="ce11">
            <text:p>84.392</text:p>
          </table:table-cell>
          <table:table-cell office:value-type="float" office:value="69.709999999999994" table:style-name="ce11">
            <text:p>69.71</text:p>
          </table:table-cell>
          <table:table-cell office:value-type="float" office:value="76.414000000000001" table:style-name="ce11">
            <text:p>76.414</text:p>
          </table:table-cell>
          <table:table-cell office:value-type="float" office:value="81.691999999999993" table:style-name="ce11">
            <text:p>81.692</text:p>
          </table:table-cell>
          <table:table-cell office:value-type="float" office:value="63.26" table:style-name="ce11">
            <text:p>63.26</text:p>
          </table:table-cell>
          <table:table-cell office:value-type="float" office:value="59.945" table:style-name="ce11">
            <text:p>59.945</text:p>
          </table:table-cell>
          <table:table-cell office:value-type="float" office:value="68.784999999999997" table:style-name="ce11">
            <text:p>68.785</text:p>
          </table:table-cell>
          <table:table-cell office:value-type="float" office:value="80.775000000000006" table:style-name="ce11">
            <text:p>80.775</text:p>
          </table:table-cell>
          <table:table-cell office:value-type="float" office:value="79.695999999999998" table:style-name="ce11">
            <text:p>79.696</text:p>
          </table:table-cell>
          <table:table-cell office:value-type="float" office:value="75" table:style-name="ce11">
            <text:p>75</text:p>
          </table:table-cell>
          <table:table-cell office:value-type="float" office:value="54.834000000000003" table:style-name="ce11">
            <text:p>54.834</text:p>
          </table:table-cell>
          <table:table-cell office:value-type="float" office:value="49.723999999999997" table:style-name="ce11">
            <text:p>49.724</text:p>
          </table:table-cell>
          <table:table-cell office:value-type="float" office:value="48.137999999999998" table:style-name="ce11">
            <text:p>48.138</text:p>
          </table:table-cell>
          <table:table-cell office:value-type="float" office:value="48" table:style-name="ce11">
            <text:p>48</text:p>
          </table:table-cell>
          <table:table-cell office:value-type="float" office:value="84.093999999999994" table:style-name="ce11">
            <text:p>84.094</text:p>
          </table:table-cell>
          <table:table-cell office:value-type="float" office:value="83.563999999999993" table:style-name="ce11">
            <text:p>83.564</text:p>
          </table:table-cell>
          <table:table-cell office:value-type="float" office:value="69.241" table:style-name="ce11">
            <text:p>69.241</text:p>
          </table:table-cell>
          <table:table-cell office:value-type="float" office:value="74.861999999999995" table:style-name="ce11">
            <text:p>74.862</text:p>
          </table:table-cell>
          <table:table-cell office:value-type="float" office:value="64.778999999999996" table:style-name="ce11">
            <text:p>64.779</text:p>
          </table:table-cell>
          <table:table-cell office:value-type="float" office:value="72.238" table:style-name="ce11">
            <text:p>72.238</text:p>
          </table:table-cell>
          <table:table-cell office:value-type="float" office:value="88.366" table:style-name="ce11">
            <text:p>88.366</text:p>
          </table:table-cell>
          <table:table-cell office:value-type="float" office:value="69.528999999999996" table:style-name="ce11">
            <text:p>69.529</text:p>
          </table:table-cell>
          <table:table-cell office:value-type="float" office:value="63.26" table:style-name="ce11">
            <text:p>63.26</text:p>
          </table:table-cell>
          <table:table-cell office:value-type="float" office:value="73.102999999999994" table:style-name="ce11">
            <text:p>73.103</text:p>
          </table:table-cell>
          <table:table-cell office:value-type="float" office:value="34.53" table:style-name="ce11">
            <text:p>34.53</text:p>
          </table:table-cell>
          <table:table-cell office:value-type="float" office:value="43.094000000000001" table:style-name="ce11">
            <text:p>43.094</text:p>
          </table:table-cell>
          <table:table-cell office:value-type="float" office:value="29.792999999999999" table:style-name="ce11">
            <text:p>29.793</text:p>
          </table:table-cell>
          <table:table-cell office:value-type="float" office:value="63.171999999999997" table:style-name="ce11">
            <text:p>63.172</text:p>
          </table:table-cell>
          <table:table-cell office:value-type="float" office:value="62.482999999999997" table:style-name="ce11">
            <text:p>62.483</text:p>
          </table:table-cell>
          <table:table-cell office:value-type="float" office:value="57.043999999999997" table:style-name="ce11">
            <text:p>57.044</text:p>
          </table:table-cell>
          <table:table-cell office:value-type="float" office:value="58.701999999999998" table:style-name="ce11">
            <text:p>58.702</text:p>
          </table:table-cell>
          <table:table-cell office:value-type="float" office:value="40.331000000000003" table:style-name="ce11">
            <text:p>40.331</text:p>
          </table:table-cell>
          <table:table-cell office:value-type="float" office:value="47.098999999999997" table:style-name="ce11">
            <text:p>47.099</text:p>
          </table:table-cell>
          <table:table-cell office:value-type="float" office:value="21.379000000000001" table:style-name="ce11">
            <text:p>21.379</text:p>
          </table:table-cell>
          <table:table-cell office:value-type="float" office:value="23.585999999999999" table:style-name="ce11">
            <text:p>23.586</text:p>
          </table:table-cell>
          <table:table-cell office:value-type="float" office:value="58.344999999999999" table:style-name="ce11">
            <text:p>58.345</text:p>
          </table:table-cell>
          <table:table-cell office:value-type="float" office:value="37.621000000000002" table:style-name="ce11">
            <text:p>37.621</text:p>
          </table:table-cell>
          <table:table-cell office:value-type="float" office:value="56.552" table:style-name="ce11">
            <text:p>56.552</text:p>
          </table:table-cell>
          <table:table-cell office:value-type="float" office:value="65.884" table:style-name="ce11">
            <text:p>65.884</text:p>
          </table:table-cell>
          <table:table-cell office:value-type="float" office:value="59.945" table:style-name="ce11">
            <text:p>59.945</text:p>
          </table:table-cell>
          <table:table-cell office:value-type="float" office:value="52.69" table:style-name="ce11">
            <text:p>52.69</text:p>
          </table:table-cell>
          <table:table-cell office:value-type="float" office:value="48.481000000000002" table:style-name="ce11">
            <text:p>48.481</text:p>
          </table:table-cell>
          <table:table-cell office:value-type="float" office:value="43.784999999999997" table:style-name="ce11">
            <text:p>43.785</text:p>
          </table:table-cell>
          <table:table-cell office:value-type="float" office:value="42.759" table:style-name="ce11">
            <text:p>42.759</text:p>
          </table:table-cell>
          <table:table-cell office:value-type="float" office:value="28.69" table:style-name="ce11">
            <text:p>28.69</text:p>
          </table:table-cell>
          <table:table-cell office:value-type="float" office:value="91.861999999999995" table:style-name="ce11">
            <text:p>91.862</text:p>
          </table:table-cell>
          <table:table-cell office:value-type="float" office:value="75.171999999999997" table:style-name="ce11">
            <text:p>75.172</text:p>
          </table:table-cell>
          <table:table-cell office:value-type="float" office:value="72.238" table:style-name="ce11">
            <text:p>72.238</text:p>
          </table:table-cell>
          <table:table-cell office:value-type="float" office:value="74.483000000000004" table:style-name="ce11">
            <text:p>74.483</text:p>
          </table:table-cell>
          <table:table-cell office:value-type="float" office:value="73.203999999999994" table:style-name="ce11">
            <text:p>73.204</text:p>
          </table:table-cell>
          <table:table-cell office:value-type="float" office:value="38.069000000000003" table:style-name="ce11">
            <text:p>38.069</text:p>
          </table:table-cell>
          <table:table-cell office:value-type="float" office:value="26.896999999999998" table:style-name="ce11">
            <text:p>26.897</text:p>
          </table:table-cell>
          <table:table-cell office:value-type="float" office:value="74.724000000000004" table:style-name="ce11">
            <text:p>74.724</text:p>
          </table:table-cell>
          <table:table-cell office:value-type="float" office:value="17.241" table:style-name="ce11">
            <text:p>17.241</text:p>
          </table:table-cell>
          <table:table-cell office:value-type="float" office:value="82.759" table:style-name="ce11">
            <text:p>82.759</text:p>
          </table:table-cell>
          <table:table-cell office:value-type="float" office:value="81.906000000000006" table:style-name="ce11">
            <text:p>81.906</text:p>
          </table:table-cell>
          <table:table-cell office:value-type="float" office:value="93.093999999999994" table:style-name="ce11">
            <text:p>93.094</text:p>
          </table:table-cell>
          <table:table-cell office:value-type="float" office:value="62.603999999999999" table:style-name="ce11">
            <text:p>62.604</text:p>
          </table:table-cell>
          <table:table-cell office:value-type="float" office:value="38.313000000000002" table:style-name="ce11">
            <text:p>38.313</text:p>
          </table:table-cell>
          <table:table-cell office:value-type="float" office:value="8.31" table:style-name="ce11">
            <text:p>8.31</text:p>
          </table:table-cell>
          <table:table-cell office:value-type="float" office:value="5.0209999999999999" table:style-name="ce11">
            <text:p>5.021</text:p>
          </table:table-cell>
          <table:table-cell office:value-type="float" office:value="10.46" table:style-name="ce11">
            <text:p>10.46</text:p>
          </table:table-cell>
          <table:table-cell office:value-type="float" office:value="30.126000000000001" table:style-name="ce11">
            <text:p>30.126</text:p>
          </table:table-cell>
          <table:table-cell office:value-type="float" office:value="54.393000000000001" table:style-name="ce11">
            <text:p>54.393</text:p>
          </table:table-cell>
          <table:table-cell office:value-type="float" office:value="8.2289999999999992" table:style-name="ce11">
            <text:p>8.229</text:p>
          </table:table-cell>
          <table:table-cell office:value-type="float" office:value="75.519000000000005" table:style-name="ce11">
            <text:p>75.519</text:p>
          </table:table-cell>
          <table:table-cell office:value-type="float" office:value="52.624000000000002" table:style-name="ce11">
            <text:p>52.624</text:p>
          </table:table-cell>
          <table:table-cell office:value-type="float" office:value="68.706999999999994" table:style-name="ce11">
            <text:p>68.707</text:p>
          </table:table-cell>
          <table:table-cell office:value-type="float" office:value="8.4250000000000007" table:style-name="ce11">
            <text:p>8.425</text:p>
          </table:table-cell>
          <table:table-cell office:value-type="float" office:value="84.807000000000002" table:style-name="ce11">
            <text:p>84.807</text:p>
          </table:table-cell>
          <table:table-cell office:value-type="float" office:value="6.7679999999999998" table:style-name="ce11">
            <text:p>6.768</text:p>
          </table:table-cell>
          <table:table-cell office:value-type="float" office:value="9.7929999999999993" table:style-name="ce11">
            <text:p>9.793</text:p>
          </table:table-cell>
          <table:table-cell office:value-type="float" office:value="84.828000000000003" table:style-name="ce11">
            <text:p>84.828</text:p>
          </table:table-cell>
          <table:table-cell office:value-type="float" office:value="5.3789999999999996" table:style-name="ce11">
            <text:p>5.379</text:p>
          </table:table-cell>
          <table:table-cell office:value-type="float" office:value="37.143000000000001" table:style-name="ce11">
            <text:p>37.143</text:p>
          </table:table-cell>
          <table:table-cell office:value-type="float" office:value="47.143000000000001" table:style-name="ce11">
            <text:p>47.143</text:p>
          </table:table-cell>
          <table:table-cell office:value-type="float" office:value="15.714" table:style-name="ce11">
            <text:p>15.714</text:p>
          </table:table-cell>
          <table:table-cell office:value-type="string" table:style-name="ce8">
            <text:p>[c]</text:p>
          </table:table-cell>
          <table:table-cell office:value-type="float" office:value="60" table:style-name="ce11">
            <text:p>60</text:p>
          </table:table-cell>
          <table:table-cell office:value-type="string" table:style-name="ce8">
            <text:p>[c]</text:p>
          </table:table-cell>
          <table:table-cell office:value-type="float" office:value="32.393999999999998" table:style-name="ce11">
            <text:p>32.394</text:p>
          </table:table-cell>
          <table:table-cell office:value-type="float" office:value="35.210999999999999" table:style-name="ce11">
            <text:p>35.211</text:p>
          </table:table-cell>
          <table:table-cell office:value-type="float" office:value="32.393999999999998" table:style-name="ce11">
            <text:p>32.394</text:p>
          </table:table-cell>
          <table:table-cell office:value-type="float" office:value="63.38" table:style-name="ce11">
            <text:p>63.38</text:p>
          </table:table-cell>
          <table:table-cell office:value-type="float" office:value="18.309999999999999" table:style-name="ce11">
            <text:p>18.31</text:p>
          </table:table-cell>
          <table:table-cell office:value-type="float" office:value="18.309999999999999" table:style-name="ce11">
            <text:p>18.31</text:p>
          </table:table-cell>
          <table:table-cell office:value-type="string" table:style-name="ce8">
            <text:p>[c]</text:p>
          </table:table-cell>
          <table:table-cell office:value-type="float" office:value="65.385000000000005" table:style-name="ce11">
            <text:p>65.385</text:p>
          </table:table-cell>
          <table:table-cell office:value-type="string" table:style-name="ce8">
            <text:p>[c]</text:p>
          </table:table-cell>
          <table:table-cell office:value-type="float" office:value="69.370999999999995" table:style-name="ce11">
            <text:p>69.371</text:p>
          </table:table-cell>
          <table:table-cell office:value-type="float" office:value="72.152000000000001" table:style-name="ce11">
            <text:p>72.152</text:p>
          </table:table-cell>
          <table:table-cell office:value-type="float" office:value="63.853999999999999" table:style-name="ce11">
            <text:p>63.854</text:p>
          </table:table-cell>
          <table:table-cell office:value-type="float" office:value="30.042000000000002" table:style-name="ce11">
            <text:p>30.042</text:p>
          </table:table-cell>
          <table:table-cell office:value-type="float" office:value="71.888000000000005" table:style-name="ce11">
            <text:p>71.888</text:p>
          </table:table-cell>
          <table:table-cell office:value-type="float" office:value="79.021000000000001" table:style-name="ce11">
            <text:p>79.021</text:p>
          </table:table-cell>
          <table:table-cell office:value-type="float" office:value="62.762" table:style-name="ce11">
            <text:p>62.762</text:p>
          </table:table-cell>
          <table:table-cell office:value-type="float" office:value="44.039000000000001" table:style-name="ce11">
            <text:p>44.039</text:p>
          </table:table-cell>
          <table:table-cell table:number-columns-repeated="16261"/>
        </table:table-row>
        <table:table-row table:style-name="ro5">
          <table:table-cell office:value-type="string" table:style-name="ce3">
            <text:p>FSA</text:p>
          </table:table-cell>
          <table:table-cell office:value-type="string" table:style-name="ce3">
            <text:p>Food Standards Agency</text:p>
          </table:table-cell>
          <table:table-cell office:value-type="string" table:style-name="ce3">
            <text:p>Food Standards Agency</text:p>
          </table:table-cell>
          <table:table-cell office:value-type="string" table:style-name="ce3">
            <text:p/>
          </table:table-cell>
          <table:table-cell office:value-type="float" office:value="82.191999999999993" table:style-name="ce11">
            <text:p>82.192</text:p>
          </table:table-cell>
          <table:table-cell office:value-type="float" office:value="68.790000000000006" table:style-name="ce11">
            <text:p>68.79</text:p>
          </table:table-cell>
          <table:table-cell office:value-type="float" office:value="24.91" table:style-name="ce11">
            <text:p>24.91</text:p>
          </table:table-cell>
          <table:table-cell office:value-type="float" office:value="74.415000000000006" table:style-name="ce11">
            <text:p>74.415</text:p>
          </table:table-cell>
          <table:table-cell office:value-type="float" office:value="79.512" table:style-name="ce11">
            <text:p>79.512</text:p>
          </table:table-cell>
          <table:table-cell office:value-type="float" office:value="88.968000000000004" table:style-name="ce11">
            <text:p>88.968</text:p>
          </table:table-cell>
          <table:table-cell office:value-type="float" office:value="80.988" table:style-name="ce11">
            <text:p>80.988</text:p>
          </table:table-cell>
          <table:table-cell office:value-type="float" office:value="84.153000000000006" table:style-name="ce11">
            <text:p>84.153</text:p>
          </table:table-cell>
          <table:table-cell office:value-type="float" office:value="60.529000000000003" table:style-name="ce11">
            <text:p>60.529</text:p>
          </table:table-cell>
          <table:table-cell office:value-type="float" office:value="83.947999999999993" table:style-name="ce11">
            <text:p>83.948</text:p>
          </table:table-cell>
          <table:table-cell office:value-type="float" office:value="79.492000000000004" table:style-name="ce11">
            <text:p>79.492</text:p>
          </table:table-cell>
          <table:table-cell office:value-type="float" office:value="34.947000000000003" table:style-name="ce11">
            <text:p>34.947</text:p>
          </table:table-cell>
          <table:table-cell office:value-type="float" office:value="61.430999999999997" table:style-name="ce11">
            <text:p>61.431</text:p>
          </table:table-cell>
          <table:table-cell office:value-type="float" office:value="90.382000000000005" table:style-name="ce11">
            <text:p>90.382</text:p>
          </table:table-cell>
          <table:table-cell office:value-type="float" office:value="82.034999999999997" table:style-name="ce11">
            <text:p>82.035</text:p>
          </table:table-cell>
          <table:table-cell office:value-type="float" office:value="76.489000000000004" table:style-name="ce11">
            <text:p>76.489</text:p>
          </table:table-cell>
          <table:table-cell office:value-type="float" office:value="66.322000000000003" table:style-name="ce11">
            <text:p>66.322</text:p>
          </table:table-cell>
          <table:table-cell office:value-type="float" office:value="82.381" table:style-name="ce11">
            <text:p>82.381</text:p>
          </table:table-cell>
          <table:table-cell office:value-type="float" office:value="88.492000000000004" table:style-name="ce11">
            <text:p>88.492</text:p>
          </table:table-cell>
          <table:table-cell office:value-type="float" office:value="89.507000000000005" table:style-name="ce11">
            <text:p>89.507</text:p>
          </table:table-cell>
          <table:table-cell office:value-type="float" office:value="77.760000000000005" table:style-name="ce11">
            <text:p>77.76</text:p>
          </table:table-cell>
          <table:table-cell office:value-type="float" office:value="90.222999999999999" table:style-name="ce11">
            <text:p>90.223</text:p>
          </table:table-cell>
          <table:table-cell office:value-type="float" office:value="87.022000000000006" table:style-name="ce11">
            <text:p>87.022</text:p>
          </table:table-cell>
          <table:table-cell office:value-type="float" office:value="76.727999999999994" table:style-name="ce11">
            <text:p>76.728</text:p>
          </table:table-cell>
          <table:table-cell office:value-type="float" office:value="83.174999999999997" table:style-name="ce11">
            <text:p>83.175</text:p>
          </table:table-cell>
          <table:table-cell office:value-type="float" office:value="84.658000000000001" table:style-name="ce11">
            <text:p>84.658</text:p>
          </table:table-cell>
          <table:table-cell office:value-type="float" office:value="79.554000000000002" table:style-name="ce11">
            <text:p>79.554</text:p>
          </table:table-cell>
          <table:table-cell office:value-type="float" office:value="71.644000000000005" table:style-name="ce11">
            <text:p>71.644</text:p>
          </table:table-cell>
          <table:table-cell office:value-type="float" office:value="78.174999999999997" table:style-name="ce11">
            <text:p>78.175</text:p>
          </table:table-cell>
          <table:table-cell office:value-type="float" office:value="86.974000000000004" table:style-name="ce11">
            <text:p>86.974</text:p>
          </table:table-cell>
          <table:table-cell office:value-type="float" office:value="85.238" table:style-name="ce11">
            <text:p>85.238</text:p>
          </table:table-cell>
          <table:table-cell office:value-type="float" office:value="80.221999999999994" table:style-name="ce11">
            <text:p>80.222</text:p>
          </table:table-cell>
          <table:table-cell office:value-type="float" office:value="73.45" table:style-name="ce11">
            <text:p>73.45</text:p>
          </table:table-cell>
          <table:table-cell office:value-type="float" office:value="57.585000000000001" table:style-name="ce11">
            <text:p>57.585</text:p>
          </table:table-cell>
          <table:table-cell office:value-type="float" office:value="57.585000000000001" table:style-name="ce11">
            <text:p>57.585</text:p>
          </table:table-cell>
          <table:table-cell office:value-type="float" office:value="53.454999999999998" table:style-name="ce11">
            <text:p>53.455</text:p>
          </table:table-cell>
          <table:table-cell office:value-type="float" office:value="86.656000000000006" table:style-name="ce11">
            <text:p>86.656</text:p>
          </table:table-cell>
          <table:table-cell office:value-type="float" office:value="88.792000000000002" table:style-name="ce11">
            <text:p>88.792</text:p>
          </table:table-cell>
          <table:table-cell office:value-type="float" office:value="74.224000000000004" table:style-name="ce11">
            <text:p>74.224</text:p>
          </table:table-cell>
          <table:table-cell office:value-type="float" office:value="86.19" table:style-name="ce11">
            <text:p>86.19</text:p>
          </table:table-cell>
          <table:table-cell office:value-type="float" office:value="75.278000000000006" table:style-name="ce11">
            <text:p>75.278</text:p>
          </table:table-cell>
          <table:table-cell office:value-type="float" office:value="78.775999999999996" table:style-name="ce11">
            <text:p>78.776</text:p>
          </table:table-cell>
          <table:table-cell office:value-type="float" office:value="91.891999999999996" table:style-name="ce11">
            <text:p>91.892</text:p>
          </table:table-cell>
          <table:table-cell office:value-type="float" office:value="82.129000000000005" table:style-name="ce11">
            <text:p>82.129</text:p>
          </table:table-cell>
          <table:table-cell office:value-type="float" office:value="68.924000000000007" table:style-name="ce11">
            <text:p>68.924</text:p>
          </table:table-cell>
          <table:table-cell office:value-type="float" office:value="79.808999999999997" table:style-name="ce11">
            <text:p>79.809</text:p>
          </table:table-cell>
          <table:table-cell office:value-type="float" office:value="33.174999999999997" table:style-name="ce11">
            <text:p>33.175</text:p>
          </table:table-cell>
          <table:table-cell office:value-type="float" office:value="43.570999999999998" table:style-name="ce11">
            <text:p>43.571</text:p>
          </table:table-cell>
          <table:table-cell office:value-type="float" office:value="28.082999999999998" table:style-name="ce11">
            <text:p>28.083</text:p>
          </table:table-cell>
          <table:table-cell office:value-type="float" office:value="77.363" table:style-name="ce11">
            <text:p>77.363</text:p>
          </table:table-cell>
          <table:table-cell office:value-type="float" office:value="56.484000000000002" table:style-name="ce11">
            <text:p>56.484</text:p>
          </table:table-cell>
          <table:table-cell office:value-type="float" office:value="75.198999999999998" table:style-name="ce11">
            <text:p>75.199</text:p>
          </table:table-cell>
          <table:table-cell office:value-type="float" office:value="72.358999999999995" table:style-name="ce11">
            <text:p>72.359</text:p>
          </table:table-cell>
          <table:table-cell office:value-type="float" office:value="63.752000000000002" table:style-name="ce11">
            <text:p>63.752</text:p>
          </table:table-cell>
          <table:table-cell office:value-type="float" office:value="64.915999999999997" table:style-name="ce11">
            <text:p>64.916</text:p>
          </table:table-cell>
          <table:table-cell office:value-type="float" office:value="48.451000000000001" table:style-name="ce11">
            <text:p>48.451</text:p>
          </table:table-cell>
          <table:table-cell office:value-type="float" office:value="46.386000000000003" table:style-name="ce11">
            <text:p>46.386</text:p>
          </table:table-cell>
          <table:table-cell office:value-type="float" office:value="75.616" table:style-name="ce11">
            <text:p>75.616</text:p>
          </table:table-cell>
          <table:table-cell office:value-type="float" office:value="48.686999999999998" table:style-name="ce11">
            <text:p>48.687</text:p>
          </table:table-cell>
          <table:table-cell office:value-type="float" office:value="57.347000000000001" table:style-name="ce11">
            <text:p>57.347</text:p>
          </table:table-cell>
          <table:table-cell office:value-type="float" office:value="73.174999999999997" table:style-name="ce11">
            <text:p>73.175</text:p>
          </table:table-cell>
          <table:table-cell office:value-type="float" office:value="75.040000000000006" table:style-name="ce11">
            <text:p>75.04</text:p>
          </table:table-cell>
          <table:table-cell office:value-type="float" office:value="57.325000000000003" table:style-name="ce11">
            <text:p>57.325</text:p>
          </table:table-cell>
          <table:table-cell office:value-type="float" office:value="63.094999999999999" table:style-name="ce11">
            <text:p>63.095</text:p>
          </table:table-cell>
          <table:table-cell office:value-type="float" office:value="62.56" table:style-name="ce11">
            <text:p>62.56</text:p>
          </table:table-cell>
          <table:table-cell office:value-type="float" office:value="61.825000000000003" table:style-name="ce11">
            <text:p>61.825</text:p>
          </table:table-cell>
          <table:table-cell office:value-type="float" office:value="48.889000000000003" table:style-name="ce11">
            <text:p>48.889</text:p>
          </table:table-cell>
          <table:table-cell office:value-type="float" office:value="92.441999999999993" table:style-name="ce11">
            <text:p>92.442</text:p>
          </table:table-cell>
          <table:table-cell office:value-type="float" office:value="78.872" table:style-name="ce11">
            <text:p>78.872</text:p>
          </table:table-cell>
          <table:table-cell office:value-type="float" office:value="76.194000000000003" table:style-name="ce11">
            <text:p>76.194</text:p>
          </table:table-cell>
          <table:table-cell office:value-type="float" office:value="72.632999999999996" table:style-name="ce11">
            <text:p>72.633</text:p>
          </table:table-cell>
          <table:table-cell office:value-type="float" office:value="85.703000000000003" table:style-name="ce11">
            <text:p>85.703</text:p>
          </table:table-cell>
          <table:table-cell office:value-type="float" office:value="67.754999999999995" table:style-name="ce11">
            <text:p>67.755</text:p>
          </table:table-cell>
          <table:table-cell office:value-type="float" office:value="46.936999999999998" table:style-name="ce11">
            <text:p>46.937</text:p>
          </table:table-cell>
          <table:table-cell office:value-type="float" office:value="84.658000000000001" table:style-name="ce11">
            <text:p>84.658</text:p>
          </table:table-cell>
          <table:table-cell office:value-type="float" office:value="47.100999999999999" table:style-name="ce11">
            <text:p>47.101</text:p>
          </table:table-cell>
          <table:table-cell office:value-type="float" office:value="89.498999999999995" table:style-name="ce11">
            <text:p>89.499</text:p>
          </table:table-cell>
          <table:table-cell office:value-type="float" office:value="85.191000000000003" table:style-name="ce11">
            <text:p>85.191</text:p>
          </table:table-cell>
          <table:table-cell office:value-type="float" office:value="95.233999999999995" table:style-name="ce11">
            <text:p>95.234</text:p>
          </table:table-cell>
          <table:table-cell office:value-type="float" office:value="68.978999999999999" table:style-name="ce11">
            <text:p>68.979</text:p>
          </table:table-cell>
          <table:table-cell office:value-type="float" office:value="56.369" table:style-name="ce11">
            <text:p>56.369</text:p>
          </table:table-cell>
          <table:table-cell office:value-type="float" office:value="18.79" table:style-name="ce11">
            <text:p>18.79</text:p>
          </table:table-cell>
          <table:table-cell office:value-type="float" office:value="5.569" table:style-name="ce11">
            <text:p>5.569</text:p>
          </table:table-cell>
          <table:table-cell office:value-type="float" office:value="10.819000000000001" table:style-name="ce11">
            <text:p>10.819</text:p>
          </table:table-cell>
          <table:table-cell office:value-type="float" office:value="35.799999999999997" table:style-name="ce11">
            <text:p>35.8</text:p>
          </table:table-cell>
          <table:table-cell office:value-type="float" office:value="47.811999999999998" table:style-name="ce11">
            <text:p>47.812</text:p>
          </table:table-cell>
          <table:table-cell office:value-type="float" office:value="7.7720000000000002" table:style-name="ce11">
            <text:p>7.772</text:p>
          </table:table-cell>
          <table:table-cell office:value-type="float" office:value="93.084000000000003" table:style-name="ce11">
            <text:p>93.084</text:p>
          </table:table-cell>
          <table:table-cell office:value-type="float" office:value="76.251000000000005" table:style-name="ce11">
            <text:p>76.251</text:p>
          </table:table-cell>
          <table:table-cell office:value-type="float" office:value="79.760999999999996" table:style-name="ce11">
            <text:p>79.761</text:p>
          </table:table-cell>
          <table:table-cell office:value-type="float" office:value="7.3129999999999997" table:style-name="ce11">
            <text:p>7.313</text:p>
          </table:table-cell>
          <table:table-cell office:value-type="float" office:value="85.850999999999999" table:style-name="ce11">
            <text:p>85.851</text:p>
          </table:table-cell>
          <table:table-cell office:value-type="float" office:value="6.8360000000000003" table:style-name="ce11">
            <text:p>6.836</text:p>
          </table:table-cell>
          <table:table-cell office:value-type="float" office:value="8.8239999999999998" table:style-name="ce11">
            <text:p>8.824</text:p>
          </table:table-cell>
          <table:table-cell office:value-type="float" office:value="85.453000000000003" table:style-name="ce11">
            <text:p>85.453</text:p>
          </table:table-cell>
          <table:table-cell office:value-type="float" office:value="5.7229999999999999" table:style-name="ce11">
            <text:p>5.723</text:p>
          </table:table-cell>
          <table:table-cell office:value-type="float" office:value="32.11" table:style-name="ce11">
            <text:p>32.11</text:p>
          </table:table-cell>
          <table:table-cell office:value-type="float" office:value="44.036999999999999" table:style-name="ce11">
            <text:p>44.037</text:p>
          </table:table-cell>
          <table:table-cell office:value-type="float" office:value="23.853000000000002" table:style-name="ce11">
            <text:p>23.853</text:p>
          </table:table-cell>
          <table:table-cell office:value-type="float" office:value="28.571000000000002" table:style-name="ce11">
            <text:p>28.571</text:p>
          </table:table-cell>
          <table:table-cell office:value-type="float" office:value="54.286000000000001" table:style-name="ce11">
            <text:p>54.286</text:p>
          </table:table-cell>
          <table:table-cell office:value-type="string" table:style-name="ce8">
            <text:p>[c]</text:p>
          </table:table-cell>
          <table:table-cell office:value-type="float" office:value="36.363999999999997" table:style-name="ce11">
            <text:p>36.364</text:p>
          </table:table-cell>
          <table:table-cell office:value-type="float" office:value="34.545000000000002" table:style-name="ce11">
            <text:p>34.545</text:p>
          </table:table-cell>
          <table:table-cell office:value-type="float" office:value="29.091000000000001" table:style-name="ce11">
            <text:p>29.091</text:p>
          </table:table-cell>
          <table:table-cell office:value-type="float" office:value="57.273000000000003" table:style-name="ce11">
            <text:p>57.273</text:p>
          </table:table-cell>
          <table:table-cell office:value-type="float" office:value="26.364000000000001" table:style-name="ce11">
            <text:p>26.364</text:p>
          </table:table-cell>
          <table:table-cell office:value-type="float" office:value="16.364000000000001" table:style-name="ce11">
            <text:p>16.364</text:p>
          </table:table-cell>
          <table:table-cell office:value-type="string" table:style-name="ce8">
            <text:p>[c]</text:p>
          </table:table-cell>
          <table:table-cell office:value-type="float" office:value="54.286000000000001" table:style-name="ce11">
            <text:p>54.286</text:p>
          </table:table-cell>
          <table:table-cell office:value-type="string" table:style-name="ce8">
            <text:p>[c]</text:p>
          </table:table-cell>
          <table:table-cell office:value-type="float" office:value="71.027000000000001" table:style-name="ce11">
            <text:p>71.027</text:p>
          </table:table-cell>
          <table:table-cell office:value-type="float" office:value="73.875" table:style-name="ce11">
            <text:p>73.875</text:p>
          </table:table-cell>
          <table:table-cell office:value-type="float" office:value="65.141000000000005" table:style-name="ce11">
            <text:p>65.141</text:p>
          </table:table-cell>
          <table:table-cell office:value-type="float" office:value="33.573999999999998" table:style-name="ce11">
            <text:p>33.574</text:p>
          </table:table-cell>
          <table:table-cell office:value-type="float" office:value="74.519000000000005" table:style-name="ce11">
            <text:p>74.519</text:p>
          </table:table-cell>
          <table:table-cell office:value-type="float" office:value="73.718000000000004" table:style-name="ce11">
            <text:p>73.718</text:p>
          </table:table-cell>
          <table:table-cell office:value-type="float" office:value="64.744" table:style-name="ce11">
            <text:p>64.744</text:p>
          </table:table-cell>
          <table:table-cell office:value-type="float" office:value="59.533000000000001" table:style-name="ce11">
            <text:p>59.533</text:p>
          </table:table-cell>
          <table:table-cell table:number-columns-repeated="16261"/>
        </table:table-row>
        <table:table-row table:style-name="ro5">
          <table:table-cell office:value-type="string" table:style-name="ce3">
            <text:p>FSS</text:p>
          </table:table-cell>
          <table:table-cell office:value-type="string" table:style-name="ce3">
            <text:p>Food Standards Scotland</text:p>
          </table:table-cell>
          <table:table-cell office:value-type="string" table:style-name="ce3">
            <text:p>Scottish Government</text:p>
          </table:table-cell>
          <table:table-cell office:value-type="string" table:style-name="ce3">
            <text:p/>
          </table:table-cell>
          <table:table-cell office:value-type="float" office:value="89.17" table:style-name="ce11">
            <text:p>89.17</text:p>
          </table:table-cell>
          <table:table-cell office:value-type="float" office:value="71.707999999999998" table:style-name="ce11">
            <text:p>71.708</text:p>
          </table:table-cell>
          <table:table-cell office:value-type="float" office:value="22.556999999999999" table:style-name="ce11">
            <text:p>22.557</text:p>
          </table:table-cell>
          <table:table-cell office:value-type="float" office:value="78.305999999999997" table:style-name="ce11">
            <text:p>78.306</text:p>
          </table:table-cell>
          <table:table-cell office:value-type="float" office:value="84.453000000000003" table:style-name="ce11">
            <text:p>84.453</text:p>
          </table:table-cell>
          <table:table-cell office:value-type="float" office:value="88.664000000000001" table:style-name="ce11">
            <text:p>88.664</text:p>
          </table:table-cell>
          <table:table-cell office:value-type="float" office:value="82.49" table:style-name="ce11">
            <text:p>82.49</text:p>
          </table:table-cell>
          <table:table-cell office:value-type="float" office:value="87.179000000000002" table:style-name="ce11">
            <text:p>87.179</text:p>
          </table:table-cell>
          <table:table-cell office:value-type="float" office:value="67.239999999999995" table:style-name="ce11">
            <text:p>67.24</text:p>
          </table:table-cell>
          <table:table-cell office:value-type="float" office:value="84.108999999999995" table:style-name="ce11">
            <text:p>84.109</text:p>
          </table:table-cell>
          <table:table-cell office:value-type="float" office:value="84.614999999999995" table:style-name="ce11">
            <text:p>84.615</text:p>
          </table:table-cell>
          <table:table-cell office:value-type="float" office:value="49.662999999999997" table:style-name="ce11">
            <text:p>49.663</text:p>
          </table:table-cell>
          <table:table-cell office:value-type="float" office:value="61.970999999999997" table:style-name="ce11">
            <text:p>61.971</text:p>
          </table:table-cell>
          <table:table-cell office:value-type="float" office:value="93.927000000000007" table:style-name="ce11">
            <text:p>93.927</text:p>
          </table:table-cell>
          <table:table-cell office:value-type="float" office:value="91.498000000000005" table:style-name="ce11">
            <text:p>91.498</text:p>
          </table:table-cell>
          <table:table-cell office:value-type="float" office:value="86.64" table:style-name="ce11">
            <text:p>86.64</text:p>
          </table:table-cell>
          <table:table-cell office:value-type="float" office:value="71.254999999999995" table:style-name="ce11">
            <text:p>71.255</text:p>
          </table:table-cell>
          <table:table-cell office:value-type="float" office:value="78.947000000000003" table:style-name="ce11">
            <text:p>78.947</text:p>
          </table:table-cell>
          <table:table-cell office:value-type="float" office:value="88.210999999999999" table:style-name="ce11">
            <text:p>88.211</text:p>
          </table:table-cell>
          <table:table-cell office:value-type="float" office:value="89.069000000000003" table:style-name="ce11">
            <text:p>89.069</text:p>
          </table:table-cell>
          <table:table-cell office:value-type="float" office:value="82.114000000000004" table:style-name="ce11">
            <text:p>82.114</text:p>
          </table:table-cell>
          <table:table-cell office:value-type="float" office:value="87.448999999999998" table:style-name="ce11">
            <text:p>87.449</text:p>
          </table:table-cell>
          <table:table-cell office:value-type="float" office:value="86.584999999999994" table:style-name="ce11">
            <text:p>86.585</text:p>
          </table:table-cell>
          <table:table-cell office:value-type="float" office:value="80.162000000000006" table:style-name="ce11">
            <text:p>80.162</text:p>
          </table:table-cell>
          <table:table-cell office:value-type="float" office:value="82.995999999999995" table:style-name="ce11">
            <text:p>82.996</text:p>
          </table:table-cell>
          <table:table-cell office:value-type="float" office:value="86.234999999999999" table:style-name="ce11">
            <text:p>86.235</text:p>
          </table:table-cell>
          <table:table-cell office:value-type="float" office:value="79.757000000000005" table:style-name="ce11">
            <text:p>79.757</text:p>
          </table:table-cell>
          <table:table-cell office:value-type="float" office:value="77.328000000000003" table:style-name="ce11">
            <text:p>77.328</text:p>
          </table:table-cell>
          <table:table-cell office:value-type="float" office:value="79.757000000000005" table:style-name="ce11">
            <text:p>79.757</text:p>
          </table:table-cell>
          <table:table-cell office:value-type="float" office:value="91.093000000000004" table:style-name="ce11">
            <text:p>91.093</text:p>
          </table:table-cell>
          <table:table-cell office:value-type="float" office:value="89.474000000000004" table:style-name="ce11">
            <text:p>89.474</text:p>
          </table:table-cell>
          <table:table-cell office:value-type="float" office:value="80.971999999999994" table:style-name="ce11">
            <text:p>80.972</text:p>
          </table:table-cell>
          <table:table-cell office:value-type="float" office:value="77.143000000000001" table:style-name="ce11">
            <text:p>77.143</text:p>
          </table:table-cell>
          <table:table-cell office:value-type="float" office:value="65.587000000000003" table:style-name="ce11">
            <text:p>65.587</text:p>
          </table:table-cell>
          <table:table-cell office:value-type="float" office:value="60.323999999999998" table:style-name="ce11">
            <text:p>60.324</text:p>
          </table:table-cell>
          <table:table-cell office:value-type="float" office:value="65.992000000000004" table:style-name="ce11">
            <text:p>65.992</text:p>
          </table:table-cell>
          <table:table-cell office:value-type="float" office:value="85.02" table:style-name="ce11">
            <text:p>85.02</text:p>
          </table:table-cell>
          <table:table-cell office:value-type="float" office:value="89.879000000000005" table:style-name="ce11">
            <text:p>89.879</text:p>
          </table:table-cell>
          <table:table-cell office:value-type="float" office:value="78.138000000000005" table:style-name="ce11">
            <text:p>78.138</text:p>
          </table:table-cell>
          <table:table-cell office:value-type="float" office:value="83.400999999999996" table:style-name="ce11">
            <text:p>83.401</text:p>
          </table:table-cell>
          <table:table-cell office:value-type="float" office:value="80.971999999999994" table:style-name="ce11">
            <text:p>80.972</text:p>
          </table:table-cell>
          <table:table-cell office:value-type="float" office:value="88.114999999999995" table:style-name="ce11">
            <text:p>88.115</text:p>
          </table:table-cell>
          <table:table-cell office:value-type="float" office:value="94.736999999999995" table:style-name="ce11">
            <text:p>94.737</text:p>
          </table:table-cell>
          <table:table-cell office:value-type="float" office:value="85.424999999999997" table:style-name="ce11">
            <text:p>85.425</text:p>
          </table:table-cell>
          <table:table-cell office:value-type="float" office:value="74.899000000000001" table:style-name="ce11">
            <text:p>74.899</text:p>
          </table:table-cell>
          <table:table-cell office:value-type="float" office:value="83.400999999999996" table:style-name="ce11">
            <text:p>83.401</text:p>
          </table:table-cell>
          <table:table-cell office:value-type="float" office:value="49.393000000000001" table:style-name="ce11">
            <text:p>49.393</text:p>
          </table:table-cell>
          <table:table-cell office:value-type="float" office:value="59.109000000000002" table:style-name="ce11">
            <text:p>59.109</text:p>
          </table:table-cell>
          <table:table-cell office:value-type="float" office:value="40.65" table:style-name="ce11">
            <text:p>40.65</text:p>
          </table:table-cell>
          <table:table-cell office:value-type="float" office:value="74.088999999999999" table:style-name="ce11">
            <text:p>74.089</text:p>
          </table:table-cell>
          <table:table-cell office:value-type="float" office:value="61.942999999999998" table:style-name="ce11">
            <text:p>61.943</text:p>
          </table:table-cell>
          <table:table-cell office:value-type="float" office:value="78.543000000000006" table:style-name="ce11">
            <text:p>78.543</text:p>
          </table:table-cell>
          <table:table-cell office:value-type="float" office:value="70.444999999999993" table:style-name="ce11">
            <text:p>70.445</text:p>
          </table:table-cell>
          <table:table-cell office:value-type="float" office:value="59.756" table:style-name="ce11">
            <text:p>59.756</text:p>
          </table:table-cell>
          <table:table-cell office:value-type="float" office:value="65.305999999999997" table:style-name="ce11">
            <text:p>65.306</text:p>
          </table:table-cell>
          <table:table-cell office:value-type="float" office:value="54.250999999999998" table:style-name="ce11">
            <text:p>54.251</text:p>
          </table:table-cell>
          <table:table-cell office:value-type="float" office:value="47.368000000000002" table:style-name="ce11">
            <text:p>47.368</text:p>
          </table:table-cell>
          <table:table-cell office:value-type="float" office:value="72.47" table:style-name="ce11">
            <text:p>72.47</text:p>
          </table:table-cell>
          <table:table-cell office:value-type="float" office:value="49.798000000000002" table:style-name="ce11">
            <text:p>49.798</text:p>
          </table:table-cell>
          <table:table-cell office:value-type="float" office:value="59.514000000000003" table:style-name="ce11">
            <text:p>59.514</text:p>
          </table:table-cell>
          <table:table-cell office:value-type="float" office:value="79.591999999999999" table:style-name="ce11">
            <text:p>79.592</text:p>
          </table:table-cell>
          <table:table-cell office:value-type="float" office:value="74.796999999999997" table:style-name="ce11">
            <text:p>74.797</text:p>
          </table:table-cell>
          <table:table-cell office:value-type="float" office:value="61.134" table:style-name="ce11">
            <text:p>61.134</text:p>
          </table:table-cell>
          <table:table-cell office:value-type="float" office:value="70.444999999999993" table:style-name="ce11">
            <text:p>70.445</text:p>
          </table:table-cell>
          <table:table-cell office:value-type="float" office:value="67.885999999999996" table:style-name="ce11">
            <text:p>67.886</text:p>
          </table:table-cell>
          <table:table-cell office:value-type="float" office:value="65.853999999999999" table:style-name="ce11">
            <text:p>65.854</text:p>
          </table:table-cell>
          <table:table-cell office:value-type="float" office:value="49.393000000000001" table:style-name="ce11">
            <text:p>49.393</text:p>
          </table:table-cell>
          <table:table-cell office:value-type="float" office:value="95.122" table:style-name="ce11">
            <text:p>95.122</text:p>
          </table:table-cell>
          <table:table-cell office:value-type="float" office:value="75.709000000000003" table:style-name="ce11">
            <text:p>75.709</text:p>
          </table:table-cell>
          <table:table-cell office:value-type="float" office:value="82.590999999999994" table:style-name="ce11">
            <text:p>82.591</text:p>
          </table:table-cell>
          <table:table-cell office:value-type="float" office:value="79.268000000000001" table:style-name="ce11">
            <text:p>79.268</text:p>
          </table:table-cell>
          <table:table-cell office:value-type="float" office:value="82.995999999999995" table:style-name="ce11">
            <text:p>82.996</text:p>
          </table:table-cell>
          <table:table-cell office:value-type="float" office:value="62.856999999999999" table:style-name="ce11">
            <text:p>62.857</text:p>
          </table:table-cell>
          <table:table-cell office:value-type="float" office:value="52.631999999999998" table:style-name="ce11">
            <text:p>52.632</text:p>
          </table:table-cell>
          <table:table-cell office:value-type="float" office:value="80.971999999999994" table:style-name="ce11">
            <text:p>80.972</text:p>
          </table:table-cell>
          <table:table-cell office:value-type="float" office:value="55.466000000000001" table:style-name="ce11">
            <text:p>55.466</text:p>
          </table:table-cell>
          <table:table-cell office:value-type="float" office:value="93.927000000000007" table:style-name="ce11">
            <text:p>93.927</text:p>
          </table:table-cell>
          <table:table-cell office:value-type="float" office:value="73.278999999999996" table:style-name="ce11">
            <text:p>73.279</text:p>
          </table:table-cell>
          <table:table-cell office:value-type="float" office:value="95.472999999999999" table:style-name="ce11">
            <text:p>95.473</text:p>
          </table:table-cell>
          <table:table-cell office:value-type="float" office:value="73.278999999999996" table:style-name="ce11">
            <text:p>73.279</text:p>
          </table:table-cell>
          <table:table-cell office:value-type="float" office:value="68.016000000000005" table:style-name="ce11">
            <text:p>68.016</text:p>
          </table:table-cell>
          <table:table-cell office:value-type="float" office:value="30.364000000000001" table:style-name="ce11">
            <text:p>30.364</text:p>
          </table:table-cell>
          <table:table-cell office:value-type="float" office:value="4.8579999999999997" table:style-name="ce11">
            <text:p>4.858</text:p>
          </table:table-cell>
          <table:table-cell office:value-type="float" office:value="10.121" table:style-name="ce11">
            <text:p>10.121</text:p>
          </table:table-cell>
          <table:table-cell office:value-type="float" office:value="32.793999999999997" table:style-name="ce11">
            <text:p>32.794</text:p>
          </table:table-cell>
          <table:table-cell office:value-type="float" office:value="52.226999999999997" table:style-name="ce11">
            <text:p>52.227</text:p>
          </table:table-cell>
          <table:table-cell office:value-type="float" office:value="10.526" table:style-name="ce11">
            <text:p>10.526</text:p>
          </table:table-cell>
          <table:table-cell office:value-type="float" office:value="94.331999999999994" table:style-name="ce11">
            <text:p>94.332</text:p>
          </table:table-cell>
          <table:table-cell office:value-type="float" office:value="80.566999999999993" table:style-name="ce11">
            <text:p>80.567</text:p>
          </table:table-cell>
          <table:table-cell office:value-type="float" office:value="82.995999999999995" table:style-name="ce11">
            <text:p>82.996</text:p>
          </table:table-cell>
          <table:table-cell office:value-type="float" office:value="6.883" table:style-name="ce11">
            <text:p>6.883</text:p>
          </table:table-cell>
          <table:table-cell office:value-type="float" office:value="89.879000000000005" table:style-name="ce11">
            <text:p>89.879</text:p>
          </table:table-cell>
          <table:table-cell office:value-type="string" table:style-name="ce8">
            <text:p>[c]</text:p>
          </table:table-cell>
          <table:table-cell office:value-type="float" office:value="9.7170000000000005" table:style-name="ce11">
            <text:p>9.717</text:p>
          </table:table-cell>
          <table:table-cell office:value-type="float" office:value="86.234999999999999" table:style-name="ce11">
            <text:p>86.235</text:p>
          </table:table-cell>
          <table:table-cell office:value-type="float" office:value="4.0490000000000004" table:style-name="ce11">
            <text:p>4.049</text:p>
          </table:table-cell>
          <table:table-cell office:value-type="float" office:value="50" table:style-name="ce11">
            <text:p>5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5.832999999999998" table:style-name="ce11">
            <text:p>45.833</text:p>
          </table:table-cell>
          <table:table-cell office:value-type="string" table:style-name="ce8">
            <text:p>[c]</text:p>
          </table:table-cell>
          <table:table-cell office:value-type="string" table:style-name="ce8">
            <text:p>[c]</text:p>
          </table:table-cell>
          <table:table-cell office:value-type="float" office:value="70.832999999999998" table:style-name="ce11">
            <text:p>70.83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5.203000000000003" table:style-name="ce11">
            <text:p>75.203</text:p>
          </table:table-cell>
          <table:table-cell office:value-type="float" office:value="77.236000000000004" table:style-name="ce11">
            <text:p>77.236</text:p>
          </table:table-cell>
          <table:table-cell office:value-type="float" office:value="72.763999999999996" table:style-name="ce11">
            <text:p>72.764</text:p>
          </table:table-cell>
          <table:table-cell office:value-type="float" office:value="23.265000000000001" table:style-name="ce11">
            <text:p>23.265</text:p>
          </table:table-cell>
          <table:table-cell office:value-type="float" office:value="80.081000000000003" table:style-name="ce11">
            <text:p>80.081</text:p>
          </table:table-cell>
          <table:table-cell office:value-type="float" office:value="82.114000000000004" table:style-name="ce11">
            <text:p>82.114</text:p>
          </table:table-cell>
          <table:table-cell office:value-type="float" office:value="74.39" table:style-name="ce11">
            <text:p>74.39</text:p>
          </table:table-cell>
          <table:table-cell office:value-type="float" office:value="70.444999999999993" table:style-name="ce11">
            <text:p>70.445</text:p>
          </table:table-cell>
          <table:table-cell table:number-columns-repeated="16261"/>
        </table:table-row>
        <table:table-row table:style-name="ro5">
          <table:table-cell office:value-type="string" table:style-name="ce3">
            <text:p>GAD</text:p>
          </table:table-cell>
          <table:table-cell office:value-type="string" table:style-name="ce3">
            <text:p>Government Actuary's Department</text:p>
          </table:table-cell>
          <table:table-cell office:value-type="string" table:style-name="ce3">
            <text:p>Government Actuary's Department</text:p>
          </table:table-cell>
          <table:table-cell office:value-type="string" table:style-name="ce3">
            <text:p/>
          </table:table-cell>
          <table:table-cell office:value-type="float" office:value="77.295000000000002" table:style-name="ce11">
            <text:p>77.295</text:p>
          </table:table-cell>
          <table:table-cell office:value-type="float" office:value="69.715000000000003" table:style-name="ce11">
            <text:p>69.715</text:p>
          </table:table-cell>
          <table:table-cell office:value-type="float" office:value="24.119" table:style-name="ce11">
            <text:p>24.119</text:p>
          </table:table-cell>
          <table:table-cell office:value-type="float" office:value="73.66" table:style-name="ce11">
            <text:p>73.66</text:p>
          </table:table-cell>
          <table:table-cell office:value-type="float" office:value="82.875" table:style-name="ce11">
            <text:p>82.875</text:p>
          </table:table-cell>
          <table:table-cell office:value-type="float" office:value="82.188000000000002" table:style-name="ce11">
            <text:p>82.188</text:p>
          </table:table-cell>
          <table:table-cell office:value-type="float" office:value="77.153000000000006" table:style-name="ce11">
            <text:p>77.153</text:p>
          </table:table-cell>
          <table:table-cell office:value-type="float" office:value="84.486000000000004" table:style-name="ce11">
            <text:p>84.486</text:p>
          </table:table-cell>
          <table:table-cell office:value-type="float" office:value="62.893000000000001" table:style-name="ce11">
            <text:p>62.893</text:p>
          </table:table-cell>
          <table:table-cell office:value-type="float" office:value="84.375" table:style-name="ce11">
            <text:p>84.375</text:p>
          </table:table-cell>
          <table:table-cell office:value-type="float" office:value="79.271000000000001" table:style-name="ce11">
            <text:p>79.271</text:p>
          </table:table-cell>
          <table:table-cell office:value-type="float" office:value="30.818000000000001" table:style-name="ce11">
            <text:p>30.818</text:p>
          </table:table-cell>
          <table:table-cell office:value-type="float" office:value="70.3" table:style-name="ce11">
            <text:p>70.3</text:p>
          </table:table-cell>
          <table:table-cell office:value-type="float" office:value="90" table:style-name="ce11">
            <text:p>90</text:p>
          </table:table-cell>
          <table:table-cell office:value-type="float" office:value="86.792000000000002" table:style-name="ce11">
            <text:p>86.792</text:p>
          </table:table-cell>
          <table:table-cell office:value-type="float" office:value="81.646000000000001" table:style-name="ce11">
            <text:p>81.646</text:p>
          </table:table-cell>
          <table:table-cell office:value-type="float" office:value="68.353999999999999" table:style-name="ce11">
            <text:p>68.354</text:p>
          </table:table-cell>
          <table:table-cell office:value-type="float" office:value="86.792000000000002" table:style-name="ce11">
            <text:p>86.792</text:p>
          </table:table-cell>
          <table:table-cell office:value-type="float" office:value="83.125" table:style-name="ce11">
            <text:p>83.125</text:p>
          </table:table-cell>
          <table:table-cell office:value-type="float" office:value="81.132000000000005" table:style-name="ce11">
            <text:p>81.132</text:p>
          </table:table-cell>
          <table:table-cell office:value-type="float" office:value="72.956000000000003" table:style-name="ce11">
            <text:p>72.956</text:p>
          </table:table-cell>
          <table:table-cell office:value-type="float" office:value="90" table:style-name="ce11">
            <text:p>90</text:p>
          </table:table-cell>
          <table:table-cell office:value-type="float" office:value="84.277000000000001" table:style-name="ce11">
            <text:p>84.277</text:p>
          </table:table-cell>
          <table:table-cell office:value-type="float" office:value="68.353999999999999" table:style-name="ce11">
            <text:p>68.354</text:p>
          </table:table-cell>
          <table:table-cell office:value-type="float" office:value="82.39" table:style-name="ce11">
            <text:p>82.39</text:p>
          </table:table-cell>
          <table:table-cell office:value-type="float" office:value="80.503" table:style-name="ce11">
            <text:p>80.503</text:p>
          </table:table-cell>
          <table:table-cell office:value-type="float" office:value="71.697999999999993" table:style-name="ce11">
            <text:p>71.698</text:p>
          </table:table-cell>
          <table:table-cell office:value-type="float" office:value="69.811000000000007" table:style-name="ce11">
            <text:p>69.811</text:p>
          </table:table-cell>
          <table:table-cell office:value-type="float" office:value="72.956000000000003" table:style-name="ce11">
            <text:p>72.956</text:p>
          </table:table-cell>
          <table:table-cell office:value-type="float" office:value="86.075999999999993" table:style-name="ce11">
            <text:p>86.076</text:p>
          </table:table-cell>
          <table:table-cell office:value-type="float" office:value="83.647999999999996" table:style-name="ce11">
            <text:p>83.648</text:p>
          </table:table-cell>
          <table:table-cell office:value-type="float" office:value="83.647999999999996" table:style-name="ce11">
            <text:p>83.648</text:p>
          </table:table-cell>
          <table:table-cell office:value-type="float" office:value="68.986999999999995" table:style-name="ce11">
            <text:p>68.987</text:p>
          </table:table-cell>
          <table:table-cell office:value-type="float" office:value="60.377000000000002" table:style-name="ce11">
            <text:p>60.377</text:p>
          </table:table-cell>
          <table:table-cell office:value-type="float" office:value="59.119" table:style-name="ce11">
            <text:p>59.119</text:p>
          </table:table-cell>
          <table:table-cell office:value-type="float" office:value="63.923999999999999" table:style-name="ce11">
            <text:p>63.924</text:p>
          </table:table-cell>
          <table:table-cell office:value-type="float" office:value="86.792000000000002" table:style-name="ce11">
            <text:p>86.792</text:p>
          </table:table-cell>
          <table:table-cell office:value-type="float" office:value="87.5" table:style-name="ce11">
            <text:p>87.5</text:p>
          </table:table-cell>
          <table:table-cell office:value-type="float" office:value="77.5" table:style-name="ce11">
            <text:p>77.5</text:p>
          </table:table-cell>
          <table:table-cell office:value-type="float" office:value="85.625" table:style-name="ce11">
            <text:p>85.625</text:p>
          </table:table-cell>
          <table:table-cell office:value-type="float" office:value="81.875" table:style-name="ce11">
            <text:p>81.875</text:p>
          </table:table-cell>
          <table:table-cell office:value-type="float" office:value="80" table:style-name="ce11">
            <text:p>80</text:p>
          </table:table-cell>
          <table:table-cell office:value-type="float" office:value="86.075999999999993" table:style-name="ce11">
            <text:p>86.076</text:p>
          </table:table-cell>
          <table:table-cell office:value-type="float" office:value="76.73" table:style-name="ce11">
            <text:p>76.73</text:p>
          </table:table-cell>
          <table:table-cell office:value-type="float" office:value="73.418000000000006" table:style-name="ce11">
            <text:p>73.418</text:p>
          </table:table-cell>
          <table:table-cell office:value-type="float" office:value="76.73" table:style-name="ce11">
            <text:p>76.73</text:p>
          </table:table-cell>
          <table:table-cell office:value-type="float" office:value="31.013000000000002" table:style-name="ce11">
            <text:p>31.013</text:p>
          </table:table-cell>
          <table:table-cell office:value-type="float" office:value="38.365000000000002" table:style-name="ce11">
            <text:p>38.365</text:p>
          </table:table-cell>
          <table:table-cell office:value-type="float" office:value="23.417999999999999" table:style-name="ce11">
            <text:p>23.418</text:p>
          </table:table-cell>
          <table:table-cell office:value-type="float" office:value="84.177000000000007" table:style-name="ce11">
            <text:p>84.177</text:p>
          </table:table-cell>
          <table:table-cell office:value-type="float" office:value="67.296000000000006" table:style-name="ce11">
            <text:p>67.296</text:p>
          </table:table-cell>
          <table:table-cell office:value-type="float" office:value="84.277000000000001" table:style-name="ce11">
            <text:p>84.277</text:p>
          </table:table-cell>
          <table:table-cell office:value-type="float" office:value="75.471999999999994" table:style-name="ce11">
            <text:p>75.472</text:p>
          </table:table-cell>
          <table:table-cell office:value-type="float" office:value="72.326999999999998" table:style-name="ce11">
            <text:p>72.327</text:p>
          </table:table-cell>
          <table:table-cell office:value-type="float" office:value="69.62" table:style-name="ce11">
            <text:p>69.62</text:p>
          </table:table-cell>
          <table:table-cell office:value-type="float" office:value="61.634999999999998" table:style-name="ce11">
            <text:p>61.635</text:p>
          </table:table-cell>
          <table:table-cell office:value-type="float" office:value="62.893000000000001" table:style-name="ce11">
            <text:p>62.893</text:p>
          </table:table-cell>
          <table:table-cell office:value-type="float" office:value="74.843000000000004" table:style-name="ce11">
            <text:p>74.843</text:p>
          </table:table-cell>
          <table:table-cell office:value-type="float" office:value="59.747999999999998" table:style-name="ce11">
            <text:p>59.748</text:p>
          </table:table-cell>
          <table:table-cell office:value-type="float" office:value="71.697999999999993" table:style-name="ce11">
            <text:p>71.698</text:p>
          </table:table-cell>
          <table:table-cell office:value-type="float" office:value="73.75" table:style-name="ce11">
            <text:p>73.75</text:p>
          </table:table-cell>
          <table:table-cell office:value-type="float" office:value="78.480999999999995" table:style-name="ce11">
            <text:p>78.481</text:p>
          </table:table-cell>
          <table:table-cell office:value-type="float" office:value="59.119" table:style-name="ce11">
            <text:p>59.119</text:p>
          </table:table-cell>
          <table:table-cell office:value-type="float" office:value="64.150999999999996" table:style-name="ce11">
            <text:p>64.151</text:p>
          </table:table-cell>
          <table:table-cell office:value-type="float" office:value="61.634999999999998" table:style-name="ce11">
            <text:p>61.635</text:p>
          </table:table-cell>
          <table:table-cell office:value-type="float" office:value="62.893000000000001" table:style-name="ce11">
            <text:p>62.893</text:p>
          </table:table-cell>
          <table:table-cell office:value-type="float" office:value="35.848999999999997" table:style-name="ce11">
            <text:p>35.849</text:p>
          </table:table-cell>
          <table:table-cell office:value-type="float" office:value="93.081999999999994" table:style-name="ce11">
            <text:p>93.082</text:p>
          </table:table-cell>
          <table:table-cell office:value-type="float" office:value="84.177000000000007" table:style-name="ce11">
            <text:p>84.177</text:p>
          </table:table-cell>
          <table:table-cell office:value-type="float" office:value="91.194999999999993" table:style-name="ce11">
            <text:p>91.195</text:p>
          </table:table-cell>
          <table:table-cell office:value-type="float" office:value="66.667000000000002" table:style-name="ce11">
            <text:p>66.667</text:p>
          </table:table-cell>
          <table:table-cell office:value-type="float" office:value="83.019000000000005" table:style-name="ce11">
            <text:p>83.019</text:p>
          </table:table-cell>
          <table:table-cell office:value-type="float" office:value="58.491" table:style-name="ce11">
            <text:p>58.491</text:p>
          </table:table-cell>
          <table:table-cell office:value-type="float" office:value="35.442999999999998" table:style-name="ce11">
            <text:p>35.443</text:p>
          </table:table-cell>
          <table:table-cell office:value-type="float" office:value="81.25" table:style-name="ce11">
            <text:p>81.25</text:p>
          </table:table-cell>
          <table:table-cell office:value-type="float" office:value="49.057000000000002" table:style-name="ce11">
            <text:p>49.057</text:p>
          </table:table-cell>
          <table:table-cell office:value-type="float" office:value="75" table:style-name="ce11">
            <text:p>75</text:p>
          </table:table-cell>
          <table:table-cell office:value-type="float" office:value="85.534999999999997" table:style-name="ce11">
            <text:p>85.535</text:p>
          </table:table-cell>
          <table:table-cell office:value-type="float" office:value="94.936999999999998" table:style-name="ce11">
            <text:p>94.937</text:p>
          </table:table-cell>
          <table:table-cell office:value-type="float" office:value="67.721999999999994" table:style-name="ce11">
            <text:p>67.722</text:p>
          </table:table-cell>
          <table:table-cell office:value-type="float" office:value="70.253" table:style-name="ce11">
            <text:p>70.253</text:p>
          </table:table-cell>
          <table:table-cell office:value-type="float" office:value="9.4939999999999998" table:style-name="ce11">
            <text:p>9.494</text:p>
          </table:table-cell>
          <table:table-cell office:value-type="float" office:value="3.75" table:style-name="ce11">
            <text:p>3.75</text:p>
          </table:table-cell>
          <table:table-cell office:value-type="float" office:value="13.75" table:style-name="ce11">
            <text:p>13.75</text:p>
          </table:table-cell>
          <table:table-cell office:value-type="float" office:value="48.125" table:style-name="ce11">
            <text:p>48.125</text:p>
          </table:table-cell>
          <table:table-cell office:value-type="float" office:value="34.375" table:style-name="ce11">
            <text:p>34.375</text:p>
          </table:table-cell>
          <table:table-cell office:value-type="float" office:value="7.5469999999999997" table:style-name="ce11">
            <text:p>7.547</text:p>
          </table:table-cell>
          <table:table-cell office:value-type="float" office:value="88.125" table:style-name="ce11">
            <text:p>88.125</text:p>
          </table:table-cell>
          <table:table-cell office:value-type="float" office:value="64.78" table:style-name="ce11">
            <text:p>64.78</text:p>
          </table:table-cell>
          <table:table-cell office:value-type="float" office:value="80.891999999999996" table:style-name="ce11">
            <text:p>80.892</text:p>
          </table:table-cell>
          <table:table-cell office:value-type="string" table:style-name="ce8">
            <text:p>[c]</text:p>
          </table:table-cell>
          <table:table-cell office:value-type="float" office:value="91.194999999999993" table:style-name="ce11">
            <text:p>91.195</text:p>
          </table:table-cell>
          <table:table-cell office:value-type="string" table:style-name="ce8">
            <text:p>[c]</text:p>
          </table:table-cell>
          <table:table-cell office:value-type="string" table:style-name="ce8">
            <text:p>[c]</text:p>
          </table:table-cell>
          <table:table-cell office:value-type="float" office:value="91.194999999999993" table:style-name="ce11">
            <text:p>91.19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8.153000000000006" table:style-name="ce11">
            <text:p>68.153</text:p>
          </table:table-cell>
          <table:table-cell office:value-type="float" office:value="72.152000000000001" table:style-name="ce11">
            <text:p>72.152</text:p>
          </table:table-cell>
          <table:table-cell office:value-type="float" office:value="65.19" table:style-name="ce11">
            <text:p>65.19</text:p>
          </table:table-cell>
          <table:table-cell office:value-type="float" office:value="32.484000000000002" table:style-name="ce11">
            <text:p>32.484</text:p>
          </table:table-cell>
          <table:table-cell office:value-type="float" office:value="74.051000000000002" table:style-name="ce11">
            <text:p>74.051</text:p>
          </table:table-cell>
          <table:table-cell office:value-type="float" office:value="75.948999999999998" table:style-name="ce11">
            <text:p>75.949</text:p>
          </table:table-cell>
          <table:table-cell office:value-type="float" office:value="69.677000000000007" table:style-name="ce11">
            <text:p>69.677</text:p>
          </table:table-cell>
          <table:table-cell office:value-type="float" office:value="46.451999999999998" table:style-name="ce11">
            <text:p>46.452</text:p>
          </table:table-cell>
          <table:table-cell table:number-columns-repeated="16261"/>
        </table:table-row>
        <table:table-row table:style-name="ro5">
          <table:table-cell office:value-type="string" table:style-name="ce3">
            <text:p>GIAA</text:p>
          </table:table-cell>
          <table:table-cell office:value-type="string" table:style-name="ce3">
            <text:p>Government Internal Audit Agency</text:p>
          </table:table-cell>
          <table:table-cell office:value-type="string" table:style-name="ce3">
            <text:p>HM Treasury Group</text:p>
          </table:table-cell>
          <table:table-cell office:value-type="string" table:style-name="ce3">
            <text:p/>
          </table:table-cell>
          <table:table-cell office:value-type="float" office:value="85.352000000000004" table:style-name="ce11">
            <text:p>85.352</text:p>
          </table:table-cell>
          <table:table-cell office:value-type="float" office:value="62.167000000000002" table:style-name="ce11">
            <text:p>62.167</text:p>
          </table:table-cell>
          <table:table-cell office:value-type="float" office:value="25.928000000000001" table:style-name="ce11">
            <text:p>25.928</text:p>
          </table:table-cell>
          <table:table-cell office:value-type="float" office:value="74.304000000000002" table:style-name="ce11">
            <text:p>74.304</text:p>
          </table:table-cell>
          <table:table-cell office:value-type="float" office:value="80.069000000000003" table:style-name="ce11">
            <text:p>80.069</text:p>
          </table:table-cell>
          <table:table-cell office:value-type="float" office:value="87.070999999999998" table:style-name="ce11">
            <text:p>87.071</text:p>
          </table:table-cell>
          <table:table-cell office:value-type="float" office:value="79.37" table:style-name="ce11">
            <text:p>79.37</text:p>
          </table:table-cell>
          <table:table-cell office:value-type="float" office:value="78.566000000000003" table:style-name="ce11">
            <text:p>78.566</text:p>
          </table:table-cell>
          <table:table-cell office:value-type="float" office:value="59.686999999999998" table:style-name="ce11">
            <text:p>59.687</text:p>
          </table:table-cell>
          <table:table-cell office:value-type="float" office:value="81.692999999999998" table:style-name="ce11">
            <text:p>81.693</text:p>
          </table:table-cell>
          <table:table-cell office:value-type="float" office:value="75.507000000000005" table:style-name="ce11">
            <text:p>75.507</text:p>
          </table:table-cell>
          <table:table-cell office:value-type="float" office:value="40.902000000000001" table:style-name="ce11">
            <text:p>40.902</text:p>
          </table:table-cell>
          <table:table-cell office:value-type="float" office:value="59.613999999999997" table:style-name="ce11">
            <text:p>59.614</text:p>
          </table:table-cell>
          <table:table-cell office:value-type="float" office:value="89.245000000000005" table:style-name="ce11">
            <text:p>89.245</text:p>
          </table:table-cell>
          <table:table-cell office:value-type="float" office:value="86.697000000000003" table:style-name="ce11">
            <text:p>86.697</text:p>
          </table:table-cell>
          <table:table-cell office:value-type="float" office:value="80.459999999999994" table:style-name="ce11">
            <text:p>80.46</text:p>
          </table:table-cell>
          <table:table-cell office:value-type="float" office:value="63.073" table:style-name="ce11">
            <text:p>63.073</text:p>
          </table:table-cell>
          <table:table-cell office:value-type="float" office:value="80.778000000000006" table:style-name="ce11">
            <text:p>80.778</text:p>
          </table:table-cell>
          <table:table-cell office:value-type="float" office:value="86.727999999999994" table:style-name="ce11">
            <text:p>86.728</text:p>
          </table:table-cell>
          <table:table-cell office:value-type="float" office:value="87.414000000000001" table:style-name="ce11">
            <text:p>87.414</text:p>
          </table:table-cell>
          <table:table-cell office:value-type="float" office:value="75.917000000000002" table:style-name="ce11">
            <text:p>75.917</text:p>
          </table:table-cell>
          <table:table-cell office:value-type="float" office:value="89.703000000000003" table:style-name="ce11">
            <text:p>89.703</text:p>
          </table:table-cell>
          <table:table-cell office:value-type="float" office:value="85.811999999999998" table:style-name="ce11">
            <text:p>85.812</text:p>
          </table:table-cell>
          <table:table-cell office:value-type="float" office:value="69.953999999999994" table:style-name="ce11">
            <text:p>69.954</text:p>
          </table:table-cell>
          <table:table-cell office:value-type="float" office:value="81.692999999999998" table:style-name="ce11">
            <text:p>81.693</text:p>
          </table:table-cell>
          <table:table-cell office:value-type="float" office:value="84.897000000000006" table:style-name="ce11">
            <text:p>84.897</text:p>
          </table:table-cell>
          <table:table-cell office:value-type="float" office:value="80.504999999999995" table:style-name="ce11">
            <text:p>80.505</text:p>
          </table:table-cell>
          <table:table-cell office:value-type="float" office:value="69.953999999999994" table:style-name="ce11">
            <text:p>69.954</text:p>
          </table:table-cell>
          <table:table-cell office:value-type="float" office:value="75.744" table:style-name="ce11">
            <text:p>75.744</text:p>
          </table:table-cell>
          <table:table-cell office:value-type="float" office:value="82.718999999999994" table:style-name="ce11">
            <text:p>82.719</text:p>
          </table:table-cell>
          <table:table-cell office:value-type="float" office:value="77.930999999999997" table:style-name="ce11">
            <text:p>77.931</text:p>
          </table:table-cell>
          <table:table-cell office:value-type="float" office:value="75.057000000000002" table:style-name="ce11">
            <text:p>75.057</text:p>
          </table:table-cell>
          <table:table-cell office:value-type="float" office:value="74.022999999999996" table:style-name="ce11">
            <text:p>74.023</text:p>
          </table:table-cell>
          <table:table-cell office:value-type="float" office:value="59.404000000000003" table:style-name="ce11">
            <text:p>59.404</text:p>
          </table:table-cell>
          <table:table-cell office:value-type="float" office:value="52.183999999999997" table:style-name="ce11">
            <text:p>52.184</text:p>
          </table:table-cell>
          <table:table-cell office:value-type="float" office:value="52.752000000000002" table:style-name="ce11">
            <text:p>52.752</text:p>
          </table:table-cell>
          <table:table-cell office:value-type="float" office:value="81.692999999999998" table:style-name="ce11">
            <text:p>81.693</text:p>
          </table:table-cell>
          <table:table-cell office:value-type="float" office:value="87.872" table:style-name="ce11">
            <text:p>87.872</text:p>
          </table:table-cell>
          <table:table-cell office:value-type="float" office:value="76.430000000000007" table:style-name="ce11">
            <text:p>76.43</text:p>
          </table:table-cell>
          <table:table-cell office:value-type="float" office:value="80.69" table:style-name="ce11">
            <text:p>80.69</text:p>
          </table:table-cell>
          <table:table-cell office:value-type="float" office:value="72.311000000000007" table:style-name="ce11">
            <text:p>72.311</text:p>
          </table:table-cell>
          <table:table-cell office:value-type="float" office:value="83.218000000000004" table:style-name="ce11">
            <text:p>83.218</text:p>
          </table:table-cell>
          <table:table-cell office:value-type="float" office:value="91.724000000000004" table:style-name="ce11">
            <text:p>91.724</text:p>
          </table:table-cell>
          <table:table-cell office:value-type="float" office:value="71.263999999999996" table:style-name="ce11">
            <text:p>71.264</text:p>
          </table:table-cell>
          <table:table-cell office:value-type="float" office:value="60.640999999999998" table:style-name="ce11">
            <text:p>60.641</text:p>
          </table:table-cell>
          <table:table-cell office:value-type="float" office:value="74.022999999999996" table:style-name="ce11">
            <text:p>74.023</text:p>
          </table:table-cell>
          <table:table-cell office:value-type="float" office:value="42.661000000000001" table:style-name="ce11">
            <text:p>42.661</text:p>
          </table:table-cell>
          <table:table-cell office:value-type="float" office:value="45.517000000000003" table:style-name="ce11">
            <text:p>45.517</text:p>
          </table:table-cell>
          <table:table-cell office:value-type="float" office:value="34.792999999999999" table:style-name="ce11">
            <text:p>34.793</text:p>
          </table:table-cell>
          <table:table-cell office:value-type="float" office:value="72.873999999999995" table:style-name="ce11">
            <text:p>72.874</text:p>
          </table:table-cell>
          <table:table-cell office:value-type="float" office:value="64.22" table:style-name="ce11">
            <text:p>64.22</text:p>
          </table:table-cell>
          <table:table-cell office:value-type="float" office:value="76.888000000000005" table:style-name="ce11">
            <text:p>76.888</text:p>
          </table:table-cell>
          <table:table-cell office:value-type="float" office:value="67.506" table:style-name="ce11">
            <text:p>67.506</text:p>
          </table:table-cell>
          <table:table-cell office:value-type="float" office:value="67.506" table:style-name="ce11">
            <text:p>67.506</text:p>
          </table:table-cell>
          <table:table-cell office:value-type="float" office:value="60.23" table:style-name="ce11">
            <text:p>60.23</text:p>
          </table:table-cell>
          <table:table-cell office:value-type="float" office:value="45.994999999999997" table:style-name="ce11">
            <text:p>45.995</text:p>
          </table:table-cell>
          <table:table-cell office:value-type="float" office:value="42.89" table:style-name="ce11">
            <text:p>42.89</text:p>
          </table:table-cell>
          <table:table-cell office:value-type="float" office:value="77.063999999999993" table:style-name="ce11">
            <text:p>77.064</text:p>
          </table:table-cell>
          <table:table-cell office:value-type="float" office:value="44.725000000000001" table:style-name="ce11">
            <text:p>44.725</text:p>
          </table:table-cell>
          <table:table-cell office:value-type="float" office:value="53.776000000000003" table:style-name="ce11">
            <text:p>53.776</text:p>
          </table:table-cell>
          <table:table-cell office:value-type="float" office:value="58.256999999999998" table:style-name="ce11">
            <text:p>58.257</text:p>
          </table:table-cell>
          <table:table-cell office:value-type="float" office:value="59.954000000000001" table:style-name="ce11">
            <text:p>59.954</text:p>
          </table:table-cell>
          <table:table-cell office:value-type="float" office:value="42.334000000000003" table:style-name="ce11">
            <text:p>42.334</text:p>
          </table:table-cell>
          <table:table-cell office:value-type="float" office:value="52.86" table:style-name="ce11">
            <text:p>52.86</text:p>
          </table:table-cell>
          <table:table-cell office:value-type="float" office:value="52.631999999999998" table:style-name="ce11">
            <text:p>52.632</text:p>
          </table:table-cell>
          <table:table-cell office:value-type="float" office:value="61.238999999999997" table:style-name="ce11">
            <text:p>61.239</text:p>
          </table:table-cell>
          <table:table-cell office:value-type="float" office:value="50.459000000000003" table:style-name="ce11">
            <text:p>50.459</text:p>
          </table:table-cell>
          <table:table-cell office:value-type="float" office:value="88.965999999999994" table:style-name="ce11">
            <text:p>88.966</text:p>
          </table:table-cell>
          <table:table-cell office:value-type="float" office:value="73.102999999999994" table:style-name="ce11">
            <text:p>73.103</text:p>
          </table:table-cell>
          <table:table-cell office:value-type="float" office:value="74.141999999999996" table:style-name="ce11">
            <text:p>74.142</text:p>
          </table:table-cell>
          <table:table-cell office:value-type="float" office:value="68.650000000000006" table:style-name="ce11">
            <text:p>68.65</text:p>
          </table:table-cell>
          <table:table-cell office:value-type="float" office:value="80.319999999999993" table:style-name="ce11">
            <text:p>80.32</text:p>
          </table:table-cell>
          <table:table-cell office:value-type="float" office:value="76.727999999999994" table:style-name="ce11">
            <text:p>76.728</text:p>
          </table:table-cell>
          <table:table-cell office:value-type="float" office:value="53.44" table:style-name="ce11">
            <text:p>53.44</text:p>
          </table:table-cell>
          <table:table-cell office:value-type="float" office:value="80.319999999999993" table:style-name="ce11">
            <text:p>80.32</text:p>
          </table:table-cell>
          <table:table-cell office:value-type="float" office:value="57.895000000000003" table:style-name="ce11">
            <text:p>57.895</text:p>
          </table:table-cell>
          <table:table-cell office:value-type="float" office:value="78.260999999999996" table:style-name="ce11">
            <text:p>78.261</text:p>
          </table:table-cell>
          <table:table-cell office:value-type="float" office:value="92.677000000000007" table:style-name="ce11">
            <text:p>92.677</text:p>
          </table:table-cell>
          <table:table-cell office:value-type="float" office:value="94.953999999999994" table:style-name="ce11">
            <text:p>94.954</text:p>
          </table:table-cell>
          <table:table-cell office:value-type="float" office:value="63.218000000000004" table:style-name="ce11">
            <text:p>63.218</text:p>
          </table:table-cell>
          <table:table-cell office:value-type="float" office:value="67.048000000000002" table:style-name="ce11">
            <text:p>67.048</text:p>
          </table:table-cell>
          <table:table-cell office:value-type="float" office:value="15.332000000000001" table:style-name="ce11">
            <text:p>15.332</text:p>
          </table:table-cell>
          <table:table-cell office:value-type="float" office:value="5.3" table:style-name="ce11">
            <text:p>5.3</text:p>
          </table:table-cell>
          <table:table-cell office:value-type="float" office:value="18.893999999999998" table:style-name="ce11">
            <text:p>18.894</text:p>
          </table:table-cell>
          <table:table-cell office:value-type="float" office:value="41.704999999999998" table:style-name="ce11">
            <text:p>41.705</text:p>
          </table:table-cell>
          <table:table-cell office:value-type="float" office:value="34.100999999999999" table:style-name="ce11">
            <text:p>34.101</text:p>
          </table:table-cell>
          <table:table-cell office:value-type="float" office:value="8.2949999999999999" table:style-name="ce11">
            <text:p>8.295</text:p>
          </table:table-cell>
          <table:table-cell office:value-type="float" office:value="93.548000000000002" table:style-name="ce11">
            <text:p>93.548</text:p>
          </table:table-cell>
          <table:table-cell office:value-type="float" office:value="80.275000000000006" table:style-name="ce11">
            <text:p>80.275</text:p>
          </table:table-cell>
          <table:table-cell office:value-type="float" office:value="80.275000000000006" table:style-name="ce11">
            <text:p>80.275</text:p>
          </table:table-cell>
          <table:table-cell office:value-type="float" office:value="10.069000000000001" table:style-name="ce11">
            <text:p>10.069</text:p>
          </table:table-cell>
          <table:table-cell office:value-type="float" office:value="82.38" table:style-name="ce11">
            <text:p>82.38</text:p>
          </table:table-cell>
          <table:table-cell office:value-type="float" office:value="7.5510000000000002" table:style-name="ce11">
            <text:p>7.551</text:p>
          </table:table-cell>
          <table:table-cell office:value-type="float" office:value="6.8650000000000002" table:style-name="ce11">
            <text:p>6.865</text:p>
          </table:table-cell>
          <table:table-cell office:value-type="float" office:value="86.27" table:style-name="ce11">
            <text:p>86.27</text:p>
          </table:table-cell>
          <table:table-cell office:value-type="float" office:value="6.8650000000000002" table:style-name="ce11">
            <text:p>6.865</text:p>
          </table:table-cell>
          <table:table-cell office:value-type="string" table:style-name="ce8">
            <text:p>[c]</text:p>
          </table:table-cell>
          <table:table-cell office:value-type="float" office:value="60" table:style-name="ce11">
            <text:p>6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3.332999999999998" table:style-name="ce11">
            <text:p>43.333</text:p>
          </table:table-cell>
          <table:table-cell office:value-type="string" table:style-name="ce8">
            <text:p>[c]</text:p>
          </table:table-cell>
          <table:table-cell office:value-type="string" table:style-name="ce8">
            <text:p>[c]</text:p>
          </table:table-cell>
          <table:table-cell office:value-type="float" office:value="63.332999999999998" table:style-name="ce11">
            <text:p>63.33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0.233000000000004" table:style-name="ce11">
            <text:p>70.233</text:p>
          </table:table-cell>
          <table:table-cell office:value-type="float" office:value="74.591999999999999" table:style-name="ce11">
            <text:p>74.592</text:p>
          </table:table-cell>
          <table:table-cell office:value-type="float" office:value="65.268000000000001" table:style-name="ce11">
            <text:p>65.268</text:p>
          </table:table-cell>
          <table:table-cell office:value-type="float" office:value="31.85" table:style-name="ce11">
            <text:p>31.85</text:p>
          </table:table-cell>
          <table:table-cell office:value-type="float" office:value="70.302000000000007" table:style-name="ce11">
            <text:p>70.302</text:p>
          </table:table-cell>
          <table:table-cell office:value-type="float" office:value="69.837999999999994" table:style-name="ce11">
            <text:p>69.838</text:p>
          </table:table-cell>
          <table:table-cell office:value-type="float" office:value="63.134" table:style-name="ce11">
            <text:p>63.134</text:p>
          </table:table-cell>
          <table:table-cell office:value-type="float" office:value="61.771999999999998" table:style-name="ce11">
            <text:p>61.772</text:p>
          </table:table-cell>
          <table:table-cell table:number-columns-repeated="16261"/>
        </table:table-row>
        <table:table-row table:style-name="ro5">
          <table:table-cell office:value-type="string" table:style-name="ce3">
            <text:p>GLD</text:p>
          </table:table-cell>
          <table:table-cell office:value-type="string" table:style-name="ce3">
            <text:p>Government Legal Department</text:p>
          </table:table-cell>
          <table:table-cell office:value-type="string" table:style-name="ce3">
            <text:p>Government Legal Department</text:p>
          </table:table-cell>
          <table:table-cell office:value-type="string" table:style-name="ce3">
            <text:p/>
          </table:table-cell>
          <table:table-cell office:value-type="float" office:value="68.902000000000001" table:style-name="ce11">
            <text:p>68.902</text:p>
          </table:table-cell>
          <table:table-cell office:value-type="float" office:value="60.819000000000003" table:style-name="ce11">
            <text:p>60.819</text:p>
          </table:table-cell>
          <table:table-cell office:value-type="float" office:value="26.334" table:style-name="ce11">
            <text:p>26.334</text:p>
          </table:table-cell>
          <table:table-cell office:value-type="float" office:value="74.337000000000003" table:style-name="ce11">
            <text:p>74.337</text:p>
          </table:table-cell>
          <table:table-cell office:value-type="float" office:value="80.254000000000005" table:style-name="ce11">
            <text:p>80.254</text:p>
          </table:table-cell>
          <table:table-cell office:value-type="float" office:value="77.19" table:style-name="ce11">
            <text:p>77.19</text:p>
          </table:table-cell>
          <table:table-cell office:value-type="float" office:value="78.450999999999993" table:style-name="ce11">
            <text:p>78.451</text:p>
          </table:table-cell>
          <table:table-cell office:value-type="float" office:value="82.751999999999995" table:style-name="ce11">
            <text:p>82.752</text:p>
          </table:table-cell>
          <table:table-cell office:value-type="float" office:value="65.525999999999996" table:style-name="ce11">
            <text:p>65.526</text:p>
          </table:table-cell>
          <table:table-cell office:value-type="float" office:value="81.519000000000005" table:style-name="ce11">
            <text:p>81.519</text:p>
          </table:table-cell>
          <table:table-cell office:value-type="float" office:value="73.927000000000007" table:style-name="ce11">
            <text:p>73.927</text:p>
          </table:table-cell>
          <table:table-cell office:value-type="float" office:value="17.744" table:style-name="ce11">
            <text:p>17.744</text:p>
          </table:table-cell>
          <table:table-cell office:value-type="float" office:value="50.38" table:style-name="ce11">
            <text:p>50.38</text:p>
          </table:table-cell>
          <table:table-cell office:value-type="float" office:value="90.515000000000001" table:style-name="ce11">
            <text:p>90.515</text:p>
          </table:table-cell>
          <table:table-cell office:value-type="float" office:value="85.963999999999999" table:style-name="ce11">
            <text:p>85.964</text:p>
          </table:table-cell>
          <table:table-cell office:value-type="float" office:value="79.897000000000006" table:style-name="ce11">
            <text:p>79.897</text:p>
          </table:table-cell>
          <table:table-cell office:value-type="float" office:value="61.13" table:style-name="ce11">
            <text:p>61.13</text:p>
          </table:table-cell>
          <table:table-cell office:value-type="float" office:value="83.481999999999999" table:style-name="ce11">
            <text:p>83.482</text:p>
          </table:table-cell>
          <table:table-cell office:value-type="float" office:value="77.191000000000003" table:style-name="ce11">
            <text:p>77.191</text:p>
          </table:table-cell>
          <table:table-cell office:value-type="float" office:value="77.3" table:style-name="ce11">
            <text:p>77.3</text:p>
          </table:table-cell>
          <table:table-cell office:value-type="float" office:value="78.97" table:style-name="ce11">
            <text:p>78.97</text:p>
          </table:table-cell>
          <table:table-cell office:value-type="float" office:value="91.308000000000007" table:style-name="ce11">
            <text:p>91.308</text:p>
          </table:table-cell>
          <table:table-cell office:value-type="float" office:value="87.879000000000005" table:style-name="ce11">
            <text:p>87.879</text:p>
          </table:table-cell>
          <table:table-cell office:value-type="float" office:value="66.141000000000005" table:style-name="ce11">
            <text:p>66.141</text:p>
          </table:table-cell>
          <table:table-cell office:value-type="float" office:value="83.311999999999998" table:style-name="ce11">
            <text:p>83.312</text:p>
          </table:table-cell>
          <table:table-cell office:value-type="float" office:value="85.841999999999999" table:style-name="ce11">
            <text:p>85.842</text:p>
          </table:table-cell>
          <table:table-cell office:value-type="float" office:value="71.77" table:style-name="ce11">
            <text:p>71.77</text:p>
          </table:table-cell>
          <table:table-cell office:value-type="float" office:value="70.673000000000002" table:style-name="ce11">
            <text:p>70.673</text:p>
          </table:table-cell>
          <table:table-cell office:value-type="float" office:value="70.260000000000005" table:style-name="ce11">
            <text:p>70.26</text:p>
          </table:table-cell>
          <table:table-cell office:value-type="float" office:value="87.569000000000003" table:style-name="ce11">
            <text:p>87.569</text:p>
          </table:table-cell>
          <table:table-cell office:value-type="float" office:value="83.78" table:style-name="ce11">
            <text:p>83.78</text:p>
          </table:table-cell>
          <table:table-cell office:value-type="float" office:value="76.917000000000002" table:style-name="ce11">
            <text:p>76.917</text:p>
          </table:table-cell>
          <table:table-cell office:value-type="float" office:value="74.808000000000007" table:style-name="ce11">
            <text:p>74.808</text:p>
          </table:table-cell>
          <table:table-cell office:value-type="float" office:value="66.638000000000005" table:style-name="ce11">
            <text:p>66.638</text:p>
          </table:table-cell>
          <table:table-cell office:value-type="float" office:value="60.128" table:style-name="ce11">
            <text:p>60.128</text:p>
          </table:table-cell>
          <table:table-cell office:value-type="float" office:value="60.494" table:style-name="ce11">
            <text:p>60.494</text:p>
          </table:table-cell>
          <table:table-cell office:value-type="float" office:value="83.078000000000003" table:style-name="ce11">
            <text:p>83.078</text:p>
          </table:table-cell>
          <table:table-cell office:value-type="float" office:value="89.783000000000001" table:style-name="ce11">
            <text:p>89.783</text:p>
          </table:table-cell>
          <table:table-cell office:value-type="float" office:value="72.168000000000006" table:style-name="ce11">
            <text:p>72.168</text:p>
          </table:table-cell>
          <table:table-cell office:value-type="float" office:value="81.218000000000004" table:style-name="ce11">
            <text:p>81.218</text:p>
          </table:table-cell>
          <table:table-cell office:value-type="float" office:value="75.489999999999995" table:style-name="ce11">
            <text:p>75.49</text:p>
          </table:table-cell>
          <table:table-cell office:value-type="float" office:value="74.712000000000003" table:style-name="ce11">
            <text:p>74.712</text:p>
          </table:table-cell>
          <table:table-cell office:value-type="float" office:value="91.902000000000001" table:style-name="ce11">
            <text:p>91.902</text:p>
          </table:table-cell>
          <table:table-cell office:value-type="float" office:value="69.816000000000003" table:style-name="ce11">
            <text:p>69.816</text:p>
          </table:table-cell>
          <table:table-cell office:value-type="float" office:value="62.162999999999997" table:style-name="ce11">
            <text:p>62.163</text:p>
          </table:table-cell>
          <table:table-cell office:value-type="float" office:value="69.539000000000001" table:style-name="ce11">
            <text:p>69.539</text:p>
          </table:table-cell>
          <table:table-cell office:value-type="float" office:value="19.056000000000001" table:style-name="ce11">
            <text:p>19.056</text:p>
          </table:table-cell>
          <table:table-cell office:value-type="float" office:value="20.536000000000001" table:style-name="ce11">
            <text:p>20.536</text:p>
          </table:table-cell>
          <table:table-cell office:value-type="float" office:value="13.609" table:style-name="ce11">
            <text:p>13.609</text:p>
          </table:table-cell>
          <table:table-cell office:value-type="float" office:value="58.44" table:style-name="ce11">
            <text:p>58.44</text:p>
          </table:table-cell>
          <table:table-cell office:value-type="float" office:value="49.594999999999999" table:style-name="ce11">
            <text:p>49.595</text:p>
          </table:table-cell>
          <table:table-cell office:value-type="float" office:value="76.012" table:style-name="ce11">
            <text:p>76.012</text:p>
          </table:table-cell>
          <table:table-cell office:value-type="float" office:value="68.346999999999994" table:style-name="ce11">
            <text:p>68.347</text:p>
          </table:table-cell>
          <table:table-cell office:value-type="float" office:value="49.594000000000001" table:style-name="ce11">
            <text:p>49.594</text:p>
          </table:table-cell>
          <table:table-cell office:value-type="float" office:value="56.63" table:style-name="ce11">
            <text:p>56.63</text:p>
          </table:table-cell>
          <table:table-cell office:value-type="float" office:value="34.115000000000002" table:style-name="ce11">
            <text:p>34.115</text:p>
          </table:table-cell>
          <table:table-cell office:value-type="float" office:value="28.608000000000001" table:style-name="ce11">
            <text:p>28.608</text:p>
          </table:table-cell>
          <table:table-cell office:value-type="float" office:value="62.65" table:style-name="ce11">
            <text:p>62.65</text:p>
          </table:table-cell>
          <table:table-cell office:value-type="float" office:value="32.877000000000002" table:style-name="ce11">
            <text:p>32.877</text:p>
          </table:table-cell>
          <table:table-cell office:value-type="float" office:value="44.118000000000002" table:style-name="ce11">
            <text:p>44.118</text:p>
          </table:table-cell>
          <table:table-cell office:value-type="float" office:value="62.201000000000001" table:style-name="ce11">
            <text:p>62.201</text:p>
          </table:table-cell>
          <table:table-cell office:value-type="float" office:value="60.487000000000002" table:style-name="ce11">
            <text:p>60.487</text:p>
          </table:table-cell>
          <table:table-cell office:value-type="float" office:value="47.030999999999999" table:style-name="ce11">
            <text:p>47.031</text:p>
          </table:table-cell>
          <table:table-cell office:value-type="float" office:value="49.189" table:style-name="ce11">
            <text:p>49.189</text:p>
          </table:table-cell>
          <table:table-cell office:value-type="float" office:value="44.316000000000003" table:style-name="ce11">
            <text:p>44.316</text:p>
          </table:table-cell>
          <table:table-cell office:value-type="float" office:value="56.576999999999998" table:style-name="ce11">
            <text:p>56.577</text:p>
          </table:table-cell>
          <table:table-cell office:value-type="float" office:value="41.655999999999999" table:style-name="ce11">
            <text:p>41.656</text:p>
          </table:table-cell>
          <table:table-cell office:value-type="float" office:value="92.412999999999997" table:style-name="ce11">
            <text:p>92.413</text:p>
          </table:table-cell>
          <table:table-cell office:value-type="float" office:value="75.447999999999993" table:style-name="ce11">
            <text:p>75.448</text:p>
          </table:table-cell>
          <table:table-cell office:value-type="float" office:value="76.465999999999994" table:style-name="ce11">
            <text:p>76.466</text:p>
          </table:table-cell>
          <table:table-cell office:value-type="float" office:value="69.555999999999997" table:style-name="ce11">
            <text:p>69.556</text:p>
          </table:table-cell>
          <table:table-cell office:value-type="float" office:value="78.703000000000003" table:style-name="ce11">
            <text:p>78.703</text:p>
          </table:table-cell>
          <table:table-cell office:value-type="float" office:value="62.878999999999998" table:style-name="ce11">
            <text:p>62.879</text:p>
          </table:table-cell>
          <table:table-cell office:value-type="float" office:value="38.695" table:style-name="ce11">
            <text:p>38.695</text:p>
          </table:table-cell>
          <table:table-cell office:value-type="float" office:value="46.63" table:style-name="ce11">
            <text:p>46.63</text:p>
          </table:table-cell>
          <table:table-cell office:value-type="float" office:value="64.819000000000003" table:style-name="ce11">
            <text:p>64.819</text:p>
          </table:table-cell>
          <table:table-cell office:value-type="float" office:value="85.635000000000005" table:style-name="ce11">
            <text:p>85.635</text:p>
          </table:table-cell>
          <table:table-cell office:value-type="float" office:value="86.183000000000007" table:style-name="ce11">
            <text:p>86.183</text:p>
          </table:table-cell>
          <table:table-cell office:value-type="float" office:value="96.28" table:style-name="ce11">
            <text:p>96.28</text:p>
          </table:table-cell>
          <table:table-cell office:value-type="float" office:value="67.765000000000001" table:style-name="ce11">
            <text:p>67.765</text:p>
          </table:table-cell>
          <table:table-cell office:value-type="float" office:value="49.274000000000001" table:style-name="ce11">
            <text:p>49.274</text:p>
          </table:table-cell>
          <table:table-cell office:value-type="float" office:value="15.875" table:style-name="ce11">
            <text:p>15.875</text:p>
          </table:table-cell>
          <table:table-cell office:value-type="float" office:value="6.9260000000000002" table:style-name="ce11">
            <text:p>6.926</text:p>
          </table:table-cell>
          <table:table-cell office:value-type="float" office:value="14.75" table:style-name="ce11">
            <text:p>14.75</text:p>
          </table:table-cell>
          <table:table-cell office:value-type="float" office:value="39.332999999999998" table:style-name="ce11">
            <text:p>39.333</text:p>
          </table:table-cell>
          <table:table-cell office:value-type="float" office:value="38.991" table:style-name="ce11">
            <text:p>38.991</text:p>
          </table:table-cell>
          <table:table-cell office:value-type="float" office:value="7.7649999999999997" table:style-name="ce11">
            <text:p>7.765</text:p>
          </table:table-cell>
          <table:table-cell office:value-type="float" office:value="91.421000000000006" table:style-name="ce11">
            <text:p>91.421</text:p>
          </table:table-cell>
          <table:table-cell office:value-type="float" office:value="68.231999999999999" table:style-name="ce11">
            <text:p>68.232</text:p>
          </table:table-cell>
          <table:table-cell office:value-type="float" office:value="76.072000000000003" table:style-name="ce11">
            <text:p>76.072</text:p>
          </table:table-cell>
          <table:table-cell office:value-type="float" office:value="7.0270000000000001" table:style-name="ce11">
            <text:p>7.027</text:p>
          </table:table-cell>
          <table:table-cell office:value-type="float" office:value="86.584000000000003" table:style-name="ce11">
            <text:p>86.584</text:p>
          </table:table-cell>
          <table:table-cell office:value-type="float" office:value="6.3879999999999999" table:style-name="ce11">
            <text:p>6.388</text:p>
          </table:table-cell>
          <table:table-cell office:value-type="float" office:value="5.9630000000000001" table:style-name="ce11">
            <text:p>5.963</text:p>
          </table:table-cell>
          <table:table-cell office:value-type="float" office:value="89.48" table:style-name="ce11">
            <text:p>89.48</text:p>
          </table:table-cell>
          <table:table-cell office:value-type="float" office:value="4.5570000000000004" table:style-name="ce11">
            <text:p>4.557</text:p>
          </table:table-cell>
          <table:table-cell office:value-type="float" office:value="34.531999999999996" table:style-name="ce11">
            <text:p>34.532</text:p>
          </table:table-cell>
          <table:table-cell office:value-type="float" office:value="54.676000000000002" table:style-name="ce11">
            <text:p>54.676</text:p>
          </table:table-cell>
          <table:table-cell office:value-type="float" office:value="10.791" table:style-name="ce11">
            <text:p>10.791</text:p>
          </table:table-cell>
          <table:table-cell office:value-type="float" office:value="27.082999999999998" table:style-name="ce11">
            <text:p>27.083</text:p>
          </table:table-cell>
          <table:table-cell office:value-type="float" office:value="56.25" table:style-name="ce11">
            <text:p>56.25</text:p>
          </table:table-cell>
          <table:table-cell office:value-type="string" table:style-name="ce8">
            <text:p>[c]</text:p>
          </table:table-cell>
          <table:table-cell office:value-type="float" office:value="44.203000000000003" table:style-name="ce11">
            <text:p>44.203</text:p>
          </table:table-cell>
          <table:table-cell office:value-type="float" office:value="30.434999999999999" table:style-name="ce11">
            <text:p>30.435</text:p>
          </table:table-cell>
          <table:table-cell office:value-type="float" office:value="25.361999999999998" table:style-name="ce11">
            <text:p>25.362</text:p>
          </table:table-cell>
          <table:table-cell office:value-type="float" office:value="61.151000000000003" table:style-name="ce11">
            <text:p>61.151</text:p>
          </table:table-cell>
          <table:table-cell office:value-type="float" office:value="22.302" table:style-name="ce11">
            <text:p>22.302</text:p>
          </table:table-cell>
          <table:table-cell office:value-type="float" office:value="16.547000000000001" table:style-name="ce11">
            <text:p>16.547</text:p>
          </table:table-cell>
          <table:table-cell office:value-type="float" office:value="31.25" table:style-name="ce11">
            <text:p>31.25</text:p>
          </table:table-cell>
          <table:table-cell office:value-type="float" office:value="56.25" table:style-name="ce11">
            <text:p>56.25</text:p>
          </table:table-cell>
          <table:table-cell office:value-type="string" table:style-name="ce8">
            <text:p>[c]</text:p>
          </table:table-cell>
          <table:table-cell office:value-type="float" office:value="65.426000000000002" table:style-name="ce11">
            <text:p>65.426</text:p>
          </table:table-cell>
          <table:table-cell office:value-type="float" office:value="69.644000000000005" table:style-name="ce11">
            <text:p>69.644</text:p>
          </table:table-cell>
          <table:table-cell office:value-type="float" office:value="60.850999999999999" table:style-name="ce11">
            <text:p>60.851</text:p>
          </table:table-cell>
          <table:table-cell office:value-type="float" office:value="40.182000000000002" table:style-name="ce11">
            <text:p>40.182</text:p>
          </table:table-cell>
          <table:table-cell office:value-type="float" office:value="73.680000000000007" table:style-name="ce11">
            <text:p>73.68</text:p>
          </table:table-cell>
          <table:table-cell office:value-type="float" office:value="74.319999999999993" table:style-name="ce11">
            <text:p>74.32</text:p>
          </table:table-cell>
          <table:table-cell office:value-type="float" office:value="49.198999999999998" table:style-name="ce11">
            <text:p>49.199</text:p>
          </table:table-cell>
          <table:table-cell office:value-type="float" office:value="59.87" table:style-name="ce11">
            <text:p>59.87</text:p>
          </table:table-cell>
          <table:table-cell table:number-columns-repeated="16261"/>
        </table:table-row>
        <table:table-row table:style-name="ro5">
          <table:table-cell office:value-type="string" table:style-name="ce3">
            <text:p>GPA</text:p>
          </table:table-cell>
          <table:table-cell office:value-type="string" table:style-name="ce3">
            <text:p>Government Property Agency</text:p>
          </table:table-cell>
          <table:table-cell office:value-type="string" table:style-name="ce3">
            <text:p>Cabinet Office</text:p>
          </table:table-cell>
          <table:table-cell office:value-type="string" table:style-name="ce3">
            <text:p/>
          </table:table-cell>
          <table:table-cell office:value-type="float" office:value="103.398" table:style-name="ce11">
            <text:p>103.398</text:p>
          </table:table-cell>
          <table:table-cell office:value-type="float" office:value="64" table:style-name="ce11">
            <text:p>64</text:p>
          </table:table-cell>
          <table:table-cell office:value-type="float" office:value="26.9" table:style-name="ce11">
            <text:p>26.9</text:p>
          </table:table-cell>
          <table:table-cell office:value-type="float" office:value="75.774000000000001" table:style-name="ce11">
            <text:p>75.774</text:p>
          </table:table-cell>
          <table:table-cell office:value-type="float" office:value="82.394000000000005" table:style-name="ce11">
            <text:p>82.394</text:p>
          </table:table-cell>
          <table:table-cell office:value-type="float" office:value="87.323999999999998" table:style-name="ce11">
            <text:p>87.324</text:p>
          </table:table-cell>
          <table:table-cell office:value-type="float" office:value="81.930999999999997" table:style-name="ce11">
            <text:p>81.931</text:p>
          </table:table-cell>
          <table:table-cell office:value-type="float" office:value="84.977000000000004" table:style-name="ce11">
            <text:p>84.977</text:p>
          </table:table-cell>
          <table:table-cell office:value-type="float" office:value="59.527000000000001" table:style-name="ce11">
            <text:p>59.527</text:p>
          </table:table-cell>
          <table:table-cell office:value-type="float" office:value="82.257000000000005" table:style-name="ce11">
            <text:p>82.257</text:p>
          </table:table-cell>
          <table:table-cell office:value-type="float" office:value="67.864000000000004" table:style-name="ce11">
            <text:p>67.864</text:p>
          </table:table-cell>
          <table:table-cell office:value-type="float" office:value="44.052999999999997" table:style-name="ce11">
            <text:p>44.053</text:p>
          </table:table-cell>
          <table:table-cell office:value-type="float" office:value="57.850999999999999" table:style-name="ce11">
            <text:p>57.851</text:p>
          </table:table-cell>
          <table:table-cell office:value-type="float" office:value="92.957999999999998" table:style-name="ce11">
            <text:p>92.958</text:p>
          </table:table-cell>
          <table:table-cell office:value-type="float" office:value="83.765000000000001" table:style-name="ce11">
            <text:p>83.765</text:p>
          </table:table-cell>
          <table:table-cell office:value-type="float" office:value="80.941000000000003" table:style-name="ce11">
            <text:p>80.941</text:p>
          </table:table-cell>
          <table:table-cell office:value-type="float" office:value="68" table:style-name="ce11">
            <text:p>68</text:p>
          </table:table-cell>
          <table:table-cell office:value-type="float" office:value="86.385000000000005" table:style-name="ce11">
            <text:p>86.385</text:p>
          </table:table-cell>
          <table:table-cell office:value-type="float" office:value="85.445999999999998" table:style-name="ce11">
            <text:p>85.446</text:p>
          </table:table-cell>
          <table:table-cell office:value-type="float" office:value="89.201999999999998" table:style-name="ce11">
            <text:p>89.202</text:p>
          </table:table-cell>
          <table:table-cell office:value-type="float" office:value="83.254999999999995" table:style-name="ce11">
            <text:p>83.255</text:p>
          </table:table-cell>
          <table:table-cell office:value-type="float" office:value="90.844999999999999" table:style-name="ce11">
            <text:p>90.845</text:p>
          </table:table-cell>
          <table:table-cell office:value-type="float" office:value="87.736000000000004" table:style-name="ce11">
            <text:p>87.736</text:p>
          </table:table-cell>
          <table:table-cell office:value-type="float" office:value="79.620999999999995" table:style-name="ce11">
            <text:p>79.621</text:p>
          </table:table-cell>
          <table:table-cell office:value-type="float" office:value="83.802999999999997" table:style-name="ce11">
            <text:p>83.803</text:p>
          </table:table-cell>
          <table:table-cell office:value-type="float" office:value="87.558999999999997" table:style-name="ce11">
            <text:p>87.559</text:p>
          </table:table-cell>
          <table:table-cell office:value-type="float" office:value="79.293999999999997" table:style-name="ce11">
            <text:p>79.294</text:p>
          </table:table-cell>
          <table:table-cell office:value-type="float" office:value="72.471000000000004" table:style-name="ce11">
            <text:p>72.471</text:p>
          </table:table-cell>
          <table:table-cell office:value-type="float" office:value="72.534999999999997" table:style-name="ce11">
            <text:p>72.535</text:p>
          </table:table-cell>
          <table:table-cell office:value-type="float" office:value="85.849000000000004" table:style-name="ce11">
            <text:p>85.849</text:p>
          </table:table-cell>
          <table:table-cell office:value-type="float" office:value="86.823999999999998" table:style-name="ce11">
            <text:p>86.824</text:p>
          </table:table-cell>
          <table:table-cell office:value-type="float" office:value="82.075000000000003" table:style-name="ce11">
            <text:p>82.075</text:p>
          </table:table-cell>
          <table:table-cell office:value-type="float" office:value="72.706000000000003" table:style-name="ce11">
            <text:p>72.706</text:p>
          </table:table-cell>
          <table:table-cell office:value-type="float" office:value="58.451000000000001" table:style-name="ce11">
            <text:p>58.451</text:p>
          </table:table-cell>
          <table:table-cell office:value-type="float" office:value="53.286000000000001" table:style-name="ce11">
            <text:p>53.286</text:p>
          </table:table-cell>
          <table:table-cell office:value-type="float" office:value="53.646999999999998" table:style-name="ce11">
            <text:p>53.647</text:p>
          </table:table-cell>
          <table:table-cell office:value-type="float" office:value="87.323999999999998" table:style-name="ce11">
            <text:p>87.324</text:p>
          </table:table-cell>
          <table:table-cell office:value-type="float" office:value="85.412000000000006" table:style-name="ce11">
            <text:p>85.412</text:p>
          </table:table-cell>
          <table:table-cell office:value-type="float" office:value="76.290999999999997" table:style-name="ce11">
            <text:p>76.291</text:p>
          </table:table-cell>
          <table:table-cell office:value-type="float" office:value="80.046999999999997" table:style-name="ce11">
            <text:p>80.047</text:p>
          </table:table-cell>
          <table:table-cell office:value-type="float" office:value="54.93" table:style-name="ce11">
            <text:p>54.93</text:p>
          </table:table-cell>
          <table:table-cell office:value-type="float" office:value="72.066000000000003" table:style-name="ce11">
            <text:p>72.066</text:p>
          </table:table-cell>
          <table:table-cell office:value-type="float" office:value="93.176000000000002" table:style-name="ce11">
            <text:p>93.176</text:p>
          </table:table-cell>
          <table:table-cell office:value-type="float" office:value="67.528999999999996" table:style-name="ce11">
            <text:p>67.529</text:p>
          </table:table-cell>
          <table:table-cell office:value-type="float" office:value="52.113" table:style-name="ce11">
            <text:p>52.113</text:p>
          </table:table-cell>
          <table:table-cell office:value-type="float" office:value="67.216999999999999" table:style-name="ce11">
            <text:p>67.217</text:p>
          </table:table-cell>
          <table:table-cell office:value-type="float" office:value="45.646999999999998" table:style-name="ce11">
            <text:p>45.647</text:p>
          </table:table-cell>
          <table:table-cell office:value-type="float" office:value="47.183" table:style-name="ce11">
            <text:p>47.183</text:p>
          </table:table-cell>
          <table:table-cell office:value-type="float" office:value="39.201999999999998" table:style-name="ce11">
            <text:p>39.202</text:p>
          </table:table-cell>
          <table:table-cell office:value-type="float" office:value="70.823999999999998" table:style-name="ce11">
            <text:p>70.824</text:p>
          </table:table-cell>
          <table:table-cell office:value-type="float" office:value="59.155000000000001" table:style-name="ce11">
            <text:p>59.155</text:p>
          </table:table-cell>
          <table:table-cell office:value-type="float" office:value="71.831000000000003" table:style-name="ce11">
            <text:p>71.831</text:p>
          </table:table-cell>
          <table:table-cell office:value-type="float" office:value="64.471000000000004" table:style-name="ce11">
            <text:p>64.471</text:p>
          </table:table-cell>
          <table:table-cell office:value-type="float" office:value="67.765000000000001" table:style-name="ce11">
            <text:p>67.765</text:p>
          </table:table-cell>
          <table:table-cell office:value-type="float" office:value="64" table:style-name="ce11">
            <text:p>64</text:p>
          </table:table-cell>
          <table:table-cell office:value-type="float" office:value="35.914999999999999" table:style-name="ce11">
            <text:p>35.915</text:p>
          </table:table-cell>
          <table:table-cell office:value-type="float" office:value="51.643000000000001" table:style-name="ce11">
            <text:p>51.643</text:p>
          </table:table-cell>
          <table:table-cell office:value-type="float" office:value="65.962000000000003" table:style-name="ce11">
            <text:p>65.962</text:p>
          </table:table-cell>
          <table:table-cell office:value-type="float" office:value="45.07" table:style-name="ce11">
            <text:p>45.07</text:p>
          </table:table-cell>
          <table:table-cell office:value-type="float" office:value="54.118000000000002" table:style-name="ce11">
            <text:p>54.118</text:p>
          </table:table-cell>
          <table:table-cell office:value-type="float" office:value="69.718000000000004" table:style-name="ce11">
            <text:p>69.718</text:p>
          </table:table-cell>
          <table:table-cell office:value-type="float" office:value="61.033000000000001" table:style-name="ce11">
            <text:p>61.033</text:p>
          </table:table-cell>
          <table:table-cell office:value-type="float" office:value="46.713999999999999" table:style-name="ce11">
            <text:p>46.714</text:p>
          </table:table-cell>
          <table:table-cell office:value-type="float" office:value="58.216000000000001" table:style-name="ce11">
            <text:p>58.216</text:p>
          </table:table-cell>
          <table:table-cell office:value-type="float" office:value="57.176000000000002" table:style-name="ce11">
            <text:p>57.176</text:p>
          </table:table-cell>
          <table:table-cell office:value-type="float" office:value="54.716999999999999" table:style-name="ce11">
            <text:p>54.717</text:p>
          </table:table-cell>
          <table:table-cell office:value-type="float" office:value="40.61" table:style-name="ce11">
            <text:p>40.61</text:p>
          </table:table-cell>
          <table:table-cell office:value-type="float" office:value="90.376000000000005" table:style-name="ce11">
            <text:p>90.376</text:p>
          </table:table-cell>
          <table:table-cell office:value-type="float" office:value="75.352000000000004" table:style-name="ce11">
            <text:p>75.352</text:p>
          </table:table-cell>
          <table:table-cell office:value-type="float" office:value="71.361999999999995" table:style-name="ce11">
            <text:p>71.362</text:p>
          </table:table-cell>
          <table:table-cell office:value-type="float" office:value="69.013999999999996" table:style-name="ce11">
            <text:p>69.014</text:p>
          </table:table-cell>
          <table:table-cell office:value-type="float" office:value="75.058999999999997" table:style-name="ce11">
            <text:p>75.059</text:p>
          </table:table-cell>
          <table:table-cell office:value-type="float" office:value="79.953000000000003" table:style-name="ce11">
            <text:p>79.953</text:p>
          </table:table-cell>
          <table:table-cell office:value-type="float" office:value="62.353000000000002" table:style-name="ce11">
            <text:p>62.353</text:p>
          </table:table-cell>
          <table:table-cell office:value-type="float" office:value="75.765000000000001" table:style-name="ce11">
            <text:p>75.765</text:p>
          </table:table-cell>
          <table:table-cell office:value-type="float" office:value="67.058999999999997" table:style-name="ce11">
            <text:p>67.059</text:p>
          </table:table-cell>
          <table:table-cell office:value-type="float" office:value="79.716999999999999" table:style-name="ce11">
            <text:p>79.717</text:p>
          </table:table-cell>
          <table:table-cell office:value-type="float" office:value="90.141000000000005" table:style-name="ce11">
            <text:p>90.141</text:p>
          </table:table-cell>
          <table:table-cell office:value-type="float" office:value="94.587999999999994" table:style-name="ce11">
            <text:p>94.588</text:p>
          </table:table-cell>
          <table:table-cell office:value-type="float" office:value="67.293999999999997" table:style-name="ce11">
            <text:p>67.294</text:p>
          </table:table-cell>
          <table:table-cell office:value-type="float" office:value="59.293999999999997" table:style-name="ce11">
            <text:p>59.294</text:p>
          </table:table-cell>
          <table:table-cell office:value-type="float" office:value="31.69" table:style-name="ce11">
            <text:p>31.69</text:p>
          </table:table-cell>
          <table:table-cell office:value-type="float" office:value="9.39" table:style-name="ce11">
            <text:p>9.39</text:p>
          </table:table-cell>
          <table:table-cell office:value-type="float" office:value="15.023" table:style-name="ce11">
            <text:p>15.023</text:p>
          </table:table-cell>
          <table:table-cell office:value-type="float" office:value="44.835999999999999" table:style-name="ce11">
            <text:p>44.836</text:p>
          </table:table-cell>
          <table:table-cell office:value-type="float" office:value="30.751000000000001" table:style-name="ce11">
            <text:p>30.751</text:p>
          </table:table-cell>
          <table:table-cell office:value-type="float" office:value="7.5289999999999999" table:style-name="ce11">
            <text:p>7.529</text:p>
          </table:table-cell>
          <table:table-cell office:value-type="float" office:value="87.028000000000006" table:style-name="ce11">
            <text:p>87.028</text:p>
          </table:table-cell>
          <table:table-cell office:value-type="float" office:value="70.352999999999994" table:style-name="ce11">
            <text:p>70.353</text:p>
          </table:table-cell>
          <table:table-cell office:value-type="float" office:value="76.887" table:style-name="ce11">
            <text:p>76.887</text:p>
          </table:table-cell>
          <table:table-cell office:value-type="float" office:value="8.2159999999999993" table:style-name="ce11">
            <text:p>8.216</text:p>
          </table:table-cell>
          <table:table-cell office:value-type="float" office:value="85.445999999999998" table:style-name="ce11">
            <text:p>85.446</text:p>
          </table:table-cell>
          <table:table-cell office:value-type="float" office:value="6.3380000000000001" table:style-name="ce11">
            <text:p>6.338</text:p>
          </table:table-cell>
          <table:table-cell office:value-type="float" office:value="9.1549999999999994" table:style-name="ce11">
            <text:p>9.155</text:p>
          </table:table-cell>
          <table:table-cell office:value-type="float" office:value="83.802999999999997" table:style-name="ce11">
            <text:p>83.803</text:p>
          </table:table-cell>
          <table:table-cell office:value-type="float" office:value="7.0419999999999998" table:style-name="ce11">
            <text:p>7.042</text:p>
          </table:table-cell>
          <table:table-cell office:value-type="float" office:value="46.154000000000003" table:style-name="ce11">
            <text:p>46.154</text:p>
          </table:table-cell>
          <table:table-cell office:value-type="float" office:value="41.026000000000003" table:style-name="ce11">
            <text:p>41.026</text:p>
          </table:table-cell>
          <table:table-cell office:value-type="string" table:style-name="ce8">
            <text:p>[c]</text:p>
          </table:table-cell>
          <table:table-cell office:value-type="string" table:style-name="ce8">
            <text:p>[c]</text:p>
          </table:table-cell>
          <table:table-cell office:value-type="float" office:value="55.555999999999997" table:style-name="ce11">
            <text:p>55.556</text:p>
          </table:table-cell>
          <table:table-cell office:value-type="string" table:style-name="ce8">
            <text:p>[c]</text:p>
          </table:table-cell>
          <table:table-cell office:value-type="float" office:value="41.026000000000003" table:style-name="ce11">
            <text:p>41.026</text:p>
          </table:table-cell>
          <table:table-cell office:value-type="float" office:value="43.59" table:style-name="ce11">
            <text:p>43.59</text:p>
          </table:table-cell>
          <table:table-cell office:value-type="string" table:style-name="ce8">
            <text:p>[c]</text:p>
          </table:table-cell>
          <table:table-cell office:value-type="float" office:value="64.102999999999994" table:style-name="ce11">
            <text:p>64.103</text:p>
          </table:table-cell>
          <table:table-cell office:value-type="float" office:value="25.640999999999998" table:style-name="ce11">
            <text:p>25.641</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0.754999999999995" table:style-name="ce11">
            <text:p>70.755</text:p>
          </table:table-cell>
          <table:table-cell office:value-type="float" office:value="76.179000000000002" table:style-name="ce11">
            <text:p>76.179</text:p>
          </table:table-cell>
          <table:table-cell office:value-type="float" office:value="65.956999999999994" table:style-name="ce11">
            <text:p>65.957</text:p>
          </table:table-cell>
          <table:table-cell office:value-type="float" office:value="36.557000000000002" table:style-name="ce11">
            <text:p>36.557</text:p>
          </table:table-cell>
          <table:table-cell office:value-type="float" office:value="76.941000000000003" table:style-name="ce11">
            <text:p>76.941</text:p>
          </table:table-cell>
          <table:table-cell office:value-type="float" office:value="73.820999999999998" table:style-name="ce11">
            <text:p>73.821</text:p>
          </table:table-cell>
          <table:table-cell office:value-type="float" office:value="46.808999999999997" table:style-name="ce11">
            <text:p>46.809</text:p>
          </table:table-cell>
          <table:table-cell office:value-type="float" office:value="66.745000000000005" table:style-name="ce11">
            <text:p>66.745</text:p>
          </table:table-cell>
          <table:table-cell table:number-columns-repeated="16261"/>
        </table:table-row>
        <table:table-row table:style-name="ro5">
          <table:table-cell office:value-type="string" table:style-name="ce3">
            <text:p>HMCPSI</text:p>
          </table:table-cell>
          <table:table-cell office:value-type="string" table:style-name="ce3">
            <text:p>HM CPS Inspectorate</text:p>
          </table:table-cell>
          <table:table-cell office:value-type="string" table:style-name="ce3">
            <text:p>Attorney General's Departments</text:p>
          </table:table-cell>
          <table:table-cell office:value-type="string" table:style-name="ce3">
            <text:p/>
          </table:table-cell>
          <table:table-cell office:value-type="float" office:value="96.153999999999996" table:style-name="ce11">
            <text:p>96.154</text:p>
          </table:table-cell>
          <table:table-cell office:value-type="float" office:value="62.6" table:style-name="ce11">
            <text:p>62.6</text:p>
          </table:table-cell>
          <table:table-cell office:value-type="float" office:value="31.38" table:style-name="ce11">
            <text:p>31.38</text:p>
          </table:table-cell>
          <table:table-cell office:value-type="float" office:value="73.332999999999998" table:style-name="ce11">
            <text:p>73.333</text:p>
          </table:table-cell>
          <table:table-cell office:value-type="float" office:value="70.400000000000006" table:style-name="ce11">
            <text:p>70.4</text:p>
          </table:table-cell>
          <table:table-cell office:value-type="float" office:value="78" table:style-name="ce11">
            <text:p>78</text:p>
          </table:table-cell>
          <table:table-cell office:value-type="float" office:value="58.667000000000002" table:style-name="ce11">
            <text:p>58.667</text:p>
          </table:table-cell>
          <table:table-cell office:value-type="float" office:value="68" table:style-name="ce11">
            <text:p>68</text:p>
          </table:table-cell>
          <table:table-cell office:value-type="float" office:value="52" table:style-name="ce11">
            <text:p>52</text:p>
          </table:table-cell>
          <table:table-cell office:value-type="float" office:value="61" table:style-name="ce11">
            <text:p>61</text:p>
          </table:table-cell>
          <table:table-cell office:value-type="float" office:value="80" table:style-name="ce11">
            <text:p>80</text:p>
          </table:table-cell>
          <table:table-cell office:value-type="float" office:value="41.332999999999998" table:style-name="ce11">
            <text:p>41.333</text:p>
          </table:table-cell>
          <table:table-cell office:value-type="float" office:value="48.444000000000003" table:style-name="ce11">
            <text:p>48.444</text:p>
          </table:table-cell>
          <table:table-cell office:value-type="float" office:value="92" table:style-name="ce11">
            <text:p>92</text:p>
          </table:table-cell>
          <table:table-cell office:value-type="float" office:value="80" table:style-name="ce11">
            <text:p>80</text:p>
          </table:table-cell>
          <table:table-cell office:value-type="float" office:value="72" table:style-name="ce11">
            <text:p>72</text:p>
          </table:table-cell>
          <table:table-cell office:value-type="float" office:value="52" table:style-name="ce11">
            <text:p>52</text:p>
          </table:table-cell>
          <table:table-cell office:value-type="float" office:value="56" table:style-name="ce11">
            <text:p>56</text:p>
          </table:table-cell>
          <table:table-cell office:value-type="float" office:value="76" table:style-name="ce11">
            <text:p>76</text:p>
          </table:table-cell>
          <table:table-cell office:value-type="float" office:value="80" table:style-name="ce11">
            <text:p>80</text:p>
          </table:table-cell>
          <table:table-cell office:value-type="float" office:value="56" table:style-name="ce11">
            <text:p>56</text:p>
          </table:table-cell>
          <table:table-cell office:value-type="float" office:value="64" table:style-name="ce11">
            <text:p>64</text:p>
          </table:table-cell>
          <table:table-cell office:value-type="float" office:value="60" table:style-name="ce11">
            <text:p>60</text:p>
          </table:table-cell>
          <table:table-cell office:value-type="float" office:value="56" table:style-name="ce11">
            <text:p>56</text:p>
          </table:table-cell>
          <table:table-cell office:value-type="float" office:value="64" table:style-name="ce11">
            <text:p>64</text:p>
          </table:table-cell>
          <table:table-cell office:value-type="float" office:value="60" table:style-name="ce11">
            <text:p>60</text:p>
          </table:table-cell>
          <table:table-cell office:value-type="float" office:value="56" table:style-name="ce11">
            <text:p>56</text:p>
          </table:table-cell>
          <table:table-cell office:value-type="float" office:value="60" table:style-name="ce11">
            <text:p>60</text:p>
          </table:table-cell>
          <table:table-cell office:value-type="float" office:value="52" table:style-name="ce11">
            <text:p>52</text:p>
          </table:table-cell>
          <table:table-cell office:value-type="float" office:value="80" table:style-name="ce11">
            <text:p>80</text:p>
          </table:table-cell>
          <table:table-cell office:value-type="float" office:value="72" table:style-name="ce11">
            <text:p>72</text:p>
          </table:table-cell>
          <table:table-cell office:value-type="float" office:value="52" table:style-name="ce11">
            <text:p>52</text:p>
          </table:table-cell>
          <table:table-cell office:value-type="float" office:value="56" table:style-name="ce11">
            <text:p>56</text:p>
          </table:table-cell>
          <table:table-cell office:value-type="float" office:value="52" table:style-name="ce11">
            <text:p>52</text:p>
          </table:table-cell>
          <table:table-cell office:value-type="float" office:value="36" table:style-name="ce11">
            <text:p>36</text:p>
          </table:table-cell>
          <table:table-cell office:value-type="float" office:value="64" table:style-name="ce11">
            <text:p>64</text:p>
          </table:table-cell>
          <table:table-cell office:value-type="float" office:value="64" table:style-name="ce11">
            <text:p>64</text:p>
          </table:table-cell>
          <table:table-cell office:value-type="float" office:value="76" table:style-name="ce11">
            <text:p>76</text:p>
          </table:table-cell>
          <table:table-cell office:value-type="float" office:value="52" table:style-name="ce11">
            <text:p>52</text:p>
          </table:table-cell>
          <table:table-cell office:value-type="float" office:value="52" table:style-name="ce11">
            <text:p>52</text:p>
          </table:table-cell>
          <table:table-cell office:value-type="float" office:value="76" table:style-name="ce11">
            <text:p>76</text:p>
          </table:table-cell>
          <table:table-cell office:value-type="float" office:value="72" table:style-name="ce11">
            <text:p>72</text:p>
          </table:table-cell>
          <table:table-cell office:value-type="float" office:value="88" table:style-name="ce11">
            <text:p>88</text:p>
          </table:table-cell>
          <table:table-cell office:value-type="float" office:value="88" table:style-name="ce11">
            <text:p>88</text:p>
          </table:table-cell>
          <table:table-cell office:value-type="float" office:value="84" table:style-name="ce11">
            <text:p>84</text:p>
          </table:table-cell>
          <table:table-cell office:value-type="float" office:value="72" table:style-name="ce11">
            <text:p>72</text:p>
          </table:table-cell>
          <table:table-cell office:value-type="float" office:value="44" table:style-name="ce11">
            <text:p>44</text:p>
          </table:table-cell>
          <table:table-cell office:value-type="float" office:value="44" table:style-name="ce11">
            <text:p>44</text:p>
          </table:table-cell>
          <table:table-cell office:value-type="float" office:value="36" table:style-name="ce11">
            <text:p>36</text:p>
          </table:table-cell>
          <table:table-cell office:value-type="float" office:value="70.832999999999998" table:style-name="ce11">
            <text:p>70.833</text:p>
          </table:table-cell>
          <table:table-cell office:value-type="float" office:value="54.167000000000002" table:style-name="ce11">
            <text:p>54.167</text:p>
          </table:table-cell>
          <table:table-cell office:value-type="float" office:value="62.5" table:style-name="ce11">
            <text:p>62.5</text:p>
          </table:table-cell>
          <table:table-cell office:value-type="float" office:value="50" table:style-name="ce11">
            <text:p>50</text:p>
          </table:table-cell>
          <table:table-cell office:value-type="float" office:value="45.832999999999998" table:style-name="ce11">
            <text:p>45.833</text:p>
          </table:table-cell>
          <table:table-cell office:value-type="float" office:value="48" table:style-name="ce11">
            <text:p>48</text:p>
          </table:table-cell>
          <table:table-cell office:value-type="float" office:value="44" table:style-name="ce11">
            <text:p>44</text:p>
          </table:table-cell>
          <table:table-cell office:value-type="float" office:value="36" table:style-name="ce11">
            <text:p>36</text:p>
          </table:table-cell>
          <table:table-cell office:value-type="float" office:value="56" table:style-name="ce11">
            <text:p>56</text:p>
          </table:table-cell>
          <table:table-cell office:value-type="float" office:value="44" table:style-name="ce11">
            <text:p>44</text:p>
          </table:table-cell>
          <table:table-cell office:value-type="float" office:value="44" table:style-name="ce11">
            <text:p>44</text:p>
          </table:table-cell>
          <table:table-cell office:value-type="float" office:value="60" table:style-name="ce11">
            <text:p>60</text:p>
          </table:table-cell>
          <table:table-cell office:value-type="float" office:value="52" table:style-name="ce11">
            <text:p>52</text:p>
          </table:table-cell>
          <table:table-cell office:value-type="float" office:value="40" table:style-name="ce11">
            <text:p>40</text:p>
          </table:table-cell>
          <table:table-cell office:value-type="float" office:value="52" table:style-name="ce11">
            <text:p>52</text:p>
          </table:table-cell>
          <table:table-cell office:value-type="float" office:value="60" table:style-name="ce11">
            <text:p>60</text:p>
          </table:table-cell>
          <table:table-cell office:value-type="float" office:value="56" table:style-name="ce11">
            <text:p>56</text:p>
          </table:table-cell>
          <table:table-cell office:value-type="float" office:value="45.832999999999998" table:style-name="ce11">
            <text:p>45.833</text:p>
          </table:table-cell>
          <table:table-cell office:value-type="float" office:value="76" table:style-name="ce11">
            <text:p>76</text:p>
          </table:table-cell>
          <table:table-cell office:value-type="float" office:value="64" table:style-name="ce11">
            <text:p>64</text:p>
          </table:table-cell>
          <table:table-cell office:value-type="float" office:value="60" table:style-name="ce11">
            <text:p>60</text:p>
          </table:table-cell>
          <table:table-cell office:value-type="float" office:value="56" table:style-name="ce11">
            <text:p>56</text:p>
          </table:table-cell>
          <table:table-cell office:value-type="float" office:value="60" table:style-name="ce11">
            <text:p>60</text:p>
          </table:table-cell>
          <table:table-cell office:value-type="float" office:value="72" table:style-name="ce11">
            <text:p>72</text:p>
          </table:table-cell>
          <table:table-cell office:value-type="float" office:value="52" table:style-name="ce11">
            <text:p>52</text:p>
          </table:table-cell>
          <table:table-cell office:value-type="float" office:value="88" table:style-name="ce11">
            <text:p>88</text:p>
          </table:table-cell>
          <table:table-cell office:value-type="float" office:value="70.832999999999998" table:style-name="ce11">
            <text:p>70.833</text:p>
          </table:table-cell>
          <table:table-cell office:value-type="float" office:value="100" table:style-name="ce11">
            <text:p>100</text:p>
          </table:table-cell>
          <table:table-cell office:value-type="float" office:value="68" table:style-name="ce11">
            <text:p>68</text:p>
          </table:table-cell>
          <table:table-cell office:value-type="float" office:value="88" table:style-name="ce11">
            <text:p>88</text:p>
          </table:table-cell>
          <table:table-cell office:value-type="float" office:value="69.564999999999998" table:style-name="ce11">
            <text:p>69.565</text:p>
          </table:table-cell>
          <table:table-cell office:value-type="float" office:value="72" table:style-name="ce11">
            <text:p>72</text:p>
          </table:table-cell>
          <table:table-cell office:value-type="float" office:value="20" table:style-name="ce11">
            <text:p>20</text:p>
          </table:table-cell>
          <table:table-cell office:value-type="float" office:value="12" table:style-name="ce11">
            <text:p>12</text:p>
          </table:table-cell>
          <table:table-cell office:value-type="float" office:value="40" table:style-name="ce11">
            <text:p>40</text:p>
          </table:table-cell>
          <table:table-cell office:value-type="float" office:value="32" table:style-name="ce11">
            <text:p>32</text:p>
          </table:table-cell>
          <table:table-cell office:value-type="float" office:value="16" table:style-name="ce11">
            <text:p>16</text:p>
          </table:table-cell>
          <table:table-cell office:value-type="string" table:style-name="ce8">
            <text:p>[c]</text:p>
          </table:table-cell>
          <table:table-cell office:value-type="float" office:value="88" table:style-name="ce11">
            <text:p>88</text:p>
          </table:table-cell>
          <table:table-cell office:value-type="float" office:value="72" table:style-name="ce11">
            <text:p>72</text:p>
          </table:table-cell>
          <table:table-cell office:value-type="float" office:value="68" table:style-name="ce11">
            <text:p>68</text:p>
          </table:table-cell>
          <table:table-cell office:value-type="string" table:style-name="ce8">
            <text:p>[c]</text:p>
          </table:table-cell>
          <table:table-cell office:value-type="float" office:value="70.832999999999998" table:style-name="ce11">
            <text:p>70.833</text:p>
          </table:table-cell>
          <table:table-cell office:value-type="string" table:style-name="ce8">
            <text:p>[c]</text:p>
          </table:table-cell>
          <table:table-cell office:value-type="string" table:style-name="ce8">
            <text:p>[c]</text:p>
          </table:table-cell>
          <table:table-cell office:value-type="float" office:value="66.667000000000002" table:style-name="ce11">
            <text:p>66.667</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5.832999999999998" table:style-name="ce11">
            <text:p>45.833</text:p>
          </table:table-cell>
          <table:table-cell office:value-type="float" office:value="54.167000000000002" table:style-name="ce11">
            <text:p>54.167</text:p>
          </table:table-cell>
          <table:table-cell office:value-type="float" office:value="45.832999999999998" table:style-name="ce11">
            <text:p>45.833</text:p>
          </table:table-cell>
          <table:table-cell office:value-type="float" office:value="37.5" table:style-name="ce11">
            <text:p>37.5</text:p>
          </table:table-cell>
          <table:table-cell office:value-type="float" office:value="62.5" table:style-name="ce11">
            <text:p>62.5</text:p>
          </table:table-cell>
          <table:table-cell office:value-type="float" office:value="79.167000000000002" table:style-name="ce11">
            <text:p>79.167</text:p>
          </table:table-cell>
          <table:table-cell office:value-type="float" office:value="58.332999999999998" table:style-name="ce11">
            <text:p>58.333</text:p>
          </table:table-cell>
          <table:table-cell office:value-type="float" office:value="65.216999999999999" table:style-name="ce11">
            <text:p>65.217</text:p>
          </table:table-cell>
          <table:table-cell table:number-columns-repeated="16261"/>
        </table:table-row>
        <table:table-row table:style-name="ro5">
          <table:table-cell office:value-type="string" table:style-name="ce3">
            <text:p>HMCTS</text:p>
          </table:table-cell>
          <table:table-cell office:value-type="string" table:style-name="ce3">
            <text:p>HM Courts and Tribunals Service</text:p>
          </table:table-cell>
          <table:table-cell office:value-type="string" table:style-name="ce3">
            <text:p>Justice</text:p>
          </table:table-cell>
          <table:table-cell office:value-type="string" table:style-name="ce3">
            <text:p/>
          </table:table-cell>
          <table:table-cell office:value-type="float" office:value="54.935000000000002" table:style-name="ce11">
            <text:p>54.935</text:p>
          </table:table-cell>
          <table:table-cell office:value-type="float" office:value="57.064" table:style-name="ce11">
            <text:p>57.064</text:p>
          </table:table-cell>
          <table:table-cell office:value-type="float" office:value="30.827999999999999" table:style-name="ce11">
            <text:p>30.828</text:p>
          </table:table-cell>
          <table:table-cell office:value-type="float" office:value="71.945999999999998" table:style-name="ce11">
            <text:p>71.946</text:p>
          </table:table-cell>
          <table:table-cell office:value-type="float" office:value="70.424999999999997" table:style-name="ce11">
            <text:p>70.425</text:p>
          </table:table-cell>
          <table:table-cell office:value-type="float" office:value="76.805999999999997" table:style-name="ce11">
            <text:p>76.806</text:p>
          </table:table-cell>
          <table:table-cell office:value-type="float" office:value="71.019000000000005" table:style-name="ce11">
            <text:p>71.019</text:p>
          </table:table-cell>
          <table:table-cell office:value-type="float" office:value="77.941999999999993" table:style-name="ce11">
            <text:p>77.942</text:p>
          </table:table-cell>
          <table:table-cell office:value-type="float" office:value="51.179000000000002" table:style-name="ce11">
            <text:p>51.179</text:p>
          </table:table-cell>
          <table:table-cell office:value-type="float" office:value="75.257000000000005" table:style-name="ce11">
            <text:p>75.257</text:p>
          </table:table-cell>
          <table:table-cell office:value-type="float" office:value="70.721999999999994" table:style-name="ce11">
            <text:p>70.722</text:p>
          </table:table-cell>
          <table:table-cell office:value-type="float" office:value="22.201000000000001" table:style-name="ce11">
            <text:p>22.201</text:p>
          </table:table-cell>
          <table:table-cell office:value-type="float" office:value="43.612000000000002" table:style-name="ce11">
            <text:p>43.612</text:p>
          </table:table-cell>
          <table:table-cell office:value-type="float" office:value="86.466999999999999" table:style-name="ce11">
            <text:p>86.467</text:p>
          </table:table-cell>
          <table:table-cell office:value-type="float" office:value="78.718000000000004" table:style-name="ce11">
            <text:p>78.718</text:p>
          </table:table-cell>
          <table:table-cell office:value-type="float" office:value="74.400999999999996" table:style-name="ce11">
            <text:p>74.401</text:p>
          </table:table-cell>
          <table:table-cell office:value-type="float" office:value="50.39" table:style-name="ce11">
            <text:p>50.39</text:p>
          </table:table-cell>
          <table:table-cell office:value-type="float" office:value="62.094000000000001" table:style-name="ce11">
            <text:p>62.094</text:p>
          </table:table-cell>
          <table:table-cell office:value-type="float" office:value="75.177000000000007" table:style-name="ce11">
            <text:p>75.177</text:p>
          </table:table-cell>
          <table:table-cell office:value-type="float" office:value="78.450999999999993" table:style-name="ce11">
            <text:p>78.451</text:p>
          </table:table-cell>
          <table:table-cell office:value-type="float" office:value="70.215999999999994" table:style-name="ce11">
            <text:p>70.216</text:p>
          </table:table-cell>
          <table:table-cell office:value-type="float" office:value="81.263000000000005" table:style-name="ce11">
            <text:p>81.263</text:p>
          </table:table-cell>
          <table:table-cell office:value-type="float" office:value="76.254000000000005" table:style-name="ce11">
            <text:p>76.254</text:p>
          </table:table-cell>
          <table:table-cell office:value-type="float" office:value="63.618000000000002" table:style-name="ce11">
            <text:p>63.618</text:p>
          </table:table-cell>
          <table:table-cell office:value-type="float" office:value="72.328000000000003" table:style-name="ce11">
            <text:p>72.328</text:p>
          </table:table-cell>
          <table:table-cell office:value-type="float" office:value="77.626000000000005" table:style-name="ce11">
            <text:p>77.626</text:p>
          </table:table-cell>
          <table:table-cell office:value-type="float" office:value="67.423000000000002" table:style-name="ce11">
            <text:p>67.423</text:p>
          </table:table-cell>
          <table:table-cell office:value-type="float" office:value="63.988999999999997" table:style-name="ce11">
            <text:p>63.989</text:p>
          </table:table-cell>
          <table:table-cell office:value-type="float" office:value="66.484999999999999" table:style-name="ce11">
            <text:p>66.485</text:p>
          </table:table-cell>
          <table:table-cell office:value-type="float" office:value="84.341999999999999" table:style-name="ce11">
            <text:p>84.342</text:p>
          </table:table-cell>
          <table:table-cell office:value-type="float" office:value="80.045000000000002" table:style-name="ce11">
            <text:p>80.045</text:p>
          </table:table-cell>
          <table:table-cell office:value-type="float" office:value="69.436999999999998" table:style-name="ce11">
            <text:p>69.437</text:p>
          </table:table-cell>
          <table:table-cell office:value-type="float" office:value="65.274000000000001" table:style-name="ce11">
            <text:p>65.274</text:p>
          </table:table-cell>
          <table:table-cell office:value-type="float" office:value="46.433999999999997" table:style-name="ce11">
            <text:p>46.434</text:p>
          </table:table-cell>
          <table:table-cell office:value-type="float" office:value="51.808999999999997" table:style-name="ce11">
            <text:p>51.809</text:p>
          </table:table-cell>
          <table:table-cell office:value-type="float" office:value="41.195999999999998" table:style-name="ce11">
            <text:p>41.196</text:p>
          </table:table-cell>
          <table:table-cell office:value-type="float" office:value="77.921999999999997" table:style-name="ce11">
            <text:p>77.922</text:p>
          </table:table-cell>
          <table:table-cell office:value-type="float" office:value="84.168000000000006" table:style-name="ce11">
            <text:p>84.168</text:p>
          </table:table-cell>
          <table:table-cell office:value-type="float" office:value="63.874000000000002" table:style-name="ce11">
            <text:p>63.874</text:p>
          </table:table-cell>
          <table:table-cell office:value-type="float" office:value="75.135999999999996" table:style-name="ce11">
            <text:p>75.136</text:p>
          </table:table-cell>
          <table:table-cell office:value-type="float" office:value="65.596000000000004" table:style-name="ce11">
            <text:p>65.596</text:p>
          </table:table-cell>
          <table:table-cell office:value-type="float" office:value="77.793999999999997" table:style-name="ce11">
            <text:p>77.794</text:p>
          </table:table-cell>
          <table:table-cell office:value-type="float" office:value="86.097999999999999" table:style-name="ce11">
            <text:p>86.098</text:p>
          </table:table-cell>
          <table:table-cell office:value-type="float" office:value="66.269000000000005" table:style-name="ce11">
            <text:p>66.269</text:p>
          </table:table-cell>
          <table:table-cell office:value-type="float" office:value="58.072000000000003" table:style-name="ce11">
            <text:p>58.072</text:p>
          </table:table-cell>
          <table:table-cell office:value-type="float" office:value="70.524000000000001" table:style-name="ce11">
            <text:p>70.524</text:p>
          </table:table-cell>
          <table:table-cell office:value-type="float" office:value="21.055" table:style-name="ce11">
            <text:p>21.055</text:p>
          </table:table-cell>
          <table:table-cell office:value-type="float" office:value="29.632000000000001" table:style-name="ce11">
            <text:p>29.632</text:p>
          </table:table-cell>
          <table:table-cell office:value-type="float" office:value="15.884" table:style-name="ce11">
            <text:p>15.884</text:p>
          </table:table-cell>
          <table:table-cell office:value-type="float" office:value="61.021999999999998" table:style-name="ce11">
            <text:p>61.022</text:p>
          </table:table-cell>
          <table:table-cell office:value-type="float" office:value="49.104999999999997" table:style-name="ce11">
            <text:p>49.105</text:p>
          </table:table-cell>
          <table:table-cell office:value-type="float" office:value="61.24" table:style-name="ce11">
            <text:p>61.24</text:p>
          </table:table-cell>
          <table:table-cell office:value-type="float" office:value="55.158999999999999" table:style-name="ce11">
            <text:p>55.159</text:p>
          </table:table-cell>
          <table:table-cell office:value-type="float" office:value="44.076999999999998" table:style-name="ce11">
            <text:p>44.077</text:p>
          </table:table-cell>
          <table:table-cell office:value-type="float" office:value="44.18" table:style-name="ce11">
            <text:p>44.18</text:p>
          </table:table-cell>
          <table:table-cell office:value-type="float" office:value="29.515999999999998" table:style-name="ce11">
            <text:p>29.516</text:p>
          </table:table-cell>
          <table:table-cell office:value-type="float" office:value="28.071000000000002" table:style-name="ce11">
            <text:p>28.071</text:p>
          </table:table-cell>
          <table:table-cell office:value-type="float" office:value="54.203000000000003" table:style-name="ce11">
            <text:p>54.203</text:p>
          </table:table-cell>
          <table:table-cell office:value-type="float" office:value="32.140999999999998" table:style-name="ce11">
            <text:p>32.141</text:p>
          </table:table-cell>
          <table:table-cell office:value-type="float" office:value="43.732999999999997" table:style-name="ce11">
            <text:p>43.733</text:p>
          </table:table-cell>
          <table:table-cell office:value-type="float" office:value="54.052" table:style-name="ce11">
            <text:p>54.052</text:p>
          </table:table-cell>
          <table:table-cell office:value-type="float" office:value="44.499000000000002" table:style-name="ce11">
            <text:p>44.499</text:p>
          </table:table-cell>
          <table:table-cell office:value-type="float" office:value="43.616" table:style-name="ce11">
            <text:p>43.616</text:p>
          </table:table-cell>
          <table:table-cell office:value-type="float" office:value="44.656999999999996" table:style-name="ce11">
            <text:p>44.657</text:p>
          </table:table-cell>
          <table:table-cell office:value-type="float" office:value="41.64" table:style-name="ce11">
            <text:p>41.64</text:p>
          </table:table-cell>
          <table:table-cell office:value-type="float" office:value="42.253" table:style-name="ce11">
            <text:p>42.253</text:p>
          </table:table-cell>
          <table:table-cell office:value-type="float" office:value="32.261000000000003" table:style-name="ce11">
            <text:p>32.261</text:p>
          </table:table-cell>
          <table:table-cell office:value-type="float" office:value="90.268000000000001" table:style-name="ce11">
            <text:p>90.268</text:p>
          </table:table-cell>
          <table:table-cell office:value-type="float" office:value="64.826999999999998" table:style-name="ce11">
            <text:p>64.827</text:p>
          </table:table-cell>
          <table:table-cell office:value-type="float" office:value="69.703000000000003" table:style-name="ce11">
            <text:p>69.703</text:p>
          </table:table-cell>
          <table:table-cell office:value-type="float" office:value="66.703999999999994" table:style-name="ce11">
            <text:p>66.704</text:p>
          </table:table-cell>
          <table:table-cell office:value-type="float" office:value="74.986999999999995" table:style-name="ce11">
            <text:p>74.987</text:p>
          </table:table-cell>
          <table:table-cell office:value-type="float" office:value="60.485999999999997" table:style-name="ce11">
            <text:p>60.486</text:p>
          </table:table-cell>
          <table:table-cell office:value-type="float" office:value="46.84" table:style-name="ce11">
            <text:p>46.84</text:p>
          </table:table-cell>
          <table:table-cell office:value-type="float" office:value="59.371000000000002" table:style-name="ce11">
            <text:p>59.371</text:p>
          </table:table-cell>
          <table:table-cell office:value-type="float" office:value="31.47" table:style-name="ce11">
            <text:p>31.47</text:p>
          </table:table-cell>
          <table:table-cell office:value-type="float" office:value="87.816999999999993" table:style-name="ce11">
            <text:p>87.817</text:p>
          </table:table-cell>
          <table:table-cell office:value-type="float" office:value="44.927999999999997" table:style-name="ce11">
            <text:p>44.928</text:p>
          </table:table-cell>
          <table:table-cell office:value-type="float" office:value="82.396000000000001" table:style-name="ce11">
            <text:p>82.396</text:p>
          </table:table-cell>
          <table:table-cell office:value-type="float" office:value="71.929000000000002" table:style-name="ce11">
            <text:p>71.929</text:p>
          </table:table-cell>
          <table:table-cell office:value-type="float" office:value="56.765000000000001" table:style-name="ce11">
            <text:p>56.765</text:p>
          </table:table-cell>
          <table:table-cell office:value-type="float" office:value="22.911000000000001" table:style-name="ce11">
            <text:p>22.911</text:p>
          </table:table-cell>
          <table:table-cell office:value-type="float" office:value="10.125" table:style-name="ce11">
            <text:p>10.125</text:p>
          </table:table-cell>
          <table:table-cell office:value-type="float" office:value="15.507" table:style-name="ce11">
            <text:p>15.507</text:p>
          </table:table-cell>
          <table:table-cell office:value-type="float" office:value="29.704000000000001" table:style-name="ce11">
            <text:p>29.704</text:p>
          </table:table-cell>
          <table:table-cell office:value-type="float" office:value="44.664000000000001" table:style-name="ce11">
            <text:p>44.664</text:p>
          </table:table-cell>
          <table:table-cell office:value-type="float" office:value="10.555999999999999" table:style-name="ce11">
            <text:p>10.556</text:p>
          </table:table-cell>
          <table:table-cell office:value-type="float" office:value="84.137" table:style-name="ce11">
            <text:p>84.137</text:p>
          </table:table-cell>
          <table:table-cell office:value-type="float" office:value="72.346999999999994" table:style-name="ce11">
            <text:p>72.347</text:p>
          </table:table-cell>
          <table:table-cell office:value-type="float" office:value="69.173000000000002" table:style-name="ce11">
            <text:p>69.173</text:p>
          </table:table-cell>
          <table:table-cell office:value-type="float" office:value="8.2560000000000002" table:style-name="ce11">
            <text:p>8.256</text:p>
          </table:table-cell>
          <table:table-cell office:value-type="float" office:value="81.896000000000001" table:style-name="ce11">
            <text:p>81.896</text:p>
          </table:table-cell>
          <table:table-cell office:value-type="float" office:value="9.8480000000000008" table:style-name="ce11">
            <text:p>9.848</text:p>
          </table:table-cell>
          <table:table-cell office:value-type="float" office:value="8.8859999999999992" table:style-name="ce11">
            <text:p>8.886</text:p>
          </table:table-cell>
          <table:table-cell office:value-type="float" office:value="82.730999999999995" table:style-name="ce11">
            <text:p>82.731</text:p>
          </table:table-cell>
          <table:table-cell office:value-type="float" office:value="8.3829999999999991" table:style-name="ce11">
            <text:p>8.383</text:p>
          </table:table-cell>
          <table:table-cell office:value-type="float" office:value="43.206000000000003" table:style-name="ce11">
            <text:p>43.206</text:p>
          </table:table-cell>
          <table:table-cell office:value-type="float" office:value="39.140999999999998" table:style-name="ce11">
            <text:p>39.141</text:p>
          </table:table-cell>
          <table:table-cell office:value-type="float" office:value="17.654" table:style-name="ce11">
            <text:p>17.654</text:p>
          </table:table-cell>
          <table:table-cell office:value-type="float" office:value="32.075000000000003" table:style-name="ce11">
            <text:p>32.075</text:p>
          </table:table-cell>
          <table:table-cell office:value-type="float" office:value="55.526000000000003" table:style-name="ce11">
            <text:p>55.526</text:p>
          </table:table-cell>
          <table:table-cell office:value-type="float" office:value="12.398999999999999" table:style-name="ce11">
            <text:p>12.399</text:p>
          </table:table-cell>
          <table:table-cell office:value-type="float" office:value="36.162999999999997" table:style-name="ce11">
            <text:p>36.163</text:p>
          </table:table-cell>
          <table:table-cell office:value-type="float" office:value="33.256" table:style-name="ce11">
            <text:p>33.256</text:p>
          </table:table-cell>
          <table:table-cell office:value-type="float" office:value="30.581" table:style-name="ce11">
            <text:p>30.581</text:p>
          </table:table-cell>
          <table:table-cell office:value-type="float" office:value="57.357999999999997" table:style-name="ce11">
            <text:p>57.358</text:p>
          </table:table-cell>
          <table:table-cell office:value-type="float" office:value="22.596" table:style-name="ce11">
            <text:p>22.596</text:p>
          </table:table-cell>
          <table:table-cell office:value-type="float" office:value="20.045999999999999" table:style-name="ce11">
            <text:p>20.046</text:p>
          </table:table-cell>
          <table:table-cell office:value-type="float" office:value="30.376000000000001" table:style-name="ce11">
            <text:p>30.376</text:p>
          </table:table-cell>
          <table:table-cell office:value-type="float" office:value="54.301000000000002" table:style-name="ce11">
            <text:p>54.301</text:p>
          </table:table-cell>
          <table:table-cell office:value-type="float" office:value="15.323" table:style-name="ce11">
            <text:p>15.323</text:p>
          </table:table-cell>
          <table:table-cell office:value-type="float" office:value="62.414000000000001" table:style-name="ce11">
            <text:p>62.414</text:p>
          </table:table-cell>
          <table:table-cell office:value-type="float" office:value="67.069000000000003" table:style-name="ce11">
            <text:p>67.069</text:p>
          </table:table-cell>
          <table:table-cell office:value-type="float" office:value="59.112000000000002" table:style-name="ce11">
            <text:p>59.112</text:p>
          </table:table-cell>
          <table:table-cell office:value-type="float" office:value="36.293999999999997" table:style-name="ce11">
            <text:p>36.294</text:p>
          </table:table-cell>
          <table:table-cell office:value-type="float" office:value="67.427000000000007" table:style-name="ce11">
            <text:p>67.427</text:p>
          </table:table-cell>
          <table:table-cell office:value-type="float" office:value="66.712000000000003" table:style-name="ce11">
            <text:p>66.712</text:p>
          </table:table-cell>
          <table:table-cell office:value-type="float" office:value="52.744" table:style-name="ce11">
            <text:p>52.744</text:p>
          </table:table-cell>
          <table:table-cell office:value-type="float" office:value="39.030999999999999" table:style-name="ce11">
            <text:p>39.031</text:p>
          </table:table-cell>
          <table:table-cell table:number-columns-repeated="16261"/>
        </table:table-row>
        <table:table-row table:style-name="ro7">
          <table:table-cell office:value-type="string" table:style-name="ce3">
            <text:p>HMICFR</text:p>
          </table:table-cell>
          <table:table-cell office:value-type="string" table:style-name="ce3">
            <text:p>HM Inspectorate of Constabulary and Fire and Rescue Services</text:p>
          </table:table-cell>
          <table:table-cell office:value-type="string" table:style-name="ce3">
            <text:p>HM Inspectorate of Constabulary and Fire &amp; Rescue Services</text:p>
          </table:table-cell>
          <table:table-cell office:value-type="string" table:style-name="ce3">
            <text:p/>
          </table:table-cell>
          <table:table-cell office:value-type="float" office:value="82.575999999999993" table:style-name="ce11">
            <text:p>82.576</text:p>
          </table:table-cell>
          <table:table-cell office:value-type="float" office:value="76.372" table:style-name="ce11">
            <text:p>76.372</text:p>
          </table:table-cell>
          <table:table-cell office:value-type="float" office:value="20.538" table:style-name="ce11">
            <text:p>20.538</text:p>
          </table:table-cell>
          <table:table-cell office:value-type="float" office:value="79.131" table:style-name="ce11">
            <text:p>79.131</text:p>
          </table:table-cell>
          <table:table-cell office:value-type="float" office:value="86.192999999999998" table:style-name="ce11">
            <text:p>86.193</text:p>
          </table:table-cell>
          <table:table-cell office:value-type="float" office:value="93.807000000000002" table:style-name="ce11">
            <text:p>93.807</text:p>
          </table:table-cell>
          <table:table-cell office:value-type="float" office:value="83.384" table:style-name="ce11">
            <text:p>83.384</text:p>
          </table:table-cell>
          <table:table-cell office:value-type="float" office:value="87.614999999999995" table:style-name="ce11">
            <text:p>87.615</text:p>
          </table:table-cell>
          <table:table-cell office:value-type="float" office:value="60.359000000000002" table:style-name="ce11">
            <text:p>60.359</text:p>
          </table:table-cell>
          <table:table-cell office:value-type="float" office:value="87.271000000000001" table:style-name="ce11">
            <text:p>87.271</text:p>
          </table:table-cell>
          <table:table-cell office:value-type="float" office:value="83.623999999999995" table:style-name="ce11">
            <text:p>83.624</text:p>
          </table:table-cell>
          <table:table-cell office:value-type="float" office:value="53.210999999999999" table:style-name="ce11">
            <text:p>53.211</text:p>
          </table:table-cell>
          <table:table-cell office:value-type="float" office:value="71.789000000000001" table:style-name="ce11">
            <text:p>71.789</text:p>
          </table:table-cell>
          <table:table-cell office:value-type="float" office:value="92.201999999999998" table:style-name="ce11">
            <text:p>92.202</text:p>
          </table:table-cell>
          <table:table-cell office:value-type="float" office:value="88.018000000000001" table:style-name="ce11">
            <text:p>88.018</text:p>
          </table:table-cell>
          <table:table-cell office:value-type="float" office:value="88.018000000000001" table:style-name="ce11">
            <text:p>88.018</text:p>
          </table:table-cell>
          <table:table-cell office:value-type="float" office:value="74.311999999999998" table:style-name="ce11">
            <text:p>74.312</text:p>
          </table:table-cell>
          <table:table-cell office:value-type="float" office:value="88.478999999999999" table:style-name="ce11">
            <text:p>88.479</text:p>
          </table:table-cell>
          <table:table-cell office:value-type="float" office:value="94.037000000000006" table:style-name="ce11">
            <text:p>94.037</text:p>
          </table:table-cell>
          <table:table-cell office:value-type="float" office:value="93.578000000000003" table:style-name="ce11">
            <text:p>93.578</text:p>
          </table:table-cell>
          <table:table-cell office:value-type="float" office:value="81.192999999999998" table:style-name="ce11">
            <text:p>81.193</text:p>
          </table:table-cell>
          <table:table-cell office:value-type="float" office:value="94.037000000000006" table:style-name="ce11">
            <text:p>94.037</text:p>
          </table:table-cell>
          <table:table-cell office:value-type="float" office:value="90.783000000000001" table:style-name="ce11">
            <text:p>90.783</text:p>
          </table:table-cell>
          <table:table-cell office:value-type="float" office:value="79.358000000000004" table:style-name="ce11">
            <text:p>79.358</text:p>
          </table:table-cell>
          <table:table-cell office:value-type="float" office:value="89.908000000000001" table:style-name="ce11">
            <text:p>89.908</text:p>
          </table:table-cell>
          <table:table-cell office:value-type="float" office:value="88.072999999999993" table:style-name="ce11">
            <text:p>88.073</text:p>
          </table:table-cell>
          <table:table-cell office:value-type="float" office:value="76.147000000000006" table:style-name="ce11">
            <text:p>76.147</text:p>
          </table:table-cell>
          <table:table-cell office:value-type="float" office:value="72.558000000000007" table:style-name="ce11">
            <text:p>72.558</text:p>
          </table:table-cell>
          <table:table-cell office:value-type="float" office:value="77.981999999999999" table:style-name="ce11">
            <text:p>77.982</text:p>
          </table:table-cell>
          <table:table-cell office:value-type="float" office:value="89.45" table:style-name="ce11">
            <text:p>89.45</text:p>
          </table:table-cell>
          <table:table-cell office:value-type="float" office:value="88.531999999999996" table:style-name="ce11">
            <text:p>88.532</text:p>
          </table:table-cell>
          <table:table-cell office:value-type="float" office:value="84.861999999999995" table:style-name="ce11">
            <text:p>84.862</text:p>
          </table:table-cell>
          <table:table-cell office:value-type="float" office:value="67.430999999999997" table:style-name="ce11">
            <text:p>67.431</text:p>
          </table:table-cell>
          <table:table-cell office:value-type="float" office:value="60.55" table:style-name="ce11">
            <text:p>60.55</text:p>
          </table:table-cell>
          <table:table-cell office:value-type="float" office:value="57.603999999999999" table:style-name="ce11">
            <text:p>57.604</text:p>
          </table:table-cell>
          <table:table-cell office:value-type="float" office:value="55.963000000000001" table:style-name="ce11">
            <text:p>55.963</text:p>
          </table:table-cell>
          <table:table-cell office:value-type="float" office:value="87.156000000000006" table:style-name="ce11">
            <text:p>87.156</text:p>
          </table:table-cell>
          <table:table-cell office:value-type="float" office:value="93.119" table:style-name="ce11">
            <text:p>93.119</text:p>
          </table:table-cell>
          <table:table-cell office:value-type="float" office:value="82.569000000000003" table:style-name="ce11">
            <text:p>82.569</text:p>
          </table:table-cell>
          <table:table-cell office:value-type="float" office:value="86.239000000000004" table:style-name="ce11">
            <text:p>86.239</text:p>
          </table:table-cell>
          <table:table-cell office:value-type="float" office:value="83.028000000000006" table:style-name="ce11">
            <text:p>83.028</text:p>
          </table:table-cell>
          <table:table-cell office:value-type="float" office:value="91.284000000000006" table:style-name="ce11">
            <text:p>91.284</text:p>
          </table:table-cell>
          <table:table-cell office:value-type="float" office:value="92.201999999999998" table:style-name="ce11">
            <text:p>92.202</text:p>
          </table:table-cell>
          <table:table-cell office:value-type="float" office:value="84.403999999999996" table:style-name="ce11">
            <text:p>84.404</text:p>
          </table:table-cell>
          <table:table-cell office:value-type="float" office:value="68.980999999999995" table:style-name="ce11">
            <text:p>68.981</text:p>
          </table:table-cell>
          <table:table-cell office:value-type="float" office:value="81.650999999999996" table:style-name="ce11">
            <text:p>81.651</text:p>
          </table:table-cell>
          <table:table-cell office:value-type="float" office:value="56.421999999999997" table:style-name="ce11">
            <text:p>56.422</text:p>
          </table:table-cell>
          <table:table-cell office:value-type="float" office:value="53.67" table:style-name="ce11">
            <text:p>53.67</text:p>
          </table:table-cell>
          <table:table-cell office:value-type="float" office:value="49.308999999999997" table:style-name="ce11">
            <text:p>49.309</text:p>
          </table:table-cell>
          <table:table-cell office:value-type="float" office:value="56.421999999999997" table:style-name="ce11">
            <text:p>56.422</text:p>
          </table:table-cell>
          <table:table-cell office:value-type="float" office:value="76.147000000000006" table:style-name="ce11">
            <text:p>76.147</text:p>
          </table:table-cell>
          <table:table-cell office:value-type="float" office:value="88.991" table:style-name="ce11">
            <text:p>88.991</text:p>
          </table:table-cell>
          <table:table-cell office:value-type="float" office:value="80.644999999999996" table:style-name="ce11">
            <text:p>80.645</text:p>
          </table:table-cell>
          <table:table-cell office:value-type="float" office:value="80.733999999999995" table:style-name="ce11">
            <text:p>80.734</text:p>
          </table:table-cell>
          <table:table-cell office:value-type="float" office:value="78.44" table:style-name="ce11">
            <text:p>78.44</text:p>
          </table:table-cell>
          <table:table-cell office:value-type="float" office:value="58.716000000000001" table:style-name="ce11">
            <text:p>58.716</text:p>
          </table:table-cell>
          <table:table-cell office:value-type="float" office:value="53.67" table:style-name="ce11">
            <text:p>53.67</text:p>
          </table:table-cell>
          <table:table-cell office:value-type="float" office:value="82.569000000000003" table:style-name="ce11">
            <text:p>82.569</text:p>
          </table:table-cell>
          <table:table-cell office:value-type="float" office:value="57.798000000000002" table:style-name="ce11">
            <text:p>57.798</text:p>
          </table:table-cell>
          <table:table-cell office:value-type="float" office:value="64.679000000000002" table:style-name="ce11">
            <text:p>64.679</text:p>
          </table:table-cell>
          <table:table-cell office:value-type="float" office:value="82.569000000000003" table:style-name="ce11">
            <text:p>82.569</text:p>
          </table:table-cell>
          <table:table-cell office:value-type="float" office:value="78.899000000000001" table:style-name="ce11">
            <text:p>78.899</text:p>
          </table:table-cell>
          <table:table-cell office:value-type="float" office:value="70.832999999999998" table:style-name="ce11">
            <text:p>70.833</text:p>
          </table:table-cell>
          <table:table-cell office:value-type="float" office:value="73.852999999999994" table:style-name="ce11">
            <text:p>73.853</text:p>
          </table:table-cell>
          <table:table-cell office:value-type="float" office:value="71.429000000000002" table:style-name="ce11">
            <text:p>71.429</text:p>
          </table:table-cell>
          <table:table-cell office:value-type="float" office:value="73.852999999999994" table:style-name="ce11">
            <text:p>73.853</text:p>
          </table:table-cell>
          <table:table-cell office:value-type="float" office:value="51.375999999999998" table:style-name="ce11">
            <text:p>51.376</text:p>
          </table:table-cell>
          <table:table-cell office:value-type="float" office:value="92.201999999999998" table:style-name="ce11">
            <text:p>92.202</text:p>
          </table:table-cell>
          <table:table-cell office:value-type="float" office:value="86.697000000000003" table:style-name="ce11">
            <text:p>86.697</text:p>
          </table:table-cell>
          <table:table-cell office:value-type="float" office:value="84.259" table:style-name="ce11">
            <text:p>84.259</text:p>
          </table:table-cell>
          <table:table-cell office:value-type="float" office:value="82.569000000000003" table:style-name="ce11">
            <text:p>82.569</text:p>
          </table:table-cell>
          <table:table-cell office:value-type="float" office:value="77.522999999999996" table:style-name="ce11">
            <text:p>77.523</text:p>
          </table:table-cell>
          <table:table-cell office:value-type="float" office:value="62.844000000000001" table:style-name="ce11">
            <text:p>62.844</text:p>
          </table:table-cell>
          <table:table-cell office:value-type="float" office:value="46.789000000000001" table:style-name="ce11">
            <text:p>46.789</text:p>
          </table:table-cell>
          <table:table-cell office:value-type="float" office:value="81.192999999999998" table:style-name="ce11">
            <text:p>81.193</text:p>
          </table:table-cell>
          <table:table-cell office:value-type="float" office:value="36.238999999999997" table:style-name="ce11">
            <text:p>36.239</text:p>
          </table:table-cell>
          <table:table-cell office:value-type="float" office:value="91.704999999999998" table:style-name="ce11">
            <text:p>91.705</text:p>
          </table:table-cell>
          <table:table-cell office:value-type="float" office:value="84.403999999999996" table:style-name="ce11">
            <text:p>84.404</text:p>
          </table:table-cell>
          <table:table-cell office:value-type="float" office:value="96.313000000000002" table:style-name="ce11">
            <text:p>96.313</text:p>
          </table:table-cell>
          <table:table-cell office:value-type="float" office:value="73.394000000000005" table:style-name="ce11">
            <text:p>73.394</text:p>
          </table:table-cell>
          <table:table-cell office:value-type="float" office:value="60.55" table:style-name="ce11">
            <text:p>60.55</text:p>
          </table:table-cell>
          <table:table-cell office:value-type="float" office:value="15.596" table:style-name="ce11">
            <text:p>15.596</text:p>
          </table:table-cell>
          <table:table-cell office:value-type="float" office:value="4.5869999999999997" table:style-name="ce11">
            <text:p>4.587</text:p>
          </table:table-cell>
          <table:table-cell office:value-type="float" office:value="16.513999999999999" table:style-name="ce11">
            <text:p>16.514</text:p>
          </table:table-cell>
          <table:table-cell office:value-type="float" office:value="40.826000000000001" table:style-name="ce11">
            <text:p>40.826</text:p>
          </table:table-cell>
          <table:table-cell office:value-type="float" office:value="38.073" table:style-name="ce11">
            <text:p>38.073</text:p>
          </table:table-cell>
          <table:table-cell office:value-type="float" office:value="6.8810000000000002" table:style-name="ce11">
            <text:p>6.881</text:p>
          </table:table-cell>
          <table:table-cell office:value-type="float" office:value="89.861999999999995" table:style-name="ce11">
            <text:p>89.862</text:p>
          </table:table-cell>
          <table:table-cell office:value-type="float" office:value="66.971999999999994" table:style-name="ce11">
            <text:p>66.972</text:p>
          </table:table-cell>
          <table:table-cell office:value-type="float" office:value="84.403999999999996" table:style-name="ce11">
            <text:p>84.404</text:p>
          </table:table-cell>
          <table:table-cell office:value-type="float" office:value="5.9630000000000001" table:style-name="ce11">
            <text:p>5.963</text:p>
          </table:table-cell>
          <table:table-cell office:value-type="float" office:value="88.991" table:style-name="ce11">
            <text:p>88.991</text:p>
          </table:table-cell>
          <table:table-cell office:value-type="float" office:value="5.0460000000000003" table:style-name="ce11">
            <text:p>5.046</text:p>
          </table:table-cell>
          <table:table-cell office:value-type="float" office:value="5.5049999999999999" table:style-name="ce11">
            <text:p>5.505</text:p>
          </table:table-cell>
          <table:table-cell office:value-type="float" office:value="92.201999999999998" table:style-name="ce11">
            <text:p>92.20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0" table:style-name="ce11">
            <text:p>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3.022999999999996" table:style-name="ce11">
            <text:p>73.023</text:p>
          </table:table-cell>
          <table:table-cell office:value-type="float" office:value="80.373999999999995" table:style-name="ce11">
            <text:p>80.374</text:p>
          </table:table-cell>
          <table:table-cell office:value-type="float" office:value="71.962999999999994" table:style-name="ce11">
            <text:p>71.963</text:p>
          </table:table-cell>
          <table:table-cell office:value-type="float" office:value="31.454999999999998" table:style-name="ce11">
            <text:p>31.455</text:p>
          </table:table-cell>
          <table:table-cell office:value-type="float" office:value="77.418999999999997" table:style-name="ce11">
            <text:p>77.419</text:p>
          </table:table-cell>
          <table:table-cell office:value-type="float" office:value="77.88" table:style-name="ce11">
            <text:p>77.88</text:p>
          </table:table-cell>
          <table:table-cell office:value-type="float" office:value="54.838999999999999" table:style-name="ce11">
            <text:p>54.839</text:p>
          </table:table-cell>
          <table:table-cell office:value-type="float" office:value="68.349000000000004" table:style-name="ce11">
            <text:p>68.349</text:p>
          </table:table-cell>
          <table:table-cell table:number-columns-repeated="16261"/>
        </table:table-row>
        <table:table-row table:style-name="ro7">
          <table:table-cell office:value-type="string" table:style-name="ce3">
            <text:p>HMLR</text:p>
          </table:table-cell>
          <table:table-cell office:value-type="string" table:style-name="ce3">
            <text:p>HM Land Registry</text:p>
          </table:table-cell>
          <table:table-cell office:value-type="string" table:style-name="ce3">
            <text:p>Levelling Up, Housing and Communities</text:p>
          </table:table-cell>
          <table:table-cell office:value-type="string" table:style-name="ce3">
            <text:p/>
          </table:table-cell>
          <table:table-cell office:value-type="float" office:value="71.516000000000005" table:style-name="ce11">
            <text:p>71.516</text:p>
          </table:table-cell>
          <table:table-cell office:value-type="float" office:value="61.927" table:style-name="ce11">
            <text:p>61.927</text:p>
          </table:table-cell>
          <table:table-cell office:value-type="float" office:value="27.748000000000001" table:style-name="ce11">
            <text:p>27.748</text:p>
          </table:table-cell>
          <table:table-cell office:value-type="float" office:value="71.792000000000002" table:style-name="ce11">
            <text:p>71.792</text:p>
          </table:table-cell>
          <table:table-cell office:value-type="float" office:value="72.293000000000006" table:style-name="ce11">
            <text:p>72.293</text:p>
          </table:table-cell>
          <table:table-cell office:value-type="float" office:value="80.655000000000001" table:style-name="ce11">
            <text:p>80.655</text:p>
          </table:table-cell>
          <table:table-cell office:value-type="float" office:value="80.007000000000005" table:style-name="ce11">
            <text:p>80.007</text:p>
          </table:table-cell>
          <table:table-cell office:value-type="float" office:value="86.165000000000006" table:style-name="ce11">
            <text:p>86.165</text:p>
          </table:table-cell>
          <table:table-cell office:value-type="float" office:value="59.058" table:style-name="ce11">
            <text:p>59.058</text:p>
          </table:table-cell>
          <table:table-cell office:value-type="float" office:value="81.192999999999998" table:style-name="ce11">
            <text:p>81.193</text:p>
          </table:table-cell>
          <table:table-cell office:value-type="float" office:value="75.576999999999998" table:style-name="ce11">
            <text:p>75.577</text:p>
          </table:table-cell>
          <table:table-cell office:value-type="float" office:value="34.226999999999997" table:style-name="ce11">
            <text:p>34.227</text:p>
          </table:table-cell>
          <table:table-cell office:value-type="float" office:value="41.631999999999998" table:style-name="ce11">
            <text:p>41.632</text:p>
          </table:table-cell>
          <table:table-cell office:value-type="float" office:value="84.819000000000003" table:style-name="ce11">
            <text:p>84.819</text:p>
          </table:table-cell>
          <table:table-cell office:value-type="float" office:value="87.792000000000002" table:style-name="ce11">
            <text:p>87.792</text:p>
          </table:table-cell>
          <table:table-cell office:value-type="float" office:value="74.213999999999999" table:style-name="ce11">
            <text:p>74.214</text:p>
          </table:table-cell>
          <table:table-cell office:value-type="float" office:value="46.177999999999997" table:style-name="ce11">
            <text:p>46.178</text:p>
          </table:table-cell>
          <table:table-cell office:value-type="float" office:value="68.284000000000006" table:style-name="ce11">
            <text:p>68.284</text:p>
          </table:table-cell>
          <table:table-cell office:value-type="float" office:value="76.361999999999995" table:style-name="ce11">
            <text:p>76.362</text:p>
          </table:table-cell>
          <table:table-cell office:value-type="float" office:value="84.975999999999999" table:style-name="ce11">
            <text:p>84.976</text:p>
          </table:table-cell>
          <table:table-cell office:value-type="float" office:value="77.950999999999993" table:style-name="ce11">
            <text:p>77.951</text:p>
          </table:table-cell>
          <table:table-cell office:value-type="float" office:value="89.796999999999997" table:style-name="ce11">
            <text:p>89.797</text:p>
          </table:table-cell>
          <table:table-cell office:value-type="float" office:value="85.596999999999994" table:style-name="ce11">
            <text:p>85.597</text:p>
          </table:table-cell>
          <table:table-cell office:value-type="float" office:value="76.34" table:style-name="ce11">
            <text:p>76.34</text:p>
          </table:table-cell>
          <table:table-cell office:value-type="float" office:value="81.191999999999993" table:style-name="ce11">
            <text:p>81.192</text:p>
          </table:table-cell>
          <table:table-cell office:value-type="float" office:value="84.417000000000002" table:style-name="ce11">
            <text:p>84.417</text:p>
          </table:table-cell>
          <table:table-cell office:value-type="float" office:value="80.216999999999999" table:style-name="ce11">
            <text:p>80.217</text:p>
          </table:table-cell>
          <table:table-cell office:value-type="float" office:value="69.182000000000002" table:style-name="ce11">
            <text:p>69.182</text:p>
          </table:table-cell>
          <table:table-cell office:value-type="float" office:value="75.375" table:style-name="ce11">
            <text:p>75.375</text:p>
          </table:table-cell>
          <table:table-cell office:value-type="float" office:value="90.02" table:style-name="ce11">
            <text:p>90.02</text:p>
          </table:table-cell>
          <table:table-cell office:value-type="float" office:value="87.52" table:style-name="ce11">
            <text:p>87.52</text:p>
          </table:table-cell>
          <table:table-cell office:value-type="float" office:value="80.935000000000002" table:style-name="ce11">
            <text:p>80.935</text:p>
          </table:table-cell>
          <table:table-cell office:value-type="float" office:value="66.933000000000007" table:style-name="ce11">
            <text:p>66.933</text:p>
          </table:table-cell>
          <table:table-cell office:value-type="float" office:value="57.24" table:style-name="ce11">
            <text:p>57.24</text:p>
          </table:table-cell>
          <table:table-cell office:value-type="float" office:value="60.241999999999997" table:style-name="ce11">
            <text:p>60.242</text:p>
          </table:table-cell>
          <table:table-cell office:value-type="float" office:value="51.887999999999998" table:style-name="ce11">
            <text:p>51.888</text:p>
          </table:table-cell>
          <table:table-cell office:value-type="float" office:value="85.506" table:style-name="ce11">
            <text:p>85.506</text:p>
          </table:table-cell>
          <table:table-cell office:value-type="float" office:value="90.606999999999999" table:style-name="ce11">
            <text:p>90.607</text:p>
          </table:table-cell>
          <table:table-cell office:value-type="float" office:value="66.611999999999995" table:style-name="ce11">
            <text:p>66.612</text:p>
          </table:table-cell>
          <table:table-cell office:value-type="float" office:value="82.021000000000001" table:style-name="ce11">
            <text:p>82.021</text:p>
          </table:table-cell>
          <table:table-cell office:value-type="float" office:value="69.478999999999999" table:style-name="ce11">
            <text:p>69.479</text:p>
          </table:table-cell>
          <table:table-cell office:value-type="float" office:value="80.525000000000006" table:style-name="ce11">
            <text:p>80.525</text:p>
          </table:table-cell>
          <table:table-cell office:value-type="float" office:value="82.597999999999999" table:style-name="ce11">
            <text:p>82.598</text:p>
          </table:table-cell>
          <table:table-cell office:value-type="float" office:value="75.930000000000007" table:style-name="ce11">
            <text:p>75.93</text:p>
          </table:table-cell>
          <table:table-cell office:value-type="float" office:value="64.924999999999997" table:style-name="ce11">
            <text:p>64.925</text:p>
          </table:table-cell>
          <table:table-cell office:value-type="float" office:value="80.106999999999999" table:style-name="ce11">
            <text:p>80.107</text:p>
          </table:table-cell>
          <table:table-cell office:value-type="float" office:value="30.88" table:style-name="ce11">
            <text:p>30.88</text:p>
          </table:table-cell>
          <table:table-cell office:value-type="float" office:value="42.768999999999998" table:style-name="ce11">
            <text:p>42.769</text:p>
          </table:table-cell>
          <table:table-cell office:value-type="float" office:value="29.085000000000001" table:style-name="ce11">
            <text:p>29.085</text:p>
          </table:table-cell>
          <table:table-cell office:value-type="float" office:value="73.453999999999994" table:style-name="ce11">
            <text:p>73.454</text:p>
          </table:table-cell>
          <table:table-cell office:value-type="float" office:value="55.936999999999998" table:style-name="ce11">
            <text:p>55.937</text:p>
          </table:table-cell>
          <table:table-cell office:value-type="float" office:value="60.302999999999997" table:style-name="ce11">
            <text:p>60.303</text:p>
          </table:table-cell>
          <table:table-cell office:value-type="float" office:value="54.197000000000003" table:style-name="ce11">
            <text:p>54.197</text:p>
          </table:table-cell>
          <table:table-cell office:value-type="float" office:value="43.405000000000001" table:style-name="ce11">
            <text:p>43.405</text:p>
          </table:table-cell>
          <table:table-cell office:value-type="float" office:value="39.244" table:style-name="ce11">
            <text:p>39.244</text:p>
          </table:table-cell>
          <table:table-cell office:value-type="float" office:value="24.349" table:style-name="ce11">
            <text:p>24.349</text:p>
          </table:table-cell>
          <table:table-cell office:value-type="float" office:value="22.859000000000002" table:style-name="ce11">
            <text:p>22.859</text:p>
          </table:table-cell>
          <table:table-cell office:value-type="float" office:value="53.357999999999997" table:style-name="ce11">
            <text:p>53.358</text:p>
          </table:table-cell>
          <table:table-cell office:value-type="float" office:value="29.067" table:style-name="ce11">
            <text:p>29.067</text:p>
          </table:table-cell>
          <table:table-cell office:value-type="float" office:value="47.914999999999999" table:style-name="ce11">
            <text:p>47.915</text:p>
          </table:table-cell>
          <table:table-cell office:value-type="float" office:value="56.756" table:style-name="ce11">
            <text:p>56.756</text:p>
          </table:table-cell>
          <table:table-cell office:value-type="float" office:value="62.866999999999997" table:style-name="ce11">
            <text:p>62.867</text:p>
          </table:table-cell>
          <table:table-cell office:value-type="float" office:value="50.545000000000002" table:style-name="ce11">
            <text:p>50.545</text:p>
          </table:table-cell>
          <table:table-cell office:value-type="float" office:value="49.23" table:style-name="ce11">
            <text:p>49.23</text:p>
          </table:table-cell>
          <table:table-cell office:value-type="float" office:value="45.454999999999998" table:style-name="ce11">
            <text:p>45.455</text:p>
          </table:table-cell>
          <table:table-cell office:value-type="float" office:value="38.451999999999998" table:style-name="ce11">
            <text:p>38.452</text:p>
          </table:table-cell>
          <table:table-cell office:value-type="float" office:value="27.533999999999999" table:style-name="ce11">
            <text:p>27.534</text:p>
          </table:table-cell>
          <table:table-cell office:value-type="float" office:value="91.608999999999995" table:style-name="ce11">
            <text:p>91.609</text:p>
          </table:table-cell>
          <table:table-cell office:value-type="float" office:value="71.903000000000006" table:style-name="ce11">
            <text:p>71.903</text:p>
          </table:table-cell>
          <table:table-cell office:value-type="float" office:value="76.509" table:style-name="ce11">
            <text:p>76.509</text:p>
          </table:table-cell>
          <table:table-cell office:value-type="float" office:value="69.384" table:style-name="ce11">
            <text:p>69.384</text:p>
          </table:table-cell>
          <table:table-cell office:value-type="float" office:value="83.585999999999999" table:style-name="ce11">
            <text:p>83.586</text:p>
          </table:table-cell>
          <table:table-cell office:value-type="float" office:value="54.750999999999998" table:style-name="ce11">
            <text:p>54.751</text:p>
          </table:table-cell>
          <table:table-cell office:value-type="float" office:value="38.103000000000002" table:style-name="ce11">
            <text:p>38.103</text:p>
          </table:table-cell>
          <table:table-cell office:value-type="float" office:value="83.031999999999996" table:style-name="ce11">
            <text:p>83.032</text:p>
          </table:table-cell>
          <table:table-cell office:value-type="float" office:value="7.5709999999999997" table:style-name="ce11">
            <text:p>7.571</text:p>
          </table:table-cell>
          <table:table-cell office:value-type="float" office:value="85.143000000000001" table:style-name="ce11">
            <text:p>85.143</text:p>
          </table:table-cell>
          <table:table-cell office:value-type="float" office:value="79.638999999999996" table:style-name="ce11">
            <text:p>79.639</text:p>
          </table:table-cell>
          <table:table-cell office:value-type="float" office:value="94.769000000000005" table:style-name="ce11">
            <text:p>94.769</text:p>
          </table:table-cell>
          <table:table-cell office:value-type="float" office:value="73.936999999999998" table:style-name="ce11">
            <text:p>73.937</text:p>
          </table:table-cell>
          <table:table-cell office:value-type="float" office:value="70.465999999999994" table:style-name="ce11">
            <text:p>70.466</text:p>
          </table:table-cell>
          <table:table-cell office:value-type="float" office:value="13.971" table:style-name="ce11">
            <text:p>13.971</text:p>
          </table:table-cell>
          <table:table-cell office:value-type="float" office:value="5.4640000000000004" table:style-name="ce11">
            <text:p>5.464</text:p>
          </table:table-cell>
          <table:table-cell office:value-type="float" office:value="9.0180000000000007" table:style-name="ce11">
            <text:p>9.018</text:p>
          </table:table-cell>
          <table:table-cell office:value-type="float" office:value="25.616" table:style-name="ce11">
            <text:p>25.616</text:p>
          </table:table-cell>
          <table:table-cell office:value-type="float" office:value="59.901000000000003" table:style-name="ce11">
            <text:p>59.901</text:p>
          </table:table-cell>
          <table:table-cell office:value-type="float" office:value="9.6300000000000008" table:style-name="ce11">
            <text:p>9.63</text:p>
          </table:table-cell>
          <table:table-cell office:value-type="float" office:value="85.793000000000006" table:style-name="ce11">
            <text:p>85.793</text:p>
          </table:table-cell>
          <table:table-cell office:value-type="float" office:value="69.849999999999994" table:style-name="ce11">
            <text:p>69.85</text:p>
          </table:table-cell>
          <table:table-cell office:value-type="float" office:value="79.176000000000002" table:style-name="ce11">
            <text:p>79.176</text:p>
          </table:table-cell>
          <table:table-cell office:value-type="float" office:value="5.657" table:style-name="ce11">
            <text:p>5.657</text:p>
          </table:table-cell>
          <table:table-cell office:value-type="float" office:value="88.111999999999995" table:style-name="ce11">
            <text:p>88.112</text:p>
          </table:table-cell>
          <table:table-cell office:value-type="float" office:value="6.2309999999999999" table:style-name="ce11">
            <text:p>6.231</text:p>
          </table:table-cell>
          <table:table-cell office:value-type="float" office:value="5.306" table:style-name="ce11">
            <text:p>5.306</text:p>
          </table:table-cell>
          <table:table-cell office:value-type="float" office:value="89.100999999999999" table:style-name="ce11">
            <text:p>89.101</text:p>
          </table:table-cell>
          <table:table-cell office:value-type="float" office:value="5.593" table:style-name="ce11">
            <text:p>5.593</text:p>
          </table:table-cell>
          <table:table-cell office:value-type="float" office:value="42.188000000000002" table:style-name="ce11">
            <text:p>42.188</text:p>
          </table:table-cell>
          <table:table-cell office:value-type="float" office:value="41.015999999999998" table:style-name="ce11">
            <text:p>41.016</text:p>
          </table:table-cell>
          <table:table-cell office:value-type="float" office:value="16.797000000000001" table:style-name="ce11">
            <text:p>16.797</text:p>
          </table:table-cell>
          <table:table-cell office:value-type="float" office:value="28.972000000000001" table:style-name="ce11">
            <text:p>28.972</text:p>
          </table:table-cell>
          <table:table-cell office:value-type="float" office:value="54.206000000000003" table:style-name="ce11">
            <text:p>54.206</text:p>
          </table:table-cell>
          <table:table-cell office:value-type="float" office:value="16.821999999999999" table:style-name="ce11">
            <text:p>16.822</text:p>
          </table:table-cell>
          <table:table-cell office:value-type="float" office:value="48.438000000000002" table:style-name="ce11">
            <text:p>48.438</text:p>
          </table:table-cell>
          <table:table-cell office:value-type="float" office:value="23.437999999999999" table:style-name="ce11">
            <text:p>23.438</text:p>
          </table:table-cell>
          <table:table-cell office:value-type="float" office:value="28.125" table:style-name="ce11">
            <text:p>28.125</text:p>
          </table:table-cell>
          <table:table-cell office:value-type="float" office:value="59.143999999999998" table:style-name="ce11">
            <text:p>59.144</text:p>
          </table:table-cell>
          <table:table-cell office:value-type="float" office:value="21.012" table:style-name="ce11">
            <text:p>21.012</text:p>
          </table:table-cell>
          <table:table-cell office:value-type="float" office:value="19.844000000000001" table:style-name="ce11">
            <text:p>19.844</text:p>
          </table:table-cell>
          <table:table-cell office:value-type="float" office:value="29.907" table:style-name="ce11">
            <text:p>29.907</text:p>
          </table:table-cell>
          <table:table-cell office:value-type="float" office:value="49.533000000000001" table:style-name="ce11">
            <text:p>49.533</text:p>
          </table:table-cell>
          <table:table-cell office:value-type="float" office:value="20.561" table:style-name="ce11">
            <text:p>20.561</text:p>
          </table:table-cell>
          <table:table-cell office:value-type="float" office:value="62.759" table:style-name="ce11">
            <text:p>62.759</text:p>
          </table:table-cell>
          <table:table-cell office:value-type="float" office:value="65.361000000000004" table:style-name="ce11">
            <text:p>65.361</text:p>
          </table:table-cell>
          <table:table-cell office:value-type="float" office:value="58.957000000000001" table:style-name="ce11">
            <text:p>58.957</text:p>
          </table:table-cell>
          <table:table-cell office:value-type="float" office:value="34.783999999999999" table:style-name="ce11">
            <text:p>34.784</text:p>
          </table:table-cell>
          <table:table-cell office:value-type="float" office:value="67.974999999999994" table:style-name="ce11">
            <text:p>67.975</text:p>
          </table:table-cell>
          <table:table-cell office:value-type="float" office:value="68.554000000000002" table:style-name="ce11">
            <text:p>68.554</text:p>
          </table:table-cell>
          <table:table-cell office:value-type="float" office:value="72.543000000000006" table:style-name="ce11">
            <text:p>72.543</text:p>
          </table:table-cell>
          <table:table-cell office:value-type="float" office:value="65.911000000000001" table:style-name="ce11">
            <text:p>65.911</text:p>
          </table:table-cell>
          <table:table-cell table:number-columns-repeated="16261"/>
        </table:table-row>
        <table:table-row table:style-name="ro7">
          <table:table-cell office:value-type="string" table:style-name="ce3">
            <text:p>HMPPHQ</text:p>
          </table:table-cell>
          <table:table-cell office:value-type="string" table:style-name="ce3">
            <text:p>HM Prison and Probation Service Headquarters</text:p>
          </table:table-cell>
          <table:table-cell office:value-type="string" table:style-name="ce3">
            <text:p>Justice</text:p>
          </table:table-cell>
          <table:table-cell office:value-type="string" table:style-name="ce3">
            <text:p/>
          </table:table-cell>
          <table:table-cell office:value-type="float" office:value="62.609000000000002" table:style-name="ce11">
            <text:p>62.609</text:p>
          </table:table-cell>
          <table:table-cell office:value-type="float" office:value="64.331999999999994" table:style-name="ce11">
            <text:p>64.332</text:p>
          </table:table-cell>
          <table:table-cell office:value-type="float" office:value="26.178999999999998" table:style-name="ce11">
            <text:p>26.179</text:p>
          </table:table-cell>
          <table:table-cell office:value-type="float" office:value="76.566000000000003" table:style-name="ce11">
            <text:p>76.566</text:p>
          </table:table-cell>
          <table:table-cell office:value-type="float" office:value="80.867999999999995" table:style-name="ce11">
            <text:p>80.868</text:p>
          </table:table-cell>
          <table:table-cell office:value-type="float" office:value="86.072000000000003" table:style-name="ce11">
            <text:p>86.072</text:p>
          </table:table-cell>
          <table:table-cell office:value-type="float" office:value="79.619" table:style-name="ce11">
            <text:p>79.619</text:p>
          </table:table-cell>
          <table:table-cell office:value-type="float" office:value="83.875" table:style-name="ce11">
            <text:p>83.875</text:p>
          </table:table-cell>
          <table:table-cell office:value-type="float" office:value="59.529000000000003" table:style-name="ce11">
            <text:p>59.529</text:p>
          </table:table-cell>
          <table:table-cell office:value-type="float" office:value="80.311000000000007" table:style-name="ce11">
            <text:p>80.311</text:p>
          </table:table-cell>
          <table:table-cell office:value-type="float" office:value="76.707999999999998" table:style-name="ce11">
            <text:p>76.708</text:p>
          </table:table-cell>
          <table:table-cell office:value-type="float" office:value="46.631" table:style-name="ce11">
            <text:p>46.631</text:p>
          </table:table-cell>
          <table:table-cell office:value-type="float" office:value="50.444000000000003" table:style-name="ce11">
            <text:p>50.444</text:p>
          </table:table-cell>
          <table:table-cell office:value-type="float" office:value="93.314999999999998" table:style-name="ce11">
            <text:p>93.315</text:p>
          </table:table-cell>
          <table:table-cell office:value-type="float" office:value="84.441999999999993" table:style-name="ce11">
            <text:p>84.442</text:p>
          </table:table-cell>
          <table:table-cell office:value-type="float" office:value="82.311000000000007" table:style-name="ce11">
            <text:p>82.311</text:p>
          </table:table-cell>
          <table:table-cell office:value-type="float" office:value="63.701999999999998" table:style-name="ce11">
            <text:p>63.702</text:p>
          </table:table-cell>
          <table:table-cell office:value-type="float" office:value="80.584999999999994" table:style-name="ce11">
            <text:p>80.585</text:p>
          </table:table-cell>
          <table:table-cell office:value-type="float" office:value="84.744" table:style-name="ce11">
            <text:p>84.744</text:p>
          </table:table-cell>
          <table:table-cell office:value-type="float" office:value="87.421999999999997" table:style-name="ce11">
            <text:p>87.422</text:p>
          </table:table-cell>
          <table:table-cell office:value-type="float" office:value="79.414000000000001" table:style-name="ce11">
            <text:p>79.414</text:p>
          </table:table-cell>
          <table:table-cell office:value-type="float" office:value="88.594999999999999" table:style-name="ce11">
            <text:p>88.595</text:p>
          </table:table-cell>
          <table:table-cell office:value-type="float" office:value="86.429000000000002" table:style-name="ce11">
            <text:p>86.429</text:p>
          </table:table-cell>
          <table:table-cell office:value-type="float" office:value="73.781000000000006" table:style-name="ce11">
            <text:p>73.781</text:p>
          </table:table-cell>
          <table:table-cell office:value-type="float" office:value="81.745999999999995" table:style-name="ce11">
            <text:p>81.746</text:p>
          </table:table-cell>
          <table:table-cell office:value-type="float" office:value="85.275999999999996" table:style-name="ce11">
            <text:p>85.276</text:p>
          </table:table-cell>
          <table:table-cell office:value-type="float" office:value="75.430000000000007" table:style-name="ce11">
            <text:p>75.43</text:p>
          </table:table-cell>
          <table:table-cell office:value-type="float" office:value="71.528000000000006" table:style-name="ce11">
            <text:p>71.528</text:p>
          </table:table-cell>
          <table:table-cell office:value-type="float" office:value="74.385000000000005" table:style-name="ce11">
            <text:p>74.385</text:p>
          </table:table-cell>
          <table:table-cell office:value-type="float" office:value="86.698999999999998" table:style-name="ce11">
            <text:p>86.699</text:p>
          </table:table-cell>
          <table:table-cell office:value-type="float" office:value="84.789000000000001" table:style-name="ce11">
            <text:p>84.789</text:p>
          </table:table-cell>
          <table:table-cell office:value-type="float" office:value="80.186000000000007" table:style-name="ce11">
            <text:p>80.186</text:p>
          </table:table-cell>
          <table:table-cell office:value-type="float" office:value="66.504000000000005" table:style-name="ce11">
            <text:p>66.504</text:p>
          </table:table-cell>
          <table:table-cell office:value-type="float" office:value="55.348999999999997" table:style-name="ce11">
            <text:p>55.349</text:p>
          </table:table-cell>
          <table:table-cell office:value-type="float" office:value="59.972000000000001" table:style-name="ce11">
            <text:p>59.972</text:p>
          </table:table-cell>
          <table:table-cell office:value-type="float" office:value="56.276000000000003" table:style-name="ce11">
            <text:p>56.276</text:p>
          </table:table-cell>
          <table:table-cell office:value-type="float" office:value="83.658000000000001" table:style-name="ce11">
            <text:p>83.658</text:p>
          </table:table-cell>
          <table:table-cell office:value-type="float" office:value="87.575000000000003" table:style-name="ce11">
            <text:p>87.575</text:p>
          </table:table-cell>
          <table:table-cell office:value-type="float" office:value="74.575000000000003" table:style-name="ce11">
            <text:p>74.575</text:p>
          </table:table-cell>
          <table:table-cell office:value-type="float" office:value="75.430000000000007" table:style-name="ce11">
            <text:p>75.43</text:p>
          </table:table-cell>
          <table:table-cell office:value-type="float" office:value="74.988" table:style-name="ce11">
            <text:p>74.988</text:p>
          </table:table-cell>
          <table:table-cell office:value-type="float" office:value="81.445999999999998" table:style-name="ce11">
            <text:p>81.446</text:p>
          </table:table-cell>
          <table:table-cell office:value-type="float" office:value="91.626000000000005" table:style-name="ce11">
            <text:p>91.626</text:p>
          </table:table-cell>
          <table:table-cell office:value-type="float" office:value="76.501000000000005" table:style-name="ce11">
            <text:p>76.501</text:p>
          </table:table-cell>
          <table:table-cell office:value-type="float" office:value="63.591999999999999" table:style-name="ce11">
            <text:p>63.592</text:p>
          </table:table-cell>
          <table:table-cell office:value-type="float" office:value="72.218000000000004" table:style-name="ce11">
            <text:p>72.218</text:p>
          </table:table-cell>
          <table:table-cell office:value-type="float" office:value="48.478000000000002" table:style-name="ce11">
            <text:p>48.478</text:p>
          </table:table-cell>
          <table:table-cell office:value-type="float" office:value="50.779000000000003" table:style-name="ce11">
            <text:p>50.779</text:p>
          </table:table-cell>
          <table:table-cell office:value-type="float" office:value="40.688000000000002" table:style-name="ce11">
            <text:p>40.688</text:p>
          </table:table-cell>
          <table:table-cell office:value-type="float" office:value="67.153999999999996" table:style-name="ce11">
            <text:p>67.154</text:p>
          </table:table-cell>
          <table:table-cell office:value-type="float" office:value="62.351999999999997" table:style-name="ce11">
            <text:p>62.352</text:p>
          </table:table-cell>
          <table:table-cell office:value-type="float" office:value="68.724999999999994" table:style-name="ce11">
            <text:p>68.725</text:p>
          </table:table-cell>
          <table:table-cell office:value-type="float" office:value="65.891000000000005" table:style-name="ce11">
            <text:p>65.891</text:p>
          </table:table-cell>
          <table:table-cell office:value-type="float" office:value="57.75" table:style-name="ce11">
            <text:p>57.75</text:p>
          </table:table-cell>
          <table:table-cell office:value-type="float" office:value="57.777999999999999" table:style-name="ce11">
            <text:p>57.778</text:p>
          </table:table-cell>
          <table:table-cell office:value-type="float" office:value="34.448" table:style-name="ce11">
            <text:p>34.448</text:p>
          </table:table-cell>
          <table:table-cell office:value-type="float" office:value="28.577999999999999" table:style-name="ce11">
            <text:p>28.578</text:p>
          </table:table-cell>
          <table:table-cell office:value-type="float" office:value="59.213999999999999" table:style-name="ce11">
            <text:p>59.214</text:p>
          </table:table-cell>
          <table:table-cell office:value-type="float" office:value="38.113" table:style-name="ce11">
            <text:p>38.113</text:p>
          </table:table-cell>
          <table:table-cell office:value-type="float" office:value="43.573999999999998" table:style-name="ce11">
            <text:p>43.574</text:p>
          </table:table-cell>
          <table:table-cell office:value-type="float" office:value="68.744" table:style-name="ce11">
            <text:p>68.744</text:p>
          </table:table-cell>
          <table:table-cell office:value-type="float" office:value="55.296999999999997" table:style-name="ce11">
            <text:p>55.297</text:p>
          </table:table-cell>
          <table:table-cell office:value-type="float" office:value="60.149000000000001" table:style-name="ce11">
            <text:p>60.149</text:p>
          </table:table-cell>
          <table:table-cell office:value-type="float" office:value="53.18" table:style-name="ce11">
            <text:p>53.18</text:p>
          </table:table-cell>
          <table:table-cell office:value-type="float" office:value="51.5" table:style-name="ce11">
            <text:p>51.5</text:p>
          </table:table-cell>
          <table:table-cell office:value-type="float" office:value="48.326000000000001" table:style-name="ce11">
            <text:p>48.326</text:p>
          </table:table-cell>
          <table:table-cell office:value-type="float" office:value="38.414999999999999" table:style-name="ce11">
            <text:p>38.415</text:p>
          </table:table-cell>
          <table:table-cell office:value-type="float" office:value="90.710999999999999" table:style-name="ce11">
            <text:p>90.711</text:p>
          </table:table-cell>
          <table:table-cell office:value-type="float" office:value="75.372" table:style-name="ce11">
            <text:p>75.372</text:p>
          </table:table-cell>
          <table:table-cell office:value-type="float" office:value="71.644999999999996" table:style-name="ce11">
            <text:p>71.645</text:p>
          </table:table-cell>
          <table:table-cell office:value-type="float" office:value="73.721999999999994" table:style-name="ce11">
            <text:p>73.722</text:p>
          </table:table-cell>
          <table:table-cell office:value-type="float" office:value="75.900999999999996" table:style-name="ce11">
            <text:p>75.901</text:p>
          </table:table-cell>
          <table:table-cell office:value-type="float" office:value="58.176000000000002" table:style-name="ce11">
            <text:p>58.176</text:p>
          </table:table-cell>
          <table:table-cell office:value-type="float" office:value="45.375999999999998" table:style-name="ce11">
            <text:p>45.376</text:p>
          </table:table-cell>
          <table:table-cell office:value-type="float" office:value="80.813000000000002" table:style-name="ce11">
            <text:p>80.813</text:p>
          </table:table-cell>
          <table:table-cell office:value-type="float" office:value="44.366999999999997" table:style-name="ce11">
            <text:p>44.367</text:p>
          </table:table-cell>
          <table:table-cell office:value-type="float" office:value="87.628" table:style-name="ce11">
            <text:p>87.628</text:p>
          </table:table-cell>
          <table:table-cell office:value-type="float" office:value="74.308000000000007" table:style-name="ce11">
            <text:p>74.308</text:p>
          </table:table-cell>
          <table:table-cell office:value-type="float" office:value="92.063999999999993" table:style-name="ce11">
            <text:p>92.064</text:p>
          </table:table-cell>
          <table:table-cell office:value-type="float" office:value="70.959000000000003" table:style-name="ce11">
            <text:p>70.959</text:p>
          </table:table-cell>
          <table:table-cell office:value-type="float" office:value="59.534999999999997" table:style-name="ce11">
            <text:p>59.535</text:p>
          </table:table-cell>
          <table:table-cell office:value-type="float" office:value="19.791" table:style-name="ce11">
            <text:p>19.791</text:p>
          </table:table-cell>
          <table:table-cell office:value-type="float" office:value="4.5869999999999997" table:style-name="ce11">
            <text:p>4.587</text:p>
          </table:table-cell>
          <table:table-cell office:value-type="float" office:value="11.315" table:style-name="ce11">
            <text:p>11.315</text:p>
          </table:table-cell>
          <table:table-cell office:value-type="float" office:value="28.312000000000001" table:style-name="ce11">
            <text:p>28.312</text:p>
          </table:table-cell>
          <table:table-cell office:value-type="float" office:value="55.786000000000001" table:style-name="ce11">
            <text:p>55.786</text:p>
          </table:table-cell>
          <table:table-cell office:value-type="float" office:value="9.3789999999999996" table:style-name="ce11">
            <text:p>9.379</text:p>
          </table:table-cell>
          <table:table-cell office:value-type="float" office:value="88.852999999999994" table:style-name="ce11">
            <text:p>88.853</text:p>
          </table:table-cell>
          <table:table-cell office:value-type="float" office:value="70.197999999999993" table:style-name="ce11">
            <text:p>70.198</text:p>
          </table:table-cell>
          <table:table-cell office:value-type="float" office:value="68.210999999999999" table:style-name="ce11">
            <text:p>68.211</text:p>
          </table:table-cell>
          <table:table-cell office:value-type="float" office:value="10.122999999999999" table:style-name="ce11">
            <text:p>10.123</text:p>
          </table:table-cell>
          <table:table-cell office:value-type="float" office:value="82.54" table:style-name="ce11">
            <text:p>82.54</text:p>
          </table:table-cell>
          <table:table-cell office:value-type="float" office:value="7.3369999999999997" table:style-name="ce11">
            <text:p>7.337</text:p>
          </table:table-cell>
          <table:table-cell office:value-type="float" office:value="9.7729999999999997" table:style-name="ce11">
            <text:p>9.773</text:p>
          </table:table-cell>
          <table:table-cell office:value-type="float" office:value="84.68" table:style-name="ce11">
            <text:p>84.68</text:p>
          </table:table-cell>
          <table:table-cell office:value-type="float" office:value="5.548" table:style-name="ce11">
            <text:p>5.548</text:p>
          </table:table-cell>
          <table:table-cell office:value-type="float" office:value="43.570999999999998" table:style-name="ce11">
            <text:p>43.571</text:p>
          </table:table-cell>
          <table:table-cell office:value-type="float" office:value="43.570999999999998" table:style-name="ce11">
            <text:p>43.571</text:p>
          </table:table-cell>
          <table:table-cell office:value-type="float" office:value="12.856999999999999" table:style-name="ce11">
            <text:p>12.857</text:p>
          </table:table-cell>
          <table:table-cell office:value-type="float" office:value="30.22" table:style-name="ce11">
            <text:p>30.22</text:p>
          </table:table-cell>
          <table:table-cell office:value-type="float" office:value="54.945" table:style-name="ce11">
            <text:p>54.945</text:p>
          </table:table-cell>
          <table:table-cell office:value-type="float" office:value="14.835000000000001" table:style-name="ce11">
            <text:p>14.835</text:p>
          </table:table-cell>
          <table:table-cell office:value-type="float" office:value="42.584000000000003" table:style-name="ce11">
            <text:p>42.584</text:p>
          </table:table-cell>
          <table:table-cell office:value-type="float" office:value="27.751000000000001" table:style-name="ce11">
            <text:p>27.751</text:p>
          </table:table-cell>
          <table:table-cell office:value-type="float" office:value="29.664999999999999" table:style-name="ce11">
            <text:p>29.665</text:p>
          </table:table-cell>
          <table:table-cell office:value-type="float" office:value="51.19" table:style-name="ce11">
            <text:p>51.19</text:p>
          </table:table-cell>
          <table:table-cell office:value-type="float" office:value="29.047999999999998" table:style-name="ce11">
            <text:p>29.048</text:p>
          </table:table-cell>
          <table:table-cell office:value-type="float" office:value="19.762" table:style-name="ce11">
            <text:p>19.762</text:p>
          </table:table-cell>
          <table:table-cell office:value-type="float" office:value="34.426000000000002" table:style-name="ce11">
            <text:p>34.426</text:p>
          </table:table-cell>
          <table:table-cell office:value-type="float" office:value="55.738" table:style-name="ce11">
            <text:p>55.738</text:p>
          </table:table-cell>
          <table:table-cell office:value-type="float" office:value="9.8360000000000003" table:style-name="ce11">
            <text:p>9.836</text:p>
          </table:table-cell>
          <table:table-cell office:value-type="float" office:value="70.867999999999995" table:style-name="ce11">
            <text:p>70.868</text:p>
          </table:table-cell>
          <table:table-cell office:value-type="float" office:value="76.022999999999996" table:style-name="ce11">
            <text:p>76.023</text:p>
          </table:table-cell>
          <table:table-cell office:value-type="float" office:value="65.108000000000004" table:style-name="ce11">
            <text:p>65.108</text:p>
          </table:table-cell>
          <table:table-cell office:value-type="float" office:value="33.832000000000001" table:style-name="ce11">
            <text:p>33.832</text:p>
          </table:table-cell>
          <table:table-cell office:value-type="float" office:value="73.974000000000004" table:style-name="ce11">
            <text:p>73.974</text:p>
          </table:table-cell>
          <table:table-cell office:value-type="float" office:value="71.691999999999993" table:style-name="ce11">
            <text:p>71.692</text:p>
          </table:table-cell>
          <table:table-cell office:value-type="float" office:value="53.746000000000002" table:style-name="ce11">
            <text:p>53.746</text:p>
          </table:table-cell>
          <table:table-cell office:value-type="float" office:value="55.292999999999999" table:style-name="ce11">
            <text:p>55.293</text:p>
          </table:table-cell>
          <table:table-cell table:number-columns-repeated="16261"/>
        </table:table-row>
        <table:table-row table:style-name="ro5">
          <table:table-cell office:value-type="string" table:style-name="ce3">
            <text:p>HMPS</text:p>
          </table:table-cell>
          <table:table-cell office:value-type="string" table:style-name="ce3">
            <text:p>HM Prison Service</text:p>
          </table:table-cell>
          <table:table-cell office:value-type="string" table:style-name="ce3">
            <text:p>Justice</text:p>
          </table:table-cell>
          <table:table-cell office:value-type="string" table:style-name="ce3">
            <text:p/>
          </table:table-cell>
          <table:table-cell office:value-type="float" office:value="26.864000000000001" table:style-name="ce11">
            <text:p>26.864</text:p>
          </table:table-cell>
          <table:table-cell office:value-type="float" office:value="57.896999999999998" table:style-name="ce11">
            <text:p>57.897</text:p>
          </table:table-cell>
          <table:table-cell office:value-type="float" office:value="35.058999999999997" table:style-name="ce11">
            <text:p>35.059</text:p>
          </table:table-cell>
          <table:table-cell office:value-type="float" office:value="70.623000000000005" table:style-name="ce11">
            <text:p>70.623</text:p>
          </table:table-cell>
          <table:table-cell office:value-type="float" office:value="69.47" table:style-name="ce11">
            <text:p>69.47</text:p>
          </table:table-cell>
          <table:table-cell office:value-type="float" office:value="74.605000000000004" table:style-name="ce11">
            <text:p>74.605</text:p>
          </table:table-cell>
          <table:table-cell office:value-type="float" office:value="61.831000000000003" table:style-name="ce11">
            <text:p>61.831</text:p>
          </table:table-cell>
          <table:table-cell office:value-type="float" office:value="69.884" table:style-name="ce11">
            <text:p>69.884</text:p>
          </table:table-cell>
          <table:table-cell office:value-type="float" office:value="48.649000000000001" table:style-name="ce11">
            <text:p>48.649</text:p>
          </table:table-cell>
          <table:table-cell office:value-type="float" office:value="65.932000000000002" table:style-name="ce11">
            <text:p>65.932</text:p>
          </table:table-cell>
          <table:table-cell office:value-type="float" office:value="64.537000000000006" table:style-name="ce11">
            <text:p>64.537</text:p>
          </table:table-cell>
          <table:table-cell office:value-type="float" office:value="28.574000000000002" table:style-name="ce11">
            <text:p>28.574</text:p>
          </table:table-cell>
          <table:table-cell office:value-type="float" office:value="40.747999999999998" table:style-name="ce11">
            <text:p>40.748</text:p>
          </table:table-cell>
          <table:table-cell office:value-type="float" office:value="86.558000000000007" table:style-name="ce11">
            <text:p>86.558</text:p>
          </table:table-cell>
          <table:table-cell office:value-type="float" office:value="79.335999999999999" table:style-name="ce11">
            <text:p>79.336</text:p>
          </table:table-cell>
          <table:table-cell office:value-type="float" office:value="71.852999999999994" table:style-name="ce11">
            <text:p>71.853</text:p>
          </table:table-cell>
          <table:table-cell office:value-type="float" office:value="50.131999999999998" table:style-name="ce11">
            <text:p>50.132</text:p>
          </table:table-cell>
          <table:table-cell office:value-type="float" office:value="59.420999999999999" table:style-name="ce11">
            <text:p>59.421</text:p>
          </table:table-cell>
          <table:table-cell office:value-type="float" office:value="74.234999999999999" table:style-name="ce11">
            <text:p>74.235</text:p>
          </table:table-cell>
          <table:table-cell office:value-type="float" office:value="75.013999999999996" table:style-name="ce11">
            <text:p>75.014</text:p>
          </table:table-cell>
          <table:table-cell office:value-type="float" office:value="63.298000000000002" table:style-name="ce11">
            <text:p>63.298</text:p>
          </table:table-cell>
          <table:table-cell office:value-type="float" office:value="68.135999999999996" table:style-name="ce11">
            <text:p>68.136</text:p>
          </table:table-cell>
          <table:table-cell office:value-type="float" office:value="69.537999999999997" table:style-name="ce11">
            <text:p>69.538</text:p>
          </table:table-cell>
          <table:table-cell office:value-type="float" office:value="56.965000000000003" table:style-name="ce11">
            <text:p>56.965</text:p>
          </table:table-cell>
          <table:table-cell office:value-type="float" office:value="66.578999999999994" table:style-name="ce11">
            <text:p>66.579</text:p>
          </table:table-cell>
          <table:table-cell office:value-type="float" office:value="67.908000000000001" table:style-name="ce11">
            <text:p>67.908</text:p>
          </table:table-cell>
          <table:table-cell office:value-type="float" office:value="54.396000000000001" table:style-name="ce11">
            <text:p>54.396</text:p>
          </table:table-cell>
          <table:table-cell office:value-type="float" office:value="54.478000000000002" table:style-name="ce11">
            <text:p>54.478</text:p>
          </table:table-cell>
          <table:table-cell office:value-type="float" office:value="55.198999999999998" table:style-name="ce11">
            <text:p>55.199</text:p>
          </table:table-cell>
          <table:table-cell office:value-type="float" office:value="74.825000000000003" table:style-name="ce11">
            <text:p>74.825</text:p>
          </table:table-cell>
          <table:table-cell office:value-type="float" office:value="70.864999999999995" table:style-name="ce11">
            <text:p>70.865</text:p>
          </table:table-cell>
          <table:table-cell office:value-type="float" office:value="63.993000000000002" table:style-name="ce11">
            <text:p>63.993</text:p>
          </table:table-cell>
          <table:table-cell office:value-type="float" office:value="53.531999999999996" table:style-name="ce11">
            <text:p>53.532</text:p>
          </table:table-cell>
          <table:table-cell office:value-type="float" office:value="45.241" table:style-name="ce11">
            <text:p>45.241</text:p>
          </table:table-cell>
          <table:table-cell office:value-type="float" office:value="50.895000000000003" table:style-name="ce11">
            <text:p>50.895</text:p>
          </table:table-cell>
          <table:table-cell office:value-type="float" office:value="44.868000000000002" table:style-name="ce11">
            <text:p>44.868</text:p>
          </table:table-cell>
          <table:table-cell office:value-type="float" office:value="68.066999999999993" table:style-name="ce11">
            <text:p>68.067</text:p>
          </table:table-cell>
          <table:table-cell office:value-type="float" office:value="75.828000000000003" table:style-name="ce11">
            <text:p>75.828</text:p>
          </table:table-cell>
          <table:table-cell office:value-type="float" office:value="54.792999999999999" table:style-name="ce11">
            <text:p>54.793</text:p>
          </table:table-cell>
          <table:table-cell office:value-type="float" office:value="65.082999999999998" table:style-name="ce11">
            <text:p>65.083</text:p>
          </table:table-cell>
          <table:table-cell office:value-type="float" office:value="59.241999999999997" table:style-name="ce11">
            <text:p>59.242</text:p>
          </table:table-cell>
          <table:table-cell office:value-type="float" office:value="72.167000000000002" table:style-name="ce11">
            <text:p>72.167</text:p>
          </table:table-cell>
          <table:table-cell office:value-type="float" office:value="84.533000000000001" table:style-name="ce11">
            <text:p>84.533</text:p>
          </table:table-cell>
          <table:table-cell office:value-type="float" office:value="61.613" table:style-name="ce11">
            <text:p>61.613</text:p>
          </table:table-cell>
          <table:table-cell office:value-type="float" office:value="52.462000000000003" table:style-name="ce11">
            <text:p>52.462</text:p>
          </table:table-cell>
          <table:table-cell office:value-type="float" office:value="57.222999999999999" table:style-name="ce11">
            <text:p>57.223</text:p>
          </table:table-cell>
          <table:table-cell office:value-type="float" office:value="28.724" table:style-name="ce11">
            <text:p>28.724</text:p>
          </table:table-cell>
          <table:table-cell office:value-type="float" office:value="30.878" table:style-name="ce11">
            <text:p>30.878</text:p>
          </table:table-cell>
          <table:table-cell office:value-type="float" office:value="26.164000000000001" table:style-name="ce11">
            <text:p>26.164</text:p>
          </table:table-cell>
          <table:table-cell office:value-type="float" office:value="48.314" table:style-name="ce11">
            <text:p>48.314</text:p>
          </table:table-cell>
          <table:table-cell office:value-type="float" office:value="53.670999999999999" table:style-name="ce11">
            <text:p>53.671</text:p>
          </table:table-cell>
          <table:table-cell office:value-type="float" office:value="56.448" table:style-name="ce11">
            <text:p>56.448</text:p>
          </table:table-cell>
          <table:table-cell office:value-type="float" office:value="53.183" table:style-name="ce11">
            <text:p>53.183</text:p>
          </table:table-cell>
          <table:table-cell office:value-type="float" office:value="46.466000000000001" table:style-name="ce11">
            <text:p>46.466</text:p>
          </table:table-cell>
          <table:table-cell office:value-type="float" office:value="46.494999999999997" table:style-name="ce11">
            <text:p>46.495</text:p>
          </table:table-cell>
          <table:table-cell office:value-type="float" office:value="31.59" table:style-name="ce11">
            <text:p>31.59</text:p>
          </table:table-cell>
          <table:table-cell office:value-type="float" office:value="26.449000000000002" table:style-name="ce11">
            <text:p>26.449</text:p>
          </table:table-cell>
          <table:table-cell office:value-type="float" office:value="43.454000000000001" table:style-name="ce11">
            <text:p>43.454</text:p>
          </table:table-cell>
          <table:table-cell office:value-type="float" office:value="28.027999999999999" table:style-name="ce11">
            <text:p>28.028</text:p>
          </table:table-cell>
          <table:table-cell office:value-type="float" office:value="34.308" table:style-name="ce11">
            <text:p>34.308</text:p>
          </table:table-cell>
          <table:table-cell office:value-type="float" office:value="60.853000000000002" table:style-name="ce11">
            <text:p>60.853</text:p>
          </table:table-cell>
          <table:table-cell office:value-type="float" office:value="42.267000000000003" table:style-name="ce11">
            <text:p>42.267</text:p>
          </table:table-cell>
          <table:table-cell office:value-type="float" office:value="51.427999999999997" table:style-name="ce11">
            <text:p>51.428</text:p>
          </table:table-cell>
          <table:table-cell office:value-type="float" office:value="44.482999999999997" table:style-name="ce11">
            <text:p>44.483</text:p>
          </table:table-cell>
          <table:table-cell office:value-type="float" office:value="41.021999999999998" table:style-name="ce11">
            <text:p>41.022</text:p>
          </table:table-cell>
          <table:table-cell office:value-type="float" office:value="30.36" table:style-name="ce11">
            <text:p>30.36</text:p>
          </table:table-cell>
          <table:table-cell office:value-type="float" office:value="25.216000000000001" table:style-name="ce11">
            <text:p>25.216</text:p>
          </table:table-cell>
          <table:table-cell office:value-type="float" office:value="84.576999999999998" table:style-name="ce11">
            <text:p>84.577</text:p>
          </table:table-cell>
          <table:table-cell office:value-type="float" office:value="58.838999999999999" table:style-name="ce11">
            <text:p>58.839</text:p>
          </table:table-cell>
          <table:table-cell office:value-type="float" office:value="57.773000000000003" table:style-name="ce11">
            <text:p>57.773</text:p>
          </table:table-cell>
          <table:table-cell office:value-type="float" office:value="68.852999999999994" table:style-name="ce11">
            <text:p>68.853</text:p>
          </table:table-cell>
          <table:table-cell office:value-type="float" office:value="69.122" table:style-name="ce11">
            <text:p>69.122</text:p>
          </table:table-cell>
          <table:table-cell office:value-type="float" office:value="41.561999999999998" table:style-name="ce11">
            <text:p>41.562</text:p>
          </table:table-cell>
          <table:table-cell office:value-type="float" office:value="35.755000000000003" table:style-name="ce11">
            <text:p>35.755</text:p>
          </table:table-cell>
          <table:table-cell office:value-type="float" office:value="48.783999999999999" table:style-name="ce11">
            <text:p>48.784</text:p>
          </table:table-cell>
          <table:table-cell office:value-type="float" office:value="27.745999999999999" table:style-name="ce11">
            <text:p>27.746</text:p>
          </table:table-cell>
          <table:table-cell office:value-type="float" office:value="66.102000000000004" table:style-name="ce11">
            <text:p>66.102</text:p>
          </table:table-cell>
          <table:table-cell office:value-type="float" office:value="18.376999999999999" table:style-name="ce11">
            <text:p>18.377</text:p>
          </table:table-cell>
          <table:table-cell office:value-type="float" office:value="67.918000000000006" table:style-name="ce11">
            <text:p>67.918</text:p>
          </table:table-cell>
          <table:table-cell office:value-type="float" office:value="63.792999999999999" table:style-name="ce11">
            <text:p>63.793</text:p>
          </table:table-cell>
          <table:table-cell office:value-type="float" office:value="42.173000000000002" table:style-name="ce11">
            <text:p>42.173</text:p>
          </table:table-cell>
          <table:table-cell office:value-type="float" office:value="17.856999999999999" table:style-name="ce11">
            <text:p>17.857</text:p>
          </table:table-cell>
          <table:table-cell office:value-type="float" office:value="8.1050000000000004" table:style-name="ce11">
            <text:p>8.105</text:p>
          </table:table-cell>
          <table:table-cell office:value-type="float" office:value="11.8" table:style-name="ce11">
            <text:p>11.8</text:p>
          </table:table-cell>
          <table:table-cell office:value-type="float" office:value="21.448" table:style-name="ce11">
            <text:p>21.448</text:p>
          </table:table-cell>
          <table:table-cell office:value-type="float" office:value="58.648000000000003" table:style-name="ce11">
            <text:p>58.648</text:p>
          </table:table-cell>
          <table:table-cell office:value-type="float" office:value="12.455" table:style-name="ce11">
            <text:p>12.455</text:p>
          </table:table-cell>
          <table:table-cell office:value-type="float" office:value="74.004000000000005" table:style-name="ce11">
            <text:p>74.004</text:p>
          </table:table-cell>
          <table:table-cell office:value-type="float" office:value="63.859000000000002" table:style-name="ce11">
            <text:p>63.859</text:p>
          </table:table-cell>
          <table:table-cell office:value-type="float" office:value="56.195" table:style-name="ce11">
            <text:p>56.195</text:p>
          </table:table-cell>
          <table:table-cell office:value-type="float" office:value="15.074999999999999" table:style-name="ce11">
            <text:p>15.075</text:p>
          </table:table-cell>
          <table:table-cell office:value-type="float" office:value="74.66" table:style-name="ce11">
            <text:p>74.66</text:p>
          </table:table-cell>
          <table:table-cell office:value-type="float" office:value="10.265000000000001" table:style-name="ce11">
            <text:p>10.265</text:p>
          </table:table-cell>
          <table:table-cell office:value-type="float" office:value="14.723000000000001" table:style-name="ce11">
            <text:p>14.723</text:p>
          </table:table-cell>
          <table:table-cell office:value-type="float" office:value="76.89" table:style-name="ce11">
            <text:p>76.89</text:p>
          </table:table-cell>
          <table:table-cell office:value-type="float" office:value="8.3859999999999992" table:style-name="ce11">
            <text:p>8.386</text:p>
          </table:table-cell>
          <table:table-cell office:value-type="float" office:value="41.933" table:style-name="ce11">
            <text:p>41.933</text:p>
          </table:table-cell>
          <table:table-cell office:value-type="float" office:value="45.069000000000003" table:style-name="ce11">
            <text:p>45.069</text:p>
          </table:table-cell>
          <table:table-cell office:value-type="float" office:value="12.997999999999999" table:style-name="ce11">
            <text:p>12.998</text:p>
          </table:table-cell>
          <table:table-cell office:value-type="float" office:value="22.594000000000001" table:style-name="ce11">
            <text:p>22.594</text:p>
          </table:table-cell>
          <table:table-cell office:value-type="float" office:value="64.435000000000002" table:style-name="ce11">
            <text:p>64.435</text:p>
          </table:table-cell>
          <table:table-cell office:value-type="float" office:value="12.971" table:style-name="ce11">
            <text:p>12.971</text:p>
          </table:table-cell>
          <table:table-cell office:value-type="float" office:value="34.561" table:style-name="ce11">
            <text:p>34.561</text:p>
          </table:table-cell>
          <table:table-cell office:value-type="float" office:value="39.451000000000001" table:style-name="ce11">
            <text:p>39.451</text:p>
          </table:table-cell>
          <table:table-cell office:value-type="float" office:value="25.988" table:style-name="ce11">
            <text:p>25.988</text:p>
          </table:table-cell>
          <table:table-cell office:value-type="float" office:value="68.024000000000001" table:style-name="ce11">
            <text:p>68.024</text:p>
          </table:table-cell>
          <table:table-cell office:value-type="float" office:value="16.355" table:style-name="ce11">
            <text:p>16.355</text:p>
          </table:table-cell>
          <table:table-cell office:value-type="float" office:value="15.621" table:style-name="ce11">
            <text:p>15.621</text:p>
          </table:table-cell>
          <table:table-cell office:value-type="float" office:value="40.654000000000003" table:style-name="ce11">
            <text:p>40.654</text:p>
          </table:table-cell>
          <table:table-cell office:value-type="float" office:value="44.548000000000002" table:style-name="ce11">
            <text:p>44.548</text:p>
          </table:table-cell>
          <table:table-cell office:value-type="float" office:value="14.798" table:style-name="ce11">
            <text:p>14.798</text:p>
          </table:table-cell>
          <table:table-cell office:value-type="float" office:value="63.408999999999999" table:style-name="ce11">
            <text:p>63.409</text:p>
          </table:table-cell>
          <table:table-cell office:value-type="float" office:value="67.647000000000006" table:style-name="ce11">
            <text:p>67.647</text:p>
          </table:table-cell>
          <table:table-cell office:value-type="float" office:value="60.113" table:style-name="ce11">
            <text:p>60.113</text:p>
          </table:table-cell>
          <table:table-cell office:value-type="float" office:value="33.476999999999997" table:style-name="ce11">
            <text:p>33.477</text:p>
          </table:table-cell>
          <table:table-cell office:value-type="float" office:value="67.347999999999999" table:style-name="ce11">
            <text:p>67.348</text:p>
          </table:table-cell>
          <table:table-cell office:value-type="float" office:value="69.828000000000003" table:style-name="ce11">
            <text:p>69.828</text:p>
          </table:table-cell>
          <table:table-cell office:value-type="float" office:value="40.642000000000003" table:style-name="ce11">
            <text:p>40.642</text:p>
          </table:table-cell>
          <table:table-cell office:value-type="float" office:value="30.183" table:style-name="ce11">
            <text:p>30.183</text:p>
          </table:table-cell>
          <table:table-cell table:number-columns-repeated="16261"/>
        </table:table-row>
        <table:table-row table:style-name="ro5">
          <table:table-cell office:value-type="string" table:style-name="ce3">
            <text:p>HMRC</text:p>
          </table:table-cell>
          <table:table-cell office:value-type="string" table:style-name="ce3">
            <text:p>HM Revenue and Customs</text:p>
          </table:table-cell>
          <table:table-cell office:value-type="string" table:style-name="ce3">
            <text:p>HM Revenue &amp; Customs</text:p>
          </table:table-cell>
          <table:table-cell office:value-type="string" table:style-name="ce3">
            <text:p/>
          </table:table-cell>
          <table:table-cell office:value-type="float" office:value="63.968000000000004" table:style-name="ce11">
            <text:p>63.968</text:p>
          </table:table-cell>
          <table:table-cell office:value-type="float" office:value="56.378999999999998" table:style-name="ce11">
            <text:p>56.379</text:p>
          </table:table-cell>
          <table:table-cell office:value-type="float" office:value="28.463000000000001" table:style-name="ce11">
            <text:p>28.463</text:p>
          </table:table-cell>
          <table:table-cell office:value-type="float" office:value="71.227000000000004" table:style-name="ce11">
            <text:p>71.227</text:p>
          </table:table-cell>
          <table:table-cell office:value-type="float" office:value="70.700999999999993" table:style-name="ce11">
            <text:p>70.701</text:p>
          </table:table-cell>
          <table:table-cell office:value-type="float" office:value="83.388000000000005" table:style-name="ce11">
            <text:p>83.388</text:p>
          </table:table-cell>
          <table:table-cell office:value-type="float" office:value="77.721000000000004" table:style-name="ce11">
            <text:p>77.721</text:p>
          </table:table-cell>
          <table:table-cell office:value-type="float" office:value="81.852000000000004" table:style-name="ce11">
            <text:p>81.852</text:p>
          </table:table-cell>
          <table:table-cell office:value-type="float" office:value="56.518999999999998" table:style-name="ce11">
            <text:p>56.519</text:p>
          </table:table-cell>
          <table:table-cell office:value-type="float" office:value="79.075999999999993" table:style-name="ce11">
            <text:p>79.076</text:p>
          </table:table-cell>
          <table:table-cell office:value-type="float" office:value="73.981999999999999" table:style-name="ce11">
            <text:p>73.982</text:p>
          </table:table-cell>
          <table:table-cell office:value-type="float" office:value="30.811" table:style-name="ce11">
            <text:p>30.811</text:p>
          </table:table-cell>
          <table:table-cell office:value-type="float" office:value="46.329000000000001" table:style-name="ce11">
            <text:p>46.329</text:p>
          </table:table-cell>
          <table:table-cell office:value-type="float" office:value="83.355999999999995" table:style-name="ce11">
            <text:p>83.356</text:p>
          </table:table-cell>
          <table:table-cell office:value-type="float" office:value="79.168000000000006" table:style-name="ce11">
            <text:p>79.168</text:p>
          </table:table-cell>
          <table:table-cell office:value-type="float" office:value="70.438999999999993" table:style-name="ce11">
            <text:p>70.439</text:p>
          </table:table-cell>
          <table:table-cell office:value-type="float" office:value="51.542999999999999" table:style-name="ce11">
            <text:p>51.543</text:p>
          </table:table-cell>
          <table:table-cell office:value-type="float" office:value="68.992999999999995" table:style-name="ce11">
            <text:p>68.993</text:p>
          </table:table-cell>
          <table:table-cell office:value-type="float" office:value="82.11" table:style-name="ce11">
            <text:p>82.11</text:p>
          </table:table-cell>
          <table:table-cell office:value-type="float" office:value="84.650999999999996" table:style-name="ce11">
            <text:p>84.651</text:p>
          </table:table-cell>
          <table:table-cell office:value-type="float" office:value="75.284999999999997" table:style-name="ce11">
            <text:p>75.285</text:p>
          </table:table-cell>
          <table:table-cell office:value-type="float" office:value="88.721000000000004" table:style-name="ce11">
            <text:p>88.721</text:p>
          </table:table-cell>
          <table:table-cell office:value-type="float" office:value="83.096000000000004" table:style-name="ce11">
            <text:p>83.096</text:p>
          </table:table-cell>
          <table:table-cell office:value-type="float" office:value="71.963999999999999" table:style-name="ce11">
            <text:p>71.964</text:p>
          </table:table-cell>
          <table:table-cell office:value-type="float" office:value="79.653000000000006" table:style-name="ce11">
            <text:p>79.653</text:p>
          </table:table-cell>
          <table:table-cell office:value-type="float" office:value="83.325000000000003" table:style-name="ce11">
            <text:p>83.325</text:p>
          </table:table-cell>
          <table:table-cell office:value-type="float" office:value="75.599999999999994" table:style-name="ce11">
            <text:p>75.6</text:p>
          </table:table-cell>
          <table:table-cell office:value-type="float" office:value="68.72" table:style-name="ce11">
            <text:p>68.72</text:p>
          </table:table-cell>
          <table:table-cell office:value-type="float" office:value="73.093000000000004" table:style-name="ce11">
            <text:p>73.093</text:p>
          </table:table-cell>
          <table:table-cell office:value-type="float" office:value="87.596999999999994" table:style-name="ce11">
            <text:p>87.597</text:p>
          </table:table-cell>
          <table:table-cell office:value-type="float" office:value="83.405000000000001" table:style-name="ce11">
            <text:p>83.405</text:p>
          </table:table-cell>
          <table:table-cell office:value-type="float" office:value="74.539000000000001" table:style-name="ce11">
            <text:p>74.539</text:p>
          </table:table-cell>
          <table:table-cell office:value-type="float" office:value="68.316999999999993" table:style-name="ce11">
            <text:p>68.317</text:p>
          </table:table-cell>
          <table:table-cell office:value-type="float" office:value="52.390999999999998" table:style-name="ce11">
            <text:p>52.391</text:p>
          </table:table-cell>
          <table:table-cell office:value-type="float" office:value="57.466000000000001" table:style-name="ce11">
            <text:p>57.466</text:p>
          </table:table-cell>
          <table:table-cell office:value-type="float" office:value="47.944000000000003" table:style-name="ce11">
            <text:p>47.944</text:p>
          </table:table-cell>
          <table:table-cell office:value-type="float" office:value="82.637" table:style-name="ce11">
            <text:p>82.637</text:p>
          </table:table-cell>
          <table:table-cell office:value-type="float" office:value="88.230999999999995" table:style-name="ce11">
            <text:p>88.231</text:p>
          </table:table-cell>
          <table:table-cell office:value-type="float" office:value="66.069000000000003" table:style-name="ce11">
            <text:p>66.069</text:p>
          </table:table-cell>
          <table:table-cell office:value-type="float" office:value="79.343999999999994" table:style-name="ce11">
            <text:p>79.344</text:p>
          </table:table-cell>
          <table:table-cell office:value-type="float" office:value="66.027000000000001" table:style-name="ce11">
            <text:p>66.027</text:p>
          </table:table-cell>
          <table:table-cell office:value-type="float" office:value="77.302999999999997" table:style-name="ce11">
            <text:p>77.303</text:p>
          </table:table-cell>
          <table:table-cell office:value-type="float" office:value="82.162999999999997" table:style-name="ce11">
            <text:p>82.163</text:p>
          </table:table-cell>
          <table:table-cell office:value-type="float" office:value="71.117000000000004" table:style-name="ce11">
            <text:p>71.117</text:p>
          </table:table-cell>
          <table:table-cell office:value-type="float" office:value="69.137" table:style-name="ce11">
            <text:p>69.137</text:p>
          </table:table-cell>
          <table:table-cell office:value-type="float" office:value="78.161000000000001" table:style-name="ce11">
            <text:p>78.161</text:p>
          </table:table-cell>
          <table:table-cell office:value-type="float" office:value="30.643000000000001" table:style-name="ce11">
            <text:p>30.643</text:p>
          </table:table-cell>
          <table:table-cell office:value-type="float" office:value="35.524999999999999" table:style-name="ce11">
            <text:p>35.525</text:p>
          </table:table-cell>
          <table:table-cell office:value-type="float" office:value="26.254000000000001" table:style-name="ce11">
            <text:p>26.254</text:p>
          </table:table-cell>
          <table:table-cell office:value-type="float" office:value="65.959999999999994" table:style-name="ce11">
            <text:p>65.96</text:p>
          </table:table-cell>
          <table:table-cell office:value-type="float" office:value="50.927" table:style-name="ce11">
            <text:p>50.927</text:p>
          </table:table-cell>
          <table:table-cell office:value-type="float" office:value="66.161000000000001" table:style-name="ce11">
            <text:p>66.161</text:p>
          </table:table-cell>
          <table:table-cell office:value-type="float" office:value="60.042000000000002" table:style-name="ce11">
            <text:p>60.042</text:p>
          </table:table-cell>
          <table:table-cell office:value-type="float" office:value="49.722999999999999" table:style-name="ce11">
            <text:p>49.723</text:p>
          </table:table-cell>
          <table:table-cell office:value-type="float" office:value="48.076000000000001" table:style-name="ce11">
            <text:p>48.076</text:p>
          </table:table-cell>
          <table:table-cell office:value-type="float" office:value="29.829000000000001" table:style-name="ce11">
            <text:p>29.829</text:p>
          </table:table-cell>
          <table:table-cell office:value-type="float" office:value="27.61" table:style-name="ce11">
            <text:p>27.61</text:p>
          </table:table-cell>
          <table:table-cell office:value-type="float" office:value="58.237000000000002" table:style-name="ce11">
            <text:p>58.237</text:p>
          </table:table-cell>
          <table:table-cell office:value-type="float" office:value="31.225000000000001" table:style-name="ce11">
            <text:p>31.225</text:p>
          </table:table-cell>
          <table:table-cell office:value-type="float" office:value="46.143000000000001" table:style-name="ce11">
            <text:p>46.143</text:p>
          </table:table-cell>
          <table:table-cell office:value-type="float" office:value="45.74" table:style-name="ce11">
            <text:p>45.74</text:p>
          </table:table-cell>
          <table:table-cell office:value-type="float" office:value="53.485999999999997" table:style-name="ce11">
            <text:p>53.486</text:p>
          </table:table-cell>
          <table:table-cell office:value-type="float" office:value="41.350999999999999" table:style-name="ce11">
            <text:p>41.351</text:p>
          </table:table-cell>
          <table:table-cell office:value-type="float" office:value="43.613" table:style-name="ce11">
            <text:p>43.613</text:p>
          </table:table-cell>
          <table:table-cell office:value-type="float" office:value="42.954999999999998" table:style-name="ce11">
            <text:p>42.955</text:p>
          </table:table-cell>
          <table:table-cell office:value-type="float" office:value="43.247999999999998" table:style-name="ce11">
            <text:p>43.248</text:p>
          </table:table-cell>
          <table:table-cell office:value-type="float" office:value="34.088999999999999" table:style-name="ce11">
            <text:p>34.089</text:p>
          </table:table-cell>
          <table:table-cell office:value-type="float" office:value="89.051000000000002" table:style-name="ce11">
            <text:p>89.051</text:p>
          </table:table-cell>
          <table:table-cell office:value-type="float" office:value="66.673000000000002" table:style-name="ce11">
            <text:p>66.673</text:p>
          </table:table-cell>
          <table:table-cell office:value-type="float" office:value="73.340999999999994" table:style-name="ce11">
            <text:p>73.341</text:p>
          </table:table-cell>
          <table:table-cell office:value-type="float" office:value="70.489999999999995" table:style-name="ce11">
            <text:p>70.49</text:p>
          </table:table-cell>
          <table:table-cell office:value-type="float" office:value="80.463999999999999" table:style-name="ce11">
            <text:p>80.464</text:p>
          </table:table-cell>
          <table:table-cell office:value-type="float" office:value="68.777000000000001" table:style-name="ce11">
            <text:p>68.777</text:p>
          </table:table-cell>
          <table:table-cell office:value-type="float" office:value="51.904000000000003" table:style-name="ce11">
            <text:p>51.904</text:p>
          </table:table-cell>
          <table:table-cell office:value-type="float" office:value="80.853999999999999" table:style-name="ce11">
            <text:p>80.854</text:p>
          </table:table-cell>
          <table:table-cell office:value-type="float" office:value="24.4" table:style-name="ce11">
            <text:p>24.4</text:p>
          </table:table-cell>
          <table:table-cell office:value-type="float" office:value="80.873000000000005" table:style-name="ce11">
            <text:p>80.873</text:p>
          </table:table-cell>
          <table:table-cell office:value-type="float" office:value="71.793999999999997" table:style-name="ce11">
            <text:p>71.794</text:p>
          </table:table-cell>
          <table:table-cell office:value-type="float" office:value="93.632999999999996" table:style-name="ce11">
            <text:p>93.633</text:p>
          </table:table-cell>
          <table:table-cell office:value-type="float" office:value="66.620999999999995" table:style-name="ce11">
            <text:p>66.621</text:p>
          </table:table-cell>
          <table:table-cell office:value-type="float" office:value="59.734999999999999" table:style-name="ce11">
            <text:p>59.735</text:p>
          </table:table-cell>
          <table:table-cell office:value-type="float" office:value="23.838000000000001" table:style-name="ce11">
            <text:p>23.838</text:p>
          </table:table-cell>
          <table:table-cell office:value-type="float" office:value="7.7370000000000001" table:style-name="ce11">
            <text:p>7.737</text:p>
          </table:table-cell>
          <table:table-cell office:value-type="float" office:value="11.01" table:style-name="ce11">
            <text:p>11.01</text:p>
          </table:table-cell>
          <table:table-cell office:value-type="float" office:value="26.515999999999998" table:style-name="ce11">
            <text:p>26.516</text:p>
          </table:table-cell>
          <table:table-cell office:value-type="float" office:value="54.737000000000002" table:style-name="ce11">
            <text:p>54.737</text:p>
          </table:table-cell>
          <table:table-cell office:value-type="float" office:value="11.742000000000001" table:style-name="ce11">
            <text:p>11.742</text:p>
          </table:table-cell>
          <table:table-cell office:value-type="float" office:value="89.578999999999994" table:style-name="ce11">
            <text:p>89.579</text:p>
          </table:table-cell>
          <table:table-cell office:value-type="float" office:value="73.491" table:style-name="ce11">
            <text:p>73.491</text:p>
          </table:table-cell>
          <table:table-cell office:value-type="float" office:value="72.593000000000004" table:style-name="ce11">
            <text:p>72.593</text:p>
          </table:table-cell>
          <table:table-cell office:value-type="float" office:value="8.6460000000000008" table:style-name="ce11">
            <text:p>8.646</text:p>
          </table:table-cell>
          <table:table-cell office:value-type="float" office:value="84.117000000000004" table:style-name="ce11">
            <text:p>84.117</text:p>
          </table:table-cell>
          <table:table-cell office:value-type="float" office:value="7.2370000000000001" table:style-name="ce11">
            <text:p>7.237</text:p>
          </table:table-cell>
          <table:table-cell office:value-type="float" office:value="8.4049999999999994" table:style-name="ce11">
            <text:p>8.405</text:p>
          </table:table-cell>
          <table:table-cell office:value-type="float" office:value="85.887" table:style-name="ce11">
            <text:p>85.887</text:p>
          </table:table-cell>
          <table:table-cell office:value-type="float" office:value="5.7080000000000002" table:style-name="ce11">
            <text:p>5.708</text:p>
          </table:table-cell>
          <table:table-cell office:value-type="float" office:value="38.817" table:style-name="ce11">
            <text:p>38.817</text:p>
          </table:table-cell>
          <table:table-cell office:value-type="float" office:value="46.77" table:style-name="ce11">
            <text:p>46.77</text:p>
          </table:table-cell>
          <table:table-cell office:value-type="float" office:value="14.414" table:style-name="ce11">
            <text:p>14.414</text:p>
          </table:table-cell>
          <table:table-cell office:value-type="float" office:value="28.581" table:style-name="ce11">
            <text:p>28.581</text:p>
          </table:table-cell>
          <table:table-cell office:value-type="float" office:value="58.427" table:style-name="ce11">
            <text:p>58.427</text:p>
          </table:table-cell>
          <table:table-cell office:value-type="float" office:value="12.992000000000001" table:style-name="ce11">
            <text:p>12.992</text:p>
          </table:table-cell>
          <table:table-cell office:value-type="float" office:value="42.698" table:style-name="ce11">
            <text:p>42.698</text:p>
          </table:table-cell>
          <table:table-cell office:value-type="float" office:value="30.949000000000002" table:style-name="ce11">
            <text:p>30.949</text:p>
          </table:table-cell>
          <table:table-cell office:value-type="float" office:value="26.353000000000002" table:style-name="ce11">
            <text:p>26.353</text:p>
          </table:table-cell>
          <table:table-cell office:value-type="float" office:value="58.875999999999998" table:style-name="ce11">
            <text:p>58.876</text:p>
          </table:table-cell>
          <table:table-cell office:value-type="float" office:value="22.556999999999999" table:style-name="ce11">
            <text:p>22.557</text:p>
          </table:table-cell>
          <table:table-cell office:value-type="float" office:value="18.567" table:style-name="ce11">
            <text:p>18.567</text:p>
          </table:table-cell>
          <table:table-cell office:value-type="float" office:value="32.726999999999997" table:style-name="ce11">
            <text:p>32.727</text:p>
          </table:table-cell>
          <table:table-cell office:value-type="float" office:value="52.726999999999997" table:style-name="ce11">
            <text:p>52.727</text:p>
          </table:table-cell>
          <table:table-cell office:value-type="float" office:value="14.545" table:style-name="ce11">
            <text:p>14.545</text:p>
          </table:table-cell>
          <table:table-cell office:value-type="float" office:value="63.015999999999998" table:style-name="ce11">
            <text:p>63.016</text:p>
          </table:table-cell>
          <table:table-cell office:value-type="float" office:value="66.811000000000007" table:style-name="ce11">
            <text:p>66.811</text:p>
          </table:table-cell>
          <table:table-cell office:value-type="float" office:value="58.643000000000001" table:style-name="ce11">
            <text:p>58.643</text:p>
          </table:table-cell>
          <table:table-cell office:value-type="float" office:value="36.173999999999999" table:style-name="ce11">
            <text:p>36.174</text:p>
          </table:table-cell>
          <table:table-cell office:value-type="float" office:value="66.411000000000001" table:style-name="ce11">
            <text:p>66.411</text:p>
          </table:table-cell>
          <table:table-cell office:value-type="float" office:value="64.972999999999999" table:style-name="ce11">
            <text:p>64.973</text:p>
          </table:table-cell>
          <table:table-cell office:value-type="float" office:value="64.468000000000004" table:style-name="ce11">
            <text:p>64.468</text:p>
          </table:table-cell>
          <table:table-cell office:value-type="float" office:value="56.146999999999998" table:style-name="ce11">
            <text:p>56.147</text:p>
          </table:table-cell>
          <table:table-cell table:number-columns-repeated="16261"/>
        </table:table-row>
        <table:table-row table:style-name="ro5">
          <table:table-cell office:value-type="string" table:style-name="ce3">
            <text:p>HMT</text:p>
          </table:table-cell>
          <table:table-cell office:value-type="string" table:style-name="ce3">
            <text:p>HM Treasury</text:p>
          </table:table-cell>
          <table:table-cell office:value-type="string" table:style-name="ce3">
            <text:p>HM Treasury Group</text:p>
          </table:table-cell>
          <table:table-cell office:value-type="string" table:style-name="ce3">
            <text:p/>
          </table:table-cell>
          <table:table-cell office:value-type="float" office:value="91.662999999999997" table:style-name="ce11">
            <text:p>91.663</text:p>
          </table:table-cell>
          <table:table-cell office:value-type="float" office:value="66.918000000000006" table:style-name="ce11">
            <text:p>66.918</text:p>
          </table:table-cell>
          <table:table-cell office:value-type="float" office:value="25.818999999999999" table:style-name="ce11">
            <text:p>25.819</text:p>
          </table:table-cell>
          <table:table-cell office:value-type="float" office:value="73.718999999999994" table:style-name="ce11">
            <text:p>73.719</text:p>
          </table:table-cell>
          <table:table-cell office:value-type="float" office:value="79.284999999999997" table:style-name="ce11">
            <text:p>79.285</text:p>
          </table:table-cell>
          <table:table-cell office:value-type="float" office:value="82.475999999999999" table:style-name="ce11">
            <text:p>82.476</text:p>
          </table:table-cell>
          <table:table-cell office:value-type="float" office:value="79.257999999999996" table:style-name="ce11">
            <text:p>79.258</text:p>
          </table:table-cell>
          <table:table-cell office:value-type="float" office:value="83.585999999999999" table:style-name="ce11">
            <text:p>83.586</text:p>
          </table:table-cell>
          <table:table-cell office:value-type="float" office:value="49.81" table:style-name="ce11">
            <text:p>49.81</text:p>
          </table:table-cell>
          <table:table-cell office:value-type="float" office:value="80.668000000000006" table:style-name="ce11">
            <text:p>80.668</text:p>
          </table:table-cell>
          <table:table-cell office:value-type="float" office:value="74.444000000000003" table:style-name="ce11">
            <text:p>74.444</text:p>
          </table:table-cell>
          <table:table-cell office:value-type="float" office:value="19.565999999999999" table:style-name="ce11">
            <text:p>19.566</text:p>
          </table:table-cell>
          <table:table-cell office:value-type="float" office:value="54.927" table:style-name="ce11">
            <text:p>54.927</text:p>
          </table:table-cell>
          <table:table-cell office:value-type="float" office:value="91.111000000000004" table:style-name="ce11">
            <text:p>91.111</text:p>
          </table:table-cell>
          <table:table-cell office:value-type="float" office:value="82.438999999999993" table:style-name="ce11">
            <text:p>82.439</text:p>
          </table:table-cell>
          <table:table-cell office:value-type="float" office:value="77.716999999999999" table:style-name="ce11">
            <text:p>77.717</text:p>
          </table:table-cell>
          <table:table-cell office:value-type="float" office:value="62.493000000000002" table:style-name="ce11">
            <text:p>62.493</text:p>
          </table:table-cell>
          <table:table-cell office:value-type="float" office:value="82.691000000000003" table:style-name="ce11">
            <text:p>82.691</text:p>
          </table:table-cell>
          <table:table-cell office:value-type="float" office:value="81.561999999999998" table:style-name="ce11">
            <text:p>81.562</text:p>
          </table:table-cell>
          <table:table-cell office:value-type="float" office:value="83.415000000000006" table:style-name="ce11">
            <text:p>83.415</text:p>
          </table:table-cell>
          <table:table-cell office:value-type="float" office:value="78.11" table:style-name="ce11">
            <text:p>78.11</text:p>
          </table:table-cell>
          <table:table-cell office:value-type="float" office:value="89.213999999999999" table:style-name="ce11">
            <text:p>89.214</text:p>
          </table:table-cell>
          <table:table-cell office:value-type="float" office:value="88.340999999999994" table:style-name="ce11">
            <text:p>88.341</text:p>
          </table:table-cell>
          <table:table-cell office:value-type="float" office:value="72.436000000000007" table:style-name="ce11">
            <text:p>72.436</text:p>
          </table:table-cell>
          <table:table-cell office:value-type="float" office:value="84.418999999999997" table:style-name="ce11">
            <text:p>84.419</text:p>
          </table:table-cell>
          <table:table-cell office:value-type="float" office:value="86.652000000000001" table:style-name="ce11">
            <text:p>86.652</text:p>
          </table:table-cell>
          <table:table-cell office:value-type="float" office:value="72.86" table:style-name="ce11">
            <text:p>72.86</text:p>
          </table:table-cell>
          <table:table-cell office:value-type="float" office:value="70.135999999999996" table:style-name="ce11">
            <text:p>70.136</text:p>
          </table:table-cell>
          <table:table-cell office:value-type="float" office:value="71.274000000000001" table:style-name="ce11">
            <text:p>71.274</text:p>
          </table:table-cell>
          <table:table-cell office:value-type="float" office:value="87.811000000000007" table:style-name="ce11">
            <text:p>87.811</text:p>
          </table:table-cell>
          <table:table-cell office:value-type="float" office:value="84.536000000000001" table:style-name="ce11">
            <text:p>84.536</text:p>
          </table:table-cell>
          <table:table-cell office:value-type="float" office:value="78.361999999999995" table:style-name="ce11">
            <text:p>78.362</text:p>
          </table:table-cell>
          <table:table-cell office:value-type="float" office:value="55.832999999999998" table:style-name="ce11">
            <text:p>55.833</text:p>
          </table:table-cell>
          <table:table-cell office:value-type="float" office:value="45.631999999999998" table:style-name="ce11">
            <text:p>45.632</text:p>
          </table:table-cell>
          <table:table-cell office:value-type="float" office:value="51.030999999999999" table:style-name="ce11">
            <text:p>51.031</text:p>
          </table:table-cell>
          <table:table-cell office:value-type="float" office:value="46.637999999999998" table:style-name="ce11">
            <text:p>46.638</text:p>
          </table:table-cell>
          <table:table-cell office:value-type="float" office:value="86.644999999999996" table:style-name="ce11">
            <text:p>86.645</text:p>
          </table:table-cell>
          <table:table-cell office:value-type="float" office:value="90.400999999999996" table:style-name="ce11">
            <text:p>90.401</text:p>
          </table:table-cell>
          <table:table-cell office:value-type="float" office:value="74.198999999999998" table:style-name="ce11">
            <text:p>74.199</text:p>
          </table:table-cell>
          <table:table-cell office:value-type="float" office:value="71.421000000000006" table:style-name="ce11">
            <text:p>71.421</text:p>
          </table:table-cell>
          <table:table-cell office:value-type="float" office:value="74.823999999999998" table:style-name="ce11">
            <text:p>74.824</text:p>
          </table:table-cell>
          <table:table-cell office:value-type="float" office:value="75.623000000000005" table:style-name="ce11">
            <text:p>75.623</text:p>
          </table:table-cell>
          <table:table-cell office:value-type="float" office:value="86.739000000000004" table:style-name="ce11">
            <text:p>86.739</text:p>
          </table:table-cell>
          <table:table-cell office:value-type="float" office:value="79.881" table:style-name="ce11">
            <text:p>79.881</text:p>
          </table:table-cell>
          <table:table-cell office:value-type="float" office:value="60.825000000000003" table:style-name="ce11">
            <text:p>60.825</text:p>
          </table:table-cell>
          <table:table-cell office:value-type="float" office:value="68.747" table:style-name="ce11">
            <text:p>68.747</text:p>
          </table:table-cell>
          <table:table-cell office:value-type="float" office:value="21.367000000000001" table:style-name="ce11">
            <text:p>21.367</text:p>
          </table:table-cell>
          <table:table-cell office:value-type="float" office:value="23.995999999999999" table:style-name="ce11">
            <text:p>23.996</text:p>
          </table:table-cell>
          <table:table-cell office:value-type="float" office:value="13.348000000000001" table:style-name="ce11">
            <text:p>13.348</text:p>
          </table:table-cell>
          <table:table-cell office:value-type="float" office:value="66.322999999999993" table:style-name="ce11">
            <text:p>66.323</text:p>
          </table:table-cell>
          <table:table-cell office:value-type="float" office:value="49.079000000000001" table:style-name="ce11">
            <text:p>49.079</text:p>
          </table:table-cell>
          <table:table-cell office:value-type="float" office:value="76.260000000000005" table:style-name="ce11">
            <text:p>76.26</text:p>
          </table:table-cell>
          <table:table-cell office:value-type="float" office:value="72.272999999999996" table:style-name="ce11">
            <text:p>72.273</text:p>
          </table:table-cell>
          <table:table-cell office:value-type="float" office:value="48.02" table:style-name="ce11">
            <text:p>48.02</text:p>
          </table:table-cell>
          <table:table-cell office:value-type="float" office:value="63.212000000000003" table:style-name="ce11">
            <text:p>63.212</text:p>
          </table:table-cell>
          <table:table-cell office:value-type="float" office:value="33.677" table:style-name="ce11">
            <text:p>33.677</text:p>
          </table:table-cell>
          <table:table-cell office:value-type="float" office:value="36.610999999999997" table:style-name="ce11">
            <text:p>36.611</text:p>
          </table:table-cell>
          <table:table-cell office:value-type="float" office:value="67.046999999999997" table:style-name="ce11">
            <text:p>67.047</text:p>
          </table:table-cell>
          <table:table-cell office:value-type="float" office:value="44.715000000000003" table:style-name="ce11">
            <text:p>44.715</text:p>
          </table:table-cell>
          <table:table-cell office:value-type="float" office:value="52.603000000000002" table:style-name="ce11">
            <text:p>52.603</text:p>
          </table:table-cell>
          <table:table-cell office:value-type="float" office:value="78.671999999999997" table:style-name="ce11">
            <text:p>78.672</text:p>
          </table:table-cell>
          <table:table-cell office:value-type="float" office:value="68.942999999999998" table:style-name="ce11">
            <text:p>68.943</text:p>
          </table:table-cell>
          <table:table-cell office:value-type="float" office:value="53.713000000000001" table:style-name="ce11">
            <text:p>53.713</text:p>
          </table:table-cell>
          <table:table-cell office:value-type="float" office:value="60.759" table:style-name="ce11">
            <text:p>60.759</text:p>
          </table:table-cell>
          <table:table-cell office:value-type="float" office:value="55.755000000000003" table:style-name="ce11">
            <text:p>55.755</text:p>
          </table:table-cell>
          <table:table-cell office:value-type="float" office:value="53.036999999999999" table:style-name="ce11">
            <text:p>53.037</text:p>
          </table:table-cell>
          <table:table-cell office:value-type="float" office:value="37.241999999999997" table:style-name="ce11">
            <text:p>37.242</text:p>
          </table:table-cell>
          <table:table-cell office:value-type="float" office:value="89.756" table:style-name="ce11">
            <text:p>89.756</text:p>
          </table:table-cell>
          <table:table-cell office:value-type="float" office:value="77.283000000000001" table:style-name="ce11">
            <text:p>77.283</text:p>
          </table:table-cell>
          <table:table-cell office:value-type="float" office:value="77.903999999999996" table:style-name="ce11">
            <text:p>77.904</text:p>
          </table:table-cell>
          <table:table-cell office:value-type="float" office:value="73.793000000000006" table:style-name="ce11">
            <text:p>73.793</text:p>
          </table:table-cell>
          <table:table-cell office:value-type="float" office:value="69.522999999999996" table:style-name="ce11">
            <text:p>69.523</text:p>
          </table:table-cell>
          <table:table-cell office:value-type="float" office:value="53.637" table:style-name="ce11">
            <text:p>53.637</text:p>
          </table:table-cell>
          <table:table-cell office:value-type="float" office:value="32.006999999999998" table:style-name="ce11">
            <text:p>32.007</text:p>
          </table:table-cell>
          <table:table-cell office:value-type="float" office:value="70.808000000000007" table:style-name="ce11">
            <text:p>70.808</text:p>
          </table:table-cell>
          <table:table-cell office:value-type="float" office:value="78.188000000000002" table:style-name="ce11">
            <text:p>78.188</text:p>
          </table:table-cell>
          <table:table-cell office:value-type="float" office:value="86.745999999999995" table:style-name="ce11">
            <text:p>86.746</text:p>
          </table:table-cell>
          <table:table-cell office:value-type="float" office:value="83.912999999999997" table:style-name="ce11">
            <text:p>83.913</text:p>
          </table:table-cell>
          <table:table-cell office:value-type="float" office:value="95.77" table:style-name="ce11">
            <text:p>95.77</text:p>
          </table:table-cell>
          <table:table-cell office:value-type="float" office:value="59.37" table:style-name="ce11">
            <text:p>59.37</text:p>
          </table:table-cell>
          <table:table-cell office:value-type="float" office:value="61.618000000000002" table:style-name="ce11">
            <text:p>61.618</text:p>
          </table:table-cell>
          <table:table-cell office:value-type="float" office:value="14.954000000000001" table:style-name="ce11">
            <text:p>14.954</text:p>
          </table:table-cell>
          <table:table-cell office:value-type="float" office:value="11.286" table:style-name="ce11">
            <text:p>11.286</text:p>
          </table:table-cell>
          <table:table-cell office:value-type="float" office:value="24.905000000000001" table:style-name="ce11">
            <text:p>24.905</text:p>
          </table:table-cell>
          <table:table-cell office:value-type="float" office:value="43.082000000000001" table:style-name="ce11">
            <text:p>43.082</text:p>
          </table:table-cell>
          <table:table-cell office:value-type="float" office:value="20.727" table:style-name="ce11">
            <text:p>20.727</text:p>
          </table:table-cell>
          <table:table-cell office:value-type="float" office:value="4.6219999999999999" table:style-name="ce11">
            <text:p>4.622</text:p>
          </table:table-cell>
          <table:table-cell office:value-type="float" office:value="90.988" table:style-name="ce11">
            <text:p>90.988</text:p>
          </table:table-cell>
          <table:table-cell office:value-type="float" office:value="62.927" table:style-name="ce11">
            <text:p>62.927</text:p>
          </table:table-cell>
          <table:table-cell office:value-type="float" office:value="78.222999999999999" table:style-name="ce11">
            <text:p>78.223</text:p>
          </table:table-cell>
          <table:table-cell office:value-type="float" office:value="6.8289999999999997" table:style-name="ce11">
            <text:p>6.829</text:p>
          </table:table-cell>
          <table:table-cell office:value-type="float" office:value="88.400999999999996" table:style-name="ce11">
            <text:p>88.401</text:p>
          </table:table-cell>
          <table:table-cell office:value-type="float" office:value="4.7699999999999996" table:style-name="ce11">
            <text:p>4.77</text:p>
          </table:table-cell>
          <table:table-cell office:value-type="float" office:value="6.8289999999999997" table:style-name="ce11">
            <text:p>6.829</text:p>
          </table:table-cell>
          <table:table-cell office:value-type="float" office:value="90.135999999999996" table:style-name="ce11">
            <text:p>90.136</text:p>
          </table:table-cell>
          <table:table-cell office:value-type="float" office:value="3.0350000000000001" table:style-name="ce11">
            <text:p>3.035</text:p>
          </table:table-cell>
          <table:table-cell office:value-type="float" office:value="41.6" table:style-name="ce11">
            <text:p>41.6</text:p>
          </table:table-cell>
          <table:table-cell office:value-type="float" office:value="49.6" table:style-name="ce11">
            <text:p>49.6</text:p>
          </table:table-cell>
          <table:table-cell office:value-type="float" office:value="8.8000000000000007" table:style-name="ce11">
            <text:p>8.8</text:p>
          </table:table-cell>
          <table:table-cell office:value-type="float" office:value="21.154" table:style-name="ce11">
            <text:p>21.154</text:p>
          </table:table-cell>
          <table:table-cell office:value-type="float" office:value="67.308000000000007" table:style-name="ce11">
            <text:p>67.308</text:p>
          </table:table-cell>
          <table:table-cell office:value-type="string" table:style-name="ce8">
            <text:p>[c]</text:p>
          </table:table-cell>
          <table:table-cell office:value-type="float" office:value="52" table:style-name="ce11">
            <text:p>52</text:p>
          </table:table-cell>
          <table:table-cell office:value-type="float" office:value="24" table:style-name="ce11">
            <text:p>24</text:p>
          </table:table-cell>
          <table:table-cell office:value-type="float" office:value="24" table:style-name="ce11">
            <text:p>24</text:p>
          </table:table-cell>
          <table:table-cell office:value-type="float" office:value="60.8" table:style-name="ce11">
            <text:p>60.8</text:p>
          </table:table-cell>
          <table:table-cell office:value-type="float" office:value="24.8" table:style-name="ce11">
            <text:p>24.8</text:p>
          </table:table-cell>
          <table:table-cell office:value-type="float" office:value="14.4" table:style-name="ce11">
            <text:p>14.4</text:p>
          </table:table-cell>
          <table:table-cell office:value-type="float" office:value="45.097999999999999" table:style-name="ce11">
            <text:p>45.098</text:p>
          </table:table-cell>
          <table:table-cell office:value-type="float" office:value="39.216000000000001" table:style-name="ce11">
            <text:p>39.216</text:p>
          </table:table-cell>
          <table:table-cell office:value-type="string" table:style-name="ce8">
            <text:p>[c]</text:p>
          </table:table-cell>
          <table:table-cell office:value-type="float" office:value="66.703000000000003" table:style-name="ce11">
            <text:p>66.703</text:p>
          </table:table-cell>
          <table:table-cell office:value-type="float" office:value="69.716999999999999" table:style-name="ce11">
            <text:p>69.717</text:p>
          </table:table-cell>
          <table:table-cell office:value-type="float" office:value="61.148000000000003" table:style-name="ce11">
            <text:p>61.148</text:p>
          </table:table-cell>
          <table:table-cell office:value-type="float" office:value="39.956000000000003" table:style-name="ce11">
            <text:p>39.956</text:p>
          </table:table-cell>
          <table:table-cell office:value-type="float" office:value="72.385999999999996" table:style-name="ce11">
            <text:p>72.386</text:p>
          </table:table-cell>
          <table:table-cell office:value-type="float" office:value="75.545000000000002" table:style-name="ce11">
            <text:p>75.545</text:p>
          </table:table-cell>
          <table:table-cell office:value-type="float" office:value="48.908000000000001" table:style-name="ce11">
            <text:p>48.908</text:p>
          </table:table-cell>
          <table:table-cell office:value-type="float" office:value="58.542000000000002" table:style-name="ce11">
            <text:p>58.542</text:p>
          </table:table-cell>
          <table:table-cell table:number-columns-repeated="16261"/>
        </table:table-row>
        <table:table-row table:style-name="ro5">
          <table:table-cell office:value-type="string" table:style-name="ce3">
            <text:p>HO</text:p>
          </table:table-cell>
          <table:table-cell office:value-type="string" table:style-name="ce3">
            <text:p>Home Office</text:p>
          </table:table-cell>
          <table:table-cell office:value-type="string" table:style-name="ce3">
            <text:p>Home Office</text:p>
          </table:table-cell>
          <table:table-cell office:value-type="string" table:style-name="ce3">
            <text:p/>
          </table:table-cell>
          <table:table-cell office:value-type="float" office:value="60.959000000000003" table:style-name="ce11">
            <text:p>60.959</text:p>
          </table:table-cell>
          <table:table-cell office:value-type="float" office:value="57.972000000000001" table:style-name="ce11">
            <text:p>57.972</text:p>
          </table:table-cell>
          <table:table-cell office:value-type="float" office:value="28.635999999999999" table:style-name="ce11">
            <text:p>28.636</text:p>
          </table:table-cell>
          <table:table-cell office:value-type="float" office:value="73.510999999999996" table:style-name="ce11">
            <text:p>73.511</text:p>
          </table:table-cell>
          <table:table-cell office:value-type="float" office:value="72.906999999999996" table:style-name="ce11">
            <text:p>72.907</text:p>
          </table:table-cell>
          <table:table-cell office:value-type="float" office:value="81.173000000000002" table:style-name="ce11">
            <text:p>81.173</text:p>
          </table:table-cell>
          <table:table-cell office:value-type="float" office:value="75.501999999999995" table:style-name="ce11">
            <text:p>75.502</text:p>
          </table:table-cell>
          <table:table-cell office:value-type="float" office:value="79.911000000000001" table:style-name="ce11">
            <text:p>79.911</text:p>
          </table:table-cell>
          <table:table-cell office:value-type="float" office:value="57.918999999999997" table:style-name="ce11">
            <text:p>57.919</text:p>
          </table:table-cell>
          <table:table-cell office:value-type="float" office:value="77.713999999999999" table:style-name="ce11">
            <text:p>77.714</text:p>
          </table:table-cell>
          <table:table-cell office:value-type="float" office:value="73.183999999999997" table:style-name="ce11">
            <text:p>73.184</text:p>
          </table:table-cell>
          <table:table-cell office:value-type="float" office:value="35.49" table:style-name="ce11">
            <text:p>35.49</text:p>
          </table:table-cell>
          <table:table-cell office:value-type="float" office:value="46.588999999999999" table:style-name="ce11">
            <text:p>46.589</text:p>
          </table:table-cell>
          <table:table-cell office:value-type="float" office:value="88.74" table:style-name="ce11">
            <text:p>88.74</text:p>
          </table:table-cell>
          <table:table-cell office:value-type="float" office:value="80.989000000000004" table:style-name="ce11">
            <text:p>80.989</text:p>
          </table:table-cell>
          <table:table-cell office:value-type="float" office:value="74.981999999999999" table:style-name="ce11">
            <text:p>74.982</text:p>
          </table:table-cell>
          <table:table-cell office:value-type="float" office:value="54.581000000000003" table:style-name="ce11">
            <text:p>54.581</text:p>
          </table:table-cell>
          <table:table-cell office:value-type="float" office:value="65.293000000000006" table:style-name="ce11">
            <text:p>65.293</text:p>
          </table:table-cell>
          <table:table-cell office:value-type="float" office:value="78.754000000000005" table:style-name="ce11">
            <text:p>78.754</text:p>
          </table:table-cell>
          <table:table-cell office:value-type="float" office:value="83.582999999999998" table:style-name="ce11">
            <text:p>83.583</text:p>
          </table:table-cell>
          <table:table-cell office:value-type="float" office:value="74.995000000000005" table:style-name="ce11">
            <text:p>74.995</text:p>
          </table:table-cell>
          <table:table-cell office:value-type="float" office:value="84.338999999999999" table:style-name="ce11">
            <text:p>84.339</text:p>
          </table:table-cell>
          <table:table-cell office:value-type="float" office:value="80.052999999999997" table:style-name="ce11">
            <text:p>80.053</text:p>
          </table:table-cell>
          <table:table-cell office:value-type="float" office:value="67.906999999999996" table:style-name="ce11">
            <text:p>67.907</text:p>
          </table:table-cell>
          <table:table-cell office:value-type="float" office:value="78.665999999999997" table:style-name="ce11">
            <text:p>78.666</text:p>
          </table:table-cell>
          <table:table-cell office:value-type="float" office:value="80.947999999999993" table:style-name="ce11">
            <text:p>80.948</text:p>
          </table:table-cell>
          <table:table-cell office:value-type="float" office:value="72.887" table:style-name="ce11">
            <text:p>72.887</text:p>
          </table:table-cell>
          <table:table-cell office:value-type="float" office:value="69.018000000000001" table:style-name="ce11">
            <text:p>69.018</text:p>
          </table:table-cell>
          <table:table-cell office:value-type="float" office:value="70.772999999999996" table:style-name="ce11">
            <text:p>70.773</text:p>
          </table:table-cell>
          <table:table-cell office:value-type="float" office:value="86.325000000000003" table:style-name="ce11">
            <text:p>86.325</text:p>
          </table:table-cell>
          <table:table-cell office:value-type="float" office:value="81.655000000000001" table:style-name="ce11">
            <text:p>81.655</text:p>
          </table:table-cell>
          <table:table-cell office:value-type="float" office:value="71.760000000000005" table:style-name="ce11">
            <text:p>71.76</text:p>
          </table:table-cell>
          <table:table-cell office:value-type="float" office:value="66.334999999999994" table:style-name="ce11">
            <text:p>66.335</text:p>
          </table:table-cell>
          <table:table-cell office:value-type="float" office:value="53.439" table:style-name="ce11">
            <text:p>53.439</text:p>
          </table:table-cell>
          <table:table-cell office:value-type="float" office:value="61.545999999999999" table:style-name="ce11">
            <text:p>61.546</text:p>
          </table:table-cell>
          <table:table-cell office:value-type="float" office:value="50.392000000000003" table:style-name="ce11">
            <text:p>50.392</text:p>
          </table:table-cell>
          <table:table-cell office:value-type="float" office:value="80.652000000000001" table:style-name="ce11">
            <text:p>80.652</text:p>
          </table:table-cell>
          <table:table-cell office:value-type="float" office:value="86.628" table:style-name="ce11">
            <text:p>86.628</text:p>
          </table:table-cell>
          <table:table-cell office:value-type="float" office:value="68.006" table:style-name="ce11">
            <text:p>68.006</text:p>
          </table:table-cell>
          <table:table-cell office:value-type="float" office:value="75.554000000000002" table:style-name="ce11">
            <text:p>75.554</text:p>
          </table:table-cell>
          <table:table-cell office:value-type="float" office:value="67.641000000000005" table:style-name="ce11">
            <text:p>67.641</text:p>
          </table:table-cell>
          <table:table-cell office:value-type="float" office:value="77.873000000000005" table:style-name="ce11">
            <text:p>77.873</text:p>
          </table:table-cell>
          <table:table-cell office:value-type="float" office:value="84.748000000000005" table:style-name="ce11">
            <text:p>84.748</text:p>
          </table:table-cell>
          <table:table-cell office:value-type="float" office:value="69.997" table:style-name="ce11">
            <text:p>69.997</text:p>
          </table:table-cell>
          <table:table-cell office:value-type="float" office:value="65.593000000000004" table:style-name="ce11">
            <text:p>65.593</text:p>
          </table:table-cell>
          <table:table-cell office:value-type="float" office:value="73.304000000000002" table:style-name="ce11">
            <text:p>73.304</text:p>
          </table:table-cell>
          <table:table-cell office:value-type="float" office:value="37.119999999999997" table:style-name="ce11">
            <text:p>37.12</text:p>
          </table:table-cell>
          <table:table-cell office:value-type="float" office:value="38.328000000000003" table:style-name="ce11">
            <text:p>38.328</text:p>
          </table:table-cell>
          <table:table-cell office:value-type="float" office:value="31.001000000000001" table:style-name="ce11">
            <text:p>31.001</text:p>
          </table:table-cell>
          <table:table-cell office:value-type="float" office:value="55.692" table:style-name="ce11">
            <text:p>55.692</text:p>
          </table:table-cell>
          <table:table-cell office:value-type="float" office:value="52.280999999999999" table:style-name="ce11">
            <text:p>52.281</text:p>
          </table:table-cell>
          <table:table-cell office:value-type="float" office:value="66.569000000000003" table:style-name="ce11">
            <text:p>66.569</text:p>
          </table:table-cell>
          <table:table-cell office:value-type="float" office:value="60.542999999999999" table:style-name="ce11">
            <text:p>60.543</text:p>
          </table:table-cell>
          <table:table-cell office:value-type="float" office:value="48.582000000000001" table:style-name="ce11">
            <text:p>48.582</text:p>
          </table:table-cell>
          <table:table-cell office:value-type="float" office:value="50.295999999999999" table:style-name="ce11">
            <text:p>50.296</text:p>
          </table:table-cell>
          <table:table-cell office:value-type="float" office:value="32.375999999999998" table:style-name="ce11">
            <text:p>32.376</text:p>
          </table:table-cell>
          <table:table-cell office:value-type="float" office:value="28.256" table:style-name="ce11">
            <text:p>28.256</text:p>
          </table:table-cell>
          <table:table-cell office:value-type="float" office:value="56.808" table:style-name="ce11">
            <text:p>56.808</text:p>
          </table:table-cell>
          <table:table-cell office:value-type="float" office:value="33.497999999999998" table:style-name="ce11">
            <text:p>33.498</text:p>
          </table:table-cell>
          <table:table-cell office:value-type="float" office:value="42.31" table:style-name="ce11">
            <text:p>42.31</text:p>
          </table:table-cell>
          <table:table-cell office:value-type="float" office:value="49.411000000000001" table:style-name="ce11">
            <text:p>49.411</text:p>
          </table:table-cell>
          <table:table-cell office:value-type="float" office:value="55.619" table:style-name="ce11">
            <text:p>55.619</text:p>
          </table:table-cell>
          <table:table-cell office:value-type="float" office:value="40.341000000000001" table:style-name="ce11">
            <text:p>40.341</text:p>
          </table:table-cell>
          <table:table-cell office:value-type="float" office:value="46.652999999999999" table:style-name="ce11">
            <text:p>46.653</text:p>
          </table:table-cell>
          <table:table-cell office:value-type="float" office:value="44.534999999999997" table:style-name="ce11">
            <text:p>44.535</text:p>
          </table:table-cell>
          <table:table-cell office:value-type="float" office:value="45.158999999999999" table:style-name="ce11">
            <text:p>45.159</text:p>
          </table:table-cell>
          <table:table-cell office:value-type="float" office:value="35.04" table:style-name="ce11">
            <text:p>35.04</text:p>
          </table:table-cell>
          <table:table-cell office:value-type="float" office:value="88.847999999999999" table:style-name="ce11">
            <text:p>88.848</text:p>
          </table:table-cell>
          <table:table-cell office:value-type="float" office:value="65.429000000000002" table:style-name="ce11">
            <text:p>65.429</text:p>
          </table:table-cell>
          <table:table-cell office:value-type="float" office:value="68.022999999999996" table:style-name="ce11">
            <text:p>68.023</text:p>
          </table:table-cell>
          <table:table-cell office:value-type="float" office:value="69.525999999999996" table:style-name="ce11">
            <text:p>69.526</text:p>
          </table:table-cell>
          <table:table-cell office:value-type="float" office:value="74.977999999999994" table:style-name="ce11">
            <text:p>74.978</text:p>
          </table:table-cell>
          <table:table-cell office:value-type="float" office:value="58.627000000000002" table:style-name="ce11">
            <text:p>58.627</text:p>
          </table:table-cell>
          <table:table-cell office:value-type="float" office:value="44.094999999999999" table:style-name="ce11">
            <text:p>44.095</text:p>
          </table:table-cell>
          <table:table-cell office:value-type="float" office:value="70.619" table:style-name="ce11">
            <text:p>70.619</text:p>
          </table:table-cell>
          <table:table-cell office:value-type="float" office:value="40.207999999999998" table:style-name="ce11">
            <text:p>40.208</text:p>
          </table:table-cell>
          <table:table-cell office:value-type="float" office:value="85.682000000000002" table:style-name="ce11">
            <text:p>85.682</text:p>
          </table:table-cell>
          <table:table-cell office:value-type="float" office:value="58.341000000000001" table:style-name="ce11">
            <text:p>58.341</text:p>
          </table:table-cell>
          <table:table-cell office:value-type="float" office:value="88.05" table:style-name="ce11">
            <text:p>88.05</text:p>
          </table:table-cell>
          <table:table-cell office:value-type="float" office:value="70.284000000000006" table:style-name="ce11">
            <text:p>70.284</text:p>
          </table:table-cell>
          <table:table-cell office:value-type="float" office:value="57.192" table:style-name="ce11">
            <text:p>57.192</text:p>
          </table:table-cell>
          <table:table-cell office:value-type="float" office:value="24.038" table:style-name="ce11">
            <text:p>24.038</text:p>
          </table:table-cell>
          <table:table-cell office:value-type="float" office:value="6.5220000000000002" table:style-name="ce11">
            <text:p>6.522</text:p>
          </table:table-cell>
          <table:table-cell office:value-type="float" office:value="11.88" table:style-name="ce11">
            <text:p>11.88</text:p>
          </table:table-cell>
          <table:table-cell office:value-type="float" office:value="29.37" table:style-name="ce11">
            <text:p>29.37</text:p>
          </table:table-cell>
          <table:table-cell office:value-type="float" office:value="52.228000000000002" table:style-name="ce11">
            <text:p>52.228</text:p>
          </table:table-cell>
          <table:table-cell office:value-type="float" office:value="11.146000000000001" table:style-name="ce11">
            <text:p>11.146</text:p>
          </table:table-cell>
          <table:table-cell office:value-type="float" office:value="87.396000000000001" table:style-name="ce11">
            <text:p>87.396</text:p>
          </table:table-cell>
          <table:table-cell office:value-type="float" office:value="65.159000000000006" table:style-name="ce11">
            <text:p>65.159</text:p>
          </table:table-cell>
          <table:table-cell office:value-type="float" office:value="68.3" table:style-name="ce11">
            <text:p>68.3</text:p>
          </table:table-cell>
          <table:table-cell office:value-type="float" office:value="10.134" table:style-name="ce11">
            <text:p>10.134</text:p>
          </table:table-cell>
          <table:table-cell office:value-type="float" office:value="81.947999999999993" table:style-name="ce11">
            <text:p>81.948</text:p>
          </table:table-cell>
          <table:table-cell office:value-type="float" office:value="7.9180000000000001" table:style-name="ce11">
            <text:p>7.918</text:p>
          </table:table-cell>
          <table:table-cell office:value-type="float" office:value="9.5969999999999995" table:style-name="ce11">
            <text:p>9.597</text:p>
          </table:table-cell>
          <table:table-cell office:value-type="float" office:value="84.113" table:style-name="ce11">
            <text:p>84.113</text:p>
          </table:table-cell>
          <table:table-cell office:value-type="float" office:value="6.29" table:style-name="ce11">
            <text:p>6.29</text:p>
          </table:table-cell>
          <table:table-cell office:value-type="float" office:value="41.843000000000004" table:style-name="ce11">
            <text:p>41.843</text:p>
          </table:table-cell>
          <table:table-cell office:value-type="float" office:value="44.128999999999998" table:style-name="ce11">
            <text:p>44.129</text:p>
          </table:table-cell>
          <table:table-cell office:value-type="float" office:value="14.028" table:style-name="ce11">
            <text:p>14.028</text:p>
          </table:table-cell>
          <table:table-cell office:value-type="float" office:value="28.369" table:style-name="ce11">
            <text:p>28.369</text:p>
          </table:table-cell>
          <table:table-cell office:value-type="float" office:value="57.654000000000003" table:style-name="ce11">
            <text:p>57.654</text:p>
          </table:table-cell>
          <table:table-cell office:value-type="float" office:value="13.977" table:style-name="ce11">
            <text:p>13.977</text:p>
          </table:table-cell>
          <table:table-cell office:value-type="float" office:value="40.743000000000002" table:style-name="ce11">
            <text:p>40.743</text:p>
          </table:table-cell>
          <table:table-cell office:value-type="float" office:value="31.539000000000001" table:style-name="ce11">
            <text:p>31.539</text:p>
          </table:table-cell>
          <table:table-cell office:value-type="float" office:value="27.718" table:style-name="ce11">
            <text:p>27.718</text:p>
          </table:table-cell>
          <table:table-cell office:value-type="float" office:value="58.718000000000004" table:style-name="ce11">
            <text:p>58.718</text:p>
          </table:table-cell>
          <table:table-cell office:value-type="float" office:value="21.905999999999999" table:style-name="ce11">
            <text:p>21.906</text:p>
          </table:table-cell>
          <table:table-cell office:value-type="float" office:value="19.376000000000001" table:style-name="ce11">
            <text:p>19.376</text:p>
          </table:table-cell>
          <table:table-cell office:value-type="float" office:value="33.859000000000002" table:style-name="ce11">
            <text:p>33.859</text:p>
          </table:table-cell>
          <table:table-cell office:value-type="float" office:value="51.451999999999998" table:style-name="ce11">
            <text:p>51.452</text:p>
          </table:table-cell>
          <table:table-cell office:value-type="float" office:value="14.689" table:style-name="ce11">
            <text:p>14.689</text:p>
          </table:table-cell>
          <table:table-cell office:value-type="float" office:value="65.864000000000004" table:style-name="ce11">
            <text:p>65.864</text:p>
          </table:table-cell>
          <table:table-cell office:value-type="float" office:value="69.738" table:style-name="ce11">
            <text:p>69.738</text:p>
          </table:table-cell>
          <table:table-cell office:value-type="float" office:value="61.392000000000003" table:style-name="ce11">
            <text:p>61.392</text:p>
          </table:table-cell>
          <table:table-cell office:value-type="float" office:value="34.893999999999998" table:style-name="ce11">
            <text:p>34.894</text:p>
          </table:table-cell>
          <table:table-cell office:value-type="float" office:value="71.018000000000001" table:style-name="ce11">
            <text:p>71.018</text:p>
          </table:table-cell>
          <table:table-cell office:value-type="float" office:value="69.713999999999999" table:style-name="ce11">
            <text:p>69.714</text:p>
          </table:table-cell>
          <table:table-cell office:value-type="float" office:value="55.451999999999998" table:style-name="ce11">
            <text:p>55.452</text:p>
          </table:table-cell>
          <table:table-cell office:value-type="float" office:value="58.572000000000003" table:style-name="ce11">
            <text:p>58.572</text:p>
          </table:table-cell>
          <table:table-cell table:number-columns-repeated="16261"/>
        </table:table-row>
        <table:table-row table:style-name="ro5">
          <table:table-cell office:value-type="string" table:style-name="ce3">
            <text:p>HSE</text:p>
          </table:table-cell>
          <table:table-cell office:value-type="string" table:style-name="ce3">
            <text:p>Health and Safety Executive</text:p>
          </table:table-cell>
          <table:table-cell office:value-type="string" table:style-name="ce3">
            <text:p>Work and Pensions</text:p>
          </table:table-cell>
          <table:table-cell office:value-type="string" table:style-name="ce3">
            <text:p/>
          </table:table-cell>
          <table:table-cell office:value-type="float" office:value="71.989999999999995" table:style-name="ce11">
            <text:p>71.99</text:p>
          </table:table-cell>
          <table:table-cell office:value-type="float" office:value="55.228000000000002" table:style-name="ce11">
            <text:p>55.228</text:p>
          </table:table-cell>
          <table:table-cell office:value-type="float" office:value="29.471" table:style-name="ce11">
            <text:p>29.471</text:p>
          </table:table-cell>
          <table:table-cell office:value-type="float" office:value="72.744" table:style-name="ce11">
            <text:p>72.744</text:p>
          </table:table-cell>
          <table:table-cell office:value-type="float" office:value="76.099999999999994" table:style-name="ce11">
            <text:p>76.1</text:p>
          </table:table-cell>
          <table:table-cell office:value-type="float" office:value="76.460999999999999" table:style-name="ce11">
            <text:p>76.461</text:p>
          </table:table-cell>
          <table:table-cell office:value-type="float" office:value="77.433999999999997" table:style-name="ce11">
            <text:p>77.434</text:p>
          </table:table-cell>
          <table:table-cell office:value-type="float" office:value="80.465999999999994" table:style-name="ce11">
            <text:p>80.466</text:p>
          </table:table-cell>
          <table:table-cell office:value-type="float" office:value="50.84" table:style-name="ce11">
            <text:p>50.84</text:p>
          </table:table-cell>
          <table:table-cell office:value-type="float" office:value="76.643000000000001" table:style-name="ce11">
            <text:p>76.643</text:p>
          </table:table-cell>
          <table:table-cell office:value-type="float" office:value="66.727000000000004" table:style-name="ce11">
            <text:p>66.727</text:p>
          </table:table-cell>
          <table:table-cell office:value-type="float" office:value="24.085999999999999" table:style-name="ce11">
            <text:p>24.086</text:p>
          </table:table-cell>
          <table:table-cell office:value-type="float" office:value="40.866999999999997" table:style-name="ce11">
            <text:p>40.867</text:p>
          </table:table-cell>
          <table:table-cell office:value-type="float" office:value="89.259" table:style-name="ce11">
            <text:p>89.259</text:p>
          </table:table-cell>
          <table:table-cell office:value-type="float" office:value="83.88" table:style-name="ce11">
            <text:p>83.88</text:p>
          </table:table-cell>
          <table:table-cell office:value-type="float" office:value="76.846000000000004" table:style-name="ce11">
            <text:p>76.846</text:p>
          </table:table-cell>
          <table:table-cell office:value-type="float" office:value="52.84" table:style-name="ce11">
            <text:p>52.84</text:p>
          </table:table-cell>
          <table:table-cell office:value-type="float" office:value="77.519000000000005" table:style-name="ce11">
            <text:p>77.519</text:p>
          </table:table-cell>
          <table:table-cell office:value-type="float" office:value="74.81" table:style-name="ce11">
            <text:p>74.81</text:p>
          </table:table-cell>
          <table:table-cell office:value-type="float" office:value="78.137" table:style-name="ce11">
            <text:p>78.137</text:p>
          </table:table-cell>
          <table:table-cell office:value-type="float" office:value="74.81" table:style-name="ce11">
            <text:p>74.81</text:p>
          </table:table-cell>
          <table:table-cell office:value-type="float" office:value="90.138000000000005" table:style-name="ce11">
            <text:p>90.138</text:p>
          </table:table-cell>
          <table:table-cell office:value-type="float" office:value="83.802999999999997" table:style-name="ce11">
            <text:p>83.803</text:p>
          </table:table-cell>
          <table:table-cell office:value-type="float" office:value="67.888999999999996" table:style-name="ce11">
            <text:p>67.889</text:p>
          </table:table-cell>
          <table:table-cell office:value-type="float" office:value="80.266000000000005" table:style-name="ce11">
            <text:p>80.266</text:p>
          </table:table-cell>
          <table:table-cell office:value-type="float" office:value="83.159000000000006" table:style-name="ce11">
            <text:p>83.159</text:p>
          </table:table-cell>
          <table:table-cell office:value-type="float" office:value="75.19" table:style-name="ce11">
            <text:p>75.19</text:p>
          </table:table-cell>
          <table:table-cell office:value-type="float" office:value="67.826999999999998" table:style-name="ce11">
            <text:p>67.827</text:p>
          </table:table-cell>
          <table:table-cell office:value-type="float" office:value="73.882000000000005" table:style-name="ce11">
            <text:p>73.882</text:p>
          </table:table-cell>
          <table:table-cell office:value-type="float" office:value="87.582999999999998" table:style-name="ce11">
            <text:p>87.583</text:p>
          </table:table-cell>
          <table:table-cell office:value-type="float" office:value="82.081999999999994" table:style-name="ce11">
            <text:p>82.082</text:p>
          </table:table-cell>
          <table:table-cell office:value-type="float" office:value="71.706999999999994" table:style-name="ce11">
            <text:p>71.707</text:p>
          </table:table-cell>
          <table:table-cell office:value-type="float" office:value="56.83" table:style-name="ce11">
            <text:p>56.83</text:p>
          </table:table-cell>
          <table:table-cell office:value-type="float" office:value="53.59" table:style-name="ce11">
            <text:p>53.59</text:p>
          </table:table-cell>
          <table:table-cell office:value-type="float" office:value="43.613" table:style-name="ce11">
            <text:p>43.613</text:p>
          </table:table-cell>
          <table:table-cell office:value-type="float" office:value="49.31" table:style-name="ce11">
            <text:p>49.31</text:p>
          </table:table-cell>
          <table:table-cell office:value-type="float" office:value="80.676000000000002" table:style-name="ce11">
            <text:p>80.676</text:p>
          </table:table-cell>
          <table:table-cell office:value-type="float" office:value="86.959000000000003" table:style-name="ce11">
            <text:p>86.959</text:p>
          </table:table-cell>
          <table:table-cell office:value-type="float" office:value="65.221999999999994" table:style-name="ce11">
            <text:p>65.222</text:p>
          </table:table-cell>
          <table:table-cell office:value-type="float" office:value="73.811999999999998" table:style-name="ce11">
            <text:p>73.812</text:p>
          </table:table-cell>
          <table:table-cell office:value-type="float" office:value="59.790999999999997" table:style-name="ce11">
            <text:p>59.791</text:p>
          </table:table-cell>
          <table:table-cell office:value-type="float" office:value="71.926000000000002" table:style-name="ce11">
            <text:p>71.926</text:p>
          </table:table-cell>
          <table:table-cell office:value-type="float" office:value="83.23" table:style-name="ce11">
            <text:p>83.23</text:p>
          </table:table-cell>
          <table:table-cell office:value-type="float" office:value="54.116999999999997" table:style-name="ce11">
            <text:p>54.117</text:p>
          </table:table-cell>
          <table:table-cell office:value-type="float" office:value="57.414999999999999" table:style-name="ce11">
            <text:p>57.415</text:p>
          </table:table-cell>
          <table:table-cell office:value-type="float" office:value="73.858999999999995" table:style-name="ce11">
            <text:p>73.859</text:p>
          </table:table-cell>
          <table:table-cell office:value-type="float" office:value="23.146000000000001" table:style-name="ce11">
            <text:p>23.146</text:p>
          </table:table-cell>
          <table:table-cell office:value-type="float" office:value="30.271000000000001" table:style-name="ce11">
            <text:p>30.271</text:p>
          </table:table-cell>
          <table:table-cell office:value-type="float" office:value="18.896000000000001" table:style-name="ce11">
            <text:p>18.896</text:p>
          </table:table-cell>
          <table:table-cell office:value-type="float" office:value="68.207999999999998" table:style-name="ce11">
            <text:p>68.208</text:p>
          </table:table-cell>
          <table:table-cell office:value-type="float" office:value="52.433" table:style-name="ce11">
            <text:p>52.433</text:p>
          </table:table-cell>
          <table:table-cell office:value-type="float" office:value="59.723999999999997" table:style-name="ce11">
            <text:p>59.724</text:p>
          </table:table-cell>
          <table:table-cell office:value-type="float" office:value="51.593000000000004" table:style-name="ce11">
            <text:p>51.593</text:p>
          </table:table-cell>
          <table:table-cell office:value-type="float" office:value="44" table:style-name="ce11">
            <text:p>44</text:p>
          </table:table-cell>
          <table:table-cell office:value-type="float" office:value="42.652999999999999" table:style-name="ce11">
            <text:p>42.653</text:p>
          </table:table-cell>
          <table:table-cell office:value-type="float" office:value="22.565000000000001" table:style-name="ce11">
            <text:p>22.565</text:p>
          </table:table-cell>
          <table:table-cell office:value-type="float" office:value="25.428000000000001" table:style-name="ce11">
            <text:p>25.428</text:p>
          </table:table-cell>
          <table:table-cell office:value-type="float" office:value="52.404000000000003" table:style-name="ce11">
            <text:p>52.404</text:p>
          </table:table-cell>
          <table:table-cell office:value-type="float" office:value="29.556999999999999" table:style-name="ce11">
            <text:p>29.557</text:p>
          </table:table-cell>
          <table:table-cell office:value-type="float" office:value="39.981000000000002" table:style-name="ce11">
            <text:p>39.981</text:p>
          </table:table-cell>
          <table:table-cell office:value-type="float" office:value="56.66" table:style-name="ce11">
            <text:p>56.66</text:p>
          </table:table-cell>
          <table:table-cell office:value-type="float" office:value="47.978999999999999" table:style-name="ce11">
            <text:p>47.979</text:p>
          </table:table-cell>
          <table:table-cell office:value-type="float" office:value="42.401000000000003" table:style-name="ce11">
            <text:p>42.401</text:p>
          </table:table-cell>
          <table:table-cell office:value-type="float" office:value="40.439" table:style-name="ce11">
            <text:p>40.439</text:p>
          </table:table-cell>
          <table:table-cell office:value-type="float" office:value="38.304000000000002" table:style-name="ce11">
            <text:p>38.304</text:p>
          </table:table-cell>
          <table:table-cell office:value-type="float" office:value="35.905000000000001" table:style-name="ce11">
            <text:p>35.905</text:p>
          </table:table-cell>
          <table:table-cell office:value-type="float" office:value="24.381" table:style-name="ce11">
            <text:p>24.381</text:p>
          </table:table-cell>
          <table:table-cell office:value-type="float" office:value="85.83" table:style-name="ce11">
            <text:p>85.83</text:p>
          </table:table-cell>
          <table:table-cell office:value-type="float" office:value="64.162999999999997" table:style-name="ce11">
            <text:p>64.163</text:p>
          </table:table-cell>
          <table:table-cell office:value-type="float" office:value="61.648000000000003" table:style-name="ce11">
            <text:p>61.648</text:p>
          </table:table-cell>
          <table:table-cell office:value-type="float" office:value="68.506" table:style-name="ce11">
            <text:p>68.506</text:p>
          </table:table-cell>
          <table:table-cell office:value-type="float" office:value="68.616" table:style-name="ce11">
            <text:p>68.616</text:p>
          </table:table-cell>
          <table:table-cell office:value-type="float" office:value="59.332000000000001" table:style-name="ce11">
            <text:p>59.332</text:p>
          </table:table-cell>
          <table:table-cell office:value-type="float" office:value="35.432000000000002" table:style-name="ce11">
            <text:p>35.432</text:p>
          </table:table-cell>
          <table:table-cell office:value-type="float" office:value="67.015000000000001" table:style-name="ce11">
            <text:p>67.015</text:p>
          </table:table-cell>
          <table:table-cell office:value-type="float" office:value="32.304000000000002" table:style-name="ce11">
            <text:p>32.304</text:p>
          </table:table-cell>
          <table:table-cell office:value-type="float" office:value="83.682000000000002" table:style-name="ce11">
            <text:p>83.682</text:p>
          </table:table-cell>
          <table:table-cell office:value-type="float" office:value="93.912999999999997" table:style-name="ce11">
            <text:p>93.913</text:p>
          </table:table-cell>
          <table:table-cell office:value-type="float" office:value="94.576999999999998" table:style-name="ce11">
            <text:p>94.577</text:p>
          </table:table-cell>
          <table:table-cell office:value-type="float" office:value="62.356000000000002" table:style-name="ce11">
            <text:p>62.356</text:p>
          </table:table-cell>
          <table:table-cell office:value-type="float" office:value="47.664000000000001" table:style-name="ce11">
            <text:p>47.664</text:p>
          </table:table-cell>
          <table:table-cell office:value-type="float" office:value="11.54" table:style-name="ce11">
            <text:p>11.54</text:p>
          </table:table-cell>
          <table:table-cell office:value-type="float" office:value="10.124000000000001" table:style-name="ce11">
            <text:p>10.124</text:p>
          </table:table-cell>
          <table:table-cell office:value-type="float" office:value="15.568" table:style-name="ce11">
            <text:p>15.568</text:p>
          </table:table-cell>
          <table:table-cell office:value-type="float" office:value="35.817" table:style-name="ce11">
            <text:p>35.817</text:p>
          </table:table-cell>
          <table:table-cell office:value-type="float" office:value="38.491" table:style-name="ce11">
            <text:p>38.491</text:p>
          </table:table-cell>
          <table:table-cell office:value-type="float" office:value="8.4250000000000007" table:style-name="ce11">
            <text:p>8.425</text:p>
          </table:table-cell>
          <table:table-cell office:value-type="float" office:value="89.89" table:style-name="ce11">
            <text:p>89.89</text:p>
          </table:table-cell>
          <table:table-cell office:value-type="float" office:value="68.465999999999994" table:style-name="ce11">
            <text:p>68.466</text:p>
          </table:table-cell>
          <table:table-cell office:value-type="float" office:value="67.224999999999994" table:style-name="ce11">
            <text:p>67.225</text:p>
          </table:table-cell>
          <table:table-cell office:value-type="float" office:value="8.6669999999999998" table:style-name="ce11">
            <text:p>8.667</text:p>
          </table:table-cell>
          <table:table-cell office:value-type="float" office:value="84.19" table:style-name="ce11">
            <text:p>84.19</text:p>
          </table:table-cell>
          <table:table-cell office:value-type="float" office:value="7.1429999999999998" table:style-name="ce11">
            <text:p>7.143</text:p>
          </table:table-cell>
          <table:table-cell office:value-type="float" office:value="9.0519999999999996" table:style-name="ce11">
            <text:p>9.052</text:p>
          </table:table-cell>
          <table:table-cell office:value-type="float" office:value="85.421999999999997" table:style-name="ce11">
            <text:p>85.422</text:p>
          </table:table-cell>
          <table:table-cell office:value-type="float" office:value="5.5259999999999998" table:style-name="ce11">
            <text:p>5.526</text:p>
          </table:table-cell>
          <table:table-cell office:value-type="float" office:value="36.841999999999999" table:style-name="ce11">
            <text:p>36.842</text:p>
          </table:table-cell>
          <table:table-cell office:value-type="float" office:value="45.262999999999998" table:style-name="ce11">
            <text:p>45.263</text:p>
          </table:table-cell>
          <table:table-cell office:value-type="float" office:value="17.895" table:style-name="ce11">
            <text:p>17.895</text:p>
          </table:table-cell>
          <table:table-cell office:value-type="float" office:value="32.856999999999999" table:style-name="ce11">
            <text:p>32.857</text:p>
          </table:table-cell>
          <table:table-cell office:value-type="float" office:value="60" table:style-name="ce11">
            <text:p>60</text:p>
          </table:table-cell>
          <table:table-cell office:value-type="string" table:style-name="ce8">
            <text:p>[c]</text:p>
          </table:table-cell>
          <table:table-cell office:value-type="float" office:value="38.094999999999999" table:style-name="ce11">
            <text:p>38.095</text:p>
          </table:table-cell>
          <table:table-cell office:value-type="float" office:value="40.212000000000003" table:style-name="ce11">
            <text:p>40.212</text:p>
          </table:table-cell>
          <table:table-cell office:value-type="float" office:value="21.693000000000001" table:style-name="ce11">
            <text:p>21.693</text:p>
          </table:table-cell>
          <table:table-cell office:value-type="float" office:value="68.947000000000003" table:style-name="ce11">
            <text:p>68.947</text:p>
          </table:table-cell>
          <table:table-cell office:value-type="float" office:value="19.474" table:style-name="ce11">
            <text:p>19.474</text:p>
          </table:table-cell>
          <table:table-cell office:value-type="float" office:value="11.579000000000001" table:style-name="ce11">
            <text:p>11.579</text:p>
          </table:table-cell>
          <table:table-cell office:value-type="float" office:value="32.856999999999999" table:style-name="ce11">
            <text:p>32.857</text:p>
          </table:table-cell>
          <table:table-cell office:value-type="float" office:value="64.286000000000001" table:style-name="ce11">
            <text:p>64.286</text:p>
          </table:table-cell>
          <table:table-cell office:value-type="string" table:style-name="ce8">
            <text:p>[c]</text:p>
          </table:table-cell>
          <table:table-cell office:value-type="float" office:value="62.625999999999998" table:style-name="ce11">
            <text:p>62.626</text:p>
          </table:table-cell>
          <table:table-cell office:value-type="float" office:value="68.05" table:style-name="ce11">
            <text:p>68.05</text:p>
          </table:table-cell>
          <table:table-cell office:value-type="float" office:value="57.999000000000002" table:style-name="ce11">
            <text:p>57.999</text:p>
          </table:table-cell>
          <table:table-cell office:value-type="float" office:value="35.89" table:style-name="ce11">
            <text:p>35.89</text:p>
          </table:table-cell>
          <table:table-cell office:value-type="float" office:value="67.209999999999994" table:style-name="ce11">
            <text:p>67.21</text:p>
          </table:table-cell>
          <table:table-cell office:value-type="float" office:value="70.811000000000007" table:style-name="ce11">
            <text:p>70.811</text:p>
          </table:table-cell>
          <table:table-cell office:value-type="float" office:value="53.454999999999998" table:style-name="ce11">
            <text:p>53.455</text:p>
          </table:table-cell>
          <table:table-cell office:value-type="float" office:value="56.1" table:style-name="ce11">
            <text:p>56.1</text:p>
          </table:table-cell>
          <table:table-cell table:number-columns-repeated="16261"/>
        </table:table-row>
        <table:table-row table:style-name="ro7">
          <table:table-cell office:value-type="string" table:style-name="ce3">
            <text:p>IFATE</text:p>
          </table:table-cell>
          <table:table-cell office:value-type="string" table:style-name="ce3">
            <text:p>Institute for Apprenticeships and Technical Education</text:p>
          </table:table-cell>
          <table:table-cell office:value-type="string" table:style-name="ce3">
            <text:p>Institute for Apprenticeships and Technical Education</text:p>
          </table:table-cell>
          <table:table-cell office:value-type="string" table:style-name="ce3">
            <text:p/>
          </table:table-cell>
          <table:table-cell office:value-type="float" office:value="92.144999999999996" table:style-name="ce11">
            <text:p>92.145</text:p>
          </table:table-cell>
          <table:table-cell office:value-type="float" office:value="65.149000000000001" table:style-name="ce11">
            <text:p>65.149</text:p>
          </table:table-cell>
          <table:table-cell office:value-type="float" office:value="24.370999999999999" table:style-name="ce11">
            <text:p>24.371</text:p>
          </table:table-cell>
          <table:table-cell office:value-type="float" office:value="73.733000000000004" table:style-name="ce11">
            <text:p>73.733</text:p>
          </table:table-cell>
          <table:table-cell office:value-type="float" office:value="77.311000000000007" table:style-name="ce11">
            <text:p>77.311</text:p>
          </table:table-cell>
          <table:table-cell office:value-type="float" office:value="81.147999999999996" table:style-name="ce11">
            <text:p>81.148</text:p>
          </table:table-cell>
          <table:table-cell office:value-type="float" office:value="81.858000000000004" table:style-name="ce11">
            <text:p>81.858</text:p>
          </table:table-cell>
          <table:table-cell office:value-type="float" office:value="85.355000000000004" table:style-name="ce11">
            <text:p>85.355</text:p>
          </table:table-cell>
          <table:table-cell office:value-type="float" office:value="45.082000000000001" table:style-name="ce11">
            <text:p>45.082</text:p>
          </table:table-cell>
          <table:table-cell office:value-type="float" office:value="82.869" table:style-name="ce11">
            <text:p>82.869</text:p>
          </table:table-cell>
          <table:table-cell office:value-type="float" office:value="75.628" table:style-name="ce11">
            <text:p>75.628</text:p>
          </table:table-cell>
          <table:table-cell office:value-type="float" office:value="52.356999999999999" table:style-name="ce11">
            <text:p>52.357</text:p>
          </table:table-cell>
          <table:table-cell office:value-type="float" office:value="54.45" table:style-name="ce11">
            <text:p>54.45</text:p>
          </table:table-cell>
          <table:table-cell office:value-type="float" office:value="86.885000000000005" table:style-name="ce11">
            <text:p>86.885</text:p>
          </table:table-cell>
          <table:table-cell office:value-type="float" office:value="73.77" table:style-name="ce11">
            <text:p>73.77</text:p>
          </table:table-cell>
          <table:table-cell office:value-type="float" office:value="72.787000000000006" table:style-name="ce11">
            <text:p>72.787</text:p>
          </table:table-cell>
          <table:table-cell office:value-type="float" office:value="63.816000000000003" table:style-name="ce11">
            <text:p>63.816</text:p>
          </table:table-cell>
          <table:table-cell office:value-type="float" office:value="89.144999999999996" table:style-name="ce11">
            <text:p>89.145</text:p>
          </table:table-cell>
          <table:table-cell office:value-type="float" office:value="80" table:style-name="ce11">
            <text:p>80</text:p>
          </table:table-cell>
          <table:table-cell office:value-type="float" office:value="82.295000000000002" table:style-name="ce11">
            <text:p>82.295</text:p>
          </table:table-cell>
          <table:table-cell office:value-type="float" office:value="79.671999999999997" table:style-name="ce11">
            <text:p>79.672</text:p>
          </table:table-cell>
          <table:table-cell office:value-type="float" office:value="95.724000000000004" table:style-name="ce11">
            <text:p>95.724</text:p>
          </table:table-cell>
          <table:table-cell office:value-type="float" office:value="90.164000000000001" table:style-name="ce11">
            <text:p>90.164</text:p>
          </table:table-cell>
          <table:table-cell office:value-type="float" office:value="72.459000000000003" table:style-name="ce11">
            <text:p>72.459</text:p>
          </table:table-cell>
          <table:table-cell office:value-type="float" office:value="85.525999999999996" table:style-name="ce11">
            <text:p>85.526</text:p>
          </table:table-cell>
          <table:table-cell office:value-type="float" office:value="89.835999999999999" table:style-name="ce11">
            <text:p>89.836</text:p>
          </table:table-cell>
          <table:table-cell office:value-type="float" office:value="77.704999999999998" table:style-name="ce11">
            <text:p>77.705</text:p>
          </table:table-cell>
          <table:table-cell office:value-type="float" office:value="70.724000000000004" table:style-name="ce11">
            <text:p>70.724</text:p>
          </table:table-cell>
          <table:table-cell office:value-type="float" office:value="74.671000000000006" table:style-name="ce11">
            <text:p>74.671</text:p>
          </table:table-cell>
          <table:table-cell office:value-type="float" office:value="89.507999999999996" table:style-name="ce11">
            <text:p>89.508</text:p>
          </table:table-cell>
          <table:table-cell office:value-type="float" office:value="86.885000000000005" table:style-name="ce11">
            <text:p>86.885</text:p>
          </table:table-cell>
          <table:table-cell office:value-type="float" office:value="79.671999999999997" table:style-name="ce11">
            <text:p>79.672</text:p>
          </table:table-cell>
          <table:table-cell office:value-type="float" office:value="52.786999999999999" table:style-name="ce11">
            <text:p>52.787</text:p>
          </table:table-cell>
          <table:table-cell office:value-type="float" office:value="47.368000000000002" table:style-name="ce11">
            <text:p>47.368</text:p>
          </table:table-cell>
          <table:table-cell office:value-type="float" office:value="40.923999999999999" table:style-name="ce11">
            <text:p>40.924</text:p>
          </table:table-cell>
          <table:table-cell office:value-type="float" office:value="39.344000000000001" table:style-name="ce11">
            <text:p>39.344</text:p>
          </table:table-cell>
          <table:table-cell office:value-type="float" office:value="83.498000000000005" table:style-name="ce11">
            <text:p>83.498</text:p>
          </table:table-cell>
          <table:table-cell office:value-type="float" office:value="90.164000000000001" table:style-name="ce11">
            <text:p>90.164</text:p>
          </table:table-cell>
          <table:table-cell office:value-type="float" office:value="75.081999999999994" table:style-name="ce11">
            <text:p>75.082</text:p>
          </table:table-cell>
          <table:table-cell office:value-type="float" office:value="82.623000000000005" table:style-name="ce11">
            <text:p>82.623</text:p>
          </table:table-cell>
          <table:table-cell office:value-type="float" office:value="67.326999999999998" table:style-name="ce11">
            <text:p>67.327</text:p>
          </table:table-cell>
          <table:table-cell office:value-type="float" office:value="73.355000000000004" table:style-name="ce11">
            <text:p>73.355</text:p>
          </table:table-cell>
          <table:table-cell office:value-type="float" office:value="89.144999999999996" table:style-name="ce11">
            <text:p>89.145</text:p>
          </table:table-cell>
          <table:table-cell office:value-type="float" office:value="72.606999999999999" table:style-name="ce11">
            <text:p>72.607</text:p>
          </table:table-cell>
          <table:table-cell office:value-type="float" office:value="69.180000000000007" table:style-name="ce11">
            <text:p>69.18</text:p>
          </table:table-cell>
          <table:table-cell office:value-type="float" office:value="81.966999999999999" table:style-name="ce11">
            <text:p>81.967</text:p>
          </table:table-cell>
          <table:table-cell office:value-type="float" office:value="52.302999999999997" table:style-name="ce11">
            <text:p>52.303</text:p>
          </table:table-cell>
          <table:table-cell office:value-type="float" office:value="54.933999999999997" table:style-name="ce11">
            <text:p>54.934</text:p>
          </table:table-cell>
          <table:table-cell office:value-type="float" office:value="49.835000000000001" table:style-name="ce11">
            <text:p>49.835</text:p>
          </table:table-cell>
          <table:table-cell office:value-type="float" office:value="68.421000000000006" table:style-name="ce11">
            <text:p>68.421</text:p>
          </table:table-cell>
          <table:table-cell office:value-type="float" office:value="59.210999999999999" table:style-name="ce11">
            <text:p>59.211</text:p>
          </table:table-cell>
          <table:table-cell office:value-type="float" office:value="76.316000000000003" table:style-name="ce11">
            <text:p>76.316</text:p>
          </table:table-cell>
          <table:table-cell office:value-type="float" office:value="64.144999999999996" table:style-name="ce11">
            <text:p>64.145</text:p>
          </table:table-cell>
          <table:table-cell office:value-type="float" office:value="57.566000000000003" table:style-name="ce11">
            <text:p>57.566</text:p>
          </table:table-cell>
          <table:table-cell office:value-type="float" office:value="57.566000000000003" table:style-name="ce11">
            <text:p>57.566</text:p>
          </table:table-cell>
          <table:table-cell office:value-type="float" office:value="36.512999999999998" table:style-name="ce11">
            <text:p>36.513</text:p>
          </table:table-cell>
          <table:table-cell office:value-type="float" office:value="33.552999999999997" table:style-name="ce11">
            <text:p>33.553</text:p>
          </table:table-cell>
          <table:table-cell office:value-type="float" office:value="70.956999999999994" table:style-name="ce11">
            <text:p>70.957</text:p>
          </table:table-cell>
          <table:table-cell office:value-type="float" office:value="43.75" table:style-name="ce11">
            <text:p>43.75</text:p>
          </table:table-cell>
          <table:table-cell office:value-type="float" office:value="49.670999999999999" table:style-name="ce11">
            <text:p>49.671</text:p>
          </table:table-cell>
          <table:table-cell office:value-type="float" office:value="67.869" table:style-name="ce11">
            <text:p>67.869</text:p>
          </table:table-cell>
          <table:table-cell office:value-type="float" office:value="68.75" table:style-name="ce11">
            <text:p>68.75</text:p>
          </table:table-cell>
          <table:table-cell office:value-type="float" office:value="51.645000000000003" table:style-name="ce11">
            <text:p>51.645</text:p>
          </table:table-cell>
          <table:table-cell office:value-type="float" office:value="57.756" table:style-name="ce11">
            <text:p>57.756</text:p>
          </table:table-cell>
          <table:table-cell office:value-type="float" office:value="58.360999999999997" table:style-name="ce11">
            <text:p>58.361</text:p>
          </table:table-cell>
          <table:table-cell office:value-type="float" office:value="56.25" table:style-name="ce11">
            <text:p>56.25</text:p>
          </table:table-cell>
          <table:table-cell office:value-type="float" office:value="40.131999999999998" table:style-name="ce11">
            <text:p>40.132</text:p>
          </table:table-cell>
          <table:table-cell office:value-type="float" office:value="90.460999999999999" table:style-name="ce11">
            <text:p>90.461</text:p>
          </table:table-cell>
          <table:table-cell office:value-type="float" office:value="74.671000000000006" table:style-name="ce11">
            <text:p>74.671</text:p>
          </table:table-cell>
          <table:table-cell office:value-type="float" office:value="68.316999999999993" table:style-name="ce11">
            <text:p>68.317</text:p>
          </table:table-cell>
          <table:table-cell office:value-type="float" office:value="61.841999999999999" table:style-name="ce11">
            <text:p>61.842</text:p>
          </table:table-cell>
          <table:table-cell office:value-type="float" office:value="77.632000000000005" table:style-name="ce11">
            <text:p>77.632</text:p>
          </table:table-cell>
          <table:table-cell office:value-type="float" office:value="65.346999999999994" table:style-name="ce11">
            <text:p>65.347</text:p>
          </table:table-cell>
          <table:table-cell office:value-type="float" office:value="42.244" table:style-name="ce11">
            <text:p>42.244</text:p>
          </table:table-cell>
          <table:table-cell office:value-type="float" office:value="81.311000000000007" table:style-name="ce11">
            <text:p>81.311</text:p>
          </table:table-cell>
          <table:table-cell office:value-type="float" office:value="49.670999999999999" table:style-name="ce11">
            <text:p>49.671</text:p>
          </table:table-cell>
          <table:table-cell office:value-type="float" office:value="89.18" table:style-name="ce11">
            <text:p>89.18</text:p>
          </table:table-cell>
          <table:table-cell office:value-type="float" office:value="97.376999999999995" table:style-name="ce11">
            <text:p>97.377</text:p>
          </table:table-cell>
          <table:table-cell office:value-type="float" office:value="98.361000000000004" table:style-name="ce11">
            <text:p>98.361</text:p>
          </table:table-cell>
          <table:table-cell office:value-type="float" office:value="69.637" table:style-name="ce11">
            <text:p>69.637</text:p>
          </table:table-cell>
          <table:table-cell office:value-type="float" office:value="50.987000000000002" table:style-name="ce11">
            <text:p>50.987</text:p>
          </table:table-cell>
          <table:table-cell office:value-type="float" office:value="16.887" table:style-name="ce11">
            <text:p>16.887</text:p>
          </table:table-cell>
          <table:table-cell office:value-type="float" office:value="9.2110000000000003" table:style-name="ce11">
            <text:p>9.211</text:p>
          </table:table-cell>
          <table:table-cell office:value-type="float" office:value="18.420999999999999" table:style-name="ce11">
            <text:p>18.421</text:p>
          </table:table-cell>
          <table:table-cell office:value-type="float" office:value="38.487000000000002" table:style-name="ce11">
            <text:p>38.487</text:p>
          </table:table-cell>
          <table:table-cell office:value-type="float" office:value="33.881999999999998" table:style-name="ce11">
            <text:p>33.882</text:p>
          </table:table-cell>
          <table:table-cell office:value-type="float" office:value="5.2809999999999997" table:style-name="ce11">
            <text:p>5.281</text:p>
          </table:table-cell>
          <table:table-cell office:value-type="float" office:value="86.138999999999996" table:style-name="ce11">
            <text:p>86.139</text:p>
          </table:table-cell>
          <table:table-cell office:value-type="float" office:value="66.117999999999995" table:style-name="ce11">
            <text:p>66.118</text:p>
          </table:table-cell>
          <table:table-cell office:value-type="float" office:value="77.152000000000001" table:style-name="ce11">
            <text:p>77.152</text:p>
          </table:table-cell>
          <table:table-cell office:value-type="float" office:value="8.1969999999999992" table:style-name="ce11">
            <text:p>8.197</text:p>
          </table:table-cell>
          <table:table-cell office:value-type="float" office:value="83.278999999999996" table:style-name="ce11">
            <text:p>83.279</text:p>
          </table:table-cell>
          <table:table-cell office:value-type="float" office:value="8.5250000000000004" table:style-name="ce11">
            <text:p>8.525</text:p>
          </table:table-cell>
          <table:table-cell office:value-type="float" office:value="6.9080000000000004" table:style-name="ce11">
            <text:p>6.908</text:p>
          </table:table-cell>
          <table:table-cell office:value-type="float" office:value="85.855000000000004" table:style-name="ce11">
            <text:p>85.855</text:p>
          </table:table-cell>
          <table:table-cell office:value-type="float" office:value="7.2370000000000001" table:style-name="ce11">
            <text:p>7.237</text:p>
          </table:table-cell>
          <table:table-cell office:value-type="string" table:style-name="ce8">
            <text:p>[c]</text:p>
          </table:table-cell>
          <table:table-cell office:value-type="float" office:value="47.619" table:style-name="ce11">
            <text:p>47.619</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1.429000000000002" table:style-name="ce11">
            <text:p>71.429</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6.777000000000001" table:style-name="ce11">
            <text:p>66.777</text:p>
          </table:table-cell>
          <table:table-cell office:value-type="float" office:value="70.432000000000002" table:style-name="ce11">
            <text:p>70.432</text:p>
          </table:table-cell>
          <table:table-cell office:value-type="float" office:value="61.462000000000003" table:style-name="ce11">
            <text:p>61.462</text:p>
          </table:table-cell>
          <table:table-cell office:value-type="float" office:value="33.113" table:style-name="ce11">
            <text:p>33.113</text:p>
          </table:table-cell>
          <table:table-cell office:value-type="float" office:value="70.956999999999994" table:style-name="ce11">
            <text:p>70.957</text:p>
          </table:table-cell>
          <table:table-cell office:value-type="float" office:value="66.667000000000002" table:style-name="ce11">
            <text:p>66.667</text:p>
          </table:table-cell>
          <table:table-cell office:value-type="float" office:value="58.609000000000002" table:style-name="ce11">
            <text:p>58.609</text:p>
          </table:table-cell>
          <table:table-cell office:value-type="float" office:value="60.725999999999999" table:style-name="ce11">
            <text:p>60.726</text:p>
          </table:table-cell>
          <table:table-cell table:number-columns-repeated="16261"/>
        </table:table-row>
        <table:table-row table:style-name="ro5">
          <table:table-cell office:value-type="string" table:style-name="ce3">
            <text:p>INSS</text:p>
          </table:table-cell>
          <table:table-cell office:value-type="string" table:style-name="ce3">
            <text:p>The Insolvency Service</text:p>
          </table:table-cell>
          <table:table-cell office:value-type="string" table:style-name="ce3">
            <text:p>Department for Business and Trade</text:p>
          </table:table-cell>
          <table:table-cell office:value-type="string" table:style-name="ce3">
            <text:p/>
          </table:table-cell>
          <table:table-cell office:value-type="float" office:value="76.765000000000001" table:style-name="ce11">
            <text:p>76.765</text:p>
          </table:table-cell>
          <table:table-cell office:value-type="float" office:value="60.250999999999998" table:style-name="ce11">
            <text:p>60.251</text:p>
          </table:table-cell>
          <table:table-cell office:value-type="float" office:value="25.303000000000001" table:style-name="ce11">
            <text:p>25.303</text:p>
          </table:table-cell>
          <table:table-cell office:value-type="float" office:value="73.658000000000001" table:style-name="ce11">
            <text:p>73.658</text:p>
          </table:table-cell>
          <table:table-cell office:value-type="float" office:value="78.885999999999996" table:style-name="ce11">
            <text:p>78.886</text:p>
          </table:table-cell>
          <table:table-cell office:value-type="float" office:value="89.866" table:style-name="ce11">
            <text:p>89.866</text:p>
          </table:table-cell>
          <table:table-cell office:value-type="float" office:value="83.284000000000006" table:style-name="ce11">
            <text:p>83.284</text:p>
          </table:table-cell>
          <table:table-cell office:value-type="float" office:value="85.251000000000005" table:style-name="ce11">
            <text:p>85.251</text:p>
          </table:table-cell>
          <table:table-cell office:value-type="float" office:value="60.895000000000003" table:style-name="ce11">
            <text:p>60.895</text:p>
          </table:table-cell>
          <table:table-cell office:value-type="float" office:value="83.191000000000003" table:style-name="ce11">
            <text:p>83.191</text:p>
          </table:table-cell>
          <table:table-cell office:value-type="float" office:value="75.257000000000005" table:style-name="ce11">
            <text:p>75.257</text:p>
          </table:table-cell>
          <table:table-cell office:value-type="float" office:value="27.34" table:style-name="ce11">
            <text:p>27.34</text:p>
          </table:table-cell>
          <table:table-cell office:value-type="float" office:value="52.478999999999999" table:style-name="ce11">
            <text:p>52.479</text:p>
          </table:table-cell>
          <table:table-cell office:value-type="float" office:value="88.039000000000001" table:style-name="ce11">
            <text:p>88.039</text:p>
          </table:table-cell>
          <table:table-cell office:value-type="float" office:value="83.52" table:style-name="ce11">
            <text:p>83.52</text:p>
          </table:table-cell>
          <table:table-cell office:value-type="float" office:value="78.774000000000001" table:style-name="ce11">
            <text:p>78.774</text:p>
          </table:table-cell>
          <table:table-cell office:value-type="float" office:value="63.710999999999999" table:style-name="ce11">
            <text:p>63.711</text:p>
          </table:table-cell>
          <table:table-cell office:value-type="float" office:value="80.326999999999998" table:style-name="ce11">
            <text:p>80.327</text:p>
          </table:table-cell>
          <table:table-cell office:value-type="float" office:value="88.393000000000001" table:style-name="ce11">
            <text:p>88.393</text:p>
          </table:table-cell>
          <table:table-cell office:value-type="float" office:value="91.308000000000007" table:style-name="ce11">
            <text:p>91.308</text:p>
          </table:table-cell>
          <table:table-cell office:value-type="float" office:value="81.114999999999995" table:style-name="ce11">
            <text:p>81.115</text:p>
          </table:table-cell>
          <table:table-cell office:value-type="float" office:value="92.262" table:style-name="ce11">
            <text:p>92.262</text:p>
          </table:table-cell>
          <table:table-cell office:value-type="float" office:value="88.381" table:style-name="ce11">
            <text:p>88.381</text:p>
          </table:table-cell>
          <table:table-cell office:value-type="float" office:value="78.795000000000002" table:style-name="ce11">
            <text:p>78.795</text:p>
          </table:table-cell>
          <table:table-cell office:value-type="float" office:value="86.978999999999999" table:style-name="ce11">
            <text:p>86.979</text:p>
          </table:table-cell>
          <table:table-cell office:value-type="float" office:value="86.096999999999994" table:style-name="ce11">
            <text:p>86.097</text:p>
          </table:table-cell>
          <table:table-cell office:value-type="float" office:value="80.194000000000003" table:style-name="ce11">
            <text:p>80.194</text:p>
          </table:table-cell>
          <table:table-cell office:value-type="float" office:value="75.465000000000003" table:style-name="ce11">
            <text:p>75.465</text:p>
          </table:table-cell>
          <table:table-cell office:value-type="float" office:value="80.52" table:style-name="ce11">
            <text:p>80.52</text:p>
          </table:table-cell>
          <table:table-cell office:value-type="float" office:value="90.564999999999998" table:style-name="ce11">
            <text:p>90.565</text:p>
          </table:table-cell>
          <table:table-cell office:value-type="float" office:value="85.501999999999995" table:style-name="ce11">
            <text:p>85.502</text:p>
          </table:table-cell>
          <table:table-cell office:value-type="float" office:value="79.733000000000004" table:style-name="ce11">
            <text:p>79.733</text:p>
          </table:table-cell>
          <table:table-cell office:value-type="float" office:value="72.097999999999999" table:style-name="ce11">
            <text:p>72.098</text:p>
          </table:table-cell>
          <table:table-cell office:value-type="float" office:value="58.451000000000001" table:style-name="ce11">
            <text:p>58.451</text:p>
          </table:table-cell>
          <table:table-cell office:value-type="float" office:value="58.837000000000003" table:style-name="ce11">
            <text:p>58.837</text:p>
          </table:table-cell>
          <table:table-cell office:value-type="float" office:value="54.018000000000001" table:style-name="ce11">
            <text:p>54.018</text:p>
          </table:table-cell>
          <table:table-cell office:value-type="float" office:value="85.501999999999995" table:style-name="ce11">
            <text:p>85.502</text:p>
          </table:table-cell>
          <table:table-cell office:value-type="float" office:value="90.423000000000002" table:style-name="ce11">
            <text:p>90.423</text:p>
          </table:table-cell>
          <table:table-cell office:value-type="float" office:value="73.418000000000006" table:style-name="ce11">
            <text:p>73.418</text:p>
          </table:table-cell>
          <table:table-cell office:value-type="float" office:value="83.37" table:style-name="ce11">
            <text:p>83.37</text:p>
          </table:table-cell>
          <table:table-cell office:value-type="float" office:value="74.850999999999999" table:style-name="ce11">
            <text:p>74.851</text:p>
          </table:table-cell>
          <table:table-cell office:value-type="float" office:value="85.820999999999998" table:style-name="ce11">
            <text:p>85.821</text:p>
          </table:table-cell>
          <table:table-cell office:value-type="float" office:value="89.387" table:style-name="ce11">
            <text:p>89.387</text:p>
          </table:table-cell>
          <table:table-cell office:value-type="float" office:value="58.389000000000003" table:style-name="ce11">
            <text:p>58.389</text:p>
          </table:table-cell>
          <table:table-cell office:value-type="float" office:value="64.525999999999996" table:style-name="ce11">
            <text:p>64.526</text:p>
          </table:table-cell>
          <table:table-cell office:value-type="float" office:value="78.692999999999998" table:style-name="ce11">
            <text:p>78.693</text:p>
          </table:table-cell>
          <table:table-cell office:value-type="float" office:value="25.111000000000001" table:style-name="ce11">
            <text:p>25.111</text:p>
          </table:table-cell>
          <table:table-cell office:value-type="float" office:value="36.905000000000001" table:style-name="ce11">
            <text:p>36.905</text:p>
          </table:table-cell>
          <table:table-cell office:value-type="float" office:value="20.045000000000002" table:style-name="ce11">
            <text:p>20.045</text:p>
          </table:table-cell>
          <table:table-cell office:value-type="float" office:value="75.298000000000002" table:style-name="ce11">
            <text:p>75.298</text:p>
          </table:table-cell>
          <table:table-cell office:value-type="float" office:value="53.427999999999997" table:style-name="ce11">
            <text:p>53.428</text:p>
          </table:table-cell>
          <table:table-cell office:value-type="float" office:value="76.076999999999998" table:style-name="ce11">
            <text:p>76.077</text:p>
          </table:table-cell>
          <table:table-cell office:value-type="float" office:value="65.323999999999998" table:style-name="ce11">
            <text:p>65.324</text:p>
          </table:table-cell>
          <table:table-cell office:value-type="float" office:value="54.470999999999997" table:style-name="ce11">
            <text:p>54.471</text:p>
          </table:table-cell>
          <table:table-cell office:value-type="float" office:value="54.173000000000002" table:style-name="ce11">
            <text:p>54.173</text:p>
          </table:table-cell>
          <table:table-cell office:value-type="float" office:value="31.774000000000001" table:style-name="ce11">
            <text:p>31.774</text:p>
          </table:table-cell>
          <table:table-cell office:value-type="float" office:value="31.821999999999999" table:style-name="ce11">
            <text:p>31.822</text:p>
          </table:table-cell>
          <table:table-cell office:value-type="float" office:value="67.361000000000004" table:style-name="ce11">
            <text:p>67.361</text:p>
          </table:table-cell>
          <table:table-cell office:value-type="float" office:value="40.253999999999998" table:style-name="ce11">
            <text:p>40.254</text:p>
          </table:table-cell>
          <table:table-cell office:value-type="float" office:value="51.152000000000001" table:style-name="ce11">
            <text:p>51.152</text:p>
          </table:table-cell>
          <table:table-cell office:value-type="float" office:value="55.530999999999999" table:style-name="ce11">
            <text:p>55.531</text:p>
          </table:table-cell>
          <table:table-cell office:value-type="float" office:value="54.835999999999999" table:style-name="ce11">
            <text:p>54.836</text:p>
          </table:table-cell>
          <table:table-cell office:value-type="float" office:value="49.59" table:style-name="ce11">
            <text:p>49.59</text:p>
          </table:table-cell>
          <table:table-cell office:value-type="float" office:value="50.149000000000001" table:style-name="ce11">
            <text:p>50.149</text:p>
          </table:table-cell>
          <table:table-cell office:value-type="float" office:value="49.703000000000003" table:style-name="ce11">
            <text:p>49.703</text:p>
          </table:table-cell>
          <table:table-cell office:value-type="float" office:value="56.176000000000002" table:style-name="ce11">
            <text:p>56.176</text:p>
          </table:table-cell>
          <table:table-cell office:value-type="float" office:value="44.906999999999996" table:style-name="ce11">
            <text:p>44.907</text:p>
          </table:table-cell>
          <table:table-cell office:value-type="float" office:value="91.728999999999999" table:style-name="ce11">
            <text:p>91.729</text:p>
          </table:table-cell>
          <table:table-cell office:value-type="float" office:value="75.650000000000006" table:style-name="ce11">
            <text:p>75.65</text:p>
          </table:table-cell>
          <table:table-cell office:value-type="float" office:value="74.03" table:style-name="ce11">
            <text:p>74.03</text:p>
          </table:table-cell>
          <table:table-cell office:value-type="float" office:value="73.864000000000004" table:style-name="ce11">
            <text:p>73.864</text:p>
          </table:table-cell>
          <table:table-cell office:value-type="float" office:value="79.643000000000001" table:style-name="ce11">
            <text:p>79.643</text:p>
          </table:table-cell>
          <table:table-cell office:value-type="float" office:value="77.950999999999993" table:style-name="ce11">
            <text:p>77.951</text:p>
          </table:table-cell>
          <table:table-cell office:value-type="float" office:value="59.375" table:style-name="ce11">
            <text:p>59.375</text:p>
          </table:table-cell>
          <table:table-cell office:value-type="float" office:value="45.719000000000001" table:style-name="ce11">
            <text:p>45.719</text:p>
          </table:table-cell>
          <table:table-cell office:value-type="float" office:value="30.855" table:style-name="ce11">
            <text:p>30.855</text:p>
          </table:table-cell>
          <table:table-cell office:value-type="float" office:value="87.277000000000001" table:style-name="ce11">
            <text:p>87.277</text:p>
          </table:table-cell>
          <table:table-cell office:value-type="float" office:value="78.497" table:style-name="ce11">
            <text:p>78.497</text:p>
          </table:table-cell>
          <table:table-cell office:value-type="float" office:value="95.242000000000004" table:style-name="ce11">
            <text:p>95.242</text:p>
          </table:table-cell>
          <table:table-cell office:value-type="float" office:value="71.129000000000005" table:style-name="ce11">
            <text:p>71.129</text:p>
          </table:table-cell>
          <table:table-cell office:value-type="float" office:value="58.557000000000002" table:style-name="ce11">
            <text:p>58.557</text:p>
          </table:table-cell>
          <table:table-cell office:value-type="float" office:value="22.14" table:style-name="ce11">
            <text:p>22.14</text:p>
          </table:table-cell>
          <table:table-cell office:value-type="float" office:value="7.4630000000000001" table:style-name="ce11">
            <text:p>7.463</text:p>
          </table:table-cell>
          <table:table-cell office:value-type="float" office:value="13.805999999999999" table:style-name="ce11">
            <text:p>13.806</text:p>
          </table:table-cell>
          <table:table-cell office:value-type="float" office:value="35.448" table:style-name="ce11">
            <text:p>35.448</text:p>
          </table:table-cell>
          <table:table-cell office:value-type="float" office:value="43.283999999999999" table:style-name="ce11">
            <text:p>43.284</text:p>
          </table:table-cell>
          <table:table-cell office:value-type="float" office:value="10.045" table:style-name="ce11">
            <text:p>10.045</text:p>
          </table:table-cell>
          <table:table-cell office:value-type="float" office:value="89.113" table:style-name="ce11">
            <text:p>89.113</text:p>
          </table:table-cell>
          <table:table-cell office:value-type="float" office:value="78.167000000000002" table:style-name="ce11">
            <text:p>78.167</text:p>
          </table:table-cell>
          <table:table-cell office:value-type="float" office:value="79.447000000000003" table:style-name="ce11">
            <text:p>79.447</text:p>
          </table:table-cell>
          <table:table-cell office:value-type="float" office:value="7.3769999999999998" table:style-name="ce11">
            <text:p>7.377</text:p>
          </table:table-cell>
          <table:table-cell office:value-type="float" office:value="85.841999999999999" table:style-name="ce11">
            <text:p>85.842</text:p>
          </table:table-cell>
          <table:table-cell office:value-type="float" office:value="6.7809999999999997" table:style-name="ce11">
            <text:p>6.781</text:p>
          </table:table-cell>
          <table:table-cell office:value-type="float" office:value="6.9249999999999998" table:style-name="ce11">
            <text:p>6.925</text:p>
          </table:table-cell>
          <table:table-cell office:value-type="float" office:value="86.671999999999997" table:style-name="ce11">
            <text:p>86.672</text:p>
          </table:table-cell>
          <table:table-cell office:value-type="float" office:value="6.4039999999999999" table:style-name="ce11">
            <text:p>6.404</text:p>
          </table:table-cell>
          <table:table-cell office:value-type="float" office:value="45.161000000000001" table:style-name="ce11">
            <text:p>45.161</text:p>
          </table:table-cell>
          <table:table-cell office:value-type="float" office:value="41.935000000000002" table:style-name="ce11">
            <text:p>41.935</text:p>
          </table:table-cell>
          <table:table-cell office:value-type="float" office:value="12.903" table:style-name="ce11">
            <text:p>12.903</text:p>
          </table:table-cell>
          <table:table-cell office:value-type="string" table:style-name="ce8">
            <text:p>[c]</text:p>
          </table:table-cell>
          <table:table-cell office:value-type="float" office:value="61.905000000000001" table:style-name="ce11">
            <text:p>61.905</text:p>
          </table:table-cell>
          <table:table-cell office:value-type="string" table:style-name="ce8">
            <text:p>[c]</text:p>
          </table:table-cell>
          <table:table-cell office:value-type="float" office:value="34.783000000000001" table:style-name="ce11">
            <text:p>34.783</text:p>
          </table:table-cell>
          <table:table-cell office:value-type="float" office:value="30.434999999999999" table:style-name="ce11">
            <text:p>30.435</text:p>
          </table:table-cell>
          <table:table-cell office:value-type="float" office:value="34.783000000000001" table:style-name="ce11">
            <text:p>34.783</text:p>
          </table:table-cell>
          <table:table-cell office:value-type="float" office:value="74.194000000000003" table:style-name="ce11">
            <text:p>74.194</text:p>
          </table:table-cell>
          <table:table-cell office:value-type="float" office:value="16.129000000000001" table:style-name="ce11">
            <text:p>16.129</text:p>
          </table:table-cell>
          <table:table-cell office:value-type="string" table:style-name="ce8">
            <text:p>[c]</text:p>
          </table:table-cell>
          <table:table-cell office:value-type="float" office:value="33.332999999999998" table:style-name="ce11">
            <text:p>33.333</text:p>
          </table:table-cell>
          <table:table-cell office:value-type="float" office:value="61.905000000000001" table:style-name="ce11">
            <text:p>61.905</text:p>
          </table:table-cell>
          <table:table-cell office:value-type="string" table:style-name="ce8">
            <text:p>[c]</text:p>
          </table:table-cell>
          <table:table-cell office:value-type="float" office:value="62.935000000000002" table:style-name="ce11">
            <text:p>62.935</text:p>
          </table:table-cell>
          <table:table-cell office:value-type="float" office:value="66.869" table:style-name="ce11">
            <text:p>66.869</text:p>
          </table:table-cell>
          <table:table-cell office:value-type="float" office:value="58.877000000000002" table:style-name="ce11">
            <text:p>58.877</text:p>
          </table:table-cell>
          <table:table-cell office:value-type="float" office:value="35.08" table:style-name="ce11">
            <text:p>35.08</text:p>
          </table:table-cell>
          <table:table-cell office:value-type="float" office:value="67.921999999999997" table:style-name="ce11">
            <text:p>67.922</text:p>
          </table:table-cell>
          <table:table-cell office:value-type="float" office:value="66.942999999999998" table:style-name="ce11">
            <text:p>66.943</text:p>
          </table:table-cell>
          <table:table-cell office:value-type="float" office:value="66.566000000000003" table:style-name="ce11">
            <text:p>66.566</text:p>
          </table:table-cell>
          <table:table-cell office:value-type="float" office:value="46.52" table:style-name="ce11">
            <text:p>46.52</text:p>
          </table:table-cell>
          <table:table-cell table:number-columns-repeated="16261"/>
        </table:table-row>
        <table:table-row table:style-name="ro7">
          <table:table-cell office:value-type="string" table:style-name="ce3">
            <text:p>IPO</text:p>
          </table:table-cell>
          <table:table-cell office:value-type="string" table:style-name="ce3">
            <text:p>Intellectual Property Office</text:p>
          </table:table-cell>
          <table:table-cell office:value-type="string" table:style-name="ce3">
            <text:p>Department for Science, Innovation and Technology</text:p>
          </table:table-cell>
          <table:table-cell office:value-type="string" table:style-name="ce3">
            <text:p/>
          </table:table-cell>
          <table:table-cell office:value-type="float" office:value="72.206000000000003" table:style-name="ce11">
            <text:p>72.206</text:p>
          </table:table-cell>
          <table:table-cell office:value-type="float" office:value="62.722000000000001" table:style-name="ce11">
            <text:p>62.722</text:p>
          </table:table-cell>
          <table:table-cell office:value-type="float" office:value="27.428999999999998" table:style-name="ce11">
            <text:p>27.429</text:p>
          </table:table-cell>
          <table:table-cell office:value-type="float" office:value="71.349999999999994" table:style-name="ce11">
            <text:p>71.35</text:p>
          </table:table-cell>
          <table:table-cell office:value-type="float" office:value="75.046999999999997" table:style-name="ce11">
            <text:p>75.047</text:p>
          </table:table-cell>
          <table:table-cell office:value-type="float" office:value="80.817999999999998" table:style-name="ce11">
            <text:p>80.818</text:p>
          </table:table-cell>
          <table:table-cell office:value-type="float" office:value="76.340999999999994" table:style-name="ce11">
            <text:p>76.341</text:p>
          </table:table-cell>
          <table:table-cell office:value-type="float" office:value="81.997" table:style-name="ce11">
            <text:p>81.997</text:p>
          </table:table-cell>
          <table:table-cell office:value-type="float" office:value="60.508000000000003" table:style-name="ce11">
            <text:p>60.508</text:p>
          </table:table-cell>
          <table:table-cell office:value-type="float" office:value="77.837000000000003" table:style-name="ce11">
            <text:p>77.837</text:p>
          </table:table-cell>
          <table:table-cell office:value-type="float" office:value="76.635000000000005" table:style-name="ce11">
            <text:p>76.635</text:p>
          </table:table-cell>
          <table:table-cell office:value-type="float" office:value="32.115000000000002" table:style-name="ce11">
            <text:p>32.115</text:p>
          </table:table-cell>
          <table:table-cell office:value-type="float" office:value="47.116999999999997" table:style-name="ce11">
            <text:p>47.117</text:p>
          </table:table-cell>
          <table:table-cell office:value-type="float" office:value="86.399000000000001" table:style-name="ce11">
            <text:p>86.399</text:p>
          </table:table-cell>
          <table:table-cell office:value-type="float" office:value="82.52" table:style-name="ce11">
            <text:p>82.52</text:p>
          </table:table-cell>
          <table:table-cell office:value-type="float" office:value="74.45" table:style-name="ce11">
            <text:p>74.45</text:p>
          </table:table-cell>
          <table:table-cell office:value-type="float" office:value="52.872" table:style-name="ce11">
            <text:p>52.872</text:p>
          </table:table-cell>
          <table:table-cell office:value-type="float" office:value="79.009" table:style-name="ce11">
            <text:p>79.009</text:p>
          </table:table-cell>
          <table:table-cell office:value-type="float" office:value="77.183000000000007" table:style-name="ce11">
            <text:p>77.183</text:p>
          </table:table-cell>
          <table:table-cell office:value-type="float" office:value="84.421999999999997" table:style-name="ce11">
            <text:p>84.422</text:p>
          </table:table-cell>
          <table:table-cell office:value-type="float" office:value="73.013000000000005" table:style-name="ce11">
            <text:p>73.013</text:p>
          </table:table-cell>
          <table:table-cell office:value-type="float" office:value="91.331999999999994" table:style-name="ce11">
            <text:p>91.332</text:p>
          </table:table-cell>
          <table:table-cell office:value-type="float" office:value="85.578999999999994" table:style-name="ce11">
            <text:p>85.579</text:p>
          </table:table-cell>
          <table:table-cell office:value-type="float" office:value="69.558000000000007" table:style-name="ce11">
            <text:p>69.558</text:p>
          </table:table-cell>
          <table:table-cell office:value-type="float" office:value="77.673000000000002" table:style-name="ce11">
            <text:p>77.673</text:p>
          </table:table-cell>
          <table:table-cell office:value-type="float" office:value="81.215000000000003" table:style-name="ce11">
            <text:p>81.215</text:p>
          </table:table-cell>
          <table:table-cell office:value-type="float" office:value="71.619" table:style-name="ce11">
            <text:p>71.619</text:p>
          </table:table-cell>
          <table:table-cell office:value-type="float" office:value="66.981999999999999" table:style-name="ce11">
            <text:p>66.982</text:p>
          </table:table-cell>
          <table:table-cell office:value-type="float" office:value="69.944999999999993" table:style-name="ce11">
            <text:p>69.945</text:p>
          </table:table-cell>
          <table:table-cell office:value-type="float" office:value="86.625" table:style-name="ce11">
            <text:p>86.625</text:p>
          </table:table-cell>
          <table:table-cell office:value-type="float" office:value="82.296999999999997" table:style-name="ce11">
            <text:p>82.297</text:p>
          </table:table-cell>
          <table:table-cell office:value-type="float" office:value="77.123000000000005" table:style-name="ce11">
            <text:p>77.123</text:p>
          </table:table-cell>
          <table:table-cell office:value-type="float" office:value="72.799000000000007" table:style-name="ce11">
            <text:p>72.799</text:p>
          </table:table-cell>
          <table:table-cell office:value-type="float" office:value="57.244" table:style-name="ce11">
            <text:p>57.244</text:p>
          </table:table-cell>
          <table:table-cell office:value-type="float" office:value="56.658999999999999" table:style-name="ce11">
            <text:p>56.659</text:p>
          </table:table-cell>
          <table:table-cell office:value-type="float" office:value="55.276000000000003" table:style-name="ce11">
            <text:p>55.276</text:p>
          </table:table-cell>
          <table:table-cell office:value-type="float" office:value="80" table:style-name="ce11">
            <text:p>80</text:p>
          </table:table-cell>
          <table:table-cell office:value-type="float" office:value="87.028000000000006" table:style-name="ce11">
            <text:p>87.028</text:p>
          </table:table-cell>
          <table:table-cell office:value-type="float" office:value="64.072000000000003" table:style-name="ce11">
            <text:p>64.072</text:p>
          </table:table-cell>
          <table:table-cell office:value-type="float" office:value="80.33" table:style-name="ce11">
            <text:p>80.33</text:p>
          </table:table-cell>
          <table:table-cell office:value-type="float" office:value="72.483999999999995" table:style-name="ce11">
            <text:p>72.484</text:p>
          </table:table-cell>
          <table:table-cell office:value-type="float" office:value="78.521000000000001" table:style-name="ce11">
            <text:p>78.521</text:p>
          </table:table-cell>
          <table:table-cell office:value-type="float" office:value="89.983999999999995" table:style-name="ce11">
            <text:p>89.984</text:p>
          </table:table-cell>
          <table:table-cell office:value-type="float" office:value="75.078999999999994" table:style-name="ce11">
            <text:p>75.079</text:p>
          </table:table-cell>
          <table:table-cell office:value-type="float" office:value="66.378" table:style-name="ce11">
            <text:p>66.378</text:p>
          </table:table-cell>
          <table:table-cell office:value-type="float" office:value="77.28" table:style-name="ce11">
            <text:p>77.28</text:p>
          </table:table-cell>
          <table:table-cell office:value-type="float" office:value="28.302" table:style-name="ce11">
            <text:p>28.302</text:p>
          </table:table-cell>
          <table:table-cell office:value-type="float" office:value="42.530999999999999" table:style-name="ce11">
            <text:p>42.531</text:p>
          </table:table-cell>
          <table:table-cell office:value-type="float" office:value="25.532" table:style-name="ce11">
            <text:p>25.532</text:p>
          </table:table-cell>
          <table:table-cell office:value-type="float" office:value="79.245000000000005" table:style-name="ce11">
            <text:p>79.245</text:p>
          </table:table-cell>
          <table:table-cell office:value-type="float" office:value="48.424999999999997" table:style-name="ce11">
            <text:p>48.425</text:p>
          </table:table-cell>
          <table:table-cell office:value-type="float" office:value="63.1" table:style-name="ce11">
            <text:p>63.1</text:p>
          </table:table-cell>
          <table:table-cell office:value-type="float" office:value="53.822000000000003" table:style-name="ce11">
            <text:p>53.822</text:p>
          </table:table-cell>
          <table:table-cell office:value-type="float" office:value="45.747999999999998" table:style-name="ce11">
            <text:p>45.748</text:p>
          </table:table-cell>
          <table:table-cell office:value-type="float" office:value="45.704999999999998" table:style-name="ce11">
            <text:p>45.705</text:p>
          </table:table-cell>
          <table:table-cell office:value-type="float" office:value="29.504000000000001" table:style-name="ce11">
            <text:p>29.504</text:p>
          </table:table-cell>
          <table:table-cell office:value-type="float" office:value="35.72" table:style-name="ce11">
            <text:p>35.72</text:p>
          </table:table-cell>
          <table:table-cell office:value-type="float" office:value="63.857999999999997" table:style-name="ce11">
            <text:p>63.858</text:p>
          </table:table-cell>
          <table:table-cell office:value-type="float" office:value="36.348999999999997" table:style-name="ce11">
            <text:p>36.349</text:p>
          </table:table-cell>
          <table:table-cell office:value-type="float" office:value="50.235999999999997" table:style-name="ce11">
            <text:p>50.236</text:p>
          </table:table-cell>
          <table:table-cell office:value-type="float" office:value="62.441000000000003" table:style-name="ce11">
            <text:p>62.441</text:p>
          </table:table-cell>
          <table:table-cell office:value-type="float" office:value="68.632000000000005" table:style-name="ce11">
            <text:p>68.632</text:p>
          </table:table-cell>
          <table:table-cell office:value-type="float" office:value="49.527999999999999" table:style-name="ce11">
            <text:p>49.528</text:p>
          </table:table-cell>
          <table:table-cell office:value-type="float" office:value="51.811" table:style-name="ce11">
            <text:p>51.811</text:p>
          </table:table-cell>
          <table:table-cell office:value-type="float" office:value="48.74" table:style-name="ce11">
            <text:p>48.74</text:p>
          </table:table-cell>
          <table:table-cell office:value-type="float" office:value="44.488" table:style-name="ce11">
            <text:p>44.488</text:p>
          </table:table-cell>
          <table:table-cell office:value-type="float" office:value="29.582999999999998" table:style-name="ce11">
            <text:p>29.583</text:p>
          </table:table-cell>
          <table:table-cell office:value-type="float" office:value="87.343000000000004" table:style-name="ce11">
            <text:p>87.343</text:p>
          </table:table-cell>
          <table:table-cell office:value-type="float" office:value="74.350999999999999" table:style-name="ce11">
            <text:p>74.351</text:p>
          </table:table-cell>
          <table:table-cell office:value-type="float" office:value="72.34" table:style-name="ce11">
            <text:p>72.34</text:p>
          </table:table-cell>
          <table:table-cell office:value-type="float" office:value="69.63" table:style-name="ce11">
            <text:p>69.63</text:p>
          </table:table-cell>
          <table:table-cell office:value-type="float" office:value="81.983000000000004" table:style-name="ce11">
            <text:p>81.983</text:p>
          </table:table-cell>
          <table:table-cell office:value-type="float" office:value="56.85" table:style-name="ce11">
            <text:p>56.85</text:p>
          </table:table-cell>
          <table:table-cell office:value-type="float" office:value="39.953000000000003" table:style-name="ce11">
            <text:p>39.953</text:p>
          </table:table-cell>
          <table:table-cell office:value-type="float" office:value="87.106999999999999" table:style-name="ce11">
            <text:p>87.107</text:p>
          </table:table-cell>
          <table:table-cell office:value-type="float" office:value="20.911999999999999" table:style-name="ce11">
            <text:p>20.912</text:p>
          </table:table-cell>
          <table:table-cell office:value-type="float" office:value="79.167000000000002" table:style-name="ce11">
            <text:p>79.167</text:p>
          </table:table-cell>
          <table:table-cell office:value-type="float" office:value="77.105000000000004" table:style-name="ce11">
            <text:p>77.105</text:p>
          </table:table-cell>
          <table:table-cell office:value-type="float" office:value="94.322000000000003" table:style-name="ce11">
            <text:p>94.322</text:p>
          </table:table-cell>
          <table:table-cell office:value-type="float" office:value="59.018999999999998" table:style-name="ce11">
            <text:p>59.019</text:p>
          </table:table-cell>
          <table:table-cell office:value-type="float" office:value="59.795000000000002" table:style-name="ce11">
            <text:p>59.795</text:p>
          </table:table-cell>
          <table:table-cell office:value-type="float" office:value="12.372" table:style-name="ce11">
            <text:p>12.372</text:p>
          </table:table-cell>
          <table:table-cell office:value-type="float" office:value="7.3339999999999996" table:style-name="ce11">
            <text:p>7.334</text:p>
          </table:table-cell>
          <table:table-cell office:value-type="float" office:value="11.12" table:style-name="ce11">
            <text:p>11.12</text:p>
          </table:table-cell>
          <table:table-cell office:value-type="float" office:value="28.390999999999998" table:style-name="ce11">
            <text:p>28.391</text:p>
          </table:table-cell>
          <table:table-cell office:value-type="float" office:value="53.155000000000001" table:style-name="ce11">
            <text:p>53.155</text:p>
          </table:table-cell>
          <table:table-cell office:value-type="float" office:value="7.8929999999999998" table:style-name="ce11">
            <text:p>7.893</text:p>
          </table:table-cell>
          <table:table-cell office:value-type="float" office:value="86.504000000000005" table:style-name="ce11">
            <text:p>86.504</text:p>
          </table:table-cell>
          <table:table-cell office:value-type="float" office:value="67.584999999999994" table:style-name="ce11">
            <text:p>67.585</text:p>
          </table:table-cell>
          <table:table-cell office:value-type="float" office:value="74.209000000000003" table:style-name="ce11">
            <text:p>74.209</text:p>
          </table:table-cell>
          <table:table-cell office:value-type="float" office:value="8.2550000000000008" table:style-name="ce11">
            <text:p>8.255</text:p>
          </table:table-cell>
          <table:table-cell office:value-type="float" office:value="85.141999999999996" table:style-name="ce11">
            <text:p>85.142</text:p>
          </table:table-cell>
          <table:table-cell office:value-type="float" office:value="6.6040000000000001" table:style-name="ce11">
            <text:p>6.604</text:p>
          </table:table-cell>
          <table:table-cell office:value-type="float" office:value="7.6260000000000003" table:style-name="ce11">
            <text:p>7.626</text:p>
          </table:table-cell>
          <table:table-cell office:value-type="float" office:value="86.95" table:style-name="ce11">
            <text:p>86.95</text:p>
          </table:table-cell>
          <table:table-cell office:value-type="float" office:value="5.4249999999999998" table:style-name="ce11">
            <text:p>5.425</text:p>
          </table:table-cell>
          <table:table-cell office:value-type="float" office:value="27.835000000000001" table:style-name="ce11">
            <text:p>27.835</text:p>
          </table:table-cell>
          <table:table-cell office:value-type="float" office:value="58.762999999999998" table:style-name="ce11">
            <text:p>58.763</text:p>
          </table:table-cell>
          <table:table-cell office:value-type="float" office:value="13.401999999999999" table:style-name="ce11">
            <text:p>13.402</text:p>
          </table:table-cell>
          <table:table-cell office:value-type="string" table:style-name="ce8">
            <text:p>[c]</text:p>
          </table:table-cell>
          <table:table-cell office:value-type="float" office:value="59.259" table:style-name="ce11">
            <text:p>59.259</text:p>
          </table:table-cell>
          <table:table-cell office:value-type="string" table:style-name="ce8">
            <text:p>[c]</text:p>
          </table:table-cell>
          <table:table-cell office:value-type="float" office:value="36.457999999999998" table:style-name="ce11">
            <text:p>36.458</text:p>
          </table:table-cell>
          <table:table-cell office:value-type="float" office:value="40.625" table:style-name="ce11">
            <text:p>40.625</text:p>
          </table:table-cell>
          <table:table-cell office:value-type="float" office:value="22.917000000000002" table:style-name="ce11">
            <text:p>22.917</text:p>
          </table:table-cell>
          <table:table-cell office:value-type="float" office:value="64.582999999999998" table:style-name="ce11">
            <text:p>64.583</text:p>
          </table:table-cell>
          <table:table-cell office:value-type="float" office:value="18.75" table:style-name="ce11">
            <text:p>18.75</text:p>
          </table:table-cell>
          <table:table-cell office:value-type="float" office:value="16.667000000000002" table:style-name="ce11">
            <text:p>16.667</text:p>
          </table:table-cell>
          <table:table-cell office:value-type="string" table:style-name="ce8">
            <text:p>[c]</text:p>
          </table:table-cell>
          <table:table-cell office:value-type="float" office:value="55.555999999999997" table:style-name="ce11">
            <text:p>55.556</text:p>
          </table:table-cell>
          <table:table-cell office:value-type="string" table:style-name="ce8">
            <text:p>[c]</text:p>
          </table:table-cell>
          <table:table-cell office:value-type="float" office:value="59.634999999999998" table:style-name="ce11">
            <text:p>59.635</text:p>
          </table:table-cell>
          <table:table-cell office:value-type="float" office:value="61.825000000000003" table:style-name="ce11">
            <text:p>61.825</text:p>
          </table:table-cell>
          <table:table-cell office:value-type="float" office:value="53.851999999999997" table:style-name="ce11">
            <text:p>53.852</text:p>
          </table:table-cell>
          <table:table-cell office:value-type="float" office:value="40.396999999999998" table:style-name="ce11">
            <text:p>40.397</text:p>
          </table:table-cell>
          <table:table-cell office:value-type="float" office:value="63.579000000000001" table:style-name="ce11">
            <text:p>63.579</text:p>
          </table:table-cell>
          <table:table-cell office:value-type="float" office:value="67.430999999999997" table:style-name="ce11">
            <text:p>67.431</text:p>
          </table:table-cell>
          <table:table-cell office:value-type="float" office:value="76.424000000000007" table:style-name="ce11">
            <text:p>76.424</text:p>
          </table:table-cell>
          <table:table-cell office:value-type="float" office:value="56.915999999999997" table:style-name="ce11">
            <text:p>56.916</text:p>
          </table:table-cell>
          <table:table-cell table:number-columns-repeated="16261"/>
        </table:table-row>
        <table:table-row table:style-name="ro5">
          <table:table-cell office:value-type="string" table:style-name="ce3">
            <text:p>LAA</text:p>
          </table:table-cell>
          <table:table-cell office:value-type="string" table:style-name="ce3">
            <text:p>Legal Aid Agency</text:p>
          </table:table-cell>
          <table:table-cell office:value-type="string" table:style-name="ce3">
            <text:p>Justice</text:p>
          </table:table-cell>
          <table:table-cell office:value-type="string" table:style-name="ce3">
            <text:p/>
          </table:table-cell>
          <table:table-cell office:value-type="float" office:value="86.622" table:style-name="ce11">
            <text:p>86.622</text:p>
          </table:table-cell>
          <table:table-cell office:value-type="float" office:value="70.225999999999999" table:style-name="ce11">
            <text:p>70.226</text:p>
          </table:table-cell>
          <table:table-cell office:value-type="float" office:value="20.786999999999999" table:style-name="ce11">
            <text:p>20.787</text:p>
          </table:table-cell>
          <table:table-cell office:value-type="float" office:value="76.691999999999993" table:style-name="ce11">
            <text:p>76.692</text:p>
          </table:table-cell>
          <table:table-cell office:value-type="float" office:value="82.638999999999996" table:style-name="ce11">
            <text:p>82.639</text:p>
          </table:table-cell>
          <table:table-cell office:value-type="float" office:value="92.081999999999994" table:style-name="ce11">
            <text:p>92.082</text:p>
          </table:table-cell>
          <table:table-cell office:value-type="float" office:value="84.343000000000004" table:style-name="ce11">
            <text:p>84.343</text:p>
          </table:table-cell>
          <table:table-cell office:value-type="float" office:value="88.855999999999995" table:style-name="ce11">
            <text:p>88.856</text:p>
          </table:table-cell>
          <table:table-cell office:value-type="float" office:value="66.683000000000007" table:style-name="ce11">
            <text:p>66.683</text:p>
          </table:table-cell>
          <table:table-cell office:value-type="float" office:value="87.203000000000003" table:style-name="ce11">
            <text:p>87.203</text:p>
          </table:table-cell>
          <table:table-cell office:value-type="float" office:value="84.831999999999994" table:style-name="ce11">
            <text:p>84.832</text:p>
          </table:table-cell>
          <table:table-cell office:value-type="float" office:value="30.398" table:style-name="ce11">
            <text:p>30.398</text:p>
          </table:table-cell>
          <table:table-cell office:value-type="float" office:value="66.302999999999997" table:style-name="ce11">
            <text:p>66.303</text:p>
          </table:table-cell>
          <table:table-cell office:value-type="float" office:value="90.713999999999999" table:style-name="ce11">
            <text:p>90.714</text:p>
          </table:table-cell>
          <table:table-cell office:value-type="float" office:value="87.39" table:style-name="ce11">
            <text:p>87.39</text:p>
          </table:table-cell>
          <table:table-cell office:value-type="float" office:value="84.789000000000001" table:style-name="ce11">
            <text:p>84.789</text:p>
          </table:table-cell>
          <table:table-cell office:value-type="float" office:value="69.177999999999997" table:style-name="ce11">
            <text:p>69.178</text:p>
          </table:table-cell>
          <table:table-cell office:value-type="float" office:value="81.018000000000001" table:style-name="ce11">
            <text:p>81.018</text:p>
          </table:table-cell>
          <table:table-cell office:value-type="float" office:value="90.989000000000004" table:style-name="ce11">
            <text:p>90.989</text:p>
          </table:table-cell>
          <table:table-cell office:value-type="float" office:value="93.150999999999996" table:style-name="ce11">
            <text:p>93.151</text:p>
          </table:table-cell>
          <table:table-cell office:value-type="float" office:value="81.960999999999999" table:style-name="ce11">
            <text:p>81.961</text:p>
          </table:table-cell>
          <table:table-cell office:value-type="float" office:value="92.730999999999995" table:style-name="ce11">
            <text:p>92.731</text:p>
          </table:table-cell>
          <table:table-cell office:value-type="float" office:value="88.616" table:style-name="ce11">
            <text:p>88.616</text:p>
          </table:table-cell>
          <table:table-cell office:value-type="float" office:value="80" table:style-name="ce11">
            <text:p>80</text:p>
          </table:table-cell>
          <table:table-cell office:value-type="float" office:value="85.7" table:style-name="ce11">
            <text:p>85.7</text:p>
          </table:table-cell>
          <table:table-cell office:value-type="float" office:value="87.28" table:style-name="ce11">
            <text:p>87.28</text:p>
          </table:table-cell>
          <table:table-cell office:value-type="float" office:value="84.623000000000005" table:style-name="ce11">
            <text:p>84.623</text:p>
          </table:table-cell>
          <table:table-cell office:value-type="float" office:value="78.355000000000004" table:style-name="ce11">
            <text:p>78.355</text:p>
          </table:table-cell>
          <table:table-cell office:value-type="float" office:value="80.430999999999997" table:style-name="ce11">
            <text:p>80.431</text:p>
          </table:table-cell>
          <table:table-cell office:value-type="float" office:value="92.367999999999995" table:style-name="ce11">
            <text:p>92.368</text:p>
          </table:table-cell>
          <table:table-cell office:value-type="float" office:value="89.128" table:style-name="ce11">
            <text:p>89.128</text:p>
          </table:table-cell>
          <table:table-cell office:value-type="float" office:value="85.028999999999996" table:style-name="ce11">
            <text:p>85.029</text:p>
          </table:table-cell>
          <table:table-cell office:value-type="float" office:value="79.55" table:style-name="ce11">
            <text:p>79.55</text:p>
          </table:table-cell>
          <table:table-cell office:value-type="float" office:value="60.588000000000001" table:style-name="ce11">
            <text:p>60.588</text:p>
          </table:table-cell>
          <table:table-cell office:value-type="float" office:value="68.105999999999995" table:style-name="ce11">
            <text:p>68.106</text:p>
          </table:table-cell>
          <table:table-cell office:value-type="float" office:value="58.610999999999997" table:style-name="ce11">
            <text:p>58.611</text:p>
          </table:table-cell>
          <table:table-cell office:value-type="float" office:value="88.953999999999994" table:style-name="ce11">
            <text:p>88.954</text:p>
          </table:table-cell>
          <table:table-cell office:value-type="float" office:value="92.27" table:style-name="ce11">
            <text:p>92.27</text:p>
          </table:table-cell>
          <table:table-cell office:value-type="float" office:value="78.41" table:style-name="ce11">
            <text:p>78.41</text:p>
          </table:table-cell>
          <table:table-cell office:value-type="float" office:value="89.313999999999993" table:style-name="ce11">
            <text:p>89.314</text:p>
          </table:table-cell>
          <table:table-cell office:value-type="float" office:value="81.765000000000001" table:style-name="ce11">
            <text:p>81.765</text:p>
          </table:table-cell>
          <table:table-cell office:value-type="float" office:value="90.411000000000001" table:style-name="ce11">
            <text:p>90.411</text:p>
          </table:table-cell>
          <table:table-cell office:value-type="float" office:value="93.731999999999999" table:style-name="ce11">
            <text:p>93.732</text:p>
          </table:table-cell>
          <table:table-cell office:value-type="float" office:value="81.096999999999994" table:style-name="ce11">
            <text:p>81.097</text:p>
          </table:table-cell>
          <table:table-cell office:value-type="float" office:value="77.013999999999996" table:style-name="ce11">
            <text:p>77.014</text:p>
          </table:table-cell>
          <table:table-cell office:value-type="float" office:value="85.210999999999999" table:style-name="ce11">
            <text:p>85.211</text:p>
          </table:table-cell>
          <table:table-cell office:value-type="float" office:value="27.745000000000001" table:style-name="ce11">
            <text:p>27.745</text:p>
          </table:table-cell>
          <table:table-cell office:value-type="float" office:value="43.234999999999999" table:style-name="ce11">
            <text:p>43.235</text:p>
          </table:table-cell>
          <table:table-cell office:value-type="float" office:value="20.411999999999999" table:style-name="ce11">
            <text:p>20.412</text:p>
          </table:table-cell>
          <table:table-cell office:value-type="float" office:value="79.706000000000003" table:style-name="ce11">
            <text:p>79.706</text:p>
          </table:table-cell>
          <table:table-cell office:value-type="float" office:value="52.993000000000002" table:style-name="ce11">
            <text:p>52.993</text:p>
          </table:table-cell>
          <table:table-cell office:value-type="float" office:value="77.179000000000002" table:style-name="ce11">
            <text:p>77.179</text:p>
          </table:table-cell>
          <table:table-cell office:value-type="float" office:value="75.662000000000006" table:style-name="ce11">
            <text:p>75.662</text:p>
          </table:table-cell>
          <table:table-cell office:value-type="float" office:value="69.872" table:style-name="ce11">
            <text:p>69.872</text:p>
          </table:table-cell>
          <table:table-cell office:value-type="float" office:value="68.203999999999994" table:style-name="ce11">
            <text:p>68.204</text:p>
          </table:table-cell>
          <table:table-cell office:value-type="float" office:value="58.610999999999997" table:style-name="ce11">
            <text:p>58.611</text:p>
          </table:table-cell>
          <table:table-cell office:value-type="float" office:value="52.25" table:style-name="ce11">
            <text:p>52.25</text:p>
          </table:table-cell>
          <table:table-cell office:value-type="float" office:value="76.320999999999998" table:style-name="ce11">
            <text:p>76.321</text:p>
          </table:table-cell>
          <table:table-cell office:value-type="float" office:value="52.838000000000001" table:style-name="ce11">
            <text:p>52.838</text:p>
          </table:table-cell>
          <table:table-cell office:value-type="float" office:value="66.634" table:style-name="ce11">
            <text:p>66.634</text:p>
          </table:table-cell>
          <table:table-cell office:value-type="float" office:value="73.164000000000001" table:style-name="ce11">
            <text:p>73.164</text:p>
          </table:table-cell>
          <table:table-cell office:value-type="float" office:value="73.751000000000005" table:style-name="ce11">
            <text:p>73.751</text:p>
          </table:table-cell>
          <table:table-cell office:value-type="float" office:value="63.725000000000001" table:style-name="ce11">
            <text:p>63.725</text:p>
          </table:table-cell>
          <table:table-cell office:value-type="float" office:value="65.915999999999997" table:style-name="ce11">
            <text:p>65.916</text:p>
          </table:table-cell>
          <table:table-cell office:value-type="float" office:value="66.209999999999994" table:style-name="ce11">
            <text:p>66.21</text:p>
          </table:table-cell>
          <table:table-cell office:value-type="float" office:value="66.111999999999995" table:style-name="ce11">
            <text:p>66.112</text:p>
          </table:table-cell>
          <table:table-cell office:value-type="float" office:value="56.709000000000003" table:style-name="ce11">
            <text:p>56.709</text:p>
          </table:table-cell>
          <table:table-cell office:value-type="float" office:value="93.438000000000002" table:style-name="ce11">
            <text:p>93.438</text:p>
          </table:table-cell>
          <table:table-cell office:value-type="float" office:value="80.02" table:style-name="ce11">
            <text:p>80.02</text:p>
          </table:table-cell>
          <table:table-cell office:value-type="float" office:value="82.778999999999996" table:style-name="ce11">
            <text:p>82.779</text:p>
          </table:table-cell>
          <table:table-cell office:value-type="float" office:value="81.018000000000001" table:style-name="ce11">
            <text:p>81.018</text:p>
          </table:table-cell>
          <table:table-cell office:value-type="float" office:value="89.334999999999994" table:style-name="ce11">
            <text:p>89.335</text:p>
          </table:table-cell>
          <table:table-cell office:value-type="float" office:value="75.709999999999994" table:style-name="ce11">
            <text:p>75.71</text:p>
          </table:table-cell>
          <table:table-cell office:value-type="float" office:value="64.251000000000005" table:style-name="ce11">
            <text:p>64.251</text:p>
          </table:table-cell>
          <table:table-cell office:value-type="float" office:value="82.254999999999995" table:style-name="ce11">
            <text:p>82.255</text:p>
          </table:table-cell>
          <table:table-cell office:value-type="float" office:value="28.556999999999999" table:style-name="ce11">
            <text:p>28.557</text:p>
          </table:table-cell>
          <table:table-cell office:value-type="float" office:value="89.009" table:style-name="ce11">
            <text:p>89.009</text:p>
          </table:table-cell>
          <table:table-cell office:value-type="float" office:value="77.006" table:style-name="ce11">
            <text:p>77.006</text:p>
          </table:table-cell>
          <table:table-cell office:value-type="float" office:value="96.085999999999999" table:style-name="ce11">
            <text:p>96.086</text:p>
          </table:table-cell>
          <table:table-cell office:value-type="float" office:value="78.290999999999997" table:style-name="ce11">
            <text:p>78.291</text:p>
          </table:table-cell>
          <table:table-cell office:value-type="float" office:value="74.902000000000001" table:style-name="ce11">
            <text:p>74.902</text:p>
          </table:table-cell>
          <table:table-cell office:value-type="float" office:value="36.372999999999998" table:style-name="ce11">
            <text:p>36.373</text:p>
          </table:table-cell>
          <table:table-cell office:value-type="float" office:value="5.3869999999999996" table:style-name="ce11">
            <text:p>5.387</text:p>
          </table:table-cell>
          <table:table-cell office:value-type="float" office:value="11.753" table:style-name="ce11">
            <text:p>11.753</text:p>
          </table:table-cell>
          <table:table-cell office:value-type="float" office:value="30.361999999999998" table:style-name="ce11">
            <text:p>30.362</text:p>
          </table:table-cell>
          <table:table-cell office:value-type="float" office:value="52.497999999999998" table:style-name="ce11">
            <text:p>52.498</text:p>
          </table:table-cell>
          <table:table-cell office:value-type="float" office:value="7.7830000000000004" table:style-name="ce11">
            <text:p>7.783</text:p>
          </table:table-cell>
          <table:table-cell office:value-type="float" office:value="91.471000000000004" table:style-name="ce11">
            <text:p>91.471</text:p>
          </table:table-cell>
          <table:table-cell office:value-type="float" office:value="79.706000000000003" table:style-name="ce11">
            <text:p>79.706</text:p>
          </table:table-cell>
          <table:table-cell office:value-type="float" office:value="82.498000000000005" table:style-name="ce11">
            <text:p>82.498</text:p>
          </table:table-cell>
          <table:table-cell office:value-type="float" office:value="4.2119999999999997" table:style-name="ce11">
            <text:p>4.212</text:p>
          </table:table-cell>
          <table:table-cell office:value-type="float" office:value="90.694999999999993" table:style-name="ce11">
            <text:p>90.695</text:p>
          </table:table-cell>
          <table:table-cell office:value-type="float" office:value="5.093" table:style-name="ce11">
            <text:p>5.093</text:p>
          </table:table-cell>
          <table:table-cell office:value-type="float" office:value="3.7149999999999999" table:style-name="ce11">
            <text:p>3.715</text:p>
          </table:table-cell>
          <table:table-cell office:value-type="float" office:value="91.983999999999995" table:style-name="ce11">
            <text:p>91.984</text:p>
          </table:table-cell>
          <table:table-cell office:value-type="float" office:value="4.3010000000000002" table:style-name="ce11">
            <text:p>4.301</text:p>
          </table:table-cell>
          <table:table-cell office:value-type="float" office:value="50" table:style-name="ce11">
            <text:p>50</text:p>
          </table:table-cell>
          <table:table-cell office:value-type="float" office:value="34.210999999999999" table:style-name="ce11">
            <text:p>34.211</text:p>
          </table:table-cell>
          <table:table-cell office:value-type="string" table:style-name="ce8">
            <text:p>[c]</text:p>
          </table:table-cell>
          <table:table-cell office:value-type="string" table:style-name="ce8">
            <text:p>[c]</text:p>
          </table:table-cell>
          <table:table-cell office:value-type="float" office:value="57.895000000000003" table:style-name="ce11">
            <text:p>57.895</text:p>
          </table:table-cell>
          <table:table-cell office:value-type="string" table:style-name="ce8">
            <text:p>[c]</text:p>
          </table:table-cell>
          <table:table-cell office:value-type="float" office:value="28.946999999999999" table:style-name="ce11">
            <text:p>28.947</text:p>
          </table:table-cell>
          <table:table-cell office:value-type="float" office:value="31.579000000000001" table:style-name="ce11">
            <text:p>31.579</text:p>
          </table:table-cell>
          <table:table-cell office:value-type="float" office:value="39.473999999999997" table:style-name="ce11">
            <text:p>39.474</text:p>
          </table:table-cell>
          <table:table-cell office:value-type="float" office:value="50" table:style-name="ce11">
            <text:p>50</text:p>
          </table:table-cell>
          <table:table-cell office:value-type="float" office:value="26.315999999999999" table:style-name="ce11">
            <text:p>26.316</text:p>
          </table:table-cell>
          <table:table-cell office:value-type="string" table:style-name="ce8">
            <text:p>[c]</text:p>
          </table:table-cell>
          <table:table-cell office:value-type="string" table:style-name="ce8">
            <text:p>[c]</text:p>
          </table:table-cell>
          <table:table-cell office:value-type="float" office:value="73.683999999999997" table:style-name="ce11">
            <text:p>73.684</text:p>
          </table:table-cell>
          <table:table-cell office:value-type="string" table:style-name="ce8">
            <text:p>[c]</text:p>
          </table:table-cell>
          <table:table-cell office:value-type="float" office:value="68.978999999999999" table:style-name="ce11">
            <text:p>68.979</text:p>
          </table:table-cell>
          <table:table-cell office:value-type="float" office:value="74.180999999999997" table:style-name="ce11">
            <text:p>74.181</text:p>
          </table:table-cell>
          <table:table-cell office:value-type="float" office:value="65.403999999999996" table:style-name="ce11">
            <text:p>65.404</text:p>
          </table:table-cell>
          <table:table-cell office:value-type="float" office:value="32.871000000000002" table:style-name="ce11">
            <text:p>32.871</text:p>
          </table:table-cell>
          <table:table-cell office:value-type="float" office:value="72.52" table:style-name="ce11">
            <text:p>72.52</text:p>
          </table:table-cell>
          <table:table-cell office:value-type="float" office:value="71.316000000000003" table:style-name="ce11">
            <text:p>71.316</text:p>
          </table:table-cell>
          <table:table-cell office:value-type="float" office:value="76.090999999999994" table:style-name="ce11">
            <text:p>76.091</text:p>
          </table:table-cell>
          <table:table-cell office:value-type="float" office:value="61.088999999999999" table:style-name="ce11">
            <text:p>61.089</text:p>
          </table:table-cell>
          <table:table-cell table:number-columns-repeated="16261"/>
        </table:table-row>
        <table:table-row table:style-name="ro5">
          <table:table-cell office:value-type="string" table:style-name="ce3">
            <text:p>MCA</text:p>
          </table:table-cell>
          <table:table-cell office:value-type="string" table:style-name="ce3">
            <text:p>Maritime and Coastguard Agency</text:p>
          </table:table-cell>
          <table:table-cell office:value-type="string" table:style-name="ce3">
            <text:p>Transport</text:p>
          </table:table-cell>
          <table:table-cell office:value-type="string" table:style-name="ce3">
            <text:p/>
          </table:table-cell>
          <table:table-cell office:value-type="float" office:value="78.001999999999995" table:style-name="ce11">
            <text:p>78.002</text:p>
          </table:table-cell>
          <table:table-cell office:value-type="float" office:value="66.305000000000007" table:style-name="ce11">
            <text:p>66.305</text:p>
          </table:table-cell>
          <table:table-cell office:value-type="float" office:value="28.06" table:style-name="ce11">
            <text:p>28.06</text:p>
          </table:table-cell>
          <table:table-cell office:value-type="float" office:value="75.105999999999995" table:style-name="ce11">
            <text:p>75.106</text:p>
          </table:table-cell>
          <table:table-cell office:value-type="float" office:value="76.968000000000004" table:style-name="ce11">
            <text:p>76.968</text:p>
          </table:table-cell>
          <table:table-cell office:value-type="float" office:value="81.903000000000006" table:style-name="ce11">
            <text:p>81.903</text:p>
          </table:table-cell>
          <table:table-cell office:value-type="float" office:value="77.289000000000001" table:style-name="ce11">
            <text:p>77.289</text:p>
          </table:table-cell>
          <table:table-cell office:value-type="float" office:value="81.695999999999998" table:style-name="ce11">
            <text:p>81.696</text:p>
          </table:table-cell>
          <table:table-cell office:value-type="float" office:value="56.11" table:style-name="ce11">
            <text:p>56.11</text:p>
          </table:table-cell>
          <table:table-cell office:value-type="float" office:value="77.786000000000001" table:style-name="ce11">
            <text:p>77.786</text:p>
          </table:table-cell>
          <table:table-cell office:value-type="float" office:value="70.981999999999999" table:style-name="ce11">
            <text:p>70.982</text:p>
          </table:table-cell>
          <table:table-cell office:value-type="float" office:value="25.361999999999998" table:style-name="ce11">
            <text:p>25.362</text:p>
          </table:table-cell>
          <table:table-cell office:value-type="float" office:value="47.713999999999999" table:style-name="ce11">
            <text:p>47.714</text:p>
          </table:table-cell>
          <table:table-cell office:value-type="float" office:value="91.503" table:style-name="ce11">
            <text:p>91.503</text:p>
          </table:table-cell>
          <table:table-cell office:value-type="float" office:value="84.694999999999993" table:style-name="ce11">
            <text:p>84.695</text:p>
          </table:table-cell>
          <table:table-cell office:value-type="float" office:value="83.177999999999997" table:style-name="ce11">
            <text:p>83.178</text:p>
          </table:table-cell>
          <table:table-cell office:value-type="float" office:value="55.682000000000002" table:style-name="ce11">
            <text:p>55.682</text:p>
          </table:table-cell>
          <table:table-cell office:value-type="float" office:value="70.040999999999997" table:style-name="ce11">
            <text:p>70.041</text:p>
          </table:table-cell>
          <table:table-cell office:value-type="float" office:value="79.730999999999995" table:style-name="ce11">
            <text:p>79.731</text:p>
          </table:table-cell>
          <table:table-cell office:value-type="float" office:value="84.073999999999998" table:style-name="ce11">
            <text:p>84.074</text:p>
          </table:table-cell>
          <table:table-cell office:value-type="float" office:value="76.525000000000006" table:style-name="ce11">
            <text:p>76.525</text:p>
          </table:table-cell>
          <table:table-cell office:value-type="float" office:value="86.438999999999993" table:style-name="ce11">
            <text:p>86.439</text:p>
          </table:table-cell>
          <table:table-cell office:value-type="float" office:value="84.073999999999998" table:style-name="ce11">
            <text:p>84.074</text:p>
          </table:table-cell>
          <table:table-cell office:value-type="float" office:value="72.05" table:style-name="ce11">
            <text:p>72.05</text:p>
          </table:table-cell>
          <table:table-cell office:value-type="float" office:value="80.435000000000002" table:style-name="ce11">
            <text:p>80.435</text:p>
          </table:table-cell>
          <table:table-cell office:value-type="float" office:value="79.213999999999999" table:style-name="ce11">
            <text:p>79.214</text:p>
          </table:table-cell>
          <table:table-cell office:value-type="float" office:value="73.81" table:style-name="ce11">
            <text:p>73.81</text:p>
          </table:table-cell>
          <table:table-cell office:value-type="float" office:value="70.259" table:style-name="ce11">
            <text:p>70.259</text:p>
          </table:table-cell>
          <table:table-cell office:value-type="float" office:value="72.906000000000006" table:style-name="ce11">
            <text:p>72.906</text:p>
          </table:table-cell>
          <table:table-cell office:value-type="float" office:value="88.094999999999999" table:style-name="ce11">
            <text:p>88.095</text:p>
          </table:table-cell>
          <table:table-cell office:value-type="float" office:value="84.144999999999996" table:style-name="ce11">
            <text:p>84.145</text:p>
          </table:table-cell>
          <table:table-cell office:value-type="float" office:value="72.980999999999995" table:style-name="ce11">
            <text:p>72.981</text:p>
          </table:table-cell>
          <table:table-cell office:value-type="float" office:value="64.388999999999996" table:style-name="ce11">
            <text:p>64.389</text:p>
          </table:table-cell>
          <table:table-cell office:value-type="float" office:value="57.453000000000003" table:style-name="ce11">
            <text:p>57.453</text:p>
          </table:table-cell>
          <table:table-cell office:value-type="float" office:value="50.466000000000001" table:style-name="ce11">
            <text:p>50.466</text:p>
          </table:table-cell>
          <table:table-cell office:value-type="float" office:value="52.222999999999999" table:style-name="ce11">
            <text:p>52.223</text:p>
          </table:table-cell>
          <table:table-cell office:value-type="float" office:value="83.143000000000001" table:style-name="ce11">
            <text:p>83.143</text:p>
          </table:table-cell>
          <table:table-cell office:value-type="float" office:value="86.942999999999998" table:style-name="ce11">
            <text:p>86.943</text:p>
          </table:table-cell>
          <table:table-cell office:value-type="float" office:value="66.424999999999997" table:style-name="ce11">
            <text:p>66.425</text:p>
          </table:table-cell>
          <table:table-cell office:value-type="float" office:value="74.611000000000004" table:style-name="ce11">
            <text:p>74.611</text:p>
          </table:table-cell>
          <table:table-cell office:value-type="float" office:value="67.186000000000007" table:style-name="ce11">
            <text:p>67.186</text:p>
          </table:table-cell>
          <table:table-cell office:value-type="float" office:value="79.066999999999993" table:style-name="ce11">
            <text:p>79.067</text:p>
          </table:table-cell>
          <table:table-cell office:value-type="float" office:value="84.942999999999998" table:style-name="ce11">
            <text:p>84.943</text:p>
          </table:table-cell>
          <table:table-cell office:value-type="float" office:value="73.34" table:style-name="ce11">
            <text:p>73.34</text:p>
          </table:table-cell>
          <table:table-cell office:value-type="float" office:value="55.13" table:style-name="ce11">
            <text:p>55.13</text:p>
          </table:table-cell>
          <table:table-cell office:value-type="float" office:value="66.320999999999998" table:style-name="ce11">
            <text:p>66.321</text:p>
          </table:table-cell>
          <table:table-cell office:value-type="float" office:value="26.605" table:style-name="ce11">
            <text:p>26.605</text:p>
          </table:table-cell>
          <table:table-cell office:value-type="float" office:value="31.366" table:style-name="ce11">
            <text:p>31.366</text:p>
          </table:table-cell>
          <table:table-cell office:value-type="float" office:value="18.05" table:style-name="ce11">
            <text:p>18.05</text:p>
          </table:table-cell>
          <table:table-cell office:value-type="float" office:value="71.784000000000006" table:style-name="ce11">
            <text:p>71.784</text:p>
          </table:table-cell>
          <table:table-cell office:value-type="float" office:value="52.177999999999997" table:style-name="ce11">
            <text:p>52.178</text:p>
          </table:table-cell>
          <table:table-cell office:value-type="float" office:value="61.865000000000002" table:style-name="ce11">
            <text:p>61.865</text:p>
          </table:table-cell>
          <table:table-cell office:value-type="float" office:value="59.398000000000003" table:style-name="ce11">
            <text:p>59.398</text:p>
          </table:table-cell>
          <table:table-cell office:value-type="float" office:value="49.012999999999998" table:style-name="ce11">
            <text:p>49.013</text:p>
          </table:table-cell>
          <table:table-cell office:value-type="float" office:value="52.697000000000003" table:style-name="ce11">
            <text:p>52.697</text:p>
          </table:table-cell>
          <table:table-cell office:value-type="float" office:value="29.045999999999999" table:style-name="ce11">
            <text:p>29.046</text:p>
          </table:table-cell>
          <table:table-cell office:value-type="float" office:value="31.776" table:style-name="ce11">
            <text:p>31.776</text:p>
          </table:table-cell>
          <table:table-cell office:value-type="float" office:value="60.892000000000003" table:style-name="ce11">
            <text:p>60.892</text:p>
          </table:table-cell>
          <table:table-cell office:value-type="float" office:value="40.414999999999999" table:style-name="ce11">
            <text:p>40.415</text:p>
          </table:table-cell>
          <table:table-cell office:value-type="float" office:value="44.351999999999997" table:style-name="ce11">
            <text:p>44.352</text:p>
          </table:table-cell>
          <table:table-cell office:value-type="float" office:value="77.177999999999997" table:style-name="ce11">
            <text:p>77.178</text:p>
          </table:table-cell>
          <table:table-cell office:value-type="float" office:value="59.959000000000003" table:style-name="ce11">
            <text:p>59.959</text:p>
          </table:table-cell>
          <table:table-cell office:value-type="float" office:value="59.543999999999997" table:style-name="ce11">
            <text:p>59.544</text:p>
          </table:table-cell>
          <table:table-cell office:value-type="float" office:value="56.594000000000001" table:style-name="ce11">
            <text:p>56.594</text:p>
          </table:table-cell>
          <table:table-cell office:value-type="float" office:value="53.375" table:style-name="ce11">
            <text:p>53.375</text:p>
          </table:table-cell>
          <table:table-cell office:value-type="float" office:value="40.165999999999997" table:style-name="ce11">
            <text:p>40.166</text:p>
          </table:table-cell>
          <table:table-cell office:value-type="float" office:value="26.349" table:style-name="ce11">
            <text:p>26.349</text:p>
          </table:table-cell>
          <table:table-cell office:value-type="float" office:value="88.808000000000007" table:style-name="ce11">
            <text:p>88.808</text:p>
          </table:table-cell>
          <table:table-cell office:value-type="float" office:value="65.456000000000003" table:style-name="ce11">
            <text:p>65.456</text:p>
          </table:table-cell>
          <table:table-cell office:value-type="float" office:value="71.295000000000002" table:style-name="ce11">
            <text:p>71.295</text:p>
          </table:table-cell>
          <table:table-cell office:value-type="float" office:value="72.849999999999994" table:style-name="ce11">
            <text:p>72.85</text:p>
          </table:table-cell>
          <table:table-cell office:value-type="float" office:value="73.885999999999996" table:style-name="ce11">
            <text:p>73.886</text:p>
          </table:table-cell>
          <table:table-cell office:value-type="float" office:value="61.18" table:style-name="ce11">
            <text:p>61.18</text:p>
          </table:table-cell>
          <table:table-cell office:value-type="float" office:value="45.850999999999999" table:style-name="ce11">
            <text:p>45.851</text:p>
          </table:table-cell>
          <table:table-cell office:value-type="float" office:value="78.778000000000006" table:style-name="ce11">
            <text:p>78.778</text:p>
          </table:table-cell>
          <table:table-cell office:value-type="float" office:value="31.088000000000001" table:style-name="ce11">
            <text:p>31.088</text:p>
          </table:table-cell>
          <table:table-cell office:value-type="float" office:value="87.643000000000001" table:style-name="ce11">
            <text:p>87.643</text:p>
          </table:table-cell>
          <table:table-cell office:value-type="float" office:value="65.010000000000005" table:style-name="ce11">
            <text:p>65.01</text:p>
          </table:table-cell>
          <table:table-cell office:value-type="float" office:value="83.61" table:style-name="ce11">
            <text:p>83.61</text:p>
          </table:table-cell>
          <table:table-cell office:value-type="float" office:value="63.712000000000003" table:style-name="ce11">
            <text:p>63.712</text:p>
          </table:table-cell>
          <table:table-cell office:value-type="float" office:value="48.075000000000003" table:style-name="ce11">
            <text:p>48.075</text:p>
          </table:table-cell>
          <table:table-cell office:value-type="float" office:value="13.499000000000001" table:style-name="ce11">
            <text:p>13.499</text:p>
          </table:table-cell>
          <table:table-cell office:value-type="float" office:value="6.8540000000000001" table:style-name="ce11">
            <text:p>6.854</text:p>
          </table:table-cell>
          <table:table-cell office:value-type="float" office:value="12.669" table:style-name="ce11">
            <text:p>12.669</text:p>
          </table:table-cell>
          <table:table-cell office:value-type="float" office:value="31.776" table:style-name="ce11">
            <text:p>31.776</text:p>
          </table:table-cell>
          <table:table-cell office:value-type="float" office:value="48.701999999999998" table:style-name="ce11">
            <text:p>48.702</text:p>
          </table:table-cell>
          <table:table-cell office:value-type="float" office:value="7.9" table:style-name="ce11">
            <text:p>7.9</text:p>
          </table:table-cell>
          <table:table-cell office:value-type="float" office:value="88.992999999999995" table:style-name="ce11">
            <text:p>88.993</text:p>
          </table:table-cell>
          <table:table-cell office:value-type="float" office:value="80" table:style-name="ce11">
            <text:p>80</text:p>
          </table:table-cell>
          <table:table-cell office:value-type="float" office:value="75.728999999999999" table:style-name="ce11">
            <text:p>75.729</text:p>
          </table:table-cell>
          <table:table-cell office:value-type="float" office:value="7.5730000000000004" table:style-name="ce11">
            <text:p>7.573</text:p>
          </table:table-cell>
          <table:table-cell office:value-type="float" office:value="85.061999999999998" table:style-name="ce11">
            <text:p>85.062</text:p>
          </table:table-cell>
          <table:table-cell office:value-type="float" office:value="7.3650000000000002" table:style-name="ce11">
            <text:p>7.365</text:p>
          </table:table-cell>
          <table:table-cell office:value-type="float" office:value="7.3730000000000002" table:style-name="ce11">
            <text:p>7.373</text:p>
          </table:table-cell>
          <table:table-cell office:value-type="float" office:value="86.501000000000005" table:style-name="ce11">
            <text:p>86.501</text:p>
          </table:table-cell>
          <table:table-cell office:value-type="float" office:value="6.1269999999999998" table:style-name="ce11">
            <text:p>6.127</text:p>
          </table:table-cell>
          <table:table-cell office:value-type="float" office:value="28.169" table:style-name="ce11">
            <text:p>28.169</text:p>
          </table:table-cell>
          <table:table-cell office:value-type="float" office:value="56.338000000000001" table:style-name="ce11">
            <text:p>56.338</text:p>
          </table:table-cell>
          <table:table-cell office:value-type="float" office:value="15.493" table:style-name="ce11">
            <text:p>15.493</text:p>
          </table:table-cell>
          <table:table-cell office:value-type="string" table:style-name="ce8">
            <text:p>[c]</text:p>
          </table:table-cell>
          <table:table-cell office:value-type="float" office:value="60" table:style-name="ce11">
            <text:p>60</text:p>
          </table:table-cell>
          <table:table-cell office:value-type="string" table:style-name="ce8">
            <text:p>[c]</text:p>
          </table:table-cell>
          <table:table-cell office:value-type="float" office:value="28.169" table:style-name="ce11">
            <text:p>28.169</text:p>
          </table:table-cell>
          <table:table-cell office:value-type="float" office:value="40.844999999999999" table:style-name="ce11">
            <text:p>40.845</text:p>
          </table:table-cell>
          <table:table-cell office:value-type="float" office:value="30.986000000000001" table:style-name="ce11">
            <text:p>30.986</text:p>
          </table:table-cell>
          <table:table-cell office:value-type="float" office:value="70.423000000000002" table:style-name="ce11">
            <text:p>70.423</text:p>
          </table:table-cell>
          <table:table-cell office:value-type="float" office:value="14.085000000000001" table:style-name="ce11">
            <text:p>14.085</text:p>
          </table:table-cell>
          <table:table-cell office:value-type="float" office:value="15.493" table:style-name="ce11">
            <text:p>15.49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3.389000000000003" table:style-name="ce11">
            <text:p>63.389</text:p>
          </table:table-cell>
          <table:table-cell office:value-type="float" office:value="69.11" table:style-name="ce11">
            <text:p>69.11</text:p>
          </table:table-cell>
          <table:table-cell office:value-type="float" office:value="59.267000000000003" table:style-name="ce11">
            <text:p>59.267</text:p>
          </table:table-cell>
          <table:table-cell office:value-type="float" office:value="33.962000000000003" table:style-name="ce11">
            <text:p>33.962</text:p>
          </table:table-cell>
          <table:table-cell office:value-type="float" office:value="69.602000000000004" table:style-name="ce11">
            <text:p>69.602</text:p>
          </table:table-cell>
          <table:table-cell office:value-type="float" office:value="70.114999999999995" table:style-name="ce11">
            <text:p>70.115</text:p>
          </table:table-cell>
          <table:table-cell office:value-type="float" office:value="53.604999999999997" table:style-name="ce11">
            <text:p>53.605</text:p>
          </table:table-cell>
          <table:table-cell office:value-type="float" office:value="38.558" table:style-name="ce11">
            <text:p>38.558</text:p>
          </table:table-cell>
          <table:table-cell table:number-columns-repeated="16261"/>
        </table:table-row>
        <table:table-row table:style-name="ro7">
          <table:table-cell office:value-type="string" table:style-name="ce3">
            <text:p>MET</text:p>
          </table:table-cell>
          <table:table-cell office:value-type="string" table:style-name="ce3">
            <text:p>Met Office</text:p>
          </table:table-cell>
          <table:table-cell office:value-type="string" table:style-name="ce3">
            <text:p>Department for Science, Innovation and Technology</text:p>
          </table:table-cell>
          <table:table-cell office:value-type="string" table:style-name="ce3">
            <text:p/>
          </table:table-cell>
          <table:table-cell office:value-type="float" office:value="70.471000000000004" table:style-name="ce11">
            <text:p>70.471</text:p>
          </table:table-cell>
          <table:table-cell office:value-type="float" office:value="65.561000000000007" table:style-name="ce11">
            <text:p>65.561</text:p>
          </table:table-cell>
          <table:table-cell office:value-type="float" office:value="26.149000000000001" table:style-name="ce11">
            <text:p>26.149</text:p>
          </table:table-cell>
          <table:table-cell office:value-type="float" office:value="74.069000000000003" table:style-name="ce11">
            <text:p>74.069</text:p>
          </table:table-cell>
          <table:table-cell office:value-type="float" office:value="81.927999999999997" table:style-name="ce11">
            <text:p>81.928</text:p>
          </table:table-cell>
          <table:table-cell office:value-type="float" office:value="85.417000000000002" table:style-name="ce11">
            <text:p>85.417</text:p>
          </table:table-cell>
          <table:table-cell office:value-type="float" office:value="78.622" table:style-name="ce11">
            <text:p>78.622</text:p>
          </table:table-cell>
          <table:table-cell office:value-type="float" office:value="85.379000000000005" table:style-name="ce11">
            <text:p>85.379</text:p>
          </table:table-cell>
          <table:table-cell office:value-type="float" office:value="58.661000000000001" table:style-name="ce11">
            <text:p>58.661</text:p>
          </table:table-cell>
          <table:table-cell office:value-type="float" office:value="82.320999999999998" table:style-name="ce11">
            <text:p>82.321</text:p>
          </table:table-cell>
          <table:table-cell office:value-type="float" office:value="73.777000000000001" table:style-name="ce11">
            <text:p>73.777</text:p>
          </table:table-cell>
          <table:table-cell office:value-type="float" office:value="19.033999999999999" table:style-name="ce11">
            <text:p>19.034</text:p>
          </table:table-cell>
          <table:table-cell office:value-type="float" office:value="53.348999999999997" table:style-name="ce11">
            <text:p>53.349</text:p>
          </table:table-cell>
          <table:table-cell office:value-type="float" office:value="92.664000000000001" table:style-name="ce11">
            <text:p>92.664</text:p>
          </table:table-cell>
          <table:table-cell office:value-type="float" office:value="85.135000000000005" table:style-name="ce11">
            <text:p>85.135</text:p>
          </table:table-cell>
          <table:table-cell office:value-type="float" office:value="81.260999999999996" table:style-name="ce11">
            <text:p>81.261</text:p>
          </table:table-cell>
          <table:table-cell office:value-type="float" office:value="66.275000000000006" table:style-name="ce11">
            <text:p>66.275</text:p>
          </table:table-cell>
          <table:table-cell office:value-type="float" office:value="84.381" table:style-name="ce11">
            <text:p>84.381</text:p>
          </table:table-cell>
          <table:table-cell office:value-type="float" office:value="85.361999999999995" table:style-name="ce11">
            <text:p>85.362</text:p>
          </table:table-cell>
          <table:table-cell office:value-type="float" office:value="85.478999999999999" table:style-name="ce11">
            <text:p>85.479</text:p>
          </table:table-cell>
          <table:table-cell office:value-type="float" office:value="74.926000000000002" table:style-name="ce11">
            <text:p>74.926</text:p>
          </table:table-cell>
          <table:table-cell office:value-type="float" office:value="91.891999999999996" table:style-name="ce11">
            <text:p>91.892</text:p>
          </table:table-cell>
          <table:table-cell office:value-type="float" office:value="89.477000000000004" table:style-name="ce11">
            <text:p>89.477</text:p>
          </table:table-cell>
          <table:table-cell office:value-type="float" office:value="73.941000000000003" table:style-name="ce11">
            <text:p>73.941</text:p>
          </table:table-cell>
          <table:table-cell office:value-type="float" office:value="82.480999999999995" table:style-name="ce11">
            <text:p>82.481</text:p>
          </table:table-cell>
          <table:table-cell office:value-type="float" office:value="83" table:style-name="ce11">
            <text:p>83</text:p>
          </table:table-cell>
          <table:table-cell office:value-type="float" office:value="72.049000000000007" table:style-name="ce11">
            <text:p>72.049</text:p>
          </table:table-cell>
          <table:table-cell office:value-type="float" office:value="66.099000000000004" table:style-name="ce11">
            <text:p>66.099</text:p>
          </table:table-cell>
          <table:table-cell office:value-type="float" office:value="73.838999999999999" table:style-name="ce11">
            <text:p>73.839</text:p>
          </table:table-cell>
          <table:table-cell office:value-type="float" office:value="88.314999999999998" table:style-name="ce11">
            <text:p>88.315</text:p>
          </table:table-cell>
          <table:table-cell office:value-type="float" office:value="86.317999999999998" table:style-name="ce11">
            <text:p>86.318</text:p>
          </table:table-cell>
          <table:table-cell office:value-type="float" office:value="81.503" table:style-name="ce11">
            <text:p>81.503</text:p>
          </table:table-cell>
          <table:table-cell office:value-type="float" office:value="63.316000000000003" table:style-name="ce11">
            <text:p>63.316</text:p>
          </table:table-cell>
          <table:table-cell office:value-type="float" office:value="58.26" table:style-name="ce11">
            <text:p>58.26</text:p>
          </table:table-cell>
          <table:table-cell office:value-type="float" office:value="54.518999999999998" table:style-name="ce11">
            <text:p>54.519</text:p>
          </table:table-cell>
          <table:table-cell office:value-type="float" office:value="58.73" table:style-name="ce11">
            <text:p>58.73</text:p>
          </table:table-cell>
          <table:table-cell office:value-type="float" office:value="85.37" table:style-name="ce11">
            <text:p>85.37</text:p>
          </table:table-cell>
          <table:table-cell office:value-type="float" office:value="90.721999999999994" table:style-name="ce11">
            <text:p>90.722</text:p>
          </table:table-cell>
          <table:table-cell office:value-type="float" office:value="69.275999999999996" table:style-name="ce11">
            <text:p>69.276</text:p>
          </table:table-cell>
          <table:table-cell office:value-type="float" office:value="83.784000000000006" table:style-name="ce11">
            <text:p>83.784</text:p>
          </table:table-cell>
          <table:table-cell office:value-type="float" office:value="70.581000000000003" table:style-name="ce11">
            <text:p>70.581</text:p>
          </table:table-cell>
          <table:table-cell office:value-type="float" office:value="79.447999999999993" table:style-name="ce11">
            <text:p>79.448</text:p>
          </table:table-cell>
          <table:table-cell office:value-type="float" office:value="88.498000000000005" table:style-name="ce11">
            <text:p>88.498</text:p>
          </table:table-cell>
          <table:table-cell office:value-type="float" office:value="74.073999999999998" table:style-name="ce11">
            <text:p>74.074</text:p>
          </table:table-cell>
          <table:table-cell office:value-type="float" office:value="57.872999999999998" table:style-name="ce11">
            <text:p>57.873</text:p>
          </table:table-cell>
          <table:table-cell office:value-type="float" office:value="72.150000000000006" table:style-name="ce11">
            <text:p>72.15</text:p>
          </table:table-cell>
          <table:table-cell office:value-type="float" office:value="20.012" table:style-name="ce11">
            <text:p>20.012</text:p>
          </table:table-cell>
          <table:table-cell office:value-type="float" office:value="24.984999999999999" table:style-name="ce11">
            <text:p>24.985</text:p>
          </table:table-cell>
          <table:table-cell office:value-type="float" office:value="12.118" table:style-name="ce11">
            <text:p>12.118</text:p>
          </table:table-cell>
          <table:table-cell office:value-type="float" office:value="81.587999999999994" table:style-name="ce11">
            <text:p>81.588</text:p>
          </table:table-cell>
          <table:table-cell office:value-type="float" office:value="53.746000000000002" table:style-name="ce11">
            <text:p>53.746</text:p>
          </table:table-cell>
          <table:table-cell office:value-type="float" office:value="70.212000000000003" table:style-name="ce11">
            <text:p>70.212</text:p>
          </table:table-cell>
          <table:table-cell office:value-type="float" office:value="67.802999999999997" table:style-name="ce11">
            <text:p>67.803</text:p>
          </table:table-cell>
          <table:table-cell office:value-type="float" office:value="58.578000000000003" table:style-name="ce11">
            <text:p>58.578</text:p>
          </table:table-cell>
          <table:table-cell office:value-type="float" office:value="54.902999999999999" table:style-name="ce11">
            <text:p>54.903</text:p>
          </table:table-cell>
          <table:table-cell office:value-type="float" office:value="30.082000000000001" table:style-name="ce11">
            <text:p>30.082</text:p>
          </table:table-cell>
          <table:table-cell office:value-type="float" office:value="35.71" table:style-name="ce11">
            <text:p>35.71</text:p>
          </table:table-cell>
          <table:table-cell office:value-type="float" office:value="66.921999999999997" table:style-name="ce11">
            <text:p>66.922</text:p>
          </table:table-cell>
          <table:table-cell office:value-type="float" office:value="37.316000000000003" table:style-name="ce11">
            <text:p>37.316</text:p>
          </table:table-cell>
          <table:table-cell office:value-type="float" office:value="58.436" table:style-name="ce11">
            <text:p>58.436</text:p>
          </table:table-cell>
          <table:table-cell office:value-type="float" office:value="77.471000000000004" table:style-name="ce11">
            <text:p>77.471</text:p>
          </table:table-cell>
          <table:table-cell office:value-type="float" office:value="61.304000000000002" table:style-name="ce11">
            <text:p>61.304</text:p>
          </table:table-cell>
          <table:table-cell office:value-type="float" office:value="61.258000000000003" table:style-name="ce11">
            <text:p>61.258</text:p>
          </table:table-cell>
          <table:table-cell office:value-type="float" office:value="59.953000000000003" table:style-name="ce11">
            <text:p>59.953</text:p>
          </table:table-cell>
          <table:table-cell office:value-type="float" office:value="55.287999999999997" table:style-name="ce11">
            <text:p>55.288</text:p>
          </table:table-cell>
          <table:table-cell office:value-type="float" office:value="49.265999999999998" table:style-name="ce11">
            <text:p>49.266</text:p>
          </table:table-cell>
          <table:table-cell office:value-type="float" office:value="32.332000000000001" table:style-name="ce11">
            <text:p>32.332</text:p>
          </table:table-cell>
          <table:table-cell office:value-type="float" office:value="92.777000000000001" table:style-name="ce11">
            <text:p>92.777</text:p>
          </table:table-cell>
          <table:table-cell office:value-type="float" office:value="81.245999999999995" table:style-name="ce11">
            <text:p>81.246</text:p>
          </table:table-cell>
          <table:table-cell office:value-type="float" office:value="78.058999999999997" table:style-name="ce11">
            <text:p>78.059</text:p>
          </table:table-cell>
          <table:table-cell office:value-type="float" office:value="76.234999999999999" table:style-name="ce11">
            <text:p>76.235</text:p>
          </table:table-cell>
          <table:table-cell office:value-type="float" office:value="83.471000000000004" table:style-name="ce11">
            <text:p>83.471</text:p>
          </table:table-cell>
          <table:table-cell office:value-type="float" office:value="50.118000000000002" table:style-name="ce11">
            <text:p>50.118</text:p>
          </table:table-cell>
          <table:table-cell office:value-type="float" office:value="30.506" table:style-name="ce11">
            <text:p>30.506</text:p>
          </table:table-cell>
          <table:table-cell office:value-type="float" office:value="83.391999999999996" table:style-name="ce11">
            <text:p>83.392</text:p>
          </table:table-cell>
          <table:table-cell office:value-type="float" office:value="22.914000000000001" table:style-name="ce11">
            <text:p>22.914</text:p>
          </table:table-cell>
          <table:table-cell office:value-type="float" office:value="74.412000000000006" table:style-name="ce11">
            <text:p>74.412</text:p>
          </table:table-cell>
          <table:table-cell office:value-type="float" office:value="89.953000000000003" table:style-name="ce11">
            <text:p>89.953</text:p>
          </table:table-cell>
          <table:table-cell office:value-type="float" office:value="96.882000000000005" table:style-name="ce11">
            <text:p>96.882</text:p>
          </table:table-cell>
          <table:table-cell office:value-type="float" office:value="59.088000000000001" table:style-name="ce11">
            <text:p>59.088</text:p>
          </table:table-cell>
          <table:table-cell office:value-type="float" office:value="46.557000000000002" table:style-name="ce11">
            <text:p>46.557</text:p>
          </table:table-cell>
          <table:table-cell office:value-type="float" office:value="7.3070000000000004" table:style-name="ce11">
            <text:p>7.307</text:p>
          </table:table-cell>
          <table:table-cell office:value-type="float" office:value="5.4119999999999999" table:style-name="ce11">
            <text:p>5.412</text:p>
          </table:table-cell>
          <table:table-cell office:value-type="float" office:value="11.294" table:style-name="ce11">
            <text:p>11.294</text:p>
          </table:table-cell>
          <table:table-cell office:value-type="float" office:value="38.118000000000002" table:style-name="ce11">
            <text:p>38.118</text:p>
          </table:table-cell>
          <table:table-cell office:value-type="float" office:value="45.176000000000002" table:style-name="ce11">
            <text:p>45.176</text:p>
          </table:table-cell>
          <table:table-cell office:value-type="float" office:value="5.375" table:style-name="ce11">
            <text:p>5.375</text:p>
          </table:table-cell>
          <table:table-cell office:value-type="float" office:value="87.515000000000001" table:style-name="ce11">
            <text:p>87.515</text:p>
          </table:table-cell>
          <table:table-cell office:value-type="float" office:value="70.688999999999993" table:style-name="ce11">
            <text:p>70.689</text:p>
          </table:table-cell>
          <table:table-cell office:value-type="float" office:value="82.033000000000001" table:style-name="ce11">
            <text:p>82.033</text:p>
          </table:table-cell>
          <table:table-cell office:value-type="float" office:value="5.9379999999999997" table:style-name="ce11">
            <text:p>5.938</text:p>
          </table:table-cell>
          <table:table-cell office:value-type="float" office:value="88.536000000000001" table:style-name="ce11">
            <text:p>88.536</text:p>
          </table:table-cell>
          <table:table-cell office:value-type="float" office:value="5.5259999999999998" table:style-name="ce11">
            <text:p>5.526</text:p>
          </table:table-cell>
          <table:table-cell office:value-type="float" office:value="5.4669999999999996" table:style-name="ce11">
            <text:p>5.467</text:p>
          </table:table-cell>
          <table:table-cell office:value-type="float" office:value="90.358999999999995" table:style-name="ce11">
            <text:p>90.359</text:p>
          </table:table-cell>
          <table:table-cell office:value-type="float" office:value="4.1740000000000004" table:style-name="ce11">
            <text:p>4.174</text:p>
          </table:table-cell>
          <table:table-cell office:value-type="float" office:value="29.032" table:style-name="ce11">
            <text:p>29.032</text:p>
          </table:table-cell>
          <table:table-cell office:value-type="float" office:value="59.14" table:style-name="ce11">
            <text:p>59.14</text:p>
          </table:table-cell>
          <table:table-cell office:value-type="float" office:value="11.827999999999999" table:style-name="ce11">
            <text:p>11.828</text:p>
          </table:table-cell>
          <table:table-cell office:value-type="float" office:value="40.741" table:style-name="ce11">
            <text:p>40.741</text:p>
          </table:table-cell>
          <table:table-cell office:value-type="float" office:value="44.444000000000003" table:style-name="ce11">
            <text:p>44.444</text:p>
          </table:table-cell>
          <table:table-cell office:value-type="string" table:style-name="ce8">
            <text:p>[c]</text:p>
          </table:table-cell>
          <table:table-cell office:value-type="float" office:value="34.408999999999999" table:style-name="ce11">
            <text:p>34.409</text:p>
          </table:table-cell>
          <table:table-cell office:value-type="float" office:value="30.108000000000001" table:style-name="ce11">
            <text:p>30.108</text:p>
          </table:table-cell>
          <table:table-cell office:value-type="float" office:value="35.484000000000002" table:style-name="ce11">
            <text:p>35.484</text:p>
          </table:table-cell>
          <table:table-cell office:value-type="float" office:value="53.762999999999998" table:style-name="ce11">
            <text:p>53.763</text:p>
          </table:table-cell>
          <table:table-cell office:value-type="float" office:value="22.581" table:style-name="ce11">
            <text:p>22.581</text:p>
          </table:table-cell>
          <table:table-cell office:value-type="float" office:value="23.655999999999999" table:style-name="ce11">
            <text:p>23.656</text:p>
          </table:table-cell>
          <table:table-cell office:value-type="string" table:style-name="ce8">
            <text:p>[c]</text:p>
          </table:table-cell>
          <table:table-cell office:value-type="float" office:value="77.778000000000006" table:style-name="ce11">
            <text:p>77.778</text:p>
          </table:table-cell>
          <table:table-cell office:value-type="float" office:value="0" table:style-name="ce11">
            <text:p>0</text:p>
          </table:table-cell>
          <table:table-cell office:value-type="float" office:value="63.207999999999998" table:style-name="ce11">
            <text:p>63.208</text:p>
          </table:table-cell>
          <table:table-cell office:value-type="float" office:value="67.921000000000006" table:style-name="ce11">
            <text:p>67.921</text:p>
          </table:table-cell>
          <table:table-cell office:value-type="float" office:value="57.338999999999999" table:style-name="ce11">
            <text:p>57.339</text:p>
          </table:table-cell>
          <table:table-cell office:value-type="float" office:value="33.771000000000001" table:style-name="ce11">
            <text:p>33.771</text:p>
          </table:table-cell>
          <table:table-cell office:value-type="float" office:value="68.861000000000004" table:style-name="ce11">
            <text:p>68.861</text:p>
          </table:table-cell>
          <table:table-cell office:value-type="float" office:value="75.281999999999996" table:style-name="ce11">
            <text:p>75.282</text:p>
          </table:table-cell>
          <table:table-cell office:value-type="float" office:value="70.498000000000005" table:style-name="ce11">
            <text:p>70.498</text:p>
          </table:table-cell>
          <table:table-cell office:value-type="float" office:value="52.31" table:style-name="ce11">
            <text:p>52.31</text:p>
          </table:table-cell>
          <table:table-cell table:number-columns-repeated="16261"/>
        </table:table-row>
        <table:table-row table:style-name="ro7">
          <table:table-cell office:value-type="string" table:style-name="ce3">
            <text:p>MHRA</text:p>
          </table:table-cell>
          <table:table-cell office:value-type="string" table:style-name="ce3">
            <text:p>Medicines and Healthcare products Regulatory Agency</text:p>
          </table:table-cell>
          <table:table-cell office:value-type="string" table:style-name="ce3">
            <text:p>Health and Social Care</text:p>
          </table:table-cell>
          <table:table-cell office:value-type="string" table:style-name="ce3">
            <text:p/>
          </table:table-cell>
          <table:table-cell office:value-type="float" office:value="71.605999999999995" table:style-name="ce11">
            <text:p>71.606</text:p>
          </table:table-cell>
          <table:table-cell office:value-type="float" office:value="58.154000000000003" table:style-name="ce11">
            <text:p>58.154</text:p>
          </table:table-cell>
          <table:table-cell office:value-type="float" office:value="29.120999999999999" table:style-name="ce11">
            <text:p>29.121</text:p>
          </table:table-cell>
          <table:table-cell office:value-type="float" office:value="73.980999999999995" table:style-name="ce11">
            <text:p>73.981</text:p>
          </table:table-cell>
          <table:table-cell office:value-type="float" office:value="77.709000000000003" table:style-name="ce11">
            <text:p>77.709</text:p>
          </table:table-cell>
          <table:table-cell office:value-type="float" office:value="79.036000000000001" table:style-name="ce11">
            <text:p>79.036</text:p>
          </table:table-cell>
          <table:table-cell office:value-type="float" office:value="77.366" table:style-name="ce11">
            <text:p>77.366</text:p>
          </table:table-cell>
          <table:table-cell office:value-type="float" office:value="82.483999999999995" table:style-name="ce11">
            <text:p>82.484</text:p>
          </table:table-cell>
          <table:table-cell office:value-type="float" office:value="47.183" table:style-name="ce11">
            <text:p>47.183</text:p>
          </table:table-cell>
          <table:table-cell office:value-type="float" office:value="78.313000000000002" table:style-name="ce11">
            <text:p>78.313</text:p>
          </table:table-cell>
          <table:table-cell office:value-type="float" office:value="66.302000000000007" table:style-name="ce11">
            <text:p>66.302</text:p>
          </table:table-cell>
          <table:table-cell office:value-type="float" office:value="26.940999999999999" table:style-name="ce11">
            <text:p>26.941</text:p>
          </table:table-cell>
          <table:table-cell office:value-type="float" office:value="39.234999999999999" table:style-name="ce11">
            <text:p>39.235</text:p>
          </table:table-cell>
          <table:table-cell office:value-type="float" office:value="89.382000000000005" table:style-name="ce11">
            <text:p>89.382</text:p>
          </table:table-cell>
          <table:table-cell office:value-type="float" office:value="82.320999999999998" table:style-name="ce11">
            <text:p>82.321</text:p>
          </table:table-cell>
          <table:table-cell office:value-type="float" office:value="79.09" table:style-name="ce11">
            <text:p>79.09</text:p>
          </table:table-cell>
          <table:table-cell office:value-type="float" office:value="56.412999999999997" table:style-name="ce11">
            <text:p>56.413</text:p>
          </table:table-cell>
          <table:table-cell office:value-type="float" office:value="81.257000000000005" table:style-name="ce11">
            <text:p>81.257</text:p>
          </table:table-cell>
          <table:table-cell office:value-type="float" office:value="77.680999999999997" table:style-name="ce11">
            <text:p>77.681</text:p>
          </table:table-cell>
          <table:table-cell office:value-type="float" office:value="80.369" table:style-name="ce11">
            <text:p>80.369</text:p>
          </table:table-cell>
          <table:table-cell office:value-type="float" office:value="76.763999999999996" table:style-name="ce11">
            <text:p>76.764</text:p>
          </table:table-cell>
          <table:table-cell office:value-type="float" office:value="89.902000000000001" table:style-name="ce11">
            <text:p>89.902</text:p>
          </table:table-cell>
          <table:table-cell office:value-type="float" office:value="87.254999999999995" table:style-name="ce11">
            <text:p>87.255</text:p>
          </table:table-cell>
          <table:table-cell office:value-type="float" office:value="68.879000000000005" table:style-name="ce11">
            <text:p>68.879</text:p>
          </table:table-cell>
          <table:table-cell office:value-type="float" office:value="81.02" table:style-name="ce11">
            <text:p>81.02</text:p>
          </table:table-cell>
          <table:table-cell office:value-type="float" office:value="83.695999999999998" table:style-name="ce11">
            <text:p>83.696</text:p>
          </table:table-cell>
          <table:table-cell office:value-type="float" office:value="70.531000000000006" table:style-name="ce11">
            <text:p>70.531</text:p>
          </table:table-cell>
          <table:table-cell office:value-type="float" office:value="65.325999999999993" table:style-name="ce11">
            <text:p>65.326</text:p>
          </table:table-cell>
          <table:table-cell office:value-type="float" office:value="72.914000000000001" table:style-name="ce11">
            <text:p>72.914</text:p>
          </table:table-cell>
          <table:table-cell office:value-type="float" office:value="86.412999999999997" table:style-name="ce11">
            <text:p>86.413</text:p>
          </table:table-cell>
          <table:table-cell office:value-type="float" office:value="81.739000000000004" table:style-name="ce11">
            <text:p>81.739</text:p>
          </table:table-cell>
          <table:table-cell office:value-type="float" office:value="79.37" table:style-name="ce11">
            <text:p>79.37</text:p>
          </table:table-cell>
          <table:table-cell office:value-type="float" office:value="57.158000000000001" table:style-name="ce11">
            <text:p>57.158</text:p>
          </table:table-cell>
          <table:table-cell office:value-type="float" office:value="47.128999999999998" table:style-name="ce11">
            <text:p>47.129</text:p>
          </table:table-cell>
          <table:table-cell office:value-type="float" office:value="40.456000000000003" table:style-name="ce11">
            <text:p>40.456</text:p>
          </table:table-cell>
          <table:table-cell office:value-type="float" office:value="43.926000000000002" table:style-name="ce11">
            <text:p>43.926</text:p>
          </table:table-cell>
          <table:table-cell office:value-type="float" office:value="82.064999999999998" table:style-name="ce11">
            <text:p>82.065</text:p>
          </table:table-cell>
          <table:table-cell office:value-type="float" office:value="85.9" table:style-name="ce11">
            <text:p>85.9</text:p>
          </table:table-cell>
          <table:table-cell office:value-type="float" office:value="68.477999999999994" table:style-name="ce11">
            <text:p>68.478</text:p>
          </table:table-cell>
          <table:table-cell office:value-type="float" office:value="76.897999999999996" table:style-name="ce11">
            <text:p>76.898</text:p>
          </table:table-cell>
          <table:table-cell office:value-type="float" office:value="60.845999999999997" table:style-name="ce11">
            <text:p>60.846</text:p>
          </table:table-cell>
          <table:table-cell office:value-type="float" office:value="72.992999999999995" table:style-name="ce11">
            <text:p>72.993</text:p>
          </table:table-cell>
          <table:table-cell office:value-type="float" office:value="87.188000000000002" table:style-name="ce11">
            <text:p>87.188</text:p>
          </table:table-cell>
          <table:table-cell office:value-type="float" office:value="62.5" table:style-name="ce11">
            <text:p>62.5</text:p>
          </table:table-cell>
          <table:table-cell office:value-type="float" office:value="49.348999999999997" table:style-name="ce11">
            <text:p>49.349</text:p>
          </table:table-cell>
          <table:table-cell office:value-type="float" office:value="64.751000000000005" table:style-name="ce11">
            <text:p>64.751</text:p>
          </table:table-cell>
          <table:table-cell office:value-type="float" office:value="28.446999999999999" table:style-name="ce11">
            <text:p>28.447</text:p>
          </table:table-cell>
          <table:table-cell office:value-type="float" office:value="30.652000000000001" table:style-name="ce11">
            <text:p>30.652</text:p>
          </table:table-cell>
          <table:table-cell office:value-type="float" office:value="21.521999999999998" table:style-name="ce11">
            <text:p>21.522</text:p>
          </table:table-cell>
          <table:table-cell office:value-type="float" office:value="60.936" table:style-name="ce11">
            <text:p>60.936</text:p>
          </table:table-cell>
          <table:table-cell office:value-type="float" office:value="53.37" table:style-name="ce11">
            <text:p>53.37</text:p>
          </table:table-cell>
          <table:table-cell office:value-type="float" office:value="60.087000000000003" table:style-name="ce11">
            <text:p>60.087</text:p>
          </table:table-cell>
          <table:table-cell office:value-type="float" office:value="52.774999999999999" table:style-name="ce11">
            <text:p>52.775</text:p>
          </table:table-cell>
          <table:table-cell office:value-type="float" office:value="38.847000000000001" table:style-name="ce11">
            <text:p>38.847</text:p>
          </table:table-cell>
          <table:table-cell office:value-type="float" office:value="44.238999999999997" table:style-name="ce11">
            <text:p>44.239</text:p>
          </table:table-cell>
          <table:table-cell office:value-type="float" office:value="18.675000000000001" table:style-name="ce11">
            <text:p>18.675</text:p>
          </table:table-cell>
          <table:table-cell office:value-type="float" office:value="22.667999999999999" table:style-name="ce11">
            <text:p>22.668</text:p>
          </table:table-cell>
          <table:table-cell office:value-type="float" office:value="48.204999999999998" table:style-name="ce11">
            <text:p>48.205</text:p>
          </table:table-cell>
          <table:table-cell office:value-type="float" office:value="30.803000000000001" table:style-name="ce11">
            <text:p>30.803</text:p>
          </table:table-cell>
          <table:table-cell office:value-type="float" office:value="36.984999999999999" table:style-name="ce11">
            <text:p>36.985</text:p>
          </table:table-cell>
          <table:table-cell office:value-type="float" office:value="62.215000000000003" table:style-name="ce11">
            <text:p>62.215</text:p>
          </table:table-cell>
          <table:table-cell office:value-type="float" office:value="43.54" table:style-name="ce11">
            <text:p>43.54</text:p>
          </table:table-cell>
          <table:table-cell office:value-type="float" office:value="43.851999999999997" table:style-name="ce11">
            <text:p>43.852</text:p>
          </table:table-cell>
          <table:table-cell office:value-type="float" office:value="44.661999999999999" table:style-name="ce11">
            <text:p>44.662</text:p>
          </table:table-cell>
          <table:table-cell office:value-type="float" office:value="41.304000000000002" table:style-name="ce11">
            <text:p>41.304</text:p>
          </table:table-cell>
          <table:table-cell office:value-type="float" office:value="38.069000000000003" table:style-name="ce11">
            <text:p>38.069</text:p>
          </table:table-cell>
          <table:table-cell office:value-type="float" office:value="25.437000000000001" table:style-name="ce11">
            <text:p>25.437</text:p>
          </table:table-cell>
          <table:table-cell office:value-type="float" office:value="89.902000000000001" table:style-name="ce11">
            <text:p>89.902</text:p>
          </table:table-cell>
          <table:table-cell office:value-type="float" office:value="71.304000000000002" table:style-name="ce11">
            <text:p>71.304</text:p>
          </table:table-cell>
          <table:table-cell office:value-type="float" office:value="62.581000000000003" table:style-name="ce11">
            <text:p>62.581</text:p>
          </table:table-cell>
          <table:table-cell office:value-type="float" office:value="63.33" table:style-name="ce11">
            <text:p>63.33</text:p>
          </table:table-cell>
          <table:table-cell office:value-type="float" office:value="72.796999999999997" table:style-name="ce11">
            <text:p>72.797</text:p>
          </table:table-cell>
          <table:table-cell office:value-type="float" office:value="58.677" table:style-name="ce11">
            <text:p>58.677</text:p>
          </table:table-cell>
          <table:table-cell office:value-type="float" office:value="38.302999999999997" table:style-name="ce11">
            <text:p>38.303</text:p>
          </table:table-cell>
          <table:table-cell office:value-type="float" office:value="73.072999999999993" table:style-name="ce11">
            <text:p>73.073</text:p>
          </table:table-cell>
          <table:table-cell office:value-type="float" office:value="27.47" table:style-name="ce11">
            <text:p>27.47</text:p>
          </table:table-cell>
          <table:table-cell office:value-type="float" office:value="85.558999999999997" table:style-name="ce11">
            <text:p>85.559</text:p>
          </table:table-cell>
          <table:table-cell office:value-type="float" office:value="86.289000000000001" table:style-name="ce11">
            <text:p>86.289</text:p>
          </table:table-cell>
          <table:table-cell office:value-type="float" office:value="95.212000000000003" table:style-name="ce11">
            <text:p>95.212</text:p>
          </table:table-cell>
          <table:table-cell office:value-type="float" office:value="67.977999999999994" table:style-name="ce11">
            <text:p>67.978</text:p>
          </table:table-cell>
          <table:table-cell office:value-type="float" office:value="50.491" table:style-name="ce11">
            <text:p>50.491</text:p>
          </table:table-cell>
          <table:table-cell office:value-type="float" office:value="15.284000000000001" table:style-name="ce11">
            <text:p>15.284</text:p>
          </table:table-cell>
          <table:table-cell office:value-type="float" office:value="6.024" table:style-name="ce11">
            <text:p>6.024</text:p>
          </table:table-cell>
          <table:table-cell office:value-type="float" office:value="17.744" table:style-name="ce11">
            <text:p>17.744</text:p>
          </table:table-cell>
          <table:table-cell office:value-type="float" office:value="41.073" table:style-name="ce11">
            <text:p>41.073</text:p>
          </table:table-cell>
          <table:table-cell office:value-type="float" office:value="35.158999999999999" table:style-name="ce11">
            <text:p>35.159</text:p>
          </table:table-cell>
          <table:table-cell office:value-type="float" office:value="8.0609999999999999" table:style-name="ce11">
            <text:p>8.061</text:p>
          </table:table-cell>
          <table:table-cell office:value-type="float" office:value="84.924000000000007" table:style-name="ce11">
            <text:p>84.924</text:p>
          </table:table-cell>
          <table:table-cell office:value-type="float" office:value="70.977999999999994" table:style-name="ce11">
            <text:p>70.978</text:p>
          </table:table-cell>
          <table:table-cell office:value-type="float" office:value="70.626999999999995" table:style-name="ce11">
            <text:p>70.627</text:p>
          </table:table-cell>
          <table:table-cell office:value-type="float" office:value="5.1139999999999999" table:style-name="ce11">
            <text:p>5.114</text:p>
          </table:table-cell>
          <table:table-cell office:value-type="float" office:value="87.703999999999994" table:style-name="ce11">
            <text:p>87.704</text:p>
          </table:table-cell>
          <table:table-cell office:value-type="float" office:value="7.1820000000000004" table:style-name="ce11">
            <text:p>7.182</text:p>
          </table:table-cell>
          <table:table-cell office:value-type="float" office:value="7.0730000000000004" table:style-name="ce11">
            <text:p>7.073</text:p>
          </table:table-cell>
          <table:table-cell office:value-type="float" office:value="86.072000000000003" table:style-name="ce11">
            <text:p>86.072</text:p>
          </table:table-cell>
          <table:table-cell office:value-type="float" office:value="6.8550000000000004" table:style-name="ce11">
            <text:p>6.855</text:p>
          </table:table-cell>
          <table:table-cell office:value-type="float" office:value="35.384999999999998" table:style-name="ce11">
            <text:p>35.385</text:p>
          </table:table-cell>
          <table:table-cell office:value-type="float" office:value="49.231000000000002" table:style-name="ce11">
            <text:p>49.231</text:p>
          </table:table-cell>
          <table:table-cell office:value-type="float" office:value="15.385" table:style-name="ce11">
            <text:p>15.385</text:p>
          </table:table-cell>
          <table:table-cell office:value-type="float" office:value="43.478000000000002" table:style-name="ce11">
            <text:p>43.478</text:p>
          </table:table-cell>
          <table:table-cell office:value-type="float" office:value="47.826000000000001" table:style-name="ce11">
            <text:p>47.826</text:p>
          </table:table-cell>
          <table:table-cell office:value-type="string" table:style-name="ce8">
            <text:p>[c]</text:p>
          </table:table-cell>
          <table:table-cell office:value-type="float" office:value="32.308" table:style-name="ce11">
            <text:p>32.308</text:p>
          </table:table-cell>
          <table:table-cell office:value-type="float" office:value="29.231000000000002" table:style-name="ce11">
            <text:p>29.231</text:p>
          </table:table-cell>
          <table:table-cell office:value-type="float" office:value="38.462000000000003" table:style-name="ce11">
            <text:p>38.462</text:p>
          </table:table-cell>
          <table:table-cell office:value-type="float" office:value="64.063000000000002" table:style-name="ce11">
            <text:p>64.063</text:p>
          </table:table-cell>
          <table:table-cell office:value-type="string" table:style-name="ce8">
            <text:p>[c]</text:p>
          </table:table-cell>
          <table:table-cell office:value-type="float" office:value="25" table:style-name="ce11">
            <text:p>25</text:p>
          </table:table-cell>
          <table:table-cell office:value-type="string" table:style-name="ce8">
            <text:p>[c]</text:p>
          </table:table-cell>
          <table:table-cell office:value-type="float" office:value="60.87" table:style-name="ce11">
            <text:p>60.87</text:p>
          </table:table-cell>
          <table:table-cell office:value-type="string" table:style-name="ce8">
            <text:p>[c]</text:p>
          </table:table-cell>
          <table:table-cell office:value-type="float" office:value="63.655999999999999" table:style-name="ce11">
            <text:p>63.656</text:p>
          </table:table-cell>
          <table:table-cell office:value-type="float" office:value="69.89" table:style-name="ce11">
            <text:p>69.89</text:p>
          </table:table-cell>
          <table:table-cell office:value-type="float" office:value="59.67" table:style-name="ce11">
            <text:p>59.67</text:p>
          </table:table-cell>
          <table:table-cell office:value-type="float" office:value="37.322000000000003" table:style-name="ce11">
            <text:p>37.322</text:p>
          </table:table-cell>
          <table:table-cell office:value-type="float" office:value="74.972999999999999" table:style-name="ce11">
            <text:p>74.973</text:p>
          </table:table-cell>
          <table:table-cell office:value-type="float" office:value="74.093999999999994" table:style-name="ce11">
            <text:p>74.094</text:p>
          </table:table-cell>
          <table:table-cell office:value-type="float" office:value="43.530999999999999" table:style-name="ce11">
            <text:p>43.531</text:p>
          </table:table-cell>
          <table:table-cell office:value-type="float" office:value="45.603999999999999" table:style-name="ce11">
            <text:p>45.604</text:p>
          </table:table-cell>
          <table:table-cell table:number-columns-repeated="16261"/>
        </table:table-row>
        <table:table-row table:style-name="ro5">
          <table:table-cell office:value-type="string" table:style-name="ce3">
            <text:p>MOD</text:p>
          </table:table-cell>
          <table:table-cell office:value-type="string" table:style-name="ce3">
            <text:p>Ministry of Defence</text:p>
          </table:table-cell>
          <table:table-cell office:value-type="string" table:style-name="ce3">
            <text:p>Defence</text:p>
          </table:table-cell>
          <table:table-cell office:value-type="string" table:style-name="ce3">
            <text:p/>
          </table:table-cell>
          <table:table-cell office:value-type="float" office:value="58.661999999999999" table:style-name="ce11">
            <text:p>58.662</text:p>
          </table:table-cell>
          <table:table-cell office:value-type="float" office:value="63.195999999999998" table:style-name="ce11">
            <text:p>63.196</text:p>
          </table:table-cell>
          <table:table-cell office:value-type="float" office:value="29.498000000000001" table:style-name="ce11">
            <text:p>29.498</text:p>
          </table:table-cell>
          <table:table-cell office:value-type="float" office:value="72.832999999999998" table:style-name="ce11">
            <text:p>72.833</text:p>
          </table:table-cell>
          <table:table-cell office:value-type="float" office:value="77.855999999999995" table:style-name="ce11">
            <text:p>77.856</text:p>
          </table:table-cell>
          <table:table-cell office:value-type="float" office:value="81.430000000000007" table:style-name="ce11">
            <text:p>81.43</text:p>
          </table:table-cell>
          <table:table-cell office:value-type="float" office:value="72.277000000000001" table:style-name="ce11">
            <text:p>72.277</text:p>
          </table:table-cell>
          <table:table-cell office:value-type="float" office:value="79.656000000000006" table:style-name="ce11">
            <text:p>79.656</text:p>
          </table:table-cell>
          <table:table-cell office:value-type="float" office:value="53.738999999999997" table:style-name="ce11">
            <text:p>53.739</text:p>
          </table:table-cell>
          <table:table-cell office:value-type="float" office:value="77.287000000000006" table:style-name="ce11">
            <text:p>77.287</text:p>
          </table:table-cell>
          <table:table-cell office:value-type="float" office:value="70.167000000000002" table:style-name="ce11">
            <text:p>70.167</text:p>
          </table:table-cell>
          <table:table-cell office:value-type="float" office:value="29.971" table:style-name="ce11">
            <text:p>29.971</text:p>
          </table:table-cell>
          <table:table-cell office:value-type="float" office:value="42.198999999999998" table:style-name="ce11">
            <text:p>42.199</text:p>
          </table:table-cell>
          <table:table-cell office:value-type="float" office:value="89.381" table:style-name="ce11">
            <text:p>89.381</text:p>
          </table:table-cell>
          <table:table-cell office:value-type="float" office:value="81.688999999999993" table:style-name="ce11">
            <text:p>81.689</text:p>
          </table:table-cell>
          <table:table-cell office:value-type="float" office:value="76.448999999999998" table:style-name="ce11">
            <text:p>76.449</text:p>
          </table:table-cell>
          <table:table-cell office:value-type="float" office:value="61.973999999999997" table:style-name="ce11">
            <text:p>61.974</text:p>
          </table:table-cell>
          <table:table-cell office:value-type="float" office:value="79.784999999999997" table:style-name="ce11">
            <text:p>79.785</text:p>
          </table:table-cell>
          <table:table-cell office:value-type="float" office:value="79.375" table:style-name="ce11">
            <text:p>79.375</text:p>
          </table:table-cell>
          <table:table-cell office:value-type="float" office:value="83.498999999999995" table:style-name="ce11">
            <text:p>83.499</text:p>
          </table:table-cell>
          <table:table-cell office:value-type="float" office:value="70.08" table:style-name="ce11">
            <text:p>70.08</text:p>
          </table:table-cell>
          <table:table-cell office:value-type="float" office:value="84.933999999999997" table:style-name="ce11">
            <text:p>84.934</text:p>
          </table:table-cell>
          <table:table-cell office:value-type="float" office:value="82.168999999999997" table:style-name="ce11">
            <text:p>82.169</text:p>
          </table:table-cell>
          <table:table-cell office:value-type="float" office:value="65.054000000000002" table:style-name="ce11">
            <text:p>65.054</text:p>
          </table:table-cell>
          <table:table-cell office:value-type="float" office:value="76.058999999999997" table:style-name="ce11">
            <text:p>76.059</text:p>
          </table:table-cell>
          <table:table-cell office:value-type="float" office:value="78.022999999999996" table:style-name="ce11">
            <text:p>78.023</text:p>
          </table:table-cell>
          <table:table-cell office:value-type="float" office:value="64.495999999999995" table:style-name="ce11">
            <text:p>64.496</text:p>
          </table:table-cell>
          <table:table-cell office:value-type="float" office:value="61.064999999999998" table:style-name="ce11">
            <text:p>61.065</text:p>
          </table:table-cell>
          <table:table-cell office:value-type="float" office:value="68.738" table:style-name="ce11">
            <text:p>68.738</text:p>
          </table:table-cell>
          <table:table-cell office:value-type="float" office:value="82.555000000000007" table:style-name="ce11">
            <text:p>82.555</text:p>
          </table:table-cell>
          <table:table-cell office:value-type="float" office:value="80.867000000000004" table:style-name="ce11">
            <text:p>80.867</text:p>
          </table:table-cell>
          <table:table-cell office:value-type="float" office:value="75.531999999999996" table:style-name="ce11">
            <text:p>75.532</text:p>
          </table:table-cell>
          <table:table-cell office:value-type="float" office:value="65.405000000000001" table:style-name="ce11">
            <text:p>65.405</text:p>
          </table:table-cell>
          <table:table-cell office:value-type="float" office:value="46.765000000000001" table:style-name="ce11">
            <text:p>46.765</text:p>
          </table:table-cell>
          <table:table-cell office:value-type="float" office:value="53.551000000000002" table:style-name="ce11">
            <text:p>53.551</text:p>
          </table:table-cell>
          <table:table-cell office:value-type="float" office:value="49.255000000000003" table:style-name="ce11">
            <text:p>49.255</text:p>
          </table:table-cell>
          <table:table-cell office:value-type="float" office:value="81.566999999999993" table:style-name="ce11">
            <text:p>81.567</text:p>
          </table:table-cell>
          <table:table-cell office:value-type="float" office:value="84.566999999999993" table:style-name="ce11">
            <text:p>84.567</text:p>
          </table:table-cell>
          <table:table-cell office:value-type="float" office:value="68.13" table:style-name="ce11">
            <text:p>68.13</text:p>
          </table:table-cell>
          <table:table-cell office:value-type="float" office:value="74.929000000000002" table:style-name="ce11">
            <text:p>74.929</text:p>
          </table:table-cell>
          <table:table-cell office:value-type="float" office:value="63.582000000000001" table:style-name="ce11">
            <text:p>63.582</text:p>
          </table:table-cell>
          <table:table-cell office:value-type="float" office:value="75.182000000000002" table:style-name="ce11">
            <text:p>75.182</text:p>
          </table:table-cell>
          <table:table-cell office:value-type="float" office:value="86.596000000000004" table:style-name="ce11">
            <text:p>86.596</text:p>
          </table:table-cell>
          <table:table-cell office:value-type="float" office:value="64.590999999999994" table:style-name="ce11">
            <text:p>64.591</text:p>
          </table:table-cell>
          <table:table-cell office:value-type="float" office:value="59.957999999999998" table:style-name="ce11">
            <text:p>59.958</text:p>
          </table:table-cell>
          <table:table-cell office:value-type="float" office:value="71.117000000000004" table:style-name="ce11">
            <text:p>71.117</text:p>
          </table:table-cell>
          <table:table-cell office:value-type="float" office:value="30.036000000000001" table:style-name="ce11">
            <text:p>30.036</text:p>
          </table:table-cell>
          <table:table-cell office:value-type="float" office:value="36.356999999999999" table:style-name="ce11">
            <text:p>36.357</text:p>
          </table:table-cell>
          <table:table-cell office:value-type="float" office:value="23.545999999999999" table:style-name="ce11">
            <text:p>23.546</text:p>
          </table:table-cell>
          <table:table-cell office:value-type="float" office:value="70.132999999999996" table:style-name="ce11">
            <text:p>70.133</text:p>
          </table:table-cell>
          <table:table-cell office:value-type="float" office:value="57.084000000000003" table:style-name="ce11">
            <text:p>57.084</text:p>
          </table:table-cell>
          <table:table-cell office:value-type="float" office:value="58.802999999999997" table:style-name="ce11">
            <text:p>58.803</text:p>
          </table:table-cell>
          <table:table-cell office:value-type="float" office:value="55.813000000000002" table:style-name="ce11">
            <text:p>55.813</text:p>
          </table:table-cell>
          <table:table-cell office:value-type="float" office:value="42.957999999999998" table:style-name="ce11">
            <text:p>42.958</text:p>
          </table:table-cell>
          <table:table-cell office:value-type="float" office:value="44.723999999999997" table:style-name="ce11">
            <text:p>44.724</text:p>
          </table:table-cell>
          <table:table-cell office:value-type="float" office:value="22.414999999999999" table:style-name="ce11">
            <text:p>22.415</text:p>
          </table:table-cell>
          <table:table-cell office:value-type="float" office:value="21.106000000000002" table:style-name="ce11">
            <text:p>21.106</text:p>
          </table:table-cell>
          <table:table-cell office:value-type="float" office:value="55.618000000000002" table:style-name="ce11">
            <text:p>55.618</text:p>
          </table:table-cell>
          <table:table-cell office:value-type="float" office:value="32.161999999999999" table:style-name="ce11">
            <text:p>32.162</text:p>
          </table:table-cell>
          <table:table-cell office:value-type="float" office:value="46.220999999999997" table:style-name="ce11">
            <text:p>46.221</text:p>
          </table:table-cell>
          <table:table-cell office:value-type="float" office:value="67.033000000000001" table:style-name="ce11">
            <text:p>67.033</text:p>
          </table:table-cell>
          <table:table-cell office:value-type="float" office:value="55.072000000000003" table:style-name="ce11">
            <text:p>55.072</text:p>
          </table:table-cell>
          <table:table-cell office:value-type="float" office:value="60.542999999999999" table:style-name="ce11">
            <text:p>60.543</text:p>
          </table:table-cell>
          <table:table-cell office:value-type="float" office:value="50.048000000000002" table:style-name="ce11">
            <text:p>50.048</text:p>
          </table:table-cell>
          <table:table-cell office:value-type="float" office:value="45.48" table:style-name="ce11">
            <text:p>45.48</text:p>
          </table:table-cell>
          <table:table-cell office:value-type="float" office:value="36.249000000000002" table:style-name="ce11">
            <text:p>36.249</text:p>
          </table:table-cell>
          <table:table-cell office:value-type="float" office:value="27.474" table:style-name="ce11">
            <text:p>27.474</text:p>
          </table:table-cell>
          <table:table-cell office:value-type="float" office:value="90.126999999999995" table:style-name="ce11">
            <text:p>90.127</text:p>
          </table:table-cell>
          <table:table-cell office:value-type="float" office:value="74.296000000000006" table:style-name="ce11">
            <text:p>74.296</text:p>
          </table:table-cell>
          <table:table-cell office:value-type="float" office:value="71.971000000000004" table:style-name="ce11">
            <text:p>71.971</text:p>
          </table:table-cell>
          <table:table-cell office:value-type="float" office:value="74.486999999999995" table:style-name="ce11">
            <text:p>74.487</text:p>
          </table:table-cell>
          <table:table-cell office:value-type="float" office:value="75.995999999999995" table:style-name="ce11">
            <text:p>75.996</text:p>
          </table:table-cell>
          <table:table-cell office:value-type="float" office:value="59.301000000000002" table:style-name="ce11">
            <text:p>59.301</text:p>
          </table:table-cell>
          <table:table-cell office:value-type="float" office:value="42.280999999999999" table:style-name="ce11">
            <text:p>42.281</text:p>
          </table:table-cell>
          <table:table-cell office:value-type="float" office:value="57.808999999999997" table:style-name="ce11">
            <text:p>57.809</text:p>
          </table:table-cell>
          <table:table-cell office:value-type="float" office:value="31.463999999999999" table:style-name="ce11">
            <text:p>31.464</text:p>
          </table:table-cell>
          <table:table-cell office:value-type="float" office:value="66.114999999999995" table:style-name="ce11">
            <text:p>66.115</text:p>
          </table:table-cell>
          <table:table-cell office:value-type="float" office:value="68.819999999999993" table:style-name="ce11">
            <text:p>68.82</text:p>
          </table:table-cell>
          <table:table-cell office:value-type="float" office:value="88.507000000000005" table:style-name="ce11">
            <text:p>88.507</text:p>
          </table:table-cell>
          <table:table-cell office:value-type="float" office:value="64.206000000000003" table:style-name="ce11">
            <text:p>64.206</text:p>
          </table:table-cell>
          <table:table-cell office:value-type="float" office:value="47.298000000000002" table:style-name="ce11">
            <text:p>47.298</text:p>
          </table:table-cell>
          <table:table-cell office:value-type="float" office:value="14.945" table:style-name="ce11">
            <text:p>14.945</text:p>
          </table:table-cell>
          <table:table-cell office:value-type="float" office:value="6.5789999999999997" table:style-name="ce11">
            <text:p>6.579</text:p>
          </table:table-cell>
          <table:table-cell office:value-type="float" office:value="11.704000000000001" table:style-name="ce11">
            <text:p>11.704</text:p>
          </table:table-cell>
          <table:table-cell office:value-type="float" office:value="28.036000000000001" table:style-name="ce11">
            <text:p>28.036</text:p>
          </table:table-cell>
          <table:table-cell office:value-type="float" office:value="53.680999999999997" table:style-name="ce11">
            <text:p>53.681</text:p>
          </table:table-cell>
          <table:table-cell office:value-type="float" office:value="9.0519999999999996" table:style-name="ce11">
            <text:p>9.052</text:p>
          </table:table-cell>
          <table:table-cell office:value-type="float" office:value="86.022000000000006" table:style-name="ce11">
            <text:p>86.022</text:p>
          </table:table-cell>
          <table:table-cell office:value-type="float" office:value="71.302999999999997" table:style-name="ce11">
            <text:p>71.303</text:p>
          </table:table-cell>
          <table:table-cell office:value-type="float" office:value="65.962000000000003" table:style-name="ce11">
            <text:p>65.962</text:p>
          </table:table-cell>
          <table:table-cell office:value-type="float" office:value="10.669" table:style-name="ce11">
            <text:p>10.669</text:p>
          </table:table-cell>
          <table:table-cell office:value-type="float" office:value="82.364999999999995" table:style-name="ce11">
            <text:p>82.365</text:p>
          </table:table-cell>
          <table:table-cell office:value-type="float" office:value="6.9649999999999999" table:style-name="ce11">
            <text:p>6.965</text:p>
          </table:table-cell>
          <table:table-cell office:value-type="float" office:value="10.821999999999999" table:style-name="ce11">
            <text:p>10.822</text:p>
          </table:table-cell>
          <table:table-cell office:value-type="float" office:value="83.283000000000001" table:style-name="ce11">
            <text:p>83.283</text:p>
          </table:table-cell>
          <table:table-cell office:value-type="float" office:value="5.8949999999999996" table:style-name="ce11">
            <text:p>5.895</text:p>
          </table:table-cell>
          <table:table-cell office:value-type="float" office:value="42.713999999999999" table:style-name="ce11">
            <text:p>42.714</text:p>
          </table:table-cell>
          <table:table-cell office:value-type="float" office:value="44.905999999999999" table:style-name="ce11">
            <text:p>44.906</text:p>
          </table:table-cell>
          <table:table-cell office:value-type="float" office:value="12.38" table:style-name="ce11">
            <text:p>12.38</text:p>
          </table:table-cell>
          <table:table-cell office:value-type="float" office:value="24.481000000000002" table:style-name="ce11">
            <text:p>24.481</text:p>
          </table:table-cell>
          <table:table-cell office:value-type="float" office:value="60.795000000000002" table:style-name="ce11">
            <text:p>60.795</text:p>
          </table:table-cell>
          <table:table-cell office:value-type="float" office:value="14.724" table:style-name="ce11">
            <text:p>14.724</text:p>
          </table:table-cell>
          <table:table-cell office:value-type="float" office:value="38.481999999999999" table:style-name="ce11">
            <text:p>38.482</text:p>
          </table:table-cell>
          <table:table-cell office:value-type="float" office:value="34.917999999999999" table:style-name="ce11">
            <text:p>34.918</text:p>
          </table:table-cell>
          <table:table-cell office:value-type="float" office:value="26.6" table:style-name="ce11">
            <text:p>26.6</text:p>
          </table:table-cell>
          <table:table-cell office:value-type="float" office:value="60.015000000000001" table:style-name="ce11">
            <text:p>60.015</text:p>
          </table:table-cell>
          <table:table-cell office:value-type="float" office:value="21.678000000000001" table:style-name="ce11">
            <text:p>21.678</text:p>
          </table:table-cell>
          <table:table-cell office:value-type="float" office:value="18.306999999999999" table:style-name="ce11">
            <text:p>18.307</text:p>
          </table:table-cell>
          <table:table-cell office:value-type="float" office:value="35.945999999999998" table:style-name="ce11">
            <text:p>35.946</text:p>
          </table:table-cell>
          <table:table-cell office:value-type="float" office:value="50.09" table:style-name="ce11">
            <text:p>50.09</text:p>
          </table:table-cell>
          <table:table-cell office:value-type="float" office:value="13.964" table:style-name="ce11">
            <text:p>13.964</text:p>
          </table:table-cell>
          <table:table-cell office:value-type="float" office:value="65.25" table:style-name="ce11">
            <text:p>65.25</text:p>
          </table:table-cell>
          <table:table-cell office:value-type="float" office:value="69.494" table:style-name="ce11">
            <text:p>69.494</text:p>
          </table:table-cell>
          <table:table-cell office:value-type="float" office:value="61.436" table:style-name="ce11">
            <text:p>61.436</text:p>
          </table:table-cell>
          <table:table-cell office:value-type="float" office:value="31.238" table:style-name="ce11">
            <text:p>31.238</text:p>
          </table:table-cell>
          <table:table-cell office:value-type="float" office:value="72.39" table:style-name="ce11">
            <text:p>72.39</text:p>
          </table:table-cell>
          <table:table-cell office:value-type="float" office:value="69.813000000000002" table:style-name="ce11">
            <text:p>69.813</text:p>
          </table:table-cell>
          <table:table-cell office:value-type="float" office:value="52.511000000000003" table:style-name="ce11">
            <text:p>52.511</text:p>
          </table:table-cell>
          <table:table-cell office:value-type="float" office:value="40.460999999999999" table:style-name="ce11">
            <text:p>40.461</text:p>
          </table:table-cell>
          <table:table-cell table:number-columns-repeated="16261"/>
        </table:table-row>
        <table:table-row table:style-name="ro5">
          <table:table-cell office:value-type="string" table:style-name="ce3">
            <text:p>MOJHQ</text:p>
          </table:table-cell>
          <table:table-cell office:value-type="string" table:style-name="ce3">
            <text:p>Ministry of Justice Headquarters</text:p>
          </table:table-cell>
          <table:table-cell office:value-type="string" table:style-name="ce3">
            <text:p>Justice</text:p>
          </table:table-cell>
          <table:table-cell office:value-type="string" table:style-name="ce3">
            <text:p/>
          </table:table-cell>
          <table:table-cell office:value-type="float" office:value="82.138000000000005" table:style-name="ce11">
            <text:p>82.138</text:p>
          </table:table-cell>
          <table:table-cell office:value-type="float" office:value="66.090999999999994" table:style-name="ce11">
            <text:p>66.091</text:p>
          </table:table-cell>
          <table:table-cell office:value-type="float" office:value="24.533999999999999" table:style-name="ce11">
            <text:p>24.534</text:p>
          </table:table-cell>
          <table:table-cell office:value-type="float" office:value="75.784999999999997" table:style-name="ce11">
            <text:p>75.785</text:p>
          </table:table-cell>
          <table:table-cell office:value-type="float" office:value="81.638000000000005" table:style-name="ce11">
            <text:p>81.638</text:p>
          </table:table-cell>
          <table:table-cell office:value-type="float" office:value="83.781999999999996" table:style-name="ce11">
            <text:p>83.782</text:p>
          </table:table-cell>
          <table:table-cell office:value-type="float" office:value="79.522000000000006" table:style-name="ce11">
            <text:p>79.522</text:p>
          </table:table-cell>
          <table:table-cell office:value-type="float" office:value="86.561999999999998" table:style-name="ce11">
            <text:p>86.562</text:p>
          </table:table-cell>
          <table:table-cell office:value-type="float" office:value="63.628999999999998" table:style-name="ce11">
            <text:p>63.629</text:p>
          </table:table-cell>
          <table:table-cell office:value-type="float" office:value="84.953999999999994" table:style-name="ce11">
            <text:p>84.954</text:p>
          </table:table-cell>
          <table:table-cell office:value-type="float" office:value="77.787000000000006" table:style-name="ce11">
            <text:p>77.787</text:p>
          </table:table-cell>
          <table:table-cell office:value-type="float" office:value="39.817" table:style-name="ce11">
            <text:p>39.817</text:p>
          </table:table-cell>
          <table:table-cell office:value-type="float" office:value="56.948999999999998" table:style-name="ce11">
            <text:p>56.949</text:p>
          </table:table-cell>
          <table:table-cell office:value-type="float" office:value="90.819000000000003" table:style-name="ce11">
            <text:p>90.819</text:p>
          </table:table-cell>
          <table:table-cell office:value-type="float" office:value="83.683000000000007" table:style-name="ce11">
            <text:p>83.683</text:p>
          </table:table-cell>
          <table:table-cell office:value-type="float" office:value="80.393000000000001" table:style-name="ce11">
            <text:p>80.393</text:p>
          </table:table-cell>
          <table:table-cell office:value-type="float" office:value="67.322000000000003" table:style-name="ce11">
            <text:p>67.322</text:p>
          </table:table-cell>
          <table:table-cell office:value-type="float" office:value="85.918000000000006" table:style-name="ce11">
            <text:p>85.918</text:p>
          </table:table-cell>
          <table:table-cell office:value-type="float" office:value="83.143000000000001" table:style-name="ce11">
            <text:p>83.143</text:p>
          </table:table-cell>
          <table:table-cell office:value-type="float" office:value="84.415000000000006" table:style-name="ce11">
            <text:p>84.415</text:p>
          </table:table-cell>
          <table:table-cell office:value-type="float" office:value="78.843000000000004" table:style-name="ce11">
            <text:p>78.843</text:p>
          </table:table-cell>
          <table:table-cell office:value-type="float" office:value="91.25" table:style-name="ce11">
            <text:p>91.25</text:p>
          </table:table-cell>
          <table:table-cell office:value-type="float" office:value="88.162000000000006" table:style-name="ce11">
            <text:p>88.162</text:p>
          </table:table-cell>
          <table:table-cell office:value-type="float" office:value="70.376999999999995" table:style-name="ce11">
            <text:p>70.377</text:p>
          </table:table-cell>
          <table:table-cell office:value-type="float" office:value="83.585999999999999" table:style-name="ce11">
            <text:p>83.586</text:p>
          </table:table-cell>
          <table:table-cell office:value-type="float" office:value="85.596999999999994" table:style-name="ce11">
            <text:p>85.597</text:p>
          </table:table-cell>
          <table:table-cell office:value-type="float" office:value="74.325999999999993" table:style-name="ce11">
            <text:p>74.326</text:p>
          </table:table-cell>
          <table:table-cell office:value-type="float" office:value="69.463999999999999" table:style-name="ce11">
            <text:p>69.464</text:p>
          </table:table-cell>
          <table:table-cell office:value-type="float" office:value="74.025000000000006" table:style-name="ce11">
            <text:p>74.025</text:p>
          </table:table-cell>
          <table:table-cell office:value-type="float" office:value="88.766000000000005" table:style-name="ce11">
            <text:p>88.766</text:p>
          </table:table-cell>
          <table:table-cell office:value-type="float" office:value="87.546999999999997" table:style-name="ce11">
            <text:p>87.547</text:p>
          </table:table-cell>
          <table:table-cell office:value-type="float" office:value="83.382999999999996" table:style-name="ce11">
            <text:p>83.383</text:p>
          </table:table-cell>
          <table:table-cell office:value-type="float" office:value="72.391999999999996" table:style-name="ce11">
            <text:p>72.392</text:p>
          </table:table-cell>
          <table:table-cell office:value-type="float" office:value="58.841000000000001" table:style-name="ce11">
            <text:p>58.841</text:p>
          </table:table-cell>
          <table:table-cell office:value-type="float" office:value="66.16" table:style-name="ce11">
            <text:p>66.16</text:p>
          </table:table-cell>
          <table:table-cell office:value-type="float" office:value="57.084000000000003" table:style-name="ce11">
            <text:p>57.084</text:p>
          </table:table-cell>
          <table:table-cell office:value-type="float" office:value="87.411000000000001" table:style-name="ce11">
            <text:p>87.411</text:p>
          </table:table-cell>
          <table:table-cell office:value-type="float" office:value="90.188999999999993" table:style-name="ce11">
            <text:p>90.189</text:p>
          </table:table-cell>
          <table:table-cell office:value-type="float" office:value="78.290000000000006" table:style-name="ce11">
            <text:p>78.29</text:p>
          </table:table-cell>
          <table:table-cell office:value-type="float" office:value="83.891999999999996" table:style-name="ce11">
            <text:p>83.892</text:p>
          </table:table-cell>
          <table:table-cell office:value-type="float" office:value="72.63" table:style-name="ce11">
            <text:p>72.63</text:p>
          </table:table-cell>
          <table:table-cell office:value-type="float" office:value="76.453000000000003" table:style-name="ce11">
            <text:p>76.453</text:p>
          </table:table-cell>
          <table:table-cell office:value-type="float" office:value="90.304000000000002" table:style-name="ce11">
            <text:p>90.304</text:p>
          </table:table-cell>
          <table:table-cell office:value-type="float" office:value="81.057000000000002" table:style-name="ce11">
            <text:p>81.057</text:p>
          </table:table-cell>
          <table:table-cell office:value-type="float" office:value="67.817999999999998" table:style-name="ce11">
            <text:p>67.818</text:p>
          </table:table-cell>
          <table:table-cell office:value-type="float" office:value="78.447999999999993" table:style-name="ce11">
            <text:p>78.448</text:p>
          </table:table-cell>
          <table:table-cell office:value-type="float" office:value="41.875999999999998" table:style-name="ce11">
            <text:p>41.876</text:p>
          </table:table-cell>
          <table:table-cell office:value-type="float" office:value="45.017000000000003" table:style-name="ce11">
            <text:p>45.017</text:p>
          </table:table-cell>
          <table:table-cell office:value-type="float" office:value="32.621000000000002" table:style-name="ce11">
            <text:p>32.621</text:p>
          </table:table-cell>
          <table:table-cell office:value-type="float" office:value="71.611000000000004" table:style-name="ce11">
            <text:p>71.611</text:p>
          </table:table-cell>
          <table:table-cell office:value-type="float" office:value="57.662999999999997" table:style-name="ce11">
            <text:p>57.663</text:p>
          </table:table-cell>
          <table:table-cell office:value-type="float" office:value="77.078999999999994" table:style-name="ce11">
            <text:p>77.079</text:p>
          </table:table-cell>
          <table:table-cell office:value-type="float" office:value="69.418000000000006" table:style-name="ce11">
            <text:p>69.418</text:p>
          </table:table-cell>
          <table:table-cell office:value-type="float" office:value="59.268000000000001" table:style-name="ce11">
            <text:p>59.268</text:p>
          </table:table-cell>
          <table:table-cell office:value-type="float" office:value="61.639000000000003" table:style-name="ce11">
            <text:p>61.639</text:p>
          </table:table-cell>
          <table:table-cell office:value-type="float" office:value="41.14" table:style-name="ce11">
            <text:p>41.14</text:p>
          </table:table-cell>
          <table:table-cell office:value-type="float" office:value="37.820999999999998" table:style-name="ce11">
            <text:p>37.821</text:p>
          </table:table-cell>
          <table:table-cell office:value-type="float" office:value="67.897000000000006" table:style-name="ce11">
            <text:p>67.897</text:p>
          </table:table-cell>
          <table:table-cell office:value-type="float" office:value="43.347000000000001" table:style-name="ce11">
            <text:p>43.347</text:p>
          </table:table-cell>
          <table:table-cell office:value-type="float" office:value="54.872999999999998" table:style-name="ce11">
            <text:p>54.873</text:p>
          </table:table-cell>
          <table:table-cell office:value-type="float" office:value="71.695999999999998" table:style-name="ce11">
            <text:p>71.696</text:p>
          </table:table-cell>
          <table:table-cell office:value-type="float" office:value="69.355000000000004" table:style-name="ce11">
            <text:p>69.355</text:p>
          </table:table-cell>
          <table:table-cell office:value-type="float" office:value="49.445999999999998" table:style-name="ce11">
            <text:p>49.446</text:p>
          </table:table-cell>
          <table:table-cell office:value-type="float" office:value="58.094000000000001" table:style-name="ce11">
            <text:p>58.094</text:p>
          </table:table-cell>
          <table:table-cell office:value-type="float" office:value="56.387999999999998" table:style-name="ce11">
            <text:p>56.388</text:p>
          </table:table-cell>
          <table:table-cell office:value-type="float" office:value="59.719000000000001" table:style-name="ce11">
            <text:p>59.719</text:p>
          </table:table-cell>
          <table:table-cell office:value-type="float" office:value="45.893999999999998" table:style-name="ce11">
            <text:p>45.894</text:p>
          </table:table-cell>
          <table:table-cell office:value-type="float" office:value="91.331999999999994" table:style-name="ce11">
            <text:p>91.332</text:p>
          </table:table-cell>
          <table:table-cell office:value-type="float" office:value="79.790000000000006" table:style-name="ce11">
            <text:p>79.79</text:p>
          </table:table-cell>
          <table:table-cell office:value-type="float" office:value="75.585999999999999" table:style-name="ce11">
            <text:p>75.586</text:p>
          </table:table-cell>
          <table:table-cell office:value-type="float" office:value="72.951999999999998" table:style-name="ce11">
            <text:p>72.952</text:p>
          </table:table-cell>
          <table:table-cell office:value-type="float" office:value="81.072000000000003" table:style-name="ce11">
            <text:p>81.072</text:p>
          </table:table-cell>
          <table:table-cell office:value-type="float" office:value="66.653999999999996" table:style-name="ce11">
            <text:p>66.654</text:p>
          </table:table-cell>
          <table:table-cell office:value-type="float" office:value="48.741999999999997" table:style-name="ce11">
            <text:p>48.742</text:p>
          </table:table-cell>
          <table:table-cell office:value-type="float" office:value="86.278999999999996" table:style-name="ce11">
            <text:p>86.279</text:p>
          </table:table-cell>
          <table:table-cell office:value-type="float" office:value="46.783000000000001" table:style-name="ce11">
            <text:p>46.783</text:p>
          </table:table-cell>
          <table:table-cell office:value-type="float" office:value="81.375" table:style-name="ce11">
            <text:p>81.375</text:p>
          </table:table-cell>
          <table:table-cell office:value-type="float" office:value="88.069000000000003" table:style-name="ce11">
            <text:p>88.069</text:p>
          </table:table-cell>
          <table:table-cell office:value-type="float" office:value="94.897000000000006" table:style-name="ce11">
            <text:p>94.897</text:p>
          </table:table-cell>
          <table:table-cell office:value-type="float" office:value="66.811000000000007" table:style-name="ce11">
            <text:p>66.811</text:p>
          </table:table-cell>
          <table:table-cell office:value-type="float" office:value="55.643000000000001" table:style-name="ce11">
            <text:p>55.643</text:p>
          </table:table-cell>
          <table:table-cell office:value-type="float" office:value="22.710999999999999" table:style-name="ce11">
            <text:p>22.711</text:p>
          </table:table-cell>
          <table:table-cell office:value-type="float" office:value="6.0090000000000003" table:style-name="ce11">
            <text:p>6.009</text:p>
          </table:table-cell>
          <table:table-cell office:value-type="float" office:value="16.169" table:style-name="ce11">
            <text:p>16.169</text:p>
          </table:table-cell>
          <table:table-cell office:value-type="float" office:value="39.155000000000001" table:style-name="ce11">
            <text:p>39.155</text:p>
          </table:table-cell>
          <table:table-cell office:value-type="float" office:value="38.667000000000002" table:style-name="ce11">
            <text:p>38.667</text:p>
          </table:table-cell>
          <table:table-cell office:value-type="float" office:value="7.96" table:style-name="ce11">
            <text:p>7.96</text:p>
          </table:table-cell>
          <table:table-cell office:value-type="float" office:value="90.433000000000007" table:style-name="ce11">
            <text:p>90.433</text:p>
          </table:table-cell>
          <table:table-cell office:value-type="float" office:value="68.972999999999999" table:style-name="ce11">
            <text:p>68.973</text:p>
          </table:table-cell>
          <table:table-cell office:value-type="float" office:value="75.254000000000005" table:style-name="ce11">
            <text:p>75.254</text:p>
          </table:table-cell>
          <table:table-cell office:value-type="float" office:value="7.6429999999999998" table:style-name="ce11">
            <text:p>7.643</text:p>
          </table:table-cell>
          <table:table-cell office:value-type="float" office:value="86.83" table:style-name="ce11">
            <text:p>86.83</text:p>
          </table:table-cell>
          <table:table-cell office:value-type="float" office:value="5.5259999999999998" table:style-name="ce11">
            <text:p>5.526</text:p>
          </table:table-cell>
          <table:table-cell office:value-type="float" office:value="8.516" table:style-name="ce11">
            <text:p>8.516</text:p>
          </table:table-cell>
          <table:table-cell office:value-type="float" office:value="86.561999999999998" table:style-name="ce11">
            <text:p>86.562</text:p>
          </table:table-cell>
          <table:table-cell office:value-type="float" office:value="4.9219999999999997" table:style-name="ce11">
            <text:p>4.922</text:p>
          </table:table-cell>
          <table:table-cell office:value-type="float" office:value="44.176000000000002" table:style-name="ce11">
            <text:p>44.176</text:p>
          </table:table-cell>
          <table:table-cell office:value-type="float" office:value="44.835000000000001" table:style-name="ce11">
            <text:p>44.835</text:p>
          </table:table-cell>
          <table:table-cell office:value-type="float" office:value="10.989000000000001" table:style-name="ce11">
            <text:p>10.989</text:p>
          </table:table-cell>
          <table:table-cell office:value-type="float" office:value="31.5" table:style-name="ce11">
            <text:p>31.5</text:p>
          </table:table-cell>
          <table:table-cell office:value-type="float" office:value="56" table:style-name="ce11">
            <text:p>56</text:p>
          </table:table-cell>
          <table:table-cell office:value-type="float" office:value="12.5" table:style-name="ce11">
            <text:p>12.5</text:p>
          </table:table-cell>
          <table:table-cell office:value-type="float" office:value="42.951999999999998" table:style-name="ce11">
            <text:p>42.952</text:p>
          </table:table-cell>
          <table:table-cell office:value-type="float" office:value="30.396000000000001" table:style-name="ce11">
            <text:p>30.396</text:p>
          </table:table-cell>
          <table:table-cell office:value-type="float" office:value="26.652000000000001" table:style-name="ce11">
            <text:p>26.652</text:p>
          </table:table-cell>
          <table:table-cell office:value-type="float" office:value="56.264000000000003" table:style-name="ce11">
            <text:p>56.264</text:p>
          </table:table-cell>
          <table:table-cell office:value-type="float" office:value="25.934000000000001" table:style-name="ce11">
            <text:p>25.934</text:p>
          </table:table-cell>
          <table:table-cell office:value-type="float" office:value="17.802" table:style-name="ce11">
            <text:p>17.802</text:p>
          </table:table-cell>
          <table:table-cell office:value-type="float" office:value="35.5" table:style-name="ce11">
            <text:p>35.5</text:p>
          </table:table-cell>
          <table:table-cell office:value-type="float" office:value="55" table:style-name="ce11">
            <text:p>55</text:p>
          </table:table-cell>
          <table:table-cell office:value-type="float" office:value="9.5" table:style-name="ce11">
            <text:p>9.5</text:p>
          </table:table-cell>
          <table:table-cell office:value-type="float" office:value="71.051000000000002" table:style-name="ce11">
            <text:p>71.051</text:p>
          </table:table-cell>
          <table:table-cell office:value-type="float" office:value="74.441999999999993" table:style-name="ce11">
            <text:p>74.442</text:p>
          </table:table-cell>
          <table:table-cell office:value-type="float" office:value="65.135000000000005" table:style-name="ce11">
            <text:p>65.135</text:p>
          </table:table-cell>
          <table:table-cell office:value-type="float" office:value="34.517000000000003" table:style-name="ce11">
            <text:p>34.517</text:p>
          </table:table-cell>
          <table:table-cell office:value-type="float" office:value="73.694999999999993" table:style-name="ce11">
            <text:p>73.695</text:p>
          </table:table-cell>
          <table:table-cell office:value-type="float" office:value="73.944000000000003" table:style-name="ce11">
            <text:p>73.944</text:p>
          </table:table-cell>
          <table:table-cell office:value-type="float" office:value="61.984000000000002" table:style-name="ce11">
            <text:p>61.984</text:p>
          </table:table-cell>
          <table:table-cell office:value-type="float" office:value="60.576999999999998" table:style-name="ce11">
            <text:p>60.577</text:p>
          </table:table-cell>
          <table:table-cell table:number-columns-repeated="16261"/>
        </table:table-row>
        <table:table-row table:style-name="ro5">
          <table:table-cell office:value-type="string" table:style-name="ce3">
            <text:p>NCA</text:p>
          </table:table-cell>
          <table:table-cell office:value-type="string" table:style-name="ce3">
            <text:p>National Crime Agency</text:p>
          </table:table-cell>
          <table:table-cell office:value-type="string" table:style-name="ce3">
            <text:p>National Crime Agency</text:p>
          </table:table-cell>
          <table:table-cell office:value-type="string" table:style-name="ce3">
            <text:p/>
          </table:table-cell>
          <table:table-cell office:value-type="float" office:value="59.914000000000001" table:style-name="ce11">
            <text:p>59.914</text:p>
          </table:table-cell>
          <table:table-cell office:value-type="float" office:value="57.371000000000002" table:style-name="ce11">
            <text:p>57.371</text:p>
          </table:table-cell>
          <table:table-cell office:value-type="float" office:value="31.888999999999999" table:style-name="ce11">
            <text:p>31.889</text:p>
          </table:table-cell>
          <table:table-cell office:value-type="float" office:value="73.298000000000002" table:style-name="ce11">
            <text:p>73.298</text:p>
          </table:table-cell>
          <table:table-cell office:value-type="float" office:value="74.316000000000003" table:style-name="ce11">
            <text:p>74.316</text:p>
          </table:table-cell>
          <table:table-cell office:value-type="float" office:value="79.861000000000004" table:style-name="ce11">
            <text:p>79.861</text:p>
          </table:table-cell>
          <table:table-cell office:value-type="float" office:value="71.837999999999994" table:style-name="ce11">
            <text:p>71.838</text:p>
          </table:table-cell>
          <table:table-cell office:value-type="float" office:value="79.298000000000002" table:style-name="ce11">
            <text:p>79.298</text:p>
          </table:table-cell>
          <table:table-cell office:value-type="float" office:value="45.529000000000003" table:style-name="ce11">
            <text:p>45.529</text:p>
          </table:table-cell>
          <table:table-cell office:value-type="float" office:value="73.756" table:style-name="ce11">
            <text:p>73.756</text:p>
          </table:table-cell>
          <table:table-cell office:value-type="float" office:value="61.814999999999998" table:style-name="ce11">
            <text:p>61.815</text:p>
          </table:table-cell>
          <table:table-cell office:value-type="float" office:value="21.023" table:style-name="ce11">
            <text:p>21.023</text:p>
          </table:table-cell>
          <table:table-cell office:value-type="float" office:value="37.979999999999997" table:style-name="ce11">
            <text:p>37.98</text:p>
          </table:table-cell>
          <table:table-cell office:value-type="float" office:value="89.713999999999999" table:style-name="ce11">
            <text:p>89.714</text:p>
          </table:table-cell>
          <table:table-cell office:value-type="float" office:value="78.180999999999997" table:style-name="ce11">
            <text:p>78.181</text:p>
          </table:table-cell>
          <table:table-cell office:value-type="float" office:value="75.863" table:style-name="ce11">
            <text:p>75.863</text:p>
          </table:table-cell>
          <table:table-cell office:value-type="float" office:value="54.195999999999998" table:style-name="ce11">
            <text:p>54.196</text:p>
          </table:table-cell>
          <table:table-cell office:value-type="float" office:value="73.480999999999995" table:style-name="ce11">
            <text:p>73.481</text:p>
          </table:table-cell>
          <table:table-cell office:value-type="float" office:value="79.739000000000004" table:style-name="ce11">
            <text:p>79.739</text:p>
          </table:table-cell>
          <table:table-cell office:value-type="float" office:value="79.983000000000004" table:style-name="ce11">
            <text:p>79.983</text:p>
          </table:table-cell>
          <table:table-cell office:value-type="float" office:value="69.881" table:style-name="ce11">
            <text:p>69.881</text:p>
          </table:table-cell>
          <table:table-cell office:value-type="float" office:value="86.216999999999999" table:style-name="ce11">
            <text:p>86.217</text:p>
          </table:table-cell>
          <table:table-cell office:value-type="float" office:value="82.103999999999999" table:style-name="ce11">
            <text:p>82.104</text:p>
          </table:table-cell>
          <table:table-cell office:value-type="float" office:value="64.424999999999997" table:style-name="ce11">
            <text:p>64.425</text:p>
          </table:table-cell>
          <table:table-cell office:value-type="float" office:value="75.908000000000001" table:style-name="ce11">
            <text:p>75.908</text:p>
          </table:table-cell>
          <table:table-cell office:value-type="float" office:value="78.631" table:style-name="ce11">
            <text:p>78.631</text:p>
          </table:table-cell>
          <table:table-cell office:value-type="float" office:value="62.448" table:style-name="ce11">
            <text:p>62.448</text:p>
          </table:table-cell>
          <table:table-cell office:value-type="float" office:value="60.45" table:style-name="ce11">
            <text:p>60.45</text:p>
          </table:table-cell>
          <table:table-cell office:value-type="float" office:value="66.323999999999998" table:style-name="ce11">
            <text:p>66.324</text:p>
          </table:table-cell>
          <table:table-cell office:value-type="float" office:value="84.918000000000006" table:style-name="ce11">
            <text:p>84.918</text:p>
          </table:table-cell>
          <table:table-cell office:value-type="float" office:value="81.12" table:style-name="ce11">
            <text:p>81.12</text:p>
          </table:table-cell>
          <table:table-cell office:value-type="float" office:value="71.888000000000005" table:style-name="ce11">
            <text:p>71.888</text:p>
          </table:table-cell>
          <table:table-cell office:value-type="float" office:value="45.661000000000001" table:style-name="ce11">
            <text:p>45.661</text:p>
          </table:table-cell>
          <table:table-cell office:value-type="float" office:value="42.314" table:style-name="ce11">
            <text:p>42.314</text:p>
          </table:table-cell>
          <table:table-cell office:value-type="float" office:value="50.32" table:style-name="ce11">
            <text:p>50.32</text:p>
          </table:table-cell>
          <table:table-cell office:value-type="float" office:value="43.887" table:style-name="ce11">
            <text:p>43.887</text:p>
          </table:table-cell>
          <table:table-cell office:value-type="float" office:value="77.010999999999996" table:style-name="ce11">
            <text:p>77.011</text:p>
          </table:table-cell>
          <table:table-cell office:value-type="float" office:value="83.611000000000004" table:style-name="ce11">
            <text:p>83.611</text:p>
          </table:table-cell>
          <table:table-cell office:value-type="float" office:value="62.722000000000001" table:style-name="ce11">
            <text:p>62.722</text:p>
          </table:table-cell>
          <table:table-cell office:value-type="float" office:value="71.543000000000006" table:style-name="ce11">
            <text:p>71.543</text:p>
          </table:table-cell>
          <table:table-cell office:value-type="float" office:value="58.497" table:style-name="ce11">
            <text:p>58.497</text:p>
          </table:table-cell>
          <table:table-cell office:value-type="float" office:value="68.099999999999994" table:style-name="ce11">
            <text:p>68.1</text:p>
          </table:table-cell>
          <table:table-cell office:value-type="float" office:value="81.61" table:style-name="ce11">
            <text:p>81.61</text:p>
          </table:table-cell>
          <table:table-cell office:value-type="float" office:value="36" table:style-name="ce11">
            <text:p>36</text:p>
          </table:table-cell>
          <table:table-cell office:value-type="float" office:value="55.817999999999998" table:style-name="ce11">
            <text:p>55.818</text:p>
          </table:table-cell>
          <table:table-cell office:value-type="float" office:value="70.799000000000007" table:style-name="ce11">
            <text:p>70.799</text:p>
          </table:table-cell>
          <table:table-cell office:value-type="float" office:value="22.114000000000001" table:style-name="ce11">
            <text:p>22.114</text:p>
          </table:table-cell>
          <table:table-cell office:value-type="float" office:value="21.599" table:style-name="ce11">
            <text:p>21.599</text:p>
          </table:table-cell>
          <table:table-cell office:value-type="float" office:value="19.32" table:style-name="ce11">
            <text:p>19.32</text:p>
          </table:table-cell>
          <table:table-cell office:value-type="float" office:value="60.021999999999998" table:style-name="ce11">
            <text:p>60.022</text:p>
          </table:table-cell>
          <table:table-cell office:value-type="float" office:value="57.603000000000002" table:style-name="ce11">
            <text:p>57.603</text:p>
          </table:table-cell>
          <table:table-cell office:value-type="float" office:value="54.643999999999998" table:style-name="ce11">
            <text:p>54.644</text:p>
          </table:table-cell>
          <table:table-cell office:value-type="float" office:value="50.999000000000002" table:style-name="ce11">
            <text:p>50.999</text:p>
          </table:table-cell>
          <table:table-cell office:value-type="float" office:value="42.884999999999998" table:style-name="ce11">
            <text:p>42.885</text:p>
          </table:table-cell>
          <table:table-cell office:value-type="float" office:value="42.12" table:style-name="ce11">
            <text:p>42.12</text:p>
          </table:table-cell>
          <table:table-cell office:value-type="float" office:value="17.318999999999999" table:style-name="ce11">
            <text:p>17.319</text:p>
          </table:table-cell>
          <table:table-cell office:value-type="float" office:value="21.763000000000002" table:style-name="ce11">
            <text:p>21.763</text:p>
          </table:table-cell>
          <table:table-cell office:value-type="float" office:value="45.003" table:style-name="ce11">
            <text:p>45.003</text:p>
          </table:table-cell>
          <table:table-cell office:value-type="float" office:value="27.074000000000002" table:style-name="ce11">
            <text:p>27.074</text:p>
          </table:table-cell>
          <table:table-cell office:value-type="float" office:value="39.994" table:style-name="ce11">
            <text:p>39.994</text:p>
          </table:table-cell>
          <table:table-cell office:value-type="float" office:value="62.247" table:style-name="ce11">
            <text:p>62.247</text:p>
          </table:table-cell>
          <table:table-cell office:value-type="float" office:value="42.612000000000002" table:style-name="ce11">
            <text:p>42.612</text:p>
          </table:table-cell>
          <table:table-cell office:value-type="float" office:value="45.442" table:style-name="ce11">
            <text:p>45.442</text:p>
          </table:table-cell>
          <table:table-cell office:value-type="float" office:value="44.536999999999999" table:style-name="ce11">
            <text:p>44.537</text:p>
          </table:table-cell>
          <table:table-cell office:value-type="float" office:value="40.604999999999997" table:style-name="ce11">
            <text:p>40.605</text:p>
          </table:table-cell>
          <table:table-cell office:value-type="float" office:value="35.441000000000003" table:style-name="ce11">
            <text:p>35.441</text:p>
          </table:table-cell>
          <table:table-cell office:value-type="float" office:value="28.904" table:style-name="ce11">
            <text:p>28.904</text:p>
          </table:table-cell>
          <table:table-cell office:value-type="float" office:value="86.376000000000005" table:style-name="ce11">
            <text:p>86.376</text:p>
          </table:table-cell>
          <table:table-cell office:value-type="float" office:value="69.686999999999998" table:style-name="ce11">
            <text:p>69.687</text:p>
          </table:table-cell>
          <table:table-cell office:value-type="float" office:value="65.12" table:style-name="ce11">
            <text:p>65.12</text:p>
          </table:table-cell>
          <table:table-cell office:value-type="float" office:value="72.466999999999999" table:style-name="ce11">
            <text:p>72.467</text:p>
          </table:table-cell>
          <table:table-cell office:value-type="float" office:value="74.667000000000002" table:style-name="ce11">
            <text:p>74.667</text:p>
          </table:table-cell>
          <table:table-cell office:value-type="float" office:value="58.158000000000001" table:style-name="ce11">
            <text:p>58.158</text:p>
          </table:table-cell>
          <table:table-cell office:value-type="float" office:value="41.198999999999998" table:style-name="ce11">
            <text:p>41.199</text:p>
          </table:table-cell>
          <table:table-cell office:value-type="float" office:value="20.670999999999999" table:style-name="ce11">
            <text:p>20.671</text:p>
          </table:table-cell>
          <table:table-cell office:value-type="float" office:value="45.064" table:style-name="ce11">
            <text:p>45.064</text:p>
          </table:table-cell>
          <table:table-cell office:value-type="float" office:value="81.866" table:style-name="ce11">
            <text:p>81.866</text:p>
          </table:table-cell>
          <table:table-cell office:value-type="float" office:value="72.855999999999995" table:style-name="ce11">
            <text:p>72.856</text:p>
          </table:table-cell>
          <table:table-cell office:value-type="float" office:value="89.891999999999996" table:style-name="ce11">
            <text:p>89.892</text:p>
          </table:table-cell>
          <table:table-cell office:value-type="float" office:value="62.264000000000003" table:style-name="ce11">
            <text:p>62.264</text:p>
          </table:table-cell>
          <table:table-cell office:value-type="float" office:value="29.582999999999998" table:style-name="ce11">
            <text:p>29.583</text:p>
          </table:table-cell>
          <table:table-cell office:value-type="float" office:value="7.7560000000000002" table:style-name="ce11">
            <text:p>7.756</text:p>
          </table:table-cell>
          <table:table-cell office:value-type="float" office:value="7.7480000000000002" table:style-name="ce11">
            <text:p>7.748</text:p>
          </table:table-cell>
          <table:table-cell office:value-type="float" office:value="14.521000000000001" table:style-name="ce11">
            <text:p>14.521</text:p>
          </table:table-cell>
          <table:table-cell office:value-type="float" office:value="34.225000000000001" table:style-name="ce11">
            <text:p>34.225</text:p>
          </table:table-cell>
          <table:table-cell office:value-type="float" office:value="43.506" table:style-name="ce11">
            <text:p>43.506</text:p>
          </table:table-cell>
          <table:table-cell office:value-type="float" office:value="7.6509999999999998" table:style-name="ce11">
            <text:p>7.651</text:p>
          </table:table-cell>
          <table:table-cell office:value-type="float" office:value="88.167000000000002" table:style-name="ce11">
            <text:p>88.167</text:p>
          </table:table-cell>
          <table:table-cell office:value-type="float" office:value="70.921000000000006" table:style-name="ce11">
            <text:p>70.921</text:p>
          </table:table-cell>
          <table:table-cell office:value-type="float" office:value="63.790999999999997" table:style-name="ce11">
            <text:p>63.791</text:p>
          </table:table-cell>
          <table:table-cell office:value-type="float" office:value="12.316000000000001" table:style-name="ce11">
            <text:p>12.316</text:p>
          </table:table-cell>
          <table:table-cell office:value-type="float" office:value="79.722999999999999" table:style-name="ce11">
            <text:p>79.723</text:p>
          </table:table-cell>
          <table:table-cell office:value-type="float" office:value="7.9610000000000003" table:style-name="ce11">
            <text:p>7.961</text:p>
          </table:table-cell>
          <table:table-cell office:value-type="float" office:value="11.699" table:style-name="ce11">
            <text:p>11.699</text:p>
          </table:table-cell>
          <table:table-cell office:value-type="float" office:value="82.506" table:style-name="ce11">
            <text:p>82.506</text:p>
          </table:table-cell>
          <table:table-cell office:value-type="float" office:value="5.7939999999999996" table:style-name="ce11">
            <text:p>5.794</text:p>
          </table:table-cell>
          <table:table-cell office:value-type="float" office:value="36.753999999999998" table:style-name="ce11">
            <text:p>36.754</text:p>
          </table:table-cell>
          <table:table-cell office:value-type="float" office:value="51.551000000000002" table:style-name="ce11">
            <text:p>51.551</text:p>
          </table:table-cell>
          <table:table-cell office:value-type="float" office:value="11.695" table:style-name="ce11">
            <text:p>11.695</text:p>
          </table:table-cell>
          <table:table-cell office:value-type="float" office:value="22.516999999999999" table:style-name="ce11">
            <text:p>22.517</text:p>
          </table:table-cell>
          <table:table-cell office:value-type="float" office:value="66.224999999999994" table:style-name="ce11">
            <text:p>66.225</text:p>
          </table:table-cell>
          <table:table-cell office:value-type="float" office:value="11.257999999999999" table:style-name="ce11">
            <text:p>11.258</text:p>
          </table:table-cell>
          <table:table-cell office:value-type="float" office:value="40.430999999999997" table:style-name="ce11">
            <text:p>40.431</text:p>
          </table:table-cell>
          <table:table-cell office:value-type="float" office:value="34.450000000000003" table:style-name="ce11">
            <text:p>34.45</text:p>
          </table:table-cell>
          <table:table-cell office:value-type="float" office:value="25.12" table:style-name="ce11">
            <text:p>25.12</text:p>
          </table:table-cell>
          <table:table-cell office:value-type="float" office:value="68.570999999999998" table:style-name="ce11">
            <text:p>68.571</text:p>
          </table:table-cell>
          <table:table-cell office:value-type="float" office:value="16.905000000000001" table:style-name="ce11">
            <text:p>16.905</text:p>
          </table:table-cell>
          <table:table-cell office:value-type="float" office:value="14.523999999999999" table:style-name="ce11">
            <text:p>14.524</text:p>
          </table:table-cell>
          <table:table-cell office:value-type="float" office:value="35.713999999999999" table:style-name="ce11">
            <text:p>35.714</text:p>
          </table:table-cell>
          <table:table-cell office:value-type="float" office:value="51.948" table:style-name="ce11">
            <text:p>51.948</text:p>
          </table:table-cell>
          <table:table-cell office:value-type="float" office:value="12.337999999999999" table:style-name="ce11">
            <text:p>12.338</text:p>
          </table:table-cell>
          <table:table-cell office:value-type="float" office:value="66.918999999999997" table:style-name="ce11">
            <text:p>66.919</text:p>
          </table:table-cell>
          <table:table-cell office:value-type="float" office:value="72.186000000000007" table:style-name="ce11">
            <text:p>72.186</text:p>
          </table:table-cell>
          <table:table-cell office:value-type="float" office:value="63.331000000000003" table:style-name="ce11">
            <text:p>63.331</text:p>
          </table:table-cell>
          <table:table-cell office:value-type="float" office:value="30.013999999999999" table:style-name="ce11">
            <text:p>30.014</text:p>
          </table:table-cell>
          <table:table-cell office:value-type="float" office:value="73.876999999999995" table:style-name="ce11">
            <text:p>73.877</text:p>
          </table:table-cell>
          <table:table-cell office:value-type="float" office:value="74.385999999999996" table:style-name="ce11">
            <text:p>74.386</text:p>
          </table:table-cell>
          <table:table-cell office:value-type="float" office:value="47.317999999999998" table:style-name="ce11">
            <text:p>47.318</text:p>
          </table:table-cell>
          <table:table-cell office:value-type="float" office:value="42.462000000000003" table:style-name="ce11">
            <text:p>42.462</text:p>
          </table:table-cell>
          <table:table-cell table:number-columns-repeated="16261"/>
        </table:table-row>
        <table:table-row table:style-name="ro5">
          <table:table-cell office:value-type="string" table:style-name="ce3">
            <text:p>NIC</text:p>
          </table:table-cell>
          <table:table-cell office:value-type="string" table:style-name="ce3">
            <text:p>National Infrastructure Commission</text:p>
          </table:table-cell>
          <table:table-cell office:value-type="string" table:style-name="ce3">
            <text:p>HM Treasury Group</text:p>
          </table:table-cell>
          <table:table-cell office:value-type="string" table:style-name="ce3">
            <text:p/>
          </table:table-cell>
          <table:table-cell office:value-type="float" office:value="85.105999999999995" table:style-name="ce11">
            <text:p>85.106</text:p>
          </table:table-cell>
          <table:table-cell office:value-type="float" office:value="66.25" table:style-name="ce11">
            <text:p>66.25</text:p>
          </table:table-cell>
          <table:table-cell office:value-type="float" office:value="22.756" table:style-name="ce11">
            <text:p>22.756</text:p>
          </table:table-cell>
          <table:table-cell office:value-type="float" office:value="74.341999999999999" table:style-name="ce11">
            <text:p>74.342</text:p>
          </table:table-cell>
          <table:table-cell office:value-type="float" office:value="74.872" table:style-name="ce11">
            <text:p>74.872</text:p>
          </table:table-cell>
          <table:table-cell office:value-type="float" office:value="97.5" table:style-name="ce11">
            <text:p>97.5</text:p>
          </table:table-cell>
          <table:table-cell office:value-type="float" office:value="79.688000000000002" table:style-name="ce11">
            <text:p>79.688</text:p>
          </table:table-cell>
          <table:table-cell office:value-type="float" office:value="78.332999999999998" table:style-name="ce11">
            <text:p>78.333</text:p>
          </table:table-cell>
          <table:table-cell office:value-type="float" office:value="39.375" table:style-name="ce11">
            <text:p>39.375</text:p>
          </table:table-cell>
          <table:table-cell office:value-type="float" office:value="81.875" table:style-name="ce11">
            <text:p>81.875</text:p>
          </table:table-cell>
          <table:table-cell office:value-type="float" office:value="82.082999999999998" table:style-name="ce11">
            <text:p>82.083</text:p>
          </table:table-cell>
          <table:table-cell office:value-type="float" office:value="33.332999999999998" table:style-name="ce11">
            <text:p>33.333</text:p>
          </table:table-cell>
          <table:table-cell office:value-type="float" office:value="67.221999999999994" table:style-name="ce11">
            <text:p>67.222</text:p>
          </table:table-cell>
          <table:table-cell office:value-type="float" office:value="94.872" table:style-name="ce11">
            <text:p>94.872</text:p>
          </table:table-cell>
          <table:table-cell office:value-type="float" office:value="79.486999999999995" table:style-name="ce11">
            <text:p>79.487</text:p>
          </table:table-cell>
          <table:table-cell office:value-type="float" office:value="73.683999999999997" table:style-name="ce11">
            <text:p>73.684</text:p>
          </table:table-cell>
          <table:table-cell office:value-type="float" office:value="56.41" table:style-name="ce11">
            <text:p>56.41</text:p>
          </table:table-cell>
          <table:table-cell office:value-type="float" office:value="69.230999999999995" table:style-name="ce11">
            <text:p>69.231</text:p>
          </table:table-cell>
          <table:table-cell office:value-type="float" office:value="97.5" table:style-name="ce11">
            <text:p>97.5</text:p>
          </table:table-cell>
          <table:table-cell office:value-type="float" office:value="97.5" table:style-name="ce11">
            <text:p>97.5</text:p>
          </table:table-cell>
          <table:table-cell office:value-type="float" office:value="77.5" table:style-name="ce11">
            <text:p>77.5</text:p>
          </table:table-cell>
          <table:table-cell office:value-type="float" office:value="87.5" table:style-name="ce11">
            <text:p>87.5</text:p>
          </table:table-cell>
          <table:table-cell office:value-type="float" office:value="82.5" table:style-name="ce11">
            <text:p>82.5</text:p>
          </table:table-cell>
          <table:table-cell office:value-type="float" office:value="76.923000000000002" table:style-name="ce11">
            <text:p>76.923</text:p>
          </table:table-cell>
          <table:table-cell office:value-type="float" office:value="82.5" table:style-name="ce11">
            <text:p>82.5</text:p>
          </table:table-cell>
          <table:table-cell office:value-type="float" office:value="87.5" table:style-name="ce11">
            <text:p>87.5</text:p>
          </table:table-cell>
          <table:table-cell office:value-type="float" office:value="72.5" table:style-name="ce11">
            <text:p>72.5</text:p>
          </table:table-cell>
          <table:table-cell office:value-type="float" office:value="72.5" table:style-name="ce11">
            <text:p>72.5</text:p>
          </table:table-cell>
          <table:table-cell office:value-type="float" office:value="77.5" table:style-name="ce11">
            <text:p>77.5</text:p>
          </table:table-cell>
          <table:table-cell office:value-type="float" office:value="85" table:style-name="ce11">
            <text:p>85</text:p>
          </table:table-cell>
          <table:table-cell office:value-type="float" office:value="80" table:style-name="ce11">
            <text:p>80</text:p>
          </table:table-cell>
          <table:table-cell office:value-type="float" office:value="70" table:style-name="ce11">
            <text:p>70</text:p>
          </table:table-cell>
          <table:table-cell office:value-type="float" office:value="60" table:style-name="ce11">
            <text:p>60</text:p>
          </table:table-cell>
          <table:table-cell office:value-type="float" office:value="32.5" table:style-name="ce11">
            <text:p>32.5</text:p>
          </table:table-cell>
          <table:table-cell office:value-type="float" office:value="30" table:style-name="ce11">
            <text:p>30</text:p>
          </table:table-cell>
          <table:table-cell office:value-type="float" office:value="35" table:style-name="ce11">
            <text:p>35</text:p>
          </table:table-cell>
          <table:table-cell office:value-type="float" office:value="87.5" table:style-name="ce11">
            <text:p>87.5</text:p>
          </table:table-cell>
          <table:table-cell office:value-type="float" office:value="90" table:style-name="ce11">
            <text:p>90</text:p>
          </table:table-cell>
          <table:table-cell office:value-type="float" office:value="72.5" table:style-name="ce11">
            <text:p>72.5</text:p>
          </table:table-cell>
          <table:table-cell office:value-type="float" office:value="77.5" table:style-name="ce11">
            <text:p>77.5</text:p>
          </table:table-cell>
          <table:table-cell office:value-type="float" office:value="75" table:style-name="ce11">
            <text:p>75</text:p>
          </table:table-cell>
          <table:table-cell office:value-type="float" office:value="82.5" table:style-name="ce11">
            <text:p>82.5</text:p>
          </table:table-cell>
          <table:table-cell office:value-type="float" office:value="95" table:style-name="ce11">
            <text:p>95</text:p>
          </table:table-cell>
          <table:table-cell office:value-type="float" office:value="82.5" table:style-name="ce11">
            <text:p>82.5</text:p>
          </table:table-cell>
          <table:table-cell office:value-type="float" office:value="75" table:style-name="ce11">
            <text:p>75</text:p>
          </table:table-cell>
          <table:table-cell office:value-type="float" office:value="82.5" table:style-name="ce11">
            <text:p>82.5</text:p>
          </table:table-cell>
          <table:table-cell office:value-type="float" office:value="37.5" table:style-name="ce11">
            <text:p>37.5</text:p>
          </table:table-cell>
          <table:table-cell office:value-type="float" office:value="35" table:style-name="ce11">
            <text:p>35</text:p>
          </table:table-cell>
          <table:table-cell office:value-type="float" office:value="27.5" table:style-name="ce11">
            <text:p>27.5</text:p>
          </table:table-cell>
          <table:table-cell office:value-type="float" office:value="56.41" table:style-name="ce11">
            <text:p>56.41</text:p>
          </table:table-cell>
          <table:table-cell office:value-type="float" office:value="70" table:style-name="ce11">
            <text:p>70</text:p>
          </table:table-cell>
          <table:table-cell office:value-type="float" office:value="85" table:style-name="ce11">
            <text:p>85</text:p>
          </table:table-cell>
          <table:table-cell office:value-type="float" office:value="82.051000000000002" table:style-name="ce11">
            <text:p>82.051</text:p>
          </table:table-cell>
          <table:table-cell office:value-type="float" office:value="62.5" table:style-name="ce11">
            <text:p>62.5</text:p>
          </table:table-cell>
          <table:table-cell office:value-type="float" office:value="77.5" table:style-name="ce11">
            <text:p>77.5</text:p>
          </table:table-cell>
          <table:table-cell office:value-type="float" office:value="45" table:style-name="ce11">
            <text:p>45</text:p>
          </table:table-cell>
          <table:table-cell office:value-type="float" office:value="50" table:style-name="ce11">
            <text:p>50</text:p>
          </table:table-cell>
          <table:table-cell office:value-type="float" office:value="75" table:style-name="ce11">
            <text:p>75</text:p>
          </table:table-cell>
          <table:table-cell office:value-type="float" office:value="65" table:style-name="ce11">
            <text:p>65</text:p>
          </table:table-cell>
          <table:table-cell office:value-type="float" office:value="62.5" table:style-name="ce11">
            <text:p>62.5</text:p>
          </table:table-cell>
          <table:table-cell office:value-type="float" office:value="72.5" table:style-name="ce11">
            <text:p>72.5</text:p>
          </table:table-cell>
          <table:table-cell office:value-type="float" office:value="70" table:style-name="ce11">
            <text:p>70</text:p>
          </table:table-cell>
          <table:table-cell office:value-type="float" office:value="42.5" table:style-name="ce11">
            <text:p>42.5</text:p>
          </table:table-cell>
          <table:table-cell office:value-type="float" office:value="60" table:style-name="ce11">
            <text:p>60</text:p>
          </table:table-cell>
          <table:table-cell office:value-type="float" office:value="65" table:style-name="ce11">
            <text:p>65</text:p>
          </table:table-cell>
          <table:table-cell office:value-type="float" office:value="55" table:style-name="ce11">
            <text:p>55</text:p>
          </table:table-cell>
          <table:table-cell office:value-type="float" office:value="30.768999999999998" table:style-name="ce11">
            <text:p>30.769</text:p>
          </table:table-cell>
          <table:table-cell office:value-type="float" office:value="85" table:style-name="ce11">
            <text:p>85</text:p>
          </table:table-cell>
          <table:table-cell office:value-type="float" office:value="67.5" table:style-name="ce11">
            <text:p>67.5</text:p>
          </table:table-cell>
          <table:table-cell office:value-type="float" office:value="80" table:style-name="ce11">
            <text:p>80</text:p>
          </table:table-cell>
          <table:table-cell office:value-type="float" office:value="87.5" table:style-name="ce11">
            <text:p>87.5</text:p>
          </table:table-cell>
          <table:table-cell office:value-type="float" office:value="75" table:style-name="ce11">
            <text:p>75</text:p>
          </table:table-cell>
          <table:table-cell office:value-type="float" office:value="50" table:style-name="ce11">
            <text:p>50</text:p>
          </table:table-cell>
          <table:table-cell office:value-type="float" office:value="22.5" table:style-name="ce11">
            <text:p>22.5</text:p>
          </table:table-cell>
          <table:table-cell office:value-type="float" office:value="87.5" table:style-name="ce11">
            <text:p>87.5</text:p>
          </table:table-cell>
          <table:table-cell office:value-type="float" office:value="65" table:style-name="ce11">
            <text:p>65</text:p>
          </table:table-cell>
          <table:table-cell office:value-type="float" office:value="85" table:style-name="ce11">
            <text:p>85</text:p>
          </table:table-cell>
          <table:table-cell office:value-type="float" office:value="89.744" table:style-name="ce11">
            <text:p>89.744</text:p>
          </table:table-cell>
          <table:table-cell office:value-type="float" office:value="92.5" table:style-name="ce11">
            <text:p>92.5</text:p>
          </table:table-cell>
          <table:table-cell office:value-type="float" office:value="62.5" table:style-name="ce11">
            <text:p>62.5</text:p>
          </table:table-cell>
          <table:table-cell office:value-type="float" office:value="50" table:style-name="ce11">
            <text:p>50</text:p>
          </table:table-cell>
          <table:table-cell office:value-type="float" office:value="2.5" table:style-name="ce11">
            <text:p>2.5</text:p>
          </table:table-cell>
          <table:table-cell office:value-type="float" office:value="12.5" table:style-name="ce11">
            <text:p>12.5</text:p>
          </table:table-cell>
          <table:table-cell office:value-type="float" office:value="47.5" table:style-name="ce11">
            <text:p>47.5</text:p>
          </table:table-cell>
          <table:table-cell office:value-type="float" office:value="37.5" table:style-name="ce11">
            <text:p>37.5</text:p>
          </table:table-cell>
          <table:table-cell office:value-type="float" office:value="2.5" table:style-name="ce11">
            <text:p>2.5</text:p>
          </table:table-cell>
          <table:table-cell office:value-type="string" table:style-name="ce8">
            <text:p>[c]</text:p>
          </table:table-cell>
          <table:table-cell office:value-type="float" office:value="87.5" table:style-name="ce11">
            <text:p>87.5</text:p>
          </table:table-cell>
          <table:table-cell office:value-type="float" office:value="65" table:style-name="ce11">
            <text:p>65</text:p>
          </table:table-cell>
          <table:table-cell office:value-type="float" office:value="77.5" table:style-name="ce11">
            <text:p>77.5</text:p>
          </table:table-cell>
          <table:table-cell office:value-type="string" table:style-name="ce8">
            <text:p>[c]</text:p>
          </table:table-cell>
          <table:table-cell office:value-type="float" office:value="90" table:style-name="ce11">
            <text:p>90</text:p>
          </table:table-cell>
          <table:table-cell office:value-type="string" table:style-name="ce8">
            <text:p>[c]</text:p>
          </table:table-cell>
          <table:table-cell office:value-type="float" office:value="0" table:style-name="ce11">
            <text:p>0</text:p>
          </table:table-cell>
          <table:table-cell office:value-type="float" office:value="97.5" table:style-name="ce11">
            <text:p>97.5</text:p>
          </table:table-cell>
          <table:table-cell office:value-type="string" table:style-name="ce8">
            <text:p>[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5" table:style-name="ce11">
            <text:p>65</text:p>
          </table:table-cell>
          <table:table-cell office:value-type="float" office:value="60" table:style-name="ce11">
            <text:p>60</text:p>
          </table:table-cell>
          <table:table-cell office:value-type="float" office:value="57.5" table:style-name="ce11">
            <text:p>57.5</text:p>
          </table:table-cell>
          <table:table-cell office:value-type="float" office:value="27.5" table:style-name="ce11">
            <text:p>27.5</text:p>
          </table:table-cell>
          <table:table-cell office:value-type="float" office:value="72.5" table:style-name="ce11">
            <text:p>72.5</text:p>
          </table:table-cell>
          <table:table-cell office:value-type="float" office:value="72.5" table:style-name="ce11">
            <text:p>72.5</text:p>
          </table:table-cell>
          <table:table-cell office:value-type="float" office:value="45" table:style-name="ce11">
            <text:p>45</text:p>
          </table:table-cell>
          <table:table-cell office:value-type="float" office:value="51.281999999999996" table:style-name="ce11">
            <text:p>51.282</text:p>
          </table:table-cell>
          <table:table-cell table:number-columns-repeated="16261"/>
        </table:table-row>
        <table:table-row table:style-name="ro5">
          <table:table-cell office:value-type="string" table:style-name="ce3">
            <text:p>NRS</text:p>
          </table:table-cell>
          <table:table-cell office:value-type="string" table:style-name="ce3">
            <text:p>National Records of Scotland</text:p>
          </table:table-cell>
          <table:table-cell office:value-type="string" table:style-name="ce3">
            <text:p>Scottish Government</text:p>
          </table:table-cell>
          <table:table-cell office:value-type="string" table:style-name="ce3">
            <text:p/>
          </table:table-cell>
          <table:table-cell office:value-type="float" office:value="73.501999999999995" table:style-name="ce11">
            <text:p>73.502</text:p>
          </table:table-cell>
          <table:table-cell office:value-type="float" office:value="55.110999999999997" table:style-name="ce11">
            <text:p>55.111</text:p>
          </table:table-cell>
          <table:table-cell office:value-type="float" office:value="29.466000000000001" table:style-name="ce11">
            <text:p>29.466</text:p>
          </table:table-cell>
          <table:table-cell office:value-type="float" office:value="73.486999999999995" table:style-name="ce11">
            <text:p>73.487</text:p>
          </table:table-cell>
          <table:table-cell office:value-type="float" office:value="73.855999999999995" table:style-name="ce11">
            <text:p>73.856</text:p>
          </table:table-cell>
          <table:table-cell office:value-type="float" office:value="63.792999999999999" table:style-name="ce11">
            <text:p>63.793</text:p>
          </table:table-cell>
          <table:table-cell office:value-type="float" office:value="71.316999999999993" table:style-name="ce11">
            <text:p>71.317</text:p>
          </table:table-cell>
          <table:table-cell office:value-type="float" office:value="80.668999999999997" table:style-name="ce11">
            <text:p>80.669</text:p>
          </table:table-cell>
          <table:table-cell office:value-type="float" office:value="34.639000000000003" table:style-name="ce11">
            <text:p>34.639</text:p>
          </table:table-cell>
          <table:table-cell office:value-type="float" office:value="75.784000000000006" table:style-name="ce11">
            <text:p>75.784</text:p>
          </table:table-cell>
          <table:table-cell office:value-type="float" office:value="69.811000000000007" table:style-name="ce11">
            <text:p>69.811</text:p>
          </table:table-cell>
          <table:table-cell office:value-type="float" office:value="46.436" table:style-name="ce11">
            <text:p>46.436</text:p>
          </table:table-cell>
          <table:table-cell office:value-type="float" office:value="36.298000000000002" table:style-name="ce11">
            <text:p>36.298</text:p>
          </table:table-cell>
          <table:table-cell office:value-type="float" office:value="88.715000000000003" table:style-name="ce11">
            <text:p>88.715</text:p>
          </table:table-cell>
          <table:table-cell office:value-type="float" office:value="77.673000000000002" table:style-name="ce11">
            <text:p>77.673</text:p>
          </table:table-cell>
          <table:table-cell office:value-type="float" office:value="73.668000000000006" table:style-name="ce11">
            <text:p>73.668</text:p>
          </table:table-cell>
          <table:table-cell office:value-type="float" office:value="52.037999999999997" table:style-name="ce11">
            <text:p>52.038</text:p>
          </table:table-cell>
          <table:table-cell office:value-type="float" office:value="77.116" table:style-name="ce11">
            <text:p>77.116</text:p>
          </table:table-cell>
          <table:table-cell office:value-type="float" office:value="59.119" table:style-name="ce11">
            <text:p>59.119</text:p>
          </table:table-cell>
          <table:table-cell office:value-type="float" office:value="68.652000000000001" table:style-name="ce11">
            <text:p>68.652</text:p>
          </table:table-cell>
          <table:table-cell office:value-type="float" office:value="68.965999999999994" table:style-name="ce11">
            <text:p>68.966</text:p>
          </table:table-cell>
          <table:table-cell office:value-type="float" office:value="86.52" table:style-name="ce11">
            <text:p>86.52</text:p>
          </table:table-cell>
          <table:table-cell office:value-type="float" office:value="77.673000000000002" table:style-name="ce11">
            <text:p>77.673</text:p>
          </table:table-cell>
          <table:table-cell office:value-type="float" office:value="58.805" table:style-name="ce11">
            <text:p>58.805</text:p>
          </table:table-cell>
          <table:table-cell office:value-type="float" office:value="72.099999999999994" table:style-name="ce11">
            <text:p>72.1</text:p>
          </table:table-cell>
          <table:table-cell office:value-type="float" office:value="80.503" table:style-name="ce11">
            <text:p>80.503</text:p>
          </table:table-cell>
          <table:table-cell office:value-type="float" office:value="67.712000000000003" table:style-name="ce11">
            <text:p>67.712</text:p>
          </table:table-cell>
          <table:table-cell office:value-type="float" office:value="60.063000000000002" table:style-name="ce11">
            <text:p>60.063</text:p>
          </table:table-cell>
          <table:table-cell office:value-type="float" office:value="69.278999999999996" table:style-name="ce11">
            <text:p>69.279</text:p>
          </table:table-cell>
          <table:table-cell office:value-type="float" office:value="88.400999999999996" table:style-name="ce11">
            <text:p>88.401</text:p>
          </table:table-cell>
          <table:table-cell office:value-type="float" office:value="83.698999999999998" table:style-name="ce11">
            <text:p>83.699</text:p>
          </table:table-cell>
          <table:table-cell office:value-type="float" office:value="69.906000000000006" table:style-name="ce11">
            <text:p>69.906</text:p>
          </table:table-cell>
          <table:table-cell office:value-type="float" office:value="38.871000000000002" table:style-name="ce11">
            <text:p>38.871</text:p>
          </table:table-cell>
          <table:table-cell office:value-type="float" office:value="36.392000000000003" table:style-name="ce11">
            <text:p>36.392</text:p>
          </table:table-cell>
          <table:table-cell office:value-type="float" office:value="31.132000000000001" table:style-name="ce11">
            <text:p>31.132</text:p>
          </table:table-cell>
          <table:table-cell office:value-type="float" office:value="32.177" table:style-name="ce11">
            <text:p>32.177</text:p>
          </table:table-cell>
          <table:table-cell office:value-type="float" office:value="81.703000000000003" table:style-name="ce11">
            <text:p>81.703</text:p>
          </table:table-cell>
          <table:table-cell office:value-type="float" office:value="86.164000000000001" table:style-name="ce11">
            <text:p>86.164</text:p>
          </table:table-cell>
          <table:table-cell office:value-type="float" office:value="63.95" table:style-name="ce11">
            <text:p>63.95</text:p>
          </table:table-cell>
          <table:table-cell office:value-type="float" office:value="72.013000000000005" table:style-name="ce11">
            <text:p>72.013</text:p>
          </table:table-cell>
          <table:table-cell office:value-type="float" office:value="58.491" table:style-name="ce11">
            <text:p>58.491</text:p>
          </table:table-cell>
          <table:table-cell office:value-type="float" office:value="67.61" table:style-name="ce11">
            <text:p>67.61</text:p>
          </table:table-cell>
          <table:table-cell office:value-type="float" office:value="87.974999999999994" table:style-name="ce11">
            <text:p>87.975</text:p>
          </table:table-cell>
          <table:table-cell office:value-type="float" office:value="63.406999999999996" table:style-name="ce11">
            <text:p>63.407</text:p>
          </table:table-cell>
          <table:table-cell office:value-type="float" office:value="62.264000000000003" table:style-name="ce11">
            <text:p>62.264</text:p>
          </table:table-cell>
          <table:table-cell office:value-type="float" office:value="79.245000000000005" table:style-name="ce11">
            <text:p>79.245</text:p>
          </table:table-cell>
          <table:table-cell office:value-type="float" office:value="45.11" table:style-name="ce11">
            <text:p>45.11</text:p>
          </table:table-cell>
          <table:table-cell office:value-type="float" office:value="55.345999999999997" table:style-name="ce11">
            <text:p>55.346</text:p>
          </table:table-cell>
          <table:table-cell office:value-type="float" office:value="38.607999999999997" table:style-name="ce11">
            <text:p>38.608</text:p>
          </table:table-cell>
          <table:table-cell office:value-type="float" office:value="58.228000000000002" table:style-name="ce11">
            <text:p>58.228</text:p>
          </table:table-cell>
          <table:table-cell office:value-type="float" office:value="68.867999999999995" table:style-name="ce11">
            <text:p>68.868</text:p>
          </table:table-cell>
          <table:table-cell office:value-type="float" office:value="52.05" table:style-name="ce11">
            <text:p>52.05</text:p>
          </table:table-cell>
          <table:table-cell office:value-type="float" office:value="47.95" table:style-name="ce11">
            <text:p>47.95</text:p>
          </table:table-cell>
          <table:table-cell office:value-type="float" office:value="32.594999999999999" table:style-name="ce11">
            <text:p>32.595</text:p>
          </table:table-cell>
          <table:table-cell office:value-type="float" office:value="44.164000000000001" table:style-name="ce11">
            <text:p>44.164</text:p>
          </table:table-cell>
          <table:table-cell office:value-type="float" office:value="17.867999999999999" table:style-name="ce11">
            <text:p>17.868</text:p>
          </table:table-cell>
          <table:table-cell office:value-type="float" office:value="23.196999999999999" table:style-name="ce11">
            <text:p>23.197</text:p>
          </table:table-cell>
          <table:table-cell office:value-type="float" office:value="40.439" table:style-name="ce11">
            <text:p>40.439</text:p>
          </table:table-cell>
          <table:table-cell office:value-type="float" office:value="29.56" table:style-name="ce11">
            <text:p>29.56</text:p>
          </table:table-cell>
          <table:table-cell office:value-type="float" office:value="39.557000000000002" table:style-name="ce11">
            <text:p>39.557</text:p>
          </table:table-cell>
          <table:table-cell office:value-type="float" office:value="52.201000000000001" table:style-name="ce11">
            <text:p>52.201</text:p>
          </table:table-cell>
          <table:table-cell office:value-type="float" office:value="38.244999999999997" table:style-name="ce11">
            <text:p>38.245</text:p>
          </table:table-cell>
          <table:table-cell office:value-type="float" office:value="40.252000000000002" table:style-name="ce11">
            <text:p>40.252</text:p>
          </table:table-cell>
          <table:table-cell office:value-type="float" office:value="35.534999999999997" table:style-name="ce11">
            <text:p>35.535</text:p>
          </table:table-cell>
          <table:table-cell office:value-type="float" office:value="31.033999999999999" table:style-name="ce11">
            <text:p>31.034</text:p>
          </table:table-cell>
          <table:table-cell office:value-type="float" office:value="30.283999999999999" table:style-name="ce11">
            <text:p>30.284</text:p>
          </table:table-cell>
          <table:table-cell office:value-type="float" office:value="16.667000000000002" table:style-name="ce11">
            <text:p>16.667</text:p>
          </table:table-cell>
          <table:table-cell office:value-type="float" office:value="91.536000000000001" table:style-name="ce11">
            <text:p>91.536</text:p>
          </table:table-cell>
          <table:table-cell office:value-type="float" office:value="68.338999999999999" table:style-name="ce11">
            <text:p>68.339</text:p>
          </table:table-cell>
          <table:table-cell office:value-type="float" office:value="55.030999999999999" table:style-name="ce11">
            <text:p>55.031</text:p>
          </table:table-cell>
          <table:table-cell office:value-type="float" office:value="62.579000000000001" table:style-name="ce11">
            <text:p>62.579</text:p>
          </table:table-cell>
          <table:table-cell office:value-type="float" office:value="60.377000000000002" table:style-name="ce11">
            <text:p>60.377</text:p>
          </table:table-cell>
          <table:table-cell office:value-type="float" office:value="47.003" table:style-name="ce11">
            <text:p>47.003</text:p>
          </table:table-cell>
          <table:table-cell office:value-type="float" office:value="31.760999999999999" table:style-name="ce11">
            <text:p>31.761</text:p>
          </table:table-cell>
          <table:table-cell office:value-type="float" office:value="69.936999999999998" table:style-name="ce11">
            <text:p>69.937</text:p>
          </table:table-cell>
          <table:table-cell office:value-type="float" office:value="31.132000000000001" table:style-name="ce11">
            <text:p>31.132</text:p>
          </table:table-cell>
          <table:table-cell office:value-type="float" office:value="86.751000000000005" table:style-name="ce11">
            <text:p>86.751</text:p>
          </table:table-cell>
          <table:table-cell office:value-type="float" office:value="68.353999999999999" table:style-name="ce11">
            <text:p>68.354</text:p>
          </table:table-cell>
          <table:table-cell office:value-type="float" office:value="90.281999999999996" table:style-name="ce11">
            <text:p>90.282</text:p>
          </table:table-cell>
          <table:table-cell office:value-type="float" office:value="66.138999999999996" table:style-name="ce11">
            <text:p>66.139</text:p>
          </table:table-cell>
          <table:table-cell office:value-type="float" office:value="32.808" table:style-name="ce11">
            <text:p>32.808</text:p>
          </table:table-cell>
          <table:table-cell office:value-type="float" office:value="8.8049999999999997" table:style-name="ce11">
            <text:p>8.805</text:p>
          </table:table-cell>
          <table:table-cell office:value-type="float" office:value="9.4939999999999998" table:style-name="ce11">
            <text:p>9.494</text:p>
          </table:table-cell>
          <table:table-cell office:value-type="float" office:value="17.088999999999999" table:style-name="ce11">
            <text:p>17.089</text:p>
          </table:table-cell>
          <table:table-cell office:value-type="float" office:value="39.872999999999998" table:style-name="ce11">
            <text:p>39.873</text:p>
          </table:table-cell>
          <table:table-cell office:value-type="float" office:value="33.543999999999997" table:style-name="ce11">
            <text:p>33.544</text:p>
          </table:table-cell>
          <table:table-cell office:value-type="float" office:value="8.2279999999999998" table:style-name="ce11">
            <text:p>8.228</text:p>
          </table:table-cell>
          <table:table-cell office:value-type="float" office:value="85.534999999999997" table:style-name="ce11">
            <text:p>85.535</text:p>
          </table:table-cell>
          <table:table-cell office:value-type="float" office:value="66.771000000000001" table:style-name="ce11">
            <text:p>66.771</text:p>
          </table:table-cell>
          <table:table-cell office:value-type="float" office:value="63.722000000000001" table:style-name="ce11">
            <text:p>63.722</text:p>
          </table:table-cell>
          <table:table-cell office:value-type="float" office:value="5.0309999999999997" table:style-name="ce11">
            <text:p>5.031</text:p>
          </table:table-cell>
          <table:table-cell office:value-type="float" office:value="86.477999999999994" table:style-name="ce11">
            <text:p>86.478</text:p>
          </table:table-cell>
          <table:table-cell office:value-type="float" office:value="8.4909999999999997" table:style-name="ce11">
            <text:p>8.491</text:p>
          </table:table-cell>
          <table:table-cell office:value-type="float" office:value="4.7169999999999996" table:style-name="ce11">
            <text:p>4.717</text:p>
          </table:table-cell>
          <table:table-cell office:value-type="float" office:value="86.477999999999994" table:style-name="ce11">
            <text:p>86.478</text:p>
          </table:table-cell>
          <table:table-cell office:value-type="float" office:value="8.8049999999999997" table:style-name="ce11">
            <text:p>8.80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6.242000000000004" table:style-name="ce11">
            <text:p>66.242</text:p>
          </table:table-cell>
          <table:table-cell office:value-type="float" office:value="71.337999999999994" table:style-name="ce11">
            <text:p>71.338</text:p>
          </table:table-cell>
          <table:table-cell office:value-type="float" office:value="61.021999999999998" table:style-name="ce11">
            <text:p>61.022</text:p>
          </table:table-cell>
          <table:table-cell office:value-type="float" office:value="34.185000000000002" table:style-name="ce11">
            <text:p>34.185</text:p>
          </table:table-cell>
          <table:table-cell office:value-type="float" office:value="69.084999999999994" table:style-name="ce11">
            <text:p>69.085</text:p>
          </table:table-cell>
          <table:table-cell office:value-type="float" office:value="71.203000000000003" table:style-name="ce11">
            <text:p>71.203</text:p>
          </table:table-cell>
          <table:table-cell office:value-type="float" office:value="45.454999999999998" table:style-name="ce11">
            <text:p>45.455</text:p>
          </table:table-cell>
          <table:table-cell office:value-type="float" office:value="58.805" table:style-name="ce11">
            <text:p>58.805</text:p>
          </table:table-cell>
          <table:table-cell table:number-columns-repeated="16261"/>
        </table:table-row>
        <table:table-row table:style-name="ro5">
          <table:table-cell office:value-type="string" table:style-name="ce3">
            <text:p>NSANDI</text:p>
          </table:table-cell>
          <table:table-cell office:value-type="string" table:style-name="ce3">
            <text:p>National Savings and Investments</text:p>
          </table:table-cell>
          <table:table-cell office:value-type="string" table:style-name="ce3">
            <text:p>National Savings and Investments</text:p>
          </table:table-cell>
          <table:table-cell office:value-type="string" table:style-name="ce3">
            <text:p/>
          </table:table-cell>
          <table:table-cell office:value-type="float" office:value="90.350999999999999" table:style-name="ce11">
            <text:p>90.351</text:p>
          </table:table-cell>
          <table:table-cell office:value-type="float" office:value="68.908000000000001" table:style-name="ce11">
            <text:p>68.908</text:p>
          </table:table-cell>
          <table:table-cell office:value-type="float" office:value="23.055" table:style-name="ce11">
            <text:p>23.055</text:p>
          </table:table-cell>
          <table:table-cell office:value-type="float" office:value="75.745999999999995" table:style-name="ce11">
            <text:p>75.746</text:p>
          </table:table-cell>
          <table:table-cell office:value-type="float" office:value="83.106999999999999" table:style-name="ce11">
            <text:p>83.107</text:p>
          </table:table-cell>
          <table:table-cell office:value-type="float" office:value="91.019000000000005" table:style-name="ce11">
            <text:p>91.019</text:p>
          </table:table-cell>
          <table:table-cell office:value-type="float" office:value="83.858999999999995" table:style-name="ce11">
            <text:p>83.859</text:p>
          </table:table-cell>
          <table:table-cell office:value-type="float" office:value="85.599000000000004" table:style-name="ce11">
            <text:p>85.599</text:p>
          </table:table-cell>
          <table:table-cell office:value-type="float" office:value="66.748000000000005" table:style-name="ce11">
            <text:p>66.748</text:p>
          </table:table-cell>
          <table:table-cell office:value-type="float" office:value="83.980999999999995" table:style-name="ce11">
            <text:p>83.981</text:p>
          </table:table-cell>
          <table:table-cell office:value-type="float" office:value="78.251999999999995" table:style-name="ce11">
            <text:p>78.252</text:p>
          </table:table-cell>
          <table:table-cell office:value-type="float" office:value="41.1" table:style-name="ce11">
            <text:p>41.1</text:p>
          </table:table-cell>
          <table:table-cell office:value-type="float" office:value="64.995000000000005" table:style-name="ce11">
            <text:p>64.995</text:p>
          </table:table-cell>
          <table:table-cell office:value-type="float" office:value="89.32" table:style-name="ce11">
            <text:p>89.32</text:p>
          </table:table-cell>
          <table:table-cell office:value-type="float" office:value="83.495000000000005" table:style-name="ce11">
            <text:p>83.495</text:p>
          </table:table-cell>
          <table:table-cell office:value-type="float" office:value="83.980999999999995" table:style-name="ce11">
            <text:p>83.981</text:p>
          </table:table-cell>
          <table:table-cell office:value-type="float" office:value="70.388000000000005" table:style-name="ce11">
            <text:p>70.388</text:p>
          </table:table-cell>
          <table:table-cell office:value-type="float" office:value="88.35" table:style-name="ce11">
            <text:p>88.35</text:p>
          </table:table-cell>
          <table:table-cell office:value-type="float" office:value="89.32" table:style-name="ce11">
            <text:p>89.32</text:p>
          </table:table-cell>
          <table:table-cell office:value-type="float" office:value="92.718000000000004" table:style-name="ce11">
            <text:p>92.718</text:p>
          </table:table-cell>
          <table:table-cell office:value-type="float" office:value="81.552999999999997" table:style-name="ce11">
            <text:p>81.553</text:p>
          </table:table-cell>
          <table:table-cell office:value-type="float" office:value="93.688999999999993" table:style-name="ce11">
            <text:p>93.689</text:p>
          </table:table-cell>
          <table:table-cell office:value-type="float" office:value="90.244" table:style-name="ce11">
            <text:p>90.244</text:p>
          </table:table-cell>
          <table:table-cell office:value-type="float" office:value="83.495000000000005" table:style-name="ce11">
            <text:p>83.495</text:p>
          </table:table-cell>
          <table:table-cell office:value-type="float" office:value="85.853999999999999" table:style-name="ce11">
            <text:p>85.854</text:p>
          </table:table-cell>
          <table:table-cell office:value-type="float" office:value="86.893000000000001" table:style-name="ce11">
            <text:p>86.893</text:p>
          </table:table-cell>
          <table:table-cell office:value-type="float" office:value="80.096999999999994" table:style-name="ce11">
            <text:p>80.097</text:p>
          </table:table-cell>
          <table:table-cell office:value-type="float" office:value="76.213999999999999" table:style-name="ce11">
            <text:p>76.214</text:p>
          </table:table-cell>
          <table:table-cell office:value-type="float" office:value="76.698999999999998" table:style-name="ce11">
            <text:p>76.699</text:p>
          </table:table-cell>
          <table:table-cell office:value-type="float" office:value="90.290999999999997" table:style-name="ce11">
            <text:p>90.291</text:p>
          </table:table-cell>
          <table:table-cell office:value-type="float" office:value="86.408000000000001" table:style-name="ce11">
            <text:p>86.408</text:p>
          </table:table-cell>
          <table:table-cell office:value-type="float" office:value="80.096999999999994" table:style-name="ce11">
            <text:p>80.097</text:p>
          </table:table-cell>
          <table:table-cell office:value-type="float" office:value="87.379000000000005" table:style-name="ce11">
            <text:p>87.379</text:p>
          </table:table-cell>
          <table:table-cell office:value-type="float" office:value="62.136000000000003" table:style-name="ce11">
            <text:p>62.136</text:p>
          </table:table-cell>
          <table:table-cell office:value-type="float" office:value="54.146000000000001" table:style-name="ce11">
            <text:p>54.146</text:p>
          </table:table-cell>
          <table:table-cell office:value-type="float" office:value="63.106999999999999" table:style-name="ce11">
            <text:p>63.107</text:p>
          </table:table-cell>
          <table:table-cell office:value-type="float" office:value="84.465999999999994" table:style-name="ce11">
            <text:p>84.466</text:p>
          </table:table-cell>
          <table:table-cell office:value-type="float" office:value="90.777000000000001" table:style-name="ce11">
            <text:p>90.777</text:p>
          </table:table-cell>
          <table:table-cell office:value-type="float" office:value="75.727999999999994" table:style-name="ce11">
            <text:p>75.728</text:p>
          </table:table-cell>
          <table:table-cell office:value-type="float" office:value="84.950999999999993" table:style-name="ce11">
            <text:p>84.951</text:p>
          </table:table-cell>
          <table:table-cell office:value-type="float" office:value="73.786000000000001" table:style-name="ce11">
            <text:p>73.786</text:p>
          </table:table-cell>
          <table:table-cell office:value-type="float" office:value="88.78" table:style-name="ce11">
            <text:p>88.78</text:p>
          </table:table-cell>
          <table:table-cell office:value-type="float" office:value="95.122" table:style-name="ce11">
            <text:p>95.122</text:p>
          </table:table-cell>
          <table:table-cell office:value-type="float" office:value="72.816000000000003" table:style-name="ce11">
            <text:p>72.816</text:p>
          </table:table-cell>
          <table:table-cell office:value-type="float" office:value="60.975999999999999" table:style-name="ce11">
            <text:p>60.976</text:p>
          </table:table-cell>
          <table:table-cell office:value-type="float" office:value="78.049000000000007" table:style-name="ce11">
            <text:p>78.049</text:p>
          </table:table-cell>
          <table:table-cell office:value-type="float" office:value="41.747999999999998" table:style-name="ce11">
            <text:p>41.748</text:p>
          </table:table-cell>
          <table:table-cell office:value-type="float" office:value="56.585000000000001" table:style-name="ce11">
            <text:p>56.585</text:p>
          </table:table-cell>
          <table:table-cell office:value-type="float" office:value="24.757000000000001" table:style-name="ce11">
            <text:p>24.757</text:p>
          </table:table-cell>
          <table:table-cell office:value-type="float" office:value="90.777000000000001" table:style-name="ce11">
            <text:p>90.777</text:p>
          </table:table-cell>
          <table:table-cell office:value-type="float" office:value="63.591999999999999" table:style-name="ce11">
            <text:p>63.592</text:p>
          </table:table-cell>
          <table:table-cell office:value-type="float" office:value="82.039000000000001" table:style-name="ce11">
            <text:p>82.039</text:p>
          </table:table-cell>
          <table:table-cell office:value-type="float" office:value="72.33" table:style-name="ce11">
            <text:p>72.33</text:p>
          </table:table-cell>
          <table:table-cell office:value-type="float" office:value="70.244" table:style-name="ce11">
            <text:p>70.244</text:p>
          </table:table-cell>
          <table:table-cell office:value-type="float" office:value="66.504999999999995" table:style-name="ce11">
            <text:p>66.505</text:p>
          </table:table-cell>
          <table:table-cell office:value-type="float" office:value="40.777000000000001" table:style-name="ce11">
            <text:p>40.777</text:p>
          </table:table-cell>
          <table:table-cell office:value-type="float" office:value="55.825000000000003" table:style-name="ce11">
            <text:p>55.825</text:p>
          </table:table-cell>
          <table:table-cell office:value-type="float" office:value="76.698999999999998" table:style-name="ce11">
            <text:p>76.699</text:p>
          </table:table-cell>
          <table:table-cell office:value-type="float" office:value="53.883000000000003" table:style-name="ce11">
            <text:p>53.883</text:p>
          </table:table-cell>
          <table:table-cell office:value-type="float" office:value="66.989999999999995" table:style-name="ce11">
            <text:p>66.99</text:p>
          </table:table-cell>
          <table:table-cell office:value-type="float" office:value="75.727999999999994" table:style-name="ce11">
            <text:p>75.728</text:p>
          </table:table-cell>
          <table:table-cell office:value-type="float" office:value="71.358999999999995" table:style-name="ce11">
            <text:p>71.359</text:p>
          </table:table-cell>
          <table:table-cell office:value-type="float" office:value="60.68" table:style-name="ce11">
            <text:p>60.68</text:p>
          </table:table-cell>
          <table:table-cell office:value-type="float" office:value="65.534000000000006" table:style-name="ce11">
            <text:p>65.534</text:p>
          </table:table-cell>
          <table:table-cell office:value-type="float" office:value="64.563000000000002" table:style-name="ce11">
            <text:p>64.563</text:p>
          </table:table-cell>
          <table:table-cell office:value-type="float" office:value="66.504999999999995" table:style-name="ce11">
            <text:p>66.505</text:p>
          </table:table-cell>
          <table:table-cell office:value-type="float" office:value="50" table:style-name="ce11">
            <text:p>50</text:p>
          </table:table-cell>
          <table:table-cell office:value-type="float" office:value="92.233000000000004" table:style-name="ce11">
            <text:p>92.233</text:p>
          </table:table-cell>
          <table:table-cell office:value-type="float" office:value="79.126000000000005" table:style-name="ce11">
            <text:p>79.126</text:p>
          </table:table-cell>
          <table:table-cell office:value-type="float" office:value="84.465999999999994" table:style-name="ce11">
            <text:p>84.466</text:p>
          </table:table-cell>
          <table:table-cell office:value-type="float" office:value="78.155000000000001" table:style-name="ce11">
            <text:p>78.155</text:p>
          </table:table-cell>
          <table:table-cell office:value-type="float" office:value="81.552999999999997" table:style-name="ce11">
            <text:p>81.553</text:p>
          </table:table-cell>
          <table:table-cell office:value-type="float" office:value="62.927" table:style-name="ce11">
            <text:p>62.927</text:p>
          </table:table-cell>
          <table:table-cell office:value-type="float" office:value="45.097999999999999" table:style-name="ce11">
            <text:p>45.098</text:p>
          </table:table-cell>
          <table:table-cell office:value-type="float" office:value="65.853999999999999" table:style-name="ce11">
            <text:p>65.854</text:p>
          </table:table-cell>
          <table:table-cell office:value-type="float" office:value="30.582999999999998" table:style-name="ce11">
            <text:p>30.583</text:p>
          </table:table-cell>
          <table:table-cell office:value-type="float" office:value="82.524000000000001" table:style-name="ce11">
            <text:p>82.524</text:p>
          </table:table-cell>
          <table:table-cell office:value-type="float" office:value="86.408000000000001" table:style-name="ce11">
            <text:p>86.408</text:p>
          </table:table-cell>
          <table:table-cell office:value-type="float" office:value="96.602000000000004" table:style-name="ce11">
            <text:p>96.602</text:p>
          </table:table-cell>
          <table:table-cell office:value-type="float" office:value="75.98" table:style-name="ce11">
            <text:p>75.98</text:p>
          </table:table-cell>
          <table:table-cell office:value-type="float" office:value="52.912999999999997" table:style-name="ce11">
            <text:p>52.913</text:p>
          </table:table-cell>
          <table:table-cell office:value-type="float" office:value="16.018999999999998" table:style-name="ce11">
            <text:p>16.019</text:p>
          </table:table-cell>
          <table:table-cell office:value-type="float" office:value="4.8780000000000001" table:style-name="ce11">
            <text:p>4.878</text:p>
          </table:table-cell>
          <table:table-cell office:value-type="float" office:value="15.61" table:style-name="ce11">
            <text:p>15.61</text:p>
          </table:table-cell>
          <table:table-cell office:value-type="float" office:value="39.512" table:style-name="ce11">
            <text:p>39.512</text:p>
          </table:table-cell>
          <table:table-cell office:value-type="float" office:value="40" table:style-name="ce11">
            <text:p>40</text:p>
          </table:table-cell>
          <table:table-cell office:value-type="float" office:value="10.345000000000001" table:style-name="ce11">
            <text:p>10.345</text:p>
          </table:table-cell>
          <table:table-cell office:value-type="float" office:value="86.828999999999994" table:style-name="ce11">
            <text:p>86.829</text:p>
          </table:table-cell>
          <table:table-cell office:value-type="float" office:value="72.194999999999993" table:style-name="ce11">
            <text:p>72.195</text:p>
          </table:table-cell>
          <table:table-cell office:value-type="float" office:value="81.373000000000005" table:style-name="ce11">
            <text:p>81.373</text:p>
          </table:table-cell>
          <table:table-cell office:value-type="float" office:value="6.3410000000000002" table:style-name="ce11">
            <text:p>6.341</text:p>
          </table:table-cell>
          <table:table-cell office:value-type="float" office:value="87.316999999999993" table:style-name="ce11">
            <text:p>87.317</text:p>
          </table:table-cell>
          <table:table-cell office:value-type="float" office:value="6.3410000000000002" table:style-name="ce11">
            <text:p>6.341</text:p>
          </table:table-cell>
          <table:table-cell office:value-type="float" office:value="6.7960000000000003" table:style-name="ce11">
            <text:p>6.796</text:p>
          </table:table-cell>
          <table:table-cell office:value-type="float" office:value="87.379000000000005" table:style-name="ce11">
            <text:p>87.379</text:p>
          </table:table-cell>
          <table:table-cell office:value-type="float" office:value="5.8250000000000002" table:style-name="ce11">
            <text:p>5.82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1.429000000000002" table:style-name="ce11">
            <text:p>71.429</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0.149000000000001" table:style-name="ce11">
            <text:p>70.149</text:p>
          </table:table-cell>
          <table:table-cell office:value-type="float" office:value="74.129000000000005" table:style-name="ce11">
            <text:p>74.129</text:p>
          </table:table-cell>
          <table:table-cell office:value-type="float" office:value="68.159000000000006" table:style-name="ce11">
            <text:p>68.159</text:p>
          </table:table-cell>
          <table:table-cell office:value-type="float" office:value="27.5" table:style-name="ce11">
            <text:p>27.5</text:p>
          </table:table-cell>
          <table:table-cell office:value-type="float" office:value="70.792000000000002" table:style-name="ce11">
            <text:p>70.792</text:p>
          </table:table-cell>
          <table:table-cell office:value-type="float" office:value="68.316999999999993" table:style-name="ce11">
            <text:p>68.317</text:p>
          </table:table-cell>
          <table:table-cell office:value-type="float" office:value="77.722999999999999" table:style-name="ce11">
            <text:p>77.723</text:p>
          </table:table-cell>
          <table:table-cell office:value-type="float" office:value="61.881" table:style-name="ce11">
            <text:p>61.881</text:p>
          </table:table-cell>
          <table:table-cell table:number-columns-repeated="16261"/>
        </table:table-row>
        <table:table-row table:style-name="ro5">
          <table:table-cell office:value-type="string" table:style-name="ce3">
            <text:p>OFGEM</text:p>
          </table:table-cell>
          <table:table-cell office:value-type="string" table:style-name="ce3">
            <text:p>Office of Gas and Electricity Markets</text:p>
          </table:table-cell>
          <table:table-cell office:value-type="string" table:style-name="ce3">
            <text:p>Ofgem</text:p>
          </table:table-cell>
          <table:table-cell office:value-type="string" table:style-name="ce3">
            <text:p/>
          </table:table-cell>
          <table:table-cell office:value-type="float" office:value="84.058000000000007" table:style-name="ce11">
            <text:p>84.058</text:p>
          </table:table-cell>
          <table:table-cell office:value-type="float" office:value="59.331000000000003" table:style-name="ce11">
            <text:p>59.331</text:p>
          </table:table-cell>
          <table:table-cell office:value-type="float" office:value="25.876000000000001" table:style-name="ce11">
            <text:p>25.876</text:p>
          </table:table-cell>
          <table:table-cell office:value-type="float" office:value="72.436999999999998" table:style-name="ce11">
            <text:p>72.437</text:p>
          </table:table-cell>
          <table:table-cell office:value-type="float" office:value="78.403999999999996" table:style-name="ce11">
            <text:p>78.404</text:p>
          </table:table-cell>
          <table:table-cell office:value-type="float" office:value="82.515000000000001" table:style-name="ce11">
            <text:p>82.515</text:p>
          </table:table-cell>
          <table:table-cell office:value-type="float" office:value="76.283000000000001" table:style-name="ce11">
            <text:p>76.283</text:p>
          </table:table-cell>
          <table:table-cell office:value-type="float" office:value="85.290999999999997" table:style-name="ce11">
            <text:p>85.291</text:p>
          </table:table-cell>
          <table:table-cell office:value-type="float" office:value="50.758000000000003" table:style-name="ce11">
            <text:p>50.758</text:p>
          </table:table-cell>
          <table:table-cell office:value-type="float" office:value="84.025000000000006" table:style-name="ce11">
            <text:p>84.025</text:p>
          </table:table-cell>
          <table:table-cell office:value-type="float" office:value="73.186000000000007" table:style-name="ce11">
            <text:p>73.186</text:p>
          </table:table-cell>
          <table:table-cell office:value-type="float" office:value="17.231000000000002" table:style-name="ce11">
            <text:p>17.231</text:p>
          </table:table-cell>
          <table:table-cell office:value-type="float" office:value="50.097999999999999" table:style-name="ce11">
            <text:p>50.098</text:p>
          </table:table-cell>
          <table:table-cell office:value-type="float" office:value="88.254999999999995" table:style-name="ce11">
            <text:p>88.255</text:p>
          </table:table-cell>
          <table:table-cell office:value-type="float" office:value="80.412000000000006" table:style-name="ce11">
            <text:p>80.412</text:p>
          </table:table-cell>
          <table:table-cell office:value-type="float" office:value="73.471000000000004" table:style-name="ce11">
            <text:p>73.471</text:p>
          </table:table-cell>
          <table:table-cell office:value-type="float" office:value="65.382000000000005" table:style-name="ce11">
            <text:p>65.382</text:p>
          </table:table-cell>
          <table:table-cell office:value-type="float" office:value="84.396000000000001" table:style-name="ce11">
            <text:p>84.396</text:p>
          </table:table-cell>
          <table:table-cell office:value-type="float" office:value="80.930000000000007" table:style-name="ce11">
            <text:p>80.93</text:p>
          </table:table-cell>
          <table:table-cell office:value-type="float" office:value="84.073999999999998" table:style-name="ce11">
            <text:p>84.074</text:p>
          </table:table-cell>
          <table:table-cell office:value-type="float" office:value="75.88" table:style-name="ce11">
            <text:p>75.88</text:p>
          </table:table-cell>
          <table:table-cell office:value-type="float" office:value="90.352999999999994" table:style-name="ce11">
            <text:p>90.353</text:p>
          </table:table-cell>
          <table:table-cell office:value-type="float" office:value="87.641000000000005" table:style-name="ce11">
            <text:p>87.641</text:p>
          </table:table-cell>
          <table:table-cell office:value-type="float" office:value="69.168999999999997" table:style-name="ce11">
            <text:p>69.169</text:p>
          </table:table-cell>
          <table:table-cell office:value-type="float" office:value="82.945999999999998" table:style-name="ce11">
            <text:p>82.946</text:p>
          </table:table-cell>
          <table:table-cell office:value-type="float" office:value="82.747" table:style-name="ce11">
            <text:p>82.747</text:p>
          </table:table-cell>
          <table:table-cell office:value-type="float" office:value="64.584999999999994" table:style-name="ce11">
            <text:p>64.585</text:p>
          </table:table-cell>
          <table:table-cell office:value-type="float" office:value="65.602000000000004" table:style-name="ce11">
            <text:p>65.602</text:p>
          </table:table-cell>
          <table:table-cell office:value-type="float" office:value="67.641000000000005" table:style-name="ce11">
            <text:p>67.641</text:p>
          </table:table-cell>
          <table:table-cell office:value-type="float" office:value="86.959000000000003" table:style-name="ce11">
            <text:p>86.959</text:p>
          </table:table-cell>
          <table:table-cell office:value-type="float" office:value="85.79" table:style-name="ce11">
            <text:p>85.79</text:p>
          </table:table-cell>
          <table:table-cell office:value-type="float" office:value="83.200999999999993" table:style-name="ce11">
            <text:p>83.201</text:p>
          </table:table-cell>
          <table:table-cell office:value-type="float" office:value="55.393000000000001" table:style-name="ce11">
            <text:p>55.393</text:p>
          </table:table-cell>
          <table:table-cell office:value-type="float" office:value="47.771000000000001" table:style-name="ce11">
            <text:p>47.771</text:p>
          </table:table-cell>
          <table:table-cell office:value-type="float" office:value="53.917999999999999" table:style-name="ce11">
            <text:p>53.918</text:p>
          </table:table-cell>
          <table:table-cell office:value-type="float" office:value="45.878" table:style-name="ce11">
            <text:p>45.878</text:p>
          </table:table-cell>
          <table:table-cell office:value-type="float" office:value="87.424999999999997" table:style-name="ce11">
            <text:p>87.425</text:p>
          </table:table-cell>
          <table:table-cell office:value-type="float" office:value="91.284000000000006" table:style-name="ce11">
            <text:p>91.284</text:p>
          </table:table-cell>
          <table:table-cell office:value-type="float" office:value="72.132999999999996" table:style-name="ce11">
            <text:p>72.133</text:p>
          </table:table-cell>
          <table:table-cell office:value-type="float" office:value="85.334999999999994" table:style-name="ce11">
            <text:p>85.335</text:p>
          </table:table-cell>
          <table:table-cell office:value-type="float" office:value="67.552999999999997" table:style-name="ce11">
            <text:p>67.553</text:p>
          </table:table-cell>
          <table:table-cell office:value-type="float" office:value="71.171999999999997" table:style-name="ce11">
            <text:p>71.172</text:p>
          </table:table-cell>
          <table:table-cell office:value-type="float" office:value="86.494" table:style-name="ce11">
            <text:p>86.494</text:p>
          </table:table-cell>
          <table:table-cell office:value-type="float" office:value="70.983000000000004" table:style-name="ce11">
            <text:p>70.983</text:p>
          </table:table-cell>
          <table:table-cell office:value-type="float" office:value="64.826999999999998" table:style-name="ce11">
            <text:p>64.827</text:p>
          </table:table-cell>
          <table:table-cell office:value-type="float" office:value="78.036000000000001" table:style-name="ce11">
            <text:p>78.036</text:p>
          </table:table-cell>
          <table:table-cell office:value-type="float" office:value="18.007000000000001" table:style-name="ce11">
            <text:p>18.007</text:p>
          </table:table-cell>
          <table:table-cell office:value-type="float" office:value="20.065999999999999" table:style-name="ce11">
            <text:p>20.066</text:p>
          </table:table-cell>
          <table:table-cell office:value-type="float" office:value="13.621" table:style-name="ce11">
            <text:p>13.621</text:p>
          </table:table-cell>
          <table:table-cell office:value-type="float" office:value="62.582999999999998" table:style-name="ce11">
            <text:p>62.583</text:p>
          </table:table-cell>
          <table:table-cell office:value-type="float" office:value="42.353999999999999" table:style-name="ce11">
            <text:p>42.354</text:p>
          </table:table-cell>
          <table:table-cell office:value-type="float" office:value="75.331999999999994" table:style-name="ce11">
            <text:p>75.332</text:p>
          </table:table-cell>
          <table:table-cell office:value-type="float" office:value="67.308999999999997" table:style-name="ce11">
            <text:p>67.309</text:p>
          </table:table-cell>
          <table:table-cell office:value-type="float" office:value="51.728999999999999" table:style-name="ce11">
            <text:p>51.729</text:p>
          </table:table-cell>
          <table:table-cell office:value-type="float" office:value="59.933999999999997" table:style-name="ce11">
            <text:p>59.934</text:p>
          </table:table-cell>
          <table:table-cell office:value-type="float" office:value="25.265999999999998" table:style-name="ce11">
            <text:p>25.266</text:p>
          </table:table-cell>
          <table:table-cell office:value-type="float" office:value="24.285" table:style-name="ce11">
            <text:p>24.285</text:p>
          </table:table-cell>
          <table:table-cell office:value-type="float" office:value="53.125" table:style-name="ce11">
            <text:p>53.125</text:p>
          </table:table-cell>
          <table:table-cell office:value-type="float" office:value="39.427999999999997" table:style-name="ce11">
            <text:p>39.428</text:p>
          </table:table-cell>
          <table:table-cell office:value-type="float" office:value="54.322000000000003" table:style-name="ce11">
            <text:p>54.322</text:p>
          </table:table-cell>
          <table:table-cell office:value-type="float" office:value="53.152000000000001" table:style-name="ce11">
            <text:p>53.152</text:p>
          </table:table-cell>
          <table:table-cell office:value-type="float" office:value="56.991" table:style-name="ce11">
            <text:p>56.991</text:p>
          </table:table-cell>
          <table:table-cell office:value-type="float" office:value="38.155000000000001" table:style-name="ce11">
            <text:p>38.155</text:p>
          </table:table-cell>
          <table:table-cell office:value-type="float" office:value="48.570999999999998" table:style-name="ce11">
            <text:p>48.571</text:p>
          </table:table-cell>
          <table:table-cell office:value-type="float" office:value="47.805999999999997" table:style-name="ce11">
            <text:p>47.806</text:p>
          </table:table-cell>
          <table:table-cell office:value-type="float" office:value="45.322000000000003" table:style-name="ce11">
            <text:p>45.322</text:p>
          </table:table-cell>
          <table:table-cell office:value-type="float" office:value="27.279" table:style-name="ce11">
            <text:p>27.279</text:p>
          </table:table-cell>
          <table:table-cell office:value-type="float" office:value="92.424999999999997" table:style-name="ce11">
            <text:p>92.425</text:p>
          </table:table-cell>
          <table:table-cell office:value-type="float" office:value="79.31" table:style-name="ce11">
            <text:p>79.31</text:p>
          </table:table-cell>
          <table:table-cell office:value-type="float" office:value="80.519000000000005" table:style-name="ce11">
            <text:p>80.519</text:p>
          </table:table-cell>
          <table:table-cell office:value-type="float" office:value="76.045000000000002" table:style-name="ce11">
            <text:p>76.045</text:p>
          </table:table-cell>
          <table:table-cell office:value-type="float" office:value="82.813999999999993" table:style-name="ce11">
            <text:p>82.814</text:p>
          </table:table-cell>
          <table:table-cell office:value-type="float" office:value="53.354999999999997" table:style-name="ce11">
            <text:p>53.355</text:p>
          </table:table-cell>
          <table:table-cell office:value-type="float" office:value="37.209000000000003" table:style-name="ce11">
            <text:p>37.209</text:p>
          </table:table-cell>
          <table:table-cell office:value-type="float" office:value="81.873000000000005" table:style-name="ce11">
            <text:p>81.873</text:p>
          </table:table-cell>
          <table:table-cell office:value-type="float" office:value="36.835000000000001" table:style-name="ce11">
            <text:p>36.835</text:p>
          </table:table-cell>
          <table:table-cell office:value-type="float" office:value="86.683999999999997" table:style-name="ce11">
            <text:p>86.684</text:p>
          </table:table-cell>
          <table:table-cell office:value-type="float" office:value="87.649000000000001" table:style-name="ce11">
            <text:p>87.649</text:p>
          </table:table-cell>
          <table:table-cell office:value-type="float" office:value="96.076999999999998" table:style-name="ce11">
            <text:p>96.077</text:p>
          </table:table-cell>
          <table:table-cell office:value-type="float" office:value="64.887" table:style-name="ce11">
            <text:p>64.887</text:p>
          </table:table-cell>
          <table:table-cell office:value-type="float" office:value="50.664000000000001" table:style-name="ce11">
            <text:p>50.664</text:p>
          </table:table-cell>
          <table:table-cell office:value-type="float" office:value="15.564" table:style-name="ce11">
            <text:p>15.564</text:p>
          </table:table-cell>
          <table:table-cell office:value-type="float" office:value="7.6509999999999998" table:style-name="ce11">
            <text:p>7.651</text:p>
          </table:table-cell>
          <table:table-cell office:value-type="float" office:value="21.158000000000001" table:style-name="ce11">
            <text:p>21.158</text:p>
          </table:table-cell>
          <table:table-cell office:value-type="float" office:value="42.914000000000001" table:style-name="ce11">
            <text:p>42.914</text:p>
          </table:table-cell>
          <table:table-cell office:value-type="float" office:value="28.277000000000001" table:style-name="ce11">
            <text:p>28.277</text:p>
          </table:table-cell>
          <table:table-cell office:value-type="float" office:value="9.6470000000000002" table:style-name="ce11">
            <text:p>9.647</text:p>
          </table:table-cell>
          <table:table-cell office:value-type="float" office:value="86.578000000000003" table:style-name="ce11">
            <text:p>86.578</text:p>
          </table:table-cell>
          <table:table-cell office:value-type="float" office:value="57.874000000000002" table:style-name="ce11">
            <text:p>57.874</text:p>
          </table:table-cell>
          <table:table-cell office:value-type="float" office:value="77.481999999999999" table:style-name="ce11">
            <text:p>77.482</text:p>
          </table:table-cell>
          <table:table-cell office:value-type="float" office:value="5.8360000000000003" table:style-name="ce11">
            <text:p>5.836</text:p>
          </table:table-cell>
          <table:table-cell office:value-type="float" office:value="88.66" table:style-name="ce11">
            <text:p>88.66</text:p>
          </table:table-cell>
          <table:table-cell office:value-type="float" office:value="5.5039999999999996" table:style-name="ce11">
            <text:p>5.504</text:p>
          </table:table-cell>
          <table:table-cell office:value-type="float" office:value="5.5039999999999996" table:style-name="ce11">
            <text:p>5.504</text:p>
          </table:table-cell>
          <table:table-cell office:value-type="float" office:value="89.787999999999997" table:style-name="ce11">
            <text:p>89.788</text:p>
          </table:table-cell>
          <table:table-cell office:value-type="float" office:value="4.7080000000000002" table:style-name="ce11">
            <text:p>4.708</text:p>
          </table:table-cell>
          <table:table-cell office:value-type="float" office:value="38.554000000000002" table:style-name="ce11">
            <text:p>38.554</text:p>
          </table:table-cell>
          <table:table-cell office:value-type="float" office:value="53.012" table:style-name="ce11">
            <text:p>53.012</text:p>
          </table:table-cell>
          <table:table-cell office:value-type="string" table:style-name="ce8">
            <text:p>[c]</text:p>
          </table:table-cell>
          <table:table-cell office:value-type="float" office:value="31.25" table:style-name="ce11">
            <text:p>31.25</text:p>
          </table:table-cell>
          <table:table-cell office:value-type="float" office:value="43.75" table:style-name="ce11">
            <text:p>43.75</text:p>
          </table:table-cell>
          <table:table-cell office:value-type="string" table:style-name="ce8">
            <text:p>[c]</text:p>
          </table:table-cell>
          <table:table-cell office:value-type="float" office:value="46.988" table:style-name="ce11">
            <text:p>46.988</text:p>
          </table:table-cell>
          <table:table-cell office:value-type="float" office:value="26.506" table:style-name="ce11">
            <text:p>26.506</text:p>
          </table:table-cell>
          <table:table-cell office:value-type="float" office:value="26.506" table:style-name="ce11">
            <text:p>26.506</text:p>
          </table:table-cell>
          <table:table-cell office:value-type="float" office:value="43.372999999999998" table:style-name="ce11">
            <text:p>43.373</text:p>
          </table:table-cell>
          <table:table-cell office:value-type="float" office:value="39.759" table:style-name="ce11">
            <text:p>39.759</text:p>
          </table:table-cell>
          <table:table-cell office:value-type="float" office:value="16.867000000000001" table:style-name="ce11">
            <text:p>16.867</text:p>
          </table:table-cell>
          <table:table-cell office:value-type="float" office:value="34.375" table:style-name="ce11">
            <text:p>34.375</text:p>
          </table:table-cell>
          <table:table-cell office:value-type="float" office:value="53.125" table:style-name="ce11">
            <text:p>53.125</text:p>
          </table:table-cell>
          <table:table-cell office:value-type="string" table:style-name="ce8">
            <text:p>[c]</text:p>
          </table:table-cell>
          <table:table-cell office:value-type="float" office:value="63.831000000000003" table:style-name="ce11">
            <text:p>63.831</text:p>
          </table:table-cell>
          <table:table-cell office:value-type="float" office:value="68.167000000000002" table:style-name="ce11">
            <text:p>68.167</text:p>
          </table:table-cell>
          <table:table-cell office:value-type="float" office:value="60.779000000000003" table:style-name="ce11">
            <text:p>60.779</text:p>
          </table:table-cell>
          <table:table-cell office:value-type="float" office:value="35.948999999999998" table:style-name="ce11">
            <text:p>35.949</text:p>
          </table:table-cell>
          <table:table-cell office:value-type="float" office:value="72.174000000000007" table:style-name="ce11">
            <text:p>72.174</text:p>
          </table:table-cell>
          <table:table-cell office:value-type="float" office:value="74.715999999999994" table:style-name="ce11">
            <text:p>74.716</text:p>
          </table:table-cell>
          <table:table-cell office:value-type="float" office:value="49.466000000000001" table:style-name="ce11">
            <text:p>49.466</text:p>
          </table:table-cell>
          <table:table-cell office:value-type="float" office:value="53.122999999999998" table:style-name="ce11">
            <text:p>53.123</text:p>
          </table:table-cell>
          <table:table-cell table:number-columns-repeated="16261"/>
        </table:table-row>
        <table:table-row table:style-name="ro7">
          <table:table-cell office:value-type="string" table:style-name="ce3">
            <text:p>OFQUAL</text:p>
          </table:table-cell>
          <table:table-cell office:value-type="string" table:style-name="ce3">
            <text:p>Office of Qualifications and Examinations Regulation</text:p>
          </table:table-cell>
          <table:table-cell office:value-type="string" table:style-name="ce3">
            <text:p>Office of Qualifications and Examinations Regulation</text:p>
          </table:table-cell>
          <table:table-cell office:value-type="string" table:style-name="ce3">
            <text:p/>
          </table:table-cell>
          <table:table-cell office:value-type="float" office:value="92.128" table:style-name="ce11">
            <text:p>92.128</text:p>
          </table:table-cell>
          <table:table-cell office:value-type="float" office:value="71.869" table:style-name="ce11">
            <text:p>71.869</text:p>
          </table:table-cell>
          <table:table-cell office:value-type="float" office:value="19.276" table:style-name="ce11">
            <text:p>19.276</text:p>
          </table:table-cell>
          <table:table-cell office:value-type="float" office:value="76.225999999999999" table:style-name="ce11">
            <text:p>76.226</text:p>
          </table:table-cell>
          <table:table-cell office:value-type="float" office:value="82.152000000000001" table:style-name="ce11">
            <text:p>82.152</text:p>
          </table:table-cell>
          <table:table-cell office:value-type="float" office:value="92.088999999999999" table:style-name="ce11">
            <text:p>92.089</text:p>
          </table:table-cell>
          <table:table-cell office:value-type="float" office:value="85.337999999999994" table:style-name="ce11">
            <text:p>85.338</text:p>
          </table:table-cell>
          <table:table-cell office:value-type="float" office:value="89.978999999999999" table:style-name="ce11">
            <text:p>89.979</text:p>
          </table:table-cell>
          <table:table-cell office:value-type="float" office:value="57.91" table:style-name="ce11">
            <text:p>57.91</text:p>
          </table:table-cell>
          <table:table-cell office:value-type="float" office:value="89.953000000000003" table:style-name="ce11">
            <text:p>89.953</text:p>
          </table:table-cell>
          <table:table-cell office:value-type="float" office:value="85.442999999999998" table:style-name="ce11">
            <text:p>85.443</text:p>
          </table:table-cell>
          <table:table-cell office:value-type="float" office:value="55.802" table:style-name="ce11">
            <text:p>55.802</text:p>
          </table:table-cell>
          <table:table-cell office:value-type="float" office:value="73.153999999999996" table:style-name="ce11">
            <text:p>73.154</text:p>
          </table:table-cell>
          <table:table-cell office:value-type="float" office:value="91.772000000000006" table:style-name="ce11">
            <text:p>91.772</text:p>
          </table:table-cell>
          <table:table-cell office:value-type="float" office:value="82.594999999999999" table:style-name="ce11">
            <text:p>82.595</text:p>
          </table:table-cell>
          <table:table-cell office:value-type="float" office:value="79.747" table:style-name="ce11">
            <text:p>79.747</text:p>
          </table:table-cell>
          <table:table-cell office:value-type="float" office:value="68.353999999999999" table:style-name="ce11">
            <text:p>68.354</text:p>
          </table:table-cell>
          <table:table-cell office:value-type="float" office:value="88.290999999999997" table:style-name="ce11">
            <text:p>88.291</text:p>
          </table:table-cell>
          <table:table-cell office:value-type="float" office:value="92.721999999999994" table:style-name="ce11">
            <text:p>92.722</text:p>
          </table:table-cell>
          <table:table-cell office:value-type="float" office:value="91.429000000000002" table:style-name="ce11">
            <text:p>91.429</text:p>
          </table:table-cell>
          <table:table-cell office:value-type="float" office:value="83.543999999999997" table:style-name="ce11">
            <text:p>83.544</text:p>
          </table:table-cell>
          <table:table-cell office:value-type="float" office:value="94.936999999999998" table:style-name="ce11">
            <text:p>94.937</text:p>
          </table:table-cell>
          <table:table-cell office:value-type="float" office:value="91.138999999999996" table:style-name="ce11">
            <text:p>91.139</text:p>
          </table:table-cell>
          <table:table-cell office:value-type="float" office:value="80.063000000000002" table:style-name="ce11">
            <text:p>80.063</text:p>
          </table:table-cell>
          <table:table-cell office:value-type="float" office:value="89.557000000000002" table:style-name="ce11">
            <text:p>89.557</text:p>
          </table:table-cell>
          <table:table-cell office:value-type="float" office:value="89.873000000000005" table:style-name="ce11">
            <text:p>89.873</text:p>
          </table:table-cell>
          <table:table-cell office:value-type="float" office:value="78.796999999999997" table:style-name="ce11">
            <text:p>78.797</text:p>
          </table:table-cell>
          <table:table-cell office:value-type="float" office:value="76.899000000000001" table:style-name="ce11">
            <text:p>76.899</text:p>
          </table:table-cell>
          <table:table-cell office:value-type="float" office:value="83.174999999999997" table:style-name="ce11">
            <text:p>83.175</text:p>
          </table:table-cell>
          <table:table-cell office:value-type="float" office:value="94.62" table:style-name="ce11">
            <text:p>94.62</text:p>
          </table:table-cell>
          <table:table-cell office:value-type="float" office:value="91.456000000000003" table:style-name="ce11">
            <text:p>91.456</text:p>
          </table:table-cell>
          <table:table-cell office:value-type="float" office:value="83.861000000000004" table:style-name="ce11">
            <text:p>83.861</text:p>
          </table:table-cell>
          <table:table-cell office:value-type="float" office:value="69.427000000000007" table:style-name="ce11">
            <text:p>69.427</text:p>
          </table:table-cell>
          <table:table-cell office:value-type="float" office:value="58.73" table:style-name="ce11">
            <text:p>58.73</text:p>
          </table:table-cell>
          <table:table-cell office:value-type="float" office:value="49.201000000000001" table:style-name="ce11">
            <text:p>49.201</text:p>
          </table:table-cell>
          <table:table-cell office:value-type="float" office:value="54.286000000000001" table:style-name="ce11">
            <text:p>54.286</text:p>
          </table:table-cell>
          <table:table-cell office:value-type="float" office:value="91.429000000000002" table:style-name="ce11">
            <text:p>91.429</text:p>
          </table:table-cell>
          <table:table-cell office:value-type="float" office:value="94.304000000000002" table:style-name="ce11">
            <text:p>94.304</text:p>
          </table:table-cell>
          <table:table-cell office:value-type="float" office:value="83.861000000000004" table:style-name="ce11">
            <text:p>83.861</text:p>
          </table:table-cell>
          <table:table-cell office:value-type="float" office:value="90.159000000000006" table:style-name="ce11">
            <text:p>90.159</text:p>
          </table:table-cell>
          <table:table-cell office:value-type="float" office:value="83.120999999999995" table:style-name="ce11">
            <text:p>83.121</text:p>
          </table:table-cell>
          <table:table-cell office:value-type="float" office:value="87.974999999999994" table:style-name="ce11">
            <text:p>87.975</text:p>
          </table:table-cell>
          <table:table-cell office:value-type="float" office:value="94.62" table:style-name="ce11">
            <text:p>94.62</text:p>
          </table:table-cell>
          <table:table-cell office:value-type="float" office:value="89.557000000000002" table:style-name="ce11">
            <text:p>89.557</text:p>
          </table:table-cell>
          <table:table-cell office:value-type="float" office:value="75" table:style-name="ce11">
            <text:p>75</text:p>
          </table:table-cell>
          <table:table-cell office:value-type="float" office:value="82.278000000000006" table:style-name="ce11">
            <text:p>82.278</text:p>
          </table:table-cell>
          <table:table-cell office:value-type="float" office:value="56.329000000000001" table:style-name="ce11">
            <text:p>56.329</text:p>
          </table:table-cell>
          <table:table-cell office:value-type="float" office:value="62.658000000000001" table:style-name="ce11">
            <text:p>62.658</text:p>
          </table:table-cell>
          <table:table-cell office:value-type="float" office:value="48.417999999999999" table:style-name="ce11">
            <text:p>48.418</text:p>
          </table:table-cell>
          <table:table-cell office:value-type="float" office:value="80.951999999999998" table:style-name="ce11">
            <text:p>80.952</text:p>
          </table:table-cell>
          <table:table-cell office:value-type="float" office:value="69.206000000000003" table:style-name="ce11">
            <text:p>69.206</text:p>
          </table:table-cell>
          <table:table-cell office:value-type="float" office:value="81.646000000000001" table:style-name="ce11">
            <text:p>81.646</text:p>
          </table:table-cell>
          <table:table-cell office:value-type="float" office:value="83.227999999999994" table:style-name="ce11">
            <text:p>83.228</text:p>
          </table:table-cell>
          <table:table-cell office:value-type="float" office:value="79.364999999999995" table:style-name="ce11">
            <text:p>79.365</text:p>
          </table:table-cell>
          <table:table-cell office:value-type="float" office:value="80.951999999999998" table:style-name="ce11">
            <text:p>80.952</text:p>
          </table:table-cell>
          <table:table-cell office:value-type="float" office:value="62.658000000000001" table:style-name="ce11">
            <text:p>62.658</text:p>
          </table:table-cell>
          <table:table-cell office:value-type="float" office:value="60" table:style-name="ce11">
            <text:p>60</text:p>
          </table:table-cell>
          <table:table-cell office:value-type="float" office:value="87.658000000000001" table:style-name="ce11">
            <text:p>87.658</text:p>
          </table:table-cell>
          <table:table-cell office:value-type="float" office:value="62.856999999999999" table:style-name="ce11">
            <text:p>62.857</text:p>
          </table:table-cell>
          <table:table-cell office:value-type="float" office:value="60" table:style-name="ce11">
            <text:p>60</text:p>
          </table:table-cell>
          <table:table-cell office:value-type="float" office:value="73.733999999999995" table:style-name="ce11">
            <text:p>73.734</text:p>
          </table:table-cell>
          <table:table-cell office:value-type="float" office:value="81.328999999999994" table:style-name="ce11">
            <text:p>81.329</text:p>
          </table:table-cell>
          <table:table-cell office:value-type="float" office:value="54.920999999999999" table:style-name="ce11">
            <text:p>54.921</text:p>
          </table:table-cell>
          <table:table-cell office:value-type="float" office:value="70.700999999999993" table:style-name="ce11">
            <text:p>70.701</text:p>
          </table:table-cell>
          <table:table-cell office:value-type="float" office:value="72.381" table:style-name="ce11">
            <text:p>72.381</text:p>
          </table:table-cell>
          <table:table-cell office:value-type="float" office:value="66.349000000000004" table:style-name="ce11">
            <text:p>66.349</text:p>
          </table:table-cell>
          <table:table-cell office:value-type="float" office:value="44.127000000000002" table:style-name="ce11">
            <text:p>44.127</text:p>
          </table:table-cell>
          <table:table-cell office:value-type="float" office:value="93.968000000000004" table:style-name="ce11">
            <text:p>93.968</text:p>
          </table:table-cell>
          <table:table-cell office:value-type="float" office:value="75.316000000000003" table:style-name="ce11">
            <text:p>75.316</text:p>
          </table:table-cell>
          <table:table-cell office:value-type="float" office:value="83.492000000000004" table:style-name="ce11">
            <text:p>83.492</text:p>
          </table:table-cell>
          <table:table-cell office:value-type="float" office:value="75.873000000000005" table:style-name="ce11">
            <text:p>75.873</text:p>
          </table:table-cell>
          <table:table-cell office:value-type="float" office:value="87.658000000000001" table:style-name="ce11">
            <text:p>87.658</text:p>
          </table:table-cell>
          <table:table-cell office:value-type="float" office:value="65.713999999999999" table:style-name="ce11">
            <text:p>65.714</text:p>
          </table:table-cell>
          <table:table-cell office:value-type="float" office:value="44.762" table:style-name="ce11">
            <text:p>44.762</text:p>
          </table:table-cell>
          <table:table-cell office:value-type="float" office:value="95.873000000000005" table:style-name="ce11">
            <text:p>95.873</text:p>
          </table:table-cell>
          <table:table-cell office:value-type="float" office:value="40.19" table:style-name="ce11">
            <text:p>40.19</text:p>
          </table:table-cell>
          <table:table-cell office:value-type="float" office:value="91.429000000000002" table:style-name="ce11">
            <text:p>91.429</text:p>
          </table:table-cell>
          <table:table-cell office:value-type="float" office:value="85.986999999999995" table:style-name="ce11">
            <text:p>85.987</text:p>
          </table:table-cell>
          <table:table-cell office:value-type="float" office:value="97.143000000000001" table:style-name="ce11">
            <text:p>97.143</text:p>
          </table:table-cell>
          <table:table-cell office:value-type="float" office:value="72.697999999999993" table:style-name="ce11">
            <text:p>72.698</text:p>
          </table:table-cell>
          <table:table-cell office:value-type="float" office:value="57.46" table:style-name="ce11">
            <text:p>57.46</text:p>
          </table:table-cell>
          <table:table-cell office:value-type="float" office:value="16.507999999999999" table:style-name="ce11">
            <text:p>16.508</text:p>
          </table:table-cell>
          <table:table-cell office:value-type="float" office:value="3.81" table:style-name="ce11">
            <text:p>3.81</text:p>
          </table:table-cell>
          <table:table-cell office:value-type="float" office:value="14.603" table:style-name="ce11">
            <text:p>14.603</text:p>
          </table:table-cell>
          <table:table-cell office:value-type="float" office:value="40.317" table:style-name="ce11">
            <text:p>40.317</text:p>
          </table:table-cell>
          <table:table-cell office:value-type="float" office:value="41.27" table:style-name="ce11">
            <text:p>41.27</text:p>
          </table:table-cell>
          <table:table-cell office:value-type="float" office:value="6.6459999999999999" table:style-name="ce11">
            <text:p>6.646</text:p>
          </table:table-cell>
          <table:table-cell office:value-type="float" office:value="92.721999999999994" table:style-name="ce11">
            <text:p>92.722</text:p>
          </table:table-cell>
          <table:table-cell office:value-type="float" office:value="68.671000000000006" table:style-name="ce11">
            <text:p>68.671</text:p>
          </table:table-cell>
          <table:table-cell office:value-type="float" office:value="83.492000000000004" table:style-name="ce11">
            <text:p>83.492</text:p>
          </table:table-cell>
          <table:table-cell office:value-type="float" office:value="3.4809999999999999" table:style-name="ce11">
            <text:p>3.481</text:p>
          </table:table-cell>
          <table:table-cell office:value-type="float" office:value="92.405000000000001" table:style-name="ce11">
            <text:p>92.405</text:p>
          </table:table-cell>
          <table:table-cell office:value-type="float" office:value="4.1139999999999999" table:style-name="ce11">
            <text:p>4.114</text:p>
          </table:table-cell>
          <table:table-cell office:value-type="float" office:value="4.43" table:style-name="ce11">
            <text:p>4.43</text:p>
          </table:table-cell>
          <table:table-cell office:value-type="float" office:value="92.405000000000001" table:style-name="ce11">
            <text:p>92.405</text:p>
          </table:table-cell>
          <table:table-cell office:value-type="float" office:value="3.165" table:style-name="ce11">
            <text:p>3.16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0.063999999999993" table:style-name="ce11">
            <text:p>70.064</text:p>
          </table:table-cell>
          <table:table-cell office:value-type="float" office:value="71.745999999999995" table:style-name="ce11">
            <text:p>71.746</text:p>
          </table:table-cell>
          <table:table-cell office:value-type="float" office:value="64.762" table:style-name="ce11">
            <text:p>64.762</text:p>
          </table:table-cell>
          <table:table-cell office:value-type="float" office:value="33.015999999999998" table:style-name="ce11">
            <text:p>33.016</text:p>
          </table:table-cell>
          <table:table-cell office:value-type="float" office:value="73.968000000000004" table:style-name="ce11">
            <text:p>73.968</text:p>
          </table:table-cell>
          <table:table-cell office:value-type="float" office:value="71.429000000000002" table:style-name="ce11">
            <text:p>71.429</text:p>
          </table:table-cell>
          <table:table-cell office:value-type="float" office:value="74.441000000000003" table:style-name="ce11">
            <text:p>74.441</text:p>
          </table:table-cell>
          <table:table-cell office:value-type="float" office:value="64.855999999999995" table:style-name="ce11">
            <text:p>64.856</text:p>
          </table:table-cell>
          <table:table-cell table:number-columns-repeated="16261"/>
        </table:table-row>
        <table:table-row table:style-name="ro5">
          <table:table-cell office:value-type="string" table:style-name="ce3">
            <text:p>OFSTED</text:p>
          </table:table-cell>
          <table:table-cell office:value-type="string" table:style-name="ce3">
            <text:p>Ofsted</text:p>
          </table:table-cell>
          <table:table-cell office:value-type="string" table:style-name="ce3">
            <text:p>Ofsted</text:p>
          </table:table-cell>
          <table:table-cell office:value-type="string" table:style-name="ce3">
            <text:p/>
          </table:table-cell>
          <table:table-cell office:value-type="float" office:value="86.775000000000006" table:style-name="ce11">
            <text:p>86.775</text:p>
          </table:table-cell>
          <table:table-cell office:value-type="float" office:value="68.141999999999996" table:style-name="ce11">
            <text:p>68.142</text:p>
          </table:table-cell>
          <table:table-cell office:value-type="float" office:value="23.651" table:style-name="ce11">
            <text:p>23.651</text:p>
          </table:table-cell>
          <table:table-cell office:value-type="float" office:value="78.784000000000006" table:style-name="ce11">
            <text:p>78.784</text:p>
          </table:table-cell>
          <table:table-cell office:value-type="float" office:value="80.537999999999997" table:style-name="ce11">
            <text:p>80.538</text:p>
          </table:table-cell>
          <table:table-cell office:value-type="float" office:value="92.734999999999999" table:style-name="ce11">
            <text:p>92.735</text:p>
          </table:table-cell>
          <table:table-cell office:value-type="float" office:value="83.786000000000001" table:style-name="ce11">
            <text:p>83.786</text:p>
          </table:table-cell>
          <table:table-cell office:value-type="float" office:value="86.168000000000006" table:style-name="ce11">
            <text:p>86.168</text:p>
          </table:table-cell>
          <table:table-cell office:value-type="float" office:value="63.445999999999998" table:style-name="ce11">
            <text:p>63.446</text:p>
          </table:table-cell>
          <table:table-cell office:value-type="float" office:value="83.14" table:style-name="ce11">
            <text:p>83.14</text:p>
          </table:table-cell>
          <table:table-cell office:value-type="float" office:value="80.988" table:style-name="ce11">
            <text:p>80.988</text:p>
          </table:table-cell>
          <table:table-cell office:value-type="float" office:value="41.247999999999998" table:style-name="ce11">
            <text:p>41.248</text:p>
          </table:table-cell>
          <table:table-cell office:value-type="float" office:value="62.918999999999997" table:style-name="ce11">
            <text:p>62.919</text:p>
          </table:table-cell>
          <table:table-cell office:value-type="float" office:value="93.701999999999998" table:style-name="ce11">
            <text:p>93.702</text:p>
          </table:table-cell>
          <table:table-cell office:value-type="float" office:value="88.507999999999996" table:style-name="ce11">
            <text:p>88.508</text:p>
          </table:table-cell>
          <table:table-cell office:value-type="float" office:value="85.697999999999993" table:style-name="ce11">
            <text:p>85.698</text:p>
          </table:table-cell>
          <table:table-cell office:value-type="float" office:value="61.295999999999999" table:style-name="ce11">
            <text:p>61.296</text:p>
          </table:table-cell>
          <table:table-cell office:value-type="float" office:value="73.385000000000005" table:style-name="ce11">
            <text:p>73.385</text:p>
          </table:table-cell>
          <table:table-cell office:value-type="float" office:value="92.081999999999994" table:style-name="ce11">
            <text:p>92.082</text:p>
          </table:table-cell>
          <table:table-cell office:value-type="float" office:value="93.363" table:style-name="ce11">
            <text:p>93.363</text:p>
          </table:table-cell>
          <table:table-cell office:value-type="float" office:value="81.793000000000006" table:style-name="ce11">
            <text:p>81.793</text:p>
          </table:table-cell>
          <table:table-cell office:value-type="float" office:value="89.873000000000005" table:style-name="ce11">
            <text:p>89.873</text:p>
          </table:table-cell>
          <table:table-cell office:value-type="float" office:value="86.847999999999999" table:style-name="ce11">
            <text:p>86.848</text:p>
          </table:table-cell>
          <table:table-cell office:value-type="float" office:value="79.911000000000001" table:style-name="ce11">
            <text:p>79.911</text:p>
          </table:table-cell>
          <table:table-cell office:value-type="float" office:value="86.007000000000005" table:style-name="ce11">
            <text:p>86.007</text:p>
          </table:table-cell>
          <table:table-cell office:value-type="float" office:value="87.956000000000003" table:style-name="ce11">
            <text:p>87.956</text:p>
          </table:table-cell>
          <table:table-cell office:value-type="float" office:value="82.376000000000005" table:style-name="ce11">
            <text:p>82.376</text:p>
          </table:table-cell>
          <table:table-cell office:value-type="float" office:value="78.88" table:style-name="ce11">
            <text:p>78.88</text:p>
          </table:table-cell>
          <table:table-cell office:value-type="float" office:value="80.430999999999997" table:style-name="ce11">
            <text:p>80.431</text:p>
          </table:table-cell>
          <table:table-cell office:value-type="float" office:value="92.265000000000001" table:style-name="ce11">
            <text:p>92.265</text:p>
          </table:table-cell>
          <table:table-cell office:value-type="float" office:value="88.231999999999999" table:style-name="ce11">
            <text:p>88.232</text:p>
          </table:table-cell>
          <table:table-cell office:value-type="float" office:value="78.078000000000003" table:style-name="ce11">
            <text:p>78.078</text:p>
          </table:table-cell>
          <table:table-cell office:value-type="float" office:value="75.373999999999995" table:style-name="ce11">
            <text:p>75.374</text:p>
          </table:table-cell>
          <table:table-cell office:value-type="float" office:value="68.622" table:style-name="ce11">
            <text:p>68.622</text:p>
          </table:table-cell>
          <table:table-cell office:value-type="float" office:value="52.412999999999997" table:style-name="ce11">
            <text:p>52.413</text:p>
          </table:table-cell>
          <table:table-cell office:value-type="float" office:value="57.435000000000002" table:style-name="ce11">
            <text:p>57.435</text:p>
          </table:table-cell>
          <table:table-cell office:value-type="float" office:value="85.888000000000005" table:style-name="ce11">
            <text:p>85.888</text:p>
          </table:table-cell>
          <table:table-cell office:value-type="float" office:value="91.215000000000003" table:style-name="ce11">
            <text:p>91.215</text:p>
          </table:table-cell>
          <table:table-cell office:value-type="float" office:value="78.882999999999996" table:style-name="ce11">
            <text:p>78.883</text:p>
          </table:table-cell>
          <table:table-cell office:value-type="float" office:value="76.575000000000003" table:style-name="ce11">
            <text:p>76.575</text:p>
          </table:table-cell>
          <table:table-cell office:value-type="float" office:value="83.480999999999995" table:style-name="ce11">
            <text:p>83.481</text:p>
          </table:table-cell>
          <table:table-cell office:value-type="float" office:value="87.507000000000005" table:style-name="ce11">
            <text:p>87.507</text:p>
          </table:table-cell>
          <table:table-cell office:value-type="float" office:value="94.567999999999998" table:style-name="ce11">
            <text:p>94.568</text:p>
          </table:table-cell>
          <table:table-cell office:value-type="float" office:value="85.563999999999993" table:style-name="ce11">
            <text:p>85.564</text:p>
          </table:table-cell>
          <table:table-cell office:value-type="float" office:value="64.930999999999997" table:style-name="ce11">
            <text:p>64.931</text:p>
          </table:table-cell>
          <table:table-cell office:value-type="float" office:value="69.960999999999999" table:style-name="ce11">
            <text:p>69.961</text:p>
          </table:table-cell>
          <table:table-cell office:value-type="float" office:value="41.601999999999997" table:style-name="ce11">
            <text:p>41.602</text:p>
          </table:table-cell>
          <table:table-cell office:value-type="float" office:value="47.706000000000003" table:style-name="ce11">
            <text:p>47.706</text:p>
          </table:table-cell>
          <table:table-cell office:value-type="float" office:value="34.328000000000003" table:style-name="ce11">
            <text:p>34.328</text:p>
          </table:table-cell>
          <table:table-cell office:value-type="float" office:value="75.887" table:style-name="ce11">
            <text:p>75.887</text:p>
          </table:table-cell>
          <table:table-cell office:value-type="float" office:value="64.712000000000003" table:style-name="ce11">
            <text:p>64.712</text:p>
          </table:table-cell>
          <table:table-cell office:value-type="float" office:value="80.265000000000001" table:style-name="ce11">
            <text:p>80.265</text:p>
          </table:table-cell>
          <table:table-cell office:value-type="float" office:value="75.887" table:style-name="ce11">
            <text:p>75.887</text:p>
          </table:table-cell>
          <table:table-cell office:value-type="float" office:value="68.694999999999993" table:style-name="ce11">
            <text:p>68.695</text:p>
          </table:table-cell>
          <table:table-cell office:value-type="float" office:value="69.801000000000002" table:style-name="ce11">
            <text:p>69.801</text:p>
          </table:table-cell>
          <table:table-cell office:value-type="float" office:value="49.363999999999997" table:style-name="ce11">
            <text:p>49.364</text:p>
          </table:table-cell>
          <table:table-cell office:value-type="float" office:value="46.485999999999997" table:style-name="ce11">
            <text:p>46.486</text:p>
          </table:table-cell>
          <table:table-cell office:value-type="float" office:value="76.671999999999997" table:style-name="ce11">
            <text:p>76.672</text:p>
          </table:table-cell>
          <table:table-cell office:value-type="float" office:value="47.756" table:style-name="ce11">
            <text:p>47.756</text:p>
          </table:table-cell>
          <table:table-cell office:value-type="float" office:value="51.136000000000003" table:style-name="ce11">
            <text:p>51.136</text:p>
          </table:table-cell>
          <table:table-cell office:value-type="float" office:value="66.094999999999999" table:style-name="ce11">
            <text:p>66.095</text:p>
          </table:table-cell>
          <table:table-cell office:value-type="float" office:value="66.888000000000005" table:style-name="ce11">
            <text:p>66.888</text:p>
          </table:table-cell>
          <table:table-cell office:value-type="float" office:value="56.905000000000001" table:style-name="ce11">
            <text:p>56.905</text:p>
          </table:table-cell>
          <table:table-cell office:value-type="float" office:value="67.477999999999994" table:style-name="ce11">
            <text:p>67.478</text:p>
          </table:table-cell>
          <table:table-cell office:value-type="float" office:value="66.796000000000006" table:style-name="ce11">
            <text:p>66.796</text:p>
          </table:table-cell>
          <table:table-cell office:value-type="float" office:value="57.640999999999998" table:style-name="ce11">
            <text:p>57.641</text:p>
          </table:table-cell>
          <table:table-cell office:value-type="float" office:value="45.762" table:style-name="ce11">
            <text:p>45.762</text:p>
          </table:table-cell>
          <table:table-cell office:value-type="float" office:value="90.884" table:style-name="ce11">
            <text:p>90.884</text:p>
          </table:table-cell>
          <table:table-cell office:value-type="float" office:value="69.027000000000001" table:style-name="ce11">
            <text:p>69.027</text:p>
          </table:table-cell>
          <table:table-cell office:value-type="float" office:value="79.680000000000007" table:style-name="ce11">
            <text:p>79.68</text:p>
          </table:table-cell>
          <table:table-cell office:value-type="float" office:value="76.090999999999994" table:style-name="ce11">
            <text:p>76.091</text:p>
          </table:table-cell>
          <table:table-cell office:value-type="float" office:value="75.262" table:style-name="ce11">
            <text:p>75.262</text:p>
          </table:table-cell>
          <table:table-cell office:value-type="float" office:value="62.015999999999998" table:style-name="ce11">
            <text:p>62.016</text:p>
          </table:table-cell>
          <table:table-cell office:value-type="float" office:value="47.613999999999997" table:style-name="ce11">
            <text:p>47.614</text:p>
          </table:table-cell>
          <table:table-cell office:value-type="float" office:value="81.204999999999998" table:style-name="ce11">
            <text:p>81.205</text:p>
          </table:table-cell>
          <table:table-cell office:value-type="float" office:value="20.753" table:style-name="ce11">
            <text:p>20.753</text:p>
          </table:table-cell>
          <table:table-cell office:value-type="float" office:value="90.984999999999999" table:style-name="ce11">
            <text:p>90.985</text:p>
          </table:table-cell>
          <table:table-cell office:value-type="float" office:value="67.700999999999993" table:style-name="ce11">
            <text:p>67.701</text:p>
          </table:table-cell>
          <table:table-cell office:value-type="float" office:value="94.518000000000001" table:style-name="ce11">
            <text:p>94.518</text:p>
          </table:table-cell>
          <table:table-cell office:value-type="float" office:value="80.997" table:style-name="ce11">
            <text:p>80.997</text:p>
          </table:table-cell>
          <table:table-cell office:value-type="float" office:value="73.617000000000004" table:style-name="ce11">
            <text:p>73.617</text:p>
          </table:table-cell>
          <table:table-cell office:value-type="float" office:value="16.186" table:style-name="ce11">
            <text:p>16.186</text:p>
          </table:table-cell>
          <table:table-cell office:value-type="float" office:value="4.72" table:style-name="ce11">
            <text:p>4.72</text:p>
          </table:table-cell>
          <table:table-cell office:value-type="float" office:value="14.103" table:style-name="ce11">
            <text:p>14.103</text:p>
          </table:table-cell>
          <table:table-cell office:value-type="float" office:value="34.591999999999999" table:style-name="ce11">
            <text:p>34.592</text:p>
          </table:table-cell>
          <table:table-cell office:value-type="float" office:value="46.585000000000001" table:style-name="ce11">
            <text:p>46.585</text:p>
          </table:table-cell>
          <table:table-cell office:value-type="float" office:value="7.2069999999999999" table:style-name="ce11">
            <text:p>7.207</text:p>
          </table:table-cell>
          <table:table-cell office:value-type="float" office:value="91.759" table:style-name="ce11">
            <text:p>91.759</text:p>
          </table:table-cell>
          <table:table-cell office:value-type="float" office:value="75.885000000000005" table:style-name="ce11">
            <text:p>75.885</text:p>
          </table:table-cell>
          <table:table-cell office:value-type="float" office:value="82.567999999999998" table:style-name="ce11">
            <text:p>82.568</text:p>
          </table:table-cell>
          <table:table-cell office:value-type="float" office:value="5.141" table:style-name="ce11">
            <text:p>5.141</text:p>
          </table:table-cell>
          <table:table-cell office:value-type="float" office:value="89.055000000000007" table:style-name="ce11">
            <text:p>89.055</text:p>
          </table:table-cell>
          <table:table-cell office:value-type="float" office:value="5.8040000000000003" table:style-name="ce11">
            <text:p>5.804</text:p>
          </table:table-cell>
          <table:table-cell office:value-type="float" office:value="5.2519999999999998" table:style-name="ce11">
            <text:p>5.252</text:p>
          </table:table-cell>
          <table:table-cell office:value-type="float" office:value="90.271000000000001" table:style-name="ce11">
            <text:p>90.271</text:p>
          </table:table-cell>
          <table:table-cell office:value-type="float" office:value="4.4779999999999998" table:style-name="ce11">
            <text:p>4.478</text:p>
          </table:table-cell>
          <table:table-cell office:value-type="float" office:value="38.298000000000002" table:style-name="ce11">
            <text:p>38.298</text:p>
          </table:table-cell>
          <table:table-cell office:value-type="float" office:value="53.191000000000003" table:style-name="ce11">
            <text:p>53.191</text:p>
          </table:table-cell>
          <table:table-cell office:value-type="string" table:style-name="ce8">
            <text:p>[c]</text:p>
          </table:table-cell>
          <table:table-cell office:value-type="float" office:value="38.889000000000003" table:style-name="ce11">
            <text:p>38.889</text:p>
          </table:table-cell>
          <table:table-cell office:value-type="float" office:value="33.332999999999998" table:style-name="ce11">
            <text:p>33.333</text:p>
          </table:table-cell>
          <table:table-cell office:value-type="float" office:value="27.777999999999999" table:style-name="ce11">
            <text:p>27.778</text:p>
          </table:table-cell>
          <table:table-cell office:value-type="float" office:value="42.104999999999997" table:style-name="ce11">
            <text:p>42.105</text:p>
          </table:table-cell>
          <table:table-cell office:value-type="float" office:value="30.526" table:style-name="ce11">
            <text:p>30.526</text:p>
          </table:table-cell>
          <table:table-cell office:value-type="float" office:value="27.367999999999999" table:style-name="ce11">
            <text:p>27.368</text:p>
          </table:table-cell>
          <table:table-cell office:value-type="float" office:value="60" table:style-name="ce11">
            <text:p>60</text:p>
          </table:table-cell>
          <table:table-cell office:value-type="float" office:value="18.946999999999999" table:style-name="ce11">
            <text:p>18.947</text:p>
          </table:table-cell>
          <table:table-cell office:value-type="float" office:value="21.053000000000001" table:style-name="ce11">
            <text:p>21.053</text:p>
          </table:table-cell>
          <table:table-cell office:value-type="string" table:style-name="ce8">
            <text:p>[c]</text:p>
          </table:table-cell>
          <table:table-cell office:value-type="float" office:value="69.444000000000003" table:style-name="ce11">
            <text:p>69.444</text:p>
          </table:table-cell>
          <table:table-cell office:value-type="string" table:style-name="ce8">
            <text:p>[c]</text:p>
          </table:table-cell>
          <table:table-cell office:value-type="float" office:value="72.331999999999994" table:style-name="ce11">
            <text:p>72.332</text:p>
          </table:table-cell>
          <table:table-cell office:value-type="float" office:value="78.111000000000004" table:style-name="ce11">
            <text:p>78.111</text:p>
          </table:table-cell>
          <table:table-cell office:value-type="float" office:value="67.194999999999993" table:style-name="ce11">
            <text:p>67.195</text:p>
          </table:table-cell>
          <table:table-cell office:value-type="float" office:value="32.335000000000001" table:style-name="ce11">
            <text:p>32.335</text:p>
          </table:table-cell>
          <table:table-cell office:value-type="float" office:value="75.772999999999996" table:style-name="ce11">
            <text:p>75.773</text:p>
          </table:table-cell>
          <table:table-cell office:value-type="float" office:value="72.64" table:style-name="ce11">
            <text:p>72.64</text:p>
          </table:table-cell>
          <table:table-cell office:value-type="float" office:value="57.255000000000003" table:style-name="ce11">
            <text:p>57.255</text:p>
          </table:table-cell>
          <table:table-cell office:value-type="float" office:value="63.972999999999999" table:style-name="ce11">
            <text:p>63.973</text:p>
          </table:table-cell>
          <table:table-cell table:number-columns-repeated="16261"/>
        </table:table-row>
        <table:table-row table:style-name="ro7">
          <table:table-cell office:value-type="string" table:style-name="ce3">
            <text:p>OFWAT</text:p>
          </table:table-cell>
          <table:table-cell office:value-type="string" table:style-name="ce3">
            <text:p>Water Regulation Services Authority (Ofwat)</text:p>
          </table:table-cell>
          <table:table-cell office:value-type="string" table:style-name="ce3">
            <text:p>Water Regulation Services Authority (Ofwat)</text:p>
          </table:table-cell>
          <table:table-cell office:value-type="string" table:style-name="ce3">
            <text:p/>
          </table:table-cell>
          <table:table-cell office:value-type="float" office:value="86.691999999999993" table:style-name="ce11">
            <text:p>86.692</text:p>
          </table:table-cell>
          <table:table-cell office:value-type="float" office:value="67.477999999999994" table:style-name="ce11">
            <text:p>67.478</text:p>
          </table:table-cell>
          <table:table-cell office:value-type="float" office:value="22.617999999999999" table:style-name="ce11">
            <text:p>22.618</text:p>
          </table:table-cell>
          <table:table-cell office:value-type="float" office:value="74.977999999999994" table:style-name="ce11">
            <text:p>74.978</text:p>
          </table:table-cell>
          <table:table-cell office:value-type="float" office:value="84.385999999999996" table:style-name="ce11">
            <text:p>84.386</text:p>
          </table:table-cell>
          <table:table-cell office:value-type="float" office:value="84.867999999999995" table:style-name="ce11">
            <text:p>84.868</text:p>
          </table:table-cell>
          <table:table-cell office:value-type="float" office:value="80.897000000000006" table:style-name="ce11">
            <text:p>80.897</text:p>
          </table:table-cell>
          <table:table-cell office:value-type="float" office:value="87.207999999999998" table:style-name="ce11">
            <text:p>87.208</text:p>
          </table:table-cell>
          <table:table-cell office:value-type="float" office:value="57.164000000000001" table:style-name="ce11">
            <text:p>57.164</text:p>
          </table:table-cell>
          <table:table-cell office:value-type="float" office:value="86.513000000000005" table:style-name="ce11">
            <text:p>86.513</text:p>
          </table:table-cell>
          <table:table-cell office:value-type="float" office:value="77.266000000000005" table:style-name="ce11">
            <text:p>77.266</text:p>
          </table:table-cell>
          <table:table-cell office:value-type="float" office:value="36.841999999999999" table:style-name="ce11">
            <text:p>36.842</text:p>
          </table:table-cell>
          <table:table-cell office:value-type="float" office:value="64.168999999999997" table:style-name="ce11">
            <text:p>64.169</text:p>
          </table:table-cell>
          <table:table-cell office:value-type="float" office:value="92.105000000000004" table:style-name="ce11">
            <text:p>92.105</text:p>
          </table:table-cell>
          <table:table-cell office:value-type="float" office:value="89.034999999999997" table:style-name="ce11">
            <text:p>89.035</text:p>
          </table:table-cell>
          <table:table-cell office:value-type="float" office:value="80.972999999999999" table:style-name="ce11">
            <text:p>80.973</text:p>
          </table:table-cell>
          <table:table-cell office:value-type="float" office:value="70.614000000000004" table:style-name="ce11">
            <text:p>70.614</text:p>
          </table:table-cell>
          <table:table-cell office:value-type="float" office:value="89.034999999999997" table:style-name="ce11">
            <text:p>89.035</text:p>
          </table:table-cell>
          <table:table-cell office:value-type="float" office:value="83.332999999999998" table:style-name="ce11">
            <text:p>83.333</text:p>
          </table:table-cell>
          <table:table-cell office:value-type="float" office:value="86.784000000000006" table:style-name="ce11">
            <text:p>86.784</text:p>
          </table:table-cell>
          <table:table-cell office:value-type="float" office:value="81.14" table:style-name="ce11">
            <text:p>81.14</text:p>
          </table:table-cell>
          <table:table-cell office:value-type="float" office:value="89.474000000000004" table:style-name="ce11">
            <text:p>89.474</text:p>
          </table:table-cell>
          <table:table-cell office:value-type="float" office:value="89.778000000000006" table:style-name="ce11">
            <text:p>89.778</text:p>
          </table:table-cell>
          <table:table-cell office:value-type="float" office:value="78.414000000000001" table:style-name="ce11">
            <text:p>78.414</text:p>
          </table:table-cell>
          <table:table-cell office:value-type="float" office:value="86.403999999999996" table:style-name="ce11">
            <text:p>86.404</text:p>
          </table:table-cell>
          <table:table-cell office:value-type="float" office:value="83.332999999999998" table:style-name="ce11">
            <text:p>83.333</text:p>
          </table:table-cell>
          <table:table-cell office:value-type="float" office:value="75.438999999999993" table:style-name="ce11">
            <text:p>75.439</text:p>
          </table:table-cell>
          <table:table-cell office:value-type="float" office:value="69.603999999999999" table:style-name="ce11">
            <text:p>69.604</text:p>
          </table:table-cell>
          <table:table-cell office:value-type="float" office:value="74.561000000000007" table:style-name="ce11">
            <text:p>74.561</text:p>
          </table:table-cell>
          <table:table-cell office:value-type="float" office:value="89.474000000000004" table:style-name="ce11">
            <text:p>89.474</text:p>
          </table:table-cell>
          <table:table-cell office:value-type="float" office:value="85.840999999999994" table:style-name="ce11">
            <text:p>85.841</text:p>
          </table:table-cell>
          <table:table-cell office:value-type="float" office:value="86.403999999999996" table:style-name="ce11">
            <text:p>86.404</text:p>
          </table:table-cell>
          <table:table-cell office:value-type="float" office:value="66.959999999999994" table:style-name="ce11">
            <text:p>66.96</text:p>
          </table:table-cell>
          <table:table-cell office:value-type="float" office:value="54.185000000000002" table:style-name="ce11">
            <text:p>54.185</text:p>
          </table:table-cell>
          <table:table-cell office:value-type="float" office:value="54.866999999999997" table:style-name="ce11">
            <text:p>54.867</text:p>
          </table:table-cell>
          <table:table-cell office:value-type="float" office:value="52.192999999999998" table:style-name="ce11">
            <text:p>52.193</text:p>
          </table:table-cell>
          <table:table-cell office:value-type="float" office:value="88.105999999999995" table:style-name="ce11">
            <text:p>88.106</text:p>
          </table:table-cell>
          <table:table-cell office:value-type="float" office:value="91.667000000000002" table:style-name="ce11">
            <text:p>91.667</text:p>
          </table:table-cell>
          <table:table-cell office:value-type="float" office:value="75.438999999999993" table:style-name="ce11">
            <text:p>75.439</text:p>
          </table:table-cell>
          <table:table-cell office:value-type="float" office:value="90.789000000000001" table:style-name="ce11">
            <text:p>90.789</text:p>
          </table:table-cell>
          <table:table-cell office:value-type="float" office:value="76.754000000000005" table:style-name="ce11">
            <text:p>76.754</text:p>
          </table:table-cell>
          <table:table-cell office:value-type="float" office:value="80.701999999999998" table:style-name="ce11">
            <text:p>80.702</text:p>
          </table:table-cell>
          <table:table-cell office:value-type="float" office:value="92.510999999999996" table:style-name="ce11">
            <text:p>92.511</text:p>
          </table:table-cell>
          <table:table-cell office:value-type="float" office:value="77.533000000000001" table:style-name="ce11">
            <text:p>77.533</text:p>
          </table:table-cell>
          <table:table-cell office:value-type="float" office:value="64.757999999999996" table:style-name="ce11">
            <text:p>64.758</text:p>
          </table:table-cell>
          <table:table-cell office:value-type="float" office:value="71.930000000000007" table:style-name="ce11">
            <text:p>71.93</text:p>
          </table:table-cell>
          <table:table-cell office:value-type="float" office:value="39.034999999999997" table:style-name="ce11">
            <text:p>39.035</text:p>
          </table:table-cell>
          <table:table-cell office:value-type="float" office:value="40.088000000000001" table:style-name="ce11">
            <text:p>40.088</text:p>
          </table:table-cell>
          <table:table-cell office:value-type="float" office:value="31.14" table:style-name="ce11">
            <text:p>31.14</text:p>
          </table:table-cell>
          <table:table-cell office:value-type="float" office:value="78.855000000000004" table:style-name="ce11">
            <text:p>78.855</text:p>
          </table:table-cell>
          <table:table-cell office:value-type="float" office:value="58.15" table:style-name="ce11">
            <text:p>58.15</text:p>
          </table:table-cell>
          <table:table-cell office:value-type="float" office:value="76.754000000000005" table:style-name="ce11">
            <text:p>76.754</text:p>
          </table:table-cell>
          <table:table-cell office:value-type="float" office:value="77.192999999999998" table:style-name="ce11">
            <text:p>77.193</text:p>
          </table:table-cell>
          <table:table-cell office:value-type="float" office:value="58.332999999999998" table:style-name="ce11">
            <text:p>58.333</text:p>
          </table:table-cell>
          <table:table-cell office:value-type="float" office:value="69.736999999999995" table:style-name="ce11">
            <text:p>69.737</text:p>
          </table:table-cell>
          <table:table-cell office:value-type="float" office:value="45.613999999999997" table:style-name="ce11">
            <text:p>45.614</text:p>
          </table:table-cell>
          <table:table-cell office:value-type="float" office:value="40.789000000000001" table:style-name="ce11">
            <text:p>40.789</text:p>
          </table:table-cell>
          <table:table-cell office:value-type="float" office:value="81.14" table:style-name="ce11">
            <text:p>81.14</text:p>
          </table:table-cell>
          <table:table-cell office:value-type="float" office:value="61.841999999999999" table:style-name="ce11">
            <text:p>61.842</text:p>
          </table:table-cell>
          <table:table-cell office:value-type="float" office:value="66.078999999999994" table:style-name="ce11">
            <text:p>66.079</text:p>
          </table:table-cell>
          <table:table-cell office:value-type="float" office:value="57.018000000000001" table:style-name="ce11">
            <text:p>57.018</text:p>
          </table:table-cell>
          <table:table-cell office:value-type="float" office:value="79.385999999999996" table:style-name="ce11">
            <text:p>79.386</text:p>
          </table:table-cell>
          <table:table-cell office:value-type="float" office:value="55.701999999999998" table:style-name="ce11">
            <text:p>55.702</text:p>
          </table:table-cell>
          <table:table-cell office:value-type="float" office:value="68.86" table:style-name="ce11">
            <text:p>68.86</text:p>
          </table:table-cell>
          <table:table-cell office:value-type="float" office:value="71.491" table:style-name="ce11">
            <text:p>71.491</text:p>
          </table:table-cell>
          <table:table-cell office:value-type="float" office:value="51.316000000000003" table:style-name="ce11">
            <text:p>51.316</text:p>
          </table:table-cell>
          <table:table-cell office:value-type="float" office:value="25.550999999999998" table:style-name="ce11">
            <text:p>25.551</text:p>
          </table:table-cell>
          <table:table-cell office:value-type="float" office:value="93.86" table:style-name="ce11">
            <text:p>93.86</text:p>
          </table:table-cell>
          <table:table-cell office:value-type="float" office:value="83.772000000000006" table:style-name="ce11">
            <text:p>83.772</text:p>
          </table:table-cell>
          <table:table-cell office:value-type="float" office:value="85.022000000000006" table:style-name="ce11">
            <text:p>85.022</text:p>
          </table:table-cell>
          <table:table-cell office:value-type="float" office:value="77.192999999999998" table:style-name="ce11">
            <text:p>77.193</text:p>
          </table:table-cell>
          <table:table-cell office:value-type="float" office:value="87.224999999999994" table:style-name="ce11">
            <text:p>87.225</text:p>
          </table:table-cell>
          <table:table-cell office:value-type="float" office:value="39.911999999999999" table:style-name="ce11">
            <text:p>39.912</text:p>
          </table:table-cell>
          <table:table-cell office:value-type="float" office:value="29.385999999999999" table:style-name="ce11">
            <text:p>29.386</text:p>
          </table:table-cell>
          <table:table-cell office:value-type="float" office:value="90.789000000000001" table:style-name="ce11">
            <text:p>90.789</text:p>
          </table:table-cell>
          <table:table-cell office:value-type="float" office:value="37.884999999999998" table:style-name="ce11">
            <text:p>37.885</text:p>
          </table:table-cell>
          <table:table-cell office:value-type="float" office:value="91.188999999999993" table:style-name="ce11">
            <text:p>91.189</text:p>
          </table:table-cell>
          <table:table-cell office:value-type="float" office:value="97.356999999999999" table:style-name="ce11">
            <text:p>97.357</text:p>
          </table:table-cell>
          <table:table-cell office:value-type="float" office:value="97.787999999999997" table:style-name="ce11">
            <text:p>97.788</text:p>
          </table:table-cell>
          <table:table-cell office:value-type="float" office:value="69.603999999999999" table:style-name="ce11">
            <text:p>69.604</text:p>
          </table:table-cell>
          <table:table-cell office:value-type="float" office:value="56.579000000000001" table:style-name="ce11">
            <text:p>56.579</text:p>
          </table:table-cell>
          <table:table-cell office:value-type="float" office:value="9.7349999999999994" table:style-name="ce11">
            <text:p>9.735</text:p>
          </table:table-cell>
          <table:table-cell office:value-type="float" office:value="3.524" table:style-name="ce11">
            <text:p>3.524</text:p>
          </table:table-cell>
          <table:table-cell office:value-type="float" office:value="16.3" table:style-name="ce11">
            <text:p>16.3</text:p>
          </table:table-cell>
          <table:table-cell office:value-type="float" office:value="44.493000000000002" table:style-name="ce11">
            <text:p>44.493</text:p>
          </table:table-cell>
          <table:table-cell office:value-type="float" office:value="35.683" table:style-name="ce11">
            <text:p>35.683</text:p>
          </table:table-cell>
          <table:table-cell office:value-type="float" office:value="7.048" table:style-name="ce11">
            <text:p>7.048</text:p>
          </table:table-cell>
          <table:table-cell office:value-type="float" office:value="82.379000000000005" table:style-name="ce11">
            <text:p>82.379</text:p>
          </table:table-cell>
          <table:table-cell office:value-type="float" office:value="56.637" table:style-name="ce11">
            <text:p>56.637</text:p>
          </table:table-cell>
          <table:table-cell office:value-type="float" office:value="81.938000000000002" table:style-name="ce11">
            <text:p>81.938</text:p>
          </table:table-cell>
          <table:table-cell office:value-type="float" office:value="4.3860000000000001" table:style-name="ce11">
            <text:p>4.386</text:p>
          </table:table-cell>
          <table:table-cell office:value-type="float" office:value="92.981999999999999" table:style-name="ce11">
            <text:p>92.982</text:p>
          </table:table-cell>
          <table:table-cell office:value-type="string" table:style-name="ce8">
            <text:p>[c]</text:p>
          </table:table-cell>
          <table:table-cell office:value-type="string" table:style-name="ce8">
            <text:p>[c]</text:p>
          </table:table-cell>
          <table:table-cell office:value-type="float" office:value="95.174999999999997" table:style-name="ce11">
            <text:p>95.17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9.027000000000001" table:style-name="ce11">
            <text:p>69.027</text:p>
          </table:table-cell>
          <table:table-cell office:value-type="float" office:value="75.221000000000004" table:style-name="ce11">
            <text:p>75.221</text:p>
          </table:table-cell>
          <table:table-cell office:value-type="float" office:value="59.555999999999997" table:style-name="ce11">
            <text:p>59.556</text:p>
          </table:table-cell>
          <table:table-cell office:value-type="float" office:value="34.820999999999998" table:style-name="ce11">
            <text:p>34.821</text:p>
          </table:table-cell>
          <table:table-cell office:value-type="float" office:value="74.778999999999996" table:style-name="ce11">
            <text:p>74.779</text:p>
          </table:table-cell>
          <table:table-cell office:value-type="float" office:value="73.894000000000005" table:style-name="ce11">
            <text:p>73.894</text:p>
          </table:table-cell>
          <table:table-cell office:value-type="float" office:value="70.221999999999994" table:style-name="ce11">
            <text:p>70.222</text:p>
          </table:table-cell>
          <table:table-cell office:value-type="float" office:value="60.619" table:style-name="ce11">
            <text:p>60.619</text:p>
          </table:table-cell>
          <table:table-cell table:number-columns-repeated="16261"/>
        </table:table-row>
        <table:table-row table:style-name="ro5">
          <table:table-cell office:value-type="string" table:style-name="ce3">
            <text:p>ONS</text:p>
          </table:table-cell>
          <table:table-cell office:value-type="string" table:style-name="ce3">
            <text:p>Office for National Statistics</text:p>
          </table:table-cell>
          <table:table-cell office:value-type="string" table:style-name="ce3">
            <text:p>UK Statistics Authority</text:p>
          </table:table-cell>
          <table:table-cell office:value-type="string" table:style-name="ce3">
            <text:p/>
          </table:table-cell>
          <table:table-cell office:value-type="float" office:value="71.034000000000006" table:style-name="ce11">
            <text:p>71.034</text:p>
          </table:table-cell>
          <table:table-cell office:value-type="float" office:value="63.621000000000002" table:style-name="ce11">
            <text:p>63.621</text:p>
          </table:table-cell>
          <table:table-cell office:value-type="float" office:value="26.616" table:style-name="ce11">
            <text:p>26.616</text:p>
          </table:table-cell>
          <table:table-cell office:value-type="float" office:value="72.153000000000006" table:style-name="ce11">
            <text:p>72.153</text:p>
          </table:table-cell>
          <table:table-cell office:value-type="float" office:value="73.385000000000005" table:style-name="ce11">
            <text:p>73.385</text:p>
          </table:table-cell>
          <table:table-cell office:value-type="float" office:value="78.381" table:style-name="ce11">
            <text:p>78.381</text:p>
          </table:table-cell>
          <table:table-cell office:value-type="float" office:value="77.400999999999996" table:style-name="ce11">
            <text:p>77.401</text:p>
          </table:table-cell>
          <table:table-cell office:value-type="float" office:value="84.834999999999994" table:style-name="ce11">
            <text:p>84.835</text:p>
          </table:table-cell>
          <table:table-cell office:value-type="float" office:value="53.975000000000001" table:style-name="ce11">
            <text:p>53.975</text:p>
          </table:table-cell>
          <table:table-cell office:value-type="float" office:value="83.436999999999998" table:style-name="ce11">
            <text:p>83.437</text:p>
          </table:table-cell>
          <table:table-cell office:value-type="float" office:value="75.319000000000003" table:style-name="ce11">
            <text:p>75.319</text:p>
          </table:table-cell>
          <table:table-cell office:value-type="float" office:value="30.111999999999998" table:style-name="ce11">
            <text:p>30.112</text:p>
          </table:table-cell>
          <table:table-cell office:value-type="float" office:value="47.853000000000002" table:style-name="ce11">
            <text:p>47.853</text:p>
          </table:table-cell>
          <table:table-cell office:value-type="float" office:value="84.944000000000003" table:style-name="ce11">
            <text:p>84.944</text:p>
          </table:table-cell>
          <table:table-cell office:value-type="float" office:value="75.692999999999998" table:style-name="ce11">
            <text:p>75.693</text:p>
          </table:table-cell>
          <table:table-cell office:value-type="float" office:value="72.274000000000001" table:style-name="ce11">
            <text:p>72.274</text:p>
          </table:table-cell>
          <table:table-cell office:value-type="float" office:value="52.723999999999997" table:style-name="ce11">
            <text:p>52.724</text:p>
          </table:table-cell>
          <table:table-cell office:value-type="float" office:value="81.248000000000005" table:style-name="ce11">
            <text:p>81.248</text:p>
          </table:table-cell>
          <table:table-cell office:value-type="float" office:value="76.305999999999997" table:style-name="ce11">
            <text:p>76.306</text:p>
          </table:table-cell>
          <table:table-cell office:value-type="float" office:value="80.451999999999998" table:style-name="ce11">
            <text:p>80.452</text:p>
          </table:table-cell>
          <table:table-cell office:value-type="float" office:value="75.400999999999996" table:style-name="ce11">
            <text:p>75.401</text:p>
          </table:table-cell>
          <table:table-cell office:value-type="float" office:value="90.981999999999999" table:style-name="ce11">
            <text:p>90.982</text:p>
          </table:table-cell>
          <table:table-cell office:value-type="float" office:value="87.384" table:style-name="ce11">
            <text:p>87.384</text:p>
          </table:table-cell>
          <table:table-cell office:value-type="float" office:value="68.085999999999999" table:style-name="ce11">
            <text:p>68.086</text:p>
          </table:table-cell>
          <table:table-cell office:value-type="float" office:value="81.778000000000006" table:style-name="ce11">
            <text:p>81.778</text:p>
          </table:table-cell>
          <table:table-cell office:value-type="float" office:value="83.945999999999998" table:style-name="ce11">
            <text:p>83.946</text:p>
          </table:table-cell>
          <table:table-cell office:value-type="float" office:value="71.066999999999993" table:style-name="ce11">
            <text:p>71.067</text:p>
          </table:table-cell>
          <table:table-cell office:value-type="float" office:value="65.531000000000006" table:style-name="ce11">
            <text:p>65.531</text:p>
          </table:table-cell>
          <table:table-cell office:value-type="float" office:value="72.424999999999997" table:style-name="ce11">
            <text:p>72.425</text:p>
          </table:table-cell>
          <table:table-cell office:value-type="float" office:value="87.43" table:style-name="ce11">
            <text:p>87.43</text:p>
          </table:table-cell>
          <table:table-cell office:value-type="float" office:value="86.117000000000004" table:style-name="ce11">
            <text:p>86.117</text:p>
          </table:table-cell>
          <table:table-cell office:value-type="float" office:value="81.001000000000005" table:style-name="ce11">
            <text:p>81.001</text:p>
          </table:table-cell>
          <table:table-cell office:value-type="float" office:value="69.509" table:style-name="ce11">
            <text:p>69.509</text:p>
          </table:table-cell>
          <table:table-cell office:value-type="float" office:value="52.188000000000002" table:style-name="ce11">
            <text:p>52.188</text:p>
          </table:table-cell>
          <table:table-cell office:value-type="float" office:value="44.374000000000002" table:style-name="ce11">
            <text:p>44.374</text:p>
          </table:table-cell>
          <table:table-cell office:value-type="float" office:value="49.793999999999997" table:style-name="ce11">
            <text:p>49.794</text:p>
          </table:table-cell>
          <table:table-cell office:value-type="float" office:value="87.022999999999996" table:style-name="ce11">
            <text:p>87.023</text:p>
          </table:table-cell>
          <table:table-cell office:value-type="float" office:value="90.56" table:style-name="ce11">
            <text:p>90.56</text:p>
          </table:table-cell>
          <table:table-cell office:value-type="float" office:value="70.379000000000005" table:style-name="ce11">
            <text:p>70.379</text:p>
          </table:table-cell>
          <table:table-cell office:value-type="float" office:value="85.77" table:style-name="ce11">
            <text:p>85.77</text:p>
          </table:table-cell>
          <table:table-cell office:value-type="float" office:value="68.837999999999994" table:style-name="ce11">
            <text:p>68.838</text:p>
          </table:table-cell>
          <table:table-cell office:value-type="float" office:value="72.325000000000003" table:style-name="ce11">
            <text:p>72.325</text:p>
          </table:table-cell>
          <table:table-cell office:value-type="float" office:value="87.275000000000006" table:style-name="ce11">
            <text:p>87.275</text:p>
          </table:table-cell>
          <table:table-cell office:value-type="float" office:value="74.069000000000003" table:style-name="ce11">
            <text:p>74.069</text:p>
          </table:table-cell>
          <table:table-cell office:value-type="float" office:value="68.864000000000004" table:style-name="ce11">
            <text:p>68.864</text:p>
          </table:table-cell>
          <table:table-cell office:value-type="float" office:value="80.563999999999993" table:style-name="ce11">
            <text:p>80.564</text:p>
          </table:table-cell>
          <table:table-cell office:value-type="float" office:value="28.414999999999999" table:style-name="ce11">
            <text:p>28.415</text:p>
          </table:table-cell>
          <table:table-cell office:value-type="float" office:value="42.218000000000004" table:style-name="ce11">
            <text:p>42.218</text:p>
          </table:table-cell>
          <table:table-cell office:value-type="float" office:value="19.673999999999999" table:style-name="ce11">
            <text:p>19.674</text:p>
          </table:table-cell>
          <table:table-cell office:value-type="float" office:value="75.382999999999996" table:style-name="ce11">
            <text:p>75.383</text:p>
          </table:table-cell>
          <table:table-cell office:value-type="float" office:value="55.530999999999999" table:style-name="ce11">
            <text:p>55.531</text:p>
          </table:table-cell>
          <table:table-cell office:value-type="float" office:value="72.783000000000001" table:style-name="ce11">
            <text:p>72.783</text:p>
          </table:table-cell>
          <table:table-cell office:value-type="float" office:value="61.286000000000001" table:style-name="ce11">
            <text:p>61.286</text:p>
          </table:table-cell>
          <table:table-cell office:value-type="float" office:value="48.978999999999999" table:style-name="ce11">
            <text:p>48.979</text:p>
          </table:table-cell>
          <table:table-cell office:value-type="float" office:value="47.386000000000003" table:style-name="ce11">
            <text:p>47.386</text:p>
          </table:table-cell>
          <table:table-cell office:value-type="float" office:value="25.382999999999999" table:style-name="ce11">
            <text:p>25.383</text:p>
          </table:table-cell>
          <table:table-cell office:value-type="float" office:value="24.361000000000001" table:style-name="ce11">
            <text:p>24.361</text:p>
          </table:table-cell>
          <table:table-cell office:value-type="float" office:value="64.39" table:style-name="ce11">
            <text:p>64.39</text:p>
          </table:table-cell>
          <table:table-cell office:value-type="float" office:value="34.654000000000003" table:style-name="ce11">
            <text:p>34.654</text:p>
          </table:table-cell>
          <table:table-cell office:value-type="float" office:value="51.435000000000002" table:style-name="ce11">
            <text:p>51.435</text:p>
          </table:table-cell>
          <table:table-cell office:value-type="float" office:value="70.578000000000003" table:style-name="ce11">
            <text:p>70.578</text:p>
          </table:table-cell>
          <table:table-cell office:value-type="float" office:value="65.352999999999994" table:style-name="ce11">
            <text:p>65.353</text:p>
          </table:table-cell>
          <table:table-cell office:value-type="float" office:value="49.610999999999997" table:style-name="ce11">
            <text:p>49.611</text:p>
          </table:table-cell>
          <table:table-cell office:value-type="float" office:value="51.845999999999997" table:style-name="ce11">
            <text:p>51.846</text:p>
          </table:table-cell>
          <table:table-cell office:value-type="float" office:value="48.478999999999999" table:style-name="ce11">
            <text:p>48.479</text:p>
          </table:table-cell>
          <table:table-cell office:value-type="float" office:value="47.067" table:style-name="ce11">
            <text:p>47.067</text:p>
          </table:table-cell>
          <table:table-cell office:value-type="float" office:value="34.679000000000002" table:style-name="ce11">
            <text:p>34.679</text:p>
          </table:table-cell>
          <table:table-cell office:value-type="float" office:value="90.522000000000006" table:style-name="ce11">
            <text:p>90.522</text:p>
          </table:table-cell>
          <table:table-cell office:value-type="float" office:value="77.596999999999994" table:style-name="ce11">
            <text:p>77.597</text:p>
          </table:table-cell>
          <table:table-cell office:value-type="float" office:value="77.025999999999996" table:style-name="ce11">
            <text:p>77.026</text:p>
          </table:table-cell>
          <table:table-cell office:value-type="float" office:value="75.832999999999998" table:style-name="ce11">
            <text:p>75.833</text:p>
          </table:table-cell>
          <table:table-cell office:value-type="float" office:value="85.040999999999997" table:style-name="ce11">
            <text:p>85.041</text:p>
          </table:table-cell>
          <table:table-cell office:value-type="float" office:value="60.048999999999999" table:style-name="ce11">
            <text:p>60.049</text:p>
          </table:table-cell>
          <table:table-cell office:value-type="float" office:value="39.829000000000001" table:style-name="ce11">
            <text:p>39.829</text:p>
          </table:table-cell>
          <table:table-cell office:value-type="float" office:value="82.522999999999996" table:style-name="ce11">
            <text:p>82.523</text:p>
          </table:table-cell>
          <table:table-cell office:value-type="float" office:value="26.791" table:style-name="ce11">
            <text:p>26.791</text:p>
          </table:table-cell>
          <table:table-cell office:value-type="float" office:value="75.837999999999994" table:style-name="ce11">
            <text:p>75.838</text:p>
          </table:table-cell>
          <table:table-cell office:value-type="float" office:value="91.120999999999995" table:style-name="ce11">
            <text:p>91.121</text:p>
          </table:table-cell>
          <table:table-cell office:value-type="float" office:value="95.427999999999997" table:style-name="ce11">
            <text:p>95.428</text:p>
          </table:table-cell>
          <table:table-cell office:value-type="float" office:value="60.43" table:style-name="ce11">
            <text:p>60.43</text:p>
          </table:table-cell>
          <table:table-cell office:value-type="float" office:value="54.127000000000002" table:style-name="ce11">
            <text:p>54.127</text:p>
          </table:table-cell>
          <table:table-cell office:value-type="float" office:value="14.537000000000001" table:style-name="ce11">
            <text:p>14.537</text:p>
          </table:table-cell>
          <table:table-cell office:value-type="float" office:value="7.617" table:style-name="ce11">
            <text:p>7.617</text:p>
          </table:table-cell>
          <table:table-cell office:value-type="float" office:value="16.626000000000001" table:style-name="ce11">
            <text:p>16.626</text:p>
          </table:table-cell>
          <table:table-cell office:value-type="float" office:value="32.593000000000004" table:style-name="ce11">
            <text:p>32.593</text:p>
          </table:table-cell>
          <table:table-cell office:value-type="float" office:value="43.164000000000001" table:style-name="ce11">
            <text:p>43.164</text:p>
          </table:table-cell>
          <table:table-cell office:value-type="float" office:value="7.6" table:style-name="ce11">
            <text:p>7.6</text:p>
          </table:table-cell>
          <table:table-cell office:value-type="float" office:value="86.022999999999996" table:style-name="ce11">
            <text:p>86.023</text:p>
          </table:table-cell>
          <table:table-cell office:value-type="float" office:value="66.018000000000001" table:style-name="ce11">
            <text:p>66.018</text:p>
          </table:table-cell>
          <table:table-cell office:value-type="float" office:value="77.447000000000003" table:style-name="ce11">
            <text:p>77.447</text:p>
          </table:table-cell>
          <table:table-cell office:value-type="float" office:value="6.5549999999999997" table:style-name="ce11">
            <text:p>6.555</text:p>
          </table:table-cell>
          <table:table-cell office:value-type="float" office:value="88.977999999999994" table:style-name="ce11">
            <text:p>88.978</text:p>
          </table:table-cell>
          <table:table-cell office:value-type="float" office:value="4.4669999999999996" table:style-name="ce11">
            <text:p>4.467</text:p>
          </table:table-cell>
          <table:table-cell office:value-type="float" office:value="6.9429999999999996" table:style-name="ce11">
            <text:p>6.943</text:p>
          </table:table-cell>
          <table:table-cell office:value-type="float" office:value="89.415000000000006" table:style-name="ce11">
            <text:p>89.415</text:p>
          </table:table-cell>
          <table:table-cell office:value-type="float" office:value="3.6419999999999999" table:style-name="ce11">
            <text:p>3.642</text:p>
          </table:table-cell>
          <table:table-cell office:value-type="float" office:value="42.456000000000003" table:style-name="ce11">
            <text:p>42.456</text:p>
          </table:table-cell>
          <table:table-cell office:value-type="float" office:value="45.613999999999997" table:style-name="ce11">
            <text:p>45.614</text:p>
          </table:table-cell>
          <table:table-cell office:value-type="float" office:value="11.93" table:style-name="ce11">
            <text:p>11.93</text:p>
          </table:table-cell>
          <table:table-cell office:value-type="float" office:value="30.579000000000001" table:style-name="ce11">
            <text:p>30.579</text:p>
          </table:table-cell>
          <table:table-cell office:value-type="float" office:value="58.677999999999997" table:style-name="ce11">
            <text:p>58.678</text:p>
          </table:table-cell>
          <table:table-cell office:value-type="float" office:value="10.744" table:style-name="ce11">
            <text:p>10.744</text:p>
          </table:table-cell>
          <table:table-cell office:value-type="float" office:value="45.613999999999997" table:style-name="ce11">
            <text:p>45.614</text:p>
          </table:table-cell>
          <table:table-cell office:value-type="float" office:value="30.175000000000001" table:style-name="ce11">
            <text:p>30.175</text:p>
          </table:table-cell>
          <table:table-cell office:value-type="float" office:value="24.210999999999999" table:style-name="ce11">
            <text:p>24.211</text:p>
          </table:table-cell>
          <table:table-cell office:value-type="float" office:value="54.895000000000003" table:style-name="ce11">
            <text:p>54.895</text:p>
          </table:table-cell>
          <table:table-cell office:value-type="float" office:value="24.475999999999999" table:style-name="ce11">
            <text:p>24.476</text:p>
          </table:table-cell>
          <table:table-cell office:value-type="float" office:value="20.629000000000001" table:style-name="ce11">
            <text:p>20.629</text:p>
          </table:table-cell>
          <table:table-cell office:value-type="float" office:value="25.62" table:style-name="ce11">
            <text:p>25.62</text:p>
          </table:table-cell>
          <table:table-cell office:value-type="float" office:value="63.636000000000003" table:style-name="ce11">
            <text:p>63.636</text:p>
          </table:table-cell>
          <table:table-cell office:value-type="float" office:value="10.744" table:style-name="ce11">
            <text:p>10.744</text:p>
          </table:table-cell>
          <table:table-cell office:value-type="float" office:value="65.355999999999995" table:style-name="ce11">
            <text:p>65.356</text:p>
          </table:table-cell>
          <table:table-cell office:value-type="float" office:value="68.509" table:style-name="ce11">
            <text:p>68.509</text:p>
          </table:table-cell>
          <table:table-cell office:value-type="float" office:value="59.222000000000001" table:style-name="ce11">
            <text:p>59.222</text:p>
          </table:table-cell>
          <table:table-cell office:value-type="float" office:value="35.302999999999997" table:style-name="ce11">
            <text:p>35.303</text:p>
          </table:table-cell>
          <table:table-cell office:value-type="float" office:value="68.947999999999993" table:style-name="ce11">
            <text:p>68.948</text:p>
          </table:table-cell>
          <table:table-cell office:value-type="float" office:value="72.727000000000004" table:style-name="ce11">
            <text:p>72.727</text:p>
          </table:table-cell>
          <table:table-cell office:value-type="float" office:value="69.433999999999997" table:style-name="ce11">
            <text:p>69.434</text:p>
          </table:table-cell>
          <table:table-cell office:value-type="float" office:value="64.817999999999998" table:style-name="ce11">
            <text:p>64.818</text:p>
          </table:table-cell>
          <table:table-cell table:number-columns-repeated="16261"/>
        </table:table-row>
        <table:table-row table:style-name="ro5">
          <table:table-cell office:value-type="string" table:style-name="ce3">
            <text:p>OPG</text:p>
          </table:table-cell>
          <table:table-cell office:value-type="string" table:style-name="ce3">
            <text:p>Office of the Public Guardian</text:p>
          </table:table-cell>
          <table:table-cell office:value-type="string" table:style-name="ce3">
            <text:p>Justice</text:p>
          </table:table-cell>
          <table:table-cell office:value-type="string" table:style-name="ce3">
            <text:p/>
          </table:table-cell>
          <table:table-cell office:value-type="float" office:value="76.41" table:style-name="ce11">
            <text:p>76.41</text:p>
          </table:table-cell>
          <table:table-cell office:value-type="float" office:value="64.012" table:style-name="ce11">
            <text:p>64.012</text:p>
          </table:table-cell>
          <table:table-cell office:value-type="float" office:value="27.93" table:style-name="ce11">
            <text:p>27.93</text:p>
          </table:table-cell>
          <table:table-cell office:value-type="float" office:value="71.248000000000005" table:style-name="ce11">
            <text:p>71.248</text:p>
          </table:table-cell>
          <table:table-cell office:value-type="float" office:value="70.760999999999996" table:style-name="ce11">
            <text:p>70.761</text:p>
          </table:table-cell>
          <table:table-cell office:value-type="float" office:value="86.119" table:style-name="ce11">
            <text:p>86.119</text:p>
          </table:table-cell>
          <table:table-cell office:value-type="float" office:value="77.215999999999994" table:style-name="ce11">
            <text:p>77.216</text:p>
          </table:table-cell>
          <table:table-cell office:value-type="float" office:value="76.808000000000007" table:style-name="ce11">
            <text:p>76.808</text:p>
          </table:table-cell>
          <table:table-cell office:value-type="float" office:value="55.481000000000002" table:style-name="ce11">
            <text:p>55.481</text:p>
          </table:table-cell>
          <table:table-cell office:value-type="float" office:value="77.367999999999995" table:style-name="ce11">
            <text:p>77.368</text:p>
          </table:table-cell>
          <table:table-cell office:value-type="float" office:value="77.938999999999993" table:style-name="ce11">
            <text:p>77.939</text:p>
          </table:table-cell>
          <table:table-cell office:value-type="float" office:value="26.622" table:style-name="ce11">
            <text:p>26.622</text:p>
          </table:table-cell>
          <table:table-cell office:value-type="float" office:value="51.116999999999997" table:style-name="ce11">
            <text:p>51.117</text:p>
          </table:table-cell>
          <table:table-cell office:value-type="float" office:value="83.221000000000004" table:style-name="ce11">
            <text:p>83.221</text:p>
          </table:table-cell>
          <table:table-cell office:value-type="float" office:value="75.055999999999997" table:style-name="ce11">
            <text:p>75.056</text:p>
          </table:table-cell>
          <table:table-cell office:value-type="float" office:value="74.308999999999997" table:style-name="ce11">
            <text:p>74.309</text:p>
          </table:table-cell>
          <table:table-cell office:value-type="float" office:value="51.457999999999998" table:style-name="ce11">
            <text:p>51.458</text:p>
          </table:table-cell>
          <table:table-cell office:value-type="float" office:value="69.626999999999995" table:style-name="ce11">
            <text:p>69.627</text:p>
          </table:table-cell>
          <table:table-cell office:value-type="float" office:value="84.465999999999994" table:style-name="ce11">
            <text:p>84.466</text:p>
          </table:table-cell>
          <table:table-cell office:value-type="float" office:value="87.751999999999995" table:style-name="ce11">
            <text:p>87.752</text:p>
          </table:table-cell>
          <table:table-cell office:value-type="float" office:value="77.164000000000001" table:style-name="ce11">
            <text:p>77.164</text:p>
          </table:table-cell>
          <table:table-cell office:value-type="float" office:value="83.805999999999997" table:style-name="ce11">
            <text:p>83.806</text:p>
          </table:table-cell>
          <table:table-cell office:value-type="float" office:value="77.519000000000005" table:style-name="ce11">
            <text:p>77.519</text:p>
          </table:table-cell>
          <table:table-cell office:value-type="float" office:value="72.55" table:style-name="ce11">
            <text:p>72.55</text:p>
          </table:table-cell>
          <table:table-cell office:value-type="float" office:value="78.209000000000003" table:style-name="ce11">
            <text:p>78.209</text:p>
          </table:table-cell>
          <table:table-cell office:value-type="float" office:value="80.194000000000003" table:style-name="ce11">
            <text:p>80.194</text:p>
          </table:table-cell>
          <table:table-cell office:value-type="float" office:value="76.343000000000004" table:style-name="ce11">
            <text:p>76.343</text:p>
          </table:table-cell>
          <table:table-cell office:value-type="float" office:value="74.924999999999997" table:style-name="ce11">
            <text:p>74.925</text:p>
          </table:table-cell>
          <table:table-cell office:value-type="float" office:value="74.179000000000002" table:style-name="ce11">
            <text:p>74.179</text:p>
          </table:table-cell>
          <table:table-cell office:value-type="float" office:value="83.581999999999994" table:style-name="ce11">
            <text:p>83.582</text:p>
          </table:table-cell>
          <table:table-cell office:value-type="float" office:value="77.936000000000007" table:style-name="ce11">
            <text:p>77.936</text:p>
          </table:table-cell>
          <table:table-cell office:value-type="float" office:value="68.932000000000002" table:style-name="ce11">
            <text:p>68.932</text:p>
          </table:table-cell>
          <table:table-cell office:value-type="float" office:value="69.888000000000005" table:style-name="ce11">
            <text:p>69.888</text:p>
          </table:table-cell>
          <table:table-cell office:value-type="float" office:value="47.79" table:style-name="ce11">
            <text:p>47.79</text:p>
          </table:table-cell>
          <table:table-cell office:value-type="float" office:value="60.899000000000001" table:style-name="ce11">
            <text:p>60.899</text:p>
          </table:table-cell>
          <table:table-cell office:value-type="float" office:value="43.54" table:style-name="ce11">
            <text:p>43.54</text:p>
          </table:table-cell>
          <table:table-cell office:value-type="float" office:value="79.269000000000005" table:style-name="ce11">
            <text:p>79.269</text:p>
          </table:table-cell>
          <table:table-cell office:value-type="float" office:value="84.242000000000004" table:style-name="ce11">
            <text:p>84.242</text:p>
          </table:table-cell>
          <table:table-cell office:value-type="float" office:value="66.566999999999993" table:style-name="ce11">
            <text:p>66.567</text:p>
          </table:table-cell>
          <table:table-cell office:value-type="float" office:value="79.418000000000006" table:style-name="ce11">
            <text:p>79.418</text:p>
          </table:table-cell>
          <table:table-cell office:value-type="float" office:value="74.251000000000005" table:style-name="ce11">
            <text:p>74.251</text:p>
          </table:table-cell>
          <table:table-cell office:value-type="float" office:value="85.820999999999998" table:style-name="ce11">
            <text:p>85.821</text:p>
          </table:table-cell>
          <table:table-cell office:value-type="float" office:value="90.623000000000005" table:style-name="ce11">
            <text:p>90.623</text:p>
          </table:table-cell>
          <table:table-cell office:value-type="float" office:value="79.266000000000005" table:style-name="ce11">
            <text:p>79.266</text:p>
          </table:table-cell>
          <table:table-cell office:value-type="float" office:value="65.721000000000004" table:style-name="ce11">
            <text:p>65.721</text:p>
          </table:table-cell>
          <table:table-cell office:value-type="float" office:value="72.11" table:style-name="ce11">
            <text:p>72.11</text:p>
          </table:table-cell>
          <table:table-cell office:value-type="float" office:value="25.577999999999999" table:style-name="ce11">
            <text:p>25.578</text:p>
          </table:table-cell>
          <table:table-cell office:value-type="float" office:value="33.781999999999996" table:style-name="ce11">
            <text:p>33.782</text:p>
          </table:table-cell>
          <table:table-cell office:value-type="float" office:value="20.239999999999998" table:style-name="ce11">
            <text:p>20.24</text:p>
          </table:table-cell>
          <table:table-cell office:value-type="float" office:value="61.045000000000002" table:style-name="ce11">
            <text:p>61.045</text:p>
          </table:table-cell>
          <table:table-cell office:value-type="float" office:value="41.256" table:style-name="ce11">
            <text:p>41.256</text:p>
          </table:table-cell>
          <table:table-cell office:value-type="float" office:value="64.302000000000007" table:style-name="ce11">
            <text:p>64.302</text:p>
          </table:table-cell>
          <table:table-cell office:value-type="float" office:value="57.890999999999998" table:style-name="ce11">
            <text:p>57.891</text:p>
          </table:table-cell>
          <table:table-cell office:value-type="float" office:value="58.320999999999998" table:style-name="ce11">
            <text:p>58.321</text:p>
          </table:table-cell>
          <table:table-cell office:value-type="float" office:value="51.194000000000003" table:style-name="ce11">
            <text:p>51.194</text:p>
          </table:table-cell>
          <table:table-cell office:value-type="float" office:value="39.954999999999998" table:style-name="ce11">
            <text:p>39.955</text:p>
          </table:table-cell>
          <table:table-cell office:value-type="float" office:value="41.747999999999998" table:style-name="ce11">
            <text:p>41.748</text:p>
          </table:table-cell>
          <table:table-cell office:value-type="float" office:value="60.344000000000001" table:style-name="ce11">
            <text:p>60.344</text:p>
          </table:table-cell>
          <table:table-cell office:value-type="float" office:value="39.042999999999999" table:style-name="ce11">
            <text:p>39.043</text:p>
          </table:table-cell>
          <table:table-cell office:value-type="float" office:value="47.198999999999998" table:style-name="ce11">
            <text:p>47.199</text:p>
          </table:table-cell>
          <table:table-cell office:value-type="float" office:value="64.126000000000005" table:style-name="ce11">
            <text:p>64.126</text:p>
          </table:table-cell>
          <table:table-cell office:value-type="float" office:value="62.603000000000002" table:style-name="ce11">
            <text:p>62.603</text:p>
          </table:table-cell>
          <table:table-cell office:value-type="float" office:value="48.350999999999999" table:style-name="ce11">
            <text:p>48.351</text:p>
          </table:table-cell>
          <table:table-cell office:value-type="float" office:value="57.634999999999998" table:style-name="ce11">
            <text:p>57.635</text:p>
          </table:table-cell>
          <table:table-cell office:value-type="float" office:value="55.68" table:style-name="ce11">
            <text:p>55.68</text:p>
          </table:table-cell>
          <table:table-cell office:value-type="float" office:value="49.887999999999998" table:style-name="ce11">
            <text:p>49.888</text:p>
          </table:table-cell>
          <table:table-cell office:value-type="float" office:value="39.357999999999997" table:style-name="ce11">
            <text:p>39.358</text:p>
          </table:table-cell>
          <table:table-cell office:value-type="float" office:value="89.311999999999998" table:style-name="ce11">
            <text:p>89.312</text:p>
          </table:table-cell>
          <table:table-cell office:value-type="float" office:value="62.191000000000003" table:style-name="ce11">
            <text:p>62.191</text:p>
          </table:table-cell>
          <table:table-cell office:value-type="float" office:value="68.341999999999999" table:style-name="ce11">
            <text:p>68.342</text:p>
          </table:table-cell>
          <table:table-cell office:value-type="float" office:value="63.527999999999999" table:style-name="ce11">
            <text:p>63.528</text:p>
          </table:table-cell>
          <table:table-cell office:value-type="float" office:value="76.739000000000004" table:style-name="ce11">
            <text:p>76.739</text:p>
          </table:table-cell>
          <table:table-cell office:value-type="float" office:value="60.973999999999997" table:style-name="ce11">
            <text:p>60.974</text:p>
          </table:table-cell>
          <table:table-cell office:value-type="float" office:value="48.692999999999998" table:style-name="ce11">
            <text:p>48.693</text:p>
          </table:table-cell>
          <table:table-cell office:value-type="float" office:value="78.908000000000001" table:style-name="ce11">
            <text:p>78.908</text:p>
          </table:table-cell>
          <table:table-cell office:value-type="float" office:value="17.937000000000001" table:style-name="ce11">
            <text:p>17.937</text:p>
          </table:table-cell>
          <table:table-cell office:value-type="float" office:value="84.989000000000004" table:style-name="ce11">
            <text:p>84.989</text:p>
          </table:table-cell>
          <table:table-cell office:value-type="float" office:value="62.201000000000001" table:style-name="ce11">
            <text:p>62.201</text:p>
          </table:table-cell>
          <table:table-cell office:value-type="float" office:value="88.39" table:style-name="ce11">
            <text:p>88.39</text:p>
          </table:table-cell>
          <table:table-cell office:value-type="float" office:value="76.421999999999997" table:style-name="ce11">
            <text:p>76.422</text:p>
          </table:table-cell>
          <table:table-cell office:value-type="float" office:value="64.918000000000006" table:style-name="ce11">
            <text:p>64.918</text:p>
          </table:table-cell>
          <table:table-cell office:value-type="float" office:value="26.815999999999999" table:style-name="ce11">
            <text:p>26.816</text:p>
          </table:table-cell>
          <table:table-cell office:value-type="float" office:value="8.52" table:style-name="ce11">
            <text:p>8.52</text:p>
          </table:table-cell>
          <table:table-cell office:value-type="float" office:value="15.172000000000001" table:style-name="ce11">
            <text:p>15.172</text:p>
          </table:table-cell>
          <table:table-cell office:value-type="float" office:value="33.856999999999999" table:style-name="ce11">
            <text:p>33.857</text:p>
          </table:table-cell>
          <table:table-cell office:value-type="float" office:value="42.451000000000001" table:style-name="ce11">
            <text:p>42.451</text:p>
          </table:table-cell>
          <table:table-cell office:value-type="float" office:value="13.791" table:style-name="ce11">
            <text:p>13.791</text:p>
          </table:table-cell>
          <table:table-cell office:value-type="float" office:value="83.320999999999998" table:style-name="ce11">
            <text:p>83.321</text:p>
          </table:table-cell>
          <table:table-cell office:value-type="float" office:value="63.595999999999997" table:style-name="ce11">
            <text:p>63.596</text:p>
          </table:table-cell>
          <table:table-cell office:value-type="float" office:value="68.194999999999993" table:style-name="ce11">
            <text:p>68.195</text:p>
          </table:table-cell>
          <table:table-cell office:value-type="float" office:value="9.5589999999999993" table:style-name="ce11">
            <text:p>9.559</text:p>
          </table:table-cell>
          <table:table-cell office:value-type="float" office:value="80.06" table:style-name="ce11">
            <text:p>80.06</text:p>
          </table:table-cell>
          <table:table-cell office:value-type="float" office:value="10.381" table:style-name="ce11">
            <text:p>10.381</text:p>
          </table:table-cell>
          <table:table-cell office:value-type="float" office:value="9.641" table:style-name="ce11">
            <text:p>9.641</text:p>
          </table:table-cell>
          <table:table-cell office:value-type="float" office:value="81.688999999999993" table:style-name="ce11">
            <text:p>81.689</text:p>
          </table:table-cell>
          <table:table-cell office:value-type="float" office:value="8.67" table:style-name="ce11">
            <text:p>8.67</text:p>
          </table:table-cell>
          <table:table-cell office:value-type="float" office:value="42.52" table:style-name="ce11">
            <text:p>42.52</text:p>
          </table:table-cell>
          <table:table-cell office:value-type="float" office:value="39.369999999999997" table:style-name="ce11">
            <text:p>39.37</text:p>
          </table:table-cell>
          <table:table-cell office:value-type="float" office:value="18.11" table:style-name="ce11">
            <text:p>18.11</text:p>
          </table:table-cell>
          <table:table-cell office:value-type="float" office:value="25.925999999999998" table:style-name="ce11">
            <text:p>25.926</text:p>
          </table:table-cell>
          <table:table-cell office:value-type="float" office:value="55.555999999999997" table:style-name="ce11">
            <text:p>55.556</text:p>
          </table:table-cell>
          <table:table-cell office:value-type="float" office:value="18.518999999999998" table:style-name="ce11">
            <text:p>18.519</text:p>
          </table:table-cell>
          <table:table-cell office:value-type="float" office:value="42.636000000000003" table:style-name="ce11">
            <text:p>42.636</text:p>
          </table:table-cell>
          <table:table-cell office:value-type="float" office:value="24.806000000000001" table:style-name="ce11">
            <text:p>24.806</text:p>
          </table:table-cell>
          <table:table-cell office:value-type="float" office:value="32.558" table:style-name="ce11">
            <text:p>32.558</text:p>
          </table:table-cell>
          <table:table-cell office:value-type="float" office:value="57.363999999999997" table:style-name="ce11">
            <text:p>57.364</text:p>
          </table:table-cell>
          <table:table-cell office:value-type="float" office:value="22.481000000000002" table:style-name="ce11">
            <text:p>22.481</text:p>
          </table:table-cell>
          <table:table-cell office:value-type="float" office:value="20.155000000000001" table:style-name="ce11">
            <text:p>20.155</text:p>
          </table:table-cell>
          <table:table-cell office:value-type="float" office:value="37.036999999999999" table:style-name="ce11">
            <text:p>37.037</text:p>
          </table:table-cell>
          <table:table-cell office:value-type="float" office:value="40.741" table:style-name="ce11">
            <text:p>40.741</text:p>
          </table:table-cell>
          <table:table-cell office:value-type="float" office:value="22.222000000000001" table:style-name="ce11">
            <text:p>22.222</text:p>
          </table:table-cell>
          <table:table-cell office:value-type="float" office:value="59.067" table:style-name="ce11">
            <text:p>59.067</text:p>
          </table:table-cell>
          <table:table-cell office:value-type="float" office:value="64.075000000000003" table:style-name="ce11">
            <text:p>64.075</text:p>
          </table:table-cell>
          <table:table-cell office:value-type="float" office:value="54.655999999999999" table:style-name="ce11">
            <text:p>54.656</text:p>
          </table:table-cell>
          <table:table-cell office:value-type="float" office:value="35.466999999999999" table:style-name="ce11">
            <text:p>35.467</text:p>
          </table:table-cell>
          <table:table-cell office:value-type="float" office:value="66.14" table:style-name="ce11">
            <text:p>66.14</text:p>
          </table:table-cell>
          <table:table-cell office:value-type="float" office:value="62.03" table:style-name="ce11">
            <text:p>62.03</text:p>
          </table:table-cell>
          <table:table-cell office:value-type="float" office:value="57.906999999999996" table:style-name="ce11">
            <text:p>57.907</text:p>
          </table:table-cell>
          <table:table-cell office:value-type="float" office:value="48.869" table:style-name="ce11">
            <text:p>48.869</text:p>
          </table:table-cell>
          <table:table-cell table:number-columns-repeated="16261"/>
        </table:table-row>
        <table:table-row table:style-name="ro5">
          <table:table-cell office:value-type="string" table:style-name="ce3">
            <text:p>ORR</text:p>
          </table:table-cell>
          <table:table-cell office:value-type="string" table:style-name="ce3">
            <text:p>Office of Rail and Road</text:p>
          </table:table-cell>
          <table:table-cell office:value-type="string" table:style-name="ce3">
            <text:p>Office of Rail and Road</text:p>
          </table:table-cell>
          <table:table-cell office:value-type="string" table:style-name="ce3">
            <text:p/>
          </table:table-cell>
          <table:table-cell office:value-type="float" office:value="82.21" table:style-name="ce11">
            <text:p>82.21</text:p>
          </table:table-cell>
          <table:table-cell office:value-type="float" office:value="63.683999999999997" table:style-name="ce11">
            <text:p>63.684</text:p>
          </table:table-cell>
          <table:table-cell office:value-type="float" office:value="24.356000000000002" table:style-name="ce11">
            <text:p>24.356</text:p>
          </table:table-cell>
          <table:table-cell office:value-type="float" office:value="74.481999999999999" table:style-name="ce11">
            <text:p>74.482</text:p>
          </table:table-cell>
          <table:table-cell office:value-type="float" office:value="82.557000000000002" table:style-name="ce11">
            <text:p>82.557</text:p>
          </table:table-cell>
          <table:table-cell office:value-type="float" office:value="85.081999999999994" table:style-name="ce11">
            <text:p>85.082</text:p>
          </table:table-cell>
          <table:table-cell office:value-type="float" office:value="83.01" table:style-name="ce11">
            <text:p>83.01</text:p>
          </table:table-cell>
          <table:table-cell office:value-type="float" office:value="84.262" table:style-name="ce11">
            <text:p>84.262</text:p>
          </table:table-cell>
          <table:table-cell office:value-type="float" office:value="51.093000000000004" table:style-name="ce11">
            <text:p>51.093</text:p>
          </table:table-cell>
          <table:table-cell office:value-type="float" office:value="80.738" table:style-name="ce11">
            <text:p>80.738</text:p>
          </table:table-cell>
          <table:table-cell office:value-type="float" office:value="77.322000000000003" table:style-name="ce11">
            <text:p>77.322</text:p>
          </table:table-cell>
          <table:table-cell office:value-type="float" office:value="34.426000000000002" table:style-name="ce11">
            <text:p>34.426</text:p>
          </table:table-cell>
          <table:table-cell office:value-type="float" office:value="58.811" table:style-name="ce11">
            <text:p>58.811</text:p>
          </table:table-cell>
          <table:table-cell office:value-type="float" office:value="90.492000000000004" table:style-name="ce11">
            <text:p>90.492</text:p>
          </table:table-cell>
          <table:table-cell office:value-type="float" office:value="82.623000000000005" table:style-name="ce11">
            <text:p>82.623</text:p>
          </table:table-cell>
          <table:table-cell office:value-type="float" office:value="79.343999999999994" table:style-name="ce11">
            <text:p>79.344</text:p>
          </table:table-cell>
          <table:table-cell office:value-type="float" office:value="71.382000000000005" table:style-name="ce11">
            <text:p>71.382</text:p>
          </table:table-cell>
          <table:table-cell office:value-type="float" office:value="88.852000000000004" table:style-name="ce11">
            <text:p>88.852</text:p>
          </table:table-cell>
          <table:table-cell office:value-type="float" office:value="83.278999999999996" table:style-name="ce11">
            <text:p>83.279</text:p>
          </table:table-cell>
          <table:table-cell office:value-type="float" office:value="86.885000000000005" table:style-name="ce11">
            <text:p>86.885</text:p>
          </table:table-cell>
          <table:table-cell office:value-type="float" office:value="83.278999999999996" table:style-name="ce11">
            <text:p>83.279</text:p>
          </table:table-cell>
          <table:table-cell office:value-type="float" office:value="93.091999999999999" table:style-name="ce11">
            <text:p>93.092</text:p>
          </table:table-cell>
          <table:table-cell office:value-type="float" office:value="88.778999999999996" table:style-name="ce11">
            <text:p>88.779</text:p>
          </table:table-cell>
          <table:table-cell office:value-type="float" office:value="79.343999999999994" table:style-name="ce11">
            <text:p>79.344</text:p>
          </table:table-cell>
          <table:table-cell office:value-type="float" office:value="88.197000000000003" table:style-name="ce11">
            <text:p>88.197</text:p>
          </table:table-cell>
          <table:table-cell office:value-type="float" office:value="88.197000000000003" table:style-name="ce11">
            <text:p>88.197</text:p>
          </table:table-cell>
          <table:table-cell office:value-type="float" office:value="75.081999999999994" table:style-name="ce11">
            <text:p>75.082</text:p>
          </table:table-cell>
          <table:table-cell office:value-type="float" office:value="72.367999999999995" table:style-name="ce11">
            <text:p>72.368</text:p>
          </table:table-cell>
          <table:table-cell office:value-type="float" office:value="78.688999999999993" table:style-name="ce11">
            <text:p>78.689</text:p>
          </table:table-cell>
          <table:table-cell office:value-type="float" office:value="88.852000000000004" table:style-name="ce11">
            <text:p>88.852</text:p>
          </table:table-cell>
          <table:table-cell office:value-type="float" office:value="84.817999999999998" table:style-name="ce11">
            <text:p>84.818</text:p>
          </table:table-cell>
          <table:table-cell office:value-type="float" office:value="79.016000000000005" table:style-name="ce11">
            <text:p>79.016</text:p>
          </table:table-cell>
          <table:table-cell office:value-type="float" office:value="58.689" table:style-name="ce11">
            <text:p>58.689</text:p>
          </table:table-cell>
          <table:table-cell office:value-type="float" office:value="56.25" table:style-name="ce11">
            <text:p>56.25</text:p>
          </table:table-cell>
          <table:table-cell office:value-type="float" office:value="36.963999999999999" table:style-name="ce11">
            <text:p>36.964</text:p>
          </table:table-cell>
          <table:table-cell office:value-type="float" office:value="52.786999999999999" table:style-name="ce11">
            <text:p>52.787</text:p>
          </table:table-cell>
          <table:table-cell office:value-type="float" office:value="85.245999999999995" table:style-name="ce11">
            <text:p>85.246</text:p>
          </table:table-cell>
          <table:table-cell office:value-type="float" office:value="86.557000000000002" table:style-name="ce11">
            <text:p>86.557</text:p>
          </table:table-cell>
          <table:table-cell office:value-type="float" office:value="71.947000000000003" table:style-name="ce11">
            <text:p>71.947</text:p>
          </table:table-cell>
          <table:table-cell office:value-type="float" office:value="79.016000000000005" table:style-name="ce11">
            <text:p>79.016</text:p>
          </table:table-cell>
          <table:table-cell office:value-type="float" office:value="74.426000000000002" table:style-name="ce11">
            <text:p>74.426</text:p>
          </table:table-cell>
          <table:table-cell office:value-type="float" office:value="84.158000000000001" table:style-name="ce11">
            <text:p>84.158</text:p>
          </table:table-cell>
          <table:table-cell office:value-type="float" office:value="88.448999999999998" table:style-name="ce11">
            <text:p>88.449</text:p>
          </table:table-cell>
          <table:table-cell office:value-type="float" office:value="74.426000000000002" table:style-name="ce11">
            <text:p>74.426</text:p>
          </table:table-cell>
          <table:table-cell office:value-type="float" office:value="65.789000000000001" table:style-name="ce11">
            <text:p>65.789</text:p>
          </table:table-cell>
          <table:table-cell office:value-type="float" office:value="76.721000000000004" table:style-name="ce11">
            <text:p>76.721</text:p>
          </table:table-cell>
          <table:table-cell office:value-type="float" office:value="35.738" table:style-name="ce11">
            <text:p>35.738</text:p>
          </table:table-cell>
          <table:table-cell office:value-type="float" office:value="38.816000000000003" table:style-name="ce11">
            <text:p>38.816</text:p>
          </table:table-cell>
          <table:table-cell office:value-type="float" office:value="28.852" table:style-name="ce11">
            <text:p>28.852</text:p>
          </table:table-cell>
          <table:table-cell office:value-type="float" office:value="77.302999999999997" table:style-name="ce11">
            <text:p>77.303</text:p>
          </table:table-cell>
          <table:table-cell office:value-type="float" office:value="61.258000000000003" table:style-name="ce11">
            <text:p>61.258</text:p>
          </table:table-cell>
          <table:table-cell office:value-type="float" office:value="80.263000000000005" table:style-name="ce11">
            <text:p>80.263</text:p>
          </table:table-cell>
          <table:table-cell office:value-type="float" office:value="71.947000000000003" table:style-name="ce11">
            <text:p>71.947</text:p>
          </table:table-cell>
          <table:table-cell office:value-type="float" office:value="60.328000000000003" table:style-name="ce11">
            <text:p>60.328</text:p>
          </table:table-cell>
          <table:table-cell office:value-type="float" office:value="66.23" table:style-name="ce11">
            <text:p>66.23</text:p>
          </table:table-cell>
          <table:table-cell office:value-type="float" office:value="39.015999999999998" table:style-name="ce11">
            <text:p>39.016</text:p>
          </table:table-cell>
          <table:table-cell office:value-type="float" office:value="42.295000000000002" table:style-name="ce11">
            <text:p>42.295</text:p>
          </table:table-cell>
          <table:table-cell office:value-type="float" office:value="66.775999999999996" table:style-name="ce11">
            <text:p>66.776</text:p>
          </table:table-cell>
          <table:table-cell office:value-type="float" office:value="46.557000000000002" table:style-name="ce11">
            <text:p>46.557</text:p>
          </table:table-cell>
          <table:table-cell office:value-type="float" office:value="56.066000000000003" table:style-name="ce11">
            <text:p>56.066</text:p>
          </table:table-cell>
          <table:table-cell office:value-type="float" office:value="62.829000000000001" table:style-name="ce11">
            <text:p>62.829</text:p>
          </table:table-cell>
          <table:table-cell office:value-type="float" office:value="65.132000000000005" table:style-name="ce11">
            <text:p>65.132</text:p>
          </table:table-cell>
          <table:table-cell office:value-type="float" office:value="47.039000000000001" table:style-name="ce11">
            <text:p>47.039</text:p>
          </table:table-cell>
          <table:table-cell office:value-type="float" office:value="53.947000000000003" table:style-name="ce11">
            <text:p>53.947</text:p>
          </table:table-cell>
          <table:table-cell office:value-type="float" office:value="56.25" table:style-name="ce11">
            <text:p>56.25</text:p>
          </table:table-cell>
          <table:table-cell office:value-type="float" office:value="55.082000000000001" table:style-name="ce11">
            <text:p>55.082</text:p>
          </table:table-cell>
          <table:table-cell office:value-type="float" office:value="39.671999999999997" table:style-name="ce11">
            <text:p>39.672</text:p>
          </table:table-cell>
          <table:table-cell office:value-type="float" office:value="94.097999999999999" table:style-name="ce11">
            <text:p>94.098</text:p>
          </table:table-cell>
          <table:table-cell office:value-type="float" office:value="78.361000000000004" table:style-name="ce11">
            <text:p>78.361</text:p>
          </table:table-cell>
          <table:table-cell office:value-type="float" office:value="73.114999999999995" table:style-name="ce11">
            <text:p>73.115</text:p>
          </table:table-cell>
          <table:table-cell office:value-type="float" office:value="71.052999999999997" table:style-name="ce11">
            <text:p>71.053</text:p>
          </table:table-cell>
          <table:table-cell office:value-type="float" office:value="74.754000000000005" table:style-name="ce11">
            <text:p>74.754</text:p>
          </table:table-cell>
          <table:table-cell office:value-type="float" office:value="58.552999999999997" table:style-name="ce11">
            <text:p>58.553</text:p>
          </table:table-cell>
          <table:table-cell office:value-type="float" office:value="38.613999999999997" table:style-name="ce11">
            <text:p>38.614</text:p>
          </table:table-cell>
          <table:table-cell office:value-type="float" office:value="79.671999999999997" table:style-name="ce11">
            <text:p>79.672</text:p>
          </table:table-cell>
          <table:table-cell office:value-type="float" office:value="38.360999999999997" table:style-name="ce11">
            <text:p>38.361</text:p>
          </table:table-cell>
          <table:table-cell office:value-type="float" office:value="83.606999999999999" table:style-name="ce11">
            <text:p>83.607</text:p>
          </table:table-cell>
          <table:table-cell office:value-type="float" office:value="92.433999999999997" table:style-name="ce11">
            <text:p>92.434</text:p>
          </table:table-cell>
          <table:table-cell office:value-type="float" office:value="97.704999999999998" table:style-name="ce11">
            <text:p>97.705</text:p>
          </table:table-cell>
          <table:table-cell office:value-type="float" office:value="62.829000000000001" table:style-name="ce11">
            <text:p>62.829</text:p>
          </table:table-cell>
          <table:table-cell office:value-type="float" office:value="54.784999999999997" table:style-name="ce11">
            <text:p>54.785</text:p>
          </table:table-cell>
          <table:table-cell office:value-type="float" office:value="11.803000000000001" table:style-name="ce11">
            <text:p>11.803</text:p>
          </table:table-cell>
          <table:table-cell office:value-type="float" office:value="7.5659999999999998" table:style-name="ce11">
            <text:p>7.566</text:p>
          </table:table-cell>
          <table:table-cell office:value-type="float" office:value="16.446999999999999" table:style-name="ce11">
            <text:p>16.447</text:p>
          </table:table-cell>
          <table:table-cell office:value-type="float" office:value="48.354999999999997" table:style-name="ce11">
            <text:p>48.355</text:p>
          </table:table-cell>
          <table:table-cell office:value-type="float" office:value="27.632000000000001" table:style-name="ce11">
            <text:p>27.632</text:p>
          </table:table-cell>
          <table:table-cell office:value-type="float" office:value="10.891" table:style-name="ce11">
            <text:p>10.891</text:p>
          </table:table-cell>
          <table:table-cell office:value-type="float" office:value="86.557000000000002" table:style-name="ce11">
            <text:p>86.557</text:p>
          </table:table-cell>
          <table:table-cell office:value-type="float" office:value="72.277000000000001" table:style-name="ce11">
            <text:p>72.277</text:p>
          </table:table-cell>
          <table:table-cell office:value-type="float" office:value="75.828000000000003" table:style-name="ce11">
            <text:p>75.828</text:p>
          </table:table-cell>
          <table:table-cell office:value-type="float" office:value="6.23" table:style-name="ce11">
            <text:p>6.23</text:p>
          </table:table-cell>
          <table:table-cell office:value-type="float" office:value="85.902000000000001" table:style-name="ce11">
            <text:p>85.902</text:p>
          </table:table-cell>
          <table:table-cell office:value-type="float" office:value="7.8689999999999998" table:style-name="ce11">
            <text:p>7.869</text:p>
          </table:table-cell>
          <table:table-cell office:value-type="float" office:value="5.2629999999999999" table:style-name="ce11">
            <text:p>5.263</text:p>
          </table:table-cell>
          <table:table-cell office:value-type="float" office:value="88.486999999999995" table:style-name="ce11">
            <text:p>88.487</text:p>
          </table:table-cell>
          <table:table-cell office:value-type="float" office:value="6.25" table:style-name="ce11">
            <text:p>6.2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81.25" table:style-name="ce11">
            <text:p>81.25</text:p>
          </table:table-cell>
          <table:table-cell office:value-type="float" office:value="0" table:style-name="ce11">
            <text:p>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6.221000000000004" table:style-name="ce11">
            <text:p>66.221</text:p>
          </table:table-cell>
          <table:table-cell office:value-type="float" office:value="73.244" table:style-name="ce11">
            <text:p>73.244</text:p>
          </table:table-cell>
          <table:table-cell office:value-type="float" office:value="63.210999999999999" table:style-name="ce11">
            <text:p>63.211</text:p>
          </table:table-cell>
          <table:table-cell office:value-type="float" office:value="34.113999999999997" table:style-name="ce11">
            <text:p>34.114</text:p>
          </table:table-cell>
          <table:table-cell office:value-type="float" office:value="73.912999999999997" table:style-name="ce11">
            <text:p>73.913</text:p>
          </table:table-cell>
          <table:table-cell office:value-type="float" office:value="74" table:style-name="ce11">
            <text:p>74</text:p>
          </table:table-cell>
          <table:table-cell office:value-type="float" office:value="60.201000000000001" table:style-name="ce11">
            <text:p>60.201</text:p>
          </table:table-cell>
          <table:table-cell office:value-type="float" office:value="51.341999999999999" table:style-name="ce11">
            <text:p>51.342</text:p>
          </table:table-cell>
          <table:table-cell table:number-columns-repeated="16261"/>
        </table:table-row>
        <table:table-row table:style-name="ro7">
          <table:table-cell office:value-type="string" table:style-name="ce3">
            <text:p>OSCR</text:p>
          </table:table-cell>
          <table:table-cell office:value-type="string" table:style-name="ce3">
            <text:p>Office of the Scottish Charity Regulator</text:p>
          </table:table-cell>
          <table:table-cell office:value-type="string" table:style-name="ce3">
            <text:p>Scottish Government</text:p>
          </table:table-cell>
          <table:table-cell office:value-type="string" table:style-name="ce3">
            <text:p/>
          </table:table-cell>
          <table:table-cell office:value-type="float" office:value="90.909000000000006" table:style-name="ce11">
            <text:p>90.909</text:p>
          </table:table-cell>
          <table:table-cell office:value-type="float" office:value="64.75" table:style-name="ce11">
            <text:p>64.75</text:p>
          </table:table-cell>
          <table:table-cell office:value-type="float" office:value="26.562999999999999" table:style-name="ce11">
            <text:p>26.563</text:p>
          </table:table-cell>
          <table:table-cell office:value-type="float" office:value="71.052999999999997" table:style-name="ce11">
            <text:p>71.053</text:p>
          </table:table-cell>
          <table:table-cell office:value-type="float" office:value="76" table:style-name="ce11">
            <text:p>76</text:p>
          </table:table-cell>
          <table:table-cell office:value-type="float" office:value="87.5" table:style-name="ce11">
            <text:p>87.5</text:p>
          </table:table-cell>
          <table:table-cell office:value-type="float" office:value="79.167000000000002" table:style-name="ce11">
            <text:p>79.167</text:p>
          </table:table-cell>
          <table:table-cell office:value-type="float" office:value="81.667000000000002" table:style-name="ce11">
            <text:p>81.667</text:p>
          </table:table-cell>
          <table:table-cell office:value-type="float" office:value="51.25" table:style-name="ce11">
            <text:p>51.25</text:p>
          </table:table-cell>
          <table:table-cell office:value-type="float" office:value="74.375" table:style-name="ce11">
            <text:p>74.375</text:p>
          </table:table-cell>
          <table:table-cell office:value-type="float" office:value="77.917000000000002" table:style-name="ce11">
            <text:p>77.917</text:p>
          </table:table-cell>
          <table:table-cell office:value-type="float" office:value="67.5" table:style-name="ce11">
            <text:p>67.5</text:p>
          </table:table-cell>
          <table:table-cell office:value-type="float" office:value="62.396000000000001" table:style-name="ce11">
            <text:p>62.396</text:p>
          </table:table-cell>
          <table:table-cell office:value-type="float" office:value="85" table:style-name="ce11">
            <text:p>85</text:p>
          </table:table-cell>
          <table:table-cell office:value-type="float" office:value="77.5" table:style-name="ce11">
            <text:p>77.5</text:p>
          </table:table-cell>
          <table:table-cell office:value-type="float" office:value="66.667000000000002" table:style-name="ce11">
            <text:p>66.667</text:p>
          </table:table-cell>
          <table:table-cell office:value-type="float" office:value="62.5" table:style-name="ce11">
            <text:p>62.5</text:p>
          </table:table-cell>
          <table:table-cell office:value-type="float" office:value="87.5" table:style-name="ce11">
            <text:p>87.5</text:p>
          </table:table-cell>
          <table:table-cell office:value-type="float" office:value="90" table:style-name="ce11">
            <text:p>90</text:p>
          </table:table-cell>
          <table:table-cell office:value-type="float" office:value="85" table:style-name="ce11">
            <text:p>85</text:p>
          </table:table-cell>
          <table:table-cell office:value-type="float" office:value="77.5" table:style-name="ce11">
            <text:p>77.5</text:p>
          </table:table-cell>
          <table:table-cell office:value-type="float" office:value="90" table:style-name="ce11">
            <text:p>90</text:p>
          </table:table-cell>
          <table:table-cell office:value-type="float" office:value="80" table:style-name="ce11">
            <text:p>80</text:p>
          </table:table-cell>
          <table:table-cell office:value-type="float" office:value="77.5" table:style-name="ce11">
            <text:p>77.5</text:p>
          </table:table-cell>
          <table:table-cell office:value-type="float" office:value="77.5" table:style-name="ce11">
            <text:p>77.5</text:p>
          </table:table-cell>
          <table:table-cell office:value-type="float" office:value="82.5" table:style-name="ce11">
            <text:p>82.5</text:p>
          </table:table-cell>
          <table:table-cell office:value-type="float" office:value="80" table:style-name="ce11">
            <text:p>80</text:p>
          </table:table-cell>
          <table:table-cell office:value-type="float" office:value="70" table:style-name="ce11">
            <text:p>70</text:p>
          </table:table-cell>
          <table:table-cell office:value-type="float" office:value="77.5" table:style-name="ce11">
            <text:p>77.5</text:p>
          </table:table-cell>
          <table:table-cell office:value-type="float" office:value="87.5" table:style-name="ce11">
            <text:p>87.5</text:p>
          </table:table-cell>
          <table:table-cell office:value-type="float" office:value="82.5" table:style-name="ce11">
            <text:p>82.5</text:p>
          </table:table-cell>
          <table:table-cell office:value-type="float" office:value="75" table:style-name="ce11">
            <text:p>75</text:p>
          </table:table-cell>
          <table:table-cell office:value-type="float" office:value="70" table:style-name="ce11">
            <text:p>70</text:p>
          </table:table-cell>
          <table:table-cell office:value-type="float" office:value="42.5" table:style-name="ce11">
            <text:p>42.5</text:p>
          </table:table-cell>
          <table:table-cell office:value-type="float" office:value="45" table:style-name="ce11">
            <text:p>45</text:p>
          </table:table-cell>
          <table:table-cell office:value-type="float" office:value="47.5" table:style-name="ce11">
            <text:p>47.5</text:p>
          </table:table-cell>
          <table:table-cell office:value-type="float" office:value="77.5" table:style-name="ce11">
            <text:p>77.5</text:p>
          </table:table-cell>
          <table:table-cell office:value-type="float" office:value="77.5" table:style-name="ce11">
            <text:p>77.5</text:p>
          </table:table-cell>
          <table:table-cell office:value-type="float" office:value="72.5" table:style-name="ce11">
            <text:p>72.5</text:p>
          </table:table-cell>
          <table:table-cell office:value-type="float" office:value="70" table:style-name="ce11">
            <text:p>70</text:p>
          </table:table-cell>
          <table:table-cell office:value-type="float" office:value="75" table:style-name="ce11">
            <text:p>75</text:p>
          </table:table-cell>
          <table:table-cell office:value-type="float" office:value="70" table:style-name="ce11">
            <text:p>70</text:p>
          </table:table-cell>
          <table:table-cell office:value-type="float" office:value="82.5" table:style-name="ce11">
            <text:p>82.5</text:p>
          </table:table-cell>
          <table:table-cell office:value-type="float" office:value="85" table:style-name="ce11">
            <text:p>85</text:p>
          </table:table-cell>
          <table:table-cell office:value-type="float" office:value="72.5" table:style-name="ce11">
            <text:p>72.5</text:p>
          </table:table-cell>
          <table:table-cell office:value-type="float" office:value="82.5" table:style-name="ce11">
            <text:p>82.5</text:p>
          </table:table-cell>
          <table:table-cell office:value-type="float" office:value="67.5" table:style-name="ce11">
            <text:p>67.5</text:p>
          </table:table-cell>
          <table:table-cell office:value-type="float" office:value="71.795000000000002" table:style-name="ce11">
            <text:p>71.795</text:p>
          </table:table-cell>
          <table:table-cell office:value-type="float" office:value="65" table:style-name="ce11">
            <text:p>65</text:p>
          </table:table-cell>
          <table:table-cell office:value-type="float" office:value="75" table:style-name="ce11">
            <text:p>75</text:p>
          </table:table-cell>
          <table:table-cell office:value-type="float" office:value="62.5" table:style-name="ce11">
            <text:p>62.5</text:p>
          </table:table-cell>
          <table:table-cell office:value-type="float" office:value="87.5" table:style-name="ce11">
            <text:p>87.5</text:p>
          </table:table-cell>
          <table:table-cell office:value-type="float" office:value="72.5" table:style-name="ce11">
            <text:p>72.5</text:p>
          </table:table-cell>
          <table:table-cell office:value-type="float" office:value="64.102999999999994" table:style-name="ce11">
            <text:p>64.103</text:p>
          </table:table-cell>
          <table:table-cell office:value-type="float" office:value="56.41" table:style-name="ce11">
            <text:p>56.41</text:p>
          </table:table-cell>
          <table:table-cell office:value-type="float" office:value="47.5" table:style-name="ce11">
            <text:p>47.5</text:p>
          </table:table-cell>
          <table:table-cell office:value-type="float" office:value="52.5" table:style-name="ce11">
            <text:p>52.5</text:p>
          </table:table-cell>
          <table:table-cell office:value-type="float" office:value="77.5" table:style-name="ce11">
            <text:p>77.5</text:p>
          </table:table-cell>
          <table:table-cell office:value-type="float" office:value="52.5" table:style-name="ce11">
            <text:p>52.5</text:p>
          </table:table-cell>
          <table:table-cell office:value-type="float" office:value="50" table:style-name="ce11">
            <text:p>50</text:p>
          </table:table-cell>
          <table:table-cell office:value-type="float" office:value="57.5" table:style-name="ce11">
            <text:p>57.5</text:p>
          </table:table-cell>
          <table:table-cell office:value-type="float" office:value="60" table:style-name="ce11">
            <text:p>60</text:p>
          </table:table-cell>
          <table:table-cell office:value-type="float" office:value="50" table:style-name="ce11">
            <text:p>50</text:p>
          </table:table-cell>
          <table:table-cell office:value-type="float" office:value="62.5" table:style-name="ce11">
            <text:p>62.5</text:p>
          </table:table-cell>
          <table:table-cell office:value-type="float" office:value="52.5" table:style-name="ce11">
            <text:p>52.5</text:p>
          </table:table-cell>
          <table:table-cell office:value-type="float" office:value="57.5" table:style-name="ce11">
            <text:p>57.5</text:p>
          </table:table-cell>
          <table:table-cell office:value-type="float" office:value="52.5" table:style-name="ce11">
            <text:p>52.5</text:p>
          </table:table-cell>
          <table:table-cell office:value-type="float" office:value="82.5" table:style-name="ce11">
            <text:p>82.5</text:p>
          </table:table-cell>
          <table:table-cell office:value-type="float" office:value="67.5" table:style-name="ce11">
            <text:p>67.5</text:p>
          </table:table-cell>
          <table:table-cell office:value-type="float" office:value="65" table:style-name="ce11">
            <text:p>65</text:p>
          </table:table-cell>
          <table:table-cell office:value-type="float" office:value="57.5" table:style-name="ce11">
            <text:p>57.5</text:p>
          </table:table-cell>
          <table:table-cell office:value-type="float" office:value="60" table:style-name="ce11">
            <text:p>60</text:p>
          </table:table-cell>
          <table:table-cell office:value-type="float" office:value="80" table:style-name="ce11">
            <text:p>80</text:p>
          </table:table-cell>
          <table:table-cell office:value-type="float" office:value="47.5" table:style-name="ce11">
            <text:p>47.5</text:p>
          </table:table-cell>
          <table:table-cell office:value-type="float" office:value="87.5" table:style-name="ce11">
            <text:p>87.5</text:p>
          </table:table-cell>
          <table:table-cell office:value-type="float" office:value="25" table:style-name="ce11">
            <text:p>25</text:p>
          </table:table-cell>
          <table:table-cell office:value-type="float" office:value="90" table:style-name="ce11">
            <text:p>90</text:p>
          </table:table-cell>
          <table:table-cell office:value-type="float" office:value="85" table:style-name="ce11">
            <text:p>85</text:p>
          </table:table-cell>
          <table:table-cell office:value-type="float" office:value="90" table:style-name="ce11">
            <text:p>90</text:p>
          </table:table-cell>
          <table:table-cell office:value-type="float" office:value="55" table:style-name="ce11">
            <text:p>55</text:p>
          </table:table-cell>
          <table:table-cell office:value-type="float" office:value="70" table:style-name="ce11">
            <text:p>70</text:p>
          </table:table-cell>
          <table:table-cell office:value-type="float" office:value="17.5" table:style-name="ce11">
            <text:p>17.5</text:p>
          </table:table-cell>
          <table:table-cell office:value-type="float" office:value="12.5" table:style-name="ce11">
            <text:p>12.5</text:p>
          </table:table-cell>
          <table:table-cell office:value-type="float" office:value="15" table:style-name="ce11">
            <text:p>15</text:p>
          </table:table-cell>
          <table:table-cell office:value-type="float" office:value="40" table:style-name="ce11">
            <text:p>40</text:p>
          </table:table-cell>
          <table:table-cell office:value-type="float" office:value="32.5" table:style-name="ce11">
            <text:p>32.5</text:p>
          </table:table-cell>
          <table:table-cell office:value-type="string" table:style-name="ce8">
            <text:p>[c]</text:p>
          </table:table-cell>
          <table:table-cell office:value-type="float" office:value="90" table:style-name="ce11">
            <text:p>90</text:p>
          </table:table-cell>
          <table:table-cell office:value-type="float" office:value="82.5" table:style-name="ce11">
            <text:p>82.5</text:p>
          </table:table-cell>
          <table:table-cell office:value-type="float" office:value="76.923000000000002" table:style-name="ce11">
            <text:p>76.923</text:p>
          </table:table-cell>
          <table:table-cell office:value-type="string" table:style-name="ce8">
            <text:p>[c]</text:p>
          </table:table-cell>
          <table:table-cell office:value-type="float" office:value="85" table:style-name="ce11">
            <text:p>85</text:p>
          </table:table-cell>
          <table:table-cell office:value-type="string" table:style-name="ce8">
            <text:p>[c]</text:p>
          </table:table-cell>
          <table:table-cell office:value-type="string" table:style-name="ce8">
            <text:p>[c]</text:p>
          </table:table-cell>
          <table:table-cell office:value-type="float" office:value="77.5" table:style-name="ce11">
            <text:p>77.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1.795000000000002" table:style-name="ce11">
            <text:p>71.795</text:p>
          </table:table-cell>
          <table:table-cell office:value-type="float" office:value="66.667000000000002" table:style-name="ce11">
            <text:p>66.667</text:p>
          </table:table-cell>
          <table:table-cell office:value-type="float" office:value="56.41" table:style-name="ce11">
            <text:p>56.41</text:p>
          </table:table-cell>
          <table:table-cell office:value-type="float" office:value="30.768999999999998" table:style-name="ce11">
            <text:p>30.769</text:p>
          </table:table-cell>
          <table:table-cell office:value-type="float" office:value="62.5" table:style-name="ce11">
            <text:p>62.5</text:p>
          </table:table-cell>
          <table:table-cell office:value-type="float" office:value="67.5" table:style-name="ce11">
            <text:p>67.5</text:p>
          </table:table-cell>
          <table:table-cell office:value-type="float" office:value="62.5" table:style-name="ce11">
            <text:p>62.5</text:p>
          </table:table-cell>
          <table:table-cell office:value-type="float" office:value="69.230999999999995" table:style-name="ce11">
            <text:p>69.231</text:p>
          </table:table-cell>
          <table:table-cell table:number-columns-repeated="16261"/>
        </table:table-row>
        <table:table-row table:style-name="ro7">
          <table:table-cell office:value-type="string" table:style-name="ce3">
            <text:p>PINS</text:p>
          </table:table-cell>
          <table:table-cell office:value-type="string" table:style-name="ce3">
            <text:p>Planning Inspectorate</text:p>
          </table:table-cell>
          <table:table-cell office:value-type="string" table:style-name="ce3">
            <text:p>Levelling Up, Housing and Communities</text:p>
          </table:table-cell>
          <table:table-cell office:value-type="string" table:style-name="ce3">
            <text:p/>
          </table:table-cell>
          <table:table-cell office:value-type="float" office:value="63.969000000000001" table:style-name="ce11">
            <text:p>63.969</text:p>
          </table:table-cell>
          <table:table-cell office:value-type="float" office:value="67.078000000000003" table:style-name="ce11">
            <text:p>67.078</text:p>
          </table:table-cell>
          <table:table-cell office:value-type="float" office:value="23.475999999999999" table:style-name="ce11">
            <text:p>23.476</text:p>
          </table:table-cell>
          <table:table-cell office:value-type="float" office:value="76.141999999999996" table:style-name="ce11">
            <text:p>76.142</text:p>
          </table:table-cell>
          <table:table-cell office:value-type="float" office:value="85.555000000000007" table:style-name="ce11">
            <text:p>85.555</text:p>
          </table:table-cell>
          <table:table-cell office:value-type="float" office:value="89.775000000000006" table:style-name="ce11">
            <text:p>89.775</text:p>
          </table:table-cell>
          <table:table-cell office:value-type="float" office:value="82.861999999999995" table:style-name="ce11">
            <text:p>82.862</text:p>
          </table:table-cell>
          <table:table-cell office:value-type="float" office:value="79.941999999999993" table:style-name="ce11">
            <text:p>79.942</text:p>
          </table:table-cell>
          <table:table-cell office:value-type="float" office:value="66.19" table:style-name="ce11">
            <text:p>66.19</text:p>
          </table:table-cell>
          <table:table-cell office:value-type="float" office:value="84.099000000000004" table:style-name="ce11">
            <text:p>84.099</text:p>
          </table:table-cell>
          <table:table-cell office:value-type="float" office:value="76.111999999999995" table:style-name="ce11">
            <text:p>76.112</text:p>
          </table:table-cell>
          <table:table-cell office:value-type="float" office:value="27.007999999999999" table:style-name="ce11">
            <text:p>27.008</text:p>
          </table:table-cell>
          <table:table-cell office:value-type="float" office:value="56.177" table:style-name="ce11">
            <text:p>56.177</text:p>
          </table:table-cell>
          <table:table-cell office:value-type="float" office:value="95.494" table:style-name="ce11">
            <text:p>95.494</text:p>
          </table:table-cell>
          <table:table-cell office:value-type="float" office:value="91.680999999999997" table:style-name="ce11">
            <text:p>91.681</text:p>
          </table:table-cell>
          <table:table-cell office:value-type="float" office:value="85.417000000000002" table:style-name="ce11">
            <text:p>85.417</text:p>
          </table:table-cell>
          <table:table-cell office:value-type="float" office:value="68" table:style-name="ce11">
            <text:p>68</text:p>
          </table:table-cell>
          <table:table-cell office:value-type="float" office:value="87.174999999999997" table:style-name="ce11">
            <text:p>87.175</text:p>
          </table:table-cell>
          <table:table-cell office:value-type="float" office:value="88.522000000000006" table:style-name="ce11">
            <text:p>88.522</text:p>
          </table:table-cell>
          <table:table-cell office:value-type="float" office:value="90.988" table:style-name="ce11">
            <text:p>90.988</text:p>
          </table:table-cell>
          <table:table-cell office:value-type="float" office:value="81.456000000000003" table:style-name="ce11">
            <text:p>81.456</text:p>
          </table:table-cell>
          <table:table-cell office:value-type="float" office:value="92.707999999999998" table:style-name="ce11">
            <text:p>92.708</text:p>
          </table:table-cell>
          <table:table-cell office:value-type="float" office:value="89.216999999999999" table:style-name="ce11">
            <text:p>89.217</text:p>
          </table:table-cell>
          <table:table-cell office:value-type="float" office:value="76.430000000000007" table:style-name="ce11">
            <text:p>76.43</text:p>
          </table:table-cell>
          <table:table-cell office:value-type="float" office:value="85.962000000000003" table:style-name="ce11">
            <text:p>85.962</text:p>
          </table:table-cell>
          <table:table-cell office:value-type="float" office:value="85.938000000000002" table:style-name="ce11">
            <text:p>85.938</text:p>
          </table:table-cell>
          <table:table-cell office:value-type="float" office:value="80.728999999999999" table:style-name="ce11">
            <text:p>80.729</text:p>
          </table:table-cell>
          <table:table-cell office:value-type="float" office:value="75.563000000000002" table:style-name="ce11">
            <text:p>75.563</text:p>
          </table:table-cell>
          <table:table-cell office:value-type="float" office:value="77.989999999999995" table:style-name="ce11">
            <text:p>77.99</text:p>
          </table:table-cell>
          <table:table-cell office:value-type="float" office:value="87.825999999999993" table:style-name="ce11">
            <text:p>87.826</text:p>
          </table:table-cell>
          <table:table-cell office:value-type="float" office:value="79.652000000000001" table:style-name="ce11">
            <text:p>79.652</text:p>
          </table:table-cell>
          <table:table-cell office:value-type="float" office:value="72.347999999999999" table:style-name="ce11">
            <text:p>72.348</text:p>
          </table:table-cell>
          <table:table-cell office:value-type="float" office:value="70.087000000000003" table:style-name="ce11">
            <text:p>70.087</text:p>
          </table:table-cell>
          <table:table-cell office:value-type="float" office:value="64.471000000000004" table:style-name="ce11">
            <text:p>64.471</text:p>
          </table:table-cell>
          <table:table-cell office:value-type="float" office:value="64.757000000000005" table:style-name="ce11">
            <text:p>64.757</text:p>
          </table:table-cell>
          <table:table-cell office:value-type="float" office:value="65.510999999999996" table:style-name="ce11">
            <text:p>65.511</text:p>
          </table:table-cell>
          <table:table-cell office:value-type="float" office:value="86.308000000000007" table:style-name="ce11">
            <text:p>86.308</text:p>
          </table:table-cell>
          <table:table-cell office:value-type="float" office:value="91.146000000000001" table:style-name="ce11">
            <text:p>91.146</text:p>
          </table:table-cell>
          <table:table-cell office:value-type="float" office:value="72.347999999999999" table:style-name="ce11">
            <text:p>72.348</text:p>
          </table:table-cell>
          <table:table-cell office:value-type="float" office:value="86.481999999999999" table:style-name="ce11">
            <text:p>86.482</text:p>
          </table:table-cell>
          <table:table-cell office:value-type="float" office:value="73.263999999999996" table:style-name="ce11">
            <text:p>73.264</text:p>
          </table:table-cell>
          <table:table-cell office:value-type="float" office:value="85.564999999999998" table:style-name="ce11">
            <text:p>85.565</text:p>
          </table:table-cell>
          <table:table-cell office:value-type="float" office:value="91.492999999999995" table:style-name="ce11">
            <text:p>91.493</text:p>
          </table:table-cell>
          <table:table-cell office:value-type="float" office:value="71.180999999999997" table:style-name="ce11">
            <text:p>71.181</text:p>
          </table:table-cell>
          <table:table-cell office:value-type="float" office:value="64.286000000000001" table:style-name="ce11">
            <text:p>64.286</text:p>
          </table:table-cell>
          <table:table-cell office:value-type="float" office:value="70.884" table:style-name="ce11">
            <text:p>70.884</text:p>
          </table:table-cell>
          <table:table-cell office:value-type="float" office:value="27.603999999999999" table:style-name="ce11">
            <text:p>27.604</text:p>
          </table:table-cell>
          <table:table-cell office:value-type="float" office:value="32.929000000000002" table:style-name="ce11">
            <text:p>32.929</text:p>
          </table:table-cell>
          <table:table-cell office:value-type="float" office:value="20.347999999999999" table:style-name="ce11">
            <text:p>20.348</text:p>
          </table:table-cell>
          <table:table-cell office:value-type="float" office:value="67.825999999999993" table:style-name="ce11">
            <text:p>67.826</text:p>
          </table:table-cell>
          <table:table-cell office:value-type="float" office:value="60.069000000000003" table:style-name="ce11">
            <text:p>60.069</text:p>
          </table:table-cell>
          <table:table-cell office:value-type="float" office:value="67.590999999999994" table:style-name="ce11">
            <text:p>67.591</text:p>
          </table:table-cell>
          <table:table-cell office:value-type="float" office:value="68.284000000000006" table:style-name="ce11">
            <text:p>68.284</text:p>
          </table:table-cell>
          <table:table-cell office:value-type="float" office:value="59.13" table:style-name="ce11">
            <text:p>59.13</text:p>
          </table:table-cell>
          <table:table-cell office:value-type="float" office:value="57.639000000000003" table:style-name="ce11">
            <text:p>57.639</text:p>
          </table:table-cell>
          <table:table-cell office:value-type="float" office:value="38.648000000000003" table:style-name="ce11">
            <text:p>38.648</text:p>
          </table:table-cell>
          <table:table-cell office:value-type="float" office:value="35.243000000000002" table:style-name="ce11">
            <text:p>35.243</text:p>
          </table:table-cell>
          <table:table-cell office:value-type="float" office:value="72.617000000000004" table:style-name="ce11">
            <text:p>72.617</text:p>
          </table:table-cell>
          <table:table-cell office:value-type="float" office:value="47.314" table:style-name="ce11">
            <text:p>47.314</text:p>
          </table:table-cell>
          <table:table-cell office:value-type="float" office:value="58.924999999999997" table:style-name="ce11">
            <text:p>58.925</text:p>
          </table:table-cell>
          <table:table-cell office:value-type="float" office:value="72.096999999999994" table:style-name="ce11">
            <text:p>72.097</text:p>
          </table:table-cell>
          <table:table-cell office:value-type="float" office:value="66.724000000000004" table:style-name="ce11">
            <text:p>66.724</text:p>
          </table:table-cell>
          <table:table-cell office:value-type="float" office:value="58.506999999999998" table:style-name="ce11">
            <text:p>58.507</text:p>
          </table:table-cell>
          <table:table-cell office:value-type="float" office:value="61.457999999999998" table:style-name="ce11">
            <text:p>61.458</text:p>
          </table:table-cell>
          <table:table-cell office:value-type="float" office:value="56.845999999999997" table:style-name="ce11">
            <text:p>56.846</text:p>
          </table:table-cell>
          <table:table-cell office:value-type="float" office:value="51.389000000000003" table:style-name="ce11">
            <text:p>51.389</text:p>
          </table:table-cell>
          <table:table-cell office:value-type="float" office:value="24.478999999999999" table:style-name="ce11">
            <text:p>24.479</text:p>
          </table:table-cell>
          <table:table-cell office:value-type="float" office:value="94.453999999999994" table:style-name="ce11">
            <text:p>94.454</text:p>
          </table:table-cell>
          <table:table-cell office:value-type="float" office:value="68.055999999999997" table:style-name="ce11">
            <text:p>68.056</text:p>
          </table:table-cell>
          <table:table-cell office:value-type="float" office:value="76.95" table:style-name="ce11">
            <text:p>76.95</text:p>
          </table:table-cell>
          <table:table-cell office:value-type="float" office:value="81.456000000000003" table:style-name="ce11">
            <text:p>81.456</text:p>
          </table:table-cell>
          <table:table-cell office:value-type="float" office:value="86.457999999999998" table:style-name="ce11">
            <text:p>86.458</text:p>
          </table:table-cell>
          <table:table-cell office:value-type="float" office:value="56.845999999999997" table:style-name="ce11">
            <text:p>56.846</text:p>
          </table:table-cell>
          <table:table-cell office:value-type="float" office:value="40.798999999999999" table:style-name="ce11">
            <text:p>40.799</text:p>
          </table:table-cell>
          <table:table-cell office:value-type="float" office:value="83.332999999999998" table:style-name="ce11">
            <text:p>83.333</text:p>
          </table:table-cell>
          <table:table-cell office:value-type="float" office:value="17.504000000000001" table:style-name="ce11">
            <text:p>17.504</text:p>
          </table:table-cell>
          <table:table-cell office:value-type="float" office:value="93.067999999999998" table:style-name="ce11">
            <text:p>93.068</text:p>
          </table:table-cell>
          <table:table-cell office:value-type="float" office:value="86.655000000000001" table:style-name="ce11">
            <text:p>86.655</text:p>
          </table:table-cell>
          <table:table-cell office:value-type="float" office:value="98.09" table:style-name="ce11">
            <text:p>98.09</text:p>
          </table:table-cell>
          <table:table-cell office:value-type="float" office:value="66.433999999999997" table:style-name="ce11">
            <text:p>66.434</text:p>
          </table:table-cell>
          <table:table-cell office:value-type="float" office:value="56.944000000000003" table:style-name="ce11">
            <text:p>56.944</text:p>
          </table:table-cell>
          <table:table-cell office:value-type="float" office:value="11.15" table:style-name="ce11">
            <text:p>11.15</text:p>
          </table:table-cell>
          <table:table-cell office:value-type="float" office:value="2.0939999999999999" table:style-name="ce11">
            <text:p>2.094</text:p>
          </table:table-cell>
          <table:table-cell office:value-type="float" office:value="7.5039999999999996" table:style-name="ce11">
            <text:p>7.504</text:p>
          </table:table-cell>
          <table:table-cell office:value-type="float" office:value="33.856999999999999" table:style-name="ce11">
            <text:p>33.857</text:p>
          </table:table-cell>
          <table:table-cell office:value-type="float" office:value="56.545000000000002" table:style-name="ce11">
            <text:p>56.545</text:p>
          </table:table-cell>
          <table:table-cell office:value-type="float" office:value="7.1180000000000003" table:style-name="ce11">
            <text:p>7.118</text:p>
          </table:table-cell>
          <table:table-cell office:value-type="float" office:value="90.278000000000006" table:style-name="ce11">
            <text:p>90.278</text:p>
          </table:table-cell>
          <table:table-cell office:value-type="float" office:value="66.783000000000001" table:style-name="ce11">
            <text:p>66.783</text:p>
          </table:table-cell>
          <table:table-cell office:value-type="float" office:value="86.116" table:style-name="ce11">
            <text:p>86.116</text:p>
          </table:table-cell>
          <table:table-cell office:value-type="float" office:value="4.1669999999999998" table:style-name="ce11">
            <text:p>4.167</text:p>
          </table:table-cell>
          <table:table-cell office:value-type="float" office:value="88.367999999999995" table:style-name="ce11">
            <text:p>88.368</text:p>
          </table:table-cell>
          <table:table-cell office:value-type="float" office:value="7.4649999999999999" table:style-name="ce11">
            <text:p>7.465</text:p>
          </table:table-cell>
          <table:table-cell office:value-type="float" office:value="3.2989999999999999" table:style-name="ce11">
            <text:p>3.299</text:p>
          </table:table-cell>
          <table:table-cell office:value-type="float" office:value="90.625" table:style-name="ce11">
            <text:p>90.625</text:p>
          </table:table-cell>
          <table:table-cell office:value-type="float" office:value="6.0759999999999996" table:style-name="ce11">
            <text:p>6.076</text:p>
          </table:table-cell>
          <table:table-cell office:value-type="string" table:style-name="ce8">
            <text:p>[c]</text:p>
          </table:table-cell>
          <table:table-cell office:value-type="float" office:value="52.631999999999998" table:style-name="ce11">
            <text:p>52.63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2.631999999999998" table:style-name="ce11">
            <text:p>52.63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8.063000000000002" table:style-name="ce11">
            <text:p>68.063</text:p>
          </table:table-cell>
          <table:table-cell office:value-type="float" office:value="71.153999999999996" table:style-name="ce11">
            <text:p>71.154</text:p>
          </table:table-cell>
          <table:table-cell office:value-type="float" office:value="62.631999999999998" table:style-name="ce11">
            <text:p>62.632</text:p>
          </table:table-cell>
          <table:table-cell office:value-type="float" office:value="34.441000000000003" table:style-name="ce11">
            <text:p>34.441</text:p>
          </table:table-cell>
          <table:table-cell office:value-type="float" office:value="72.87" table:style-name="ce11">
            <text:p>72.87</text:p>
          </table:table-cell>
          <table:table-cell office:value-type="float" office:value="71.13" table:style-name="ce11">
            <text:p>71.13</text:p>
          </table:table-cell>
          <table:table-cell office:value-type="float" office:value="67.13" table:style-name="ce11">
            <text:p>67.13</text:p>
          </table:table-cell>
          <table:table-cell office:value-type="float" office:value="60.558" table:style-name="ce11">
            <text:p>60.558</text:p>
          </table:table-cell>
          <table:table-cell table:number-columns-repeated="16261"/>
        </table:table-row>
        <table:table-row table:style-name="ro5">
          <table:table-cell office:value-type="string" table:style-name="ce3">
            <text:p>PS</text:p>
          </table:table-cell>
          <table:table-cell office:value-type="string" table:style-name="ce3">
            <text:p>Probation Service</text:p>
          </table:table-cell>
          <table:table-cell office:value-type="string" table:style-name="ce3">
            <text:p>Justice</text:p>
          </table:table-cell>
          <table:table-cell office:value-type="string" table:style-name="ce3">
            <text:p/>
          </table:table-cell>
          <table:table-cell office:value-type="float" office:value="61.832000000000001" table:style-name="ce11">
            <text:p>61.832</text:p>
          </table:table-cell>
          <table:table-cell office:value-type="float" office:value="60.134" table:style-name="ce11">
            <text:p>60.134</text:p>
          </table:table-cell>
          <table:table-cell office:value-type="float" office:value="31.204000000000001" table:style-name="ce11">
            <text:p>31.204</text:p>
          </table:table-cell>
          <table:table-cell office:value-type="float" office:value="73.861999999999995" table:style-name="ce11">
            <text:p>73.862</text:p>
          </table:table-cell>
          <table:table-cell office:value-type="float" office:value="75.176000000000002" table:style-name="ce11">
            <text:p>75.176</text:p>
          </table:table-cell>
          <table:table-cell office:value-type="float" office:value="87.831999999999994" table:style-name="ce11">
            <text:p>87.832</text:p>
          </table:table-cell>
          <table:table-cell office:value-type="float" office:value="75.281000000000006" table:style-name="ce11">
            <text:p>75.281</text:p>
          </table:table-cell>
          <table:table-cell office:value-type="float" office:value="77.385000000000005" table:style-name="ce11">
            <text:p>77.385</text:p>
          </table:table-cell>
          <table:table-cell office:value-type="float" office:value="56.43" table:style-name="ce11">
            <text:p>56.43</text:p>
          </table:table-cell>
          <table:table-cell office:value-type="float" office:value="74.908000000000001" table:style-name="ce11">
            <text:p>74.908</text:p>
          </table:table-cell>
          <table:table-cell office:value-type="float" office:value="66.106999999999999" table:style-name="ce11">
            <text:p>66.107</text:p>
          </table:table-cell>
          <table:table-cell office:value-type="float" office:value="20.452000000000002" table:style-name="ce11">
            <text:p>20.452</text:p>
          </table:table-cell>
          <table:table-cell office:value-type="float" office:value="44.249000000000002" table:style-name="ce11">
            <text:p>44.249</text:p>
          </table:table-cell>
          <table:table-cell office:value-type="float" office:value="92.995999999999995" table:style-name="ce11">
            <text:p>92.996</text:p>
          </table:table-cell>
          <table:table-cell office:value-type="float" office:value="87.492999999999995" table:style-name="ce11">
            <text:p>87.493</text:p>
          </table:table-cell>
          <table:table-cell office:value-type="float" office:value="78.884" table:style-name="ce11">
            <text:p>78.884</text:p>
          </table:table-cell>
          <table:table-cell office:value-type="float" office:value="49.904000000000003" table:style-name="ce11">
            <text:p>49.904</text:p>
          </table:table-cell>
          <table:table-cell office:value-type="float" office:value="66.641000000000005" table:style-name="ce11">
            <text:p>66.641</text:p>
          </table:table-cell>
          <table:table-cell office:value-type="float" office:value="86.716999999999999" table:style-name="ce11">
            <text:p>86.717</text:p>
          </table:table-cell>
          <table:table-cell office:value-type="float" office:value="88.953999999999994" table:style-name="ce11">
            <text:p>88.954</text:p>
          </table:table-cell>
          <table:table-cell office:value-type="float" office:value="74.569999999999993" table:style-name="ce11">
            <text:p>74.57</text:p>
          </table:table-cell>
          <table:table-cell office:value-type="float" office:value="82.528999999999996" table:style-name="ce11">
            <text:p>82.529</text:p>
          </table:table-cell>
          <table:table-cell office:value-type="float" office:value="78.962000000000003" table:style-name="ce11">
            <text:p>78.962</text:p>
          </table:table-cell>
          <table:table-cell office:value-type="float" office:value="72.415000000000006" table:style-name="ce11">
            <text:p>72.415</text:p>
          </table:table-cell>
          <table:table-cell office:value-type="float" office:value="77.16" table:style-name="ce11">
            <text:p>77.16</text:p>
          </table:table-cell>
          <table:table-cell office:value-type="float" office:value="80.116" table:style-name="ce11">
            <text:p>80.116</text:p>
          </table:table-cell>
          <table:table-cell office:value-type="float" office:value="72.003" table:style-name="ce11">
            <text:p>72.003</text:p>
          </table:table-cell>
          <table:table-cell office:value-type="float" office:value="70.055000000000007" table:style-name="ce11">
            <text:p>70.055</text:p>
          </table:table-cell>
          <table:table-cell office:value-type="float" office:value="69.722999999999999" table:style-name="ce11">
            <text:p>69.723</text:p>
          </table:table-cell>
          <table:table-cell office:value-type="float" office:value="85.284999999999997" table:style-name="ce11">
            <text:p>85.285</text:p>
          </table:table-cell>
          <table:table-cell office:value-type="float" office:value="79.727000000000004" table:style-name="ce11">
            <text:p>79.727</text:p>
          </table:table-cell>
          <table:table-cell office:value-type="float" office:value="67.119" table:style-name="ce11">
            <text:p>67.119</text:p>
          </table:table-cell>
          <table:table-cell office:value-type="float" office:value="67.483999999999995" table:style-name="ce11">
            <text:p>67.484</text:p>
          </table:table-cell>
          <table:table-cell office:value-type="float" office:value="53.738" table:style-name="ce11">
            <text:p>53.738</text:p>
          </table:table-cell>
          <table:table-cell office:value-type="float" office:value="54.832000000000001" table:style-name="ce11">
            <text:p>54.832</text:p>
          </table:table-cell>
          <table:table-cell office:value-type="float" office:value="49.698999999999998" table:style-name="ce11">
            <text:p>49.699</text:p>
          </table:table-cell>
          <table:table-cell office:value-type="float" office:value="79.006" table:style-name="ce11">
            <text:p>79.006</text:p>
          </table:table-cell>
          <table:table-cell office:value-type="float" office:value="86.244" table:style-name="ce11">
            <text:p>86.244</text:p>
          </table:table-cell>
          <table:table-cell office:value-type="float" office:value="61.524000000000001" table:style-name="ce11">
            <text:p>61.524</text:p>
          </table:table-cell>
          <table:table-cell office:value-type="float" office:value="72.837000000000003" table:style-name="ce11">
            <text:p>72.837</text:p>
          </table:table-cell>
          <table:table-cell office:value-type="float" office:value="63.08" table:style-name="ce11">
            <text:p>63.08</text:p>
          </table:table-cell>
          <table:table-cell office:value-type="float" office:value="78.847999999999999" table:style-name="ce11">
            <text:p>78.848</text:p>
          </table:table-cell>
          <table:table-cell office:value-type="float" office:value="87.980999999999995" table:style-name="ce11">
            <text:p>87.981</text:p>
          </table:table-cell>
          <table:table-cell office:value-type="float" office:value="67.369" table:style-name="ce11">
            <text:p>67.369</text:p>
          </table:table-cell>
          <table:table-cell office:value-type="float" office:value="44.191000000000003" table:style-name="ce11">
            <text:p>44.191</text:p>
          </table:table-cell>
          <table:table-cell office:value-type="float" office:value="55.235999999999997" table:style-name="ce11">
            <text:p>55.236</text:p>
          </table:table-cell>
          <table:table-cell office:value-type="float" office:value="18.795000000000002" table:style-name="ce11">
            <text:p>18.795</text:p>
          </table:table-cell>
          <table:table-cell office:value-type="float" office:value="26.710999999999999" table:style-name="ce11">
            <text:p>26.711</text:p>
          </table:table-cell>
          <table:table-cell office:value-type="float" office:value="15.868" table:style-name="ce11">
            <text:p>15.868</text:p>
          </table:table-cell>
          <table:table-cell office:value-type="float" office:value="53.984999999999999" table:style-name="ce11">
            <text:p>53.985</text:p>
          </table:table-cell>
          <table:table-cell office:value-type="float" office:value="48.137999999999998" table:style-name="ce11">
            <text:p>48.138</text:p>
          </table:table-cell>
          <table:table-cell office:value-type="float" office:value="61.613" table:style-name="ce11">
            <text:p>61.613</text:p>
          </table:table-cell>
          <table:table-cell office:value-type="float" office:value="63.35" table:style-name="ce11">
            <text:p>63.35</text:p>
          </table:table-cell>
          <table:table-cell office:value-type="float" office:value="50.853000000000002" table:style-name="ce11">
            <text:p>50.853</text:p>
          </table:table-cell>
          <table:table-cell office:value-type="float" office:value="52.546999999999997" table:style-name="ce11">
            <text:p>52.547</text:p>
          </table:table-cell>
          <table:table-cell office:value-type="float" office:value="28.696999999999999" table:style-name="ce11">
            <text:p>28.697</text:p>
          </table:table-cell>
          <table:table-cell office:value-type="float" office:value="21.42" table:style-name="ce11">
            <text:p>21.42</text:p>
          </table:table-cell>
          <table:table-cell office:value-type="float" office:value="53.783000000000001" table:style-name="ce11">
            <text:p>53.783</text:p>
          </table:table-cell>
          <table:table-cell office:value-type="float" office:value="26.911999999999999" table:style-name="ce11">
            <text:p>26.912</text:p>
          </table:table-cell>
          <table:table-cell office:value-type="float" office:value="39.045000000000002" table:style-name="ce11">
            <text:p>39.045</text:p>
          </table:table-cell>
          <table:table-cell office:value-type="float" office:value="62.795999999999999" table:style-name="ce11">
            <text:p>62.796</text:p>
          </table:table-cell>
          <table:table-cell office:value-type="float" office:value="40.448999999999998" table:style-name="ce11">
            <text:p>40.449</text:p>
          </table:table-cell>
          <table:table-cell office:value-type="float" office:value="53.401000000000003" table:style-name="ce11">
            <text:p>53.401</text:p>
          </table:table-cell>
          <table:table-cell office:value-type="float" office:value="52.27" table:style-name="ce11">
            <text:p>52.27</text:p>
          </table:table-cell>
          <table:table-cell office:value-type="float" office:value="48.607999999999997" table:style-name="ce11">
            <text:p>48.608</text:p>
          </table:table-cell>
          <table:table-cell office:value-type="float" office:value="36.390999999999998" table:style-name="ce11">
            <text:p>36.391</text:p>
          </table:table-cell>
          <table:table-cell office:value-type="float" office:value="24.687999999999999" table:style-name="ce11">
            <text:p>24.688</text:p>
          </table:table-cell>
          <table:table-cell office:value-type="float" office:value="87.856999999999999" table:style-name="ce11">
            <text:p>87.857</text:p>
          </table:table-cell>
          <table:table-cell office:value-type="float" office:value="61.052" table:style-name="ce11">
            <text:p>61.052</text:p>
          </table:table-cell>
          <table:table-cell office:value-type="float" office:value="68.039000000000001" table:style-name="ce11">
            <text:p>68.039</text:p>
          </table:table-cell>
          <table:table-cell office:value-type="float" office:value="70.046000000000006" table:style-name="ce11">
            <text:p>70.046</text:p>
          </table:table-cell>
          <table:table-cell office:value-type="float" office:value="73.998000000000005" table:style-name="ce11">
            <text:p>73.998</text:p>
          </table:table-cell>
          <table:table-cell office:value-type="float" office:value="45.003" table:style-name="ce11">
            <text:p>45.003</text:p>
          </table:table-cell>
          <table:table-cell office:value-type="float" office:value="34.859000000000002" table:style-name="ce11">
            <text:p>34.859</text:p>
          </table:table-cell>
          <table:table-cell office:value-type="float" office:value="69.683000000000007" table:style-name="ce11">
            <text:p>69.683</text:p>
          </table:table-cell>
          <table:table-cell office:value-type="float" office:value="37.264000000000003" table:style-name="ce11">
            <text:p>37.264</text:p>
          </table:table-cell>
          <table:table-cell office:value-type="float" office:value="89.945999999999998" table:style-name="ce11">
            <text:p>89.946</text:p>
          </table:table-cell>
          <table:table-cell office:value-type="float" office:value="62.993000000000002" table:style-name="ce11">
            <text:p>62.993</text:p>
          </table:table-cell>
          <table:table-cell office:value-type="float" office:value="90.001999999999995" table:style-name="ce11">
            <text:p>90.002</text:p>
          </table:table-cell>
          <table:table-cell office:value-type="float" office:value="68.379000000000005" table:style-name="ce11">
            <text:p>68.379</text:p>
          </table:table-cell>
          <table:table-cell office:value-type="float" office:value="59.253" table:style-name="ce11">
            <text:p>59.253</text:p>
          </table:table-cell>
          <table:table-cell office:value-type="float" office:value="18.712" table:style-name="ce11">
            <text:p>18.712</text:p>
          </table:table-cell>
          <table:table-cell office:value-type="float" office:value="8.1069999999999993" table:style-name="ce11">
            <text:p>8.107</text:p>
          </table:table-cell>
          <table:table-cell office:value-type="float" office:value="12.84" table:style-name="ce11">
            <text:p>12.84</text:p>
          </table:table-cell>
          <table:table-cell office:value-type="float" office:value="29.331" table:style-name="ce11">
            <text:p>29.331</text:p>
          </table:table-cell>
          <table:table-cell office:value-type="float" office:value="49.722000000000001" table:style-name="ce11">
            <text:p>49.722</text:p>
          </table:table-cell>
          <table:table-cell office:value-type="float" office:value="9.4580000000000002" table:style-name="ce11">
            <text:p>9.458</text:p>
          </table:table-cell>
          <table:table-cell office:value-type="float" office:value="83.02" table:style-name="ce11">
            <text:p>83.02</text:p>
          </table:table-cell>
          <table:table-cell office:value-type="float" office:value="60.298000000000002" table:style-name="ce11">
            <text:p>60.298</text:p>
          </table:table-cell>
          <table:table-cell office:value-type="float" office:value="66.131" table:style-name="ce11">
            <text:p>66.131</text:p>
          </table:table-cell>
          <table:table-cell office:value-type="float" office:value="10.121" table:style-name="ce11">
            <text:p>10.121</text:p>
          </table:table-cell>
          <table:table-cell office:value-type="float" office:value="82" table:style-name="ce11">
            <text:p>82</text:p>
          </table:table-cell>
          <table:table-cell office:value-type="float" office:value="7.88" table:style-name="ce11">
            <text:p>7.88</text:p>
          </table:table-cell>
          <table:table-cell office:value-type="float" office:value="9.548" table:style-name="ce11">
            <text:p>9.548</text:p>
          </table:table-cell>
          <table:table-cell office:value-type="float" office:value="84.147999999999996" table:style-name="ce11">
            <text:p>84.148</text:p>
          </table:table-cell>
          <table:table-cell office:value-type="float" office:value="6.3040000000000003" table:style-name="ce11">
            <text:p>6.304</text:p>
          </table:table-cell>
          <table:table-cell office:value-type="float" office:value="48.292999999999999" table:style-name="ce11">
            <text:p>48.293</text:p>
          </table:table-cell>
          <table:table-cell office:value-type="float" office:value="40.081000000000003" table:style-name="ce11">
            <text:p>40.081</text:p>
          </table:table-cell>
          <table:table-cell office:value-type="float" office:value="11.625999999999999" table:style-name="ce11">
            <text:p>11.626</text:p>
          </table:table-cell>
          <table:table-cell office:value-type="float" office:value="32.094999999999999" table:style-name="ce11">
            <text:p>32.095</text:p>
          </table:table-cell>
          <table:table-cell office:value-type="float" office:value="53.716000000000001" table:style-name="ce11">
            <text:p>53.716</text:p>
          </table:table-cell>
          <table:table-cell office:value-type="float" office:value="14.189" table:style-name="ce11">
            <text:p>14.189</text:p>
          </table:table-cell>
          <table:table-cell office:value-type="float" office:value="44.201000000000001" table:style-name="ce11">
            <text:p>44.201</text:p>
          </table:table-cell>
          <table:table-cell office:value-type="float" office:value="29.765000000000001" table:style-name="ce11">
            <text:p>29.765</text:p>
          </table:table-cell>
          <table:table-cell office:value-type="float" office:value="26.033999999999999" table:style-name="ce11">
            <text:p>26.034</text:p>
          </table:table-cell>
          <table:table-cell office:value-type="float" office:value="58.01" table:style-name="ce11">
            <text:p>58.01</text:p>
          </table:table-cell>
          <table:table-cell office:value-type="float" office:value="23.948" table:style-name="ce11">
            <text:p>23.948</text:p>
          </table:table-cell>
          <table:table-cell office:value-type="float" office:value="18.042000000000002" table:style-name="ce11">
            <text:p>18.042</text:p>
          </table:table-cell>
          <table:table-cell office:value-type="float" office:value="32.317999999999998" table:style-name="ce11">
            <text:p>32.318</text:p>
          </table:table-cell>
          <table:table-cell office:value-type="float" office:value="52.792000000000002" table:style-name="ce11">
            <text:p>52.792</text:p>
          </table:table-cell>
          <table:table-cell office:value-type="float" office:value="14.89" table:style-name="ce11">
            <text:p>14.89</text:p>
          </table:table-cell>
          <table:table-cell office:value-type="float" office:value="59.62" table:style-name="ce11">
            <text:p>59.62</text:p>
          </table:table-cell>
          <table:table-cell office:value-type="float" office:value="68.122" table:style-name="ce11">
            <text:p>68.122</text:p>
          </table:table-cell>
          <table:table-cell office:value-type="float" office:value="55.756999999999998" table:style-name="ce11">
            <text:p>55.757</text:p>
          </table:table-cell>
          <table:table-cell office:value-type="float" office:value="41.874000000000002" table:style-name="ce11">
            <text:p>41.874</text:p>
          </table:table-cell>
          <table:table-cell office:value-type="float" office:value="64.537999999999997" table:style-name="ce11">
            <text:p>64.538</text:p>
          </table:table-cell>
          <table:table-cell office:value-type="float" office:value="66.641000000000005" table:style-name="ce11">
            <text:p>66.641</text:p>
          </table:table-cell>
          <table:table-cell office:value-type="float" office:value="45.052999999999997" table:style-name="ce11">
            <text:p>45.053</text:p>
          </table:table-cell>
          <table:table-cell office:value-type="float" office:value="57.573999999999998" table:style-name="ce11">
            <text:p>57.574</text:p>
          </table:table-cell>
          <table:table-cell table:number-columns-repeated="16261"/>
        </table:table-row>
        <table:table-row table:style-name="ro5">
          <table:table-cell office:value-type="string" table:style-name="ce3">
            <text:p>ROS</text:p>
          </table:table-cell>
          <table:table-cell office:value-type="string" table:style-name="ce3">
            <text:p>Registers of Scotland</text:p>
          </table:table-cell>
          <table:table-cell office:value-type="string" table:style-name="ce3">
            <text:p>Scottish Government</text:p>
          </table:table-cell>
          <table:table-cell office:value-type="string" table:style-name="ce3">
            <text:p/>
          </table:table-cell>
          <table:table-cell office:value-type="float" office:value="76.817999999999998" table:style-name="ce11">
            <text:p>76.818</text:p>
          </table:table-cell>
          <table:table-cell office:value-type="float" office:value="64.537000000000006" table:style-name="ce11">
            <text:p>64.537</text:p>
          </table:table-cell>
          <table:table-cell office:value-type="float" office:value="23.254000000000001" table:style-name="ce11">
            <text:p>23.254</text:p>
          </table:table-cell>
          <table:table-cell office:value-type="float" office:value="74.698999999999998" table:style-name="ce11">
            <text:p>74.699</text:p>
          </table:table-cell>
          <table:table-cell office:value-type="float" office:value="76.72" table:style-name="ce11">
            <text:p>76.72</text:p>
          </table:table-cell>
          <table:table-cell office:value-type="float" office:value="88.251999999999995" table:style-name="ce11">
            <text:p>88.252</text:p>
          </table:table-cell>
          <table:table-cell office:value-type="float" office:value="80.626000000000005" table:style-name="ce11">
            <text:p>80.626</text:p>
          </table:table-cell>
          <table:table-cell office:value-type="float" office:value="83.742000000000004" table:style-name="ce11">
            <text:p>83.742</text:p>
          </table:table-cell>
          <table:table-cell office:value-type="float" office:value="53.006999999999998" table:style-name="ce11">
            <text:p>53.007</text:p>
          </table:table-cell>
          <table:table-cell office:value-type="float" office:value="84.817999999999998" table:style-name="ce11">
            <text:p>84.818</text:p>
          </table:table-cell>
          <table:table-cell office:value-type="float" office:value="83.093999999999994" table:style-name="ce11">
            <text:p>83.094</text:p>
          </table:table-cell>
          <table:table-cell office:value-type="float" office:value="48.738" table:style-name="ce11">
            <text:p>48.738</text:p>
          </table:table-cell>
          <table:table-cell office:value-type="float" office:value="50.734999999999999" table:style-name="ce11">
            <text:p>50.735</text:p>
          </table:table-cell>
          <table:table-cell office:value-type="float" office:value="88.53" table:style-name="ce11">
            <text:p>88.53</text:p>
          </table:table-cell>
          <table:table-cell office:value-type="float" office:value="82.962000000000003" table:style-name="ce11">
            <text:p>82.962</text:p>
          </table:table-cell>
          <table:table-cell office:value-type="float" office:value="76.897000000000006" table:style-name="ce11">
            <text:p>76.897</text:p>
          </table:table-cell>
          <table:table-cell office:value-type="float" office:value="56.472999999999999" table:style-name="ce11">
            <text:p>56.473</text:p>
          </table:table-cell>
          <table:table-cell office:value-type="float" office:value="78.619" table:style-name="ce11">
            <text:p>78.619</text:p>
          </table:table-cell>
          <table:table-cell office:value-type="float" office:value="86.302999999999997" table:style-name="ce11">
            <text:p>86.303</text:p>
          </table:table-cell>
          <table:table-cell office:value-type="float" office:value="90.2" table:style-name="ce11">
            <text:p>90.2</text:p>
          </table:table-cell>
          <table:table-cell office:value-type="float" office:value="77.206999999999994" table:style-name="ce11">
            <text:p>77.207</text:p>
          </table:table-cell>
          <table:table-cell office:value-type="float" office:value="92.093999999999994" table:style-name="ce11">
            <text:p>92.094</text:p>
          </table:table-cell>
          <table:table-cell office:value-type="float" office:value="86.034000000000006" table:style-name="ce11">
            <text:p>86.034</text:p>
          </table:table-cell>
          <table:table-cell office:value-type="float" office:value="77.146000000000001" table:style-name="ce11">
            <text:p>77.146</text:p>
          </table:table-cell>
          <table:table-cell office:value-type="float" office:value="80.957999999999998" table:style-name="ce11">
            <text:p>80.958</text:p>
          </table:table-cell>
          <table:table-cell office:value-type="float" office:value="85.697999999999993" table:style-name="ce11">
            <text:p>85.698</text:p>
          </table:table-cell>
          <table:table-cell office:value-type="float" office:value="79.888000000000005" table:style-name="ce11">
            <text:p>79.888</text:p>
          </table:table-cell>
          <table:table-cell office:value-type="float" office:value="70.233999999999995" table:style-name="ce11">
            <text:p>70.234</text:p>
          </table:table-cell>
          <table:table-cell office:value-type="float" office:value="76.338999999999999" table:style-name="ce11">
            <text:p>76.339</text:p>
          </table:table-cell>
          <table:table-cell office:value-type="float" office:value="90.513000000000005" table:style-name="ce11">
            <text:p>90.513</text:p>
          </table:table-cell>
          <table:table-cell office:value-type="float" office:value="85.938000000000002" table:style-name="ce11">
            <text:p>85.938</text:p>
          </table:table-cell>
          <table:table-cell office:value-type="float" office:value="74.915999999999997" table:style-name="ce11">
            <text:p>74.916</text:p>
          </table:table-cell>
          <table:table-cell office:value-type="float" office:value="59.465000000000003" table:style-name="ce11">
            <text:p>59.465</text:p>
          </table:table-cell>
          <table:table-cell office:value-type="float" office:value="52.284999999999997" table:style-name="ce11">
            <text:p>52.285</text:p>
          </table:table-cell>
          <table:table-cell office:value-type="float" office:value="51.62" table:style-name="ce11">
            <text:p>51.62</text:p>
          </table:table-cell>
          <table:table-cell office:value-type="float" office:value="48.494999999999997" table:style-name="ce11">
            <text:p>48.495</text:p>
          </table:table-cell>
          <table:table-cell office:value-type="float" office:value="89.075000000000003" table:style-name="ce11">
            <text:p>89.075</text:p>
          </table:table-cell>
          <table:table-cell office:value-type="float" office:value="92.316000000000003" table:style-name="ce11">
            <text:p>92.316</text:p>
          </table:table-cell>
          <table:table-cell office:value-type="float" office:value="72.097999999999999" table:style-name="ce11">
            <text:p>72.098</text:p>
          </table:table-cell>
          <table:table-cell office:value-type="float" office:value="85.73" table:style-name="ce11">
            <text:p>85.73</text:p>
          </table:table-cell>
          <table:table-cell office:value-type="float" office:value="77.739999999999995" table:style-name="ce11">
            <text:p>77.74</text:p>
          </table:table-cell>
          <table:table-cell office:value-type="float" office:value="82.385999999999996" table:style-name="ce11">
            <text:p>82.386</text:p>
          </table:table-cell>
          <table:table-cell office:value-type="float" office:value="88.664000000000001" table:style-name="ce11">
            <text:p>88.664</text:p>
          </table:table-cell>
          <table:table-cell office:value-type="float" office:value="84.04" table:style-name="ce11">
            <text:p>84.04</text:p>
          </table:table-cell>
          <table:table-cell office:value-type="float" office:value="78.7" table:style-name="ce11">
            <text:p>78.7</text:p>
          </table:table-cell>
          <table:table-cell office:value-type="float" office:value="87.305000000000007" table:style-name="ce11">
            <text:p>87.305</text:p>
          </table:table-cell>
          <table:table-cell office:value-type="float" office:value="45.768000000000001" table:style-name="ce11">
            <text:p>45.768</text:p>
          </table:table-cell>
          <table:table-cell office:value-type="float" office:value="55.469000000000001" table:style-name="ce11">
            <text:p>55.469</text:p>
          </table:table-cell>
          <table:table-cell office:value-type="float" office:value="44.978000000000002" table:style-name="ce11">
            <text:p>44.978</text:p>
          </table:table-cell>
          <table:table-cell office:value-type="float" office:value="82.850999999999999" table:style-name="ce11">
            <text:p>82.851</text:p>
          </table:table-cell>
          <table:table-cell office:value-type="float" office:value="68.08" table:style-name="ce11">
            <text:p>68.08</text:p>
          </table:table-cell>
          <table:table-cell office:value-type="float" office:value="57.588999999999999" table:style-name="ce11">
            <text:p>57.589</text:p>
          </table:table-cell>
          <table:table-cell office:value-type="float" office:value="58.527999999999999" table:style-name="ce11">
            <text:p>58.528</text:p>
          </table:table-cell>
          <table:table-cell office:value-type="float" office:value="56.585000000000001" table:style-name="ce11">
            <text:p>56.585</text:p>
          </table:table-cell>
          <table:table-cell office:value-type="float" office:value="51.781999999999996" table:style-name="ce11">
            <text:p>51.782</text:p>
          </table:table-cell>
          <table:table-cell office:value-type="float" office:value="35.856999999999999" table:style-name="ce11">
            <text:p>35.857</text:p>
          </table:table-cell>
          <table:table-cell office:value-type="float" office:value="37.415999999999997" table:style-name="ce11">
            <text:p>37.416</text:p>
          </table:table-cell>
          <table:table-cell office:value-type="float" office:value="69.042000000000002" table:style-name="ce11">
            <text:p>69.042</text:p>
          </table:table-cell>
          <table:table-cell office:value-type="float" office:value="40.244999999999997" table:style-name="ce11">
            <text:p>40.245</text:p>
          </table:table-cell>
          <table:table-cell office:value-type="float" office:value="49.665999999999997" table:style-name="ce11">
            <text:p>49.666</text:p>
          </table:table-cell>
          <table:table-cell office:value-type="float" office:value="57.86" table:style-name="ce11">
            <text:p>57.86</text:p>
          </table:table-cell>
          <table:table-cell office:value-type="float" office:value="70.823999999999998" table:style-name="ce11">
            <text:p>70.824</text:p>
          </table:table-cell>
          <table:table-cell office:value-type="float" office:value="48.664000000000001" table:style-name="ce11">
            <text:p>48.664</text:p>
          </table:table-cell>
          <table:table-cell office:value-type="float" office:value="52.843000000000004" table:style-name="ce11">
            <text:p>52.843</text:p>
          </table:table-cell>
          <table:table-cell office:value-type="float" office:value="52.003999999999998" table:style-name="ce11">
            <text:p>52.004</text:p>
          </table:table-cell>
          <table:table-cell office:value-type="float" office:value="49.164000000000001" table:style-name="ce11">
            <text:p>49.164</text:p>
          </table:table-cell>
          <table:table-cell office:value-type="float" office:value="40.914000000000001" table:style-name="ce11">
            <text:p>40.914</text:p>
          </table:table-cell>
          <table:table-cell office:value-type="float" office:value="95.986999999999995" table:style-name="ce11">
            <text:p>95.987</text:p>
          </table:table-cell>
          <table:table-cell office:value-type="float" office:value="69.709999999999994" table:style-name="ce11">
            <text:p>69.71</text:p>
          </table:table-cell>
          <table:table-cell office:value-type="float" office:value="72.463999999999999" table:style-name="ce11">
            <text:p>72.464</text:p>
          </table:table-cell>
          <table:table-cell office:value-type="float" office:value="72.179000000000002" table:style-name="ce11">
            <text:p>72.179</text:p>
          </table:table-cell>
          <table:table-cell office:value-type="float" office:value="84.597999999999999" table:style-name="ce11">
            <text:p>84.598</text:p>
          </table:table-cell>
          <table:table-cell office:value-type="float" office:value="61.942" table:style-name="ce11">
            <text:p>61.942</text:p>
          </table:table-cell>
          <table:table-cell office:value-type="float" office:value="47.938000000000002" table:style-name="ce11">
            <text:p>47.938</text:p>
          </table:table-cell>
          <table:table-cell office:value-type="float" office:value="90.29" table:style-name="ce11">
            <text:p>90.29</text:p>
          </table:table-cell>
          <table:table-cell office:value-type="float" office:value="11.359" table:style-name="ce11">
            <text:p>11.359</text:p>
          </table:table-cell>
          <table:table-cell office:value-type="float" office:value="81.695999999999998" table:style-name="ce11">
            <text:p>81.696</text:p>
          </table:table-cell>
          <table:table-cell office:value-type="float" office:value="96.433000000000007" table:style-name="ce11">
            <text:p>96.433</text:p>
          </table:table-cell>
          <table:table-cell office:value-type="float" office:value="97.317999999999998" table:style-name="ce11">
            <text:p>97.318</text:p>
          </table:table-cell>
          <table:table-cell office:value-type="float" office:value="75.084000000000003" table:style-name="ce11">
            <text:p>75.084</text:p>
          </table:table-cell>
          <table:table-cell office:value-type="float" office:value="72.828999999999994" table:style-name="ce11">
            <text:p>72.829</text:p>
          </table:table-cell>
          <table:table-cell office:value-type="float" office:value="15.566000000000001" table:style-name="ce11">
            <text:p>15.566</text:p>
          </table:table-cell>
          <table:table-cell office:value-type="float" office:value="2.5640000000000001" table:style-name="ce11">
            <text:p>2.564</text:p>
          </table:table-cell>
          <table:table-cell office:value-type="float" office:value="7.3579999999999997" table:style-name="ce11">
            <text:p>7.358</text:p>
          </table:table-cell>
          <table:table-cell office:value-type="float" office:value="23.856999999999999" table:style-name="ce11">
            <text:p>23.857</text:p>
          </table:table-cell>
          <table:table-cell office:value-type="float" office:value="66.221000000000004" table:style-name="ce11">
            <text:p>66.221</text:p>
          </table:table-cell>
          <table:table-cell office:value-type="float" office:value="7.1909999999999998" table:style-name="ce11">
            <text:p>7.191</text:p>
          </table:table-cell>
          <table:table-cell office:value-type="float" office:value="87.96" table:style-name="ce11">
            <text:p>87.96</text:p>
          </table:table-cell>
          <table:table-cell office:value-type="float" office:value="74.581999999999994" table:style-name="ce11">
            <text:p>74.582</text:p>
          </table:table-cell>
          <table:table-cell office:value-type="float" office:value="81.494" table:style-name="ce11">
            <text:p>81.494</text:p>
          </table:table-cell>
          <table:table-cell office:value-type="float" office:value="2.673" table:style-name="ce11">
            <text:p>2.673</text:p>
          </table:table-cell>
          <table:table-cell office:value-type="float" office:value="91.870999999999995" table:style-name="ce11">
            <text:p>91.871</text:p>
          </table:table-cell>
          <table:table-cell office:value-type="float" office:value="5.4569999999999999" table:style-name="ce11">
            <text:p>5.457</text:p>
          </table:table-cell>
          <table:table-cell office:value-type="float" office:value="3.01" table:style-name="ce11">
            <text:p>3.01</text:p>
          </table:table-cell>
          <table:table-cell office:value-type="float" office:value="92.754000000000005" table:style-name="ce11">
            <text:p>92.754</text:p>
          </table:table-cell>
          <table:table-cell office:value-type="float" office:value="4.2359999999999998" table:style-name="ce11">
            <text:p>4.236</text:p>
          </table:table-cell>
          <table:table-cell office:value-type="float" office:value="51.851999999999997" table:style-name="ce11">
            <text:p>51.85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0.741" table:style-name="ce11">
            <text:p>40.741</text:p>
          </table:table-cell>
          <table:table-cell office:value-type="string" table:style-name="ce8">
            <text:p>[c]</text:p>
          </table:table-cell>
          <table:table-cell office:value-type="float" office:value="51.851999999999997" table:style-name="ce11">
            <text:p>51.85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2.203000000000003" table:style-name="ce11">
            <text:p>72.203</text:p>
          </table:table-cell>
          <table:table-cell office:value-type="float" office:value="73.643000000000001" table:style-name="ce11">
            <text:p>73.643</text:p>
          </table:table-cell>
          <table:table-cell office:value-type="float" office:value="64.971999999999994" table:style-name="ce11">
            <text:p>64.972</text:p>
          </table:table-cell>
          <table:table-cell office:value-type="float" office:value="30.7" table:style-name="ce11">
            <text:p>30.7</text:p>
          </table:table-cell>
          <table:table-cell office:value-type="float" office:value="73.790999999999997" table:style-name="ce11">
            <text:p>73.791</text:p>
          </table:table-cell>
          <table:table-cell office:value-type="float" office:value="73.790999999999997" table:style-name="ce11">
            <text:p>73.791</text:p>
          </table:table-cell>
          <table:table-cell office:value-type="float" office:value="78.989000000000004" table:style-name="ce11">
            <text:p>78.989</text:p>
          </table:table-cell>
          <table:table-cell office:value-type="float" office:value="66.253" table:style-name="ce11">
            <text:p>66.253</text:p>
          </table:table-cell>
          <table:table-cell table:number-columns-repeated="16261"/>
        </table:table-row>
        <table:table-row table:style-name="ro5">
          <table:table-cell office:value-type="string" table:style-name="ce3">
            <text:p>RPA</text:p>
          </table:table-cell>
          <table:table-cell office:value-type="string" table:style-name="ce3">
            <text:p>Rural Payments Agency</text:p>
          </table:table-cell>
          <table:table-cell office:value-type="string" table:style-name="ce3">
            <text:p>Environment, Food and Rural Affairs</text:p>
          </table:table-cell>
          <table:table-cell office:value-type="string" table:style-name="ce3">
            <text:p/>
          </table:table-cell>
          <table:table-cell office:value-type="float" office:value="55.929000000000002" table:style-name="ce11">
            <text:p>55.929</text:p>
          </table:table-cell>
          <table:table-cell office:value-type="float" office:value="58.210999999999999" table:style-name="ce11">
            <text:p>58.211</text:p>
          </table:table-cell>
          <table:table-cell office:value-type="float" office:value="28.181999999999999" table:style-name="ce11">
            <text:p>28.182</text:p>
          </table:table-cell>
          <table:table-cell office:value-type="float" office:value="70.242000000000004" table:style-name="ce11">
            <text:p>70.242</text:p>
          </table:table-cell>
          <table:table-cell office:value-type="float" office:value="69.403000000000006" table:style-name="ce11">
            <text:p>69.403</text:p>
          </table:table-cell>
          <table:table-cell office:value-type="float" office:value="84.364999999999995" table:style-name="ce11">
            <text:p>84.365</text:p>
          </table:table-cell>
          <table:table-cell office:value-type="float" office:value="77.369" table:style-name="ce11">
            <text:p>77.369</text:p>
          </table:table-cell>
          <table:table-cell office:value-type="float" office:value="80.528999999999996" table:style-name="ce11">
            <text:p>80.529</text:p>
          </table:table-cell>
          <table:table-cell office:value-type="float" office:value="54.185000000000002" table:style-name="ce11">
            <text:p>54.185</text:p>
          </table:table-cell>
          <table:table-cell office:value-type="float" office:value="80.186000000000007" table:style-name="ce11">
            <text:p>80.186</text:p>
          </table:table-cell>
          <table:table-cell office:value-type="float" office:value="71.915999999999997" table:style-name="ce11">
            <text:p>71.916</text:p>
          </table:table-cell>
          <table:table-cell office:value-type="float" office:value="21.43" table:style-name="ce11">
            <text:p>21.43</text:p>
          </table:table-cell>
          <table:table-cell office:value-type="float" office:value="49.747999999999998" table:style-name="ce11">
            <text:p>49.748</text:p>
          </table:table-cell>
          <table:table-cell office:value-type="float" office:value="82.677000000000007" table:style-name="ce11">
            <text:p>82.677</text:p>
          </table:table-cell>
          <table:table-cell office:value-type="float" office:value="77.506" table:style-name="ce11">
            <text:p>77.506</text:p>
          </table:table-cell>
          <table:table-cell office:value-type="float" office:value="68.989000000000004" table:style-name="ce11">
            <text:p>68.989</text:p>
          </table:table-cell>
          <table:table-cell office:value-type="float" office:value="48.497999999999998" table:style-name="ce11">
            <text:p>48.498</text:p>
          </table:table-cell>
          <table:table-cell office:value-type="float" office:value="69.274000000000001" table:style-name="ce11">
            <text:p>69.274</text:p>
          </table:table-cell>
          <table:table-cell office:value-type="float" office:value="82.04" table:style-name="ce11">
            <text:p>82.04</text:p>
          </table:table-cell>
          <table:table-cell office:value-type="float" office:value="86.679000000000002" table:style-name="ce11">
            <text:p>86.679</text:p>
          </table:table-cell>
          <table:table-cell office:value-type="float" office:value="74.608000000000004" table:style-name="ce11">
            <text:p>74.608</text:p>
          </table:table-cell>
          <table:table-cell office:value-type="float" office:value="89.492999999999995" table:style-name="ce11">
            <text:p>89.493</text:p>
          </table:table-cell>
          <table:table-cell office:value-type="float" office:value="83.97" table:style-name="ce11">
            <text:p>83.97</text:p>
          </table:table-cell>
          <table:table-cell office:value-type="float" office:value="71.366" table:style-name="ce11">
            <text:p>71.366</text:p>
          </table:table-cell>
          <table:table-cell office:value-type="float" office:value="80.537999999999997" table:style-name="ce11">
            <text:p>80.538</text:p>
          </table:table-cell>
          <table:table-cell office:value-type="float" office:value="83.353999999999999" table:style-name="ce11">
            <text:p>83.354</text:p>
          </table:table-cell>
          <table:table-cell office:value-type="float" office:value="75.078000000000003" table:style-name="ce11">
            <text:p>75.078</text:p>
          </table:table-cell>
          <table:table-cell office:value-type="float" office:value="66.394999999999996" table:style-name="ce11">
            <text:p>66.395</text:p>
          </table:table-cell>
          <table:table-cell office:value-type="float" office:value="71.536000000000001" table:style-name="ce11">
            <text:p>71.536</text:p>
          </table:table-cell>
          <table:table-cell office:value-type="float" office:value="87.68" table:style-name="ce11">
            <text:p>87.68</text:p>
          </table:table-cell>
          <table:table-cell office:value-type="float" office:value="82.341999999999999" table:style-name="ce11">
            <text:p>82.342</text:p>
          </table:table-cell>
          <table:table-cell office:value-type="float" office:value="71.572000000000003" table:style-name="ce11">
            <text:p>71.572</text:p>
          </table:table-cell>
          <table:table-cell office:value-type="float" office:value="69.466999999999999" table:style-name="ce11">
            <text:p>69.467</text:p>
          </table:table-cell>
          <table:table-cell office:value-type="float" office:value="48.024999999999999" table:style-name="ce11">
            <text:p>48.025</text:p>
          </table:table-cell>
          <table:table-cell office:value-type="float" office:value="57.106999999999999" table:style-name="ce11">
            <text:p>57.107</text:p>
          </table:table-cell>
          <table:table-cell office:value-type="float" office:value="42.204000000000001" table:style-name="ce11">
            <text:p>42.204</text:p>
          </table:table-cell>
          <table:table-cell office:value-type="float" office:value="83.156000000000006" table:style-name="ce11">
            <text:p>83.156</text:p>
          </table:table-cell>
          <table:table-cell office:value-type="float" office:value="89.980999999999995" table:style-name="ce11">
            <text:p>89.981</text:p>
          </table:table-cell>
          <table:table-cell office:value-type="float" office:value="66.019000000000005" table:style-name="ce11">
            <text:p>66.019</text:p>
          </table:table-cell>
          <table:table-cell office:value-type="float" office:value="81.59" table:style-name="ce11">
            <text:p>81.59</text:p>
          </table:table-cell>
          <table:table-cell office:value-type="float" office:value="61.037999999999997" table:style-name="ce11">
            <text:p>61.038</text:p>
          </table:table-cell>
          <table:table-cell office:value-type="float" office:value="70.507000000000005" table:style-name="ce11">
            <text:p>70.507</text:p>
          </table:table-cell>
          <table:table-cell office:value-type="float" office:value="81.34" table:style-name="ce11">
            <text:p>81.34</text:p>
          </table:table-cell>
          <table:table-cell office:value-type="float" office:value="71.742000000000004" table:style-name="ce11">
            <text:p>71.742</text:p>
          </table:table-cell>
          <table:table-cell office:value-type="float" office:value="66.75" table:style-name="ce11">
            <text:p>66.75</text:p>
          </table:table-cell>
          <table:table-cell office:value-type="float" office:value="80.05" table:style-name="ce11">
            <text:p>80.05</text:p>
          </table:table-cell>
          <table:table-cell office:value-type="float" office:value="17.949000000000002" table:style-name="ce11">
            <text:p>17.949</text:p>
          </table:table-cell>
          <table:table-cell office:value-type="float" office:value="32.456000000000003" table:style-name="ce11">
            <text:p>32.456</text:p>
          </table:table-cell>
          <table:table-cell office:value-type="float" office:value="13.955" table:style-name="ce11">
            <text:p>13.955</text:p>
          </table:table-cell>
          <table:table-cell office:value-type="float" office:value="72.278000000000006" table:style-name="ce11">
            <text:p>72.278</text:p>
          </table:table-cell>
          <table:table-cell office:value-type="float" office:value="45.62" table:style-name="ce11">
            <text:p>45.62</text:p>
          </table:table-cell>
          <table:table-cell office:value-type="float" office:value="70.587999999999994" table:style-name="ce11">
            <text:p>70.588</text:p>
          </table:table-cell>
          <table:table-cell office:value-type="float" office:value="62.280999999999999" table:style-name="ce11">
            <text:p>62.281</text:p>
          </table:table-cell>
          <table:table-cell office:value-type="float" office:value="58.61" table:style-name="ce11">
            <text:p>58.61</text:p>
          </table:table-cell>
          <table:table-cell office:value-type="float" office:value="49.593000000000004" table:style-name="ce11">
            <text:p>49.593</text:p>
          </table:table-cell>
          <table:table-cell office:value-type="float" office:value="33.145000000000003" table:style-name="ce11">
            <text:p>33.145</text:p>
          </table:table-cell>
          <table:table-cell office:value-type="float" office:value="33.939" table:style-name="ce11">
            <text:p>33.939</text:p>
          </table:table-cell>
          <table:table-cell office:value-type="float" office:value="57.973999999999997" table:style-name="ce11">
            <text:p>57.974</text:p>
          </table:table-cell>
          <table:table-cell office:value-type="float" office:value="33.311999999999998" table:style-name="ce11">
            <text:p>33.312</text:p>
          </table:table-cell>
          <table:table-cell office:value-type="float" office:value="48.058" table:style-name="ce11">
            <text:p>48.058</text:p>
          </table:table-cell>
          <table:table-cell office:value-type="float" office:value="46.048000000000002" table:style-name="ce11">
            <text:p>46.048</text:p>
          </table:table-cell>
          <table:table-cell office:value-type="float" office:value="54.79" table:style-name="ce11">
            <text:p>54.79</text:p>
          </table:table-cell>
          <table:table-cell office:value-type="float" office:value="41.667000000000002" table:style-name="ce11">
            <text:p>41.667</text:p>
          </table:table-cell>
          <table:table-cell office:value-type="float" office:value="47.146999999999998" table:style-name="ce11">
            <text:p>47.147</text:p>
          </table:table-cell>
          <table:table-cell office:value-type="float" office:value="45.893000000000001" table:style-name="ce11">
            <text:p>45.893</text:p>
          </table:table-cell>
          <table:table-cell office:value-type="float" office:value="40.512999999999998" table:style-name="ce11">
            <text:p>40.513</text:p>
          </table:table-cell>
          <table:table-cell office:value-type="float" office:value="28.741" table:style-name="ce11">
            <text:p>28.741</text:p>
          </table:table-cell>
          <table:table-cell office:value-type="float" office:value="88.846999999999994" table:style-name="ce11">
            <text:p>88.847</text:p>
          </table:table-cell>
          <table:table-cell office:value-type="float" office:value="66.582999999999998" table:style-name="ce11">
            <text:p>66.583</text:p>
          </table:table-cell>
          <table:table-cell office:value-type="float" office:value="74.515000000000001" table:style-name="ce11">
            <text:p>74.515</text:p>
          </table:table-cell>
          <table:table-cell office:value-type="float" office:value="71.572000000000003" table:style-name="ce11">
            <text:p>71.572</text:p>
          </table:table-cell>
          <table:table-cell office:value-type="float" office:value="82.102999999999994" table:style-name="ce11">
            <text:p>82.103</text:p>
          </table:table-cell>
          <table:table-cell office:value-type="float" office:value="67.063999999999993" table:style-name="ce11">
            <text:p>67.064</text:p>
          </table:table-cell>
          <table:table-cell office:value-type="float" office:value="50" table:style-name="ce11">
            <text:p>50</text:p>
          </table:table-cell>
          <table:table-cell office:value-type="float" office:value="83.855000000000004" table:style-name="ce11">
            <text:p>83.855</text:p>
          </table:table-cell>
          <table:table-cell office:value-type="float" office:value="29.036000000000001" table:style-name="ce11">
            <text:p>29.036</text:p>
          </table:table-cell>
          <table:table-cell office:value-type="float" office:value="86.448999999999998" table:style-name="ce11">
            <text:p>86.449</text:p>
          </table:table-cell>
          <table:table-cell office:value-type="float" office:value="81.277000000000001" table:style-name="ce11">
            <text:p>81.277</text:p>
          </table:table-cell>
          <table:table-cell office:value-type="float" office:value="95.372" table:style-name="ce11">
            <text:p>95.372</text:p>
          </table:table-cell>
          <table:table-cell office:value-type="float" office:value="67.649000000000001" table:style-name="ce11">
            <text:p>67.649</text:p>
          </table:table-cell>
          <table:table-cell office:value-type="float" office:value="57.429000000000002" table:style-name="ce11">
            <text:p>57.429</text:p>
          </table:table-cell>
          <table:table-cell office:value-type="float" office:value="18.895" table:style-name="ce11">
            <text:p>18.895</text:p>
          </table:table-cell>
          <table:table-cell office:value-type="float" office:value="7.8319999999999999" table:style-name="ce11">
            <text:p>7.832</text:p>
          </table:table-cell>
          <table:table-cell office:value-type="float" office:value="13.847" table:style-name="ce11">
            <text:p>13.847</text:p>
          </table:table-cell>
          <table:table-cell office:value-type="float" office:value="28.821999999999999" table:style-name="ce11">
            <text:p>28.822</text:p>
          </table:table-cell>
          <table:table-cell office:value-type="float" office:value="49.499000000000002" table:style-name="ce11">
            <text:p>49.499</text:p>
          </table:table-cell>
          <table:table-cell office:value-type="float" office:value="9.1189999999999998" table:style-name="ce11">
            <text:p>9.119</text:p>
          </table:table-cell>
          <table:table-cell office:value-type="float" office:value="90.664000000000001" table:style-name="ce11">
            <text:p>90.664</text:p>
          </table:table-cell>
          <table:table-cell office:value-type="float" office:value="77.241" table:style-name="ce11">
            <text:p>77.241</text:p>
          </table:table-cell>
          <table:table-cell office:value-type="float" office:value="76.662000000000006" table:style-name="ce11">
            <text:p>76.662</text:p>
          </table:table-cell>
          <table:table-cell office:value-type="float" office:value="7.08" table:style-name="ce11">
            <text:p>7.08</text:p>
          </table:table-cell>
          <table:table-cell office:value-type="float" office:value="85.713999999999999" table:style-name="ce11">
            <text:p>85.714</text:p>
          </table:table-cell>
          <table:table-cell office:value-type="float" office:value="7.2060000000000004" table:style-name="ce11">
            <text:p>7.206</text:p>
          </table:table-cell>
          <table:table-cell office:value-type="float" office:value="6.6369999999999996" table:style-name="ce11">
            <text:p>6.637</text:p>
          </table:table-cell>
          <table:table-cell office:value-type="float" office:value="87.977000000000004" table:style-name="ce11">
            <text:p>87.977</text:p>
          </table:table-cell>
          <table:table-cell office:value-type="float" office:value="5.3849999999999998" table:style-name="ce11">
            <text:p>5.385</text:p>
          </table:table-cell>
          <table:table-cell office:value-type="float" office:value="42.453000000000003" table:style-name="ce11">
            <text:p>42.453</text:p>
          </table:table-cell>
          <table:table-cell office:value-type="float" office:value="40.566000000000003" table:style-name="ce11">
            <text:p>40.566</text:p>
          </table:table-cell>
          <table:table-cell office:value-type="float" office:value="16.981000000000002" table:style-name="ce11">
            <text:p>16.981</text:p>
          </table:table-cell>
          <table:table-cell office:value-type="float" office:value="42.222000000000001" table:style-name="ce11">
            <text:p>42.222</text:p>
          </table:table-cell>
          <table:table-cell office:value-type="float" office:value="40" table:style-name="ce11">
            <text:p>40</text:p>
          </table:table-cell>
          <table:table-cell office:value-type="string" table:style-name="ce8">
            <text:p>[c]</text:p>
          </table:table-cell>
          <table:table-cell office:value-type="float" office:value="46.225999999999999" table:style-name="ce11">
            <text:p>46.226</text:p>
          </table:table-cell>
          <table:table-cell office:value-type="float" office:value="25.472000000000001" table:style-name="ce11">
            <text:p>25.472</text:p>
          </table:table-cell>
          <table:table-cell office:value-type="float" office:value="28.302" table:style-name="ce11">
            <text:p>28.302</text:p>
          </table:table-cell>
          <table:table-cell office:value-type="float" office:value="54.716999999999999" table:style-name="ce11">
            <text:p>54.717</text:p>
          </table:table-cell>
          <table:table-cell office:value-type="float" office:value="29.245000000000001" table:style-name="ce11">
            <text:p>29.245</text:p>
          </table:table-cell>
          <table:table-cell office:value-type="float" office:value="16.038" table:style-name="ce11">
            <text:p>16.038</text:p>
          </table:table-cell>
          <table:table-cell office:value-type="float" office:value="24.443999999999999" table:style-name="ce11">
            <text:p>24.444</text:p>
          </table:table-cell>
          <table:table-cell office:value-type="float" office:value="64.444000000000003" table:style-name="ce11">
            <text:p>64.444</text:p>
          </table:table-cell>
          <table:table-cell office:value-type="string" table:style-name="ce8">
            <text:p>[c]</text:p>
          </table:table-cell>
          <table:table-cell office:value-type="float" office:value="59.241" table:style-name="ce11">
            <text:p>59.241</text:p>
          </table:table-cell>
          <table:table-cell office:value-type="float" office:value="63.140999999999998" table:style-name="ce11">
            <text:p>63.141</text:p>
          </table:table-cell>
          <table:table-cell office:value-type="float" office:value="57.459000000000003" table:style-name="ce11">
            <text:p>57.459</text:p>
          </table:table-cell>
          <table:table-cell office:value-type="float" office:value="36.835000000000001" table:style-name="ce11">
            <text:p>36.835</text:p>
          </table:table-cell>
          <table:table-cell office:value-type="float" office:value="65.403999999999996" table:style-name="ce11">
            <text:p>65.404</text:p>
          </table:table-cell>
          <table:table-cell office:value-type="float" office:value="64.813999999999993" table:style-name="ce11">
            <text:p>64.814</text:p>
          </table:table-cell>
          <table:table-cell office:value-type="float" office:value="67.653999999999996" table:style-name="ce11">
            <text:p>67.654</text:p>
          </table:table-cell>
          <table:table-cell office:value-type="float" office:value="64.858000000000004" table:style-name="ce11">
            <text:p>64.858</text:p>
          </table:table-cell>
          <table:table-cell table:number-columns-repeated="16261"/>
        </table:table-row>
        <table:table-row table:style-name="ro5">
          <table:table-cell office:value-type="string" table:style-name="ce3">
            <text:p>RS</text:p>
          </table:table-cell>
          <table:table-cell office:value-type="string" table:style-name="ce3">
            <text:p>Revenue Scotland</text:p>
          </table:table-cell>
          <table:table-cell office:value-type="string" table:style-name="ce3">
            <text:p>Scottish Government</text:p>
          </table:table-cell>
          <table:table-cell office:value-type="string" table:style-name="ce3">
            <text:p/>
          </table:table-cell>
          <table:table-cell office:value-type="float" office:value="96.703000000000003" table:style-name="ce11">
            <text:p>96.703</text:p>
          </table:table-cell>
          <table:table-cell office:value-type="float" office:value="70.397999999999996" table:style-name="ce11">
            <text:p>70.398</text:p>
          </table:table-cell>
          <table:table-cell office:value-type="float" office:value="21.236000000000001" table:style-name="ce11">
            <text:p>21.236</text:p>
          </table:table-cell>
          <table:table-cell office:value-type="float" office:value="75.522999999999996" table:style-name="ce11">
            <text:p>75.523</text:p>
          </table:table-cell>
          <table:table-cell office:value-type="float" office:value="83.635999999999996" table:style-name="ce11">
            <text:p>83.636</text:p>
          </table:table-cell>
          <table:table-cell office:value-type="float" office:value="96.590999999999994" table:style-name="ce11">
            <text:p>96.591</text:p>
          </table:table-cell>
          <table:table-cell office:value-type="float" office:value="89.078000000000003" table:style-name="ce11">
            <text:p>89.078</text:p>
          </table:table-cell>
          <table:table-cell office:value-type="float" office:value="89.394000000000005" table:style-name="ce11">
            <text:p>89.394</text:p>
          </table:table-cell>
          <table:table-cell office:value-type="float" office:value="70.739000000000004" table:style-name="ce11">
            <text:p>70.739</text:p>
          </table:table-cell>
          <table:table-cell office:value-type="float" office:value="90.340999999999994" table:style-name="ce11">
            <text:p>90.341</text:p>
          </table:table-cell>
          <table:table-cell office:value-type="float" office:value="85.605999999999995" table:style-name="ce11">
            <text:p>85.606</text:p>
          </table:table-cell>
          <table:table-cell office:value-type="float" office:value="70.075999999999993" table:style-name="ce11">
            <text:p>70.076</text:p>
          </table:table-cell>
          <table:table-cell office:value-type="float" office:value="75.504999999999995" table:style-name="ce11">
            <text:p>75.505</text:p>
          </table:table-cell>
          <table:table-cell office:value-type="float" office:value="91.953999999999994" table:style-name="ce11">
            <text:p>91.954</text:p>
          </table:table-cell>
          <table:table-cell office:value-type="float" office:value="81.817999999999998" table:style-name="ce11">
            <text:p>81.818</text:p>
          </table:table-cell>
          <table:table-cell office:value-type="float" office:value="79.545000000000002" table:style-name="ce11">
            <text:p>79.545</text:p>
          </table:table-cell>
          <table:table-cell office:value-type="float" office:value="75" table:style-name="ce11">
            <text:p>75</text:p>
          </table:table-cell>
          <table:table-cell office:value-type="float" office:value="89.772999999999996" table:style-name="ce11">
            <text:p>89.773</text:p>
          </table:table-cell>
          <table:table-cell office:value-type="float" office:value="96.590999999999994" table:style-name="ce11">
            <text:p>96.591</text:p>
          </table:table-cell>
          <table:table-cell office:value-type="float" office:value="96.590999999999994" table:style-name="ce11">
            <text:p>96.591</text:p>
          </table:table-cell>
          <table:table-cell office:value-type="float" office:value="80.682000000000002" table:style-name="ce11">
            <text:p>80.682</text:p>
          </table:table-cell>
          <table:table-cell office:value-type="float" office:value="96.590999999999994" table:style-name="ce11">
            <text:p>96.591</text:p>
          </table:table-cell>
          <table:table-cell office:value-type="float" office:value="94.253" table:style-name="ce11">
            <text:p>94.253</text:p>
          </table:table-cell>
          <table:table-cell office:value-type="float" office:value="84.090999999999994" table:style-name="ce11">
            <text:p>84.091</text:p>
          </table:table-cell>
          <table:table-cell office:value-type="float" office:value="88.635999999999996" table:style-name="ce11">
            <text:p>88.636</text:p>
          </table:table-cell>
          <table:table-cell office:value-type="float" office:value="95.454999999999998" table:style-name="ce11">
            <text:p>95.455</text:p>
          </table:table-cell>
          <table:table-cell office:value-type="float" office:value="88.635999999999996" table:style-name="ce11">
            <text:p>88.636</text:p>
          </table:table-cell>
          <table:table-cell office:value-type="float" office:value="85.227000000000004" table:style-name="ce11">
            <text:p>85.227</text:p>
          </table:table-cell>
          <table:table-cell office:value-type="float" office:value="88.635999999999996" table:style-name="ce11">
            <text:p>88.636</text:p>
          </table:table-cell>
          <table:table-cell office:value-type="float" office:value="90.909000000000006" table:style-name="ce11">
            <text:p>90.909</text:p>
          </table:table-cell>
          <table:table-cell office:value-type="float" office:value="88.506" table:style-name="ce11">
            <text:p>88.506</text:p>
          </table:table-cell>
          <table:table-cell office:value-type="float" office:value="88.635999999999996" table:style-name="ce11">
            <text:p>88.636</text:p>
          </table:table-cell>
          <table:table-cell office:value-type="float" office:value="78.409000000000006" table:style-name="ce11">
            <text:p>78.409</text:p>
          </table:table-cell>
          <table:table-cell office:value-type="float" office:value="78.409000000000006" table:style-name="ce11">
            <text:p>78.409</text:p>
          </table:table-cell>
          <table:table-cell office:value-type="float" office:value="59.091000000000001" table:style-name="ce11">
            <text:p>59.091</text:p>
          </table:table-cell>
          <table:table-cell office:value-type="float" office:value="67.045000000000002" table:style-name="ce11">
            <text:p>67.045</text:p>
          </table:table-cell>
          <table:table-cell office:value-type="float" office:value="93.182000000000002" table:style-name="ce11">
            <text:p>93.182</text:p>
          </table:table-cell>
          <table:table-cell office:value-type="float" office:value="94.317999999999998" table:style-name="ce11">
            <text:p>94.318</text:p>
          </table:table-cell>
          <table:table-cell office:value-type="float" office:value="80.682000000000002" table:style-name="ce11">
            <text:p>80.682</text:p>
          </table:table-cell>
          <table:table-cell office:value-type="float" office:value="93.182000000000002" table:style-name="ce11">
            <text:p>93.182</text:p>
          </table:table-cell>
          <table:table-cell office:value-type="float" office:value="88.635999999999996" table:style-name="ce11">
            <text:p>88.636</text:p>
          </table:table-cell>
          <table:table-cell office:value-type="float" office:value="78.409000000000006" table:style-name="ce11">
            <text:p>78.409</text:p>
          </table:table-cell>
          <table:table-cell office:value-type="float" office:value="93.182000000000002" table:style-name="ce11">
            <text:p>93.182</text:p>
          </table:table-cell>
          <table:table-cell office:value-type="float" office:value="84.090999999999994" table:style-name="ce11">
            <text:p>84.091</text:p>
          </table:table-cell>
          <table:table-cell office:value-type="float" office:value="77.272999999999996" table:style-name="ce11">
            <text:p>77.273</text:p>
          </table:table-cell>
          <table:table-cell office:value-type="float" office:value="92.045000000000002" table:style-name="ce11">
            <text:p>92.045</text:p>
          </table:table-cell>
          <table:table-cell office:value-type="float" office:value="71.590999999999994" table:style-name="ce11">
            <text:p>71.591</text:p>
          </table:table-cell>
          <table:table-cell office:value-type="float" office:value="72.727000000000004" table:style-name="ce11">
            <text:p>72.727</text:p>
          </table:table-cell>
          <table:table-cell office:value-type="float" office:value="65.516999999999996" table:style-name="ce11">
            <text:p>65.517</text:p>
          </table:table-cell>
          <table:table-cell office:value-type="float" office:value="77.272999999999996" table:style-name="ce11">
            <text:p>77.273</text:p>
          </table:table-cell>
          <table:table-cell office:value-type="float" office:value="76.135999999999996" table:style-name="ce11">
            <text:p>76.136</text:p>
          </table:table-cell>
          <table:table-cell office:value-type="float" office:value="85.057000000000002" table:style-name="ce11">
            <text:p>85.057</text:p>
          </table:table-cell>
          <table:table-cell office:value-type="float" office:value="84.090999999999994" table:style-name="ce11">
            <text:p>84.091</text:p>
          </table:table-cell>
          <table:table-cell office:value-type="float" office:value="82.954999999999998" table:style-name="ce11">
            <text:p>82.955</text:p>
          </table:table-cell>
          <table:table-cell office:value-type="float" office:value="77.272999999999996" table:style-name="ce11">
            <text:p>77.273</text:p>
          </table:table-cell>
          <table:table-cell office:value-type="float" office:value="67.045000000000002" table:style-name="ce11">
            <text:p>67.045</text:p>
          </table:table-cell>
          <table:table-cell office:value-type="float" office:value="69.317999999999998" table:style-name="ce11">
            <text:p>69.318</text:p>
          </table:table-cell>
          <table:table-cell office:value-type="float" office:value="81.817999999999998" table:style-name="ce11">
            <text:p>81.818</text:p>
          </table:table-cell>
          <table:table-cell office:value-type="float" office:value="60.226999999999997" table:style-name="ce11">
            <text:p>60.227</text:p>
          </table:table-cell>
          <table:table-cell office:value-type="float" office:value="72.414000000000001" table:style-name="ce11">
            <text:p>72.414</text:p>
          </table:table-cell>
          <table:table-cell office:value-type="float" office:value="69.317999999999998" table:style-name="ce11">
            <text:p>69.318</text:p>
          </table:table-cell>
          <table:table-cell office:value-type="float" office:value="73.864000000000004" table:style-name="ce11">
            <text:p>73.864</text:p>
          </table:table-cell>
          <table:table-cell office:value-type="float" office:value="51.136000000000003" table:style-name="ce11">
            <text:p>51.136</text:p>
          </table:table-cell>
          <table:table-cell office:value-type="float" office:value="61.363999999999997" table:style-name="ce11">
            <text:p>61.364</text:p>
          </table:table-cell>
          <table:table-cell office:value-type="float" office:value="69.317999999999998" table:style-name="ce11">
            <text:p>69.318</text:p>
          </table:table-cell>
          <table:table-cell office:value-type="float" office:value="73.563000000000002" table:style-name="ce11">
            <text:p>73.563</text:p>
          </table:table-cell>
          <table:table-cell office:value-type="float" office:value="53.408999999999999" table:style-name="ce11">
            <text:p>53.409</text:p>
          </table:table-cell>
          <table:table-cell office:value-type="float" office:value="95.454999999999998" table:style-name="ce11">
            <text:p>95.455</text:p>
          </table:table-cell>
          <table:table-cell office:value-type="float" office:value="86.364000000000004" table:style-name="ce11">
            <text:p>86.364</text:p>
          </table:table-cell>
          <table:table-cell office:value-type="float" office:value="82.759" table:style-name="ce11">
            <text:p>82.759</text:p>
          </table:table-cell>
          <table:table-cell office:value-type="float" office:value="90.909000000000006" table:style-name="ce11">
            <text:p>90.909</text:p>
          </table:table-cell>
          <table:table-cell office:value-type="float" office:value="93.182000000000002" table:style-name="ce11">
            <text:p>93.182</text:p>
          </table:table-cell>
          <table:table-cell office:value-type="float" office:value="75" table:style-name="ce11">
            <text:p>75</text:p>
          </table:table-cell>
          <table:table-cell office:value-type="float" office:value="62.5" table:style-name="ce11">
            <text:p>62.5</text:p>
          </table:table-cell>
          <table:table-cell office:value-type="float" office:value="86.364000000000004" table:style-name="ce11">
            <text:p>86.364</text:p>
          </table:table-cell>
          <table:table-cell office:value-type="float" office:value="39.773000000000003" table:style-name="ce11">
            <text:p>39.773</text:p>
          </table:table-cell>
          <table:table-cell office:value-type="float" office:value="87.5" table:style-name="ce11">
            <text:p>87.5</text:p>
          </table:table-cell>
          <table:table-cell office:value-type="float" office:value="98.864000000000004" table:style-name="ce11">
            <text:p>98.864</text:p>
          </table:table-cell>
          <table:table-cell office:value-type="float" office:value="97.727000000000004" table:style-name="ce11">
            <text:p>97.727</text:p>
          </table:table-cell>
          <table:table-cell office:value-type="float" office:value="61.363999999999997" table:style-name="ce11">
            <text:p>61.364</text:p>
          </table:table-cell>
          <table:table-cell office:value-type="float" office:value="68.182000000000002" table:style-name="ce11">
            <text:p>68.182</text:p>
          </table:table-cell>
          <table:table-cell office:value-type="float" office:value="32.954999999999998" table:style-name="ce11">
            <text:p>32.955</text:p>
          </table:table-cell>
          <table:table-cell office:value-type="float" office:value="6.8179999999999996" table:style-name="ce11">
            <text:p>6.818</text:p>
          </table:table-cell>
          <table:table-cell office:value-type="float" office:value="12.5" table:style-name="ce11">
            <text:p>12.5</text:p>
          </table:table-cell>
          <table:table-cell office:value-type="float" office:value="40.908999999999999" table:style-name="ce11">
            <text:p>40.909</text:p>
          </table:table-cell>
          <table:table-cell office:value-type="float" office:value="39.773000000000003" table:style-name="ce11">
            <text:p>39.773</text:p>
          </table:table-cell>
          <table:table-cell office:value-type="string" table:style-name="ce8">
            <text:p>[c]</text:p>
          </table:table-cell>
          <table:table-cell office:value-type="float" office:value="94.317999999999998" table:style-name="ce11">
            <text:p>94.318</text:p>
          </table:table-cell>
          <table:table-cell office:value-type="float" office:value="85.227000000000004" table:style-name="ce11">
            <text:p>85.227</text:p>
          </table:table-cell>
          <table:table-cell office:value-type="float" office:value="92.045000000000002" table:style-name="ce11">
            <text:p>92.045</text:p>
          </table:table-cell>
          <table:table-cell office:value-type="string" table:style-name="ce8">
            <text:p>[c]</text:p>
          </table:table-cell>
          <table:table-cell office:value-type="float" office:value="93.182000000000002" table:style-name="ce11">
            <text:p>93.182</text:p>
          </table:table-cell>
          <table:table-cell office:value-type="string" table:style-name="ce8">
            <text:p>[c]</text:p>
          </table:table-cell>
          <table:table-cell office:value-type="string" table:style-name="ce8">
            <text:p>[c]</text:p>
          </table:table-cell>
          <table:table-cell office:value-type="float" office:value="93.182000000000002" table:style-name="ce11">
            <text:p>93.18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2.414000000000001" table:style-name="ce11">
            <text:p>72.414</text:p>
          </table:table-cell>
          <table:table-cell office:value-type="float" office:value="73.563000000000002" table:style-name="ce11">
            <text:p>73.563</text:p>
          </table:table-cell>
          <table:table-cell office:value-type="float" office:value="74.418999999999997" table:style-name="ce11">
            <text:p>74.419</text:p>
          </table:table-cell>
          <table:table-cell office:value-type="float" office:value="24.419" table:style-name="ce11">
            <text:p>24.419</text:p>
          </table:table-cell>
          <table:table-cell office:value-type="float" office:value="76.744" table:style-name="ce11">
            <text:p>76.744</text:p>
          </table:table-cell>
          <table:table-cell office:value-type="float" office:value="74.712999999999994" table:style-name="ce11">
            <text:p>74.713</text:p>
          </table:table-cell>
          <table:table-cell office:value-type="float" office:value="87.355999999999995" table:style-name="ce11">
            <text:p>87.356</text:p>
          </table:table-cell>
          <table:table-cell office:value-type="float" office:value="78.161000000000001" table:style-name="ce11">
            <text:p>78.161</text:p>
          </table:table-cell>
          <table:table-cell table:number-columns-repeated="16261"/>
        </table:table-row>
        <table:table-row table:style-name="ro5">
          <table:table-cell office:value-type="string" table:style-name="ce3">
            <text:p>SAAS</text:p>
          </table:table-cell>
          <table:table-cell office:value-type="string" table:style-name="ce3">
            <text:p>Student Awards Agency Scotland</text:p>
          </table:table-cell>
          <table:table-cell office:value-type="string" table:style-name="ce3">
            <text:p>Scottish Government</text:p>
          </table:table-cell>
          <table:table-cell office:value-type="string" table:style-name="ce3">
            <text:p/>
          </table:table-cell>
          <table:table-cell office:value-type="float" office:value="83.274000000000001" table:style-name="ce11">
            <text:p>83.274</text:p>
          </table:table-cell>
          <table:table-cell office:value-type="float" office:value="65.515000000000001" table:style-name="ce11">
            <text:p>65.515</text:p>
          </table:table-cell>
          <table:table-cell office:value-type="float" office:value="22.834" table:style-name="ce11">
            <text:p>22.834</text:p>
          </table:table-cell>
          <table:table-cell office:value-type="float" office:value="75.986999999999995" table:style-name="ce11">
            <text:p>75.987</text:p>
          </table:table-cell>
          <table:table-cell office:value-type="float" office:value="77.841999999999999" table:style-name="ce11">
            <text:p>77.842</text:p>
          </table:table-cell>
          <table:table-cell office:value-type="float" office:value="91.239000000000004" table:style-name="ce11">
            <text:p>91.239</text:p>
          </table:table-cell>
          <table:table-cell office:value-type="float" office:value="85.391000000000005" table:style-name="ce11">
            <text:p>85.391</text:p>
          </table:table-cell>
          <table:table-cell office:value-type="float" office:value="84.614999999999995" table:style-name="ce11">
            <text:p>84.615</text:p>
          </table:table-cell>
          <table:table-cell office:value-type="float" office:value="61.003999999999998" table:style-name="ce11">
            <text:p>61.004</text:p>
          </table:table-cell>
          <table:table-cell office:value-type="float" office:value="84.58" table:style-name="ce11">
            <text:p>84.58</text:p>
          </table:table-cell>
          <table:table-cell office:value-type="float" office:value="81.311000000000007" table:style-name="ce11">
            <text:p>81.311</text:p>
          </table:table-cell>
          <table:table-cell office:value-type="float" office:value="49.287999999999997" table:style-name="ce11">
            <text:p>49.288</text:p>
          </table:table-cell>
          <table:table-cell office:value-type="float" office:value="58.98" table:style-name="ce11">
            <text:p>58.98</text:p>
          </table:table-cell>
          <table:table-cell office:value-type="float" office:value="88.888999999999996" table:style-name="ce11">
            <text:p>88.889</text:p>
          </table:table-cell>
          <table:table-cell office:value-type="float" office:value="87.069000000000003" table:style-name="ce11">
            <text:p>87.069</text:p>
          </table:table-cell>
          <table:table-cell office:value-type="float" office:value="81.116" table:style-name="ce11">
            <text:p>81.116</text:p>
          </table:table-cell>
          <table:table-cell office:value-type="float" office:value="60.683999999999997" table:style-name="ce11">
            <text:p>60.684</text:p>
          </table:table-cell>
          <table:table-cell office:value-type="float" office:value="71.367999999999995" table:style-name="ce11">
            <text:p>71.368</text:p>
          </table:table-cell>
          <table:table-cell office:value-type="float" office:value="91.415999999999997" table:style-name="ce11">
            <text:p>91.416</text:p>
          </table:table-cell>
          <table:table-cell office:value-type="float" office:value="91.025999999999996" table:style-name="ce11">
            <text:p>91.026</text:p>
          </table:table-cell>
          <table:table-cell office:value-type="float" office:value="83.19" table:style-name="ce11">
            <text:p>83.19</text:p>
          </table:table-cell>
          <table:table-cell office:value-type="float" office:value="92.734999999999999" table:style-name="ce11">
            <text:p>92.735</text:p>
          </table:table-cell>
          <table:table-cell office:value-type="float" office:value="88.793000000000006" table:style-name="ce11">
            <text:p>88.793</text:p>
          </table:table-cell>
          <table:table-cell office:value-type="float" office:value="81.034000000000006" table:style-name="ce11">
            <text:p>81.034</text:p>
          </table:table-cell>
          <table:table-cell office:value-type="float" office:value="85.47" table:style-name="ce11">
            <text:p>85.47</text:p>
          </table:table-cell>
          <table:table-cell office:value-type="float" office:value="90.129000000000005" table:style-name="ce11">
            <text:p>90.129</text:p>
          </table:table-cell>
          <table:table-cell office:value-type="float" office:value="84.188000000000002" table:style-name="ce11">
            <text:p>84.188</text:p>
          </table:table-cell>
          <table:table-cell office:value-type="float" office:value="80.171999999999997" table:style-name="ce11">
            <text:p>80.172</text:p>
          </table:table-cell>
          <table:table-cell office:value-type="float" office:value="82.251000000000005" table:style-name="ce11">
            <text:p>82.251</text:p>
          </table:table-cell>
          <table:table-cell office:value-type="float" office:value="89.744" table:style-name="ce11">
            <text:p>89.744</text:p>
          </table:table-cell>
          <table:table-cell office:value-type="float" office:value="86.325000000000003" table:style-name="ce11">
            <text:p>86.325</text:p>
          </table:table-cell>
          <table:table-cell office:value-type="float" office:value="77.778000000000006" table:style-name="ce11">
            <text:p>77.778</text:p>
          </table:table-cell>
          <table:table-cell office:value-type="float" office:value="70.513000000000005" table:style-name="ce11">
            <text:p>70.513</text:p>
          </table:table-cell>
          <table:table-cell office:value-type="float" office:value="60.256" table:style-name="ce11">
            <text:p>60.256</text:p>
          </table:table-cell>
          <table:table-cell office:value-type="float" office:value="58.546999999999997" table:style-name="ce11">
            <text:p>58.547</text:p>
          </table:table-cell>
          <table:table-cell office:value-type="float" office:value="54.701000000000001" table:style-name="ce11">
            <text:p>54.701</text:p>
          </table:table-cell>
          <table:table-cell office:value-type="float" office:value="88.034000000000006" table:style-name="ce11">
            <text:p>88.034</text:p>
          </table:table-cell>
          <table:table-cell office:value-type="float" office:value="90.043000000000006" table:style-name="ce11">
            <text:p>90.043</text:p>
          </table:table-cell>
          <table:table-cell office:value-type="float" office:value="79.399000000000001" table:style-name="ce11">
            <text:p>79.399</text:p>
          </table:table-cell>
          <table:table-cell office:value-type="float" office:value="80.769000000000005" table:style-name="ce11">
            <text:p>80.769</text:p>
          </table:table-cell>
          <table:table-cell office:value-type="float" office:value="73.391000000000005" table:style-name="ce11">
            <text:p>73.391</text:p>
          </table:table-cell>
          <table:table-cell office:value-type="float" office:value="86.325000000000003" table:style-name="ce11">
            <text:p>86.325</text:p>
          </table:table-cell>
          <table:table-cell office:value-type="float" office:value="91.844999999999999" table:style-name="ce11">
            <text:p>91.845</text:p>
          </table:table-cell>
          <table:table-cell office:value-type="float" office:value="77.349999999999994" table:style-name="ce11">
            <text:p>77.35</text:p>
          </table:table-cell>
          <table:table-cell office:value-type="float" office:value="73.932000000000002" table:style-name="ce11">
            <text:p>73.932</text:p>
          </table:table-cell>
          <table:table-cell office:value-type="float" office:value="85.47" table:style-name="ce11">
            <text:p>85.47</text:p>
          </table:table-cell>
          <table:table-cell office:value-type="float" office:value="48.718000000000004" table:style-name="ce11">
            <text:p>48.718</text:p>
          </table:table-cell>
          <table:table-cell office:value-type="float" office:value="58.973999999999997" table:style-name="ce11">
            <text:p>58.974</text:p>
          </table:table-cell>
          <table:table-cell office:value-type="float" office:value="40.170999999999999" table:style-name="ce11">
            <text:p>40.171</text:p>
          </table:table-cell>
          <table:table-cell office:value-type="float" office:value="68.802999999999997" table:style-name="ce11">
            <text:p>68.803</text:p>
          </table:table-cell>
          <table:table-cell office:value-type="float" office:value="60.776000000000003" table:style-name="ce11">
            <text:p>60.776</text:p>
          </table:table-cell>
          <table:table-cell office:value-type="float" office:value="74.786000000000001" table:style-name="ce11">
            <text:p>74.786</text:p>
          </table:table-cell>
          <table:table-cell office:value-type="float" office:value="69.099000000000004" table:style-name="ce11">
            <text:p>69.099</text:p>
          </table:table-cell>
          <table:table-cell office:value-type="float" office:value="60.683999999999997" table:style-name="ce11">
            <text:p>60.684</text:p>
          </table:table-cell>
          <table:table-cell office:value-type="float" office:value="59.402000000000001" table:style-name="ce11">
            <text:p>59.402</text:p>
          </table:table-cell>
          <table:table-cell office:value-type="float" office:value="47.863" table:style-name="ce11">
            <text:p>47.863</text:p>
          </table:table-cell>
          <table:table-cell office:value-type="float" office:value="42.734999999999999" table:style-name="ce11">
            <text:p>42.735</text:p>
          </table:table-cell>
          <table:table-cell office:value-type="float" office:value="69.099000000000004" table:style-name="ce11">
            <text:p>69.099</text:p>
          </table:table-cell>
          <table:table-cell office:value-type="float" office:value="52.79" table:style-name="ce11">
            <text:p>52.79</text:p>
          </table:table-cell>
          <table:table-cell office:value-type="float" office:value="54.701000000000001" table:style-name="ce11">
            <text:p>54.701</text:p>
          </table:table-cell>
          <table:table-cell office:value-type="float" office:value="61.966000000000001" table:style-name="ce11">
            <text:p>61.966</text:p>
          </table:table-cell>
          <table:table-cell office:value-type="float" office:value="68.802999999999997" table:style-name="ce11">
            <text:p>68.803</text:p>
          </table:table-cell>
          <table:table-cell office:value-type="float" office:value="47.863" table:style-name="ce11">
            <text:p>47.863</text:p>
          </table:table-cell>
          <table:table-cell office:value-type="float" office:value="56.652000000000001" table:style-name="ce11">
            <text:p>56.652</text:p>
          </table:table-cell>
          <table:table-cell office:value-type="float" office:value="55.982999999999997" table:style-name="ce11">
            <text:p>55.983</text:p>
          </table:table-cell>
          <table:table-cell office:value-type="float" office:value="58.546999999999997" table:style-name="ce11">
            <text:p>58.547</text:p>
          </table:table-cell>
          <table:table-cell office:value-type="float" office:value="43.59" table:style-name="ce11">
            <text:p>43.59</text:p>
          </table:table-cell>
          <table:table-cell office:value-type="float" office:value="93.59" table:style-name="ce11">
            <text:p>93.59</text:p>
          </table:table-cell>
          <table:table-cell office:value-type="float" office:value="73.932000000000002" table:style-name="ce11">
            <text:p>73.932</text:p>
          </table:table-cell>
          <table:table-cell office:value-type="float" office:value="82.478999999999999" table:style-name="ce11">
            <text:p>82.479</text:p>
          </table:table-cell>
          <table:table-cell office:value-type="float" office:value="74.786000000000001" table:style-name="ce11">
            <text:p>74.786</text:p>
          </table:table-cell>
          <table:table-cell office:value-type="float" office:value="79.915000000000006" table:style-name="ce11">
            <text:p>79.915</text:p>
          </table:table-cell>
          <table:table-cell office:value-type="float" office:value="57.511000000000003" table:style-name="ce11">
            <text:p>57.511</text:p>
          </table:table-cell>
          <table:table-cell office:value-type="float" office:value="47.009" table:style-name="ce11">
            <text:p>47.009</text:p>
          </table:table-cell>
          <table:table-cell office:value-type="float" office:value="88.361999999999995" table:style-name="ce11">
            <text:p>88.362</text:p>
          </table:table-cell>
          <table:table-cell office:value-type="float" office:value="25.640999999999998" table:style-name="ce11">
            <text:p>25.641</text:p>
          </table:table-cell>
          <table:table-cell office:value-type="float" office:value="87.930999999999997" table:style-name="ce11">
            <text:p>87.931</text:p>
          </table:table-cell>
          <table:table-cell office:value-type="float" office:value="70.084999999999994" table:style-name="ce11">
            <text:p>70.085</text:p>
          </table:table-cell>
          <table:table-cell office:value-type="float" office:value="97.863" table:style-name="ce11">
            <text:p>97.863</text:p>
          </table:table-cell>
          <table:table-cell office:value-type="float" office:value="76.067999999999998" table:style-name="ce11">
            <text:p>76.068</text:p>
          </table:table-cell>
          <table:table-cell office:value-type="float" office:value="72.102999999999994" table:style-name="ce11">
            <text:p>72.103</text:p>
          </table:table-cell>
          <table:table-cell office:value-type="float" office:value="21.888000000000002" table:style-name="ce11">
            <text:p>21.888</text:p>
          </table:table-cell>
          <table:table-cell office:value-type="float" office:value="5.15" table:style-name="ce11">
            <text:p>5.15</text:p>
          </table:table-cell>
          <table:table-cell office:value-type="float" office:value="15.88" table:style-name="ce11">
            <text:p>15.88</text:p>
          </table:table-cell>
          <table:table-cell office:value-type="float" office:value="37.768000000000001" table:style-name="ce11">
            <text:p>37.768</text:p>
          </table:table-cell>
          <table:table-cell office:value-type="float" office:value="41.201999999999998" table:style-name="ce11">
            <text:p>41.202</text:p>
          </table:table-cell>
          <table:table-cell office:value-type="float" office:value="10.256" table:style-name="ce11">
            <text:p>10.256</text:p>
          </table:table-cell>
          <table:table-cell office:value-type="float" office:value="89.316000000000003" table:style-name="ce11">
            <text:p>89.316</text:p>
          </table:table-cell>
          <table:table-cell office:value-type="float" office:value="73.504000000000005" table:style-name="ce11">
            <text:p>73.504</text:p>
          </table:table-cell>
          <table:table-cell office:value-type="float" office:value="85.897000000000006" table:style-name="ce11">
            <text:p>85.897</text:p>
          </table:table-cell>
          <table:table-cell office:value-type="string" table:style-name="ce8">
            <text:p>[c]</text:p>
          </table:table-cell>
          <table:table-cell office:value-type="float" office:value="92.308000000000007" table:style-name="ce11">
            <text:p>92.308</text:p>
          </table:table-cell>
          <table:table-cell office:value-type="float" office:value="6.41" table:style-name="ce11">
            <text:p>6.41</text:p>
          </table:table-cell>
          <table:table-cell office:value-type="string" table:style-name="ce8">
            <text:p>[c]</text:p>
          </table:table-cell>
          <table:table-cell office:value-type="float" office:value="92.308000000000007" table:style-name="ce11">
            <text:p>92.308</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5.213999999999999" table:style-name="ce11">
            <text:p>75.214</text:p>
          </table:table-cell>
          <table:table-cell office:value-type="float" office:value="74.358999999999995" table:style-name="ce11">
            <text:p>74.359</text:p>
          </table:table-cell>
          <table:table-cell office:value-type="float" office:value="66.667000000000002" table:style-name="ce11">
            <text:p>66.667</text:p>
          </table:table-cell>
          <table:table-cell office:value-type="float" office:value="32.478999999999999" table:style-name="ce11">
            <text:p>32.479</text:p>
          </table:table-cell>
          <table:table-cell office:value-type="float" office:value="73.076999999999998" table:style-name="ce11">
            <text:p>73.077</text:p>
          </table:table-cell>
          <table:table-cell office:value-type="float" office:value="74.358999999999995" table:style-name="ce11">
            <text:p>74.359</text:p>
          </table:table-cell>
          <table:table-cell office:value-type="float" office:value="63.948" table:style-name="ce11">
            <text:p>63.948</text:p>
          </table:table-cell>
          <table:table-cell office:value-type="float" office:value="79.486999999999995" table:style-name="ce11">
            <text:p>79.487</text:p>
          </table:table-cell>
          <table:table-cell table:number-columns-repeated="16261"/>
        </table:table-row>
        <table:table-row table:style-name="ro5">
          <table:table-cell office:value-type="string" table:style-name="ce3">
            <text:p>SCTS</text:p>
          </table:table-cell>
          <table:table-cell office:value-type="string" table:style-name="ce3">
            <text:p>Scottish Courts and Tribunals Service</text:p>
          </table:table-cell>
          <table:table-cell office:value-type="string" table:style-name="ce3">
            <text:p>Scottish Government</text:p>
          </table:table-cell>
          <table:table-cell office:value-type="string" table:style-name="ce3">
            <text:p/>
          </table:table-cell>
          <table:table-cell office:value-type="float" office:value="67.363" table:style-name="ce11">
            <text:p>67.363</text:p>
          </table:table-cell>
          <table:table-cell office:value-type="float" office:value="63.941000000000003" table:style-name="ce11">
            <text:p>63.941</text:p>
          </table:table-cell>
          <table:table-cell office:value-type="float" office:value="29.513999999999999" table:style-name="ce11">
            <text:p>29.514</text:p>
          </table:table-cell>
          <table:table-cell office:value-type="float" office:value="74.495999999999995" table:style-name="ce11">
            <text:p>74.496</text:p>
          </table:table-cell>
          <table:table-cell office:value-type="float" office:value="74.091999999999999" table:style-name="ce11">
            <text:p>74.092</text:p>
          </table:table-cell>
          <table:table-cell office:value-type="float" office:value="86.632000000000005" table:style-name="ce11">
            <text:p>86.632</text:p>
          </table:table-cell>
          <table:table-cell office:value-type="float" office:value="71.843000000000004" table:style-name="ce11">
            <text:p>71.843</text:p>
          </table:table-cell>
          <table:table-cell office:value-type="float" office:value="77.548000000000002" table:style-name="ce11">
            <text:p>77.548</text:p>
          </table:table-cell>
          <table:table-cell office:value-type="float" office:value="60.703000000000003" table:style-name="ce11">
            <text:p>60.703</text:p>
          </table:table-cell>
          <table:table-cell office:value-type="float" office:value="74.950999999999993" table:style-name="ce11">
            <text:p>74.951</text:p>
          </table:table-cell>
          <table:table-cell office:value-type="float" office:value="76.381" table:style-name="ce11">
            <text:p>76.381</text:p>
          </table:table-cell>
          <table:table-cell office:value-type="float" office:value="32.225999999999999" table:style-name="ce11">
            <text:p>32.226</text:p>
          </table:table-cell>
          <table:table-cell office:value-type="float" office:value="49.094000000000001" table:style-name="ce11">
            <text:p>49.094</text:p>
          </table:table-cell>
          <table:table-cell office:value-type="float" office:value="90.251000000000005" table:style-name="ce11">
            <text:p>90.251</text:p>
          </table:table-cell>
          <table:table-cell office:value-type="float" office:value="83.677999999999997" table:style-name="ce11">
            <text:p>83.678</text:p>
          </table:table-cell>
          <table:table-cell office:value-type="float" office:value="77.893000000000001" table:style-name="ce11">
            <text:p>77.893</text:p>
          </table:table-cell>
          <table:table-cell office:value-type="float" office:value="52.18" table:style-name="ce11">
            <text:p>52.18</text:p>
          </table:table-cell>
          <table:table-cell office:value-type="float" office:value="66.370999999999995" table:style-name="ce11">
            <text:p>66.371</text:p>
          </table:table-cell>
          <table:table-cell office:value-type="float" office:value="86.593000000000004" table:style-name="ce11">
            <text:p>86.593</text:p>
          </table:table-cell>
          <table:table-cell office:value-type="float" office:value="86.632000000000005" table:style-name="ce11">
            <text:p>86.632</text:p>
          </table:table-cell>
          <table:table-cell office:value-type="float" office:value="69.771000000000001" table:style-name="ce11">
            <text:p>69.771</text:p>
          </table:table-cell>
          <table:table-cell office:value-type="float" office:value="82.275000000000006" table:style-name="ce11">
            <text:p>82.275</text:p>
          </table:table-cell>
          <table:table-cell office:value-type="float" office:value="74.388999999999996" table:style-name="ce11">
            <text:p>74.389</text:p>
          </table:table-cell>
          <table:table-cell office:value-type="float" office:value="67.825000000000003" table:style-name="ce11">
            <text:p>67.825</text:p>
          </table:table-cell>
          <table:table-cell office:value-type="float" office:value="73.150999999999996" table:style-name="ce11">
            <text:p>73.151</text:p>
          </table:table-cell>
          <table:table-cell office:value-type="float" office:value="76.275000000000006" table:style-name="ce11">
            <text:p>76.275</text:p>
          </table:table-cell>
          <table:table-cell office:value-type="float" office:value="68.986000000000004" table:style-name="ce11">
            <text:p>68.986</text:p>
          </table:table-cell>
          <table:table-cell office:value-type="float" office:value="65.876999999999995" table:style-name="ce11">
            <text:p>65.877</text:p>
          </table:table-cell>
          <table:table-cell office:value-type="float" office:value="68.070999999999998" table:style-name="ce11">
            <text:p>68.071</text:p>
          </table:table-cell>
          <table:table-cell office:value-type="float" office:value="84.308000000000007" table:style-name="ce11">
            <text:p>84.308</text:p>
          </table:table-cell>
          <table:table-cell office:value-type="float" office:value="80.427999999999997" table:style-name="ce11">
            <text:p>80.428</text:p>
          </table:table-cell>
          <table:table-cell office:value-type="float" office:value="67.825000000000003" table:style-name="ce11">
            <text:p>67.825</text:p>
          </table:table-cell>
          <table:table-cell office:value-type="float" office:value="70.488" table:style-name="ce11">
            <text:p>70.488</text:p>
          </table:table-cell>
          <table:table-cell office:value-type="float" office:value="52.698" table:style-name="ce11">
            <text:p>52.698</text:p>
          </table:table-cell>
          <table:table-cell office:value-type="float" office:value="66.593000000000004" table:style-name="ce11">
            <text:p>66.593</text:p>
          </table:table-cell>
          <table:table-cell office:value-type="float" office:value="53.027999999999999" table:style-name="ce11">
            <text:p>53.028</text:p>
          </table:table-cell>
          <table:table-cell office:value-type="float" office:value="78.713999999999999" table:style-name="ce11">
            <text:p>78.714</text:p>
          </table:table-cell>
          <table:table-cell office:value-type="float" office:value="83.444000000000003" table:style-name="ce11">
            <text:p>83.444</text:p>
          </table:table-cell>
          <table:table-cell office:value-type="float" office:value="64.052999999999997" table:style-name="ce11">
            <text:p>64.053</text:p>
          </table:table-cell>
          <table:table-cell office:value-type="float" office:value="73.540000000000006" table:style-name="ce11">
            <text:p>73.54</text:p>
          </table:table-cell>
          <table:table-cell office:value-type="float" office:value="71.058000000000007" table:style-name="ce11">
            <text:p>71.058</text:p>
          </table:table-cell>
          <table:table-cell office:value-type="float" office:value="83.382999999999996" table:style-name="ce11">
            <text:p>83.383</text:p>
          </table:table-cell>
          <table:table-cell office:value-type="float" office:value="90.355999999999995" table:style-name="ce11">
            <text:p>90.356</text:p>
          </table:table-cell>
          <table:table-cell office:value-type="float" office:value="76.78" table:style-name="ce11">
            <text:p>76.78</text:p>
          </table:table-cell>
          <table:table-cell office:value-type="float" office:value="64.094999999999999" table:style-name="ce11">
            <text:p>64.095</text:p>
          </table:table-cell>
          <table:table-cell office:value-type="float" office:value="72.525999999999996" table:style-name="ce11">
            <text:p>72.526</text:p>
          </table:table-cell>
          <table:table-cell office:value-type="float" office:value="28.286999999999999" table:style-name="ce11">
            <text:p>28.287</text:p>
          </table:table-cell>
          <table:table-cell office:value-type="float" office:value="43.353000000000002" table:style-name="ce11">
            <text:p>43.353</text:p>
          </table:table-cell>
          <table:table-cell office:value-type="float" office:value="25.056000000000001" table:style-name="ce11">
            <text:p>25.056</text:p>
          </table:table-cell>
          <table:table-cell office:value-type="float" office:value="69.355999999999995" table:style-name="ce11">
            <text:p>69.356</text:p>
          </table:table-cell>
          <table:table-cell office:value-type="float" office:value="58.475000000000001" table:style-name="ce11">
            <text:p>58.475</text:p>
          </table:table-cell>
          <table:table-cell office:value-type="float" office:value="65.483999999999995" table:style-name="ce11">
            <text:p>65.484</text:p>
          </table:table-cell>
          <table:table-cell office:value-type="float" office:value="59.081000000000003" table:style-name="ce11">
            <text:p>59.081</text:p>
          </table:table-cell>
          <table:table-cell office:value-type="float" office:value="53.15" table:style-name="ce11">
            <text:p>53.15</text:p>
          </table:table-cell>
          <table:table-cell office:value-type="float" office:value="50.518000000000001" table:style-name="ce11">
            <text:p>50.518</text:p>
          </table:table-cell>
          <table:table-cell office:value-type="float" office:value="36.732999999999997" table:style-name="ce11">
            <text:p>36.733</text:p>
          </table:table-cell>
          <table:table-cell office:value-type="float" office:value="37.915999999999997" table:style-name="ce11">
            <text:p>37.916</text:p>
          </table:table-cell>
          <table:table-cell office:value-type="float" office:value="58.093000000000004" table:style-name="ce11">
            <text:p>58.093</text:p>
          </table:table-cell>
          <table:table-cell office:value-type="float" office:value="36.094999999999999" table:style-name="ce11">
            <text:p>36.095</text:p>
          </table:table-cell>
          <table:table-cell office:value-type="float" office:value="44.856000000000002" table:style-name="ce11">
            <text:p>44.856</text:p>
          </table:table-cell>
          <table:table-cell office:value-type="float" office:value="66.149000000000001" table:style-name="ce11">
            <text:p>66.149</text:p>
          </table:table-cell>
          <table:table-cell office:value-type="float" office:value="60.4" table:style-name="ce11">
            <text:p>60.4</text:p>
          </table:table-cell>
          <table:table-cell office:value-type="float" office:value="49.000999999999998" table:style-name="ce11">
            <text:p>49.001</text:p>
          </table:table-cell>
          <table:table-cell office:value-type="float" office:value="52.845999999999997" table:style-name="ce11">
            <text:p>52.846</text:p>
          </table:table-cell>
          <table:table-cell office:value-type="float" office:value="48.743000000000002" table:style-name="ce11">
            <text:p>48.743</text:p>
          </table:table-cell>
          <table:table-cell office:value-type="float" office:value="48.963999999999999" table:style-name="ce11">
            <text:p>48.964</text:p>
          </table:table-cell>
          <table:table-cell office:value-type="float" office:value="36.807000000000002" table:style-name="ce11">
            <text:p>36.807</text:p>
          </table:table-cell>
          <table:table-cell office:value-type="float" office:value="89.177000000000007" table:style-name="ce11">
            <text:p>89.177</text:p>
          </table:table-cell>
          <table:table-cell office:value-type="float" office:value="64.915000000000006" table:style-name="ce11">
            <text:p>64.915</text:p>
          </table:table-cell>
          <table:table-cell office:value-type="float" office:value="67.603999999999999" table:style-name="ce11">
            <text:p>67.604</text:p>
          </table:table-cell>
          <table:table-cell office:value-type="float" office:value="65.188000000000002" table:style-name="ce11">
            <text:p>65.188</text:p>
          </table:table-cell>
          <table:table-cell office:value-type="float" office:value="71.914000000000001" table:style-name="ce11">
            <text:p>71.914</text:p>
          </table:table-cell>
          <table:table-cell office:value-type="float" office:value="48.411000000000001" table:style-name="ce11">
            <text:p>48.411</text:p>
          </table:table-cell>
          <table:table-cell office:value-type="float" office:value="40.237000000000002" table:style-name="ce11">
            <text:p>40.237</text:p>
          </table:table-cell>
          <table:table-cell office:value-type="float" office:value="70.361999999999995" table:style-name="ce11">
            <text:p>70.362</text:p>
          </table:table-cell>
          <table:table-cell office:value-type="float" office:value="39.808" table:style-name="ce11">
            <text:p>39.808</text:p>
          </table:table-cell>
          <table:table-cell office:value-type="float" office:value="90.251000000000005" table:style-name="ce11">
            <text:p>90.251</text:p>
          </table:table-cell>
          <table:table-cell office:value-type="float" office:value="42.868000000000002" table:style-name="ce11">
            <text:p>42.868</text:p>
          </table:table-cell>
          <table:table-cell office:value-type="float" office:value="78.593000000000004" table:style-name="ce11">
            <text:p>78.593</text:p>
          </table:table-cell>
          <table:table-cell office:value-type="float" office:value="74.218000000000004" table:style-name="ce11">
            <text:p>74.218</text:p>
          </table:table-cell>
          <table:table-cell office:value-type="float" office:value="59.094000000000001" table:style-name="ce11">
            <text:p>59.094</text:p>
          </table:table-cell>
          <table:table-cell office:value-type="float" office:value="20.132999999999999" table:style-name="ce11">
            <text:p>20.133</text:p>
          </table:table-cell>
          <table:table-cell office:value-type="float" office:value="4.6840000000000002" table:style-name="ce11">
            <text:p>4.684</text:p>
          </table:table-cell>
          <table:table-cell office:value-type="float" office:value="10.706" table:style-name="ce11">
            <text:p>10.706</text:p>
          </table:table-cell>
          <table:table-cell office:value-type="float" office:value="29.888000000000002" table:style-name="ce11">
            <text:p>29.888</text:p>
          </table:table-cell>
          <table:table-cell office:value-type="float" office:value="54.720999999999997" table:style-name="ce11">
            <text:p>54.721</text:p>
          </table:table-cell>
          <table:table-cell office:value-type="float" office:value="10.388999999999999" table:style-name="ce11">
            <text:p>10.389</text:p>
          </table:table-cell>
          <table:table-cell office:value-type="float" office:value="82.349000000000004" table:style-name="ce11">
            <text:p>82.349</text:p>
          </table:table-cell>
          <table:table-cell office:value-type="float" office:value="69.305000000000007" table:style-name="ce11">
            <text:p>69.305</text:p>
          </table:table-cell>
          <table:table-cell office:value-type="float" office:value="72.646000000000001" table:style-name="ce11">
            <text:p>72.646</text:p>
          </table:table-cell>
          <table:table-cell office:value-type="float" office:value="9.3870000000000005" table:style-name="ce11">
            <text:p>9.387</text:p>
          </table:table-cell>
          <table:table-cell office:value-type="float" office:value="81.522999999999996" table:style-name="ce11">
            <text:p>81.523</text:p>
          </table:table-cell>
          <table:table-cell office:value-type="float" office:value="9.0909999999999993" table:style-name="ce11">
            <text:p>9.091</text:p>
          </table:table-cell>
          <table:table-cell office:value-type="float" office:value="10.347" table:style-name="ce11">
            <text:p>10.347</text:p>
          </table:table-cell>
          <table:table-cell office:value-type="float" office:value="80.266000000000005" table:style-name="ce11">
            <text:p>80.266</text:p>
          </table:table-cell>
          <table:table-cell office:value-type="float" office:value="9.3870000000000005" table:style-name="ce11">
            <text:p>9.387</text:p>
          </table:table-cell>
          <table:table-cell office:value-type="float" office:value="39.854999999999997" table:style-name="ce11">
            <text:p>39.855</text:p>
          </table:table-cell>
          <table:table-cell office:value-type="float" office:value="39.854999999999997" table:style-name="ce11">
            <text:p>39.855</text:p>
          </table:table-cell>
          <table:table-cell office:value-type="float" office:value="20.29" table:style-name="ce11">
            <text:p>20.29</text:p>
          </table:table-cell>
          <table:table-cell office:value-type="float" office:value="36.363999999999997" table:style-name="ce11">
            <text:p>36.364</text:p>
          </table:table-cell>
          <table:table-cell office:value-type="float" office:value="52.726999999999997" table:style-name="ce11">
            <text:p>52.727</text:p>
          </table:table-cell>
          <table:table-cell office:value-type="string" table:style-name="ce8">
            <text:p>[c]</text:p>
          </table:table-cell>
          <table:table-cell office:value-type="float" office:value="35.252000000000002" table:style-name="ce11">
            <text:p>35.252</text:p>
          </table:table-cell>
          <table:table-cell office:value-type="float" office:value="30.934999999999999" table:style-name="ce11">
            <text:p>30.935</text:p>
          </table:table-cell>
          <table:table-cell office:value-type="float" office:value="33.813000000000002" table:style-name="ce11">
            <text:p>33.813</text:p>
          </table:table-cell>
          <table:table-cell office:value-type="float" office:value="60" table:style-name="ce11">
            <text:p>60</text:p>
          </table:table-cell>
          <table:table-cell office:value-type="float" office:value="20" table:style-name="ce11">
            <text:p>20</text:p>
          </table:table-cell>
          <table:table-cell office:value-type="float" office:value="20" table:style-name="ce11">
            <text:p>20</text:p>
          </table:table-cell>
          <table:table-cell office:value-type="float" office:value="32.726999999999997" table:style-name="ce11">
            <text:p>32.727</text:p>
          </table:table-cell>
          <table:table-cell office:value-type="float" office:value="52.726999999999997" table:style-name="ce11">
            <text:p>52.727</text:p>
          </table:table-cell>
          <table:table-cell office:value-type="string" table:style-name="ce8">
            <text:p>[c]</text:p>
          </table:table-cell>
          <table:table-cell office:value-type="float" office:value="70.105999999999995" table:style-name="ce11">
            <text:p>70.106</text:p>
          </table:table-cell>
          <table:table-cell office:value-type="float" office:value="72.594999999999999" table:style-name="ce11">
            <text:p>72.595</text:p>
          </table:table-cell>
          <table:table-cell office:value-type="float" office:value="64.046000000000006" table:style-name="ce11">
            <text:p>64.046</text:p>
          </table:table-cell>
          <table:table-cell office:value-type="float" office:value="33.485999999999997" table:style-name="ce11">
            <text:p>33.486</text:p>
          </table:table-cell>
          <table:table-cell office:value-type="float" office:value="71.84" table:style-name="ce11">
            <text:p>71.84</text:p>
          </table:table-cell>
          <table:table-cell office:value-type="float" office:value="71.201999999999998" table:style-name="ce11">
            <text:p>71.202</text:p>
          </table:table-cell>
          <table:table-cell office:value-type="float" office:value="59.954999999999998" table:style-name="ce11">
            <text:p>59.955</text:p>
          </table:table-cell>
          <table:table-cell office:value-type="float" office:value="51.97" table:style-name="ce11">
            <text:p>51.97</text:p>
          </table:table-cell>
          <table:table-cell table:number-columns-repeated="16261"/>
        </table:table-row>
        <table:table-row table:style-name="ro5">
          <table:table-cell office:value-type="string" table:style-name="ce3">
            <text:p>SDA</text:p>
          </table:table-cell>
          <table:table-cell office:value-type="string" table:style-name="ce3">
            <text:p>Submarine Delivery Agency</text:p>
          </table:table-cell>
          <table:table-cell office:value-type="string" table:style-name="ce3">
            <text:p>Defence</text:p>
          </table:table-cell>
          <table:table-cell office:value-type="string" table:style-name="ce3">
            <text:p/>
          </table:table-cell>
          <table:table-cell office:value-type="float" office:value="90.36" table:style-name="ce11">
            <text:p>90.36</text:p>
          </table:table-cell>
          <table:table-cell office:value-type="float" office:value="63.771999999999998" table:style-name="ce11">
            <text:p>63.772</text:p>
          </table:table-cell>
          <table:table-cell office:value-type="float" office:value="26.634" table:style-name="ce11">
            <text:p>26.634</text:p>
          </table:table-cell>
          <table:table-cell office:value-type="float" office:value="73.825000000000003" table:style-name="ce11">
            <text:p>73.825</text:p>
          </table:table-cell>
          <table:table-cell office:value-type="float" office:value="81.935000000000002" table:style-name="ce11">
            <text:p>81.935</text:p>
          </table:table-cell>
          <table:table-cell office:value-type="float" office:value="85.981999999999999" table:style-name="ce11">
            <text:p>85.982</text:p>
          </table:table-cell>
          <table:table-cell office:value-type="float" office:value="78.501000000000005" table:style-name="ce11">
            <text:p>78.501</text:p>
          </table:table-cell>
          <table:table-cell office:value-type="float" office:value="82.534999999999997" table:style-name="ce11">
            <text:p>82.535</text:p>
          </table:table-cell>
          <table:table-cell office:value-type="float" office:value="61.929000000000002" table:style-name="ce11">
            <text:p>61.929</text:p>
          </table:table-cell>
          <table:table-cell office:value-type="float" office:value="82.400999999999996" table:style-name="ce11">
            <text:p>82.401</text:p>
          </table:table-cell>
          <table:table-cell office:value-type="float" office:value="70.811999999999998" table:style-name="ce11">
            <text:p>70.812</text:p>
          </table:table-cell>
          <table:table-cell office:value-type="float" office:value="38.186" table:style-name="ce11">
            <text:p>38.186</text:p>
          </table:table-cell>
          <table:table-cell office:value-type="float" office:value="53.851999999999997" table:style-name="ce11">
            <text:p>53.852</text:p>
          </table:table-cell>
          <table:table-cell office:value-type="float" office:value="91.832999999999998" table:style-name="ce11">
            <text:p>91.833</text:p>
          </table:table-cell>
          <table:table-cell office:value-type="float" office:value="85.911000000000001" table:style-name="ce11">
            <text:p>85.911</text:p>
          </table:table-cell>
          <table:table-cell office:value-type="float" office:value="77.73" table:style-name="ce11">
            <text:p>77.73</text:p>
          </table:table-cell>
          <table:table-cell office:value-type="float" office:value="68.456000000000003" table:style-name="ce11">
            <text:p>68.456</text:p>
          </table:table-cell>
          <table:table-cell office:value-type="float" office:value="85.721000000000004" table:style-name="ce11">
            <text:p>85.721</text:p>
          </table:table-cell>
          <table:table-cell office:value-type="float" office:value="85.375" table:style-name="ce11">
            <text:p>85.375</text:p>
          </table:table-cell>
          <table:table-cell office:value-type="float" office:value="86.575000000000003" table:style-name="ce11">
            <text:p>86.575</text:p>
          </table:table-cell>
          <table:table-cell office:value-type="float" office:value="77.799000000000007" table:style-name="ce11">
            <text:p>77.799</text:p>
          </table:table-cell>
          <table:table-cell office:value-type="float" office:value="89.753" table:style-name="ce11">
            <text:p>89.753</text:p>
          </table:table-cell>
          <table:table-cell office:value-type="float" office:value="86.549000000000007" table:style-name="ce11">
            <text:p>86.549</text:p>
          </table:table-cell>
          <table:table-cell office:value-type="float" office:value="71.957999999999998" table:style-name="ce11">
            <text:p>71.958</text:p>
          </table:table-cell>
          <table:table-cell office:value-type="float" office:value="83.823999999999998" table:style-name="ce11">
            <text:p>83.824</text:p>
          </table:table-cell>
          <table:table-cell office:value-type="float" office:value="83.658000000000001" table:style-name="ce11">
            <text:p>83.658</text:p>
          </table:table-cell>
          <table:table-cell office:value-type="float" office:value="70.593999999999994" table:style-name="ce11">
            <text:p>70.594</text:p>
          </table:table-cell>
          <table:table-cell office:value-type="float" office:value="67.632000000000005" table:style-name="ce11">
            <text:p>67.632</text:p>
          </table:table-cell>
          <table:table-cell office:value-type="float" office:value="74.656000000000006" table:style-name="ce11">
            <text:p>74.656</text:p>
          </table:table-cell>
          <table:table-cell office:value-type="float" office:value="85.619" table:style-name="ce11">
            <text:p>85.619</text:p>
          </table:table-cell>
          <table:table-cell office:value-type="float" office:value="83.531000000000006" table:style-name="ce11">
            <text:p>83.531</text:p>
          </table:table-cell>
          <table:table-cell office:value-type="float" office:value="78.426000000000002" table:style-name="ce11">
            <text:p>78.426</text:p>
          </table:table-cell>
          <table:table-cell office:value-type="float" office:value="68.468000000000004" table:style-name="ce11">
            <text:p>68.468</text:p>
          </table:table-cell>
          <table:table-cell office:value-type="float" office:value="56.972999999999999" table:style-name="ce11">
            <text:p>56.973</text:p>
          </table:table-cell>
          <table:table-cell office:value-type="float" office:value="64.146000000000001" table:style-name="ce11">
            <text:p>64.146</text:p>
          </table:table-cell>
          <table:table-cell office:value-type="float" office:value="58.179000000000002" table:style-name="ce11">
            <text:p>58.179</text:p>
          </table:table-cell>
          <table:table-cell office:value-type="float" office:value="86.433000000000007" table:style-name="ce11">
            <text:p>86.433</text:p>
          </table:table-cell>
          <table:table-cell office:value-type="float" office:value="88.926000000000002" table:style-name="ce11">
            <text:p>88.926</text:p>
          </table:table-cell>
          <table:table-cell office:value-type="float" office:value="73.028999999999996" table:style-name="ce11">
            <text:p>73.029</text:p>
          </table:table-cell>
          <table:table-cell office:value-type="float" office:value="81.167000000000002" table:style-name="ce11">
            <text:p>81.167</text:p>
          </table:table-cell>
          <table:table-cell office:value-type="float" office:value="61.148000000000003" table:style-name="ce11">
            <text:p>61.148</text:p>
          </table:table-cell>
          <table:table-cell office:value-type="float" office:value="78.432000000000002" table:style-name="ce11">
            <text:p>78.432</text:p>
          </table:table-cell>
          <table:table-cell office:value-type="float" office:value="85.754999999999995" table:style-name="ce11">
            <text:p>85.755</text:p>
          </table:table-cell>
          <table:table-cell office:value-type="float" office:value="65.225999999999999" table:style-name="ce11">
            <text:p>65.226</text:p>
          </table:table-cell>
          <table:table-cell office:value-type="float" office:value="60.465000000000003" table:style-name="ce11">
            <text:p>60.465</text:p>
          </table:table-cell>
          <table:table-cell office:value-type="float" office:value="73.944000000000003" table:style-name="ce11">
            <text:p>73.944</text:p>
          </table:table-cell>
          <table:table-cell office:value-type="float" office:value="41.006" table:style-name="ce11">
            <text:p>41.006</text:p>
          </table:table-cell>
          <table:table-cell office:value-type="float" office:value="47.366" table:style-name="ce11">
            <text:p>47.366</text:p>
          </table:table-cell>
          <table:table-cell office:value-type="float" office:value="26.116" table:style-name="ce11">
            <text:p>26.116</text:p>
          </table:table-cell>
          <table:table-cell office:value-type="float" office:value="71.462000000000003" table:style-name="ce11">
            <text:p>71.462</text:p>
          </table:table-cell>
          <table:table-cell office:value-type="float" office:value="61.064" table:style-name="ce11">
            <text:p>61.064</text:p>
          </table:table-cell>
          <table:table-cell office:value-type="float" office:value="66.081999999999994" table:style-name="ce11">
            <text:p>66.082</text:p>
          </table:table-cell>
          <table:table-cell office:value-type="float" office:value="64.72" table:style-name="ce11">
            <text:p>64.72</text:p>
          </table:table-cell>
          <table:table-cell office:value-type="float" office:value="64.34" table:style-name="ce11">
            <text:p>64.34</text:p>
          </table:table-cell>
          <table:table-cell office:value-type="float" office:value="58.518999999999998" table:style-name="ce11">
            <text:p>58.519</text:p>
          </table:table-cell>
          <table:table-cell office:value-type="float" office:value="30.218" table:style-name="ce11">
            <text:p>30.218</text:p>
          </table:table-cell>
          <table:table-cell office:value-type="float" office:value="34.914999999999999" table:style-name="ce11">
            <text:p>34.915</text:p>
          </table:table-cell>
          <table:table-cell office:value-type="float" office:value="66.540000000000006" table:style-name="ce11">
            <text:p>66.54</text:p>
          </table:table-cell>
          <table:table-cell office:value-type="float" office:value="38.86" table:style-name="ce11">
            <text:p>38.86</text:p>
          </table:table-cell>
          <table:table-cell office:value-type="float" office:value="60.618000000000002" table:style-name="ce11">
            <text:p>60.618</text:p>
          </table:table-cell>
          <table:table-cell office:value-type="float" office:value="65.004999999999995" table:style-name="ce11">
            <text:p>65.005</text:p>
          </table:table-cell>
          <table:table-cell office:value-type="float" office:value="61.871000000000002" table:style-name="ce11">
            <text:p>61.871</text:p>
          </table:table-cell>
          <table:table-cell office:value-type="float" office:value="48.481999999999999" table:style-name="ce11">
            <text:p>48.482</text:p>
          </table:table-cell>
          <table:table-cell office:value-type="float" office:value="55.197000000000003" table:style-name="ce11">
            <text:p>55.197</text:p>
          </table:table-cell>
          <table:table-cell office:value-type="float" office:value="54.179000000000002" table:style-name="ce11">
            <text:p>54.179</text:p>
          </table:table-cell>
          <table:table-cell office:value-type="float" office:value="50.805999999999997" table:style-name="ce11">
            <text:p>50.806</text:p>
          </table:table-cell>
          <table:table-cell office:value-type="float" office:value="35.579000000000001" table:style-name="ce11">
            <text:p>35.579</text:p>
          </table:table-cell>
          <table:table-cell office:value-type="float" office:value="91.406000000000006" table:style-name="ce11">
            <text:p>91.406</text:p>
          </table:table-cell>
          <table:table-cell office:value-type="float" office:value="78.215000000000003" table:style-name="ce11">
            <text:p>78.215</text:p>
          </table:table-cell>
          <table:table-cell office:value-type="float" office:value="81.442999999999998" table:style-name="ce11">
            <text:p>81.443</text:p>
          </table:table-cell>
          <table:table-cell office:value-type="float" office:value="78.158000000000001" table:style-name="ce11">
            <text:p>78.158</text:p>
          </table:table-cell>
          <table:table-cell office:value-type="float" office:value="79.344999999999999" table:style-name="ce11">
            <text:p>79.345</text:p>
          </table:table-cell>
          <table:table-cell office:value-type="float" office:value="56.743000000000002" table:style-name="ce11">
            <text:p>56.743</text:p>
          </table:table-cell>
          <table:table-cell office:value-type="float" office:value="41.460999999999999" table:style-name="ce11">
            <text:p>41.461</text:p>
          </table:table-cell>
          <table:table-cell office:value-type="float" office:value="60.293999999999997" table:style-name="ce11">
            <text:p>60.294</text:p>
          </table:table-cell>
          <table:table-cell office:value-type="float" office:value="29.677" table:style-name="ce11">
            <text:p>29.677</text:p>
          </table:table-cell>
          <table:table-cell office:value-type="float" office:value="68.832999999999998" table:style-name="ce11">
            <text:p>68.833</text:p>
          </table:table-cell>
          <table:table-cell office:value-type="float" office:value="84.852999999999994" table:style-name="ce11">
            <text:p>84.853</text:p>
          </table:table-cell>
          <table:table-cell office:value-type="float" office:value="94.352000000000004" table:style-name="ce11">
            <text:p>94.352</text:p>
          </table:table-cell>
          <table:table-cell office:value-type="float" office:value="54.398000000000003" table:style-name="ce11">
            <text:p>54.398</text:p>
          </table:table-cell>
          <table:table-cell office:value-type="float" office:value="46.720999999999997" table:style-name="ce11">
            <text:p>46.721</text:p>
          </table:table-cell>
          <table:table-cell office:value-type="float" office:value="15.209" table:style-name="ce11">
            <text:p>15.209</text:p>
          </table:table-cell>
          <table:table-cell office:value-type="float" office:value="5.9379999999999997" table:style-name="ce11">
            <text:p>5.938</text:p>
          </table:table-cell>
          <table:table-cell office:value-type="float" office:value="13.539" table:style-name="ce11">
            <text:p>13.539</text:p>
          </table:table-cell>
          <table:table-cell office:value-type="float" office:value="37.53" table:style-name="ce11">
            <text:p>37.53</text:p>
          </table:table-cell>
          <table:table-cell office:value-type="float" office:value="42.993000000000002" table:style-name="ce11">
            <text:p>42.993</text:p>
          </table:table-cell>
          <table:table-cell office:value-type="float" office:value="7" table:style-name="ce11">
            <text:p>7</text:p>
          </table:table-cell>
          <table:table-cell office:value-type="float" office:value="85.948999999999998" table:style-name="ce11">
            <text:p>85.949</text:p>
          </table:table-cell>
          <table:table-cell office:value-type="float" office:value="66.718000000000004" table:style-name="ce11">
            <text:p>66.718</text:p>
          </table:table-cell>
          <table:table-cell office:value-type="float" office:value="76.325000000000003" table:style-name="ce11">
            <text:p>76.325</text:p>
          </table:table-cell>
          <table:table-cell office:value-type="float" office:value="7.0209999999999999" table:style-name="ce11">
            <text:p>7.021</text:p>
          </table:table-cell>
          <table:table-cell office:value-type="float" office:value="87.001999999999995" table:style-name="ce11">
            <text:p>87.002</text:p>
          </table:table-cell>
          <table:table-cell office:value-type="float" office:value="5.9770000000000003" table:style-name="ce11">
            <text:p>5.977</text:p>
          </table:table-cell>
          <table:table-cell office:value-type="float" office:value="8.7759999999999998" table:style-name="ce11">
            <text:p>8.776</text:p>
          </table:table-cell>
          <table:table-cell office:value-type="float" office:value="87.429000000000002" table:style-name="ce11">
            <text:p>87.429</text:p>
          </table:table-cell>
          <table:table-cell office:value-type="float" office:value="3.7949999999999999" table:style-name="ce11">
            <text:p>3.795</text:p>
          </table:table-cell>
          <table:table-cell office:value-type="float" office:value="38.378" table:style-name="ce11">
            <text:p>38.378</text:p>
          </table:table-cell>
          <table:table-cell office:value-type="float" office:value="41.622" table:style-name="ce11">
            <text:p>41.622</text:p>
          </table:table-cell>
          <table:table-cell office:value-type="float" office:value="20" table:style-name="ce11">
            <text:p>20</text:p>
          </table:table-cell>
          <table:table-cell office:value-type="float" office:value="32.393999999999998" table:style-name="ce11">
            <text:p>32.394</text:p>
          </table:table-cell>
          <table:table-cell office:value-type="float" office:value="59.155000000000001" table:style-name="ce11">
            <text:p>59.155</text:p>
          </table:table-cell>
          <table:table-cell office:value-type="string" table:style-name="ce8">
            <text:p>[c]</text:p>
          </table:table-cell>
          <table:table-cell office:value-type="float" office:value="41.622" table:style-name="ce11">
            <text:p>41.622</text:p>
          </table:table-cell>
          <table:table-cell office:value-type="float" office:value="28.108000000000001" table:style-name="ce11">
            <text:p>28.108</text:p>
          </table:table-cell>
          <table:table-cell office:value-type="float" office:value="30.27" table:style-name="ce11">
            <text:p>30.27</text:p>
          </table:table-cell>
          <table:table-cell office:value-type="float" office:value="60" table:style-name="ce11">
            <text:p>60</text:p>
          </table:table-cell>
          <table:table-cell office:value-type="float" office:value="23.783999999999999" table:style-name="ce11">
            <text:p>23.784</text:p>
          </table:table-cell>
          <table:table-cell office:value-type="float" office:value="16.216000000000001" table:style-name="ce11">
            <text:p>16.216</text:p>
          </table:table-cell>
          <table:table-cell office:value-type="float" office:value="40.844999999999999" table:style-name="ce11">
            <text:p>40.845</text:p>
          </table:table-cell>
          <table:table-cell office:value-type="float" office:value="45.07" table:style-name="ce11">
            <text:p>45.07</text:p>
          </table:table-cell>
          <table:table-cell office:value-type="float" office:value="14.085000000000001" table:style-name="ce11">
            <text:p>14.085</text:p>
          </table:table-cell>
          <table:table-cell office:value-type="float" office:value="65.870999999999995" table:style-name="ce11">
            <text:p>65.871</text:p>
          </table:table-cell>
          <table:table-cell office:value-type="float" office:value="69.245000000000005" table:style-name="ce11">
            <text:p>69.245</text:p>
          </table:table-cell>
          <table:table-cell office:value-type="float" office:value="59.674999999999997" table:style-name="ce11">
            <text:p>59.675</text:p>
          </table:table-cell>
          <table:table-cell office:value-type="float" office:value="31.901" table:style-name="ce11">
            <text:p>31.901</text:p>
          </table:table-cell>
          <table:table-cell office:value-type="float" office:value="70.869" table:style-name="ce11">
            <text:p>70.869</text:p>
          </table:table-cell>
          <table:table-cell office:value-type="float" office:value="70.263000000000005" table:style-name="ce11">
            <text:p>70.263</text:p>
          </table:table-cell>
          <table:table-cell office:value-type="float" office:value="54.414999999999999" table:style-name="ce11">
            <text:p>54.415</text:p>
          </table:table-cell>
          <table:table-cell office:value-type="float" office:value="48.207000000000001" table:style-name="ce11">
            <text:p>48.207</text:p>
          </table:table-cell>
          <table:table-cell table:number-columns-repeated="16261"/>
        </table:table-row>
        <table:table-row table:style-name="ro5">
          <table:table-cell office:value-type="string" table:style-name="ce3">
            <text:p>SF</text:p>
          </table:table-cell>
          <table:table-cell office:value-type="string" table:style-name="ce3">
            <text:p>Scottish Forestry</text:p>
          </table:table-cell>
          <table:table-cell office:value-type="string" table:style-name="ce3">
            <text:p>Scottish Government</text:p>
          </table:table-cell>
          <table:table-cell office:value-type="string" table:style-name="ce3">
            <text:p/>
          </table:table-cell>
          <table:table-cell office:value-type="float" office:value="84.649000000000001" table:style-name="ce11">
            <text:p>84.649</text:p>
          </table:table-cell>
          <table:table-cell office:value-type="float" office:value="65.212000000000003" table:style-name="ce11">
            <text:p>65.212</text:p>
          </table:table-cell>
          <table:table-cell office:value-type="float" office:value="26.009" table:style-name="ce11">
            <text:p>26.009</text:p>
          </table:table-cell>
          <table:table-cell office:value-type="float" office:value="75.558999999999997" table:style-name="ce11">
            <text:p>75.559</text:p>
          </table:table-cell>
          <table:table-cell office:value-type="float" office:value="82.876000000000005" table:style-name="ce11">
            <text:p>82.876</text:p>
          </table:table-cell>
          <table:table-cell office:value-type="float" office:value="86.269000000000005" table:style-name="ce11">
            <text:p>86.269</text:p>
          </table:table-cell>
          <table:table-cell office:value-type="float" office:value="76.165999999999997" table:style-name="ce11">
            <text:p>76.166</text:p>
          </table:table-cell>
          <table:table-cell office:value-type="float" office:value="83.938000000000002" table:style-name="ce11">
            <text:p>83.938</text:p>
          </table:table-cell>
          <table:table-cell office:value-type="float" office:value="45.337000000000003" table:style-name="ce11">
            <text:p>45.337</text:p>
          </table:table-cell>
          <table:table-cell office:value-type="float" office:value="82.427000000000007" table:style-name="ce11">
            <text:p>82.427</text:p>
          </table:table-cell>
          <table:table-cell office:value-type="float" office:value="72.884" table:style-name="ce11">
            <text:p>72.884</text:p>
          </table:table-cell>
          <table:table-cell office:value-type="float" office:value="31.260999999999999" table:style-name="ce11">
            <text:p>31.261</text:p>
          </table:table-cell>
          <table:table-cell office:value-type="float" office:value="50.344999999999999" table:style-name="ce11">
            <text:p>50.345</text:p>
          </table:table-cell>
          <table:table-cell office:value-type="float" office:value="95.855000000000004" table:style-name="ce11">
            <text:p>95.855</text:p>
          </table:table-cell>
          <table:table-cell office:value-type="float" office:value="87.564999999999998" table:style-name="ce11">
            <text:p>87.565</text:p>
          </table:table-cell>
          <table:table-cell office:value-type="float" office:value="82.382999999999996" table:style-name="ce11">
            <text:p>82.383</text:p>
          </table:table-cell>
          <table:table-cell office:value-type="float" office:value="61.457999999999998" table:style-name="ce11">
            <text:p>61.458</text:p>
          </table:table-cell>
          <table:table-cell office:value-type="float" office:value="87.046999999999997" table:style-name="ce11">
            <text:p>87.047</text:p>
          </table:table-cell>
          <table:table-cell office:value-type="float" office:value="85.417000000000002" table:style-name="ce11">
            <text:p>85.417</text:p>
          </table:table-cell>
          <table:table-cell office:value-type="float" office:value="86.978999999999999" table:style-name="ce11">
            <text:p>86.979</text:p>
          </table:table-cell>
          <table:table-cell office:value-type="float" office:value="72.021000000000001" table:style-name="ce11">
            <text:p>72.021</text:p>
          </table:table-cell>
          <table:table-cell office:value-type="float" office:value="92.227999999999994" table:style-name="ce11">
            <text:p>92.228</text:p>
          </table:table-cell>
          <table:table-cell office:value-type="float" office:value="80.828999999999994" table:style-name="ce11">
            <text:p>80.829</text:p>
          </table:table-cell>
          <table:table-cell office:value-type="float" office:value="71.875" table:style-name="ce11">
            <text:p>71.875</text:p>
          </table:table-cell>
          <table:table-cell office:value-type="float" office:value="77.201999999999998" table:style-name="ce11">
            <text:p>77.202</text:p>
          </table:table-cell>
          <table:table-cell office:value-type="float" office:value="81.864999999999995" table:style-name="ce11">
            <text:p>81.865</text:p>
          </table:table-cell>
          <table:table-cell office:value-type="float" office:value="68.394000000000005" table:style-name="ce11">
            <text:p>68.394</text:p>
          </table:table-cell>
          <table:table-cell office:value-type="float" office:value="66.667000000000002" table:style-name="ce11">
            <text:p>66.667</text:p>
          </table:table-cell>
          <table:table-cell office:value-type="float" office:value="74.093000000000004" table:style-name="ce11">
            <text:p>74.093</text:p>
          </table:table-cell>
          <table:table-cell office:value-type="float" office:value="90.674000000000007" table:style-name="ce11">
            <text:p>90.674</text:p>
          </table:table-cell>
          <table:table-cell office:value-type="float" office:value="86.978999999999999" table:style-name="ce11">
            <text:p>86.979</text:p>
          </table:table-cell>
          <table:table-cell office:value-type="float" office:value="73.957999999999998" table:style-name="ce11">
            <text:p>73.958</text:p>
          </table:table-cell>
          <table:table-cell office:value-type="float" office:value="48.186999999999998" table:style-name="ce11">
            <text:p>48.187</text:p>
          </table:table-cell>
          <table:table-cell office:value-type="float" office:value="46.875" table:style-name="ce11">
            <text:p>46.875</text:p>
          </table:table-cell>
          <table:table-cell office:value-type="float" office:value="43.005000000000003" table:style-name="ce11">
            <text:p>43.005</text:p>
          </table:table-cell>
          <table:table-cell office:value-type="float" office:value="43.005000000000003" table:style-name="ce11">
            <text:p>43.005</text:p>
          </table:table-cell>
          <table:table-cell office:value-type="float" office:value="87.5" table:style-name="ce11">
            <text:p>87.5</text:p>
          </table:table-cell>
          <table:table-cell office:value-type="float" office:value="85.417000000000002" table:style-name="ce11">
            <text:p>85.417</text:p>
          </table:table-cell>
          <table:table-cell office:value-type="float" office:value="74.093000000000004" table:style-name="ce11">
            <text:p>74.093</text:p>
          </table:table-cell>
          <table:table-cell office:value-type="float" office:value="82.813000000000002" table:style-name="ce11">
            <text:p>82.813</text:p>
          </table:table-cell>
          <table:table-cell office:value-type="float" office:value="65.802999999999997" table:style-name="ce11">
            <text:p>65.803</text:p>
          </table:table-cell>
          <table:table-cell office:value-type="float" office:value="77.201999999999998" table:style-name="ce11">
            <text:p>77.202</text:p>
          </table:table-cell>
          <table:table-cell office:value-type="float" office:value="84.974000000000004" table:style-name="ce11">
            <text:p>84.974</text:p>
          </table:table-cell>
          <table:table-cell office:value-type="float" office:value="68.912000000000006" table:style-name="ce11">
            <text:p>68.912</text:p>
          </table:table-cell>
          <table:table-cell office:value-type="float" office:value="60.103999999999999" table:style-name="ce11">
            <text:p>60.104</text:p>
          </table:table-cell>
          <table:table-cell office:value-type="float" office:value="80.311000000000007" table:style-name="ce11">
            <text:p>80.311</text:p>
          </table:table-cell>
          <table:table-cell office:value-type="float" office:value="32.124000000000002" table:style-name="ce11">
            <text:p>32.124</text:p>
          </table:table-cell>
          <table:table-cell office:value-type="float" office:value="38.86" table:style-name="ce11">
            <text:p>38.86</text:p>
          </table:table-cell>
          <table:table-cell office:value-type="float" office:value="22.797999999999998" table:style-name="ce11">
            <text:p>22.798</text:p>
          </table:table-cell>
          <table:table-cell office:value-type="float" office:value="66.838999999999999" table:style-name="ce11">
            <text:p>66.839</text:p>
          </table:table-cell>
          <table:table-cell office:value-type="float" office:value="55.959000000000003" table:style-name="ce11">
            <text:p>55.959</text:p>
          </table:table-cell>
          <table:table-cell office:value-type="float" office:value="68.912000000000006" table:style-name="ce11">
            <text:p>68.912</text:p>
          </table:table-cell>
          <table:table-cell office:value-type="float" office:value="68.912000000000006" table:style-name="ce11">
            <text:p>68.912</text:p>
          </table:table-cell>
          <table:table-cell office:value-type="float" office:value="42.707999999999998" table:style-name="ce11">
            <text:p>42.708</text:p>
          </table:table-cell>
          <table:table-cell office:value-type="float" office:value="60.103999999999999" table:style-name="ce11">
            <text:p>60.104</text:p>
          </table:table-cell>
          <table:table-cell office:value-type="float" office:value="30.57" table:style-name="ce11">
            <text:p>30.57</text:p>
          </table:table-cell>
          <table:table-cell office:value-type="float" office:value="30.57" table:style-name="ce11">
            <text:p>30.57</text:p>
          </table:table-cell>
          <table:table-cell office:value-type="float" office:value="60.103999999999999" table:style-name="ce11">
            <text:p>60.104</text:p>
          </table:table-cell>
          <table:table-cell office:value-type="float" office:value="43.005000000000003" table:style-name="ce11">
            <text:p>43.005</text:p>
          </table:table-cell>
          <table:table-cell office:value-type="float" office:value="48.186999999999998" table:style-name="ce11">
            <text:p>48.187</text:p>
          </table:table-cell>
          <table:table-cell office:value-type="float" office:value="69.271000000000001" table:style-name="ce11">
            <text:p>69.271</text:p>
          </table:table-cell>
          <table:table-cell office:value-type="float" office:value="67.188000000000002" table:style-name="ce11">
            <text:p>67.188</text:p>
          </table:table-cell>
          <table:table-cell office:value-type="float" office:value="53.402999999999999" table:style-name="ce11">
            <text:p>53.403</text:p>
          </table:table-cell>
          <table:table-cell office:value-type="float" office:value="57.292000000000002" table:style-name="ce11">
            <text:p>57.292</text:p>
          </table:table-cell>
          <table:table-cell office:value-type="float" office:value="51.579000000000001" table:style-name="ce11">
            <text:p>51.579</text:p>
          </table:table-cell>
          <table:table-cell office:value-type="float" office:value="51.042000000000002" table:style-name="ce11">
            <text:p>51.042</text:p>
          </table:table-cell>
          <table:table-cell office:value-type="float" office:value="40.103999999999999" table:style-name="ce11">
            <text:p>40.104</text:p>
          </table:table-cell>
          <table:table-cell office:value-type="float" office:value="93.228999999999999" table:style-name="ce11">
            <text:p>93.229</text:p>
          </table:table-cell>
          <table:table-cell office:value-type="float" office:value="70.983999999999995" table:style-name="ce11">
            <text:p>70.984</text:p>
          </table:table-cell>
          <table:table-cell office:value-type="float" office:value="64.248999999999995" table:style-name="ce11">
            <text:p>64.249</text:p>
          </table:table-cell>
          <table:table-cell office:value-type="float" office:value="70.465999999999994" table:style-name="ce11">
            <text:p>70.466</text:p>
          </table:table-cell>
          <table:table-cell office:value-type="float" office:value="77.72" table:style-name="ce11">
            <text:p>77.72</text:p>
          </table:table-cell>
          <table:table-cell office:value-type="float" office:value="34.715000000000003" table:style-name="ce11">
            <text:p>34.715</text:p>
          </table:table-cell>
          <table:table-cell office:value-type="float" office:value="24.87" table:style-name="ce11">
            <text:p>24.87</text:p>
          </table:table-cell>
          <table:table-cell office:value-type="float" office:value="79.167000000000002" table:style-name="ce11">
            <text:p>79.167</text:p>
          </table:table-cell>
          <table:table-cell office:value-type="float" office:value="38.341999999999999" table:style-name="ce11">
            <text:p>38.342</text:p>
          </table:table-cell>
          <table:table-cell office:value-type="float" office:value="82.813000000000002" table:style-name="ce11">
            <text:p>82.813</text:p>
          </table:table-cell>
          <table:table-cell office:value-type="float" office:value="94.271000000000001" table:style-name="ce11">
            <text:p>94.271</text:p>
          </table:table-cell>
          <table:table-cell office:value-type="float" office:value="95.337000000000003" table:style-name="ce11">
            <text:p>95.337</text:p>
          </table:table-cell>
          <table:table-cell office:value-type="float" office:value="64.397999999999996" table:style-name="ce11">
            <text:p>64.398</text:p>
          </table:table-cell>
          <table:table-cell office:value-type="float" office:value="41.451000000000001" table:style-name="ce11">
            <text:p>41.451</text:p>
          </table:table-cell>
          <table:table-cell office:value-type="float" office:value="12.5" table:style-name="ce11">
            <text:p>12.5</text:p>
          </table:table-cell>
          <table:table-cell office:value-type="float" office:value="2.6320000000000001" table:style-name="ce11">
            <text:p>2.632</text:p>
          </table:table-cell>
          <table:table-cell office:value-type="float" office:value="13.683999999999999" table:style-name="ce11">
            <text:p>13.684</text:p>
          </table:table-cell>
          <table:table-cell office:value-type="float" office:value="34.737000000000002" table:style-name="ce11">
            <text:p>34.737</text:p>
          </table:table-cell>
          <table:table-cell office:value-type="float" office:value="48.947000000000003" table:style-name="ce11">
            <text:p>48.947</text:p>
          </table:table-cell>
          <table:table-cell office:value-type="float" office:value="12.632" table:style-name="ce11">
            <text:p>12.632</text:p>
          </table:table-cell>
          <table:table-cell office:value-type="float" office:value="86.457999999999998" table:style-name="ce11">
            <text:p>86.458</text:p>
          </table:table-cell>
          <table:table-cell office:value-type="float" office:value="57.512999999999998" table:style-name="ce11">
            <text:p>57.513</text:p>
          </table:table-cell>
          <table:table-cell office:value-type="float" office:value="67.539000000000001" table:style-name="ce11">
            <text:p>67.539</text:p>
          </table:table-cell>
          <table:table-cell office:value-type="float" office:value="6.7359999999999998" table:style-name="ce11">
            <text:p>6.736</text:p>
          </table:table-cell>
          <table:table-cell office:value-type="float" office:value="87.046999999999997" table:style-name="ce11">
            <text:p>87.047</text:p>
          </table:table-cell>
          <table:table-cell office:value-type="float" office:value="6.218" table:style-name="ce11">
            <text:p>6.218</text:p>
          </table:table-cell>
          <table:table-cell office:value-type="float" office:value="7.7720000000000002" table:style-name="ce11">
            <text:p>7.772</text:p>
          </table:table-cell>
          <table:table-cell office:value-type="float" office:value="87.046999999999997" table:style-name="ce11">
            <text:p>87.047</text:p>
          </table:table-cell>
          <table:table-cell office:value-type="float" office:value="5.181" table:style-name="ce11">
            <text:p>5.181</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3.332999999999998" table:style-name="ce11">
            <text:p>73.33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4.894000000000005" table:style-name="ce11">
            <text:p>64.894</text:p>
          </table:table-cell>
          <table:table-cell office:value-type="float" office:value="69.680999999999997" table:style-name="ce11">
            <text:p>69.681</text:p>
          </table:table-cell>
          <table:table-cell office:value-type="float" office:value="61.17" table:style-name="ce11">
            <text:p>61.17</text:p>
          </table:table-cell>
          <table:table-cell office:value-type="float" office:value="34.042999999999999" table:style-name="ce11">
            <text:p>34.043</text:p>
          </table:table-cell>
          <table:table-cell office:value-type="float" office:value="66.138000000000005" table:style-name="ce11">
            <text:p>66.138</text:p>
          </table:table-cell>
          <table:table-cell office:value-type="float" office:value="69.840999999999994" table:style-name="ce11">
            <text:p>69.841</text:p>
          </table:table-cell>
          <table:table-cell office:value-type="float" office:value="65.078999999999994" table:style-name="ce11">
            <text:p>65.079</text:p>
          </table:table-cell>
          <table:table-cell office:value-type="float" office:value="45.213000000000001" table:style-name="ce11">
            <text:p>45.213</text:p>
          </table:table-cell>
          <table:table-cell table:number-columns-repeated="16261"/>
        </table:table-row>
        <table:table-row table:style-name="ro5">
          <table:table-cell office:value-type="string" table:style-name="ce3">
            <text:p>SFO</text:p>
          </table:table-cell>
          <table:table-cell office:value-type="string" table:style-name="ce3">
            <text:p>Serious Fraud Office</text:p>
          </table:table-cell>
          <table:table-cell office:value-type="string" table:style-name="ce3">
            <text:p>Attorney General's Departments</text:p>
          </table:table-cell>
          <table:table-cell office:value-type="string" table:style-name="ce3">
            <text:p/>
          </table:table-cell>
          <table:table-cell office:value-type="float" office:value="71.498999999999995" table:style-name="ce11">
            <text:p>71.499</text:p>
          </table:table-cell>
          <table:table-cell office:value-type="float" office:value="60.023000000000003" table:style-name="ce11">
            <text:p>60.023</text:p>
          </table:table-cell>
          <table:table-cell office:value-type="float" office:value="27.882999999999999" table:style-name="ce11">
            <text:p>27.883</text:p>
          </table:table-cell>
          <table:table-cell office:value-type="float" office:value="73.816999999999993" table:style-name="ce11">
            <text:p>73.817</text:p>
          </table:table-cell>
          <table:table-cell office:value-type="float" office:value="77.834000000000003" table:style-name="ce11">
            <text:p>77.834</text:p>
          </table:table-cell>
          <table:table-cell office:value-type="float" office:value="84.100999999999999" table:style-name="ce11">
            <text:p>84.101</text:p>
          </table:table-cell>
          <table:table-cell office:value-type="float" office:value="75.754999999999995" table:style-name="ce11">
            <text:p>75.755</text:p>
          </table:table-cell>
          <table:table-cell office:value-type="float" office:value="81.138999999999996" table:style-name="ce11">
            <text:p>81.139</text:p>
          </table:table-cell>
          <table:table-cell office:value-type="float" office:value="47.005000000000003" table:style-name="ce11">
            <text:p>47.005</text:p>
          </table:table-cell>
          <table:table-cell office:value-type="float" office:value="78.340999999999994" table:style-name="ce11">
            <text:p>78.341</text:p>
          </table:table-cell>
          <table:table-cell office:value-type="float" office:value="73.786000000000001" table:style-name="ce11">
            <text:p>73.786</text:p>
          </table:table-cell>
          <table:table-cell office:value-type="float" office:value="16.513000000000002" table:style-name="ce11">
            <text:p>16.513</text:p>
          </table:table-cell>
          <table:table-cell office:value-type="float" office:value="44.091000000000001" table:style-name="ce11">
            <text:p>44.091</text:p>
          </table:table-cell>
          <table:table-cell office:value-type="float" office:value="92.165999999999997" table:style-name="ce11">
            <text:p>92.166</text:p>
          </table:table-cell>
          <table:table-cell office:value-type="float" office:value="79.031999999999996" table:style-name="ce11">
            <text:p>79.032</text:p>
          </table:table-cell>
          <table:table-cell office:value-type="float" office:value="80.183999999999997" table:style-name="ce11">
            <text:p>80.184</text:p>
          </table:table-cell>
          <table:table-cell office:value-type="float" office:value="59.216999999999999" table:style-name="ce11">
            <text:p>59.217</text:p>
          </table:table-cell>
          <table:table-cell office:value-type="float" office:value="78.570999999999998" table:style-name="ce11">
            <text:p>78.571</text:p>
          </table:table-cell>
          <table:table-cell office:value-type="float" office:value="82.948999999999998" table:style-name="ce11">
            <text:p>82.949</text:p>
          </table:table-cell>
          <table:table-cell office:value-type="float" office:value="85.253" table:style-name="ce11">
            <text:p>85.253</text:p>
          </table:table-cell>
          <table:table-cell office:value-type="float" office:value="71.659000000000006" table:style-name="ce11">
            <text:p>71.659</text:p>
          </table:table-cell>
          <table:table-cell office:value-type="float" office:value="91.224000000000004" table:style-name="ce11">
            <text:p>91.224</text:p>
          </table:table-cell>
          <table:table-cell office:value-type="float" office:value="88.478999999999999" table:style-name="ce11">
            <text:p>88.479</text:p>
          </table:table-cell>
          <table:table-cell office:value-type="float" office:value="69.816000000000003" table:style-name="ce11">
            <text:p>69.816</text:p>
          </table:table-cell>
          <table:table-cell office:value-type="float" office:value="82.257999999999996" table:style-name="ce11">
            <text:p>82.258</text:p>
          </table:table-cell>
          <table:table-cell office:value-type="float" office:value="80.415000000000006" table:style-name="ce11">
            <text:p>80.415</text:p>
          </table:table-cell>
          <table:table-cell office:value-type="float" office:value="64.977000000000004" table:style-name="ce11">
            <text:p>64.977</text:p>
          </table:table-cell>
          <table:table-cell office:value-type="float" office:value="64.747" table:style-name="ce11">
            <text:p>64.747</text:p>
          </table:table-cell>
          <table:table-cell office:value-type="float" office:value="68.203000000000003" table:style-name="ce11">
            <text:p>68.203</text:p>
          </table:table-cell>
          <table:table-cell office:value-type="float" office:value="86.605000000000004" table:style-name="ce11">
            <text:p>86.605</text:p>
          </table:table-cell>
          <table:table-cell office:value-type="float" office:value="84.064999999999998" table:style-name="ce11">
            <text:p>84.065</text:p>
          </table:table-cell>
          <table:table-cell office:value-type="float" office:value="72.748000000000005" table:style-name="ce11">
            <text:p>72.748</text:p>
          </table:table-cell>
          <table:table-cell office:value-type="float" office:value="53.456000000000003" table:style-name="ce11">
            <text:p>53.456</text:p>
          </table:table-cell>
          <table:table-cell office:value-type="float" office:value="51.27" table:style-name="ce11">
            <text:p>51.27</text:p>
          </table:table-cell>
          <table:table-cell office:value-type="float" office:value="34.332000000000001" table:style-name="ce11">
            <text:p>34.332</text:p>
          </table:table-cell>
          <table:table-cell office:value-type="float" office:value="49.078000000000003" table:style-name="ce11">
            <text:p>49.078</text:p>
          </table:table-cell>
          <table:table-cell office:value-type="float" office:value="83.41" table:style-name="ce11">
            <text:p>83.41</text:p>
          </table:table-cell>
          <table:table-cell office:value-type="float" office:value="87.935000000000002" table:style-name="ce11">
            <text:p>87.935</text:p>
          </table:table-cell>
          <table:table-cell office:value-type="float" office:value="68.664000000000001" table:style-name="ce11">
            <text:p>68.664</text:p>
          </table:table-cell>
          <table:table-cell office:value-type="float" office:value="73.272000000000006" table:style-name="ce11">
            <text:p>73.272</text:p>
          </table:table-cell>
          <table:table-cell office:value-type="float" office:value="72.221999999999994" table:style-name="ce11">
            <text:p>72.222</text:p>
          </table:table-cell>
          <table:table-cell office:value-type="float" office:value="75.058000000000007" table:style-name="ce11">
            <text:p>75.058</text:p>
          </table:table-cell>
          <table:table-cell office:value-type="float" office:value="88.915000000000006" table:style-name="ce11">
            <text:p>88.915</text:p>
          </table:table-cell>
          <table:table-cell office:value-type="float" office:value="57.143000000000001" table:style-name="ce11">
            <text:p>57.143</text:p>
          </table:table-cell>
          <table:table-cell office:value-type="float" office:value="68.822000000000003" table:style-name="ce11">
            <text:p>68.822</text:p>
          </table:table-cell>
          <table:table-cell office:value-type="float" office:value="80.599999999999994" table:style-name="ce11">
            <text:p>80.6</text:p>
          </table:table-cell>
          <table:table-cell office:value-type="float" office:value="18.937999999999999" table:style-name="ce11">
            <text:p>18.938</text:p>
          </table:table-cell>
          <table:table-cell office:value-type="float" office:value="17.972000000000001" table:style-name="ce11">
            <text:p>17.972</text:p>
          </table:table-cell>
          <table:table-cell office:value-type="float" office:value="12.731" table:style-name="ce11">
            <text:p>12.731</text:p>
          </table:table-cell>
          <table:table-cell office:value-type="float" office:value="54.63" table:style-name="ce11">
            <text:p>54.63</text:p>
          </table:table-cell>
          <table:table-cell office:value-type="float" office:value="50.115000000000002" table:style-name="ce11">
            <text:p>50.115</text:p>
          </table:table-cell>
          <table:table-cell office:value-type="float" office:value="65.741" table:style-name="ce11">
            <text:p>65.741</text:p>
          </table:table-cell>
          <table:table-cell office:value-type="float" office:value="48.843000000000004" table:style-name="ce11">
            <text:p>48.843</text:p>
          </table:table-cell>
          <table:table-cell office:value-type="float" office:value="38.249000000000002" table:style-name="ce11">
            <text:p>38.249</text:p>
          </table:table-cell>
          <table:table-cell office:value-type="float" office:value="45.957999999999998" table:style-name="ce11">
            <text:p>45.958</text:p>
          </table:table-cell>
          <table:table-cell office:value-type="float" office:value="29.724" table:style-name="ce11">
            <text:p>29.724</text:p>
          </table:table-cell>
          <table:table-cell office:value-type="float" office:value="33.179000000000002" table:style-name="ce11">
            <text:p>33.179</text:p>
          </table:table-cell>
          <table:table-cell office:value-type="float" office:value="62.356000000000002" table:style-name="ce11">
            <text:p>62.356</text:p>
          </table:table-cell>
          <table:table-cell office:value-type="float" office:value="35.484000000000002" table:style-name="ce11">
            <text:p>35.484</text:p>
          </table:table-cell>
          <table:table-cell office:value-type="float" office:value="37.558" table:style-name="ce11">
            <text:p>37.558</text:p>
          </table:table-cell>
          <table:table-cell office:value-type="float" office:value="66.59" table:style-name="ce11">
            <text:p>66.59</text:p>
          </table:table-cell>
          <table:table-cell office:value-type="float" office:value="48.156999999999996" table:style-name="ce11">
            <text:p>48.157</text:p>
          </table:table-cell>
          <table:table-cell office:value-type="float" office:value="43.88" table:style-name="ce11">
            <text:p>43.88</text:p>
          </table:table-cell>
          <table:table-cell office:value-type="float" office:value="48.73" table:style-name="ce11">
            <text:p>48.73</text:p>
          </table:table-cell>
          <table:table-cell office:value-type="float" office:value="46.774000000000001" table:style-name="ce11">
            <text:p>46.774</text:p>
          </table:table-cell>
          <table:table-cell office:value-type="float" office:value="38.567999999999998" table:style-name="ce11">
            <text:p>38.568</text:p>
          </table:table-cell>
          <table:table-cell office:value-type="float" office:value="25.693999999999999" table:style-name="ce11">
            <text:p>25.694</text:p>
          </table:table-cell>
          <table:table-cell office:value-type="float" office:value="86.373999999999995" table:style-name="ce11">
            <text:p>86.374</text:p>
          </table:table-cell>
          <table:table-cell office:value-type="float" office:value="66.513000000000005" table:style-name="ce11">
            <text:p>66.513</text:p>
          </table:table-cell>
          <table:table-cell office:value-type="float" office:value="62.673000000000002" table:style-name="ce11">
            <text:p>62.673</text:p>
          </table:table-cell>
          <table:table-cell office:value-type="float" office:value="61.06" table:style-name="ce11">
            <text:p>61.06</text:p>
          </table:table-cell>
          <table:table-cell office:value-type="float" office:value="66.59" table:style-name="ce11">
            <text:p>66.59</text:p>
          </table:table-cell>
          <table:table-cell office:value-type="float" office:value="48.499000000000002" table:style-name="ce11">
            <text:p>48.499</text:p>
          </table:table-cell>
          <table:table-cell office:value-type="float" office:value="32.258000000000003" table:style-name="ce11">
            <text:p>32.258</text:p>
          </table:table-cell>
          <table:table-cell office:value-type="float" office:value="64.977000000000004" table:style-name="ce11">
            <text:p>64.977</text:p>
          </table:table-cell>
          <table:table-cell office:value-type="float" office:value="20.553999999999998" table:style-name="ce11">
            <text:p>20.554</text:p>
          </table:table-cell>
          <table:table-cell office:value-type="float" office:value="76.905000000000001" table:style-name="ce11">
            <text:p>76.905</text:p>
          </table:table-cell>
          <table:table-cell office:value-type="float" office:value="78.522000000000006" table:style-name="ce11">
            <text:p>78.522</text:p>
          </table:table-cell>
          <table:table-cell office:value-type="float" office:value="94.918999999999997" table:style-name="ce11">
            <text:p>94.919</text:p>
          </table:table-cell>
          <table:table-cell office:value-type="float" office:value="64.665000000000006" table:style-name="ce11">
            <text:p>64.665</text:p>
          </table:table-cell>
          <table:table-cell office:value-type="float" office:value="39.261000000000003" table:style-name="ce11">
            <text:p>39.261</text:p>
          </table:table-cell>
          <table:table-cell office:value-type="float" office:value="12.212" table:style-name="ce11">
            <text:p>12.212</text:p>
          </table:table-cell>
          <table:table-cell office:value-type="float" office:value="9.7669999999999995" table:style-name="ce11">
            <text:p>9.767</text:p>
          </table:table-cell>
          <table:table-cell office:value-type="float" office:value="23.952999999999999" table:style-name="ce11">
            <text:p>23.953</text:p>
          </table:table-cell>
          <table:table-cell office:value-type="float" office:value="43.488" table:style-name="ce11">
            <text:p>43.488</text:p>
          </table:table-cell>
          <table:table-cell office:value-type="float" office:value="22.791" table:style-name="ce11">
            <text:p>22.791</text:p>
          </table:table-cell>
          <table:table-cell office:value-type="float" office:value="8.5850000000000009" table:style-name="ce11">
            <text:p>8.585</text:p>
          </table:table-cell>
          <table:table-cell office:value-type="float" office:value="83.796000000000006" table:style-name="ce11">
            <text:p>83.796</text:p>
          </table:table-cell>
          <table:table-cell office:value-type="float" office:value="61.662999999999997" table:style-name="ce11">
            <text:p>61.663</text:p>
          </table:table-cell>
          <table:table-cell office:value-type="float" office:value="62.645000000000003" table:style-name="ce11">
            <text:p>62.645</text:p>
          </table:table-cell>
          <table:table-cell office:value-type="float" office:value="6.7130000000000001" table:style-name="ce11">
            <text:p>6.713</text:p>
          </table:table-cell>
          <table:table-cell office:value-type="float" office:value="87.5" table:style-name="ce11">
            <text:p>87.5</text:p>
          </table:table-cell>
          <table:table-cell office:value-type="float" office:value="5.7869999999999999" table:style-name="ce11">
            <text:p>5.787</text:p>
          </table:table-cell>
          <table:table-cell office:value-type="float" office:value="9.9309999999999992" table:style-name="ce11">
            <text:p>9.931</text:p>
          </table:table-cell>
          <table:table-cell office:value-type="float" office:value="84.296000000000006" table:style-name="ce11">
            <text:p>84.296</text:p>
          </table:table-cell>
          <table:table-cell office:value-type="float" office:value="5.774" table:style-name="ce11">
            <text:p>5.774</text:p>
          </table:table-cell>
          <table:table-cell office:value-type="float" office:value="41.86" table:style-name="ce11">
            <text:p>41.86</text:p>
          </table:table-cell>
          <table:table-cell office:value-type="float" office:value="51.162999999999997" table:style-name="ce11">
            <text:p>51.163</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3.488" table:style-name="ce11">
            <text:p>53.488</text:p>
          </table:table-cell>
          <table:table-cell office:value-type="float" office:value="25.581" table:style-name="ce11">
            <text:p>25.581</text:p>
          </table:table-cell>
          <table:table-cell office:value-type="string" table:style-name="ce8">
            <text:p>[c]</text:p>
          </table:table-cell>
          <table:table-cell office:value-type="float" office:value="60.465000000000003" table:style-name="ce11">
            <text:p>60.465</text:p>
          </table:table-cell>
          <table:table-cell office:value-type="float" office:value="27.907" table:style-name="ce11">
            <text:p>27.907</text:p>
          </table:table-cell>
          <table:table-cell office:value-type="string" table:style-name="ce8">
            <text:p>[c]</text:p>
          </table:table-cell>
          <table:table-cell office:value-type="string" table:style-name="ce8">
            <text:p>[c]</text:p>
          </table:table-cell>
          <table:table-cell office:value-type="float" office:value="66.667000000000002" table:style-name="ce11">
            <text:p>66.667</text:p>
          </table:table-cell>
          <table:table-cell office:value-type="string" table:style-name="ce8">
            <text:p>[c]</text:p>
          </table:table-cell>
          <table:table-cell office:value-type="float" office:value="62.85" table:style-name="ce11">
            <text:p>62.85</text:p>
          </table:table-cell>
          <table:table-cell office:value-type="float" office:value="69.230999999999995" table:style-name="ce11">
            <text:p>69.231</text:p>
          </table:table-cell>
          <table:table-cell office:value-type="float" office:value="57.576000000000001" table:style-name="ce11">
            <text:p>57.576</text:p>
          </table:table-cell>
          <table:table-cell office:value-type="float" office:value="36.066000000000003" table:style-name="ce11">
            <text:p>36.066</text:p>
          </table:table-cell>
          <table:table-cell office:value-type="float" office:value="72.364999999999995" table:style-name="ce11">
            <text:p>72.365</text:p>
          </table:table-cell>
          <table:table-cell office:value-type="float" office:value="74.587999999999994" table:style-name="ce11">
            <text:p>74.588</text:p>
          </table:table-cell>
          <table:table-cell office:value-type="float" office:value="39.72" table:style-name="ce11">
            <text:p>39.72</text:p>
          </table:table-cell>
          <table:table-cell office:value-type="float" office:value="46.713999999999999" table:style-name="ce11">
            <text:p>46.714</text:p>
          </table:table-cell>
          <table:table-cell table:number-columns-repeated="16261"/>
        </table:table-row>
        <table:table-row table:style-name="ro5">
          <table:table-cell office:value-type="string" table:style-name="ce3">
            <text:p>SG</text:p>
          </table:table-cell>
          <table:table-cell office:value-type="string" table:style-name="ce3">
            <text:p>Scottish Government</text:p>
          </table:table-cell>
          <table:table-cell office:value-type="string" table:style-name="ce3">
            <text:p>Scottish Government</text:p>
          </table:table-cell>
          <table:table-cell office:value-type="string" table:style-name="ce3">
            <text:p/>
          </table:table-cell>
          <table:table-cell office:value-type="float" office:value="74.617999999999995" table:style-name="ce11">
            <text:p>74.618</text:p>
          </table:table-cell>
          <table:table-cell office:value-type="float" office:value="64.608999999999995" table:style-name="ce11">
            <text:p>64.609</text:p>
          </table:table-cell>
          <table:table-cell office:value-type="float" office:value="26.013999999999999" table:style-name="ce11">
            <text:p>26.014</text:p>
          </table:table-cell>
          <table:table-cell office:value-type="float" office:value="74.647000000000006" table:style-name="ce11">
            <text:p>74.647</text:p>
          </table:table-cell>
          <table:table-cell office:value-type="float" office:value="79.847999999999999" table:style-name="ce11">
            <text:p>79.848</text:p>
          </table:table-cell>
          <table:table-cell office:value-type="float" office:value="82.069000000000003" table:style-name="ce11">
            <text:p>82.069</text:p>
          </table:table-cell>
          <table:table-cell office:value-type="float" office:value="80.156000000000006" table:style-name="ce11">
            <text:p>80.156</text:p>
          </table:table-cell>
          <table:table-cell office:value-type="float" office:value="84.575999999999993" table:style-name="ce11">
            <text:p>84.576</text:p>
          </table:table-cell>
          <table:table-cell office:value-type="float" office:value="58.734999999999999" table:style-name="ce11">
            <text:p>58.735</text:p>
          </table:table-cell>
          <table:table-cell office:value-type="float" office:value="83.875" table:style-name="ce11">
            <text:p>83.875</text:p>
          </table:table-cell>
          <table:table-cell office:value-type="float" office:value="75.159000000000006" table:style-name="ce11">
            <text:p>75.159</text:p>
          </table:table-cell>
          <table:table-cell office:value-type="float" office:value="55.798999999999999" table:style-name="ce11">
            <text:p>55.799</text:p>
          </table:table-cell>
          <table:table-cell office:value-type="float" office:value="49.503" table:style-name="ce11">
            <text:p>49.503</text:p>
          </table:table-cell>
          <table:table-cell office:value-type="float" office:value="91.245000000000005" table:style-name="ce11">
            <text:p>91.245</text:p>
          </table:table-cell>
          <table:table-cell office:value-type="float" office:value="83.173000000000002" table:style-name="ce11">
            <text:p>83.173</text:p>
          </table:table-cell>
          <table:table-cell office:value-type="float" office:value="77.210999999999999" table:style-name="ce11">
            <text:p>77.211</text:p>
          </table:table-cell>
          <table:table-cell office:value-type="float" office:value="63.695999999999998" table:style-name="ce11">
            <text:p>63.696</text:p>
          </table:table-cell>
          <table:table-cell office:value-type="float" office:value="83.867000000000004" table:style-name="ce11">
            <text:p>83.867</text:p>
          </table:table-cell>
          <table:table-cell office:value-type="float" office:value="80.933000000000007" table:style-name="ce11">
            <text:p>80.933</text:p>
          </table:table-cell>
          <table:table-cell office:value-type="float" office:value="83.213999999999999" table:style-name="ce11">
            <text:p>83.214</text:p>
          </table:table-cell>
          <table:table-cell office:value-type="float" office:value="77.811999999999998" table:style-name="ce11">
            <text:p>77.812</text:p>
          </table:table-cell>
          <table:table-cell office:value-type="float" office:value="91.397000000000006" table:style-name="ce11">
            <text:p>91.397</text:p>
          </table:table-cell>
          <table:table-cell office:value-type="float" office:value="88.126000000000005" table:style-name="ce11">
            <text:p>88.126</text:p>
          </table:table-cell>
          <table:table-cell office:value-type="float" office:value="68.911000000000001" table:style-name="ce11">
            <text:p>68.911</text:p>
          </table:table-cell>
          <table:table-cell office:value-type="float" office:value="82.744" table:style-name="ce11">
            <text:p>82.744</text:p>
          </table:table-cell>
          <table:table-cell office:value-type="float" office:value="87.248000000000005" table:style-name="ce11">
            <text:p>87.248</text:p>
          </table:table-cell>
          <table:table-cell office:value-type="float" office:value="75.468000000000004" table:style-name="ce11">
            <text:p>75.468</text:p>
          </table:table-cell>
          <table:table-cell office:value-type="float" office:value="70.762" table:style-name="ce11">
            <text:p>70.762</text:p>
          </table:table-cell>
          <table:table-cell office:value-type="float" office:value="78.968999999999994" table:style-name="ce11">
            <text:p>78.969</text:p>
          </table:table-cell>
          <table:table-cell office:value-type="float" office:value="88.656000000000006" table:style-name="ce11">
            <text:p>88.656</text:p>
          </table:table-cell>
          <table:table-cell office:value-type="float" office:value="85.412000000000006" table:style-name="ce11">
            <text:p>85.412</text:p>
          </table:table-cell>
          <table:table-cell office:value-type="float" office:value="79.679000000000002" table:style-name="ce11">
            <text:p>79.679</text:p>
          </table:table-cell>
          <table:table-cell office:value-type="float" office:value="64.867999999999995" table:style-name="ce11">
            <text:p>64.868</text:p>
          </table:table-cell>
          <table:table-cell office:value-type="float" office:value="52.584000000000003" table:style-name="ce11">
            <text:p>52.584</text:p>
          </table:table-cell>
          <table:table-cell office:value-type="float" office:value="64.433999999999997" table:style-name="ce11">
            <text:p>64.434</text:p>
          </table:table-cell>
          <table:table-cell office:value-type="float" office:value="53.07" table:style-name="ce11">
            <text:p>53.07</text:p>
          </table:table-cell>
          <table:table-cell office:value-type="float" office:value="87.688000000000002" table:style-name="ce11">
            <text:p>87.688</text:p>
          </table:table-cell>
          <table:table-cell office:value-type="float" office:value="88.658000000000001" table:style-name="ce11">
            <text:p>88.658</text:p>
          </table:table-cell>
          <table:table-cell office:value-type="float" office:value="76.010999999999996" table:style-name="ce11">
            <text:p>76.011</text:p>
          </table:table-cell>
          <table:table-cell office:value-type="float" office:value="83.117000000000004" table:style-name="ce11">
            <text:p>83.117</text:p>
          </table:table-cell>
          <table:table-cell office:value-type="float" office:value="71.903000000000006" table:style-name="ce11">
            <text:p>71.903</text:p>
          </table:table-cell>
          <table:table-cell office:value-type="float" office:value="74.316999999999993" table:style-name="ce11">
            <text:p>74.317</text:p>
          </table:table-cell>
          <table:table-cell office:value-type="float" office:value="89.284999999999997" table:style-name="ce11">
            <text:p>89.285</text:p>
          </table:table-cell>
          <table:table-cell office:value-type="float" office:value="75.846999999999994" table:style-name="ce11">
            <text:p>75.847</text:p>
          </table:table-cell>
          <table:table-cell office:value-type="float" office:value="63.296999999999997" table:style-name="ce11">
            <text:p>63.297</text:p>
          </table:table-cell>
          <table:table-cell office:value-type="float" office:value="76.369" table:style-name="ce11">
            <text:p>76.369</text:p>
          </table:table-cell>
          <table:table-cell office:value-type="float" office:value="57.356000000000002" table:style-name="ce11">
            <text:p>57.356</text:p>
          </table:table-cell>
          <table:table-cell office:value-type="float" office:value="61.023000000000003" table:style-name="ce11">
            <text:p>61.023</text:p>
          </table:table-cell>
          <table:table-cell office:value-type="float" office:value="48.99" table:style-name="ce11">
            <text:p>48.99</text:p>
          </table:table-cell>
          <table:table-cell office:value-type="float" office:value="68.427999999999997" table:style-name="ce11">
            <text:p>68.428</text:p>
          </table:table-cell>
          <table:table-cell office:value-type="float" office:value="66.194999999999993" table:style-name="ce11">
            <text:p>66.195</text:p>
          </table:table-cell>
          <table:table-cell office:value-type="float" office:value="67.176000000000002" table:style-name="ce11">
            <text:p>67.176</text:p>
          </table:table-cell>
          <table:table-cell office:value-type="float" office:value="63.101999999999997" table:style-name="ce11">
            <text:p>63.102</text:p>
          </table:table-cell>
          <table:table-cell office:value-type="float" office:value="47.161999999999999" table:style-name="ce11">
            <text:p>47.162</text:p>
          </table:table-cell>
          <table:table-cell office:value-type="float" office:value="53.597000000000001" table:style-name="ce11">
            <text:p>53.597</text:p>
          </table:table-cell>
          <table:table-cell office:value-type="float" office:value="27.681000000000001" table:style-name="ce11">
            <text:p>27.681</text:p>
          </table:table-cell>
          <table:table-cell office:value-type="float" office:value="32.103000000000002" table:style-name="ce11">
            <text:p>32.103</text:p>
          </table:table-cell>
          <table:table-cell office:value-type="float" office:value="63.29" table:style-name="ce11">
            <text:p>63.29</text:p>
          </table:table-cell>
          <table:table-cell office:value-type="float" office:value="41.499000000000002" table:style-name="ce11">
            <text:p>41.499</text:p>
          </table:table-cell>
          <table:table-cell office:value-type="float" office:value="49.621000000000002" table:style-name="ce11">
            <text:p>49.621</text:p>
          </table:table-cell>
          <table:table-cell office:value-type="float" office:value="66.563999999999993" table:style-name="ce11">
            <text:p>66.564</text:p>
          </table:table-cell>
          <table:table-cell office:value-type="float" office:value="70.619" table:style-name="ce11">
            <text:p>70.619</text:p>
          </table:table-cell>
          <table:table-cell office:value-type="float" office:value="50.031999999999996" table:style-name="ce11">
            <text:p>50.032</text:p>
          </table:table-cell>
          <table:table-cell office:value-type="float" office:value="52.837000000000003" table:style-name="ce11">
            <text:p>52.837</text:p>
          </table:table-cell>
          <table:table-cell office:value-type="float" office:value="49.543999999999997" table:style-name="ce11">
            <text:p>49.544</text:p>
          </table:table-cell>
          <table:table-cell office:value-type="float" office:value="48.420999999999999" table:style-name="ce11">
            <text:p>48.421</text:p>
          </table:table-cell>
          <table:table-cell office:value-type="float" office:value="38.191000000000003" table:style-name="ce11">
            <text:p>38.191</text:p>
          </table:table-cell>
          <table:table-cell office:value-type="float" office:value="90.983000000000004" table:style-name="ce11">
            <text:p>90.983</text:p>
          </table:table-cell>
          <table:table-cell office:value-type="float" office:value="77.518000000000001" table:style-name="ce11">
            <text:p>77.518</text:p>
          </table:table-cell>
          <table:table-cell office:value-type="float" office:value="70.373999999999995" table:style-name="ce11">
            <text:p>70.374</text:p>
          </table:table-cell>
          <table:table-cell office:value-type="float" office:value="69.02" table:style-name="ce11">
            <text:p>69.02</text:p>
          </table:table-cell>
          <table:table-cell office:value-type="float" office:value="80.194999999999993" table:style-name="ce11">
            <text:p>80.195</text:p>
          </table:table-cell>
          <table:table-cell office:value-type="float" office:value="57.987000000000002" table:style-name="ce11">
            <text:p>57.987</text:p>
          </table:table-cell>
          <table:table-cell office:value-type="float" office:value="39.695999999999998" table:style-name="ce11">
            <text:p>39.696</text:p>
          </table:table-cell>
          <table:table-cell office:value-type="float" office:value="80.616" table:style-name="ce11">
            <text:p>80.616</text:p>
          </table:table-cell>
          <table:table-cell office:value-type="float" office:value="51.31" table:style-name="ce11">
            <text:p>51.31</text:p>
          </table:table-cell>
          <table:table-cell office:value-type="float" office:value="86.840999999999994" table:style-name="ce11">
            <text:p>86.841</text:p>
          </table:table-cell>
          <table:table-cell office:value-type="float" office:value="92.218999999999994" table:style-name="ce11">
            <text:p>92.219</text:p>
          </table:table-cell>
          <table:table-cell office:value-type="float" office:value="95.07" table:style-name="ce11">
            <text:p>95.07</text:p>
          </table:table-cell>
          <table:table-cell office:value-type="float" office:value="63.968000000000004" table:style-name="ce11">
            <text:p>63.968</text:p>
          </table:table-cell>
          <table:table-cell office:value-type="float" office:value="49.085999999999999" table:style-name="ce11">
            <text:p>49.086</text:p>
          </table:table-cell>
          <table:table-cell office:value-type="float" office:value="16.57" table:style-name="ce11">
            <text:p>16.57</text:p>
          </table:table-cell>
          <table:table-cell office:value-type="float" office:value="2.8079999999999998" table:style-name="ce11">
            <text:p>2.808</text:p>
          </table:table-cell>
          <table:table-cell office:value-type="float" office:value="7.0839999999999996" table:style-name="ce11">
            <text:p>7.084</text:p>
          </table:table-cell>
          <table:table-cell office:value-type="float" office:value="27.266999999999999" table:style-name="ce11">
            <text:p>27.267</text:p>
          </table:table-cell>
          <table:table-cell office:value-type="float" office:value="62.841000000000001" table:style-name="ce11">
            <text:p>62.841</text:p>
          </table:table-cell>
          <table:table-cell office:value-type="float" office:value="7.1980000000000004" table:style-name="ce11">
            <text:p>7.198</text:p>
          </table:table-cell>
          <table:table-cell office:value-type="float" office:value="91.668999999999997" table:style-name="ce11">
            <text:p>91.669</text:p>
          </table:table-cell>
          <table:table-cell office:value-type="float" office:value="72.143000000000001" table:style-name="ce11">
            <text:p>72.143</text:p>
          </table:table-cell>
          <table:table-cell office:value-type="float" office:value="76.231999999999999" table:style-name="ce11">
            <text:p>76.232</text:p>
          </table:table-cell>
          <table:table-cell office:value-type="float" office:value="6.5449999999999999" table:style-name="ce11">
            <text:p>6.545</text:p>
          </table:table-cell>
          <table:table-cell office:value-type="float" office:value="88.731999999999999" table:style-name="ce11">
            <text:p>88.732</text:p>
          </table:table-cell>
          <table:table-cell office:value-type="float" office:value="4.7229999999999999" table:style-name="ce11">
            <text:p>4.723</text:p>
          </table:table-cell>
          <table:table-cell office:value-type="float" office:value="7.9989999999999997" table:style-name="ce11">
            <text:p>7.999</text:p>
          </table:table-cell>
          <table:table-cell office:value-type="float" office:value="87.712000000000003" table:style-name="ce11">
            <text:p>87.712</text:p>
          </table:table-cell>
          <table:table-cell office:value-type="float" office:value="4.2889999999999997" table:style-name="ce11">
            <text:p>4.289</text:p>
          </table:table-cell>
          <table:table-cell office:value-type="float" office:value="44.927999999999997" table:style-name="ce11">
            <text:p>44.928</text:p>
          </table:table-cell>
          <table:table-cell office:value-type="float" office:value="43.317" table:style-name="ce11">
            <text:p>43.317</text:p>
          </table:table-cell>
          <table:table-cell office:value-type="float" office:value="11.755000000000001" table:style-name="ce11">
            <text:p>11.755</text:p>
          </table:table-cell>
          <table:table-cell office:value-type="float" office:value="32.014000000000003" table:style-name="ce11">
            <text:p>32.014</text:p>
          </table:table-cell>
          <table:table-cell office:value-type="float" office:value="58.273000000000003" table:style-name="ce11">
            <text:p>58.273</text:p>
          </table:table-cell>
          <table:table-cell office:value-type="float" office:value="9.7119999999999997" table:style-name="ce11">
            <text:p>9.712</text:p>
          </table:table-cell>
          <table:table-cell office:value-type="float" office:value="41.841999999999999" table:style-name="ce11">
            <text:p>41.842</text:p>
          </table:table-cell>
          <table:table-cell office:value-type="float" office:value="32.956000000000003" table:style-name="ce11">
            <text:p>32.956</text:p>
          </table:table-cell>
          <table:table-cell office:value-type="float" office:value="25.202000000000002" table:style-name="ce11">
            <text:p>25.202</text:p>
          </table:table-cell>
          <table:table-cell office:value-type="float" office:value="60.258000000000003" table:style-name="ce11">
            <text:p>60.258</text:p>
          </table:table-cell>
          <table:table-cell office:value-type="float" office:value="23.102" table:style-name="ce11">
            <text:p>23.102</text:p>
          </table:table-cell>
          <table:table-cell office:value-type="float" office:value="16.64" table:style-name="ce11">
            <text:p>16.64</text:p>
          </table:table-cell>
          <table:table-cell office:value-type="float" office:value="23.187999999999999" table:style-name="ce11">
            <text:p>23.188</text:p>
          </table:table-cell>
          <table:table-cell office:value-type="float" office:value="61.231999999999999" table:style-name="ce11">
            <text:p>61.232</text:p>
          </table:table-cell>
          <table:table-cell office:value-type="float" office:value="15.58" table:style-name="ce11">
            <text:p>15.58</text:p>
          </table:table-cell>
          <table:table-cell office:value-type="float" office:value="70.100999999999999" table:style-name="ce11">
            <text:p>70.101</text:p>
          </table:table-cell>
          <table:table-cell office:value-type="float" office:value="72.477999999999994" table:style-name="ce11">
            <text:p>72.478</text:p>
          </table:table-cell>
          <table:table-cell office:value-type="float" office:value="64.188000000000002" table:style-name="ce11">
            <text:p>64.188</text:p>
          </table:table-cell>
          <table:table-cell office:value-type="float" office:value="34.801000000000002" table:style-name="ce11">
            <text:p>34.801</text:p>
          </table:table-cell>
          <table:table-cell office:value-type="float" office:value="72.834000000000003" table:style-name="ce11">
            <text:p>72.834</text:p>
          </table:table-cell>
          <table:table-cell office:value-type="float" office:value="75.11" table:style-name="ce11">
            <text:p>75.11</text:p>
          </table:table-cell>
          <table:table-cell office:value-type="float" office:value="63.66" table:style-name="ce11">
            <text:p>63.66</text:p>
          </table:table-cell>
          <table:table-cell office:value-type="float" office:value="71.656000000000006" table:style-name="ce11">
            <text:p>71.656</text:p>
          </table:table-cell>
          <table:table-cell table:number-columns-repeated="16261"/>
        </table:table-row>
        <table:table-row table:style-name="ro5">
          <table:table-cell office:value-type="string" table:style-name="ce3">
            <text:p>SHR</text:p>
          </table:table-cell>
          <table:table-cell office:value-type="string" table:style-name="ce3">
            <text:p>Scottish Housing Regulator</text:p>
          </table:table-cell>
          <table:table-cell office:value-type="string" table:style-name="ce3">
            <text:p>Scottish Government</text:p>
          </table:table-cell>
          <table:table-cell office:value-type="string" table:style-name="ce3">
            <text:p/>
          </table:table-cell>
          <table:table-cell office:value-type="float" office:value="80" table:style-name="ce11">
            <text:p>80</text:p>
          </table:table-cell>
          <table:table-cell office:value-type="float" office:value="76.628" table:style-name="ce11">
            <text:p>76.628</text:p>
          </table:table-cell>
          <table:table-cell office:value-type="float" office:value="14.026" table:style-name="ce11">
            <text:p>14.026</text:p>
          </table:table-cell>
          <table:table-cell office:value-type="float" office:value="81.628" table:style-name="ce11">
            <text:p>81.628</text:p>
          </table:table-cell>
          <table:table-cell office:value-type="float" office:value="93.635999999999996" table:style-name="ce11">
            <text:p>93.636</text:p>
          </table:table-cell>
          <table:table-cell office:value-type="float" office:value="97.727000000000004" table:style-name="ce11">
            <text:p>97.727</text:p>
          </table:table-cell>
          <table:table-cell office:value-type="float" office:value="91.162000000000006" table:style-name="ce11">
            <text:p>91.162</text:p>
          </table:table-cell>
          <table:table-cell office:value-type="float" office:value="93.182000000000002" table:style-name="ce11">
            <text:p>93.182</text:p>
          </table:table-cell>
          <table:table-cell office:value-type="float" office:value="74.432000000000002" table:style-name="ce11">
            <text:p>74.432</text:p>
          </table:table-cell>
          <table:table-cell office:value-type="float" office:value="93.182000000000002" table:style-name="ce11">
            <text:p>93.182</text:p>
          </table:table-cell>
          <table:table-cell office:value-type="float" office:value="90.53" table:style-name="ce11">
            <text:p>90.53</text:p>
          </table:table-cell>
          <table:table-cell office:value-type="float" office:value="73.484999999999999" table:style-name="ce11">
            <text:p>73.485</text:p>
          </table:table-cell>
          <table:table-cell office:value-type="float" office:value="85.322000000000003" table:style-name="ce11">
            <text:p>85.322</text:p>
          </table:table-cell>
          <table:table-cell office:value-type="float" office:value="95.454999999999998" table:style-name="ce11">
            <text:p>95.455</text:p>
          </table:table-cell>
          <table:table-cell office:value-type="float" office:value="90.909000000000006" table:style-name="ce11">
            <text:p>90.909</text:p>
          </table:table-cell>
          <table:table-cell office:value-type="float" office:value="95.454999999999998" table:style-name="ce11">
            <text:p>95.455</text:p>
          </table:table-cell>
          <table:table-cell office:value-type="float" office:value="93.182000000000002" table:style-name="ce11">
            <text:p>93.182</text:p>
          </table:table-cell>
          <table:table-cell office:value-type="float" office:value="93.182000000000002" table:style-name="ce11">
            <text:p>93.182</text:p>
          </table:table-cell>
          <table:table-cell office:value-type="float" office:value="97.727000000000004" table:style-name="ce11">
            <text:p>97.727</text:p>
          </table:table-cell>
          <table:table-cell office:value-type="float" office:value="97.727000000000004" table:style-name="ce11">
            <text:p>97.727</text:p>
          </table:table-cell>
          <table:table-cell office:value-type="float" office:value="90.909000000000006" table:style-name="ce11">
            <text:p>90.909</text:p>
          </table:table-cell>
          <table:table-cell office:value-type="float" office:value="95.454999999999998" table:style-name="ce11">
            <text:p>95.455</text:p>
          </table:table-cell>
          <table:table-cell office:value-type="float" office:value="90.697999999999993" table:style-name="ce11">
            <text:p>90.698</text:p>
          </table:table-cell>
          <table:table-cell office:value-type="float" office:value="90.909000000000006" table:style-name="ce11">
            <text:p>90.909</text:p>
          </table:table-cell>
          <table:table-cell office:value-type="float" office:value="90.909000000000006" table:style-name="ce11">
            <text:p>90.909</text:p>
          </table:table-cell>
          <table:table-cell office:value-type="float" office:value="93.182000000000002" table:style-name="ce11">
            <text:p>93.182</text:p>
          </table:table-cell>
          <table:table-cell office:value-type="float" office:value="90.909000000000006" table:style-name="ce11">
            <text:p>90.909</text:p>
          </table:table-cell>
          <table:table-cell office:value-type="float" office:value="86.364000000000004" table:style-name="ce11">
            <text:p>86.364</text:p>
          </table:table-cell>
          <table:table-cell office:value-type="float" office:value="90.909000000000006" table:style-name="ce11">
            <text:p>90.909</text:p>
          </table:table-cell>
          <table:table-cell office:value-type="float" office:value="95.454999999999998" table:style-name="ce11">
            <text:p>95.455</text:p>
          </table:table-cell>
          <table:table-cell office:value-type="float" office:value="95.454999999999998" table:style-name="ce11">
            <text:p>95.455</text:p>
          </table:table-cell>
          <table:table-cell office:value-type="float" office:value="88.635999999999996" table:style-name="ce11">
            <text:p>88.636</text:p>
          </table:table-cell>
          <table:table-cell office:value-type="float" office:value="84.090999999999994" table:style-name="ce11">
            <text:p>84.091</text:p>
          </table:table-cell>
          <table:table-cell office:value-type="float" office:value="75" table:style-name="ce11">
            <text:p>75</text:p>
          </table:table-cell>
          <table:table-cell office:value-type="float" office:value="61.363999999999997" table:style-name="ce11">
            <text:p>61.364</text:p>
          </table:table-cell>
          <table:table-cell office:value-type="float" office:value="77.272999999999996" table:style-name="ce11">
            <text:p>77.273</text:p>
          </table:table-cell>
          <table:table-cell office:value-type="float" office:value="93.182000000000002" table:style-name="ce11">
            <text:p>93.182</text:p>
          </table:table-cell>
          <table:table-cell office:value-type="float" office:value="95.454999999999998" table:style-name="ce11">
            <text:p>95.455</text:p>
          </table:table-cell>
          <table:table-cell office:value-type="float" office:value="90.909000000000006" table:style-name="ce11">
            <text:p>90.909</text:p>
          </table:table-cell>
          <table:table-cell office:value-type="float" office:value="93.022999999999996" table:style-name="ce11">
            <text:p>93.023</text:p>
          </table:table-cell>
          <table:table-cell office:value-type="float" office:value="90.909000000000006" table:style-name="ce11">
            <text:p>90.909</text:p>
          </table:table-cell>
          <table:table-cell office:value-type="float" office:value="93.182000000000002" table:style-name="ce11">
            <text:p>93.182</text:p>
          </table:table-cell>
          <table:table-cell office:value-type="float" office:value="93.182000000000002" table:style-name="ce11">
            <text:p>93.182</text:p>
          </table:table-cell>
          <table:table-cell office:value-type="float" office:value="88.635999999999996" table:style-name="ce11">
            <text:p>88.636</text:p>
          </table:table-cell>
          <table:table-cell office:value-type="float" office:value="86.364000000000004" table:style-name="ce11">
            <text:p>86.364</text:p>
          </table:table-cell>
          <table:table-cell office:value-type="float" office:value="90.909000000000006" table:style-name="ce11">
            <text:p>90.909</text:p>
          </table:table-cell>
          <table:table-cell office:value-type="float" office:value="72.727000000000004" table:style-name="ce11">
            <text:p>72.727</text:p>
          </table:table-cell>
          <table:table-cell office:value-type="float" office:value="76.744" table:style-name="ce11">
            <text:p>76.744</text:p>
          </table:table-cell>
          <table:table-cell office:value-type="float" office:value="72.727000000000004" table:style-name="ce11">
            <text:p>72.727</text:p>
          </table:table-cell>
          <table:table-cell office:value-type="float" office:value="84.090999999999994" table:style-name="ce11">
            <text:p>84.091</text:p>
          </table:table-cell>
          <table:table-cell office:value-type="float" office:value="86.364000000000004" table:style-name="ce11">
            <text:p>86.364</text:p>
          </table:table-cell>
          <table:table-cell office:value-type="float" office:value="93.182000000000002" table:style-name="ce11">
            <text:p>93.182</text:p>
          </table:table-cell>
          <table:table-cell office:value-type="float" office:value="90.697999999999993" table:style-name="ce11">
            <text:p>90.698</text:p>
          </table:table-cell>
          <table:table-cell office:value-type="float" office:value="86.364000000000004" table:style-name="ce11">
            <text:p>86.364</text:p>
          </table:table-cell>
          <table:table-cell office:value-type="float" office:value="88.635999999999996" table:style-name="ce11">
            <text:p>88.636</text:p>
          </table:table-cell>
          <table:table-cell office:value-type="float" office:value="79.545000000000002" table:style-name="ce11">
            <text:p>79.545</text:p>
          </table:table-cell>
          <table:table-cell office:value-type="float" office:value="67.441999999999993" table:style-name="ce11">
            <text:p>67.442</text:p>
          </table:table-cell>
          <table:table-cell office:value-type="float" office:value="90.697999999999993" table:style-name="ce11">
            <text:p>90.698</text:p>
          </table:table-cell>
          <table:table-cell office:value-type="float" office:value="83.721000000000004" table:style-name="ce11">
            <text:p>83.721</text:p>
          </table:table-cell>
          <table:table-cell office:value-type="float" office:value="86.364000000000004" table:style-name="ce11">
            <text:p>86.364</text:p>
          </table:table-cell>
          <table:table-cell office:value-type="float" office:value="75" table:style-name="ce11">
            <text:p>75</text:p>
          </table:table-cell>
          <table:table-cell office:value-type="float" office:value="79.069999999999993" table:style-name="ce11">
            <text:p>79.07</text:p>
          </table:table-cell>
          <table:table-cell office:value-type="float" office:value="68.182000000000002" table:style-name="ce11">
            <text:p>68.182</text:p>
          </table:table-cell>
          <table:table-cell office:value-type="float" office:value="79.545000000000002" table:style-name="ce11">
            <text:p>79.545</text:p>
          </table:table-cell>
          <table:table-cell office:value-type="float" office:value="79.545000000000002" table:style-name="ce11">
            <text:p>79.545</text:p>
          </table:table-cell>
          <table:table-cell office:value-type="float" office:value="81.394999999999996" table:style-name="ce11">
            <text:p>81.395</text:p>
          </table:table-cell>
          <table:table-cell office:value-type="float" office:value="61.363999999999997" table:style-name="ce11">
            <text:p>61.364</text:p>
          </table:table-cell>
          <table:table-cell office:value-type="float" office:value="95.454999999999998" table:style-name="ce11">
            <text:p>95.455</text:p>
          </table:table-cell>
          <table:table-cell office:value-type="float" office:value="81.817999999999998" table:style-name="ce11">
            <text:p>81.818</text:p>
          </table:table-cell>
          <table:table-cell office:value-type="float" office:value="93.182000000000002" table:style-name="ce11">
            <text:p>93.182</text:p>
          </table:table-cell>
          <table:table-cell office:value-type="float" office:value="88.635999999999996" table:style-name="ce11">
            <text:p>88.636</text:p>
          </table:table-cell>
          <table:table-cell office:value-type="float" office:value="81.817999999999998" table:style-name="ce11">
            <text:p>81.818</text:p>
          </table:table-cell>
          <table:table-cell office:value-type="float" office:value="88.635999999999996" table:style-name="ce11">
            <text:p>88.636</text:p>
          </table:table-cell>
          <table:table-cell office:value-type="float" office:value="72.727000000000004" table:style-name="ce11">
            <text:p>72.727</text:p>
          </table:table-cell>
          <table:table-cell office:value-type="float" office:value="93.182000000000002" table:style-name="ce11">
            <text:p>93.182</text:p>
          </table:table-cell>
          <table:table-cell office:value-type="float" office:value="29.545000000000002" table:style-name="ce11">
            <text:p>29.545</text:p>
          </table:table-cell>
          <table:table-cell office:value-type="float" office:value="95.454999999999998" table:style-name="ce11">
            <text:p>95.455</text:p>
          </table:table-cell>
          <table:table-cell office:value-type="float" office:value="97.727000000000004" table:style-name="ce11">
            <text:p>97.727</text:p>
          </table:table-cell>
          <table:table-cell office:value-type="float" office:value="95.454999999999998" table:style-name="ce11">
            <text:p>95.455</text:p>
          </table:table-cell>
          <table:table-cell office:value-type="float" office:value="81.817999999999998" table:style-name="ce11">
            <text:p>81.818</text:p>
          </table:table-cell>
          <table:table-cell office:value-type="float" office:value="61.363999999999997" table:style-name="ce11">
            <text:p>61.364</text:p>
          </table:table-cell>
          <table:table-cell office:value-type="float" office:value="25" table:style-name="ce11">
            <text:p>25</text:p>
          </table:table-cell>
          <table:table-cell office:value-type="float" office:value="0" table:style-name="ce11">
            <text:p>0</text:p>
          </table:table-cell>
          <table:table-cell office:value-type="float" office:value="6.8179999999999996" table:style-name="ce11">
            <text:p>6.818</text:p>
          </table:table-cell>
          <table:table-cell office:value-type="float" office:value="22.727" table:style-name="ce11">
            <text:p>22.727</text:p>
          </table:table-cell>
          <table:table-cell office:value-type="float" office:value="70.454999999999998" table:style-name="ce11">
            <text:p>70.455</text:p>
          </table:table-cell>
          <table:table-cell office:value-type="string" table:style-name="ce8">
            <text:p>[c]</text:p>
          </table:table-cell>
          <table:table-cell office:value-type="float" office:value="97.727000000000004" table:style-name="ce11">
            <text:p>97.727</text:p>
          </table:table-cell>
          <table:table-cell office:value-type="float" office:value="100" table:style-name="ce11">
            <text:p>100</text:p>
          </table:table-cell>
          <table:table-cell office:value-type="float" office:value="93.182000000000002" table:style-name="ce11">
            <text:p>93.182</text:p>
          </table:table-cell>
          <table:table-cell office:value-type="float" office:value="0" table:style-name="ce11">
            <text:p>0</text:p>
          </table:table-cell>
          <table:table-cell office:value-type="float" office:value="93.182000000000002" table:style-name="ce11">
            <text:p>93.182</text:p>
          </table:table-cell>
          <table:table-cell office:value-type="string" table:style-name="ce8">
            <text:p>[c]</text:p>
          </table:table-cell>
          <table:table-cell office:value-type="string" table:style-name="ce8">
            <text:p>[c]</text:p>
          </table:table-cell>
          <table:table-cell office:value-type="float" office:value="95.454999999999998" table:style-name="ce11">
            <text:p>95.45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6.364000000000004" table:style-name="ce11">
            <text:p>86.364</text:p>
          </table:table-cell>
          <table:table-cell office:value-type="float" office:value="83.721000000000004" table:style-name="ce11">
            <text:p>83.721</text:p>
          </table:table-cell>
          <table:table-cell office:value-type="float" office:value="79.069999999999993" table:style-name="ce11">
            <text:p>79.07</text:p>
          </table:table-cell>
          <table:table-cell office:value-type="float" office:value="20.93" table:style-name="ce11">
            <text:p>20.93</text:p>
          </table:table-cell>
          <table:table-cell office:value-type="float" office:value="75" table:style-name="ce11">
            <text:p>75</text:p>
          </table:table-cell>
          <table:table-cell office:value-type="float" office:value="70.454999999999998" table:style-name="ce11">
            <text:p>70.455</text:p>
          </table:table-cell>
          <table:table-cell office:value-type="float" office:value="77.272999999999996" table:style-name="ce11">
            <text:p>77.273</text:p>
          </table:table-cell>
          <table:table-cell office:value-type="float" office:value="77.272999999999996" table:style-name="ce11">
            <text:p>77.273</text:p>
          </table:table-cell>
          <table:table-cell table:number-columns-repeated="16261"/>
        </table:table-row>
        <table:table-row table:style-name="ro7">
          <table:table-cell office:value-type="string" table:style-name="ce3">
            <text:p>SPACE</text:p>
          </table:table-cell>
          <table:table-cell office:value-type="string" table:style-name="ce3">
            <text:p>UK Space Agency</text:p>
          </table:table-cell>
          <table:table-cell office:value-type="string" table:style-name="ce3">
            <text:p>Department for Science, Innovation and Technology</text:p>
          </table:table-cell>
          <table:table-cell office:value-type="string" table:style-name="ce3">
            <text:p/>
          </table:table-cell>
          <table:table-cell office:value-type="float" office:value="80.793000000000006" table:style-name="ce11">
            <text:p>80.793</text:p>
          </table:table-cell>
          <table:table-cell office:value-type="float" office:value="64.525000000000006" table:style-name="ce11">
            <text:p>64.525</text:p>
          </table:table-cell>
          <table:table-cell office:value-type="float" office:value="29.030999999999999" table:style-name="ce11">
            <text:p>29.031</text:p>
          </table:table-cell>
          <table:table-cell office:value-type="float" office:value="74.391999999999996" table:style-name="ce11">
            <text:p>74.392</text:p>
          </table:table-cell>
          <table:table-cell office:value-type="float" office:value="80.376999999999995" table:style-name="ce11">
            <text:p>80.377</text:p>
          </table:table-cell>
          <table:table-cell office:value-type="float" office:value="86.415000000000006" table:style-name="ce11">
            <text:p>86.415</text:p>
          </table:table-cell>
          <table:table-cell office:value-type="float" office:value="77.61" table:style-name="ce11">
            <text:p>77.61</text:p>
          </table:table-cell>
          <table:table-cell office:value-type="float" office:value="82.197000000000003" table:style-name="ce11">
            <text:p>82.197</text:p>
          </table:table-cell>
          <table:table-cell office:value-type="float" office:value="52.936" table:style-name="ce11">
            <text:p>52.936</text:p>
          </table:table-cell>
          <table:table-cell office:value-type="float" office:value="78.584999999999994" table:style-name="ce11">
            <text:p>78.585</text:p>
          </table:table-cell>
          <table:table-cell office:value-type="float" office:value="68.805000000000007" table:style-name="ce11">
            <text:p>68.805</text:p>
          </table:table-cell>
          <table:table-cell office:value-type="float" office:value="24.620999999999999" table:style-name="ce11">
            <text:p>24.621</text:p>
          </table:table-cell>
          <table:table-cell office:value-type="float" office:value="52.972999999999999" table:style-name="ce11">
            <text:p>52.973</text:p>
          </table:table-cell>
          <table:table-cell office:value-type="float" office:value="91.697999999999993" table:style-name="ce11">
            <text:p>91.698</text:p>
          </table:table-cell>
          <table:table-cell office:value-type="float" office:value="83.332999999999998" table:style-name="ce11">
            <text:p>83.333</text:p>
          </table:table-cell>
          <table:table-cell office:value-type="float" office:value="81.887" table:style-name="ce11">
            <text:p>81.887</text:p>
          </table:table-cell>
          <table:table-cell office:value-type="float" office:value="61.131999999999998" table:style-name="ce11">
            <text:p>61.132</text:p>
          </table:table-cell>
          <table:table-cell office:value-type="float" office:value="83.774000000000001" table:style-name="ce11">
            <text:p>83.774</text:p>
          </table:table-cell>
          <table:table-cell office:value-type="float" office:value="83.019000000000005" table:style-name="ce11">
            <text:p>83.019</text:p>
          </table:table-cell>
          <table:table-cell office:value-type="float" office:value="89.811000000000007" table:style-name="ce11">
            <text:p>89.811</text:p>
          </table:table-cell>
          <table:table-cell office:value-type="float" office:value="75.849000000000004" table:style-name="ce11">
            <text:p>75.849</text:p>
          </table:table-cell>
          <table:table-cell office:value-type="float" office:value="89.015000000000001" table:style-name="ce11">
            <text:p>89.015</text:p>
          </table:table-cell>
          <table:table-cell office:value-type="float" office:value="88.257999999999996" table:style-name="ce11">
            <text:p>88.258</text:p>
          </table:table-cell>
          <table:table-cell office:value-type="float" office:value="69.697000000000003" table:style-name="ce11">
            <text:p>69.697</text:p>
          </table:table-cell>
          <table:table-cell office:value-type="float" office:value="80.302999999999997" table:style-name="ce11">
            <text:p>80.303</text:p>
          </table:table-cell>
          <table:table-cell office:value-type="float" office:value="85.227000000000004" table:style-name="ce11">
            <text:p>85.227</text:p>
          </table:table-cell>
          <table:table-cell office:value-type="float" office:value="71.590999999999994" table:style-name="ce11">
            <text:p>71.591</text:p>
          </table:table-cell>
          <table:table-cell office:value-type="float" office:value="67.045000000000002" table:style-name="ce11">
            <text:p>67.045</text:p>
          </table:table-cell>
          <table:table-cell office:value-type="float" office:value="70.832999999999998" table:style-name="ce11">
            <text:p>70.833</text:p>
          </table:table-cell>
          <table:table-cell office:value-type="float" office:value="85.171000000000006" table:style-name="ce11">
            <text:p>85.171</text:p>
          </table:table-cell>
          <table:table-cell office:value-type="float" office:value="82.954999999999998" table:style-name="ce11">
            <text:p>82.955</text:p>
          </table:table-cell>
          <table:table-cell office:value-type="float" office:value="78.409000000000006" table:style-name="ce11">
            <text:p>78.409</text:p>
          </table:table-cell>
          <table:table-cell office:value-type="float" office:value="65.152000000000001" table:style-name="ce11">
            <text:p>65.152</text:p>
          </table:table-cell>
          <table:table-cell office:value-type="float" office:value="53.787999999999997" table:style-name="ce11">
            <text:p>53.788</text:p>
          </table:table-cell>
          <table:table-cell office:value-type="float" office:value="39.773000000000003" table:style-name="ce11">
            <text:p>39.773</text:p>
          </table:table-cell>
          <table:table-cell office:value-type="float" office:value="53.231999999999999" table:style-name="ce11">
            <text:p>53.232</text:p>
          </table:table-cell>
          <table:table-cell office:value-type="float" office:value="84.150999999999996" table:style-name="ce11">
            <text:p>84.151</text:p>
          </table:table-cell>
          <table:table-cell office:value-type="float" office:value="86.792000000000002" table:style-name="ce11">
            <text:p>86.792</text:p>
          </table:table-cell>
          <table:table-cell office:value-type="float" office:value="67.424000000000007" table:style-name="ce11">
            <text:p>67.424</text:p>
          </table:table-cell>
          <table:table-cell office:value-type="float" office:value="75.849000000000004" table:style-name="ce11">
            <text:p>75.849</text:p>
          </table:table-cell>
          <table:table-cell office:value-type="float" office:value="64.150999999999996" table:style-name="ce11">
            <text:p>64.151</text:p>
          </table:table-cell>
          <table:table-cell office:value-type="float" office:value="74.144000000000005" table:style-name="ce11">
            <text:p>74.144</text:p>
          </table:table-cell>
          <table:table-cell office:value-type="float" office:value="90.152000000000001" table:style-name="ce11">
            <text:p>90.152</text:p>
          </table:table-cell>
          <table:table-cell office:value-type="float" office:value="69.317999999999998" table:style-name="ce11">
            <text:p>69.318</text:p>
          </table:table-cell>
          <table:table-cell office:value-type="float" office:value="48.106000000000002" table:style-name="ce11">
            <text:p>48.106</text:p>
          </table:table-cell>
          <table:table-cell office:value-type="float" office:value="66.287999999999997" table:style-name="ce11">
            <text:p>66.288</text:p>
          </table:table-cell>
          <table:table-cell office:value-type="float" office:value="25.757999999999999" table:style-name="ce11">
            <text:p>25.758</text:p>
          </table:table-cell>
          <table:table-cell office:value-type="float" office:value="27.376000000000001" table:style-name="ce11">
            <text:p>27.376</text:p>
          </table:table-cell>
          <table:table-cell office:value-type="float" office:value="20.832999999999998" table:style-name="ce11">
            <text:p>20.833</text:p>
          </table:table-cell>
          <table:table-cell office:value-type="float" office:value="67.424000000000007" table:style-name="ce11">
            <text:p>67.424</text:p>
          </table:table-cell>
          <table:table-cell office:value-type="float" office:value="49.81" table:style-name="ce11">
            <text:p>49.81</text:p>
          </table:table-cell>
          <table:table-cell office:value-type="float" office:value="78.409000000000006" table:style-name="ce11">
            <text:p>78.409</text:p>
          </table:table-cell>
          <table:table-cell office:value-type="float" office:value="65.019000000000005" table:style-name="ce11">
            <text:p>65.019</text:p>
          </table:table-cell>
          <table:table-cell office:value-type="float" office:value="63.497999999999998" table:style-name="ce11">
            <text:p>63.498</text:p>
          </table:table-cell>
          <table:table-cell office:value-type="float" office:value="52.652000000000001" table:style-name="ce11">
            <text:p>52.652</text:p>
          </table:table-cell>
          <table:table-cell office:value-type="float" office:value="31.061" table:style-name="ce11">
            <text:p>31.061</text:p>
          </table:table-cell>
          <table:table-cell office:value-type="float" office:value="30.681999999999999" table:style-name="ce11">
            <text:p>30.682</text:p>
          </table:table-cell>
          <table:table-cell office:value-type="float" office:value="68.820999999999998" table:style-name="ce11">
            <text:p>68.821</text:p>
          </table:table-cell>
          <table:table-cell office:value-type="float" office:value="36.741999999999997" table:style-name="ce11">
            <text:p>36.742</text:p>
          </table:table-cell>
          <table:table-cell office:value-type="float" office:value="50" table:style-name="ce11">
            <text:p>50</text:p>
          </table:table-cell>
          <table:table-cell office:value-type="float" office:value="83.396000000000001" table:style-name="ce11">
            <text:p>83.396</text:p>
          </table:table-cell>
          <table:table-cell office:value-type="float" office:value="51.136000000000003" table:style-name="ce11">
            <text:p>51.136</text:p>
          </table:table-cell>
          <table:table-cell office:value-type="float" office:value="53.231999999999999" table:style-name="ce11">
            <text:p>53.232</text:p>
          </table:table-cell>
          <table:table-cell office:value-type="float" office:value="57.576000000000001" table:style-name="ce11">
            <text:p>57.576</text:p>
          </table:table-cell>
          <table:table-cell office:value-type="float" office:value="54.923999999999999" table:style-name="ce11">
            <text:p>54.924</text:p>
          </table:table-cell>
          <table:table-cell office:value-type="float" office:value="60" table:style-name="ce11">
            <text:p>60</text:p>
          </table:table-cell>
          <table:table-cell office:value-type="float" office:value="46.591000000000001" table:style-name="ce11">
            <text:p>46.591</text:p>
          </table:table-cell>
          <table:table-cell office:value-type="float" office:value="89.394000000000005" table:style-name="ce11">
            <text:p>89.394</text:p>
          </table:table-cell>
          <table:table-cell office:value-type="float" office:value="76.894000000000005" table:style-name="ce11">
            <text:p>76.894</text:p>
          </table:table-cell>
          <table:table-cell office:value-type="float" office:value="70.832999999999998" table:style-name="ce11">
            <text:p>70.833</text:p>
          </table:table-cell>
          <table:table-cell office:value-type="float" office:value="69.317999999999998" table:style-name="ce11">
            <text:p>69.318</text:p>
          </table:table-cell>
          <table:table-cell office:value-type="float" office:value="77.652000000000001" table:style-name="ce11">
            <text:p>77.652</text:p>
          </table:table-cell>
          <table:table-cell office:value-type="float" office:value="63.636000000000003" table:style-name="ce11">
            <text:p>63.636</text:p>
          </table:table-cell>
          <table:table-cell office:value-type="float" office:value="44.487000000000002" table:style-name="ce11">
            <text:p>44.487</text:p>
          </table:table-cell>
          <table:table-cell office:value-type="float" office:value="81.887" table:style-name="ce11">
            <text:p>81.887</text:p>
          </table:table-cell>
          <table:table-cell office:value-type="float" office:value="64.394000000000005" table:style-name="ce11">
            <text:p>64.394</text:p>
          </table:table-cell>
          <table:table-cell office:value-type="float" office:value="84.150999999999996" table:style-name="ce11">
            <text:p>84.151</text:p>
          </table:table-cell>
          <table:table-cell office:value-type="float" office:value="90.566000000000003" table:style-name="ce11">
            <text:p>90.566</text:p>
          </table:table-cell>
          <table:table-cell office:value-type="float" office:value="95.454999999999998" table:style-name="ce11">
            <text:p>95.455</text:p>
          </table:table-cell>
          <table:table-cell office:value-type="float" office:value="64.015000000000001" table:style-name="ce11">
            <text:p>64.015</text:p>
          </table:table-cell>
          <table:table-cell office:value-type="float" office:value="42.045000000000002" table:style-name="ce11">
            <text:p>42.045</text:p>
          </table:table-cell>
          <table:table-cell office:value-type="float" office:value="9.4700000000000006" table:style-name="ce11">
            <text:p>9.47</text:p>
          </table:table-cell>
          <table:table-cell office:value-type="float" office:value="10.606" table:style-name="ce11">
            <text:p>10.606</text:p>
          </table:table-cell>
          <table:table-cell office:value-type="float" office:value="22.347999999999999" table:style-name="ce11">
            <text:p>22.348</text:p>
          </table:table-cell>
          <table:table-cell office:value-type="float" office:value="42.423999999999999" table:style-name="ce11">
            <text:p>42.424</text:p>
          </table:table-cell>
          <table:table-cell office:value-type="float" office:value="24.620999999999999" table:style-name="ce11">
            <text:p>24.621</text:p>
          </table:table-cell>
          <table:table-cell office:value-type="float" office:value="6.0380000000000003" table:style-name="ce11">
            <text:p>6.038</text:p>
          </table:table-cell>
          <table:table-cell office:value-type="float" office:value="91.667000000000002" table:style-name="ce11">
            <text:p>91.667</text:p>
          </table:table-cell>
          <table:table-cell office:value-type="float" office:value="68.561000000000007" table:style-name="ce11">
            <text:p>68.561</text:p>
          </table:table-cell>
          <table:table-cell office:value-type="float" office:value="64.528000000000006" table:style-name="ce11">
            <text:p>64.528</text:p>
          </table:table-cell>
          <table:table-cell office:value-type="float" office:value="10.189" table:style-name="ce11">
            <text:p>10.189</text:p>
          </table:table-cell>
          <table:table-cell office:value-type="float" office:value="86.037999999999997" table:style-name="ce11">
            <text:p>86.038</text:p>
          </table:table-cell>
          <table:table-cell office:value-type="float" office:value="3.774" table:style-name="ce11">
            <text:p>3.774</text:p>
          </table:table-cell>
          <table:table-cell office:value-type="float" office:value="12.879" table:style-name="ce11">
            <text:p>12.879</text:p>
          </table:table-cell>
          <table:table-cell office:value-type="float" office:value="83.712000000000003" table:style-name="ce11">
            <text:p>83.712</text:p>
          </table:table-cell>
          <table:table-cell office:value-type="string" table:style-name="ce8">
            <text:p>[c]</text:p>
          </table:table-cell>
          <table:table-cell office:value-type="float" office:value="55.881999999999998" table:style-name="ce11">
            <text:p>55.882</text:p>
          </table:table-cell>
          <table:table-cell office:value-type="float" office:value="29.411999999999999" table:style-name="ce11">
            <text:p>29.41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1.765000000000001" table:style-name="ce11">
            <text:p>61.765</text:p>
          </table:table-cell>
          <table:table-cell office:value-type="string" table:style-name="ce8">
            <text:p>[c]</text:p>
          </table:table-cell>
          <table:table-cell office:value-type="string" table:style-name="ce8">
            <text:p>[c]</text:p>
          </table:table-cell>
          <table:table-cell office:value-type="float" office:value="73.528999999999996" table:style-name="ce11">
            <text:p>73.529</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2.631999999999998" table:style-name="ce11">
            <text:p>52.632</text:p>
          </table:table-cell>
          <table:table-cell office:value-type="string" table:style-name="ce8">
            <text:p>[c]</text:p>
          </table:table-cell>
          <table:table-cell office:value-type="float" office:value="67.546999999999997" table:style-name="ce11">
            <text:p>67.547</text:p>
          </table:table-cell>
          <table:table-cell office:value-type="float" office:value="69.057000000000002" table:style-name="ce11">
            <text:p>69.057</text:p>
          </table:table-cell>
          <table:table-cell office:value-type="float" office:value="59.695999999999998" table:style-name="ce11">
            <text:p>59.696</text:p>
          </table:table-cell>
          <table:table-cell office:value-type="float" office:value="36.502000000000002" table:style-name="ce11">
            <text:p>36.502</text:p>
          </table:table-cell>
          <table:table-cell office:value-type="float" office:value="70.075999999999993" table:style-name="ce11">
            <text:p>70.076</text:p>
          </table:table-cell>
          <table:table-cell office:value-type="float" office:value="70.832999999999998" table:style-name="ce11">
            <text:p>70.833</text:p>
          </table:table-cell>
          <table:table-cell office:value-type="float" office:value="47.148000000000003" table:style-name="ce11">
            <text:p>47.148</text:p>
          </table:table-cell>
          <table:table-cell office:value-type="float" office:value="62.878999999999998" table:style-name="ce11">
            <text:p>62.879</text:p>
          </table:table-cell>
          <table:table-cell table:number-columns-repeated="16261"/>
        </table:table-row>
        <table:table-row table:style-name="ro5">
          <table:table-cell office:value-type="string" table:style-name="ce3">
            <text:p>SPPA</text:p>
          </table:table-cell>
          <table:table-cell office:value-type="string" table:style-name="ce3">
            <text:p>Scottish Public Pensions Agency</text:p>
          </table:table-cell>
          <table:table-cell office:value-type="string" table:style-name="ce3">
            <text:p>Scottish Government</text:p>
          </table:table-cell>
          <table:table-cell office:value-type="string" table:style-name="ce3">
            <text:p/>
          </table:table-cell>
          <table:table-cell office:value-type="float" office:value="71.319999999999993" table:style-name="ce11">
            <text:p>71.32</text:p>
          </table:table-cell>
          <table:table-cell office:value-type="float" office:value="54.603999999999999" table:style-name="ce11">
            <text:p>54.604</text:p>
          </table:table-cell>
          <table:table-cell office:value-type="float" office:value="33.398000000000003" table:style-name="ce11">
            <text:p>33.398</text:p>
          </table:table-cell>
          <table:table-cell office:value-type="float" office:value="70.2" table:style-name="ce11">
            <text:p>70.2</text:p>
          </table:table-cell>
          <table:table-cell office:value-type="float" office:value="68.399000000000001" table:style-name="ce11">
            <text:p>68.399</text:p>
          </table:table-cell>
          <table:table-cell office:value-type="float" office:value="72.775999999999996" table:style-name="ce11">
            <text:p>72.776</text:p>
          </table:table-cell>
          <table:table-cell office:value-type="float" office:value="67.397999999999996" table:style-name="ce11">
            <text:p>67.398</text:p>
          </table:table-cell>
          <table:table-cell office:value-type="float" office:value="73.072000000000003" table:style-name="ce11">
            <text:p>73.072</text:p>
          </table:table-cell>
          <table:table-cell office:value-type="float" office:value="49.287999999999997" table:style-name="ce11">
            <text:p>49.288</text:p>
          </table:table-cell>
          <table:table-cell office:value-type="float" office:value="72.093999999999994" table:style-name="ce11">
            <text:p>72.094</text:p>
          </table:table-cell>
          <table:table-cell office:value-type="float" office:value="62.776000000000003" table:style-name="ce11">
            <text:p>62.776</text:p>
          </table:table-cell>
          <table:table-cell office:value-type="float" office:value="51.838999999999999" table:style-name="ce11">
            <text:p>51.839</text:p>
          </table:table-cell>
          <table:table-cell office:value-type="float" office:value="31.091000000000001" table:style-name="ce11">
            <text:p>31.091</text:p>
          </table:table-cell>
          <table:table-cell office:value-type="float" office:value="84.341999999999999" table:style-name="ce11">
            <text:p>84.342</text:p>
          </table:table-cell>
          <table:table-cell office:value-type="float" office:value="82.206000000000003" table:style-name="ce11">
            <text:p>82.206</text:p>
          </table:table-cell>
          <table:table-cell office:value-type="float" office:value="67.971999999999994" table:style-name="ce11">
            <text:p>67.972</text:p>
          </table:table-cell>
          <table:table-cell office:value-type="float" office:value="40.569000000000003" table:style-name="ce11">
            <text:p>40.569</text:p>
          </table:table-cell>
          <table:table-cell office:value-type="float" office:value="66.903999999999996" table:style-name="ce11">
            <text:p>66.904</text:p>
          </table:table-cell>
          <table:table-cell office:value-type="float" office:value="69.751000000000005" table:style-name="ce11">
            <text:p>69.751</text:p>
          </table:table-cell>
          <table:table-cell office:value-type="float" office:value="75.713999999999999" table:style-name="ce11">
            <text:p>75.714</text:p>
          </table:table-cell>
          <table:table-cell office:value-type="float" office:value="64.516000000000005" table:style-name="ce11">
            <text:p>64.516</text:p>
          </table:table-cell>
          <table:table-cell office:value-type="float" office:value="84.286000000000001" table:style-name="ce11">
            <text:p>84.286</text:p>
          </table:table-cell>
          <table:table-cell office:value-type="float" office:value="74.91" table:style-name="ce11">
            <text:p>74.91</text:p>
          </table:table-cell>
          <table:table-cell office:value-type="float" office:value="62.5" table:style-name="ce11">
            <text:p>62.5</text:p>
          </table:table-cell>
          <table:table-cell office:value-type="float" office:value="64.643000000000001" table:style-name="ce11">
            <text:p>64.643</text:p>
          </table:table-cell>
          <table:table-cell office:value-type="float" office:value="75.713999999999999" table:style-name="ce11">
            <text:p>75.714</text:p>
          </table:table-cell>
          <table:table-cell office:value-type="float" office:value="63.344999999999999" table:style-name="ce11">
            <text:p>63.345</text:p>
          </table:table-cell>
          <table:table-cell office:value-type="float" office:value="55.872" table:style-name="ce11">
            <text:p>55.872</text:p>
          </table:table-cell>
          <table:table-cell office:value-type="float" office:value="62.5" table:style-name="ce11">
            <text:p>62.5</text:p>
          </table:table-cell>
          <table:table-cell office:value-type="float" office:value="77.58" table:style-name="ce11">
            <text:p>77.58</text:p>
          </table:table-cell>
          <table:table-cell office:value-type="float" office:value="75.444999999999993" table:style-name="ce11">
            <text:p>75.445</text:p>
          </table:table-cell>
          <table:table-cell office:value-type="float" office:value="66.191999999999993" table:style-name="ce11">
            <text:p>66.192</text:p>
          </table:table-cell>
          <table:table-cell office:value-type="float" office:value="64.057000000000002" table:style-name="ce11">
            <text:p>64.057</text:p>
          </table:table-cell>
          <table:table-cell office:value-type="float" office:value="44.484000000000002" table:style-name="ce11">
            <text:p>44.484</text:p>
          </table:table-cell>
          <table:table-cell office:value-type="float" office:value="50" table:style-name="ce11">
            <text:p>50</text:p>
          </table:table-cell>
          <table:table-cell office:value-type="float" office:value="38.79" table:style-name="ce11">
            <text:p>38.79</text:p>
          </table:table-cell>
          <table:table-cell office:value-type="float" office:value="75.356999999999999" table:style-name="ce11">
            <text:p>75.357</text:p>
          </table:table-cell>
          <table:table-cell office:value-type="float" office:value="80.783000000000001" table:style-name="ce11">
            <text:p>80.783</text:p>
          </table:table-cell>
          <table:table-cell office:value-type="float" office:value="57.651000000000003" table:style-name="ce11">
            <text:p>57.651</text:p>
          </table:table-cell>
          <table:table-cell office:value-type="float" office:value="74.733000000000004" table:style-name="ce11">
            <text:p>74.733</text:p>
          </table:table-cell>
          <table:table-cell office:value-type="float" office:value="48.042999999999999" table:style-name="ce11">
            <text:p>48.043</text:p>
          </table:table-cell>
          <table:table-cell office:value-type="float" office:value="60.853999999999999" table:style-name="ce11">
            <text:p>60.854</text:p>
          </table:table-cell>
          <table:table-cell office:value-type="float" office:value="77.856999999999999" table:style-name="ce11">
            <text:p>77.857</text:p>
          </table:table-cell>
          <table:table-cell office:value-type="float" office:value="59.286000000000001" table:style-name="ce11">
            <text:p>59.286</text:p>
          </table:table-cell>
          <table:table-cell office:value-type="float" office:value="53.929000000000002" table:style-name="ce11">
            <text:p>53.929</text:p>
          </table:table-cell>
          <table:table-cell office:value-type="float" office:value="76.512" table:style-name="ce11">
            <text:p>76.512</text:p>
          </table:table-cell>
          <table:table-cell office:value-type="float" office:value="50.177999999999997" table:style-name="ce11">
            <text:p>50.178</text:p>
          </table:table-cell>
          <table:table-cell office:value-type="float" office:value="59.430999999999997" table:style-name="ce11">
            <text:p>59.431</text:p>
          </table:table-cell>
          <table:table-cell office:value-type="float" office:value="45.906999999999996" table:style-name="ce11">
            <text:p>45.907</text:p>
          </table:table-cell>
          <table:table-cell office:value-type="float" office:value="68.326999999999998" table:style-name="ce11">
            <text:p>68.327</text:p>
          </table:table-cell>
          <table:table-cell office:value-type="float" office:value="67.143000000000001" table:style-name="ce11">
            <text:p>67.143</text:p>
          </table:table-cell>
          <table:table-cell office:value-type="float" office:value="42.143000000000001" table:style-name="ce11">
            <text:p>42.143</text:p>
          </table:table-cell>
          <table:table-cell office:value-type="float" office:value="37.634" table:style-name="ce11">
            <text:p>37.634</text:p>
          </table:table-cell>
          <table:table-cell office:value-type="float" office:value="34.643000000000001" table:style-name="ce11">
            <text:p>34.643</text:p>
          </table:table-cell>
          <table:table-cell office:value-type="float" office:value="32.975000000000001" table:style-name="ce11">
            <text:p>32.975</text:p>
          </table:table-cell>
          <table:table-cell office:value-type="float" office:value="13.929" table:style-name="ce11">
            <text:p>13.929</text:p>
          </table:table-cell>
          <table:table-cell office:value-type="float" office:value="18.638000000000002" table:style-name="ce11">
            <text:p>18.638</text:p>
          </table:table-cell>
          <table:table-cell office:value-type="float" office:value="37.856999999999999" table:style-name="ce11">
            <text:p>37.857</text:p>
          </table:table-cell>
          <table:table-cell office:value-type="float" office:value="26.428999999999998" table:style-name="ce11">
            <text:p>26.429</text:p>
          </table:table-cell>
          <table:table-cell office:value-type="float" office:value="35.356999999999999" table:style-name="ce11">
            <text:p>35.357</text:p>
          </table:table-cell>
          <table:table-cell office:value-type="float" office:value="46.070999999999998" table:style-name="ce11">
            <text:p>46.071</text:p>
          </table:table-cell>
          <table:table-cell office:value-type="float" office:value="46.953000000000003" table:style-name="ce11">
            <text:p>46.953</text:p>
          </table:table-cell>
          <table:table-cell office:value-type="float" office:value="32.616" table:style-name="ce11">
            <text:p>32.616</text:p>
          </table:table-cell>
          <table:table-cell office:value-type="float" office:value="41.070999999999998" table:style-name="ce11">
            <text:p>41.071</text:p>
          </table:table-cell>
          <table:table-cell office:value-type="float" office:value="38.929000000000002" table:style-name="ce11">
            <text:p>38.929</text:p>
          </table:table-cell>
          <table:table-cell office:value-type="float" office:value="28.571000000000002" table:style-name="ce11">
            <text:p>28.571</text:p>
          </table:table-cell>
          <table:table-cell office:value-type="float" office:value="16.129000000000001" table:style-name="ce11">
            <text:p>16.129</text:p>
          </table:table-cell>
          <table:table-cell office:value-type="float" office:value="88.611999999999995" table:style-name="ce11">
            <text:p>88.612</text:p>
          </table:table-cell>
          <table:table-cell office:value-type="float" office:value="59.786000000000001" table:style-name="ce11">
            <text:p>59.786</text:p>
          </table:table-cell>
          <table:table-cell office:value-type="float" office:value="59.643000000000001" table:style-name="ce11">
            <text:p>59.643</text:p>
          </table:table-cell>
          <table:table-cell office:value-type="float" office:value="62.5" table:style-name="ce11">
            <text:p>62.5</text:p>
          </table:table-cell>
          <table:table-cell office:value-type="float" office:value="67.025000000000006" table:style-name="ce11">
            <text:p>67.025</text:p>
          </table:table-cell>
          <table:table-cell office:value-type="float" office:value="56.429000000000002" table:style-name="ce11">
            <text:p>56.429</text:p>
          </table:table-cell>
          <table:table-cell office:value-type="float" office:value="42.5" table:style-name="ce11">
            <text:p>42.5</text:p>
          </table:table-cell>
          <table:table-cell office:value-type="float" office:value="81.786000000000001" table:style-name="ce11">
            <text:p>81.786</text:p>
          </table:table-cell>
          <table:table-cell office:value-type="float" office:value="15.356999999999999" table:style-name="ce11">
            <text:p>15.357</text:p>
          </table:table-cell>
          <table:table-cell office:value-type="float" office:value="82.561999999999998" table:style-name="ce11">
            <text:p>82.562</text:p>
          </table:table-cell>
          <table:table-cell office:value-type="float" office:value="92.171000000000006" table:style-name="ce11">
            <text:p>92.171</text:p>
          </table:table-cell>
          <table:table-cell office:value-type="float" office:value="92.856999999999999" table:style-name="ce11">
            <text:p>92.857</text:p>
          </table:table-cell>
          <table:table-cell office:value-type="float" office:value="64.748000000000005" table:style-name="ce11">
            <text:p>64.748</text:p>
          </table:table-cell>
          <table:table-cell office:value-type="float" office:value="45.52" table:style-name="ce11">
            <text:p>45.52</text:p>
          </table:table-cell>
          <table:table-cell office:value-type="float" office:value="10.753" table:style-name="ce11">
            <text:p>10.753</text:p>
          </table:table-cell>
          <table:table-cell office:value-type="float" office:value="10.468999999999999" table:style-name="ce11">
            <text:p>10.469</text:p>
          </table:table-cell>
          <table:table-cell office:value-type="float" office:value="16.968" table:style-name="ce11">
            <text:p>16.968</text:p>
          </table:table-cell>
          <table:table-cell office:value-type="float" office:value="25.632000000000001" table:style-name="ce11">
            <text:p>25.632</text:p>
          </table:table-cell>
          <table:table-cell office:value-type="float" office:value="46.930999999999997" table:style-name="ce11">
            <text:p>46.931</text:p>
          </table:table-cell>
          <table:table-cell office:value-type="float" office:value="7.9139999999999997" table:style-name="ce11">
            <text:p>7.914</text:p>
          </table:table-cell>
          <table:table-cell office:value-type="float" office:value="90.287999999999997" table:style-name="ce11">
            <text:p>90.288</text:p>
          </table:table-cell>
          <table:table-cell office:value-type="float" office:value="75.986000000000004" table:style-name="ce11">
            <text:p>75.986</text:p>
          </table:table-cell>
          <table:table-cell office:value-type="float" office:value="67.986000000000004" table:style-name="ce11">
            <text:p>67.986</text:p>
          </table:table-cell>
          <table:table-cell office:value-type="float" office:value="8.9610000000000003" table:style-name="ce11">
            <text:p>8.961</text:p>
          </table:table-cell>
          <table:table-cell office:value-type="float" office:value="83.513000000000005" table:style-name="ce11">
            <text:p>83.513</text:p>
          </table:table-cell>
          <table:table-cell office:value-type="float" office:value="7.5270000000000001" table:style-name="ce11">
            <text:p>7.527</text:p>
          </table:table-cell>
          <table:table-cell office:value-type="float" office:value="5.0359999999999996" table:style-name="ce11">
            <text:p>5.036</text:p>
          </table:table-cell>
          <table:table-cell office:value-type="float" office:value="88.489000000000004" table:style-name="ce11">
            <text:p>88.489</text:p>
          </table:table-cell>
          <table:table-cell office:value-type="float" office:value="6.4749999999999996" table:style-name="ce11">
            <text:p>6.47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1.429000000000002" table:style-name="ce11">
            <text:p>71.429</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1.732999999999997" table:style-name="ce11">
            <text:p>61.733</text:p>
          </table:table-cell>
          <table:table-cell office:value-type="float" office:value="67.272999999999996" table:style-name="ce11">
            <text:p>67.273</text:p>
          </table:table-cell>
          <table:table-cell office:value-type="float" office:value="58.182000000000002" table:style-name="ce11">
            <text:p>58.182</text:p>
          </table:table-cell>
          <table:table-cell office:value-type="float" office:value="29.818000000000001" table:style-name="ce11">
            <text:p>29.818</text:p>
          </table:table-cell>
          <table:table-cell office:value-type="float" office:value="69.064999999999998" table:style-name="ce11">
            <text:p>69.065</text:p>
          </table:table-cell>
          <table:table-cell office:value-type="float" office:value="68.704999999999998" table:style-name="ce11">
            <text:p>68.705</text:p>
          </table:table-cell>
          <table:table-cell office:value-type="float" office:value="57.04" table:style-name="ce11">
            <text:p>57.04</text:p>
          </table:table-cell>
          <table:table-cell office:value-type="float" office:value="65.941999999999993" table:style-name="ce11">
            <text:p>65.942</text:p>
          </table:table-cell>
          <table:table-cell table:number-columns-repeated="16261"/>
        </table:table-row>
        <table:table-row table:style-name="ro5">
          <table:table-cell office:value-type="string" table:style-name="ce3">
            <text:p>SPS</text:p>
          </table:table-cell>
          <table:table-cell office:value-type="string" table:style-name="ce3">
            <text:p>Scottish Prison Service</text:p>
          </table:table-cell>
          <table:table-cell office:value-type="string" table:style-name="ce3">
            <text:p>Scottish Government</text:p>
          </table:table-cell>
          <table:table-cell office:value-type="string" table:style-name="ce3">
            <text:p/>
          </table:table-cell>
          <table:table-cell office:value-type="float" office:value="23.702999999999999" table:style-name="ce11">
            <text:p>23.703</text:p>
          </table:table-cell>
          <table:table-cell office:value-type="float" office:value="56.302" table:style-name="ce11">
            <text:p>56.302</text:p>
          </table:table-cell>
          <table:table-cell office:value-type="float" office:value="35.457999999999998" table:style-name="ce11">
            <text:p>35.458</text:p>
          </table:table-cell>
          <table:table-cell office:value-type="float" office:value="71.924000000000007" table:style-name="ce11">
            <text:p>71.924</text:p>
          </table:table-cell>
          <table:table-cell office:value-type="float" office:value="69.194000000000003" table:style-name="ce11">
            <text:p>69.194</text:p>
          </table:table-cell>
          <table:table-cell office:value-type="float" office:value="72.665000000000006" table:style-name="ce11">
            <text:p>72.665</text:p>
          </table:table-cell>
          <table:table-cell office:value-type="float" office:value="58.453000000000003" table:style-name="ce11">
            <text:p>58.453</text:p>
          </table:table-cell>
          <table:table-cell office:value-type="float" office:value="69.688999999999993" table:style-name="ce11">
            <text:p>69.689</text:p>
          </table:table-cell>
          <table:table-cell office:value-type="float" office:value="49.366999999999997" table:style-name="ce11">
            <text:p>49.367</text:p>
          </table:table-cell>
          <table:table-cell office:value-type="float" office:value="62.683" table:style-name="ce11">
            <text:p>62.683</text:p>
          </table:table-cell>
          <table:table-cell office:value-type="float" office:value="66.248000000000005" table:style-name="ce11">
            <text:p>66.248</text:p>
          </table:table-cell>
          <table:table-cell office:value-type="float" office:value="26.495999999999999" table:style-name="ce11">
            <text:p>26.496</text:p>
          </table:table-cell>
          <table:table-cell office:value-type="float" office:value="34.661000000000001" table:style-name="ce11">
            <text:p>34.661</text:p>
          </table:table-cell>
          <table:table-cell office:value-type="float" office:value="88.634" table:style-name="ce11">
            <text:p>88.634</text:p>
          </table:table-cell>
          <table:table-cell office:value-type="float" office:value="79.908000000000001" table:style-name="ce11">
            <text:p>79.908</text:p>
          </table:table-cell>
          <table:table-cell office:value-type="float" office:value="70.486000000000004" table:style-name="ce11">
            <text:p>70.486</text:p>
          </table:table-cell>
          <table:table-cell office:value-type="float" office:value="45.914000000000001" table:style-name="ce11">
            <text:p>45.914</text:p>
          </table:table-cell>
          <table:table-cell office:value-type="float" office:value="60.953000000000003" table:style-name="ce11">
            <text:p>60.953</text:p>
          </table:table-cell>
          <table:table-cell office:value-type="float" office:value="71.494" table:style-name="ce11">
            <text:p>71.494</text:p>
          </table:table-cell>
          <table:table-cell office:value-type="float" office:value="73.81" table:style-name="ce11">
            <text:p>73.81</text:p>
          </table:table-cell>
          <table:table-cell office:value-type="float" office:value="59.32" table:style-name="ce11">
            <text:p>59.32</text:p>
          </table:table-cell>
          <table:table-cell office:value-type="float" office:value="68.040000000000006" table:style-name="ce11">
            <text:p>68.04</text:p>
          </table:table-cell>
          <table:table-cell office:value-type="float" office:value="67.584999999999994" table:style-name="ce11">
            <text:p>67.585</text:p>
          </table:table-cell>
          <table:table-cell office:value-type="float" office:value="52.07" table:style-name="ce11">
            <text:p>52.07</text:p>
          </table:table-cell>
          <table:table-cell office:value-type="float" office:value="61.447000000000003" table:style-name="ce11">
            <text:p>61.447</text:p>
          </table:table-cell>
          <table:table-cell office:value-type="float" office:value="66.33" table:style-name="ce11">
            <text:p>66.33</text:p>
          </table:table-cell>
          <table:table-cell office:value-type="float" office:value="50.732999999999997" table:style-name="ce11">
            <text:p>50.733</text:p>
          </table:table-cell>
          <table:table-cell office:value-type="float" office:value="47.527000000000001" table:style-name="ce11">
            <text:p>47.527</text:p>
          </table:table-cell>
          <table:table-cell office:value-type="float" office:value="52.978999999999999" table:style-name="ce11">
            <text:p>52.979</text:p>
          </table:table-cell>
          <table:table-cell office:value-type="float" office:value="78.991" table:style-name="ce11">
            <text:p>78.991</text:p>
          </table:table-cell>
          <table:table-cell office:value-type="float" office:value="71.245000000000005" table:style-name="ce11">
            <text:p>71.245</text:p>
          </table:table-cell>
          <table:table-cell office:value-type="float" office:value="58.860999999999997" table:style-name="ce11">
            <text:p>58.861</text:p>
          </table:table-cell>
          <table:table-cell office:value-type="float" office:value="52.752000000000002" table:style-name="ce11">
            <text:p>52.752</text:p>
          </table:table-cell>
          <table:table-cell office:value-type="float" office:value="44.118000000000002" table:style-name="ce11">
            <text:p>44.118</text:p>
          </table:table-cell>
          <table:table-cell office:value-type="float" office:value="51.743000000000002" table:style-name="ce11">
            <text:p>51.743</text:p>
          </table:table-cell>
          <table:table-cell office:value-type="float" office:value="48.896999999999998" table:style-name="ce11">
            <text:p>48.897</text:p>
          </table:table-cell>
          <table:table-cell office:value-type="float" office:value="65.536000000000001" table:style-name="ce11">
            <text:p>65.536</text:p>
          </table:table-cell>
          <table:table-cell office:value-type="float" office:value="74.701999999999998" table:style-name="ce11">
            <text:p>74.702</text:p>
          </table:table-cell>
          <table:table-cell office:value-type="float" office:value="51.420999999999999" table:style-name="ce11">
            <text:p>51.421</text:p>
          </table:table-cell>
          <table:table-cell office:value-type="float" office:value="59.066000000000003" table:style-name="ce11">
            <text:p>59.066</text:p>
          </table:table-cell>
          <table:table-cell office:value-type="float" office:value="56.106999999999999" table:style-name="ce11">
            <text:p>56.107</text:p>
          </table:table-cell>
          <table:table-cell office:value-type="float" office:value="68.072999999999993" table:style-name="ce11">
            <text:p>68.073</text:p>
          </table:table-cell>
          <table:table-cell office:value-type="float" office:value="87.992999999999995" table:style-name="ce11">
            <text:p>87.993</text:p>
          </table:table-cell>
          <table:table-cell office:value-type="float" office:value="68.165000000000006" table:style-name="ce11">
            <text:p>68.165</text:p>
          </table:table-cell>
          <table:table-cell office:value-type="float" office:value="56.319000000000003" table:style-name="ce11">
            <text:p>56.319</text:p>
          </table:table-cell>
          <table:table-cell office:value-type="float" office:value="60.826000000000001" table:style-name="ce11">
            <text:p>60.826</text:p>
          </table:table-cell>
          <table:table-cell office:value-type="float" office:value="25.366" table:style-name="ce11">
            <text:p>25.366</text:p>
          </table:table-cell>
          <table:table-cell office:value-type="float" office:value="30.183" table:style-name="ce11">
            <text:p>30.183</text:p>
          </table:table-cell>
          <table:table-cell office:value-type="float" office:value="24.015000000000001" table:style-name="ce11">
            <text:p>24.015</text:p>
          </table:table-cell>
          <table:table-cell office:value-type="float" office:value="62.293999999999997" table:style-name="ce11">
            <text:p>62.294</text:p>
          </table:table-cell>
          <table:table-cell office:value-type="float" office:value="58.295000000000002" table:style-name="ce11">
            <text:p>58.295</text:p>
          </table:table-cell>
          <table:table-cell office:value-type="float" office:value="49.679000000000002" table:style-name="ce11">
            <text:p>49.679</text:p>
          </table:table-cell>
          <table:table-cell office:value-type="float" office:value="41.872999999999998" table:style-name="ce11">
            <text:p>41.873</text:p>
          </table:table-cell>
          <table:table-cell office:value-type="float" office:value="35.753999999999998" table:style-name="ce11">
            <text:p>35.754</text:p>
          </table:table-cell>
          <table:table-cell office:value-type="float" office:value="36.18" table:style-name="ce11">
            <text:p>36.18</text:p>
          </table:table-cell>
          <table:table-cell office:value-type="float" office:value="22.619" table:style-name="ce11">
            <text:p>22.619</text:p>
          </table:table-cell>
          <table:table-cell office:value-type="float" office:value="25.94" table:style-name="ce11">
            <text:p>25.94</text:p>
          </table:table-cell>
          <table:table-cell office:value-type="float" office:value="40.366999999999997" table:style-name="ce11">
            <text:p>40.367</text:p>
          </table:table-cell>
          <table:table-cell office:value-type="float" office:value="27.706" table:style-name="ce11">
            <text:p>27.706</text:p>
          </table:table-cell>
          <table:table-cell office:value-type="float" office:value="31.768000000000001" table:style-name="ce11">
            <text:p>31.768</text:p>
          </table:table-cell>
          <table:table-cell office:value-type="float" office:value="57.600999999999999" table:style-name="ce11">
            <text:p>57.601</text:p>
          </table:table-cell>
          <table:table-cell office:value-type="float" office:value="45.420999999999999" table:style-name="ce11">
            <text:p>45.421</text:p>
          </table:table-cell>
          <table:table-cell office:value-type="float" office:value="49.036000000000001" table:style-name="ce11">
            <text:p>49.036</text:p>
          </table:table-cell>
          <table:table-cell office:value-type="float" office:value="39.265999999999998" table:style-name="ce11">
            <text:p>39.266</text:p>
          </table:table-cell>
          <table:table-cell office:value-type="float" office:value="36.081000000000003" table:style-name="ce11">
            <text:p>36.081</text:p>
          </table:table-cell>
          <table:table-cell office:value-type="float" office:value="22.823" table:style-name="ce11">
            <text:p>22.823</text:p>
          </table:table-cell>
          <table:table-cell office:value-type="float" office:value="16.544" table:style-name="ce11">
            <text:p>16.544</text:p>
          </table:table-cell>
          <table:table-cell office:value-type="float" office:value="83.852999999999994" table:style-name="ce11">
            <text:p>83.853</text:p>
          </table:table-cell>
          <table:table-cell office:value-type="float" office:value="54.079000000000001" table:style-name="ce11">
            <text:p>54.079</text:p>
          </table:table-cell>
          <table:table-cell office:value-type="float" office:value="49.359000000000002" table:style-name="ce11">
            <text:p>49.359</text:p>
          </table:table-cell>
          <table:table-cell office:value-type="float" office:value="64.652000000000001" table:style-name="ce11">
            <text:p>64.652</text:p>
          </table:table-cell>
          <table:table-cell office:value-type="float" office:value="59.395000000000003" table:style-name="ce11">
            <text:p>59.395</text:p>
          </table:table-cell>
          <table:table-cell office:value-type="float" office:value="36.514000000000003" table:style-name="ce11">
            <text:p>36.514</text:p>
          </table:table-cell>
          <table:table-cell office:value-type="float" office:value="30" table:style-name="ce11">
            <text:p>30</text:p>
          </table:table-cell>
          <table:table-cell office:value-type="float" office:value="57.012" table:style-name="ce11">
            <text:p>57.012</text:p>
          </table:table-cell>
          <table:table-cell office:value-type="float" office:value="22.64" table:style-name="ce11">
            <text:p>22.64</text:p>
          </table:table-cell>
          <table:table-cell office:value-type="float" office:value="60.826000000000001" table:style-name="ce11">
            <text:p>60.826</text:p>
          </table:table-cell>
          <table:table-cell office:value-type="float" office:value="33.456000000000003" table:style-name="ce11">
            <text:p>33.456</text:p>
          </table:table-cell>
          <table:table-cell office:value-type="float" office:value="71.429000000000002" table:style-name="ce11">
            <text:p>71.429</text:p>
          </table:table-cell>
          <table:table-cell office:value-type="float" office:value="61.835000000000001" table:style-name="ce11">
            <text:p>61.835</text:p>
          </table:table-cell>
          <table:table-cell office:value-type="float" office:value="37.764000000000003" table:style-name="ce11">
            <text:p>37.764</text:p>
          </table:table-cell>
          <table:table-cell office:value-type="float" office:value="9.9079999999999995" table:style-name="ce11">
            <text:p>9.908</text:p>
          </table:table-cell>
          <table:table-cell office:value-type="float" office:value="9.2829999999999995" table:style-name="ce11">
            <text:p>9.283</text:p>
          </table:table-cell>
          <table:table-cell office:value-type="float" office:value="10.294" table:style-name="ce11">
            <text:p>10.294</text:p>
          </table:table-cell>
          <table:table-cell office:value-type="float" office:value="20.588000000000001" table:style-name="ce11">
            <text:p>20.588</text:p>
          </table:table-cell>
          <table:table-cell office:value-type="float" office:value="59.835000000000001" table:style-name="ce11">
            <text:p>59.835</text:p>
          </table:table-cell>
          <table:table-cell office:value-type="float" office:value="13.577999999999999" table:style-name="ce11">
            <text:p>13.578</text:p>
          </table:table-cell>
          <table:table-cell office:value-type="float" office:value="73.210999999999999" table:style-name="ce11">
            <text:p>73.211</text:p>
          </table:table-cell>
          <table:table-cell office:value-type="float" office:value="62.545999999999999" table:style-name="ce11">
            <text:p>62.546</text:p>
          </table:table-cell>
          <table:table-cell office:value-type="float" office:value="53.308999999999997" table:style-name="ce11">
            <text:p>53.309</text:p>
          </table:table-cell>
          <table:table-cell office:value-type="float" office:value="16.224" table:style-name="ce11">
            <text:p>16.224</text:p>
          </table:table-cell>
          <table:table-cell office:value-type="float" office:value="73.144000000000005" table:style-name="ce11">
            <text:p>73.144</text:p>
          </table:table-cell>
          <table:table-cell office:value-type="float" office:value="10.632" table:style-name="ce11">
            <text:p>10.632</text:p>
          </table:table-cell>
          <table:table-cell office:value-type="float" office:value="15.201000000000001" table:style-name="ce11">
            <text:p>15.201</text:p>
          </table:table-cell>
          <table:table-cell office:value-type="float" office:value="76.557000000000002" table:style-name="ce11">
            <text:p>76.557</text:p>
          </table:table-cell>
          <table:table-cell office:value-type="float" office:value="8.2420000000000009" table:style-name="ce11">
            <text:p>8.242</text:p>
          </table:table-cell>
          <table:table-cell office:value-type="float" office:value="31.324999999999999" table:style-name="ce11">
            <text:p>31.325</text:p>
          </table:table-cell>
          <table:table-cell office:value-type="float" office:value="51.204999999999998" table:style-name="ce11">
            <text:p>51.205</text:p>
          </table:table-cell>
          <table:table-cell office:value-type="float" office:value="17.47" table:style-name="ce11">
            <text:p>17.47</text:p>
          </table:table-cell>
          <table:table-cell office:value-type="string" table:style-name="ce8">
            <text:p>[c]</text:p>
          </table:table-cell>
          <table:table-cell office:value-type="float" office:value="80.769000000000005" table:style-name="ce11">
            <text:p>80.769</text:p>
          </table:table-cell>
          <table:table-cell office:value-type="string" table:style-name="ce8">
            <text:p>[c]</text:p>
          </table:table-cell>
          <table:table-cell office:value-type="float" office:value="28.312999999999999" table:style-name="ce11">
            <text:p>28.313</text:p>
          </table:table-cell>
          <table:table-cell office:value-type="float" office:value="45.180999999999997" table:style-name="ce11">
            <text:p>45.181</text:p>
          </table:table-cell>
          <table:table-cell office:value-type="float" office:value="26.506" table:style-name="ce11">
            <text:p>26.506</text:p>
          </table:table-cell>
          <table:table-cell office:value-type="float" office:value="78.313000000000002" table:style-name="ce11">
            <text:p>78.313</text:p>
          </table:table-cell>
          <table:table-cell office:value-type="float" office:value="7.8310000000000004" table:style-name="ce11">
            <text:p>7.831</text:p>
          </table:table-cell>
          <table:table-cell office:value-type="float" office:value="13.855" table:style-name="ce11">
            <text:p>13.855</text:p>
          </table:table-cell>
          <table:table-cell office:value-type="float" office:value="57.692" table:style-name="ce11">
            <text:p>57.692</text:p>
          </table:table-cell>
          <table:table-cell office:value-type="float" office:value="26.922999999999998" table:style-name="ce11">
            <text:p>26.923</text:p>
          </table:table-cell>
          <table:table-cell office:value-type="string" table:style-name="ce8">
            <text:p>[c]</text:p>
          </table:table-cell>
          <table:table-cell office:value-type="float" office:value="65.777000000000001" table:style-name="ce11">
            <text:p>65.777</text:p>
          </table:table-cell>
          <table:table-cell office:value-type="float" office:value="69.584999999999994" table:style-name="ce11">
            <text:p>69.585</text:p>
          </table:table-cell>
          <table:table-cell office:value-type="float" office:value="59.779000000000003" table:style-name="ce11">
            <text:p>59.779</text:p>
          </table:table-cell>
          <table:table-cell office:value-type="float" office:value="30.387" table:style-name="ce11">
            <text:p>30.387</text:p>
          </table:table-cell>
          <table:table-cell office:value-type="float" office:value="68.686999999999998" table:style-name="ce11">
            <text:p>68.687</text:p>
          </table:table-cell>
          <table:table-cell office:value-type="float" office:value="73.045000000000002" table:style-name="ce11">
            <text:p>73.045</text:p>
          </table:table-cell>
          <table:table-cell office:value-type="float" office:value="40.478000000000002" table:style-name="ce11">
            <text:p>40.478</text:p>
          </table:table-cell>
          <table:table-cell office:value-type="float" office:value="24.103000000000002" table:style-name="ce11">
            <text:p>24.103</text:p>
          </table:table-cell>
          <table:table-cell table:number-columns-repeated="16261"/>
        </table:table-row>
        <table:table-row table:style-name="ro5">
          <table:table-cell office:value-type="string" table:style-name="ce3">
            <text:p>SSS</text:p>
          </table:table-cell>
          <table:table-cell office:value-type="string" table:style-name="ce3">
            <text:p>Social Security Scotland</text:p>
          </table:table-cell>
          <table:table-cell office:value-type="string" table:style-name="ce3">
            <text:p>Scottish Government</text:p>
          </table:table-cell>
          <table:table-cell office:value-type="string" table:style-name="ce3">
            <text:p/>
          </table:table-cell>
          <table:table-cell office:value-type="float" office:value="74.22" table:style-name="ce11">
            <text:p>74.22</text:p>
          </table:table-cell>
          <table:table-cell office:value-type="float" office:value="68.83" table:style-name="ce11">
            <text:p>68.83</text:p>
          </table:table-cell>
          <table:table-cell office:value-type="float" office:value="25.026" table:style-name="ce11">
            <text:p>25.026</text:p>
          </table:table-cell>
          <table:table-cell office:value-type="float" office:value="76.350999999999999" table:style-name="ce11">
            <text:p>76.351</text:p>
          </table:table-cell>
          <table:table-cell office:value-type="float" office:value="74.742000000000004" table:style-name="ce11">
            <text:p>74.742</text:p>
          </table:table-cell>
          <table:table-cell office:value-type="float" office:value="90.165999999999997" table:style-name="ce11">
            <text:p>90.166</text:p>
          </table:table-cell>
          <table:table-cell office:value-type="float" office:value="84.099000000000004" table:style-name="ce11">
            <text:p>84.099</text:p>
          </table:table-cell>
          <table:table-cell office:value-type="float" office:value="86.093000000000004" table:style-name="ce11">
            <text:p>86.093</text:p>
          </table:table-cell>
          <table:table-cell office:value-type="float" office:value="58.826999999999998" table:style-name="ce11">
            <text:p>58.827</text:p>
          </table:table-cell>
          <table:table-cell office:value-type="float" office:value="84.632999999999996" table:style-name="ce11">
            <text:p>84.633</text:p>
          </table:table-cell>
          <table:table-cell office:value-type="float" office:value="74.072000000000003" table:style-name="ce11">
            <text:p>74.072</text:p>
          </table:table-cell>
          <table:table-cell office:value-type="float" office:value="60.408000000000001" table:style-name="ce11">
            <text:p>60.408</text:p>
          </table:table-cell>
          <table:table-cell office:value-type="float" office:value="50.430999999999997" table:style-name="ce11">
            <text:p>50.431</text:p>
          </table:table-cell>
          <table:table-cell office:value-type="float" office:value="90.882000000000005" table:style-name="ce11">
            <text:p>90.882</text:p>
          </table:table-cell>
          <table:table-cell office:value-type="float" office:value="80.875" table:style-name="ce11">
            <text:p>80.875</text:p>
          </table:table-cell>
          <table:table-cell office:value-type="float" office:value="80.027000000000001" table:style-name="ce11">
            <text:p>80.027</text:p>
          </table:table-cell>
          <table:table-cell office:value-type="float" office:value="50.182000000000002" table:style-name="ce11">
            <text:p>50.182</text:p>
          </table:table-cell>
          <table:table-cell office:value-type="float" office:value="71.802999999999997" table:style-name="ce11">
            <text:p>71.803</text:p>
          </table:table-cell>
          <table:table-cell office:value-type="float" office:value="89.652000000000001" table:style-name="ce11">
            <text:p>89.652</text:p>
          </table:table-cell>
          <table:table-cell office:value-type="float" office:value="90.691999999999993" table:style-name="ce11">
            <text:p>90.692</text:p>
          </table:table-cell>
          <table:table-cell office:value-type="float" office:value="83.632000000000005" table:style-name="ce11">
            <text:p>83.632</text:p>
          </table:table-cell>
          <table:table-cell office:value-type="float" office:value="91.644999999999996" table:style-name="ce11">
            <text:p>91.645</text:p>
          </table:table-cell>
          <table:table-cell office:value-type="float" office:value="86.834999999999994" table:style-name="ce11">
            <text:p>86.835</text:p>
          </table:table-cell>
          <table:table-cell office:value-type="float" office:value="81.174999999999997" table:style-name="ce11">
            <text:p>81.175</text:p>
          </table:table-cell>
          <table:table-cell office:value-type="float" office:value="84.370999999999995" table:style-name="ce11">
            <text:p>84.371</text:p>
          </table:table-cell>
          <table:table-cell office:value-type="float" office:value="89.066000000000003" table:style-name="ce11">
            <text:p>89.066</text:p>
          </table:table-cell>
          <table:table-cell office:value-type="float" office:value="81.944999999999993" table:style-name="ce11">
            <text:p>81.945</text:p>
          </table:table-cell>
          <table:table-cell office:value-type="float" office:value="77.804000000000002" table:style-name="ce11">
            <text:p>77.804</text:p>
          </table:table-cell>
          <table:table-cell office:value-type="float" office:value="80.411000000000001" table:style-name="ce11">
            <text:p>80.411</text:p>
          </table:table-cell>
          <table:table-cell office:value-type="float" office:value="92.483000000000004" table:style-name="ce11">
            <text:p>92.483</text:p>
          </table:table-cell>
          <table:table-cell office:value-type="float" office:value="89.36" table:style-name="ce11">
            <text:p>89.36</text:p>
          </table:table-cell>
          <table:table-cell office:value-type="float" office:value="76.424000000000007" table:style-name="ce11">
            <text:p>76.424</text:p>
          </table:table-cell>
          <table:table-cell office:value-type="float" office:value="69.366" table:style-name="ce11">
            <text:p>69.366</text:p>
          </table:table-cell>
          <table:table-cell office:value-type="float" office:value="60.357999999999997" table:style-name="ce11">
            <text:p>60.358</text:p>
          </table:table-cell>
          <table:table-cell office:value-type="float" office:value="55.843000000000004" table:style-name="ce11">
            <text:p>55.843</text:p>
          </table:table-cell>
          <table:table-cell office:value-type="float" office:value="49.718000000000004" table:style-name="ce11">
            <text:p>49.718</text:p>
          </table:table-cell>
          <table:table-cell office:value-type="float" office:value="87.658000000000001" table:style-name="ce11">
            <text:p>87.658</text:p>
          </table:table-cell>
          <table:table-cell office:value-type="float" office:value="92.537000000000006" table:style-name="ce11">
            <text:p>92.537</text:p>
          </table:table-cell>
          <table:table-cell office:value-type="float" office:value="74.195999999999998" table:style-name="ce11">
            <text:p>74.196</text:p>
          </table:table-cell>
          <table:table-cell office:value-type="float" office:value="84.117999999999995" table:style-name="ce11">
            <text:p>84.118</text:p>
          </table:table-cell>
          <table:table-cell office:value-type="float" office:value="58.984999999999999" table:style-name="ce11">
            <text:p>58.985</text:p>
          </table:table-cell>
          <table:table-cell office:value-type="float" office:value="77.778000000000006" table:style-name="ce11">
            <text:p>77.778</text:p>
          </table:table-cell>
          <table:table-cell office:value-type="float" office:value="89.495000000000005" table:style-name="ce11">
            <text:p>89.495</text:p>
          </table:table-cell>
          <table:table-cell office:value-type="float" office:value="63.703000000000003" table:style-name="ce11">
            <text:p>63.703</text:p>
          </table:table-cell>
          <table:table-cell office:value-type="float" office:value="70.138999999999996" table:style-name="ce11">
            <text:p>70.139</text:p>
          </table:table-cell>
          <table:table-cell office:value-type="float" office:value="84.394000000000005" table:style-name="ce11">
            <text:p>84.394</text:p>
          </table:table-cell>
          <table:table-cell office:value-type="float" office:value="58.076000000000001" table:style-name="ce11">
            <text:p>58.076</text:p>
          </table:table-cell>
          <table:table-cell office:value-type="float" office:value="66.247" table:style-name="ce11">
            <text:p>66.247</text:p>
          </table:table-cell>
          <table:table-cell office:value-type="float" office:value="56.901000000000003" table:style-name="ce11">
            <text:p>56.901</text:p>
          </table:table-cell>
          <table:table-cell office:value-type="float" office:value="71.12" table:style-name="ce11">
            <text:p>71.12</text:p>
          </table:table-cell>
          <table:table-cell office:value-type="float" office:value="60.676000000000002" table:style-name="ce11">
            <text:p>60.676</text:p>
          </table:table-cell>
          <table:table-cell office:value-type="float" office:value="62.442" table:style-name="ce11">
            <text:p>62.442</text:p>
          </table:table-cell>
          <table:table-cell office:value-type="float" office:value="59.680999999999997" table:style-name="ce11">
            <text:p>59.681</text:p>
          </table:table-cell>
          <table:table-cell office:value-type="float" office:value="53.67" table:style-name="ce11">
            <text:p>53.67</text:p>
          </table:table-cell>
          <table:table-cell office:value-type="float" office:value="50.216000000000001" table:style-name="ce11">
            <text:p>50.216</text:p>
          </table:table-cell>
          <table:table-cell office:value-type="float" office:value="33.51" table:style-name="ce11">
            <text:p>33.51</text:p>
          </table:table-cell>
          <table:table-cell office:value-type="float" office:value="42.923999999999999" table:style-name="ce11">
            <text:p>42.924</text:p>
          </table:table-cell>
          <table:table-cell office:value-type="float" office:value="60.835000000000001" table:style-name="ce11">
            <text:p>60.835</text:p>
          </table:table-cell>
          <table:table-cell office:value-type="float" office:value="35.39" table:style-name="ce11">
            <text:p>35.39</text:p>
          </table:table-cell>
          <table:table-cell office:value-type="float" office:value="55.045999999999999" table:style-name="ce11">
            <text:p>55.046</text:p>
          </table:table-cell>
          <table:table-cell office:value-type="float" office:value="71.94" table:style-name="ce11">
            <text:p>71.94</text:p>
          </table:table-cell>
          <table:table-cell office:value-type="float" office:value="73.483999999999995" table:style-name="ce11">
            <text:p>73.484</text:p>
          </table:table-cell>
          <table:table-cell office:value-type="float" office:value="52.723999999999997" table:style-name="ce11">
            <text:p>52.724</text:p>
          </table:table-cell>
          <table:table-cell office:value-type="float" office:value="65.891999999999996" table:style-name="ce11">
            <text:p>65.892</text:p>
          </table:table-cell>
          <table:table-cell office:value-type="float" office:value="63.805" table:style-name="ce11">
            <text:p>63.805</text:p>
          </table:table-cell>
          <table:table-cell office:value-type="float" office:value="47.795999999999999" table:style-name="ce11">
            <text:p>47.796</text:p>
          </table:table-cell>
          <table:table-cell office:value-type="float" office:value="30.899000000000001" table:style-name="ce11">
            <text:p>30.899</text:p>
          </table:table-cell>
          <table:table-cell office:value-type="float" office:value="91.204999999999998" table:style-name="ce11">
            <text:p>91.205</text:p>
          </table:table-cell>
          <table:table-cell office:value-type="float" office:value="70.623000000000005" table:style-name="ce11">
            <text:p>70.623</text:p>
          </table:table-cell>
          <table:table-cell office:value-type="float" office:value="79.668000000000006" table:style-name="ce11">
            <text:p>79.668</text:p>
          </table:table-cell>
          <table:table-cell office:value-type="float" office:value="79.11" table:style-name="ce11">
            <text:p>79.11</text:p>
          </table:table-cell>
          <table:table-cell office:value-type="float" office:value="86.638000000000005" table:style-name="ce11">
            <text:p>86.638</text:p>
          </table:table-cell>
          <table:table-cell office:value-type="float" office:value="61.655999999999999" table:style-name="ce11">
            <text:p>61.656</text:p>
          </table:table-cell>
          <table:table-cell office:value-type="float" office:value="51.744" table:style-name="ce11">
            <text:p>51.744</text:p>
          </table:table-cell>
          <table:table-cell office:value-type="float" office:value="85.093000000000004" table:style-name="ce11">
            <text:p>85.093</text:p>
          </table:table-cell>
          <table:table-cell office:value-type="float" office:value="21.405000000000001" table:style-name="ce11">
            <text:p>21.405</text:p>
          </table:table-cell>
          <table:table-cell office:value-type="float" office:value="92.406999999999996" table:style-name="ce11">
            <text:p>92.407</text:p>
          </table:table-cell>
          <table:table-cell office:value-type="float" office:value="73.573999999999998" table:style-name="ce11">
            <text:p>73.574</text:p>
          </table:table-cell>
          <table:table-cell office:value-type="float" office:value="95.72" table:style-name="ce11">
            <text:p>95.72</text:p>
          </table:table-cell>
          <table:table-cell office:value-type="float" office:value="71.248000000000005" table:style-name="ce11">
            <text:p>71.248</text:p>
          </table:table-cell>
          <table:table-cell office:value-type="float" office:value="63.856999999999999" table:style-name="ce11">
            <text:p>63.857</text:p>
          </table:table-cell>
          <table:table-cell office:value-type="float" office:value="25.058" table:style-name="ce11">
            <text:p>25.058</text:p>
          </table:table-cell>
          <table:table-cell office:value-type="float" office:value="5.1550000000000002" table:style-name="ce11">
            <text:p>5.155</text:p>
          </table:table-cell>
          <table:table-cell office:value-type="float" office:value="10.143000000000001" table:style-name="ce11">
            <text:p>10.143</text:p>
          </table:table-cell>
          <table:table-cell office:value-type="float" office:value="25.507000000000001" table:style-name="ce11">
            <text:p>25.507</text:p>
          </table:table-cell>
          <table:table-cell office:value-type="float" office:value="59.195" table:style-name="ce11">
            <text:p>59.195</text:p>
          </table:table-cell>
          <table:table-cell office:value-type="float" office:value="10.945" table:style-name="ce11">
            <text:p>10.945</text:p>
          </table:table-cell>
          <table:table-cell office:value-type="float" office:value="95.488" table:style-name="ce11">
            <text:p>95.488</text:p>
          </table:table-cell>
          <table:table-cell office:value-type="float" office:value="73.831000000000003" table:style-name="ce11">
            <text:p>73.831</text:p>
          </table:table-cell>
          <table:table-cell office:value-type="float" office:value="82.481999999999999" table:style-name="ce11">
            <text:p>82.482</text:p>
          </table:table-cell>
          <table:table-cell office:value-type="float" office:value="5.202" table:style-name="ce11">
            <text:p>5.202</text:p>
          </table:table-cell>
          <table:table-cell office:value-type="float" office:value="89.132000000000005" table:style-name="ce11">
            <text:p>89.132</text:p>
          </table:table-cell>
          <table:table-cell office:value-type="float" office:value="5.6660000000000004" table:style-name="ce11">
            <text:p>5.666</text:p>
          </table:table-cell>
          <table:table-cell office:value-type="float" office:value="4.8719999999999999" table:style-name="ce11">
            <text:p>4.872</text:p>
          </table:table-cell>
          <table:table-cell office:value-type="float" office:value="89.99" table:style-name="ce11">
            <text:p>89.99</text:p>
          </table:table-cell>
          <table:table-cell office:value-type="float" office:value="5.1379999999999999" table:style-name="ce11">
            <text:p>5.138</text:p>
          </table:table-cell>
          <table:table-cell office:value-type="float" office:value="45.578000000000003" table:style-name="ce11">
            <text:p>45.578</text:p>
          </table:table-cell>
          <table:table-cell office:value-type="float" office:value="38.094999999999999" table:style-name="ce11">
            <text:p>38.095</text:p>
          </table:table-cell>
          <table:table-cell office:value-type="float" office:value="16.327000000000002" table:style-name="ce11">
            <text:p>16.327</text:p>
          </table:table-cell>
          <table:table-cell office:value-type="float" office:value="32.835999999999999" table:style-name="ce11">
            <text:p>32.836</text:p>
          </table:table-cell>
          <table:table-cell office:value-type="float" office:value="61.194000000000003" table:style-name="ce11">
            <text:p>61.194</text:p>
          </table:table-cell>
          <table:table-cell office:value-type="string" table:style-name="ce8">
            <text:p>[c]</text:p>
          </table:table-cell>
          <table:table-cell office:value-type="float" office:value="42.759" table:style-name="ce11">
            <text:p>42.759</text:p>
          </table:table-cell>
          <table:table-cell office:value-type="float" office:value="25.516999999999999" table:style-name="ce11">
            <text:p>25.517</text:p>
          </table:table-cell>
          <table:table-cell office:value-type="float" office:value="31.724" table:style-name="ce11">
            <text:p>31.724</text:p>
          </table:table-cell>
          <table:table-cell office:value-type="float" office:value="61.223999999999997" table:style-name="ce11">
            <text:p>61.224</text:p>
          </table:table-cell>
          <table:table-cell office:value-type="float" office:value="24.49" table:style-name="ce11">
            <text:p>24.49</text:p>
          </table:table-cell>
          <table:table-cell office:value-type="float" office:value="14.286" table:style-name="ce11">
            <text:p>14.286</text:p>
          </table:table-cell>
          <table:table-cell office:value-type="float" office:value="28.358000000000001" table:style-name="ce11">
            <text:p>28.358</text:p>
          </table:table-cell>
          <table:table-cell office:value-type="float" office:value="55.223999999999997" table:style-name="ce11">
            <text:p>55.224</text:p>
          </table:table-cell>
          <table:table-cell office:value-type="float" office:value="16.417999999999999" table:style-name="ce11">
            <text:p>16.418</text:p>
          </table:table-cell>
          <table:table-cell office:value-type="float" office:value="70.016999999999996" table:style-name="ce11">
            <text:p>70.017</text:p>
          </table:table-cell>
          <table:table-cell office:value-type="float" office:value="72.293000000000006" table:style-name="ce11">
            <text:p>72.293</text:p>
          </table:table-cell>
          <table:table-cell office:value-type="float" office:value="62.256999999999998" table:style-name="ce11">
            <text:p>62.257</text:p>
          </table:table-cell>
          <table:table-cell office:value-type="float" office:value="35.103999999999999" table:style-name="ce11">
            <text:p>35.104</text:p>
          </table:table-cell>
          <table:table-cell office:value-type="float" office:value="69.81" table:style-name="ce11">
            <text:p>69.81</text:p>
          </table:table-cell>
          <table:table-cell office:value-type="float" office:value="68.212000000000003" table:style-name="ce11">
            <text:p>68.212</text:p>
          </table:table-cell>
          <table:table-cell office:value-type="float" office:value="76.384" table:style-name="ce11">
            <text:p>76.384</text:p>
          </table:table-cell>
          <table:table-cell office:value-type="float" office:value="77.033000000000001" table:style-name="ce11">
            <text:p>77.033</text:p>
          </table:table-cell>
          <table:table-cell table:number-columns-repeated="16261"/>
        </table:table-row>
        <table:table-row table:style-name="ro6">
          <table:table-cell office:value-type="string" table:style-name="ce3">
            <text:p>SWNIO</text:p>
          </table:table-cell>
          <table:table-cell office:value-type="string" table:style-name="ce3">
            <text:p>Scotland, Wales and Northern Ireland Offices, and the Office of the Advocate General</text:p>
          </table:table-cell>
          <table:table-cell office:value-type="string" table:style-name="ce3">
            <text:p>Territorial Offices</text:p>
          </table:table-cell>
          <table:table-cell office:value-type="string" table:style-name="ce3">
            <text:p>[note 7]</text:p>
          </table:table-cell>
          <table:table-cell office:value-type="float" office:value="82.143000000000001" table:style-name="ce11">
            <text:p>82.143</text:p>
          </table:table-cell>
          <table:table-cell office:value-type="float" office:value="65.893000000000001" table:style-name="ce11">
            <text:p>65.893</text:p>
          </table:table-cell>
          <table:table-cell office:value-type="float" office:value="25.989000000000001" table:style-name="ce11">
            <text:p>25.989</text:p>
          </table:table-cell>
          <table:table-cell office:value-type="float" office:value="75.894999999999996" table:style-name="ce11">
            <text:p>75.895</text:p>
          </table:table-cell>
          <table:table-cell office:value-type="float" office:value="79.177000000000007" table:style-name="ce11">
            <text:p>79.177</text:p>
          </table:table-cell>
          <table:table-cell office:value-type="float" office:value="83.54" table:style-name="ce11">
            <text:p>83.54</text:p>
          </table:table-cell>
          <table:table-cell office:value-type="float" office:value="77.691999999999993" table:style-name="ce11">
            <text:p>77.692</text:p>
          </table:table-cell>
          <table:table-cell office:value-type="float" office:value="84.783000000000001" table:style-name="ce11">
            <text:p>84.783</text:p>
          </table:table-cell>
          <table:table-cell office:value-type="float" office:value="51.734000000000002" table:style-name="ce11">
            <text:p>51.734</text:p>
          </table:table-cell>
          <table:table-cell office:value-type="float" office:value="80.409000000000006" table:style-name="ce11">
            <text:p>80.409</text:p>
          </table:table-cell>
          <table:table-cell office:value-type="float" office:value="76.159000000000006" table:style-name="ce11">
            <text:p>76.159</text:p>
          </table:table-cell>
          <table:table-cell office:value-type="float" office:value="38.716000000000001" table:style-name="ce11">
            <text:p>38.716</text:p>
          </table:table-cell>
          <table:table-cell office:value-type="float" office:value="55.866" table:style-name="ce11">
            <text:p>55.866</text:p>
          </table:table-cell>
          <table:table-cell office:value-type="float" office:value="91.614999999999995" table:style-name="ce11">
            <text:p>91.615</text:p>
          </table:table-cell>
          <table:table-cell office:value-type="float" office:value="80.938000000000002" table:style-name="ce11">
            <text:p>80.938</text:p>
          </table:table-cell>
          <table:table-cell office:value-type="float" office:value="78.570999999999998" table:style-name="ce11">
            <text:p>78.571</text:p>
          </table:table-cell>
          <table:table-cell office:value-type="float" office:value="64.596000000000004" table:style-name="ce11">
            <text:p>64.596</text:p>
          </table:table-cell>
          <table:table-cell office:value-type="float" office:value="80.061999999999998" table:style-name="ce11">
            <text:p>80.062</text:p>
          </table:table-cell>
          <table:table-cell office:value-type="float" office:value="80.061999999999998" table:style-name="ce11">
            <text:p>80.062</text:p>
          </table:table-cell>
          <table:table-cell office:value-type="float" office:value="86.956999999999994" table:style-name="ce11">
            <text:p>86.957</text:p>
          </table:table-cell>
          <table:table-cell office:value-type="float" office:value="75.465999999999994" table:style-name="ce11">
            <text:p>75.466</text:p>
          </table:table-cell>
          <table:table-cell office:value-type="float" office:value="89.72" table:style-name="ce11">
            <text:p>89.72</text:p>
          </table:table-cell>
          <table:table-cell office:value-type="float" office:value="87.266999999999996" table:style-name="ce11">
            <text:p>87.267</text:p>
          </table:table-cell>
          <table:table-cell office:value-type="float" office:value="75.465999999999994" table:style-name="ce11">
            <text:p>75.466</text:p>
          </table:table-cell>
          <table:table-cell office:value-type="float" office:value="78.882000000000005" table:style-name="ce11">
            <text:p>78.882</text:p>
          </table:table-cell>
          <table:table-cell office:value-type="float" office:value="84.783000000000001" table:style-name="ce11">
            <text:p>84.783</text:p>
          </table:table-cell>
          <table:table-cell office:value-type="float" office:value="69.254999999999995" table:style-name="ce11">
            <text:p>69.255</text:p>
          </table:table-cell>
          <table:table-cell office:value-type="float" office:value="67.081000000000003" table:style-name="ce11">
            <text:p>67.081</text:p>
          </table:table-cell>
          <table:table-cell office:value-type="float" office:value="71.429000000000002" table:style-name="ce11">
            <text:p>71.429</text:p>
          </table:table-cell>
          <table:table-cell office:value-type="float" office:value="89.441000000000003" table:style-name="ce11">
            <text:p>89.441</text:p>
          </table:table-cell>
          <table:table-cell office:value-type="float" office:value="86.025000000000006" table:style-name="ce11">
            <text:p>86.025</text:p>
          </table:table-cell>
          <table:table-cell office:value-type="float" office:value="78.882000000000005" table:style-name="ce11">
            <text:p>78.882</text:p>
          </table:table-cell>
          <table:table-cell office:value-type="float" office:value="65.528000000000006" table:style-name="ce11">
            <text:p>65.528</text:p>
          </table:table-cell>
          <table:table-cell office:value-type="float" office:value="49.689" table:style-name="ce11">
            <text:p>49.689</text:p>
          </table:table-cell>
          <table:table-cell office:value-type="float" office:value="44.72" table:style-name="ce11">
            <text:p>44.72</text:p>
          </table:table-cell>
          <table:table-cell office:value-type="float" office:value="47.188000000000002" table:style-name="ce11">
            <text:p>47.188</text:p>
          </table:table-cell>
          <table:table-cell office:value-type="float" office:value="83.54" table:style-name="ce11">
            <text:p>83.54</text:p>
          </table:table-cell>
          <table:table-cell office:value-type="float" office:value="85.980999999999995" table:style-name="ce11">
            <text:p>85.981</text:p>
          </table:table-cell>
          <table:table-cell office:value-type="float" office:value="74.143000000000001" table:style-name="ce11">
            <text:p>74.143</text:p>
          </table:table-cell>
          <table:table-cell office:value-type="float" office:value="77.882000000000005" table:style-name="ce11">
            <text:p>77.882</text:p>
          </table:table-cell>
          <table:table-cell office:value-type="float" office:value="70.497" table:style-name="ce11">
            <text:p>70.497</text:p>
          </table:table-cell>
          <table:table-cell office:value-type="float" office:value="74.534000000000006" table:style-name="ce11">
            <text:p>74.534</text:p>
          </table:table-cell>
          <table:table-cell office:value-type="float" office:value="90.653999999999996" table:style-name="ce11">
            <text:p>90.654</text:p>
          </table:table-cell>
          <table:table-cell office:value-type="float" office:value="78.260999999999996" table:style-name="ce11">
            <text:p>78.261</text:p>
          </table:table-cell>
          <table:table-cell office:value-type="float" office:value="69.254999999999995" table:style-name="ce11">
            <text:p>69.255</text:p>
          </table:table-cell>
          <table:table-cell office:value-type="float" office:value="73.912999999999997" table:style-name="ce11">
            <text:p>73.913</text:p>
          </table:table-cell>
          <table:table-cell office:value-type="float" office:value="39.441000000000003" table:style-name="ce11">
            <text:p>39.441</text:p>
          </table:table-cell>
          <table:table-cell office:value-type="float" office:value="42.856999999999999" table:style-name="ce11">
            <text:p>42.857</text:p>
          </table:table-cell>
          <table:table-cell office:value-type="float" office:value="33.850999999999999" table:style-name="ce11">
            <text:p>33.851</text:p>
          </table:table-cell>
          <table:table-cell office:value-type="float" office:value="54.347999999999999" table:style-name="ce11">
            <text:p>54.348</text:p>
          </table:table-cell>
          <table:table-cell office:value-type="float" office:value="58.255000000000003" table:style-name="ce11">
            <text:p>58.255</text:p>
          </table:table-cell>
          <table:table-cell office:value-type="float" office:value="69.876000000000005" table:style-name="ce11">
            <text:p>69.876</text:p>
          </table:table-cell>
          <table:table-cell office:value-type="float" office:value="65.838999999999999" table:style-name="ce11">
            <text:p>65.839</text:p>
          </table:table-cell>
          <table:table-cell office:value-type="float" office:value="48.137" table:style-name="ce11">
            <text:p>48.137</text:p>
          </table:table-cell>
          <table:table-cell office:value-type="float" office:value="59.627000000000002" table:style-name="ce11">
            <text:p>59.627</text:p>
          </table:table-cell>
          <table:table-cell office:value-type="float" office:value="40.061999999999998" table:style-name="ce11">
            <text:p>40.062</text:p>
          </table:table-cell>
          <table:table-cell office:value-type="float" office:value="45.652000000000001" table:style-name="ce11">
            <text:p>45.652</text:p>
          </table:table-cell>
          <table:table-cell office:value-type="float" office:value="66.459999999999994" table:style-name="ce11">
            <text:p>66.46</text:p>
          </table:table-cell>
          <table:table-cell office:value-type="float" office:value="47.826000000000001" table:style-name="ce11">
            <text:p>47.826</text:p>
          </table:table-cell>
          <table:table-cell office:value-type="float" office:value="59.19" table:style-name="ce11">
            <text:p>59.19</text:p>
          </table:table-cell>
          <table:table-cell office:value-type="float" office:value="61.371000000000002" table:style-name="ce11">
            <text:p>61.371</text:p>
          </table:table-cell>
          <table:table-cell office:value-type="float" office:value="61.371000000000002" table:style-name="ce11">
            <text:p>61.371</text:p>
          </table:table-cell>
          <table:table-cell office:value-type="float" office:value="58.255000000000003" table:style-name="ce11">
            <text:p>58.255</text:p>
          </table:table-cell>
          <table:table-cell office:value-type="float" office:value="59.813000000000002" table:style-name="ce11">
            <text:p>59.813</text:p>
          </table:table-cell>
          <table:table-cell office:value-type="float" office:value="59.688000000000002" table:style-name="ce11">
            <text:p>59.688</text:p>
          </table:table-cell>
          <table:table-cell office:value-type="float" office:value="54.969000000000001" table:style-name="ce11">
            <text:p>54.969</text:p>
          </table:table-cell>
          <table:table-cell office:value-type="float" office:value="43.789000000000001" table:style-name="ce11">
            <text:p>43.789</text:p>
          </table:table-cell>
          <table:table-cell office:value-type="float" office:value="89.13" table:style-name="ce11">
            <text:p>89.13</text:p>
          </table:table-cell>
          <table:table-cell office:value-type="float" office:value="78.816000000000003" table:style-name="ce11">
            <text:p>78.816</text:p>
          </table:table-cell>
          <table:table-cell office:value-type="float" office:value="76.323999999999998" table:style-name="ce11">
            <text:p>76.324</text:p>
          </table:table-cell>
          <table:table-cell office:value-type="float" office:value="66.355000000000004" table:style-name="ce11">
            <text:p>66.355</text:p>
          </table:table-cell>
          <table:table-cell office:value-type="float" office:value="71.739000000000004" table:style-name="ce11">
            <text:p>71.739</text:p>
          </table:table-cell>
          <table:table-cell office:value-type="float" office:value="62.616999999999997" table:style-name="ce11">
            <text:p>62.617</text:p>
          </table:table-cell>
          <table:table-cell office:value-type="float" office:value="38.82" table:style-name="ce11">
            <text:p>38.82</text:p>
          </table:table-cell>
          <table:table-cell office:value-type="float" office:value="72.671000000000006" table:style-name="ce11">
            <text:p>72.671</text:p>
          </table:table-cell>
          <table:table-cell office:value-type="float" office:value="83.489000000000004" table:style-name="ce11">
            <text:p>83.489</text:p>
          </table:table-cell>
          <table:table-cell office:value-type="float" office:value="88.82" table:style-name="ce11">
            <text:p>88.82</text:p>
          </table:table-cell>
          <table:table-cell office:value-type="float" office:value="83.23" table:style-name="ce11">
            <text:p>83.23</text:p>
          </table:table-cell>
          <table:table-cell office:value-type="float" office:value="92.236000000000004" table:style-name="ce11">
            <text:p>92.236</text:p>
          </table:table-cell>
          <table:table-cell office:value-type="float" office:value="61.83" table:style-name="ce11">
            <text:p>61.83</text:p>
          </table:table-cell>
          <table:table-cell office:value-type="float" office:value="52.648000000000003" table:style-name="ce11">
            <text:p>52.648</text:p>
          </table:table-cell>
          <table:table-cell office:value-type="float" office:value="12.188000000000001" table:style-name="ce11">
            <text:p>12.188</text:p>
          </table:table-cell>
          <table:table-cell office:value-type="float" office:value="11.285" table:style-name="ce11">
            <text:p>11.285</text:p>
          </table:table-cell>
          <table:table-cell office:value-type="float" office:value="26.959" table:style-name="ce11">
            <text:p>26.959</text:p>
          </table:table-cell>
          <table:table-cell office:value-type="float" office:value="40.752000000000002" table:style-name="ce11">
            <text:p>40.752</text:p>
          </table:table-cell>
          <table:table-cell office:value-type="float" office:value="21.003" table:style-name="ce11">
            <text:p>21.003</text:p>
          </table:table-cell>
          <table:table-cell office:value-type="float" office:value="5.3630000000000004" table:style-name="ce11">
            <text:p>5.363</text:p>
          </table:table-cell>
          <table:table-cell office:value-type="float" office:value="90.683000000000007" table:style-name="ce11">
            <text:p>90.683</text:p>
          </table:table-cell>
          <table:table-cell office:value-type="float" office:value="65.216999999999999" table:style-name="ce11">
            <text:p>65.217</text:p>
          </table:table-cell>
          <table:table-cell office:value-type="float" office:value="71.028000000000006" table:style-name="ce11">
            <text:p>71.028</text:p>
          </table:table-cell>
          <table:table-cell office:value-type="float" office:value="6.8970000000000002" table:style-name="ce11">
            <text:p>6.897</text:p>
          </table:table-cell>
          <table:table-cell office:value-type="float" office:value="88.400999999999996" table:style-name="ce11">
            <text:p>88.401</text:p>
          </table:table-cell>
          <table:table-cell office:value-type="float" office:value="4.702" table:style-name="ce11">
            <text:p>4.702</text:p>
          </table:table-cell>
          <table:table-cell office:value-type="float" office:value="8.1" table:style-name="ce11">
            <text:p>8.1</text:p>
          </table:table-cell>
          <table:table-cell office:value-type="float" office:value="88.784999999999997" table:style-name="ce11">
            <text:p>88.785</text:p>
          </table:table-cell>
          <table:table-cell office:value-type="float" office:value="3.1150000000000002" table:style-name="ce11">
            <text:p>3.115</text:p>
          </table:table-cell>
          <table:table-cell office:value-type="float" office:value="38.462000000000003" table:style-name="ce11">
            <text:p>38.462</text:p>
          </table:table-cell>
          <table:table-cell office:value-type="float" office:value="38.462000000000003" table:style-name="ce11">
            <text:p>38.46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2.308" table:style-name="ce11">
            <text:p>42.308</text:p>
          </table:table-cell>
          <table:table-cell office:value-type="string" table:style-name="ce8">
            <text:p>[c]</text:p>
          </table:table-cell>
          <table:table-cell office:value-type="string" table:style-name="ce8">
            <text:p>[c]</text:p>
          </table:table-cell>
          <table:table-cell office:value-type="float" office:value="65.385000000000005" table:style-name="ce11">
            <text:p>65.38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2.293000000000006" table:style-name="ce11">
            <text:p>72.293</text:p>
          </table:table-cell>
          <table:table-cell office:value-type="float" office:value="75.399000000000001" table:style-name="ce11">
            <text:p>75.399</text:p>
          </table:table-cell>
          <table:table-cell office:value-type="float" office:value="67.412000000000006" table:style-name="ce11">
            <text:p>67.412</text:p>
          </table:table-cell>
          <table:table-cell office:value-type="float" office:value="35.783000000000001" table:style-name="ce11">
            <text:p>35.783</text:p>
          </table:table-cell>
          <table:table-cell office:value-type="float" office:value="75.796000000000006" table:style-name="ce11">
            <text:p>75.796</text:p>
          </table:table-cell>
          <table:table-cell office:value-type="float" office:value="79.430000000000007" table:style-name="ce11">
            <text:p>79.43</text:p>
          </table:table-cell>
          <table:table-cell office:value-type="float" office:value="47.335000000000001" table:style-name="ce11">
            <text:p>47.335</text:p>
          </table:table-cell>
          <table:table-cell office:value-type="float" office:value="56.426000000000002" table:style-name="ce11">
            <text:p>56.426</text:p>
          </table:table-cell>
          <table:table-cell table:number-columns-repeated="16261"/>
        </table:table-row>
        <table:table-row table:style-name="ro5">
          <table:table-cell office:value-type="string" table:style-name="ce3">
            <text:p>TNA</text:p>
          </table:table-cell>
          <table:table-cell office:value-type="string" table:style-name="ce3">
            <text:p>The National Archives</text:p>
          </table:table-cell>
          <table:table-cell office:value-type="string" table:style-name="ce3">
            <text:p>Culture, Media and Sport</text:p>
          </table:table-cell>
          <table:table-cell office:value-type="string" table:style-name="ce3">
            <text:p/>
          </table:table-cell>
          <table:table-cell office:value-type="float" office:value="73.198999999999998" table:style-name="ce11">
            <text:p>73.199</text:p>
          </table:table-cell>
          <table:table-cell office:value-type="float" office:value="66.569999999999993" table:style-name="ce11">
            <text:p>66.57</text:p>
          </table:table-cell>
          <table:table-cell office:value-type="float" office:value="26.256" table:style-name="ce11">
            <text:p>26.256</text:p>
          </table:table-cell>
          <table:table-cell office:value-type="float" office:value="71.265000000000001" table:style-name="ce11">
            <text:p>71.265</text:p>
          </table:table-cell>
          <table:table-cell office:value-type="float" office:value="76.200999999999993" table:style-name="ce11">
            <text:p>76.201</text:p>
          </table:table-cell>
          <table:table-cell office:value-type="float" office:value="76.772999999999996" table:style-name="ce11">
            <text:p>76.773</text:p>
          </table:table-cell>
          <table:table-cell office:value-type="float" office:value="74.676000000000002" table:style-name="ce11">
            <text:p>74.676</text:p>
          </table:table-cell>
          <table:table-cell office:value-type="float" office:value="81.388000000000005" table:style-name="ce11">
            <text:p>81.388</text:p>
          </table:table-cell>
          <table:table-cell office:value-type="float" office:value="42.201000000000001" table:style-name="ce11">
            <text:p>42.201</text:p>
          </table:table-cell>
          <table:table-cell office:value-type="float" office:value="80.664000000000001" table:style-name="ce11">
            <text:p>80.664</text:p>
          </table:table-cell>
          <table:table-cell office:value-type="float" office:value="73.12" table:style-name="ce11">
            <text:p>73.12</text:p>
          </table:table-cell>
          <table:table-cell office:value-type="float" office:value="25.172000000000001" table:style-name="ce11">
            <text:p>25.172</text:p>
          </table:table-cell>
          <table:table-cell office:value-type="float" office:value="50.597999999999999" table:style-name="ce11">
            <text:p>50.598</text:p>
          </table:table-cell>
          <table:table-cell office:value-type="float" office:value="86.498999999999995" table:style-name="ce11">
            <text:p>86.499</text:p>
          </table:table-cell>
          <table:table-cell office:value-type="float" office:value="77.117000000000004" table:style-name="ce11">
            <text:p>77.117</text:p>
          </table:table-cell>
          <table:table-cell office:value-type="float" office:value="73.227000000000004" table:style-name="ce11">
            <text:p>73.227</text:p>
          </table:table-cell>
          <table:table-cell office:value-type="float" office:value="59.497" table:style-name="ce11">
            <text:p>59.497</text:p>
          </table:table-cell>
          <table:table-cell office:value-type="float" office:value="84.668000000000006" table:style-name="ce11">
            <text:p>84.668</text:p>
          </table:table-cell>
          <table:table-cell office:value-type="float" office:value="75.515000000000001" table:style-name="ce11">
            <text:p>75.515</text:p>
          </table:table-cell>
          <table:table-cell office:value-type="float" office:value="78.031999999999996" table:style-name="ce11">
            <text:p>78.032</text:p>
          </table:table-cell>
          <table:table-cell office:value-type="float" office:value="73.793000000000006" table:style-name="ce11">
            <text:p>73.793</text:p>
          </table:table-cell>
          <table:table-cell office:value-type="float" office:value="88.787000000000006" table:style-name="ce11">
            <text:p>88.787</text:p>
          </table:table-cell>
          <table:table-cell office:value-type="float" office:value="86.040999999999997" table:style-name="ce11">
            <text:p>86.041</text:p>
          </table:table-cell>
          <table:table-cell office:value-type="float" office:value="67.048000000000002" table:style-name="ce11">
            <text:p>67.048</text:p>
          </table:table-cell>
          <table:table-cell office:value-type="float" office:value="79.176000000000002" table:style-name="ce11">
            <text:p>79.176</text:p>
          </table:table-cell>
          <table:table-cell office:value-type="float" office:value="81.692999999999998" table:style-name="ce11">
            <text:p>81.693</text:p>
          </table:table-cell>
          <table:table-cell office:value-type="float" office:value="66.819000000000003" table:style-name="ce11">
            <text:p>66.819</text:p>
          </table:table-cell>
          <table:table-cell office:value-type="float" office:value="61.326999999999998" table:style-name="ce11">
            <text:p>61.327</text:p>
          </table:table-cell>
          <table:table-cell office:value-type="float" office:value="67.201999999999998" table:style-name="ce11">
            <text:p>67.202</text:p>
          </table:table-cell>
          <table:table-cell office:value-type="float" office:value="83.753" table:style-name="ce11">
            <text:p>83.753</text:p>
          </table:table-cell>
          <table:table-cell office:value-type="float" office:value="83.066000000000003" table:style-name="ce11">
            <text:p>83.066</text:p>
          </table:table-cell>
          <table:table-cell office:value-type="float" office:value="77.346000000000004" table:style-name="ce11">
            <text:p>77.346</text:p>
          </table:table-cell>
          <table:table-cell office:value-type="float" office:value="51.03" table:style-name="ce11">
            <text:p>51.03</text:p>
          </table:table-cell>
          <table:table-cell office:value-type="float" office:value="41.972000000000001" table:style-name="ce11">
            <text:p>41.972</text:p>
          </table:table-cell>
          <table:table-cell office:value-type="float" office:value="36.552" table:style-name="ce11">
            <text:p>36.552</text:p>
          </table:table-cell>
          <table:table-cell office:value-type="float" office:value="39.450000000000003" table:style-name="ce11">
            <text:p>39.45</text:p>
          </table:table-cell>
          <table:table-cell office:value-type="float" office:value="84.668000000000006" table:style-name="ce11">
            <text:p>84.668</text:p>
          </table:table-cell>
          <table:table-cell office:value-type="float" office:value="85.584000000000003" table:style-name="ce11">
            <text:p>85.584</text:p>
          </table:table-cell>
          <table:table-cell office:value-type="float" office:value="69.335999999999999" table:style-name="ce11">
            <text:p>69.336</text:p>
          </table:table-cell>
          <table:table-cell office:value-type="float" office:value="83.066000000000003" table:style-name="ce11">
            <text:p>83.066</text:p>
          </table:table-cell>
          <table:table-cell office:value-type="float" office:value="67.277000000000001" table:style-name="ce11">
            <text:p>67.277</text:p>
          </table:table-cell>
          <table:table-cell office:value-type="float" office:value="73.852999999999994" table:style-name="ce11">
            <text:p>73.853</text:p>
          </table:table-cell>
          <table:table-cell office:value-type="float" office:value="90.805000000000007" table:style-name="ce11">
            <text:p>90.805</text:p>
          </table:table-cell>
          <table:table-cell office:value-type="float" office:value="73.623999999999995" table:style-name="ce11">
            <text:p>73.624</text:p>
          </table:table-cell>
          <table:table-cell office:value-type="float" office:value="60.738999999999997" table:style-name="ce11">
            <text:p>60.739</text:p>
          </table:table-cell>
          <table:table-cell office:value-type="float" office:value="72.477000000000004" table:style-name="ce11">
            <text:p>72.477</text:p>
          </table:table-cell>
          <table:table-cell office:value-type="float" office:value="25" table:style-name="ce11">
            <text:p>25</text:p>
          </table:table-cell>
          <table:table-cell office:value-type="float" office:value="31.881" table:style-name="ce11">
            <text:p>31.881</text:p>
          </table:table-cell>
          <table:table-cell office:value-type="float" office:value="18.535" table:style-name="ce11">
            <text:p>18.535</text:p>
          </table:table-cell>
          <table:table-cell office:value-type="float" office:value="71.789000000000001" table:style-name="ce11">
            <text:p>71.789</text:p>
          </table:table-cell>
          <table:table-cell office:value-type="float" office:value="48.853000000000002" table:style-name="ce11">
            <text:p>48.853</text:p>
          </table:table-cell>
          <table:table-cell office:value-type="float" office:value="64.760000000000005" table:style-name="ce11">
            <text:p>64.76</text:p>
          </table:table-cell>
          <table:table-cell office:value-type="float" office:value="62.384999999999998" table:style-name="ce11">
            <text:p>62.385</text:p>
          </table:table-cell>
          <table:table-cell office:value-type="float" office:value="56.292999999999999" table:style-name="ce11">
            <text:p>56.293</text:p>
          </table:table-cell>
          <table:table-cell office:value-type="float" office:value="52.402999999999999" table:style-name="ce11">
            <text:p>52.403</text:p>
          </table:table-cell>
          <table:table-cell office:value-type="float" office:value="30.664000000000001" table:style-name="ce11">
            <text:p>30.664</text:p>
          </table:table-cell>
          <table:table-cell office:value-type="float" office:value="31.881" table:style-name="ce11">
            <text:p>31.881</text:p>
          </table:table-cell>
          <table:table-cell office:value-type="float" office:value="64.531000000000006" table:style-name="ce11">
            <text:p>64.531</text:p>
          </table:table-cell>
          <table:table-cell office:value-type="float" office:value="41.149000000000001" table:style-name="ce11">
            <text:p>41.149</text:p>
          </table:table-cell>
          <table:table-cell office:value-type="float" office:value="51.264000000000003" table:style-name="ce11">
            <text:p>51.264</text:p>
          </table:table-cell>
          <table:table-cell office:value-type="float" office:value="76.266999999999996" table:style-name="ce11">
            <text:p>76.267</text:p>
          </table:table-cell>
          <table:table-cell office:value-type="float" office:value="61.149000000000001" table:style-name="ce11">
            <text:p>61.149</text:p>
          </table:table-cell>
          <table:table-cell office:value-type="float" office:value="59.54" table:style-name="ce11">
            <text:p>59.54</text:p>
          </table:table-cell>
          <table:table-cell office:value-type="float" office:value="57.569000000000003" table:style-name="ce11">
            <text:p>57.569</text:p>
          </table:table-cell>
          <table:table-cell office:value-type="float" office:value="50.917000000000002" table:style-name="ce11">
            <text:p>50.917</text:p>
          </table:table-cell>
          <table:table-cell office:value-type="float" office:value="37.070999999999998" table:style-name="ce11">
            <text:p>37.071</text:p>
          </table:table-cell>
          <table:table-cell office:value-type="float" office:value="20.641999999999999" table:style-name="ce11">
            <text:p>20.642</text:p>
          </table:table-cell>
          <table:table-cell office:value-type="float" office:value="92.183999999999997" table:style-name="ce11">
            <text:p>92.184</text:p>
          </table:table-cell>
          <table:table-cell office:value-type="float" office:value="79.816999999999993" table:style-name="ce11">
            <text:p>79.817</text:p>
          </table:table-cell>
          <table:table-cell office:value-type="float" office:value="71.263999999999996" table:style-name="ce11">
            <text:p>71.264</text:p>
          </table:table-cell>
          <table:table-cell office:value-type="float" office:value="70.344999999999999" table:style-name="ce11">
            <text:p>70.345</text:p>
          </table:table-cell>
          <table:table-cell office:value-type="float" office:value="79.358000000000004" table:style-name="ce11">
            <text:p>79.358</text:p>
          </table:table-cell>
          <table:table-cell office:value-type="float" office:value="53.44" table:style-name="ce11">
            <text:p>53.44</text:p>
          </table:table-cell>
          <table:table-cell office:value-type="float" office:value="31.106000000000002" table:style-name="ce11">
            <text:p>31.106</text:p>
          </table:table-cell>
          <table:table-cell office:value-type="float" office:value="81.379000000000005" table:style-name="ce11">
            <text:p>81.379</text:p>
          </table:table-cell>
          <table:table-cell office:value-type="float" office:value="26.896999999999998" table:style-name="ce11">
            <text:p>26.897</text:p>
          </table:table-cell>
          <table:table-cell office:value-type="float" office:value="88.787000000000006" table:style-name="ce11">
            <text:p>88.787</text:p>
          </table:table-cell>
          <table:table-cell office:value-type="float" office:value="82.150999999999996" table:style-name="ce11">
            <text:p>82.151</text:p>
          </table:table-cell>
          <table:table-cell office:value-type="float" office:value="91.533000000000001" table:style-name="ce11">
            <text:p>91.533</text:p>
          </table:table-cell>
          <table:table-cell office:value-type="float" office:value="64.908000000000001" table:style-name="ce11">
            <text:p>64.908</text:p>
          </table:table-cell>
          <table:table-cell office:value-type="float" office:value="43.317999999999998" table:style-name="ce11">
            <text:p>43.318</text:p>
          </table:table-cell>
          <table:table-cell office:value-type="float" office:value="10.369" table:style-name="ce11">
            <text:p>10.369</text:p>
          </table:table-cell>
          <table:table-cell office:value-type="float" office:value="6.8970000000000002" table:style-name="ce11">
            <text:p>6.897</text:p>
          </table:table-cell>
          <table:table-cell office:value-type="float" office:value="19.309999999999999" table:style-name="ce11">
            <text:p>19.31</text:p>
          </table:table-cell>
          <table:table-cell office:value-type="float" office:value="37.470999999999997" table:style-name="ce11">
            <text:p>37.471</text:p>
          </table:table-cell>
          <table:table-cell office:value-type="float" office:value="36.322000000000003" table:style-name="ce11">
            <text:p>36.322</text:p>
          </table:table-cell>
          <table:table-cell office:value-type="float" office:value="8.0830000000000002" table:style-name="ce11">
            <text:p>8.083</text:p>
          </table:table-cell>
          <table:table-cell office:value-type="float" office:value="83.715999999999994" table:style-name="ce11">
            <text:p>83.716</text:p>
          </table:table-cell>
          <table:table-cell office:value-type="float" office:value="72.644000000000005" table:style-name="ce11">
            <text:p>72.644</text:p>
          </table:table-cell>
          <table:table-cell office:value-type="float" office:value="80.138999999999996" table:style-name="ce11">
            <text:p>80.139</text:p>
          </table:table-cell>
          <table:table-cell office:value-type="float" office:value="3.2109999999999999" table:style-name="ce11">
            <text:p>3.211</text:p>
          </table:table-cell>
          <table:table-cell office:value-type="float" office:value="90.367000000000004" table:style-name="ce11">
            <text:p>90.367</text:p>
          </table:table-cell>
          <table:table-cell office:value-type="float" office:value="6.4219999999999997" table:style-name="ce11">
            <text:p>6.422</text:p>
          </table:table-cell>
          <table:table-cell office:value-type="float" office:value="4.5869999999999997" table:style-name="ce11">
            <text:p>4.587</text:p>
          </table:table-cell>
          <table:table-cell office:value-type="float" office:value="89.679000000000002" table:style-name="ce11">
            <text:p>89.679</text:p>
          </table:table-cell>
          <table:table-cell office:value-type="float" office:value="5.734" table:style-name="ce11">
            <text:p>5.734</text:p>
          </table:table-cell>
          <table:table-cell office:value-type="float" office:value="50" table:style-name="ce11">
            <text:p>5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0" table:style-name="ce11">
            <text:p>50</text:p>
          </table:table-cell>
          <table:table-cell office:value-type="string" table:style-name="ce8">
            <text:p>[c]</text:p>
          </table:table-cell>
          <table:table-cell office:value-type="float" office:value="55" table:style-name="ce11">
            <text:p>55</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56.643000000000001" table:style-name="ce11">
            <text:p>56.643</text:p>
          </table:table-cell>
          <table:table-cell office:value-type="float" office:value="60.514000000000003" table:style-name="ce11">
            <text:p>60.514</text:p>
          </table:table-cell>
          <table:table-cell office:value-type="float" office:value="56.279000000000003" table:style-name="ce11">
            <text:p>56.279</text:p>
          </table:table-cell>
          <table:table-cell office:value-type="float" office:value="38.462000000000003" table:style-name="ce11">
            <text:p>38.462</text:p>
          </table:table-cell>
          <table:table-cell office:value-type="float" office:value="68.14" table:style-name="ce11">
            <text:p>68.14</text:p>
          </table:table-cell>
          <table:table-cell office:value-type="float" office:value="74.358999999999995" table:style-name="ce11">
            <text:p>74.359</text:p>
          </table:table-cell>
          <table:table-cell office:value-type="float" office:value="59.534999999999997" table:style-name="ce11">
            <text:p>59.535</text:p>
          </table:table-cell>
          <table:table-cell office:value-type="float" office:value="46.853000000000002" table:style-name="ce11">
            <text:p>46.853</text:p>
          </table:table-cell>
          <table:table-cell table:number-columns-repeated="16261"/>
        </table:table-row>
        <table:table-row table:style-name="ro5">
          <table:table-cell office:value-type="string" table:style-name="ce3">
            <text:p>TS</text:p>
          </table:table-cell>
          <table:table-cell office:value-type="string" table:style-name="ce3">
            <text:p>Transport Scotland</text:p>
          </table:table-cell>
          <table:table-cell office:value-type="string" table:style-name="ce3">
            <text:p>Scottish Government</text:p>
          </table:table-cell>
          <table:table-cell office:value-type="string" table:style-name="ce3">
            <text:p/>
          </table:table-cell>
          <table:table-cell office:value-type="float" office:value="73.599999999999994" table:style-name="ce11">
            <text:p>73.6</text:p>
          </table:table-cell>
          <table:table-cell office:value-type="float" office:value="58.509" table:style-name="ce11">
            <text:p>58.509</text:p>
          </table:table-cell>
          <table:table-cell office:value-type="float" office:value="28.317" table:style-name="ce11">
            <text:p>28.317</text:p>
          </table:table-cell>
          <table:table-cell office:value-type="float" office:value="72.216999999999999" table:style-name="ce11">
            <text:p>72.217</text:p>
          </table:table-cell>
          <table:table-cell office:value-type="float" office:value="77.227999999999994" table:style-name="ce11">
            <text:p>77.228</text:p>
          </table:table-cell>
          <table:table-cell office:value-type="float" office:value="70.87" table:style-name="ce11">
            <text:p>70.87</text:p>
          </table:table-cell>
          <table:table-cell office:value-type="float" office:value="76.709000000000003" table:style-name="ce11">
            <text:p>76.709</text:p>
          </table:table-cell>
          <table:table-cell office:value-type="float" office:value="80.290000000000006" table:style-name="ce11">
            <text:p>80.29</text:p>
          </table:table-cell>
          <table:table-cell office:value-type="float" office:value="46.847999999999999" table:style-name="ce11">
            <text:p>46.848</text:p>
          </table:table-cell>
          <table:table-cell office:value-type="float" office:value="78.278999999999996" table:style-name="ce11">
            <text:p>78.279</text:p>
          </table:table-cell>
          <table:table-cell office:value-type="float" office:value="68.209999999999994" table:style-name="ce11">
            <text:p>68.21</text:p>
          </table:table-cell>
          <table:table-cell office:value-type="float" office:value="46.667000000000002" table:style-name="ce11">
            <text:p>46.667</text:p>
          </table:table-cell>
          <table:table-cell office:value-type="float" office:value="48.725999999999999" table:style-name="ce11">
            <text:p>48.726</text:p>
          </table:table-cell>
          <table:table-cell office:value-type="float" office:value="88.888999999999996" table:style-name="ce11">
            <text:p>88.889</text:p>
          </table:table-cell>
          <table:table-cell office:value-type="float" office:value="82.352999999999994" table:style-name="ce11">
            <text:p>82.353</text:p>
          </table:table-cell>
          <table:table-cell office:value-type="float" office:value="71.116" table:style-name="ce11">
            <text:p>71.116</text:p>
          </table:table-cell>
          <table:table-cell office:value-type="float" office:value="60" table:style-name="ce11">
            <text:p>60</text:p>
          </table:table-cell>
          <table:table-cell office:value-type="float" office:value="83.695999999999998" table:style-name="ce11">
            <text:p>83.696</text:p>
          </table:table-cell>
          <table:table-cell office:value-type="float" office:value="67.537999999999997" table:style-name="ce11">
            <text:p>67.538</text:p>
          </table:table-cell>
          <table:table-cell office:value-type="float" office:value="74.13" table:style-name="ce11">
            <text:p>74.13</text:p>
          </table:table-cell>
          <table:table-cell office:value-type="float" office:value="76.471000000000004" table:style-name="ce11">
            <text:p>76.471</text:p>
          </table:table-cell>
          <table:table-cell office:value-type="float" office:value="88.260999999999996" table:style-name="ce11">
            <text:p>88.261</text:p>
          </table:table-cell>
          <table:table-cell office:value-type="float" office:value="89.977999999999994" table:style-name="ce11">
            <text:p>89.978</text:p>
          </table:table-cell>
          <table:table-cell office:value-type="float" office:value="64.13" table:style-name="ce11">
            <text:p>64.13</text:p>
          </table:table-cell>
          <table:table-cell office:value-type="float" office:value="80.87" table:style-name="ce11">
            <text:p>80.87</text:p>
          </table:table-cell>
          <table:table-cell office:value-type="float" office:value="86.275000000000006" table:style-name="ce11">
            <text:p>86.275</text:p>
          </table:table-cell>
          <table:table-cell office:value-type="float" office:value="69.347999999999999" table:style-name="ce11">
            <text:p>69.348</text:p>
          </table:table-cell>
          <table:table-cell office:value-type="float" office:value="61.655999999999999" table:style-name="ce11">
            <text:p>61.656</text:p>
          </table:table-cell>
          <table:table-cell office:value-type="float" office:value="73.260999999999996" table:style-name="ce11">
            <text:p>73.261</text:p>
          </table:table-cell>
          <table:table-cell office:value-type="float" office:value="84.966999999999999" table:style-name="ce11">
            <text:p>84.967</text:p>
          </table:table-cell>
          <table:table-cell office:value-type="float" office:value="81.004000000000005" table:style-name="ce11">
            <text:p>81.004</text:p>
          </table:table-cell>
          <table:table-cell office:value-type="float" office:value="74.945999999999998" table:style-name="ce11">
            <text:p>74.946</text:p>
          </table:table-cell>
          <table:table-cell office:value-type="float" office:value="56.304000000000002" table:style-name="ce11">
            <text:p>56.304</text:p>
          </table:table-cell>
          <table:table-cell office:value-type="float" office:value="44.009" table:style-name="ce11">
            <text:p>44.009</text:p>
          </table:table-cell>
          <table:table-cell office:value-type="float" office:value="45.533999999999999" table:style-name="ce11">
            <text:p>45.534</text:p>
          </table:table-cell>
          <table:table-cell office:value-type="float" office:value="41.521999999999998" table:style-name="ce11">
            <text:p>41.522</text:p>
          </table:table-cell>
          <table:table-cell office:value-type="float" office:value="81.619" table:style-name="ce11">
            <text:p>81.619</text:p>
          </table:table-cell>
          <table:table-cell office:value-type="float" office:value="85.838999999999999" table:style-name="ce11">
            <text:p>85.839</text:p>
          </table:table-cell>
          <table:table-cell office:value-type="float" office:value="69.364999999999995" table:style-name="ce11">
            <text:p>69.365</text:p>
          </table:table-cell>
          <table:table-cell office:value-type="float" office:value="76.253" table:style-name="ce11">
            <text:p>76.253</text:p>
          </table:table-cell>
          <table:table-cell office:value-type="float" office:value="63.478000000000002" table:style-name="ce11">
            <text:p>63.478</text:p>
          </table:table-cell>
          <table:table-cell office:value-type="float" office:value="66.739000000000004" table:style-name="ce11">
            <text:p>66.739</text:p>
          </table:table-cell>
          <table:table-cell office:value-type="float" office:value="87.364000000000004" table:style-name="ce11">
            <text:p>87.364</text:p>
          </table:table-cell>
          <table:table-cell office:value-type="float" office:value="73.477999999999994" table:style-name="ce11">
            <text:p>73.478</text:p>
          </table:table-cell>
          <table:table-cell office:value-type="float" office:value="52.505000000000003" table:style-name="ce11">
            <text:p>52.505</text:p>
          </table:table-cell>
          <table:table-cell office:value-type="float" office:value="65.87" table:style-name="ce11">
            <text:p>65.87</text:p>
          </table:table-cell>
          <table:table-cell office:value-type="float" office:value="48.795999999999999" table:style-name="ce11">
            <text:p>48.796</text:p>
          </table:table-cell>
          <table:table-cell office:value-type="float" office:value="51.415999999999997" table:style-name="ce11">
            <text:p>51.416</text:p>
          </table:table-cell>
          <table:table-cell office:value-type="float" office:value="39.606000000000002" table:style-name="ce11">
            <text:p>39.606</text:p>
          </table:table-cell>
          <table:table-cell office:value-type="float" office:value="62.664000000000001" table:style-name="ce11">
            <text:p>62.664</text:p>
          </table:table-cell>
          <table:table-cell office:value-type="float" office:value="61.438000000000002" table:style-name="ce11">
            <text:p>61.438</text:p>
          </table:table-cell>
          <table:table-cell office:value-type="float" office:value="69.13" table:style-name="ce11">
            <text:p>69.13</text:p>
          </table:table-cell>
          <table:table-cell office:value-type="float" office:value="61.353999999999999" table:style-name="ce11">
            <text:p>61.354</text:p>
          </table:table-cell>
          <table:table-cell office:value-type="float" office:value="40.741" table:style-name="ce11">
            <text:p>40.741</text:p>
          </table:table-cell>
          <table:table-cell office:value-type="float" office:value="51.087000000000003" table:style-name="ce11">
            <text:p>51.087</text:p>
          </table:table-cell>
          <table:table-cell office:value-type="float" office:value="30.652000000000001" table:style-name="ce11">
            <text:p>30.652</text:p>
          </table:table-cell>
          <table:table-cell office:value-type="float" office:value="30.131" table:style-name="ce11">
            <text:p>30.131</text:p>
          </table:table-cell>
          <table:table-cell office:value-type="float" office:value="59.347999999999999" table:style-name="ce11">
            <text:p>59.348</text:p>
          </table:table-cell>
          <table:table-cell office:value-type="float" office:value="44.783000000000001" table:style-name="ce11">
            <text:p>44.783</text:p>
          </table:table-cell>
          <table:table-cell office:value-type="float" office:value="51.415999999999997" table:style-name="ce11">
            <text:p>51.416</text:p>
          </table:table-cell>
          <table:table-cell office:value-type="float" office:value="55.338000000000001" table:style-name="ce11">
            <text:p>55.338</text:p>
          </table:table-cell>
          <table:table-cell office:value-type="float" office:value="55.24" table:style-name="ce11">
            <text:p>55.24</text:p>
          </table:table-cell>
          <table:table-cell office:value-type="float" office:value="40.305" table:style-name="ce11">
            <text:p>40.305</text:p>
          </table:table-cell>
          <table:table-cell office:value-type="float" office:value="41.137999999999998" table:style-name="ce11">
            <text:p>41.138</text:p>
          </table:table-cell>
          <table:table-cell office:value-type="float" office:value="40.652000000000001" table:style-name="ce11">
            <text:p>40.652</text:p>
          </table:table-cell>
          <table:table-cell office:value-type="float" office:value="48.584000000000003" table:style-name="ce11">
            <text:p>48.584</text:p>
          </table:table-cell>
          <table:table-cell office:value-type="float" office:value="32.898000000000003" table:style-name="ce11">
            <text:p>32.898</text:p>
          </table:table-cell>
          <table:table-cell office:value-type="float" office:value="91.284999999999997" table:style-name="ce11">
            <text:p>91.285</text:p>
          </table:table-cell>
          <table:table-cell office:value-type="float" office:value="74.073999999999998" table:style-name="ce11">
            <text:p>74.074</text:p>
          </table:table-cell>
          <table:table-cell office:value-type="float" office:value="67.686000000000007" table:style-name="ce11">
            <text:p>67.686</text:p>
          </table:table-cell>
          <table:table-cell office:value-type="float" office:value="66.156999999999996" table:style-name="ce11">
            <text:p>66.157</text:p>
          </table:table-cell>
          <table:table-cell office:value-type="float" office:value="68.260999999999996" table:style-name="ce11">
            <text:p>68.261</text:p>
          </table:table-cell>
          <table:table-cell office:value-type="float" office:value="54.13" table:style-name="ce11">
            <text:p>54.13</text:p>
          </table:table-cell>
          <table:table-cell office:value-type="float" office:value="37.417999999999999" table:style-name="ce11">
            <text:p>37.418</text:p>
          </table:table-cell>
          <table:table-cell office:value-type="float" office:value="80.921000000000006" table:style-name="ce11">
            <text:p>80.921</text:p>
          </table:table-cell>
          <table:table-cell office:value-type="float" office:value="39.869" table:style-name="ce11">
            <text:p>39.869</text:p>
          </table:table-cell>
          <table:table-cell office:value-type="float" office:value="88.695999999999998" table:style-name="ce11">
            <text:p>88.696</text:p>
          </table:table-cell>
          <table:table-cell office:value-type="float" office:value="88.695999999999998" table:style-name="ce11">
            <text:p>88.696</text:p>
          </table:table-cell>
          <table:table-cell office:value-type="float" office:value="94.783000000000001" table:style-name="ce11">
            <text:p>94.783</text:p>
          </table:table-cell>
          <table:table-cell office:value-type="float" office:value="67.253" table:style-name="ce11">
            <text:p>67.253</text:p>
          </table:table-cell>
          <table:table-cell office:value-type="float" office:value="44.444000000000003" table:style-name="ce11">
            <text:p>44.444</text:p>
          </table:table-cell>
          <table:table-cell office:value-type="float" office:value="12.417999999999999" table:style-name="ce11">
            <text:p>12.418</text:p>
          </table:table-cell>
          <table:table-cell office:value-type="float" office:value="7.843" table:style-name="ce11">
            <text:p>7.843</text:p>
          </table:table-cell>
          <table:table-cell office:value-type="float" office:value="15.468" table:style-name="ce11">
            <text:p>15.468</text:p>
          </table:table-cell>
          <table:table-cell office:value-type="float" office:value="38.344000000000001" table:style-name="ce11">
            <text:p>38.344</text:p>
          </table:table-cell>
          <table:table-cell office:value-type="float" office:value="38.344000000000001" table:style-name="ce11">
            <text:p>38.344</text:p>
          </table:table-cell>
          <table:table-cell office:value-type="float" office:value="8.9719999999999995" table:style-name="ce11">
            <text:p>8.972</text:p>
          </table:table-cell>
          <table:table-cell office:value-type="float" office:value="86.492000000000004" table:style-name="ce11">
            <text:p>86.492</text:p>
          </table:table-cell>
          <table:table-cell office:value-type="float" office:value="66.448999999999998" table:style-name="ce11">
            <text:p>66.449</text:p>
          </table:table-cell>
          <table:table-cell office:value-type="float" office:value="75.274000000000001" table:style-name="ce11">
            <text:p>75.274</text:p>
          </table:table-cell>
          <table:table-cell office:value-type="float" office:value="6.3040000000000003" table:style-name="ce11">
            <text:p>6.304</text:p>
          </table:table-cell>
          <table:table-cell office:value-type="float" office:value="86.304000000000002" table:style-name="ce11">
            <text:p>86.304</text:p>
          </table:table-cell>
          <table:table-cell office:value-type="float" office:value="7.391" table:style-name="ce11">
            <text:p>7.391</text:p>
          </table:table-cell>
          <table:table-cell office:value-type="float" office:value="8.7149999999999999" table:style-name="ce11">
            <text:p>8.715</text:p>
          </table:table-cell>
          <table:table-cell office:value-type="float" office:value="83.878" table:style-name="ce11">
            <text:p>83.878</text:p>
          </table:table-cell>
          <table:table-cell office:value-type="float" office:value="7.407" table:style-name="ce11">
            <text:p>7.407</text:p>
          </table:table-cell>
          <table:table-cell office:value-type="float" office:value="40" table:style-name="ce11">
            <text:p>40</text:p>
          </table:table-cell>
          <table:table-cell office:value-type="float" office:value="50" table:style-name="ce11">
            <text:p>50</text:p>
          </table:table-cell>
          <table:table-cell office:value-type="string" table:style-name="ce8">
            <text:p>[c]</text:p>
          </table:table-cell>
          <table:table-cell office:value-type="string" table:style-name="ce8">
            <text:p>[c]</text:p>
          </table:table-cell>
          <table:table-cell office:value-type="float" office:value="62.5" table:style-name="ce11">
            <text:p>62.5</text:p>
          </table:table-cell>
          <table:table-cell office:value-type="string" table:style-name="ce8">
            <text:p>[c]</text:p>
          </table:table-cell>
          <table:table-cell office:value-type="float" office:value="45" table:style-name="ce11">
            <text:p>45</text:p>
          </table:table-cell>
          <table:table-cell office:value-type="string" table:style-name="ce8">
            <text:p>[c]</text:p>
          </table:table-cell>
          <table:table-cell office:value-type="float" office:value="35" table:style-name="ce11">
            <text:p>35</text:p>
          </table:table-cell>
          <table:table-cell office:value-type="float" office:value="50" table:style-name="ce11">
            <text:p>50</text:p>
          </table:table-cell>
          <table:table-cell office:value-type="string" table:style-name="ce8">
            <text:p>[c]</text:p>
          </table:table-cell>
          <table:table-cell office:value-type="float" office:value="30" table:style-name="ce11">
            <text:p>3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6.227999999999994" table:style-name="ce11">
            <text:p>66.228</text:p>
          </table:table-cell>
          <table:table-cell office:value-type="float" office:value="66.667000000000002" table:style-name="ce11">
            <text:p>66.667</text:p>
          </table:table-cell>
          <table:table-cell office:value-type="float" office:value="59.649000000000001" table:style-name="ce11">
            <text:p>59.649</text:p>
          </table:table-cell>
          <table:table-cell office:value-type="float" office:value="35.307000000000002" table:style-name="ce11">
            <text:p>35.307</text:p>
          </table:table-cell>
          <table:table-cell office:value-type="float" office:value="70.11" table:style-name="ce11">
            <text:p>70.11</text:p>
          </table:table-cell>
          <table:table-cell office:value-type="float" office:value="73.128" table:style-name="ce11">
            <text:p>73.128</text:p>
          </table:table-cell>
          <table:table-cell office:value-type="float" office:value="50.441000000000003" table:style-name="ce11">
            <text:p>50.441</text:p>
          </table:table-cell>
          <table:table-cell office:value-type="float" office:value="63.457000000000001" table:style-name="ce11">
            <text:p>63.457</text:p>
          </table:table-cell>
          <table:table-cell table:number-columns-repeated="16261"/>
        </table:table-row>
        <table:table-row table:style-name="ro5">
          <table:table-cell office:value-type="string" table:style-name="ce3">
            <text:p>UKEF</text:p>
          </table:table-cell>
          <table:table-cell office:value-type="string" table:style-name="ce3">
            <text:p>UK Export Finance</text:p>
          </table:table-cell>
          <table:table-cell office:value-type="string" table:style-name="ce3">
            <text:p>UK Export Finance</text:p>
          </table:table-cell>
          <table:table-cell office:value-type="string" table:style-name="ce3">
            <text:p/>
          </table:table-cell>
          <table:table-cell office:value-type="float" office:value="79.856999999999999" table:style-name="ce11">
            <text:p>79.857</text:p>
          </table:table-cell>
          <table:table-cell office:value-type="float" office:value="70.034000000000006" table:style-name="ce11">
            <text:p>70.034</text:p>
          </table:table-cell>
          <table:table-cell office:value-type="float" office:value="23.606000000000002" table:style-name="ce11">
            <text:p>23.606</text:p>
          </table:table-cell>
          <table:table-cell office:value-type="float" office:value="76.489000000000004" table:style-name="ce11">
            <text:p>76.489</text:p>
          </table:table-cell>
          <table:table-cell office:value-type="float" office:value="84.063000000000002" table:style-name="ce11">
            <text:p>84.063</text:p>
          </table:table-cell>
          <table:table-cell office:value-type="float" office:value="92.522000000000006" table:style-name="ce11">
            <text:p>92.522</text:p>
          </table:table-cell>
          <table:table-cell office:value-type="float" office:value="82.793999999999997" table:style-name="ce11">
            <text:p>82.794</text:p>
          </table:table-cell>
          <table:table-cell office:value-type="float" office:value="84.820999999999998" table:style-name="ce11">
            <text:p>84.821</text:p>
          </table:table-cell>
          <table:table-cell office:value-type="float" office:value="64.900000000000006" table:style-name="ce11">
            <text:p>64.9</text:p>
          </table:table-cell>
          <table:table-cell office:value-type="float" office:value="83.332999999999998" table:style-name="ce11">
            <text:p>83.333</text:p>
          </table:table-cell>
          <table:table-cell office:value-type="float" office:value="81.216999999999999" table:style-name="ce11">
            <text:p>81.217</text:p>
          </table:table-cell>
          <table:table-cell office:value-type="float" office:value="32.289000000000001" table:style-name="ce11">
            <text:p>32.289</text:p>
          </table:table-cell>
          <table:table-cell office:value-type="float" office:value="66.363" table:style-name="ce11">
            <text:p>66.363</text:p>
          </table:table-cell>
          <table:table-cell office:value-type="float" office:value="92.840999999999994" table:style-name="ce11">
            <text:p>92.841</text:p>
          </table:table-cell>
          <table:table-cell office:value-type="float" office:value="86.352999999999994" table:style-name="ce11">
            <text:p>86.353</text:p>
          </table:table-cell>
          <table:table-cell office:value-type="float" office:value="83.596000000000004" table:style-name="ce11">
            <text:p>83.596</text:p>
          </table:table-cell>
          <table:table-cell office:value-type="float" office:value="70.694000000000003" table:style-name="ce11">
            <text:p>70.694</text:p>
          </table:table-cell>
          <table:table-cell office:value-type="float" office:value="86.83" table:style-name="ce11">
            <text:p>86.83</text:p>
          </table:table-cell>
          <table:table-cell office:value-type="float" office:value="91.498999999999995" table:style-name="ce11">
            <text:p>91.499</text:p>
          </table:table-cell>
          <table:table-cell office:value-type="float" office:value="93.512" table:style-name="ce11">
            <text:p>93.512</text:p>
          </table:table-cell>
          <table:table-cell office:value-type="float" office:value="80.760999999999996" table:style-name="ce11">
            <text:p>80.761</text:p>
          </table:table-cell>
          <table:table-cell office:value-type="float" office:value="91.295000000000002" table:style-name="ce11">
            <text:p>91.295</text:p>
          </table:table-cell>
          <table:table-cell office:value-type="float" office:value="89.238" table:style-name="ce11">
            <text:p>89.238</text:p>
          </table:table-cell>
          <table:table-cell office:value-type="float" office:value="78.3" table:style-name="ce11">
            <text:p>78.3</text:p>
          </table:table-cell>
          <table:table-cell office:value-type="float" office:value="82.366" table:style-name="ce11">
            <text:p>82.366</text:p>
          </table:table-cell>
          <table:table-cell office:value-type="float" office:value="86.13" table:style-name="ce11">
            <text:p>86.13</text:p>
          </table:table-cell>
          <table:table-cell office:value-type="float" office:value="80.356999999999999" table:style-name="ce11">
            <text:p>80.357</text:p>
          </table:table-cell>
          <table:table-cell office:value-type="float" office:value="78.347999999999999" table:style-name="ce11">
            <text:p>78.348</text:p>
          </table:table-cell>
          <table:table-cell office:value-type="float" office:value="78.3" table:style-name="ce11">
            <text:p>78.3</text:p>
          </table:table-cell>
          <table:table-cell office:value-type="float" office:value="86.384" table:style-name="ce11">
            <text:p>86.384</text:p>
          </table:table-cell>
          <table:table-cell office:value-type="float" office:value="85.938000000000002" table:style-name="ce11">
            <text:p>85.938</text:p>
          </table:table-cell>
          <table:table-cell office:value-type="float" office:value="82.143000000000001" table:style-name="ce11">
            <text:p>82.143</text:p>
          </table:table-cell>
          <table:table-cell office:value-type="float" office:value="77.852000000000004" table:style-name="ce11">
            <text:p>77.852</text:p>
          </table:table-cell>
          <table:table-cell office:value-type="float" office:value="61.883000000000003" table:style-name="ce11">
            <text:p>61.883</text:p>
          </table:table-cell>
          <table:table-cell office:value-type="float" office:value="61.521000000000001" table:style-name="ce11">
            <text:p>61.521</text:p>
          </table:table-cell>
          <table:table-cell office:value-type="float" office:value="58.613" table:style-name="ce11">
            <text:p>58.613</text:p>
          </table:table-cell>
          <table:table-cell office:value-type="float" office:value="85.393000000000001" table:style-name="ce11">
            <text:p>85.393</text:p>
          </table:table-cell>
          <table:table-cell office:value-type="float" office:value="89.484999999999999" table:style-name="ce11">
            <text:p>89.485</text:p>
          </table:table-cell>
          <table:table-cell office:value-type="float" office:value="76.063000000000002" table:style-name="ce11">
            <text:p>76.063</text:p>
          </table:table-cell>
          <table:table-cell office:value-type="float" office:value="82.366" table:style-name="ce11">
            <text:p>82.366</text:p>
          </table:table-cell>
          <table:table-cell office:value-type="float" office:value="76.286000000000001" table:style-name="ce11">
            <text:p>76.286</text:p>
          </table:table-cell>
          <table:table-cell office:value-type="float" office:value="87.025000000000006" table:style-name="ce11">
            <text:p>87.025</text:p>
          </table:table-cell>
          <table:table-cell office:value-type="float" office:value="93.972999999999999" table:style-name="ce11">
            <text:p>93.973</text:p>
          </table:table-cell>
          <table:table-cell office:value-type="float" office:value="82.774000000000001" table:style-name="ce11">
            <text:p>82.774</text:p>
          </table:table-cell>
          <table:table-cell office:value-type="float" office:value="68.08" table:style-name="ce11">
            <text:p>68.08</text:p>
          </table:table-cell>
          <table:table-cell office:value-type="float" office:value="79.194999999999993" table:style-name="ce11">
            <text:p>79.195</text:p>
          </table:table-cell>
          <table:table-cell office:value-type="float" office:value="33.557000000000002" table:style-name="ce11">
            <text:p>33.557</text:p>
          </table:table-cell>
          <table:table-cell office:value-type="float" office:value="38.030999999999999" table:style-name="ce11">
            <text:p>38.031</text:p>
          </table:table-cell>
          <table:table-cell office:value-type="float" office:value="25.28" table:style-name="ce11">
            <text:p>25.28</text:p>
          </table:table-cell>
          <table:table-cell office:value-type="float" office:value="75.614999999999995" table:style-name="ce11">
            <text:p>75.615</text:p>
          </table:table-cell>
          <table:table-cell office:value-type="float" office:value="60.314" table:style-name="ce11">
            <text:p>60.314</text:p>
          </table:table-cell>
          <table:table-cell office:value-type="float" office:value="83.596000000000004" table:style-name="ce11">
            <text:p>83.596</text:p>
          </table:table-cell>
          <table:table-cell office:value-type="float" office:value="77.454999999999998" table:style-name="ce11">
            <text:p>77.455</text:p>
          </table:table-cell>
          <table:table-cell office:value-type="float" office:value="74.106999999999999" table:style-name="ce11">
            <text:p>74.107</text:p>
          </table:table-cell>
          <table:table-cell office:value-type="float" office:value="72.646000000000001" table:style-name="ce11">
            <text:p>72.646</text:p>
          </table:table-cell>
          <table:table-cell office:value-type="float" office:value="44.966000000000001" table:style-name="ce11">
            <text:p>44.966</text:p>
          </table:table-cell>
          <table:table-cell office:value-type="float" office:value="49.662999999999997" table:style-name="ce11">
            <text:p>49.663</text:p>
          </table:table-cell>
          <table:table-cell office:value-type="float" office:value="77.528000000000006" table:style-name="ce11">
            <text:p>77.528</text:p>
          </table:table-cell>
          <table:table-cell office:value-type="float" office:value="54.81" table:style-name="ce11">
            <text:p>54.81</text:p>
          </table:table-cell>
          <table:table-cell office:value-type="float" office:value="62.192" table:style-name="ce11">
            <text:p>62.192</text:p>
          </table:table-cell>
          <table:table-cell office:value-type="float" office:value="75.893000000000001" table:style-name="ce11">
            <text:p>75.893</text:p>
          </table:table-cell>
          <table:table-cell office:value-type="float" office:value="75.111999999999995" table:style-name="ce11">
            <text:p>75.112</text:p>
          </table:table-cell>
          <table:table-cell office:value-type="float" office:value="58.165999999999997" table:style-name="ce11">
            <text:p>58.166</text:p>
          </table:table-cell>
          <table:table-cell office:value-type="float" office:value="65.995999999999995" table:style-name="ce11">
            <text:p>65.996</text:p>
          </table:table-cell>
          <table:table-cell office:value-type="float" office:value="65.100999999999999" table:style-name="ce11">
            <text:p>65.101</text:p>
          </table:table-cell>
          <table:table-cell office:value-type="float" office:value="64.509" table:style-name="ce11">
            <text:p>64.509</text:p>
          </table:table-cell>
          <table:table-cell office:value-type="float" office:value="46.204999999999998" table:style-name="ce11">
            <text:p>46.205</text:p>
          </table:table-cell>
          <table:table-cell office:value-type="float" office:value="92.634" table:style-name="ce11">
            <text:p>92.634</text:p>
          </table:table-cell>
          <table:table-cell office:value-type="float" office:value="79.418000000000006" table:style-name="ce11">
            <text:p>79.418</text:p>
          </table:table-cell>
          <table:table-cell office:value-type="float" office:value="83.704999999999998" table:style-name="ce11">
            <text:p>83.705</text:p>
          </table:table-cell>
          <table:table-cell office:value-type="float" office:value="76.510000000000005" table:style-name="ce11">
            <text:p>76.51</text:p>
          </table:table-cell>
          <table:table-cell office:value-type="float" office:value="83.259" table:style-name="ce11">
            <text:p>83.259</text:p>
          </table:table-cell>
          <table:table-cell office:value-type="float" office:value="72.483000000000004" table:style-name="ce11">
            <text:p>72.483</text:p>
          </table:table-cell>
          <table:table-cell office:value-type="float" office:value="55.280999999999999" table:style-name="ce11">
            <text:p>55.281</text:p>
          </table:table-cell>
          <table:table-cell office:value-type="float" office:value="83.893000000000001" table:style-name="ce11">
            <text:p>83.893</text:p>
          </table:table-cell>
          <table:table-cell office:value-type="float" office:value="39.731999999999999" table:style-name="ce11">
            <text:p>39.732</text:p>
          </table:table-cell>
          <table:table-cell office:value-type="float" office:value="81.027000000000001" table:style-name="ce11">
            <text:p>81.027</text:p>
          </table:table-cell>
          <table:table-cell office:value-type="float" office:value="92.825000000000003" table:style-name="ce11">
            <text:p>92.825</text:p>
          </table:table-cell>
          <table:table-cell office:value-type="float" office:value="95.313000000000002" table:style-name="ce11">
            <text:p>95.313</text:p>
          </table:table-cell>
          <table:table-cell office:value-type="float" office:value="68.304000000000002" table:style-name="ce11">
            <text:p>68.304</text:p>
          </table:table-cell>
          <table:table-cell office:value-type="float" office:value="58.295999999999999" table:style-name="ce11">
            <text:p>58.296</text:p>
          </table:table-cell>
          <table:table-cell office:value-type="float" office:value="18.61" table:style-name="ce11">
            <text:p>18.61</text:p>
          </table:table-cell>
          <table:table-cell office:value-type="float" office:value="7.383" table:style-name="ce11">
            <text:p>7.383</text:p>
          </table:table-cell>
          <table:table-cell office:value-type="float" office:value="16.779" table:style-name="ce11">
            <text:p>16.779</text:p>
          </table:table-cell>
          <table:table-cell office:value-type="float" office:value="38.926000000000002" table:style-name="ce11">
            <text:p>38.926</text:p>
          </table:table-cell>
          <table:table-cell office:value-type="float" office:value="36.912999999999997" table:style-name="ce11">
            <text:p>36.913</text:p>
          </table:table-cell>
          <table:table-cell office:value-type="float" office:value="7.1589999999999998" table:style-name="ce11">
            <text:p>7.159</text:p>
          </table:table-cell>
          <table:table-cell office:value-type="float" office:value="94.183000000000007" table:style-name="ce11">
            <text:p>94.183</text:p>
          </table:table-cell>
          <table:table-cell office:value-type="float" office:value="75.445999999999998" table:style-name="ce11">
            <text:p>75.446</text:p>
          </table:table-cell>
          <table:table-cell office:value-type="float" office:value="77.302999999999997" table:style-name="ce11">
            <text:p>77.303</text:p>
          </table:table-cell>
          <table:table-cell office:value-type="float" office:value="9.6199999999999992" table:style-name="ce11">
            <text:p>9.62</text:p>
          </table:table-cell>
          <table:table-cell office:value-type="float" office:value="83.444999999999993" table:style-name="ce11">
            <text:p>83.445</text:p>
          </table:table-cell>
          <table:table-cell office:value-type="float" office:value="6.9349999999999996" table:style-name="ce11">
            <text:p>6.935</text:p>
          </table:table-cell>
          <table:table-cell office:value-type="float" office:value="10.962" table:style-name="ce11">
            <text:p>10.962</text:p>
          </table:table-cell>
          <table:table-cell office:value-type="float" office:value="83.221000000000004" table:style-name="ce11">
            <text:p>83.221</text:p>
          </table:table-cell>
          <table:table-cell office:value-type="float" office:value="5.8170000000000002" table:style-name="ce11">
            <text:p>5.817</text:p>
          </table:table-cell>
          <table:table-cell office:value-type="float" office:value="36.734999999999999" table:style-name="ce11">
            <text:p>36.735</text:p>
          </table:table-cell>
          <table:table-cell office:value-type="float" office:value="51.02" table:style-name="ce11">
            <text:p>51.02</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4.898000000000003" table:style-name="ce11">
            <text:p>44.898</text:p>
          </table:table-cell>
          <table:table-cell office:value-type="float" office:value="26.530999999999999" table:style-name="ce11">
            <text:p>26.531</text:p>
          </table:table-cell>
          <table:table-cell office:value-type="float" office:value="28.571000000000002" table:style-name="ce11">
            <text:p>28.571</text:p>
          </table:table-cell>
          <table:table-cell office:value-type="float" office:value="67.346999999999994" table:style-name="ce11">
            <text:p>67.347</text:p>
          </table:table-cell>
          <table:table-cell office:value-type="float" office:value="20.408000000000001" table:style-name="ce11">
            <text:p>20.408</text:p>
          </table:table-cell>
          <table:table-cell office:value-type="string" table:style-name="ce8">
            <text:p>[c]</text:p>
          </table:table-cell>
          <table:table-cell office:value-type="string" table:style-name="ce8">
            <text:p>[c]</text:p>
          </table:table-cell>
          <table:table-cell office:value-type="float" office:value="61.110999999999997" table:style-name="ce11">
            <text:p>61.111</text:p>
          </table:table-cell>
          <table:table-cell office:value-type="string" table:style-name="ce8">
            <text:p>[c]</text:p>
          </table:table-cell>
          <table:table-cell office:value-type="float" office:value="73.423000000000002" table:style-name="ce11">
            <text:p>73.423</text:p>
          </table:table-cell>
          <table:table-cell office:value-type="float" office:value="75" table:style-name="ce11">
            <text:p>75</text:p>
          </table:table-cell>
          <table:table-cell office:value-type="float" office:value="68.918999999999997" table:style-name="ce11">
            <text:p>68.919</text:p>
          </table:table-cell>
          <table:table-cell office:value-type="float" office:value="32.731000000000002" table:style-name="ce11">
            <text:p>32.731</text:p>
          </table:table-cell>
          <table:table-cell office:value-type="float" office:value="77.802999999999997" table:style-name="ce11">
            <text:p>77.803</text:p>
          </table:table-cell>
          <table:table-cell office:value-type="float" office:value="72.36" table:style-name="ce11">
            <text:p>72.36</text:p>
          </table:table-cell>
          <table:table-cell office:value-type="float" office:value="64.126000000000005" table:style-name="ce11">
            <text:p>64.126</text:p>
          </table:table-cell>
          <table:table-cell office:value-type="float" office:value="46.966000000000001" table:style-name="ce11">
            <text:p>46.966</text:p>
          </table:table-cell>
          <table:table-cell table:number-columns-repeated="16261"/>
        </table:table-row>
        <table:table-row table:style-name="ro5">
          <table:table-cell office:value-type="string" table:style-name="ce3">
            <text:p>UKHO</text:p>
          </table:table-cell>
          <table:table-cell office:value-type="string" table:style-name="ce3">
            <text:p>UK Hydrographic Office</text:p>
          </table:table-cell>
          <table:table-cell office:value-type="string" table:style-name="ce3">
            <text:p>Defence</text:p>
          </table:table-cell>
          <table:table-cell office:value-type="string" table:style-name="ce3">
            <text:p/>
          </table:table-cell>
          <table:table-cell office:value-type="float" office:value="77.489999999999995" table:style-name="ce11">
            <text:p>77.49</text:p>
          </table:table-cell>
          <table:table-cell office:value-type="float" office:value="67.438000000000002" table:style-name="ce11">
            <text:p>67.438</text:p>
          </table:table-cell>
          <table:table-cell office:value-type="float" office:value="25.443000000000001" table:style-name="ce11">
            <text:p>25.443</text:p>
          </table:table-cell>
          <table:table-cell office:value-type="float" office:value="75.119" table:style-name="ce11">
            <text:p>75.119</text:p>
          </table:table-cell>
          <table:table-cell office:value-type="float" office:value="82.972999999999999" table:style-name="ce11">
            <text:p>82.973</text:p>
          </table:table-cell>
          <table:table-cell office:value-type="float" office:value="79.11" table:style-name="ce11">
            <text:p>79.11</text:p>
          </table:table-cell>
          <table:table-cell office:value-type="float" office:value="74.465999999999994" table:style-name="ce11">
            <text:p>74.466</text:p>
          </table:table-cell>
          <table:table-cell office:value-type="float" office:value="86.855999999999995" table:style-name="ce11">
            <text:p>86.856</text:p>
          </table:table-cell>
          <table:table-cell office:value-type="float" office:value="58.694000000000003" table:style-name="ce11">
            <text:p>58.694</text:p>
          </table:table-cell>
          <table:table-cell office:value-type="float" office:value="84.209000000000003" table:style-name="ce11">
            <text:p>84.209</text:p>
          </table:table-cell>
          <table:table-cell office:value-type="float" office:value="76.757000000000005" table:style-name="ce11">
            <text:p>76.757</text:p>
          </table:table-cell>
          <table:table-cell office:value-type="float" office:value="37.939" table:style-name="ce11">
            <text:p>37.939</text:p>
          </table:table-cell>
          <table:table-cell office:value-type="float" office:value="52.744999999999997" table:style-name="ce11">
            <text:p>52.745</text:p>
          </table:table-cell>
          <table:table-cell office:value-type="float" office:value="92.46" table:style-name="ce11">
            <text:p>92.46</text:p>
          </table:table-cell>
          <table:table-cell office:value-type="float" office:value="85.52" table:style-name="ce11">
            <text:p>85.52</text:p>
          </table:table-cell>
          <table:table-cell office:value-type="float" office:value="82.177999999999997" table:style-name="ce11">
            <text:p>82.178</text:p>
          </table:table-cell>
          <table:table-cell office:value-type="float" office:value="66.131" table:style-name="ce11">
            <text:p>66.131</text:p>
          </table:table-cell>
          <table:table-cell office:value-type="float" office:value="88.628" table:style-name="ce11">
            <text:p>88.628</text:p>
          </table:table-cell>
          <table:table-cell office:value-type="float" office:value="76.238" table:style-name="ce11">
            <text:p>76.238</text:p>
          </table:table-cell>
          <table:table-cell office:value-type="float" office:value="81.930999999999997" table:style-name="ce11">
            <text:p>81.931</text:p>
          </table:table-cell>
          <table:table-cell office:value-type="float" office:value="71.375" table:style-name="ce11">
            <text:p>71.375</text:p>
          </table:table-cell>
          <table:table-cell office:value-type="float" office:value="90.47" table:style-name="ce11">
            <text:p>90.47</text:p>
          </table:table-cell>
          <table:table-cell office:value-type="float" office:value="86.617000000000004" table:style-name="ce11">
            <text:p>86.617</text:p>
          </table:table-cell>
          <table:table-cell office:value-type="float" office:value="67.781999999999996" table:style-name="ce11">
            <text:p>67.782</text:p>
          </table:table-cell>
          <table:table-cell office:value-type="float" office:value="75.742999999999995" table:style-name="ce11">
            <text:p>75.743</text:p>
          </table:table-cell>
          <table:table-cell office:value-type="float" office:value="78.588999999999999" table:style-name="ce11">
            <text:p>78.589</text:p>
          </table:table-cell>
          <table:table-cell office:value-type="float" office:value="66.790999999999997" table:style-name="ce11">
            <text:p>66.791</text:p>
          </table:table-cell>
          <table:table-cell office:value-type="float" office:value="61.738999999999997" table:style-name="ce11">
            <text:p>61.739</text:p>
          </table:table-cell>
          <table:table-cell office:value-type="float" office:value="71.128" table:style-name="ce11">
            <text:p>71.128</text:p>
          </table:table-cell>
          <table:table-cell office:value-type="float" office:value="88.475999999999999" table:style-name="ce11">
            <text:p>88.476</text:p>
          </table:table-cell>
          <table:table-cell office:value-type="float" office:value="87.638999999999996" table:style-name="ce11">
            <text:p>87.639</text:p>
          </table:table-cell>
          <table:table-cell office:value-type="float" office:value="84.549000000000007" table:style-name="ce11">
            <text:p>84.549</text:p>
          </table:table-cell>
          <table:table-cell office:value-type="float" office:value="71.906000000000006" table:style-name="ce11">
            <text:p>71.906</text:p>
          </table:table-cell>
          <table:table-cell office:value-type="float" office:value="56.258000000000003" table:style-name="ce11">
            <text:p>56.258</text:p>
          </table:table-cell>
          <table:table-cell office:value-type="float" office:value="52.604999999999997" table:style-name="ce11">
            <text:p>52.605</text:p>
          </table:table-cell>
          <table:table-cell office:value-type="float" office:value="54.027000000000001" table:style-name="ce11">
            <text:p>54.027</text:p>
          </table:table-cell>
          <table:table-cell office:value-type="float" office:value="86.262" table:style-name="ce11">
            <text:p>86.262</text:p>
          </table:table-cell>
          <table:table-cell office:value-type="float" office:value="90.111000000000004" table:style-name="ce11">
            <text:p>90.111</text:p>
          </table:table-cell>
          <table:table-cell office:value-type="float" office:value="76.114000000000004" table:style-name="ce11">
            <text:p>76.114</text:p>
          </table:table-cell>
          <table:table-cell office:value-type="float" office:value="84.263000000000005" table:style-name="ce11">
            <text:p>84.263</text:p>
          </table:table-cell>
          <table:table-cell office:value-type="float" office:value="71.781999999999996" table:style-name="ce11">
            <text:p>71.782</text:p>
          </table:table-cell>
          <table:table-cell office:value-type="float" office:value="73.671000000000006" table:style-name="ce11">
            <text:p>73.671</text:p>
          </table:table-cell>
          <table:table-cell office:value-type="float" office:value="88.861000000000004" table:style-name="ce11">
            <text:p>88.861</text:p>
          </table:table-cell>
          <table:table-cell office:value-type="float" office:value="73.548000000000002" table:style-name="ce11">
            <text:p>73.548</text:p>
          </table:table-cell>
          <table:table-cell office:value-type="float" office:value="71.198999999999998" table:style-name="ce11">
            <text:p>71.199</text:p>
          </table:table-cell>
          <table:table-cell office:value-type="float" office:value="81.459000000000003" table:style-name="ce11">
            <text:p>81.459</text:p>
          </table:table-cell>
          <table:table-cell office:value-type="float" office:value="35.607999999999997" table:style-name="ce11">
            <text:p>35.608</text:p>
          </table:table-cell>
          <table:table-cell office:value-type="float" office:value="47.572000000000003" table:style-name="ce11">
            <text:p>47.572</text:p>
          </table:table-cell>
          <table:table-cell office:value-type="float" office:value="30.806999999999999" table:style-name="ce11">
            <text:p>30.807</text:p>
          </table:table-cell>
          <table:table-cell office:value-type="float" office:value="79.653000000000006" table:style-name="ce11">
            <text:p>79.653</text:p>
          </table:table-cell>
          <table:table-cell office:value-type="float" office:value="57.177999999999997" table:style-name="ce11">
            <text:p>57.178</text:p>
          </table:table-cell>
          <table:table-cell office:value-type="float" office:value="68.897000000000006" table:style-name="ce11">
            <text:p>68.897</text:p>
          </table:table-cell>
          <table:table-cell office:value-type="float" office:value="59.378999999999998" table:style-name="ce11">
            <text:p>59.379</text:p>
          </table:table-cell>
          <table:table-cell office:value-type="float" office:value="46.905999999999999" table:style-name="ce11">
            <text:p>46.906</text:p>
          </table:table-cell>
          <table:table-cell office:value-type="float" office:value="49.752000000000002" table:style-name="ce11">
            <text:p>49.752</text:p>
          </table:table-cell>
          <table:table-cell office:value-type="float" office:value="30.817" table:style-name="ce11">
            <text:p>30.817</text:p>
          </table:table-cell>
          <table:table-cell office:value-type="float" office:value="41.337000000000003" table:style-name="ce11">
            <text:p>41.337</text:p>
          </table:table-cell>
          <table:table-cell office:value-type="float" office:value="70.135999999999996" table:style-name="ce11">
            <text:p>70.136</text:p>
          </table:table-cell>
          <table:table-cell office:value-type="float" office:value="45.476999999999997" table:style-name="ce11">
            <text:p>45.477</text:p>
          </table:table-cell>
          <table:table-cell office:value-type="float" office:value="62.747999999999998" table:style-name="ce11">
            <text:p>62.748</text:p>
          </table:table-cell>
          <table:table-cell office:value-type="float" office:value="76.179000000000002" table:style-name="ce11">
            <text:p>76.179</text:p>
          </table:table-cell>
          <table:table-cell office:value-type="float" office:value="72.772000000000006" table:style-name="ce11">
            <text:p>72.772</text:p>
          </table:table-cell>
          <table:table-cell office:value-type="float" office:value="57.107999999999997" table:style-name="ce11">
            <text:p>57.108</text:p>
          </table:table-cell>
          <table:table-cell office:value-type="float" office:value="56.328000000000003" table:style-name="ce11">
            <text:p>56.328</text:p>
          </table:table-cell>
          <table:table-cell office:value-type="float" office:value="54.036999999999999" table:style-name="ce11">
            <text:p>54.037</text:p>
          </table:table-cell>
          <table:table-cell office:value-type="float" office:value="50.372" table:style-name="ce11">
            <text:p>50.372</text:p>
          </table:table-cell>
          <table:table-cell office:value-type="float" office:value="39.356000000000002" table:style-name="ce11">
            <text:p>39.356</text:p>
          </table:table-cell>
          <table:table-cell office:value-type="float" office:value="93.192999999999998" table:style-name="ce11">
            <text:p>93.193</text:p>
          </table:table-cell>
          <table:table-cell office:value-type="float" office:value="80.840999999999994" table:style-name="ce11">
            <text:p>80.841</text:p>
          </table:table-cell>
          <table:table-cell office:value-type="float" office:value="78.908000000000001" table:style-name="ce11">
            <text:p>78.908</text:p>
          </table:table-cell>
          <table:table-cell office:value-type="float" office:value="73.358000000000004" table:style-name="ce11">
            <text:p>73.358</text:p>
          </table:table-cell>
          <table:table-cell office:value-type="float" office:value="81.537000000000006" table:style-name="ce11">
            <text:p>81.537</text:p>
          </table:table-cell>
          <table:table-cell office:value-type="float" office:value="54.523000000000003" table:style-name="ce11">
            <text:p>54.523</text:p>
          </table:table-cell>
          <table:table-cell office:value-type="float" office:value="39.603999999999999" table:style-name="ce11">
            <text:p>39.604</text:p>
          </table:table-cell>
          <table:table-cell office:value-type="float" office:value="82.177999999999997" table:style-name="ce11">
            <text:p>82.178</text:p>
          </table:table-cell>
          <table:table-cell office:value-type="float" office:value="21.286999999999999" table:style-name="ce11">
            <text:p>21.287</text:p>
          </table:table-cell>
          <table:table-cell office:value-type="float" office:value="74.286000000000001" table:style-name="ce11">
            <text:p>74.286</text:p>
          </table:table-cell>
          <table:table-cell office:value-type="float" office:value="89.37" table:style-name="ce11">
            <text:p>89.37</text:p>
          </table:table-cell>
          <table:table-cell office:value-type="float" office:value="94.677999999999997" table:style-name="ce11">
            <text:p>94.678</text:p>
          </table:table-cell>
          <table:table-cell office:value-type="float" office:value="58.156999999999996" table:style-name="ce11">
            <text:p>58.157</text:p>
          </table:table-cell>
          <table:table-cell office:value-type="float" office:value="50.31" table:style-name="ce11">
            <text:p>50.31</text:p>
          </table:table-cell>
          <table:table-cell office:value-type="float" office:value="13.4" table:style-name="ce11">
            <text:p>13.4</text:p>
          </table:table-cell>
          <table:table-cell office:value-type="float" office:value="4.8209999999999997" table:style-name="ce11">
            <text:p>4.821</text:p>
          </table:table-cell>
          <table:table-cell office:value-type="float" office:value="10.012" table:style-name="ce11">
            <text:p>10.012</text:p>
          </table:table-cell>
          <table:table-cell office:value-type="float" office:value="33.250999999999998" table:style-name="ce11">
            <text:p>33.251</text:p>
          </table:table-cell>
          <table:table-cell office:value-type="float" office:value="51.915999999999997" table:style-name="ce11">
            <text:p>51.916</text:p>
          </table:table-cell>
          <table:table-cell office:value-type="float" office:value="7.5869999999999997" table:style-name="ce11">
            <text:p>7.587</text:p>
          </table:table-cell>
          <table:table-cell office:value-type="float" office:value="79.974000000000004" table:style-name="ce11">
            <text:p>79.974</text:p>
          </table:table-cell>
          <table:table-cell office:value-type="float" office:value="69.02" table:style-name="ce11">
            <text:p>69.02</text:p>
          </table:table-cell>
          <table:table-cell office:value-type="float" office:value="78.974999999999994" table:style-name="ce11">
            <text:p>78.975</text:p>
          </table:table-cell>
          <table:table-cell office:value-type="float" office:value="6.7990000000000004" table:style-name="ce11">
            <text:p>6.799</text:p>
          </table:table-cell>
          <table:table-cell office:value-type="float" office:value="87.638999999999996" table:style-name="ce11">
            <text:p>87.639</text:p>
          </table:table-cell>
          <table:table-cell office:value-type="float" office:value="5.5620000000000003" table:style-name="ce11">
            <text:p>5.562</text:p>
          </table:table-cell>
          <table:table-cell office:value-type="float" office:value="6.3040000000000003" table:style-name="ce11">
            <text:p>6.304</text:p>
          </table:table-cell>
          <table:table-cell office:value-type="float" office:value="87.515000000000001" table:style-name="ce11">
            <text:p>87.515</text:p>
          </table:table-cell>
          <table:table-cell office:value-type="float" office:value="6.18" table:style-name="ce11">
            <text:p>6.18</text:p>
          </table:table-cell>
          <table:table-cell office:value-type="float" office:value="43.137" table:style-name="ce11">
            <text:p>43.137</text:p>
          </table:table-cell>
          <table:table-cell office:value-type="float" office:value="41.176000000000002" table:style-name="ce11">
            <text:p>41.17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45.097999999999999" table:style-name="ce11">
            <text:p>45.098</text:p>
          </table:table-cell>
          <table:table-cell office:value-type="float" office:value="27.451000000000001" table:style-name="ce11">
            <text:p>27.451</text:p>
          </table:table-cell>
          <table:table-cell office:value-type="float" office:value="27.451000000000001" table:style-name="ce11">
            <text:p>27.451</text:p>
          </table:table-cell>
          <table:table-cell office:value-type="float" office:value="56.863" table:style-name="ce11">
            <text:p>56.863</text:p>
          </table:table-cell>
          <table:table-cell office:value-type="string" table:style-name="ce8">
            <text:p>[c]</text:p>
          </table:table-cell>
          <table:table-cell office:value-type="float" office:value="25.49" table:style-name="ce11">
            <text:p>25.49</text:p>
          </table:table-cell>
          <table:table-cell office:value-type="string" table:style-name="ce8">
            <text:p>[c]</text:p>
          </table:table-cell>
          <table:table-cell office:value-type="float" office:value="54.545000000000002" table:style-name="ce11">
            <text:p>54.545</text:p>
          </table:table-cell>
          <table:table-cell office:value-type="string" table:style-name="ce8">
            <text:p>[c]</text:p>
          </table:table-cell>
          <table:table-cell office:value-type="float" office:value="69.489000000000004" table:style-name="ce11">
            <text:p>69.489</text:p>
          </table:table-cell>
          <table:table-cell office:value-type="float" office:value="71.625" table:style-name="ce11">
            <text:p>71.625</text:p>
          </table:table-cell>
          <table:table-cell office:value-type="float" office:value="63.466000000000001" table:style-name="ce11">
            <text:p>63.466</text:p>
          </table:table-cell>
          <table:table-cell office:value-type="float" office:value="34.457000000000001" table:style-name="ce11">
            <text:p>34.457</text:p>
          </table:table-cell>
          <table:table-cell office:value-type="float" office:value="71.570999999999998" table:style-name="ce11">
            <text:p>71.571</text:p>
          </table:table-cell>
          <table:table-cell office:value-type="float" office:value="72.034999999999997" table:style-name="ce11">
            <text:p>72.035</text:p>
          </table:table-cell>
          <table:table-cell office:value-type="float" office:value="73.81" table:style-name="ce11">
            <text:p>73.81</text:p>
          </table:table-cell>
          <table:table-cell office:value-type="float" office:value="68.256" table:style-name="ce11">
            <text:p>68.256</text:p>
          </table:table-cell>
          <table:table-cell table:number-columns-repeated="16261"/>
        </table:table-row>
        <table:table-row table:style-name="ro5">
          <table:table-cell office:value-type="string" table:style-name="ce3">
            <text:p>UKHSA</text:p>
          </table:table-cell>
          <table:table-cell office:value-type="string" table:style-name="ce3">
            <text:p>UK Health Security Agency</text:p>
          </table:table-cell>
          <table:table-cell office:value-type="string" table:style-name="ce3">
            <text:p>Health and Social Care</text:p>
          </table:table-cell>
          <table:table-cell office:value-type="string" table:style-name="ce3">
            <text:p/>
          </table:table-cell>
          <table:table-cell office:value-type="float" office:value="73.227000000000004" table:style-name="ce11">
            <text:p>73.227</text:p>
          </table:table-cell>
          <table:table-cell office:value-type="float" office:value="59.834000000000003" table:style-name="ce11">
            <text:p>59.834</text:p>
          </table:table-cell>
          <table:table-cell office:value-type="float" office:value="28.004000000000001" table:style-name="ce11">
            <text:p>28.004</text:p>
          </table:table-cell>
          <table:table-cell office:value-type="float" office:value="74.239000000000004" table:style-name="ce11">
            <text:p>74.239</text:p>
          </table:table-cell>
          <table:table-cell office:value-type="float" office:value="78.509" table:style-name="ce11">
            <text:p>78.509</text:p>
          </table:table-cell>
          <table:table-cell office:value-type="float" office:value="78.92" table:style-name="ce11">
            <text:p>78.92</text:p>
          </table:table-cell>
          <table:table-cell office:value-type="float" office:value="75.977000000000004" table:style-name="ce11">
            <text:p>75.977</text:p>
          </table:table-cell>
          <table:table-cell office:value-type="float" office:value="83.555999999999997" table:style-name="ce11">
            <text:p>83.556</text:p>
          </table:table-cell>
          <table:table-cell office:value-type="float" office:value="52.844000000000001" table:style-name="ce11">
            <text:p>52.844</text:p>
          </table:table-cell>
          <table:table-cell office:value-type="float" office:value="79.816999999999993" table:style-name="ce11">
            <text:p>79.817</text:p>
          </table:table-cell>
          <table:table-cell office:value-type="float" office:value="72.427999999999997" table:style-name="ce11">
            <text:p>72.428</text:p>
          </table:table-cell>
          <table:table-cell office:value-type="float" office:value="32.139000000000003" table:style-name="ce11">
            <text:p>32.139</text:p>
          </table:table-cell>
          <table:table-cell office:value-type="float" office:value="48.106999999999999" table:style-name="ce11">
            <text:p>48.107</text:p>
          </table:table-cell>
          <table:table-cell office:value-type="float" office:value="91.447999999999993" table:style-name="ce11">
            <text:p>91.448</text:p>
          </table:table-cell>
          <table:table-cell office:value-type="float" office:value="81.061000000000007" table:style-name="ce11">
            <text:p>81.061</text:p>
          </table:table-cell>
          <table:table-cell office:value-type="float" office:value="78.861999999999995" table:style-name="ce11">
            <text:p>78.862</text:p>
          </table:table-cell>
          <table:table-cell office:value-type="float" office:value="61.567" table:style-name="ce11">
            <text:p>61.567</text:p>
          </table:table-cell>
          <table:table-cell office:value-type="float" office:value="79.677999999999997" table:style-name="ce11">
            <text:p>79.678</text:p>
          </table:table-cell>
          <table:table-cell office:value-type="float" office:value="77.564999999999998" table:style-name="ce11">
            <text:p>77.565</text:p>
          </table:table-cell>
          <table:table-cell office:value-type="float" office:value="80.268000000000001" table:style-name="ce11">
            <text:p>80.268</text:p>
          </table:table-cell>
          <table:table-cell office:value-type="float" office:value="75.552000000000007" table:style-name="ce11">
            <text:p>75.552</text:p>
          </table:table-cell>
          <table:table-cell office:value-type="float" office:value="87.403999999999996" table:style-name="ce11">
            <text:p>87.404</text:p>
          </table:table-cell>
          <table:table-cell office:value-type="float" office:value="85.022000000000006" table:style-name="ce11">
            <text:p>85.022</text:p>
          </table:table-cell>
          <table:table-cell office:value-type="float" office:value="66.376999999999995" table:style-name="ce11">
            <text:p>66.377</text:p>
          </table:table-cell>
          <table:table-cell office:value-type="float" office:value="80.063999999999993" table:style-name="ce11">
            <text:p>80.064</text:p>
          </table:table-cell>
          <table:table-cell office:value-type="float" office:value="82.106999999999999" table:style-name="ce11">
            <text:p>82.107</text:p>
          </table:table-cell>
          <table:table-cell office:value-type="float" office:value="69.507999999999996" table:style-name="ce11">
            <text:p>69.508</text:p>
          </table:table-cell>
          <table:table-cell office:value-type="float" office:value="66.12" table:style-name="ce11">
            <text:p>66.12</text:p>
          </table:table-cell>
          <table:table-cell office:value-type="float" office:value="71.566999999999993" table:style-name="ce11">
            <text:p>71.567</text:p>
          </table:table-cell>
          <table:table-cell office:value-type="float" office:value="86.132000000000005" table:style-name="ce11">
            <text:p>86.132</text:p>
          </table:table-cell>
          <table:table-cell office:value-type="float" office:value="85.569000000000003" table:style-name="ce11">
            <text:p>85.569</text:p>
          </table:table-cell>
          <table:table-cell office:value-type="float" office:value="78.968000000000004" table:style-name="ce11">
            <text:p>78.968</text:p>
          </table:table-cell>
          <table:table-cell office:value-type="float" office:value="63.192" table:style-name="ce11">
            <text:p>63.192</text:p>
          </table:table-cell>
          <table:table-cell office:value-type="float" office:value="52.052" table:style-name="ce11">
            <text:p>52.052</text:p>
          </table:table-cell>
          <table:table-cell office:value-type="float" office:value="47.963999999999999" table:style-name="ce11">
            <text:p>47.964</text:p>
          </table:table-cell>
          <table:table-cell office:value-type="float" office:value="48.225000000000001" table:style-name="ce11">
            <text:p>48.225</text:p>
          </table:table-cell>
          <table:table-cell office:value-type="float" office:value="81.856999999999999" table:style-name="ce11">
            <text:p>81.857</text:p>
          </table:table-cell>
          <table:table-cell office:value-type="float" office:value="86.611999999999995" table:style-name="ce11">
            <text:p>86.612</text:p>
          </table:table-cell>
          <table:table-cell office:value-type="float" office:value="72.108999999999995" table:style-name="ce11">
            <text:p>72.109</text:p>
          </table:table-cell>
          <table:table-cell office:value-type="float" office:value="78.703999999999994" table:style-name="ce11">
            <text:p>78.704</text:p>
          </table:table-cell>
          <table:table-cell office:value-type="float" office:value="67.096000000000004" table:style-name="ce11">
            <text:p>67.096</text:p>
          </table:table-cell>
          <table:table-cell office:value-type="float" office:value="73.231999999999999" table:style-name="ce11">
            <text:p>73.232</text:p>
          </table:table-cell>
          <table:table-cell office:value-type="float" office:value="90.784999999999997" table:style-name="ce11">
            <text:p>90.785</text:p>
          </table:table-cell>
          <table:table-cell office:value-type="float" office:value="72.453999999999994" table:style-name="ce11">
            <text:p>72.454</text:p>
          </table:table-cell>
          <table:table-cell office:value-type="float" office:value="60.680999999999997" table:style-name="ce11">
            <text:p>60.681</text:p>
          </table:table-cell>
          <table:table-cell office:value-type="float" office:value="70.409000000000006" table:style-name="ce11">
            <text:p>70.409</text:p>
          </table:table-cell>
          <table:table-cell office:value-type="float" office:value="34.451000000000001" table:style-name="ce11">
            <text:p>34.451</text:p>
          </table:table-cell>
          <table:table-cell office:value-type="float" office:value="35.182000000000002" table:style-name="ce11">
            <text:p>35.182</text:p>
          </table:table-cell>
          <table:table-cell office:value-type="float" office:value="26.734999999999999" table:style-name="ce11">
            <text:p>26.735</text:p>
          </table:table-cell>
          <table:table-cell office:value-type="float" office:value="64.959999999999994" table:style-name="ce11">
            <text:p>64.96</text:p>
          </table:table-cell>
          <table:table-cell office:value-type="float" office:value="52.97" table:style-name="ce11">
            <text:p>52.97</text:p>
          </table:table-cell>
          <table:table-cell office:value-type="float" office:value="68.042000000000002" table:style-name="ce11">
            <text:p>68.042</text:p>
          </table:table-cell>
          <table:table-cell office:value-type="float" office:value="60.99" table:style-name="ce11">
            <text:p>60.99</text:p>
          </table:table-cell>
          <table:table-cell office:value-type="float" office:value="51.854999999999997" table:style-name="ce11">
            <text:p>51.855</text:p>
          </table:table-cell>
          <table:table-cell office:value-type="float" office:value="53.383000000000003" table:style-name="ce11">
            <text:p>53.383</text:p>
          </table:table-cell>
          <table:table-cell office:value-type="float" office:value="28.44" table:style-name="ce11">
            <text:p>28.44</text:p>
          </table:table-cell>
          <table:table-cell office:value-type="float" office:value="29.669" table:style-name="ce11">
            <text:p>29.669</text:p>
          </table:table-cell>
          <table:table-cell office:value-type="float" office:value="59.329000000000001" table:style-name="ce11">
            <text:p>59.329</text:p>
          </table:table-cell>
          <table:table-cell office:value-type="float" office:value="35.298999999999999" table:style-name="ce11">
            <text:p>35.299</text:p>
          </table:table-cell>
          <table:table-cell office:value-type="float" office:value="45.886000000000003" table:style-name="ce11">
            <text:p>45.886</text:p>
          </table:table-cell>
          <table:table-cell office:value-type="float" office:value="60.75" table:style-name="ce11">
            <text:p>60.75</text:p>
          </table:table-cell>
          <table:table-cell office:value-type="float" office:value="52.098999999999997" table:style-name="ce11">
            <text:p>52.099</text:p>
          </table:table-cell>
          <table:table-cell office:value-type="float" office:value="41.267000000000003" table:style-name="ce11">
            <text:p>41.267</text:p>
          </table:table-cell>
          <table:table-cell office:value-type="float" office:value="48.561" table:style-name="ce11">
            <text:p>48.561</text:p>
          </table:table-cell>
          <table:table-cell office:value-type="float" office:value="46.061999999999998" table:style-name="ce11">
            <text:p>46.062</text:p>
          </table:table-cell>
          <table:table-cell office:value-type="float" office:value="48.499000000000002" table:style-name="ce11">
            <text:p>48.499</text:p>
          </table:table-cell>
          <table:table-cell office:value-type="float" office:value="34.875999999999998" table:style-name="ce11">
            <text:p>34.876</text:p>
          </table:table-cell>
          <table:table-cell office:value-type="float" office:value="89.322000000000003" table:style-name="ce11">
            <text:p>89.322</text:p>
          </table:table-cell>
          <table:table-cell office:value-type="float" office:value="74.856999999999999" table:style-name="ce11">
            <text:p>74.857</text:p>
          </table:table-cell>
          <table:table-cell office:value-type="float" office:value="70.069999999999993" table:style-name="ce11">
            <text:p>70.07</text:p>
          </table:table-cell>
          <table:table-cell office:value-type="float" office:value="67.063000000000002" table:style-name="ce11">
            <text:p>67.063</text:p>
          </table:table-cell>
          <table:table-cell office:value-type="float" office:value="76.637" table:style-name="ce11">
            <text:p>76.637</text:p>
          </table:table-cell>
          <table:table-cell office:value-type="float" office:value="49.33" table:style-name="ce11">
            <text:p>49.33</text:p>
          </table:table-cell>
          <table:table-cell office:value-type="float" office:value="35.409999999999997" table:style-name="ce11">
            <text:p>35.41</text:p>
          </table:table-cell>
          <table:table-cell office:value-type="float" office:value="69.866" table:style-name="ce11">
            <text:p>69.866</text:p>
          </table:table-cell>
          <table:table-cell office:value-type="float" office:value="34.284999999999997" table:style-name="ce11">
            <text:p>34.285</text:p>
          </table:table-cell>
          <table:table-cell office:value-type="float" office:value="83.619" table:style-name="ce11">
            <text:p>83.619</text:p>
          </table:table-cell>
          <table:table-cell office:value-type="float" office:value="78.210999999999999" table:style-name="ce11">
            <text:p>78.211</text:p>
          </table:table-cell>
          <table:table-cell office:value-type="float" office:value="91.587999999999994" table:style-name="ce11">
            <text:p>91.588</text:p>
          </table:table-cell>
          <table:table-cell office:value-type="float" office:value="62.067" table:style-name="ce11">
            <text:p>62.067</text:p>
          </table:table-cell>
          <table:table-cell office:value-type="float" office:value="44.55" table:style-name="ce11">
            <text:p>44.55</text:p>
          </table:table-cell>
          <table:table-cell office:value-type="float" office:value="13.762" table:style-name="ce11">
            <text:p>13.762</text:p>
          </table:table-cell>
          <table:table-cell office:value-type="float" office:value="7.6559999999999997" table:style-name="ce11">
            <text:p>7.656</text:p>
          </table:table-cell>
          <table:table-cell office:value-type="float" office:value="16.658000000000001" table:style-name="ce11">
            <text:p>16.658</text:p>
          </table:table-cell>
          <table:table-cell office:value-type="float" office:value="37.031999999999996" table:style-name="ce11">
            <text:p>37.032</text:p>
          </table:table-cell>
          <table:table-cell office:value-type="float" office:value="38.652999999999999" table:style-name="ce11">
            <text:p>38.653</text:p>
          </table:table-cell>
          <table:table-cell office:value-type="float" office:value="8.1150000000000002" table:style-name="ce11">
            <text:p>8.115</text:p>
          </table:table-cell>
          <table:table-cell office:value-type="float" office:value="80.378" table:style-name="ce11">
            <text:p>80.378</text:p>
          </table:table-cell>
          <table:table-cell office:value-type="float" office:value="60.697000000000003" table:style-name="ce11">
            <text:p>60.697</text:p>
          </table:table-cell>
          <table:table-cell office:value-type="float" office:value="66.358000000000004" table:style-name="ce11">
            <text:p>66.358</text:p>
          </table:table-cell>
          <table:table-cell office:value-type="float" office:value="10.278" table:style-name="ce11">
            <text:p>10.278</text:p>
          </table:table-cell>
          <table:table-cell office:value-type="float" office:value="83.292000000000002" table:style-name="ce11">
            <text:p>83.292</text:p>
          </table:table-cell>
          <table:table-cell office:value-type="float" office:value="6.43" table:style-name="ce11">
            <text:p>6.43</text:p>
          </table:table-cell>
          <table:table-cell office:value-type="float" office:value="11.787000000000001" table:style-name="ce11">
            <text:p>11.787</text:p>
          </table:table-cell>
          <table:table-cell office:value-type="float" office:value="82.655000000000001" table:style-name="ce11">
            <text:p>82.655</text:p>
          </table:table-cell>
          <table:table-cell office:value-type="float" office:value="5.5579999999999998" table:style-name="ce11">
            <text:p>5.558</text:p>
          </table:table-cell>
          <table:table-cell office:value-type="float" office:value="41.101999999999997" table:style-name="ce11">
            <text:p>41.102</text:p>
          </table:table-cell>
          <table:table-cell office:value-type="float" office:value="44.067999999999998" table:style-name="ce11">
            <text:p>44.068</text:p>
          </table:table-cell>
          <table:table-cell office:value-type="float" office:value="14.831" table:style-name="ce11">
            <text:p>14.831</text:p>
          </table:table-cell>
          <table:table-cell office:value-type="float" office:value="22.28" table:style-name="ce11">
            <text:p>22.28</text:p>
          </table:table-cell>
          <table:table-cell office:value-type="float" office:value="65.802999999999997" table:style-name="ce11">
            <text:p>65.803</text:p>
          </table:table-cell>
          <table:table-cell office:value-type="float" office:value="11.917" table:style-name="ce11">
            <text:p>11.917</text:p>
          </table:table-cell>
          <table:table-cell office:value-type="float" office:value="35.881" table:style-name="ce11">
            <text:p>35.881</text:p>
          </table:table-cell>
          <table:table-cell office:value-type="float" office:value="35.881" table:style-name="ce11">
            <text:p>35.881</text:p>
          </table:table-cell>
          <table:table-cell office:value-type="float" office:value="28.238" table:style-name="ce11">
            <text:p>28.238</text:p>
          </table:table-cell>
          <table:table-cell office:value-type="float" office:value="58.634999999999998" table:style-name="ce11">
            <text:p>58.635</text:p>
          </table:table-cell>
          <table:table-cell office:value-type="float" office:value="23.027999999999999" table:style-name="ce11">
            <text:p>23.028</text:p>
          </table:table-cell>
          <table:table-cell office:value-type="float" office:value="18.337" table:style-name="ce11">
            <text:p>18.337</text:p>
          </table:table-cell>
          <table:table-cell office:value-type="float" office:value="33.508000000000003" table:style-name="ce11">
            <text:p>33.508</text:p>
          </table:table-cell>
          <table:table-cell office:value-type="float" office:value="53.402999999999999" table:style-name="ce11">
            <text:p>53.403</text:p>
          </table:table-cell>
          <table:table-cell office:value-type="float" office:value="13.089" table:style-name="ce11">
            <text:p>13.089</text:p>
          </table:table-cell>
          <table:table-cell office:value-type="float" office:value="64.251999999999995" table:style-name="ce11">
            <text:p>64.252</text:p>
          </table:table-cell>
          <table:table-cell office:value-type="float" office:value="70.010000000000005" table:style-name="ce11">
            <text:p>70.01</text:p>
          </table:table-cell>
          <table:table-cell office:value-type="float" office:value="61.139000000000003" table:style-name="ce11">
            <text:p>61.139</text:p>
          </table:table-cell>
          <table:table-cell office:value-type="float" office:value="37.334000000000003" table:style-name="ce11">
            <text:p>37.334</text:p>
          </table:table-cell>
          <table:table-cell office:value-type="float" office:value="71.075000000000003" table:style-name="ce11">
            <text:p>71.075</text:p>
          </table:table-cell>
          <table:table-cell office:value-type="float" office:value="71.111000000000004" table:style-name="ce11">
            <text:p>71.111</text:p>
          </table:table-cell>
          <table:table-cell office:value-type="float" office:value="59.63" table:style-name="ce11">
            <text:p>59.63</text:p>
          </table:table-cell>
          <table:table-cell office:value-type="float" office:value="56.555999999999997" table:style-name="ce11">
            <text:p>56.556</text:p>
          </table:table-cell>
          <table:table-cell table:number-columns-repeated="16261"/>
        </table:table-row>
        <table:table-row table:style-name="ro5">
          <table:table-cell office:value-type="string" table:style-name="ce3">
            <text:p>UKSA</text:p>
          </table:table-cell>
          <table:table-cell office:value-type="string" table:style-name="ce3">
            <text:p>UK Statistics Authority</text:p>
          </table:table-cell>
          <table:table-cell office:value-type="string" table:style-name="ce3">
            <text:p>UK Statistics Authority</text:p>
          </table:table-cell>
          <table:table-cell office:value-type="string" table:style-name="ce3">
            <text:p/>
          </table:table-cell>
          <table:table-cell office:value-type="float" office:value="91.667000000000002" table:style-name="ce11">
            <text:p>91.667</text:p>
          </table:table-cell>
          <table:table-cell office:value-type="float" office:value="71.325999999999993" table:style-name="ce11">
            <text:p>71.326</text:p>
          </table:table-cell>
          <table:table-cell office:value-type="float" office:value="21.78" table:style-name="ce11">
            <text:p>21.78</text:p>
          </table:table-cell>
          <table:table-cell office:value-type="float" office:value="77.120999999999995" table:style-name="ce11">
            <text:p>77.121</text:p>
          </table:table-cell>
          <table:table-cell office:value-type="float" office:value="83.635999999999996" table:style-name="ce11">
            <text:p>83.636</text:p>
          </table:table-cell>
          <table:table-cell office:value-type="float" office:value="88.635999999999996" table:style-name="ce11">
            <text:p>88.636</text:p>
          </table:table-cell>
          <table:table-cell office:value-type="float" office:value="83.332999999999998" table:style-name="ce11">
            <text:p>83.333</text:p>
          </table:table-cell>
          <table:table-cell office:value-type="float" office:value="85.858999999999995" table:style-name="ce11">
            <text:p>85.859</text:p>
          </table:table-cell>
          <table:table-cell office:value-type="float" office:value="62.878999999999998" table:style-name="ce11">
            <text:p>62.879</text:p>
          </table:table-cell>
          <table:table-cell office:value-type="float" office:value="87.879000000000005" table:style-name="ce11">
            <text:p>87.879</text:p>
          </table:table-cell>
          <table:table-cell office:value-type="float" office:value="80.757999999999996" table:style-name="ce11">
            <text:p>80.758</text:p>
          </table:table-cell>
          <table:table-cell office:value-type="float" office:value="37.878999999999998" table:style-name="ce11">
            <text:p>37.879</text:p>
          </table:table-cell>
          <table:table-cell office:value-type="float" office:value="68.349999999999994" table:style-name="ce11">
            <text:p>68.35</text:p>
          </table:table-cell>
          <table:table-cell office:value-type="float" office:value="91.667000000000002" table:style-name="ce11">
            <text:p>91.667</text:p>
          </table:table-cell>
          <table:table-cell office:value-type="float" office:value="84.090999999999994" table:style-name="ce11">
            <text:p>84.091</text:p>
          </table:table-cell>
          <table:table-cell office:value-type="float" office:value="77.272999999999996" table:style-name="ce11">
            <text:p>77.273</text:p>
          </table:table-cell>
          <table:table-cell office:value-type="float" office:value="75" table:style-name="ce11">
            <text:p>75</text:p>
          </table:table-cell>
          <table:table-cell office:value-type="float" office:value="90.152000000000001" table:style-name="ce11">
            <text:p>90.152</text:p>
          </table:table-cell>
          <table:table-cell office:value-type="float" office:value="88.635999999999996" table:style-name="ce11">
            <text:p>88.636</text:p>
          </table:table-cell>
          <table:table-cell office:value-type="float" office:value="88.635999999999996" table:style-name="ce11">
            <text:p>88.636</text:p>
          </table:table-cell>
          <table:table-cell office:value-type="float" office:value="83.332999999999998" table:style-name="ce11">
            <text:p>83.333</text:p>
          </table:table-cell>
          <table:table-cell office:value-type="float" office:value="90.152000000000001" table:style-name="ce11">
            <text:p>90.152</text:p>
          </table:table-cell>
          <table:table-cell office:value-type="float" office:value="93.182000000000002" table:style-name="ce11">
            <text:p>93.182</text:p>
          </table:table-cell>
          <table:table-cell office:value-type="float" office:value="78.03" table:style-name="ce11">
            <text:p>78.03</text:p>
          </table:table-cell>
          <table:table-cell office:value-type="float" office:value="88.635999999999996" table:style-name="ce11">
            <text:p>88.636</text:p>
          </table:table-cell>
          <table:table-cell office:value-type="float" office:value="87.879000000000005" table:style-name="ce11">
            <text:p>87.879</text:p>
          </table:table-cell>
          <table:table-cell office:value-type="float" office:value="71.97" table:style-name="ce11">
            <text:p>71.97</text:p>
          </table:table-cell>
          <table:table-cell office:value-type="float" office:value="75.757999999999996" table:style-name="ce11">
            <text:p>75.758</text:p>
          </table:table-cell>
          <table:table-cell office:value-type="float" office:value="81.061000000000007" table:style-name="ce11">
            <text:p>81.061</text:p>
          </table:table-cell>
          <table:table-cell office:value-type="float" office:value="87.120999999999995" table:style-name="ce11">
            <text:p>87.121</text:p>
          </table:table-cell>
          <table:table-cell office:value-type="float" office:value="85.605999999999995" table:style-name="ce11">
            <text:p>85.606</text:p>
          </table:table-cell>
          <table:table-cell office:value-type="float" office:value="84.847999999999999" table:style-name="ce11">
            <text:p>84.848</text:p>
          </table:table-cell>
          <table:table-cell office:value-type="float" office:value="78.787999999999997" table:style-name="ce11">
            <text:p>78.788</text:p>
          </table:table-cell>
          <table:table-cell office:value-type="float" office:value="62.878999999999998" table:style-name="ce11">
            <text:p>62.879</text:p>
          </table:table-cell>
          <table:table-cell office:value-type="float" office:value="50" table:style-name="ce11">
            <text:p>50</text:p>
          </table:table-cell>
          <table:table-cell office:value-type="float" office:value="59.847999999999999" table:style-name="ce11">
            <text:p>59.848</text:p>
          </table:table-cell>
          <table:table-cell office:value-type="float" office:value="90.152000000000001" table:style-name="ce11">
            <text:p>90.152</text:p>
          </table:table-cell>
          <table:table-cell office:value-type="float" office:value="91.667000000000002" table:style-name="ce11">
            <text:p>91.667</text:p>
          </table:table-cell>
          <table:table-cell office:value-type="float" office:value="80.153000000000006" table:style-name="ce11">
            <text:p>80.153</text:p>
          </table:table-cell>
          <table:table-cell office:value-type="float" office:value="89.313000000000002" table:style-name="ce11">
            <text:p>89.313</text:p>
          </table:table-cell>
          <table:table-cell office:value-type="float" office:value="77.272999999999996" table:style-name="ce11">
            <text:p>77.273</text:p>
          </table:table-cell>
          <table:table-cell office:value-type="float" office:value="81.061000000000007" table:style-name="ce11">
            <text:p>81.061</text:p>
          </table:table-cell>
          <table:table-cell office:value-type="float" office:value="88.635999999999996" table:style-name="ce11">
            <text:p>88.636</text:p>
          </table:table-cell>
          <table:table-cell office:value-type="float" office:value="82.442999999999998" table:style-name="ce11">
            <text:p>82.443</text:p>
          </table:table-cell>
          <table:table-cell office:value-type="float" office:value="72.727000000000004" table:style-name="ce11">
            <text:p>72.727</text:p>
          </table:table-cell>
          <table:table-cell office:value-type="float" office:value="82.442999999999998" table:style-name="ce11">
            <text:p>82.443</text:p>
          </table:table-cell>
          <table:table-cell office:value-type="float" office:value="37.878999999999998" table:style-name="ce11">
            <text:p>37.879</text:p>
          </table:table-cell>
          <table:table-cell office:value-type="float" office:value="47.726999999999997" table:style-name="ce11">
            <text:p>47.727</text:p>
          </table:table-cell>
          <table:table-cell office:value-type="float" office:value="28.03" table:style-name="ce11">
            <text:p>28.03</text:p>
          </table:table-cell>
          <table:table-cell office:value-type="float" office:value="70.454999999999998" table:style-name="ce11">
            <text:p>70.455</text:p>
          </table:table-cell>
          <table:table-cell office:value-type="float" office:value="59.847999999999999" table:style-name="ce11">
            <text:p>59.848</text:p>
          </table:table-cell>
          <table:table-cell office:value-type="float" office:value="85.605999999999995" table:style-name="ce11">
            <text:p>85.606</text:p>
          </table:table-cell>
          <table:table-cell office:value-type="float" office:value="81.061000000000007" table:style-name="ce11">
            <text:p>81.061</text:p>
          </table:table-cell>
          <table:table-cell office:value-type="float" office:value="72.727000000000004" table:style-name="ce11">
            <text:p>72.727</text:p>
          </table:table-cell>
          <table:table-cell office:value-type="float" office:value="71.97" table:style-name="ce11">
            <text:p>71.97</text:p>
          </table:table-cell>
          <table:table-cell office:value-type="float" office:value="47.726999999999997" table:style-name="ce11">
            <text:p>47.727</text:p>
          </table:table-cell>
          <table:table-cell office:value-type="float" office:value="49.241999999999997" table:style-name="ce11">
            <text:p>49.242</text:p>
          </table:table-cell>
          <table:table-cell office:value-type="float" office:value="76.515000000000001" table:style-name="ce11">
            <text:p>76.515</text:p>
          </table:table-cell>
          <table:table-cell office:value-type="float" office:value="56.061" table:style-name="ce11">
            <text:p>56.061</text:p>
          </table:table-cell>
          <table:table-cell office:value-type="float" office:value="74.242000000000004" table:style-name="ce11">
            <text:p>74.242</text:p>
          </table:table-cell>
          <table:table-cell office:value-type="float" office:value="81.061000000000007" table:style-name="ce11">
            <text:p>81.061</text:p>
          </table:table-cell>
          <table:table-cell office:value-type="float" office:value="80.302999999999997" table:style-name="ce11">
            <text:p>80.303</text:p>
          </table:table-cell>
          <table:table-cell office:value-type="float" office:value="51.515000000000001" table:style-name="ce11">
            <text:p>51.515</text:p>
          </table:table-cell>
          <table:table-cell office:value-type="float" office:value="66.667000000000002" table:style-name="ce11">
            <text:p>66.667</text:p>
          </table:table-cell>
          <table:table-cell office:value-type="float" office:value="62.878999999999998" table:style-name="ce11">
            <text:p>62.879</text:p>
          </table:table-cell>
          <table:table-cell office:value-type="float" office:value="65.152000000000001" table:style-name="ce11">
            <text:p>65.152</text:p>
          </table:table-cell>
          <table:table-cell office:value-type="float" office:value="45.454999999999998" table:style-name="ce11">
            <text:p>45.455</text:p>
          </table:table-cell>
          <table:table-cell office:value-type="float" office:value="90.909000000000006" table:style-name="ce11">
            <text:p>90.909</text:p>
          </table:table-cell>
          <table:table-cell office:value-type="float" office:value="87.879000000000005" table:style-name="ce11">
            <text:p>87.879</text:p>
          </table:table-cell>
          <table:table-cell office:value-type="float" office:value="84.847999999999999" table:style-name="ce11">
            <text:p>84.848</text:p>
          </table:table-cell>
          <table:table-cell office:value-type="float" office:value="81.061000000000007" table:style-name="ce11">
            <text:p>81.061</text:p>
          </table:table-cell>
          <table:table-cell office:value-type="float" office:value="81.679000000000002" table:style-name="ce11">
            <text:p>81.679</text:p>
          </table:table-cell>
          <table:table-cell office:value-type="float" office:value="76.515000000000001" table:style-name="ce11">
            <text:p>76.515</text:p>
          </table:table-cell>
          <table:table-cell office:value-type="float" office:value="54.545000000000002" table:style-name="ce11">
            <text:p>54.545</text:p>
          </table:table-cell>
          <table:table-cell office:value-type="float" office:value="74.242000000000004" table:style-name="ce11">
            <text:p>74.242</text:p>
          </table:table-cell>
          <table:table-cell office:value-type="float" office:value="64.394000000000005" table:style-name="ce11">
            <text:p>64.394</text:p>
          </table:table-cell>
          <table:table-cell office:value-type="float" office:value="85.605999999999995" table:style-name="ce11">
            <text:p>85.606</text:p>
          </table:table-cell>
          <table:table-cell office:value-type="float" office:value="96.97" table:style-name="ce11">
            <text:p>96.97</text:p>
          </table:table-cell>
          <table:table-cell office:value-type="float" office:value="96.97" table:style-name="ce11">
            <text:p>96.97</text:p>
          </table:table-cell>
          <table:table-cell office:value-type="float" office:value="63.359000000000002" table:style-name="ce11">
            <text:p>63.359</text:p>
          </table:table-cell>
          <table:table-cell office:value-type="float" office:value="64.122" table:style-name="ce11">
            <text:p>64.122</text:p>
          </table:table-cell>
          <table:table-cell office:value-type="float" office:value="20.454999999999998" table:style-name="ce11">
            <text:p>20.455</text:p>
          </table:table-cell>
          <table:table-cell office:value-type="float" office:value="6.8179999999999996" table:style-name="ce11">
            <text:p>6.818</text:p>
          </table:table-cell>
          <table:table-cell office:value-type="float" office:value="20.454999999999998" table:style-name="ce11">
            <text:p>20.455</text:p>
          </table:table-cell>
          <table:table-cell office:value-type="float" office:value="40.152000000000001" table:style-name="ce11">
            <text:p>40.152</text:p>
          </table:table-cell>
          <table:table-cell office:value-type="float" office:value="32.576000000000001" table:style-name="ce11">
            <text:p>32.576</text:p>
          </table:table-cell>
          <table:table-cell office:value-type="string" table:style-name="ce8">
            <text:p>[c]</text:p>
          </table:table-cell>
          <table:table-cell office:value-type="float" office:value="91.667000000000002" table:style-name="ce11">
            <text:p>91.667</text:p>
          </table:table-cell>
          <table:table-cell office:value-type="float" office:value="75" table:style-name="ce11">
            <text:p>75</text:p>
          </table:table-cell>
          <table:table-cell office:value-type="float" office:value="85.495999999999995" table:style-name="ce11">
            <text:p>85.496</text:p>
          </table:table-cell>
          <table:table-cell office:value-type="float" office:value="7.5759999999999996" table:style-name="ce11">
            <text:p>7.576</text:p>
          </table:table-cell>
          <table:table-cell office:value-type="float" office:value="86.364000000000004" table:style-name="ce11">
            <text:p>86.364</text:p>
          </table:table-cell>
          <table:table-cell office:value-type="string" table:style-name="ce8">
            <text:p>[c]</text:p>
          </table:table-cell>
          <table:table-cell office:value-type="float" office:value="9.0909999999999993" table:style-name="ce11">
            <text:p>9.091</text:p>
          </table:table-cell>
          <table:table-cell office:value-type="float" office:value="86.364000000000004" table:style-name="ce11">
            <text:p>86.364</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0" table:style-name="ce11">
            <text:p>0</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74.242000000000004" table:style-name="ce11">
            <text:p>74.242</text:p>
          </table:table-cell>
          <table:table-cell office:value-type="float" office:value="79.545000000000002" table:style-name="ce11">
            <text:p>79.545</text:p>
          </table:table-cell>
          <table:table-cell office:value-type="float" office:value="64.394000000000005" table:style-name="ce11">
            <text:p>64.394</text:p>
          </table:table-cell>
          <table:table-cell office:value-type="float" office:value="34.091000000000001" table:style-name="ce11">
            <text:p>34.091</text:p>
          </table:table-cell>
          <table:table-cell office:value-type="float" office:value="74.242000000000004" table:style-name="ce11">
            <text:p>74.242</text:p>
          </table:table-cell>
          <table:table-cell office:value-type="float" office:value="78.03" table:style-name="ce11">
            <text:p>78.03</text:p>
          </table:table-cell>
          <table:table-cell office:value-type="float" office:value="72.727000000000004" table:style-name="ce11">
            <text:p>72.727</text:p>
          </table:table-cell>
          <table:table-cell office:value-type="float" office:value="68.938999999999993" table:style-name="ce11">
            <text:p>68.939</text:p>
          </table:table-cell>
          <table:table-cell table:number-columns-repeated="16261"/>
        </table:table-row>
        <table:table-row table:style-name="ro5">
          <table:table-cell office:value-type="string" table:style-name="ce3">
            <text:p>VCA</text:p>
          </table:table-cell>
          <table:table-cell office:value-type="string" table:style-name="ce3">
            <text:p>Vehicle Certification Agency</text:p>
          </table:table-cell>
          <table:table-cell office:value-type="string" table:style-name="ce3">
            <text:p>Transport</text:p>
          </table:table-cell>
          <table:table-cell office:value-type="string" table:style-name="ce3">
            <text:p/>
          </table:table-cell>
          <table:table-cell office:value-type="float" office:value="77.082999999999998" table:style-name="ce11">
            <text:p>77.083</text:p>
          </table:table-cell>
          <table:table-cell office:value-type="float" office:value="58.168999999999997" table:style-name="ce11">
            <text:p>58.169</text:p>
          </table:table-cell>
          <table:table-cell office:value-type="float" office:value="28.692" table:style-name="ce11">
            <text:p>28.692</text:p>
          </table:table-cell>
          <table:table-cell office:value-type="float" office:value="69.888999999999996" table:style-name="ce11">
            <text:p>69.889</text:p>
          </table:table-cell>
          <table:table-cell office:value-type="float" office:value="74.432000000000002" table:style-name="ce11">
            <text:p>74.432</text:p>
          </table:table-cell>
          <table:table-cell office:value-type="float" office:value="63.783999999999999" table:style-name="ce11">
            <text:p>63.784</text:p>
          </table:table-cell>
          <table:table-cell office:value-type="float" office:value="69.594999999999999" table:style-name="ce11">
            <text:p>69.595</text:p>
          </table:table-cell>
          <table:table-cell office:value-type="float" office:value="81.350999999999999" table:style-name="ce11">
            <text:p>81.351</text:p>
          </table:table-cell>
          <table:table-cell office:value-type="float" office:value="46.622" table:style-name="ce11">
            <text:p>46.622</text:p>
          </table:table-cell>
          <table:table-cell office:value-type="float" office:value="78.784000000000006" table:style-name="ce11">
            <text:p>78.784</text:p>
          </table:table-cell>
          <table:table-cell office:value-type="float" office:value="68.739000000000004" table:style-name="ce11">
            <text:p>68.739</text:p>
          </table:table-cell>
          <table:table-cell office:value-type="float" office:value="25.181000000000001" table:style-name="ce11">
            <text:p>25.181</text:p>
          </table:table-cell>
          <table:table-cell office:value-type="float" office:value="48.093000000000004" table:style-name="ce11">
            <text:p>48.093</text:p>
          </table:table-cell>
          <table:table-cell office:value-type="float" office:value="88.649000000000001" table:style-name="ce11">
            <text:p>88.649</text:p>
          </table:table-cell>
          <table:table-cell office:value-type="float" office:value="75.135000000000005" table:style-name="ce11">
            <text:p>75.135</text:p>
          </table:table-cell>
          <table:table-cell office:value-type="float" office:value="69.022000000000006" table:style-name="ce11">
            <text:p>69.022</text:p>
          </table:table-cell>
          <table:table-cell office:value-type="float" office:value="57.296999999999997" table:style-name="ce11">
            <text:p>57.297</text:p>
          </table:table-cell>
          <table:table-cell office:value-type="float" office:value="82.162000000000006" table:style-name="ce11">
            <text:p>82.162</text:p>
          </table:table-cell>
          <table:table-cell office:value-type="float" office:value="60" table:style-name="ce11">
            <text:p>60</text:p>
          </table:table-cell>
          <table:table-cell office:value-type="float" office:value="67.567999999999998" table:style-name="ce11">
            <text:p>67.568</text:p>
          </table:table-cell>
          <table:table-cell office:value-type="float" office:value="67.027000000000001" table:style-name="ce11">
            <text:p>67.027</text:p>
          </table:table-cell>
          <table:table-cell office:value-type="float" office:value="87.027000000000001" table:style-name="ce11">
            <text:p>87.027</text:p>
          </table:table-cell>
          <table:table-cell office:value-type="float" office:value="78.260999999999996" table:style-name="ce11">
            <text:p>78.261</text:p>
          </table:table-cell>
          <table:table-cell office:value-type="float" office:value="62.841999999999999" table:style-name="ce11">
            <text:p>62.842</text:p>
          </table:table-cell>
          <table:table-cell office:value-type="float" office:value="74.456999999999994" table:style-name="ce11">
            <text:p>74.457</text:p>
          </table:table-cell>
          <table:table-cell office:value-type="float" office:value="74.316999999999993" table:style-name="ce11">
            <text:p>74.317</text:p>
          </table:table-cell>
          <table:table-cell office:value-type="float" office:value="60" table:style-name="ce11">
            <text:p>60</text:p>
          </table:table-cell>
          <table:table-cell office:value-type="float" office:value="54.890999999999998" table:style-name="ce11">
            <text:p>54.891</text:p>
          </table:table-cell>
          <table:table-cell office:value-type="float" office:value="68.477999999999994" table:style-name="ce11">
            <text:p>68.478</text:p>
          </table:table-cell>
          <table:table-cell office:value-type="float" office:value="86.412999999999997" table:style-name="ce11">
            <text:p>86.413</text:p>
          </table:table-cell>
          <table:table-cell office:value-type="float" office:value="82.703000000000003" table:style-name="ce11">
            <text:p>82.703</text:p>
          </table:table-cell>
          <table:table-cell office:value-type="float" office:value="75.135000000000005" table:style-name="ce11">
            <text:p>75.135</text:p>
          </table:table-cell>
          <table:table-cell office:value-type="float" office:value="58.918999999999997" table:style-name="ce11">
            <text:p>58.919</text:p>
          </table:table-cell>
          <table:table-cell office:value-type="float" office:value="40.540999999999997" table:style-name="ce11">
            <text:p>40.541</text:p>
          </table:table-cell>
          <table:table-cell office:value-type="float" office:value="43.243000000000002" table:style-name="ce11">
            <text:p>43.243</text:p>
          </table:table-cell>
          <table:table-cell office:value-type="float" office:value="43.783999999999999" table:style-name="ce11">
            <text:p>43.784</text:p>
          </table:table-cell>
          <table:table-cell office:value-type="float" office:value="82.162000000000006" table:style-name="ce11">
            <text:p>82.162</text:p>
          </table:table-cell>
          <table:table-cell office:value-type="float" office:value="84.323999999999998" table:style-name="ce11">
            <text:p>84.324</text:p>
          </table:table-cell>
          <table:table-cell office:value-type="float" office:value="68.477999999999994" table:style-name="ce11">
            <text:p>68.478</text:p>
          </table:table-cell>
          <table:table-cell office:value-type="float" office:value="80" table:style-name="ce11">
            <text:p>80</text:p>
          </table:table-cell>
          <table:table-cell office:value-type="float" office:value="60.87" table:style-name="ce11">
            <text:p>60.87</text:p>
          </table:table-cell>
          <table:table-cell office:value-type="float" office:value="70.27" table:style-name="ce11">
            <text:p>70.27</text:p>
          </table:table-cell>
          <table:table-cell office:value-type="float" office:value="87.027000000000001" table:style-name="ce11">
            <text:p>87.027</text:p>
          </table:table-cell>
          <table:table-cell office:value-type="float" office:value="67.391000000000005" table:style-name="ce11">
            <text:p>67.391</text:p>
          </table:table-cell>
          <table:table-cell office:value-type="float" office:value="56.521999999999998" table:style-name="ce11">
            <text:p>56.522</text:p>
          </table:table-cell>
          <table:table-cell office:value-type="float" office:value="70.27" table:style-name="ce11">
            <text:p>70.27</text:p>
          </table:table-cell>
          <table:table-cell office:value-type="float" office:value="27.716999999999999" table:style-name="ce11">
            <text:p>27.717</text:p>
          </table:table-cell>
          <table:table-cell office:value-type="float" office:value="29.347999999999999" table:style-name="ce11">
            <text:p>29.348</text:p>
          </table:table-cell>
          <table:table-cell office:value-type="float" office:value="18.579000000000001" table:style-name="ce11">
            <text:p>18.579</text:p>
          </table:table-cell>
          <table:table-cell office:value-type="float" office:value="63.933999999999997" table:style-name="ce11">
            <text:p>63.934</text:p>
          </table:table-cell>
          <table:table-cell office:value-type="float" office:value="50" table:style-name="ce11">
            <text:p>50</text:p>
          </table:table-cell>
          <table:table-cell office:value-type="float" office:value="56.216000000000001" table:style-name="ce11">
            <text:p>56.216</text:p>
          </table:table-cell>
          <table:table-cell office:value-type="float" office:value="57.296999999999997" table:style-name="ce11">
            <text:p>57.297</text:p>
          </table:table-cell>
          <table:table-cell office:value-type="float" office:value="45.652000000000001" table:style-name="ce11">
            <text:p>45.652</text:p>
          </table:table-cell>
          <table:table-cell office:value-type="float" office:value="52.716999999999999" table:style-name="ce11">
            <text:p>52.717</text:p>
          </table:table-cell>
          <table:table-cell office:value-type="float" office:value="29.73" table:style-name="ce11">
            <text:p>29.73</text:p>
          </table:table-cell>
          <table:table-cell office:value-type="float" office:value="42.703000000000003" table:style-name="ce11">
            <text:p>42.703</text:p>
          </table:table-cell>
          <table:table-cell office:value-type="float" office:value="52.972999999999999" table:style-name="ce11">
            <text:p>52.973</text:p>
          </table:table-cell>
          <table:table-cell office:value-type="float" office:value="42.161999999999999" table:style-name="ce11">
            <text:p>42.162</text:p>
          </table:table-cell>
          <table:table-cell office:value-type="float" office:value="53.514000000000003" table:style-name="ce11">
            <text:p>53.514</text:p>
          </table:table-cell>
          <table:table-cell office:value-type="float" office:value="57.064999999999998" table:style-name="ce11">
            <text:p>57.065</text:p>
          </table:table-cell>
          <table:table-cell office:value-type="float" office:value="50" table:style-name="ce11">
            <text:p>50</text:p>
          </table:table-cell>
          <table:table-cell office:value-type="float" office:value="44.865000000000002" table:style-name="ce11">
            <text:p>44.865</text:p>
          </table:table-cell>
          <table:table-cell office:value-type="float" office:value="41.622" table:style-name="ce11">
            <text:p>41.622</text:p>
          </table:table-cell>
          <table:table-cell office:value-type="float" office:value="38.378" table:style-name="ce11">
            <text:p>38.378</text:p>
          </table:table-cell>
          <table:table-cell office:value-type="float" office:value="45.945999999999998" table:style-name="ce11">
            <text:p>45.946</text:p>
          </table:table-cell>
          <table:table-cell office:value-type="float" office:value="29.189" table:style-name="ce11">
            <text:p>29.189</text:p>
          </table:table-cell>
          <table:table-cell office:value-type="float" office:value="91.891999999999996" table:style-name="ce11">
            <text:p>91.892</text:p>
          </table:table-cell>
          <table:table-cell office:value-type="float" office:value="69.564999999999998" table:style-name="ce11">
            <text:p>69.565</text:p>
          </table:table-cell>
          <table:table-cell office:value-type="float" office:value="68.108000000000004" table:style-name="ce11">
            <text:p>68.108</text:p>
          </table:table-cell>
          <table:table-cell office:value-type="float" office:value="69.188999999999993" table:style-name="ce11">
            <text:p>69.189</text:p>
          </table:table-cell>
          <table:table-cell office:value-type="float" office:value="74.054000000000002" table:style-name="ce11">
            <text:p>74.054</text:p>
          </table:table-cell>
          <table:table-cell office:value-type="float" office:value="56.283999999999999" table:style-name="ce11">
            <text:p>56.284</text:p>
          </table:table-cell>
          <table:table-cell office:value-type="float" office:value="38.250999999999998" table:style-name="ce11">
            <text:p>38.251</text:p>
          </table:table-cell>
          <table:table-cell office:value-type="float" office:value="83.695999999999998" table:style-name="ce11">
            <text:p>83.696</text:p>
          </table:table-cell>
          <table:table-cell office:value-type="float" office:value="24.457000000000001" table:style-name="ce11">
            <text:p>24.457</text:p>
          </table:table-cell>
          <table:table-cell office:value-type="float" office:value="73.37" table:style-name="ce11">
            <text:p>73.37</text:p>
          </table:table-cell>
          <table:table-cell office:value-type="float" office:value="76.63" table:style-name="ce11">
            <text:p>76.63</text:p>
          </table:table-cell>
          <table:table-cell office:value-type="float" office:value="92.432000000000002" table:style-name="ce11">
            <text:p>92.432</text:p>
          </table:table-cell>
          <table:table-cell office:value-type="float" office:value="63.735999999999997" table:style-name="ce11">
            <text:p>63.736</text:p>
          </table:table-cell>
          <table:table-cell office:value-type="float" office:value="52.716999999999999" table:style-name="ce11">
            <text:p>52.717</text:p>
          </table:table-cell>
          <table:table-cell office:value-type="float" office:value="16.574999999999999" table:style-name="ce11">
            <text:p>16.575</text:p>
          </table:table-cell>
          <table:table-cell office:value-type="float" office:value="9.3919999999999995" table:style-name="ce11">
            <text:p>9.392</text:p>
          </table:table-cell>
          <table:table-cell office:value-type="float" office:value="15.47" table:style-name="ce11">
            <text:p>15.47</text:p>
          </table:table-cell>
          <table:table-cell office:value-type="float" office:value="33.149000000000001" table:style-name="ce11">
            <text:p>33.149</text:p>
          </table:table-cell>
          <table:table-cell office:value-type="float" office:value="41.988999999999997" table:style-name="ce11">
            <text:p>41.989</text:p>
          </table:table-cell>
          <table:table-cell office:value-type="float" office:value="8.7910000000000004" table:style-name="ce11">
            <text:p>8.791</text:p>
          </table:table-cell>
          <table:table-cell office:value-type="float" office:value="80.22" table:style-name="ce11">
            <text:p>80.22</text:p>
          </table:table-cell>
          <table:table-cell office:value-type="float" office:value="66.667000000000002" table:style-name="ce11">
            <text:p>66.667</text:p>
          </table:table-cell>
          <table:table-cell office:value-type="float" office:value="74.302000000000007" table:style-name="ce11">
            <text:p>74.302</text:p>
          </table:table-cell>
          <table:table-cell office:value-type="string" table:style-name="ce8">
            <text:p>[c]</text:p>
          </table:table-cell>
          <table:table-cell office:value-type="float" office:value="90.27" table:style-name="ce11">
            <text:p>90.27</text:p>
          </table:table-cell>
          <table:table-cell office:value-type="string" table:style-name="ce8">
            <text:p>[c]</text:p>
          </table:table-cell>
          <table:table-cell office:value-type="string" table:style-name="ce8">
            <text:p>[c]</text:p>
          </table:table-cell>
          <table:table-cell office:value-type="float" office:value="90.216999999999999" table:style-name="ce11">
            <text:p>90.217</text:p>
          </table:table-cell>
          <table:table-cell office:value-type="float" office:value="5.9779999999999998" table:style-name="ce11">
            <text:p>5.978</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2.088000000000001" table:style-name="ce11">
            <text:p>62.088</text:p>
          </table:table-cell>
          <table:table-cell office:value-type="float" office:value="62.088000000000001" table:style-name="ce11">
            <text:p>62.088</text:p>
          </table:table-cell>
          <table:table-cell office:value-type="float" office:value="62.222000000000001" table:style-name="ce11">
            <text:p>62.222</text:p>
          </table:table-cell>
          <table:table-cell office:value-type="float" office:value="40.658999999999999" table:style-name="ce11">
            <text:p>40.659</text:p>
          </table:table-cell>
          <table:table-cell office:value-type="float" office:value="68.680999999999997" table:style-name="ce11">
            <text:p>68.681</text:p>
          </table:table-cell>
          <table:table-cell office:value-type="float" office:value="67.581999999999994" table:style-name="ce11">
            <text:p>67.582</text:p>
          </table:table-cell>
          <table:table-cell office:value-type="float" office:value="52.747" table:style-name="ce11">
            <text:p>52.747</text:p>
          </table:table-cell>
          <table:table-cell office:value-type="float" office:value="35.911999999999999" table:style-name="ce11">
            <text:p>35.912</text:p>
          </table:table-cell>
          <table:table-cell table:number-columns-repeated="16261"/>
        </table:table-row>
        <table:table-row table:style-name="ro5">
          <table:table-cell office:value-type="string" table:style-name="ce3">
            <text:p>VMD</text:p>
          </table:table-cell>
          <table:table-cell office:value-type="string" table:style-name="ce3">
            <text:p>Veterinary Medicines Directorate</text:p>
          </table:table-cell>
          <table:table-cell office:value-type="string" table:style-name="ce3">
            <text:p>Environment, Food and Rural Affairs</text:p>
          </table:table-cell>
          <table:table-cell office:value-type="string" table:style-name="ce3">
            <text:p/>
          </table:table-cell>
          <table:table-cell office:value-type="float" office:value="74.863" table:style-name="ce11">
            <text:p>74.863</text:p>
          </table:table-cell>
          <table:table-cell office:value-type="float" office:value="62.889000000000003" table:style-name="ce11">
            <text:p>62.889</text:p>
          </table:table-cell>
          <table:table-cell office:value-type="float" office:value="26.056999999999999" table:style-name="ce11">
            <text:p>26.057</text:p>
          </table:table-cell>
          <table:table-cell office:value-type="float" office:value="74.852000000000004" table:style-name="ce11">
            <text:p>74.852</text:p>
          </table:table-cell>
          <table:table-cell office:value-type="float" office:value="82.409000000000006" table:style-name="ce11">
            <text:p>82.409</text:p>
          </table:table-cell>
          <table:table-cell office:value-type="float" office:value="93.796000000000006" table:style-name="ce11">
            <text:p>93.796</text:p>
          </table:table-cell>
          <table:table-cell office:value-type="float" office:value="75.100999999999999" table:style-name="ce11">
            <text:p>75.101</text:p>
          </table:table-cell>
          <table:table-cell office:value-type="float" office:value="85.400999999999996" table:style-name="ce11">
            <text:p>85.401</text:p>
          </table:table-cell>
          <table:table-cell office:value-type="float" office:value="48.722999999999999" table:style-name="ce11">
            <text:p>48.723</text:p>
          </table:table-cell>
          <table:table-cell office:value-type="float" office:value="81.022000000000006" table:style-name="ce11">
            <text:p>81.022</text:p>
          </table:table-cell>
          <table:table-cell office:value-type="float" office:value="73.965999999999994" table:style-name="ce11">
            <text:p>73.966</text:p>
          </table:table-cell>
          <table:table-cell office:value-type="float" office:value="19.951000000000001" table:style-name="ce11">
            <text:p>19.951</text:p>
          </table:table-cell>
          <table:table-cell office:value-type="float" office:value="64.325000000000003" table:style-name="ce11">
            <text:p>64.325</text:p>
          </table:table-cell>
          <table:table-cell office:value-type="float" office:value="92.700999999999993" table:style-name="ce11">
            <text:p>92.701</text:p>
          </table:table-cell>
          <table:table-cell office:value-type="float" office:value="84.671999999999997" table:style-name="ce11">
            <text:p>84.672</text:p>
          </table:table-cell>
          <table:table-cell office:value-type="float" office:value="85.293999999999997" table:style-name="ce11">
            <text:p>85.294</text:p>
          </table:table-cell>
          <table:table-cell office:value-type="float" office:value="62.774000000000001" table:style-name="ce11">
            <text:p>62.774</text:p>
          </table:table-cell>
          <table:table-cell office:value-type="float" office:value="86.861000000000004" table:style-name="ce11">
            <text:p>86.861</text:p>
          </table:table-cell>
          <table:table-cell office:value-type="float" office:value="93.382000000000005" table:style-name="ce11">
            <text:p>93.382</text:p>
          </table:table-cell>
          <table:table-cell office:value-type="float" office:value="94.117999999999995" table:style-name="ce11">
            <text:p>94.118</text:p>
          </table:table-cell>
          <table:table-cell office:value-type="float" office:value="67.153000000000006" table:style-name="ce11">
            <text:p>67.153</text:p>
          </table:table-cell>
          <table:table-cell office:value-type="float" office:value="88.320999999999998" table:style-name="ce11">
            <text:p>88.321</text:p>
          </table:table-cell>
          <table:table-cell office:value-type="float" office:value="83.212000000000003" table:style-name="ce11">
            <text:p>83.212</text:p>
          </table:table-cell>
          <table:table-cell office:value-type="float" office:value="69.343000000000004" table:style-name="ce11">
            <text:p>69.343</text:p>
          </table:table-cell>
          <table:table-cell office:value-type="float" office:value="78.831999999999994" table:style-name="ce11">
            <text:p>78.832</text:p>
          </table:table-cell>
          <table:table-cell office:value-type="float" office:value="79.561999999999998" table:style-name="ce11">
            <text:p>79.562</text:p>
          </table:table-cell>
          <table:table-cell office:value-type="float" office:value="74.453000000000003" table:style-name="ce11">
            <text:p>74.453</text:p>
          </table:table-cell>
          <table:table-cell office:value-type="float" office:value="68.613" table:style-name="ce11">
            <text:p>68.613</text:p>
          </table:table-cell>
          <table:table-cell office:value-type="float" office:value="66.423000000000002" table:style-name="ce11">
            <text:p>66.423</text:p>
          </table:table-cell>
          <table:table-cell office:value-type="float" office:value="87.590999999999994" table:style-name="ce11">
            <text:p>87.591</text:p>
          </table:table-cell>
          <table:table-cell office:value-type="float" office:value="86.861000000000004" table:style-name="ce11">
            <text:p>86.861</text:p>
          </table:table-cell>
          <table:table-cell office:value-type="float" office:value="81.751999999999995" table:style-name="ce11">
            <text:p>81.752</text:p>
          </table:table-cell>
          <table:table-cell office:value-type="float" office:value="64.233999999999995" table:style-name="ce11">
            <text:p>64.234</text:p>
          </table:table-cell>
          <table:table-cell office:value-type="float" office:value="45.984999999999999" table:style-name="ce11">
            <text:p>45.985</text:p>
          </table:table-cell>
          <table:table-cell office:value-type="float" office:value="41.606000000000002" table:style-name="ce11">
            <text:p>41.606</text:p>
          </table:table-cell>
          <table:table-cell office:value-type="float" office:value="43.066000000000003" table:style-name="ce11">
            <text:p>43.066</text:p>
          </table:table-cell>
          <table:table-cell office:value-type="float" office:value="78.831999999999994" table:style-name="ce11">
            <text:p>78.832</text:p>
          </table:table-cell>
          <table:table-cell office:value-type="float" office:value="89.781000000000006" table:style-name="ce11">
            <text:p>89.781</text:p>
          </table:table-cell>
          <table:table-cell office:value-type="float" office:value="70.072999999999993" table:style-name="ce11">
            <text:p>70.073</text:p>
          </table:table-cell>
          <table:table-cell office:value-type="float" office:value="85.400999999999996" table:style-name="ce11">
            <text:p>85.401</text:p>
          </table:table-cell>
          <table:table-cell office:value-type="float" office:value="75" table:style-name="ce11">
            <text:p>75</text:p>
          </table:table-cell>
          <table:table-cell office:value-type="float" office:value="77.372" table:style-name="ce11">
            <text:p>77.372</text:p>
          </table:table-cell>
          <table:table-cell office:value-type="float" office:value="90.441000000000003" table:style-name="ce11">
            <text:p>90.441</text:p>
          </table:table-cell>
          <table:table-cell office:value-type="float" office:value="80.292000000000002" table:style-name="ce11">
            <text:p>80.292</text:p>
          </table:table-cell>
          <table:table-cell office:value-type="float" office:value="54.015000000000001" table:style-name="ce11">
            <text:p>54.015</text:p>
          </table:table-cell>
          <table:table-cell office:value-type="float" office:value="66.423000000000002" table:style-name="ce11">
            <text:p>66.423</text:p>
          </table:table-cell>
          <table:table-cell office:value-type="float" office:value="18.978000000000002" table:style-name="ce11">
            <text:p>18.978</text:p>
          </table:table-cell>
          <table:table-cell office:value-type="float" office:value="25.734999999999999" table:style-name="ce11">
            <text:p>25.735</text:p>
          </table:table-cell>
          <table:table-cell office:value-type="float" office:value="15.327999999999999" table:style-name="ce11">
            <text:p>15.328</text:p>
          </table:table-cell>
          <table:table-cell office:value-type="float" office:value="71.533000000000001" table:style-name="ce11">
            <text:p>71.533</text:p>
          </table:table-cell>
          <table:table-cell office:value-type="float" office:value="52.206000000000003" table:style-name="ce11">
            <text:p>52.206</text:p>
          </table:table-cell>
          <table:table-cell office:value-type="float" office:value="83.823999999999998" table:style-name="ce11">
            <text:p>83.824</text:p>
          </table:table-cell>
          <table:table-cell office:value-type="float" office:value="74.453000000000003" table:style-name="ce11">
            <text:p>74.453</text:p>
          </table:table-cell>
          <table:table-cell office:value-type="float" office:value="72.992999999999995" table:style-name="ce11">
            <text:p>72.993</text:p>
          </table:table-cell>
          <table:table-cell office:value-type="float" office:value="65.692999999999998" table:style-name="ce11">
            <text:p>65.693</text:p>
          </table:table-cell>
          <table:table-cell office:value-type="float" office:value="48.174999999999997" table:style-name="ce11">
            <text:p>48.175</text:p>
          </table:table-cell>
          <table:table-cell office:value-type="float" office:value="54.744999999999997" table:style-name="ce11">
            <text:p>54.745</text:p>
          </table:table-cell>
          <table:table-cell office:value-type="float" office:value="77.372" table:style-name="ce11">
            <text:p>77.372</text:p>
          </table:table-cell>
          <table:table-cell office:value-type="float" office:value="45.588000000000001" table:style-name="ce11">
            <text:p>45.588</text:p>
          </table:table-cell>
          <table:table-cell office:value-type="float" office:value="56.204000000000001" table:style-name="ce11">
            <text:p>56.204</text:p>
          </table:table-cell>
          <table:table-cell office:value-type="float" office:value="62.774000000000001" table:style-name="ce11">
            <text:p>62.774</text:p>
          </table:table-cell>
          <table:table-cell office:value-type="float" office:value="58.393999999999998" table:style-name="ce11">
            <text:p>58.394</text:p>
          </table:table-cell>
          <table:table-cell office:value-type="float" office:value="45.185000000000002" table:style-name="ce11">
            <text:p>45.185</text:p>
          </table:table-cell>
          <table:table-cell office:value-type="float" office:value="48.174999999999997" table:style-name="ce11">
            <text:p>48.175</text:p>
          </table:table-cell>
          <table:table-cell office:value-type="float" office:value="48.905000000000001" table:style-name="ce11">
            <text:p>48.905</text:p>
          </table:table-cell>
          <table:table-cell office:value-type="float" office:value="59.124000000000002" table:style-name="ce11">
            <text:p>59.124</text:p>
          </table:table-cell>
          <table:table-cell office:value-type="float" office:value="43.066000000000003" table:style-name="ce11">
            <text:p>43.066</text:p>
          </table:table-cell>
          <table:table-cell office:value-type="float" office:value="88.320999999999998" table:style-name="ce11">
            <text:p>88.321</text:p>
          </table:table-cell>
          <table:table-cell office:value-type="float" office:value="73.722999999999999" table:style-name="ce11">
            <text:p>73.723</text:p>
          </table:table-cell>
          <table:table-cell office:value-type="float" office:value="82.481999999999999" table:style-name="ce11">
            <text:p>82.482</text:p>
          </table:table-cell>
          <table:table-cell office:value-type="float" office:value="67.882999999999996" table:style-name="ce11">
            <text:p>67.883</text:p>
          </table:table-cell>
          <table:table-cell office:value-type="float" office:value="83.941999999999993" table:style-name="ce11">
            <text:p>83.942</text:p>
          </table:table-cell>
          <table:table-cell office:value-type="float" office:value="57.664000000000001" table:style-name="ce11">
            <text:p>57.664</text:p>
          </table:table-cell>
          <table:table-cell office:value-type="float" office:value="40.146000000000001" table:style-name="ce11">
            <text:p>40.146</text:p>
          </table:table-cell>
          <table:table-cell office:value-type="float" office:value="83.941999999999993" table:style-name="ce11">
            <text:p>83.942</text:p>
          </table:table-cell>
          <table:table-cell office:value-type="float" office:value="40.146000000000001" table:style-name="ce11">
            <text:p>40.146</text:p>
          </table:table-cell>
          <table:table-cell office:value-type="float" office:value="84.671999999999997" table:style-name="ce11">
            <text:p>84.672</text:p>
          </table:table-cell>
          <table:table-cell office:value-type="float" office:value="77.372" table:style-name="ce11">
            <text:p>77.372</text:p>
          </table:table-cell>
          <table:table-cell office:value-type="float" office:value="96.35" table:style-name="ce11">
            <text:p>96.35</text:p>
          </table:table-cell>
          <table:table-cell office:value-type="float" office:value="73.528999999999996" table:style-name="ce11">
            <text:p>73.529</text:p>
          </table:table-cell>
          <table:table-cell office:value-type="float" office:value="61.765000000000001" table:style-name="ce11">
            <text:p>61.765</text:p>
          </table:table-cell>
          <table:table-cell office:value-type="float" office:value="11.679" table:style-name="ce11">
            <text:p>11.679</text:p>
          </table:table-cell>
          <table:table-cell office:value-type="float" office:value="5.8819999999999997" table:style-name="ce11">
            <text:p>5.882</text:p>
          </table:table-cell>
          <table:table-cell office:value-type="float" office:value="22.794" table:style-name="ce11">
            <text:p>22.794</text:p>
          </table:table-cell>
          <table:table-cell office:value-type="float" office:value="32.353000000000002" table:style-name="ce11">
            <text:p>32.353</text:p>
          </table:table-cell>
          <table:table-cell office:value-type="float" office:value="38.970999999999997" table:style-name="ce11">
            <text:p>38.971</text:p>
          </table:table-cell>
          <table:table-cell office:value-type="string" table:style-name="ce8">
            <text:p>[c]</text:p>
          </table:table-cell>
          <table:table-cell office:value-type="float" office:value="86.861000000000004" table:style-name="ce11">
            <text:p>86.861</text:p>
          </table:table-cell>
          <table:table-cell office:value-type="float" office:value="66.176000000000002" table:style-name="ce11">
            <text:p>66.176</text:p>
          </table:table-cell>
          <table:table-cell office:value-type="float" office:value="74.073999999999998" table:style-name="ce11">
            <text:p>74.074</text:p>
          </table:table-cell>
          <table:table-cell office:value-type="string" table:style-name="ce8">
            <text:p>[c]</text:p>
          </table:table-cell>
          <table:table-cell office:value-type="float" office:value="91.241" table:style-name="ce11">
            <text:p>91.241</text:p>
          </table:table-cell>
          <table:table-cell office:value-type="string" table:style-name="ce8">
            <text:p>[c]</text:p>
          </table:table-cell>
          <table:table-cell office:value-type="float" office:value="8.0289999999999999" table:style-name="ce11">
            <text:p>8.029</text:p>
          </table:table-cell>
          <table:table-cell office:value-type="float" office:value="89.781000000000006" table:style-name="ce11">
            <text:p>89.781</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66.176000000000002" table:style-name="ce11">
            <text:p>66.176</text:p>
          </table:table-cell>
          <table:table-cell office:value-type="float" office:value="70.37" table:style-name="ce11">
            <text:p>70.37</text:p>
          </table:table-cell>
          <table:table-cell office:value-type="float" office:value="61.194000000000003" table:style-name="ce11">
            <text:p>61.194</text:p>
          </table:table-cell>
          <table:table-cell office:value-type="float" office:value="33.332999999999998" table:style-name="ce11">
            <text:p>33.333</text:p>
          </table:table-cell>
          <table:table-cell office:value-type="float" office:value="76.296000000000006" table:style-name="ce11">
            <text:p>76.296</text:p>
          </table:table-cell>
          <table:table-cell office:value-type="float" office:value="78.519000000000005" table:style-name="ce11">
            <text:p>78.519</text:p>
          </table:table-cell>
          <table:table-cell office:value-type="float" office:value="57.777999999999999" table:style-name="ce11">
            <text:p>57.778</text:p>
          </table:table-cell>
          <table:table-cell office:value-type="float" office:value="64.444000000000003" table:style-name="ce11">
            <text:p>64.444</text:p>
          </table:table-cell>
          <table:table-cell table:number-columns-repeated="16261"/>
        </table:table-row>
        <table:table-row table:style-name="ro5">
          <table:table-cell office:value-type="string" table:style-name="ce3">
            <text:p>VOA</text:p>
          </table:table-cell>
          <table:table-cell office:value-type="string" table:style-name="ce3">
            <text:p>Valuation Office Agency</text:p>
          </table:table-cell>
          <table:table-cell office:value-type="string" table:style-name="ce3">
            <text:p>HM Revenue &amp; Customs</text:p>
          </table:table-cell>
          <table:table-cell office:value-type="string" table:style-name="ce3">
            <text:p/>
          </table:table-cell>
          <table:table-cell office:value-type="float" office:value="79.807000000000002" table:style-name="ce11">
            <text:p>79.807</text:p>
          </table:table-cell>
          <table:table-cell office:value-type="float" office:value="59.993000000000002" table:style-name="ce11">
            <text:p>59.993</text:p>
          </table:table-cell>
          <table:table-cell office:value-type="float" office:value="27.42" table:style-name="ce11">
            <text:p>27.42</text:p>
          </table:table-cell>
          <table:table-cell office:value-type="float" office:value="72.096999999999994" table:style-name="ce11">
            <text:p>72.097</text:p>
          </table:table-cell>
          <table:table-cell office:value-type="float" office:value="72.742000000000004" table:style-name="ce11">
            <text:p>72.742</text:p>
          </table:table-cell>
          <table:table-cell office:value-type="float" office:value="86.173000000000002" table:style-name="ce11">
            <text:p>86.173</text:p>
          </table:table-cell>
          <table:table-cell office:value-type="float" office:value="78.210999999999999" table:style-name="ce11">
            <text:p>78.211</text:p>
          </table:table-cell>
          <table:table-cell office:value-type="float" office:value="81.266999999999996" table:style-name="ce11">
            <text:p>81.267</text:p>
          </table:table-cell>
          <table:table-cell office:value-type="float" office:value="61.853000000000002" table:style-name="ce11">
            <text:p>61.853</text:p>
          </table:table-cell>
          <table:table-cell office:value-type="float" office:value="80.734999999999999" table:style-name="ce11">
            <text:p>80.735</text:p>
          </table:table-cell>
          <table:table-cell office:value-type="float" office:value="74.721000000000004" table:style-name="ce11">
            <text:p>74.721</text:p>
          </table:table-cell>
          <table:table-cell office:value-type="float" office:value="33.204999999999998" table:style-name="ce11">
            <text:p>33.205</text:p>
          </table:table-cell>
          <table:table-cell office:value-type="float" office:value="50.06" table:style-name="ce11">
            <text:p>50.06</text:p>
          </table:table-cell>
          <table:table-cell office:value-type="float" office:value="84.965000000000003" table:style-name="ce11">
            <text:p>84.965</text:p>
          </table:table-cell>
          <table:table-cell office:value-type="float" office:value="83.182000000000002" table:style-name="ce11">
            <text:p>83.182</text:p>
          </table:table-cell>
          <table:table-cell office:value-type="float" office:value="73.460999999999999" table:style-name="ce11">
            <text:p>73.461</text:p>
          </table:table-cell>
          <table:table-cell office:value-type="float" office:value="51.396999999999998" table:style-name="ce11">
            <text:p>51.397</text:p>
          </table:table-cell>
          <table:table-cell office:value-type="float" office:value="70.766000000000005" table:style-name="ce11">
            <text:p>70.766</text:p>
          </table:table-cell>
          <table:table-cell office:value-type="float" office:value="84.494" table:style-name="ce11">
            <text:p>84.494</text:p>
          </table:table-cell>
          <table:table-cell office:value-type="float" office:value="87.866" table:style-name="ce11">
            <text:p>87.866</text:p>
          </table:table-cell>
          <table:table-cell office:value-type="float" office:value="75.277000000000001" table:style-name="ce11">
            <text:p>75.277</text:p>
          </table:table-cell>
          <table:table-cell office:value-type="float" office:value="88.283000000000001" table:style-name="ce11">
            <text:p>88.283</text:p>
          </table:table-cell>
          <table:table-cell office:value-type="float" office:value="81.322000000000003" table:style-name="ce11">
            <text:p>81.322</text:p>
          </table:table-cell>
          <table:table-cell office:value-type="float" office:value="75.093000000000004" table:style-name="ce11">
            <text:p>75.093</text:p>
          </table:table-cell>
          <table:table-cell office:value-type="float" office:value="79.227000000000004" table:style-name="ce11">
            <text:p>79.227</text:p>
          </table:table-cell>
          <table:table-cell office:value-type="float" office:value="83.019000000000005" table:style-name="ce11">
            <text:p>83.019</text:p>
          </table:table-cell>
          <table:table-cell office:value-type="float" office:value="79.710999999999999" table:style-name="ce11">
            <text:p>79.711</text:p>
          </table:table-cell>
          <table:table-cell office:value-type="float" office:value="68.617999999999995" table:style-name="ce11">
            <text:p>68.618</text:p>
          </table:table-cell>
          <table:table-cell office:value-type="float" office:value="73.495000000000005" table:style-name="ce11">
            <text:p>73.495</text:p>
          </table:table-cell>
          <table:table-cell office:value-type="float" office:value="89.001000000000005" table:style-name="ce11">
            <text:p>89.001</text:p>
          </table:table-cell>
          <table:table-cell office:value-type="float" office:value="82.43" table:style-name="ce11">
            <text:p>82.43</text:p>
          </table:table-cell>
          <table:table-cell office:value-type="float" office:value="72.36" table:style-name="ce11">
            <text:p>72.36</text:p>
          </table:table-cell>
          <table:table-cell office:value-type="float" office:value="71.477000000000004" table:style-name="ce11">
            <text:p>71.477</text:p>
          </table:table-cell>
          <table:table-cell office:value-type="float" office:value="60.215000000000003" table:style-name="ce11">
            <text:p>60.215</text:p>
          </table:table-cell>
          <table:table-cell office:value-type="float" office:value="60.921999999999997" table:style-name="ce11">
            <text:p>60.922</text:p>
          </table:table-cell>
          <table:table-cell office:value-type="float" office:value="54.777999999999999" table:style-name="ce11">
            <text:p>54.778</text:p>
          </table:table-cell>
          <table:table-cell office:value-type="float" office:value="82.328999999999994" table:style-name="ce11">
            <text:p>82.329</text:p>
          </table:table-cell>
          <table:table-cell office:value-type="float" office:value="89.599000000000004" table:style-name="ce11">
            <text:p>89.599</text:p>
          </table:table-cell>
          <table:table-cell office:value-type="float" office:value="69.245999999999995" table:style-name="ce11">
            <text:p>69.246</text:p>
          </table:table-cell>
          <table:table-cell office:value-type="float" office:value="81.83" table:style-name="ce11">
            <text:p>81.83</text:p>
          </table:table-cell>
          <table:table-cell office:value-type="float" office:value="67.7" table:style-name="ce11">
            <text:p>67.7</text:p>
          </table:table-cell>
          <table:table-cell office:value-type="float" office:value="82.177000000000007" table:style-name="ce11">
            <text:p>82.177</text:p>
          </table:table-cell>
          <table:table-cell office:value-type="float" office:value="86.239000000000004" table:style-name="ce11">
            <text:p>86.239</text:p>
          </table:table-cell>
          <table:table-cell office:value-type="float" office:value="68.712000000000003" table:style-name="ce11">
            <text:p>68.712</text:p>
          </table:table-cell>
          <table:table-cell office:value-type="float" office:value="65.98" table:style-name="ce11">
            <text:p>65.98</text:p>
          </table:table-cell>
          <table:table-cell office:value-type="float" office:value="77.513000000000005" table:style-name="ce11">
            <text:p>77.513</text:p>
          </table:table-cell>
          <table:table-cell office:value-type="float" office:value="31.684999999999999" table:style-name="ce11">
            <text:p>31.685</text:p>
          </table:table-cell>
          <table:table-cell office:value-type="float" office:value="42.621000000000002" table:style-name="ce11">
            <text:p>42.621</text:p>
          </table:table-cell>
          <table:table-cell office:value-type="float" office:value="25.404" table:style-name="ce11">
            <text:p>25.404</text:p>
          </table:table-cell>
          <table:table-cell office:value-type="float" office:value="76.346000000000004" table:style-name="ce11">
            <text:p>76.346</text:p>
          </table:table-cell>
          <table:table-cell office:value-type="float" office:value="55.975999999999999" table:style-name="ce11">
            <text:p>55.976</text:p>
          </table:table-cell>
          <table:table-cell office:value-type="float" office:value="70.111000000000004" table:style-name="ce11">
            <text:p>70.111</text:p>
          </table:table-cell>
          <table:table-cell office:value-type="float" office:value="64.069000000000003" table:style-name="ce11">
            <text:p>64.069</text:p>
          </table:table-cell>
          <table:table-cell office:value-type="float" office:value="54.469000000000001" table:style-name="ce11">
            <text:p>54.469</text:p>
          </table:table-cell>
          <table:table-cell office:value-type="float" office:value="50.707000000000001" table:style-name="ce11">
            <text:p>50.707</text:p>
          </table:table-cell>
          <table:table-cell office:value-type="float" office:value="29.172000000000001" table:style-name="ce11">
            <text:p>29.172</text:p>
          </table:table-cell>
          <table:table-cell office:value-type="float" office:value="32.244999999999997" table:style-name="ce11">
            <text:p>32.245</text:p>
          </table:table-cell>
          <table:table-cell office:value-type="float" office:value="62.256" table:style-name="ce11">
            <text:p>62.256</text:p>
          </table:table-cell>
          <table:table-cell office:value-type="float" office:value="36.061" table:style-name="ce11">
            <text:p>36.061</text:p>
          </table:table-cell>
          <table:table-cell office:value-type="float" office:value="51.866" table:style-name="ce11">
            <text:p>51.866</text:p>
          </table:table-cell>
          <table:table-cell office:value-type="float" office:value="49.73" table:style-name="ce11">
            <text:p>49.73</text:p>
          </table:table-cell>
          <table:table-cell office:value-type="float" office:value="57.359000000000002" table:style-name="ce11">
            <text:p>57.359</text:p>
          </table:table-cell>
          <table:table-cell office:value-type="float" office:value="50.017000000000003" table:style-name="ce11">
            <text:p>50.017</text:p>
          </table:table-cell>
          <table:table-cell office:value-type="float" office:value="50.656999999999996" table:style-name="ce11">
            <text:p>50.657</text:p>
          </table:table-cell>
          <table:table-cell office:value-type="float" office:value="49.040999999999997" table:style-name="ce11">
            <text:p>49.041</text:p>
          </table:table-cell>
          <table:table-cell office:value-type="float" office:value="50" table:style-name="ce11">
            <text:p>50</text:p>
          </table:table-cell>
          <table:table-cell office:value-type="float" office:value="38.101999999999997" table:style-name="ce11">
            <text:p>38.102</text:p>
          </table:table-cell>
          <table:table-cell office:value-type="float" office:value="90.64" table:style-name="ce11">
            <text:p>90.64</text:p>
          </table:table-cell>
          <table:table-cell office:value-type="float" office:value="64.769000000000005" table:style-name="ce11">
            <text:p>64.769</text:p>
          </table:table-cell>
          <table:table-cell office:value-type="float" office:value="74.671999999999997" table:style-name="ce11">
            <text:p>74.672</text:p>
          </table:table-cell>
          <table:table-cell office:value-type="float" office:value="72.795000000000002" table:style-name="ce11">
            <text:p>72.795</text:p>
          </table:table-cell>
          <table:table-cell office:value-type="float" office:value="81.438999999999993" table:style-name="ce11">
            <text:p>81.439</text:p>
          </table:table-cell>
          <table:table-cell office:value-type="float" office:value="63.323999999999998" table:style-name="ce11">
            <text:p>63.324</text:p>
          </table:table-cell>
          <table:table-cell office:value-type="float" office:value="48.384" table:style-name="ce11">
            <text:p>48.384</text:p>
          </table:table-cell>
          <table:table-cell office:value-type="float" office:value="75.488" table:style-name="ce11">
            <text:p>75.488</text:p>
          </table:table-cell>
          <table:table-cell office:value-type="float" office:value="19.919" table:style-name="ce11">
            <text:p>19.919</text:p>
          </table:table-cell>
          <table:table-cell office:value-type="float" office:value="88.596999999999994" table:style-name="ce11">
            <text:p>88.597</text:p>
          </table:table-cell>
          <table:table-cell office:value-type="float" office:value="84.102000000000004" table:style-name="ce11">
            <text:p>84.102</text:p>
          </table:table-cell>
          <table:table-cell office:value-type="float" office:value="94.716999999999999" table:style-name="ce11">
            <text:p>94.717</text:p>
          </table:table-cell>
          <table:table-cell office:value-type="float" office:value="64.870999999999995" table:style-name="ce11">
            <text:p>64.871</text:p>
          </table:table-cell>
          <table:table-cell office:value-type="float" office:value="68.432000000000002" table:style-name="ce11">
            <text:p>68.432</text:p>
          </table:table-cell>
          <table:table-cell office:value-type="float" office:value="21.274000000000001" table:style-name="ce11">
            <text:p>21.274</text:p>
          </table:table-cell>
          <table:table-cell office:value-type="float" office:value="8.1470000000000002" table:style-name="ce11">
            <text:p>8.147</text:p>
          </table:table-cell>
          <table:table-cell office:value-type="float" office:value="12.17" table:style-name="ce11">
            <text:p>12.17</text:p>
          </table:table-cell>
          <table:table-cell office:value-type="float" office:value="27.282" table:style-name="ce11">
            <text:p>27.282</text:p>
          </table:table-cell>
          <table:table-cell office:value-type="float" office:value="52.4" table:style-name="ce11">
            <text:p>52.4</text:p>
          </table:table-cell>
          <table:table-cell office:value-type="float" office:value="9.4879999999999995" table:style-name="ce11">
            <text:p>9.488</text:p>
          </table:table-cell>
          <table:table-cell office:value-type="float" office:value="88.278999999999996" table:style-name="ce11">
            <text:p>88.279</text:p>
          </table:table-cell>
          <table:table-cell office:value-type="float" office:value="73.643000000000001" table:style-name="ce11">
            <text:p>73.643</text:p>
          </table:table-cell>
          <table:table-cell office:value-type="float" office:value="78.12" table:style-name="ce11">
            <text:p>78.12</text:p>
          </table:table-cell>
          <table:table-cell office:value-type="float" office:value="6.399" table:style-name="ce11">
            <text:p>6.399</text:p>
          </table:table-cell>
          <table:table-cell office:value-type="float" office:value="86.763000000000005" table:style-name="ce11">
            <text:p>86.763</text:p>
          </table:table-cell>
          <table:table-cell office:value-type="float" office:value="6.8369999999999997" table:style-name="ce11">
            <text:p>6.837</text:p>
          </table:table-cell>
          <table:table-cell office:value-type="float" office:value="5.5890000000000004" table:style-name="ce11">
            <text:p>5.589</text:p>
          </table:table-cell>
          <table:table-cell office:value-type="float" office:value="89.158000000000001" table:style-name="ce11">
            <text:p>89.158</text:p>
          </table:table-cell>
          <table:table-cell office:value-type="float" office:value="5.2530000000000001" table:style-name="ce11">
            <text:p>5.253</text:p>
          </table:table-cell>
          <table:table-cell office:value-type="float" office:value="36.747" table:style-name="ce11">
            <text:p>36.747</text:p>
          </table:table-cell>
          <table:table-cell office:value-type="float" office:value="45.180999999999997" table:style-name="ce11">
            <text:p>45.181</text:p>
          </table:table-cell>
          <table:table-cell office:value-type="float" office:value="18.071999999999999" table:style-name="ce11">
            <text:p>18.072</text:p>
          </table:table-cell>
          <table:table-cell office:value-type="float" office:value="35" table:style-name="ce11">
            <text:p>35</text:p>
          </table:table-cell>
          <table:table-cell office:value-type="float" office:value="53.332999999999998" table:style-name="ce11">
            <text:p>53.333</text:p>
          </table:table-cell>
          <table:table-cell office:value-type="string" table:style-name="ce8">
            <text:p>[c]</text:p>
          </table:table-cell>
          <table:table-cell office:value-type="float" office:value="36.145000000000003" table:style-name="ce11">
            <text:p>36.145</text:p>
          </table:table-cell>
          <table:table-cell office:value-type="float" office:value="31.324999999999999" table:style-name="ce11">
            <text:p>31.325</text:p>
          </table:table-cell>
          <table:table-cell office:value-type="float" office:value="32.53" table:style-name="ce11">
            <text:p>32.53</text:p>
          </table:table-cell>
          <table:table-cell office:value-type="float" office:value="52.41" table:style-name="ce11">
            <text:p>52.41</text:p>
          </table:table-cell>
          <table:table-cell office:value-type="float" office:value="23.494" table:style-name="ce11">
            <text:p>23.494</text:p>
          </table:table-cell>
          <table:table-cell office:value-type="float" office:value="24.096" table:style-name="ce11">
            <text:p>24.096</text:p>
          </table:table-cell>
          <table:table-cell office:value-type="float" office:value="32.786999999999999" table:style-name="ce11">
            <text:p>32.787</text:p>
          </table:table-cell>
          <table:table-cell office:value-type="float" office:value="52.459000000000003" table:style-name="ce11">
            <text:p>52.459</text:p>
          </table:table-cell>
          <table:table-cell office:value-type="string" table:style-name="ce8">
            <text:p>[c]</text:p>
          </table:table-cell>
          <table:table-cell office:value-type="float" office:value="64.275999999999996" table:style-name="ce11">
            <text:p>64.276</text:p>
          </table:table-cell>
          <table:table-cell office:value-type="float" office:value="68.027000000000001" table:style-name="ce11">
            <text:p>68.027</text:p>
          </table:table-cell>
          <table:table-cell office:value-type="float" office:value="60.918999999999997" table:style-name="ce11">
            <text:p>60.919</text:p>
          </table:table-cell>
          <table:table-cell office:value-type="float" office:value="34.634" table:style-name="ce11">
            <text:p>34.634</text:p>
          </table:table-cell>
          <table:table-cell office:value-type="float" office:value="68.724000000000004" table:style-name="ce11">
            <text:p>68.724</text:p>
          </table:table-cell>
          <table:table-cell office:value-type="float" office:value="67.097999999999999" table:style-name="ce11">
            <text:p>67.098</text:p>
          </table:table-cell>
          <table:table-cell office:value-type="float" office:value="65.210999999999999" table:style-name="ce11">
            <text:p>65.211</text:p>
          </table:table-cell>
          <table:table-cell office:value-type="float" office:value="56.747999999999998" table:style-name="ce11">
            <text:p>56.748</text:p>
          </table:table-cell>
          <table:table-cell table:number-columns-repeated="16261"/>
        </table:table-row>
        <table:table-row table:style-name="ro5">
          <table:table-cell office:value-type="string" table:style-name="ce3">
            <text:p>WG</text:p>
          </table:table-cell>
          <table:table-cell office:value-type="string" table:style-name="ce3">
            <text:p>Welsh Government</text:p>
          </table:table-cell>
          <table:table-cell office:value-type="string" table:style-name="ce3">
            <text:p>Welsh Government</text:p>
          </table:table-cell>
          <table:table-cell office:value-type="string" table:style-name="ce3">
            <text:p/>
          </table:table-cell>
          <table:table-cell office:value-type="float" office:value="68.661000000000001" table:style-name="ce11">
            <text:p>68.661</text:p>
          </table:table-cell>
          <table:table-cell office:value-type="float" office:value="65.658000000000001" table:style-name="ce11">
            <text:p>65.658</text:p>
          </table:table-cell>
          <table:table-cell office:value-type="float" office:value="23.859000000000002" table:style-name="ce11">
            <text:p>23.859</text:p>
          </table:table-cell>
          <table:table-cell office:value-type="float" office:value="75.616" table:style-name="ce11">
            <text:p>75.616</text:p>
          </table:table-cell>
          <table:table-cell office:value-type="float" office:value="82.673000000000002" table:style-name="ce11">
            <text:p>82.673</text:p>
          </table:table-cell>
          <table:table-cell office:value-type="float" office:value="84.734999999999999" table:style-name="ce11">
            <text:p>84.735</text:p>
          </table:table-cell>
          <table:table-cell office:value-type="float" office:value="80.162000000000006" table:style-name="ce11">
            <text:p>80.162</text:p>
          </table:table-cell>
          <table:table-cell office:value-type="float" office:value="85.070999999999998" table:style-name="ce11">
            <text:p>85.071</text:p>
          </table:table-cell>
          <table:table-cell office:value-type="float" office:value="55.887" table:style-name="ce11">
            <text:p>55.887</text:p>
          </table:table-cell>
          <table:table-cell office:value-type="float" office:value="85.346000000000004" table:style-name="ce11">
            <text:p>85.346</text:p>
          </table:table-cell>
          <table:table-cell office:value-type="float" office:value="78.673000000000002" table:style-name="ce11">
            <text:p>78.673</text:p>
          </table:table-cell>
          <table:table-cell office:value-type="float" office:value="51.613999999999997" table:style-name="ce11">
            <text:p>51.614</text:p>
          </table:table-cell>
          <table:table-cell office:value-type="float" office:value="55.396000000000001" table:style-name="ce11">
            <text:p>55.396</text:p>
          </table:table-cell>
          <table:table-cell office:value-type="float" office:value="91.863" table:style-name="ce11">
            <text:p>91.863</text:p>
          </table:table-cell>
          <table:table-cell office:value-type="float" office:value="84.474999999999994" table:style-name="ce11">
            <text:p>84.475</text:p>
          </table:table-cell>
          <table:table-cell office:value-type="float" office:value="80.332999999999998" table:style-name="ce11">
            <text:p>80.333</text:p>
          </table:table-cell>
          <table:table-cell office:value-type="float" office:value="68.531999999999996" table:style-name="ce11">
            <text:p>68.532</text:p>
          </table:table-cell>
          <table:table-cell office:value-type="float" office:value="88.138999999999996" table:style-name="ce11">
            <text:p>88.139</text:p>
          </table:table-cell>
          <table:table-cell office:value-type="float" office:value="82.801000000000002" table:style-name="ce11">
            <text:p>82.801</text:p>
          </table:table-cell>
          <table:table-cell office:value-type="float" office:value="86.659000000000006" table:style-name="ce11">
            <text:p>86.659</text:p>
          </table:table-cell>
          <table:table-cell office:value-type="float" office:value="78.671000000000006" table:style-name="ce11">
            <text:p>78.671</text:p>
          </table:table-cell>
          <table:table-cell office:value-type="float" office:value="93.36" table:style-name="ce11">
            <text:p>93.36</text:p>
          </table:table-cell>
          <table:table-cell office:value-type="float" office:value="89.144000000000005" table:style-name="ce11">
            <text:p>89.144</text:p>
          </table:table-cell>
          <table:table-cell office:value-type="float" office:value="75.052000000000007" table:style-name="ce11">
            <text:p>75.052</text:p>
          </table:table-cell>
          <table:table-cell office:value-type="float" office:value="85.747" table:style-name="ce11">
            <text:p>85.747</text:p>
          </table:table-cell>
          <table:table-cell office:value-type="float" office:value="87.298000000000002" table:style-name="ce11">
            <text:p>87.298</text:p>
          </table:table-cell>
          <table:table-cell office:value-type="float" office:value="71.156999999999996" table:style-name="ce11">
            <text:p>71.157</text:p>
          </table:table-cell>
          <table:table-cell office:value-type="float" office:value="67.747" table:style-name="ce11">
            <text:p>67.747</text:p>
          </table:table-cell>
          <table:table-cell office:value-type="float" office:value="73.242000000000004" table:style-name="ce11">
            <text:p>73.242</text:p>
          </table:table-cell>
          <table:table-cell office:value-type="float" office:value="88.866" table:style-name="ce11">
            <text:p>88.866</text:p>
          </table:table-cell>
          <table:table-cell office:value-type="float" office:value="86.352999999999994" table:style-name="ce11">
            <text:p>86.353</text:p>
          </table:table-cell>
          <table:table-cell office:value-type="float" office:value="79.944000000000003" table:style-name="ce11">
            <text:p>79.944</text:p>
          </table:table-cell>
          <table:table-cell office:value-type="float" office:value="66.697999999999993" table:style-name="ce11">
            <text:p>66.698</text:p>
          </table:table-cell>
          <table:table-cell office:value-type="float" office:value="49.12" table:style-name="ce11">
            <text:p>49.12</text:p>
          </table:table-cell>
          <table:table-cell office:value-type="float" office:value="57.198999999999998" table:style-name="ce11">
            <text:p>57.199</text:p>
          </table:table-cell>
          <table:table-cell office:value-type="float" office:value="50.567999999999998" table:style-name="ce11">
            <text:p>50.568</text:p>
          </table:table-cell>
          <table:table-cell office:value-type="float" office:value="88.081000000000003" table:style-name="ce11">
            <text:p>88.081</text:p>
          </table:table-cell>
          <table:table-cell office:value-type="float" office:value="90.686000000000007" table:style-name="ce11">
            <text:p>90.686</text:p>
          </table:table-cell>
          <table:table-cell office:value-type="float" office:value="78.436000000000007" table:style-name="ce11">
            <text:p>78.436</text:p>
          </table:table-cell>
          <table:table-cell office:value-type="float" office:value="84.251000000000005" table:style-name="ce11">
            <text:p>84.251</text:p>
          </table:table-cell>
          <table:table-cell office:value-type="float" office:value="75.745999999999995" table:style-name="ce11">
            <text:p>75.746</text:p>
          </table:table-cell>
          <table:table-cell office:value-type="float" office:value="79.254000000000005" table:style-name="ce11">
            <text:p>79.254</text:p>
          </table:table-cell>
          <table:table-cell office:value-type="float" office:value="90.665999999999997" table:style-name="ce11">
            <text:p>90.666</text:p>
          </table:table-cell>
          <table:table-cell office:value-type="float" office:value="81.980999999999995" table:style-name="ce11">
            <text:p>81.981</text:p>
          </table:table-cell>
          <table:table-cell office:value-type="float" office:value="66.929000000000002" table:style-name="ce11">
            <text:p>66.929</text:p>
          </table:table-cell>
          <table:table-cell office:value-type="float" office:value="77.525999999999996" table:style-name="ce11">
            <text:p>77.526</text:p>
          </table:table-cell>
          <table:table-cell office:value-type="float" office:value="49.526000000000003" table:style-name="ce11">
            <text:p>49.526</text:p>
          </table:table-cell>
          <table:table-cell office:value-type="float" office:value="59.24" table:style-name="ce11">
            <text:p>59.24</text:p>
          </table:table-cell>
          <table:table-cell office:value-type="float" office:value="46.131999999999998" table:style-name="ce11">
            <text:p>46.132</text:p>
          </table:table-cell>
          <table:table-cell office:value-type="float" office:value="71.614000000000004" table:style-name="ce11">
            <text:p>71.614</text:p>
          </table:table-cell>
          <table:table-cell office:value-type="float" office:value="62.59" table:style-name="ce11">
            <text:p>62.59</text:p>
          </table:table-cell>
          <table:table-cell office:value-type="float" office:value="73.558999999999997" table:style-name="ce11">
            <text:p>73.559</text:p>
          </table:table-cell>
          <table:table-cell office:value-type="float" office:value="69.516000000000005" table:style-name="ce11">
            <text:p>69.516</text:p>
          </table:table-cell>
          <table:table-cell office:value-type="float" office:value="56.716000000000001" table:style-name="ce11">
            <text:p>56.716</text:p>
          </table:table-cell>
          <table:table-cell office:value-type="float" office:value="61.841999999999999" table:style-name="ce11">
            <text:p>61.842</text:p>
          </table:table-cell>
          <table:table-cell office:value-type="float" office:value="36.512999999999998" table:style-name="ce11">
            <text:p>36.513</text:p>
          </table:table-cell>
          <table:table-cell office:value-type="float" office:value="33.286999999999999" table:style-name="ce11">
            <text:p>33.287</text:p>
          </table:table-cell>
          <table:table-cell office:value-type="float" office:value="68.760000000000005" table:style-name="ce11">
            <text:p>68.76</text:p>
          </table:table-cell>
          <table:table-cell office:value-type="float" office:value="46.281999999999996" table:style-name="ce11">
            <text:p>46.282</text:p>
          </table:table-cell>
          <table:table-cell office:value-type="float" office:value="52.063000000000002" table:style-name="ce11">
            <text:p>52.063</text:p>
          </table:table-cell>
          <table:table-cell office:value-type="float" office:value="66.049000000000007" table:style-name="ce11">
            <text:p>66.049</text:p>
          </table:table-cell>
          <table:table-cell office:value-type="float" office:value="70.177999999999997" table:style-name="ce11">
            <text:p>70.178</text:p>
          </table:table-cell>
          <table:table-cell office:value-type="float" office:value="56.585999999999999" table:style-name="ce11">
            <text:p>56.586</text:p>
          </table:table-cell>
          <table:table-cell office:value-type="float" office:value="57.027000000000001" table:style-name="ce11">
            <text:p>57.027</text:p>
          </table:table-cell>
          <table:table-cell office:value-type="float" office:value="54" table:style-name="ce11">
            <text:p>54</text:p>
          </table:table-cell>
          <table:table-cell office:value-type="float" office:value="53.055999999999997" table:style-name="ce11">
            <text:p>53.056</text:p>
          </table:table-cell>
          <table:table-cell office:value-type="float" office:value="39.994999999999997" table:style-name="ce11">
            <text:p>39.995</text:p>
          </table:table-cell>
          <table:table-cell office:value-type="float" office:value="93.673000000000002" table:style-name="ce11">
            <text:p>93.673</text:p>
          </table:table-cell>
          <table:table-cell office:value-type="float" office:value="77.238" table:style-name="ce11">
            <text:p>77.238</text:p>
          </table:table-cell>
          <table:table-cell office:value-type="float" office:value="70.741" table:style-name="ce11">
            <text:p>70.741</text:p>
          </table:table-cell>
          <table:table-cell office:value-type="float" office:value="69.317999999999998" table:style-name="ce11">
            <text:p>69.318</text:p>
          </table:table-cell>
          <table:table-cell office:value-type="float" office:value="82.197000000000003" table:style-name="ce11">
            <text:p>82.197</text:p>
          </table:table-cell>
          <table:table-cell office:value-type="float" office:value="61.563000000000002" table:style-name="ce11">
            <text:p>61.563</text:p>
          </table:table-cell>
          <table:table-cell office:value-type="float" office:value="44.250999999999998" table:style-name="ce11">
            <text:p>44.251</text:p>
          </table:table-cell>
          <table:table-cell office:value-type="float" office:value="88.106999999999999" table:style-name="ce11">
            <text:p>88.107</text:p>
          </table:table-cell>
          <table:table-cell office:value-type="float" office:value="44.514000000000003" table:style-name="ce11">
            <text:p>44.514</text:p>
          </table:table-cell>
          <table:table-cell office:value-type="float" office:value="89.277000000000001" table:style-name="ce11">
            <text:p>89.277</text:p>
          </table:table-cell>
          <table:table-cell office:value-type="float" office:value="95.715999999999994" table:style-name="ce11">
            <text:p>95.716</text:p>
          </table:table-cell>
          <table:table-cell office:value-type="float" office:value="97.036000000000001" table:style-name="ce11">
            <text:p>97.036</text:p>
          </table:table-cell>
          <table:table-cell office:value-type="float" office:value="68.355999999999995" table:style-name="ce11">
            <text:p>68.356</text:p>
          </table:table-cell>
          <table:table-cell office:value-type="float" office:value="49.374000000000002" table:style-name="ce11">
            <text:p>49.374</text:p>
          </table:table-cell>
          <table:table-cell office:value-type="float" office:value="18.408000000000001" table:style-name="ce11">
            <text:p>18.408</text:p>
          </table:table-cell>
          <table:table-cell office:value-type="float" office:value="2.9470000000000001" table:style-name="ce11">
            <text:p>2.947</text:p>
          </table:table-cell>
          <table:table-cell office:value-type="float" office:value="7.5410000000000004" table:style-name="ce11">
            <text:p>7.541</text:p>
          </table:table-cell>
          <table:table-cell office:value-type="float" office:value="25.87" table:style-name="ce11">
            <text:p>25.87</text:p>
          </table:table-cell>
          <table:table-cell office:value-type="float" office:value="63.643000000000001" table:style-name="ce11">
            <text:p>63.643</text:p>
          </table:table-cell>
          <table:table-cell office:value-type="float" office:value="8.1050000000000004" table:style-name="ce11">
            <text:p>8.105</text:p>
          </table:table-cell>
          <table:table-cell office:value-type="float" office:value="93.117000000000004" table:style-name="ce11">
            <text:p>93.117</text:p>
          </table:table-cell>
          <table:table-cell office:value-type="float" office:value="74.774000000000001" table:style-name="ce11">
            <text:p>74.774</text:p>
          </table:table-cell>
          <table:table-cell office:value-type="float" office:value="79.025999999999996" table:style-name="ce11">
            <text:p>79.026</text:p>
          </table:table-cell>
          <table:table-cell office:value-type="float" office:value="5.1859999999999999" table:style-name="ce11">
            <text:p>5.186</text:p>
          </table:table-cell>
          <table:table-cell office:value-type="float" office:value="89.998000000000005" table:style-name="ce11">
            <text:p>89.998</text:p>
          </table:table-cell>
          <table:table-cell office:value-type="float" office:value="4.8159999999999998" table:style-name="ce11">
            <text:p>4.816</text:p>
          </table:table-cell>
          <table:table-cell office:value-type="float" office:value="5.484" table:style-name="ce11">
            <text:p>5.484</text:p>
          </table:table-cell>
          <table:table-cell office:value-type="float" office:value="90.513999999999996" table:style-name="ce11">
            <text:p>90.514</text:p>
          </table:table-cell>
          <table:table-cell office:value-type="float" office:value="4.0030000000000001" table:style-name="ce11">
            <text:p>4.003</text:p>
          </table:table-cell>
          <table:table-cell office:value-type="float" office:value="41.631" table:style-name="ce11">
            <text:p>41.631</text:p>
          </table:table-cell>
          <table:table-cell office:value-type="float" office:value="43.347999999999999" table:style-name="ce11">
            <text:p>43.348</text:p>
          </table:table-cell>
          <table:table-cell office:value-type="float" office:value="15.021000000000001" table:style-name="ce11">
            <text:p>15.021</text:p>
          </table:table-cell>
          <table:table-cell office:value-type="float" office:value="30.928000000000001" table:style-name="ce11">
            <text:p>30.928</text:p>
          </table:table-cell>
          <table:table-cell office:value-type="float" office:value="52.576999999999998" table:style-name="ce11">
            <text:p>52.577</text:p>
          </table:table-cell>
          <table:table-cell office:value-type="float" office:value="16.495000000000001" table:style-name="ce11">
            <text:p>16.495</text:p>
          </table:table-cell>
          <table:table-cell office:value-type="float" office:value="41.026000000000003" table:style-name="ce11">
            <text:p>41.026</text:p>
          </table:table-cell>
          <table:table-cell office:value-type="float" office:value="25.213999999999999" table:style-name="ce11">
            <text:p>25.214</text:p>
          </table:table-cell>
          <table:table-cell office:value-type="float" office:value="33.761000000000003" table:style-name="ce11">
            <text:p>33.761</text:p>
          </table:table-cell>
          <table:table-cell office:value-type="float" office:value="56.356000000000002" table:style-name="ce11">
            <text:p>56.356</text:p>
          </table:table-cell>
          <table:table-cell office:value-type="float" office:value="25.847000000000001" table:style-name="ce11">
            <text:p>25.847</text:p>
          </table:table-cell>
          <table:table-cell office:value-type="float" office:value="17.797000000000001" table:style-name="ce11">
            <text:p>17.797</text:p>
          </table:table-cell>
          <table:table-cell office:value-type="float" office:value="27.367999999999999" table:style-name="ce11">
            <text:p>27.368</text:p>
          </table:table-cell>
          <table:table-cell office:value-type="float" office:value="57.895000000000003" table:style-name="ce11">
            <text:p>57.895</text:p>
          </table:table-cell>
          <table:table-cell office:value-type="float" office:value="14.737" table:style-name="ce11">
            <text:p>14.737</text:p>
          </table:table-cell>
          <table:table-cell office:value-type="float" office:value="70.165999999999997" table:style-name="ce11">
            <text:p>70.166</text:p>
          </table:table-cell>
          <table:table-cell office:value-type="float" office:value="74.126000000000005" table:style-name="ce11">
            <text:p>74.126</text:p>
          </table:table-cell>
          <table:table-cell office:value-type="float" office:value="66.518000000000001" table:style-name="ce11">
            <text:p>66.518</text:p>
          </table:table-cell>
          <table:table-cell office:value-type="float" office:value="32.372" table:style-name="ce11">
            <text:p>32.372</text:p>
          </table:table-cell>
          <table:table-cell office:value-type="float" office:value="74.257999999999996" table:style-name="ce11">
            <text:p>74.258</text:p>
          </table:table-cell>
          <table:table-cell office:value-type="float" office:value="75.006" table:style-name="ce11">
            <text:p>75.006</text:p>
          </table:table-cell>
          <table:table-cell office:value-type="float" office:value="72.12" table:style-name="ce11">
            <text:p>72.12</text:p>
          </table:table-cell>
          <table:table-cell office:value-type="float" office:value="59.561" table:style-name="ce11">
            <text:p>59.561</text:p>
          </table:table-cell>
          <table:table-cell table:number-columns-repeated="16261"/>
        </table:table-row>
        <table:table-row table:style-name="ro7">
          <table:table-cell office:value-type="string" table:style-name="ce3">
            <text:p>WPEA</text:p>
          </table:table-cell>
          <table:table-cell office:value-type="string" table:style-name="ce3">
            <text:p>Wilton Park</text:p>
          </table:table-cell>
          <table:table-cell office:value-type="string" table:style-name="ce3">
            <text:p>Foreign, Commonwealth and Development Office</text:p>
          </table:table-cell>
          <table:table-cell office:value-type="string" table:style-name="ce3">
            <text:p/>
          </table:table-cell>
          <table:table-cell office:value-type="float" office:value="96.340999999999994" table:style-name="ce11">
            <text:p>96.341</text:p>
          </table:table-cell>
          <table:table-cell office:value-type="float" office:value="75" table:style-name="ce11">
            <text:p>75</text:p>
          </table:table-cell>
          <table:table-cell office:value-type="float" office:value="25.321000000000002" table:style-name="ce11">
            <text:p>25.321</text:p>
          </table:table-cell>
          <table:table-cell office:value-type="float" office:value="78.165000000000006" table:style-name="ce11">
            <text:p>78.165</text:p>
          </table:table-cell>
          <table:table-cell office:value-type="float" office:value="80.38" table:style-name="ce11">
            <text:p>80.38</text:p>
          </table:table-cell>
          <table:table-cell office:value-type="float" office:value="89.241" table:style-name="ce11">
            <text:p>89.241</text:p>
          </table:table-cell>
          <table:table-cell office:value-type="float" office:value="73.84" table:style-name="ce11">
            <text:p>73.84</text:p>
          </table:table-cell>
          <table:table-cell office:value-type="float" office:value="85.653999999999996" table:style-name="ce11">
            <text:p>85.654</text:p>
          </table:table-cell>
          <table:table-cell office:value-type="float" office:value="50.948999999999998" table:style-name="ce11">
            <text:p>50.949</text:p>
          </table:table-cell>
          <table:table-cell office:value-type="float" office:value="84.494" table:style-name="ce11">
            <text:p>84.494</text:p>
          </table:table-cell>
          <table:table-cell office:value-type="float" office:value="80.38" table:style-name="ce11">
            <text:p>80.38</text:p>
          </table:table-cell>
          <table:table-cell office:value-type="float" office:value="39.241" table:style-name="ce11">
            <text:p>39.241</text:p>
          </table:table-cell>
          <table:table-cell office:value-type="float" office:value="64.978999999999999" table:style-name="ce11">
            <text:p>64.979</text:p>
          </table:table-cell>
          <table:table-cell office:value-type="float" office:value="92.405000000000001" table:style-name="ce11">
            <text:p>92.405</text:p>
          </table:table-cell>
          <table:table-cell office:value-type="float" office:value="77.215000000000003" table:style-name="ce11">
            <text:p>77.215</text:p>
          </table:table-cell>
          <table:table-cell office:value-type="float" office:value="89.873000000000005" table:style-name="ce11">
            <text:p>89.873</text:p>
          </table:table-cell>
          <table:table-cell office:value-type="float" office:value="65.385000000000005" table:style-name="ce11">
            <text:p>65.385</text:p>
          </table:table-cell>
          <table:table-cell office:value-type="float" office:value="77.215000000000003" table:style-name="ce11">
            <text:p>77.215</text:p>
          </table:table-cell>
          <table:table-cell office:value-type="float" office:value="88.608000000000004" table:style-name="ce11">
            <text:p>88.608</text:p>
          </table:table-cell>
          <table:table-cell office:value-type="float" office:value="89.873000000000005" table:style-name="ce11">
            <text:p>89.873</text:p>
          </table:table-cell>
          <table:table-cell office:value-type="float" office:value="68.353999999999999" table:style-name="ce11">
            <text:p>68.354</text:p>
          </table:table-cell>
          <table:table-cell office:value-type="float" office:value="83.543999999999997" table:style-name="ce11">
            <text:p>83.544</text:p>
          </table:table-cell>
          <table:table-cell office:value-type="float" office:value="83.332999999999998" table:style-name="ce11">
            <text:p>83.333</text:p>
          </table:table-cell>
          <table:table-cell office:value-type="float" office:value="73.418000000000006" table:style-name="ce11">
            <text:p>73.418</text:p>
          </table:table-cell>
          <table:table-cell office:value-type="float" office:value="75.948999999999998" table:style-name="ce11">
            <text:p>75.949</text:p>
          </table:table-cell>
          <table:table-cell office:value-type="float" office:value="82.278000000000006" table:style-name="ce11">
            <text:p>82.278</text:p>
          </table:table-cell>
          <table:table-cell office:value-type="float" office:value="68.353999999999999" table:style-name="ce11">
            <text:p>68.354</text:p>
          </table:table-cell>
          <table:table-cell office:value-type="float" office:value="60.759" table:style-name="ce11">
            <text:p>60.759</text:p>
          </table:table-cell>
          <table:table-cell office:value-type="float" office:value="68.353999999999999" table:style-name="ce11">
            <text:p>68.354</text:p>
          </table:table-cell>
          <table:table-cell office:value-type="float" office:value="87.341999999999999" table:style-name="ce11">
            <text:p>87.342</text:p>
          </table:table-cell>
          <table:table-cell office:value-type="float" office:value="86.075999999999993" table:style-name="ce11">
            <text:p>86.076</text:p>
          </table:table-cell>
          <table:table-cell office:value-type="float" office:value="83.543999999999997" table:style-name="ce11">
            <text:p>83.544</text:p>
          </table:table-cell>
          <table:table-cell office:value-type="float" office:value="69.62" table:style-name="ce11">
            <text:p>69.62</text:p>
          </table:table-cell>
          <table:table-cell office:value-type="float" office:value="50.633000000000003" table:style-name="ce11">
            <text:p>50.633</text:p>
          </table:table-cell>
          <table:table-cell office:value-type="float" office:value="37.975000000000001" table:style-name="ce11">
            <text:p>37.975</text:p>
          </table:table-cell>
          <table:table-cell office:value-type="float" office:value="45.57" table:style-name="ce11">
            <text:p>45.57</text:p>
          </table:table-cell>
          <table:table-cell office:value-type="float" office:value="86.075999999999993" table:style-name="ce11">
            <text:p>86.076</text:p>
          </table:table-cell>
          <table:table-cell office:value-type="float" office:value="91.138999999999996" table:style-name="ce11">
            <text:p>91.139</text:p>
          </table:table-cell>
          <table:table-cell office:value-type="float" office:value="74.683999999999997" table:style-name="ce11">
            <text:p>74.684</text:p>
          </table:table-cell>
          <table:table-cell office:value-type="float" office:value="86.075999999999993" table:style-name="ce11">
            <text:p>86.076</text:p>
          </table:table-cell>
          <table:table-cell office:value-type="float" office:value="78.480999999999995" table:style-name="ce11">
            <text:p>78.481</text:p>
          </table:table-cell>
          <table:table-cell office:value-type="float" office:value="86.075999999999993" table:style-name="ce11">
            <text:p>86.076</text:p>
          </table:table-cell>
          <table:table-cell office:value-type="float" office:value="92.405000000000001" table:style-name="ce11">
            <text:p>92.405</text:p>
          </table:table-cell>
          <table:table-cell office:value-type="float" office:value="82.278000000000006" table:style-name="ce11">
            <text:p>82.278</text:p>
          </table:table-cell>
          <table:table-cell office:value-type="float" office:value="65.822999999999993" table:style-name="ce11">
            <text:p>65.823</text:p>
          </table:table-cell>
          <table:table-cell office:value-type="float" office:value="77.215000000000003" table:style-name="ce11">
            <text:p>77.215</text:p>
          </table:table-cell>
          <table:table-cell office:value-type="float" office:value="36.709000000000003" table:style-name="ce11">
            <text:p>36.709</text:p>
          </table:table-cell>
          <table:table-cell office:value-type="float" office:value="53.164999999999999" table:style-name="ce11">
            <text:p>53.165</text:p>
          </table:table-cell>
          <table:table-cell office:value-type="float" office:value="27.847999999999999" table:style-name="ce11">
            <text:p>27.848</text:p>
          </table:table-cell>
          <table:table-cell office:value-type="float" office:value="79.747" table:style-name="ce11">
            <text:p>79.747</text:p>
          </table:table-cell>
          <table:table-cell office:value-type="float" office:value="65.822999999999993" table:style-name="ce11">
            <text:p>65.823</text:p>
          </table:table-cell>
          <table:table-cell office:value-type="float" office:value="75.948999999999998" table:style-name="ce11">
            <text:p>75.949</text:p>
          </table:table-cell>
          <table:table-cell office:value-type="float" office:value="68.353999999999999" table:style-name="ce11">
            <text:p>68.354</text:p>
          </table:table-cell>
          <table:table-cell office:value-type="float" office:value="77.215000000000003" table:style-name="ce11">
            <text:p>77.215</text:p>
          </table:table-cell>
          <table:table-cell office:value-type="float" office:value="69.62" table:style-name="ce11">
            <text:p>69.62</text:p>
          </table:table-cell>
          <table:table-cell office:value-type="float" office:value="43.037999999999997" table:style-name="ce11">
            <text:p>43.038</text:p>
          </table:table-cell>
          <table:table-cell office:value-type="float" office:value="51.899000000000001" table:style-name="ce11">
            <text:p>51.899</text:p>
          </table:table-cell>
          <table:table-cell office:value-type="float" office:value="82.278000000000006" table:style-name="ce11">
            <text:p>82.278</text:p>
          </table:table-cell>
          <table:table-cell office:value-type="float" office:value="50.633000000000003" table:style-name="ce11">
            <text:p>50.633</text:p>
          </table:table-cell>
          <table:table-cell office:value-type="float" office:value="65.822999999999993" table:style-name="ce11">
            <text:p>65.823</text:p>
          </table:table-cell>
          <table:table-cell office:value-type="float" office:value="82.278000000000006" table:style-name="ce11">
            <text:p>82.278</text:p>
          </table:table-cell>
          <table:table-cell office:value-type="float" office:value="78.480999999999995" table:style-name="ce11">
            <text:p>78.481</text:p>
          </table:table-cell>
          <table:table-cell office:value-type="float" office:value="73.418000000000006" table:style-name="ce11">
            <text:p>73.418</text:p>
          </table:table-cell>
          <table:table-cell office:value-type="float" office:value="78.204999999999998" table:style-name="ce11">
            <text:p>78.205</text:p>
          </table:table-cell>
          <table:table-cell office:value-type="float" office:value="70.885999999999996" table:style-name="ce11">
            <text:p>70.886</text:p>
          </table:table-cell>
          <table:table-cell office:value-type="float" office:value="69.62" table:style-name="ce11">
            <text:p>69.62</text:p>
          </table:table-cell>
          <table:table-cell office:value-type="float" office:value="56.41" table:style-name="ce11">
            <text:p>56.41</text:p>
          </table:table-cell>
          <table:table-cell office:value-type="float" office:value="91.138999999999996" table:style-name="ce11">
            <text:p>91.139</text:p>
          </table:table-cell>
          <table:table-cell office:value-type="float" office:value="77.215000000000003" table:style-name="ce11">
            <text:p>77.215</text:p>
          </table:table-cell>
          <table:table-cell office:value-type="float" office:value="82.278000000000006" table:style-name="ce11">
            <text:p>82.278</text:p>
          </table:table-cell>
          <table:table-cell office:value-type="float" office:value="83.543999999999997" table:style-name="ce11">
            <text:p>83.544</text:p>
          </table:table-cell>
          <table:table-cell office:value-type="float" office:value="82.278000000000006" table:style-name="ce11">
            <text:p>82.278</text:p>
          </table:table-cell>
          <table:table-cell office:value-type="float" office:value="63.290999999999997" table:style-name="ce11">
            <text:p>63.291</text:p>
          </table:table-cell>
          <table:table-cell office:value-type="float" office:value="41.771999999999998" table:style-name="ce11">
            <text:p>41.772</text:p>
          </table:table-cell>
          <table:table-cell office:value-type="float" office:value="73.418000000000006" table:style-name="ce11">
            <text:p>73.418</text:p>
          </table:table-cell>
          <table:table-cell office:value-type="float" office:value="44.304000000000002" table:style-name="ce11">
            <text:p>44.304</text:p>
          </table:table-cell>
          <table:table-cell office:value-type="float" office:value="65.822999999999993" table:style-name="ce11">
            <text:p>65.823</text:p>
          </table:table-cell>
          <table:table-cell office:value-type="float" office:value="70.885999999999996" table:style-name="ce11">
            <text:p>70.886</text:p>
          </table:table-cell>
          <table:table-cell office:value-type="float" office:value="88.608000000000004" table:style-name="ce11">
            <text:p>88.608</text:p>
          </table:table-cell>
          <table:table-cell office:value-type="float" office:value="72.152000000000001" table:style-name="ce11">
            <text:p>72.152</text:p>
          </table:table-cell>
          <table:table-cell office:value-type="float" office:value="63.636000000000003" table:style-name="ce11">
            <text:p>63.636</text:p>
          </table:table-cell>
          <table:table-cell office:value-type="float" office:value="8.8610000000000007" table:style-name="ce11">
            <text:p>8.861</text:p>
          </table:table-cell>
          <table:table-cell office:value-type="float" office:value="1.266" table:style-name="ce11">
            <text:p>1.266</text:p>
          </table:table-cell>
          <table:table-cell office:value-type="float" office:value="11.391999999999999" table:style-name="ce11">
            <text:p>11.392</text:p>
          </table:table-cell>
          <table:table-cell office:value-type="float" office:value="25.315999999999999" table:style-name="ce11">
            <text:p>25.316</text:p>
          </table:table-cell>
          <table:table-cell office:value-type="float" office:value="62.024999999999999" table:style-name="ce11">
            <text:p>62.025</text:p>
          </table:table-cell>
          <table:table-cell office:value-type="string" table:style-name="ce8">
            <text:p>[c]</text:p>
          </table:table-cell>
          <table:table-cell office:value-type="float" office:value="87.341999999999999" table:style-name="ce11">
            <text:p>87.342</text:p>
          </table:table-cell>
          <table:table-cell office:value-type="float" office:value="70.885999999999996" table:style-name="ce11">
            <text:p>70.886</text:p>
          </table:table-cell>
          <table:table-cell office:value-type="float" office:value="88.608000000000004" table:style-name="ce11">
            <text:p>88.608</text:p>
          </table:table-cell>
          <table:table-cell office:value-type="string" table:style-name="ce8">
            <text:p>[c]</text:p>
          </table:table-cell>
          <table:table-cell office:value-type="float" office:value="86.075999999999993" table:style-name="ce11">
            <text:p>86.076</text:p>
          </table:table-cell>
          <table:table-cell office:value-type="string" table:style-name="ce8">
            <text:p>[c]</text:p>
          </table:table-cell>
          <table:table-cell office:value-type="string" table:style-name="ce8">
            <text:p>[c]</text:p>
          </table:table-cell>
          <table:table-cell office:value-type="float" office:value="85.897000000000006" table:style-name="ce11">
            <text:p>85.897</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81.013000000000005" table:style-name="ce11">
            <text:p>81.013</text:p>
          </table:table-cell>
          <table:table-cell office:value-type="float" office:value="83.543999999999997" table:style-name="ce11">
            <text:p>83.544</text:p>
          </table:table-cell>
          <table:table-cell office:value-type="float" office:value="73.418000000000006" table:style-name="ce11">
            <text:p>73.418</text:p>
          </table:table-cell>
          <table:table-cell office:value-type="float" office:value="35.442999999999998" table:style-name="ce11">
            <text:p>35.443</text:p>
          </table:table-cell>
          <table:table-cell office:value-type="float" office:value="73.418000000000006" table:style-name="ce11">
            <text:p>73.418</text:p>
          </table:table-cell>
          <table:table-cell office:value-type="float" office:value="74.683999999999997" table:style-name="ce11">
            <text:p>74.684</text:p>
          </table:table-cell>
          <table:table-cell office:value-type="float" office:value="82.051000000000002" table:style-name="ce11">
            <text:p>82.051</text:p>
          </table:table-cell>
          <table:table-cell office:value-type="float" office:value="61.537999999999997" table:style-name="ce11">
            <text:p>61.538</text:p>
          </table:table-cell>
          <table:table-cell table:number-columns-repeated="16261"/>
        </table:table-row>
        <table:table-row table:style-name="ro5">
          <table:table-cell office:value-type="string" table:style-name="ce3">
            <text:p>WRA</text:p>
          </table:table-cell>
          <table:table-cell office:value-type="string" table:style-name="ce3">
            <text:p>Welsh Revenue Authority</text:p>
          </table:table-cell>
          <table:table-cell office:value-type="string" table:style-name="ce3">
            <text:p>Welsh Revenue Authority</text:p>
          </table:table-cell>
          <table:table-cell office:value-type="string" table:style-name="ce3">
            <text:p/>
          </table:table-cell>
          <table:table-cell office:value-type="float" office:value="93.975999999999999" table:style-name="ce11">
            <text:p>93.976</text:p>
          </table:table-cell>
          <table:table-cell office:value-type="float" office:value="75.789000000000001" table:style-name="ce11">
            <text:p>75.789</text:p>
          </table:table-cell>
          <table:table-cell office:value-type="float" office:value="18.100999999999999" table:style-name="ce11">
            <text:p>18.101</text:p>
          </table:table-cell>
          <table:table-cell office:value-type="float" office:value="78.421000000000006" table:style-name="ce11">
            <text:p>78.421</text:p>
          </table:table-cell>
          <table:table-cell office:value-type="float" office:value="84.358999999999995" table:style-name="ce11">
            <text:p>84.359</text:p>
          </table:table-cell>
          <table:table-cell office:value-type="float" office:value="89.102999999999994" table:style-name="ce11">
            <text:p>89.103</text:p>
          </table:table-cell>
          <table:table-cell office:value-type="float" office:value="83.617999999999995" table:style-name="ce11">
            <text:p>83.618</text:p>
          </table:table-cell>
          <table:table-cell office:value-type="float" office:value="94.444000000000003" table:style-name="ce11">
            <text:p>94.444</text:p>
          </table:table-cell>
          <table:table-cell office:value-type="float" office:value="63.140999999999998" table:style-name="ce11">
            <text:p>63.141</text:p>
          </table:table-cell>
          <table:table-cell office:value-type="float" office:value="88.141000000000005" table:style-name="ce11">
            <text:p>88.141</text:p>
          </table:table-cell>
          <table:table-cell office:value-type="float" office:value="87.563999999999993" table:style-name="ce11">
            <text:p>87.564</text:p>
          </table:table-cell>
          <table:table-cell office:value-type="float" office:value="74.786000000000001" table:style-name="ce11">
            <text:p>74.786</text:p>
          </table:table-cell>
          <table:table-cell office:value-type="float" office:value="80.075000000000003" table:style-name="ce11">
            <text:p>80.075</text:p>
          </table:table-cell>
          <table:table-cell office:value-type="float" office:value="87.179000000000002" table:style-name="ce11">
            <text:p>87.179</text:p>
          </table:table-cell>
          <table:table-cell office:value-type="float" office:value="85.897000000000006" table:style-name="ce11">
            <text:p>85.897</text:p>
          </table:table-cell>
          <table:table-cell office:value-type="float" office:value="82.051000000000002" table:style-name="ce11">
            <text:p>82.051</text:p>
          </table:table-cell>
          <table:table-cell office:value-type="float" office:value="80.769000000000005" table:style-name="ce11">
            <text:p>80.769</text:p>
          </table:table-cell>
          <table:table-cell office:value-type="float" office:value="85.897000000000006" table:style-name="ce11">
            <text:p>85.897</text:p>
          </table:table-cell>
          <table:table-cell office:value-type="float" office:value="87.179000000000002" table:style-name="ce11">
            <text:p>87.179</text:p>
          </table:table-cell>
          <table:table-cell office:value-type="float" office:value="91.025999999999996" table:style-name="ce11">
            <text:p>91.026</text:p>
          </table:table-cell>
          <table:table-cell office:value-type="float" office:value="79.486999999999995" table:style-name="ce11">
            <text:p>79.487</text:p>
          </table:table-cell>
          <table:table-cell office:value-type="float" office:value="91.025999999999996" table:style-name="ce11">
            <text:p>91.026</text:p>
          </table:table-cell>
          <table:table-cell office:value-type="float" office:value="91.025999999999996" table:style-name="ce11">
            <text:p>91.026</text:p>
          </table:table-cell>
          <table:table-cell office:value-type="float" office:value="80.769000000000005" table:style-name="ce11">
            <text:p>80.769</text:p>
          </table:table-cell>
          <table:table-cell office:value-type="float" office:value="83.332999999999998" table:style-name="ce11">
            <text:p>83.333</text:p>
          </table:table-cell>
          <table:table-cell office:value-type="float" office:value="92.308000000000007" table:style-name="ce11">
            <text:p>92.308</text:p>
          </table:table-cell>
          <table:table-cell office:value-type="float" office:value="78.204999999999998" table:style-name="ce11">
            <text:p>78.205</text:p>
          </table:table-cell>
          <table:table-cell office:value-type="float" office:value="73.076999999999998" table:style-name="ce11">
            <text:p>73.077</text:p>
          </table:table-cell>
          <table:table-cell office:value-type="float" office:value="83.332999999999998" table:style-name="ce11">
            <text:p>83.333</text:p>
          </table:table-cell>
          <table:table-cell office:value-type="float" office:value="92.308000000000007" table:style-name="ce11">
            <text:p>92.308</text:p>
          </table:table-cell>
          <table:table-cell office:value-type="float" office:value="96.103999999999999" table:style-name="ce11">
            <text:p>96.104</text:p>
          </table:table-cell>
          <table:table-cell office:value-type="float" office:value="94.872" table:style-name="ce11">
            <text:p>94.872</text:p>
          </table:table-cell>
          <table:table-cell office:value-type="float" office:value="78.204999999999998" table:style-name="ce11">
            <text:p>78.205</text:p>
          </table:table-cell>
          <table:table-cell office:value-type="float" office:value="58.973999999999997" table:style-name="ce11">
            <text:p>58.974</text:p>
          </table:table-cell>
          <table:table-cell office:value-type="float" office:value="53.845999999999997" table:style-name="ce11">
            <text:p>53.846</text:p>
          </table:table-cell>
          <table:table-cell office:value-type="float" office:value="61.537999999999997" table:style-name="ce11">
            <text:p>61.538</text:p>
          </table:table-cell>
          <table:table-cell office:value-type="float" office:value="89.744" table:style-name="ce11">
            <text:p>89.744</text:p>
          </table:table-cell>
          <table:table-cell office:value-type="float" office:value="88.462000000000003" table:style-name="ce11">
            <text:p>88.462</text:p>
          </table:table-cell>
          <table:table-cell office:value-type="float" office:value="84.614999999999995" table:style-name="ce11">
            <text:p>84.615</text:p>
          </table:table-cell>
          <table:table-cell office:value-type="float" office:value="89.61" table:style-name="ce11">
            <text:p>89.61</text:p>
          </table:table-cell>
          <table:table-cell office:value-type="float" office:value="88.311999999999998" table:style-name="ce11">
            <text:p>88.312</text:p>
          </table:table-cell>
          <table:table-cell office:value-type="float" office:value="85.713999999999999" table:style-name="ce11">
            <text:p>85.714</text:p>
          </table:table-cell>
          <table:table-cell office:value-type="float" office:value="93.59" table:style-name="ce11">
            <text:p>93.59</text:p>
          </table:table-cell>
          <table:table-cell office:value-type="float" office:value="88.158000000000001" table:style-name="ce11">
            <text:p>88.158</text:p>
          </table:table-cell>
          <table:table-cell office:value-type="float" office:value="80.769000000000005" table:style-name="ce11">
            <text:p>80.769</text:p>
          </table:table-cell>
          <table:table-cell office:value-type="float" office:value="89.61" table:style-name="ce11">
            <text:p>89.61</text:p>
          </table:table-cell>
          <table:table-cell office:value-type="float" office:value="71.795000000000002" table:style-name="ce11">
            <text:p>71.795</text:p>
          </table:table-cell>
          <table:table-cell office:value-type="float" office:value="80.769000000000005" table:style-name="ce11">
            <text:p>80.769</text:p>
          </table:table-cell>
          <table:table-cell office:value-type="float" office:value="71.795000000000002" table:style-name="ce11">
            <text:p>71.795</text:p>
          </table:table-cell>
          <table:table-cell office:value-type="float" office:value="85.897000000000006" table:style-name="ce11">
            <text:p>85.897</text:p>
          </table:table-cell>
          <table:table-cell office:value-type="float" office:value="67.948999999999998" table:style-name="ce11">
            <text:p>67.949</text:p>
          </table:table-cell>
          <table:table-cell office:value-type="float" office:value="83.332999999999998" table:style-name="ce11">
            <text:p>83.333</text:p>
          </table:table-cell>
          <table:table-cell office:value-type="float" office:value="83.117000000000004" table:style-name="ce11">
            <text:p>83.117</text:p>
          </table:table-cell>
          <table:table-cell office:value-type="float" office:value="76.923000000000002" table:style-name="ce11">
            <text:p>76.923</text:p>
          </table:table-cell>
          <table:table-cell office:value-type="float" office:value="84.614999999999995" table:style-name="ce11">
            <text:p>84.615</text:p>
          </table:table-cell>
          <table:table-cell office:value-type="float" office:value="72.727000000000004" table:style-name="ce11">
            <text:p>72.727</text:p>
          </table:table-cell>
          <table:table-cell office:value-type="float" office:value="75.641000000000005" table:style-name="ce11">
            <text:p>75.641</text:p>
          </table:table-cell>
          <table:table-cell office:value-type="float" office:value="85.897000000000006" table:style-name="ce11">
            <text:p>85.897</text:p>
          </table:table-cell>
          <table:table-cell office:value-type="float" office:value="78.204999999999998" table:style-name="ce11">
            <text:p>78.205</text:p>
          </table:table-cell>
          <table:table-cell office:value-type="float" office:value="80.769000000000005" table:style-name="ce11">
            <text:p>80.769</text:p>
          </table:table-cell>
          <table:table-cell office:value-type="float" office:value="75.641000000000005" table:style-name="ce11">
            <text:p>75.641</text:p>
          </table:table-cell>
          <table:table-cell office:value-type="float" office:value="87.179000000000002" table:style-name="ce11">
            <text:p>87.179</text:p>
          </table:table-cell>
          <table:table-cell office:value-type="float" office:value="68.831000000000003" table:style-name="ce11">
            <text:p>68.831</text:p>
          </table:table-cell>
          <table:table-cell office:value-type="float" office:value="76.623000000000005" table:style-name="ce11">
            <text:p>76.623</text:p>
          </table:table-cell>
          <table:table-cell office:value-type="float" office:value="80.769000000000005" table:style-name="ce11">
            <text:p>80.769</text:p>
          </table:table-cell>
          <table:table-cell office:value-type="float" office:value="78.204999999999998" table:style-name="ce11">
            <text:p>78.205</text:p>
          </table:table-cell>
          <table:table-cell office:value-type="float" office:value="60.256" table:style-name="ce11">
            <text:p>60.256</text:p>
          </table:table-cell>
          <table:table-cell office:value-type="float" office:value="93.59" table:style-name="ce11">
            <text:p>93.59</text:p>
          </table:table-cell>
          <table:table-cell office:value-type="float" office:value="84.415999999999997" table:style-name="ce11">
            <text:p>84.416</text:p>
          </table:table-cell>
          <table:table-cell office:value-type="float" office:value="93.59" table:style-name="ce11">
            <text:p>93.59</text:p>
          </table:table-cell>
          <table:table-cell office:value-type="float" office:value="79.486999999999995" table:style-name="ce11">
            <text:p>79.487</text:p>
          </table:table-cell>
          <table:table-cell office:value-type="float" office:value="85.897000000000006" table:style-name="ce11">
            <text:p>85.897</text:p>
          </table:table-cell>
          <table:table-cell office:value-type="float" office:value="66.667000000000002" table:style-name="ce11">
            <text:p>66.667</text:p>
          </table:table-cell>
          <table:table-cell office:value-type="float" office:value="53.947000000000003" table:style-name="ce11">
            <text:p>53.947</text:p>
          </table:table-cell>
          <table:table-cell office:value-type="float" office:value="93.59" table:style-name="ce11">
            <text:p>93.59</text:p>
          </table:table-cell>
          <table:table-cell office:value-type="float" office:value="48.718000000000004" table:style-name="ce11">
            <text:p>48.718</text:p>
          </table:table-cell>
          <table:table-cell office:value-type="float" office:value="92.308000000000007" table:style-name="ce11">
            <text:p>92.308</text:p>
          </table:table-cell>
          <table:table-cell office:value-type="float" office:value="94.872" table:style-name="ce11">
            <text:p>94.872</text:p>
          </table:table-cell>
          <table:table-cell office:value-type="float" office:value="98.700999999999993" table:style-name="ce11">
            <text:p>98.701</text:p>
          </table:table-cell>
          <table:table-cell office:value-type="float" office:value="62.820999999999998" table:style-name="ce11">
            <text:p>62.821</text:p>
          </table:table-cell>
          <table:table-cell office:value-type="float" office:value="69.230999999999995" table:style-name="ce11">
            <text:p>69.231</text:p>
          </table:table-cell>
          <table:table-cell office:value-type="float" office:value="21.795000000000002" table:style-name="ce11">
            <text:p>21.795</text:p>
          </table:table-cell>
          <table:table-cell office:value-type="float" office:value="7.6920000000000002" table:style-name="ce11">
            <text:p>7.692</text:p>
          </table:table-cell>
          <table:table-cell office:value-type="float" office:value="12.821" table:style-name="ce11">
            <text:p>12.821</text:p>
          </table:table-cell>
          <table:table-cell office:value-type="float" office:value="37.179000000000002" table:style-name="ce11">
            <text:p>37.179</text:p>
          </table:table-cell>
          <table:table-cell office:value-type="float" office:value="42.308" table:style-name="ce11">
            <text:p>42.308</text:p>
          </table:table-cell>
          <table:table-cell office:value-type="string" table:style-name="ce8">
            <text:p>[c]</text:p>
          </table:table-cell>
          <table:table-cell office:value-type="float" office:value="89.744" table:style-name="ce11">
            <text:p>89.744</text:p>
          </table:table-cell>
          <table:table-cell office:value-type="float" office:value="80.769000000000005" table:style-name="ce11">
            <text:p>80.769</text:p>
          </table:table-cell>
          <table:table-cell office:value-type="float" office:value="84.415999999999997" table:style-name="ce11">
            <text:p>84.416</text:p>
          </table:table-cell>
          <table:table-cell office:value-type="string" table:style-name="ce8">
            <text:p>[c]</text:p>
          </table:table-cell>
          <table:table-cell office:value-type="float" office:value="90.909000000000006" table:style-name="ce11">
            <text:p>90.909</text:p>
          </table:table-cell>
          <table:table-cell office:value-type="string" table:style-name="ce8">
            <text:p>[c]</text:p>
          </table:table-cell>
          <table:table-cell office:value-type="string" table:style-name="ce8">
            <text:p>[c]</text:p>
          </table:table-cell>
          <table:table-cell office:value-type="float" office:value="91.025999999999996" table:style-name="ce11">
            <text:p>91.026</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string" table:style-name="ce8">
            <text:p>[c]</text:p>
          </table:table-cell>
          <table:table-cell office:value-type="float" office:value="80.519000000000005" table:style-name="ce11">
            <text:p>80.519</text:p>
          </table:table-cell>
          <table:table-cell office:value-type="float" office:value="82.894999999999996" table:style-name="ce11">
            <text:p>82.895</text:p>
          </table:table-cell>
          <table:table-cell office:value-type="float" office:value="76.316000000000003" table:style-name="ce11">
            <text:p>76.316</text:p>
          </table:table-cell>
          <table:table-cell office:value-type="float" office:value="25" table:style-name="ce11">
            <text:p>25</text:p>
          </table:table-cell>
          <table:table-cell office:value-type="float" office:value="81.817999999999998" table:style-name="ce11">
            <text:p>81.818</text:p>
          </table:table-cell>
          <table:table-cell office:value-type="float" office:value="77.921999999999997" table:style-name="ce11">
            <text:p>77.922</text:p>
          </table:table-cell>
          <table:table-cell office:value-type="float" office:value="89.744" table:style-name="ce11">
            <text:p>89.744</text:p>
          </table:table-cell>
          <table:table-cell office:value-type="float" office:value="67.531999999999996" table:style-name="ce11">
            <text:p>67.532</text:p>
          </table:table-cell>
          <table:table-cell table:number-columns-repeated="16261"/>
        </table:table-row>
        <table:table-row table:style-name="ro7">
          <table:table-cell office:value-type="string" table:style-name="ce3">
            <text:p>MOJ_GROUP</text:p>
          </table:table-cell>
          <table:table-cell office:value-type="string" table:style-name="ce3">
            <text:p>Ministry of Justice group (including agencies)</text:p>
          </table:table-cell>
          <table:table-cell office:value-type="string" table:style-name="ce3">
            <text:p>Justice</text:p>
          </table:table-cell>
          <table:table-cell office:value-type="string" table:style-name="ce3">
            <text:p>[note 8]</text:p>
          </table:table-cell>
          <table:table-cell office:value-type="float" office:value="48.494" table:style-name="ce11">
            <text:p>48.494</text:p>
          </table:table-cell>
          <table:table-cell office:value-type="float" office:value="60.58" table:style-name="ce11">
            <text:p>60.58</text:p>
          </table:table-cell>
          <table:table-cell office:value-type="float" office:value="30.277999999999999" table:style-name="ce11">
            <text:p>30.278</text:p>
          </table:table-cell>
          <table:table-cell office:value-type="float" office:value="73.218999999999994" table:style-name="ce11">
            <text:p>73.219</text:p>
          </table:table-cell>
          <table:table-cell office:value-type="float" office:value="74.3" table:style-name="ce11">
            <text:p>74.3</text:p>
          </table:table-cell>
          <table:table-cell office:value-type="float" office:value="81.965999999999994" table:style-name="ce11">
            <text:p>81.966</text:p>
          </table:table-cell>
          <table:table-cell office:value-type="float" office:value="72.575999999999993" table:style-name="ce11">
            <text:p>72.576</text:p>
          </table:table-cell>
          <table:table-cell office:value-type="float" office:value="77.822000000000003" table:style-name="ce11">
            <text:p>77.822</text:p>
          </table:table-cell>
          <table:table-cell office:value-type="float" office:value="54.771999999999998" table:style-name="ce11">
            <text:p>54.772</text:p>
          </table:table-cell>
          <table:table-cell office:value-type="float" office:value="75.099999999999994" table:style-name="ce11">
            <text:p>75.1</text:p>
          </table:table-cell>
          <table:table-cell office:value-type="float" office:value="70.149000000000001" table:style-name="ce11">
            <text:p>70.149</text:p>
          </table:table-cell>
          <table:table-cell office:value-type="float" office:value="27.853999999999999" table:style-name="ce11">
            <text:p>27.854</text:p>
          </table:table-cell>
          <table:table-cell office:value-type="float" office:value="46.466999999999999" table:style-name="ce11">
            <text:p>46.467</text:p>
          </table:table-cell>
          <table:table-cell office:value-type="float" office:value="89.545000000000002" table:style-name="ce11">
            <text:p>89.545</text:p>
          </table:table-cell>
          <table:table-cell office:value-type="float" office:value="82.600999999999999" table:style-name="ce11">
            <text:p>82.601</text:p>
          </table:table-cell>
          <table:table-cell office:value-type="float" office:value="76.885999999999996" table:style-name="ce11">
            <text:p>76.886</text:p>
          </table:table-cell>
          <table:table-cell office:value-type="float" office:value="54.128" table:style-name="ce11">
            <text:p>54.128</text:p>
          </table:table-cell>
          <table:table-cell office:value-type="float" office:value="68.328000000000003" table:style-name="ce11">
            <text:p>68.328</text:p>
          </table:table-cell>
          <table:table-cell office:value-type="float" office:value="80.936000000000007" table:style-name="ce11">
            <text:p>80.936</text:p>
          </table:table-cell>
          <table:table-cell office:value-type="float" office:value="83.010999999999996" table:style-name="ce11">
            <text:p>83.011</text:p>
          </table:table-cell>
          <table:table-cell office:value-type="float" office:value="72.334000000000003" table:style-name="ce11">
            <text:p>72.334</text:p>
          </table:table-cell>
          <table:table-cell office:value-type="float" office:value="81.049000000000007" table:style-name="ce11">
            <text:p>81.049</text:p>
          </table:table-cell>
          <table:table-cell office:value-type="float" office:value="78.36" table:style-name="ce11">
            <text:p>78.36</text:p>
          </table:table-cell>
          <table:table-cell office:value-type="float" office:value="67.257000000000005" table:style-name="ce11">
            <text:p>67.257</text:p>
          </table:table-cell>
          <table:table-cell office:value-type="float" office:value="75.224000000000004" table:style-name="ce11">
            <text:p>75.224</text:p>
          </table:table-cell>
          <table:table-cell office:value-type="float" office:value="78.197999999999993" table:style-name="ce11">
            <text:p>78.198</text:p>
          </table:table-cell>
          <table:table-cell office:value-type="float" office:value="68.129000000000005" table:style-name="ce11">
            <text:p>68.129</text:p>
          </table:table-cell>
          <table:table-cell office:value-type="float" office:value="65.602999999999994" table:style-name="ce11">
            <text:p>65.603</text:p>
          </table:table-cell>
          <table:table-cell office:value-type="float" office:value="67.091999999999999" table:style-name="ce11">
            <text:p>67.092</text:p>
          </table:table-cell>
          <table:table-cell office:value-type="float" office:value="83.409000000000006" table:style-name="ce11">
            <text:p>83.409</text:p>
          </table:table-cell>
          <table:table-cell office:value-type="float" office:value="79.378" table:style-name="ce11">
            <text:p>79.378</text:p>
          </table:table-cell>
          <table:table-cell office:value-type="float" office:value="70.691000000000003" table:style-name="ce11">
            <text:p>70.691</text:p>
          </table:table-cell>
          <table:table-cell office:value-type="float" office:value="64.602000000000004" table:style-name="ce11">
            <text:p>64.602</text:p>
          </table:table-cell>
          <table:table-cell office:value-type="float" office:value="50.88" table:style-name="ce11">
            <text:p>50.88</text:p>
          </table:table-cell>
          <table:table-cell office:value-type="float" office:value="55.406999999999996" table:style-name="ce11">
            <text:p>55.407</text:p>
          </table:table-cell>
          <table:table-cell office:value-type="float" office:value="48.207000000000001" table:style-name="ce11">
            <text:p>48.207</text:p>
          </table:table-cell>
          <table:table-cell office:value-type="float" office:value="78.039000000000001" table:style-name="ce11">
            <text:p>78.039</text:p>
          </table:table-cell>
          <table:table-cell office:value-type="float" office:value="84.120999999999995" table:style-name="ce11">
            <text:p>84.121</text:p>
          </table:table-cell>
          <table:table-cell office:value-type="float" office:value="64.373000000000005" table:style-name="ce11">
            <text:p>64.373</text:p>
          </table:table-cell>
          <table:table-cell office:value-type="float" office:value="73.899000000000001" table:style-name="ce11">
            <text:p>73.899</text:p>
          </table:table-cell>
          <table:table-cell office:value-type="float" office:value="65.983000000000004" table:style-name="ce11">
            <text:p>65.983</text:p>
          </table:table-cell>
          <table:table-cell office:value-type="float" office:value="77.632999999999996" table:style-name="ce11">
            <text:p>77.633</text:p>
          </table:table-cell>
          <table:table-cell office:value-type="float" office:value="87.712999999999994" table:style-name="ce11">
            <text:p>87.713</text:p>
          </table:table-cell>
          <table:table-cell office:value-type="float" office:value="69.254000000000005" table:style-name="ce11">
            <text:p>69.254</text:p>
          </table:table-cell>
          <table:table-cell office:value-type="float" office:value="55.389000000000003" table:style-name="ce11">
            <text:p>55.389</text:p>
          </table:table-cell>
          <table:table-cell office:value-type="float" office:value="64.971000000000004" table:style-name="ce11">
            <text:p>64.971</text:p>
          </table:table-cell>
          <table:table-cell office:value-type="float" office:value="27.5" table:style-name="ce11">
            <text:p>27.5</text:p>
          </table:table-cell>
          <table:table-cell office:value-type="float" office:value="33.295999999999999" table:style-name="ce11">
            <text:p>33.296</text:p>
          </table:table-cell>
          <table:table-cell office:value-type="float" office:value="22.788" table:style-name="ce11">
            <text:p>22.788</text:p>
          </table:table-cell>
          <table:table-cell office:value-type="float" office:value="58.509" table:style-name="ce11">
            <text:p>58.509</text:p>
          </table:table-cell>
          <table:table-cell office:value-type="float" office:value="51.962000000000003" table:style-name="ce11">
            <text:p>51.962</text:p>
          </table:table-cell>
          <table:table-cell office:value-type="float" office:value="63.615000000000002" table:style-name="ce11">
            <text:p>63.615</text:p>
          </table:table-cell>
          <table:table-cell office:value-type="float" office:value="60.503999999999998" table:style-name="ce11">
            <text:p>60.504</text:p>
          </table:table-cell>
          <table:table-cell office:value-type="float" office:value="51.055" table:style-name="ce11">
            <text:p>51.055</text:p>
          </table:table-cell>
          <table:table-cell office:value-type="float" office:value="51.476999999999997" table:style-name="ce11">
            <text:p>51.477</text:p>
          </table:table-cell>
          <table:table-cell office:value-type="float" office:value="32.942" table:style-name="ce11">
            <text:p>32.942</text:p>
          </table:table-cell>
          <table:table-cell office:value-type="float" office:value="28.474" table:style-name="ce11">
            <text:p>28.474</text:p>
          </table:table-cell>
          <table:table-cell office:value-type="float" office:value="54.790999999999997" table:style-name="ce11">
            <text:p>54.791</text:p>
          </table:table-cell>
          <table:table-cell office:value-type="float" office:value="32.713000000000001" table:style-name="ce11">
            <text:p>32.713</text:p>
          </table:table-cell>
          <table:table-cell office:value-type="float" office:value="42.570999999999998" table:style-name="ce11">
            <text:p>42.571</text:p>
          </table:table-cell>
          <table:table-cell office:value-type="float" office:value="62.622999999999998" table:style-name="ce11">
            <text:p>62.623</text:p>
          </table:table-cell>
          <table:table-cell office:value-type="float" office:value="48.433999999999997" table:style-name="ce11">
            <text:p>48.434</text:p>
          </table:table-cell>
          <table:table-cell office:value-type="float" office:value="51.241" table:style-name="ce11">
            <text:p>51.241</text:p>
          </table:table-cell>
          <table:table-cell office:value-type="float" office:value="50.378" table:style-name="ce11">
            <text:p>50.378</text:p>
          </table:table-cell>
          <table:table-cell office:value-type="float" office:value="47.540999999999997" table:style-name="ce11">
            <text:p>47.541</text:p>
          </table:table-cell>
          <table:table-cell office:value-type="float" office:value="41.701000000000001" table:style-name="ce11">
            <text:p>41.701</text:p>
          </table:table-cell>
          <table:table-cell office:value-type="float" office:value="31.783999999999999" table:style-name="ce11">
            <text:p>31.784</text:p>
          </table:table-cell>
          <table:table-cell office:value-type="float" office:value="88.474999999999994" table:style-name="ce11">
            <text:p>88.475</text:p>
          </table:table-cell>
          <table:table-cell office:value-type="float" office:value="65.575999999999993" table:style-name="ce11">
            <text:p>65.576</text:p>
          </table:table-cell>
          <table:table-cell office:value-type="float" office:value="67.832999999999998" table:style-name="ce11">
            <text:p>67.833</text:p>
          </table:table-cell>
          <table:table-cell office:value-type="float" office:value="69.858000000000004" table:style-name="ce11">
            <text:p>69.858</text:p>
          </table:table-cell>
          <table:table-cell office:value-type="float" office:value="74.724999999999994" table:style-name="ce11">
            <text:p>74.725</text:p>
          </table:table-cell>
          <table:table-cell office:value-type="float" office:value="52.731999999999999" table:style-name="ce11">
            <text:p>52.732</text:p>
          </table:table-cell>
          <table:table-cell office:value-type="float" office:value="41.436" table:style-name="ce11">
            <text:p>41.436</text:p>
          </table:table-cell>
          <table:table-cell office:value-type="float" office:value="66.771000000000001" table:style-name="ce11">
            <text:p>66.771</text:p>
          </table:table-cell>
          <table:table-cell office:value-type="float" office:value="34.993000000000002" table:style-name="ce11">
            <text:p>34.993</text:p>
          </table:table-cell>
          <table:table-cell office:value-type="float" office:value="82.668000000000006" table:style-name="ce11">
            <text:p>82.668</text:p>
          </table:table-cell>
          <table:table-cell office:value-type="float" office:value="54.104999999999997" table:style-name="ce11">
            <text:p>54.105</text:p>
          </table:table-cell>
          <table:table-cell office:value-type="float" office:value="84.453000000000003" table:style-name="ce11">
            <text:p>84.453</text:p>
          </table:table-cell>
          <table:table-cell office:value-type="float" office:value="68.611999999999995" table:style-name="ce11">
            <text:p>68.612</text:p>
          </table:table-cell>
          <table:table-cell office:value-type="float" office:value="55.107999999999997" table:style-name="ce11">
            <text:p>55.108</text:p>
          </table:table-cell>
          <table:table-cell office:value-type="float" office:value="20.445" table:style-name="ce11">
            <text:p>20.445</text:p>
          </table:table-cell>
          <table:table-cell office:value-type="float" office:value="7.9939999999999998" table:style-name="ce11">
            <text:p>7.994</text:p>
          </table:table-cell>
          <table:table-cell office:value-type="float" office:value="13.664999999999999" table:style-name="ce11">
            <text:p>13.665</text:p>
          </table:table-cell>
          <table:table-cell office:value-type="float" office:value="29.132999999999999" table:style-name="ce11">
            <text:p>29.133</text:p>
          </table:table-cell>
          <table:table-cell office:value-type="float" office:value="49.207999999999998" table:style-name="ce11">
            <text:p>49.208</text:p>
          </table:table-cell>
          <table:table-cell office:value-type="float" office:value="10.202999999999999" table:style-name="ce11">
            <text:p>10.203</text:p>
          </table:table-cell>
          <table:table-cell office:value-type="float" office:value="82.768000000000001" table:style-name="ce11">
            <text:p>82.768</text:p>
          </table:table-cell>
          <table:table-cell office:value-type="float" office:value="66.144000000000005" table:style-name="ce11">
            <text:p>66.144</text:p>
          </table:table-cell>
          <table:table-cell office:value-type="float" office:value="66.450999999999993" table:style-name="ce11">
            <text:p>66.451</text:p>
          </table:table-cell>
          <table:table-cell office:value-type="float" office:value="10.372999999999999" table:style-name="ce11">
            <text:p>10.373</text:p>
          </table:table-cell>
          <table:table-cell office:value-type="float" office:value="81.176000000000002" table:style-name="ce11">
            <text:p>81.176</text:p>
          </table:table-cell>
          <table:table-cell office:value-type="float" office:value="8.4510000000000005" table:style-name="ce11">
            <text:p>8.451</text:p>
          </table:table-cell>
          <table:table-cell office:value-type="float" office:value="10.305999999999999" table:style-name="ce11">
            <text:p>10.306</text:p>
          </table:table-cell>
          <table:table-cell office:value-type="float" office:value="82.712999999999994" table:style-name="ce11">
            <text:p>82.713</text:p>
          </table:table-cell>
          <table:table-cell office:value-type="float" office:value="6.9809999999999999" table:style-name="ce11">
            <text:p>6.981</text:p>
          </table:table-cell>
          <table:table-cell office:value-type="float" office:value="44.015999999999998" table:style-name="ce11">
            <text:p>44.016</text:p>
          </table:table-cell>
          <table:table-cell office:value-type="float" office:value="42.534999999999997" table:style-name="ce11">
            <text:p>42.535</text:p>
          </table:table-cell>
          <table:table-cell office:value-type="float" office:value="13.449" table:style-name="ce11">
            <text:p>13.449</text:p>
          </table:table-cell>
          <table:table-cell office:value-type="float" office:value="28.198" table:style-name="ce11">
            <text:p>28.198</text:p>
          </table:table-cell>
          <table:table-cell office:value-type="float" office:value="58.322000000000003" table:style-name="ce11">
            <text:p>58.322</text:p>
          </table:table-cell>
          <table:table-cell office:value-type="float" office:value="13.48" table:style-name="ce11">
            <text:p>13.48</text:p>
          </table:table-cell>
          <table:table-cell office:value-type="float" office:value="39.252000000000002" table:style-name="ce11">
            <text:p>39.252</text:p>
          </table:table-cell>
          <table:table-cell office:value-type="float" office:value="33.283999999999999" table:style-name="ce11">
            <text:p>33.284</text:p>
          </table:table-cell>
          <table:table-cell office:value-type="float" office:value="27.463999999999999" table:style-name="ce11">
            <text:p>27.464</text:p>
          </table:table-cell>
          <table:table-cell office:value-type="float" office:value="60.423000000000002" table:style-name="ce11">
            <text:p>60.423</text:p>
          </table:table-cell>
          <table:table-cell office:value-type="float" office:value="21.664000000000001" table:style-name="ce11">
            <text:p>21.664</text:p>
          </table:table-cell>
          <table:table-cell office:value-type="float" office:value="17.913" table:style-name="ce11">
            <text:p>17.913</text:p>
          </table:table-cell>
          <table:table-cell office:value-type="float" office:value="35.073999999999998" table:style-name="ce11">
            <text:p>35.074</text:p>
          </table:table-cell>
          <table:table-cell office:value-type="float" office:value="50.924999999999997" table:style-name="ce11">
            <text:p>50.925</text:p>
          </table:table-cell>
          <table:table-cell office:value-type="float" office:value="14.000999999999999" table:style-name="ce11">
            <text:p>14.001</text:p>
          </table:table-cell>
          <table:table-cell office:value-type="float" office:value="63.850999999999999" table:style-name="ce11">
            <text:p>63.851</text:p>
          </table:table-cell>
          <table:table-cell office:value-type="float" office:value="69.432000000000002" table:style-name="ce11">
            <text:p>69.432</text:p>
          </table:table-cell>
          <table:table-cell office:value-type="float" office:value="59.790999999999997" table:style-name="ce11">
            <text:p>59.791</text:p>
          </table:table-cell>
          <table:table-cell office:value-type="float" office:value="36.698" table:style-name="ce11">
            <text:p>36.698</text:p>
          </table:table-cell>
          <table:table-cell office:value-type="float" office:value="68.091999999999999" table:style-name="ce11">
            <text:p>68.092</text:p>
          </table:table-cell>
          <table:table-cell office:value-type="float" office:value="68.754999999999995" table:style-name="ce11">
            <text:p>68.755</text:p>
          </table:table-cell>
          <table:table-cell office:value-type="float" office:value="50.058999999999997" table:style-name="ce11">
            <text:p>50.059</text:p>
          </table:table-cell>
          <table:table-cell office:value-type="float" office:value="47.642000000000003" table:style-name="ce11">
            <text:p>47.642</text:p>
          </table:table-cell>
          <table:table-cell table:number-columns-repeated="16261"/>
        </table:table-row>
        <table:table-row table:style-name="ro7">
          <table:table-cell office:value-type="string" table:style-name="ce3">
            <text:p>UKSA_GROUP</text:p>
          </table:table-cell>
          <table:table-cell office:value-type="string" table:style-name="ce3">
            <text:p>UK Statistics Authority group (including ONS)</text:p>
          </table:table-cell>
          <table:table-cell office:value-type="string" table:style-name="ce3">
            <text:p>UK Statistics Authority</text:p>
          </table:table-cell>
          <table:table-cell office:value-type="string" table:style-name="ce3">
            <text:p>[note 8]</text:p>
          </table:table-cell>
          <table:table-cell office:value-type="float" office:value="71.534000000000006" table:style-name="ce11">
            <text:p>71.534</text:p>
          </table:table-cell>
          <table:table-cell office:value-type="float" office:value="63.862000000000002" table:style-name="ce11">
            <text:p>63.862</text:p>
          </table:table-cell>
          <table:table-cell office:value-type="float" office:value="26.463999999999999" table:style-name="ce11">
            <text:p>26.464</text:p>
          </table:table-cell>
          <table:table-cell office:value-type="float" office:value="72.308999999999997" table:style-name="ce11">
            <text:p>72.309</text:p>
          </table:table-cell>
          <table:table-cell office:value-type="float" office:value="73.703000000000003" table:style-name="ce11">
            <text:p>73.703</text:p>
          </table:table-cell>
          <table:table-cell office:value-type="float" office:value="78.698999999999998" table:style-name="ce11">
            <text:p>78.699</text:p>
          </table:table-cell>
          <table:table-cell office:value-type="float" office:value="77.585999999999999" table:style-name="ce11">
            <text:p>77.586</text:p>
          </table:table-cell>
          <table:table-cell office:value-type="float" office:value="84.866" table:style-name="ce11">
            <text:p>84.866</text:p>
          </table:table-cell>
          <table:table-cell office:value-type="float" office:value="54.250999999999998" table:style-name="ce11">
            <text:p>54.251</text:p>
          </table:table-cell>
          <table:table-cell office:value-type="float" office:value="83.575000000000003" table:style-name="ce11">
            <text:p>83.575</text:p>
          </table:table-cell>
          <table:table-cell office:value-type="float" office:value="75.488" table:style-name="ce11">
            <text:p>75.488</text:p>
          </table:table-cell>
          <table:table-cell office:value-type="float" office:value="30.353999999999999" table:style-name="ce11">
            <text:p>30.354</text:p>
          </table:table-cell>
          <table:table-cell office:value-type="float" office:value="48.488999999999997" table:style-name="ce11">
            <text:p>48.489</text:p>
          </table:table-cell>
          <table:table-cell office:value-type="float" office:value="85.153000000000006" table:style-name="ce11">
            <text:p>85.153</text:p>
          </table:table-cell>
          <table:table-cell office:value-type="float" office:value="75.953999999999994" table:style-name="ce11">
            <text:p>75.954</text:p>
          </table:table-cell>
          <table:table-cell office:value-type="float" office:value="72.429000000000002" table:style-name="ce11">
            <text:p>72.429</text:p>
          </table:table-cell>
          <table:table-cell office:value-type="float" office:value="53.417000000000002" table:style-name="ce11">
            <text:p>53.417</text:p>
          </table:table-cell>
          <table:table-cell office:value-type="float" office:value="81.525000000000006" table:style-name="ce11">
            <text:p>81.525</text:p>
          </table:table-cell>
          <table:table-cell office:value-type="float" office:value="76.688999999999993" table:style-name="ce11">
            <text:p>76.689</text:p>
          </table:table-cell>
          <table:table-cell office:value-type="float" office:value="80.706000000000003" table:style-name="ce11">
            <text:p>80.706</text:p>
          </table:table-cell>
          <table:table-cell office:value-type="float" office:value="75.647999999999996" table:style-name="ce11">
            <text:p>75.648</text:p>
          </table:table-cell>
          <table:table-cell office:value-type="float" office:value="90.956000000000003" table:style-name="ce11">
            <text:p>90.956</text:p>
          </table:table-cell>
          <table:table-cell office:value-type="float" office:value="87.564999999999998" table:style-name="ce11">
            <text:p>87.565</text:p>
          </table:table-cell>
          <table:table-cell office:value-type="float" office:value="68.394999999999996" table:style-name="ce11">
            <text:p>68.395</text:p>
          </table:table-cell>
          <table:table-cell office:value-type="float" office:value="81.992000000000004" table:style-name="ce11">
            <text:p>81.992</text:p>
          </table:table-cell>
          <table:table-cell office:value-type="float" office:value="84.067999999999998" table:style-name="ce11">
            <text:p>84.068</text:p>
          </table:table-cell>
          <table:table-cell office:value-type="float" office:value="71.094999999999999" table:style-name="ce11">
            <text:p>71.095</text:p>
          </table:table-cell>
          <table:table-cell office:value-type="float" office:value="65.849000000000004" table:style-name="ce11">
            <text:p>65.849</text:p>
          </table:table-cell>
          <table:table-cell office:value-type="float" office:value="72.692999999999998" table:style-name="ce11">
            <text:p>72.693</text:p>
          </table:table-cell>
          <table:table-cell office:value-type="float" office:value="87.42" table:style-name="ce11">
            <text:p>87.42</text:p>
          </table:table-cell>
          <table:table-cell office:value-type="float" office:value="86.100999999999999" table:style-name="ce11">
            <text:p>86.101</text:p>
          </table:table-cell>
          <table:table-cell office:value-type="float" office:value="81.120999999999995" table:style-name="ce11">
            <text:p>81.121</text:p>
          </table:table-cell>
          <table:table-cell office:value-type="float" office:value="69.798000000000002" table:style-name="ce11">
            <text:p>69.798</text:p>
          </table:table-cell>
          <table:table-cell office:value-type="float" office:value="52.52" table:style-name="ce11">
            <text:p>52.52</text:p>
          </table:table-cell>
          <table:table-cell office:value-type="float" office:value="44.548999999999999" table:style-name="ce11">
            <text:p>44.549</text:p>
          </table:table-cell>
          <table:table-cell office:value-type="float" office:value="50.106000000000002" table:style-name="ce11">
            <text:p>50.106</text:p>
          </table:table-cell>
          <table:table-cell office:value-type="float" office:value="87.12" table:style-name="ce11">
            <text:p>87.12</text:p>
          </table:table-cell>
          <table:table-cell office:value-type="float" office:value="90.593999999999994" table:style-name="ce11">
            <text:p>90.594</text:p>
          </table:table-cell>
          <table:table-cell office:value-type="float" office:value="70.680999999999997" table:style-name="ce11">
            <text:p>70.681</text:p>
          </table:table-cell>
          <table:table-cell office:value-type="float" office:value="85.879000000000005" table:style-name="ce11">
            <text:p>85.879</text:p>
          </table:table-cell>
          <table:table-cell office:value-type="float" office:value="69.099999999999994" table:style-name="ce11">
            <text:p>69.1</text:p>
          </table:table-cell>
          <table:table-cell office:value-type="float" office:value="72.596999999999994" table:style-name="ce11">
            <text:p>72.597</text:p>
          </table:table-cell>
          <table:table-cell office:value-type="float" office:value="87.316999999999993" table:style-name="ce11">
            <text:p>87.317</text:p>
          </table:table-cell>
          <table:table-cell office:value-type="float" office:value="74.328000000000003" table:style-name="ce11">
            <text:p>74.328</text:p>
          </table:table-cell>
          <table:table-cell office:value-type="float" office:value="68.983999999999995" table:style-name="ce11">
            <text:p>68.984</text:p>
          </table:table-cell>
          <table:table-cell office:value-type="float" office:value="80.622" table:style-name="ce11">
            <text:p>80.622</text:p>
          </table:table-cell>
          <table:table-cell office:value-type="float" office:value="28.709" table:style-name="ce11">
            <text:p>28.709</text:p>
          </table:table-cell>
          <table:table-cell office:value-type="float" office:value="42.389000000000003" table:style-name="ce11">
            <text:p>42.389</text:p>
          </table:table-cell>
          <table:table-cell office:value-type="float" office:value="19.934000000000001" table:style-name="ce11">
            <text:p>19.934</text:p>
          </table:table-cell>
          <table:table-cell office:value-type="float" office:value="75.23" table:style-name="ce11">
            <text:p>75.23</text:p>
          </table:table-cell>
          <table:table-cell office:value-type="float" office:value="55.664999999999999" table:style-name="ce11">
            <text:p>55.665</text:p>
          </table:table-cell>
          <table:table-cell office:value-type="float" office:value="73.180999999999997" table:style-name="ce11">
            <text:p>73.181</text:p>
          </table:table-cell>
          <table:table-cell office:value-type="float" office:value="61.901000000000003" table:style-name="ce11">
            <text:p>61.901</text:p>
          </table:table-cell>
          <table:table-cell office:value-type="float" office:value="49.716999999999999" table:style-name="ce11">
            <text:p>49.717</text:p>
          </table:table-cell>
          <table:table-cell office:value-type="float" office:value="48.151000000000003" table:style-name="ce11">
            <text:p>48.151</text:p>
          </table:table-cell>
          <table:table-cell office:value-type="float" office:value="26.077999999999999" table:style-name="ce11">
            <text:p>26.078</text:p>
          </table:table-cell>
          <table:table-cell office:value-type="float" office:value="25.135999999999999" table:style-name="ce11">
            <text:p>25.136</text:p>
          </table:table-cell>
          <table:table-cell office:value-type="float" office:value="64.766999999999996" table:style-name="ce11">
            <text:p>64.767</text:p>
          </table:table-cell>
          <table:table-cell office:value-type="float" office:value="35.319000000000003" table:style-name="ce11">
            <text:p>35.319</text:p>
          </table:table-cell>
          <table:table-cell office:value-type="float" office:value="52.143999999999998" table:style-name="ce11">
            <text:p>52.144</text:p>
          </table:table-cell>
          <table:table-cell office:value-type="float" office:value="70.903999999999996" table:style-name="ce11">
            <text:p>70.904</text:p>
          </table:table-cell>
          <table:table-cell office:value-type="float" office:value="65.817999999999998" table:style-name="ce11">
            <text:p>65.818</text:p>
          </table:table-cell>
          <table:table-cell office:value-type="float" office:value="49.67" table:style-name="ce11">
            <text:p>49.67</text:p>
          </table:table-cell>
          <table:table-cell office:value-type="float" office:value="52.305999999999997" table:style-name="ce11">
            <text:p>52.306</text:p>
          </table:table-cell>
          <table:table-cell office:value-type="float" office:value="48.927" table:style-name="ce11">
            <text:p>48.927</text:p>
          </table:table-cell>
          <table:table-cell office:value-type="float" office:value="47.63" table:style-name="ce11">
            <text:p>47.63</text:p>
          </table:table-cell>
          <table:table-cell office:value-type="float" office:value="35.014000000000003" table:style-name="ce11">
            <text:p>35.014</text:p>
          </table:table-cell>
          <table:table-cell office:value-type="float" office:value="90.534000000000006" table:style-name="ce11">
            <text:p>90.534</text:p>
          </table:table-cell>
          <table:table-cell office:value-type="float" office:value="77.917000000000002" table:style-name="ce11">
            <text:p>77.917</text:p>
          </table:table-cell>
          <table:table-cell office:value-type="float" office:value="77.27" table:style-name="ce11">
            <text:p>77.27</text:p>
          </table:table-cell>
          <table:table-cell office:value-type="float" office:value="75.995000000000005" table:style-name="ce11">
            <text:p>75.995</text:p>
          </table:table-cell>
          <table:table-cell office:value-type="float" office:value="84.938000000000002" table:style-name="ce11">
            <text:p>84.938</text:p>
          </table:table-cell>
          <table:table-cell office:value-type="float" office:value="60.561" table:style-name="ce11">
            <text:p>60.561</text:p>
          </table:table-cell>
          <table:table-cell office:value-type="float" office:value="40.287999999999997" table:style-name="ce11">
            <text:p>40.288</text:p>
          </table:table-cell>
          <table:table-cell office:value-type="float" office:value="82.266000000000005" table:style-name="ce11">
            <text:p>82.266</text:p>
          </table:table-cell>
          <table:table-cell office:value-type="float" office:value="27.96" table:style-name="ce11">
            <text:p>27.96</text:p>
          </table:table-cell>
          <table:table-cell office:value-type="float" office:value="76.141000000000005" table:style-name="ce11">
            <text:p>76.141</text:p>
          </table:table-cell>
          <table:table-cell office:value-type="float" office:value="91.302999999999997" table:style-name="ce11">
            <text:p>91.303</text:p>
          </table:table-cell>
          <table:table-cell office:value-type="float" office:value="95.475999999999999" table:style-name="ce11">
            <text:p>95.476</text:p>
          </table:table-cell>
          <table:table-cell office:value-type="float" office:value="60.521000000000001" table:style-name="ce11">
            <text:p>60.521</text:p>
          </table:table-cell>
          <table:table-cell office:value-type="float" office:value="54.436" table:style-name="ce11">
            <text:p>54.436</text:p>
          </table:table-cell>
          <table:table-cell office:value-type="float" office:value="14.721" table:style-name="ce11">
            <text:p>14.721</text:p>
          </table:table-cell>
          <table:table-cell office:value-type="float" office:value="7.5919999999999996" table:style-name="ce11">
            <text:p>7.592</text:p>
          </table:table-cell>
          <table:table-cell office:value-type="float" office:value="16.745999999999999" table:style-name="ce11">
            <text:p>16.746</text:p>
          </table:table-cell>
          <table:table-cell office:value-type="float" office:value="32.829000000000001" table:style-name="ce11">
            <text:p>32.829</text:p>
          </table:table-cell>
          <table:table-cell office:value-type="float" office:value="42.832999999999998" table:style-name="ce11">
            <text:p>42.833</text:p>
          </table:table-cell>
          <table:table-cell office:value-type="float" office:value="7.4580000000000002" table:style-name="ce11">
            <text:p>7.458</text:p>
          </table:table-cell>
          <table:table-cell office:value-type="float" office:value="86.198999999999998" table:style-name="ce11">
            <text:p>86.199</text:p>
          </table:table-cell>
          <table:table-cell office:value-type="float" office:value="66.296999999999997" table:style-name="ce11">
            <text:p>66.297</text:p>
          </table:table-cell>
          <table:table-cell office:value-type="float" office:value="77.695999999999998" table:style-name="ce11">
            <text:p>77.696</text:p>
          </table:table-cell>
          <table:table-cell office:value-type="float" office:value="6.5869999999999997" table:style-name="ce11">
            <text:p>6.587</text:p>
          </table:table-cell>
          <table:table-cell office:value-type="float" office:value="88.897000000000006" table:style-name="ce11">
            <text:p>88.897</text:p>
          </table:table-cell>
          <table:table-cell office:value-type="float" office:value="4.5170000000000003" table:style-name="ce11">
            <text:p>4.517</text:p>
          </table:table-cell>
          <table:table-cell office:value-type="float" office:value="7.01" table:style-name="ce11">
            <text:p>7.01</text:p>
          </table:table-cell>
          <table:table-cell office:value-type="float" office:value="89.32" table:style-name="ce11">
            <text:p>89.32</text:p>
          </table:table-cell>
          <table:table-cell office:value-type="float" office:value="3.67" table:style-name="ce11">
            <text:p>3.67</text:p>
          </table:table-cell>
          <table:table-cell office:value-type="float" office:value="42.761000000000003" table:style-name="ce11">
            <text:p>42.761</text:p>
          </table:table-cell>
          <table:table-cell office:value-type="float" office:value="45.454999999999998" table:style-name="ce11">
            <text:p>45.455</text:p>
          </table:table-cell>
          <table:table-cell office:value-type="float" office:value="11.785" table:style-name="ce11">
            <text:p>11.785</text:p>
          </table:table-cell>
          <table:table-cell office:value-type="float" office:value="33.070999999999998" table:style-name="ce11">
            <text:p>33.071</text:p>
          </table:table-cell>
          <table:table-cell office:value-type="float" office:value="56.692999999999998" table:style-name="ce11">
            <text:p>56.693</text:p>
          </table:table-cell>
          <table:table-cell office:value-type="float" office:value="10.236000000000001" table:style-name="ce11">
            <text:p>10.236</text:p>
          </table:table-cell>
          <table:table-cell office:value-type="float" office:value="46.128" table:style-name="ce11">
            <text:p>46.128</text:p>
          </table:table-cell>
          <table:table-cell office:value-type="float" office:value="29.966000000000001" table:style-name="ce11">
            <text:p>29.966</text:p>
          </table:table-cell>
          <table:table-cell office:value-type="float" office:value="23.905999999999999" table:style-name="ce11">
            <text:p>23.906</text:p>
          </table:table-cell>
          <table:table-cell office:value-type="float" office:value="54.698" table:style-name="ce11">
            <text:p>54.698</text:p>
          </table:table-cell>
          <table:table-cell office:value-type="float" office:value="25.503" table:style-name="ce11">
            <text:p>25.503</text:p>
          </table:table-cell>
          <table:table-cell office:value-type="float" office:value="19.798999999999999" table:style-name="ce11">
            <text:p>19.799</text:p>
          </table:table-cell>
          <table:table-cell office:value-type="float" office:value="24.408999999999999" table:style-name="ce11">
            <text:p>24.409</text:p>
          </table:table-cell>
          <table:table-cell office:value-type="float" office:value="65.353999999999999" table:style-name="ce11">
            <text:p>65.354</text:p>
          </table:table-cell>
          <table:table-cell office:value-type="float" office:value="10.236000000000001" table:style-name="ce11">
            <text:p>10.236</text:p>
          </table:table-cell>
          <table:table-cell office:value-type="float" office:value="65.634" table:style-name="ce11">
            <text:p>65.634</text:p>
          </table:table-cell>
          <table:table-cell office:value-type="float" office:value="68.853999999999999" table:style-name="ce11">
            <text:p>68.854</text:p>
          </table:table-cell>
          <table:table-cell office:value-type="float" office:value="59.384" table:style-name="ce11">
            <text:p>59.384</text:p>
          </table:table-cell>
          <table:table-cell office:value-type="float" office:value="35.265000000000001" table:style-name="ce11">
            <text:p>35.265</text:p>
          </table:table-cell>
          <table:table-cell office:value-type="float" office:value="69.113" table:style-name="ce11">
            <text:p>69.113</text:p>
          </table:table-cell>
          <table:table-cell office:value-type="float" office:value="72.893000000000001" table:style-name="ce11">
            <text:p>72.893</text:p>
          </table:table-cell>
          <table:table-cell office:value-type="float" office:value="69.536000000000001" table:style-name="ce11">
            <text:p>69.536</text:p>
          </table:table-cell>
          <table:table-cell office:value-type="float" office:value="64.947000000000003" table:style-name="ce11">
            <text:p>64.947</text:p>
          </table:table-cell>
          <table:table-cell table:number-columns-repeated="16261"/>
        </table:table-row>
        <table:table-row table:number-rows-repeated="1048463" table:style-name="ro5">
          <table:table-cell table:number-columns-repeated="16384"/>
        </table:table-row>
      </table:table>
      <table:table table:name="Annex_1" table:style-name="ta1">
        <table:table-column table:style-name="co3" table:default-cell-style-name="ce1"/>
        <table:table-column table:style-name="co5" table:default-cell-style-name="ce1"/>
        <table:table-column table:style-name="co3" table:default-cell-style-name="ce1"/>
        <table:table-column table:style-name="co2" table:number-columns-repeated="16381" table:default-cell-style-name="ce1"/>
        <table:table-row table:style-name="ro1">
          <table:table-cell office:value-type="string" table:style-name="ce5">
            <text:p>Question codes and label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9">
            <text:p>Measure</text:p>
          </table:table-cell>
          <table:table-cell office:value-type="string" table:style-name="ce9">
            <text:p>Label</text:p>
          </table:table-cell>
          <table:table-cell office:value-type="string" table:style-name="ce9">
            <text:p>Section</text:p>
          </table:table-cell>
          <table:table-cell table:number-columns-repeated="16381"/>
        </table:table-row>
        <table:table-row table:style-name="ro7">
          <table:table-cell office:value-type="string" table:style-name="ce3">
            <text:p>EES</text:p>
          </table:table-cell>
          <table:table-cell office:value-type="string" table:style-name="ce3">
            <text:p>EES. Employee engagement index (B47 to B51)</text:p>
          </table:table-cell>
          <table:table-cell office:value-type="string" table:style-name="ce3">
            <text:p>Engagement</text:p>
          </table:table-cell>
          <table:table-cell table:number-columns-repeated="16381"/>
        </table:table-row>
        <table:table-row table:style-name="ro7">
          <table:table-cell office:value-type="string" table:style-name="ce3">
            <text:p>HSE_index</text:p>
          </table:table-cell>
          <table:table-cell office:value-type="string" table:style-name="ce3">
            <text:p>HSE_index. Proxy Stress Index (high score means high stress)</text:p>
          </table:table-cell>
          <table:table-cell office:value-type="string" table:style-name="ce3">
            <text:p>Wellbeing</text:p>
          </table:table-cell>
          <table:table-cell table:number-columns-repeated="16381"/>
        </table:table-row>
        <table:table-row table:style-name="ro7">
          <table:table-cell office:value-type="string" table:style-name="ce3">
            <text:p>PERMA_index</text:p>
          </table:table-cell>
          <table:table-cell office:value-type="string" table:style-name="ce3">
            <text:p>PERMA_index. PERMA Index (high score means high flourishing)</text:p>
          </table:table-cell>
          <table:table-cell office:value-type="string" table:style-name="ce3">
            <text:p>Wellbeing</text:p>
          </table:table-cell>
          <table:table-cell table:number-columns-repeated="16381"/>
        </table:table-row>
        <table:table-row table:style-name="ro7">
          <table:table-cell office:value-type="string" table:style-name="ce3">
            <text:p>mw_ts</text:p>
          </table:table-cell>
          <table:table-cell office:value-type="string" table:style-name="ce3">
            <text:p>mw_ts. My work theme score (% positive, B01 to B05)</text:p>
          </table:table-cell>
          <table:table-cell office:value-type="string" table:style-name="ce3">
            <text:p>Theme scores</text:p>
          </table:table-cell>
          <table:table-cell table:number-columns-repeated="16381"/>
        </table:table-row>
        <table:table-row table:style-name="ro6">
          <table:table-cell office:value-type="string" table:style-name="ce3">
            <text:p>op_ts</text:p>
          </table:table-cell>
          <table:table-cell office:value-type="string" table:style-name="ce3">
            <text:p>op_ts. Organisational objectives and purpose theme score (% positive, B06 to B07)</text:p>
          </table:table-cell>
          <table:table-cell office:value-type="string" table:style-name="ce3">
            <text:p>Theme scores</text:p>
          </table:table-cell>
          <table:table-cell table:number-columns-repeated="16381"/>
        </table:table-row>
        <table:table-row table:style-name="ro7">
          <table:table-cell office:value-type="string" table:style-name="ce3">
            <text:p>lm_ts</text:p>
          </table:table-cell>
          <table:table-cell office:value-type="string" table:style-name="ce3">
            <text:p>lm_ts. My manager theme score (% positive, B08 to B16)</text:p>
          </table:table-cell>
          <table:table-cell office:value-type="string" table:style-name="ce3">
            <text:p>Theme scores</text:p>
          </table:table-cell>
          <table:table-cell table:number-columns-repeated="16381"/>
        </table:table-row>
        <table:table-row table:style-name="ro7">
          <table:table-cell office:value-type="string" table:style-name="ce3">
            <text:p>mt_ts</text:p>
          </table:table-cell>
          <table:table-cell office:value-type="string" table:style-name="ce3">
            <text:p>mt_ts. My team theme score (% positive, B18 to B20)</text:p>
          </table:table-cell>
          <table:table-cell office:value-type="string" table:style-name="ce3">
            <text:p>Theme scores</text:p>
          </table:table-cell>
          <table:table-cell table:number-columns-repeated="16381"/>
        </table:table-row>
        <table:table-row table:style-name="ro7">
          <table:table-cell office:value-type="string" table:style-name="ce3">
            <text:p>ld_ts</text:p>
          </table:table-cell>
          <table:table-cell office:value-type="string" table:style-name="ce3">
            <text:p>ld_ts. Learning and development theme score (% positive, B21 to B24)</text:p>
          </table:table-cell>
          <table:table-cell office:value-type="string" table:style-name="ce3">
            <text:p>Theme scores</text:p>
          </table:table-cell>
          <table:table-cell table:number-columns-repeated="16381"/>
        </table:table-row>
        <table:table-row table:style-name="ro7">
          <table:table-cell office:value-type="string" table:style-name="ce3">
            <text:p>if_ts</text:p>
          </table:table-cell>
          <table:table-cell office:value-type="string" table:style-name="ce3">
            <text:p>if_ts. Inclusion and fair treatment theme score (% positive, B25 to B28)</text:p>
          </table:table-cell>
          <table:table-cell office:value-type="string" table:style-name="ce3">
            <text:p>Theme scores</text:p>
          </table:table-cell>
          <table:table-cell table:number-columns-repeated="16381"/>
        </table:table-row>
        <table:table-row table:style-name="ro7">
          <table:table-cell office:value-type="string" table:style-name="ce3">
            <text:p>rw_ts</text:p>
          </table:table-cell>
          <table:table-cell office:value-type="string" table:style-name="ce3">
            <text:p>rw_ts. Resources and workload theme score (% positive, B29 to B34)</text:p>
          </table:table-cell>
          <table:table-cell office:value-type="string" table:style-name="ce3">
            <text:p>Theme scores</text:p>
          </table:table-cell>
          <table:table-cell table:number-columns-repeated="16381"/>
        </table:table-row>
        <table:table-row table:style-name="ro7">
          <table:table-cell office:value-type="string" table:style-name="ce3">
            <text:p>pb_ts</text:p>
          </table:table-cell>
          <table:table-cell office:value-type="string" table:style-name="ce3">
            <text:p>pb_ts. Pay and benefits theme score (% positive, B35 to B37)</text:p>
          </table:table-cell>
          <table:table-cell office:value-type="string" table:style-name="ce3">
            <text:p>Theme scores</text:p>
          </table:table-cell>
          <table:table-cell table:number-columns-repeated="16381"/>
        </table:table-row>
        <table:table-row table:style-name="ro6">
          <table:table-cell office:value-type="string" table:style-name="ce3">
            <text:p>lc_ts</text:p>
          </table:table-cell>
          <table:table-cell office:value-type="string" table:style-name="ce3">
            <text:p>lc_ts. Leadership and managing change theme score (% positive, B38 to B46)</text:p>
          </table:table-cell>
          <table:table-cell office:value-type="string" table:style-name="ce3">
            <text:p>Theme scores</text:p>
          </table:table-cell>
          <table:table-cell table:number-columns-repeated="16381"/>
        </table:table-row>
        <table:table-row table:style-name="ro7">
          <table:table-cell office:value-type="string" table:style-name="ce3">
            <text:p>B01</text:p>
          </table:table-cell>
          <table:table-cell office:value-type="string" table:style-name="ce3">
            <text:p>B01. I am interested in my work (% selecting 'Strongly agree' or 'Agree')</text:p>
          </table:table-cell>
          <table:table-cell office:value-type="string" table:style-name="ce3">
            <text:p>My work</text:p>
          </table:table-cell>
          <table:table-cell table:number-columns-repeated="16381"/>
        </table:table-row>
        <table:table-row table:style-name="ro6">
          <table:table-cell office:value-type="string" table:style-name="ce3">
            <text:p>B02</text:p>
          </table:table-cell>
          <table:table-cell office:value-type="string" table:style-name="ce3">
            <text:p>B02. I am sufficiently challenged by my work (% selecting 'Strongly agree' or 'Agree')</text:p>
          </table:table-cell>
          <table:table-cell office:value-type="string" table:style-name="ce3">
            <text:p>My work</text:p>
          </table:table-cell>
          <table:table-cell table:number-columns-repeated="16381"/>
        </table:table-row>
        <table:table-row table:style-name="ro6">
          <table:table-cell office:value-type="string" table:style-name="ce3">
            <text:p>B03</text:p>
          </table:table-cell>
          <table:table-cell office:value-type="string" table:style-name="ce3">
            <text:p>B03. My work gives me a sense of personal accomplishment (% selecting 'Strongly agree' or 'Agree')</text:p>
          </table:table-cell>
          <table:table-cell office:value-type="string" table:style-name="ce3">
            <text:p>My work</text:p>
          </table:table-cell>
          <table:table-cell table:number-columns-repeated="16381"/>
        </table:table-row>
        <table:table-row table:style-name="ro6">
          <table:table-cell office:value-type="string" table:style-name="ce3">
            <text:p>B04</text:p>
          </table:table-cell>
          <table:table-cell office:value-type="string" table:style-name="ce3">
            <text:p>B04. I feel involved in the decisions that affect my work (% selecting 'Strongly agree' or 'Agree')</text:p>
          </table:table-cell>
          <table:table-cell office:value-type="string" table:style-name="ce3">
            <text:p>My work</text:p>
          </table:table-cell>
          <table:table-cell table:number-columns-repeated="16381"/>
        </table:table-row>
        <table:table-row table:style-name="ro6">
          <table:table-cell office:value-type="string" table:style-name="ce3">
            <text:p>B05</text:p>
          </table:table-cell>
          <table:table-cell office:value-type="string" table:style-name="ce3">
            <text:p>B05. I have a choice in deciding how I do my work (% selecting 'Strongly agree' or 'Agree')</text:p>
          </table:table-cell>
          <table:table-cell office:value-type="string" table:style-name="ce3">
            <text:p>My work</text:p>
          </table:table-cell>
          <table:table-cell table:number-columns-repeated="16381"/>
        </table:table-row>
        <table:table-row table:style-name="ro6">
          <table:table-cell office:value-type="string" table:style-name="ce3">
            <text:p>B06</text:p>
          </table:table-cell>
          <table:table-cell office:value-type="string" table:style-name="ce3">
            <text:p>B06. I have a clear understanding of [my organisation]'s objectives (% selecting 'Strongly agree' or 'Agree')</text:p>
          </table:table-cell>
          <table:table-cell office:value-type="string" table:style-name="ce3">
            <text:p>Organisational objectives and purpose</text:p>
          </table:table-cell>
          <table:table-cell table:number-columns-repeated="16381"/>
        </table:table-row>
        <table:table-row table:style-name="ro9">
          <table:table-cell office:value-type="string" table:style-name="ce3">
            <text:p>B07</text:p>
          </table:table-cell>
          <table:table-cell office:value-type="string" table:style-name="ce3">
            <text:p>B07. I understand how my work contributes to [my organisation]'s objectives (% selecting 'Strongly agree' or 'Agree')</text:p>
          </table:table-cell>
          <table:table-cell office:value-type="string" table:style-name="ce3">
            <text:p>Organisational objectives and purpose</text:p>
          </table:table-cell>
          <table:table-cell table:number-columns-repeated="16381"/>
        </table:table-row>
        <table:table-row table:style-name="ro6">
          <table:table-cell office:value-type="string" table:style-name="ce3">
            <text:p>B08</text:p>
          </table:table-cell>
          <table:table-cell office:value-type="string" table:style-name="ce3">
            <text:p>B08. My manager motivates me to be more effective in my job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09</text:p>
          </table:table-cell>
          <table:table-cell office:value-type="string" table:style-name="ce3">
            <text:p>B09. My manager is considerate of my life outside work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10</text:p>
          </table:table-cell>
          <table:table-cell office:value-type="string" table:style-name="ce3">
            <text:p>B10. My manager is open to my ideas (% selecting 'Strongly agree' or 'Agree')</text:p>
          </table:table-cell>
          <table:table-cell office:value-type="string" table:style-name="ce3">
            <text:p>My manager</text:p>
          </table:table-cell>
          <table:table-cell table:number-columns-repeated="16381"/>
        </table:table-row>
        <table:table-row table:style-name="ro9">
          <table:table-cell office:value-type="string" table:style-name="ce3">
            <text:p>B11</text:p>
          </table:table-cell>
          <table:table-cell office:value-type="string" table:style-name="ce3">
            <text:p>B11. My manager helps me to understand how I contribute to [my organisation]'s objectives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12</text:p>
          </table:table-cell>
          <table:table-cell office:value-type="string" table:style-name="ce3">
            <text:p>B12. Overall, I have confidence in the decisions made by my manager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13</text:p>
          </table:table-cell>
          <table:table-cell office:value-type="string" table:style-name="ce3">
            <text:p>B13. My manager recognises when I have done my job well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14</text:p>
          </table:table-cell>
          <table:table-cell office:value-type="string" table:style-name="ce3">
            <text:p>B14. I receive regular feedback on my performance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15</text:p>
          </table:table-cell>
          <table:table-cell office:value-type="string" table:style-name="ce3">
            <text:p>B15. The feedback I receive helps me to improve my performance (% selecting 'Strongly agree' or 'Agree')</text:p>
          </table:table-cell>
          <table:table-cell office:value-type="string" table:style-name="ce3">
            <text:p>My manager</text:p>
          </table:table-cell>
          <table:table-cell table:number-columns-repeated="16381"/>
        </table:table-row>
        <table:table-row table:style-name="ro6">
          <table:table-cell office:value-type="string" table:style-name="ce3">
            <text:p>B16</text:p>
          </table:table-cell>
          <table:table-cell office:value-type="string" table:style-name="ce3">
            <text:p>B16. I think that my performance is evaluated fairly (% selecting 'Strongly agree' or 'Agree')</text:p>
          </table:table-cell>
          <table:table-cell office:value-type="string" table:style-name="ce3">
            <text:p>My manager</text:p>
          </table:table-cell>
          <table:table-cell table:number-columns-repeated="16381"/>
        </table:table-row>
        <table:table-row table:style-name="ro9">
          <table:table-cell office:value-type="string" table:style-name="ce3">
            <text:p>B18</text:p>
          </table:table-cell>
          <table:table-cell office:value-type="string" table:style-name="ce3">
            <text:p>B18. The people in my team can be relied upon to help when things get difficult in my job (% selecting 'Strongly agree' or 'Agree')</text:p>
          </table:table-cell>
          <table:table-cell office:value-type="string" table:style-name="ce3">
            <text:p>My team</text:p>
          </table:table-cell>
          <table:table-cell table:number-columns-repeated="16381"/>
        </table:table-row>
        <table:table-row table:style-name="ro9">
          <table:table-cell office:value-type="string" table:style-name="ce3">
            <text:p>B19</text:p>
          </table:table-cell>
          <table:table-cell office:value-type="string" table:style-name="ce3">
            <text:p>B19. The people in my team work together to find ways to improve the service we provide (% selecting 'Strongly agree' or 'Agree')</text:p>
          </table:table-cell>
          <table:table-cell office:value-type="string" table:style-name="ce3">
            <text:p>My team</text:p>
          </table:table-cell>
          <table:table-cell table:number-columns-repeated="16381"/>
        </table:table-row>
        <table:table-row table:style-name="ro9">
          <table:table-cell office:value-type="string" table:style-name="ce3">
            <text:p>B20</text:p>
          </table:table-cell>
          <table:table-cell office:value-type="string" table:style-name="ce3">
            <text:p>B20. The people in my team are encouraged to come up with new and better ways of doing things (% selecting 'Strongly agree' or 'Agree')</text:p>
          </table:table-cell>
          <table:table-cell office:value-type="string" table:style-name="ce3">
            <text:p>My team</text:p>
          </table:table-cell>
          <table:table-cell table:number-columns-repeated="16381"/>
        </table:table-row>
        <table:table-row table:style-name="ro9">
          <table:table-cell office:value-type="string" table:style-name="ce3">
            <text:p>B21</text:p>
          </table:table-cell>
          <table:table-cell office:value-type="string" table:style-name="ce3">
            <text:p>B21. I am able to access the right learning and development opportunities when I need to (% selecting 'Strongly agree' or 'Agree')</text:p>
          </table:table-cell>
          <table:table-cell office:value-type="string" table:style-name="ce3">
            <text:p>Learning and development</text:p>
          </table:table-cell>
          <table:table-cell table:number-columns-repeated="16381"/>
        </table:table-row>
        <table:table-row table:style-name="ro8">
          <table:table-cell office:value-type="string" table:style-name="ce3">
            <text:p>B22</text:p>
          </table:table-cell>
          <table:table-cell office:value-type="string" table:style-name="ce3">
            <text:p>B22. Learning and development activities I have completed in the past 12 months have helped to improve my performance (% selecting 'Strongly agree' or 'Agree')</text:p>
          </table:table-cell>
          <table:table-cell office:value-type="string" table:style-name="ce3">
            <text:p>Learning and development</text:p>
          </table:table-cell>
          <table:table-cell table:number-columns-repeated="16381"/>
        </table:table-row>
        <table:table-row table:style-name="ro9">
          <table:table-cell office:value-type="string" table:style-name="ce3">
            <text:p>B23</text:p>
          </table:table-cell>
          <table:table-cell office:value-type="string" table:style-name="ce3">
            <text:p>B23. There are opportunities for me to develop my career in [my organisation] (% selecting 'Strongly agree' or 'Agree')</text:p>
          </table:table-cell>
          <table:table-cell office:value-type="string" table:style-name="ce3">
            <text:p>Learning and development</text:p>
          </table:table-cell>
          <table:table-cell table:number-columns-repeated="16381"/>
        </table:table-row>
        <table:table-row table:style-name="ro8">
          <table:table-cell office:value-type="string" table:style-name="ce3">
            <text:p>B24</text:p>
          </table:table-cell>
          <table:table-cell office:value-type="string" table:style-name="ce3">
            <text:p>B24. Learning and development activities I have completed while working for [my organisation] are helping me to develop my career (% selecting 'Strongly agree' or 'Agree')</text:p>
          </table:table-cell>
          <table:table-cell office:value-type="string" table:style-name="ce3">
            <text:p>Learning and development</text:p>
          </table:table-cell>
          <table:table-cell table:number-columns-repeated="16381"/>
        </table:table-row>
        <table:table-row table:style-name="ro7">
          <table:table-cell office:value-type="string" table:style-name="ce3">
            <text:p>B25</text:p>
          </table:table-cell>
          <table:table-cell office:value-type="string" table:style-name="ce3">
            <text:p>B25. I am treated fairly at work (% selecting 'Strongly agree' or 'Agree')</text:p>
          </table:table-cell>
          <table:table-cell office:value-type="string" table:style-name="ce3">
            <text:p>Inclusion and fair treatment</text:p>
          </table:table-cell>
          <table:table-cell table:number-columns-repeated="16381"/>
        </table:table-row>
        <table:table-row table:style-name="ro6">
          <table:table-cell office:value-type="string" table:style-name="ce3">
            <text:p>B26</text:p>
          </table:table-cell>
          <table:table-cell office:value-type="string" table:style-name="ce3">
            <text:p>B26. I am treated with respect by the people I work with (% selecting 'Strongly agree' or 'Agree')</text:p>
          </table:table-cell>
          <table:table-cell office:value-type="string" table:style-name="ce3">
            <text:p>Inclusion and fair treatment</text:p>
          </table:table-cell>
          <table:table-cell table:number-columns-repeated="16381"/>
        </table:table-row>
        <table:table-row table:style-name="ro7">
          <table:table-cell office:value-type="string" table:style-name="ce3">
            <text:p>B27</text:p>
          </table:table-cell>
          <table:table-cell office:value-type="string" table:style-name="ce3">
            <text:p>B27. I feel valued for the work I do (% selecting 'Strongly agree' or 'Agree')</text:p>
          </table:table-cell>
          <table:table-cell office:value-type="string" table:style-name="ce3">
            <text:p>Inclusion and fair treatment</text:p>
          </table:table-cell>
          <table:table-cell table:number-columns-repeated="16381"/>
        </table:table-row>
        <table:table-row table:style-name="ro8">
          <table:table-cell office:value-type="string" table:style-name="ce3">
            <text:p>B28</text:p>
          </table:table-cell>
          <table:table-cell office:value-type="string" table:style-name="ce3">
            <text:p>B28. I think that [my organisation] respects individual differences (for example, cultures, working styles, backgrounds, ideas, etc.) (% selecting 'Strongly agree' or 'Agree')</text:p>
          </table:table-cell>
          <table:table-cell office:value-type="string" table:style-name="ce3">
            <text:p>Inclusion and fair treatment</text:p>
          </table:table-cell>
          <table:table-cell table:number-columns-repeated="16381"/>
        </table:table-row>
        <table:table-row table:style-name="ro6">
          <table:table-cell office:value-type="string" table:style-name="ce3">
            <text:p>B29</text:p>
          </table:table-cell>
          <table:table-cell office:value-type="string" table:style-name="ce3">
            <text:p>B29. I get the information I need to do my job well (% selecting 'Strongly agree' or 'Agree')</text:p>
          </table:table-cell>
          <table:table-cell office:value-type="string" table:style-name="ce3">
            <text:p>Resources and workload</text:p>
          </table:table-cell>
          <table:table-cell table:number-columns-repeated="16381"/>
        </table:table-row>
        <table:table-row table:style-name="ro7">
          <table:table-cell office:value-type="string" table:style-name="ce3">
            <text:p>B30</text:p>
          </table:table-cell>
          <table:table-cell office:value-type="string" table:style-name="ce3">
            <text:p>B30. I have clear work objectives (% selecting 'Strongly agree' or 'Agree')</text:p>
          </table:table-cell>
          <table:table-cell office:value-type="string" table:style-name="ce3">
            <text:p>Resources and workload</text:p>
          </table:table-cell>
          <table:table-cell table:number-columns-repeated="16381"/>
        </table:table-row>
        <table:table-row table:style-name="ro6">
          <table:table-cell office:value-type="string" table:style-name="ce3">
            <text:p>B31</text:p>
          </table:table-cell>
          <table:table-cell office:value-type="string" table:style-name="ce3">
            <text:p>B31. I have the skills I need to do my job effectively (% selecting 'Strongly agree' or 'Agree')</text:p>
          </table:table-cell>
          <table:table-cell office:value-type="string" table:style-name="ce3">
            <text:p>Resources and workload</text:p>
          </table:table-cell>
          <table:table-cell table:number-columns-repeated="16381"/>
        </table:table-row>
        <table:table-row table:style-name="ro6">
          <table:table-cell office:value-type="string" table:style-name="ce3">
            <text:p>B32</text:p>
          </table:table-cell>
          <table:table-cell office:value-type="string" table:style-name="ce3">
            <text:p>B32. I have the tools I need to do my job effectively (% selecting 'Strongly agree' or 'Agree')</text:p>
          </table:table-cell>
          <table:table-cell office:value-type="string" table:style-name="ce3">
            <text:p>Resources and workload</text:p>
          </table:table-cell>
          <table:table-cell table:number-columns-repeated="16381"/>
        </table:table-row>
        <table:table-row table:style-name="ro6">
          <table:table-cell office:value-type="string" table:style-name="ce3">
            <text:p>B33</text:p>
          </table:table-cell>
          <table:table-cell office:value-type="string" table:style-name="ce3">
            <text:p>B33. I have an acceptable workload (% selecting 'Strongly agree' or 'Agree')</text:p>
          </table:table-cell>
          <table:table-cell office:value-type="string" table:style-name="ce3">
            <text:p>Resources and workload</text:p>
          </table:table-cell>
          <table:table-cell table:number-columns-repeated="16381"/>
        </table:table-row>
        <table:table-row table:style-name="ro9">
          <table:table-cell office:value-type="string" table:style-name="ce3">
            <text:p>B34</text:p>
          </table:table-cell>
          <table:table-cell office:value-type="string" table:style-name="ce3">
            <text:p>B34. I achieve a good balance between my work life and my private life (% selecting 'Strongly agree' or 'Agree')</text:p>
          </table:table-cell>
          <table:table-cell office:value-type="string" table:style-name="ce3">
            <text:p>Resources and workload</text:p>
          </table:table-cell>
          <table:table-cell table:number-columns-repeated="16381"/>
        </table:table-row>
        <table:table-row table:style-name="ro6">
          <table:table-cell office:value-type="string" table:style-name="ce3">
            <text:p>B35</text:p>
          </table:table-cell>
          <table:table-cell office:value-type="string" table:style-name="ce3">
            <text:p>B35. I feel that my pay adequately reflects my performance (% selecting 'Strongly agree' or 'Agree')</text:p>
          </table:table-cell>
          <table:table-cell office:value-type="string" table:style-name="ce3">
            <text:p>Pay and benefits</text:p>
          </table:table-cell>
          <table:table-cell table:number-columns-repeated="16381"/>
        </table:table-row>
        <table:table-row table:style-name="ro6">
          <table:table-cell office:value-type="string" table:style-name="ce3">
            <text:p>B36</text:p>
          </table:table-cell>
          <table:table-cell office:value-type="string" table:style-name="ce3">
            <text:p>B36. I am satisfied with the total benefits package (% selecting 'Strongly agree' or 'Agree')</text:p>
          </table:table-cell>
          <table:table-cell office:value-type="string" table:style-name="ce3">
            <text:p>Pay and benefits</text:p>
          </table:table-cell>
          <table:table-cell table:number-columns-repeated="16381"/>
        </table:table-row>
        <table:table-row table:style-name="ro9">
          <table:table-cell office:value-type="string" table:style-name="ce3">
            <text:p>B37</text:p>
          </table:table-cell>
          <table:table-cell office:value-type="string" table:style-name="ce3">
            <text:p>B37. Compared to people doing a similar job in other organisations I feel my pay is reasonable (% selecting 'Strongly agree' or 'Agree')</text:p>
          </table:table-cell>
          <table:table-cell office:value-type="string" table:style-name="ce3">
            <text:p>Pay and benefits</text:p>
          </table:table-cell>
          <table:table-cell table:number-columns-repeated="16381"/>
        </table:table-row>
        <table:table-row table:style-name="ro9">
          <table:table-cell office:value-type="string" table:style-name="ce3">
            <text:p>B37A</text:p>
          </table:table-cell>
          <table:table-cell office:value-type="string" table:style-name="ce3">
            <text:p>B37A. I am fully aware of the benefits available in [my organisation], in addition to pay (% selecting 'Strongly agree' or 'Agree')</text:p>
          </table:table-cell>
          <table:table-cell office:value-type="string" table:style-name="ce3">
            <text:p>Pay and benefits</text:p>
          </table:table-cell>
          <table:table-cell table:number-columns-repeated="16381"/>
        </table:table-row>
        <table:table-row table:style-name="ro9">
          <table:table-cell office:value-type="string" table:style-name="ce3">
            <text:p>B37B</text:p>
          </table:table-cell>
          <table:table-cell office:value-type="string" table:style-name="ce3">
            <text:p>B37B. Over the last 12 months money worries have affected my ability to do my job (% selecting 'Seldom' or 'Never')</text:p>
          </table:table-cell>
          <table:table-cell office:value-type="string" table:style-name="ce3">
            <text:p>Pay and benefits</text:p>
          </table:table-cell>
          <table:table-cell table:number-columns-repeated="16381"/>
        </table:table-row>
        <table:table-row table:style-name="ro6">
          <table:table-cell office:value-type="string" table:style-name="ce3">
            <text:p>B38</text:p>
          </table:table-cell>
          <table:table-cell office:value-type="string" table:style-name="ce3">
            <text:p>B38. Senior managers in [my organisation] are sufficiently visible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39</text:p>
          </table:table-cell>
          <table:table-cell office:value-type="string" table:style-name="ce3">
            <text:p>B39. I believe the actions of senior managers are consistent with [my organisation]'s values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40</text:p>
          </table:table-cell>
          <table:table-cell office:value-type="string" table:style-name="ce3">
            <text:p>B40. I believe that [my organisation]'s senior leaders have a clear vision for the future of [my organisation]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41</text:p>
          </table:table-cell>
          <table:table-cell office:value-type="string" table:style-name="ce3">
            <text:p>B41. Overall, I have confidence in the decisions made by [my organisation]'s senior managers (% selecting 'Strongly agree' or 'Agree')</text:p>
          </table:table-cell>
          <table:table-cell office:value-type="string" table:style-name="ce3">
            <text:p>Leadership and managing change</text:p>
          </table:table-cell>
          <table:table-cell table:number-columns-repeated="16381"/>
        </table:table-row>
        <table:table-row table:style-name="ro6">
          <table:table-cell office:value-type="string" table:style-name="ce3">
            <text:p>B42</text:p>
          </table:table-cell>
          <table:table-cell office:value-type="string" table:style-name="ce3">
            <text:p>B42. I feel that change is managed well in [my organisation]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43</text:p>
          </table:table-cell>
          <table:table-cell office:value-type="string" table:style-name="ce3">
            <text:p>B43. When changes are made in [my organisation] they are usually for the better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44</text:p>
          </table:table-cell>
          <table:table-cell office:value-type="string" table:style-name="ce3">
            <text:p>B44. [My organisation] keeps me informed about matters that affect me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45</text:p>
          </table:table-cell>
          <table:table-cell office:value-type="string" table:style-name="ce3">
            <text:p>B45. I have the opportunity to contribute my views before decisions are made that affect me (% selecting 'Strongly agree' or 'Agree')</text:p>
          </table:table-cell>
          <table:table-cell office:value-type="string" table:style-name="ce3">
            <text:p>Leadership and managing change</text:p>
          </table:table-cell>
          <table:table-cell table:number-columns-repeated="16381"/>
        </table:table-row>
        <table:table-row table:style-name="ro9">
          <table:table-cell office:value-type="string" table:style-name="ce3">
            <text:p>B46</text:p>
          </table:table-cell>
          <table:table-cell office:value-type="string" table:style-name="ce3">
            <text:p>B46. I think it is safe to challenge the way things are done in [my organisation] (% selecting 'Strongly agree' or 'Agree')</text:p>
          </table:table-cell>
          <table:table-cell office:value-type="string" table:style-name="ce3">
            <text:p>Leadership and managing change</text:p>
          </table:table-cell>
          <table:table-cell table:number-columns-repeated="16381"/>
        </table:table-row>
        <table:table-row table:style-name="ro6">
          <table:table-cell office:value-type="string" table:style-name="ce3">
            <text:p>B47</text:p>
          </table:table-cell>
          <table:table-cell office:value-type="string" table:style-name="ce3">
            <text:p>B47. I am proud when I tell others I am part of [my organisation] (% selecting 'Strongly agree' or 'Agree')</text:p>
          </table:table-cell>
          <table:table-cell office:value-type="string" table:style-name="ce3">
            <text:p>Employee engagement</text:p>
          </table:table-cell>
          <table:table-cell table:number-columns-repeated="16381"/>
        </table:table-row>
        <table:table-row table:style-name="ro9">
          <table:table-cell office:value-type="string" table:style-name="ce3">
            <text:p>B48</text:p>
          </table:table-cell>
          <table:table-cell office:value-type="string" table:style-name="ce3">
            <text:p>B48. I would recommend [my organisation] as a great place to work (% selecting 'Strongly agree' or 'Agree')</text:p>
          </table:table-cell>
          <table:table-cell office:value-type="string" table:style-name="ce3">
            <text:p>Employee engagement</text:p>
          </table:table-cell>
          <table:table-cell table:number-columns-repeated="16381"/>
        </table:table-row>
        <table:table-row table:style-name="ro6">
          <table:table-cell office:value-type="string" table:style-name="ce3">
            <text:p>B49</text:p>
          </table:table-cell>
          <table:table-cell office:value-type="string" table:style-name="ce3">
            <text:p>B49. I feel a strong personal attachment to [my organisation] (% selecting 'Strongly agree' or 'Agree')</text:p>
          </table:table-cell>
          <table:table-cell office:value-type="string" table:style-name="ce3">
            <text:p>Employee engagement</text:p>
          </table:table-cell>
          <table:table-cell table:number-columns-repeated="16381"/>
        </table:table-row>
        <table:table-row table:style-name="ro6">
          <table:table-cell office:value-type="string" table:style-name="ce3">
            <text:p>B50</text:p>
          </table:table-cell>
          <table:table-cell office:value-type="string" table:style-name="ce3">
            <text:p>B50. [My organisation] inspires me to do the best in my job (% selecting 'Strongly agree' or 'Agree')</text:p>
          </table:table-cell>
          <table:table-cell office:value-type="string" table:style-name="ce3">
            <text:p>Employee engagement</text:p>
          </table:table-cell>
          <table:table-cell table:number-columns-repeated="16381"/>
        </table:table-row>
        <table:table-row table:style-name="ro6">
          <table:table-cell office:value-type="string" table:style-name="ce3">
            <text:p>B51</text:p>
          </table:table-cell>
          <table:table-cell office:value-type="string" table:style-name="ce3">
            <text:p>B51. [My organisation] motivates me to help it achieve its objectives (% selecting 'Strongly agree' or 'Agree')</text:p>
          </table:table-cell>
          <table:table-cell office:value-type="string" table:style-name="ce3">
            <text:p>Employee engagement</text:p>
          </table:table-cell>
          <table:table-cell table:number-columns-repeated="16381"/>
        </table:table-row>
        <table:table-row table:style-name="ro9">
          <table:table-cell office:value-type="string" table:style-name="ce3">
            <text:p>B52</text:p>
          </table:table-cell>
          <table:table-cell office:value-type="string" table:style-name="ce3">
            <text:p>B52. I believe that senior managers in [my organisation] will take action on the results from this survey (% selecting 'Strongly agree' or 'Agree')</text:p>
          </table:table-cell>
          <table:table-cell office:value-type="string" table:style-name="ce3">
            <text:p>Taking action</text:p>
          </table:table-cell>
          <table:table-cell table:number-columns-repeated="16381"/>
        </table:table-row>
        <table:table-row table:style-name="ro9">
          <table:table-cell office:value-type="string" table:style-name="ce3">
            <text:p>B53</text:p>
          </table:table-cell>
          <table:table-cell office:value-type="string" table:style-name="ce3">
            <text:p>B53. Where I work, I think effective action has been taken on the results of the last survey (% selecting 'Strongly agree' or 'Agree')</text:p>
          </table:table-cell>
          <table:table-cell office:value-type="string" table:style-name="ce3">
            <text:p>Taking action</text:p>
          </table:table-cell>
          <table:table-cell table:number-columns-repeated="16381"/>
        </table:table-row>
        <table:table-row table:style-name="ro6">
          <table:table-cell office:value-type="string" table:style-name="ce3">
            <text:p>B54</text:p>
          </table:table-cell>
          <table:table-cell office:value-type="string" table:style-name="ce3">
            <text:p>B54. I am trusted to carry out my job effectively (% selecting 'Strongly agree' or 'Agree')</text:p>
          </table:table-cell>
          <table:table-cell office:value-type="string" table:style-name="ce3">
            <text:p>Organisational culture</text:p>
          </table:table-cell>
          <table:table-cell table:number-columns-repeated="16381"/>
        </table:table-row>
        <table:table-row table:style-name="ro9">
          <table:table-cell office:value-type="string" table:style-name="ce3">
            <text:p>B55</text:p>
          </table:table-cell>
          <table:table-cell office:value-type="string" table:style-name="ce3">
            <text:p>B55. I believe I would be supported if I try a new idea, even if it may not work (% selecting 'Strongly agree' or 'Agree')</text:p>
          </table:table-cell>
          <table:table-cell office:value-type="string" table:style-name="ce3">
            <text:p>Organisational culture</text:p>
          </table:table-cell>
          <table:table-cell table:number-columns-repeated="16381"/>
        </table:table-row>
        <table:table-row table:style-name="ro8">
          <table:table-cell office:value-type="string" table:style-name="ce3">
            <text:p>B56</text:p>
          </table:table-cell>
          <table:table-cell office:value-type="string" table:style-name="ce3">
            <text:p>B56. In [my organisation], people are encouraged to speak up when they identify a serious policy or delivery risk (% selecting 'Strongly agree' or 'Agree')</text:p>
          </table:table-cell>
          <table:table-cell office:value-type="string" table:style-name="ce3">
            <text:p>Organisational culture</text:p>
          </table:table-cell>
          <table:table-cell table:number-columns-repeated="16381"/>
        </table:table-row>
        <table:table-row table:style-name="ro9">
          <table:table-cell office:value-type="string" table:style-name="ce3">
            <text:p>B57</text:p>
          </table:table-cell>
          <table:table-cell office:value-type="string" table:style-name="ce3">
            <text:p>B57. I feel able to challenge inappropriate behaviour in the workplace (% selecting 'Strongly agree' or 'Agree')</text:p>
          </table:table-cell>
          <table:table-cell office:value-type="string" table:style-name="ce3">
            <text:p>Organisational culture</text:p>
          </table:table-cell>
          <table:table-cell table:number-columns-repeated="16381"/>
        </table:table-row>
        <table:table-row table:style-name="ro9">
          <table:table-cell office:value-type="string" table:style-name="ce3">
            <text:p>B58</text:p>
          </table:table-cell>
          <table:table-cell office:value-type="string" table:style-name="ce3">
            <text:p>B58. [My organisation] is committed to creating a diverse and inclusive workplace (% selecting 'Strongly agree' or 'Agree')</text:p>
          </table:table-cell>
          <table:table-cell office:value-type="string" table:style-name="ce3">
            <text:p>Organisational culture</text:p>
          </table:table-cell>
          <table:table-cell table:number-columns-repeated="16381"/>
        </table:table-row>
        <table:table-row table:style-name="ro6">
          <table:table-cell office:value-type="string" table:style-name="ce3">
            <text:p>B59</text:p>
          </table:table-cell>
          <table:table-cell office:value-type="string" table:style-name="ce3">
            <text:p>B59. I am aware of the Civil Service vision for 'A Modern Civil Service' (% selecting 'Strongly agree' or 'Agree')</text:p>
          </table:table-cell>
          <table:table-cell office:value-type="string" table:style-name="ce3">
            <text:p>Civil Service reform</text:p>
          </table:table-cell>
          <table:table-cell table:number-columns-repeated="16381"/>
        </table:table-row>
        <table:table-row table:style-name="ro9">
          <table:table-cell office:value-type="string" table:style-name="ce3">
            <text:p>B59A</text:p>
          </table:table-cell>
          <table:table-cell office:value-type="string" table:style-name="ce3">
            <text:p>B59A. I understand how I can help achieve the vision for 'A Modern Civil Service' (% selecting 'Strongly agree' or 'Agree')</text:p>
          </table:table-cell>
          <table:table-cell office:value-type="string" table:style-name="ce3">
            <text:p>Civil Service reform</text:p>
          </table:table-cell>
          <table:table-cell table:number-columns-repeated="16381"/>
        </table:table-row>
        <table:table-row table:style-name="ro11">
          <table:table-cell office:value-type="string" table:style-name="ce3">
            <text:p>B59B</text:p>
          </table:table-cell>
          <table:table-cell office:value-type="string" table:style-name="ce3">
            <text:p>B59B. The technology provided by [my organisation] enables me to easily connect and collaborate with the colleagues that I need to for me to do my job effectively, from any location (% selecting 'Strongly agree' or 'Agree')</text:p>
          </table:table-cell>
          <table:table-cell office:value-type="string" table:style-name="ce3">
            <text:p>Civil Service reform</text:p>
          </table:table-cell>
          <table:table-cell table:number-columns-repeated="16381"/>
        </table:table-row>
        <table:table-row table:style-name="ro10">
          <table:table-cell office:value-type="string" table:style-name="ce3">
            <text:p>B59C</text:p>
          </table:table-cell>
          <table:table-cell office:value-type="string" table:style-name="ce3">
            <text:p>B59C. How often do you collaborate with civil servants in other Government departments and agencies to achieve common goals? (% selecting 'Always', 'Often' or 'Some of the time')</text:p>
          </table:table-cell>
          <table:table-cell office:value-type="string" table:style-name="ce3">
            <text:p>Civil Service reform</text:p>
          </table:table-cell>
          <table:table-cell table:number-columns-repeated="16381"/>
        </table:table-row>
        <table:table-row table:style-name="ro9">
          <table:table-cell office:value-type="string" table:style-name="ce3">
            <text:p>B59D</text:p>
          </table:table-cell>
          <table:table-cell office:value-type="string" table:style-name="ce3">
            <text:p>B59D. I consider how my work impacts upon the public in the course of carrying out my duties (% selecting 'Always', 'Often' or 'Some of the time')</text:p>
          </table:table-cell>
          <table:table-cell office:value-type="string" table:style-name="ce3">
            <text:p>Civil Service reform</text:p>
          </table:table-cell>
          <table:table-cell table:number-columns-repeated="16381"/>
        </table:table-row>
        <table:table-row table:style-name="ro9">
          <table:table-cell office:value-type="string" table:style-name="ce3">
            <text:p>B59E</text:p>
          </table:table-cell>
          <table:table-cell office:value-type="string" table:style-name="ce3">
            <text:p>B59E. I have a choice in deciding where I do my work (usual workplace or base, another workplace, home) (% selecting 'Strongly agree' or 'Agree')</text:p>
          </table:table-cell>
          <table:table-cell office:value-type="string" table:style-name="ce3">
            <text:p>Civil Service reform</text:p>
          </table:table-cell>
          <table:table-cell table:number-columns-repeated="16381"/>
        </table:table-row>
        <table:table-row table:style-name="ro8">
          <table:table-cell office:value-type="string" table:style-name="ce3">
            <text:p>B59F</text:p>
          </table:table-cell>
          <table:table-cell office:value-type="string" table:style-name="ce3">
            <text:p>B59F. My manager trusts me to do my job effectively, even if I am not working from the same location as them (% selecting 'Strongly agree' or 'Agree')</text:p>
          </table:table-cell>
          <table:table-cell office:value-type="string" table:style-name="ce3">
            <text:p>Civil Service reform</text:p>
          </table:table-cell>
          <table:table-cell table:number-columns-repeated="16381"/>
        </table:table-row>
        <table:table-row table:style-name="ro9">
          <table:table-cell office:value-type="string" table:style-name="ce3">
            <text:p>B59G</text:p>
          </table:table-cell>
          <table:table-cell office:value-type="string" table:style-name="ce3">
            <text:p>B59G. Over the last month, roughly how productive have you been? (% selecting 'selecting 90%-99% or 100% productive')</text:p>
          </table:table-cell>
          <table:table-cell office:value-type="string" table:style-name="ce3">
            <text:p>Civil Service reform</text:p>
          </table:table-cell>
          <table:table-cell table:number-columns-repeated="16381"/>
        </table:table-row>
        <table:table-row table:style-name="ro6">
          <table:table-cell office:value-type="string" table:style-name="ce3">
            <text:p>B59H</text:p>
          </table:table-cell>
          <table:table-cell office:value-type="string" table:style-name="ce3">
            <text:p>B59H. Efficiency is pursued as a priority in [my organisation] (% selecting 'Strongly agree' or 'Agree')</text:p>
          </table:table-cell>
          <table:table-cell office:value-type="string" table:style-name="ce3">
            <text:p>Civil Service reform</text:p>
          </table:table-cell>
          <table:table-cell table:number-columns-repeated="16381"/>
        </table:table-row>
        <table:table-row table:style-name="ro9">
          <table:table-cell office:value-type="string" table:style-name="ce3">
            <text:p>B59I</text:p>
          </table:table-cell>
          <table:table-cell office:value-type="string" table:style-name="ce3">
            <text:p>B59I. Civil Service Reform is improving the way I work in my local area (% selecting 'Strongly agree' or 'Agree')</text:p>
          </table:table-cell>
          <table:table-cell office:value-type="string" table:style-name="ce3">
            <text:p>Civil Service reform</text:p>
          </table:table-cell>
          <table:table-cell table:number-columns-repeated="16381"/>
        </table:table-row>
        <table:table-row table:style-name="ro10">
          <table:table-cell office:value-type="string" table:style-name="ce3">
            <text:p>C01_1</text:p>
          </table:table-cell>
          <table:table-cell office:value-type="string" table:style-name="ce3">
            <text:p>C01_1. Which of the following statements most reflects your current thoughts about working for [my organisation]? (% selecting 'I want to leave my organisation as soon as possible')</text:p>
          </table:table-cell>
          <table:table-cell office:value-type="string" table:style-name="ce3">
            <text:p>Future intentions</text:p>
          </table:table-cell>
          <table:table-cell table:number-columns-repeated="16381"/>
        </table:table-row>
        <table:table-row table:style-name="ro10">
          <table:table-cell office:value-type="string" table:style-name="ce3">
            <text:p>C01_2</text:p>
          </table:table-cell>
          <table:table-cell office:value-type="string" table:style-name="ce3">
            <text:p>C01_2. Which of the following statements most reflects your current thoughts about working for [my organisation]? (% selecting 'I want to leave my organisation within the next 12 months')</text:p>
          </table:table-cell>
          <table:table-cell office:value-type="string" table:style-name="ce3">
            <text:p>Future intentions</text:p>
          </table:table-cell>
          <table:table-cell table:number-columns-repeated="16381"/>
        </table:table-row>
        <table:table-row table:style-name="ro10">
          <table:table-cell office:value-type="string" table:style-name="ce3">
            <text:p>C01_3</text:p>
          </table:table-cell>
          <table:table-cell office:value-type="string" table:style-name="ce3">
            <text:p>C01_3. Which of the following statements most reflects your current thoughts about working for [my organisation]? (% selecting 'I want to stay working for my organisation for at least the next year')</text:p>
          </table:table-cell>
          <table:table-cell office:value-type="string" table:style-name="ce3">
            <text:p>Future intentions</text:p>
          </table:table-cell>
          <table:table-cell table:number-columns-repeated="16381"/>
        </table:table-row>
        <table:table-row table:style-name="ro10">
          <table:table-cell office:value-type="string" table:style-name="ce3">
            <text:p>C01_4</text:p>
          </table:table-cell>
          <table:table-cell office:value-type="string" table:style-name="ce3">
            <text:p>C01_4. Which of the following statements most reflects your current thoughts about working for [my organisation]? (% selecting 'I want to stay working for my organisation for at least the next three years')</text:p>
          </table:table-cell>
          <table:table-cell office:value-type="string" table:style-name="ce3">
            <text:p>Future intentions</text:p>
          </table:table-cell>
          <table:table-cell table:number-columns-repeated="16381"/>
        </table:table-row>
        <table:table-row table:style-name="ro10">
          <table:table-cell office:value-type="string" table:style-name="ce3">
            <text:p>C02_01</text:p>
          </table:table-cell>
          <table:table-cell office:value-type="string" table:style-name="ce3">
            <text:p>C02_01. Why do you want to leave [my organisation] immediately or within the next 12 months? (% selecting 'End of my current contract or loan'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2</text:p>
          </table:table-cell>
          <table:table-cell office:value-type="string" table:style-name="ce3">
            <text:p>C02_02. Why do you want to leave [my organisation] immediately or within the next 12 months? (% selecting 'A promotion or career progression within the Civil Service' of those ticking at least one C02 option)</text:p>
          </table:table-cell>
          <table:table-cell office:value-type="string" table:style-name="ce3">
            <text:p>Future intentions to leave</text:p>
          </table:table-cell>
          <table:table-cell table:number-columns-repeated="16381"/>
        </table:table-row>
        <table:table-row table:style-name="ro11">
          <table:table-cell office:value-type="string" table:style-name="ce3">
            <text:p>C02_03</text:p>
          </table:table-cell>
          <table:table-cell office:value-type="string" table:style-name="ce3">
            <text:p>C02_03. Why do you want to leave [my organisation] immediately or within the next 12 months? (% selecting 'A promotion or career progression outside of the Civil Service'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4</text:p>
          </table:table-cell>
          <table:table-cell office:value-type="string" table:style-name="ce3">
            <text:p>C02_04. Why do you want to leave [my organisation] immediately or within the next 12 months? (% selecting 'For a better pay and benefit package'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5</text:p>
          </table:table-cell>
          <table:table-cell office:value-type="string" table:style-name="ce3">
            <text:p>C02_05. Why do you want to leave [my organisation] immediately or within the next 12 months? (% selecting 'For more interesting work'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6</text:p>
          </table:table-cell>
          <table:table-cell office:value-type="string" table:style-name="ce3">
            <text:p>C02_06. Why do you want to leave [my organisation] immediately or within the next 12 months? (% selecting 'Due to unmanageable workload'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7</text:p>
          </table:table-cell>
          <table:table-cell office:value-type="string" table:style-name="ce3">
            <text:p>C02_07. Why do you want to leave [my organisation] immediately or within the next 12 months? (% selecting 'For a better work-life balance'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8</text:p>
          </table:table-cell>
          <table:table-cell office:value-type="string" table:style-name="ce3">
            <text:p>C02_08. Why do you want to leave [my organisation] immediately or within the next 12 months? (% selecting 'Lack of inclusion and fair treatment'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09</text:p>
          </table:table-cell>
          <table:table-cell office:value-type="string" table:style-name="ce3">
            <text:p>C02_09. Why do you want to leave [my organisation] immediately or within the next 12 months? (% selecting 'Don’t like organisational culture'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10</text:p>
          </table:table-cell>
          <table:table-cell office:value-type="string" table:style-name="ce3">
            <text:p>C02_10. Why do you want to leave [my organisation] immediately or within the next 12 months? (% selecting 'Due to poor line management'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02_11</text:p>
          </table:table-cell>
          <table:table-cell office:value-type="string" table:style-name="ce3">
            <text:p>C02_11. Why do you want to leave [my organisation] immediately or within the next 12 months? (% selecting 'Due to poor work relationships' of those ticking at least one C02 option)</text:p>
          </table:table-cell>
          <table:table-cell office:value-type="string" table:style-name="ce3">
            <text:p>Future intentions to leave</text:p>
          </table:table-cell>
          <table:table-cell table:number-columns-repeated="16381"/>
        </table:table-row>
        <table:table-row table:style-name="ro8">
          <table:table-cell office:value-type="string" table:style-name="ce3">
            <text:p>C02_12</text:p>
          </table:table-cell>
          <table:table-cell office:value-type="string" table:style-name="ce3">
            <text:p>C02_12. Why do you want to leave [my organisation] immediately or within the next 12 months? (% selecting 'Due to poor leadership' of those ticking at least one C02 option)</text:p>
          </table:table-cell>
          <table:table-cell office:value-type="string" table:style-name="ce3">
            <text:p>Future intentions to leave</text:p>
          </table:table-cell>
          <table:table-cell table:number-columns-repeated="16381"/>
        </table:table-row>
        <table:table-row table:style-name="ro11">
          <table:table-cell office:value-type="string" table:style-name="ce3">
            <text:p>C02_13</text:p>
          </table:table-cell>
          <table:table-cell office:value-type="string" table:style-name="ce3">
            <text:p>C02_13. Why do you want to leave [my organisation] immediately or within the next 12 months? (% selecting 'Personal circumstances (for example, caring responsibilities, ill health)' of those ticking at least one C02 option)</text:p>
          </table:table-cell>
          <table:table-cell office:value-type="string" table:style-name="ce3">
            <text:p>Future intentions to leave</text:p>
          </table:table-cell>
          <table:table-cell table:number-columns-repeated="16381"/>
        </table:table-row>
        <table:table-row table:style-name="ro8">
          <table:table-cell office:value-type="string" table:style-name="ce3">
            <text:p>C02_14</text:p>
          </table:table-cell>
          <table:table-cell office:value-type="string" table:style-name="ce3">
            <text:p>C02_14. Why do you want to leave [my organisation] immediately or within the next 12 months? (% selecting 'Retiring' of those ticking at least one C02 option)</text:p>
          </table:table-cell>
          <table:table-cell office:value-type="string" table:style-name="ce3">
            <text:p>Future intentions to leave</text:p>
          </table:table-cell>
          <table:table-cell table:number-columns-repeated="16381"/>
        </table:table-row>
        <table:table-row table:style-name="ro8">
          <table:table-cell office:value-type="string" table:style-name="ce3">
            <text:p>C02_15</text:p>
          </table:table-cell>
          <table:table-cell office:value-type="string" table:style-name="ce3">
            <text:p>C02_15. Why do you want to leave [my organisation] immediately or within the next 12 months? (% selecting 'Just want a change' of those ticking at least one C02 option)</text:p>
          </table:table-cell>
          <table:table-cell office:value-type="string" table:style-name="ce3">
            <text:p>Future intentions to leave</text:p>
          </table:table-cell>
          <table:table-cell table:number-columns-repeated="16381"/>
        </table:table-row>
        <table:table-row table:style-name="ro8">
          <table:table-cell office:value-type="string" table:style-name="ce3">
            <text:p>C02_16</text:p>
          </table:table-cell>
          <table:table-cell office:value-type="string" table:style-name="ce3">
            <text:p>C02_16. Why do you want to leave [my organisation] immediately or within the next 12 months? (% selecting 'Other' of those ticking at least one C02 option)</text:p>
          </table:table-cell>
          <table:table-cell office:value-type="string" table:style-name="ce3">
            <text:p>Future intentions to leave</text:p>
          </table:table-cell>
          <table:table-cell table:number-columns-repeated="16381"/>
        </table:table-row>
        <table:table-row table:style-name="ro10">
          <table:table-cell office:value-type="string" table:style-name="ce3">
            <text:p>CV3</text:p>
          </table:table-cell>
          <table:table-cell office:value-type="string" table:style-name="ce3">
            <text:p>CV3. Would you describe yourself as having 'long COVID', that is, you are still experiencing symptoms more than 4 weeks after you first had COVID-19, that are not explained by something else? (% selecting 'Yes')</text:p>
          </table:table-cell>
          <table:table-cell office:value-type="string" table:style-name="ce3">
            <text:p>The Coronavirus (Covid-19) Pandemic</text:p>
          </table:table-cell>
          <table:table-cell table:number-columns-repeated="16381"/>
        </table:table-row>
        <table:table-row table:style-name="ro9">
          <table:table-cell office:value-type="string" table:style-name="ce3">
            <text:p>D01A</text:p>
          </table:table-cell>
          <table:table-cell office:value-type="string" table:style-name="ce3">
            <text:p>D01A. I understand the Civil Service Code and what it means for my conduct (% selecting 'Strongly agree' or 'Agree')</text:p>
          </table:table-cell>
          <table:table-cell office:value-type="string" table:style-name="ce3">
            <text:p>Civil Service Code</text:p>
          </table:table-cell>
          <table:table-cell table:number-columns-repeated="16381"/>
        </table:table-row>
        <table:table-row table:style-name="ro6">
          <table:table-cell office:value-type="string" table:style-name="ce3">
            <text:p>D02</text:p>
          </table:table-cell>
          <table:table-cell office:value-type="string" table:style-name="ce3">
            <text:p>D02. Are you aware of how to raise a concern under the Civil Service Code? (% selecting 'Yes')</text:p>
          </table:table-cell>
          <table:table-cell office:value-type="string" table:style-name="ce3">
            <text:p>Civil Service Code</text:p>
          </table:table-cell>
          <table:table-cell table:number-columns-repeated="16381"/>
        </table:table-row>
        <table:table-row table:style-name="ro8">
          <table:table-cell office:value-type="string" table:style-name="ce3">
            <text:p>D03</text:p>
          </table:table-cell>
          <table:table-cell office:value-type="string" table:style-name="ce3">
            <text:p>D03. Are you confident that if you raised a concern under the Civil Service Code in [my organisation] it would be investigated properly? (% selecting 'Yes')</text:p>
          </table:table-cell>
          <table:table-cell office:value-type="string" table:style-name="ce3">
            <text:p>Civil Service Code</text:p>
          </table:table-cell>
          <table:table-cell table:number-columns-repeated="16381"/>
        </table:table-row>
        <table:table-row table:style-name="ro6">
          <table:table-cell office:value-type="string" table:style-name="ce3">
            <text:p>E01_yes</text:p>
          </table:table-cell>
          <table:table-cell office:value-type="string" table:style-name="ce3">
            <text:p>E01_yes. Have you been discriminated against at work in the last 12 months? (% selecting 'Yes')</text:p>
          </table:table-cell>
          <table:table-cell office:value-type="string" table:style-name="ce3">
            <text:p>Discrimination</text:p>
          </table:table-cell>
          <table:table-cell table:number-columns-repeated="16381"/>
        </table:table-row>
        <table:table-row table:style-name="ro6">
          <table:table-cell office:value-type="string" table:style-name="ce3">
            <text:p>E01_no</text:p>
          </table:table-cell>
          <table:table-cell office:value-type="string" table:style-name="ce3">
            <text:p>E01_no. Have you been discriminated against at work in the last 12 months? (% selecting 'No')</text:p>
          </table:table-cell>
          <table:table-cell office:value-type="string" table:style-name="ce3">
            <text:p>Discrimination</text:p>
          </table:table-cell>
          <table:table-cell table:number-columns-repeated="16381"/>
        </table:table-row>
        <table:table-row table:style-name="ro9">
          <table:table-cell office:value-type="string" table:style-name="ce3">
            <text:p>E01_pnts</text:p>
          </table:table-cell>
          <table:table-cell office:value-type="string" table:style-name="ce3">
            <text:p>E01_pnts. Have you been discriminated against at work in the last 12 months? (% selecting 'Prefer not to say')</text:p>
          </table:table-cell>
          <table:table-cell office:value-type="string" table:style-name="ce3">
            <text:p>Discrimination</text:p>
          </table:table-cell>
          <table:table-cell table:number-columns-repeated="16381"/>
        </table:table-row>
        <table:table-row table:style-name="ro9">
          <table:table-cell office:value-type="string" table:style-name="ce3">
            <text:p>E02_01</text:p>
          </table:table-cell>
          <table:table-cell office:value-type="string" table:style-name="ce3">
            <text:p>E02_01. On which of the following grounds were you discriminated against? (% selecting 'Age'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02</text:p>
          </table:table-cell>
          <table:table-cell office:value-type="string" table:style-name="ce3">
            <text:p>E02_02. On which of the following grounds were you discriminated against? (% selecting 'Caring responsibilities' of those ticking at least one E02 option)</text:p>
          </table:table-cell>
          <table:table-cell office:value-type="string" table:style-name="ce3">
            <text:p>Grounds of discrimination</text:p>
          </table:table-cell>
          <table:table-cell table:number-columns-repeated="16381"/>
        </table:table-row>
        <table:table-row table:style-name="ro9">
          <table:table-cell office:value-type="string" table:style-name="ce3">
            <text:p>E02_03</text:p>
          </table:table-cell>
          <table:table-cell office:value-type="string" table:style-name="ce3">
            <text:p>E02_03. On which of the following grounds were you discriminated against? (% selecting 'Disability'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04</text:p>
          </table:table-cell>
          <table:table-cell office:value-type="string" table:style-name="ce3">
            <text:p>E02_04. On which of the following grounds were you discriminated against? (% selecting 'Ethnic background' of those ticking at least one E02 option)</text:p>
          </table:table-cell>
          <table:table-cell office:value-type="string" table:style-name="ce3">
            <text:p>Grounds of discrimination</text:p>
          </table:table-cell>
          <table:table-cell table:number-columns-repeated="16381"/>
        </table:table-row>
        <table:table-row table:style-name="ro9">
          <table:table-cell office:value-type="string" table:style-name="ce3">
            <text:p>E02_05</text:p>
          </table:table-cell>
          <table:table-cell office:value-type="string" table:style-name="ce3">
            <text:p>E02_05. On which of the following grounds were you discriminated against? (% selecting 'Gender'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06</text:p>
          </table:table-cell>
          <table:table-cell office:value-type="string" table:style-name="ce3">
            <text:p>E02_06. On which of the following grounds were you discriminated against? (% selecting 'Gender reassignment or perceived gender'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07</text:p>
          </table:table-cell>
          <table:table-cell office:value-type="string" table:style-name="ce3">
            <text:p>E02_07. On which of the following grounds were you discriminated against? (% selecting 'Grade or responsibility level' of those ticking at least one E02 option)</text:p>
          </table:table-cell>
          <table:table-cell office:value-type="string" table:style-name="ce3">
            <text:p>Grounds of discrimination</text:p>
          </table:table-cell>
          <table:table-cell table:number-columns-repeated="16381"/>
        </table:table-row>
        <table:table-row table:style-name="ro10">
          <table:table-cell office:value-type="string" table:style-name="ce3">
            <text:p>E02_08</text:p>
          </table:table-cell>
          <table:table-cell office:value-type="string" table:style-name="ce3">
            <text:p>E02_08. On which of the following grounds were you discriminated against? (% selecting 'Main spoken, written language or language ability'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09</text:p>
          </table:table-cell>
          <table:table-cell office:value-type="string" table:style-name="ce3">
            <text:p>E02_09. On which of the following grounds were you discriminated against? (% selecting 'Marital status or civil partnership'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0</text:p>
          </table:table-cell>
          <table:table-cell office:value-type="string" table:style-name="ce3">
            <text:p>E02_10. On which of the following grounds were you discriminated against? (% selecting 'Mental health' of those ticking at least one E02 option)</text:p>
          </table:table-cell>
          <table:table-cell office:value-type="string" table:style-name="ce3">
            <text:p>Grounds of discrimination</text:p>
          </table:table-cell>
          <table:table-cell table:number-columns-repeated="16381"/>
        </table:table-row>
        <table:table-row table:style-name="ro9">
          <table:table-cell office:value-type="string" table:style-name="ce3">
            <text:p>E02_11</text:p>
          </table:table-cell>
          <table:table-cell office:value-type="string" table:style-name="ce3">
            <text:p>E02_11. On which of the following grounds were you discriminated against? (% selecting 'Pay'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2</text:p>
          </table:table-cell>
          <table:table-cell office:value-type="string" table:style-name="ce3">
            <text:p>E02_12. On which of the following grounds were you discriminated against? (% selecting 'Pregnancy, maternity or paternity'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3</text:p>
          </table:table-cell>
          <table:table-cell office:value-type="string" table:style-name="ce3">
            <text:p>E02_13. On which of the following grounds were you discriminated against? (% selecting 'Religion or belief' of those ticking at least one E02 option)</text:p>
          </table:table-cell>
          <table:table-cell office:value-type="string" table:style-name="ce3">
            <text:p>Grounds of discrimination</text:p>
          </table:table-cell>
          <table:table-cell table:number-columns-repeated="16381"/>
        </table:table-row>
        <table:table-row table:style-name="ro9">
          <table:table-cell office:value-type="string" table:style-name="ce3">
            <text:p>E02_14</text:p>
          </table:table-cell>
          <table:table-cell office:value-type="string" table:style-name="ce3">
            <text:p>E02_14. On which of the following grounds were you discriminated against? (% selecting 'Sex'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5</text:p>
          </table:table-cell>
          <table:table-cell office:value-type="string" table:style-name="ce3">
            <text:p>E02_15. On which of the following grounds were you discriminated against? (% selecting 'Sexual orientation'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6</text:p>
          </table:table-cell>
          <table:table-cell office:value-type="string" table:style-name="ce3">
            <text:p>E02_16. On which of the following grounds were you discriminated against? (% selecting 'Social or educational background'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7</text:p>
          </table:table-cell>
          <table:table-cell office:value-type="string" table:style-name="ce3">
            <text:p>E02_17. On which of the following grounds were you discriminated against? (% selecting 'Working location'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8</text:p>
          </table:table-cell>
          <table:table-cell office:value-type="string" table:style-name="ce3">
            <text:p>E02_18. On which of the following grounds were you discriminated against? (% selecting 'Working pattern'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19</text:p>
          </table:table-cell>
          <table:table-cell office:value-type="string" table:style-name="ce3">
            <text:p>E02_19. On which of the following grounds were you discriminated against? (% selecting 'Any other grounds (please specify)' of those ticking at least one E02 option)</text:p>
          </table:table-cell>
          <table:table-cell office:value-type="string" table:style-name="ce3">
            <text:p>Grounds of discrimination</text:p>
          </table:table-cell>
          <table:table-cell table:number-columns-repeated="16381"/>
        </table:table-row>
        <table:table-row table:style-name="ro8">
          <table:table-cell office:value-type="string" table:style-name="ce3">
            <text:p>E02_20</text:p>
          </table:table-cell>
          <table:table-cell office:value-type="string" table:style-name="ce3">
            <text:p>E02_20. On which of the following grounds were you discriminated against? (% selecting 'Prefer not to say' of those ticking at least one E02 option)</text:p>
          </table:table-cell>
          <table:table-cell office:value-type="string" table:style-name="ce3">
            <text:p>Grounds of discrimination</text:p>
          </table:table-cell>
          <table:table-cell table:number-columns-repeated="16381"/>
        </table:table-row>
        <table:table-row table:style-name="ro6">
          <table:table-cell office:value-type="string" table:style-name="ce3">
            <text:p>E03_yes</text:p>
          </table:table-cell>
          <table:table-cell office:value-type="string" table:style-name="ce3">
            <text:p>E03_yes. Have you been bullied or harassed at work, in the past 12 months? (% selecting 'Yes')</text:p>
          </table:table-cell>
          <table:table-cell office:value-type="string" table:style-name="ce3">
            <text:p>Bullying and harassment</text:p>
          </table:table-cell>
          <table:table-cell table:number-columns-repeated="16381"/>
        </table:table-row>
        <table:table-row table:style-name="ro6">
          <table:table-cell office:value-type="string" table:style-name="ce3">
            <text:p>E03_no</text:p>
          </table:table-cell>
          <table:table-cell office:value-type="string" table:style-name="ce3">
            <text:p>E03_no. Have you been bullied or harassed at work, in the past 12 months? (% selecting 'No')</text:p>
          </table:table-cell>
          <table:table-cell office:value-type="string" table:style-name="ce3">
            <text:p>Bullying and harassment</text:p>
          </table:table-cell>
          <table:table-cell table:number-columns-repeated="16381"/>
        </table:table-row>
        <table:table-row table:style-name="ro9">
          <table:table-cell office:value-type="string" table:style-name="ce3">
            <text:p>E03_pnts</text:p>
          </table:table-cell>
          <table:table-cell office:value-type="string" table:style-name="ce3">
            <text:p>E03_pnts. Have you been bullied or harassed at work, in the past 12 months? (% selecting 'Prefer not to say')</text:p>
          </table:table-cell>
          <table:table-cell office:value-type="string" table:style-name="ce3">
            <text:p>Bullying and harassment</text:p>
          </table:table-cell>
          <table:table-cell table:number-columns-repeated="16381"/>
        </table:table-row>
        <table:table-row table:style-name="ro11">
          <table:table-cell office:value-type="string" table:style-name="ce3">
            <text:p>E03A_01</text:p>
          </table:table-cell>
          <table:table-cell office:value-type="string" table:style-name="ce3">
            <text:p>E03A_01. How would you describe the nature of the bullying and or harassment you experienced? (% selecting 'Comments about my personal appearance or accent' of those ticking at least one E03A option)</text:p>
          </table:table-cell>
          <table:table-cell office:value-type="string" table:style-name="ce3">
            <text:p>Nature of bullying and harassment</text:p>
          </table:table-cell>
          <table:table-cell table:number-columns-repeated="16381"/>
        </table:table-row>
        <table:table-row table:style-name="ro3">
          <table:table-cell office:value-type="string" table:style-name="ce3">
            <text:p>E03A_02</text:p>
          </table:table-cell>
          <table:table-cell office:value-type="string" table:style-name="ce3">
            <text:p>E03A_02. How would you describe the nature of the bullying and or harassment you experienced? (% selecting 'Sexual harassment (for example, sexual comments or jokes, unwelcome sexual advances, touching or assault)'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03</text:p>
          </table:table-cell>
          <table:table-cell office:value-type="string" table:style-name="ce3">
            <text:p>E03A_03. How would you describe the nature of the bullying and or harassment you experienced? (% selecting 'Spreading gossip or making false accusations about me' of those ticking at least one E03A option)</text:p>
          </table:table-cell>
          <table:table-cell office:value-type="string" table:style-name="ce3">
            <text:p>Nature of bullying and harassment</text:p>
          </table:table-cell>
          <table:table-cell table:number-columns-repeated="16381"/>
        </table:table-row>
        <table:table-row table:style-name="ro3">
          <table:table-cell office:value-type="string" table:style-name="ce3">
            <text:p>E03A_04</text:p>
          </table:table-cell>
          <table:table-cell office:value-type="string" table:style-name="ce3">
            <text:p>E03A_04. How would you describe the nature of the bullying and or harassment you experienced? (% selecting 'Intimidation, or verbal or written aggression (for example, shouting, making threats, sending aggressive emails)' of those ticking at least one E03A option)</text:p>
          </table:table-cell>
          <table:table-cell office:value-type="string" table:style-name="ce3">
            <text:p>Nature of bullying and harassment</text:p>
          </table:table-cell>
          <table:table-cell table:number-columns-repeated="16381"/>
        </table:table-row>
        <table:table-row table:style-name="ro11">
          <table:table-cell office:value-type="string" table:style-name="ce3">
            <text:p>E03A_05</text:p>
          </table:table-cell>
          <table:table-cell office:value-type="string" table:style-name="ce3">
            <text:p>E03A_05. How would you describe the nature of the bullying and or harassment you experienced? (% selecting 'Physical assault (for example, object thrown at me, pushed, hit)'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06</text:p>
          </table:table-cell>
          <table:table-cell office:value-type="string" table:style-name="ce3">
            <text:p>E03A_06. How would you describe the nature of the bullying and or harassment you experienced? (% selecting 'Humiliated in front of team or others' of those ticking at least one E03A option)</text:p>
          </table:table-cell>
          <table:table-cell office:value-type="string" table:style-name="ce3">
            <text:p>Nature of bullying and harassment</text:p>
          </table:table-cell>
          <table:table-cell table:number-columns-repeated="16381"/>
        </table:table-row>
        <table:table-row table:style-name="ro11">
          <table:table-cell office:value-type="string" table:style-name="ce3">
            <text:p>E03A_07</text:p>
          </table:table-cell>
          <table:table-cell office:value-type="string" table:style-name="ce3">
            <text:p>E03A_07. How would you describe the nature of the bullying and or harassment you experienced? (% selecting 'Negative micromanagement (for example, excessive control, made to feel incompetent)' of those ticking at least one E03A option)</text:p>
          </table:table-cell>
          <table:table-cell office:value-type="string" table:style-name="ce3">
            <text:p>Nature of bullying and harassment</text:p>
          </table:table-cell>
          <table:table-cell table:number-columns-repeated="16381"/>
        </table:table-row>
        <table:table-row table:style-name="ro3">
          <table:table-cell office:value-type="string" table:style-name="ce3">
            <text:p>E03A_08</text:p>
          </table:table-cell>
          <table:table-cell office:value-type="string" table:style-name="ce3">
            <text:p>E03A_08. How would you describe the nature of the bullying and or harassment you experienced? (% selecting 'Removal of job responsibilities, unconstructive criticism, or changing expectations'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09</text:p>
          </table:table-cell>
          <table:table-cell office:value-type="string" table:style-name="ce3">
            <text:p>E03A_09. How would you describe the nature of the bullying and or harassment you experienced? (% selecting 'Treated less favourably to others'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10</text:p>
          </table:table-cell>
          <table:table-cell office:value-type="string" table:style-name="ce3">
            <text:p>E03A_10. How would you describe the nature of the bullying and or harassment you experienced? (% selecting 'Ignored, excluded, marginalised'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11</text:p>
          </table:table-cell>
          <table:table-cell office:value-type="string" table:style-name="ce3">
            <text:p>E03A_11. How would you describe the nature of the bullying and or harassment you experienced? (% selecting 'Undermining or taking credit for my work'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12</text:p>
          </table:table-cell>
          <table:table-cell office:value-type="string" table:style-name="ce3">
            <text:p>E03A_12. How would you describe the nature of the bullying and or harassment you experienced? (% selecting 'Denied time off for personal ill health'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13</text:p>
          </table:table-cell>
          <table:table-cell office:value-type="string" table:style-name="ce3">
            <text:p>E03A_13. How would you describe the nature of the bullying and or harassment you experienced? (% selecting 'Denied time off for family or caring responsibilities' of those ticking at least one E03A option)</text:p>
          </table:table-cell>
          <table:table-cell office:value-type="string" table:style-name="ce3">
            <text:p>Nature of bullying and harassment</text:p>
          </table:table-cell>
          <table:table-cell table:number-columns-repeated="16381"/>
        </table:table-row>
        <table:table-row table:style-name="ro11">
          <table:table-cell office:value-type="string" table:style-name="ce3">
            <text:p>E03A_14</text:p>
          </table:table-cell>
          <table:table-cell office:value-type="string" table:style-name="ce3">
            <text:p>E03A_14. How would you describe the nature of the bullying and or harassment you experienced? (% selecting 'Disclosure of personal or sensitive information to colleagues without my consent' of those ticking at least one E03A option)</text:p>
          </table:table-cell>
          <table:table-cell office:value-type="string" table:style-name="ce3">
            <text:p>Nature of bullying and harassment</text:p>
          </table:table-cell>
          <table:table-cell table:number-columns-repeated="16381"/>
        </table:table-row>
        <table:table-row table:style-name="ro11">
          <table:table-cell office:value-type="string" table:style-name="ce3">
            <text:p>E03A_15</text:p>
          </table:table-cell>
          <table:table-cell office:value-type="string" table:style-name="ce3">
            <text:p>E03A_15. How would you describe the nature of the bullying and or harassment you experienced? (% selecting 'Unhelpful comments about my mental health or being off sick' of those ticking at least one E03A option)</text:p>
          </table:table-cell>
          <table:table-cell office:value-type="string" table:style-name="ce3">
            <text:p>Nature of bullying and harassment</text:p>
          </table:table-cell>
          <table:table-cell table:number-columns-repeated="16381"/>
        </table:table-row>
        <table:table-row table:style-name="ro10">
          <table:table-cell office:value-type="string" table:style-name="ce3">
            <text:p>E03A_16</text:p>
          </table:table-cell>
          <table:table-cell office:value-type="string" table:style-name="ce3">
            <text:p>E03A_16. How would you describe the nature of the bullying and or harassment you experienced? (% selecting 'Something else not listed here (please specify)' of those ticking at least one E03A option)</text:p>
          </table:table-cell>
          <table:table-cell office:value-type="string" table:style-name="ce3">
            <text:p>Nature of bullying and harassment</text:p>
          </table:table-cell>
          <table:table-cell table:number-columns-repeated="16381"/>
        </table:table-row>
        <table:table-row table:style-name="ro8">
          <table:table-cell office:value-type="string" table:style-name="ce3">
            <text:p>E03A_17</text:p>
          </table:table-cell>
          <table:table-cell office:value-type="string" table:style-name="ce3">
            <text:p>E03A_17. How would you describe the nature of the bullying and or harassment you experienced? (% selecting 'Prefer not to say' of those ticking at least one E03A option)</text:p>
          </table:table-cell>
          <table:table-cell office:value-type="string" table:style-name="ce3">
            <text:p>Nature of bullying and harassment</text:p>
          </table:table-cell>
          <table:table-cell table:number-columns-repeated="16381"/>
        </table:table-row>
        <table:table-row table:style-name="ro9">
          <table:table-cell office:value-type="string" table:style-name="ce3">
            <text:p>E04_01</text:p>
          </table:table-cell>
          <table:table-cell office:value-type="string" table:style-name="ce3">
            <text:p>E04_01. Who bullied or harassed you? (% selecting 'A colleague in my Area, Directorate or Division' of those ticking at least one E04 option)</text:p>
          </table:table-cell>
          <table:table-cell office:value-type="string" table:style-name="ce3">
            <text:p>Source of bullying and harassment</text:p>
          </table:table-cell>
          <table:table-cell table:number-columns-repeated="16381"/>
        </table:table-row>
        <table:table-row table:style-name="ro8">
          <table:table-cell office:value-type="string" table:style-name="ce3">
            <text:p>E04_02</text:p>
          </table:table-cell>
          <table:table-cell office:value-type="string" table:style-name="ce3">
            <text:p>E04_02. Who bullied or harassed you? (% selecting 'A colleague in a different Area, Directorate, Division of my organisation' of those ticking at least one E04 option)</text:p>
          </table:table-cell>
          <table:table-cell office:value-type="string" table:style-name="ce3">
            <text:p>Source of bullying and harassment</text:p>
          </table:table-cell>
          <table:table-cell table:number-columns-repeated="16381"/>
        </table:table-row>
        <table:table-row table:style-name="ro6">
          <table:table-cell office:value-type="string" table:style-name="ce3">
            <text:p>E04_03</text:p>
          </table:table-cell>
          <table:table-cell office:value-type="string" table:style-name="ce3">
            <text:p>E04_03. Who bullied or harassed you? (% selecting 'My manager' of those ticking at least one E04 option)</text:p>
          </table:table-cell>
          <table:table-cell office:value-type="string" table:style-name="ce3">
            <text:p>Source of bullying and harassment</text:p>
          </table:table-cell>
          <table:table-cell table:number-columns-repeated="16381"/>
        </table:table-row>
        <table:table-row table:style-name="ro9">
          <table:table-cell office:value-type="string" table:style-name="ce3">
            <text:p>E04_04</text:p>
          </table:table-cell>
          <table:table-cell office:value-type="string" table:style-name="ce3">
            <text:p>E04_04. Who bullied or harassed you? (% selecting 'Another senior member of staff in my organisation' of those ticking at least one E04 option)</text:p>
          </table:table-cell>
          <table:table-cell office:value-type="string" table:style-name="ce3">
            <text:p>Source of bullying and harassment</text:p>
          </table:table-cell>
          <table:table-cell table:number-columns-repeated="16381"/>
        </table:table-row>
        <table:table-row table:style-name="ro9">
          <table:table-cell office:value-type="string" table:style-name="ce3">
            <text:p>E04_05</text:p>
          </table:table-cell>
          <table:table-cell office:value-type="string" table:style-name="ce3">
            <text:p>E04_05. Who bullied or harassed you? (% selecting 'Someone I manage' of those ticking at least one E04 option)</text:p>
          </table:table-cell>
          <table:table-cell office:value-type="string" table:style-name="ce3">
            <text:p>Source of bullying and harassment</text:p>
          </table:table-cell>
          <table:table-cell table:number-columns-repeated="16381"/>
        </table:table-row>
        <table:table-row table:style-name="ro8">
          <table:table-cell office:value-type="string" table:style-name="ce3">
            <text:p>E04_06</text:p>
          </table:table-cell>
          <table:table-cell office:value-type="string" table:style-name="ce3">
            <text:p>E04_06. Who bullied or harassed you? (% selecting 'Someone working in a different Civil Service organisation' of those ticking at least one E04 option)</text:p>
          </table:table-cell>
          <table:table-cell office:value-type="string" table:style-name="ce3">
            <text:p>Source of bullying and harassment</text:p>
          </table:table-cell>
          <table:table-cell table:number-columns-repeated="16381"/>
        </table:table-row>
        <table:table-row table:style-name="ro9">
          <table:table-cell office:value-type="string" table:style-name="ce3">
            <text:p>E04_07</text:p>
          </table:table-cell>
          <table:table-cell office:value-type="string" table:style-name="ce3">
            <text:p>E04_07. Who bullied or harassed you? (% selecting 'Someone working for a non-Civil Service organisation' of those ticking at least one E04 option)</text:p>
          </table:table-cell>
          <table:table-cell office:value-type="string" table:style-name="ce3">
            <text:p>Source of bullying and harassment</text:p>
          </table:table-cell>
          <table:table-cell table:number-columns-repeated="16381"/>
        </table:table-row>
        <table:table-row table:style-name="ro6">
          <table:table-cell office:value-type="string" table:style-name="ce3">
            <text:p>E04_08</text:p>
          </table:table-cell>
          <table:table-cell office:value-type="string" table:style-name="ce3">
            <text:p>E04_08. Who bullied or harassed you? (% selecting 'A contractor' of those ticking at least one E04 option)</text:p>
          </table:table-cell>
          <table:table-cell office:value-type="string" table:style-name="ce3">
            <text:p>Source of bullying and harassment</text:p>
          </table:table-cell>
          <table:table-cell table:number-columns-repeated="16381"/>
        </table:table-row>
        <table:table-row table:style-name="ro8">
          <table:table-cell office:value-type="string" table:style-name="ce3">
            <text:p>E04_09</text:p>
          </table:table-cell>
          <table:table-cell office:value-type="string" table:style-name="ce3">
            <text:p>E04_09. Who bullied or harassed you? (% selecting 'A service user (for example, customer, claimant, offender)' of those ticking at least one E04 option)</text:p>
          </table:table-cell>
          <table:table-cell office:value-type="string" table:style-name="ce3">
            <text:p>Source of bullying and harassment</text:p>
          </table:table-cell>
          <table:table-cell table:number-columns-repeated="16381"/>
        </table:table-row>
        <table:table-row table:style-name="ro9">
          <table:table-cell office:value-type="string" table:style-name="ce3">
            <text:p>E04_10</text:p>
          </table:table-cell>
          <table:table-cell office:value-type="string" table:style-name="ce3">
            <text:p>E04_10. Who bullied or harassed you? (% selecting 'A member of the public' of those ticking at least one E04 option)</text:p>
          </table:table-cell>
          <table:table-cell office:value-type="string" table:style-name="ce3">
            <text:p>Source of bullying and harassment</text:p>
          </table:table-cell>
          <table:table-cell table:number-columns-repeated="16381"/>
        </table:table-row>
        <table:table-row table:style-name="ro9">
          <table:table-cell office:value-type="string" table:style-name="ce3">
            <text:p>E04_11</text:p>
          </table:table-cell>
          <table:table-cell office:value-type="string" table:style-name="ce3">
            <text:p>E04_11. Who bullied or harassed you? (% selecting 'Something else not listed here (please specify)' of those ticking at least one E04 option)</text:p>
          </table:table-cell>
          <table:table-cell office:value-type="string" table:style-name="ce3">
            <text:p>Source of bullying and harassment</text:p>
          </table:table-cell>
          <table:table-cell table:number-columns-repeated="16381"/>
        </table:table-row>
        <table:table-row table:style-name="ro9">
          <table:table-cell office:value-type="string" table:style-name="ce3">
            <text:p>E04_12</text:p>
          </table:table-cell>
          <table:table-cell office:value-type="string" table:style-name="ce3">
            <text:p>E04_12. Who bullied or harassed you? (% selecting 'Prefer not to say' of those ticking at least one E04 option)</text:p>
          </table:table-cell>
          <table:table-cell office:value-type="string" table:style-name="ce3">
            <text:p>Source of bullying and harassment</text:p>
          </table:table-cell>
          <table:table-cell table:number-columns-repeated="16381"/>
        </table:table-row>
        <table:table-row table:style-name="ro6">
          <table:table-cell office:value-type="string" table:style-name="ce3">
            <text:p>E05_yes</text:p>
          </table:table-cell>
          <table:table-cell office:value-type="string" table:style-name="ce3">
            <text:p>E05_yes. Did you report your experience of bullying and harassment? (% selecting 'Yes')</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5_no</text:p>
          </table:table-cell>
          <table:table-cell office:value-type="string" table:style-name="ce3">
            <text:p>E05_no. Did you report your experience of bullying and harassment? (% selecting 'No')</text:p>
          </table:table-cell>
          <table:table-cell office:value-type="string" table:style-name="ce3">
            <text:p>Reporting of bullying and harassment</text:p>
          </table:table-cell>
          <table:table-cell table:number-columns-repeated="16381"/>
        </table:table-row>
        <table:table-row table:style-name="ro9">
          <table:table-cell office:value-type="string" table:style-name="ce3">
            <text:p>E05_pnts</text:p>
          </table:table-cell>
          <table:table-cell office:value-type="string" table:style-name="ce3">
            <text:p>E05_pnts. Did you report your experience of bullying and harassment? (% selecting 'Prefer not to say')</text:p>
          </table:table-cell>
          <table:table-cell office:value-type="string" table:style-name="ce3">
            <text:p>Reporting of bullying and harassment</text:p>
          </table:table-cell>
          <table:table-cell table:number-columns-repeated="16381"/>
        </table:table-row>
        <table:table-row table:style-name="ro8">
          <table:table-cell office:value-type="string" table:style-name="ce3">
            <text:p>E05A_01</text:p>
          </table:table-cell>
          <table:table-cell office:value-type="string" table:style-name="ce3">
            <text:p>E05A_01. How did you report your experience of bullying and harassment? (% selecting 'I raised a formal complaint' of those ticking at least one E05A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A_02</text:p>
          </table:table-cell>
          <table:table-cell office:value-type="string" table:style-name="ce3">
            <text:p>E05A_02. How did you report your experience of bullying and harassment? (% selecting 'I reported it in another way, through less formal means (please specify)' of those ticking at least one E05A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A_03</text:p>
          </table:table-cell>
          <table:table-cell office:value-type="string" table:style-name="ce3">
            <text:p>E05A_03. How did you report your experience of bullying and harassment? (% selecting 'I confided in someone (for example, a colleague)' of those ticking at least one E05A option)</text:p>
          </table:table-cell>
          <table:table-cell office:value-type="string" table:style-name="ce3">
            <text:p>Reporting of bullying and harassment</text:p>
          </table:table-cell>
          <table:table-cell table:number-columns-repeated="16381"/>
        </table:table-row>
        <table:table-row table:style-name="ro8">
          <table:table-cell office:value-type="string" table:style-name="ce3">
            <text:p>E05A_04</text:p>
          </table:table-cell>
          <table:table-cell office:value-type="string" table:style-name="ce3">
            <text:p>E05A_04. How did you report your experience of bullying and harassment? (% selecting 'In another way (please specify)' of those ticking at least one E05A option)</text:p>
          </table:table-cell>
          <table:table-cell office:value-type="string" table:style-name="ce3">
            <text:p>Reporting of bullying and harassment</text:p>
          </table:table-cell>
          <table:table-cell table:number-columns-repeated="16381"/>
        </table:table-row>
        <table:table-row table:style-name="ro8">
          <table:table-cell office:value-type="string" table:style-name="ce3">
            <text:p>E05B_01</text:p>
          </table:table-cell>
          <table:table-cell office:value-type="string" table:style-name="ce3">
            <text:p>E05B_01. Why did you not report your experience of bullying and harassment? (% selecting 'I felt I might jeopardise my job' of those ticking at least one E05B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B_02</text:p>
          </table:table-cell>
          <table:table-cell office:value-type="string" table:style-name="ce3">
            <text:p>E05B_02. Why did you not report your experience of bullying and harassment? (% selecting 'I did not want to be seen as a troublemaker' of those ticking at least one E05B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B_03</text:p>
          </table:table-cell>
          <table:table-cell office:value-type="string" table:style-name="ce3">
            <text:p>E05B_03. Why did you not report your experience of bullying and harassment? (% selecting 'I did not believe that corrective action would be taken' of those ticking at least one E05B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B_04</text:p>
          </table:table-cell>
          <table:table-cell office:value-type="string" table:style-name="ce3">
            <text:p>E05B_04. Why did you not report your experience of bullying and harassment? (% selecting 'I did not know how to report it or who to speak to' of those ticking at least one E05B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B_05</text:p>
          </table:table-cell>
          <table:table-cell office:value-type="string" table:style-name="ce3">
            <text:p>E05B_05. Why did you not report your experience of bullying and harassment? (% selecting 'The behaviour stopped before I could report it' of those ticking at least one E05B option)</text:p>
          </table:table-cell>
          <table:table-cell office:value-type="string" table:style-name="ce3">
            <text:p>Reporting of bullying and harassment</text:p>
          </table:table-cell>
          <table:table-cell table:number-columns-repeated="16381"/>
        </table:table-row>
        <table:table-row table:style-name="ro10">
          <table:table-cell office:value-type="string" table:style-name="ce3">
            <text:p>E05B_06</text:p>
          </table:table-cell>
          <table:table-cell office:value-type="string" table:style-name="ce3">
            <text:p>E05B_06. Why did you not report your experience of bullying and harassment? (% selecting 'I did not report it for another reason (please specify)' of those ticking at least one E05B option)</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A_yes</text:p>
          </table:table-cell>
          <table:table-cell office:value-type="string" table:style-name="ce3">
            <text:p>E06_A_yes. Was appropriate action taken to address the behaviour you experienced? (% selecting 'Yes')</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A_no</text:p>
          </table:table-cell>
          <table:table-cell office:value-type="string" table:style-name="ce3">
            <text:p>E06_A_no. Was appropriate action taken to address the behaviour you experienced? (% selecting 'No')</text:p>
          </table:table-cell>
          <table:table-cell office:value-type="string" table:style-name="ce3">
            <text:p>Reporting of bullying and harassment</text:p>
          </table:table-cell>
          <table:table-cell table:number-columns-repeated="16381"/>
        </table:table-row>
        <table:table-row table:style-name="ro9">
          <table:table-cell office:value-type="string" table:style-name="ce3">
            <text:p>E06_A_pnts</text:p>
          </table:table-cell>
          <table:table-cell office:value-type="string" table:style-name="ce3">
            <text:p>E06_A_pnts. Was appropriate action taken to address the behaviour you experienced? (% selecting 'Prefer not to say')</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B_yes</text:p>
          </table:table-cell>
          <table:table-cell office:value-type="string" table:style-name="ce3">
            <text:p>E06_B_yes. Has the bullying and harassment stopped? (% selecting 'Yes')</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B_no</text:p>
          </table:table-cell>
          <table:table-cell office:value-type="string" table:style-name="ce3">
            <text:p>E06_B_no. Has the bullying and harassment stopped? (% selecting 'No')</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B_pnts</text:p>
          </table:table-cell>
          <table:table-cell office:value-type="string" table:style-name="ce3">
            <text:p>E06_B_pnts. Has the bullying and harassment stopped? (% selecting 'Prefer not to say')</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C_yes</text:p>
          </table:table-cell>
          <table:table-cell office:value-type="string" table:style-name="ce3">
            <text:p>E06_C_yes. Does the culture where you work allow this kind of behaviour to continue? (% selecting 'Yes')</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C_no</text:p>
          </table:table-cell>
          <table:table-cell office:value-type="string" table:style-name="ce3">
            <text:p>E06_C_no. Does the culture where you work allow this kind of behaviour to continue? (% selecting 'No')</text:p>
          </table:table-cell>
          <table:table-cell office:value-type="string" table:style-name="ce3">
            <text:p>Reporting of bullying and harassment</text:p>
          </table:table-cell>
          <table:table-cell table:number-columns-repeated="16381"/>
        </table:table-row>
        <table:table-row table:style-name="ro9">
          <table:table-cell office:value-type="string" table:style-name="ce3">
            <text:p>E06_C_pnts</text:p>
          </table:table-cell>
          <table:table-cell office:value-type="string" table:style-name="ce3">
            <text:p>E06_C_pnts. Does the culture where you work allow this kind of behaviour to continue? (% selecting 'Prefer not to say')</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D_yes</text:p>
          </table:table-cell>
          <table:table-cell office:value-type="string" table:style-name="ce3">
            <text:p>E06_D_yes. Did you feel like you were punished for reporting the incident? (% selecting 'Yes')</text:p>
          </table:table-cell>
          <table:table-cell office:value-type="string" table:style-name="ce3">
            <text:p>Reporting of bullying and harassment</text:p>
          </table:table-cell>
          <table:table-cell table:number-columns-repeated="16381"/>
        </table:table-row>
        <table:table-row table:style-name="ro6">
          <table:table-cell office:value-type="string" table:style-name="ce3">
            <text:p>E06_D_no</text:p>
          </table:table-cell>
          <table:table-cell office:value-type="string" table:style-name="ce3">
            <text:p>E06_D_no. Did you feel like you were punished for reporting the incident? (% selecting 'No')</text:p>
          </table:table-cell>
          <table:table-cell office:value-type="string" table:style-name="ce3">
            <text:p>Reporting of bullying and harassment</text:p>
          </table:table-cell>
          <table:table-cell table:number-columns-repeated="16381"/>
        </table:table-row>
        <table:table-row table:style-name="ro9">
          <table:table-cell office:value-type="string" table:style-name="ce3">
            <text:p>E06_D_pnts</text:p>
          </table:table-cell>
          <table:table-cell office:value-type="string" table:style-name="ce3">
            <text:p>E06_D_pnts. Did you feel like you were punished for reporting the incident? (% selecting 'Prefer not to say')</text:p>
          </table:table-cell>
          <table:table-cell office:value-type="string" table:style-name="ce3">
            <text:p>Reporting of bullying and harassment</text:p>
          </table:table-cell>
          <table:table-cell table:number-columns-repeated="16381"/>
        </table:table-row>
        <table:table-row table:style-name="ro9">
          <table:table-cell office:value-type="string" table:style-name="ce3">
            <text:p>W01</text:p>
          </table:table-cell>
          <table:table-cell office:value-type="string" table:style-name="ce3">
            <text:p>W01. Overall, how satisfied are you with your life nowadays? (% selecting 7 to 10, where 10 is the most satisfied)</text:p>
          </table:table-cell>
          <table:table-cell office:value-type="string" table:style-name="ce3">
            <text:p>Wellbeing</text:p>
          </table:table-cell>
          <table:table-cell table:number-columns-repeated="16381"/>
        </table:table-row>
        <table:table-row table:style-name="ro9">
          <table:table-cell office:value-type="string" table:style-name="ce3">
            <text:p>W02</text:p>
          </table:table-cell>
          <table:table-cell office:value-type="string" table:style-name="ce3">
            <text:p>W02. Overall, to what extent do you feel that things you do in your life are worthwhile? (% selecting 7 to 10, where 10 is the most worthwhile)</text:p>
          </table:table-cell>
          <table:table-cell office:value-type="string" table:style-name="ce3">
            <text:p>Wellbeing</text:p>
          </table:table-cell>
          <table:table-cell table:number-columns-repeated="16381"/>
        </table:table-row>
        <table:table-row table:style-name="ro6">
          <table:table-cell office:value-type="string" table:style-name="ce3">
            <text:p>W03</text:p>
          </table:table-cell>
          <table:table-cell office:value-type="string" table:style-name="ce3">
            <text:p>W03. Overall, how happy did you feel yesterday? (% selecting 7 to 10, where 10 is the most happy)</text:p>
          </table:table-cell>
          <table:table-cell office:value-type="string" table:style-name="ce3">
            <text:p>Wellbeing</text:p>
          </table:table-cell>
          <table:table-cell table:number-columns-repeated="16381"/>
        </table:table-row>
        <table:table-row table:style-name="ro6">
          <table:table-cell office:value-type="string" table:style-name="ce3">
            <text:p>W04</text:p>
          </table:table-cell>
          <table:table-cell office:value-type="string" table:style-name="ce3">
            <text:p>W04. Overall, how anxious did you feel yesterday? (% selecting 6 to 10, where 10 is the most anxious)</text:p>
          </table:table-cell>
          <table:table-cell office:value-type="string" table:style-name="ce3">
            <text:p>Wellbeing</text:p>
          </table:table-cell>
          <table:table-cell table:number-columns-repeated="16381"/>
        </table:table-row>
        <table:table-row table:style-name="ro9">
          <table:table-cell office:value-type="string" table:style-name="ce3">
            <text:p>J04B</text:p>
          </table:table-cell>
          <table:table-cell office:value-type="string" table:style-name="ce3">
            <text:p>J04B. In general, how would you rate your overall mental health now? (% selecting 'Excellent', 'Very good' or 'Good')</text:p>
          </table:table-cell>
          <table:table-cell office:value-type="string" table:style-name="ce3">
            <text:p>Wellbeing</text:p>
          </table:table-cell>
          <table:table-cell table:number-columns-repeated="16381"/>
        </table:table-row>
        <table:table-row table:style-name="ro9">
          <table:table-cell office:value-type="string" table:style-name="ce3">
            <text:p>W05</text:p>
          </table:table-cell>
          <table:table-cell office:value-type="string" table:style-name="ce3">
            <text:p>W05. In general, how would you rate your overall physical health now? (% selecting 'Excellent', 'Very good' or 'Good')</text:p>
          </table:table-cell>
          <table:table-cell office:value-type="string" table:style-name="ce3">
            <text:p>Wellbeing</text:p>
          </table:table-cell>
          <table:table-cell table:number-columns-repeated="16381"/>
        </table:table-row>
        <table:table-row table:style-name="ro9">
          <table:table-cell office:value-type="string" table:style-name="ce3">
            <text:p>W09</text:p>
          </table:table-cell>
          <table:table-cell office:value-type="string" table:style-name="ce3">
            <text:p>W09. [My organisation] provides good support for employee health, wellbeing and resilience (% selecting 'Strongly agree' or 'Agree')</text:p>
          </table:table-cell>
          <table:table-cell office:value-type="string" table:style-name="ce3">
            <text:p>Wellbeing</text:p>
          </table:table-cell>
          <table:table-cell table:number-columns-repeated="16381"/>
        </table:table-row>
        <table:table-row table:style-name="ro9">
          <table:table-cell office:value-type="string" table:style-name="ce3">
            <text:p>W10</text:p>
          </table:table-cell>
          <table:table-cell office:value-type="string" table:style-name="ce3">
            <text:p>W10. How often do you discuss your personal wellbeing and or work-related stress with your manager? (% selecting 'Weekly' or 'Monthly')</text:p>
          </table:table-cell>
          <table:table-cell office:value-type="string" table:style-name="ce3">
            <text:p>Wellbeing</text:p>
          </table:table-cell>
          <table:table-cell table:number-columns-repeated="16381"/>
        </table:table-row>
        <table:table-row table:number-rows-repeated="1048380" table:style-name="ro5">
          <table:table-cell table:number-columns-repeated="16384"/>
        </table:table-row>
      </table:table>
      <table:database-ranges>
        <table:database-range table:target-range-address="Contents.A3:Contents.B8" table:name="contents"/>
        <table:database-range table:target-range-address="Notes.A3:Notes.B11" table:name="notes"/>
        <table:database-range table:target-range-address="Table_1.A5:Table_1.S198" table:name="table_1"/>
        <table:database-range table:target-range-address="Table_2.A5:Table_2.S198" table:name="table_2"/>
        <table:database-range table:target-range-address="Table_3.A6:Table_3.DS113" table:name="table_3"/>
        <table:database-range table:target-range-address="Annex_1.A3:Annex_1.C196" table:name="annex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94</meta:generator>
    <dc:title>Civil Service People Survey 2023 Benchmark Results</dc:title>
    <meta:initial-creator>CSPS Team</meta:initial-creator>
    <dc:creator>Brendan Rogers</dc:creator>
    <meta:creation-date>2024-02-22T10:39:03Z</meta:creation-date>
    <dc:date>2024-02-23T13:45:44Z</dc:date>
  </office:meta>
</office:document-meta>
</file>